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4">
      <style:table-cell-properties fo:background-color="#99ff99"/>
    </style:style>
    <style:style style:name="ce3" style:family="table-cell" style:parent-style-name="Default" style:data-style-name="N44">
      <style:table-cell-properties fo:background-color="#ffff00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 style:data-style-name="N44">
      <style:table-cell-properties fo:background-color="#ccff66"/>
    </style:style>
    <style:style style:name="ce8" style:family="table-cell" style:parent-style-name="Default" style:data-style-name="N44">
      <style:table-cell-properties fo:background-color="#ff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 style:data-style-name="N43"/>
    <style:style style:name="ce11" style:family="table-cell" style:parent-style-name="Default" style:data-style-name="N44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id-basic-cost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1015" table:default-cell-style-name="Default"/>
        <table:table-row table:style-name="ro1">
          <table:table-cell table:style-name="ce1" office:value-type="time" office:time-value="PT2008H00M00S" calcext:value-type="time">
            <text:p>2008:00:00</text:p>
          </table:table-cell>
          <table:table-cell office:value-type="float" office:value="4954.7863" calcext:value-type="float">
            <text:p>4954.7863</text:p>
          </table:table-cell>
          <table:table-cell table:number-columns-repeated="2"/>
          <table:table-cell office:value-type="float" office:value="4954.7863" calcext:value-type="float">
            <text:p>4954.7863</text:p>
          </table:table-cell>
          <table:table-cell table:number-columns-repeated="2"/>
          <table:table-cell office:value-type="float" office:value="4954.7863" calcext:value-type="float">
            <text:p>4954.7863</text:p>
          </table:table-cell>
          <table:table-cell table:formula="of:=[.H1]-[.E1]" office:value-type="float" office:value="0" calcext:value-type="float">
            <text:p>0</text:p>
          </table:table-cell>
          <table:table-cell/>
          <table:table-cell office:value-type="float" office:value="6564" calcext:value-type="float">
            <text:p>65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511H00M00S" calcext:value-type="time">
            <text:p>26511:00:00</text:p>
          </table:table-cell>
          <table:table-cell office:value-type="float" office:value="2338.1699" calcext:value-type="float">
            <text:p>2338.1699</text:p>
          </table:table-cell>
          <table:table-cell table:number-columns-repeated="2"/>
          <table:table-cell office:value-type="float" office:value="2338.1699" calcext:value-type="float">
            <text:p>2338.1699</text:p>
          </table:table-cell>
          <table:table-cell table:number-columns-repeated="2"/>
          <table:table-cell office:value-type="float" office:value="2338.1699" calcext:value-type="float">
            <text:p>2338.1699</text:p>
          </table:table-cell>
          <table:table-cell table:formula="of:=[.H2]-[.E2]" office:value-type="float" office:value="0" calcext:value-type="float">
            <text:p>0</text:p>
          </table:table-cell>
          <table:table-cell/>
          <table:table-cell office:value-type="float" office:value="3258" calcext:value-type="float">
            <text:p>32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646H00M00S" calcext:value-type="time">
            <text:p>41646:00:00</text:p>
          </table:table-cell>
          <table:table-cell office:value-type="float" office:value="3855.213" calcext:value-type="float">
            <text:p>3855.213</text:p>
          </table:table-cell>
          <table:table-cell table:number-columns-repeated="2"/>
          <table:table-cell office:value-type="float" office:value="3855.213" calcext:value-type="float">
            <text:p>3855.213</text:p>
          </table:table-cell>
          <table:table-cell table:number-columns-repeated="2"/>
          <table:table-cell office:value-type="float" office:value="3855.213" calcext:value-type="float">
            <text:p>3855.213</text:p>
          </table:table-cell>
          <table:table-cell table:formula="of:=[.H3]-[.E3]" office:value-type="float" office:value="0" calcext:value-type="float">
            <text:p>0</text:p>
          </table:table-cell>
          <table:table-cell/>
          <table:table-cell office:value-type="float" office:value="6332" calcext:value-type="float">
            <text:p>63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724H00M00S" calcext:value-type="time">
            <text:p>30724:00:00</text:p>
          </table:table-cell>
          <table:table-cell office:value-type="float" office:value="4654.5833" calcext:value-type="float">
            <text:p>4654.5833</text:p>
          </table:table-cell>
          <table:table-cell table:number-columns-repeated="2"/>
          <table:table-cell office:value-type="float" office:value="4654.5833" calcext:value-type="float">
            <text:p>4654.5833</text:p>
          </table:table-cell>
          <table:table-cell table:number-columns-repeated="2"/>
          <table:table-cell office:value-type="float" office:value="4654.5833" calcext:value-type="float">
            <text:p>4654.5833</text:p>
          </table:table-cell>
          <table:table-cell table:formula="of:=[.H4]-[.E4]" office:value-type="float" office:value="0" calcext:value-type="float">
            <text:p>0</text:p>
          </table:table-cell>
          <table:table-cell/>
          <table:table-cell office:value-type="float" office:value="5488" calcext:value-type="float">
            <text:p>54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028H00M00S" calcext:value-type="time">
            <text:p>9028:00: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[.H5]-[.E5]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063H00M00S" calcext:value-type="time">
            <text:p>11063:00:00</text:p>
          </table:table-cell>
          <table:table-cell office:value-type="float" office:value="3978.1667" calcext:value-type="float">
            <text:p>3978.1667</text:p>
          </table:table-cell>
          <table:table-cell table:number-columns-repeated="2"/>
          <table:table-cell office:value-type="float" office:value="3978.1667" calcext:value-type="float">
            <text:p>3978.1667</text:p>
          </table:table-cell>
          <table:table-cell table:number-columns-repeated="2"/>
          <table:table-cell office:value-type="float" office:value="3978.1667" calcext:value-type="float">
            <text:p>3978.1667</text:p>
          </table:table-cell>
          <table:table-cell table:formula="of:=[.H6]-[.E6]" office:value-type="float" office:value="0" calcext:value-type="float">
            <text:p>0</text:p>
          </table:table-cell>
          <table:table-cell/>
          <table:table-cell office:value-type="float" office:value="5450" calcext:value-type="float">
            <text:p>54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083H00M00S" calcext:value-type="time">
            <text:p>21083:00:00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formula="of:=[.H7]-[.E7]" office:value-type="float" office:value="0" calcext:value-type="float">
            <text:p>0</text:p>
          </table:table-cell>
          <table:table-cell/>
          <table:table-cell office:value-type="float" office:value="2410" calcext:value-type="float">
            <text:p>24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235H00M00S" calcext:value-type="time">
            <text:p>27235:00:00</text:p>
          </table:table-cell>
          <table:table-cell office:value-type="float" office:value="4924.2857" calcext:value-type="float">
            <text:p>4924.2857</text:p>
          </table:table-cell>
          <table:table-cell table:number-columns-repeated="2"/>
          <table:table-cell office:value-type="float" office:value="4924.2857" calcext:value-type="float">
            <text:p>4924.2857</text:p>
          </table:table-cell>
          <table:table-cell table:number-columns-repeated="2"/>
          <table:table-cell office:value-type="float" office:value="4924.2857" calcext:value-type="float">
            <text:p>4924.2857</text:p>
          </table:table-cell>
          <table:table-cell table:formula="of:=[.H8]-[.E8]" office:value-type="float" office:value="0" calcext:value-type="float">
            <text:p>0</text:p>
          </table:table-cell>
          <table:table-cell/>
          <table:table-cell office:value-type="float" office:value="7272" calcext:value-type="float">
            <text:p>72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828H00M00S" calcext:value-type="time">
            <text:p>26828:00:00</text:p>
          </table:table-cell>
          <table:table-cell office:value-type="float" office:value="3895.6667" calcext:value-type="float">
            <text:p>3895.6667</text:p>
          </table:table-cell>
          <table:table-cell table:number-columns-repeated="2"/>
          <table:table-cell office:value-type="float" office:value="3895.6667" calcext:value-type="float">
            <text:p>3895.6667</text:p>
          </table:table-cell>
          <table:table-cell table:number-columns-repeated="2"/>
          <table:table-cell office:value-type="float" office:value="3895.6667" calcext:value-type="float">
            <text:p>3895.6667</text:p>
          </table:table-cell>
          <table:table-cell table:formula="of:=[.H9]-[.E9]" office:value-type="float" office:value="0" calcext:value-type="float">
            <text:p>0</text:p>
          </table:table-cell>
          <table:table-cell/>
          <table:table-cell office:value-type="float" office:value="4756" calcext:value-type="float">
            <text:p>47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723H00M00S" calcext:value-type="time">
            <text:p>9723:00:00</text:p>
          </table:table-cell>
          <table:table-cell office:value-type="float" office:value="2650.9079" calcext:value-type="float">
            <text:p>2650.9079</text:p>
          </table:table-cell>
          <table:table-cell table:number-columns-repeated="2"/>
          <table:table-cell office:value-type="float" office:value="2650.9079" calcext:value-type="float">
            <text:p>2650.9079</text:p>
          </table:table-cell>
          <table:table-cell table:number-columns-repeated="2"/>
          <table:table-cell office:value-type="float" office:value="2650.9079" calcext:value-type="float">
            <text:p>2650.9079</text:p>
          </table:table-cell>
          <table:table-cell table:formula="of:=[.H10]-[.E10]" office:value-type="float" office:value="0" calcext:value-type="float">
            <text:p>0</text:p>
          </table:table-cell>
          <table:table-cell/>
          <table:table-cell office:value-type="float" office:value="3860" calcext:value-type="float">
            <text:p>38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514H00M00S" calcext:value-type="time">
            <text:p>7514:00:0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table:formula="of:=[.H11]-[.E11]" office:value-type="float" office:value="0" calcext:value-type="float">
            <text:p>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287H00M00S" calcext:value-type="time">
            <text:p>14287:00:00</text:p>
          </table:table-cell>
          <table:table-cell office:value-type="float" office:value="2643.1231" calcext:value-type="float">
            <text:p>2643.1231</text:p>
          </table:table-cell>
          <table:table-cell table:number-columns-repeated="2"/>
          <table:table-cell office:value-type="float" office:value="2643.1231" calcext:value-type="float">
            <text:p>2643.1231</text:p>
          </table:table-cell>
          <table:table-cell table:number-columns-repeated="2"/>
          <table:table-cell office:value-type="float" office:value="2643.1231" calcext:value-type="float">
            <text:p>2643.1231</text:p>
          </table:table-cell>
          <table:table-cell table:formula="of:=[.H12]-[.E12]" office:value-type="float" office:value="0" calcext:value-type="float">
            <text:p>0</text:p>
          </table:table-cell>
          <table:table-cell/>
          <table:table-cell office:value-type="float" office:value="3274" calcext:value-type="float">
            <text:p>32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979H00M00S" calcext:value-type="time">
            <text:p>27979:00:00</text:p>
          </table:table-cell>
          <table:table-cell office:value-type="float" office:value="3069.9" calcext:value-type="float">
            <text:p>3069.9</text:p>
          </table:table-cell>
          <table:table-cell table:number-columns-repeated="2"/>
          <table:table-cell office:value-type="float" office:value="3069.9" calcext:value-type="float">
            <text:p>3069.9</text:p>
          </table:table-cell>
          <table:table-cell table:number-columns-repeated="2"/>
          <table:table-cell office:value-type="float" office:value="3069.9" calcext:value-type="float">
            <text:p>3069.9</text:p>
          </table:table-cell>
          <table:table-cell table:formula="of:=[.H13]-[.E13]" office:value-type="float" office:value="0" calcext:value-type="float">
            <text:p>0</text:p>
          </table:table-cell>
          <table:table-cell/>
          <table:table-cell office:value-type="float" office:value="4150" calcext:value-type="float">
            <text:p>41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993H00M00S" calcext:value-type="time">
            <text:p>40993:00:00</text:p>
          </table:table-cell>
          <table:table-cell office:value-type="float" office:value="2990.4375" calcext:value-type="float">
            <text:p>2990.4375</text:p>
          </table:table-cell>
          <table:table-cell table:number-columns-repeated="2"/>
          <table:table-cell office:value-type="float" office:value="2990.4375" calcext:value-type="float">
            <text:p>2990.4375</text:p>
          </table:table-cell>
          <table:table-cell table:number-columns-repeated="2"/>
          <table:table-cell office:value-type="float" office:value="2990.4375" calcext:value-type="float">
            <text:p>2990.4375</text:p>
          </table:table-cell>
          <table:table-cell table:formula="of:=[.H14]-[.E14]" office:value-type="float" office:value="0" calcext:value-type="float">
            <text:p>0</text:p>
          </table:table-cell>
          <table:table-cell/>
          <table:table-cell office:value-type="float" office:value="4206" calcext:value-type="float">
            <text:p>42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406H00M00S" calcext:value-type="time">
            <text:p>26406:00:00</text:p>
          </table:table-cell>
          <table:table-cell office:value-type="float" office:value="2990.1458" calcext:value-type="float">
            <text:p>2990.1458</text:p>
          </table:table-cell>
          <table:table-cell table:number-columns-repeated="2"/>
          <table:table-cell office:value-type="float" office:value="2990.1458" calcext:value-type="float">
            <text:p>2990.1458</text:p>
          </table:table-cell>
          <table:table-cell table:number-columns-repeated="2"/>
          <table:table-cell office:value-type="float" office:value="2990.1458" calcext:value-type="float">
            <text:p>2990.1458</text:p>
          </table:table-cell>
          <table:table-cell table:formula="of:=[.H15]-[.E15]" office:value-type="float" office:value="0" calcext:value-type="float">
            <text:p>0</text:p>
          </table:table-cell>
          <table:table-cell/>
          <table:table-cell office:value-type="float" office:value="6200" calcext:value-type="float">
            <text:p>62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464H00M00S" calcext:value-type="time">
            <text:p>23464:00:0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table:formula="of:=[.H16]-[.E16]" office:value-type="float" office:value="0" calcext:value-type="float">
            <text:p>0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463H00M00S" calcext:value-type="time">
            <text:p>8463:00:00</text:p>
          </table:table-cell>
          <table:table-cell office:value-type="float" office:value="1230.2222" calcext:value-type="float">
            <text:p>1230.2222</text:p>
          </table:table-cell>
          <table:table-cell table:number-columns-repeated="2"/>
          <table:table-cell office:value-type="float" office:value="1230.2222" calcext:value-type="float">
            <text:p>1230.2222</text:p>
          </table:table-cell>
          <table:table-cell table:number-columns-repeated="2"/>
          <table:table-cell office:value-type="float" office:value="1230.2222" calcext:value-type="float">
            <text:p>1230.2222</text:p>
          </table:table-cell>
          <table:table-cell table:formula="of:=[.H17]-[.E17]" office:value-type="float" office:value="0" calcext:value-type="float">
            <text:p>0</text:p>
          </table:table-cell>
          <table:table-cell/>
          <table:table-cell office:value-type="float" office:value="1756" calcext:value-type="float">
            <text:p>17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620H00M00S" calcext:value-type="time">
            <text:p>54620:00:00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[.H18]-[.E18]" office:value-type="float" office:value="0" calcext:value-type="float">
            <text:p>0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728H00M00S" calcext:value-type="time">
            <text:p>22728:00:00</text:p>
          </table:table-cell>
          <table:table-cell office:value-type="float" office:value="3196.7" calcext:value-type="float">
            <text:p>3196.7</text:p>
          </table:table-cell>
          <table:table-cell table:number-columns-repeated="2"/>
          <table:table-cell office:value-type="float" office:value="3196.7" calcext:value-type="float">
            <text:p>3196.7</text:p>
          </table:table-cell>
          <table:table-cell table:number-columns-repeated="2"/>
          <table:table-cell office:value-type="float" office:value="3196.7" calcext:value-type="float">
            <text:p>3196.7</text:p>
          </table:table-cell>
          <table:table-cell table:formula="of:=[.H19]-[.E19]" office:value-type="float" office:value="0" calcext:value-type="float">
            <text:p>0</text:p>
          </table:table-cell>
          <table:table-cell/>
          <table:table-cell office:value-type="float" office:value="5532" calcext:value-type="float">
            <text:p>55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217H00M00S" calcext:value-type="time">
            <text:p>22217:00:00</text:p>
          </table:table-cell>
          <table:table-cell office:value-type="float" office:value="1311.3333" calcext:value-type="float">
            <text:p>1311.3333</text:p>
          </table:table-cell>
          <table:table-cell table:number-columns-repeated="2"/>
          <table:table-cell office:value-type="float" office:value="1311.3333" calcext:value-type="float">
            <text:p>1311.3333</text:p>
          </table:table-cell>
          <table:table-cell table:number-columns-repeated="2"/>
          <table:table-cell office:value-type="float" office:value="1311.3333" calcext:value-type="float">
            <text:p>1311.3333</text:p>
          </table:table-cell>
          <table:table-cell table:formula="of:=[.H20]-[.E20]" office:value-type="float" office:value="0" calcext:value-type="float">
            <text:p>0</text:p>
          </table:table-cell>
          <table:table-cell/>
          <table:table-cell office:value-type="float" office:value="1748" calcext:value-type="float">
            <text:p>17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233H00M00S" calcext:value-type="time">
            <text:p>37233:00:00</text:p>
          </table:table-cell>
          <table:table-cell office:value-type="float" office:value="2084.8125" calcext:value-type="float">
            <text:p>2084.8125</text:p>
          </table:table-cell>
          <table:table-cell table:number-columns-repeated="2"/>
          <table:table-cell office:value-type="float" office:value="2084.8125" calcext:value-type="float">
            <text:p>2084.8125</text:p>
          </table:table-cell>
          <table:table-cell table:number-columns-repeated="2"/>
          <table:table-cell office:value-type="float" office:value="2084.8125" calcext:value-type="float">
            <text:p>2084.8125</text:p>
          </table:table-cell>
          <table:table-cell table:formula="of:=[.H21]-[.E21]" office:value-type="float" office:value="0" calcext:value-type="float">
            <text:p>0</text:p>
          </table:table-cell>
          <table:table-cell/>
          <table:table-cell office:value-type="float" office:value="2334" calcext:value-type="float">
            <text:p>23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691H00M00S" calcext:value-type="time">
            <text:p>24691:00:00</text:p>
          </table:table-cell>
          <table:table-cell office:value-type="float" office:value="2930.9697" calcext:value-type="float">
            <text:p>2930.9697</text:p>
          </table:table-cell>
          <table:table-cell table:number-columns-repeated="2"/>
          <table:table-cell office:value-type="float" office:value="2930.9697" calcext:value-type="float">
            <text:p>2930.9697</text:p>
          </table:table-cell>
          <table:table-cell table:number-columns-repeated="2"/>
          <table:table-cell office:value-type="float" office:value="2930.9697" calcext:value-type="float">
            <text:p>2930.9697</text:p>
          </table:table-cell>
          <table:table-cell table:formula="of:=[.H22]-[.E22]" office:value-type="float" office:value="0" calcext:value-type="float">
            <text:p>0</text:p>
          </table:table-cell>
          <table:table-cell/>
          <table:table-cell office:value-type="float" office:value="4058" calcext:value-type="float">
            <text:p>40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932H00M00S" calcext:value-type="time">
            <text:p>7932:00:00</text:p>
          </table:table-cell>
          <table:table-cell office:value-type="float" office:value="5070.4333" calcext:value-type="float">
            <text:p>5070.4333</text:p>
          </table:table-cell>
          <table:table-cell table:number-columns-repeated="2"/>
          <table:table-cell office:value-type="float" office:value="5070.4333" calcext:value-type="float">
            <text:p>5070.4333</text:p>
          </table:table-cell>
          <table:table-cell table:number-columns-repeated="2"/>
          <table:table-cell office:value-type="float" office:value="5070.4333" calcext:value-type="float">
            <text:p>5070.4333</text:p>
          </table:table-cell>
          <table:table-cell table:formula="of:=[.H23]-[.E23]" office:value-type="float" office:value="0" calcext:value-type="float">
            <text:p>0</text:p>
          </table:table-cell>
          <table:table-cell/>
          <table:table-cell office:value-type="float" office:value="5868" calcext:value-type="float">
            <text:p>58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504H00M00S" calcext:value-type="time">
            <text:p>49504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24]-[.E24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171H00M00S" calcext:value-type="time">
            <text:p>21171:00:00</text:p>
          </table:table-cell>
          <table:table-cell office:value-type="float" office:value="1130.5" calcext:value-type="float">
            <text:p>1130.5</text:p>
          </table:table-cell>
          <table:table-cell table:number-columns-repeated="2"/>
          <table:table-cell office:value-type="float" office:value="1130.5" calcext:value-type="float">
            <text:p>1130.5</text:p>
          </table:table-cell>
          <table:table-cell table:number-columns-repeated="2"/>
          <table:table-cell office:value-type="float" office:value="1130.5" calcext:value-type="float">
            <text:p>1130.5</text:p>
          </table:table-cell>
          <table:table-cell table:formula="of:=[.H25]-[.E25]" office:value-type="float" office:value="0" calcext:value-type="float">
            <text:p>0</text:p>
          </table:table-cell>
          <table:table-cell/>
          <table:table-cell office:value-type="float" office:value="1346" calcext:value-type="float">
            <text:p>13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631H00M00S" calcext:value-type="time">
            <text:p>17631:00:00</text:p>
          </table:table-cell>
          <table:table-cell office:value-type="float" office:value="928.5" calcext:value-type="float">
            <text:p>928.5</text:p>
          </table:table-cell>
          <table:table-cell table:number-columns-repeated="2"/>
          <table:table-cell office:value-type="float" office:value="928.5" calcext:value-type="float">
            <text:p>928.5</text:p>
          </table:table-cell>
          <table:table-cell table:number-columns-repeated="2"/>
          <table:table-cell office:value-type="float" office:value="928.5" calcext:value-type="float">
            <text:p>928.5</text:p>
          </table:table-cell>
          <table:table-cell table:formula="of:=[.H26]-[.E26]" office:value-type="float" office:value="0" calcext:value-type="float">
            <text:p>0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442H00M00S" calcext:value-type="time">
            <text:p>26442:00:00</text:p>
          </table:table-cell>
          <table:table-cell office:value-type="float" office:value="2974.5741" calcext:value-type="float">
            <text:p>2974.5741</text:p>
          </table:table-cell>
          <table:table-cell table:number-columns-repeated="2"/>
          <table:table-cell office:value-type="float" office:value="2974.5741" calcext:value-type="float">
            <text:p>2974.5741</text:p>
          </table:table-cell>
          <table:table-cell table:number-columns-repeated="2"/>
          <table:table-cell office:value-type="float" office:value="2974.5741" calcext:value-type="float">
            <text:p>2974.5741</text:p>
          </table:table-cell>
          <table:table-cell table:formula="of:=[.H27]-[.E27]" office:value-type="float" office:value="0" calcext:value-type="float">
            <text:p>0</text:p>
          </table:table-cell>
          <table:table-cell/>
          <table:table-cell office:value-type="float" office:value="4328" calcext:value-type="float">
            <text:p>43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527H00M00S" calcext:value-type="time">
            <text:p>53527:00:00</text:p>
          </table:table-cell>
          <table:table-cell office:value-type="float" office:value="2879.8" calcext:value-type="float">
            <text:p>2879.8</text:p>
          </table:table-cell>
          <table:table-cell table:number-columns-repeated="2"/>
          <table:table-cell office:value-type="float" office:value="2879.8" calcext:value-type="float">
            <text:p>2879.8</text:p>
          </table:table-cell>
          <table:table-cell table:number-columns-repeated="2"/>
          <table:table-cell office:value-type="float" office:value="2879.8" calcext:value-type="float">
            <text:p>2879.8</text:p>
          </table:table-cell>
          <table:table-cell table:formula="of:=[.H28]-[.E28]" office:value-type="float" office:value="0" calcext:value-type="float">
            <text:p>0</text:p>
          </table:table-cell>
          <table:table-cell/>
          <table:table-cell office:value-type="float" office:value="3922" calcext:value-type="float">
            <text:p>39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614H00M00S" calcext:value-type="time">
            <text:p>26614:00:00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1694" calcext:value-type="float">
            <text:p>1694</text:p>
          </table:table-cell>
          <table:table-cell table:formula="of:=[.H29]-[.E29]" office:value-type="float" office:value="0" calcext:value-type="float">
            <text:p>0</text:p>
          </table:table-cell>
          <table:table-cell/>
          <table:table-cell office:value-type="float" office:value="1694" calcext:value-type="float">
            <text:p>16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758H00M00S" calcext:value-type="time">
            <text:p>29758:00:00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H30]-[.E30]"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832H00M00S" calcext:value-type="time">
            <text:p>26832:00:00</text:p>
          </table:table-cell>
          <table:table-cell office:value-type="float" office:value="2995.1667" calcext:value-type="float">
            <text:p>2995.1667</text:p>
          </table:table-cell>
          <table:table-cell table:number-columns-repeated="2"/>
          <table:table-cell office:value-type="float" office:value="2995.1667" calcext:value-type="float">
            <text:p>2995.1667</text:p>
          </table:table-cell>
          <table:table-cell table:number-columns-repeated="2"/>
          <table:table-cell office:value-type="float" office:value="2995.1667" calcext:value-type="float">
            <text:p>2995.1667</text:p>
          </table:table-cell>
          <table:table-cell table:formula="of:=[.H31]-[.E31]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698H00M00S" calcext:value-type="time">
            <text:p>58698:00: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H32]-[.E32]"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557H00M00S" calcext:value-type="time">
            <text:p>31557:00: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[.H33]-[.E33]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099H00M00S" calcext:value-type="time">
            <text:p>23099:00:00</text:p>
          </table:table-cell>
          <table:table-cell office:value-type="float" office:value="1409.3333" calcext:value-type="float">
            <text:p>1409.3333</text:p>
          </table:table-cell>
          <table:table-cell table:number-columns-repeated="2"/>
          <table:table-cell office:value-type="float" office:value="1409.3333" calcext:value-type="float">
            <text:p>1409.3333</text:p>
          </table:table-cell>
          <table:table-cell table:number-columns-repeated="2"/>
          <table:table-cell office:value-type="float" office:value="1409.3333" calcext:value-type="float">
            <text:p>1409.3333</text:p>
          </table:table-cell>
          <table:table-cell table:formula="of:=[.H34]-[.E34]" office:value-type="float" office:value="0" calcext:value-type="float">
            <text:p>0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880H00M00S" calcext:value-type="time">
            <text:p>38880:00:00</text:p>
          </table:table-cell>
          <table:table-cell office:value-type="float" office:value="1044.4" calcext:value-type="float">
            <text:p>1044.4</text:p>
          </table:table-cell>
          <table:table-cell table:number-columns-repeated="2"/>
          <table:table-cell office:value-type="float" office:value="1044.4" calcext:value-type="float">
            <text:p>1044.4</text:p>
          </table:table-cell>
          <table:table-cell table:number-columns-repeated="2"/>
          <table:table-cell office:value-type="float" office:value="1044.4" calcext:value-type="float">
            <text:p>1044.4</text:p>
          </table:table-cell>
          <table:table-cell table:formula="of:=[.H35]-[.E35]" office:value-type="float" office:value="0" calcext:value-type="float">
            <text:p>0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656H00M00S" calcext:value-type="time">
            <text:p>8656:00:00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formula="of:=[.H36]-[.E36]" office:value-type="float" office:value="0" calcext:value-type="float">
            <text:p>0</text:p>
          </table:table-cell>
          <table:table-cell/>
          <table:table-cell office:value-type="float" office:value="3712" calcext:value-type="float">
            <text:p>37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260H00M00S" calcext:value-type="time">
            <text:p>36260:00:00</text:p>
          </table:table-cell>
          <table:table-cell office:value-type="float" office:value="2032.5" calcext:value-type="float">
            <text:p>2032.5</text:p>
          </table:table-cell>
          <table:table-cell table:number-columns-repeated="2"/>
          <table:table-cell office:value-type="float" office:value="2032.5" calcext:value-type="float">
            <text:p>2032.5</text:p>
          </table:table-cell>
          <table:table-cell table:number-columns-repeated="2"/>
          <table:table-cell office:value-type="float" office:value="2032.5" calcext:value-type="float">
            <text:p>2032.5</text:p>
          </table:table-cell>
          <table:table-cell table:formula="of:=[.H37]-[.E37]" office:value-type="float" office:value="0" calcext:value-type="float">
            <text:p>0</text:p>
          </table:table-cell>
          <table:table-cell/>
          <table:table-cell office:value-type="float" office:value="2696" calcext:value-type="float">
            <text:p>269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933H00M00S" calcext:value-type="time">
            <text:p>25933:00:00</text:p>
          </table:table-cell>
          <table:table-cell office:value-type="float" office:value="1156.2222" calcext:value-type="float">
            <text:p>1156.2222</text:p>
          </table:table-cell>
          <table:table-cell table:number-columns-repeated="2"/>
          <table:table-cell office:value-type="float" office:value="1156.2222" calcext:value-type="float">
            <text:p>1156.2222</text:p>
          </table:table-cell>
          <table:table-cell table:number-columns-repeated="2"/>
          <table:table-cell office:value-type="float" office:value="1156.2222" calcext:value-type="float">
            <text:p>1156.2222</text:p>
          </table:table-cell>
          <table:table-cell table:formula="of:=[.H38]-[.E38]" office:value-type="float" office:value="0" calcext:value-type="float">
            <text:p>0</text:p>
          </table:table-cell>
          <table:table-cell/>
          <table:table-cell office:value-type="float" office:value="1430" calcext:value-type="float">
            <text:p>14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048H00M00S" calcext:value-type="time">
            <text:p>29048:00:00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formula="of:=[.H39]-[.E39]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436H00M00S" calcext:value-type="time">
            <text:p>24436:00:00</text:p>
          </table:table-cell>
          <table:table-cell office:value-type="float" office:value="1364.375" calcext:value-type="float">
            <text:p>1364.375</text:p>
          </table:table-cell>
          <table:table-cell table:number-columns-repeated="2"/>
          <table:table-cell office:value-type="float" office:value="1364.375" calcext:value-type="float">
            <text:p>1364.375</text:p>
          </table:table-cell>
          <table:table-cell table:number-columns-repeated="2"/>
          <table:table-cell office:value-type="float" office:value="1364.375" calcext:value-type="float">
            <text:p>1364.375</text:p>
          </table:table-cell>
          <table:table-cell table:formula="of:=[.H40]-[.E40]" office:value-type="float" office:value="0" calcext:value-type="float">
            <text:p>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353H00M00S" calcext:value-type="time">
            <text:p>25353:00:00</text:p>
          </table:table-cell>
          <table:table-cell office:value-type="float" office:value="2278.9167" calcext:value-type="float">
            <text:p>2278.9167</text:p>
          </table:table-cell>
          <table:table-cell table:number-columns-repeated="2"/>
          <table:table-cell office:value-type="float" office:value="2278.9167" calcext:value-type="float">
            <text:p>2278.9167</text:p>
          </table:table-cell>
          <table:table-cell table:number-columns-repeated="2"/>
          <table:table-cell office:value-type="float" office:value="2278.9167" calcext:value-type="float">
            <text:p>2278.9167</text:p>
          </table:table-cell>
          <table:table-cell table:formula="of:=[.H41]-[.E41]" office:value-type="float" office:value="0" calcext:value-type="float">
            <text:p>0</text:p>
          </table:table-cell>
          <table:table-cell/>
          <table:table-cell office:value-type="float" office:value="4720" calcext:value-type="float">
            <text:p>47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853H00M00S" calcext:value-type="time">
            <text:p>37853:00:00</text:p>
          </table:table-cell>
          <table:table-cell office:value-type="float" office:value="1384.5" calcext:value-type="float">
            <text:p>1384.5</text:p>
          </table:table-cell>
          <table:table-cell table:number-columns-repeated="2"/>
          <table:table-cell office:value-type="float" office:value="1384.5" calcext:value-type="float">
            <text:p>1384.5</text:p>
          </table:table-cell>
          <table:table-cell table:number-columns-repeated="2"/>
          <table:table-cell office:value-type="float" office:value="1384.5" calcext:value-type="float">
            <text:p>1384.5</text:p>
          </table:table-cell>
          <table:table-cell table:formula="of:=[.H42]-[.E42]" office:value-type="float" office:value="0" calcext:value-type="float">
            <text:p>0</text:p>
          </table:table-cell>
          <table:table-cell/>
          <table:table-cell office:value-type="float" office:value="1684" calcext:value-type="float">
            <text:p>16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041H00M00S" calcext:value-type="time">
            <text:p>11041:00: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H43]-[.E43]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91H00M00S" calcext:value-type="time">
            <text:p>4691:00:00</text:p>
          </table:table-cell>
          <table:table-cell office:value-type="float" office:value="2965.4196" calcext:value-type="float">
            <text:p>2965.4196</text:p>
          </table:table-cell>
          <table:table-cell table:number-columns-repeated="2"/>
          <table:table-cell office:value-type="float" office:value="2965.4196" calcext:value-type="float">
            <text:p>2965.4196</text:p>
          </table:table-cell>
          <table:table-cell table:number-columns-repeated="2"/>
          <table:table-cell office:value-type="float" office:value="2965.4196" calcext:value-type="float">
            <text:p>2965.4196</text:p>
          </table:table-cell>
          <table:table-cell table:formula="of:=[.H44]-[.E44]" office:value-type="float" office:value="0" calcext:value-type="float">
            <text:p>0</text:p>
          </table:table-cell>
          <table:table-cell/>
          <table:table-cell office:value-type="float" office:value="4066" calcext:value-type="float">
            <text:p>40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131H00M00S" calcext:value-type="time">
            <text:p>16131:00:00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table:formula="of:=[.H45]-[.E45]" office:value-type="float" office:value="0" calcext:value-type="float">
            <text:p>0</text:p>
          </table:table-cell>
          <table:table-cell/>
          <table:table-cell office:value-type="float" office:value="1662" calcext:value-type="float">
            <text:p>16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810H00M00S" calcext:value-type="time">
            <text:p>20810:00:00</text:p>
          </table:table-cell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table:formula="of:=[.H46]-[.E46]" office:value-type="float" office:value="0" calcext:value-type="float">
            <text:p>0</text:p>
          </table:table-cell>
          <table:table-cell/>
          <table:table-cell office:value-type="float" office:value="4698" calcext:value-type="float">
            <text:p>46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534H00M00S" calcext:value-type="time">
            <text:p>61534:00:00</text:p>
          </table:table-cell>
          <table:table-cell office:value-type="float" office:value="5679.6467" calcext:value-type="float">
            <text:p>5679.6467</text:p>
          </table:table-cell>
          <table:table-cell table:number-columns-repeated="2"/>
          <table:table-cell office:value-type="float" office:value="5679.6467" calcext:value-type="float">
            <text:p>5679.6467</text:p>
          </table:table-cell>
          <table:table-cell table:number-columns-repeated="2"/>
          <table:table-cell office:value-type="float" office:value="5679.6467" calcext:value-type="float">
            <text:p>5679.6467</text:p>
          </table:table-cell>
          <table:table-cell table:formula="of:=[.H47]-[.E47]" office:value-type="float" office:value="0" calcext:value-type="float">
            <text:p>0</text:p>
          </table:table-cell>
          <table:table-cell/>
          <table:table-cell office:value-type="float" office:value="6658" calcext:value-type="float">
            <text:p>66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24H00M00S" calcext:value-type="time">
            <text:p>28824:00:00</text:p>
          </table:table-cell>
          <table:table-cell office:value-type="float" office:value="2486.075" calcext:value-type="float">
            <text:p>2486.075</text:p>
          </table:table-cell>
          <table:table-cell table:number-columns-repeated="2"/>
          <table:table-cell office:value-type="float" office:value="2486.075" calcext:value-type="float">
            <text:p>2486.075</text:p>
          </table:table-cell>
          <table:table-cell table:number-columns-repeated="2"/>
          <table:table-cell office:value-type="float" office:value="2486.075" calcext:value-type="float">
            <text:p>2486.075</text:p>
          </table:table-cell>
          <table:table-cell table:formula="of:=[.H48]-[.E48]" office:value-type="float" office:value="0" calcext:value-type="float">
            <text:p>0</text:p>
          </table:table-cell>
          <table:table-cell/>
          <table:table-cell office:value-type="float" office:value="3514" calcext:value-type="float">
            <text:p>35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74H00M00S" calcext:value-type="time">
            <text:p>2774:00:00</text:p>
          </table:table-cell>
          <table:table-cell office:value-type="float" office:value="2747.1837" calcext:value-type="float">
            <text:p>2747.1837</text:p>
          </table:table-cell>
          <table:table-cell table:number-columns-repeated="2"/>
          <table:table-cell office:value-type="float" office:value="2747.1837" calcext:value-type="float">
            <text:p>2747.1837</text:p>
          </table:table-cell>
          <table:table-cell table:number-columns-repeated="2"/>
          <table:table-cell office:value-type="float" office:value="2747.1837" calcext:value-type="float">
            <text:p>2747.1837</text:p>
          </table:table-cell>
          <table:table-cell table:formula="of:=[.H49]-[.E49]" office:value-type="float" office:value="0" calcext:value-type="float">
            <text:p>0</text:p>
          </table:table-cell>
          <table:table-cell/>
          <table:table-cell office:value-type="float" office:value="3940" calcext:value-type="float">
            <text:p>39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20H00M00S" calcext:value-type="time">
            <text:p>3920:00:00</text:p>
          </table:table-cell>
          <table:table-cell office:value-type="float" office:value="4461.8333" calcext:value-type="float">
            <text:p>4461.8333</text:p>
          </table:table-cell>
          <table:table-cell table:number-columns-repeated="2"/>
          <table:table-cell office:value-type="float" office:value="4461.8333" calcext:value-type="float">
            <text:p>4461.8333</text:p>
          </table:table-cell>
          <table:table-cell table:number-columns-repeated="2"/>
          <table:table-cell office:value-type="float" office:value="4461.8333" calcext:value-type="float">
            <text:p>4461.8333</text:p>
          </table:table-cell>
          <table:table-cell table:formula="of:=[.H50]-[.E50]" office:value-type="float" office:value="0" calcext:value-type="float">
            <text:p>0</text:p>
          </table:table-cell>
          <table:table-cell/>
          <table:table-cell office:value-type="float" office:value="5174" calcext:value-type="float">
            <text:p>517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:.B50])" office:value-type="float" office:value="2356.356064" calcext:value-type="float">
            <text:p>2356.356064</text:p>
          </table:table-cell>
          <table:table-cell table:style-name="ce4" table:number-columns-repeated="2"/>
          <table:table-cell table:style-name="ce4" table:formula="of:=AVERAGE([.E1:.E50])" office:value-type="float" office:value="2356.356064" calcext:value-type="float">
            <text:p>2356.356064</text:p>
          </table:table-cell>
          <table:table-cell table:style-name="ce4" table:number-columns-repeated="2"/>
          <table:table-cell table:style-name="ce4" table:formula="of:=AVERAGE([.H1:.H50])" office:value-type="float" office:value="2356.356064" calcext:value-type="float">
            <text:p>2356.356064</text:p>
          </table:table-cell>
          <table:table-cell table:formula="of:=[.H51]-[.E51]" office:value-type="float" office:value="0" calcext:value-type="float">
            <text:p>0</text:p>
          </table:table-cell>
          <table:table-cell table:style-name="ce4"/>
          <table:table-cell table:style-name="ce4" table:formula="of:=AVERAGE([.K1:.K50])" office:value-type="float" office:value="3174.52" calcext:value-type="float">
            <text:p>3174.52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52]-[.E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45407H00M00S" calcext:value-type="time">
            <text:p>45407:00:00</text:p>
          </table:table-cell>
          <table:table-cell table:style-name="ce5" office:value-type="float" office:value="5647.8898" calcext:value-type="float">
            <text:p>5647.8898</text:p>
          </table:table-cell>
          <table:table-cell table:style-name="ce5" table:number-columns-repeated="2"/>
          <table:table-cell table:style-name="ce5" office:value-type="float" office:value="5732.04" calcext:value-type="float">
            <text:p>5732.04</text:p>
          </table:table-cell>
          <table:table-cell table:style-name="ce5" table:number-columns-repeated="2"/>
          <table:table-cell table:style-name="ce5" office:value-type="float" office:value="5732.04" calcext:value-type="float">
            <text:p>5732.04</text:p>
          </table:table-cell>
          <table:table-cell table:formula="of:=[.H53]-[.E53]" office:value-type="float" office:value="0" calcext:value-type="float">
            <text:p>0</text:p>
          </table:table-cell>
          <table:table-cell table:style-name="ce5"/>
          <table:table-cell table:style-name="ce5" office:value-type="float" office:value="6822" calcext:value-type="float">
            <text:p>6822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9606H00M00S" calcext:value-type="time">
            <text:p>9606:00:00</text:p>
          </table:table-cell>
          <table:table-cell office:value-type="float" office:value="9047.6667" calcext:value-type="float">
            <text:p>9047.6667</text:p>
          </table:table-cell>
          <table:table-cell table:number-columns-repeated="2"/>
          <table:table-cell office:value-type="float" office:value="9047.6667" calcext:value-type="float">
            <text:p>9047.6667</text:p>
          </table:table-cell>
          <table:table-cell table:number-columns-repeated="2"/>
          <table:table-cell office:value-type="float" office:value="9047.6667" calcext:value-type="float">
            <text:p>9047.6667</text:p>
          </table:table-cell>
          <table:table-cell table:formula="of:=[.H54]-[.E54]" office:value-type="float" office:value="0" calcext:value-type="float">
            <text:p>0</text:p>
          </table:table-cell>
          <table:table-cell/>
          <table:table-cell office:value-type="float" office:value="9798" calcext:value-type="float">
            <text:p>97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983H00M00S" calcext:value-type="time">
            <text:p>51983:00:00</text:p>
          </table:table-cell>
          <table:table-cell office:value-type="float" office:value="2018.7778" calcext:value-type="float">
            <text:p>2018.7778</text:p>
          </table:table-cell>
          <table:table-cell table:number-columns-repeated="2"/>
          <table:table-cell office:value-type="float" office:value="2022.1667" calcext:value-type="float">
            <text:p>2022.1667</text:p>
          </table:table-cell>
          <table:table-cell table:number-columns-repeated="2"/>
          <table:table-cell office:value-type="float" office:value="2022.1667" calcext:value-type="float">
            <text:p>2022.1667</text:p>
          </table:table-cell>
          <table:table-cell table:formula="of:=[.H55]-[.E55]" office:value-type="float" office:value="0" calcext:value-type="float">
            <text:p>0</text:p>
          </table:table-cell>
          <table:table-cell/>
          <table:table-cell office:value-type="float" office:value="2474" calcext:value-type="float">
            <text:p>24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302H00M00S" calcext:value-type="time">
            <text:p>25302:00:00</text:p>
          </table:table-cell>
          <table:table-cell office:value-type="float" office:value="3286" calcext:value-type="float">
            <text:p>3286</text:p>
          </table:table-cell>
          <table:table-cell table:number-columns-repeated="2"/>
          <table:table-cell office:value-type="float" office:value="3514" calcext:value-type="float">
            <text:p>3514</text:p>
          </table:table-cell>
          <table:table-cell table:number-columns-repeated="2"/>
          <table:table-cell office:value-type="float" office:value="3514" calcext:value-type="float">
            <text:p>3514</text:p>
          </table:table-cell>
          <table:table-cell table:formula="of:=[.H56]-[.E56]" office:value-type="float" office:value="0" calcext:value-type="float">
            <text:p>0</text:p>
          </table:table-cell>
          <table:table-cell/>
          <table:table-cell office:value-type="float" office:value="3661" calcext:value-type="float">
            <text:p>366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696H00M00S" calcext:value-type="time">
            <text:p>35696:00:00</text:p>
          </table:table-cell>
          <table:table-cell office:value-type="float" office:value="3371" calcext:value-type="float">
            <text:p>3371</text:p>
          </table:table-cell>
          <table:table-cell table:number-columns-repeated="2"/>
          <table:table-cell office:value-type="float" office:value="3371" calcext:value-type="float">
            <text:p>3371</text:p>
          </table:table-cell>
          <table:table-cell table:number-columns-repeated="2"/>
          <table:table-cell office:value-type="float" office:value="3371" calcext:value-type="float">
            <text:p>3371</text:p>
          </table:table-cell>
          <table:table-cell table:formula="of:=[.H57]-[.E57]" office:value-type="float" office:value="0" calcext:value-type="float">
            <text:p>0</text:p>
          </table:table-cell>
          <table:table-cell/>
          <table:table-cell office:value-type="float" office:value="3371" calcext:value-type="float">
            <text:p>33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452H00M00S" calcext:value-type="time">
            <text:p>20452:00:00</text:p>
          </table:table-cell>
          <table:table-cell office:value-type="float" office:value="5858.7854" calcext:value-type="float">
            <text:p>5858.7854</text:p>
          </table:table-cell>
          <table:table-cell table:number-columns-repeated="2"/>
          <table:table-cell office:value-type="float" office:value="6242.9517" calcext:value-type="float">
            <text:p>6242.9517</text:p>
          </table:table-cell>
          <table:table-cell table:number-columns-repeated="2"/>
          <table:table-cell office:value-type="float" office:value="6244.2625" calcext:value-type="float">
            <text:p>6244.2625</text:p>
          </table:table-cell>
          <table:table-cell table:formula="of:=[.H58]-[.E58]" office:value-type="float" office:value="1.3108000000002" calcext:value-type="float">
            <text:p>1.3108</text:p>
          </table:table-cell>
          <table:table-cell/>
          <table:table-cell office:value-type="float" office:value="9997" calcext:value-type="float">
            <text:p>99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34H00M00S" calcext:value-type="time">
            <text:p>2134:00:00</text:p>
          </table:table-cell>
          <table:table-cell office:value-type="float" office:value="6655.4503" calcext:value-type="float">
            <text:p>6655.4503</text:p>
          </table:table-cell>
          <table:table-cell table:number-columns-repeated="2"/>
          <table:table-cell office:value-type="float" office:value="6731.3256" calcext:value-type="float">
            <text:p>6731.3256</text:p>
          </table:table-cell>
          <table:table-cell table:number-columns-repeated="2"/>
          <table:table-cell office:value-type="float" office:value="6731.3256" calcext:value-type="float">
            <text:p>6731.3256</text:p>
          </table:table-cell>
          <table:table-cell table:formula="of:=[.H59]-[.E59]" office:value-type="float" office:value="0" calcext:value-type="float">
            <text:p>0</text:p>
          </table:table-cell>
          <table:table-cell/>
          <table:table-cell office:value-type="float" office:value="11377" calcext:value-type="float">
            <text:p>113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492H00M00S" calcext:value-type="time">
            <text:p>53492:00:00</text:p>
          </table:table-cell>
          <table:table-cell office:value-type="float" office:value="8786.4444" calcext:value-type="float">
            <text:p>8786.4444</text:p>
          </table:table-cell>
          <table:table-cell table:number-columns-repeated="2"/>
          <table:table-cell office:value-type="float" office:value="8786.4444" calcext:value-type="float">
            <text:p>8786.4444</text:p>
          </table:table-cell>
          <table:table-cell table:number-columns-repeated="2"/>
          <table:table-cell office:value-type="float" office:value="8786.4444" calcext:value-type="float">
            <text:p>8786.4444</text:p>
          </table:table-cell>
          <table:table-cell table:formula="of:=[.H60]-[.E60]" office:value-type="float" office:value="0" calcext:value-type="float">
            <text:p>0</text:p>
          </table:table-cell>
          <table:table-cell/>
          <table:table-cell office:value-type="float" office:value="11140" calcext:value-type="float">
            <text:p>111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122H00M00S" calcext:value-type="time">
            <text:p>14122:00:00</text:p>
          </table:table-cell>
          <table:table-cell office:value-type="float" office:value="4709.5" calcext:value-type="float">
            <text:p>4709.5</text:p>
          </table:table-cell>
          <table:table-cell table:number-columns-repeated="2"/>
          <table:table-cell office:value-type="float" office:value="4709.5" calcext:value-type="float">
            <text:p>4709.5</text:p>
          </table:table-cell>
          <table:table-cell table:number-columns-repeated="2"/>
          <table:table-cell office:value-type="float" office:value="4709.5" calcext:value-type="float">
            <text:p>4709.5</text:p>
          </table:table-cell>
          <table:table-cell table:formula="of:=[.H61]-[.E61]" office:value-type="float" office:value="0" calcext:value-type="float">
            <text:p>0</text:p>
          </table:table-cell>
          <table:table-cell/>
          <table:table-cell office:value-type="float" office:value="4810" calcext:value-type="float">
            <text:p>48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788H00M00S" calcext:value-type="time">
            <text:p>59788:00:00</text:p>
          </table:table-cell>
          <table:table-cell office:value-type="float" office:value="2743.5" calcext:value-type="float">
            <text:p>2743.5</text:p>
          </table:table-cell>
          <table:table-cell table:number-columns-repeated="2"/>
          <table:table-cell office:value-type="float" office:value="2743.5" calcext:value-type="float">
            <text:p>2743.5</text:p>
          </table:table-cell>
          <table:table-cell table:number-columns-repeated="2"/>
          <table:table-cell office:value-type="float" office:value="2743.5" calcext:value-type="float">
            <text:p>2743.5</text:p>
          </table:table-cell>
          <table:table-cell table:formula="of:=[.H62]-[.E62]" office:value-type="float" office:value="0" calcext:value-type="float">
            <text:p>0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35H00M00S" calcext:value-type="time">
            <text:p>4635:00:00</text:p>
          </table:table-cell>
          <table:table-cell office:value-type="float" office:value="3402.5" calcext:value-type="float">
            <text:p>3402.5</text:p>
          </table:table-cell>
          <table:table-cell table:number-columns-repeated="2"/>
          <table:table-cell office:value-type="float" office:value="3402.5" calcext:value-type="float">
            <text:p>3402.5</text:p>
          </table:table-cell>
          <table:table-cell table:number-columns-repeated="2"/>
          <table:table-cell office:value-type="float" office:value="3402.5" calcext:value-type="float">
            <text:p>3402.5</text:p>
          </table:table-cell>
          <table:table-cell table:formula="of:=[.H63]-[.E63]" office:value-type="float" office:value="0" calcext:value-type="float">
            <text:p>0</text:p>
          </table:table-cell>
          <table:table-cell/>
          <table:table-cell office:value-type="float" office:value="3684" calcext:value-type="float">
            <text:p>36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635H00M00S" calcext:value-type="time">
            <text:p>8635:00:00</text:p>
          </table:table-cell>
          <table:table-cell office:value-type="float" office:value="4727" calcext:value-type="float">
            <text:p>4727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 table:formula="of:=[.H64]-[.E64]" office:value-type="float" office:value="0" calcext:value-type="float">
            <text:p>0</text:p>
          </table:table-cell>
          <table:table-cell/>
          <table:table-cell office:value-type="float" office:value="5528" calcext:value-type="float">
            <text:p>55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716H00M00S" calcext:value-type="time">
            <text:p>6716:00:00</text:p>
          </table:table-cell>
          <table:table-cell office:value-type="float" office:value="4884.6667" calcext:value-type="float">
            <text:p>4884.6667</text:p>
          </table:table-cell>
          <table:table-cell table:number-columns-repeated="2"/>
          <table:table-cell office:value-type="float" office:value="4892.7778" calcext:value-type="float">
            <text:p>4892.7778</text:p>
          </table:table-cell>
          <table:table-cell table:number-columns-repeated="2"/>
          <table:table-cell office:value-type="float" office:value="4892.7778" calcext:value-type="float">
            <text:p>4892.7778</text:p>
          </table:table-cell>
          <table:table-cell table:formula="of:=[.H65]-[.E65]" office:value-type="float" office:value="0" calcext:value-type="float">
            <text:p>0</text:p>
          </table:table-cell>
          <table:table-cell/>
          <table:table-cell office:value-type="float" office:value="6839" calcext:value-type="float">
            <text:p>68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76H00M00S" calcext:value-type="time">
            <text:p>876:00:00</text:p>
          </table:table-cell>
          <table:table-cell office:value-type="float" office:value="1941" calcext:value-type="float">
            <text:p>1941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 table:formula="of:=[.H66]-[.E66]" office:value-type="float" office:value="0" calcext:value-type="float">
            <text:p>0</text:p>
          </table:table-cell>
          <table:table-cell/>
          <table:table-cell office:value-type="float" office:value="2224" calcext:value-type="float">
            <text:p>22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112H00M00S" calcext:value-type="time">
            <text:p>41112:00:00</text:p>
          </table:table-cell>
          <table:table-cell office:value-type="float" office:value="5188.75" calcext:value-type="float">
            <text:p>5188.75</text:p>
          </table:table-cell>
          <table:table-cell table:number-columns-repeated="2"/>
          <table:table-cell office:value-type="float" office:value="5381.8333" calcext:value-type="float">
            <text:p>5381.8333</text:p>
          </table:table-cell>
          <table:table-cell table:number-columns-repeated="2"/>
          <table:table-cell office:value-type="float" office:value="5381.8333" calcext:value-type="float">
            <text:p>5381.8333</text:p>
          </table:table-cell>
          <table:table-cell table:formula="of:=[.H67]-[.E67]" office:value-type="float" office:value="0" calcext:value-type="float">
            <text:p>0</text:p>
          </table:table-cell>
          <table:table-cell/>
          <table:table-cell office:value-type="float" office:value="6727" calcext:value-type="float">
            <text:p>67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01H00M00S" calcext:value-type="time">
            <text:p>3301:00:00</text:p>
          </table:table-cell>
          <table:table-cell office:value-type="float" office:value="5225.5" calcext:value-type="float">
            <text:p>5225.5</text:p>
          </table:table-cell>
          <table:table-cell table:number-columns-repeated="2"/>
          <table:table-cell office:value-type="float" office:value="5225.5" calcext:value-type="float">
            <text:p>5225.5</text:p>
          </table:table-cell>
          <table:table-cell table:number-columns-repeated="2"/>
          <table:table-cell office:value-type="float" office:value="5225.5" calcext:value-type="float">
            <text:p>5225.5</text:p>
          </table:table-cell>
          <table:table-cell table:formula="of:=[.H68]-[.E68]" office:value-type="float" office:value="0" calcext:value-type="float">
            <text:p>0</text:p>
          </table:table-cell>
          <table:table-cell/>
          <table:table-cell office:value-type="float" office:value="5836" calcext:value-type="float">
            <text:p>58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495H00M00S" calcext:value-type="time">
            <text:p>7495:00:00</text:p>
          </table:table-cell>
          <table:table-cell office:value-type="float" office:value="4728.5" calcext:value-type="float">
            <text:p>4728.5</text:p>
          </table:table-cell>
          <table:table-cell table:number-columns-repeated="2"/>
          <table:table-cell office:value-type="float" office:value="4728.5" calcext:value-type="float">
            <text:p>4728.5</text:p>
          </table:table-cell>
          <table:table-cell table:number-columns-repeated="2"/>
          <table:table-cell office:value-type="float" office:value="4728.5" calcext:value-type="float">
            <text:p>4728.5</text:p>
          </table:table-cell>
          <table:table-cell table:formula="of:=[.H69]-[.E69]" office:value-type="float" office:value="0" calcext:value-type="float">
            <text:p>0</text:p>
          </table:table-cell>
          <table:table-cell/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303H00M00S" calcext:value-type="time">
            <text:p>40303:00:00</text:p>
          </table:table-cell>
          <table:table-cell office:value-type="float" office:value="6628.2708" calcext:value-type="float">
            <text:p>6628.2708</text:p>
          </table:table-cell>
          <table:table-cell table:number-columns-repeated="2"/>
          <table:table-cell office:value-type="float" office:value="7112.2794" calcext:value-type="float">
            <text:p>7112.2794</text:p>
          </table:table-cell>
          <table:table-cell table:number-columns-repeated="2"/>
          <table:table-cell office:value-type="float" office:value="7112.2794" calcext:value-type="float">
            <text:p>7112.2794</text:p>
          </table:table-cell>
          <table:table-cell table:formula="of:=[.H70]-[.E70]" office:value-type="float" office:value="0" calcext:value-type="float">
            <text:p>0</text:p>
          </table:table-cell>
          <table:table-cell/>
          <table:table-cell office:value-type="float" office:value="11246" calcext:value-type="float">
            <text:p>112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34H00M00S" calcext:value-type="time">
            <text:p>4634:00:00</text:p>
          </table:table-cell>
          <table:table-cell office:value-type="float" office:value="5125.875" calcext:value-type="float">
            <text:p>5125.875</text:p>
          </table:table-cell>
          <table:table-cell table:number-columns-repeated="2"/>
          <table:table-cell office:value-type="float" office:value="5170.1957" calcext:value-type="float">
            <text:p>5170.1957</text:p>
          </table:table-cell>
          <table:table-cell table:number-columns-repeated="2"/>
          <table:table-cell office:value-type="float" office:value="5170.1957" calcext:value-type="float">
            <text:p>5170.1957</text:p>
          </table:table-cell>
          <table:table-cell table:formula="of:=[.H71]-[.E71]" office:value-type="float" office:value="0" calcext:value-type="float">
            <text:p>0</text:p>
          </table:table-cell>
          <table:table-cell/>
          <table:table-cell office:value-type="float" office:value="9585" calcext:value-type="float">
            <text:p>95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335H00M00S" calcext:value-type="time">
            <text:p>15335:00:00</text:p>
          </table:table-cell>
          <table:table-cell office:value-type="float" office:value="4916.5" calcext:value-type="float">
            <text:p>4916.5</text:p>
          </table:table-cell>
          <table:table-cell table:number-columns-repeated="2"/>
          <table:table-cell office:value-type="float" office:value="4916.5" calcext:value-type="float">
            <text:p>4916.5</text:p>
          </table:table-cell>
          <table:table-cell table:number-columns-repeated="2"/>
          <table:table-cell office:value-type="float" office:value="4916.5" calcext:value-type="float">
            <text:p>4916.5</text:p>
          </table:table-cell>
          <table:table-cell table:formula="of:=[.H72]-[.E72]" office:value-type="float" office:value="0" calcext:value-type="float">
            <text:p>0</text:p>
          </table:table-cell>
          <table:table-cell/>
          <table:table-cell office:value-type="float" office:value="5224" calcext:value-type="float">
            <text:p>52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994H00M00S" calcext:value-type="time">
            <text:p>40994:00:00</text:p>
          </table:table-cell>
          <table:table-cell office:value-type="float" office:value="4391.7682" calcext:value-type="float">
            <text:p>4391.7682</text:p>
          </table:table-cell>
          <table:table-cell table:number-columns-repeated="2"/>
          <table:table-cell office:value-type="float" office:value="4410.6941" calcext:value-type="float">
            <text:p>4410.6941</text:p>
          </table:table-cell>
          <table:table-cell table:number-columns-repeated="2"/>
          <table:table-cell office:value-type="float" office:value="4410.6941" calcext:value-type="float">
            <text:p>4410.6941</text:p>
          </table:table-cell>
          <table:table-cell table:formula="of:=[.H73]-[.E73]" office:value-type="float" office:value="0" calcext:value-type="float">
            <text:p>0</text:p>
          </table:table-cell>
          <table:table-cell/>
          <table:table-cell office:value-type="float" office:value="6172" calcext:value-type="float">
            <text:p>61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851H00M00S" calcext:value-type="time">
            <text:p>25851:00:00</text:p>
          </table:table-cell>
          <table:table-cell office:value-type="float" office:value="2837" calcext:value-type="float">
            <text:p>2837</text:p>
          </table:table-cell>
          <table:table-cell table:number-columns-repeated="2"/>
          <table:table-cell office:value-type="float" office:value="2837" calcext:value-type="float">
            <text:p>2837</text:p>
          </table:table-cell>
          <table:table-cell table:number-columns-repeated="2"/>
          <table:table-cell office:value-type="float" office:value="2837" calcext:value-type="float">
            <text:p>2837</text:p>
          </table:table-cell>
          <table:table-cell table:formula="of:=[.H74]-[.E74]" office:value-type="float" office:value="0" calcext:value-type="float">
            <text:p>0</text:p>
          </table:table-cell>
          <table:table-cell/>
          <table:table-cell office:value-type="float" office:value="2837" calcext:value-type="float">
            <text:p>28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901H00M00S" calcext:value-type="time">
            <text:p>54901:00:00</text:p>
          </table:table-cell>
          <table:table-cell office:value-type="float" office:value="7029" calcext:value-type="float">
            <text:p>7029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table:formula="of:=[.H75]-[.E75]" office:value-type="float" office:value="0" calcext:value-type="float">
            <text:p>0</text:p>
          </table:table-cell>
          <table:table-cell/>
          <table:table-cell office:value-type="float" office:value="8933" calcext:value-type="float">
            <text:p>89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831H00M00S" calcext:value-type="time">
            <text:p>23831:00:00</text:p>
          </table:table-cell>
          <table:table-cell office:value-type="float" office:value="7826.2386" calcext:value-type="float">
            <text:p>7826.2386</text:p>
          </table:table-cell>
          <table:table-cell table:number-columns-repeated="2"/>
          <table:table-cell office:value-type="float" office:value="8164" calcext:value-type="float">
            <text:p>8164</text:p>
          </table:table-cell>
          <table:table-cell table:number-columns-repeated="2"/>
          <table:table-cell office:value-type="float" office:value="8164" calcext:value-type="float">
            <text:p>8164</text:p>
          </table:table-cell>
          <table:table-cell table:formula="of:=[.H76]-[.E76]" office:value-type="float" office:value="0" calcext:value-type="float">
            <text:p>0</text:p>
          </table:table-cell>
          <table:table-cell/>
          <table:table-cell office:value-type="float" office:value="9708" calcext:value-type="float">
            <text:p>97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366H00M00S" calcext:value-type="time">
            <text:p>44366:00:00</text:p>
          </table:table-cell>
          <table:table-cell office:value-type="float" office:value="2949.25" calcext:value-type="float">
            <text:p>2949.25</text:p>
          </table:table-cell>
          <table:table-cell table:number-columns-repeated="2"/>
          <table:table-cell office:value-type="float" office:value="2949.25" calcext:value-type="float">
            <text:p>2949.25</text:p>
          </table:table-cell>
          <table:table-cell table:number-columns-repeated="2"/>
          <table:table-cell office:value-type="float" office:value="2949.25" calcext:value-type="float">
            <text:p>2949.25</text:p>
          </table:table-cell>
          <table:table-cell table:formula="of:=[.H77]-[.E77]" office:value-type="float" office:value="0" calcext:value-type="float">
            <text:p>0</text:p>
          </table:table-cell>
          <table:table-cell/>
          <table:table-cell office:value-type="float" office:value="3670" calcext:value-type="float">
            <text:p>36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276H00M00S" calcext:value-type="time">
            <text:p>60276:00:00</text:p>
          </table:table-cell>
          <table:table-cell office:value-type="float" office:value="2621.3" calcext:value-type="float">
            <text:p>2621.3</text:p>
          </table:table-cell>
          <table:table-cell table:number-columns-repeated="2"/>
          <table:table-cell office:value-type="float" office:value="2696.375" calcext:value-type="float">
            <text:p>2696.375</text:p>
          </table:table-cell>
          <table:table-cell table:number-columns-repeated="2"/>
          <table:table-cell office:value-type="float" office:value="2696.375" calcext:value-type="float">
            <text:p>2696.375</text:p>
          </table:table-cell>
          <table:table-cell table:formula="of:=[.H78]-[.E78]" office:value-type="float" office:value="0" calcext:value-type="float">
            <text:p>0</text:p>
          </table:table-cell>
          <table:table-cell/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31H00M00S" calcext:value-type="time">
            <text:p>4931:00:00</text:p>
          </table:table-cell>
          <table:table-cell office:value-type="float" office:value="8117.7726" calcext:value-type="float">
            <text:p>8117.7726</text:p>
          </table:table-cell>
          <table:table-cell table:number-columns-repeated="2"/>
          <table:table-cell office:value-type="float" office:value="8939.9664" calcext:value-type="float">
            <text:p>8939.9664</text:p>
          </table:table-cell>
          <table:table-cell table:number-columns-repeated="2"/>
          <table:table-cell office:value-type="float" office:value="8966.0917" calcext:value-type="float">
            <text:p>8966.0917</text:p>
          </table:table-cell>
          <table:table-cell table:formula="of:=[.H79]-[.E79]" office:value-type="float" office:value="26.1253000000015" calcext:value-type="float">
            <text:p>26.1253</text:p>
          </table:table-cell>
          <table:table-cell/>
          <table:table-cell office:value-type="float" office:value="11039" calcext:value-type="float">
            <text:p>110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446H00M00S" calcext:value-type="time">
            <text:p>51446:00:00</text:p>
          </table:table-cell>
          <table:table-cell office:value-type="float" office:value="3419" calcext:value-type="float">
            <text:p>3419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table:formula="of:=[.H80]-[.E80]" office:value-type="float" office:value="0" calcext:value-type="float">
            <text:p>0</text:p>
          </table:table-cell>
          <table:table-cell/>
          <table:table-cell office:value-type="float" office:value="4152" calcext:value-type="float">
            <text:p>415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194H00M00S" calcext:value-type="time">
            <text:p>59194:00:00</text:p>
          </table:table-cell>
          <table:table-cell office:value-type="float" office:value="2879" calcext:value-type="float">
            <text:p>2879</text:p>
          </table:table-cell>
          <table:table-cell table:number-columns-repeated="2"/>
          <table:table-cell office:value-type="float" office:value="2879" calcext:value-type="float">
            <text:p>2879</text:p>
          </table:table-cell>
          <table:table-cell table:number-columns-repeated="2"/>
          <table:table-cell office:value-type="float" office:value="2879" calcext:value-type="float">
            <text:p>2879</text:p>
          </table:table-cell>
          <table:table-cell table:formula="of:=[.H81]-[.E81]" office:value-type="float" office:value="0" calcext:value-type="float">
            <text:p>0</text:p>
          </table:table-cell>
          <table:table-cell/>
          <table:table-cell office:value-type="float" office:value="2879" calcext:value-type="float">
            <text:p>28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716H00M00S" calcext:value-type="time">
            <text:p>31716:00:00</text:p>
          </table:table-cell>
          <table:table-cell office:value-type="float" office:value="6543.6667" calcext:value-type="float">
            <text:p>6543.6667</text:p>
          </table:table-cell>
          <table:table-cell table:number-columns-repeated="2"/>
          <table:table-cell office:value-type="float" office:value="6543.6667" calcext:value-type="float">
            <text:p>6543.6667</text:p>
          </table:table-cell>
          <table:table-cell table:number-columns-repeated="2"/>
          <table:table-cell office:value-type="float" office:value="6543.6667" calcext:value-type="float">
            <text:p>6543.6667</text:p>
          </table:table-cell>
          <table:table-cell table:formula="of:=[.H82]-[.E82]" office:value-type="float" office:value="0" calcext:value-type="float">
            <text:p>0</text:p>
          </table:table-cell>
          <table:table-cell/>
          <table:table-cell office:value-type="float" office:value="8785" calcext:value-type="float">
            <text:p>87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653H00M00S" calcext:value-type="time">
            <text:p>56653:00:00</text:p>
          </table:table-cell>
          <table:table-cell office:value-type="float" office:value="4733.131" calcext:value-type="float">
            <text:p>4733.131</text:p>
          </table:table-cell>
          <table:table-cell table:number-columns-repeated="2"/>
          <table:table-cell office:value-type="float" office:value="4868.375" calcext:value-type="float">
            <text:p>4868.375</text:p>
          </table:table-cell>
          <table:table-cell table:number-columns-repeated="2"/>
          <table:table-cell office:value-type="float" office:value="4868.375" calcext:value-type="float">
            <text:p>4868.375</text:p>
          </table:table-cell>
          <table:table-cell table:formula="of:=[.H83]-[.E83]" office:value-type="float" office:value="0" calcext:value-type="float">
            <text:p>0</text:p>
          </table:table-cell>
          <table:table-cell/>
          <table:table-cell office:value-type="float" office:value="7333" calcext:value-type="float">
            <text:p>73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070H00M00S" calcext:value-type="time">
            <text:p>25070:00:00</text:p>
          </table:table-cell>
          <table:table-cell office:value-type="float" office:value="1844" calcext:value-type="float">
            <text:p>1844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table:formula="of:=[.H84]-[.E84]" office:value-type="float" office:value="0" calcext:value-type="float">
            <text:p>0</text:p>
          </table:table-cell>
          <table:table-cell/>
          <table:table-cell office:value-type="float" office:value="2225" calcext:value-type="float">
            <text:p>22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44H00M00S" calcext:value-type="time">
            <text:p>5544:00:00</text:p>
          </table:table-cell>
          <table:table-cell office:value-type="float" office:value="5601" calcext:value-type="float">
            <text:p>5601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table:formula="of:=[.H85]-[.E85]" office:value-type="float" office:value="0" calcext:value-type="float">
            <text:p>0</text:p>
          </table:table-cell>
          <table:table-cell/>
          <table:table-cell office:value-type="float" office:value="6869" calcext:value-type="float">
            <text:p>68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869H00M00S" calcext:value-type="time">
            <text:p>45869:00:00</text:p>
          </table:table-cell>
          <table:table-cell office:value-type="float" office:value="8531.2244" calcext:value-type="float">
            <text:p>8531.2244</text:p>
          </table:table-cell>
          <table:table-cell table:number-columns-repeated="2"/>
          <table:table-cell office:value-type="float" office:value="9060.4048" calcext:value-type="float">
            <text:p>9060.4048</text:p>
          </table:table-cell>
          <table:table-cell table:number-columns-repeated="2"/>
          <table:table-cell office:value-type="float" office:value="9060.4048" calcext:value-type="float">
            <text:p>9060.4048</text:p>
          </table:table-cell>
          <table:table-cell table:formula="of:=[.H86]-[.E86]" office:value-type="float" office:value="0" calcext:value-type="float">
            <text:p>0</text:p>
          </table:table-cell>
          <table:table-cell/>
          <table:table-cell office:value-type="float" office:value="12580" calcext:value-type="float">
            <text:p>125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057H00M00S" calcext:value-type="time">
            <text:p>41057:00:00</text:p>
          </table:table-cell>
          <table:table-cell office:value-type="float" office:value="6141.5417" calcext:value-type="float">
            <text:p>6141.5417</text:p>
          </table:table-cell>
          <table:table-cell table:number-columns-repeated="2"/>
          <table:table-cell office:value-type="float" office:value="6189.9333" calcext:value-type="float">
            <text:p>6189.9333</text:p>
          </table:table-cell>
          <table:table-cell table:number-columns-repeated="2"/>
          <table:table-cell office:value-type="float" office:value="6194.1548" calcext:value-type="float">
            <text:p>6194.1548</text:p>
          </table:table-cell>
          <table:table-cell table:formula="of:=[.H87]-[.E87]" office:value-type="float" office:value="4.22150000000056" calcext:value-type="float">
            <text:p>4.2215</text:p>
          </table:table-cell>
          <table:table-cell/>
          <table:table-cell office:value-type="float" office:value="8871" calcext:value-type="float">
            <text:p>88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992H00M00S" calcext:value-type="time">
            <text:p>14992:00:00</text:p>
          </table:table-cell>
          <table:table-cell office:value-type="float" office:value="7179.8227" calcext:value-type="float">
            <text:p>7179.8227</text:p>
          </table:table-cell>
          <table:table-cell table:number-columns-repeated="2"/>
          <table:table-cell office:value-type="float" office:value="7712.1296" calcext:value-type="float">
            <text:p>7712.1296</text:p>
          </table:table-cell>
          <table:table-cell table:number-columns-repeated="2"/>
          <table:table-cell office:value-type="float" office:value="7712.1296" calcext:value-type="float">
            <text:p>7712.1296</text:p>
          </table:table-cell>
          <table:table-cell table:formula="of:=[.H88]-[.E88]" office:value-type="float" office:value="0" calcext:value-type="float">
            <text:p>0</text:p>
          </table:table-cell>
          <table:table-cell/>
          <table:table-cell office:value-type="float" office:value="10676" calcext:value-type="float">
            <text:p>106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392H00M00S" calcext:value-type="time">
            <text:p>52392:00:00</text:p>
          </table:table-cell>
          <table:table-cell office:value-type="float" office:value="6355.5705" calcext:value-type="float">
            <text:p>6355.5705</text:p>
          </table:table-cell>
          <table:table-cell table:number-columns-repeated="2"/>
          <table:table-cell office:value-type="float" office:value="6593.4264" calcext:value-type="float">
            <text:p>6593.4264</text:p>
          </table:table-cell>
          <table:table-cell table:number-columns-repeated="2"/>
          <table:table-cell office:value-type="float" office:value="6600.2" calcext:value-type="float">
            <text:p>6600.2</text:p>
          </table:table-cell>
          <table:table-cell table:formula="of:=[.H89]-[.E89]" office:value-type="float" office:value="6.77359999999953" calcext:value-type="float">
            <text:p>6.7736</text:p>
          </table:table-cell>
          <table:table-cell/>
          <table:table-cell office:value-type="float" office:value="10011" calcext:value-type="float">
            <text:p>100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291H00M00S" calcext:value-type="time">
            <text:p>30291:00:00</text:p>
          </table:table-cell>
          <table:table-cell office:value-type="float" office:value="5450.6309" calcext:value-type="float">
            <text:p>5450.6309</text:p>
          </table:table-cell>
          <table:table-cell table:number-columns-repeated="2"/>
          <table:table-cell office:value-type="float" office:value="5540.8333" calcext:value-type="float">
            <text:p>5540.8333</text:p>
          </table:table-cell>
          <table:table-cell table:number-columns-repeated="2"/>
          <table:table-cell office:value-type="float" office:value="5540.8333" calcext:value-type="float">
            <text:p>5540.8333</text:p>
          </table:table-cell>
          <table:table-cell table:formula="of:=[.H90]-[.E90]" office:value-type="float" office:value="0" calcext:value-type="float">
            <text:p>0</text:p>
          </table:table-cell>
          <table:table-cell/>
          <table:table-cell office:value-type="float" office:value="7268" calcext:value-type="float">
            <text:p>72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326H00M00S" calcext:value-type="time">
            <text:p>50326:00:00</text:p>
          </table:table-cell>
          <table:table-cell office:value-type="float" office:value="2384.7917" calcext:value-type="float">
            <text:p>2384.7917</text:p>
          </table:table-cell>
          <table:table-cell table:number-columns-repeated="2"/>
          <table:table-cell office:value-type="float" office:value="2390.7222" calcext:value-type="float">
            <text:p>2390.7222</text:p>
          </table:table-cell>
          <table:table-cell table:number-columns-repeated="2"/>
          <table:table-cell office:value-type="float" office:value="2390.7222" calcext:value-type="float">
            <text:p>2390.7222</text:p>
          </table:table-cell>
          <table:table-cell table:formula="of:=[.H91]-[.E91]" office:value-type="float" office:value="0" calcext:value-type="float">
            <text:p>0</text:p>
          </table:table-cell>
          <table:table-cell/>
          <table:table-cell office:value-type="float" office:value="2893" calcext:value-type="float">
            <text:p>28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712H00M00S" calcext:value-type="time">
            <text:p>9712:00:00</text:p>
          </table:table-cell>
          <table:table-cell office:value-type="float" office:value="4864.1606" calcext:value-type="float">
            <text:p>4864.1606</text:p>
          </table:table-cell>
          <table:table-cell table:number-columns-repeated="2"/>
          <table:table-cell office:value-type="float" office:value="5069.9722" calcext:value-type="float">
            <text:p>5069.9722</text:p>
          </table:table-cell>
          <table:table-cell table:number-columns-repeated="2"/>
          <table:table-cell office:value-type="float" office:value="5069.9722" calcext:value-type="float">
            <text:p>5069.9722</text:p>
          </table:table-cell>
          <table:table-cell table:formula="of:=[.H92]-[.E92]" office:value-type="float" office:value="0" calcext:value-type="float">
            <text:p>0</text:p>
          </table:table-cell>
          <table:table-cell/>
          <table:table-cell office:value-type="float" office:value="6270" calcext:value-type="float">
            <text:p>62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77H00M00S" calcext:value-type="time">
            <text:p>3977:00:00</text:p>
          </table:table-cell>
          <table:table-cell office:value-type="float" office:value="8406.9783" calcext:value-type="float">
            <text:p>8406.9783</text:p>
          </table:table-cell>
          <table:table-cell table:number-columns-repeated="2"/>
          <table:table-cell office:value-type="float" office:value="8549.3667" calcext:value-type="float">
            <text:p>8549.3667</text:p>
          </table:table-cell>
          <table:table-cell table:number-columns-repeated="2"/>
          <table:table-cell office:value-type="float" office:value="8549.3667" calcext:value-type="float">
            <text:p>8549.3667</text:p>
          </table:table-cell>
          <table:table-cell table:formula="of:=[.H93]-[.E93]" office:value-type="float" office:value="0" calcext:value-type="float">
            <text:p>0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865H00M00S" calcext:value-type="time">
            <text:p>16865:00:00</text:p>
          </table:table-cell>
          <table:table-cell office:value-type="float" office:value="5313.5615" calcext:value-type="float">
            <text:p>5313.5615</text:p>
          </table:table-cell>
          <table:table-cell table:number-columns-repeated="2"/>
          <table:table-cell office:value-type="float" office:value="5757.8463" calcext:value-type="float">
            <text:p>5757.8463</text:p>
          </table:table-cell>
          <table:table-cell table:number-columns-repeated="2"/>
          <table:table-cell office:value-type="float" office:value="5757.8463" calcext:value-type="float">
            <text:p>5757.8463</text:p>
          </table:table-cell>
          <table:table-cell table:formula="of:=[.H94]-[.E94]" office:value-type="float" office:value="0" calcext:value-type="float">
            <text:p>0</text:p>
          </table:table-cell>
          <table:table-cell/>
          <table:table-cell office:value-type="float" office:value="8463" calcext:value-type="float">
            <text:p>84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989H00M00S" calcext:value-type="time">
            <text:p>7989:00:00</text:p>
          </table:table-cell>
          <table:table-cell office:value-type="float" office:value="4554" calcext:value-type="float">
            <text:p>4554</text:p>
          </table:table-cell>
          <table:table-cell table:number-columns-repeated="2"/>
          <table:table-cell office:value-type="float" office:value="4554" calcext:value-type="float">
            <text:p>4554</text:p>
          </table:table-cell>
          <table:table-cell table:number-columns-repeated="2"/>
          <table:table-cell office:value-type="float" office:value="4554" calcext:value-type="float">
            <text:p>4554</text:p>
          </table:table-cell>
          <table:table-cell table:formula="of:=[.H95]-[.E95]" office:value-type="float" office:value="0" calcext:value-type="float">
            <text:p>0</text:p>
          </table:table-cell>
          <table:table-cell/>
          <table:table-cell office:value-type="float" office:value="4606" calcext:value-type="float">
            <text:p>46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411H00M00S" calcext:value-type="time">
            <text:p>10411:00:00</text:p>
          </table:table-cell>
          <table:table-cell office:value-type="float" office:value="4737.0047" calcext:value-type="float">
            <text:p>4737.0047</text:p>
          </table:table-cell>
          <table:table-cell table:number-columns-repeated="2"/>
          <table:table-cell office:value-type="float" office:value="4749.4881" calcext:value-type="float">
            <text:p>4749.4881</text:p>
          </table:table-cell>
          <table:table-cell table:number-columns-repeated="2"/>
          <table:table-cell office:value-type="float" office:value="4749.4881" calcext:value-type="float">
            <text:p>4749.4881</text:p>
          </table:table-cell>
          <table:table-cell table:formula="of:=[.H96]-[.E96]" office:value-type="float" office:value="0" calcext:value-type="float">
            <text:p>0</text:p>
          </table:table-cell>
          <table:table-cell/>
          <table:table-cell office:value-type="float" office:value="7618" calcext:value-type="float">
            <text:p>76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167H00M00S" calcext:value-type="time">
            <text:p>28167:00:00</text:p>
          </table:table-cell>
          <table:table-cell office:value-type="float" office:value="7880.2424" calcext:value-type="float">
            <text:p>7880.2424</text:p>
          </table:table-cell>
          <table:table-cell table:number-columns-repeated="2"/>
          <table:table-cell office:value-type="float" office:value="8064.5" calcext:value-type="float">
            <text:p>8064.5</text:p>
          </table:table-cell>
          <table:table-cell table:number-columns-repeated="2"/>
          <table:table-cell office:value-type="float" office:value="8064.5" calcext:value-type="float">
            <text:p>8064.5</text:p>
          </table:table-cell>
          <table:table-cell table:formula="of:=[.H97]-[.E97]" office:value-type="float" office:value="0" calcext:value-type="float">
            <text:p>0</text:p>
          </table:table-cell>
          <table:table-cell/>
          <table:table-cell office:value-type="float" office:value="9556" calcext:value-type="float">
            <text:p>95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386H00M00S" calcext:value-type="time">
            <text:p>21386:00:00</text:p>
          </table:table-cell>
          <table:table-cell office:value-type="float" office:value="4197.043" calcext:value-type="float">
            <text:p>4197.043</text:p>
          </table:table-cell>
          <table:table-cell table:number-columns-repeated="2"/>
          <table:table-cell office:value-type="float" office:value="4324.5" calcext:value-type="float">
            <text:p>4324.5</text:p>
          </table:table-cell>
          <table:table-cell table:number-columns-repeated="2"/>
          <table:table-cell office:value-type="float" office:value="4324.5" calcext:value-type="float">
            <text:p>4324.5</text:p>
          </table:table-cell>
          <table:table-cell table:formula="of:=[.H98]-[.E98]" office:value-type="float" office:value="0" calcext:value-type="float">
            <text:p>0</text:p>
          </table:table-cell>
          <table:table-cell/>
          <table:table-cell office:value-type="float" office:value="4743" calcext:value-type="float">
            <text:p>47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566H00M00S" calcext:value-type="time">
            <text:p>58566:00:00</text:p>
          </table:table-cell>
          <table:table-cell office:value-type="float" office:value="8626.5799" calcext:value-type="float">
            <text:p>8626.5799</text:p>
          </table:table-cell>
          <table:table-cell table:number-columns-repeated="2"/>
          <table:table-cell office:value-type="float" office:value="8659.4848" calcext:value-type="float">
            <text:p>8659.4848</text:p>
          </table:table-cell>
          <table:table-cell table:number-columns-repeated="2"/>
          <table:table-cell office:value-type="float" office:value="8659.4848" calcext:value-type="float">
            <text:p>8659.4848</text:p>
          </table:table-cell>
          <table:table-cell table:formula="of:=[.H99]-[.E99]" office:value-type="float" office:value="0" calcext:value-type="float">
            <text:p>0</text:p>
          </table:table-cell>
          <table:table-cell/>
          <table:table-cell office:value-type="float" office:value="11125" calcext:value-type="float">
            <text:p>111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916H00M00S" calcext:value-type="time">
            <text:p>37916:00:00</text:p>
          </table:table-cell>
          <table:table-cell office:value-type="float" office:value="4180.6667" calcext:value-type="float">
            <text:p>4180.6667</text:p>
          </table:table-cell>
          <table:table-cell table:number-columns-repeated="2"/>
          <table:table-cell office:value-type="float" office:value="4180.6667" calcext:value-type="float">
            <text:p>4180.6667</text:p>
          </table:table-cell>
          <table:table-cell table:number-columns-repeated="2"/>
          <table:table-cell office:value-type="float" office:value="4180.6667" calcext:value-type="float">
            <text:p>4180.6667</text:p>
          </table:table-cell>
          <table:table-cell table:formula="of:=[.H100]-[.E100]" office:value-type="float" office:value="0" calcext:value-type="float">
            <text:p>0</text:p>
          </table:table-cell>
          <table:table-cell/>
          <table:table-cell office:value-type="float" office:value="4432" calcext:value-type="float">
            <text:p>44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723H00M00S" calcext:value-type="time">
            <text:p>37723:00:00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table:formula="of:=[.H101]-[.E101]" office:value-type="float" office:value="0" calcext:value-type="float">
            <text:p>0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785H00M00S" calcext:value-type="time">
            <text:p>8785:00:00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[.H102]-[.E102]" office:value-type="float" office:value="0" calcext:value-type="float">
            <text:p>0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53:.B102])" office:value-type="float" office:value="5055.43046" calcext:value-type="float">
            <text:p>5055.43046</text:p>
          </table:table-cell>
          <table:table-cell table:style-name="ce4" table:number-columns-repeated="2"/>
          <table:table-cell table:style-name="ce4" table:formula="of:=AVERAGE([.E53:.E102])" office:value-type="float" office:value="5165.185658" calcext:value-type="float">
            <text:p>5165.185658</text:p>
          </table:table-cell>
          <table:table-cell table:style-name="ce4" table:number-columns-repeated="2"/>
          <table:table-cell table:style-name="ce4" table:formula="of:=AVERAGE([.H53:.H102])" office:value-type="float" office:value="5165.954282" calcext:value-type="float">
            <text:p>5165.954282</text:p>
          </table:table-cell>
          <table:table-cell table:formula="of:=[.H103]-[.E103]" office:value-type="float" office:value="0.768624000000273" calcext:value-type="float">
            <text:p>0.768624</text:p>
          </table:table-cell>
          <table:table-cell table:style-name="ce4"/>
          <table:table-cell table:style-name="ce4" table:formula="of:=AVERAGE([.K53:.K102])" office:value-type="float" office:value="6631.98" calcext:value-type="float">
            <text:p>6631.98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104]-[.E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17101H00M00S" calcext:value-type="time">
            <text:p>17101:00:00</text:p>
          </table:table-cell>
          <table:table-cell table:style-name="ce5" office:value-type="float" office:value="8628.2256" calcext:value-type="float">
            <text:p>8628.2256</text:p>
          </table:table-cell>
          <table:table-cell table:style-name="ce5" table:number-columns-repeated="2"/>
          <table:table-cell table:style-name="ce5" office:value-type="float" office:value="9423.9412" calcext:value-type="float">
            <text:p>9423.9412</text:p>
          </table:table-cell>
          <table:table-cell table:style-name="ce5" table:number-columns-repeated="2"/>
          <table:table-cell table:style-name="ce5" office:value-type="float" office:value="9433.375" calcext:value-type="float">
            <text:p>9433.375</text:p>
          </table:table-cell>
          <table:table-cell table:formula="of:=[.H105]-[.E105]" office:value-type="float" office:value="9.4338000000007" calcext:value-type="float">
            <text:p>9.4338</text:p>
          </table:table-cell>
          <table:table-cell table:style-name="ce5"/>
          <table:table-cell table:style-name="ce5" office:value-type="float" office:value="14753" calcext:value-type="float">
            <text:p>14753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26692H00M00S" calcext:value-type="time">
            <text:p>26692:00:00</text:p>
          </table:table-cell>
          <table:table-cell office:value-type="float" office:value="5250.1426" calcext:value-type="float">
            <text:p>5250.1426</text:p>
          </table:table-cell>
          <table:table-cell table:number-columns-repeated="2"/>
          <table:table-cell office:value-type="float" office:value="5721.5465" calcext:value-type="float">
            <text:p>5721.5465</text:p>
          </table:table-cell>
          <table:table-cell table:number-columns-repeated="2"/>
          <table:table-cell office:value-type="float" office:value="5721.5465" calcext:value-type="float">
            <text:p>5721.5465</text:p>
          </table:table-cell>
          <table:table-cell table:formula="of:=[.H106]-[.E106]" office:value-type="float" office:value="0" calcext:value-type="float">
            <text:p>0</text:p>
          </table:table-cell>
          <table:table-cell/>
          <table:table-cell office:value-type="float" office:value="7501" calcext:value-type="float">
            <text:p>75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917H00M00S" calcext:value-type="time">
            <text:p>31917:00:00</text:p>
          </table:table-cell>
          <table:table-cell office:value-type="float" office:value="12570.8439" calcext:value-type="float">
            <text:p>12570.8439</text:p>
          </table:table-cell>
          <table:table-cell table:number-columns-repeated="2"/>
          <table:table-cell office:value-type="float" office:value="14192.6939" calcext:value-type="float">
            <text:p>14192.6939</text:p>
          </table:table-cell>
          <table:table-cell table:number-columns-repeated="2"/>
          <table:table-cell office:value-type="float" office:value="14208.5167" calcext:value-type="float">
            <text:p>14208.5167</text:p>
          </table:table-cell>
          <table:table-cell table:formula="of:=[.H107]-[.E107]" office:value-type="float" office:value="15.8227999999999" calcext:value-type="float">
            <text:p>15.8228</text:p>
          </table:table-cell>
          <table:table-cell/>
          <table:table-cell office:value-type="float" office:value="15375" calcext:value-type="float">
            <text:p>153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24H00M00S" calcext:value-type="time">
            <text:p>28824:00:00</text:p>
          </table:table-cell>
          <table:table-cell office:value-type="float" office:value="7116.3577" calcext:value-type="float">
            <text:p>7116.3577</text:p>
          </table:table-cell>
          <table:table-cell table:number-columns-repeated="2"/>
          <table:table-cell office:value-type="float" office:value="7290.1765" calcext:value-type="float">
            <text:p>7290.1765</text:p>
          </table:table-cell>
          <table:table-cell table:number-columns-repeated="2"/>
          <table:table-cell office:value-type="float" office:value="7294.8824" calcext:value-type="float">
            <text:p>7294.8824</text:p>
          </table:table-cell>
          <table:table-cell table:formula="of:=[.H108]-[.E108]" office:value-type="float" office:value="4.70590000000084" calcext:value-type="float">
            <text:p>4.7059</text:p>
          </table:table-cell>
          <table:table-cell/>
          <table:table-cell office:value-type="float" office:value="8267" calcext:value-type="float">
            <text:p>82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280H00M00S" calcext:value-type="time">
            <text:p>10280:00:00</text:p>
          </table:table-cell>
          <table:table-cell office:value-type="float" office:value="10377.905" calcext:value-type="float">
            <text:p>10377.905</text:p>
          </table:table-cell>
          <table:table-cell table:number-columns-repeated="2"/>
          <table:table-cell office:value-type="float" office:value="10671.6667" calcext:value-type="float">
            <text:p>10671.6667</text:p>
          </table:table-cell>
          <table:table-cell table:number-columns-repeated="2"/>
          <table:table-cell office:value-type="float" office:value="10671.6667" calcext:value-type="float">
            <text:p>10671.6667</text:p>
          </table:table-cell>
          <table:table-cell table:formula="of:=[.H109]-[.E109]" office:value-type="float" office:value="0" calcext:value-type="float">
            <text:p>0</text:p>
          </table:table-cell>
          <table:table-cell/>
          <table:table-cell office:value-type="float" office:value="11888" calcext:value-type="float">
            <text:p>118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023H00M00S" calcext:value-type="time">
            <text:p>9023:00:00</text:p>
          </table:table-cell>
          <table:table-cell office:value-type="float" office:value="11374.3302" calcext:value-type="float">
            <text:p>11374.3302</text:p>
          </table:table-cell>
          <table:table-cell table:number-columns-repeated="2"/>
          <table:table-cell office:value-type="float" office:value="12239.2372" calcext:value-type="float">
            <text:p>12239.2372</text:p>
          </table:table-cell>
          <table:table-cell table:number-columns-repeated="2"/>
          <table:table-cell office:value-type="float" office:value="12239.9343" calcext:value-type="float">
            <text:p>12239.9343</text:p>
          </table:table-cell>
          <table:table-cell table:formula="of:=[.H110]-[.E110]" office:value-type="float" office:value="0.697100000001228" calcext:value-type="float">
            <text:p>0.6971</text:p>
          </table:table-cell>
          <table:table-cell/>
          <table:table-cell office:value-type="float" office:value="16885" calcext:value-type="float">
            <text:p>168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093H00M00S" calcext:value-type="time">
            <text:p>10093:00:00</text:p>
          </table:table-cell>
          <table:table-cell office:value-type="float" office:value="6949.7151" calcext:value-type="float">
            <text:p>6949.7151</text:p>
          </table:table-cell>
          <table:table-cell table:number-columns-repeated="2"/>
          <table:table-cell office:value-type="float" office:value="7101.5" calcext:value-type="float">
            <text:p>7101.5</text:p>
          </table:table-cell>
          <table:table-cell table:number-columns-repeated="2"/>
          <table:table-cell office:value-type="float" office:value="7101.5" calcext:value-type="float">
            <text:p>7101.5</text:p>
          </table:table-cell>
          <table:table-cell table:formula="of:=[.H111]-[.E111]" office:value-type="float" office:value="0" calcext:value-type="float">
            <text:p>0</text:p>
          </table:table-cell>
          <table:table-cell/>
          <table:table-cell office:value-type="float" office:value="10504" calcext:value-type="float">
            <text:p>105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513H00M00S" calcext:value-type="time">
            <text:p>18513:00:00</text:p>
          </table:table-cell>
          <table:table-cell office:value-type="float" office:value="7962.2027" calcext:value-type="float">
            <text:p>7962.2027</text:p>
          </table:table-cell>
          <table:table-cell table:number-columns-repeated="2"/>
          <table:table-cell office:value-type="float" office:value="7962.2027" calcext:value-type="float">
            <text:p>7962.2027</text:p>
          </table:table-cell>
          <table:table-cell table:number-columns-repeated="2"/>
          <table:table-cell office:value-type="float" office:value="7962.2027" calcext:value-type="float">
            <text:p>7962.2027</text:p>
          </table:table-cell>
          <table:table-cell table:formula="of:=[.H112]-[.E112]" office:value-type="float" office:value="0" calcext:value-type="float">
            <text:p>0</text:p>
          </table:table-cell>
          <table:table-cell/>
          <table:table-cell office:value-type="float" office:value="12273" calcext:value-type="float">
            <text:p>122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364H00M00S" calcext:value-type="time">
            <text:p>32364:00:00</text:p>
          </table:table-cell>
          <table:table-cell office:value-type="float" office:value="11297.8786" calcext:value-type="float">
            <text:p>11297.8786</text:p>
          </table:table-cell>
          <table:table-cell table:number-columns-repeated="2"/>
          <table:table-cell office:value-type="float" office:value="12657.6554" calcext:value-type="float">
            <text:p>12657.6554</text:p>
          </table:table-cell>
          <table:table-cell table:number-columns-repeated="2"/>
          <table:table-cell office:value-type="float" office:value="12662.5017" calcext:value-type="float">
            <text:p>12662.5017</text:p>
          </table:table-cell>
          <table:table-cell table:formula="of:=[.H113]-[.E113]" office:value-type="float" office:value="4.84630000000107" calcext:value-type="float">
            <text:p>4.8463</text:p>
          </table:table-cell>
          <table:table-cell/>
          <table:table-cell office:value-type="float" office:value="17293" calcext:value-type="float">
            <text:p>172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45H00M00S" calcext:value-type="time">
            <text:p>5845:00:00</text:p>
          </table:table-cell>
          <table:table-cell office:value-type="float" office:value="7426.6" calcext:value-type="float">
            <text:p>7426.6</text:p>
          </table:table-cell>
          <table:table-cell table:number-columns-repeated="2"/>
          <table:table-cell office:value-type="float" office:value="7426.6" calcext:value-type="float">
            <text:p>7426.6</text:p>
          </table:table-cell>
          <table:table-cell table:number-columns-repeated="2"/>
          <table:table-cell office:value-type="float" office:value="7426.6" calcext:value-type="float">
            <text:p>7426.6</text:p>
          </table:table-cell>
          <table:table-cell table:formula="of:=[.H114]-[.E114]" office:value-type="float" office:value="0" calcext:value-type="float">
            <text:p>0</text:p>
          </table:table-cell>
          <table:table-cell/>
          <table:table-cell office:value-type="float" office:value="9183" calcext:value-type="float">
            <text:p>918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957H00M00S" calcext:value-type="time">
            <text:p>33957:00:00</text:p>
          </table:table-cell>
          <table:table-cell office:value-type="float" office:value="9665.128" calcext:value-type="float">
            <text:p>9665.128</text:p>
          </table:table-cell>
          <table:table-cell table:number-columns-repeated="2"/>
          <table:table-cell office:value-type="float" office:value="10300.7125" calcext:value-type="float">
            <text:p>10300.7125</text:p>
          </table:table-cell>
          <table:table-cell table:number-columns-repeated="2"/>
          <table:table-cell office:value-type="float" office:value="10300.7125" calcext:value-type="float">
            <text:p>10300.7125</text:p>
          </table:table-cell>
          <table:table-cell table:formula="of:=[.H115]-[.E115]" office:value-type="float" office:value="0" calcext:value-type="float">
            <text:p>0</text:p>
          </table:table-cell>
          <table:table-cell/>
          <table:table-cell office:value-type="float" office:value="13808" calcext:value-type="float">
            <text:p>138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272H00M00S" calcext:value-type="time">
            <text:p>26272:00:00</text:p>
          </table:table-cell>
          <table:table-cell office:value-type="float" office:value="9339.3048" calcext:value-type="float">
            <text:p>9339.3048</text:p>
          </table:table-cell>
          <table:table-cell table:number-columns-repeated="2"/>
          <table:table-cell office:value-type="float" office:value="9497.6" calcext:value-type="float">
            <text:p>9497.6</text:p>
          </table:table-cell>
          <table:table-cell table:number-columns-repeated="2"/>
          <table:table-cell office:value-type="float" office:value="9497.6" calcext:value-type="float">
            <text:p>9497.6</text:p>
          </table:table-cell>
          <table:table-cell table:formula="of:=[.H116]-[.E116]" office:value-type="float" office:value="0" calcext:value-type="float">
            <text:p>0</text:p>
          </table:table-cell>
          <table:table-cell/>
          <table:table-cell office:value-type="float" office:value="9951" calcext:value-type="float">
            <text:p>99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936H00M00S" calcext:value-type="time">
            <text:p>25936:00:00</text:p>
          </table:table-cell>
          <table:table-cell office:value-type="float" office:value="8935.6205" calcext:value-type="float">
            <text:p>8935.6205</text:p>
          </table:table-cell>
          <table:table-cell table:number-columns-repeated="2"/>
          <table:table-cell office:value-type="float" office:value="9359.4651" calcext:value-type="float">
            <text:p>9359.4651</text:p>
          </table:table-cell>
          <table:table-cell table:number-columns-repeated="2"/>
          <table:table-cell office:value-type="float" office:value="9363.453" calcext:value-type="float">
            <text:p>9363.453</text:p>
          </table:table-cell>
          <table:table-cell table:formula="of:=[.H117]-[.E117]" office:value-type="float" office:value="3.98790000000008" calcext:value-type="float">
            <text:p>3.9879</text:p>
          </table:table-cell>
          <table:table-cell/>
          <table:table-cell office:value-type="float" office:value="10975" calcext:value-type="float">
            <text:p>109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849H00M00S" calcext:value-type="time">
            <text:p>53849:00:00</text:p>
          </table:table-cell>
          <table:table-cell office:value-type="float" office:value="11942.3705" calcext:value-type="float">
            <text:p>11942.3705</text:p>
          </table:table-cell>
          <table:table-cell table:number-columns-repeated="2"/>
          <table:table-cell office:value-type="float" office:value="12008.6905" calcext:value-type="float">
            <text:p>12008.6905</text:p>
          </table:table-cell>
          <table:table-cell table:number-columns-repeated="2"/>
          <table:table-cell office:value-type="float" office:value="12037.4286" calcext:value-type="float">
            <text:p>12037.4286</text:p>
          </table:table-cell>
          <table:table-cell table:formula="of:=[.H118]-[.E118]" office:value-type="float" office:value="28.7380999999987" calcext:value-type="float">
            <text:p>28.7381</text:p>
          </table:table-cell>
          <table:table-cell/>
          <table:table-cell office:value-type="float" office:value="13760" calcext:value-type="float">
            <text:p>137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726H00M00S" calcext:value-type="time">
            <text:p>18726:00:00</text:p>
          </table:table-cell>
          <table:table-cell office:value-type="float" office:value="7476.7093" calcext:value-type="float">
            <text:p>7476.7093</text:p>
          </table:table-cell>
          <table:table-cell table:number-columns-repeated="2"/>
          <table:table-cell office:value-type="float" office:value="7723.8889" calcext:value-type="float">
            <text:p>7723.8889</text:p>
          </table:table-cell>
          <table:table-cell table:number-columns-repeated="2"/>
          <table:table-cell office:value-type="float" office:value="7723.8889" calcext:value-type="float">
            <text:p>7723.8889</text:p>
          </table:table-cell>
          <table:table-cell table:formula="of:=[.H119]-[.E119]" office:value-type="float" office:value="0" calcext:value-type="float">
            <text:p>0</text:p>
          </table:table-cell>
          <table:table-cell/>
          <table:table-cell office:value-type="float" office:value="8559" calcext:value-type="float">
            <text:p>85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951H00M00S" calcext:value-type="time">
            <text:p>53951:00:00</text:p>
          </table:table-cell>
          <table:table-cell office:value-type="float" office:value="6402.6826" calcext:value-type="float">
            <text:p>6402.6826</text:p>
          </table:table-cell>
          <table:table-cell table:number-columns-repeated="2"/>
          <table:table-cell office:value-type="float" office:value="6562.2" calcext:value-type="float">
            <text:p>6562.2</text:p>
          </table:table-cell>
          <table:table-cell table:number-columns-repeated="2"/>
          <table:table-cell office:value-type="float" office:value="6567.5226" calcext:value-type="float">
            <text:p>6567.5226</text:p>
          </table:table-cell>
          <table:table-cell table:formula="of:=[.H120]-[.E120]" office:value-type="float" office:value="5.32260000000042" calcext:value-type="float">
            <text:p>5.3226</text:p>
          </table:table-cell>
          <table:table-cell/>
          <table:table-cell office:value-type="float" office:value="7284" calcext:value-type="float">
            <text:p>72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468H00M00S" calcext:value-type="time">
            <text:p>62468:00:00</text:p>
          </table:table-cell>
          <table:table-cell office:value-type="float" office:value="11435.6254" calcext:value-type="float">
            <text:p>11435.6254</text:p>
          </table:table-cell>
          <table:table-cell table:number-columns-repeated="2"/>
          <table:table-cell office:value-type="float" office:value="12472.5751" calcext:value-type="float">
            <text:p>12472.5751</text:p>
          </table:table-cell>
          <table:table-cell table:number-columns-repeated="2"/>
          <table:table-cell office:value-type="float" office:value="12481.263" calcext:value-type="float">
            <text:p>12481.263</text:p>
          </table:table-cell>
          <table:table-cell table:formula="of:=[.H121]-[.E121]" office:value-type="float" office:value="8.68790000000081" calcext:value-type="float">
            <text:p>8.6879</text:p>
          </table:table-cell>
          <table:table-cell/>
          <table:table-cell office:value-type="float" office:value="18670" calcext:value-type="float">
            <text:p>186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467H00M00S" calcext:value-type="time">
            <text:p>14467:00:00</text:p>
          </table:table-cell>
          <table:table-cell office:value-type="float" office:value="6831.4172" calcext:value-type="float">
            <text:p>6831.4172</text:p>
          </table:table-cell>
          <table:table-cell table:number-columns-repeated="2"/>
          <table:table-cell office:value-type="float" office:value="7355.5571" calcext:value-type="float">
            <text:p>7355.5571</text:p>
          </table:table-cell>
          <table:table-cell table:number-columns-repeated="2"/>
          <table:table-cell office:value-type="float" office:value="7370.1823" calcext:value-type="float">
            <text:p>7370.1823</text:p>
          </table:table-cell>
          <table:table-cell table:formula="of:=[.H122]-[.E122]" office:value-type="float" office:value="14.6252000000004" calcext:value-type="float">
            <text:p>14.6252</text:p>
          </table:table-cell>
          <table:table-cell/>
          <table:table-cell office:value-type="float" office:value="11061" calcext:value-type="float">
            <text:p>1106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619H00M00S" calcext:value-type="time">
            <text:p>13619:00:00</text:p>
          </table:table-cell>
          <table:table-cell office:value-type="float" office:value="8291.8333" calcext:value-type="float">
            <text:p>8291.8333</text:p>
          </table:table-cell>
          <table:table-cell table:number-columns-repeated="2"/>
          <table:table-cell office:value-type="float" office:value="8291.8333" calcext:value-type="float">
            <text:p>8291.8333</text:p>
          </table:table-cell>
          <table:table-cell table:number-columns-repeated="2"/>
          <table:table-cell office:value-type="float" office:value="8291.8333" calcext:value-type="float">
            <text:p>8291.8333</text:p>
          </table:table-cell>
          <table:table-cell table:formula="of:=[.H123]-[.E123]" office:value-type="float" office:value="0" calcext:value-type="float">
            <text:p>0</text:p>
          </table:table-cell>
          <table:table-cell/>
          <table:table-cell office:value-type="float" office:value="10723" calcext:value-type="float">
            <text:p>1072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235H00M00S" calcext:value-type="time">
            <text:p>22235:00:00</text:p>
          </table:table-cell>
          <table:table-cell office:value-type="float" office:value="5803.32" calcext:value-type="float">
            <text:p>5803.32</text:p>
          </table:table-cell>
          <table:table-cell table:number-columns-repeated="2"/>
          <table:table-cell office:value-type="float" office:value="6446.5227" calcext:value-type="float">
            <text:p>6446.5227</text:p>
          </table:table-cell>
          <table:table-cell table:number-columns-repeated="2"/>
          <table:table-cell office:value-type="float" office:value="6446.5227" calcext:value-type="float">
            <text:p>6446.5227</text:p>
          </table:table-cell>
          <table:table-cell table:formula="of:=[.H124]-[.E124]" office:value-type="float" office:value="0" calcext:value-type="float">
            <text:p>0</text:p>
          </table:table-cell>
          <table:table-cell/>
          <table:table-cell office:value-type="float" office:value="6971" calcext:value-type="float">
            <text:p>69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804H00M00S" calcext:value-type="time">
            <text:p>25804:00:00</text:p>
          </table:table-cell>
          <table:table-cell office:value-type="float" office:value="10654.5447" calcext:value-type="float">
            <text:p>10654.5447</text:p>
          </table:table-cell>
          <table:table-cell table:number-columns-repeated="2"/>
          <table:table-cell office:value-type="float" office:value="12176.9232" calcext:value-type="float">
            <text:p>12176.9232</text:p>
          </table:table-cell>
          <table:table-cell table:number-columns-repeated="2"/>
          <table:table-cell office:value-type="float" office:value="12176.9232" calcext:value-type="float">
            <text:p>12176.9232</text:p>
          </table:table-cell>
          <table:table-cell table:formula="of:=[.H125]-[.E125]" office:value-type="float" office:value="0" calcext:value-type="float">
            <text:p>0</text:p>
          </table:table-cell>
          <table:table-cell/>
          <table:table-cell office:value-type="float" office:value="21007" calcext:value-type="float">
            <text:p>210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994H00M00S" calcext:value-type="time">
            <text:p>45994:00:00</text:p>
          </table:table-cell>
          <table:table-cell office:value-type="float" office:value="10644.1091" calcext:value-type="float">
            <text:p>10644.1091</text:p>
          </table:table-cell>
          <table:table-cell table:number-columns-repeated="2"/>
          <table:table-cell office:value-type="float" office:value="11957.1572" calcext:value-type="float">
            <text:p>11957.1572</text:p>
          </table:table-cell>
          <table:table-cell table:number-columns-repeated="2"/>
          <table:table-cell office:value-type="float" office:value="11958.8027" calcext:value-type="float">
            <text:p>11958.8027</text:p>
          </table:table-cell>
          <table:table-cell table:formula="of:=[.H126]-[.E126]" office:value-type="float" office:value="1.64550000000054" calcext:value-type="float">
            <text:p>1.6455</text:p>
          </table:table-cell>
          <table:table-cell/>
          <table:table-cell office:value-type="float" office:value="14712" calcext:value-type="float">
            <text:p>147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222H00M00S" calcext:value-type="time">
            <text:p>20222:00:00</text:p>
          </table:table-cell>
          <table:table-cell office:value-type="float" office:value="10762.2263" calcext:value-type="float">
            <text:p>10762.2263</text:p>
          </table:table-cell>
          <table:table-cell table:number-columns-repeated="2"/>
          <table:table-cell office:value-type="float" office:value="11066.1279" calcext:value-type="float">
            <text:p>11066.1279</text:p>
          </table:table-cell>
          <table:table-cell table:number-columns-repeated="2"/>
          <table:table-cell office:value-type="float" office:value="11072.2204" calcext:value-type="float">
            <text:p>11072.2204</text:p>
          </table:table-cell>
          <table:table-cell table:formula="of:=[.H127]-[.E127]" office:value-type="float" office:value="6.09250000000066" calcext:value-type="float">
            <text:p>6.0925</text:p>
          </table:table-cell>
          <table:table-cell/>
          <table:table-cell office:value-type="float" office:value="14335" calcext:value-type="float">
            <text:p>143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9H00M00S" calcext:value-type="time">
            <text:p>489:00:00</text:p>
          </table:table-cell>
          <table:table-cell office:value-type="float" office:value="5584.4513" calcext:value-type="float">
            <text:p>5584.4513</text:p>
          </table:table-cell>
          <table:table-cell table:number-columns-repeated="2"/>
          <table:table-cell office:value-type="float" office:value="5710.8854" calcext:value-type="float">
            <text:p>5710.8854</text:p>
          </table:table-cell>
          <table:table-cell table:number-columns-repeated="2"/>
          <table:table-cell office:value-type="float" office:value="5737.0189" calcext:value-type="float">
            <text:p>5737.0189</text:p>
          </table:table-cell>
          <table:table-cell table:formula="of:=[.H128]-[.E128]" office:value-type="float" office:value="26.1334999999999" calcext:value-type="float">
            <text:p>26.1335</text:p>
          </table:table-cell>
          <table:table-cell/>
          <table:table-cell office:value-type="float" office:value="8174" calcext:value-type="float">
            <text:p>81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460H00M00S" calcext:value-type="time">
            <text:p>63460:00:00</text:p>
          </table:table-cell>
          <table:table-cell office:value-type="float" office:value="5388.75" calcext:value-type="float">
            <text:p>5388.75</text:p>
          </table:table-cell>
          <table:table-cell table:number-columns-repeated="2"/>
          <table:table-cell office:value-type="float" office:value="5388.75" calcext:value-type="float">
            <text:p>5388.75</text:p>
          </table:table-cell>
          <table:table-cell table:number-columns-repeated="2"/>
          <table:table-cell office:value-type="float" office:value="5388.75" calcext:value-type="float">
            <text:p>5388.75</text:p>
          </table:table-cell>
          <table:table-cell table:formula="of:=[.H129]-[.E129]" office:value-type="float" office:value="0" calcext:value-type="float">
            <text:p>0</text:p>
          </table:table-cell>
          <table:table-cell/>
          <table:table-cell office:value-type="float" office:value="6562" calcext:value-type="float">
            <text:p>65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805H00M00S" calcext:value-type="time">
            <text:p>29805:00:00</text:p>
          </table:table-cell>
          <table:table-cell office:value-type="float" office:value="7834.4816" calcext:value-type="float">
            <text:p>7834.4816</text:p>
          </table:table-cell>
          <table:table-cell table:number-columns-repeated="2"/>
          <table:table-cell office:value-type="float" office:value="8341.7857" calcext:value-type="float">
            <text:p>8341.7857</text:p>
          </table:table-cell>
          <table:table-cell table:number-columns-repeated="2"/>
          <table:table-cell office:value-type="float" office:value="8342.7937" calcext:value-type="float">
            <text:p>8342.7937</text:p>
          </table:table-cell>
          <table:table-cell table:formula="of:=[.H130]-[.E130]" office:value-type="float" office:value="1.00799999999981" calcext:value-type="float">
            <text:p>1.008</text:p>
          </table:table-cell>
          <table:table-cell/>
          <table:table-cell office:value-type="float" office:value="10107" calcext:value-type="float">
            <text:p>101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256H00M00S" calcext:value-type="time">
            <text:p>30256:00:00</text:p>
          </table:table-cell>
          <table:table-cell office:value-type="float" office:value="9228.2217" calcext:value-type="float">
            <text:p>9228.2217</text:p>
          </table:table-cell>
          <table:table-cell table:number-columns-repeated="2"/>
          <table:table-cell office:value-type="float" office:value="10933.4191" calcext:value-type="float">
            <text:p>10933.4191</text:p>
          </table:table-cell>
          <table:table-cell table:number-columns-repeated="2"/>
          <table:table-cell office:value-type="float" office:value="10941.8182" calcext:value-type="float">
            <text:p>10941.8182</text:p>
          </table:table-cell>
          <table:table-cell table:formula="of:=[.H131]-[.E131]" office:value-type="float" office:value="8.39910000000054" calcext:value-type="float">
            <text:p>8.3991</text:p>
          </table:table-cell>
          <table:table-cell/>
          <table:table-cell office:value-type="float" office:value="18827" calcext:value-type="float">
            <text:p>188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979H00M00S" calcext:value-type="time">
            <text:p>22979:00:00</text:p>
          </table:table-cell>
          <table:table-cell office:value-type="float" office:value="3094" calcext:value-type="float">
            <text:p>3094</text:p>
          </table:table-cell>
          <table:table-cell table:number-columns-repeated="2"/>
          <table:table-cell office:value-type="float" office:value="3108.0069" calcext:value-type="float">
            <text:p>3108.0069</text:p>
          </table:table-cell>
          <table:table-cell table:number-columns-repeated="2"/>
          <table:table-cell office:value-type="float" office:value="3108.0069" calcext:value-type="float">
            <text:p>3108.0069</text:p>
          </table:table-cell>
          <table:table-cell table:formula="of:=[.H132]-[.E132]" office:value-type="float" office:value="0" calcext:value-type="float">
            <text:p>0</text:p>
          </table:table-cell>
          <table:table-cell/>
          <table:table-cell office:value-type="float" office:value="6984" calcext:value-type="float">
            <text:p>69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11H00M00S" calcext:value-type="time">
            <text:p>1611:00:00</text:p>
          </table:table-cell>
          <table:table-cell office:value-type="float" office:value="6838.7471" calcext:value-type="float">
            <text:p>6838.7471</text:p>
          </table:table-cell>
          <table:table-cell table:number-columns-repeated="2"/>
          <table:table-cell office:value-type="float" office:value="7313.2273" calcext:value-type="float">
            <text:p>7313.2273</text:p>
          </table:table-cell>
          <table:table-cell table:number-columns-repeated="2"/>
          <table:table-cell office:value-type="float" office:value="7313.2273" calcext:value-type="float">
            <text:p>7313.2273</text:p>
          </table:table-cell>
          <table:table-cell table:formula="of:=[.H133]-[.E133]" office:value-type="float" office:value="0" calcext:value-type="float">
            <text:p>0</text:p>
          </table:table-cell>
          <table:table-cell/>
          <table:table-cell office:value-type="float" office:value="10666" calcext:value-type="float">
            <text:p>106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175H00M00S" calcext:value-type="time">
            <text:p>47175:00:00</text:p>
          </table:table-cell>
          <table:table-cell office:value-type="float" office:value="12843.25" calcext:value-type="float">
            <text:p>12843.25</text:p>
          </table:table-cell>
          <table:table-cell table:number-columns-repeated="2"/>
          <table:table-cell office:value-type="float" office:value="13368.6357" calcext:value-type="float">
            <text:p>13368.6357</text:p>
          </table:table-cell>
          <table:table-cell table:number-columns-repeated="2"/>
          <table:table-cell office:value-type="float" office:value="13377.3889" calcext:value-type="float">
            <text:p>13377.3889</text:p>
          </table:table-cell>
          <table:table-cell table:formula="of:=[.H134]-[.E134]" office:value-type="float" office:value="8.7531999999992" calcext:value-type="float">
            <text:p>8.7532</text:p>
          </table:table-cell>
          <table:table-cell/>
          <table:table-cell office:value-type="float" office:value="16473" calcext:value-type="float">
            <text:p>164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658H00M00S" calcext:value-type="time">
            <text:p>37658:00:00</text:p>
          </table:table-cell>
          <table:table-cell office:value-type="float" office:value="4980.5" calcext:value-type="float">
            <text:p>4980.5</text:p>
          </table:table-cell>
          <table:table-cell table:number-columns-repeated="2"/>
          <table:table-cell office:value-type="float" office:value="4980.5" calcext:value-type="float">
            <text:p>4980.5</text:p>
          </table:table-cell>
          <table:table-cell table:number-columns-repeated="2"/>
          <table:table-cell office:value-type="float" office:value="4980.5" calcext:value-type="float">
            <text:p>4980.5</text:p>
          </table:table-cell>
          <table:table-cell table:formula="of:=[.H135]-[.E135]" office:value-type="float" office:value="0" calcext:value-type="float">
            <text:p>0</text:p>
          </table:table-cell>
          <table:table-cell/>
          <table:table-cell office:value-type="float" office:value="5615" calcext:value-type="float">
            <text:p>56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193H00M00S" calcext:value-type="time">
            <text:p>40193:00:00</text:p>
          </table:table-cell>
          <table:table-cell office:value-type="float" office:value="9968.6296" calcext:value-type="float">
            <text:p>9968.6296</text:p>
          </table:table-cell>
          <table:table-cell table:number-columns-repeated="2"/>
          <table:table-cell office:value-type="float" office:value="10032" calcext:value-type="float">
            <text:p>10032</text:p>
          </table:table-cell>
          <table:table-cell table:number-columns-repeated="2"/>
          <table:table-cell office:value-type="float" office:value="10032" calcext:value-type="float">
            <text:p>10032</text:p>
          </table:table-cell>
          <table:table-cell table:formula="of:=[.H136]-[.E136]" office:value-type="float" office:value="0" calcext:value-type="float">
            <text:p>0</text:p>
          </table:table-cell>
          <table:table-cell/>
          <table:table-cell office:value-type="float" office:value="17925" calcext:value-type="float">
            <text:p>179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29H00M00S" calcext:value-type="time">
            <text:p>28829:00:00</text:p>
          </table:table-cell>
          <table:table-cell office:value-type="float" office:value="4599.9922" calcext:value-type="float">
            <text:p>4599.9922</text:p>
          </table:table-cell>
          <table:table-cell table:number-columns-repeated="2"/>
          <table:table-cell office:value-type="float" office:value="5362.9167" calcext:value-type="float">
            <text:p>5362.9167</text:p>
          </table:table-cell>
          <table:table-cell table:number-columns-repeated="2"/>
          <table:table-cell office:value-type="float" office:value="5362.9167" calcext:value-type="float">
            <text:p>5362.9167</text:p>
          </table:table-cell>
          <table:table-cell table:formula="of:=[.H137]-[.E137]" office:value-type="float" office:value="0" calcext:value-type="float">
            <text:p>0</text:p>
          </table:table-cell>
          <table:table-cell/>
          <table:table-cell office:value-type="float" office:value="6573" calcext:value-type="float">
            <text:p>65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093H00M00S" calcext:value-type="time">
            <text:p>25093:00:00</text:p>
          </table:table-cell>
          <table:table-cell office:value-type="float" office:value="6392.3176" calcext:value-type="float">
            <text:p>6392.3176</text:p>
          </table:table-cell>
          <table:table-cell table:number-columns-repeated="2"/>
          <table:table-cell office:value-type="float" office:value="7192.2117" calcext:value-type="float">
            <text:p>7192.2117</text:p>
          </table:table-cell>
          <table:table-cell table:number-columns-repeated="2"/>
          <table:table-cell office:value-type="float" office:value="7202.7795" calcext:value-type="float">
            <text:p>7202.7795</text:p>
          </table:table-cell>
          <table:table-cell table:formula="of:=[.H138]-[.E138]" office:value-type="float" office:value="10.5677999999998" calcext:value-type="float">
            <text:p>10.5678</text:p>
          </table:table-cell>
          <table:table-cell/>
          <table:table-cell office:value-type="float" office:value="9360" calcext:value-type="float">
            <text:p>93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081H00M00S" calcext:value-type="time">
            <text:p>44081:00:00</text:p>
          </table:table-cell>
          <table:table-cell office:value-type="float" office:value="16203.4432" calcext:value-type="float">
            <text:p>16203.4432</text:p>
          </table:table-cell>
          <table:table-cell table:number-columns-repeated="2"/>
          <table:table-cell office:value-type="float" office:value="16419.8229" calcext:value-type="float">
            <text:p>16419.8229</text:p>
          </table:table-cell>
          <table:table-cell table:number-columns-repeated="2"/>
          <table:table-cell office:value-type="float" office:value="16419.8229" calcext:value-type="float">
            <text:p>16419.8229</text:p>
          </table:table-cell>
          <table:table-cell table:formula="of:=[.H139]-[.E139]" office:value-type="float" office:value="0" calcext:value-type="float">
            <text:p>0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537H00M00S" calcext:value-type="time">
            <text:p>19537:00:00</text:p>
          </table:table-cell>
          <table:table-cell office:value-type="float" office:value="10656.2809" calcext:value-type="float">
            <text:p>10656.2809</text:p>
          </table:table-cell>
          <table:table-cell table:number-columns-repeated="2"/>
          <table:table-cell office:value-type="float" office:value="11093.7413" calcext:value-type="float">
            <text:p>11093.7413</text:p>
          </table:table-cell>
          <table:table-cell table:number-columns-repeated="2"/>
          <table:table-cell office:value-type="float" office:value="11100.0684" calcext:value-type="float">
            <text:p>11100.0684</text:p>
          </table:table-cell>
          <table:table-cell table:formula="of:=[.H140]-[.E140]" office:value-type="float" office:value="6.32710000000043" calcext:value-type="float">
            <text:p>6.3271</text:p>
          </table:table-cell>
          <table:table-cell/>
          <table:table-cell office:value-type="float" office:value="14812" calcext:value-type="float">
            <text:p>148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489H00M00S" calcext:value-type="time">
            <text:p>58489:00:00</text:p>
          </table:table-cell>
          <table:table-cell office:value-type="float" office:value="7498.7222" calcext:value-type="float">
            <text:p>7498.7222</text:p>
          </table:table-cell>
          <table:table-cell table:number-columns-repeated="2"/>
          <table:table-cell office:value-type="float" office:value="8121.25" calcext:value-type="float">
            <text:p>8121.25</text:p>
          </table:table-cell>
          <table:table-cell table:number-columns-repeated="2"/>
          <table:table-cell office:value-type="float" office:value="8121.25" calcext:value-type="float">
            <text:p>8121.25</text:p>
          </table:table-cell>
          <table:table-cell table:formula="of:=[.H141]-[.E141]" office:value-type="float" office:value="0" calcext:value-type="float">
            <text:p>0</text:p>
          </table:table-cell>
          <table:table-cell/>
          <table:table-cell office:value-type="float" office:value="10729" calcext:value-type="float">
            <text:p>107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740H00M00S" calcext:value-type="time">
            <text:p>34740:00:00</text:p>
          </table:table-cell>
          <table:table-cell office:value-type="float" office:value="12145.1979" calcext:value-type="float">
            <text:p>12145.1979</text:p>
          </table:table-cell>
          <table:table-cell table:number-columns-repeated="2"/>
          <table:table-cell office:value-type="float" office:value="12791.6731" calcext:value-type="float">
            <text:p>12791.6731</text:p>
          </table:table-cell>
          <table:table-cell table:number-columns-repeated="2"/>
          <table:table-cell office:value-type="float" office:value="12794.3744" calcext:value-type="float">
            <text:p>12794.3744</text:p>
          </table:table-cell>
          <table:table-cell table:formula="of:=[.H142]-[.E142]" office:value-type="float" office:value="2.70130000000063" calcext:value-type="float">
            <text:p>2.7013</text:p>
          </table:table-cell>
          <table:table-cell/>
          <table:table-cell office:value-type="float" office:value="19477" calcext:value-type="float">
            <text:p>194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894H00M00S" calcext:value-type="time">
            <text:p>8894:00:00</text:p>
          </table:table-cell>
          <table:table-cell office:value-type="float" office:value="7549.1765" calcext:value-type="float">
            <text:p>7549.1765</text:p>
          </table:table-cell>
          <table:table-cell table:number-columns-repeated="2"/>
          <table:table-cell office:value-type="float" office:value="7694.05" calcext:value-type="float">
            <text:p>7694.05</text:p>
          </table:table-cell>
          <table:table-cell table:number-columns-repeated="2"/>
          <table:table-cell office:value-type="float" office:value="7694.05" calcext:value-type="float">
            <text:p>7694.05</text:p>
          </table:table-cell>
          <table:table-cell table:formula="of:=[.H143]-[.E143]" office:value-type="float" office:value="0" calcext:value-type="float">
            <text:p>0</text:p>
          </table:table-cell>
          <table:table-cell/>
          <table:table-cell office:value-type="float" office:value="11263" calcext:value-type="float">
            <text:p>112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622H00M00S" calcext:value-type="time">
            <text:p>24622:00:00</text:p>
          </table:table-cell>
          <table:table-cell office:value-type="float" office:value="11212.375" calcext:value-type="float">
            <text:p>11212.375</text:p>
          </table:table-cell>
          <table:table-cell table:number-columns-repeated="2"/>
          <table:table-cell office:value-type="float" office:value="11212.375" calcext:value-type="float">
            <text:p>11212.375</text:p>
          </table:table-cell>
          <table:table-cell table:number-columns-repeated="2"/>
          <table:table-cell office:value-type="float" office:value="11212.375" calcext:value-type="float">
            <text:p>11212.375</text:p>
          </table:table-cell>
          <table:table-cell table:formula="of:=[.H144]-[.E144]" office:value-type="float" office:value="0" calcext:value-type="float">
            <text:p>0</text:p>
          </table:table-cell>
          <table:table-cell/>
          <table:table-cell office:value-type="float" office:value="17395" calcext:value-type="float">
            <text:p>173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888H00M00S" calcext:value-type="time">
            <text:p>43888:00:00</text:p>
          </table:table-cell>
          <table:table-cell office:value-type="float" office:value="8674.5768" calcext:value-type="float">
            <text:p>8674.5768</text:p>
          </table:table-cell>
          <table:table-cell table:number-columns-repeated="2"/>
          <table:table-cell office:value-type="float" office:value="9968.5026" calcext:value-type="float">
            <text:p>9968.5026</text:p>
          </table:table-cell>
          <table:table-cell table:number-columns-repeated="2"/>
          <table:table-cell office:value-type="float" office:value="10011.4359" calcext:value-type="float">
            <text:p>10011.4359</text:p>
          </table:table-cell>
          <table:table-cell table:formula="of:=[.H145]-[.E145]" office:value-type="float" office:value="42.9333000000006" calcext:value-type="float">
            <text:p>42.9333</text:p>
          </table:table-cell>
          <table:table-cell/>
          <table:table-cell office:value-type="float" office:value="14533" calcext:value-type="float">
            <text:p>14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15H00M00S" calcext:value-type="time">
            <text:p>2315:00:00</text:p>
          </table:table-cell>
          <table:table-cell office:value-type="float" office:value="8903" calcext:value-type="float">
            <text:p>8903</text:p>
          </table:table-cell>
          <table:table-cell table:number-columns-repeated="2"/>
          <table:table-cell office:value-type="float" office:value="8903" calcext:value-type="float">
            <text:p>8903</text:p>
          </table:table-cell>
          <table:table-cell table:number-columns-repeated="2"/>
          <table:table-cell office:value-type="float" office:value="8903" calcext:value-type="float">
            <text:p>8903</text:p>
          </table:table-cell>
          <table:table-cell table:formula="of:=[.H146]-[.E146]" office:value-type="float" office:value="0" calcext:value-type="float">
            <text:p>0</text:p>
          </table:table-cell>
          <table:table-cell/>
          <table:table-cell office:value-type="float" office:value="9494" calcext:value-type="float">
            <text:p>94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024H00M00S" calcext:value-type="time">
            <text:p>22024:00:00</text:p>
          </table:table-cell>
          <table:table-cell office:value-type="float" office:value="10342.6451" calcext:value-type="float">
            <text:p>10342.6451</text:p>
          </table:table-cell>
          <table:table-cell table:number-columns-repeated="2"/>
          <table:table-cell office:value-type="float" office:value="11605.9466" calcext:value-type="float">
            <text:p>11605.9466</text:p>
          </table:table-cell>
          <table:table-cell table:number-columns-repeated="2"/>
          <table:table-cell office:value-type="float" office:value="11680.4713" calcext:value-type="float">
            <text:p>11680.4713</text:p>
          </table:table-cell>
          <table:table-cell table:formula="of:=[.H147]-[.E147]" office:value-type="float" office:value="74.5246999999999" calcext:value-type="float">
            <text:p>74.5247</text:p>
          </table:table-cell>
          <table:table-cell/>
          <table:table-cell office:value-type="float" office:value="15136" calcext:value-type="float">
            <text:p>151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251H00M00S" calcext:value-type="time">
            <text:p>11251:00:00</text:p>
          </table:table-cell>
          <table:table-cell office:value-type="float" office:value="6108.3406" calcext:value-type="float">
            <text:p>6108.3406</text:p>
          </table:table-cell>
          <table:table-cell table:number-columns-repeated="2"/>
          <table:table-cell office:value-type="float" office:value="6154.965" calcext:value-type="float">
            <text:p>6154.965</text:p>
          </table:table-cell>
          <table:table-cell table:number-columns-repeated="2"/>
          <table:table-cell office:value-type="float" office:value="6163.958" calcext:value-type="float">
            <text:p>6163.958</text:p>
          </table:table-cell>
          <table:table-cell table:formula="of:=[.H148]-[.E148]" office:value-type="float" office:value="8.99299999999948" calcext:value-type="float">
            <text:p>8.993</text:p>
          </table:table-cell>
          <table:table-cell/>
          <table:table-cell office:value-type="float" office:value="6722" calcext:value-type="float">
            <text:p>67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162H00M00S" calcext:value-type="time">
            <text:p>9162:00:00</text:p>
          </table:table-cell>
          <table:table-cell office:value-type="float" office:value="7963.1865" calcext:value-type="float">
            <text:p>7963.1865</text:p>
          </table:table-cell>
          <table:table-cell table:number-columns-repeated="2"/>
          <table:table-cell office:value-type="float" office:value="8243.9713" calcext:value-type="float">
            <text:p>8243.9713</text:p>
          </table:table-cell>
          <table:table-cell table:number-columns-repeated="2"/>
          <table:table-cell office:value-type="float" office:value="8244.7391" calcext:value-type="float">
            <text:p>8244.7391</text:p>
          </table:table-cell>
          <table:table-cell table:formula="of:=[.H149]-[.E149]" office:value-type="float" office:value="0.767800000001444" calcext:value-type="float">
            <text:p>0.7678</text:p>
          </table:table-cell>
          <table:table-cell/>
          <table:table-cell office:value-type="float" office:value="10986" calcext:value-type="float">
            <text:p>109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049H00M00S" calcext:value-type="time">
            <text:p>62049:00:00</text:p>
          </table:table-cell>
          <table:table-cell office:value-type="float" office:value="11383.4667" calcext:value-type="float">
            <text:p>11383.4667</text:p>
          </table:table-cell>
          <table:table-cell table:number-columns-repeated="2"/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11384" calcext:value-type="float">
            <text:p>11384</text:p>
          </table:table-cell>
          <table:table-cell table:formula="of:=[.H150]-[.E150]" office:value-type="float" office:value="0" calcext:value-type="float">
            <text:p>0</text:p>
          </table:table-cell>
          <table:table-cell/>
          <table:table-cell office:value-type="float" office:value="14343" calcext:value-type="float">
            <text:p>143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1H00M00S" calcext:value-type="time">
            <text:p>551:00:00</text:p>
          </table:table-cell>
          <table:table-cell office:value-type="float" office:value="7068.8545" calcext:value-type="float">
            <text:p>7068.8545</text:p>
          </table:table-cell>
          <table:table-cell table:number-columns-repeated="2"/>
          <table:table-cell office:value-type="float" office:value="7645.6585" calcext:value-type="float">
            <text:p>7645.6585</text:p>
          </table:table-cell>
          <table:table-cell table:number-columns-repeated="2"/>
          <table:table-cell office:value-type="float" office:value="7648.1528" calcext:value-type="float">
            <text:p>7648.1528</text:p>
          </table:table-cell>
          <table:table-cell table:formula="of:=[.H151]-[.E151]" office:value-type="float" office:value="2.49430000000029" calcext:value-type="float">
            <text:p>2.4943</text:p>
          </table:table-cell>
          <table:table-cell/>
          <table:table-cell office:value-type="float" office:value="9909" calcext:value-type="float">
            <text:p>99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757H00M00S" calcext:value-type="time">
            <text:p>28757:00:00</text:p>
          </table:table-cell>
          <table:table-cell office:value-type="float" office:value="5084.1991" calcext:value-type="float">
            <text:p>5084.1991</text:p>
          </table:table-cell>
          <table:table-cell table:number-columns-repeated="2"/>
          <table:table-cell office:value-type="float" office:value="5949.6437" calcext:value-type="float">
            <text:p>5949.6437</text:p>
          </table:table-cell>
          <table:table-cell table:number-columns-repeated="2"/>
          <table:table-cell office:value-type="float" office:value="5949.6437" calcext:value-type="float">
            <text:p>5949.6437</text:p>
          </table:table-cell>
          <table:table-cell table:formula="of:=[.H152]-[.E152]" office:value-type="float" office:value="0" calcext:value-type="float">
            <text:p>0</text:p>
          </table:table-cell>
          <table:table-cell/>
          <table:table-cell office:value-type="float" office:value="8128" calcext:value-type="float">
            <text:p>81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116H00M00S" calcext:value-type="time">
            <text:p>32116:00:00</text:p>
          </table:table-cell>
          <table:table-cell office:value-type="float" office:value="8890.3989" calcext:value-type="float">
            <text:p>8890.3989</text:p>
          </table:table-cell>
          <table:table-cell table:number-columns-repeated="2"/>
          <table:table-cell office:value-type="float" office:value="9512.1092" calcext:value-type="float">
            <text:p>9512.1092</text:p>
          </table:table-cell>
          <table:table-cell table:number-columns-repeated="2"/>
          <table:table-cell office:value-type="float" office:value="9516.5033" calcext:value-type="float">
            <text:p>9516.5033</text:p>
          </table:table-cell>
          <table:table-cell table:formula="of:=[.H153]-[.E153]" office:value-type="float" office:value="4.39409999999953" calcext:value-type="float">
            <text:p>4.3941</text:p>
          </table:table-cell>
          <table:table-cell/>
          <table:table-cell office:value-type="float" office:value="12116" calcext:value-type="float">
            <text:p>121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233H00M00S" calcext:value-type="time">
            <text:p>41233:00:00</text:p>
          </table:table-cell>
          <table:table-cell office:value-type="float" office:value="9301.0294" calcext:value-type="float">
            <text:p>9301.0294</text:p>
          </table:table-cell>
          <table:table-cell table:number-columns-repeated="2"/>
          <table:table-cell office:value-type="float" office:value="10241.4188" calcext:value-type="float">
            <text:p>10241.4188</text:p>
          </table:table-cell>
          <table:table-cell table:number-columns-repeated="2"/>
          <table:table-cell office:value-type="float" office:value="10252" calcext:value-type="float">
            <text:p>10252</text:p>
          </table:table-cell>
          <table:table-cell table:formula="of:=[.H154]-[.E154]" office:value-type="float" office:value="10.5812000000005" calcext:value-type="float">
            <text:p>10.5812</text:p>
          </table:table-cell>
          <table:table-cell/>
          <table:table-cell office:value-type="float" office:value="14670" calcext:value-type="float">
            <text:p>1467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05:.B154])" office:value-type="float" office:value="8657.54655" calcext:value-type="float">
            <text:p>8657.54655</text:p>
          </table:table-cell>
          <table:table-cell table:style-name="ce4" table:number-columns-repeated="2"/>
          <table:table-cell table:style-name="ce4" table:formula="of:=AVERAGE([.E105:.E154])" office:value-type="float" office:value="9171.618802" calcext:value-type="float">
            <text:p>9171.618802</text:p>
          </table:table-cell>
          <table:table-cell table:style-name="ce4" table:number-columns-repeated="2"/>
          <table:table-cell table:style-name="ce4" table:formula="of:=AVERAGE([.H105:.H154])" office:value-type="float" office:value="9177.882482" calcext:value-type="float">
            <text:p>9177.882482</text:p>
          </table:table-cell>
          <table:table-cell table:formula="of:=[.H155]-[.E155]" office:value-type="float" office:value="6.26367999999638" calcext:value-type="float">
            <text:p>6.26368</text:p>
          </table:table-cell>
          <table:table-cell table:style-name="ce4"/>
          <table:table-cell table:style-name="ce4" table:formula="of:=AVERAGE([.K105:.K154])" office:value-type="float" office:value="12274.3" calcext:value-type="float">
            <text:p>12274.3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156]-[.E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9033H00M00S" calcext:value-type="time">
            <text:p>9033:00:00</text:p>
          </table:table-cell>
          <table:table-cell table:style-name="ce5" office:value-type="float" office:value="13874.8342" calcext:value-type="float">
            <text:p>13874.8342</text:p>
          </table:table-cell>
          <table:table-cell table:style-name="ce5" table:number-columns-repeated="2"/>
          <table:table-cell table:style-name="ce5" office:value-type="float" office:value="15067.4725" calcext:value-type="float">
            <text:p>15067.4725</text:p>
          </table:table-cell>
          <table:table-cell table:style-name="ce5" table:number-columns-repeated="2"/>
          <table:table-cell table:style-name="ce5" office:value-type="float" office:value="15191" calcext:value-type="float">
            <text:p>15191</text:p>
          </table:table-cell>
          <table:table-cell table:formula="of:=[.H157]-[.E157]" office:value-type="float" office:value="123.5275" calcext:value-type="float">
            <text:p>123.5275</text:p>
          </table:table-cell>
          <table:table-cell table:style-name="ce5"/>
          <table:table-cell table:style-name="ce5" office:value-type="float" office:value="18349" calcext:value-type="float">
            <text:p>18349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31575H00M00S" calcext:value-type="time">
            <text:p>31575:00:00</text:p>
          </table:table-cell>
          <table:table-cell office:value-type="float" office:value="16607.952" calcext:value-type="float">
            <text:p>16607.952</text:p>
          </table:table-cell>
          <table:table-cell table:number-columns-repeated="2"/>
          <table:table-cell office:value-type="float" office:value="17516.6667" calcext:value-type="float">
            <text:p>17516.6667</text:p>
          </table:table-cell>
          <table:table-cell table:number-columns-repeated="2"/>
          <table:table-cell office:value-type="float" office:value="17516.6667" calcext:value-type="float">
            <text:p>17516.6667</text:p>
          </table:table-cell>
          <table:table-cell table:formula="of:=[.H158]-[.E158]" office:value-type="float" office:value="0" calcext:value-type="float">
            <text:p>0</text:p>
          </table:table-cell>
          <table:table-cell/>
          <table:table-cell office:value-type="float" office:value="20520" calcext:value-type="float">
            <text:p>205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020H00M00S" calcext:value-type="time">
            <text:p>44020:00:00</text:p>
          </table:table-cell>
          <table:table-cell office:value-type="float" office:value="21375.1176" calcext:value-type="float">
            <text:p>21375.1176</text:p>
          </table:table-cell>
          <table:table-cell table:number-columns-repeated="2"/>
          <table:table-cell office:value-type="float" office:value="22201" calcext:value-type="float">
            <text:p>22201</text:p>
          </table:table-cell>
          <table:table-cell table:number-columns-repeated="2"/>
          <table:table-cell office:value-type="float" office:value="22201" calcext:value-type="float">
            <text:p>22201</text:p>
          </table:table-cell>
          <table:table-cell table:formula="of:=[.H159]-[.E159]" office:value-type="float" office:value="0" calcext:value-type="float">
            <text:p>0</text:p>
          </table:table-cell>
          <table:table-cell/>
          <table:table-cell office:value-type="float" office:value="24851" calcext:value-type="float">
            <text:p>248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89H00M00S" calcext:value-type="time">
            <text:p>4989:00:00</text:p>
          </table:table-cell>
          <table:table-cell office:value-type="float" office:value="19159.9968" calcext:value-type="float">
            <text:p>19159.9968</text:p>
          </table:table-cell>
          <table:table-cell table:number-columns-repeated="2"/>
          <table:table-cell office:value-type="float" office:value="19712.496" calcext:value-type="float">
            <text:p>19712.496</text:p>
          </table:table-cell>
          <table:table-cell table:number-columns-repeated="2"/>
          <table:table-cell office:value-type="float" office:value="19750.1368" calcext:value-type="float">
            <text:p>19750.1368</text:p>
          </table:table-cell>
          <table:table-cell table:formula="of:=[.H160]-[.E160]" office:value-type="float" office:value="37.640800000001" calcext:value-type="float">
            <text:p>37.6408</text:p>
          </table:table-cell>
          <table:table-cell/>
          <table:table-cell office:value-type="float" office:value="26789" calcext:value-type="float">
            <text:p>267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22H00M00S" calcext:value-type="time">
            <text:p>5622:00:00</text:p>
          </table:table-cell>
          <table:table-cell office:value-type="float" office:value="12884.0777" calcext:value-type="float">
            <text:p>12884.0777</text:p>
          </table:table-cell>
          <table:table-cell table:number-columns-repeated="2"/>
          <table:table-cell office:value-type="float" office:value="14258.9208" calcext:value-type="float">
            <text:p>14258.9208</text:p>
          </table:table-cell>
          <table:table-cell table:number-columns-repeated="2"/>
          <table:table-cell office:value-type="float" office:value="14258.985" calcext:value-type="float">
            <text:p>14258.985</text:p>
          </table:table-cell>
          <table:table-cell table:formula="of:=[.H161]-[.E161]" office:value-type="float" office:value="0.0642000000007101" calcext:value-type="float">
            <text:p>0.0642</text:p>
          </table:table-cell>
          <table:table-cell/>
          <table:table-cell office:value-type="float" office:value="22667" calcext:value-type="float">
            <text:p>226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523H00M00S" calcext:value-type="time">
            <text:p>17523:00:00</text:p>
          </table:table-cell>
          <table:table-cell office:value-type="float" office:value="14363.0011" calcext:value-type="float">
            <text:p>14363.0011</text:p>
          </table:table-cell>
          <table:table-cell table:number-columns-repeated="2"/>
          <table:table-cell office:value-type="float" office:value="15488.28" calcext:value-type="float">
            <text:p>15488.28</text:p>
          </table:table-cell>
          <table:table-cell table:number-columns-repeated="2"/>
          <table:table-cell office:value-type="float" office:value="15494.8536" calcext:value-type="float">
            <text:p>15494.8536</text:p>
          </table:table-cell>
          <table:table-cell table:formula="of:=[.H162]-[.E162]" office:value-type="float" office:value="6.57359999999972" calcext:value-type="float">
            <text:p>6.5736</text:p>
          </table:table-cell>
          <table:table-cell/>
          <table:table-cell office:value-type="float" office:value="17719" calcext:value-type="float">
            <text:p>177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296H00M00S" calcext:value-type="time">
            <text:p>20296:00:00</text:p>
          </table:table-cell>
          <table:table-cell office:value-type="float" office:value="7953.456" calcext:value-type="float">
            <text:p>7953.456</text:p>
          </table:table-cell>
          <table:table-cell table:number-columns-repeated="2"/>
          <table:table-cell office:value-type="float" office:value="8864.6857" calcext:value-type="float">
            <text:p>8864.6857</text:p>
          </table:table-cell>
          <table:table-cell table:number-columns-repeated="2"/>
          <table:table-cell office:value-type="float" office:value="8864.6857" calcext:value-type="float">
            <text:p>8864.6857</text:p>
          </table:table-cell>
          <table:table-cell table:formula="of:=[.H163]-[.E163]" office:value-type="float" office:value="0" calcext:value-type="float">
            <text:p>0</text:p>
          </table:table-cell>
          <table:table-cell/>
          <table:table-cell office:value-type="float" office:value="12762" calcext:value-type="float">
            <text:p>127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983H00M00S" calcext:value-type="time">
            <text:p>31983:00:00</text:p>
          </table:table-cell>
          <table:table-cell office:value-type="float" office:value="4016.7785" calcext:value-type="float">
            <text:p>4016.7785</text:p>
          </table:table-cell>
          <table:table-cell table:number-columns-repeated="2"/>
          <table:table-cell office:value-type="float" office:value="4142.2961" calcext:value-type="float">
            <text:p>4142.2961</text:p>
          </table:table-cell>
          <table:table-cell table:number-columns-repeated="2"/>
          <table:table-cell office:value-type="float" office:value="4143.4013" calcext:value-type="float">
            <text:p>4143.4013</text:p>
          </table:table-cell>
          <table:table-cell table:formula="of:=[.H164]-[.E164]" office:value-type="float" office:value="1.10520000000088" calcext:value-type="float">
            <text:p>1.1052</text:p>
          </table:table-cell>
          <table:table-cell/>
          <table:table-cell office:value-type="float" office:value="4637" calcext:value-type="float">
            <text:p>46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011H00M00S" calcext:value-type="time">
            <text:p>60011:00:00</text:p>
          </table:table-cell>
          <table:table-cell office:value-type="float" office:value="5011" calcext:value-type="float">
            <text:p>5011</text:p>
          </table:table-cell>
          <table:table-cell table:number-columns-repeated="2"/>
          <table:table-cell office:value-type="float" office:value="5035.3333" calcext:value-type="float">
            <text:p>5035.3333</text:p>
          </table:table-cell>
          <table:table-cell table:number-columns-repeated="2"/>
          <table:table-cell office:value-type="float" office:value="5035.3333" calcext:value-type="float">
            <text:p>5035.3333</text:p>
          </table:table-cell>
          <table:table-cell table:formula="of:=[.H165]-[.E165]" office:value-type="float" office:value="0" calcext:value-type="float">
            <text:p>0</text:p>
          </table:table-cell>
          <table:table-cell/>
          <table:table-cell office:value-type="float" office:value="5959" calcext:value-type="float">
            <text:p>59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084H00M00S" calcext:value-type="time">
            <text:p>8084:00:00</text:p>
          </table:table-cell>
          <table:table-cell office:value-type="float" office:value="17718.7799" calcext:value-type="float">
            <text:p>17718.7799</text:p>
          </table:table-cell>
          <table:table-cell table:number-columns-repeated="2"/>
          <table:table-cell office:value-type="float" office:value="18584.7319" calcext:value-type="float">
            <text:p>18584.7319</text:p>
          </table:table-cell>
          <table:table-cell table:number-columns-repeated="2"/>
          <table:table-cell office:value-type="float" office:value="18603.25" calcext:value-type="float">
            <text:p>18603.25</text:p>
          </table:table-cell>
          <table:table-cell table:formula="of:=[.H166]-[.E166]" office:value-type="float" office:value="18.5181000000011" calcext:value-type="float">
            <text:p>18.5181</text:p>
          </table:table-cell>
          <table:table-cell/>
          <table:table-cell office:value-type="float" office:value="21984" calcext:value-type="float">
            <text:p>219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180H00M00S" calcext:value-type="time">
            <text:p>49180:00:00</text:p>
          </table:table-cell>
          <table:table-cell office:value-type="float" office:value="20359.0341" calcext:value-type="float">
            <text:p>20359.0341</text:p>
          </table:table-cell>
          <table:table-cell table:number-columns-repeated="2"/>
          <table:table-cell office:value-type="float" office:value="22279.6233" calcext:value-type="float">
            <text:p>22279.6233</text:p>
          </table:table-cell>
          <table:table-cell table:number-columns-repeated="2"/>
          <table:table-cell office:value-type="float" office:value="22365.1278" calcext:value-type="float">
            <text:p>22365.1278</text:p>
          </table:table-cell>
          <table:table-cell table:formula="of:=[.H167]-[.E167]" office:value-type="float" office:value="85.5044999999991" calcext:value-type="float">
            <text:p>85.5045</text:p>
          </table:table-cell>
          <table:table-cell/>
          <table:table-cell office:value-type="float" office:value="24859" calcext:value-type="float">
            <text:p>248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790H00M00S" calcext:value-type="time">
            <text:p>10790:00:00</text:p>
          </table:table-cell>
          <table:table-cell office:value-type="float" office:value="3303.25" calcext:value-type="float">
            <text:p>3303.25</text:p>
          </table:table-cell>
          <table:table-cell table:number-columns-repeated="2"/>
          <table:table-cell office:value-type="float" office:value="3303.25" calcext:value-type="float">
            <text:p>3303.25</text:p>
          </table:table-cell>
          <table:table-cell table:number-columns-repeated="2"/>
          <table:table-cell office:value-type="float" office:value="3303.25" calcext:value-type="float">
            <text:p>3303.25</text:p>
          </table:table-cell>
          <table:table-cell table:formula="of:=[.H168]-[.E168]" office:value-type="float" office:value="0" calcext:value-type="float">
            <text:p>0</text:p>
          </table:table-cell>
          <table:table-cell/>
          <table:table-cell office:value-type="float" office:value="3572" calcext:value-type="float">
            <text:p>35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56H00M00S" calcext:value-type="time">
            <text:p>3056:00:00</text:p>
          </table:table-cell>
          <table:table-cell office:value-type="float" office:value="11366.1471" calcext:value-type="float">
            <text:p>11366.1471</text:p>
          </table:table-cell>
          <table:table-cell table:number-columns-repeated="2"/>
          <table:table-cell office:value-type="float" office:value="11949.3272" calcext:value-type="float">
            <text:p>11949.3272</text:p>
          </table:table-cell>
          <table:table-cell table:number-columns-repeated="2"/>
          <table:table-cell office:value-type="float" office:value="11950.5916" calcext:value-type="float">
            <text:p>11950.5916</text:p>
          </table:table-cell>
          <table:table-cell table:formula="of:=[.H169]-[.E169]" office:value-type="float" office:value="1.26440000000002" calcext:value-type="float">
            <text:p>1.2644</text:p>
          </table:table-cell>
          <table:table-cell/>
          <table:table-cell office:value-type="float" office:value="18365" calcext:value-type="float">
            <text:p>183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576H00M00S" calcext:value-type="time">
            <text:p>19576:00:00</text:p>
          </table:table-cell>
          <table:table-cell office:value-type="float" office:value="8817.0425" calcext:value-type="float">
            <text:p>8817.0425</text:p>
          </table:table-cell>
          <table:table-cell table:number-columns-repeated="2"/>
          <table:table-cell office:value-type="float" office:value="9145.625" calcext:value-type="float">
            <text:p>9145.625</text:p>
          </table:table-cell>
          <table:table-cell table:number-columns-repeated="2"/>
          <table:table-cell office:value-type="float" office:value="9145.625" calcext:value-type="float">
            <text:p>9145.625</text:p>
          </table:table-cell>
          <table:table-cell table:formula="of:=[.H170]-[.E170]" office:value-type="float" office:value="0" calcext:value-type="float">
            <text:p>0</text:p>
          </table:table-cell>
          <table:table-cell/>
          <table:table-cell office:value-type="float" office:value="13486" calcext:value-type="float">
            <text:p>134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73H00M00S" calcext:value-type="time">
            <text:p>2873:00:00</text:p>
          </table:table-cell>
          <table:table-cell office:value-type="float" office:value="15005.663" calcext:value-type="float">
            <text:p>15005.663</text:p>
          </table:table-cell>
          <table:table-cell table:number-columns-repeated="2"/>
          <table:table-cell office:value-type="float" office:value="15430.0227" calcext:value-type="float">
            <text:p>15430.0227</text:p>
          </table:table-cell>
          <table:table-cell table:number-columns-repeated="2"/>
          <table:table-cell office:value-type="float" office:value="15517.5208" calcext:value-type="float">
            <text:p>15517.5208</text:p>
          </table:table-cell>
          <table:table-cell table:formula="of:=[.H171]-[.E171]" office:value-type="float" office:value="87.4981000000007" calcext:value-type="float">
            <text:p>87.4981</text:p>
          </table:table-cell>
          <table:table-cell/>
          <table:table-cell office:value-type="float" office:value="19069" calcext:value-type="float">
            <text:p>190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915H00M00S" calcext:value-type="time">
            <text:p>15915:00:00</text:p>
          </table:table-cell>
          <table:table-cell office:value-type="float" office:value="15268.6936" calcext:value-type="float">
            <text:p>15268.6936</text:p>
          </table:table-cell>
          <table:table-cell table:number-columns-repeated="2"/>
          <table:table-cell office:value-type="float" office:value="17311.2971" calcext:value-type="float">
            <text:p>17311.2971</text:p>
          </table:table-cell>
          <table:table-cell table:number-columns-repeated="2"/>
          <table:table-cell office:value-type="float" office:value="17362.3348" calcext:value-type="float">
            <text:p>17362.3348</text:p>
          </table:table-cell>
          <table:table-cell table:formula="of:=[.H172]-[.E172]" office:value-type="float" office:value="51.0377000000008" calcext:value-type="float">
            <text:p>51.0377</text:p>
          </table:table-cell>
          <table:table-cell/>
          <table:table-cell office:value-type="float" office:value="21956" calcext:value-type="float">
            <text:p>219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075H00M00S" calcext:value-type="time">
            <text:p>26075:00:00</text:p>
          </table:table-cell>
          <table:table-cell office:value-type="float" office:value="12056.0222" calcext:value-type="float">
            <text:p>12056.0222</text:p>
          </table:table-cell>
          <table:table-cell table:number-columns-repeated="2"/>
          <table:table-cell office:value-type="float" office:value="13029.7284" calcext:value-type="float">
            <text:p>13029.7284</text:p>
          </table:table-cell>
          <table:table-cell table:number-columns-repeated="2"/>
          <table:table-cell office:value-type="float" office:value="13038.0911" calcext:value-type="float">
            <text:p>13038.0911</text:p>
          </table:table-cell>
          <table:table-cell table:formula="of:=[.H173]-[.E173]" office:value-type="float" office:value="8.36269999999968" calcext:value-type="float">
            <text:p>8.3627</text:p>
          </table:table-cell>
          <table:table-cell/>
          <table:table-cell office:value-type="float" office:value="15081" calcext:value-type="float">
            <text:p>150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152H00M00S" calcext:value-type="time">
            <text:p>35152:00:00</text:p>
          </table:table-cell>
          <table:table-cell office:value-type="float" office:value="10817.0042" calcext:value-type="float">
            <text:p>10817.0042</text:p>
          </table:table-cell>
          <table:table-cell table:number-columns-repeated="2"/>
          <table:table-cell office:value-type="float" office:value="12352.0463" calcext:value-type="float">
            <text:p>12352.0463</text:p>
          </table:table-cell>
          <table:table-cell table:number-columns-repeated="2"/>
          <table:table-cell office:value-type="float" office:value="12366.717" calcext:value-type="float">
            <text:p>12366.717</text:p>
          </table:table-cell>
          <table:table-cell table:formula="of:=[.H174]-[.E174]" office:value-type="float" office:value="14.6707000000006" calcext:value-type="float">
            <text:p>14.6707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258H00M00S" calcext:value-type="time">
            <text:p>50258:00:00</text:p>
          </table:table-cell>
          <table:table-cell office:value-type="float" office:value="8769.1184" calcext:value-type="float">
            <text:p>8769.1184</text:p>
          </table:table-cell>
          <table:table-cell table:number-columns-repeated="2"/>
          <table:table-cell office:value-type="float" office:value="13459.6356" calcext:value-type="float">
            <text:p>13459.6356</text:p>
          </table:table-cell>
          <table:table-cell table:number-columns-repeated="2"/>
          <table:table-cell office:value-type="float" office:value="13460.8578" calcext:value-type="float">
            <text:p>13460.8578</text:p>
          </table:table-cell>
          <table:table-cell table:formula="of:=[.H175]-[.E175]" office:value-type="float" office:value="1.22220000000016" calcext:value-type="float">
            <text:p>1.2222</text:p>
          </table:table-cell>
          <table:table-cell/>
          <table:table-cell office:value-type="float" office:value="21051" calcext:value-type="float">
            <text:p>210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812H00M00S" calcext:value-type="time">
            <text:p>55812:00:00</text:p>
          </table:table-cell>
          <table:table-cell office:value-type="float" office:value="8465.6667" calcext:value-type="float">
            <text:p>8465.6667</text:p>
          </table:table-cell>
          <table:table-cell table:number-columns-repeated="2"/>
          <table:table-cell office:value-type="float" office:value="8904.8333" calcext:value-type="float">
            <text:p>8904.8333</text:p>
          </table:table-cell>
          <table:table-cell table:number-columns-repeated="2"/>
          <table:table-cell office:value-type="float" office:value="8904.8333" calcext:value-type="float">
            <text:p>8904.8333</text:p>
          </table:table-cell>
          <table:table-cell table:formula="of:=[.H176]-[.E176]" office:value-type="float" office:value="0" calcext:value-type="float">
            <text:p>0</text:p>
          </table:table-cell>
          <table:table-cell/>
          <table:table-cell office:value-type="float" office:value="12453" calcext:value-type="float">
            <text:p>124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129H00M00S" calcext:value-type="time">
            <text:p>26129:00:00</text:p>
          </table:table-cell>
          <table:table-cell office:value-type="float" office:value="8356.8854" calcext:value-type="float">
            <text:p>8356.8854</text:p>
          </table:table-cell>
          <table:table-cell table:number-columns-repeated="2"/>
          <table:table-cell office:value-type="float" office:value="8456.7976" calcext:value-type="float">
            <text:p>8456.7976</text:p>
          </table:table-cell>
          <table:table-cell table:number-columns-repeated="2"/>
          <table:table-cell office:value-type="float" office:value="8466.5" calcext:value-type="float">
            <text:p>8466.5</text:p>
          </table:table-cell>
          <table:table-cell table:formula="of:=[.H177]-[.E177]" office:value-type="float" office:value="9.70240000000013" calcext:value-type="float">
            <text:p>9.7024</text:p>
          </table:table-cell>
          <table:table-cell/>
          <table:table-cell office:value-type="float" office:value="12448" calcext:value-type="float">
            <text:p>124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590H00M00S" calcext:value-type="time">
            <text:p>20590:00:00</text:p>
          </table:table-cell>
          <table:table-cell office:value-type="float" office:value="12162.1283" calcext:value-type="float">
            <text:p>12162.1283</text:p>
          </table:table-cell>
          <table:table-cell table:number-columns-repeated="2"/>
          <table:table-cell office:value-type="float" office:value="13009.6483" calcext:value-type="float">
            <text:p>13009.6483</text:p>
          </table:table-cell>
          <table:table-cell table:number-columns-repeated="2"/>
          <table:table-cell office:value-type="float" office:value="13037.4201" calcext:value-type="float">
            <text:p>13037.4201</text:p>
          </table:table-cell>
          <table:table-cell table:formula="of:=[.H178]-[.E178]" office:value-type="float" office:value="27.7717999999986" calcext:value-type="float">
            <text:p>27.7718</text:p>
          </table:table-cell>
          <table:table-cell/>
          <table:table-cell office:value-type="float" office:value="16511" calcext:value-type="float">
            <text:p>165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049H00M00S" calcext:value-type="time">
            <text:p>12049:00:00</text:p>
          </table:table-cell>
          <table:table-cell office:value-type="float" office:value="11577.7373" calcext:value-type="float">
            <text:p>11577.7373</text:p>
          </table:table-cell>
          <table:table-cell table:number-columns-repeated="2"/>
          <table:table-cell office:value-type="float" office:value="12810.3475" calcext:value-type="float">
            <text:p>12810.3475</text:p>
          </table:table-cell>
          <table:table-cell table:number-columns-repeated="2"/>
          <table:table-cell office:value-type="float" office:value="12826.8475" calcext:value-type="float">
            <text:p>12826.8475</text:p>
          </table:table-cell>
          <table:table-cell table:formula="of:=[.H179]-[.E179]" office:value-type="float" office:value="16.5" calcext:value-type="float">
            <text:p>16.5</text:p>
          </table:table-cell>
          <table:table-cell/>
          <table:table-cell office:value-type="float" office:value="16050" calcext:value-type="float">
            <text:p>160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479H00M00S" calcext:value-type="time">
            <text:p>27479:00:00</text:p>
          </table:table-cell>
          <table:table-cell office:value-type="float" office:value="10457.0513" calcext:value-type="float">
            <text:p>10457.0513</text:p>
          </table:table-cell>
          <table:table-cell table:number-columns-repeated="2"/>
          <table:table-cell office:value-type="float" office:value="11002" calcext:value-type="float">
            <text:p>11002</text:p>
          </table:table-cell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[.H180]-[.E180]" office:value-type="float" office:value="0" calcext:value-type="float">
            <text:p>0</text:p>
          </table:table-cell>
          <table:table-cell/>
          <table:table-cell office:value-type="float" office:value="14265" calcext:value-type="float">
            <text:p>142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H00M00S" calcext:value-type="time">
            <text:p>42:00:00</text:p>
          </table:table-cell>
          <table:table-cell office:value-type="float" office:value="13730.3799" calcext:value-type="float">
            <text:p>13730.3799</text:p>
          </table:table-cell>
          <table:table-cell table:number-columns-repeated="2"/>
          <table:table-cell office:value-type="float" office:value="14495.6458" calcext:value-type="float">
            <text:p>14495.6458</text:p>
          </table:table-cell>
          <table:table-cell table:number-columns-repeated="2"/>
          <table:table-cell office:value-type="float" office:value="14495.6458" calcext:value-type="float">
            <text:p>14495.6458</text:p>
          </table:table-cell>
          <table:table-cell table:formula="of:=[.H181]-[.E181]" office:value-type="float" office:value="0" calcext:value-type="float">
            <text:p>0</text:p>
          </table:table-cell>
          <table:table-cell/>
          <table:table-cell office:value-type="float" office:value="21251" calcext:value-type="float">
            <text:p>212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949H00M00S" calcext:value-type="time">
            <text:p>9949:00:00</text:p>
          </table:table-cell>
          <table:table-cell office:value-type="float" office:value="11400.6324" calcext:value-type="float">
            <text:p>11400.6324</text:p>
          </table:table-cell>
          <table:table-cell table:number-columns-repeated="2"/>
          <table:table-cell office:value-type="float" office:value="13503.7165" calcext:value-type="float">
            <text:p>13503.7165</text:p>
          </table:table-cell>
          <table:table-cell table:number-columns-repeated="2"/>
          <table:table-cell office:value-type="float" office:value="13528.511" calcext:value-type="float">
            <text:p>13528.511</text:p>
          </table:table-cell>
          <table:table-cell table:formula="of:=[.H182]-[.E182]" office:value-type="float" office:value="24.7945" calcext:value-type="float">
            <text:p>24.7945</text:p>
          </table:table-cell>
          <table:table-cell/>
          <table:table-cell office:value-type="float" office:value="19650" calcext:value-type="float">
            <text:p>196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463H00M00S" calcext:value-type="time">
            <text:p>10463:00:00</text:p>
          </table:table-cell>
          <table:table-cell office:value-type="float" office:value="7254.2621" calcext:value-type="float">
            <text:p>7254.2621</text:p>
          </table:table-cell>
          <table:table-cell table:number-columns-repeated="2"/>
          <table:table-cell office:value-type="float" office:value="7900.9849" calcext:value-type="float">
            <text:p>7900.9849</text:p>
          </table:table-cell>
          <table:table-cell table:number-columns-repeated="2"/>
          <table:table-cell office:value-type="float" office:value="7907.1564" calcext:value-type="float">
            <text:p>7907.1564</text:p>
          </table:table-cell>
          <table:table-cell table:formula="of:=[.H183]-[.E183]" office:value-type="float" office:value="6.17149999999947" calcext:value-type="float">
            <text:p>6.1715</text:p>
          </table:table-cell>
          <table:table-cell/>
          <table:table-cell office:value-type="float" office:value="10620" calcext:value-type="float">
            <text:p>106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84H00M00S" calcext:value-type="time">
            <text:p>3684:00:00</text:p>
          </table:table-cell>
          <table:table-cell office:value-type="float" office:value="11205.5487" calcext:value-type="float">
            <text:p>11205.5487</text:p>
          </table:table-cell>
          <table:table-cell table:number-columns-repeated="2"/>
          <table:table-cell office:value-type="float" office:value="11348" calcext:value-type="float">
            <text:p>11348</text:p>
          </table:table-cell>
          <table:table-cell table:number-columns-repeated="2"/>
          <table:table-cell office:value-type="float" office:value="11348" calcext:value-type="float">
            <text:p>11348</text:p>
          </table:table-cell>
          <table:table-cell table:formula="of:=[.H184]-[.E184]" office:value-type="float" office:value="0" calcext:value-type="float">
            <text:p>0</text:p>
          </table:table-cell>
          <table:table-cell/>
          <table:table-cell office:value-type="float" office:value="16877" calcext:value-type="float">
            <text:p>168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854H00M00S" calcext:value-type="time">
            <text:p>9854:00:00</text:p>
          </table:table-cell>
          <table:table-cell office:value-type="float" office:value="20686.2237" calcext:value-type="float">
            <text:p>20686.2237</text:p>
          </table:table-cell>
          <table:table-cell table:number-columns-repeated="2"/>
          <table:table-cell office:value-type="float" office:value="22262.1403" calcext:value-type="float">
            <text:p>22262.1403</text:p>
          </table:table-cell>
          <table:table-cell table:number-columns-repeated="2"/>
          <table:table-cell office:value-type="float" office:value="22332.7697" calcext:value-type="float">
            <text:p>22332.7697</text:p>
          </table:table-cell>
          <table:table-cell table:formula="of:=[.H185]-[.E185]" office:value-type="float" office:value="70.6294000000016" calcext:value-type="float">
            <text:p>70.6294</text:p>
          </table:table-cell>
          <table:table-cell/>
          <table:table-cell office:value-type="float" office:value="27972" calcext:value-type="float">
            <text:p>279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311H00M00S" calcext:value-type="time">
            <text:p>12311:00:00</text:p>
          </table:table-cell>
          <table:table-cell office:value-type="float" office:value="13947.1388" calcext:value-type="float">
            <text:p>13947.1388</text:p>
          </table:table-cell>
          <table:table-cell table:number-columns-repeated="2"/>
          <table:table-cell office:value-type="float" office:value="14323.6111" calcext:value-type="float">
            <text:p>14323.6111</text:p>
          </table:table-cell>
          <table:table-cell table:number-columns-repeated="2"/>
          <table:table-cell office:value-type="float" office:value="14323.6111" calcext:value-type="float">
            <text:p>14323.6111</text:p>
          </table:table-cell>
          <table:table-cell table:formula="of:=[.H186]-[.E186]" office:value-type="float" office:value="0" calcext:value-type="float">
            <text:p>0</text:p>
          </table:table-cell>
          <table:table-cell/>
          <table:table-cell office:value-type="float" office:value="24841" calcext:value-type="float">
            <text:p>248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8H00M00S" calcext:value-type="time">
            <text:p>108:00:00</text:p>
          </table:table-cell>
          <table:table-cell office:value-type="float" office:value="10322.6767" calcext:value-type="float">
            <text:p>10322.6767</text:p>
          </table:table-cell>
          <table:table-cell table:number-columns-repeated="2"/>
          <table:table-cell office:value-type="float" office:value="12248.2798" calcext:value-type="float">
            <text:p>12248.2798</text:p>
          </table:table-cell>
          <table:table-cell table:number-columns-repeated="2"/>
          <table:table-cell office:value-type="float" office:value="12254.523" calcext:value-type="float">
            <text:p>12254.523</text:p>
          </table:table-cell>
          <table:table-cell table:formula="of:=[.H187]-[.E187]" office:value-type="float" office:value="6.24319999999898" calcext:value-type="float">
            <text:p>6.2432</text:p>
          </table:table-cell>
          <table:table-cell/>
          <table:table-cell office:value-type="float" office:value="18101" calcext:value-type="float">
            <text:p>181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222H00M00S" calcext:value-type="time">
            <text:p>44222:00:00</text:p>
          </table:table-cell>
          <table:table-cell office:value-type="float" office:value="10435.3653" calcext:value-type="float">
            <text:p>10435.3653</text:p>
          </table:table-cell>
          <table:table-cell table:number-columns-repeated="2"/>
          <table:table-cell office:value-type="float" office:value="10588.4745" calcext:value-type="float">
            <text:p>10588.4745</text:p>
          </table:table-cell>
          <table:table-cell table:number-columns-repeated="2"/>
          <table:table-cell office:value-type="float" office:value="10603.5543" calcext:value-type="float">
            <text:p>10603.5543</text:p>
          </table:table-cell>
          <table:table-cell table:formula="of:=[.H188]-[.E188]" office:value-type="float" office:value="15.0797999999995" calcext:value-type="float">
            <text:p>15.0798</text:p>
          </table:table-cell>
          <table:table-cell/>
          <table:table-cell office:value-type="float" office:value="12880" calcext:value-type="float">
            <text:p>128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226H00M00S" calcext:value-type="time">
            <text:p>45226:00:00</text:p>
          </table:table-cell>
          <table:table-cell office:value-type="float" office:value="8212.0716" calcext:value-type="float">
            <text:p>8212.0716</text:p>
          </table:table-cell>
          <table:table-cell table:number-columns-repeated="2"/>
          <table:table-cell office:value-type="float" office:value="8410.25" calcext:value-type="float">
            <text:p>8410.25</text:p>
          </table:table-cell>
          <table:table-cell table:number-columns-repeated="2"/>
          <table:table-cell office:value-type="float" office:value="8411.3611" calcext:value-type="float">
            <text:p>8411.3611</text:p>
          </table:table-cell>
          <table:table-cell table:formula="of:=[.H189]-[.E189]" office:value-type="float" office:value="1.11110000000008" calcext:value-type="float">
            <text:p>1.1111</text:p>
          </table:table-cell>
          <table:table-cell/>
          <table:table-cell office:value-type="float" office:value="9486" calcext:value-type="float">
            <text:p>94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223H00M00S" calcext:value-type="time">
            <text:p>40223:00:00</text:p>
          </table:table-cell>
          <table:table-cell office:value-type="float" office:value="10374.0238" calcext:value-type="float">
            <text:p>10374.0238</text:p>
          </table:table-cell>
          <table:table-cell table:number-columns-repeated="2"/>
          <table:table-cell office:value-type="float" office:value="11486.6355" calcext:value-type="float">
            <text:p>11486.6355</text:p>
          </table:table-cell>
          <table:table-cell table:number-columns-repeated="2"/>
          <table:table-cell office:value-type="float" office:value="11519.4329" calcext:value-type="float">
            <text:p>11519.4329</text:p>
          </table:table-cell>
          <table:table-cell table:formula="of:=[.H190]-[.E190]" office:value-type="float" office:value="32.7973999999995" calcext:value-type="float">
            <text:p>32.7974</text:p>
          </table:table-cell>
          <table:table-cell/>
          <table:table-cell office:value-type="float" office:value="15591" calcext:value-type="float">
            <text:p>155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67H00M00S" calcext:value-type="time">
            <text:p>3567:00:00</text:p>
          </table:table-cell>
          <table:table-cell office:value-type="float" office:value="12174.9334" calcext:value-type="float">
            <text:p>12174.9334</text:p>
          </table:table-cell>
          <table:table-cell table:number-columns-repeated="2"/>
          <table:table-cell office:value-type="float" office:value="12498.6472" calcext:value-type="float">
            <text:p>12498.6472</text:p>
          </table:table-cell>
          <table:table-cell table:number-columns-repeated="2"/>
          <table:table-cell office:value-type="float" office:value="12528.3712" calcext:value-type="float">
            <text:p>12528.3712</text:p>
          </table:table-cell>
          <table:table-cell table:formula="of:=[.H191]-[.E191]" office:value-type="float" office:value="29.7240000000002" calcext:value-type="float">
            <text:p>29.724</text:p>
          </table:table-cell>
          <table:table-cell/>
          <table:table-cell office:value-type="float" office:value="20184" calcext:value-type="float">
            <text:p>201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972H00M00S" calcext:value-type="time">
            <text:p>40972:00:00</text:p>
          </table:table-cell>
          <table:table-cell office:value-type="float" office:value="17060.6388" calcext:value-type="float">
            <text:p>17060.6388</text:p>
          </table:table-cell>
          <table:table-cell table:number-columns-repeated="2"/>
          <table:table-cell office:value-type="float" office:value="18943.1085" calcext:value-type="float">
            <text:p>18943.1085</text:p>
          </table:table-cell>
          <table:table-cell table:number-columns-repeated="2"/>
          <table:table-cell office:value-type="float" office:value="18956.8276" calcext:value-type="float">
            <text:p>18956.8276</text:p>
          </table:table-cell>
          <table:table-cell table:formula="of:=[.H192]-[.E192]" office:value-type="float" office:value="13.7191000000021" calcext:value-type="float">
            <text:p>13.7191</text:p>
          </table:table-cell>
          <table:table-cell/>
          <table:table-cell office:value-type="float" office:value="24873" calcext:value-type="float">
            <text:p>248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734H00M00S" calcext:value-type="time">
            <text:p>59734:00:00</text:p>
          </table:table-cell>
          <table:table-cell office:value-type="float" office:value="7939.0997" calcext:value-type="float">
            <text:p>7939.0997</text:p>
          </table:table-cell>
          <table:table-cell table:number-columns-repeated="2"/>
          <table:table-cell office:value-type="float" office:value="9899.6071" calcext:value-type="float">
            <text:p>9899.6071</text:p>
          </table:table-cell>
          <table:table-cell table:number-columns-repeated="2"/>
          <table:table-cell office:value-type="float" office:value="9899.6071" calcext:value-type="float">
            <text:p>9899.6071</text:p>
          </table:table-cell>
          <table:table-cell table:formula="of:=[.H193]-[.E193]" office:value-type="float" office:value="0" calcext:value-type="float">
            <text:p>0</text:p>
          </table:table-cell>
          <table:table-cell/>
          <table:table-cell office:value-type="float" office:value="14697" calcext:value-type="float">
            <text:p>146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948H00M00S" calcext:value-type="time">
            <text:p>32948:00:00</text:p>
          </table:table-cell>
          <table:table-cell office:value-type="float" office:value="11259.64" calcext:value-type="float">
            <text:p>11259.64</text:p>
          </table:table-cell>
          <table:table-cell table:number-columns-repeated="2"/>
          <table:table-cell office:value-type="float" office:value="14199.5369" calcext:value-type="float">
            <text:p>14199.5369</text:p>
          </table:table-cell>
          <table:table-cell table:number-columns-repeated="2"/>
          <table:table-cell office:value-type="float" office:value="14209.5674" calcext:value-type="float">
            <text:p>14209.5674</text:p>
          </table:table-cell>
          <table:table-cell table:formula="of:=[.H194]-[.E194]" office:value-type="float" office:value="10.0305000000008" calcext:value-type="float">
            <text:p>10.0305</text:p>
          </table:table-cell>
          <table:table-cell/>
          <table:table-cell office:value-type="float" office:value="16143" calcext:value-type="float">
            <text:p>161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17H00M00S" calcext:value-type="time">
            <text:p>3417:00:00</text:p>
          </table:table-cell>
          <table:table-cell office:value-type="float" office:value="5606.0155" calcext:value-type="float">
            <text:p>5606.0155</text:p>
          </table:table-cell>
          <table:table-cell table:number-columns-repeated="2"/>
          <table:table-cell office:value-type="float" office:value="5799.6429" calcext:value-type="float">
            <text:p>5799.6429</text:p>
          </table:table-cell>
          <table:table-cell table:number-columns-repeated="2"/>
          <table:table-cell office:value-type="float" office:value="5799.6429" calcext:value-type="float">
            <text:p>5799.6429</text:p>
          </table:table-cell>
          <table:table-cell table:formula="of:=[.H195]-[.E195]" office:value-type="float" office:value="0" calcext:value-type="float">
            <text:p>0</text:p>
          </table:table-cell>
          <table:table-cell/>
          <table:table-cell office:value-type="float" office:value="7717" calcext:value-type="float">
            <text:p>77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007H00M00S" calcext:value-type="time">
            <text:p>26007:00:00</text:p>
          </table:table-cell>
          <table:table-cell office:value-type="float" office:value="10864.5373" calcext:value-type="float">
            <text:p>10864.5373</text:p>
          </table:table-cell>
          <table:table-cell table:number-columns-repeated="2"/>
          <table:table-cell office:value-type="float" office:value="11276.0224" calcext:value-type="float">
            <text:p>11276.0224</text:p>
          </table:table-cell>
          <table:table-cell table:number-columns-repeated="2"/>
          <table:table-cell office:value-type="float" office:value="11291.25" calcext:value-type="float">
            <text:p>11291.25</text:p>
          </table:table-cell>
          <table:table-cell table:formula="of:=[.H196]-[.E196]" office:value-type="float" office:value="15.2276000000002" calcext:value-type="float">
            <text:p>15.2276</text:p>
          </table:table-cell>
          <table:table-cell/>
          <table:table-cell office:value-type="float" office:value="16546" calcext:value-type="float">
            <text:p>165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17H00M00S" calcext:value-type="time">
            <text:p>3117:00:00</text:p>
          </table:table-cell>
          <table:table-cell office:value-type="float" office:value="9816.9695" calcext:value-type="float">
            <text:p>9816.9695</text:p>
          </table:table-cell>
          <table:table-cell table:number-columns-repeated="2"/>
          <table:table-cell office:value-type="float" office:value="10789.7317" calcext:value-type="float">
            <text:p>10789.7317</text:p>
          </table:table-cell>
          <table:table-cell table:number-columns-repeated="2"/>
          <table:table-cell office:value-type="float" office:value="10822.383" calcext:value-type="float">
            <text:p>10822.383</text:p>
          </table:table-cell>
          <table:table-cell table:formula="of:=[.H197]-[.E197]" office:value-type="float" office:value="32.6512999999995" calcext:value-type="float">
            <text:p>32.6513</text:p>
          </table:table-cell>
          <table:table-cell/>
          <table:table-cell office:value-type="float" office:value="13177" calcext:value-type="float">
            <text:p>131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861H00M00S" calcext:value-type="time">
            <text:p>37861:00:00</text:p>
          </table:table-cell>
          <table:table-cell office:value-type="float" office:value="15224.6005" calcext:value-type="float">
            <text:p>15224.6005</text:p>
          </table:table-cell>
          <table:table-cell table:number-columns-repeated="2"/>
          <table:table-cell office:value-type="float" office:value="15874.9609" calcext:value-type="float">
            <text:p>15874.9609</text:p>
          </table:table-cell>
          <table:table-cell table:number-columns-repeated="2"/>
          <table:table-cell office:value-type="float" office:value="15885.5594" calcext:value-type="float">
            <text:p>15885.5594</text:p>
          </table:table-cell>
          <table:table-cell table:formula="of:=[.H198]-[.E198]" office:value-type="float" office:value="10.5985000000001" calcext:value-type="float">
            <text:p>10.5985</text:p>
          </table:table-cell>
          <table:table-cell/>
          <table:table-cell office:value-type="float" office:value="18980" calcext:value-type="float">
            <text:p>189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287H00M00S" calcext:value-type="time">
            <text:p>8287:00:00</text:p>
          </table:table-cell>
          <table:table-cell office:value-type="float" office:value="9662.0172" calcext:value-type="float">
            <text:p>9662.0172</text:p>
          </table:table-cell>
          <table:table-cell table:number-columns-repeated="2"/>
          <table:table-cell office:value-type="float" office:value="12081.1713" calcext:value-type="float">
            <text:p>12081.1713</text:p>
          </table:table-cell>
          <table:table-cell table:number-columns-repeated="2"/>
          <table:table-cell office:value-type="float" office:value="12085.1722" calcext:value-type="float">
            <text:p>12085.1722</text:p>
          </table:table-cell>
          <table:table-cell table:formula="of:=[.H199]-[.E199]" office:value-type="float" office:value="4.00090000000091" calcext:value-type="float">
            <text:p>4.0009</text:p>
          </table:table-cell>
          <table:table-cell/>
          <table:table-cell office:value-type="float" office:value="17055" calcext:value-type="float">
            <text:p>170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357H00M00S" calcext:value-type="time">
            <text:p>31357:00:00</text:p>
          </table:table-cell>
          <table:table-cell office:value-type="float" office:value="14221.6013" calcext:value-type="float">
            <text:p>14221.6013</text:p>
          </table:table-cell>
          <table:table-cell table:number-columns-repeated="2"/>
          <table:table-cell office:value-type="float" office:value="15764.8879" calcext:value-type="float">
            <text:p>15764.8879</text:p>
          </table:table-cell>
          <table:table-cell table:number-columns-repeated="2"/>
          <table:table-cell office:value-type="float" office:value="15780.1395" calcext:value-type="float">
            <text:p>15780.1395</text:p>
          </table:table-cell>
          <table:table-cell table:formula="of:=[.H200]-[.E200]" office:value-type="float" office:value="15.2515999999996" calcext:value-type="float">
            <text:p>15.2516</text:p>
          </table:table-cell>
          <table:table-cell/>
          <table:table-cell office:value-type="float" office:value="19291" calcext:value-type="float">
            <text:p>192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800H00M00S" calcext:value-type="time">
            <text:p>23800:00:00</text:p>
          </table:table-cell>
          <table:table-cell office:value-type="float" office:value="10663.2802" calcext:value-type="float">
            <text:p>10663.2802</text:p>
          </table:table-cell>
          <table:table-cell table:number-columns-repeated="2"/>
          <table:table-cell office:value-type="float" office:value="12783.6765" calcext:value-type="float">
            <text:p>12783.6765</text:p>
          </table:table-cell>
          <table:table-cell table:number-columns-repeated="2"/>
          <table:table-cell office:value-type="float" office:value="12784.8235" calcext:value-type="float">
            <text:p>12784.8235</text:p>
          </table:table-cell>
          <table:table-cell table:formula="of:=[.H201]-[.E201]" office:value-type="float" office:value="1.14700000000084" calcext:value-type="float">
            <text:p>1.147</text:p>
          </table:table-cell>
          <table:table-cell/>
          <table:table-cell office:value-type="float" office:value="17217" calcext:value-type="float">
            <text:p>172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68H00M00S" calcext:value-type="time">
            <text:p>6468:00:00</text:p>
          </table:table-cell>
          <table:table-cell office:value-type="float" office:value="10074.1376" calcext:value-type="float">
            <text:p>10074.1376</text:p>
          </table:table-cell>
          <table:table-cell table:number-columns-repeated="2"/>
          <table:table-cell office:value-type="float" office:value="11217.4691" calcext:value-type="float">
            <text:p>11217.4691</text:p>
          </table:table-cell>
          <table:table-cell table:number-columns-repeated="2"/>
          <table:table-cell office:value-type="float" office:value="11217.4691" calcext:value-type="float">
            <text:p>11217.4691</text:p>
          </table:table-cell>
          <table:table-cell table:formula="of:=[.H202]-[.E202]" office:value-type="float" office:value="0" calcext:value-type="float">
            <text:p>0</text:p>
          </table:table-cell>
          <table:table-cell/>
          <table:table-cell office:value-type="float" office:value="13308" calcext:value-type="float">
            <text:p>133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658H00M00S" calcext:value-type="time">
            <text:p>32658:00:00</text:p>
          </table:table-cell>
          <table:table-cell office:value-type="float" office:value="12785.8887" calcext:value-type="float">
            <text:p>12785.8887</text:p>
          </table:table-cell>
          <table:table-cell table:number-columns-repeated="2"/>
          <table:table-cell office:value-type="float" office:value="14162.223" calcext:value-type="float">
            <text:p>14162.223</text:p>
          </table:table-cell>
          <table:table-cell table:number-columns-repeated="2"/>
          <table:table-cell office:value-type="float" office:value="14183.8411" calcext:value-type="float">
            <text:p>14183.8411</text:p>
          </table:table-cell>
          <table:table-cell table:formula="of:=[.H203]-[.E203]" office:value-type="float" office:value="21.6180999999997" calcext:value-type="float">
            <text:p>21.6181</text:p>
          </table:table-cell>
          <table:table-cell/>
          <table:table-cell office:value-type="float" office:value="19143" calcext:value-type="float">
            <text:p>191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606H00M00S" calcext:value-type="time">
            <text:p>53606:00:00</text:p>
          </table:table-cell>
          <table:table-cell office:value-type="float" office:value="8054.3261" calcext:value-type="float">
            <text:p>8054.3261</text:p>
          </table:table-cell>
          <table:table-cell table:number-columns-repeated="2"/>
          <table:table-cell office:value-type="float" office:value="8640.0286" calcext:value-type="float">
            <text:p>8640.0286</text:p>
          </table:table-cell>
          <table:table-cell table:number-columns-repeated="2"/>
          <table:table-cell office:value-type="float" office:value="8640.0286" calcext:value-type="float">
            <text:p>8640.0286</text:p>
          </table:table-cell>
          <table:table-cell table:formula="of:=[.H204]-[.E204]" office:value-type="float" office:value="0" calcext:value-type="float">
            <text:p>0</text:p>
          </table:table-cell>
          <table:table-cell/>
          <table:table-cell office:value-type="float" office:value="10782" calcext:value-type="float">
            <text:p>107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773H00M00S" calcext:value-type="time">
            <text:p>28773:00:00</text:p>
          </table:table-cell>
          <table:table-cell office:value-type="float" office:value="9135.7494" calcext:value-type="float">
            <text:p>9135.7494</text:p>
          </table:table-cell>
          <table:table-cell table:number-columns-repeated="2"/>
          <table:table-cell office:value-type="float" office:value="11329.8503" calcext:value-type="float">
            <text:p>11329.8503</text:p>
          </table:table-cell>
          <table:table-cell table:number-columns-repeated="2"/>
          <table:table-cell office:value-type="float" office:value="11331.9196" calcext:value-type="float">
            <text:p>11331.9196</text:p>
          </table:table-cell>
          <table:table-cell table:formula="of:=[.H205]-[.E205]" office:value-type="float" office:value="2.0692999999992" calcext:value-type="float">
            <text:p>2.0693</text:p>
          </table:table-cell>
          <table:table-cell/>
          <table:table-cell office:value-type="float" office:value="13610" calcext:value-type="float">
            <text:p>136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918H00M00S" calcext:value-type="time">
            <text:p>11918:00:00</text:p>
          </table:table-cell>
          <table:table-cell office:value-type="float" office:value="7571.65" calcext:value-type="float">
            <text:p>7571.65</text:p>
          </table:table-cell>
          <table:table-cell table:number-columns-repeated="2"/>
          <table:table-cell office:value-type="float" office:value="8649.8333" calcext:value-type="float">
            <text:p>8649.8333</text:p>
          </table:table-cell>
          <table:table-cell table:number-columns-repeated="2"/>
          <table:table-cell office:value-type="float" office:value="8649.8333" calcext:value-type="float">
            <text:p>8649.8333</text:p>
          </table:table-cell>
          <table:table-cell table:formula="of:=[.H206]-[.E206]" office:value-type="float" office:value="0" calcext:value-type="float">
            <text:p>0</text:p>
          </table:table-cell>
          <table:table-cell/>
          <table:table-cell office:value-type="float" office:value="11050" calcext:value-type="float">
            <text:p>1105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57:.B206])" office:value-type="float" office:value="11588.596922" calcext:value-type="float">
            <text:p>11588.596922</text:p>
          </table:table-cell>
          <table:table-cell table:style-name="ce4" table:number-columns-repeated="2"/>
          <table:table-cell table:style-name="ce4" table:formula="of:=AVERAGE([.E157:.E206])" office:value-type="float" office:value="12675.884026" calcext:value-type="float">
            <text:p>12675.884026</text:p>
          </table:table-cell>
          <table:table-cell table:style-name="ce4" table:number-columns-repeated="2"/>
          <table:table-cell table:style-name="ce4" table:formula="of:=AVERAGE([.H157:.H206])" office:value-type="float" office:value="12691.9606" calcext:value-type="float">
            <text:p>12691.9606</text:p>
          </table:table-cell>
          <table:table-cell table:formula="of:=[.H207]-[.E207]" office:value-type="float" office:value="16.0765740000006" calcext:value-type="float">
            <text:p>16.076574</text:p>
          </table:table-cell>
          <table:table-cell table:style-name="ce4"/>
          <table:table-cell table:style-name="ce4" table:formula="of:=AVERAGE([.K157:.K206])" office:value-type="float" office:value="16688.9" calcext:value-type="float">
            <text:p>16688.9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208]-[.E2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28970H00M00S" calcext:value-type="time">
            <text:p>28970:00:00</text:p>
          </table:table-cell>
          <table:table-cell table:style-name="ce5" office:value-type="float" office:value="14091.0008" calcext:value-type="float">
            <text:p>14091.0008</text:p>
          </table:table-cell>
          <table:table-cell table:style-name="ce5" table:number-columns-repeated="2"/>
          <table:table-cell table:style-name="ce5" office:value-type="float" office:value="14313.0045" calcext:value-type="float">
            <text:p>14313.0045</text:p>
          </table:table-cell>
          <table:table-cell table:style-name="ce5" table:number-columns-repeated="2"/>
          <table:table-cell table:style-name="ce5" office:value-type="float" office:value="14313.039" calcext:value-type="float">
            <text:p>14313.039</text:p>
          </table:table-cell>
          <table:table-cell table:formula="of:=[.H209]-[.E209]" office:value-type="float" office:value="0.0345000000015716" calcext:value-type="float">
            <text:p>0.0345</text:p>
          </table:table-cell>
          <table:table-cell table:style-name="ce5"/>
          <table:table-cell table:style-name="ce5" office:value-type="float" office:value="23075" calcext:value-type="float">
            <text:p>23075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8877H00M00S" calcext:value-type="time">
            <text:p>8877:00:00</text:p>
          </table:table-cell>
          <table:table-cell office:value-type="float" office:value="14272.9822" calcext:value-type="float">
            <text:p>14272.9822</text:p>
          </table:table-cell>
          <table:table-cell table:number-columns-repeated="2"/>
          <table:table-cell office:value-type="float" office:value="15018.3295" calcext:value-type="float">
            <text:p>15018.3295</text:p>
          </table:table-cell>
          <table:table-cell table:number-columns-repeated="2"/>
          <table:table-cell office:value-type="float" office:value="15018.7841" calcext:value-type="float">
            <text:p>15018.7841</text:p>
          </table:table-cell>
          <table:table-cell table:formula="of:=[.H210]-[.E210]" office:value-type="float" office:value="0.454600000000937" calcext:value-type="float">
            <text:p>0.4546</text:p>
          </table:table-cell>
          <table:table-cell/>
          <table:table-cell office:value-type="float" office:value="21436" calcext:value-type="float">
            <text:p>214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140H00M00S" calcext:value-type="time">
            <text:p>13140:00:00</text:p>
          </table:table-cell>
          <table:table-cell office:value-type="float" office:value="16755.6294" calcext:value-type="float">
            <text:p>16755.6294</text:p>
          </table:table-cell>
          <table:table-cell table:number-columns-repeated="2"/>
          <table:table-cell office:value-type="float" office:value="17918.5708" calcext:value-type="float">
            <text:p>17918.5708</text:p>
          </table:table-cell>
          <table:table-cell table:number-columns-repeated="2"/>
          <table:table-cell office:value-type="float" office:value="17987.3101" calcext:value-type="float">
            <text:p>17987.3101</text:p>
          </table:table-cell>
          <table:table-cell table:formula="of:=[.H211]-[.E211]" office:value-type="float" office:value="68.7392999999975" calcext:value-type="float">
            <text:p>68.7393</text:p>
          </table:table-cell>
          <table:table-cell/>
          <table:table-cell office:value-type="float" office:value="23947" calcext:value-type="float">
            <text:p>239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00H00M00S" calcext:value-type="time">
            <text:p>3800:00:00</text:p>
          </table:table-cell>
          <table:table-cell office:value-type="float" office:value="14027.1442" calcext:value-type="float">
            <text:p>14027.1442</text:p>
          </table:table-cell>
          <table:table-cell table:number-columns-repeated="2"/>
          <table:table-cell office:value-type="float" office:value="16465.3985" calcext:value-type="float">
            <text:p>16465.3985</text:p>
          </table:table-cell>
          <table:table-cell table:number-columns-repeated="2"/>
          <table:table-cell office:value-type="float" office:value="16531.847" calcext:value-type="float">
            <text:p>16531.847</text:p>
          </table:table-cell>
          <table:table-cell table:formula="of:=[.H212]-[.E212]" office:value-type="float" office:value="66.4485000000022" calcext:value-type="float">
            <text:p>66.4485</text:p>
          </table:table-cell>
          <table:table-cell/>
          <table:table-cell office:value-type="float" office:value="19978" calcext:value-type="float">
            <text:p>199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629H00M00S" calcext:value-type="time">
            <text:p>42629:00:00</text:p>
          </table:table-cell>
          <table:table-cell office:value-type="float" office:value="19705.7773" calcext:value-type="float">
            <text:p>19705.7773</text:p>
          </table:table-cell>
          <table:table-cell table:number-columns-repeated="2"/>
          <table:table-cell office:value-type="float" office:value="20232.8838" calcext:value-type="float">
            <text:p>20232.8838</text:p>
          </table:table-cell>
          <table:table-cell table:number-columns-repeated="2"/>
          <table:table-cell office:value-type="float" office:value="20279.3" calcext:value-type="float">
            <text:p>20279.3</text:p>
          </table:table-cell>
          <table:table-cell table:formula="of:=[.H213]-[.E213]" office:value-type="float" office:value="46.4161999999997" calcext:value-type="float">
            <text:p>46.4162</text:p>
          </table:table-cell>
          <table:table-cell/>
          <table:table-cell office:value-type="float" office:value="24984" calcext:value-type="float">
            <text:p>249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367H00M00S" calcext:value-type="time">
            <text:p>38367:00:00</text:p>
          </table:table-cell>
          <table:table-cell office:value-type="float" office:value="8527.5217" calcext:value-type="float">
            <text:p>8527.5217</text:p>
          </table:table-cell>
          <table:table-cell table:number-columns-repeated="2"/>
          <table:table-cell office:value-type="float" office:value="8575.0417" calcext:value-type="float">
            <text:p>8575.0417</text:p>
          </table:table-cell>
          <table:table-cell table:number-columns-repeated="2"/>
          <table:table-cell office:value-type="float" office:value="8578.1583" calcext:value-type="float">
            <text:p>8578.1583</text:p>
          </table:table-cell>
          <table:table-cell table:formula="of:=[.H214]-[.E214]" office:value-type="float" office:value="3.11659999999938" calcext:value-type="float">
            <text:p>3.1166</text:p>
          </table:table-cell>
          <table:table-cell/>
          <table:table-cell office:value-type="float" office:value="9767" calcext:value-type="float">
            <text:p>97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452H00M00S" calcext:value-type="time">
            <text:p>10452:00:00</text:p>
          </table:table-cell>
          <table:table-cell office:value-type="float" office:value="10873.6875" calcext:value-type="float">
            <text:p>10873.6875</text:p>
          </table:table-cell>
          <table:table-cell table:number-columns-repeated="2"/>
          <table:table-cell office:value-type="float" office:value="12866.8185" calcext:value-type="float">
            <text:p>12866.8185</text:p>
          </table:table-cell>
          <table:table-cell table:number-columns-repeated="2"/>
          <table:table-cell office:value-type="float" office:value="12866.8185" calcext:value-type="float">
            <text:p>12866.8185</text:p>
          </table:table-cell>
          <table:table-cell table:formula="of:=[.H215]-[.E215]" office:value-type="float" office:value="0" calcext:value-type="float">
            <text:p>0</text:p>
          </table:table-cell>
          <table:table-cell/>
          <table:table-cell office:value-type="float" office:value="17208" calcext:value-type="float">
            <text:p>172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904H00M00S" calcext:value-type="time">
            <text:p>14904:00:00</text:p>
          </table:table-cell>
          <table:table-cell office:value-type="float" office:value="12508.4318" calcext:value-type="float">
            <text:p>12508.4318</text:p>
          </table:table-cell>
          <table:table-cell table:number-columns-repeated="2"/>
          <table:table-cell office:value-type="float" office:value="13559.033" calcext:value-type="float">
            <text:p>13559.033</text:p>
          </table:table-cell>
          <table:table-cell table:number-columns-repeated="2"/>
          <table:table-cell office:value-type="float" office:value="13623.5238" calcext:value-type="float">
            <text:p>13623.5238</text:p>
          </table:table-cell>
          <table:table-cell table:formula="of:=[.H216]-[.E216]" office:value-type="float" office:value="64.4908000000014" calcext:value-type="float">
            <text:p>64.4908</text:p>
          </table:table-cell>
          <table:table-cell/>
          <table:table-cell office:value-type="float" office:value="15873" calcext:value-type="float">
            <text:p>158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125H00M00S" calcext:value-type="time">
            <text:p>50125:00:00</text:p>
          </table:table-cell>
          <table:table-cell office:value-type="float" office:value="11025.7673" calcext:value-type="float">
            <text:p>11025.7673</text:p>
          </table:table-cell>
          <table:table-cell table:number-columns-repeated="2"/>
          <table:table-cell office:value-type="float" office:value="11307.6765" calcext:value-type="float">
            <text:p>11307.6765</text:p>
          </table:table-cell>
          <table:table-cell table:number-columns-repeated="2"/>
          <table:table-cell office:value-type="float" office:value="11327.9359" calcext:value-type="float">
            <text:p>11327.9359</text:p>
          </table:table-cell>
          <table:table-cell table:formula="of:=[.H217]-[.E217]" office:value-type="float" office:value="20.2594000000008" calcext:value-type="float">
            <text:p>20.2594</text:p>
          </table:table-cell>
          <table:table-cell/>
          <table:table-cell office:value-type="float" office:value="12806" calcext:value-type="float">
            <text:p>128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316H00M00S" calcext:value-type="time">
            <text:p>8316:00:00</text:p>
          </table:table-cell>
          <table:table-cell office:value-type="float" office:value="17002.7515" calcext:value-type="float">
            <text:p>17002.7515</text:p>
          </table:table-cell>
          <table:table-cell table:number-columns-repeated="2"/>
          <table:table-cell office:value-type="float" office:value="20073.2014" calcext:value-type="float">
            <text:p>20073.2014</text:p>
          </table:table-cell>
          <table:table-cell table:number-columns-repeated="2"/>
          <table:table-cell office:value-type="float" office:value="20082.2089" calcext:value-type="float">
            <text:p>20082.2089</text:p>
          </table:table-cell>
          <table:table-cell table:formula="of:=[.H218]-[.E218]" office:value-type="float" office:value="9.00749999999971" calcext:value-type="float">
            <text:p>9.0075</text:p>
          </table:table-cell>
          <table:table-cell/>
          <table:table-cell office:value-type="float" office:value="27329" calcext:value-type="float">
            <text:p>273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847H00M00S" calcext:value-type="time">
            <text:p>17847:00:00</text:p>
          </table:table-cell>
          <table:table-cell office:value-type="float" office:value="12492.3969" calcext:value-type="float">
            <text:p>12492.3969</text:p>
          </table:table-cell>
          <table:table-cell table:number-columns-repeated="2"/>
          <table:table-cell office:value-type="float" office:value="12665.4447" calcext:value-type="float">
            <text:p>12665.4447</text:p>
          </table:table-cell>
          <table:table-cell table:number-columns-repeated="2"/>
          <table:table-cell office:value-type="float" office:value="12708.381" calcext:value-type="float">
            <text:p>12708.381</text:p>
          </table:table-cell>
          <table:table-cell table:formula="of:=[.H219]-[.E219]" office:value-type="float" office:value="42.9362999999994" calcext:value-type="float">
            <text:p>42.9363</text:p>
          </table:table-cell>
          <table:table-cell/>
          <table:table-cell office:value-type="float" office:value="15898" calcext:value-type="float">
            <text:p>158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927H00M00S" calcext:value-type="time">
            <text:p>41927:00:00</text:p>
          </table:table-cell>
          <table:table-cell office:value-type="float" office:value="11903.7459" calcext:value-type="float">
            <text:p>11903.7459</text:p>
          </table:table-cell>
          <table:table-cell table:number-columns-repeated="2"/>
          <table:table-cell office:value-type="float" office:value="12160.5395" calcext:value-type="float">
            <text:p>12160.5395</text:p>
          </table:table-cell>
          <table:table-cell table:number-columns-repeated="2"/>
          <table:table-cell office:value-type="float" office:value="12160.5395" calcext:value-type="float">
            <text:p>12160.5395</text:p>
          </table:table-cell>
          <table:table-cell table:formula="of:=[.H220]-[.E220]" office:value-type="float" office:value="0" calcext:value-type="float">
            <text:p>0</text:p>
          </table:table-cell>
          <table:table-cell/>
          <table:table-cell office:value-type="float" office:value="22532" calcext:value-type="float">
            <text:p>225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574H00M00S" calcext:value-type="time">
            <text:p>63574:00:00</text:p>
          </table:table-cell>
          <table:table-cell office:value-type="float" office:value="18484.6978" calcext:value-type="float">
            <text:p>18484.6978</text:p>
          </table:table-cell>
          <table:table-cell table:number-columns-repeated="2"/>
          <table:table-cell office:value-type="float" office:value="22270.518" calcext:value-type="float">
            <text:p>22270.518</text:p>
          </table:table-cell>
          <table:table-cell table:number-columns-repeated="2"/>
          <table:table-cell office:value-type="float" office:value="22286.4365" calcext:value-type="float">
            <text:p>22286.4365</text:p>
          </table:table-cell>
          <table:table-cell table:formula="of:=[.H221]-[.E221]" office:value-type="float" office:value="15.9184999999998" calcext:value-type="float">
            <text:p>15.9185</text:p>
          </table:table-cell>
          <table:table-cell/>
          <table:table-cell office:value-type="float" office:value="30345" calcext:value-type="float">
            <text:p>3034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082H00M00S" calcext:value-type="time">
            <text:p>64082:00:00</text:p>
          </table:table-cell>
          <table:table-cell office:value-type="float" office:value="21023.5383" calcext:value-type="float">
            <text:p>21023.5383</text:p>
          </table:table-cell>
          <table:table-cell table:number-columns-repeated="2"/>
          <table:table-cell office:value-type="float" office:value="22626.8909" calcext:value-type="float">
            <text:p>22626.8909</text:p>
          </table:table-cell>
          <table:table-cell table:number-columns-repeated="2"/>
          <table:table-cell office:value-type="float" office:value="22631.8727" calcext:value-type="float">
            <text:p>22631.8727</text:p>
          </table:table-cell>
          <table:table-cell table:formula="of:=[.H222]-[.E222]" office:value-type="float" office:value="4.98180000000139" calcext:value-type="float">
            <text:p>4.9818</text:p>
          </table:table-cell>
          <table:table-cell/>
          <table:table-cell office:value-type="float" office:value="30065" calcext:value-type="float">
            <text:p>300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764H00M00S" calcext:value-type="time">
            <text:p>15764:00:00</text:p>
          </table:table-cell>
          <table:table-cell office:value-type="float" office:value="11578.966" calcext:value-type="float">
            <text:p>11578.966</text:p>
          </table:table-cell>
          <table:table-cell table:number-columns-repeated="2"/>
          <table:table-cell office:value-type="float" office:value="13607.6399" calcext:value-type="float">
            <text:p>13607.6399</text:p>
          </table:table-cell>
          <table:table-cell table:number-columns-repeated="2"/>
          <table:table-cell office:value-type="float" office:value="13612.7051" calcext:value-type="float">
            <text:p>13612.7051</text:p>
          </table:table-cell>
          <table:table-cell table:formula="of:=[.H223]-[.E223]" office:value-type="float" office:value="5.0651999999991" calcext:value-type="float">
            <text:p>5.0652</text:p>
          </table:table-cell>
          <table:table-cell/>
          <table:table-cell office:value-type="float" office:value="22092" calcext:value-type="float">
            <text:p>220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07H00M00S" calcext:value-type="time">
            <text:p>5007:00:00</text:p>
          </table:table-cell>
          <table:table-cell office:value-type="float" office:value="17472.0532" calcext:value-type="float">
            <text:p>17472.0532</text:p>
          </table:table-cell>
          <table:table-cell table:number-columns-repeated="2"/>
          <table:table-cell office:value-type="float" office:value="18301.8136" calcext:value-type="float">
            <text:p>18301.8136</text:p>
          </table:table-cell>
          <table:table-cell table:number-columns-repeated="2"/>
          <table:table-cell office:value-type="float" office:value="18333.9671" calcext:value-type="float">
            <text:p>18333.9671</text:p>
          </table:table-cell>
          <table:table-cell table:formula="of:=[.H224]-[.E224]" office:value-type="float" office:value="32.1535000000003" calcext:value-type="float">
            <text:p>32.1535</text:p>
          </table:table-cell>
          <table:table-cell/>
          <table:table-cell office:value-type="float" office:value="22391" calcext:value-type="float">
            <text:p>223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420H00M00S" calcext:value-type="time">
            <text:p>25420:00:00</text:p>
          </table:table-cell>
          <table:table-cell office:value-type="float" office:value="7081.7143" calcext:value-type="float">
            <text:p>7081.7143</text:p>
          </table:table-cell>
          <table:table-cell table:number-columns-repeated="2"/>
          <table:table-cell office:value-type="float" office:value="9028.4125" calcext:value-type="float">
            <text:p>9028.4125</text:p>
          </table:table-cell>
          <table:table-cell table:number-columns-repeated="2"/>
          <table:table-cell office:value-type="float" office:value="9028.4125" calcext:value-type="float">
            <text:p>9028.4125</text:p>
          </table:table-cell>
          <table:table-cell table:formula="of:=[.H225]-[.E225]" office:value-type="float" office:value="0" calcext:value-type="float">
            <text:p>0</text:p>
          </table:table-cell>
          <table:table-cell/>
          <table:table-cell office:value-type="float" office:value="13073" calcext:value-type="float">
            <text:p>130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256H00M00S" calcext:value-type="time">
            <text:p>50256:00:00</text:p>
          </table:table-cell>
          <table:table-cell office:value-type="float" office:value="10224.3553" calcext:value-type="float">
            <text:p>10224.3553</text:p>
          </table:table-cell>
          <table:table-cell table:number-columns-repeated="2"/>
          <table:table-cell office:value-type="float" office:value="10799.5938" calcext:value-type="float">
            <text:p>10799.5938</text:p>
          </table:table-cell>
          <table:table-cell table:number-columns-repeated="2"/>
          <table:table-cell office:value-type="float" office:value="10828.2429" calcext:value-type="float">
            <text:p>10828.2429</text:p>
          </table:table-cell>
          <table:table-cell table:formula="of:=[.H226]-[.E226]" office:value-type="float" office:value="28.6490999999987" calcext:value-type="float">
            <text:p>28.6491</text:p>
          </table:table-cell>
          <table:table-cell/>
          <table:table-cell office:value-type="float" office:value="13326" calcext:value-type="float">
            <text:p>133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666H00M00S" calcext:value-type="time">
            <text:p>60666:00:00</text:p>
          </table:table-cell>
          <table:table-cell office:value-type="float" office:value="11337" calcext:value-type="float">
            <text:p>11337</text:p>
          </table:table-cell>
          <table:table-cell table:number-columns-repeated="2"/>
          <table:table-cell office:value-type="float" office:value="11337" calcext:value-type="float">
            <text:p>11337</text:p>
          </table:table-cell>
          <table:table-cell table:number-columns-repeated="2"/>
          <table:table-cell office:value-type="float" office:value="11337" calcext:value-type="float">
            <text:p>11337</text:p>
          </table:table-cell>
          <table:table-cell table:formula="of:=[.H227]-[.E227]" office:value-type="float" office:value="0" calcext:value-type="float">
            <text:p>0</text:p>
          </table:table-cell>
          <table:table-cell/>
          <table:table-cell office:value-type="float" office:value="13048" calcext:value-type="float">
            <text:p>130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188H00M00S" calcext:value-type="time">
            <text:p>48188:00:00</text:p>
          </table:table-cell>
          <table:table-cell office:value-type="float" office:value="9842.2222" calcext:value-type="float">
            <text:p>9842.2222</text:p>
          </table:table-cell>
          <table:table-cell table:number-columns-repeated="2"/>
          <table:table-cell office:value-type="float" office:value="9842.2222" calcext:value-type="float">
            <text:p>9842.2222</text:p>
          </table:table-cell>
          <table:table-cell table:number-columns-repeated="2"/>
          <table:table-cell office:value-type="float" office:value="9842.2222" calcext:value-type="float">
            <text:p>9842.2222</text:p>
          </table:table-cell>
          <table:table-cell table:formula="of:=[.H228]-[.E228]" office:value-type="float" office:value="0" calcext:value-type="float">
            <text:p>0</text:p>
          </table:table-cell>
          <table:table-cell/>
          <table:table-cell office:value-type="float" office:value="10619" calcext:value-type="float">
            <text:p>106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464H00M00S" calcext:value-type="time">
            <text:p>46464:00:00</text:p>
          </table:table-cell>
          <table:table-cell office:value-type="float" office:value="11812.4815" calcext:value-type="float">
            <text:p>11812.4815</text:p>
          </table:table-cell>
          <table:table-cell table:number-columns-repeated="2"/>
          <table:table-cell office:value-type="float" office:value="11919.8083" calcext:value-type="float">
            <text:p>11919.8083</text:p>
          </table:table-cell>
          <table:table-cell table:number-columns-repeated="2"/>
          <table:table-cell office:value-type="float" office:value="11930.625" calcext:value-type="float">
            <text:p>11930.625</text:p>
          </table:table-cell>
          <table:table-cell table:formula="of:=[.H229]-[.E229]" office:value-type="float" office:value="10.8166999999994" calcext:value-type="float">
            <text:p>10.8167</text:p>
          </table:table-cell>
          <table:table-cell/>
          <table:table-cell office:value-type="float" office:value="16332" calcext:value-type="float">
            <text:p>163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811H00M00S" calcext:value-type="time">
            <text:p>52811:00:00</text:p>
          </table:table-cell>
          <table:table-cell office:value-type="float" office:value="15282.649" calcext:value-type="float">
            <text:p>15282.649</text:p>
          </table:table-cell>
          <table:table-cell table:number-columns-repeated="2"/>
          <table:table-cell office:value-type="float" office:value="16263.0503" calcext:value-type="float">
            <text:p>16263.0503</text:p>
          </table:table-cell>
          <table:table-cell table:number-columns-repeated="2"/>
          <table:table-cell office:value-type="float" office:value="16276.5216" calcext:value-type="float">
            <text:p>16276.5216</text:p>
          </table:table-cell>
          <table:table-cell table:formula="of:=[.H230]-[.E230]" office:value-type="float" office:value="13.4712999999992" calcext:value-type="float">
            <text:p>13.4713</text:p>
          </table:table-cell>
          <table:table-cell/>
          <table:table-cell office:value-type="float" office:value="18037" calcext:value-type="float">
            <text:p>180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968H00M00S" calcext:value-type="time">
            <text:p>18968:00:00</text:p>
          </table:table-cell>
          <table:table-cell office:value-type="float" office:value="13509.7077" calcext:value-type="float">
            <text:p>13509.7077</text:p>
          </table:table-cell>
          <table:table-cell table:number-columns-repeated="2"/>
          <table:table-cell office:value-type="float" office:value="13797.473" calcext:value-type="float">
            <text:p>13797.473</text:p>
          </table:table-cell>
          <table:table-cell table:number-columns-repeated="2"/>
          <table:table-cell office:value-type="float" office:value="13838.8451" calcext:value-type="float">
            <text:p>13838.8451</text:p>
          </table:table-cell>
          <table:table-cell table:formula="of:=[.H231]-[.E231]" office:value-type="float" office:value="41.3721000000005" calcext:value-type="float">
            <text:p>41.3721</text:p>
          </table:table-cell>
          <table:table-cell/>
          <table:table-cell office:value-type="float" office:value="16410" calcext:value-type="float">
            <text:p>164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454H00M00S" calcext:value-type="time">
            <text:p>41454:00:00</text:p>
          </table:table-cell>
          <table:table-cell office:value-type="float" office:value="16011.0326" calcext:value-type="float">
            <text:p>16011.0326</text:p>
          </table:table-cell>
          <table:table-cell table:number-columns-repeated="2"/>
          <table:table-cell office:value-type="float" office:value="17833.6377" calcext:value-type="float">
            <text:p>17833.6377</text:p>
          </table:table-cell>
          <table:table-cell table:number-columns-repeated="2"/>
          <table:table-cell office:value-type="float" office:value="17847.3201" calcext:value-type="float">
            <text:p>17847.3201</text:p>
          </table:table-cell>
          <table:table-cell table:formula="of:=[.H232]-[.E232]" office:value-type="float" office:value="13.6824000000015" calcext:value-type="float">
            <text:p>13.6824</text:p>
          </table:table-cell>
          <table:table-cell/>
          <table:table-cell office:value-type="float" office:value="25135" calcext:value-type="float">
            <text:p>251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22H00M00S" calcext:value-type="time">
            <text:p>922:00:00</text:p>
          </table:table-cell>
          <table:table-cell office:value-type="float" office:value="19023.9991" calcext:value-type="float">
            <text:p>19023.9991</text:p>
          </table:table-cell>
          <table:table-cell table:number-columns-repeated="2"/>
          <table:table-cell office:value-type="float" office:value="19107.25" calcext:value-type="float">
            <text:p>19107.25</text:p>
          </table:table-cell>
          <table:table-cell table:number-columns-repeated="2"/>
          <table:table-cell office:value-type="float" office:value="19107.25" calcext:value-type="float">
            <text:p>19107.25</text:p>
          </table:table-cell>
          <table:table-cell table:formula="of:=[.H233]-[.E233]" office:value-type="float" office:value="0" calcext:value-type="float">
            <text:p>0</text:p>
          </table:table-cell>
          <table:table-cell/>
          <table:table-cell office:value-type="float" office:value="22036" calcext:value-type="float">
            <text:p>220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663H00M00S" calcext:value-type="time">
            <text:p>58663:00:00</text:p>
          </table:table-cell>
          <table:table-cell office:value-type="float" office:value="15624.1199" calcext:value-type="float">
            <text:p>15624.1199</text:p>
          </table:table-cell>
          <table:table-cell table:number-columns-repeated="2"/>
          <table:table-cell office:value-type="float" office:value="16155.7454" calcext:value-type="float">
            <text:p>16155.7454</text:p>
          </table:table-cell>
          <table:table-cell table:number-columns-repeated="2"/>
          <table:table-cell office:value-type="float" office:value="16231.7024" calcext:value-type="float">
            <text:p>16231.7024</text:p>
          </table:table-cell>
          <table:table-cell table:formula="of:=[.H234]-[.E234]" office:value-type="float" office:value="75.9570000000003" calcext:value-type="float">
            <text:p>75.957</text:p>
          </table:table-cell>
          <table:table-cell/>
          <table:table-cell office:value-type="float" office:value="17036" calcext:value-type="float">
            <text:p>170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574H00M00S" calcext:value-type="time">
            <text:p>33574:00:00</text:p>
          </table:table-cell>
          <table:table-cell office:value-type="float" office:value="14261.7623" calcext:value-type="float">
            <text:p>14261.7623</text:p>
          </table:table-cell>
          <table:table-cell table:number-columns-repeated="2"/>
          <table:table-cell office:value-type="float" office:value="15329.7055" calcext:value-type="float">
            <text:p>15329.7055</text:p>
          </table:table-cell>
          <table:table-cell table:number-columns-repeated="2"/>
          <table:table-cell office:value-type="float" office:value="15329.7055" calcext:value-type="float">
            <text:p>15329.7055</text:p>
          </table:table-cell>
          <table:table-cell table:formula="of:=[.H235]-[.E235]" office:value-type="float" office:value="0" calcext:value-type="float">
            <text:p>0</text:p>
          </table:table-cell>
          <table:table-cell/>
          <table:table-cell office:value-type="float" office:value="18898" calcext:value-type="float">
            <text:p>188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161H00M00S" calcext:value-type="time">
            <text:p>58161:00:00</text:p>
          </table:table-cell>
          <table:table-cell office:value-type="float" office:value="14294.0211" calcext:value-type="float">
            <text:p>14294.0211</text:p>
          </table:table-cell>
          <table:table-cell table:number-columns-repeated="2"/>
          <table:table-cell office:value-type="float" office:value="17306.0465" calcext:value-type="float">
            <text:p>17306.0465</text:p>
          </table:table-cell>
          <table:table-cell table:number-columns-repeated="2"/>
          <table:table-cell office:value-type="float" office:value="17317.8286" calcext:value-type="float">
            <text:p>17317.8286</text:p>
          </table:table-cell>
          <table:table-cell table:formula="of:=[.H236]-[.E236]" office:value-type="float" office:value="11.7821000000004" calcext:value-type="float">
            <text:p>11.7821</text:p>
          </table:table-cell>
          <table:table-cell/>
          <table:table-cell office:value-type="float" office:value="21877" calcext:value-type="float">
            <text:p>218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559H00M00S" calcext:value-type="time">
            <text:p>28559:00:00</text:p>
          </table:table-cell>
          <table:table-cell office:value-type="float" office:value="15890.4657" calcext:value-type="float">
            <text:p>15890.4657</text:p>
          </table:table-cell>
          <table:table-cell table:number-columns-repeated="2"/>
          <table:table-cell office:value-type="float" office:value="15969.8333" calcext:value-type="float">
            <text:p>15969.8333</text:p>
          </table:table-cell>
          <table:table-cell table:number-columns-repeated="2"/>
          <table:table-cell office:value-type="float" office:value="15974.6667" calcext:value-type="float">
            <text:p>15974.6667</text:p>
          </table:table-cell>
          <table:table-cell table:formula="of:=[.H237]-[.E237]" office:value-type="float" office:value="4.83339999999953" calcext:value-type="float">
            <text:p>4.8334</text:p>
          </table:table-cell>
          <table:table-cell/>
          <table:table-cell office:value-type="float" office:value="22381" calcext:value-type="float">
            <text:p>223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346H00M00S" calcext:value-type="time">
            <text:p>32346:00:00</text:p>
          </table:table-cell>
          <table:table-cell office:value-type="float" office:value="5938.875" calcext:value-type="float">
            <text:p>5938.875</text:p>
          </table:table-cell>
          <table:table-cell table:number-columns-repeated="2"/>
          <table:table-cell office:value-type="float" office:value="5970.5" calcext:value-type="float">
            <text:p>5970.5</text:p>
          </table:table-cell>
          <table:table-cell table:number-columns-repeated="2"/>
          <table:table-cell office:value-type="float" office:value="5970.5" calcext:value-type="float">
            <text:p>5970.5</text:p>
          </table:table-cell>
          <table:table-cell table:formula="of:=[.H238]-[.E238]" office:value-type="float" office:value="0" calcext:value-type="float">
            <text:p>0</text:p>
          </table:table-cell>
          <table:table-cell/>
          <table:table-cell office:value-type="float" office:value="7170" calcext:value-type="float">
            <text:p>71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254H00M00S" calcext:value-type="time">
            <text:p>25254:00:00</text:p>
          </table:table-cell>
          <table:table-cell office:value-type="float" office:value="10194.9325" calcext:value-type="float">
            <text:p>10194.9325</text:p>
          </table:table-cell>
          <table:table-cell table:number-columns-repeated="2"/>
          <table:table-cell office:value-type="float" office:value="11382.1729" calcext:value-type="float">
            <text:p>11382.1729</text:p>
          </table:table-cell>
          <table:table-cell table:number-columns-repeated="2"/>
          <table:table-cell office:value-type="float" office:value="11400.3229" calcext:value-type="float">
            <text:p>11400.3229</text:p>
          </table:table-cell>
          <table:table-cell table:formula="of:=[.H239]-[.E239]" office:value-type="float" office:value="18.1499999999996" calcext:value-type="float">
            <text:p>18.15</text:p>
          </table:table-cell>
          <table:table-cell/>
          <table:table-cell office:value-type="float" office:value="14439" calcext:value-type="float">
            <text:p>144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664H00M00S" calcext:value-type="time">
            <text:p>10664:00:00</text:p>
          </table:table-cell>
          <table:table-cell office:value-type="float" office:value="18970.497" calcext:value-type="float">
            <text:p>18970.497</text:p>
          </table:table-cell>
          <table:table-cell table:number-columns-repeated="2"/>
          <table:table-cell office:value-type="float" office:value="19787.2646" calcext:value-type="float">
            <text:p>19787.2646</text:p>
          </table:table-cell>
          <table:table-cell table:number-columns-repeated="2"/>
          <table:table-cell office:value-type="float" office:value="19791.3647" calcext:value-type="float">
            <text:p>19791.3647</text:p>
          </table:table-cell>
          <table:table-cell table:formula="of:=[.H240]-[.E240]" office:value-type="float" office:value="4.10009999999966" calcext:value-type="float">
            <text:p>4.1001</text:p>
          </table:table-cell>
          <table:table-cell/>
          <table:table-cell office:value-type="float" office:value="24859" calcext:value-type="float">
            <text:p>248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105H00M00S" calcext:value-type="time">
            <text:p>42105:00:00</text:p>
          </table:table-cell>
          <table:table-cell office:value-type="float" office:value="13043.6601" calcext:value-type="float">
            <text:p>13043.6601</text:p>
          </table:table-cell>
          <table:table-cell table:number-columns-repeated="2"/>
          <table:table-cell office:value-type="float" office:value="15649.0822" calcext:value-type="float">
            <text:p>15649.0822</text:p>
          </table:table-cell>
          <table:table-cell table:number-columns-repeated="2"/>
          <table:table-cell office:value-type="float" office:value="15730.4597" calcext:value-type="float">
            <text:p>15730.4597</text:p>
          </table:table-cell>
          <table:table-cell table:formula="of:=[.H241]-[.E241]" office:value-type="float" office:value="81.3774999999987" calcext:value-type="float">
            <text:p>81.3775</text:p>
          </table:table-cell>
          <table:table-cell/>
          <table:table-cell office:value-type="float" office:value="20696" calcext:value-type="float">
            <text:p>2069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769H00M00S" calcext:value-type="time">
            <text:p>10769:00:00</text:p>
          </table:table-cell>
          <table:table-cell office:value-type="float" office:value="12112.675" calcext:value-type="float">
            <text:p>12112.675</text:p>
          </table:table-cell>
          <table:table-cell table:number-columns-repeated="2"/>
          <table:table-cell office:value-type="float" office:value="12479.5" calcext:value-type="float">
            <text:p>12479.5</text:p>
          </table:table-cell>
          <table:table-cell table:number-columns-repeated="2"/>
          <table:table-cell office:value-type="float" office:value="12486.8201" calcext:value-type="float">
            <text:p>12486.8201</text:p>
          </table:table-cell>
          <table:table-cell table:formula="of:=[.H242]-[.E242]" office:value-type="float" office:value="7.32010000000082" calcext:value-type="float">
            <text:p>7.3201</text:p>
          </table:table-cell>
          <table:table-cell/>
          <table:table-cell office:value-type="float" office:value="18263" calcext:value-type="float">
            <text:p>182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43H00M00S" calcext:value-type="time">
            <text:p>1443:00:00</text:p>
          </table:table-cell>
          <table:table-cell office:value-type="float" office:value="12814.3587" calcext:value-type="float">
            <text:p>12814.3587</text:p>
          </table:table-cell>
          <table:table-cell table:number-columns-repeated="2"/>
          <table:table-cell office:value-type="float" office:value="14632.4793" calcext:value-type="float">
            <text:p>14632.4793</text:p>
          </table:table-cell>
          <table:table-cell table:number-columns-repeated="2"/>
          <table:table-cell office:value-type="float" office:value="14640.6748" calcext:value-type="float">
            <text:p>14640.6748</text:p>
          </table:table-cell>
          <table:table-cell table:formula="of:=[.H243]-[.E243]" office:value-type="float" office:value="8.19549999999981" calcext:value-type="float">
            <text:p>8.1955</text:p>
          </table:table-cell>
          <table:table-cell/>
          <table:table-cell office:value-type="float" office:value="18807" calcext:value-type="float">
            <text:p>188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990H00M00S" calcext:value-type="time">
            <text:p>51990:00:00</text:p>
          </table:table-cell>
          <table:table-cell office:value-type="float" office:value="12191.0146" calcext:value-type="float">
            <text:p>12191.0146</text:p>
          </table:table-cell>
          <table:table-cell table:number-columns-repeated="2"/>
          <table:table-cell office:value-type="float" office:value="12799.3283" calcext:value-type="float">
            <text:p>12799.3283</text:p>
          </table:table-cell>
          <table:table-cell table:number-columns-repeated="2"/>
          <table:table-cell office:value-type="float" office:value="12836.2214" calcext:value-type="float">
            <text:p>12836.2214</text:p>
          </table:table-cell>
          <table:table-cell table:formula="of:=[.H244]-[.E244]" office:value-type="float" office:value="36.8931000000011" calcext:value-type="float">
            <text:p>36.8931</text:p>
          </table:table-cell>
          <table:table-cell/>
          <table:table-cell office:value-type="float" office:value="16689" calcext:value-type="float">
            <text:p>166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16H00M00S" calcext:value-type="time">
            <text:p>13216:00:00</text:p>
          </table:table-cell>
          <table:table-cell office:value-type="float" office:value="18398.5948" calcext:value-type="float">
            <text:p>18398.5948</text:p>
          </table:table-cell>
          <table:table-cell table:number-columns-repeated="2"/>
          <table:table-cell office:value-type="float" office:value="19788.4303" calcext:value-type="float">
            <text:p>19788.4303</text:p>
          </table:table-cell>
          <table:table-cell table:number-columns-repeated="2"/>
          <table:table-cell office:value-type="float" office:value="19789.5516" calcext:value-type="float">
            <text:p>19789.5516</text:p>
          </table:table-cell>
          <table:table-cell table:formula="of:=[.H245]-[.E245]" office:value-type="float" office:value="1.12129999999888" calcext:value-type="float">
            <text:p>1.1213</text:p>
          </table:table-cell>
          <table:table-cell/>
          <table:table-cell office:value-type="float" office:value="21529" calcext:value-type="float">
            <text:p>215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325H00M00S" calcext:value-type="time">
            <text:p>64325:00:00</text:p>
          </table:table-cell>
          <table:table-cell office:value-type="float" office:value="14598.5329" calcext:value-type="float">
            <text:p>14598.5329</text:p>
          </table:table-cell>
          <table:table-cell table:number-columns-repeated="2"/>
          <table:table-cell office:value-type="float" office:value="16030.4704" calcext:value-type="float">
            <text:p>16030.4704</text:p>
          </table:table-cell>
          <table:table-cell table:number-columns-repeated="2"/>
          <table:table-cell office:value-type="float" office:value="16035.3764" calcext:value-type="float">
            <text:p>16035.3764</text:p>
          </table:table-cell>
          <table:table-cell table:formula="of:=[.H246]-[.E246]" office:value-type="float" office:value="4.90599999999904" calcext:value-type="float">
            <text:p>4.906</text:p>
          </table:table-cell>
          <table:table-cell/>
          <table:table-cell office:value-type="float" office:value="24159" calcext:value-type="float">
            <text:p>241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452H00M00S" calcext:value-type="time">
            <text:p>44452:00:00</text:p>
          </table:table-cell>
          <table:table-cell office:value-type="float" office:value="11787.9167" calcext:value-type="float">
            <text:p>11787.9167</text:p>
          </table:table-cell>
          <table:table-cell table:number-columns-repeated="2"/>
          <table:table-cell office:value-type="float" office:value="12471.4789" calcext:value-type="float">
            <text:p>12471.4789</text:p>
          </table:table-cell>
          <table:table-cell table:number-columns-repeated="2"/>
          <table:table-cell office:value-type="float" office:value="12493.592" calcext:value-type="float">
            <text:p>12493.592</text:p>
          </table:table-cell>
          <table:table-cell table:formula="of:=[.H247]-[.E247]" office:value-type="float" office:value="22.1131000000005" calcext:value-type="float">
            <text:p>22.1131</text:p>
          </table:table-cell>
          <table:table-cell/>
          <table:table-cell office:value-type="float" office:value="17422" calcext:value-type="float">
            <text:p>174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12H00M00S" calcext:value-type="time">
            <text:p>5012:00:00</text:p>
          </table:table-cell>
          <table:table-cell office:value-type="float" office:value="14431.4075" calcext:value-type="float">
            <text:p>14431.4075</text:p>
          </table:table-cell>
          <table:table-cell table:number-columns-repeated="2"/>
          <table:table-cell office:value-type="float" office:value="15593.5625" calcext:value-type="float">
            <text:p>15593.5625</text:p>
          </table:table-cell>
          <table:table-cell table:number-columns-repeated="2"/>
          <table:table-cell office:value-type="float" office:value="15607.662" calcext:value-type="float">
            <text:p>15607.662</text:p>
          </table:table-cell>
          <table:table-cell table:formula="of:=[.H248]-[.E248]" office:value-type="float" office:value="14.0995000000003" calcext:value-type="float">
            <text:p>14.0995</text:p>
          </table:table-cell>
          <table:table-cell/>
          <table:table-cell office:value-type="float" office:value="23828" calcext:value-type="float">
            <text:p>238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804H00M00S" calcext:value-type="time">
            <text:p>40804:00:00</text:p>
          </table:table-cell>
          <table:table-cell office:value-type="float" office:value="10056.8585" calcext:value-type="float">
            <text:p>10056.8585</text:p>
          </table:table-cell>
          <table:table-cell table:number-columns-repeated="2"/>
          <table:table-cell office:value-type="float" office:value="11127.2958" calcext:value-type="float">
            <text:p>11127.2958</text:p>
          </table:table-cell>
          <table:table-cell table:number-columns-repeated="2"/>
          <table:table-cell office:value-type="float" office:value="11204.8877" calcext:value-type="float">
            <text:p>11204.8877</text:p>
          </table:table-cell>
          <table:table-cell table:formula="of:=[.H249]-[.E249]" office:value-type="float" office:value="77.5918999999994" calcext:value-type="float">
            <text:p>77.5919</text:p>
          </table:table-cell>
          <table:table-cell/>
          <table:table-cell office:value-type="float" office:value="14827" calcext:value-type="float">
            <text:p>148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617H00M00S" calcext:value-type="time">
            <text:p>33617:00:00</text:p>
          </table:table-cell>
          <table:table-cell office:value-type="float" office:value="14430.8076" calcext:value-type="float">
            <text:p>14430.8076</text:p>
          </table:table-cell>
          <table:table-cell table:number-columns-repeated="2"/>
          <table:table-cell office:value-type="float" office:value="16024.339" calcext:value-type="float">
            <text:p>16024.339</text:p>
          </table:table-cell>
          <table:table-cell table:number-columns-repeated="2"/>
          <table:table-cell office:value-type="float" office:value="16046.1543" calcext:value-type="float">
            <text:p>16046.1543</text:p>
          </table:table-cell>
          <table:table-cell table:formula="of:=[.H250]-[.E250]" office:value-type="float" office:value="21.8153000000002" calcext:value-type="float">
            <text:p>21.8153</text:p>
          </table:table-cell>
          <table:table-cell/>
          <table:table-cell office:value-type="float" office:value="21825" calcext:value-type="float">
            <text:p>218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636H00M00S" calcext:value-type="time">
            <text:p>61636:00:00</text:p>
          </table:table-cell>
          <table:table-cell office:value-type="float" office:value="8070.7595" calcext:value-type="float">
            <text:p>8070.7595</text:p>
          </table:table-cell>
          <table:table-cell table:number-columns-repeated="2"/>
          <table:table-cell office:value-type="float" office:value="8581.5474" calcext:value-type="float">
            <text:p>8581.5474</text:p>
          </table:table-cell>
          <table:table-cell table:number-columns-repeated="2"/>
          <table:table-cell office:value-type="float" office:value="8598.5531" calcext:value-type="float">
            <text:p>8598.5531</text:p>
          </table:table-cell>
          <table:table-cell table:formula="of:=[.H251]-[.E251]" office:value-type="float" office:value="17.0056999999997" calcext:value-type="float">
            <text:p>17.0057</text:p>
          </table:table-cell>
          <table:table-cell/>
          <table:table-cell office:value-type="float" office:value="11251" calcext:value-type="float">
            <text:p>112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338H00M00S" calcext:value-type="time">
            <text:p>10338:00:00</text:p>
          </table:table-cell>
          <table:table-cell office:value-type="float" office:value="11730.1124" calcext:value-type="float">
            <text:p>11730.1124</text:p>
          </table:table-cell>
          <table:table-cell table:number-columns-repeated="2"/>
          <table:table-cell office:value-type="float" office:value="13046.5406" calcext:value-type="float">
            <text:p>13046.5406</text:p>
          </table:table-cell>
          <table:table-cell table:number-columns-repeated="2"/>
          <table:table-cell office:value-type="float" office:value="13096.5597" calcext:value-type="float">
            <text:p>13096.5597</text:p>
          </table:table-cell>
          <table:table-cell table:formula="of:=[.H252]-[.E252]" office:value-type="float" office:value="50.0190999999995" calcext:value-type="float">
            <text:p>50.0191</text:p>
          </table:table-cell>
          <table:table-cell/>
          <table:table-cell office:value-type="float" office:value="15229" calcext:value-type="float">
            <text:p>152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501H00M00S" calcext:value-type="time">
            <text:p>32501:00:00</text:p>
          </table:table-cell>
          <table:table-cell office:value-type="float" office:value="14968.9167" calcext:value-type="float">
            <text:p>14968.9167</text:p>
          </table:table-cell>
          <table:table-cell table:number-columns-repeated="2"/>
          <table:table-cell office:value-type="float" office:value="15055.75" calcext:value-type="float">
            <text:p>15055.75</text:p>
          </table:table-cell>
          <table:table-cell table:number-columns-repeated="2"/>
          <table:table-cell office:value-type="float" office:value="15055.75" calcext:value-type="float">
            <text:p>15055.75</text:p>
          </table:table-cell>
          <table:table-cell table:formula="of:=[.H253]-[.E253]" office:value-type="float" office:value="0" calcext:value-type="float">
            <text:p>0</text:p>
          </table:table-cell>
          <table:table-cell/>
          <table:table-cell office:value-type="float" office:value="19855" calcext:value-type="float">
            <text:p>198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024H00M00S" calcext:value-type="time">
            <text:p>47024:00:00</text:p>
          </table:table-cell>
          <table:table-cell office:value-type="float" office:value="8481.4433" calcext:value-type="float">
            <text:p>8481.4433</text:p>
          </table:table-cell>
          <table:table-cell table:number-columns-repeated="2"/>
          <table:table-cell office:value-type="float" office:value="9123.463" calcext:value-type="float">
            <text:p>9123.463</text:p>
          </table:table-cell>
          <table:table-cell table:number-columns-repeated="2"/>
          <table:table-cell office:value-type="float" office:value="9124.4074" calcext:value-type="float">
            <text:p>9124.4074</text:p>
          </table:table-cell>
          <table:table-cell table:formula="of:=[.H254]-[.E254]" office:value-type="float" office:value="0.944400000000314" calcext:value-type="float">
            <text:p>0.9444</text:p>
          </table:table-cell>
          <table:table-cell/>
          <table:table-cell office:value-type="float" office:value="10830" calcext:value-type="float">
            <text:p>108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70H00M00S" calcext:value-type="time">
            <text:p>670:00:00</text:p>
          </table:table-cell>
          <table:table-cell office:value-type="float" office:value="13701.4" calcext:value-type="float">
            <text:p>13701.4</text:p>
          </table:table-cell>
          <table:table-cell table:number-columns-repeated="2"/>
          <table:table-cell office:value-type="float" office:value="13701.4" calcext:value-type="float">
            <text:p>13701.4</text:p>
          </table:table-cell>
          <table:table-cell table:number-columns-repeated="2"/>
          <table:table-cell office:value-type="float" office:value="13701.4" calcext:value-type="float">
            <text:p>13701.4</text:p>
          </table:table-cell>
          <table:table-cell table:formula="of:=[.H255]-[.E255]" office:value-type="float" office:value="0" calcext:value-type="float">
            <text:p>0</text:p>
          </table:table-cell>
          <table:table-cell/>
          <table:table-cell office:value-type="float" office:value="13967" calcext:value-type="float">
            <text:p>139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559H00M00S" calcext:value-type="time">
            <text:p>19559:00:00</text:p>
          </table:table-cell>
          <table:table-cell office:value-type="float" office:value="9599.0584" calcext:value-type="float">
            <text:p>9599.0584</text:p>
          </table:table-cell>
          <table:table-cell table:number-columns-repeated="2"/>
          <table:table-cell office:value-type="float" office:value="9747.75" calcext:value-type="float">
            <text:p>9747.75</text:p>
          </table:table-cell>
          <table:table-cell table:number-columns-repeated="2"/>
          <table:table-cell office:value-type="float" office:value="9747.75" calcext:value-type="float">
            <text:p>9747.75</text:p>
          </table:table-cell>
          <table:table-cell table:formula="of:=[.H256]-[.E256]" office:value-type="float" office:value="0" calcext:value-type="float">
            <text:p>0</text:p>
          </table:table-cell>
          <table:table-cell/>
          <table:table-cell office:value-type="float" office:value="11578" calcext:value-type="float">
            <text:p>115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586H00M00S" calcext:value-type="time">
            <text:p>38586:00:00</text:p>
          </table:table-cell>
          <table:table-cell office:value-type="float" office:value="17381.4375" calcext:value-type="float">
            <text:p>17381.4375</text:p>
          </table:table-cell>
          <table:table-cell table:number-columns-repeated="2"/>
          <table:table-cell office:value-type="float" office:value="17444.4375" calcext:value-type="float">
            <text:p>17444.4375</text:p>
          </table:table-cell>
          <table:table-cell table:number-columns-repeated="2"/>
          <table:table-cell office:value-type="float" office:value="17444.4375" calcext:value-type="float">
            <text:p>17444.4375</text:p>
          </table:table-cell>
          <table:table-cell table:formula="of:=[.H257]-[.E257]" office:value-type="float" office:value="0" calcext:value-type="float">
            <text:p>0</text:p>
          </table:table-cell>
          <table:table-cell/>
          <table:table-cell office:value-type="float" office:value="20248" calcext:value-type="float">
            <text:p>202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360H00M00S" calcext:value-type="time">
            <text:p>58360:00:00</text:p>
          </table:table-cell>
          <table:table-cell office:value-type="float" office:value="15643.1593" calcext:value-type="float">
            <text:p>15643.1593</text:p>
          </table:table-cell>
          <table:table-cell table:number-columns-repeated="2"/>
          <table:table-cell office:value-type="float" office:value="15817.1084" calcext:value-type="float">
            <text:p>15817.1084</text:p>
          </table:table-cell>
          <table:table-cell table:number-columns-repeated="2"/>
          <table:table-cell office:value-type="float" office:value="15823.8571" calcext:value-type="float">
            <text:p>15823.8571</text:p>
          </table:table-cell>
          <table:table-cell table:formula="of:=[.H258]-[.E258]" office:value-type="float" office:value="6.7487000000001" calcext:value-type="float">
            <text:p>6.7487</text:p>
          </table:table-cell>
          <table:table-cell/>
          <table:table-cell office:value-type="float" office:value="21838" calcext:value-type="float">
            <text:p>2183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209:.B258])" office:value-type="float" office:value="13489.76081" calcext:value-type="float">
            <text:p>13489.76081</text:p>
          </table:table-cell>
          <table:table-cell table:style-name="ce4" table:number-columns-repeated="2"/>
          <table:table-cell table:style-name="ce4" table:formula="of:=AVERAGE([.E209:.E258])" office:value-type="float" office:value="14458.129688" calcext:value-type="float">
            <text:p>14458.129688</text:p>
          </table:table-cell>
          <table:table-cell table:style-name="ce4" table:number-columns-repeated="2"/>
          <table:table-cell table:style-name="ce4" table:formula="of:=AVERAGE([.H209:.H258])" office:value-type="float" office:value="14477.18945" calcext:value-type="float">
            <text:p>14477.18945</text:p>
          </table:table-cell>
          <table:table-cell table:formula="of:=[.H259]-[.E259]" office:value-type="float" office:value="19.0597619999971" calcext:value-type="float">
            <text:p>19.059762</text:p>
          </table:table-cell>
          <table:table-cell table:style-name="ce4"/>
          <table:table-cell table:style-name="ce4" table:formula="of:=AVERAGE([.K209:.K258])" office:value-type="float" office:value="18744.86" calcext:value-type="float">
            <text:p>18744.86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260]-[.E2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16177H00M00S" calcext:value-type="time">
            <text:p>16177:00:00</text:p>
          </table:table-cell>
          <table:table-cell table:style-name="ce5" office:value-type="float" office:value="20546.5875" calcext:value-type="float">
            <text:p>20546.5875</text:p>
          </table:table-cell>
          <table:table-cell table:style-name="ce5" table:number-columns-repeated="2"/>
          <table:table-cell table:style-name="ce5" office:value-type="float" office:value="23836.5383" calcext:value-type="float">
            <text:p>23836.5383</text:p>
          </table:table-cell>
          <table:table-cell table:style-name="ce5" table:number-columns-repeated="2"/>
          <table:table-cell table:style-name="ce5" office:value-type="float" office:value="24146.4303" calcext:value-type="float">
            <text:p>24146.4303</text:p>
          </table:table-cell>
          <table:table-cell table:formula="of:=[.H261]-[.E261]" office:value-type="float" office:value="309.892" calcext:value-type="float">
            <text:p>309.892</text:p>
          </table:table-cell>
          <table:table-cell table:style-name="ce5"/>
          <table:table-cell table:style-name="ce5" office:value-type="float" office:value="33421" calcext:value-type="float">
            <text:p>33421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12803H00M00S" calcext:value-type="time">
            <text:p>12803:00:00</text:p>
          </table:table-cell>
          <table:table-cell office:value-type="float" office:value="18688.5208" calcext:value-type="float">
            <text:p>18688.5208</text:p>
          </table:table-cell>
          <table:table-cell table:number-columns-repeated="2"/>
          <table:table-cell office:value-type="float" office:value="18876.8583" calcext:value-type="float">
            <text:p>18876.8583</text:p>
          </table:table-cell>
          <table:table-cell table:number-columns-repeated="2"/>
          <table:table-cell office:value-type="float" office:value="18880.4583" calcext:value-type="float">
            <text:p>18880.4583</text:p>
          </table:table-cell>
          <table:table-cell table:formula="of:=[.H262]-[.E262]" office:value-type="float" office:value="3.59999999999854" calcext:value-type="float">
            <text:p>3.6</text:p>
          </table:table-cell>
          <table:table-cell/>
          <table:table-cell office:value-type="float" office:value="26401" calcext:value-type="float">
            <text:p>264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163H00M00S" calcext:value-type="time">
            <text:p>19163:00:00</text:p>
          </table:table-cell>
          <table:table-cell office:value-type="float" office:value="14347.7613" calcext:value-type="float">
            <text:p>14347.7613</text:p>
          </table:table-cell>
          <table:table-cell table:number-columns-repeated="2"/>
          <table:table-cell office:value-type="float" office:value="15435.4479" calcext:value-type="float">
            <text:p>15435.4479</text:p>
          </table:table-cell>
          <table:table-cell table:number-columns-repeated="2"/>
          <table:table-cell office:value-type="float" office:value="15464.7861" calcext:value-type="float">
            <text:p>15464.7861</text:p>
          </table:table-cell>
          <table:table-cell table:formula="of:=[.H263]-[.E263]" office:value-type="float" office:value="29.3382000000001" calcext:value-type="float">
            <text:p>29.3382</text:p>
          </table:table-cell>
          <table:table-cell/>
          <table:table-cell office:value-type="float" office:value="17178" calcext:value-type="float">
            <text:p>171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748H00M00S" calcext:value-type="time">
            <text:p>54748:00:00</text:p>
          </table:table-cell>
          <table:table-cell office:value-type="float" office:value="15972.3283" calcext:value-type="float">
            <text:p>15972.3283</text:p>
          </table:table-cell>
          <table:table-cell table:number-columns-repeated="2"/>
          <table:table-cell office:value-type="float" office:value="18136.487" calcext:value-type="float">
            <text:p>18136.487</text:p>
          </table:table-cell>
          <table:table-cell table:number-columns-repeated="2"/>
          <table:table-cell office:value-type="float" office:value="18205.1838" calcext:value-type="float">
            <text:p>18205.1838</text:p>
          </table:table-cell>
          <table:table-cell table:formula="of:=[.H264]-[.E264]" office:value-type="float" office:value="68.6967999999979" calcext:value-type="float">
            <text:p>68.6968</text:p>
          </table:table-cell>
          <table:table-cell/>
          <table:table-cell office:value-type="float" office:value="24872" calcext:value-type="float">
            <text:p>248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349H00M00S" calcext:value-type="time">
            <text:p>17349:00:00</text:p>
          </table:table-cell>
          <table:table-cell office:value-type="float" office:value="24988.3929" calcext:value-type="float">
            <text:p>24988.3929</text:p>
          </table:table-cell>
          <table:table-cell table:number-columns-repeated="2"/>
          <table:table-cell office:value-type="float" office:value="25313.4578" calcext:value-type="float">
            <text:p>25313.4578</text:p>
          </table:table-cell>
          <table:table-cell table:number-columns-repeated="2"/>
          <table:table-cell office:value-type="float" office:value="25323.8333" calcext:value-type="float">
            <text:p>25323.8333</text:p>
          </table:table-cell>
          <table:table-cell table:formula="of:=[.H265]-[.E265]" office:value-type="float" office:value="10.3754999999983" calcext:value-type="float">
            <text:p>10.3755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680H00M00S" calcext:value-type="time">
            <text:p>8680:00:00</text:p>
          </table:table-cell>
          <table:table-cell office:value-type="float" office:value="18834.1458" calcext:value-type="float">
            <text:p>18834.1458</text:p>
          </table:table-cell>
          <table:table-cell table:number-columns-repeated="2"/>
          <table:table-cell office:value-type="float" office:value="19450" calcext:value-type="float">
            <text:p>19450</text:p>
          </table:table-cell>
          <table:table-cell table:number-columns-repeated="2"/>
          <table:table-cell office:value-type="float" office:value="19450" calcext:value-type="float">
            <text:p>19450</text:p>
          </table:table-cell>
          <table:table-cell table:formula="of:=[.H266]-[.E266]" office:value-type="float" office:value="0" calcext:value-type="float">
            <text:p>0</text:p>
          </table:table-cell>
          <table:table-cell/>
          <table:table-cell office:value-type="float" office:value="23032" calcext:value-type="float">
            <text:p>230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679H00M00S" calcext:value-type="time">
            <text:p>12679:00:00</text:p>
          </table:table-cell>
          <table:table-cell office:value-type="float" office:value="24204.8559" calcext:value-type="float">
            <text:p>24204.8559</text:p>
          </table:table-cell>
          <table:table-cell table:number-columns-repeated="2"/>
          <table:table-cell office:value-type="float" office:value="24778.0652" calcext:value-type="float">
            <text:p>24778.0652</text:p>
          </table:table-cell>
          <table:table-cell table:number-columns-repeated="2"/>
          <table:table-cell office:value-type="float" office:value="24806.0345" calcext:value-type="float">
            <text:p>24806.0345</text:p>
          </table:table-cell>
          <table:table-cell table:formula="of:=[.H267]-[.E267]" office:value-type="float" office:value="27.9693000000007" calcext:value-type="float">
            <text:p>27.9693</text:p>
          </table:table-cell>
          <table:table-cell/>
          <table:table-cell office:value-type="float" office:value="30850" calcext:value-type="float">
            <text:p>308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02H00M00S" calcext:value-type="time">
            <text:p>30602:00:00</text:p>
          </table:table-cell>
          <table:table-cell office:value-type="float" office:value="14401.5777" calcext:value-type="float">
            <text:p>14401.5777</text:p>
          </table:table-cell>
          <table:table-cell table:number-columns-repeated="2"/>
          <table:table-cell office:value-type="float" office:value="15586.8995" calcext:value-type="float">
            <text:p>15586.8995</text:p>
          </table:table-cell>
          <table:table-cell table:number-columns-repeated="2"/>
          <table:table-cell office:value-type="float" office:value="15630.9893" calcext:value-type="float">
            <text:p>15630.9893</text:p>
          </table:table-cell>
          <table:table-cell table:formula="of:=[.H268]-[.E268]" office:value-type="float" office:value="44.0897999999997" calcext:value-type="float">
            <text:p>44.0898</text:p>
          </table:table-cell>
          <table:table-cell/>
          <table:table-cell office:value-type="float" office:value="19115" calcext:value-type="float">
            <text:p>191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952H00M00S" calcext:value-type="time">
            <text:p>30952:00:00</text:p>
          </table:table-cell>
          <table:table-cell office:value-type="float" office:value="12858.0661" calcext:value-type="float">
            <text:p>12858.0661</text:p>
          </table:table-cell>
          <table:table-cell table:number-columns-repeated="2"/>
          <table:table-cell office:value-type="float" office:value="14653.4491" calcext:value-type="float">
            <text:p>14653.4491</text:p>
          </table:table-cell>
          <table:table-cell table:number-columns-repeated="2"/>
          <table:table-cell office:value-type="float" office:value="14653.4491" calcext:value-type="float">
            <text:p>14653.4491</text:p>
          </table:table-cell>
          <table:table-cell table:formula="of:=[.H269]-[.E269]" office:value-type="float" office:value="0" calcext:value-type="float">
            <text:p>0</text:p>
          </table:table-cell>
          <table:table-cell/>
          <table:table-cell office:value-type="float" office:value="17427" calcext:value-type="float">
            <text:p>174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020H00M00S" calcext:value-type="time">
            <text:p>14020:00:00</text:p>
          </table:table-cell>
          <table:table-cell office:value-type="float" office:value="10939.7238" calcext:value-type="float">
            <text:p>10939.7238</text:p>
          </table:table-cell>
          <table:table-cell table:number-columns-repeated="2"/>
          <table:table-cell office:value-type="float" office:value="13968.5556" calcext:value-type="float">
            <text:p>13968.5556</text:p>
          </table:table-cell>
          <table:table-cell table:number-columns-repeated="2"/>
          <table:table-cell office:value-type="float" office:value="13971.0417" calcext:value-type="float">
            <text:p>13971.0417</text:p>
          </table:table-cell>
          <table:table-cell table:formula="of:=[.H270]-[.E270]" office:value-type="float" office:value="2.48610000000008" calcext:value-type="float">
            <text:p>2.4861</text:p>
          </table:table-cell>
          <table:table-cell/>
          <table:table-cell office:value-type="float" office:value="16739" calcext:value-type="float">
            <text:p>167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796H00M00S" calcext:value-type="time">
            <text:p>37796:00:00</text:p>
          </table:table-cell>
          <table:table-cell office:value-type="float" office:value="13180.3114" calcext:value-type="float">
            <text:p>13180.3114</text:p>
          </table:table-cell>
          <table:table-cell table:number-columns-repeated="2"/>
          <table:table-cell office:value-type="float" office:value="14212.3839" calcext:value-type="float">
            <text:p>14212.3839</text:p>
          </table:table-cell>
          <table:table-cell table:number-columns-repeated="2"/>
          <table:table-cell office:value-type="float" office:value="14244.509" calcext:value-type="float">
            <text:p>14244.509</text:p>
          </table:table-cell>
          <table:table-cell table:formula="of:=[.H271]-[.E271]" office:value-type="float" office:value="32.1250999999993" calcext:value-type="float">
            <text:p>32.1251</text:p>
          </table:table-cell>
          <table:table-cell/>
          <table:table-cell office:value-type="float" office:value="17461" calcext:value-type="float">
            <text:p>1746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527H00M00S" calcext:value-type="time">
            <text:p>39527:00:00</text:p>
          </table:table-cell>
          <table:table-cell office:value-type="float" office:value="13903.9578" calcext:value-type="float">
            <text:p>13903.9578</text:p>
          </table:table-cell>
          <table:table-cell table:number-columns-repeated="2"/>
          <table:table-cell office:value-type="float" office:value="16142.613" calcext:value-type="float">
            <text:p>16142.613</text:p>
          </table:table-cell>
          <table:table-cell table:number-columns-repeated="2"/>
          <table:table-cell office:value-type="float" office:value="16153.2123" calcext:value-type="float">
            <text:p>16153.2123</text:p>
          </table:table-cell>
          <table:table-cell table:formula="of:=[.H272]-[.E272]" office:value-type="float" office:value="10.5992999999999" calcext:value-type="float">
            <text:p>10.5993</text:p>
          </table:table-cell>
          <table:table-cell/>
          <table:table-cell office:value-type="float" office:value="23582" calcext:value-type="float">
            <text:p>235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750H00M00S" calcext:value-type="time">
            <text:p>47750:00:00</text:p>
          </table:table-cell>
          <table:table-cell office:value-type="float" office:value="16252.4685" calcext:value-type="float">
            <text:p>16252.4685</text:p>
          </table:table-cell>
          <table:table-cell table:number-columns-repeated="2"/>
          <table:table-cell office:value-type="float" office:value="18318.6547" calcext:value-type="float">
            <text:p>18318.6547</text:p>
          </table:table-cell>
          <table:table-cell table:number-columns-repeated="2"/>
          <table:table-cell office:value-type="float" office:value="18357.0925" calcext:value-type="float">
            <text:p>18357.0925</text:p>
          </table:table-cell>
          <table:table-cell table:formula="of:=[.H273]-[.E273]" office:value-type="float" office:value="38.4377999999997" calcext:value-type="float">
            <text:p>38.4378</text:p>
          </table:table-cell>
          <table:table-cell/>
          <table:table-cell office:value-type="float" office:value="22002" calcext:value-type="float">
            <text:p>220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494H00M00S" calcext:value-type="time">
            <text:p>13494:00:00</text:p>
          </table:table-cell>
          <table:table-cell office:value-type="float" office:value="12671.8639" calcext:value-type="float">
            <text:p>12671.8639</text:p>
          </table:table-cell>
          <table:table-cell table:number-columns-repeated="2"/>
          <table:table-cell office:value-type="float" office:value="13418.8681" calcext:value-type="float">
            <text:p>13418.8681</text:p>
          </table:table-cell>
          <table:table-cell table:number-columns-repeated="2"/>
          <table:table-cell office:value-type="float" office:value="13420.6484" calcext:value-type="float">
            <text:p>13420.6484</text:p>
          </table:table-cell>
          <table:table-cell table:formula="of:=[.H274]-[.E274]" office:value-type="float" office:value="1.78030000000035" calcext:value-type="float">
            <text:p>1.7803</text:p>
          </table:table-cell>
          <table:table-cell/>
          <table:table-cell office:value-type="float" office:value="19531" calcext:value-type="float">
            <text:p>1953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9H00M00S" calcext:value-type="time">
            <text:p>599:00:00</text:p>
          </table:table-cell>
          <table:table-cell office:value-type="float" office:value="18187.2959" calcext:value-type="float">
            <text:p>18187.2959</text:p>
          </table:table-cell>
          <table:table-cell table:number-columns-repeated="2"/>
          <table:table-cell office:value-type="float" office:value="20242.1143" calcext:value-type="float">
            <text:p>20242.1143</text:p>
          </table:table-cell>
          <table:table-cell table:number-columns-repeated="2"/>
          <table:table-cell office:value-type="float" office:value="20356.0112" calcext:value-type="float">
            <text:p>20356.0112</text:p>
          </table:table-cell>
          <table:table-cell table:formula="of:=[.H275]-[.E275]" office:value-type="float" office:value="113.8969" calcext:value-type="float">
            <text:p>113.8969</text:p>
          </table:table-cell>
          <table:table-cell/>
          <table:table-cell office:value-type="float" office:value="27219" calcext:value-type="float">
            <text:p>272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116H00M00S" calcext:value-type="time">
            <text:p>19116:00:00</text:p>
          </table:table-cell>
          <table:table-cell office:value-type="float" office:value="21783.6315" calcext:value-type="float">
            <text:p>21783.6315</text:p>
          </table:table-cell>
          <table:table-cell table:number-columns-repeated="2"/>
          <table:table-cell office:value-type="float" office:value="22006.5606" calcext:value-type="float">
            <text:p>22006.5606</text:p>
          </table:table-cell>
          <table:table-cell table:number-columns-repeated="2"/>
          <table:table-cell office:value-type="float" office:value="22061.1857" calcext:value-type="float">
            <text:p>22061.1857</text:p>
          </table:table-cell>
          <table:table-cell table:formula="of:=[.H276]-[.E276]" office:value-type="float" office:value="54.6251000000011" calcext:value-type="float">
            <text:p>54.6251</text:p>
          </table:table-cell>
          <table:table-cell/>
          <table:table-cell office:value-type="float" office:value="24717" calcext:value-type="float">
            <text:p>247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321H00M00S" calcext:value-type="time">
            <text:p>36321:00:00</text:p>
          </table:table-cell>
          <table:table-cell office:value-type="float" office:value="21683.4658" calcext:value-type="float">
            <text:p>21683.4658</text:p>
          </table:table-cell>
          <table:table-cell table:number-columns-repeated="2"/>
          <table:table-cell office:value-type="float" office:value="22913.0623" calcext:value-type="float">
            <text:p>22913.0623</text:p>
          </table:table-cell>
          <table:table-cell table:number-columns-repeated="2"/>
          <table:table-cell office:value-type="float" office:value="22994.219" calcext:value-type="float">
            <text:p>22994.219</text:p>
          </table:table-cell>
          <table:table-cell table:formula="of:=[.H277]-[.E277]" office:value-type="float" office:value="81.1566999999996" calcext:value-type="float">
            <text:p>81.1567</text:p>
          </table:table-cell>
          <table:table-cell/>
          <table:table-cell office:value-type="float" office:value="26644" calcext:value-type="float">
            <text:p>266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140H00M00S" calcext:value-type="time">
            <text:p>45140:00:00</text:p>
          </table:table-cell>
          <table:table-cell office:value-type="float" office:value="15177.6923" calcext:value-type="float">
            <text:p>15177.6923</text:p>
          </table:table-cell>
          <table:table-cell table:number-columns-repeated="2"/>
          <table:table-cell office:value-type="float" office:value="16787.4499" calcext:value-type="float">
            <text:p>16787.4499</text:p>
          </table:table-cell>
          <table:table-cell table:number-columns-repeated="2"/>
          <table:table-cell office:value-type="float" office:value="16813.5291" calcext:value-type="float">
            <text:p>16813.5291</text:p>
          </table:table-cell>
          <table:table-cell table:formula="of:=[.H278]-[.E278]" office:value-type="float" office:value="26.0792000000001" calcext:value-type="float">
            <text:p>26.0792</text:p>
          </table:table-cell>
          <table:table-cell/>
          <table:table-cell office:value-type="float" office:value="21402" calcext:value-type="float">
            <text:p>214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365H00M00S" calcext:value-type="time">
            <text:p>9365:00:00</text:p>
          </table:table-cell>
          <table:table-cell office:value-type="float" office:value="20046.7908" calcext:value-type="float">
            <text:p>20046.7908</text:p>
          </table:table-cell>
          <table:table-cell table:number-columns-repeated="2"/>
          <table:table-cell office:value-type="float" office:value="20499.0275" calcext:value-type="float">
            <text:p>20499.0275</text:p>
          </table:table-cell>
          <table:table-cell table:number-columns-repeated="2"/>
          <table:table-cell office:value-type="float" office:value="20503.6927" calcext:value-type="float">
            <text:p>20503.6927</text:p>
          </table:table-cell>
          <table:table-cell table:formula="of:=[.H279]-[.E279]" office:value-type="float" office:value="4.66519999999946" calcext:value-type="float">
            <text:p>4.6652</text:p>
          </table:table-cell>
          <table:table-cell/>
          <table:table-cell office:value-type="float" office:value="24464" calcext:value-type="float">
            <text:p>244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371H00M00S" calcext:value-type="time">
            <text:p>8371:00:00</text:p>
          </table:table-cell>
          <table:table-cell office:value-type="float" office:value="18986.0304" calcext:value-type="float">
            <text:p>18986.0304</text:p>
          </table:table-cell>
          <table:table-cell table:number-columns-repeated="2"/>
          <table:table-cell office:value-type="float" office:value="19199.1271" calcext:value-type="float">
            <text:p>19199.1271</text:p>
          </table:table-cell>
          <table:table-cell table:number-columns-repeated="2"/>
          <table:table-cell office:value-type="float" office:value="19214.4023" calcext:value-type="float">
            <text:p>19214.4023</text:p>
          </table:table-cell>
          <table:table-cell table:formula="of:=[.H280]-[.E280]" office:value-type="float" office:value="15.2752" calcext:value-type="float">
            <text:p>15.2752</text:p>
          </table:table-cell>
          <table:table-cell/>
          <table:table-cell office:value-type="float" office:value="24101" calcext:value-type="float">
            <text:p>241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709H00M00S" calcext:value-type="time">
            <text:p>24709:00:00</text:p>
          </table:table-cell>
          <table:table-cell office:value-type="float" office:value="10833.543" calcext:value-type="float">
            <text:p>10833.543</text:p>
          </table:table-cell>
          <table:table-cell table:number-columns-repeated="2"/>
          <table:table-cell office:value-type="float" office:value="12376.2382" calcext:value-type="float">
            <text:p>12376.2382</text:p>
          </table:table-cell>
          <table:table-cell table:number-columns-repeated="2"/>
          <table:table-cell office:value-type="float" office:value="12477.4943" calcext:value-type="float">
            <text:p>12477.4943</text:p>
          </table:table-cell>
          <table:table-cell table:formula="of:=[.H281]-[.E281]" office:value-type="float" office:value="101.256100000001" calcext:value-type="float">
            <text:p>101.2561</text:p>
          </table:table-cell>
          <table:table-cell/>
          <table:table-cell office:value-type="float" office:value="16852" calcext:value-type="float">
            <text:p>1685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590H00M00S" calcext:value-type="time">
            <text:p>34590:00:00</text:p>
          </table:table-cell>
          <table:table-cell office:value-type="float" office:value="18814.4754" calcext:value-type="float">
            <text:p>18814.4754</text:p>
          </table:table-cell>
          <table:table-cell table:number-columns-repeated="2"/>
          <table:table-cell office:value-type="float" office:value="20701.8452" calcext:value-type="float">
            <text:p>20701.8452</text:p>
          </table:table-cell>
          <table:table-cell table:number-columns-repeated="2"/>
          <table:table-cell office:value-type="float" office:value="20720.8151" calcext:value-type="float">
            <text:p>20720.8151</text:p>
          </table:table-cell>
          <table:table-cell table:formula="of:=[.H282]-[.E282]" office:value-type="float" office:value="18.9699000000001" calcext:value-type="float">
            <text:p>18.9699</text:p>
          </table:table-cell>
          <table:table-cell/>
          <table:table-cell office:value-type="float" office:value="26570" calcext:value-type="float">
            <text:p>265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250H00M00S" calcext:value-type="time">
            <text:p>17250:00:00</text:p>
          </table:table-cell>
          <table:table-cell office:value-type="float" office:value="25289.6185" calcext:value-type="float">
            <text:p>25289.6185</text:p>
          </table:table-cell>
          <table:table-cell table:number-columns-repeated="2"/>
          <table:table-cell office:value-type="float" office:value="26055.3475" calcext:value-type="float">
            <text:p>26055.3475</text:p>
          </table:table-cell>
          <table:table-cell table:number-columns-repeated="2"/>
          <table:table-cell office:value-type="float" office:value="26195.3122" calcext:value-type="float">
            <text:p>26195.3122</text:p>
          </table:table-cell>
          <table:table-cell table:formula="of:=[.H283]-[.E283]" office:value-type="float" office:value="139.9647" calcext:value-type="float">
            <text:p>139.9647</text:p>
          </table:table-cell>
          <table:table-cell/>
          <table:table-cell office:value-type="float" office:value="33612" calcext:value-type="float">
            <text:p>336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348H00M00S" calcext:value-type="time">
            <text:p>49348:00:00</text:p>
          </table:table-cell>
          <table:table-cell office:value-type="float" office:value="15391.0013" calcext:value-type="float">
            <text:p>15391.0013</text:p>
          </table:table-cell>
          <table:table-cell table:number-columns-repeated="2"/>
          <table:table-cell office:value-type="float" office:value="15680.2941" calcext:value-type="float">
            <text:p>15680.2941</text:p>
          </table:table-cell>
          <table:table-cell table:number-columns-repeated="2"/>
          <table:table-cell office:value-type="float" office:value="15680.2941" calcext:value-type="float">
            <text:p>15680.2941</text:p>
          </table:table-cell>
          <table:table-cell table:formula="of:=[.H284]-[.E284]" office:value-type="float" office:value="0" calcext:value-type="float">
            <text:p>0</text:p>
          </table:table-cell>
          <table:table-cell/>
          <table:table-cell office:value-type="float" office:value="16493" calcext:value-type="float">
            <text:p>164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256H00M00S" calcext:value-type="time">
            <text:p>20256:00:00</text:p>
          </table:table-cell>
          <table:table-cell office:value-type="float" office:value="12524.3079" calcext:value-type="float">
            <text:p>12524.3079</text:p>
          </table:table-cell>
          <table:table-cell table:number-columns-repeated="2"/>
          <table:table-cell office:value-type="float" office:value="13942.7584" calcext:value-type="float">
            <text:p>13942.7584</text:p>
          </table:table-cell>
          <table:table-cell table:number-columns-repeated="2"/>
          <table:table-cell office:value-type="float" office:value="13978.1271" calcext:value-type="float">
            <text:p>13978.1271</text:p>
          </table:table-cell>
          <table:table-cell table:formula="of:=[.H285]-[.E285]" office:value-type="float" office:value="35.3686999999991" calcext:value-type="float">
            <text:p>35.3687</text:p>
          </table:table-cell>
          <table:table-cell/>
          <table:table-cell office:value-type="float" office:value="17347" calcext:value-type="float">
            <text:p>173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502H00M00S" calcext:value-type="time">
            <text:p>49502:00:00</text:p>
          </table:table-cell>
          <table:table-cell office:value-type="float" office:value="21749.4617" calcext:value-type="float">
            <text:p>21749.4617</text:p>
          </table:table-cell>
          <table:table-cell table:number-columns-repeated="2"/>
          <table:table-cell office:value-type="float" office:value="22862.4133" calcext:value-type="float">
            <text:p>22862.4133</text:p>
          </table:table-cell>
          <table:table-cell table:number-columns-repeated="2"/>
          <table:table-cell office:value-type="float" office:value="22886.38" calcext:value-type="float">
            <text:p>22886.38</text:p>
          </table:table-cell>
          <table:table-cell table:formula="of:=[.H286]-[.E286]" office:value-type="float" office:value="23.9667000000009" calcext:value-type="float">
            <text:p>23.9667</text:p>
          </table:table-cell>
          <table:table-cell/>
          <table:table-cell office:value-type="float" office:value="29982" calcext:value-type="float">
            <text:p>299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085H00M00S" calcext:value-type="time">
            <text:p>18085:00:00</text:p>
          </table:table-cell>
          <table:table-cell office:value-type="float" office:value="16788" calcext:value-type="float">
            <text:p>16788</text:p>
          </table:table-cell>
          <table:table-cell table:number-columns-repeated="2"/>
          <table:table-cell office:value-type="float" office:value="17820.371" calcext:value-type="float">
            <text:p>17820.371</text:p>
          </table:table-cell>
          <table:table-cell table:number-columns-repeated="2"/>
          <table:table-cell office:value-type="float" office:value="17862.7396" calcext:value-type="float">
            <text:p>17862.7396</text:p>
          </table:table-cell>
          <table:table-cell table:formula="of:=[.H287]-[.E287]" office:value-type="float" office:value="42.3686000000016" calcext:value-type="float">
            <text:p>42.3686</text:p>
          </table:table-cell>
          <table:table-cell/>
          <table:table-cell office:value-type="float" office:value="23580" calcext:value-type="float">
            <text:p>235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930H00M00S" calcext:value-type="time">
            <text:p>11930:00:00</text:p>
          </table:table-cell>
          <table:table-cell office:value-type="float" office:value="14009.4533" calcext:value-type="float">
            <text:p>14009.4533</text:p>
          </table:table-cell>
          <table:table-cell table:number-columns-repeated="2"/>
          <table:table-cell office:value-type="float" office:value="15915.9452" calcext:value-type="float">
            <text:p>15915.9452</text:p>
          </table:table-cell>
          <table:table-cell table:number-columns-repeated="2"/>
          <table:table-cell office:value-type="float" office:value="15996.2287" calcext:value-type="float">
            <text:p>15996.2287</text:p>
          </table:table-cell>
          <table:table-cell table:formula="of:=[.H288]-[.E288]" office:value-type="float" office:value="80.2834999999996" calcext:value-type="float">
            <text:p>80.2835</text:p>
          </table:table-cell>
          <table:table-cell/>
          <table:table-cell office:value-type="float" office:value="18921" calcext:value-type="float">
            <text:p>189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107H00M00S" calcext:value-type="time">
            <text:p>10107:00:00</text:p>
          </table:table-cell>
          <table:table-cell office:value-type="float" office:value="17659.0667" calcext:value-type="float">
            <text:p>17659.0667</text:p>
          </table:table-cell>
          <table:table-cell table:number-columns-repeated="2"/>
          <table:table-cell office:value-type="float" office:value="17659.0667" calcext:value-type="float">
            <text:p>17659.0667</text:p>
          </table:table-cell>
          <table:table-cell table:number-columns-repeated="2"/>
          <table:table-cell office:value-type="float" office:value="17659.0667" calcext:value-type="float">
            <text:p>17659.0667</text:p>
          </table:table-cell>
          <table:table-cell table:formula="of:=[.H289]-[.E289]" office:value-type="float" office:value="0" calcext:value-type="float">
            <text:p>0</text:p>
          </table:table-cell>
          <table:table-cell/>
          <table:table-cell office:value-type="float" office:value="21408" calcext:value-type="float">
            <text:p>214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677H00M00S" calcext:value-type="time">
            <text:p>7677:00:00</text:p>
          </table:table-cell>
          <table:table-cell office:value-type="float" office:value="9407.3192" calcext:value-type="float">
            <text:p>9407.3192</text:p>
          </table:table-cell>
          <table:table-cell table:number-columns-repeated="2"/>
          <table:table-cell office:value-type="float" office:value="9891.7298" calcext:value-type="float">
            <text:p>9891.7298</text:p>
          </table:table-cell>
          <table:table-cell table:number-columns-repeated="2"/>
          <table:table-cell office:value-type="float" office:value="9898.497" calcext:value-type="float">
            <text:p>9898.497</text:p>
          </table:table-cell>
          <table:table-cell table:formula="of:=[.H290]-[.E290]" office:value-type="float" office:value="6.76720000000023" calcext:value-type="float">
            <text:p>6.7672</text:p>
          </table:table-cell>
          <table:table-cell/>
          <table:table-cell office:value-type="float" office:value="11779" calcext:value-type="float">
            <text:p>117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45H00M00S" calcext:value-type="time">
            <text:p>6445:00:00</text:p>
          </table:table-cell>
          <table:table-cell office:value-type="float" office:value="10754.4" calcext:value-type="float">
            <text:p>10754.4</text:p>
          </table:table-cell>
          <table:table-cell table:number-columns-repeated="2"/>
          <table:table-cell office:value-type="float" office:value="10754.4" calcext:value-type="float">
            <text:p>10754.4</text:p>
          </table:table-cell>
          <table:table-cell table:number-columns-repeated="2"/>
          <table:table-cell office:value-type="float" office:value="10754.4" calcext:value-type="float">
            <text:p>10754.4</text:p>
          </table:table-cell>
          <table:table-cell table:formula="of:=[.H291]-[.E291]" office:value-type="float" office:value="0" calcext:value-type="float">
            <text:p>0</text:p>
          </table:table-cell>
          <table:table-cell/>
          <table:table-cell office:value-type="float" office:value="11126" calcext:value-type="float">
            <text:p>111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931H00M00S" calcext:value-type="time">
            <text:p>41931:00:00</text:p>
          </table:table-cell>
          <table:table-cell office:value-type="float" office:value="18782.65" calcext:value-type="float">
            <text:p>18782.65</text:p>
          </table:table-cell>
          <table:table-cell table:number-columns-repeated="2"/>
          <table:table-cell office:value-type="float" office:value="19550.506" calcext:value-type="float">
            <text:p>19550.506</text:p>
          </table:table-cell>
          <table:table-cell table:number-columns-repeated="2"/>
          <table:table-cell office:value-type="float" office:value="19588.8184" calcext:value-type="float">
            <text:p>19588.8184</text:p>
          </table:table-cell>
          <table:table-cell table:formula="of:=[.H292]-[.E292]" office:value-type="float" office:value="38.3123999999989" calcext:value-type="float">
            <text:p>38.3124</text:p>
          </table:table-cell>
          <table:table-cell/>
          <table:table-cell office:value-type="float" office:value="28533" calcext:value-type="float">
            <text:p>28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511H00M00S" calcext:value-type="time">
            <text:p>17511:00:00</text:p>
          </table:table-cell>
          <table:table-cell office:value-type="float" office:value="19174.1876" calcext:value-type="float">
            <text:p>19174.1876</text:p>
          </table:table-cell>
          <table:table-cell table:number-columns-repeated="2"/>
          <table:table-cell office:value-type="float" office:value="20149.0114" calcext:value-type="float">
            <text:p>20149.0114</text:p>
          </table:table-cell>
          <table:table-cell table:number-columns-repeated="2"/>
          <table:table-cell office:value-type="float" office:value="20191.0641" calcext:value-type="float">
            <text:p>20191.0641</text:p>
          </table:table-cell>
          <table:table-cell table:formula="of:=[.H293]-[.E293]" office:value-type="float" office:value="42.0527000000002" calcext:value-type="float">
            <text:p>42.0527</text:p>
          </table:table-cell>
          <table:table-cell/>
          <table:table-cell office:value-type="float" office:value="24635" calcext:value-type="float">
            <text:p>246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31H00M00S" calcext:value-type="time">
            <text:p>4431:00:00</text:p>
          </table:table-cell>
          <table:table-cell office:value-type="float" office:value="18071.5679" calcext:value-type="float">
            <text:p>18071.5679</text:p>
          </table:table-cell>
          <table:table-cell table:number-columns-repeated="2"/>
          <table:table-cell office:value-type="float" office:value="20518.3283" calcext:value-type="float">
            <text:p>20518.3283</text:p>
          </table:table-cell>
          <table:table-cell table:number-columns-repeated="2"/>
          <table:table-cell office:value-type="float" office:value="20690.7236" calcext:value-type="float">
            <text:p>20690.7236</text:p>
          </table:table-cell>
          <table:table-cell table:formula="of:=[.H294]-[.E294]" office:value-type="float" office:value="172.3953" calcext:value-type="float">
            <text:p>172.3953</text:p>
          </table:table-cell>
          <table:table-cell/>
          <table:table-cell office:value-type="float" office:value="26239" calcext:value-type="float">
            <text:p>262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185H00M00S" calcext:value-type="time">
            <text:p>18185:00:00</text:p>
          </table:table-cell>
          <table:table-cell office:value-type="float" office:value="19583.7909" calcext:value-type="float">
            <text:p>19583.7909</text:p>
          </table:table-cell>
          <table:table-cell table:number-columns-repeated="2"/>
          <table:table-cell office:value-type="float" office:value="21416.9719" calcext:value-type="float">
            <text:p>21416.9719</text:p>
          </table:table-cell>
          <table:table-cell table:number-columns-repeated="2"/>
          <table:table-cell office:value-type="float" office:value="21420.8" calcext:value-type="float">
            <text:p>21420.8</text:p>
          </table:table-cell>
          <table:table-cell table:formula="of:=[.H295]-[.E295]" office:value-type="float" office:value="3.82809999999881" calcext:value-type="float">
            <text:p>3.8281</text:p>
          </table:table-cell>
          <table:table-cell/>
          <table:table-cell office:value-type="float" office:value="26309" calcext:value-type="float">
            <text:p>263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479H00M00S" calcext:value-type="time">
            <text:p>7479:00:00</text:p>
          </table:table-cell>
          <table:table-cell office:value-type="float" office:value="16608.38" calcext:value-type="float">
            <text:p>16608.38</text:p>
          </table:table-cell>
          <table:table-cell table:number-columns-repeated="2"/>
          <table:table-cell office:value-type="float" office:value="16986.7705" calcext:value-type="float">
            <text:p>16986.7705</text:p>
          </table:table-cell>
          <table:table-cell table:number-columns-repeated="2"/>
          <table:table-cell office:value-type="float" office:value="16989.1863" calcext:value-type="float">
            <text:p>16989.1863</text:p>
          </table:table-cell>
          <table:table-cell table:formula="of:=[.H296]-[.E296]" office:value-type="float" office:value="2.41580000000249" calcext:value-type="float">
            <text:p>2.4158</text:p>
          </table:table-cell>
          <table:table-cell/>
          <table:table-cell office:value-type="float" office:value="21427" calcext:value-type="float">
            <text:p>214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106H00M00S" calcext:value-type="time">
            <text:p>17106:00:00</text:p>
          </table:table-cell>
          <table:table-cell office:value-type="float" office:value="13585.5495" calcext:value-type="float">
            <text:p>13585.5495</text:p>
          </table:table-cell>
          <table:table-cell table:number-columns-repeated="2"/>
          <table:table-cell office:value-type="float" office:value="13756.4083" calcext:value-type="float">
            <text:p>13756.4083</text:p>
          </table:table-cell>
          <table:table-cell table:number-columns-repeated="2"/>
          <table:table-cell office:value-type="float" office:value="13796.1386" calcext:value-type="float">
            <text:p>13796.1386</text:p>
          </table:table-cell>
          <table:table-cell table:formula="of:=[.H297]-[.E297]" office:value-type="float" office:value="39.7303000000011" calcext:value-type="float">
            <text:p>39.7303</text:p>
          </table:table-cell>
          <table:table-cell/>
          <table:table-cell office:value-type="float" office:value="17815" calcext:value-type="float">
            <text:p>178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384H00M00S" calcext:value-type="time">
            <text:p>61384:00:00</text:p>
          </table:table-cell>
          <table:table-cell office:value-type="float" office:value="10271.3225" calcext:value-type="float">
            <text:p>10271.3225</text:p>
          </table:table-cell>
          <table:table-cell table:number-columns-repeated="2"/>
          <table:table-cell office:value-type="float" office:value="10426.5" calcext:value-type="float">
            <text:p>10426.5</text:p>
          </table:table-cell>
          <table:table-cell table:number-columns-repeated="2"/>
          <table:table-cell office:value-type="float" office:value="10426.5" calcext:value-type="float">
            <text:p>10426.5</text:p>
          </table:table-cell>
          <table:table-cell table:formula="of:=[.H298]-[.E298]" office:value-type="float" office:value="0" calcext:value-type="float">
            <text:p>0</text:p>
          </table:table-cell>
          <table:table-cell/>
          <table:table-cell office:value-type="float" office:value="12108" calcext:value-type="float">
            <text:p>121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083H00M00S" calcext:value-type="time">
            <text:p>17083:00:00</text:p>
          </table:table-cell>
          <table:table-cell office:value-type="float" office:value="16462.497" calcext:value-type="float">
            <text:p>16462.497</text:p>
          </table:table-cell>
          <table:table-cell table:number-columns-repeated="2"/>
          <table:table-cell office:value-type="float" office:value="17651.5077" calcext:value-type="float">
            <text:p>17651.5077</text:p>
          </table:table-cell>
          <table:table-cell table:number-columns-repeated="2"/>
          <table:table-cell office:value-type="float" office:value="17662.4649" calcext:value-type="float">
            <text:p>17662.4649</text:p>
          </table:table-cell>
          <table:table-cell table:formula="of:=[.H299]-[.E299]" office:value-type="float" office:value="10.9572000000007" calcext:value-type="float">
            <text:p>10.9572</text:p>
          </table:table-cell>
          <table:table-cell/>
          <table:table-cell office:value-type="float" office:value="23587" calcext:value-type="float">
            <text:p>2358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133H00M00S" calcext:value-type="time">
            <text:p>12133:00:00</text:p>
          </table:table-cell>
          <table:table-cell office:value-type="float" office:value="17453.6003" calcext:value-type="float">
            <text:p>17453.6003</text:p>
          </table:table-cell>
          <table:table-cell table:number-columns-repeated="2"/>
          <table:table-cell office:value-type="float" office:value="18872.1652" calcext:value-type="float">
            <text:p>18872.1652</text:p>
          </table:table-cell>
          <table:table-cell table:number-columns-repeated="2"/>
          <table:table-cell office:value-type="float" office:value="18873.4264" calcext:value-type="float">
            <text:p>18873.4264</text:p>
          </table:table-cell>
          <table:table-cell table:formula="of:=[.H300]-[.E300]" office:value-type="float" office:value="1.26120000000083" calcext:value-type="float">
            <text:p>1.2612</text:p>
          </table:table-cell>
          <table:table-cell/>
          <table:table-cell office:value-type="float" office:value="27984" calcext:value-type="float">
            <text:p>279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119H00M00S" calcext:value-type="time">
            <text:p>56119:00:00</text:p>
          </table:table-cell>
          <table:table-cell office:value-type="float" office:value="18348.4343" calcext:value-type="float">
            <text:p>18348.4343</text:p>
          </table:table-cell>
          <table:table-cell table:number-columns-repeated="2"/>
          <table:table-cell office:value-type="float" office:value="18876.4692" calcext:value-type="float">
            <text:p>18876.4692</text:p>
          </table:table-cell>
          <table:table-cell table:number-columns-repeated="2"/>
          <table:table-cell office:value-type="float" office:value="18892.5254" calcext:value-type="float">
            <text:p>18892.5254</text:p>
          </table:table-cell>
          <table:table-cell table:formula="of:=[.H301]-[.E301]" office:value-type="float" office:value="16.0561999999991" calcext:value-type="float">
            <text:p>16.0562</text:p>
          </table:table-cell>
          <table:table-cell/>
          <table:table-cell office:value-type="float" office:value="25655" calcext:value-type="float">
            <text:p>256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209H00M00S" calcext:value-type="time">
            <text:p>28209:00:00</text:p>
          </table:table-cell>
          <table:table-cell office:value-type="float" office:value="24869.5341" calcext:value-type="float">
            <text:p>24869.5341</text:p>
          </table:table-cell>
          <table:table-cell table:number-columns-repeated="2"/>
          <table:table-cell office:value-type="float" office:value="26775.8064" calcext:value-type="float">
            <text:p>26775.8064</text:p>
          </table:table-cell>
          <table:table-cell table:number-columns-repeated="2"/>
          <table:table-cell office:value-type="float" office:value="26808.6106" calcext:value-type="float">
            <text:p>26808.6106</text:p>
          </table:table-cell>
          <table:table-cell table:formula="of:=[.H302]-[.E302]" office:value-type="float" office:value="32.8041999999987" calcext:value-type="float">
            <text:p>32.8042</text:p>
          </table:table-cell>
          <table:table-cell/>
          <table:table-cell office:value-type="float" office:value="29910" calcext:value-type="float">
            <text:p>299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776H00M00S" calcext:value-type="time">
            <text:p>24776:00:00</text:p>
          </table:table-cell>
          <table:table-cell office:value-type="float" office:value="9249.5876" calcext:value-type="float">
            <text:p>9249.5876</text:p>
          </table:table-cell>
          <table:table-cell table:number-columns-repeated="2"/>
          <table:table-cell office:value-type="float" office:value="10865.6964" calcext:value-type="float">
            <text:p>10865.6964</text:p>
          </table:table-cell>
          <table:table-cell table:number-columns-repeated="2"/>
          <table:table-cell office:value-type="float" office:value="10865.6964" calcext:value-type="float">
            <text:p>10865.6964</text:p>
          </table:table-cell>
          <table:table-cell table:formula="of:=[.H303]-[.E303]" office:value-type="float" office:value="0" calcext:value-type="float">
            <text:p>0</text:p>
          </table:table-cell>
          <table:table-cell/>
          <table:table-cell office:value-type="float" office:value="13151" calcext:value-type="float">
            <text:p>131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245H00M00S" calcext:value-type="time">
            <text:p>62245:00:00</text:p>
          </table:table-cell>
          <table:table-cell office:value-type="float" office:value="13255.1558" calcext:value-type="float">
            <text:p>13255.1558</text:p>
          </table:table-cell>
          <table:table-cell table:number-columns-repeated="2"/>
          <table:table-cell office:value-type="float" office:value="17045.5204" calcext:value-type="float">
            <text:p>17045.5204</text:p>
          </table:table-cell>
          <table:table-cell table:number-columns-repeated="2"/>
          <table:table-cell office:value-type="float" office:value="17104.3862" calcext:value-type="float">
            <text:p>17104.3862</text:p>
          </table:table-cell>
          <table:table-cell table:formula="of:=[.H304]-[.E304]" office:value-type="float" office:value="58.8657999999996" calcext:value-type="float">
            <text:p>58.8658</text:p>
          </table:table-cell>
          <table:table-cell/>
          <table:table-cell office:value-type="float" office:value="17438" calcext:value-type="float">
            <text:p>1743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83H00M00S" calcext:value-type="time">
            <text:p>6383:00:00</text:p>
          </table:table-cell>
          <table:table-cell office:value-type="float" office:value="15519.4548" calcext:value-type="float">
            <text:p>15519.4548</text:p>
          </table:table-cell>
          <table:table-cell table:number-columns-repeated="2"/>
          <table:table-cell office:value-type="float" office:value="16621.7983" calcext:value-type="float">
            <text:p>16621.7983</text:p>
          </table:table-cell>
          <table:table-cell table:number-columns-repeated="2"/>
          <table:table-cell office:value-type="float" office:value="16651.7278" calcext:value-type="float">
            <text:p>16651.7278</text:p>
          </table:table-cell>
          <table:table-cell table:formula="of:=[.H305]-[.E305]" office:value-type="float" office:value="29.929500000002" calcext:value-type="float">
            <text:p>29.9295</text:p>
          </table:table-cell>
          <table:table-cell/>
          <table:table-cell office:value-type="float" office:value="19140" calcext:value-type="float">
            <text:p>191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722H00M00S" calcext:value-type="time">
            <text:p>29722:00:00</text:p>
          </table:table-cell>
          <table:table-cell office:value-type="float" office:value="17589.3296" calcext:value-type="float">
            <text:p>17589.3296</text:p>
          </table:table-cell>
          <table:table-cell table:number-columns-repeated="2"/>
          <table:table-cell office:value-type="float" office:value="20523.5506" calcext:value-type="float">
            <text:p>20523.5506</text:p>
          </table:table-cell>
          <table:table-cell table:number-columns-repeated="2"/>
          <table:table-cell office:value-type="float" office:value="20543.5794" calcext:value-type="float">
            <text:p>20543.5794</text:p>
          </table:table-cell>
          <table:table-cell table:formula="of:=[.H306]-[.E306]" office:value-type="float" office:value="20.0288" calcext:value-type="float">
            <text:p>20.0288</text:p>
          </table:table-cell>
          <table:table-cell/>
          <table:table-cell office:value-type="float" office:value="30389" calcext:value-type="float">
            <text:p>303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604H00M00S" calcext:value-type="time">
            <text:p>10604:00:00</text:p>
          </table:table-cell>
          <table:table-cell office:value-type="float" office:value="12195.371" calcext:value-type="float">
            <text:p>12195.371</text:p>
          </table:table-cell>
          <table:table-cell table:number-columns-repeated="2"/>
          <table:table-cell office:value-type="float" office:value="15152.7619" calcext:value-type="float">
            <text:p>15152.7619</text:p>
          </table:table-cell>
          <table:table-cell table:number-columns-repeated="2"/>
          <table:table-cell office:value-type="float" office:value="15159.8152" calcext:value-type="float">
            <text:p>15159.8152</text:p>
          </table:table-cell>
          <table:table-cell table:formula="of:=[.H307]-[.E307]" office:value-type="float" office:value="7.05329999999958" calcext:value-type="float">
            <text:p>7.0533</text:p>
          </table:table-cell>
          <table:table-cell/>
          <table:table-cell office:value-type="float" office:value="16850" calcext:value-type="float">
            <text:p>168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006H00M00S" calcext:value-type="time">
            <text:p>23006:00:00</text:p>
          </table:table-cell>
          <table:table-cell office:value-type="float" office:value="17915.6509" calcext:value-type="float">
            <text:p>17915.6509</text:p>
          </table:table-cell>
          <table:table-cell table:number-columns-repeated="2"/>
          <table:table-cell office:value-type="float" office:value="18802.6458" calcext:value-type="float">
            <text:p>18802.6458</text:p>
          </table:table-cell>
          <table:table-cell table:number-columns-repeated="2"/>
          <table:table-cell office:value-type="float" office:value="18814.5192" calcext:value-type="float">
            <text:p>18814.5192</text:p>
          </table:table-cell>
          <table:table-cell table:formula="of:=[.H308]-[.E308]" office:value-type="float" office:value="11.8734000000004" calcext:value-type="float">
            <text:p>11.8734</text:p>
          </table:table-cell>
          <table:table-cell/>
          <table:table-cell office:value-type="float" office:value="24098" calcext:value-type="float">
            <text:p>240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347H00M00S" calcext:value-type="time">
            <text:p>28347:00:00</text:p>
          </table:table-cell>
          <table:table-cell office:value-type="float" office:value="11085.937" calcext:value-type="float">
            <text:p>11085.937</text:p>
          </table:table-cell>
          <table:table-cell table:number-columns-repeated="2"/>
          <table:table-cell office:value-type="float" office:value="11107.458" calcext:value-type="float">
            <text:p>11107.458</text:p>
          </table:table-cell>
          <table:table-cell table:number-columns-repeated="2"/>
          <table:table-cell office:value-type="float" office:value="11107.458" calcext:value-type="float">
            <text:p>11107.458</text:p>
          </table:table-cell>
          <table:table-cell table:formula="of:=[.H309]-[.E309]" office:value-type="float" office:value="0" calcext:value-type="float">
            <text:p>0</text:p>
          </table:table-cell>
          <table:table-cell/>
          <table:table-cell office:value-type="float" office:value="15002" calcext:value-type="float">
            <text:p>150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142H00M00S" calcext:value-type="time">
            <text:p>47142:00:00</text:p>
          </table:table-cell>
          <table:table-cell office:value-type="float" office:value="28936.8977" calcext:value-type="float">
            <text:p>28936.8977</text:p>
          </table:table-cell>
          <table:table-cell table:number-columns-repeated="2"/>
          <table:table-cell office:value-type="float" office:value="30565.9092" calcext:value-type="float">
            <text:p>30565.9092</text:p>
          </table:table-cell>
          <table:table-cell table:number-columns-repeated="2"/>
          <table:table-cell office:value-type="float" office:value="30695.454" calcext:value-type="float">
            <text:p>30695.454</text:p>
          </table:table-cell>
          <table:table-cell table:formula="of:=[.H310]-[.E310]" office:value-type="float" office:value="129.544800000003" calcext:value-type="float">
            <text:p>129.5448</text:p>
          </table:table-cell>
          <table:table-cell/>
          <table:table-cell office:value-type="float" office:value="38003" calcext:value-type="float">
            <text:p>380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261:.B310])" office:value-type="float" office:value="16796.700278" calcext:value-type="float">
            <text:p>16796.700278</text:p>
          </table:table-cell>
          <table:table-cell table:style-name="ce4" table:number-columns-repeated="2"/>
          <table:table-cell table:style-name="ce4" table:formula="of:=AVERAGE([.E261:.E310])" office:value-type="float" office:value="18062.0363" calcext:value-type="float">
            <text:p>18062.0363</text:p>
          </table:table-cell>
          <table:table-cell table:style-name="ce4" table:number-columns-repeated="2"/>
          <table:table-cell table:style-name="ce4" table:formula="of:=AVERAGE([.H261:.H310])" office:value-type="float" office:value="18100.859158" calcext:value-type="float">
            <text:p>18100.859158</text:p>
          </table:table-cell>
          <table:table-cell table:formula="of:=[.H311]-[.E311]" office:value-type="float" office:value="38.8228579999923" calcext:value-type="float">
            <text:p>38.822858</text:p>
          </table:table-cell>
          <table:table-cell table:style-name="ce4"/>
          <table:table-cell table:style-name="ce4" table:formula="of:=AVERAGE([.K261:.K310])" office:value-type="float" office:value="22722.44" calcext:value-type="float">
            <text:p>22722.44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312]-[.E3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18296H00M00S" calcext:value-type="time">
            <text:p>18296:00:00</text:p>
          </table:table-cell>
          <table:table-cell table:style-name="ce5" office:value-type="float" office:value="22511.9817" calcext:value-type="float">
            <text:p>22511.9817</text:p>
          </table:table-cell>
          <table:table-cell table:style-name="ce5" table:number-columns-repeated="2"/>
          <table:table-cell table:style-name="ce5" office:value-type="float" office:value="22722.0619" calcext:value-type="float">
            <text:p>22722.0619</text:p>
          </table:table-cell>
          <table:table-cell table:style-name="ce5" table:number-columns-repeated="2"/>
          <table:table-cell table:style-name="ce5" office:value-type="float" office:value="22892.9658" calcext:value-type="float">
            <text:p>22892.9658</text:p>
          </table:table-cell>
          <table:table-cell table:formula="of:=[.H313]-[.E313]" office:value-type="float" office:value="170.903900000001" calcext:value-type="float">
            <text:p>170.9039</text:p>
          </table:table-cell>
          <table:table-cell table:style-name="ce5"/>
          <table:table-cell table:style-name="ce5" office:value-type="float" office:value="30798" calcext:value-type="float">
            <text:p>30798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40942H00M00S" calcext:value-type="time">
            <text:p>40942:00:00</text:p>
          </table:table-cell>
          <table:table-cell office:value-type="float" office:value="17832.0583" calcext:value-type="float">
            <text:p>17832.0583</text:p>
          </table:table-cell>
          <table:table-cell table:number-columns-repeated="2"/>
          <table:table-cell office:value-type="float" office:value="19290.281" calcext:value-type="float">
            <text:p>19290.281</text:p>
          </table:table-cell>
          <table:table-cell table:number-columns-repeated="2"/>
          <table:table-cell office:value-type="float" office:value="19319.1984" calcext:value-type="float">
            <text:p>19319.1984</text:p>
          </table:table-cell>
          <table:table-cell table:formula="of:=[.H314]-[.E314]" office:value-type="float" office:value="28.9174000000021" calcext:value-type="float">
            <text:p>28.9174</text:p>
          </table:table-cell>
          <table:table-cell/>
          <table:table-cell office:value-type="float" office:value="27990" calcext:value-type="float">
            <text:p>2799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443H00M00S" calcext:value-type="time">
            <text:p>27443:00:00</text:p>
          </table:table-cell>
          <table:table-cell office:value-type="float" office:value="21024.1026" calcext:value-type="float">
            <text:p>21024.1026</text:p>
          </table:table-cell>
          <table:table-cell table:number-columns-repeated="2"/>
          <table:table-cell office:value-type="float" office:value="23202.6857" calcext:value-type="float">
            <text:p>23202.6857</text:p>
          </table:table-cell>
          <table:table-cell table:number-columns-repeated="2"/>
          <table:table-cell office:value-type="float" office:value="23286.7489" calcext:value-type="float">
            <text:p>23286.7489</text:p>
          </table:table-cell>
          <table:table-cell table:formula="of:=[.H315]-[.E315]" office:value-type="float" office:value="84.0631999999969" calcext:value-type="float">
            <text:p>84.0632</text:p>
          </table:table-cell>
          <table:table-cell/>
          <table:table-cell office:value-type="float" office:value="26644" calcext:value-type="float">
            <text:p>266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556H00M00S" calcext:value-type="time">
            <text:p>31556:00:00</text:p>
          </table:table-cell>
          <table:table-cell office:value-type="float" office:value="22992.5546" calcext:value-type="float">
            <text:p>22992.5546</text:p>
          </table:table-cell>
          <table:table-cell table:number-columns-repeated="2"/>
          <table:table-cell office:value-type="float" office:value="23837.9318" calcext:value-type="float">
            <text:p>23837.9318</text:p>
          </table:table-cell>
          <table:table-cell table:number-columns-repeated="2"/>
          <table:table-cell office:value-type="float" office:value="23878.361" calcext:value-type="float">
            <text:p>23878.361</text:p>
          </table:table-cell>
          <table:table-cell table:formula="of:=[.H316]-[.E316]" office:value-type="float" office:value="40.4292000000023" calcext:value-type="float">
            <text:p>40.4292</text:p>
          </table:table-cell>
          <table:table-cell/>
          <table:table-cell office:value-type="float" office:value="31828" calcext:value-type="float">
            <text:p>318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45H00M00S" calcext:value-type="time">
            <text:p>2045:00:00</text:p>
          </table:table-cell>
          <table:table-cell office:value-type="float" office:value="16871.4101" calcext:value-type="float">
            <text:p>16871.4101</text:p>
          </table:table-cell>
          <table:table-cell table:number-columns-repeated="2"/>
          <table:table-cell office:value-type="float" office:value="18836.2286" calcext:value-type="float">
            <text:p>18836.2286</text:p>
          </table:table-cell>
          <table:table-cell table:number-columns-repeated="2"/>
          <table:table-cell office:value-type="float" office:value="18965.6957" calcext:value-type="float">
            <text:p>18965.6957</text:p>
          </table:table-cell>
          <table:table-cell table:formula="of:=[.H317]-[.E317]" office:value-type="float" office:value="129.467100000002" calcext:value-type="float">
            <text:p>129.4671</text:p>
          </table:table-cell>
          <table:table-cell/>
          <table:table-cell office:value-type="float" office:value="24044" calcext:value-type="float">
            <text:p>240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48H00M00S" calcext:value-type="time">
            <text:p>30648:00:00</text:p>
          </table:table-cell>
          <table:table-cell office:value-type="float" office:value="20491.5655" calcext:value-type="float">
            <text:p>20491.5655</text:p>
          </table:table-cell>
          <table:table-cell table:number-columns-repeated="2"/>
          <table:table-cell office:value-type="float" office:value="22395.1101" calcext:value-type="float">
            <text:p>22395.1101</text:p>
          </table:table-cell>
          <table:table-cell table:number-columns-repeated="2"/>
          <table:table-cell office:value-type="float" office:value="22473.1759" calcext:value-type="float">
            <text:p>22473.1759</text:p>
          </table:table-cell>
          <table:table-cell table:formula="of:=[.H318]-[.E318]" office:value-type="float" office:value="78.0657999999967" calcext:value-type="float">
            <text:p>78.0658</text:p>
          </table:table-cell>
          <table:table-cell/>
          <table:table-cell office:value-type="float" office:value="29359" calcext:value-type="float">
            <text:p>293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711H00M00S" calcext:value-type="time">
            <text:p>10711:00:00</text:p>
          </table:table-cell>
          <table:table-cell office:value-type="float" office:value="24179.8675" calcext:value-type="float">
            <text:p>24179.8675</text:p>
          </table:table-cell>
          <table:table-cell table:number-columns-repeated="2"/>
          <table:table-cell office:value-type="float" office:value="25769.788" calcext:value-type="float">
            <text:p>25769.788</text:p>
          </table:table-cell>
          <table:table-cell table:number-columns-repeated="2"/>
          <table:table-cell office:value-type="float" office:value="25825.0614" calcext:value-type="float">
            <text:p>25825.0614</text:p>
          </table:table-cell>
          <table:table-cell table:formula="of:=[.H319]-[.E319]" office:value-type="float" office:value="55.2733999999982" calcext:value-type="float">
            <text:p>55.2734</text:p>
          </table:table-cell>
          <table:table-cell/>
          <table:table-cell office:value-type="float" office:value="33586" calcext:value-type="float">
            <text:p>335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743H00M00S" calcext:value-type="time">
            <text:p>13743:00:00</text:p>
          </table:table-cell>
          <table:table-cell office:value-type="float" office:value="15707.5526" calcext:value-type="float">
            <text:p>15707.5526</text:p>
          </table:table-cell>
          <table:table-cell table:number-columns-repeated="2"/>
          <table:table-cell office:value-type="float" office:value="16128.3776" calcext:value-type="float">
            <text:p>16128.3776</text:p>
          </table:table-cell>
          <table:table-cell table:number-columns-repeated="2"/>
          <table:table-cell office:value-type="float" office:value="16140.2199" calcext:value-type="float">
            <text:p>16140.2199</text:p>
          </table:table-cell>
          <table:table-cell table:formula="of:=[.H320]-[.E320]" office:value-type="float" office:value="11.8423000000003" calcext:value-type="float">
            <text:p>11.8423</text:p>
          </table:table-cell>
          <table:table-cell/>
          <table:table-cell office:value-type="float" office:value="22155" calcext:value-type="float">
            <text:p>221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504H00M00S" calcext:value-type="time">
            <text:p>7504:00:00</text:p>
          </table:table-cell>
          <table:table-cell office:value-type="float" office:value="22340.8514" calcext:value-type="float">
            <text:p>22340.8514</text:p>
          </table:table-cell>
          <table:table-cell table:number-columns-repeated="2"/>
          <table:table-cell office:value-type="float" office:value="22571.0584" calcext:value-type="float">
            <text:p>22571.0584</text:p>
          </table:table-cell>
          <table:table-cell table:number-columns-repeated="2"/>
          <table:table-cell office:value-type="float" office:value="22607.7798" calcext:value-type="float">
            <text:p>22607.7798</text:p>
          </table:table-cell>
          <table:table-cell table:formula="of:=[.H321]-[.E321]" office:value-type="float" office:value="36.7213999999985" calcext:value-type="float">
            <text:p>36.7214</text:p>
          </table:table-cell>
          <table:table-cell/>
          <table:table-cell office:value-type="float" office:value="25995" calcext:value-type="float">
            <text:p>259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986H00M00S" calcext:value-type="time">
            <text:p>46986:00:00</text:p>
          </table:table-cell>
          <table:table-cell office:value-type="float" office:value="18631.2568" calcext:value-type="float">
            <text:p>18631.2568</text:p>
          </table:table-cell>
          <table:table-cell table:number-columns-repeated="2"/>
          <table:table-cell office:value-type="float" office:value="19525.3038" calcext:value-type="float">
            <text:p>19525.3038</text:p>
          </table:table-cell>
          <table:table-cell table:number-columns-repeated="2"/>
          <table:table-cell office:value-type="float" office:value="19666.4188" calcext:value-type="float">
            <text:p>19666.4188</text:p>
          </table:table-cell>
          <table:table-cell table:formula="of:=[.H322]-[.E322]" office:value-type="float" office:value="141.114999999998" calcext:value-type="float">
            <text:p>141.115</text:p>
          </table:table-cell>
          <table:table-cell/>
          <table:table-cell office:value-type="float" office:value="25141" calcext:value-type="float">
            <text:p>251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644H00M00S" calcext:value-type="time">
            <text:p>29644:00:00</text:p>
          </table:table-cell>
          <table:table-cell office:value-type="float" office:value="14957.9078" calcext:value-type="float">
            <text:p>14957.9078</text:p>
          </table:table-cell>
          <table:table-cell table:number-columns-repeated="2"/>
          <table:table-cell office:value-type="float" office:value="15953.8487" calcext:value-type="float">
            <text:p>15953.8487</text:p>
          </table:table-cell>
          <table:table-cell table:number-columns-repeated="2"/>
          <table:table-cell office:value-type="float" office:value="16056.3752" calcext:value-type="float">
            <text:p>16056.3752</text:p>
          </table:table-cell>
          <table:table-cell table:formula="of:=[.H323]-[.E323]" office:value-type="float" office:value="102.5265" calcext:value-type="float">
            <text:p>102.5265</text:p>
          </table:table-cell>
          <table:table-cell/>
          <table:table-cell office:value-type="float" office:value="21212" calcext:value-type="float">
            <text:p>212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662H00M00S" calcext:value-type="time">
            <text:p>14662:00:00</text:p>
          </table:table-cell>
          <table:table-cell office:value-type="float" office:value="17650.6795" calcext:value-type="float">
            <text:p>17650.6795</text:p>
          </table:table-cell>
          <table:table-cell table:number-columns-repeated="2"/>
          <table:table-cell office:value-type="float" office:value="18700.6343" calcext:value-type="float">
            <text:p>18700.6343</text:p>
          </table:table-cell>
          <table:table-cell table:number-columns-repeated="2"/>
          <table:table-cell office:value-type="float" office:value="18763.5439" calcext:value-type="float">
            <text:p>18763.5439</text:p>
          </table:table-cell>
          <table:table-cell table:formula="of:=[.H324]-[.E324]" office:value-type="float" office:value="62.909599999999" calcext:value-type="float">
            <text:p>62.9096</text:p>
          </table:table-cell>
          <table:table-cell/>
          <table:table-cell office:value-type="float" office:value="20629" calcext:value-type="float">
            <text:p>206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426H00M00S" calcext:value-type="time">
            <text:p>34426:00:00</text:p>
          </table:table-cell>
          <table:table-cell office:value-type="float" office:value="22935.237" calcext:value-type="float">
            <text:p>22935.237</text:p>
          </table:table-cell>
          <table:table-cell table:number-columns-repeated="2"/>
          <table:table-cell office:value-type="float" office:value="23778.0959" calcext:value-type="float">
            <text:p>23778.0959</text:p>
          </table:table-cell>
          <table:table-cell table:number-columns-repeated="2"/>
          <table:table-cell office:value-type="float" office:value="23835.1572" calcext:value-type="float">
            <text:p>23835.1572</text:p>
          </table:table-cell>
          <table:table-cell table:formula="of:=[.H325]-[.E325]" office:value-type="float" office:value="57.0613000000012" calcext:value-type="float">
            <text:p>57.0613</text:p>
          </table:table-cell>
          <table:table-cell/>
          <table:table-cell office:value-type="float" office:value="33570" calcext:value-type="float">
            <text:p>335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825H00M00S" calcext:value-type="time">
            <text:p>15825:00:00</text:p>
          </table:table-cell>
          <table:table-cell office:value-type="float" office:value="22542.8177" calcext:value-type="float">
            <text:p>22542.8177</text:p>
          </table:table-cell>
          <table:table-cell table:number-columns-repeated="2"/>
          <table:table-cell office:value-type="float" office:value="24573.7062" calcext:value-type="float">
            <text:p>24573.7062</text:p>
          </table:table-cell>
          <table:table-cell table:number-columns-repeated="2"/>
          <table:table-cell office:value-type="float" office:value="24583.32" calcext:value-type="float">
            <text:p>24583.32</text:p>
          </table:table-cell>
          <table:table-cell table:formula="of:=[.H326]-[.E326]" office:value-type="float" office:value="9.61379999999917" calcext:value-type="float">
            <text:p>9.6138</text:p>
          </table:table-cell>
          <table:table-cell/>
          <table:table-cell office:value-type="float" office:value="28476" calcext:value-type="float">
            <text:p>284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377H00M00S" calcext:value-type="time">
            <text:p>20377:00:00</text:p>
          </table:table-cell>
          <table:table-cell office:value-type="float" office:value="25787.6188" calcext:value-type="float">
            <text:p>25787.6188</text:p>
          </table:table-cell>
          <table:table-cell table:number-columns-repeated="2"/>
          <table:table-cell office:value-type="float" office:value="30027.0215" calcext:value-type="float">
            <text:p>30027.0215</text:p>
          </table:table-cell>
          <table:table-cell table:number-columns-repeated="2"/>
          <table:table-cell office:value-type="float" office:value="30221.2245" calcext:value-type="float">
            <text:p>30221.2245</text:p>
          </table:table-cell>
          <table:table-cell table:formula="of:=[.H327]-[.E327]" office:value-type="float" office:value="194.203000000001" calcext:value-type="float">
            <text:p>194.203</text:p>
          </table:table-cell>
          <table:table-cell/>
          <table:table-cell office:value-type="float" office:value="41968" calcext:value-type="float">
            <text:p>419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140H00M00S" calcext:value-type="time">
            <text:p>11140:00:00</text:p>
          </table:table-cell>
          <table:table-cell office:value-type="float" office:value="20224.0998" calcext:value-type="float">
            <text:p>20224.0998</text:p>
          </table:table-cell>
          <table:table-cell table:number-columns-repeated="2"/>
          <table:table-cell office:value-type="float" office:value="22662.1456" calcext:value-type="float">
            <text:p>22662.1456</text:p>
          </table:table-cell>
          <table:table-cell table:number-columns-repeated="2"/>
          <table:table-cell office:value-type="float" office:value="22836.3907" calcext:value-type="float">
            <text:p>22836.3907</text:p>
          </table:table-cell>
          <table:table-cell table:formula="of:=[.H328]-[.E328]" office:value-type="float" office:value="174.2451" calcext:value-type="float">
            <text:p>174.2451</text:p>
          </table:table-cell>
          <table:table-cell/>
          <table:table-cell office:value-type="float" office:value="35783" calcext:value-type="float">
            <text:p>3578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718H00M00S" calcext:value-type="time">
            <text:p>46718:00:00</text:p>
          </table:table-cell>
          <table:table-cell office:value-type="float" office:value="20916.4715" calcext:value-type="float">
            <text:p>20916.4715</text:p>
          </table:table-cell>
          <table:table-cell table:number-columns-repeated="2"/>
          <table:table-cell office:value-type="float" office:value="23040.4057" calcext:value-type="float">
            <text:p>23040.4057</text:p>
          </table:table-cell>
          <table:table-cell table:number-columns-repeated="2"/>
          <table:table-cell office:value-type="float" office:value="23103.8191" calcext:value-type="float">
            <text:p>23103.8191</text:p>
          </table:table-cell>
          <table:table-cell table:formula="of:=[.H329]-[.E329]" office:value-type="float" office:value="63.4134000000013" calcext:value-type="float">
            <text:p>63.4134</text:p>
          </table:table-cell>
          <table:table-cell/>
          <table:table-cell office:value-type="float" office:value="31453" calcext:value-type="float">
            <text:p>314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314H00M00S" calcext:value-type="time">
            <text:p>36314:00:00</text:p>
          </table:table-cell>
          <table:table-cell office:value-type="float" office:value="23578.5728" calcext:value-type="float">
            <text:p>23578.5728</text:p>
          </table:table-cell>
          <table:table-cell table:number-columns-repeated="2"/>
          <table:table-cell office:value-type="float" office:value="25471.1663" calcext:value-type="float">
            <text:p>25471.1663</text:p>
          </table:table-cell>
          <table:table-cell table:number-columns-repeated="2"/>
          <table:table-cell office:value-type="float" office:value="25501.1798" calcext:value-type="float">
            <text:p>25501.1798</text:p>
          </table:table-cell>
          <table:table-cell table:formula="of:=[.H330]-[.E330]" office:value-type="float" office:value="30.0135000000009" calcext:value-type="float">
            <text:p>30.0135</text:p>
          </table:table-cell>
          <table:table-cell/>
          <table:table-cell office:value-type="float" office:value="32402" calcext:value-type="float">
            <text:p>324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892H00M00S" calcext:value-type="time">
            <text:p>37892:00:00</text:p>
          </table:table-cell>
          <table:table-cell office:value-type="float" office:value="29716.6768" calcext:value-type="float">
            <text:p>29716.6768</text:p>
          </table:table-cell>
          <table:table-cell table:number-columns-repeated="2"/>
          <table:table-cell office:value-type="float" office:value="30022.9014" calcext:value-type="float">
            <text:p>30022.9014</text:p>
          </table:table-cell>
          <table:table-cell table:number-columns-repeated="2"/>
          <table:table-cell office:value-type="float" office:value="30034.932" calcext:value-type="float">
            <text:p>30034.932</text:p>
          </table:table-cell>
          <table:table-cell table:formula="of:=[.H331]-[.E331]" office:value-type="float" office:value="12.0306000000019" calcext:value-type="float">
            <text:p>12.0306</text:p>
          </table:table-cell>
          <table:table-cell/>
          <table:table-cell office:value-type="float" office:value="34763" calcext:value-type="float">
            <text:p>347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507H00M00S" calcext:value-type="time">
            <text:p>33507:00:00</text:p>
          </table:table-cell>
          <table:table-cell office:value-type="float" office:value="14069.9378" calcext:value-type="float">
            <text:p>14069.9378</text:p>
          </table:table-cell>
          <table:table-cell table:number-columns-repeated="2"/>
          <table:table-cell office:value-type="float" office:value="14708.8503" calcext:value-type="float">
            <text:p>14708.8503</text:p>
          </table:table-cell>
          <table:table-cell table:number-columns-repeated="2"/>
          <table:table-cell office:value-type="float" office:value="14728.3054" calcext:value-type="float">
            <text:p>14728.3054</text:p>
          </table:table-cell>
          <table:table-cell table:formula="of:=[.H332]-[.E332]" office:value-type="float" office:value="19.4550999999992" calcext:value-type="float">
            <text:p>19.4551</text:p>
          </table:table-cell>
          <table:table-cell/>
          <table:table-cell office:value-type="float" office:value="19730" calcext:value-type="float">
            <text:p>197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513H00M00S" calcext:value-type="time">
            <text:p>32513:00:00</text:p>
          </table:table-cell>
          <table:table-cell office:value-type="float" office:value="23219.8075" calcext:value-type="float">
            <text:p>23219.8075</text:p>
          </table:table-cell>
          <table:table-cell table:number-columns-repeated="2"/>
          <table:table-cell office:value-type="float" office:value="23762.9674" calcext:value-type="float">
            <text:p>23762.9674</text:p>
          </table:table-cell>
          <table:table-cell table:number-columns-repeated="2"/>
          <table:table-cell office:value-type="float" office:value="23797.5894" calcext:value-type="float">
            <text:p>23797.5894</text:p>
          </table:table-cell>
          <table:table-cell table:formula="of:=[.H333]-[.E333]" office:value-type="float" office:value="34.6219999999994" calcext:value-type="float">
            <text:p>34.622</text:p>
          </table:table-cell>
          <table:table-cell/>
          <table:table-cell office:value-type="float" office:value="32972" calcext:value-type="float">
            <text:p>329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932H00M00S" calcext:value-type="time">
            <text:p>7932:00:00</text:p>
          </table:table-cell>
          <table:table-cell office:value-type="float" office:value="20245.7319" calcext:value-type="float">
            <text:p>20245.7319</text:p>
          </table:table-cell>
          <table:table-cell table:number-columns-repeated="2"/>
          <table:table-cell office:value-type="float" office:value="22897.0488" calcext:value-type="float">
            <text:p>22897.0488</text:p>
          </table:table-cell>
          <table:table-cell table:number-columns-repeated="2"/>
          <table:table-cell office:value-type="float" office:value="22945.6203" calcext:value-type="float">
            <text:p>22945.6203</text:p>
          </table:table-cell>
          <table:table-cell table:formula="of:=[.H334]-[.E334]" office:value-type="float" office:value="48.5714999999982" calcext:value-type="float">
            <text:p>48.5715</text:p>
          </table:table-cell>
          <table:table-cell/>
          <table:table-cell office:value-type="float" office:value="26949" calcext:value-type="float">
            <text:p>269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118H00M00S" calcext:value-type="time">
            <text:p>51118:00:00</text:p>
          </table:table-cell>
          <table:table-cell office:value-type="float" office:value="17398.5923" calcext:value-type="float">
            <text:p>17398.5923</text:p>
          </table:table-cell>
          <table:table-cell table:number-columns-repeated="2"/>
          <table:table-cell office:value-type="float" office:value="19997.8296" calcext:value-type="float">
            <text:p>19997.8296</text:p>
          </table:table-cell>
          <table:table-cell table:number-columns-repeated="2"/>
          <table:table-cell office:value-type="float" office:value="20026.8547" calcext:value-type="float">
            <text:p>20026.8547</text:p>
          </table:table-cell>
          <table:table-cell table:formula="of:=[.H335]-[.E335]" office:value-type="float" office:value="29.0250999999989" calcext:value-type="float">
            <text:p>29.0251</text:p>
          </table:table-cell>
          <table:table-cell/>
          <table:table-cell office:value-type="float" office:value="28116" calcext:value-type="float">
            <text:p>281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329H00M00S" calcext:value-type="time">
            <text:p>12329:00:00</text:p>
          </table:table-cell>
          <table:table-cell office:value-type="float" office:value="18242.5" calcext:value-type="float">
            <text:p>18242.5</text:p>
          </table:table-cell>
          <table:table-cell table:number-columns-repeated="2"/>
          <table:table-cell office:value-type="float" office:value="18242.5" calcext:value-type="float">
            <text:p>18242.5</text:p>
          </table:table-cell>
          <table:table-cell table:number-columns-repeated="2"/>
          <table:table-cell office:value-type="float" office:value="18242.5" calcext:value-type="float">
            <text:p>18242.5</text:p>
          </table:table-cell>
          <table:table-cell table:formula="of:=[.H336]-[.E336]" office:value-type="float" office:value="0" calcext:value-type="float">
            <text:p>0</text:p>
          </table:table-cell>
          <table:table-cell/>
          <table:table-cell office:value-type="float" office:value="19567" calcext:value-type="float">
            <text:p>195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938H00M00S" calcext:value-type="time">
            <text:p>63938:00:00</text:p>
          </table:table-cell>
          <table:table-cell office:value-type="float" office:value="14840.8477" calcext:value-type="float">
            <text:p>14840.8477</text:p>
          </table:table-cell>
          <table:table-cell table:number-columns-repeated="2"/>
          <table:table-cell office:value-type="float" office:value="19312.155" calcext:value-type="float">
            <text:p>19312.155</text:p>
          </table:table-cell>
          <table:table-cell table:number-columns-repeated="2"/>
          <table:table-cell office:value-type="float" office:value="19320.7128" calcext:value-type="float">
            <text:p>19320.7128</text:p>
          </table:table-cell>
          <table:table-cell table:formula="of:=[.H337]-[.E337]" office:value-type="float" office:value="8.55780000000232" calcext:value-type="float">
            <text:p>8.5578</text:p>
          </table:table-cell>
          <table:table-cell/>
          <table:table-cell office:value-type="float" office:value="24592" calcext:value-type="float">
            <text:p>245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113H00M00S" calcext:value-type="time">
            <text:p>51113:00:00</text:p>
          </table:table-cell>
          <table:table-cell office:value-type="float" office:value="25071.3955" calcext:value-type="float">
            <text:p>25071.3955</text:p>
          </table:table-cell>
          <table:table-cell table:number-columns-repeated="2"/>
          <table:table-cell office:value-type="float" office:value="25442.0318" calcext:value-type="float">
            <text:p>25442.0318</text:p>
          </table:table-cell>
          <table:table-cell table:number-columns-repeated="2"/>
          <table:table-cell office:value-type="float" office:value="25465.5791" calcext:value-type="float">
            <text:p>25465.5791</text:p>
          </table:table-cell>
          <table:table-cell table:formula="of:=[.H338]-[.E338]" office:value-type="float" office:value="23.5472999999984" calcext:value-type="float">
            <text:p>23.5473</text:p>
          </table:table-cell>
          <table:table-cell/>
          <table:table-cell office:value-type="float" office:value="36233" calcext:value-type="float">
            <text:p>362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351H00M00S" calcext:value-type="time">
            <text:p>19351:00:00</text:p>
          </table:table-cell>
          <table:table-cell office:value-type="float" office:value="20663.9011" calcext:value-type="float">
            <text:p>20663.9011</text:p>
          </table:table-cell>
          <table:table-cell table:number-columns-repeated="2"/>
          <table:table-cell office:value-type="float" office:value="21945.3831" calcext:value-type="float">
            <text:p>21945.3831</text:p>
          </table:table-cell>
          <table:table-cell table:number-columns-repeated="2"/>
          <table:table-cell office:value-type="float" office:value="22074.8528" calcext:value-type="float">
            <text:p>22074.8528</text:p>
          </table:table-cell>
          <table:table-cell table:formula="of:=[.H339]-[.E339]" office:value-type="float" office:value="129.469700000001" calcext:value-type="float">
            <text:p>129.4697</text:p>
          </table:table-cell>
          <table:table-cell/>
          <table:table-cell office:value-type="float" office:value="25771" calcext:value-type="float">
            <text:p>257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468H00M00S" calcext:value-type="time">
            <text:p>7468:00:00</text:p>
          </table:table-cell>
          <table:table-cell office:value-type="float" office:value="11450.0313" calcext:value-type="float">
            <text:p>11450.0313</text:p>
          </table:table-cell>
          <table:table-cell table:number-columns-repeated="2"/>
          <table:table-cell office:value-type="float" office:value="12610.385" calcext:value-type="float">
            <text:p>12610.385</text:p>
          </table:table-cell>
          <table:table-cell table:number-columns-repeated="2"/>
          <table:table-cell office:value-type="float" office:value="12682.8779" calcext:value-type="float">
            <text:p>12682.8779</text:p>
          </table:table-cell>
          <table:table-cell table:formula="of:=[.H340]-[.E340]" office:value-type="float" office:value="72.4928999999993" calcext:value-type="float">
            <text:p>72.4929</text:p>
          </table:table-cell>
          <table:table-cell/>
          <table:table-cell office:value-type="float" office:value="16520" calcext:value-type="float">
            <text:p>165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466H00M00S" calcext:value-type="time">
            <text:p>18466:00:00</text:p>
          </table:table-cell>
          <table:table-cell office:value-type="float" office:value="18860.0985" calcext:value-type="float">
            <text:p>18860.0985</text:p>
          </table:table-cell>
          <table:table-cell table:number-columns-repeated="2"/>
          <table:table-cell office:value-type="float" office:value="20910.7865" calcext:value-type="float">
            <text:p>20910.7865</text:p>
          </table:table-cell>
          <table:table-cell table:number-columns-repeated="2"/>
          <table:table-cell office:value-type="float" office:value="21006.7589" calcext:value-type="float">
            <text:p>21006.7589</text:p>
          </table:table-cell>
          <table:table-cell table:formula="of:=[.H341]-[.E341]" office:value-type="float" office:value="95.9724000000024" calcext:value-type="float">
            <text:p>95.9724</text:p>
          </table:table-cell>
          <table:table-cell/>
          <table:table-cell office:value-type="float" office:value="29212" calcext:value-type="float">
            <text:p>292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525H00M00S" calcext:value-type="time">
            <text:p>29525:00:00</text:p>
          </table:table-cell>
          <table:table-cell office:value-type="float" office:value="25456.9455" calcext:value-type="float">
            <text:p>25456.9455</text:p>
          </table:table-cell>
          <table:table-cell table:number-columns-repeated="2"/>
          <table:table-cell office:value-type="float" office:value="26886.2185" calcext:value-type="float">
            <text:p>26886.2185</text:p>
          </table:table-cell>
          <table:table-cell table:number-columns-repeated="2"/>
          <table:table-cell office:value-type="float" office:value="27006.6227" calcext:value-type="float">
            <text:p>27006.6227</text:p>
          </table:table-cell>
          <table:table-cell table:formula="of:=[.H342]-[.E342]" office:value-type="float" office:value="120.404200000001" calcext:value-type="float">
            <text:p>120.4042</text:p>
          </table:table-cell>
          <table:table-cell/>
          <table:table-cell office:value-type="float" office:value="41582" calcext:value-type="float">
            <text:p>415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472H00M00S" calcext:value-type="time">
            <text:p>31472:00:00</text:p>
          </table:table-cell>
          <table:table-cell office:value-type="float" office:value="17440.7755" calcext:value-type="float">
            <text:p>17440.7755</text:p>
          </table:table-cell>
          <table:table-cell table:number-columns-repeated="2"/>
          <table:table-cell office:value-type="float" office:value="18818.9901" calcext:value-type="float">
            <text:p>18818.9901</text:p>
          </table:table-cell>
          <table:table-cell table:number-columns-repeated="2"/>
          <table:table-cell office:value-type="float" office:value="18869.6163" calcext:value-type="float">
            <text:p>18869.6163</text:p>
          </table:table-cell>
          <table:table-cell table:formula="of:=[.H343]-[.E343]" office:value-type="float" office:value="50.6262000000024" calcext:value-type="float">
            <text:p>50.6262</text:p>
          </table:table-cell>
          <table:table-cell/>
          <table:table-cell office:value-type="float" office:value="24302" calcext:value-type="float">
            <text:p>243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459H00M00S" calcext:value-type="time">
            <text:p>47459:00:00</text:p>
          </table:table-cell>
          <table:table-cell office:value-type="float" office:value="20197.8309" calcext:value-type="float">
            <text:p>20197.8309</text:p>
          </table:table-cell>
          <table:table-cell table:number-columns-repeated="2"/>
          <table:table-cell office:value-type="float" office:value="21686.3096" calcext:value-type="float">
            <text:p>21686.3096</text:p>
          </table:table-cell>
          <table:table-cell table:number-columns-repeated="2"/>
          <table:table-cell office:value-type="float" office:value="21922.3667" calcext:value-type="float">
            <text:p>21922.3667</text:p>
          </table:table-cell>
          <table:table-cell table:formula="of:=[.H344]-[.E344]" office:value-type="float" office:value="236.057099999998" calcext:value-type="float">
            <text:p>236.0571</text:p>
          </table:table-cell>
          <table:table-cell/>
          <table:table-cell office:value-type="float" office:value="27054" calcext:value-type="float">
            <text:p>270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307H00M00S" calcext:value-type="time">
            <text:p>21307:00:00</text:p>
          </table:table-cell>
          <table:table-cell office:value-type="float" office:value="20449.1971" calcext:value-type="float">
            <text:p>20449.1971</text:p>
          </table:table-cell>
          <table:table-cell table:number-columns-repeated="2"/>
          <table:table-cell office:value-type="float" office:value="20513.9744" calcext:value-type="float">
            <text:p>20513.9744</text:p>
          </table:table-cell>
          <table:table-cell table:number-columns-repeated="2"/>
          <table:table-cell office:value-type="float" office:value="20513.9744" calcext:value-type="float">
            <text:p>20513.9744</text:p>
          </table:table-cell>
          <table:table-cell table:formula="of:=[.H345]-[.E345]" office:value-type="float" office:value="0" calcext:value-type="float">
            <text:p>0</text:p>
          </table:table-cell>
          <table:table-cell/>
          <table:table-cell office:value-type="float" office:value="26078" calcext:value-type="float">
            <text:p>260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295H00M00S" calcext:value-type="time">
            <text:p>28295:00:00</text:p>
          </table:table-cell>
          <table:table-cell office:value-type="float" office:value="19268.5792" calcext:value-type="float">
            <text:p>19268.5792</text:p>
          </table:table-cell>
          <table:table-cell table:number-columns-repeated="2"/>
          <table:table-cell office:value-type="float" office:value="21543.9467" calcext:value-type="float">
            <text:p>21543.9467</text:p>
          </table:table-cell>
          <table:table-cell table:number-columns-repeated="2"/>
          <table:table-cell office:value-type="float" office:value="21567.1559" calcext:value-type="float">
            <text:p>21567.1559</text:p>
          </table:table-cell>
          <table:table-cell table:formula="of:=[.H346]-[.E346]" office:value-type="float" office:value="23.2092000000011" calcext:value-type="float">
            <text:p>23.2092</text:p>
          </table:table-cell>
          <table:table-cell/>
          <table:table-cell office:value-type="float" office:value="25230" calcext:value-type="float">
            <text:p>252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315H00M00S" calcext:value-type="time">
            <text:p>47315:00:00</text:p>
          </table:table-cell>
          <table:table-cell office:value-type="float" office:value="20999.4486" calcext:value-type="float">
            <text:p>20999.4486</text:p>
          </table:table-cell>
          <table:table-cell table:number-columns-repeated="2"/>
          <table:table-cell office:value-type="float" office:value="22259.4512" calcext:value-type="float">
            <text:p>22259.4512</text:p>
          </table:table-cell>
          <table:table-cell table:number-columns-repeated="2"/>
          <table:table-cell office:value-type="float" office:value="22523.9135" calcext:value-type="float">
            <text:p>22523.9135</text:p>
          </table:table-cell>
          <table:table-cell table:formula="of:=[.H347]-[.E347]" office:value-type="float" office:value="264.462299999999" calcext:value-type="float">
            <text:p>264.4623</text:p>
          </table:table-cell>
          <table:table-cell/>
          <table:table-cell office:value-type="float" office:value="24716" calcext:value-type="float">
            <text:p>247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78H00M00S" calcext:value-type="time">
            <text:p>13278:00:00</text:p>
          </table:table-cell>
          <table:table-cell office:value-type="float" office:value="19544.3731" calcext:value-type="float">
            <text:p>19544.3731</text:p>
          </table:table-cell>
          <table:table-cell table:number-columns-repeated="2"/>
          <table:table-cell office:value-type="float" office:value="20777.6109" calcext:value-type="float">
            <text:p>20777.6109</text:p>
          </table:table-cell>
          <table:table-cell table:number-columns-repeated="2"/>
          <table:table-cell office:value-type="float" office:value="20796.4828" calcext:value-type="float">
            <text:p>20796.4828</text:p>
          </table:table-cell>
          <table:table-cell table:formula="of:=[.H348]-[.E348]" office:value-type="float" office:value="18.8719000000019" calcext:value-type="float">
            <text:p>18.8719</text:p>
          </table:table-cell>
          <table:table-cell/>
          <table:table-cell office:value-type="float" office:value="26237" calcext:value-type="float">
            <text:p>262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672H00M00S" calcext:value-type="time">
            <text:p>16672:00:00</text:p>
          </table:table-cell>
          <table:table-cell office:value-type="float" office:value="23152.4436" calcext:value-type="float">
            <text:p>23152.4436</text:p>
          </table:table-cell>
          <table:table-cell table:number-columns-repeated="2"/>
          <table:table-cell office:value-type="float" office:value="25021.4587" calcext:value-type="float">
            <text:p>25021.4587</text:p>
          </table:table-cell>
          <table:table-cell table:number-columns-repeated="2"/>
          <table:table-cell office:value-type="float" office:value="25081.9058" calcext:value-type="float">
            <text:p>25081.9058</text:p>
          </table:table-cell>
          <table:table-cell table:formula="of:=[.H349]-[.E349]" office:value-type="float" office:value="60.4471000000012" calcext:value-type="float">
            <text:p>60.4471</text:p>
          </table:table-cell>
          <table:table-cell/>
          <table:table-cell office:value-type="float" office:value="26369" calcext:value-type="float">
            <text:p>263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204H00M00S" calcext:value-type="time">
            <text:p>26204:00:00</text:p>
          </table:table-cell>
          <table:table-cell office:value-type="float" office:value="24470.8573" calcext:value-type="float">
            <text:p>24470.8573</text:p>
          </table:table-cell>
          <table:table-cell table:number-columns-repeated="2"/>
          <table:table-cell office:value-type="float" office:value="25677.563" calcext:value-type="float">
            <text:p>25677.563</text:p>
          </table:table-cell>
          <table:table-cell table:number-columns-repeated="2"/>
          <table:table-cell office:value-type="float" office:value="25713.8924" calcext:value-type="float">
            <text:p>25713.8924</text:p>
          </table:table-cell>
          <table:table-cell table:formula="of:=[.H350]-[.E350]" office:value-type="float" office:value="36.3294000000023" calcext:value-type="float">
            <text:p>36.3294</text:p>
          </table:table-cell>
          <table:table-cell/>
          <table:table-cell office:value-type="float" office:value="33526" calcext:value-type="float">
            <text:p>335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757H00M00S" calcext:value-type="time">
            <text:p>36757:00:00</text:p>
          </table:table-cell>
          <table:table-cell office:value-type="float" office:value="18748.0035" calcext:value-type="float">
            <text:p>18748.0035</text:p>
          </table:table-cell>
          <table:table-cell table:number-columns-repeated="2"/>
          <table:table-cell office:value-type="float" office:value="19228.5892" calcext:value-type="float">
            <text:p>19228.5892</text:p>
          </table:table-cell>
          <table:table-cell table:number-columns-repeated="2"/>
          <table:table-cell office:value-type="float" office:value="19231.8341" calcext:value-type="float">
            <text:p>19231.8341</text:p>
          </table:table-cell>
          <table:table-cell table:formula="of:=[.H351]-[.E351]" office:value-type="float" office:value="3.24490000000151" calcext:value-type="float">
            <text:p>3.2449</text:p>
          </table:table-cell>
          <table:table-cell/>
          <table:table-cell office:value-type="float" office:value="25565" calcext:value-type="float">
            <text:p>255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222H00M00S" calcext:value-type="time">
            <text:p>33222:00:00</text:p>
          </table:table-cell>
          <table:table-cell office:value-type="float" office:value="19688.866" calcext:value-type="float">
            <text:p>19688.866</text:p>
          </table:table-cell>
          <table:table-cell table:number-columns-repeated="2"/>
          <table:table-cell office:value-type="float" office:value="20940.7851" calcext:value-type="float">
            <text:p>20940.7851</text:p>
          </table:table-cell>
          <table:table-cell table:number-columns-repeated="2"/>
          <table:table-cell office:value-type="float" office:value="20954.4837" calcext:value-type="float">
            <text:p>20954.4837</text:p>
          </table:table-cell>
          <table:table-cell table:formula="of:=[.H352]-[.E352]" office:value-type="float" office:value="13.6985999999997" calcext:value-type="float">
            <text:p>13.6986</text:p>
          </table:table-cell>
          <table:table-cell/>
          <table:table-cell office:value-type="float" office:value="25459" calcext:value-type="float">
            <text:p>254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642H00M00S" calcext:value-type="time">
            <text:p>46642:00:00</text:p>
          </table:table-cell>
          <table:table-cell office:value-type="float" office:value="28710.1054" calcext:value-type="float">
            <text:p>28710.1054</text:p>
          </table:table-cell>
          <table:table-cell table:number-columns-repeated="2"/>
          <table:table-cell office:value-type="float" office:value="32280.3751" calcext:value-type="float">
            <text:p>32280.3751</text:p>
          </table:table-cell>
          <table:table-cell table:number-columns-repeated="2"/>
          <table:table-cell office:value-type="float" office:value="32489.2955" calcext:value-type="float">
            <text:p>32489.2955</text:p>
          </table:table-cell>
          <table:table-cell table:formula="of:=[.H353]-[.E353]" office:value-type="float" office:value="208.920399999999" calcext:value-type="float">
            <text:p>208.9204</text:p>
          </table:table-cell>
          <table:table-cell/>
          <table:table-cell office:value-type="float" office:value="41572" calcext:value-type="float">
            <text:p>415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004H00M00S" calcext:value-type="time">
            <text:p>12004:00:00</text:p>
          </table:table-cell>
          <table:table-cell office:value-type="float" office:value="31605.5509" calcext:value-type="float">
            <text:p>31605.5509</text:p>
          </table:table-cell>
          <table:table-cell table:number-columns-repeated="2"/>
          <table:table-cell office:value-type="float" office:value="32569.1531" calcext:value-type="float">
            <text:p>32569.1531</text:p>
          </table:table-cell>
          <table:table-cell table:number-columns-repeated="2"/>
          <table:table-cell office:value-type="float" office:value="32601.8395" calcext:value-type="float">
            <text:p>32601.8395</text:p>
          </table:table-cell>
          <table:table-cell table:formula="of:=[.H354]-[.E354]" office:value-type="float" office:value="32.6863999999987" calcext:value-type="float">
            <text:p>32.6864</text:p>
          </table:table-cell>
          <table:table-cell/>
          <table:table-cell office:value-type="float" office:value="37840" calcext:value-type="float">
            <text:p>378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51H00M00S" calcext:value-type="time">
            <text:p>6251:00:00</text:p>
          </table:table-cell>
          <table:table-cell office:value-type="float" office:value="21839.2496" calcext:value-type="float">
            <text:p>21839.2496</text:p>
          </table:table-cell>
          <table:table-cell table:number-columns-repeated="2"/>
          <table:table-cell office:value-type="float" office:value="22475.6062" calcext:value-type="float">
            <text:p>22475.6062</text:p>
          </table:table-cell>
          <table:table-cell table:number-columns-repeated="2"/>
          <table:table-cell office:value-type="float" office:value="22534.8755" calcext:value-type="float">
            <text:p>22534.8755</text:p>
          </table:table-cell>
          <table:table-cell table:formula="of:=[.H355]-[.E355]" office:value-type="float" office:value="59.2692999999999" calcext:value-type="float">
            <text:p>59.2693</text:p>
          </table:table-cell>
          <table:table-cell/>
          <table:table-cell office:value-type="float" office:value="26153" calcext:value-type="float">
            <text:p>261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64H00M00S" calcext:value-type="time">
            <text:p>28864:00:00</text:p>
          </table:table-cell>
          <table:table-cell office:value-type="float" office:value="23023.7589" calcext:value-type="float">
            <text:p>23023.7589</text:p>
          </table:table-cell>
          <table:table-cell table:number-columns-repeated="2"/>
          <table:table-cell office:value-type="float" office:value="23945.1831" calcext:value-type="float">
            <text:p>23945.1831</text:p>
          </table:table-cell>
          <table:table-cell table:number-columns-repeated="2"/>
          <table:table-cell office:value-type="float" office:value="24042.4722" calcext:value-type="float">
            <text:p>24042.4722</text:p>
          </table:table-cell>
          <table:table-cell table:formula="of:=[.H356]-[.E356]" office:value-type="float" office:value="97.2891000000018" calcext:value-type="float">
            <text:p>97.2891</text:p>
          </table:table-cell>
          <table:table-cell/>
          <table:table-cell office:value-type="float" office:value="28833" calcext:value-type="float">
            <text:p>288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614H00M00S" calcext:value-type="time">
            <text:p>57614:00:00</text:p>
          </table:table-cell>
          <table:table-cell office:value-type="float" office:value="14952.7813" calcext:value-type="float">
            <text:p>14952.7813</text:p>
          </table:table-cell>
          <table:table-cell table:number-columns-repeated="2"/>
          <table:table-cell office:value-type="float" office:value="15007.15" calcext:value-type="float">
            <text:p>15007.15</text:p>
          </table:table-cell>
          <table:table-cell table:number-columns-repeated="2"/>
          <table:table-cell office:value-type="float" office:value="15007.15" calcext:value-type="float">
            <text:p>15007.15</text:p>
          </table:table-cell>
          <table:table-cell table:formula="of:=[.H357]-[.E357]" office:value-type="float" office:value="0" calcext:value-type="float">
            <text:p>0</text:p>
          </table:table-cell>
          <table:table-cell/>
          <table:table-cell office:value-type="float" office:value="18229" calcext:value-type="float">
            <text:p>182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336H00M00S" calcext:value-type="time">
            <text:p>17336:00:00</text:p>
          </table:table-cell>
          <table:table-cell office:value-type="float" office:value="11644.9365" calcext:value-type="float">
            <text:p>11644.9365</text:p>
          </table:table-cell>
          <table:table-cell table:number-columns-repeated="2"/>
          <table:table-cell office:value-type="float" office:value="13620.6667" calcext:value-type="float">
            <text:p>13620.6667</text:p>
          </table:table-cell>
          <table:table-cell table:number-columns-repeated="2"/>
          <table:table-cell office:value-type="float" office:value="13620.6667" calcext:value-type="float">
            <text:p>13620.6667</text:p>
          </table:table-cell>
          <table:table-cell table:formula="of:=[.H358]-[.E358]" office:value-type="float" office:value="0" calcext:value-type="float">
            <text:p>0</text:p>
          </table:table-cell>
          <table:table-cell/>
          <table:table-cell office:value-type="float" office:value="17905" calcext:value-type="float">
            <text:p>179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168H00M00S" calcext:value-type="time">
            <text:p>42168:00:00</text:p>
          </table:table-cell>
          <table:table-cell office:value-type="float" office:value="13215.9882" calcext:value-type="float">
            <text:p>13215.9882</text:p>
          </table:table-cell>
          <table:table-cell table:number-columns-repeated="2"/>
          <table:table-cell office:value-type="float" office:value="15688.3723" calcext:value-type="float">
            <text:p>15688.3723</text:p>
          </table:table-cell>
          <table:table-cell table:number-columns-repeated="2"/>
          <table:table-cell office:value-type="float" office:value="15723.49" calcext:value-type="float">
            <text:p>15723.49</text:p>
          </table:table-cell>
          <table:table-cell table:formula="of:=[.H359]-[.E359]" office:value-type="float" office:value="35.1176999999989" calcext:value-type="float">
            <text:p>35.1177</text:p>
          </table:table-cell>
          <table:table-cell/>
          <table:table-cell office:value-type="float" office:value="27311" calcext:value-type="float">
            <text:p>273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724H00M00S" calcext:value-type="time">
            <text:p>57724:00:00</text:p>
          </table:table-cell>
          <table:table-cell office:value-type="float" office:value="20235.2461" calcext:value-type="float">
            <text:p>20235.2461</text:p>
          </table:table-cell>
          <table:table-cell table:number-columns-repeated="2"/>
          <table:table-cell office:value-type="float" office:value="23642.1783" calcext:value-type="float">
            <text:p>23642.1783</text:p>
          </table:table-cell>
          <table:table-cell table:number-columns-repeated="2"/>
          <table:table-cell office:value-type="float" office:value="23665.3444" calcext:value-type="float">
            <text:p>23665.3444</text:p>
          </table:table-cell>
          <table:table-cell table:formula="of:=[.H360]-[.E360]" office:value-type="float" office:value="23.1661000000022" calcext:value-type="float">
            <text:p>23.1661</text:p>
          </table:table-cell>
          <table:table-cell/>
          <table:table-cell office:value-type="float" office:value="30087" calcext:value-type="float">
            <text:p>3008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855H00M00S" calcext:value-type="time">
            <text:p>24855:00:00</text:p>
          </table:table-cell>
          <table:table-cell office:value-type="float" office:value="25476.7456" calcext:value-type="float">
            <text:p>25476.7456</text:p>
          </table:table-cell>
          <table:table-cell table:number-columns-repeated="2"/>
          <table:table-cell office:value-type="float" office:value="27423.1338" calcext:value-type="float">
            <text:p>27423.1338</text:p>
          </table:table-cell>
          <table:table-cell table:number-columns-repeated="2"/>
          <table:table-cell office:value-type="float" office:value="27499.3697" calcext:value-type="float">
            <text:p>27499.3697</text:p>
          </table:table-cell>
          <table:table-cell table:formula="of:=[.H361]-[.E361]" office:value-type="float" office:value="76.2358999999997" calcext:value-type="float">
            <text:p>76.2359</text:p>
          </table:table-cell>
          <table:table-cell/>
          <table:table-cell office:value-type="float" office:value="34547" calcext:value-type="float">
            <text:p>345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907H00M00S" calcext:value-type="time">
            <text:p>23907:00:00</text:p>
          </table:table-cell>
          <table:table-cell office:value-type="float" office:value="24211.4676" calcext:value-type="float">
            <text:p>24211.4676</text:p>
          </table:table-cell>
          <table:table-cell table:number-columns-repeated="2"/>
          <table:table-cell office:value-type="float" office:value="27499.9548" calcext:value-type="float">
            <text:p>27499.9548</text:p>
          </table:table-cell>
          <table:table-cell table:number-columns-repeated="2"/>
          <table:table-cell office:value-type="float" office:value="27530.7042" calcext:value-type="float">
            <text:p>27530.7042</text:p>
          </table:table-cell>
          <table:table-cell table:formula="of:=[.H362]-[.E362]" office:value-type="float" office:value="30.7494000000006" calcext:value-type="float">
            <text:p>30.7494</text:p>
          </table:table-cell>
          <table:table-cell/>
          <table:table-cell office:value-type="float" office:value="34359" calcext:value-type="float">
            <text:p>3435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313:.B362])" office:value-type="float" office:value="20585.785536" calcext:value-type="float">
            <text:p>20585.785536</text:p>
          </table:table-cell>
          <table:table-cell table:style-name="ce4" table:number-columns-repeated="2"/>
          <table:table-cell table:style-name="ce4" table:formula="of:=AVERAGE([.E313:.E362])" office:value-type="float" office:value="22116.907216" calcext:value-type="float">
            <text:p>22116.907216</text:p>
          </table:table-cell>
          <table:table-cell table:style-name="ce4" table:number-columns-repeated="2"/>
          <table:table-cell table:style-name="ce4" table:formula="of:=AVERAGE([.H313:.H362])" office:value-type="float" office:value="22183.613506" calcext:value-type="float">
            <text:p>22183.613506</text:p>
          </table:table-cell>
          <table:table-cell table:formula="of:=[.H363]-[.E363]" office:value-type="float" office:value="66.706289999991" calcext:value-type="float">
            <text:p>66.70629</text:p>
          </table:table-cell>
          <table:table-cell table:style-name="ce4"/>
          <table:table-cell table:style-name="ce4" table:formula="of:=AVERAGE([.K313:.K362])" office:value-type="float" office:value="28408.24" calcext:value-type="float">
            <text:p>28408.24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364]-[.E3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48416H00M00S" calcext:value-type="time">
            <text:p>48416:00:00</text:p>
          </table:table-cell>
          <table:table-cell table:style-name="ce5" office:value-type="float" office:value="26674.4193" calcext:value-type="float">
            <text:p>26674.4193</text:p>
          </table:table-cell>
          <table:table-cell table:style-name="ce5" table:number-columns-repeated="2"/>
          <table:table-cell table:style-name="ce5" office:value-type="float" office:value="27511.6061" calcext:value-type="float">
            <text:p>27511.6061</text:p>
          </table:table-cell>
          <table:table-cell table:style-name="ce5" table:number-columns-repeated="2"/>
          <table:table-cell table:style-name="ce5" office:value-type="float" office:value="27598.5233" calcext:value-type="float">
            <text:p>27598.5233</text:p>
          </table:table-cell>
          <table:table-cell table:formula="of:=[.H365]-[.E365]" office:value-type="float" office:value="86.9171999999999" calcext:value-type="float">
            <text:p>86.9172</text:p>
          </table:table-cell>
          <table:table-cell table:style-name="ce5"/>
          <table:table-cell table:style-name="ce5" office:value-type="float" office:value="33495" calcext:value-type="float">
            <text:p>33495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24308H00M00S" calcext:value-type="time">
            <text:p>24308:00:00</text:p>
          </table:table-cell>
          <table:table-cell office:value-type="float" office:value="19297.4429" calcext:value-type="float">
            <text:p>19297.4429</text:p>
          </table:table-cell>
          <table:table-cell table:number-columns-repeated="2"/>
          <table:table-cell office:value-type="float" office:value="23202.1273" calcext:value-type="float">
            <text:p>23202.1273</text:p>
          </table:table-cell>
          <table:table-cell table:number-columns-repeated="2"/>
          <table:table-cell office:value-type="float" office:value="23271.9841" calcext:value-type="float">
            <text:p>23271.9841</text:p>
          </table:table-cell>
          <table:table-cell table:formula="of:=[.H366]-[.E366]" office:value-type="float" office:value="69.8568000000014" calcext:value-type="float">
            <text:p>69.8568</text:p>
          </table:table-cell>
          <table:table-cell/>
          <table:table-cell office:value-type="float" office:value="29326" calcext:value-type="float">
            <text:p>293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23H00M00S" calcext:value-type="time">
            <text:p>1923:00:00</text:p>
          </table:table-cell>
          <table:table-cell office:value-type="float" office:value="22948.8665" calcext:value-type="float">
            <text:p>22948.8665</text:p>
          </table:table-cell>
          <table:table-cell table:number-columns-repeated="2"/>
          <table:table-cell office:value-type="float" office:value="24822.3087" calcext:value-type="float">
            <text:p>24822.3087</text:p>
          </table:table-cell>
          <table:table-cell table:number-columns-repeated="2"/>
          <table:table-cell office:value-type="float" office:value="24824.1043" calcext:value-type="float">
            <text:p>24824.1043</text:p>
          </table:table-cell>
          <table:table-cell table:formula="of:=[.H367]-[.E367]" office:value-type="float" office:value="1.79559999999765" calcext:value-type="float">
            <text:p>1.7956</text:p>
          </table:table-cell>
          <table:table-cell/>
          <table:table-cell office:value-type="float" office:value="30347" calcext:value-type="float">
            <text:p>303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353H00M00S" calcext:value-type="time">
            <text:p>23353:00:00</text:p>
          </table:table-cell>
          <table:table-cell office:value-type="float" office:value="19357.9497" calcext:value-type="float">
            <text:p>19357.9497</text:p>
          </table:table-cell>
          <table:table-cell table:number-columns-repeated="2"/>
          <table:table-cell office:value-type="float" office:value="19694.1171" calcext:value-type="float">
            <text:p>19694.1171</text:p>
          </table:table-cell>
          <table:table-cell table:number-columns-repeated="2"/>
          <table:table-cell office:value-type="float" office:value="19774.6" calcext:value-type="float">
            <text:p>19774.6</text:p>
          </table:table-cell>
          <table:table-cell table:formula="of:=[.H368]-[.E368]" office:value-type="float" office:value="80.4828999999991" calcext:value-type="float">
            <text:p>80.4829</text:p>
          </table:table-cell>
          <table:table-cell/>
          <table:table-cell office:value-type="float" office:value="28736" calcext:value-type="float">
            <text:p>287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892H00M00S" calcext:value-type="time">
            <text:p>6892:00:00</text:p>
          </table:table-cell>
          <table:table-cell office:value-type="float" office:value="22522.6418" calcext:value-type="float">
            <text:p>22522.6418</text:p>
          </table:table-cell>
          <table:table-cell table:number-columns-repeated="2"/>
          <table:table-cell office:value-type="float" office:value="25417.6771" calcext:value-type="float">
            <text:p>25417.6771</text:p>
          </table:table-cell>
          <table:table-cell table:number-columns-repeated="2"/>
          <table:table-cell office:value-type="float" office:value="25478.2222" calcext:value-type="float">
            <text:p>25478.2222</text:p>
          </table:table-cell>
          <table:table-cell table:formula="of:=[.H369]-[.E369]" office:value-type="float" office:value="60.5450999999994" calcext:value-type="float">
            <text:p>60.5451</text:p>
          </table:table-cell>
          <table:table-cell/>
          <table:table-cell office:value-type="float" office:value="33879" calcext:value-type="float">
            <text:p>338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593H00M00S" calcext:value-type="time">
            <text:p>53593:00:00</text:p>
          </table:table-cell>
          <table:table-cell office:value-type="float" office:value="40759.8115" calcext:value-type="float">
            <text:p>40759.8115</text:p>
          </table:table-cell>
          <table:table-cell table:number-columns-repeated="2"/>
          <table:table-cell office:value-type="float" office:value="41829.9193" calcext:value-type="float">
            <text:p>41829.9193</text:p>
          </table:table-cell>
          <table:table-cell table:number-columns-repeated="2"/>
          <table:table-cell office:value-type="float" office:value="41946.2437" calcext:value-type="float">
            <text:p>41946.2437</text:p>
          </table:table-cell>
          <table:table-cell table:formula="of:=[.H370]-[.E370]" office:value-type="float" office:value="116.324399999998" calcext:value-type="float">
            <text:p>116.3244</text:p>
          </table:table-cell>
          <table:table-cell/>
          <table:table-cell office:value-type="float" office:value="58328" calcext:value-type="float">
            <text:p>583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160H00M00S" calcext:value-type="time">
            <text:p>19160:00:00</text:p>
          </table:table-cell>
          <table:table-cell office:value-type="float" office:value="21835.7243" calcext:value-type="float">
            <text:p>21835.7243</text:p>
          </table:table-cell>
          <table:table-cell table:number-columns-repeated="2"/>
          <table:table-cell office:value-type="float" office:value="25196.5693" calcext:value-type="float">
            <text:p>25196.5693</text:p>
          </table:table-cell>
          <table:table-cell table:number-columns-repeated="2"/>
          <table:table-cell office:value-type="float" office:value="25370.7865" calcext:value-type="float">
            <text:p>25370.7865</text:p>
          </table:table-cell>
          <table:table-cell table:formula="of:=[.H371]-[.E371]" office:value-type="float" office:value="174.217199999999" calcext:value-type="float">
            <text:p>174.2172</text:p>
          </table:table-cell>
          <table:table-cell/>
          <table:table-cell office:value-type="float" office:value="32576" calcext:value-type="float">
            <text:p>325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641H00M00S" calcext:value-type="time">
            <text:p>53641:00:00</text:p>
          </table:table-cell>
          <table:table-cell office:value-type="float" office:value="19569.934" calcext:value-type="float">
            <text:p>19569.934</text:p>
          </table:table-cell>
          <table:table-cell table:number-columns-repeated="2"/>
          <table:table-cell office:value-type="float" office:value="21319.1111" calcext:value-type="float">
            <text:p>21319.1111</text:p>
          </table:table-cell>
          <table:table-cell table:number-columns-repeated="2"/>
          <table:table-cell office:value-type="float" office:value="21319.1111" calcext:value-type="float">
            <text:p>21319.1111</text:p>
          </table:table-cell>
          <table:table-cell table:formula="of:=[.H372]-[.E372]" office:value-type="float" office:value="0" calcext:value-type="float">
            <text:p>0</text:p>
          </table:table-cell>
          <table:table-cell/>
          <table:table-cell office:value-type="float" office:value="26692" calcext:value-type="float">
            <text:p>266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623H00M00S" calcext:value-type="time">
            <text:p>42623:00:00</text:p>
          </table:table-cell>
          <table:table-cell office:value-type="float" office:value="23362.75" calcext:value-type="float">
            <text:p>23362.75</text:p>
          </table:table-cell>
          <table:table-cell table:number-columns-repeated="2"/>
          <table:table-cell office:value-type="float" office:value="26066.9397" calcext:value-type="float">
            <text:p>26066.9397</text:p>
          </table:table-cell>
          <table:table-cell table:number-columns-repeated="2"/>
          <table:table-cell office:value-type="float" office:value="26179.5738" calcext:value-type="float">
            <text:p>26179.5738</text:p>
          </table:table-cell>
          <table:table-cell table:formula="of:=[.H373]-[.E373]" office:value-type="float" office:value="112.634099999999" calcext:value-type="float">
            <text:p>112.6341</text:p>
          </table:table-cell>
          <table:table-cell/>
          <table:table-cell office:value-type="float" office:value="31627" calcext:value-type="float">
            <text:p>316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14H00M00S" calcext:value-type="time">
            <text:p>4014:00:00</text:p>
          </table:table-cell>
          <table:table-cell office:value-type="float" office:value="24817.3739" calcext:value-type="float">
            <text:p>24817.3739</text:p>
          </table:table-cell>
          <table:table-cell table:number-columns-repeated="2"/>
          <table:table-cell office:value-type="float" office:value="25476.9908" calcext:value-type="float">
            <text:p>25476.9908</text:p>
          </table:table-cell>
          <table:table-cell table:number-columns-repeated="2"/>
          <table:table-cell office:value-type="float" office:value="25565.9215" calcext:value-type="float">
            <text:p>25565.9215</text:p>
          </table:table-cell>
          <table:table-cell table:formula="of:=[.H374]-[.E374]" office:value-type="float" office:value="88.9307000000008" calcext:value-type="float">
            <text:p>88.9307</text:p>
          </table:table-cell>
          <table:table-cell/>
          <table:table-cell office:value-type="float" office:value="38355" calcext:value-type="float">
            <text:p>383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483H00M00S" calcext:value-type="time">
            <text:p>40483:00:00</text:p>
          </table:table-cell>
          <table:table-cell office:value-type="float" office:value="27400.6546" calcext:value-type="float">
            <text:p>27400.6546</text:p>
          </table:table-cell>
          <table:table-cell table:number-columns-repeated="2"/>
          <table:table-cell office:value-type="float" office:value="30318.3946" calcext:value-type="float">
            <text:p>30318.3946</text:p>
          </table:table-cell>
          <table:table-cell table:number-columns-repeated="2"/>
          <table:table-cell office:value-type="float" office:value="30576.6692" calcext:value-type="float">
            <text:p>30576.6692</text:p>
          </table:table-cell>
          <table:table-cell table:formula="of:=[.H375]-[.E375]" office:value-type="float" office:value="258.274600000001" calcext:value-type="float">
            <text:p>258.2746</text:p>
          </table:table-cell>
          <table:table-cell/>
          <table:table-cell office:value-type="float" office:value="38814" calcext:value-type="float">
            <text:p>388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825H00M00S" calcext:value-type="time">
            <text:p>21825:00:00</text:p>
          </table:table-cell>
          <table:table-cell office:value-type="float" office:value="22806.5816" calcext:value-type="float">
            <text:p>22806.5816</text:p>
          </table:table-cell>
          <table:table-cell table:number-columns-repeated="2"/>
          <table:table-cell office:value-type="float" office:value="25474.5279" calcext:value-type="float">
            <text:p>25474.5279</text:p>
          </table:table-cell>
          <table:table-cell table:number-columns-repeated="2"/>
          <table:table-cell office:value-type="float" office:value="25478.1947" calcext:value-type="float">
            <text:p>25478.1947</text:p>
          </table:table-cell>
          <table:table-cell table:formula="of:=[.H376]-[.E376]" office:value-type="float" office:value="3.66679999999906" calcext:value-type="float">
            <text:p>3.6668</text:p>
          </table:table-cell>
          <table:table-cell/>
          <table:table-cell office:value-type="float" office:value="31160" calcext:value-type="float">
            <text:p>311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651H00M00S" calcext:value-type="time">
            <text:p>24651:00:00</text:p>
          </table:table-cell>
          <table:table-cell office:value-type="float" office:value="21416.7817" calcext:value-type="float">
            <text:p>21416.7817</text:p>
          </table:table-cell>
          <table:table-cell table:number-columns-repeated="2"/>
          <table:table-cell office:value-type="float" office:value="21959.0628" calcext:value-type="float">
            <text:p>21959.0628</text:p>
          </table:table-cell>
          <table:table-cell table:number-columns-repeated="2"/>
          <table:table-cell office:value-type="float" office:value="22067.4066" calcext:value-type="float">
            <text:p>22067.4066</text:p>
          </table:table-cell>
          <table:table-cell table:formula="of:=[.H377]-[.E377]" office:value-type="float" office:value="108.343799999999" calcext:value-type="float">
            <text:p>108.3438</text:p>
          </table:table-cell>
          <table:table-cell/>
          <table:table-cell office:value-type="float" office:value="28928" calcext:value-type="float">
            <text:p>289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568H00M00S" calcext:value-type="time">
            <text:p>31568:00:00</text:p>
          </table:table-cell>
          <table:table-cell office:value-type="float" office:value="21896.4932" calcext:value-type="float">
            <text:p>21896.4932</text:p>
          </table:table-cell>
          <table:table-cell table:number-columns-repeated="2"/>
          <table:table-cell office:value-type="float" office:value="24413.3947" calcext:value-type="float">
            <text:p>24413.3947</text:p>
          </table:table-cell>
          <table:table-cell table:number-columns-repeated="2"/>
          <table:table-cell office:value-type="float" office:value="24554.2478" calcext:value-type="float">
            <text:p>24554.2478</text:p>
          </table:table-cell>
          <table:table-cell table:formula="of:=[.H378]-[.E378]" office:value-type="float" office:value="140.8531" calcext:value-type="float">
            <text:p>140.8531</text:p>
          </table:table-cell>
          <table:table-cell/>
          <table:table-cell office:value-type="float" office:value="34360" calcext:value-type="float">
            <text:p>343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093H00M00S" calcext:value-type="time">
            <text:p>34093:00:00</text:p>
          </table:table-cell>
          <table:table-cell office:value-type="float" office:value="17657.0894" calcext:value-type="float">
            <text:p>17657.0894</text:p>
          </table:table-cell>
          <table:table-cell table:number-columns-repeated="2"/>
          <table:table-cell office:value-type="float" office:value="17708.7778" calcext:value-type="float">
            <text:p>17708.7778</text:p>
          </table:table-cell>
          <table:table-cell table:number-columns-repeated="2"/>
          <table:table-cell office:value-type="float" office:value="17708.7778" calcext:value-type="float">
            <text:p>17708.7778</text:p>
          </table:table-cell>
          <table:table-cell table:formula="of:=[.H379]-[.E379]" office:value-type="float" office:value="0" calcext:value-type="float">
            <text:p>0</text:p>
          </table:table-cell>
          <table:table-cell/>
          <table:table-cell office:value-type="float" office:value="22386" calcext:value-type="float">
            <text:p>223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30H00M00S" calcext:value-type="time">
            <text:p>1430:00:00</text:p>
          </table:table-cell>
          <table:table-cell office:value-type="float" office:value="22566.5489" calcext:value-type="float">
            <text:p>22566.5489</text:p>
          </table:table-cell>
          <table:table-cell table:number-columns-repeated="2"/>
          <table:table-cell office:value-type="float" office:value="24635.1537" calcext:value-type="float">
            <text:p>24635.1537</text:p>
          </table:table-cell>
          <table:table-cell table:number-columns-repeated="2"/>
          <table:table-cell office:value-type="float" office:value="24812.3264" calcext:value-type="float">
            <text:p>24812.3264</text:p>
          </table:table-cell>
          <table:table-cell table:formula="of:=[.H380]-[.E380]" office:value-type="float" office:value="177.172700000003" calcext:value-type="float">
            <text:p>177.1727</text:p>
          </table:table-cell>
          <table:table-cell/>
          <table:table-cell office:value-type="float" office:value="28727" calcext:value-type="float">
            <text:p>287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336H00M00S" calcext:value-type="time">
            <text:p>26336:00:00</text:p>
          </table:table-cell>
          <table:table-cell office:value-type="float" office:value="30898.9158" calcext:value-type="float">
            <text:p>30898.9158</text:p>
          </table:table-cell>
          <table:table-cell table:number-columns-repeated="2"/>
          <table:table-cell office:value-type="float" office:value="32651.8771" calcext:value-type="float">
            <text:p>32651.8771</text:p>
          </table:table-cell>
          <table:table-cell table:number-columns-repeated="2"/>
          <table:table-cell office:value-type="float" office:value="32940.0147" calcext:value-type="float">
            <text:p>32940.0147</text:p>
          </table:table-cell>
          <table:table-cell table:formula="of:=[.H381]-[.E381]" office:value-type="float" office:value="288.137599999998" calcext:value-type="float">
            <text:p>288.1376</text:p>
          </table:table-cell>
          <table:table-cell/>
          <table:table-cell office:value-type="float" office:value="43545" calcext:value-type="float">
            <text:p>4354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764H00M00S" calcext:value-type="time">
            <text:p>61764:00:00</text:p>
          </table:table-cell>
          <table:table-cell office:value-type="float" office:value="22701.2855" calcext:value-type="float">
            <text:p>22701.2855</text:p>
          </table:table-cell>
          <table:table-cell table:number-columns-repeated="2"/>
          <table:table-cell office:value-type="float" office:value="23464.1235" calcext:value-type="float">
            <text:p>23464.1235</text:p>
          </table:table-cell>
          <table:table-cell table:number-columns-repeated="2"/>
          <table:table-cell office:value-type="float" office:value="23488.0369" calcext:value-type="float">
            <text:p>23488.0369</text:p>
          </table:table-cell>
          <table:table-cell table:formula="of:=[.H382]-[.E382]" office:value-type="float" office:value="23.9133999999976" calcext:value-type="float">
            <text:p>23.9134</text:p>
          </table:table-cell>
          <table:table-cell/>
          <table:table-cell office:value-type="float" office:value="29354" calcext:value-type="float">
            <text:p>293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229H00M00S" calcext:value-type="time">
            <text:p>62229:00:00</text:p>
          </table:table-cell>
          <table:table-cell office:value-type="float" office:value="25794.1799" calcext:value-type="float">
            <text:p>25794.1799</text:p>
          </table:table-cell>
          <table:table-cell table:number-columns-repeated="2"/>
          <table:table-cell office:value-type="float" office:value="27572.4388" calcext:value-type="float">
            <text:p>27572.4388</text:p>
          </table:table-cell>
          <table:table-cell table:number-columns-repeated="2"/>
          <table:table-cell office:value-type="float" office:value="27731.0111" calcext:value-type="float">
            <text:p>27731.0111</text:p>
          </table:table-cell>
          <table:table-cell table:formula="of:=[.H383]-[.E383]" office:value-type="float" office:value="158.5723" calcext:value-type="float">
            <text:p>158.5723</text:p>
          </table:table-cell>
          <table:table-cell/>
          <table:table-cell office:value-type="float" office:value="34321" calcext:value-type="float">
            <text:p>343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788H00M00S" calcext:value-type="time">
            <text:p>51788:00:00</text:p>
          </table:table-cell>
          <table:table-cell office:value-type="float" office:value="25509.0098" calcext:value-type="float">
            <text:p>25509.0098</text:p>
          </table:table-cell>
          <table:table-cell table:number-columns-repeated="2"/>
          <table:table-cell office:value-type="float" office:value="26263.1513" calcext:value-type="float">
            <text:p>26263.1513</text:p>
          </table:table-cell>
          <table:table-cell table:number-columns-repeated="2"/>
          <table:table-cell office:value-type="float" office:value="26367.7666" calcext:value-type="float">
            <text:p>26367.7666</text:p>
          </table:table-cell>
          <table:table-cell table:formula="of:=[.H384]-[.E384]" office:value-type="float" office:value="104.615299999998" calcext:value-type="float">
            <text:p>104.6153</text:p>
          </table:table-cell>
          <table:table-cell/>
          <table:table-cell office:value-type="float" office:value="31289" calcext:value-type="float">
            <text:p>312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614H00M00S" calcext:value-type="time">
            <text:p>22614:00:00</text:p>
          </table:table-cell>
          <table:table-cell office:value-type="float" office:value="19113.2911" calcext:value-type="float">
            <text:p>19113.2911</text:p>
          </table:table-cell>
          <table:table-cell table:number-columns-repeated="2"/>
          <table:table-cell office:value-type="float" office:value="20692.7345" calcext:value-type="float">
            <text:p>20692.7345</text:p>
          </table:table-cell>
          <table:table-cell table:number-columns-repeated="2"/>
          <table:table-cell office:value-type="float" office:value="20785.2509" calcext:value-type="float">
            <text:p>20785.2509</text:p>
          </table:table-cell>
          <table:table-cell table:formula="of:=[.H385]-[.E385]" office:value-type="float" office:value="92.5164000000004" calcext:value-type="float">
            <text:p>92.5164</text:p>
          </table:table-cell>
          <table:table-cell/>
          <table:table-cell office:value-type="float" office:value="28676" calcext:value-type="float">
            <text:p>286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521H00M00S" calcext:value-type="time">
            <text:p>26521:00:00</text:p>
          </table:table-cell>
          <table:table-cell office:value-type="float" office:value="12886.5297" calcext:value-type="float">
            <text:p>12886.5297</text:p>
          </table:table-cell>
          <table:table-cell table:number-columns-repeated="2"/>
          <table:table-cell office:value-type="float" office:value="12926.4198" calcext:value-type="float">
            <text:p>12926.4198</text:p>
          </table:table-cell>
          <table:table-cell table:number-columns-repeated="2"/>
          <table:table-cell office:value-type="float" office:value="12955.0518" calcext:value-type="float">
            <text:p>12955.0518</text:p>
          </table:table-cell>
          <table:table-cell table:formula="of:=[.H386]-[.E386]" office:value-type="float" office:value="28.6319999999996" calcext:value-type="float">
            <text:p>28.632</text:p>
          </table:table-cell>
          <table:table-cell/>
          <table:table-cell office:value-type="float" office:value="17141" calcext:value-type="float">
            <text:p>171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922H00M00S" calcext:value-type="time">
            <text:p>18922:00:00</text:p>
          </table:table-cell>
          <table:table-cell office:value-type="float" office:value="19104.5542" calcext:value-type="float">
            <text:p>19104.5542</text:p>
          </table:table-cell>
          <table:table-cell table:number-columns-repeated="2"/>
          <table:table-cell office:value-type="float" office:value="20850.9067" calcext:value-type="float">
            <text:p>20850.9067</text:p>
          </table:table-cell>
          <table:table-cell table:number-columns-repeated="2"/>
          <table:table-cell office:value-type="float" office:value="20886.2657" calcext:value-type="float">
            <text:p>20886.2657</text:p>
          </table:table-cell>
          <table:table-cell table:formula="of:=[.H387]-[.E387]" office:value-type="float" office:value="35.3590000000004" calcext:value-type="float">
            <text:p>35.359</text:p>
          </table:table-cell>
          <table:table-cell/>
          <table:table-cell office:value-type="float" office:value="24309" calcext:value-type="float">
            <text:p>243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510H00M00S" calcext:value-type="time">
            <text:p>15510:00:00</text:p>
          </table:table-cell>
          <table:table-cell office:value-type="float" office:value="27353.4803" calcext:value-type="float">
            <text:p>27353.4803</text:p>
          </table:table-cell>
          <table:table-cell table:number-columns-repeated="2"/>
          <table:table-cell office:value-type="float" office:value="31799.0751" calcext:value-type="float">
            <text:p>31799.0751</text:p>
          </table:table-cell>
          <table:table-cell table:number-columns-repeated="2"/>
          <table:table-cell office:value-type="float" office:value="31840.0251" calcext:value-type="float">
            <text:p>31840.0251</text:p>
          </table:table-cell>
          <table:table-cell table:formula="of:=[.H388]-[.E388]" office:value-type="float" office:value="40.9500000000007" calcext:value-type="float">
            <text:p>40.95</text:p>
          </table:table-cell>
          <table:table-cell/>
          <table:table-cell office:value-type="float" office:value="44092" calcext:value-type="float">
            <text:p>440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117H00M00S" calcext:value-type="time">
            <text:p>26117:00:00</text:p>
          </table:table-cell>
          <table:table-cell office:value-type="float" office:value="22633.0511" calcext:value-type="float">
            <text:p>22633.0511</text:p>
          </table:table-cell>
          <table:table-cell table:number-columns-repeated="2"/>
          <table:table-cell office:value-type="float" office:value="23768.906" calcext:value-type="float">
            <text:p>23768.906</text:p>
          </table:table-cell>
          <table:table-cell table:number-columns-repeated="2"/>
          <table:table-cell office:value-type="float" office:value="23775.877" calcext:value-type="float">
            <text:p>23775.877</text:p>
          </table:table-cell>
          <table:table-cell table:formula="of:=[.H389]-[.E389]" office:value-type="float" office:value="6.97100000000137" calcext:value-type="float">
            <text:p>6.971</text:p>
          </table:table-cell>
          <table:table-cell/>
          <table:table-cell office:value-type="float" office:value="32506" calcext:value-type="float">
            <text:p>325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632H00M00S" calcext:value-type="time">
            <text:p>11632:00:00</text:p>
          </table:table-cell>
          <table:table-cell office:value-type="float" office:value="21829.1671" calcext:value-type="float">
            <text:p>21829.1671</text:p>
          </table:table-cell>
          <table:table-cell table:number-columns-repeated="2"/>
          <table:table-cell office:value-type="float" office:value="22270.9817" calcext:value-type="float">
            <text:p>22270.9817</text:p>
          </table:table-cell>
          <table:table-cell table:number-columns-repeated="2"/>
          <table:table-cell office:value-type="float" office:value="22347.8212" calcext:value-type="float">
            <text:p>22347.8212</text:p>
          </table:table-cell>
          <table:table-cell table:formula="of:=[.H390]-[.E390]" office:value-type="float" office:value="76.8394999999982" calcext:value-type="float">
            <text:p>76.8395</text:p>
          </table:table-cell>
          <table:table-cell/>
          <table:table-cell office:value-type="float" office:value="29070" calcext:value-type="float">
            <text:p>290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427H00M00S" calcext:value-type="time">
            <text:p>17427:00:00</text:p>
          </table:table-cell>
          <table:table-cell office:value-type="float" office:value="20158.675" calcext:value-type="float">
            <text:p>20158.675</text:p>
          </table:table-cell>
          <table:table-cell table:number-columns-repeated="2"/>
          <table:table-cell office:value-type="float" office:value="22309.3454" calcext:value-type="float">
            <text:p>22309.3454</text:p>
          </table:table-cell>
          <table:table-cell table:number-columns-repeated="2"/>
          <table:table-cell office:value-type="float" office:value="22552.3122" calcext:value-type="float">
            <text:p>22552.3122</text:p>
          </table:table-cell>
          <table:table-cell table:formula="of:=[.H391]-[.E391]" office:value-type="float" office:value="242.966800000002" calcext:value-type="float">
            <text:p>242.9668</text:p>
          </table:table-cell>
          <table:table-cell/>
          <table:table-cell office:value-type="float" office:value="28015" calcext:value-type="float">
            <text:p>280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374H00M00S" calcext:value-type="time">
            <text:p>57374:00:00</text:p>
          </table:table-cell>
          <table:table-cell office:value-type="float" office:value="25009.2071" calcext:value-type="float">
            <text:p>25009.2071</text:p>
          </table:table-cell>
          <table:table-cell table:number-columns-repeated="2"/>
          <table:table-cell office:value-type="float" office:value="26105.3905" calcext:value-type="float">
            <text:p>26105.3905</text:p>
          </table:table-cell>
          <table:table-cell table:number-columns-repeated="2"/>
          <table:table-cell office:value-type="float" office:value="26266.4083" calcext:value-type="float">
            <text:p>26266.4083</text:p>
          </table:table-cell>
          <table:table-cell table:formula="of:=[.H392]-[.E392]" office:value-type="float" office:value="161.017799999998" calcext:value-type="float">
            <text:p>161.0178</text:p>
          </table:table-cell>
          <table:table-cell/>
          <table:table-cell office:value-type="float" office:value="30707" calcext:value-type="float">
            <text:p>307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749H00M00S" calcext:value-type="time">
            <text:p>17749:00:00</text:p>
          </table:table-cell>
          <table:table-cell office:value-type="float" office:value="23094.0124" calcext:value-type="float">
            <text:p>23094.0124</text:p>
          </table:table-cell>
          <table:table-cell table:number-columns-repeated="2"/>
          <table:table-cell office:value-type="float" office:value="24483.7476" calcext:value-type="float">
            <text:p>24483.7476</text:p>
          </table:table-cell>
          <table:table-cell table:number-columns-repeated="2"/>
          <table:table-cell office:value-type="float" office:value="24524.8956" calcext:value-type="float">
            <text:p>24524.8956</text:p>
          </table:table-cell>
          <table:table-cell table:formula="of:=[.H393]-[.E393]" office:value-type="float" office:value="41.148000000001" calcext:value-type="float">
            <text:p>41.148</text:p>
          </table:table-cell>
          <table:table-cell/>
          <table:table-cell office:value-type="float" office:value="28541" calcext:value-type="float">
            <text:p>285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268H00M00S" calcext:value-type="time">
            <text:p>17268:00:00</text:p>
          </table:table-cell>
          <table:table-cell office:value-type="float" office:value="16473.2282" calcext:value-type="float">
            <text:p>16473.2282</text:p>
          </table:table-cell>
          <table:table-cell table:number-columns-repeated="2"/>
          <table:table-cell office:value-type="float" office:value="17213.3809" calcext:value-type="float">
            <text:p>17213.3809</text:p>
          </table:table-cell>
          <table:table-cell table:number-columns-repeated="2"/>
          <table:table-cell office:value-type="float" office:value="17308.839" calcext:value-type="float">
            <text:p>17308.839</text:p>
          </table:table-cell>
          <table:table-cell table:formula="of:=[.H394]-[.E394]" office:value-type="float" office:value="95.4580999999998" calcext:value-type="float">
            <text:p>95.4581</text:p>
          </table:table-cell>
          <table:table-cell/>
          <table:table-cell office:value-type="float" office:value="24189" calcext:value-type="float">
            <text:p>241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367H00M00S" calcext:value-type="time">
            <text:p>27367:00:00</text:p>
          </table:table-cell>
          <table:table-cell office:value-type="float" office:value="18098.5098" calcext:value-type="float">
            <text:p>18098.5098</text:p>
          </table:table-cell>
          <table:table-cell table:number-columns-repeated="2"/>
          <table:table-cell office:value-type="float" office:value="20252.7239" calcext:value-type="float">
            <text:p>20252.7239</text:p>
          </table:table-cell>
          <table:table-cell table:number-columns-repeated="2"/>
          <table:table-cell office:value-type="float" office:value="20498.2145" calcext:value-type="float">
            <text:p>20498.2145</text:p>
          </table:table-cell>
          <table:table-cell table:formula="of:=[.H395]-[.E395]" office:value-type="float" office:value="245.490599999997" calcext:value-type="float">
            <text:p>245.4906</text:p>
          </table:table-cell>
          <table:table-cell/>
          <table:table-cell office:value-type="float" office:value="27368" calcext:value-type="float">
            <text:p>273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295H00M00S" calcext:value-type="time">
            <text:p>56295:00:00</text:p>
          </table:table-cell>
          <table:table-cell office:value-type="float" office:value="24687.806" calcext:value-type="float">
            <text:p>24687.806</text:p>
          </table:table-cell>
          <table:table-cell table:number-columns-repeated="2"/>
          <table:table-cell office:value-type="float" office:value="25744.8481" calcext:value-type="float">
            <text:p>25744.8481</text:p>
          </table:table-cell>
          <table:table-cell table:number-columns-repeated="2"/>
          <table:table-cell office:value-type="float" office:value="25834.8987" calcext:value-type="float">
            <text:p>25834.8987</text:p>
          </table:table-cell>
          <table:table-cell table:formula="of:=[.H396]-[.E396]" office:value-type="float" office:value="90.0506000000023" calcext:value-type="float">
            <text:p>90.0506</text:p>
          </table:table-cell>
          <table:table-cell/>
          <table:table-cell office:value-type="float" office:value="31126" calcext:value-type="float">
            <text:p>311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357H00M00S" calcext:value-type="time">
            <text:p>10357:00:00</text:p>
          </table:table-cell>
          <table:table-cell office:value-type="float" office:value="18712.7469" calcext:value-type="float">
            <text:p>18712.7469</text:p>
          </table:table-cell>
          <table:table-cell table:number-columns-repeated="2"/>
          <table:table-cell office:value-type="float" office:value="24800.3461" calcext:value-type="float">
            <text:p>24800.3461</text:p>
          </table:table-cell>
          <table:table-cell table:number-columns-repeated="2"/>
          <table:table-cell office:value-type="float" office:value="24884.229" calcext:value-type="float">
            <text:p>24884.229</text:p>
          </table:table-cell>
          <table:table-cell table:formula="of:=[.H397]-[.E397]" office:value-type="float" office:value="83.8829000000005" calcext:value-type="float">
            <text:p>83.8829</text:p>
          </table:table-cell>
          <table:table-cell/>
          <table:table-cell office:value-type="float" office:value="34784" calcext:value-type="float">
            <text:p>347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46H00M00S" calcext:value-type="time">
            <text:p>13246:00:00</text:p>
          </table:table-cell>
          <table:table-cell office:value-type="float" office:value="33456.9518" calcext:value-type="float">
            <text:p>33456.9518</text:p>
          </table:table-cell>
          <table:table-cell table:number-columns-repeated="2"/>
          <table:table-cell office:value-type="float" office:value="36647.9537" calcext:value-type="float">
            <text:p>36647.9537</text:p>
          </table:table-cell>
          <table:table-cell table:number-columns-repeated="2"/>
          <table:table-cell office:value-type="float" office:value="36862.6382" calcext:value-type="float">
            <text:p>36862.6382</text:p>
          </table:table-cell>
          <table:table-cell table:formula="of:=[.H398]-[.E398]" office:value-type="float" office:value="214.684500000003" calcext:value-type="float">
            <text:p>214.6845</text:p>
          </table:table-cell>
          <table:table-cell/>
          <table:table-cell office:value-type="float" office:value="46527" calcext:value-type="float">
            <text:p>465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933H00M00S" calcext:value-type="time">
            <text:p>7933:00:00</text:p>
          </table:table-cell>
          <table:table-cell office:value-type="float" office:value="30333.6632" calcext:value-type="float">
            <text:p>30333.6632</text:p>
          </table:table-cell>
          <table:table-cell table:number-columns-repeated="2"/>
          <table:table-cell office:value-type="float" office:value="30731.2217" calcext:value-type="float">
            <text:p>30731.2217</text:p>
          </table:table-cell>
          <table:table-cell table:number-columns-repeated="2"/>
          <table:table-cell office:value-type="float" office:value="30791.3821" calcext:value-type="float">
            <text:p>30791.3821</text:p>
          </table:table-cell>
          <table:table-cell table:formula="of:=[.H399]-[.E399]" office:value-type="float" office:value="60.1604000000007" calcext:value-type="float">
            <text:p>60.1604</text:p>
          </table:table-cell>
          <table:table-cell/>
          <table:table-cell office:value-type="float" office:value="41989" calcext:value-type="float">
            <text:p>419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832H00M00S" calcext:value-type="time">
            <text:p>14832:00:00</text:p>
          </table:table-cell>
          <table:table-cell office:value-type="float" office:value="21768.6138" calcext:value-type="float">
            <text:p>21768.6138</text:p>
          </table:table-cell>
          <table:table-cell table:number-columns-repeated="2"/>
          <table:table-cell office:value-type="float" office:value="22668.9245" calcext:value-type="float">
            <text:p>22668.9245</text:p>
          </table:table-cell>
          <table:table-cell table:number-columns-repeated="2"/>
          <table:table-cell office:value-type="float" office:value="22769.8859" calcext:value-type="float">
            <text:p>22769.8859</text:p>
          </table:table-cell>
          <table:table-cell table:formula="of:=[.H400]-[.E400]" office:value-type="float" office:value="100.9614" calcext:value-type="float">
            <text:p>100.9614</text:p>
          </table:table-cell>
          <table:table-cell/>
          <table:table-cell office:value-type="float" office:value="25989" calcext:value-type="float">
            <text:p>259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158H00M00S" calcext:value-type="time">
            <text:p>20158:00:00</text:p>
          </table:table-cell>
          <table:table-cell office:value-type="float" office:value="18574.8254" calcext:value-type="float">
            <text:p>18574.8254</text:p>
          </table:table-cell>
          <table:table-cell table:number-columns-repeated="2"/>
          <table:table-cell office:value-type="float" office:value="18947.4756" calcext:value-type="float">
            <text:p>18947.4756</text:p>
          </table:table-cell>
          <table:table-cell table:number-columns-repeated="2"/>
          <table:table-cell office:value-type="float" office:value="18952.077" calcext:value-type="float">
            <text:p>18952.077</text:p>
          </table:table-cell>
          <table:table-cell table:formula="of:=[.H401]-[.E401]" office:value-type="float" office:value="4.60139999999956" calcext:value-type="float">
            <text:p>4.6014</text:p>
          </table:table-cell>
          <table:table-cell/>
          <table:table-cell office:value-type="float" office:value="22073" calcext:value-type="float">
            <text:p>220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191H00M00S" calcext:value-type="time">
            <text:p>26191:00:00</text:p>
          </table:table-cell>
          <table:table-cell office:value-type="float" office:value="23699.1523" calcext:value-type="float">
            <text:p>23699.1523</text:p>
          </table:table-cell>
          <table:table-cell table:number-columns-repeated="2"/>
          <table:table-cell office:value-type="float" office:value="24552.5337" calcext:value-type="float">
            <text:p>24552.5337</text:p>
          </table:table-cell>
          <table:table-cell table:number-columns-repeated="2"/>
          <table:table-cell office:value-type="float" office:value="24770.1114" calcext:value-type="float">
            <text:p>24770.1114</text:p>
          </table:table-cell>
          <table:table-cell table:formula="of:=[.H402]-[.E402]" office:value-type="float" office:value="217.577700000002" calcext:value-type="float">
            <text:p>217.5777</text:p>
          </table:table-cell>
          <table:table-cell/>
          <table:table-cell office:value-type="float" office:value="33551" calcext:value-type="float">
            <text:p>335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023H00M00S" calcext:value-type="time">
            <text:p>40023:00:00</text:p>
          </table:table-cell>
          <table:table-cell office:value-type="float" office:value="26321.3009" calcext:value-type="float">
            <text:p>26321.3009</text:p>
          </table:table-cell>
          <table:table-cell table:number-columns-repeated="2"/>
          <table:table-cell office:value-type="float" office:value="28501.0713" calcext:value-type="float">
            <text:p>28501.0713</text:p>
          </table:table-cell>
          <table:table-cell table:number-columns-repeated="2"/>
          <table:table-cell office:value-type="float" office:value="28553.5842" calcext:value-type="float">
            <text:p>28553.5842</text:p>
          </table:table-cell>
          <table:table-cell table:formula="of:=[.H403]-[.E403]" office:value-type="float" office:value="52.5129000000015" calcext:value-type="float">
            <text:p>52.5129</text:p>
          </table:table-cell>
          <table:table-cell/>
          <table:table-cell office:value-type="float" office:value="38069" calcext:value-type="float">
            <text:p>380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60H00M00S" calcext:value-type="time">
            <text:p>1760:00:00</text:p>
          </table:table-cell>
          <table:table-cell office:value-type="float" office:value="22851.992" calcext:value-type="float">
            <text:p>22851.992</text:p>
          </table:table-cell>
          <table:table-cell table:number-columns-repeated="2"/>
          <table:table-cell office:value-type="float" office:value="24586.2169" calcext:value-type="float">
            <text:p>24586.2169</text:p>
          </table:table-cell>
          <table:table-cell table:number-columns-repeated="2"/>
          <table:table-cell office:value-type="float" office:value="25121.7171" calcext:value-type="float">
            <text:p>25121.7171</text:p>
          </table:table-cell>
          <table:table-cell table:formula="of:=[.H404]-[.E404]" office:value-type="float" office:value="535.500200000002" calcext:value-type="float">
            <text:p>535.5002</text:p>
          </table:table-cell>
          <table:table-cell/>
          <table:table-cell office:value-type="float" office:value="33078" calcext:value-type="float">
            <text:p>330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124H00M00S" calcext:value-type="time">
            <text:p>16124:00:00</text:p>
          </table:table-cell>
          <table:table-cell office:value-type="float" office:value="21287.1968" calcext:value-type="float">
            <text:p>21287.1968</text:p>
          </table:table-cell>
          <table:table-cell table:number-columns-repeated="2"/>
          <table:table-cell office:value-type="float" office:value="21700.2363" calcext:value-type="float">
            <text:p>21700.2363</text:p>
          </table:table-cell>
          <table:table-cell table:number-columns-repeated="2"/>
          <table:table-cell office:value-type="float" office:value="21732.9461" calcext:value-type="float">
            <text:p>21732.9461</text:p>
          </table:table-cell>
          <table:table-cell table:formula="of:=[.H405]-[.E405]" office:value-type="float" office:value="32.7098000000005" calcext:value-type="float">
            <text:p>32.7098</text:p>
          </table:table-cell>
          <table:table-cell/>
          <table:table-cell office:value-type="float" office:value="26252" calcext:value-type="float">
            <text:p>2625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71H00M00S" calcext:value-type="time">
            <text:p>3971:00:00</text:p>
          </table:table-cell>
          <table:table-cell office:value-type="float" office:value="14873.9928" calcext:value-type="float">
            <text:p>14873.9928</text:p>
          </table:table-cell>
          <table:table-cell table:number-columns-repeated="2"/>
          <table:table-cell office:value-type="float" office:value="15020.9295" calcext:value-type="float">
            <text:p>15020.9295</text:p>
          </table:table-cell>
          <table:table-cell table:number-columns-repeated="2"/>
          <table:table-cell office:value-type="float" office:value="15036.5294" calcext:value-type="float">
            <text:p>15036.5294</text:p>
          </table:table-cell>
          <table:table-cell table:formula="of:=[.H406]-[.E406]" office:value-type="float" office:value="15.5998999999993" calcext:value-type="float">
            <text:p>15.5999</text:p>
          </table:table-cell>
          <table:table-cell/>
          <table:table-cell office:value-type="float" office:value="21247" calcext:value-type="float">
            <text:p>212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619H00M00S" calcext:value-type="time">
            <text:p>20619:00:00</text:p>
          </table:table-cell>
          <table:table-cell office:value-type="float" office:value="19439.3504" calcext:value-type="float">
            <text:p>19439.3504</text:p>
          </table:table-cell>
          <table:table-cell table:number-columns-repeated="2"/>
          <table:table-cell office:value-type="float" office:value="20064.9171" calcext:value-type="float">
            <text:p>20064.9171</text:p>
          </table:table-cell>
          <table:table-cell table:number-columns-repeated="2"/>
          <table:table-cell office:value-type="float" office:value="20083.6026" calcext:value-type="float">
            <text:p>20083.6026</text:p>
          </table:table-cell>
          <table:table-cell table:formula="of:=[.H407]-[.E407]" office:value-type="float" office:value="18.6854999999996" calcext:value-type="float">
            <text:p>18.6855</text:p>
          </table:table-cell>
          <table:table-cell/>
          <table:table-cell office:value-type="float" office:value="26376" calcext:value-type="float">
            <text:p>263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200H00M00S" calcext:value-type="time">
            <text:p>27200:00:00</text:p>
          </table:table-cell>
          <table:table-cell office:value-type="float" office:value="23470.8052" calcext:value-type="float">
            <text:p>23470.8052</text:p>
          </table:table-cell>
          <table:table-cell table:number-columns-repeated="2"/>
          <table:table-cell office:value-type="float" office:value="25391.853" calcext:value-type="float">
            <text:p>25391.853</text:p>
          </table:table-cell>
          <table:table-cell table:number-columns-repeated="2"/>
          <table:table-cell office:value-type="float" office:value="25430.9513" calcext:value-type="float">
            <text:p>25430.9513</text:p>
          </table:table-cell>
          <table:table-cell table:formula="of:=[.H408]-[.E408]" office:value-type="float" office:value="39.0983000000015" calcext:value-type="float">
            <text:p>39.0983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642H00M00S" calcext:value-type="time">
            <text:p>44642:00:00</text:p>
          </table:table-cell>
          <table:table-cell office:value-type="float" office:value="19438.1813" calcext:value-type="float">
            <text:p>19438.1813</text:p>
          </table:table-cell>
          <table:table-cell table:number-columns-repeated="2"/>
          <table:table-cell office:value-type="float" office:value="20021.1411" calcext:value-type="float">
            <text:p>20021.1411</text:p>
          </table:table-cell>
          <table:table-cell table:number-columns-repeated="2"/>
          <table:table-cell office:value-type="float" office:value="20021.1411" calcext:value-type="float">
            <text:p>20021.1411</text:p>
          </table:table-cell>
          <table:table-cell table:formula="of:=[.H409]-[.E409]" office:value-type="float" office:value="0" calcext:value-type="float">
            <text:p>0</text:p>
          </table:table-cell>
          <table:table-cell/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085H00M00S" calcext:value-type="time">
            <text:p>28085:00:00</text:p>
          </table:table-cell>
          <table:table-cell office:value-type="float" office:value="20841.4218" calcext:value-type="float">
            <text:p>20841.4218</text:p>
          </table:table-cell>
          <table:table-cell table:number-columns-repeated="2"/>
          <table:table-cell office:value-type="float" office:value="21318.687" calcext:value-type="float">
            <text:p>21318.687</text:p>
          </table:table-cell>
          <table:table-cell table:number-columns-repeated="2"/>
          <table:table-cell office:value-type="float" office:value="21328.9193" calcext:value-type="float">
            <text:p>21328.9193</text:p>
          </table:table-cell>
          <table:table-cell table:formula="of:=[.H410]-[.E410]" office:value-type="float" office:value="10.2322999999997" calcext:value-type="float">
            <text:p>10.2323</text:p>
          </table:table-cell>
          <table:table-cell/>
          <table:table-cell office:value-type="float" office:value="31431" calcext:value-type="float">
            <text:p>3143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273H00M00S" calcext:value-type="time">
            <text:p>10273:00:00</text:p>
          </table:table-cell>
          <table:table-cell office:value-type="float" office:value="13393.628" calcext:value-type="float">
            <text:p>13393.628</text:p>
          </table:table-cell>
          <table:table-cell table:number-columns-repeated="2"/>
          <table:table-cell office:value-type="float" office:value="16446.7544" calcext:value-type="float">
            <text:p>16446.7544</text:p>
          </table:table-cell>
          <table:table-cell table:number-columns-repeated="2"/>
          <table:table-cell office:value-type="float" office:value="16483.1514" calcext:value-type="float">
            <text:p>16483.1514</text:p>
          </table:table-cell>
          <table:table-cell table:formula="of:=[.H411]-[.E411]" office:value-type="float" office:value="36.3969999999972" calcext:value-type="float">
            <text:p>36.397</text:p>
          </table:table-cell>
          <table:table-cell/>
          <table:table-cell office:value-type="float" office:value="25066" calcext:value-type="float">
            <text:p>250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562H00M00S" calcext:value-type="time">
            <text:p>17562:00:00</text:p>
          </table:table-cell>
          <table:table-cell office:value-type="float" office:value="20668.8333" calcext:value-type="float">
            <text:p>20668.8333</text:p>
          </table:table-cell>
          <table:table-cell table:number-columns-repeated="2"/>
          <table:table-cell office:value-type="float" office:value="21457.5559" calcext:value-type="float">
            <text:p>21457.5559</text:p>
          </table:table-cell>
          <table:table-cell table:number-columns-repeated="2"/>
          <table:table-cell office:value-type="float" office:value="21541.1704" calcext:value-type="float">
            <text:p>21541.1704</text:p>
          </table:table-cell>
          <table:table-cell table:formula="of:=[.H412]-[.E412]" office:value-type="float" office:value="83.6144999999997" calcext:value-type="float">
            <text:p>83.6145</text:p>
          </table:table-cell>
          <table:table-cell/>
          <table:table-cell office:value-type="float" office:value="26817" calcext:value-type="float">
            <text:p>268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99H00M00S" calcext:value-type="time">
            <text:p>1399:00:00</text:p>
          </table:table-cell>
          <table:table-cell office:value-type="float" office:value="22571.1426" calcext:value-type="float">
            <text:p>22571.1426</text:p>
          </table:table-cell>
          <table:table-cell table:number-columns-repeated="2"/>
          <table:table-cell office:value-type="float" office:value="23055.744" calcext:value-type="float">
            <text:p>23055.744</text:p>
          </table:table-cell>
          <table:table-cell table:number-columns-repeated="2"/>
          <table:table-cell office:value-type="float" office:value="23095.3879" calcext:value-type="float">
            <text:p>23095.3879</text:p>
          </table:table-cell>
          <table:table-cell table:formula="of:=[.H413]-[.E413]" office:value-type="float" office:value="39.6439000000028" calcext:value-type="float">
            <text:p>39.6439</text:p>
          </table:table-cell>
          <table:table-cell/>
          <table:table-cell office:value-type="float" office:value="32209" calcext:value-type="float">
            <text:p>322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789H00M00S" calcext:value-type="time">
            <text:p>26789:00:00</text:p>
          </table:table-cell>
          <table:table-cell office:value-type="float" office:value="20170.8607" calcext:value-type="float">
            <text:p>20170.8607</text:p>
          </table:table-cell>
          <table:table-cell table:number-columns-repeated="2"/>
          <table:table-cell office:value-type="float" office:value="21220.3277" calcext:value-type="float">
            <text:p>21220.3277</text:p>
          </table:table-cell>
          <table:table-cell table:number-columns-repeated="2"/>
          <table:table-cell office:value-type="float" office:value="21228.9722" calcext:value-type="float">
            <text:p>21228.9722</text:p>
          </table:table-cell>
          <table:table-cell table:formula="of:=[.H414]-[.E414]" office:value-type="float" office:value="8.64449999999852" calcext:value-type="float">
            <text:p>8.6445</text:p>
          </table:table-cell>
          <table:table-cell/>
          <table:table-cell office:value-type="float" office:value="32319" calcext:value-type="float">
            <text:p>3231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365:.B414])" office:value-type="float" office:value="22442.21251" calcext:value-type="float">
            <text:p>22442.21251</text:p>
          </table:table-cell>
          <table:table-cell table:style-name="ce4" table:number-columns-repeated="2"/>
          <table:table-cell table:style-name="ce4" table:formula="of:=AVERAGE([.E365:.E414])" office:value-type="float" office:value="24011.012368" calcext:value-type="float">
            <text:p>24011.012368</text:p>
          </table:table-cell>
          <table:table-cell table:style-name="ce4" table:number-columns-repeated="2"/>
          <table:table-cell table:style-name="ce4" table:formula="of:=AVERAGE([.H365:.H414])" office:value-type="float" office:value="24106.355578" calcext:value-type="float">
            <text:p>24106.355578</text:p>
          </table:table-cell>
          <table:table-cell table:formula="of:=[.H415]-[.E415]" office:value-type="float" office:value="95.3432100000209" calcext:value-type="float">
            <text:p>95.34321</text:p>
          </table:table-cell>
          <table:table-cell table:style-name="ce4"/>
          <table:table-cell table:style-name="ce4" table:formula="of:=AVERAGE([.K365:.K414])" office:value-type="float" office:value="31257.9" calcext:value-type="float">
            <text:p>31257.9</text:p>
          </table:table-cell>
          <table:table-cell table:style-name="ce4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416]-[.E4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time" office:time-value="PT33232H00M00S" calcext:value-type="time">
            <text:p>33232:00:00</text:p>
          </table:table-cell>
          <table:table-cell table:style-name="ce5" office:value-type="float" office:value="21559.0385" calcext:value-type="float">
            <text:p>21559.0385</text:p>
          </table:table-cell>
          <table:table-cell table:style-name="ce5" table:number-columns-repeated="2"/>
          <table:table-cell table:style-name="ce5" office:value-type="float" office:value="24312.4181" calcext:value-type="float">
            <text:p>24312.4181</text:p>
          </table:table-cell>
          <table:table-cell table:style-name="ce5" table:number-columns-repeated="2"/>
          <table:table-cell table:style-name="ce5" office:value-type="float" office:value="24405.8742" calcext:value-type="float">
            <text:p>24405.8742</text:p>
          </table:table-cell>
          <table:table-cell table:formula="of:=[.H417]-[.E417]" office:value-type="float" office:value="93.4560999999994" calcext:value-type="float">
            <text:p>93.4561</text:p>
          </table:table-cell>
          <table:table-cell table:style-name="ce5"/>
          <table:table-cell table:style-name="ce5" office:value-type="float" office:value="38129" calcext:value-type="float">
            <text:p>38129</text:p>
          </table:table-cell>
          <table:table-cell table:style-name="ce5" table:number-columns-repeated="1013"/>
        </table:table-row>
        <table:table-row table:style-name="ro1">
          <table:table-cell table:style-name="ce1" office:value-type="time" office:time-value="PT34110H00M00S" calcext:value-type="time">
            <text:p>34110:00:00</text:p>
          </table:table-cell>
          <table:table-cell office:value-type="float" office:value="22546.3913" calcext:value-type="float">
            <text:p>22546.3913</text:p>
          </table:table-cell>
          <table:table-cell table:number-columns-repeated="2"/>
          <table:table-cell office:value-type="float" office:value="26278.6292" calcext:value-type="float">
            <text:p>26278.6292</text:p>
          </table:table-cell>
          <table:table-cell table:number-columns-repeated="2"/>
          <table:table-cell office:value-type="float" office:value="26306.1883" calcext:value-type="float">
            <text:p>26306.1883</text:p>
          </table:table-cell>
          <table:table-cell table:formula="of:=[.H418]-[.E418]" office:value-type="float" office:value="27.5591000000022" calcext:value-type="float">
            <text:p>27.5591</text:p>
          </table:table-cell>
          <table:table-cell/>
          <table:table-cell office:value-type="float" office:value="38954" calcext:value-type="float">
            <text:p>389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715H00M00S" calcext:value-type="time">
            <text:p>58715:00:00</text:p>
          </table:table-cell>
          <table:table-cell office:value-type="float" office:value="24369.6049" calcext:value-type="float">
            <text:p>24369.6049</text:p>
          </table:table-cell>
          <table:table-cell table:number-columns-repeated="2"/>
          <table:table-cell office:value-type="float" office:value="26434.6502" calcext:value-type="float">
            <text:p>26434.6502</text:p>
          </table:table-cell>
          <table:table-cell table:number-columns-repeated="2"/>
          <table:table-cell office:value-type="float" office:value="26588.7803" calcext:value-type="float">
            <text:p>26588.7803</text:p>
          </table:table-cell>
          <table:table-cell table:formula="of:=[.H419]-[.E419]" office:value-type="float" office:value="154.130099999999" calcext:value-type="float">
            <text:p>154.1301</text:p>
          </table:table-cell>
          <table:table-cell/>
          <table:table-cell office:value-type="float" office:value="31991" calcext:value-type="float">
            <text:p>319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126H00M00S" calcext:value-type="time">
            <text:p>16126:00:00</text:p>
          </table:table-cell>
          <table:table-cell office:value-type="float" office:value="20616.2395" calcext:value-type="float">
            <text:p>20616.2395</text:p>
          </table:table-cell>
          <table:table-cell table:number-columns-repeated="2"/>
          <table:table-cell office:value-type="float" office:value="21136.3333" calcext:value-type="float">
            <text:p>21136.3333</text:p>
          </table:table-cell>
          <table:table-cell table:number-columns-repeated="2"/>
          <table:table-cell office:value-type="float" office:value="21197.6319" calcext:value-type="float">
            <text:p>21197.6319</text:p>
          </table:table-cell>
          <table:table-cell table:formula="of:=[.H420]-[.E420]" office:value-type="float" office:value="61.2986000000019" calcext:value-type="float">
            <text:p>61.2986</text:p>
          </table:table-cell>
          <table:table-cell/>
          <table:table-cell office:value-type="float" office:value="27242" calcext:value-type="float">
            <text:p>272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787H00M00S" calcext:value-type="time">
            <text:p>25787:00:00</text:p>
          </table:table-cell>
          <table:table-cell office:value-type="float" office:value="26063.3216" calcext:value-type="float">
            <text:p>26063.3216</text:p>
          </table:table-cell>
          <table:table-cell table:number-columns-repeated="2"/>
          <table:table-cell office:value-type="float" office:value="28235.0101" calcext:value-type="float">
            <text:p>28235.0101</text:p>
          </table:table-cell>
          <table:table-cell table:number-columns-repeated="2"/>
          <table:table-cell office:value-type="float" office:value="28502.2409" calcext:value-type="float">
            <text:p>28502.2409</text:p>
          </table:table-cell>
          <table:table-cell table:formula="of:=[.H421]-[.E421]" office:value-type="float" office:value="267.230800000001" calcext:value-type="float">
            <text:p>267.2308</text:p>
          </table:table-cell>
          <table:table-cell/>
          <table:table-cell office:value-type="float" office:value="46373" calcext:value-type="float">
            <text:p>463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686H00M00S" calcext:value-type="time">
            <text:p>26686:00:00</text:p>
          </table:table-cell>
          <table:table-cell office:value-type="float" office:value="28195.7628" calcext:value-type="float">
            <text:p>28195.7628</text:p>
          </table:table-cell>
          <table:table-cell table:number-columns-repeated="2"/>
          <table:table-cell office:value-type="float" office:value="29441.9144" calcext:value-type="float">
            <text:p>29441.9144</text:p>
          </table:table-cell>
          <table:table-cell table:number-columns-repeated="2"/>
          <table:table-cell office:value-type="float" office:value="29553.0183" calcext:value-type="float">
            <text:p>29553.0183</text:p>
          </table:table-cell>
          <table:table-cell table:formula="of:=[.H422]-[.E422]" office:value-type="float" office:value="111.103899999998" calcext:value-type="float">
            <text:p>111.1039</text:p>
          </table:table-cell>
          <table:table-cell/>
          <table:table-cell office:value-type="float" office:value="35297" calcext:value-type="float">
            <text:p>352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155H00M00S" calcext:value-type="time">
            <text:p>29155:00:00</text:p>
          </table:table-cell>
          <table:table-cell office:value-type="float" office:value="28065.932" calcext:value-type="float">
            <text:p>28065.932</text:p>
          </table:table-cell>
          <table:table-cell table:number-columns-repeated="2"/>
          <table:table-cell office:value-type="float" office:value="32091.4957" calcext:value-type="float">
            <text:p>32091.4957</text:p>
          </table:table-cell>
          <table:table-cell table:number-columns-repeated="2"/>
          <table:table-cell office:value-type="float" office:value="32220.612" calcext:value-type="float">
            <text:p>32220.612</text:p>
          </table:table-cell>
          <table:table-cell table:formula="of:=[.H423]-[.E423]" office:value-type="float" office:value="129.116300000002" calcext:value-type="float">
            <text:p>129.1163</text:p>
          </table:table-cell>
          <table:table-cell/>
          <table:table-cell office:value-type="float" office:value="38789" calcext:value-type="float">
            <text:p>387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50H00M00S" calcext:value-type="time">
            <text:p>2250:00:00</text:p>
          </table:table-cell>
          <table:table-cell office:value-type="float" office:value="21811.5" calcext:value-type="float">
            <text:p>21811.5</text:p>
          </table:table-cell>
          <table:table-cell table:number-columns-repeated="2"/>
          <table:table-cell office:value-type="float" office:value="22224.7684" calcext:value-type="float">
            <text:p>22224.7684</text:p>
          </table:table-cell>
          <table:table-cell table:number-columns-repeated="2"/>
          <table:table-cell office:value-type="float" office:value="22248.1374" calcext:value-type="float">
            <text:p>22248.1374</text:p>
          </table:table-cell>
          <table:table-cell table:formula="of:=[.H424]-[.E424]" office:value-type="float" office:value="23.3689999999988" calcext:value-type="float">
            <text:p>23.369</text:p>
          </table:table-cell>
          <table:table-cell/>
          <table:table-cell office:value-type="float" office:value="25761" calcext:value-type="float">
            <text:p>2576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200H00M00S" calcext:value-type="time">
            <text:p>40200:00:00</text:p>
          </table:table-cell>
          <table:table-cell office:value-type="float" office:value="27599.7793" calcext:value-type="float">
            <text:p>27599.7793</text:p>
          </table:table-cell>
          <table:table-cell table:number-columns-repeated="2"/>
          <table:table-cell office:value-type="float" office:value="31513.0576" calcext:value-type="float">
            <text:p>31513.0576</text:p>
          </table:table-cell>
          <table:table-cell table:number-columns-repeated="2"/>
          <table:table-cell office:value-type="float" office:value="31607.1541" calcext:value-type="float">
            <text:p>31607.1541</text:p>
          </table:table-cell>
          <table:table-cell table:formula="of:=[.H425]-[.E425]" office:value-type="float" office:value="94.0964999999997" calcext:value-type="float">
            <text:p>94.0965</text:p>
          </table:table-cell>
          <table:table-cell/>
          <table:table-cell office:value-type="float" office:value="38926" calcext:value-type="float">
            <text:p>389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363H00M00S" calcext:value-type="time">
            <text:p>13363:00:00</text:p>
          </table:table-cell>
          <table:table-cell office:value-type="float" office:value="28693.6795" calcext:value-type="float">
            <text:p>28693.6795</text:p>
          </table:table-cell>
          <table:table-cell table:number-columns-repeated="2"/>
          <table:table-cell office:value-type="float" office:value="30168.3903" calcext:value-type="float">
            <text:p>30168.3903</text:p>
          </table:table-cell>
          <table:table-cell table:number-columns-repeated="2"/>
          <table:table-cell office:value-type="float" office:value="30251.4884" calcext:value-type="float">
            <text:p>30251.4884</text:p>
          </table:table-cell>
          <table:table-cell table:formula="of:=[.H426]-[.E426]" office:value-type="float" office:value="83.0980999999992" calcext:value-type="float">
            <text:p>83.0981</text:p>
          </table:table-cell>
          <table:table-cell/>
          <table:table-cell office:value-type="float" office:value="37778" calcext:value-type="float">
            <text:p>377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614H00M00S" calcext:value-type="time">
            <text:p>47614:00:00</text:p>
          </table:table-cell>
          <table:table-cell office:value-type="float" office:value="19181.7162" calcext:value-type="float">
            <text:p>19181.7162</text:p>
          </table:table-cell>
          <table:table-cell table:number-columns-repeated="2"/>
          <table:table-cell office:value-type="float" office:value="23018.0321" calcext:value-type="float">
            <text:p>23018.0321</text:p>
          </table:table-cell>
          <table:table-cell table:number-columns-repeated="2"/>
          <table:table-cell office:value-type="float" office:value="23057.1923" calcext:value-type="float">
            <text:p>23057.1923</text:p>
          </table:table-cell>
          <table:table-cell table:formula="of:=[.H427]-[.E427]" office:value-type="float" office:value="39.1601999999984" calcext:value-type="float">
            <text:p>39.1602</text:p>
          </table:table-cell>
          <table:table-cell/>
          <table:table-cell office:value-type="float" office:value="31038" calcext:value-type="float">
            <text:p>3103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976H00M00S" calcext:value-type="time">
            <text:p>30976:00:00</text:p>
          </table:table-cell>
          <table:table-cell office:value-type="float" office:value="32419.375" calcext:value-type="float">
            <text:p>32419.375</text:p>
          </table:table-cell>
          <table:table-cell table:number-columns-repeated="2"/>
          <table:table-cell office:value-type="float" office:value="32973.925" calcext:value-type="float">
            <text:p>32973.925</text:p>
          </table:table-cell>
          <table:table-cell table:number-columns-repeated="2"/>
          <table:table-cell office:value-type="float" office:value="33031.625" calcext:value-type="float">
            <text:p>33031.625</text:p>
          </table:table-cell>
          <table:table-cell table:formula="of:=[.H428]-[.E428]" office:value-type="float" office:value="57.6999999999971" calcext:value-type="float">
            <text:p>57.7</text:p>
          </table:table-cell>
          <table:table-cell/>
          <table:table-cell office:value-type="float" office:value="51243" calcext:value-type="float">
            <text:p>512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009H00M00S" calcext:value-type="time">
            <text:p>25009:00:00</text:p>
          </table:table-cell>
          <table:table-cell office:value-type="float" office:value="19261.8129" calcext:value-type="float">
            <text:p>19261.8129</text:p>
          </table:table-cell>
          <table:table-cell table:number-columns-repeated="2"/>
          <table:table-cell office:value-type="float" office:value="20802.653" calcext:value-type="float">
            <text:p>20802.653</text:p>
          </table:table-cell>
          <table:table-cell table:number-columns-repeated="2"/>
          <table:table-cell office:value-type="float" office:value="20855.4525" calcext:value-type="float">
            <text:p>20855.4525</text:p>
          </table:table-cell>
          <table:table-cell table:formula="of:=[.H429]-[.E429]" office:value-type="float" office:value="52.799500000001" calcext:value-type="float">
            <text:p>52.7995</text:p>
          </table:table-cell>
          <table:table-cell/>
          <table:table-cell office:value-type="float" office:value="25622" calcext:value-type="float">
            <text:p>256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306H00M00S" calcext:value-type="time">
            <text:p>17306:00:00</text:p>
          </table:table-cell>
          <table:table-cell office:value-type="float" office:value="26984.1115" calcext:value-type="float">
            <text:p>26984.1115</text:p>
          </table:table-cell>
          <table:table-cell table:number-columns-repeated="2"/>
          <table:table-cell office:value-type="float" office:value="28320.696" calcext:value-type="float">
            <text:p>28320.696</text:p>
          </table:table-cell>
          <table:table-cell table:number-columns-repeated="2"/>
          <table:table-cell office:value-type="float" office:value="28375.8305" calcext:value-type="float">
            <text:p>28375.8305</text:p>
          </table:table-cell>
          <table:table-cell table:formula="of:=[.H430]-[.E430]" office:value-type="float" office:value="55.1345000000001" calcext:value-type="float">
            <text:p>55.1345</text:p>
          </table:table-cell>
          <table:table-cell/>
          <table:table-cell office:value-type="float" office:value="35983" calcext:value-type="float">
            <text:p>3598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103H00M00S" calcext:value-type="time">
            <text:p>26103:00:00</text:p>
          </table:table-cell>
          <table:table-cell office:value-type="float" office:value="22687.4107" calcext:value-type="float">
            <text:p>22687.4107</text:p>
          </table:table-cell>
          <table:table-cell table:number-columns-repeated="2"/>
          <table:table-cell office:value-type="float" office:value="25467.5892" calcext:value-type="float">
            <text:p>25467.5892</text:p>
          </table:table-cell>
          <table:table-cell table:number-columns-repeated="2"/>
          <table:table-cell office:value-type="float" office:value="25572.0969" calcext:value-type="float">
            <text:p>25572.0969</text:p>
          </table:table-cell>
          <table:table-cell table:formula="of:=[.H431]-[.E431]" office:value-type="float" office:value="104.507700000002" calcext:value-type="float">
            <text:p>104.5077</text:p>
          </table:table-cell>
          <table:table-cell/>
          <table:table-cell office:value-type="float" office:value="30433" calcext:value-type="float">
            <text:p>304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888H00M00S" calcext:value-type="time">
            <text:p>40888:00:00</text:p>
          </table:table-cell>
          <table:table-cell office:value-type="float" office:value="27154.4837" calcext:value-type="float">
            <text:p>27154.4837</text:p>
          </table:table-cell>
          <table:table-cell table:number-columns-repeated="2"/>
          <table:table-cell office:value-type="float" office:value="28385.1111" calcext:value-type="float">
            <text:p>28385.1111</text:p>
          </table:table-cell>
          <table:table-cell table:number-columns-repeated="2"/>
          <table:table-cell office:value-type="float" office:value="28386.5" calcext:value-type="float">
            <text:p>28386.5</text:p>
          </table:table-cell>
          <table:table-cell table:formula="of:=[.H432]-[.E432]" office:value-type="float" office:value="1.38890000000174" calcext:value-type="float">
            <text:p>1.3889</text:p>
          </table:table-cell>
          <table:table-cell/>
          <table:table-cell office:value-type="float" office:value="40108" calcext:value-type="float">
            <text:p>401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060H00M00S" calcext:value-type="time">
            <text:p>54060:00:00</text:p>
          </table:table-cell>
          <table:table-cell office:value-type="float" office:value="30188.5003" calcext:value-type="float">
            <text:p>30188.5003</text:p>
          </table:table-cell>
          <table:table-cell table:number-columns-repeated="2"/>
          <table:table-cell office:value-type="float" office:value="32625.6612" calcext:value-type="float">
            <text:p>32625.6612</text:p>
          </table:table-cell>
          <table:table-cell table:number-columns-repeated="2"/>
          <table:table-cell office:value-type="float" office:value="32769.3732" calcext:value-type="float">
            <text:p>32769.3732</text:p>
          </table:table-cell>
          <table:table-cell table:formula="of:=[.H433]-[.E433]" office:value-type="float" office:value="143.712000000003" calcext:value-type="float">
            <text:p>143.712</text:p>
          </table:table-cell>
          <table:table-cell/>
          <table:table-cell office:value-type="float" office:value="42927" calcext:value-type="float">
            <text:p>429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649H00M00S" calcext:value-type="time">
            <text:p>16649:00:00</text:p>
          </table:table-cell>
          <table:table-cell office:value-type="float" office:value="25926.7444" calcext:value-type="float">
            <text:p>25926.7444</text:p>
          </table:table-cell>
          <table:table-cell table:number-columns-repeated="2"/>
          <table:table-cell office:value-type="float" office:value="26319.5856" calcext:value-type="float">
            <text:p>26319.5856</text:p>
          </table:table-cell>
          <table:table-cell table:number-columns-repeated="2"/>
          <table:table-cell office:value-type="float" office:value="26321.0193" calcext:value-type="float">
            <text:p>26321.0193</text:p>
          </table:table-cell>
          <table:table-cell table:formula="of:=[.H434]-[.E434]" office:value-type="float" office:value="1.43370000000141" calcext:value-type="float">
            <text:p>1.4337</text:p>
          </table:table-cell>
          <table:table-cell/>
          <table:table-cell office:value-type="float" office:value="27273" calcext:value-type="float">
            <text:p>272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034H00M00S" calcext:value-type="time">
            <text:p>33034:00:00</text:p>
          </table:table-cell>
          <table:table-cell office:value-type="float" office:value="16013.9678" calcext:value-type="float">
            <text:p>16013.9678</text:p>
          </table:table-cell>
          <table:table-cell table:number-columns-repeated="2"/>
          <table:table-cell office:value-type="float" office:value="16506.3301" calcext:value-type="float">
            <text:p>16506.3301</text:p>
          </table:table-cell>
          <table:table-cell table:number-columns-repeated="2"/>
          <table:table-cell office:value-type="float" office:value="16553.1758" calcext:value-type="float">
            <text:p>16553.1758</text:p>
          </table:table-cell>
          <table:table-cell table:formula="of:=[.H435]-[.E435]" office:value-type="float" office:value="46.8457000000017" calcext:value-type="float">
            <text:p>46.8457</text:p>
          </table:table-cell>
          <table:table-cell/>
          <table:table-cell office:value-type="float" office:value="22794" calcext:value-type="float">
            <text:p>227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383H00M00S" calcext:value-type="time">
            <text:p>62383:00:00</text:p>
          </table:table-cell>
          <table:table-cell office:value-type="float" office:value="24806.7555" calcext:value-type="float">
            <text:p>24806.7555</text:p>
          </table:table-cell>
          <table:table-cell table:number-columns-repeated="2"/>
          <table:table-cell office:value-type="float" office:value="26644.3349" calcext:value-type="float">
            <text:p>26644.3349</text:p>
          </table:table-cell>
          <table:table-cell table:number-columns-repeated="2"/>
          <table:table-cell office:value-type="float" office:value="26692.5438" calcext:value-type="float">
            <text:p>26692.5438</text:p>
          </table:table-cell>
          <table:table-cell table:formula="of:=[.H436]-[.E436]" office:value-type="float" office:value="48.2088999999978" calcext:value-type="float">
            <text:p>48.2089</text:p>
          </table:table-cell>
          <table:table-cell/>
          <table:table-cell office:value-type="float" office:value="39649" calcext:value-type="float">
            <text:p>396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094H00M00S" calcext:value-type="time">
            <text:p>13094:00:00</text:p>
          </table:table-cell>
          <table:table-cell office:value-type="float" office:value="29413.6529" calcext:value-type="float">
            <text:p>29413.6529</text:p>
          </table:table-cell>
          <table:table-cell table:number-columns-repeated="2"/>
          <table:table-cell office:value-type="float" office:value="32598.9302" calcext:value-type="float">
            <text:p>32598.9302</text:p>
          </table:table-cell>
          <table:table-cell table:number-columns-repeated="2"/>
          <table:table-cell office:value-type="float" office:value="32736.2822" calcext:value-type="float">
            <text:p>32736.2822</text:p>
          </table:table-cell>
          <table:table-cell table:formula="of:=[.H437]-[.E437]" office:value-type="float" office:value="137.352000000003" calcext:value-type="float">
            <text:p>137.352</text:p>
          </table:table-cell>
          <table:table-cell/>
          <table:table-cell office:value-type="float" office:value="43803" calcext:value-type="float">
            <text:p>4380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963H00M00S" calcext:value-type="time">
            <text:p>52963:00:00</text:p>
          </table:table-cell>
          <table:table-cell office:value-type="float" office:value="23118.2864" calcext:value-type="float">
            <text:p>23118.2864</text:p>
          </table:table-cell>
          <table:table-cell table:number-columns-repeated="2"/>
          <table:table-cell office:value-type="float" office:value="24540.675" calcext:value-type="float">
            <text:p>24540.675</text:p>
          </table:table-cell>
          <table:table-cell table:number-columns-repeated="2"/>
          <table:table-cell office:value-type="float" office:value="24540.675" calcext:value-type="float">
            <text:p>24540.675</text:p>
          </table:table-cell>
          <table:table-cell table:formula="of:=[.H438]-[.E438]" office:value-type="float" office:value="0" calcext:value-type="float">
            <text:p>0</text:p>
          </table:table-cell>
          <table:table-cell/>
          <table:table-cell office:value-type="float" office:value="40100" calcext:value-type="float">
            <text:p>401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748H00M00S" calcext:value-type="time">
            <text:p>42748:00:00</text:p>
          </table:table-cell>
          <table:table-cell office:value-type="float" office:value="31270.3029" calcext:value-type="float">
            <text:p>31270.3029</text:p>
          </table:table-cell>
          <table:table-cell table:number-columns-repeated="2"/>
          <table:table-cell office:value-type="float" office:value="35429.8476" calcext:value-type="float">
            <text:p>35429.8476</text:p>
          </table:table-cell>
          <table:table-cell table:number-columns-repeated="2"/>
          <table:table-cell office:value-type="float" office:value="35674.7612" calcext:value-type="float">
            <text:p>35674.7612</text:p>
          </table:table-cell>
          <table:table-cell table:formula="of:=[.H439]-[.E439]" office:value-type="float" office:value="244.9136" calcext:value-type="float">
            <text:p>244.9136</text:p>
          </table:table-cell>
          <table:table-cell/>
          <table:table-cell office:value-type="float" office:value="46323" calcext:value-type="float">
            <text:p>4632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409H00M00S" calcext:value-type="time">
            <text:p>17409:00:00</text:p>
          </table:table-cell>
          <table:table-cell office:value-type="float" office:value="31593.0271" calcext:value-type="float">
            <text:p>31593.0271</text:p>
          </table:table-cell>
          <table:table-cell table:number-columns-repeated="2"/>
          <table:table-cell office:value-type="float" office:value="33224.4915" calcext:value-type="float">
            <text:p>33224.4915</text:p>
          </table:table-cell>
          <table:table-cell table:number-columns-repeated="2"/>
          <table:table-cell office:value-type="float" office:value="33285.9627" calcext:value-type="float">
            <text:p>33285.9627</text:p>
          </table:table-cell>
          <table:table-cell table:formula="of:=[.H440]-[.E440]" office:value-type="float" office:value="61.4712" calcext:value-type="float">
            <text:p>61.4712</text:p>
          </table:table-cell>
          <table:table-cell/>
          <table:table-cell office:value-type="float" office:value="39760" calcext:value-type="float">
            <text:p>397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159H00M00S" calcext:value-type="time">
            <text:p>7159:00:00</text:p>
          </table:table-cell>
          <table:table-cell office:value-type="float" office:value="12653.6204" calcext:value-type="float">
            <text:p>12653.6204</text:p>
          </table:table-cell>
          <table:table-cell table:number-columns-repeated="2"/>
          <table:table-cell office:value-type="float" office:value="13813.2806" calcext:value-type="float">
            <text:p>13813.2806</text:p>
          </table:table-cell>
          <table:table-cell table:number-columns-repeated="2"/>
          <table:table-cell office:value-type="float" office:value="13814.7778" calcext:value-type="float">
            <text:p>13814.7778</text:p>
          </table:table-cell>
          <table:table-cell table:formula="of:=[.H441]-[.E441]" office:value-type="float" office:value="1.49719999999979" calcext:value-type="float">
            <text:p>1.4972</text:p>
          </table:table-cell>
          <table:table-cell/>
          <table:table-cell office:value-type="float" office:value="17046" calcext:value-type="float">
            <text:p>170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719H00M00S" calcext:value-type="time">
            <text:p>13719:00:00</text:p>
          </table:table-cell>
          <table:table-cell office:value-type="float" office:value="32195.5615" calcext:value-type="float">
            <text:p>32195.5615</text:p>
          </table:table-cell>
          <table:table-cell table:number-columns-repeated="2"/>
          <table:table-cell office:value-type="float" office:value="34051.1362" calcext:value-type="float">
            <text:p>34051.1362</text:p>
          </table:table-cell>
          <table:table-cell table:number-columns-repeated="2"/>
          <table:table-cell office:value-type="float" office:value="34171.8184" calcext:value-type="float">
            <text:p>34171.8184</text:p>
          </table:table-cell>
          <table:table-cell table:formula="of:=[.H442]-[.E442]" office:value-type="float" office:value="120.682199999996" calcext:value-type="float">
            <text:p>120.6822</text:p>
          </table:table-cell>
          <table:table-cell/>
          <table:table-cell office:value-type="float" office:value="40201" calcext:value-type="float">
            <text:p>402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653H00M00S" calcext:value-type="time">
            <text:p>61653:00:00</text:p>
          </table:table-cell>
          <table:table-cell office:value-type="float" office:value="18084.9057" calcext:value-type="float">
            <text:p>18084.9057</text:p>
          </table:table-cell>
          <table:table-cell table:number-columns-repeated="2"/>
          <table:table-cell office:value-type="float" office:value="19049.3533" calcext:value-type="float">
            <text:p>19049.3533</text:p>
          </table:table-cell>
          <table:table-cell table:number-columns-repeated="2"/>
          <table:table-cell office:value-type="float" office:value="19094.8381" calcext:value-type="float">
            <text:p>19094.8381</text:p>
          </table:table-cell>
          <table:table-cell table:formula="of:=[.H443]-[.E443]" office:value-type="float" office:value="45.484800000002" calcext:value-type="float">
            <text:p>45.4848</text:p>
          </table:table-cell>
          <table:table-cell/>
          <table:table-cell office:value-type="float" office:value="23314" calcext:value-type="float">
            <text:p>233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755H00M00S" calcext:value-type="time">
            <text:p>7755:00:00</text:p>
          </table:table-cell>
          <table:table-cell office:value-type="float" office:value="29758.2747" calcext:value-type="float">
            <text:p>29758.2747</text:p>
          </table:table-cell>
          <table:table-cell table:number-columns-repeated="2"/>
          <table:table-cell office:value-type="float" office:value="33744.6593" calcext:value-type="float">
            <text:p>33744.6593</text:p>
          </table:table-cell>
          <table:table-cell table:number-columns-repeated="2"/>
          <table:table-cell office:value-type="float" office:value="33920.147" calcext:value-type="float">
            <text:p>33920.147</text:p>
          </table:table-cell>
          <table:table-cell table:formula="of:=[.H444]-[.E444]" office:value-type="float" office:value="175.487699999998" calcext:value-type="float">
            <text:p>175.4877</text:p>
          </table:table-cell>
          <table:table-cell/>
          <table:table-cell office:value-type="float" office:value="42489" calcext:value-type="float">
            <text:p>424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428H00M00S" calcext:value-type="time">
            <text:p>54428:00:00</text:p>
          </table:table-cell>
          <table:table-cell office:value-type="float" office:value="28173.9164" calcext:value-type="float">
            <text:p>28173.9164</text:p>
          </table:table-cell>
          <table:table-cell table:number-columns-repeated="2"/>
          <table:table-cell office:value-type="float" office:value="29066.0268" calcext:value-type="float">
            <text:p>29066.0268</text:p>
          </table:table-cell>
          <table:table-cell table:number-columns-repeated="2"/>
          <table:table-cell office:value-type="float" office:value="29326.3047" calcext:value-type="float">
            <text:p>29326.3047</text:p>
          </table:table-cell>
          <table:table-cell table:formula="of:=[.H445]-[.E445]" office:value-type="float" office:value="260.277900000001" calcext:value-type="float">
            <text:p>260.2779</text:p>
          </table:table-cell>
          <table:table-cell/>
          <table:table-cell office:value-type="float" office:value="35105" calcext:value-type="float">
            <text:p>351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236H00M00S" calcext:value-type="time">
            <text:p>10236:00:00</text:p>
          </table:table-cell>
          <table:table-cell office:value-type="float" office:value="22204.3596" calcext:value-type="float">
            <text:p>22204.3596</text:p>
          </table:table-cell>
          <table:table-cell table:number-columns-repeated="2"/>
          <table:table-cell office:value-type="float" office:value="23815.1921" calcext:value-type="float">
            <text:p>23815.1921</text:p>
          </table:table-cell>
          <table:table-cell table:number-columns-repeated="2"/>
          <table:table-cell office:value-type="float" office:value="24059.6049" calcext:value-type="float">
            <text:p>24059.6049</text:p>
          </table:table-cell>
          <table:table-cell table:formula="of:=[.H446]-[.E446]" office:value-type="float" office:value="244.412799999998" calcext:value-type="float">
            <text:p>244.4128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113H00M00S" calcext:value-type="time">
            <text:p>15113:00:00</text:p>
          </table:table-cell>
          <table:table-cell office:value-type="float" office:value="21852.8555" calcext:value-type="float">
            <text:p>21852.8555</text:p>
          </table:table-cell>
          <table:table-cell table:number-columns-repeated="2"/>
          <table:table-cell office:value-type="float" office:value="21913.25" calcext:value-type="float">
            <text:p>21913.25</text:p>
          </table:table-cell>
          <table:table-cell table:number-columns-repeated="2"/>
          <table:table-cell office:value-type="float" office:value="21913.25" calcext:value-type="float">
            <text:p>21913.25</text:p>
          </table:table-cell>
          <table:table-cell table:formula="of:=[.H447]-[.E447]" office:value-type="float" office:value="0" calcext:value-type="float">
            <text:p>0</text:p>
          </table:table-cell>
          <table:table-cell/>
          <table:table-cell office:value-type="float" office:value="25955" calcext:value-type="float">
            <text:p>259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632H00M00S" calcext:value-type="time">
            <text:p>64632:00:00</text:p>
          </table:table-cell>
          <table:table-cell office:value-type="float" office:value="18355.2673" calcext:value-type="float">
            <text:p>18355.2673</text:p>
          </table:table-cell>
          <table:table-cell table:number-columns-repeated="2"/>
          <table:table-cell office:value-type="float" office:value="19244.325" calcext:value-type="float">
            <text:p>19244.325</text:p>
          </table:table-cell>
          <table:table-cell table:number-columns-repeated="2"/>
          <table:table-cell office:value-type="float" office:value="19248.3125" calcext:value-type="float">
            <text:p>19248.3125</text:p>
          </table:table-cell>
          <table:table-cell table:formula="of:=[.H448]-[.E448]" office:value-type="float" office:value="3.98749999999927" calcext:value-type="float">
            <text:p>3.9875</text:p>
          </table:table-cell>
          <table:table-cell/>
          <table:table-cell office:value-type="float" office:value="25496" calcext:value-type="float">
            <text:p>2549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630H00M00S" calcext:value-type="time">
            <text:p>58630:00:00</text:p>
          </table:table-cell>
          <table:table-cell office:value-type="float" office:value="24910.6082" calcext:value-type="float">
            <text:p>24910.6082</text:p>
          </table:table-cell>
          <table:table-cell table:number-columns-repeated="2"/>
          <table:table-cell office:value-type="float" office:value="25781.7262" calcext:value-type="float">
            <text:p>25781.7262</text:p>
          </table:table-cell>
          <table:table-cell table:number-columns-repeated="2"/>
          <table:table-cell office:value-type="float" office:value="25836.4357" calcext:value-type="float">
            <text:p>25836.4357</text:p>
          </table:table-cell>
          <table:table-cell table:formula="of:=[.H449]-[.E449]" office:value-type="float" office:value="54.7095000000008" calcext:value-type="float">
            <text:p>54.7095</text:p>
          </table:table-cell>
          <table:table-cell/>
          <table:table-cell office:value-type="float" office:value="28884" calcext:value-type="float">
            <text:p>288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16H00M00S" calcext:value-type="time">
            <text:p>30616:00:00</text:p>
          </table:table-cell>
          <table:table-cell office:value-type="float" office:value="35260.6924" calcext:value-type="float">
            <text:p>35260.6924</text:p>
          </table:table-cell>
          <table:table-cell table:number-columns-repeated="2"/>
          <table:table-cell office:value-type="float" office:value="37866.7818" calcext:value-type="float">
            <text:p>37866.7818</text:p>
          </table:table-cell>
          <table:table-cell table:number-columns-repeated="2"/>
          <table:table-cell office:value-type="float" office:value="38269.3319" calcext:value-type="float">
            <text:p>38269.3319</text:p>
          </table:table-cell>
          <table:table-cell table:formula="of:=[.H450]-[.E450]" office:value-type="float" office:value="402.5501" calcext:value-type="float">
            <text:p>402.5501</text:p>
          </table:table-cell>
          <table:table-cell/>
          <table:table-cell office:value-type="float" office:value="47048" calcext:value-type="float">
            <text:p>470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886H00M00S" calcext:value-type="time">
            <text:p>59886:00:00</text:p>
          </table:table-cell>
          <table:table-cell office:value-type="float" office:value="26121.2315" calcext:value-type="float">
            <text:p>26121.2315</text:p>
          </table:table-cell>
          <table:table-cell table:number-columns-repeated="2"/>
          <table:table-cell office:value-type="float" office:value="27872.9433" calcext:value-type="float">
            <text:p>27872.9433</text:p>
          </table:table-cell>
          <table:table-cell table:number-columns-repeated="2"/>
          <table:table-cell office:value-type="float" office:value="27935.1119" calcext:value-type="float">
            <text:p>27935.1119</text:p>
          </table:table-cell>
          <table:table-cell table:formula="of:=[.H451]-[.E451]" office:value-type="float" office:value="62.1686000000009" calcext:value-type="float">
            <text:p>62.1686</text:p>
          </table:table-cell>
          <table:table-cell/>
          <table:table-cell office:value-type="float" office:value="35530" calcext:value-type="float">
            <text:p>355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68H00M00S" calcext:value-type="time">
            <text:p>5368:00:00</text:p>
          </table:table-cell>
          <table:table-cell office:value-type="float" office:value="31904.1015" calcext:value-type="float">
            <text:p>31904.1015</text:p>
          </table:table-cell>
          <table:table-cell table:number-columns-repeated="2"/>
          <table:table-cell office:value-type="float" office:value="32559.9413" calcext:value-type="float">
            <text:p>32559.9413</text:p>
          </table:table-cell>
          <table:table-cell table:number-columns-repeated="2"/>
          <table:table-cell office:value-type="float" office:value="32579.3578" calcext:value-type="float">
            <text:p>32579.3578</text:p>
          </table:table-cell>
          <table:table-cell table:formula="of:=[.H452]-[.E452]" office:value-type="float" office:value="19.416500000003" calcext:value-type="float">
            <text:p>19.4165</text:p>
          </table:table-cell>
          <table:table-cell/>
          <table:table-cell office:value-type="float" office:value="36611" calcext:value-type="float">
            <text:p>366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943H00M00S" calcext:value-type="time">
            <text:p>28943:00:00</text:p>
          </table:table-cell>
          <table:table-cell office:value-type="float" office:value="19467.1348" calcext:value-type="float">
            <text:p>19467.1348</text:p>
          </table:table-cell>
          <table:table-cell table:number-columns-repeated="2"/>
          <table:table-cell office:value-type="float" office:value="22038.419" calcext:value-type="float">
            <text:p>22038.419</text:p>
          </table:table-cell>
          <table:table-cell table:number-columns-repeated="2"/>
          <table:table-cell office:value-type="float" office:value="22053.4351" calcext:value-type="float">
            <text:p>22053.4351</text:p>
          </table:table-cell>
          <table:table-cell table:formula="of:=[.H453]-[.E453]" office:value-type="float" office:value="15.0160999999971" calcext:value-type="float">
            <text:p>15.0161</text:p>
          </table:table-cell>
          <table:table-cell/>
          <table:table-cell office:value-type="float" office:value="29090" calcext:value-type="float">
            <text:p>2909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521H00M00S" calcext:value-type="time">
            <text:p>13521:00:00</text:p>
          </table:table-cell>
          <table:table-cell office:value-type="float" office:value="22008.366" calcext:value-type="float">
            <text:p>22008.366</text:p>
          </table:table-cell>
          <table:table-cell table:number-columns-repeated="2"/>
          <table:table-cell office:value-type="float" office:value="22655.9657" calcext:value-type="float">
            <text:p>22655.9657</text:p>
          </table:table-cell>
          <table:table-cell table:number-columns-repeated="2"/>
          <table:table-cell office:value-type="float" office:value="22803.8685" calcext:value-type="float">
            <text:p>22803.8685</text:p>
          </table:table-cell>
          <table:table-cell table:formula="of:=[.H454]-[.E454]" office:value-type="float" office:value="147.9028" calcext:value-type="float">
            <text:p>147.9028</text:p>
          </table:table-cell>
          <table:table-cell/>
          <table:table-cell office:value-type="float" office:value="27510" calcext:value-type="float">
            <text:p>275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647H00M00S" calcext:value-type="time">
            <text:p>8647:00:00</text:p>
          </table:table-cell>
          <table:table-cell office:value-type="float" office:value="26048.9126" calcext:value-type="float">
            <text:p>26048.9126</text:p>
          </table:table-cell>
          <table:table-cell table:number-columns-repeated="2"/>
          <table:table-cell office:value-type="float" office:value="27658.8343" calcext:value-type="float">
            <text:p>27658.8343</text:p>
          </table:table-cell>
          <table:table-cell table:number-columns-repeated="2"/>
          <table:table-cell office:value-type="float" office:value="27670.5198" calcext:value-type="float">
            <text:p>27670.5198</text:p>
          </table:table-cell>
          <table:table-cell table:formula="of:=[.H455]-[.E455]" office:value-type="float" office:value="11.6854999999996" calcext:value-type="float">
            <text:p>11.6855</text:p>
          </table:table-cell>
          <table:table-cell/>
          <table:table-cell office:value-type="float" office:value="31793" calcext:value-type="float">
            <text:p>317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279H00M00S" calcext:value-type="time">
            <text:p>63279:00:00</text:p>
          </table:table-cell>
          <table:table-cell office:value-type="float" office:value="15940.8608" calcext:value-type="float">
            <text:p>15940.8608</text:p>
          </table:table-cell>
          <table:table-cell table:number-columns-repeated="2"/>
          <table:table-cell office:value-type="float" office:value="16665.0607" calcext:value-type="float">
            <text:p>16665.0607</text:p>
          </table:table-cell>
          <table:table-cell table:number-columns-repeated="2"/>
          <table:table-cell office:value-type="float" office:value="16691.033" calcext:value-type="float">
            <text:p>16691.033</text:p>
          </table:table-cell>
          <table:table-cell table:formula="of:=[.H456]-[.E456]" office:value-type="float" office:value="25.9722999999976" calcext:value-type="float">
            <text:p>25.9723</text:p>
          </table:table-cell>
          <table:table-cell/>
          <table:table-cell office:value-type="float" office:value="20164" calcext:value-type="float">
            <text:p>201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621H00M00S" calcext:value-type="time">
            <text:p>35621:00:00</text:p>
          </table:table-cell>
          <table:table-cell office:value-type="float" office:value="36548.2753" calcext:value-type="float">
            <text:p>36548.2753</text:p>
          </table:table-cell>
          <table:table-cell table:number-columns-repeated="2"/>
          <table:table-cell office:value-type="float" office:value="39213.099" calcext:value-type="float">
            <text:p>39213.099</text:p>
          </table:table-cell>
          <table:table-cell table:number-columns-repeated="2"/>
          <table:table-cell office:value-type="float" office:value="39427.5337" calcext:value-type="float">
            <text:p>39427.5337</text:p>
          </table:table-cell>
          <table:table-cell table:formula="of:=[.H457]-[.E457]" office:value-type="float" office:value="214.434699999998" calcext:value-type="float">
            <text:p>214.4347</text:p>
          </table:table-cell>
          <table:table-cell/>
          <table:table-cell office:value-type="float" office:value="59401" calcext:value-type="float">
            <text:p>594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077H00M00S" calcext:value-type="time">
            <text:p>60077:00:00</text:p>
          </table:table-cell>
          <table:table-cell office:value-type="float" office:value="26386.0573" calcext:value-type="float">
            <text:p>26386.0573</text:p>
          </table:table-cell>
          <table:table-cell table:number-columns-repeated="2"/>
          <table:table-cell office:value-type="float" office:value="29931.9797" calcext:value-type="float">
            <text:p>29931.9797</text:p>
          </table:table-cell>
          <table:table-cell table:number-columns-repeated="2"/>
          <table:table-cell office:value-type="float" office:value="29940.1715" calcext:value-type="float">
            <text:p>29940.1715</text:p>
          </table:table-cell>
          <table:table-cell table:formula="of:=[.H458]-[.E458]" office:value-type="float" office:value="8.19180000000051" calcext:value-type="float">
            <text:p>8.1918</text:p>
          </table:table-cell>
          <table:table-cell/>
          <table:table-cell office:value-type="float" office:value="39358" calcext:value-type="float">
            <text:p>393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034H00M00S" calcext:value-type="time">
            <text:p>59034:00:00</text:p>
          </table:table-cell>
          <table:table-cell office:value-type="float" office:value="20813.7957" calcext:value-type="float">
            <text:p>20813.7957</text:p>
          </table:table-cell>
          <table:table-cell table:number-columns-repeated="2"/>
          <table:table-cell office:value-type="float" office:value="25796.9251" calcext:value-type="float">
            <text:p>25796.9251</text:p>
          </table:table-cell>
          <table:table-cell table:number-columns-repeated="2"/>
          <table:table-cell office:value-type="float" office:value="25815.8215" calcext:value-type="float">
            <text:p>25815.8215</text:p>
          </table:table-cell>
          <table:table-cell table:formula="of:=[.H459]-[.E459]" office:value-type="float" office:value="18.8963999999978" calcext:value-type="float">
            <text:p>18.8964</text:p>
          </table:table-cell>
          <table:table-cell/>
          <table:table-cell office:value-type="float" office:value="32019" calcext:value-type="float">
            <text:p>320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503H00M00S" calcext:value-type="time">
            <text:p>7503:00:00</text:p>
          </table:table-cell>
          <table:table-cell office:value-type="float" office:value="10229.3838" calcext:value-type="float">
            <text:p>10229.3838</text:p>
          </table:table-cell>
          <table:table-cell table:number-columns-repeated="2"/>
          <table:table-cell office:value-type="float" office:value="11220.84" calcext:value-type="float">
            <text:p>11220.84</text:p>
          </table:table-cell>
          <table:table-cell table:number-columns-repeated="2"/>
          <table:table-cell office:value-type="float" office:value="11269.8259" calcext:value-type="float">
            <text:p>11269.8259</text:p>
          </table:table-cell>
          <table:table-cell table:formula="of:=[.H460]-[.E460]" office:value-type="float" office:value="48.9858999999997" calcext:value-type="float">
            <text:p>48.9859</text:p>
          </table:table-cell>
          <table:table-cell/>
          <table:table-cell office:value-type="float" office:value="13197" calcext:value-type="float">
            <text:p>131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796H00M00S" calcext:value-type="time">
            <text:p>44796:00:00</text:p>
          </table:table-cell>
          <table:table-cell office:value-type="float" office:value="13110.3288" calcext:value-type="float">
            <text:p>13110.3288</text:p>
          </table:table-cell>
          <table:table-cell table:number-columns-repeated="2"/>
          <table:table-cell office:value-type="float" office:value="13389.7221" calcext:value-type="float">
            <text:p>13389.7221</text:p>
          </table:table-cell>
          <table:table-cell table:number-columns-repeated="2"/>
          <table:table-cell office:value-type="float" office:value="13395.0259" calcext:value-type="float">
            <text:p>13395.0259</text:p>
          </table:table-cell>
          <table:table-cell table:formula="of:=[.H461]-[.E461]" office:value-type="float" office:value="5.30379999999968" calcext:value-type="float">
            <text:p>5.3038</text:p>
          </table:table-cell>
          <table:table-cell/>
          <table:table-cell office:value-type="float" office:value="16528" calcext:value-type="float">
            <text:p>165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440H00M00S" calcext:value-type="time">
            <text:p>36440:00:00</text:p>
          </table:table-cell>
          <table:table-cell office:value-type="float" office:value="36374.0439" calcext:value-type="float">
            <text:p>36374.0439</text:p>
          </table:table-cell>
          <table:table-cell table:number-columns-repeated="2"/>
          <table:table-cell office:value-type="float" office:value="36460.2175" calcext:value-type="float">
            <text:p>36460.2175</text:p>
          </table:table-cell>
          <table:table-cell table:number-columns-repeated="2"/>
          <table:table-cell office:value-type="float" office:value="36487.3222" calcext:value-type="float">
            <text:p>36487.3222</text:p>
          </table:table-cell>
          <table:table-cell table:formula="of:=[.H462]-[.E462]" office:value-type="float" office:value="27.1047000000035" calcext:value-type="float">
            <text:p>27.1047</text:p>
          </table:table-cell>
          <table:table-cell/>
          <table:table-cell office:value-type="float" office:value="47360" calcext:value-type="float">
            <text:p>473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072H00M00S" calcext:value-type="time">
            <text:p>28072:00:00</text:p>
          </table:table-cell>
          <table:table-cell office:value-type="float" office:value="29296.2941" calcext:value-type="float">
            <text:p>29296.2941</text:p>
          </table:table-cell>
          <table:table-cell table:number-columns-repeated="2"/>
          <table:table-cell office:value-type="float" office:value="33133.1605" calcext:value-type="float">
            <text:p>33133.1605</text:p>
          </table:table-cell>
          <table:table-cell table:number-columns-repeated="2"/>
          <table:table-cell office:value-type="float" office:value="33296.5423" calcext:value-type="float">
            <text:p>33296.5423</text:p>
          </table:table-cell>
          <table:table-cell table:formula="of:=[.H463]-[.E463]" office:value-type="float" office:value="163.381800000003" calcext:value-type="float">
            <text:p>163.3818</text:p>
          </table:table-cell>
          <table:table-cell/>
          <table:table-cell office:value-type="float" office:value="50906" calcext:value-type="float">
            <text:p>509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457H00M00S" calcext:value-type="time">
            <text:p>61457:00:00</text:p>
          </table:table-cell>
          <table:table-cell office:value-type="float" office:value="21276.5125" calcext:value-type="float">
            <text:p>21276.5125</text:p>
          </table:table-cell>
          <table:table-cell table:number-columns-repeated="2"/>
          <table:table-cell office:value-type="float" office:value="24284.9882" calcext:value-type="float">
            <text:p>24284.9882</text:p>
          </table:table-cell>
          <table:table-cell table:number-columns-repeated="2"/>
          <table:table-cell office:value-type="float" office:value="24489.7856" calcext:value-type="float">
            <text:p>24489.7856</text:p>
          </table:table-cell>
          <table:table-cell table:formula="of:=[.H464]-[.E464]" office:value-type="float" office:value="204.797399999999" calcext:value-type="float">
            <text:p>204.7974</text:p>
          </table:table-cell>
          <table:table-cell/>
          <table:table-cell office:value-type="float" office:value="29665" calcext:value-type="float">
            <text:p>296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205H00M00S" calcext:value-type="time">
            <text:p>33205:00:00</text:p>
          </table:table-cell>
          <table:table-cell office:value-type="float" office:value="20291.9741" calcext:value-type="float">
            <text:p>20291.9741</text:p>
          </table:table-cell>
          <table:table-cell table:number-columns-repeated="2"/>
          <table:table-cell office:value-type="float" office:value="21082.5961" calcext:value-type="float">
            <text:p>21082.5961</text:p>
          </table:table-cell>
          <table:table-cell table:number-columns-repeated="2"/>
          <table:table-cell office:value-type="float" office:value="21108.1744" calcext:value-type="float">
            <text:p>21108.1744</text:p>
          </table:table-cell>
          <table:table-cell table:formula="of:=[.H465]-[.E465]" office:value-type="float" office:value="25.578300000001" calcext:value-type="float">
            <text:p>25.5783</text:p>
          </table:table-cell>
          <table:table-cell/>
          <table:table-cell office:value-type="float" office:value="27749" calcext:value-type="float">
            <text:p>277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763H00M00S" calcext:value-type="time">
            <text:p>13763:00:00</text:p>
          </table:table-cell>
          <table:table-cell office:value-type="float" office:value="22973.8617" calcext:value-type="float">
            <text:p>22973.8617</text:p>
          </table:table-cell>
          <table:table-cell table:number-columns-repeated="2"/>
          <table:table-cell office:value-type="float" office:value="23212.4041" calcext:value-type="float">
            <text:p>23212.4041</text:p>
          </table:table-cell>
          <table:table-cell table:number-columns-repeated="2"/>
          <table:table-cell office:value-type="float" office:value="23262.1042" calcext:value-type="float">
            <text:p>23262.1042</text:p>
          </table:table-cell>
          <table:table-cell table:formula="of:=[.H466]-[.E466]" office:value-type="float" office:value="49.7001000000018" calcext:value-type="float">
            <text:p>49.7001</text:p>
          </table:table-cell>
          <table:table-cell/>
          <table:table-cell office:value-type="float" office:value="30817" calcext:value-type="float">
            <text:p>30817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4" table:formula="of:=AVERAGE([.B417:.B466])" office:value-type="float" office:value="24635.651856" calcext:value-type="float">
            <text:p>24635.651856</text:p>
          </table:table-cell>
          <table:table-cell table:style-name="ce4" table:number-columns-repeated="2"/>
          <table:table-cell table:style-name="ce4" table:formula="of:=AVERAGE([.E417:.E466])" office:value-type="float" office:value="26484.347154" calcext:value-type="float">
            <text:p>26484.347154</text:p>
          </table:table-cell>
          <table:table-cell table:style-name="ce4" table:number-columns-repeated="2"/>
          <table:table-cell table:style-name="ce4" table:formula="of:=AVERAGE([.H417:.H466])" office:value-type="float" office:value="26572.28141" calcext:value-type="float">
            <text:p>26572.28141</text:p>
          </table:table-cell>
          <table:table-cell table:formula="of:=[.H467]-[.E467]" office:value-type="float" office:value="87.934256000015" calcext:value-type="float">
            <text:p>87.934256</text:p>
          </table:table-cell>
          <table:table-cell table:style-name="ce4"/>
          <table:table-cell table:style-name="ce4" table:formula="of:=AVERAGE([.K417:.K466])" office:value-type="float" office:value="34396.18" calcext:value-type="float">
            <text:p>34396.18</text:p>
          </table:table-cell>
          <table:table-cell table:style-name="ce4" table:number-columns-repeated="1013"/>
        </table:table-row>
        <table:table-row table:style-name="ro1" table:number-rows-repeated="1048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-basic-time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 office:value-type="time" office:time-value="PT2008H00M00S" calcext:value-type="time">
            <text:p>20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511H00M00S" calcext:value-type="time">
            <text:p>265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1646H00M00S" calcext:value-type="time">
            <text:p>416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0724H00M00S" calcext:value-type="time">
            <text:p>307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9028H00M00S" calcext:value-type="time">
            <text:p>90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1063H00M00S" calcext:value-type="time">
            <text:p>110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1083H00M00S" calcext:value-type="time">
            <text:p>210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7235H00M00S" calcext:value-type="time">
            <text:p>272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828H00M00S" calcext:value-type="time">
            <text:p>268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9723H00M00S" calcext:value-type="time">
            <text:p>97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7514H00M00S" calcext:value-type="time">
            <text:p>75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4287H00M00S" calcext:value-type="time">
            <text:p>142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7979H00M00S" calcext:value-type="time">
            <text:p>279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0993H00M00S" calcext:value-type="time">
            <text:p>409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406H00M00S" calcext:value-type="time">
            <text:p>264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3464H00M00S" calcext:value-type="time">
            <text:p>234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463H00M00S" calcext:value-type="time">
            <text:p>84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4620H00M00S" calcext:value-type="time">
            <text:p>546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2728H00M00S" calcext:value-type="time">
            <text:p>227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2217H00M00S" calcext:value-type="time">
            <text:p>222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7233H00M00S" calcext:value-type="time">
            <text:p>372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4691H00M00S" calcext:value-type="time">
            <text:p>246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7932H00M00S" calcext:value-type="time">
            <text:p>79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9504H00M00S" calcext:value-type="time">
            <text:p>495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1171H00M00S" calcext:value-type="time">
            <text:p>211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7631H00M00S" calcext:value-type="time">
            <text:p>176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442H00M00S" calcext:value-type="time">
            <text:p>264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3527H00M00S" calcext:value-type="time">
            <text:p>535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614H00M00S" calcext:value-type="time">
            <text:p>266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9758H00M00S" calcext:value-type="time">
            <text:p>297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6832H00M00S" calcext:value-type="time">
            <text:p>268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8698H00M00S" calcext:value-type="time">
            <text:p>586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1557H00M00S" calcext:value-type="time">
            <text:p>315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3099H00M00S" calcext:value-type="time">
            <text:p>230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8880H00M00S" calcext:value-type="time">
            <text:p>388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656H00M00S" calcext:value-type="time">
            <text:p>86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6260H00M00S" calcext:value-type="time">
            <text:p>362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933H00M00S" calcext:value-type="time">
            <text:p>259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9048H00M00S" calcext:value-type="time">
            <text:p>2904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4436H00M00S" calcext:value-type="time">
            <text:p>244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353H00M00S" calcext:value-type="time">
            <text:p>253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7853H00M00S" calcext:value-type="time">
            <text:p>378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1041H00M00S" calcext:value-type="time">
            <text:p>110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691H00M00S" calcext:value-type="time">
            <text:p>46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6131H00M00S" calcext:value-type="time">
            <text:p>161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0810H00M00S" calcext:value-type="time">
            <text:p>208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1534H00M00S" calcext:value-type="time">
            <text:p>615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8824H00M00S" calcext:value-type="time">
            <text:p>288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774H00M00S" calcext:value-type="time">
            <text:p>27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920H00M00S" calcext:value-type="time">
            <text:p>39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:.B50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E1:.E50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H1:.H50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K1:.K50])" office:value-type="float" office:value="0" calcext:value-type="float">
            <text:p>0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45407H00M00S" calcext:value-type="time">
            <text:p>45407:00: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9606H00M00S" calcext:value-type="time">
            <text:p>96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1983H00M00S" calcext:value-type="time">
            <text:p>519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302H00M00S" calcext:value-type="time">
            <text:p>253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5696H00M00S" calcext:value-type="time">
            <text:p>356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0452H00M00S" calcext:value-type="time">
            <text:p>204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134H00M00S" calcext:value-type="time">
            <text:p>21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53492H00M00S" calcext:value-type="time">
            <text:p>534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4122H00M00S" calcext:value-type="time">
            <text:p>141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9788H00M00S" calcext:value-type="time">
            <text:p>597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635H00M00S" calcext:value-type="time">
            <text:p>46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635H00M00S" calcext:value-type="time">
            <text:p>86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716H00M00S" calcext:value-type="time">
            <text:p>67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76H00M00S" calcext:value-type="time">
            <text:p>8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1112H00M00S" calcext:value-type="time">
            <text:p>411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301H00M00S" calcext:value-type="time">
            <text:p>33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7495H00M00S" calcext:value-type="time">
            <text:p>74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0303H00M00S" calcext:value-type="time">
            <text:p>403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634H00M00S" calcext:value-type="time">
            <text:p>46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5335H00M00S" calcext:value-type="time">
            <text:p>153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0994H00M00S" calcext:value-type="time">
            <text:p>409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851H00M00S" calcext:value-type="time">
            <text:p>258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4901H00M00S" calcext:value-type="time">
            <text:p>549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3831H00M00S" calcext:value-type="time">
            <text:p>238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4366H00M00S" calcext:value-type="time">
            <text:p>443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0276H00M00S" calcext:value-type="time">
            <text:p>602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931H00M00S" calcext:value-type="time">
            <text:p>49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1446H00M00S" calcext:value-type="time">
            <text:p>514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9194H00M00S" calcext:value-type="time">
            <text:p>591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1716H00M00S" calcext:value-type="time">
            <text:p>317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6653H00M00S" calcext:value-type="time">
            <text:p>566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070H00M00S" calcext:value-type="time">
            <text:p>250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544H00M00S" calcext:value-type="time">
            <text:p>55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5869H00M00S" calcext:value-type="time">
            <text:p>458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1057H00M00S" calcext:value-type="time">
            <text:p>410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4992H00M00S" calcext:value-type="time">
            <text:p>149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2392H00M00S" calcext:value-type="time">
            <text:p>523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0291H00M00S" calcext:value-type="time">
            <text:p>302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0326H00M00S" calcext:value-type="time">
            <text:p>503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9712H00M00S" calcext:value-type="time">
            <text:p>97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977H00M00S" calcext:value-type="time">
            <text:p>39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6865H00M00S" calcext:value-type="time">
            <text:p>168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7989H00M00S" calcext:value-type="time">
            <text:p>79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0411H00M00S" calcext:value-type="time">
            <text:p>104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8167H00M00S" calcext:value-type="time">
            <text:p>281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1386H00M00S" calcext:value-type="time">
            <text:p>213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8566H00M00S" calcext:value-type="time">
            <text:p>585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7916H00M00S" calcext:value-type="time">
            <text:p>379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7723H00M00S" calcext:value-type="time">
            <text:p>377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785H00M00S" calcext:value-type="time">
            <text:p>87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53:.B102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E53:.E102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H53:.H102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K53:.K102])" office:value-type="float" office:value="0.16" calcext:value-type="float">
            <text:p>0.16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17101H00M00S" calcext:value-type="time">
            <text:p>17101:00: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26692H00M00S" calcext:value-type="time">
            <text:p>266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1917H00M00S" calcext:value-type="time">
            <text:p>319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8824H00M00S" calcext:value-type="time">
            <text:p>288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0280H00M00S" calcext:value-type="time">
            <text:p>102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9023H00M00S" calcext:value-type="time">
            <text:p>90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0093H00M00S" calcext:value-type="time">
            <text:p>100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8513H00M00S" calcext:value-type="time">
            <text:p>185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2364H00M00S" calcext:value-type="time">
            <text:p>323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5845H00M00S" calcext:value-type="time">
            <text:p>584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3957H00M00S" calcext:value-type="time">
            <text:p>339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6272H00M00S" calcext:value-type="time">
            <text:p>262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936H00M00S" calcext:value-type="time">
            <text:p>259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3849H00M00S" calcext:value-type="time">
            <text:p>538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8726H00M00S" calcext:value-type="time">
            <text:p>187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3951H00M00S" calcext:value-type="time">
            <text:p>539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2468H00M00S" calcext:value-type="time">
            <text:p>624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4467H00M00S" calcext:value-type="time">
            <text:p>144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3619H00M00S" calcext:value-type="time">
            <text:p>136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2235H00M00S" calcext:value-type="time">
            <text:p>222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5804H00M00S" calcext:value-type="time">
            <text:p>258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45994H00M00S" calcext:value-type="time">
            <text:p>459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0222H00M00S" calcext:value-type="time">
            <text:p>202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89H00M00S" calcext:value-type="time">
            <text:p>4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3460H00M00S" calcext:value-type="time">
            <text:p>634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9805H00M00S" calcext:value-type="time">
            <text:p>298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0256H00M00S" calcext:value-type="time">
            <text:p>302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2979H00M00S" calcext:value-type="time">
            <text:p>229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611H00M00S" calcext:value-type="time">
            <text:p>16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7175H00M00S" calcext:value-type="time">
            <text:p>471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7658H00M00S" calcext:value-type="time">
            <text:p>376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40193H00M00S" calcext:value-type="time">
            <text:p>401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8829H00M00S" calcext:value-type="time">
            <text:p>288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5093H00M00S" calcext:value-type="time">
            <text:p>250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4081H00M00S" calcext:value-type="time">
            <text:p>440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9537H00M00S" calcext:value-type="time">
            <text:p>195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58489H00M00S" calcext:value-type="time">
            <text:p>584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4740H00M00S" calcext:value-type="time">
            <text:p>347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8894H00M00S" calcext:value-type="time">
            <text:p>88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4622H00M00S" calcext:value-type="time">
            <text:p>246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3888H00M00S" calcext:value-type="time">
            <text:p>438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2315H00M00S" calcext:value-type="time">
            <text:p>23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22024H00M00S" calcext:value-type="time">
            <text:p>220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1251H00M00S" calcext:value-type="time">
            <text:p>112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9162H00M00S" calcext:value-type="time">
            <text:p>91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62049H00M00S" calcext:value-type="time">
            <text:p>620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551H00M00S" calcext:value-type="time">
            <text:p>5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8757H00M00S" calcext:value-type="time">
            <text:p>287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32116H00M00S" calcext:value-type="time">
            <text:p>321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1233H00M00S" calcext:value-type="time">
            <text:p>412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05:.B154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E105:.E154])" office:value-type="float" office:value="0.2" calcext:value-type="float">
            <text:p>0.2</text:p>
          </table:table-cell>
          <table:table-cell table:style-name="ce6" table:number-columns-repeated="2"/>
          <table:table-cell table:style-name="ce6" table:formula="of:=AVERAGE([.H105:.H154])" office:value-type="float" office:value="0.02" calcext:value-type="float">
            <text:p>0.02</text:p>
          </table:table-cell>
          <table:table-cell table:style-name="ce6" table:number-columns-repeated="2"/>
          <table:table-cell table:style-name="ce6" table:formula="of:=AVERAGE([.K105:.K154])" office:value-type="float" office:value="1.86" calcext:value-type="float">
            <text:p>1.86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9033H00M00S" calcext:value-type="time">
            <text:p>9033:00: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31575H00M00S" calcext:value-type="time">
            <text:p>315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44020H00M00S" calcext:value-type="time">
            <text:p>440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4989H00M00S" calcext:value-type="time">
            <text:p>49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622H00M00S" calcext:value-type="time">
            <text:p>56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17523H00M00S" calcext:value-type="time">
            <text:p>175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0296H00M00S" calcext:value-type="time">
            <text:p>202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1983H00M00S" calcext:value-type="time">
            <text:p>319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0011H00M00S" calcext:value-type="time">
            <text:p>600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8084H00M00S" calcext:value-type="time">
            <text:p>80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49180H00M00S" calcext:value-type="time">
            <text:p>491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0790H00M00S" calcext:value-type="time">
            <text:p>107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3056H00M00S" calcext:value-type="time">
            <text:p>30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19576H00M00S" calcext:value-type="time">
            <text:p>195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2873H00M00S" calcext:value-type="time">
            <text:p>28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5915H00M00S" calcext:value-type="time">
            <text:p>159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26075H00M00S" calcext:value-type="time">
            <text:p>260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5152H00M00S" calcext:value-type="time">
            <text:p>351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50258H00M00S" calcext:value-type="time">
            <text:p>502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time" office:time-value="PT55812H00M00S" calcext:value-type="time">
            <text:p>558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6129H00M00S" calcext:value-type="time">
            <text:p>261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0590H00M00S" calcext:value-type="time">
            <text:p>205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12049H00M00S" calcext:value-type="time">
            <text:p>120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7479H00M00S" calcext:value-type="time">
            <text:p>274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42H00M00S" calcext:value-type="time">
            <text:p>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9949H00M00S" calcext:value-type="time">
            <text:p>99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10463H00M00S" calcext:value-type="time">
            <text:p>104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684H00M00S" calcext:value-type="time">
            <text:p>36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9854H00M00S" calcext:value-type="time">
            <text:p>985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2311H00M00S" calcext:value-type="time">
            <text:p>123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108H00M00S" calcext:value-type="time">
            <text:p>1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44222H00M00S" calcext:value-type="time">
            <text:p>442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5226H00M00S" calcext:value-type="time">
            <text:p>452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0223H00M00S" calcext:value-type="time">
            <text:p>402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3567H00M00S" calcext:value-type="time">
            <text:p>35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40972H00M00S" calcext:value-type="time">
            <text:p>409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59734H00M00S" calcext:value-type="time">
            <text:p>597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32948H00M00S" calcext:value-type="time">
            <text:p>3294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417H00M00S" calcext:value-type="time">
            <text:p>34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6007H00M00S" calcext:value-type="time">
            <text:p>260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117H00M00S" calcext:value-type="time">
            <text:p>31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37861H00M00S" calcext:value-type="time">
            <text:p>378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8287H00M00S" calcext:value-type="time">
            <text:p>82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31357H00M00S" calcext:value-type="time">
            <text:p>313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3800H00M00S" calcext:value-type="time">
            <text:p>238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6468H00M00S" calcext:value-type="time">
            <text:p>64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2658H00M00S" calcext:value-type="time">
            <text:p>326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53606H00M00S" calcext:value-type="time">
            <text:p>536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8773H00M00S" calcext:value-type="time">
            <text:p>287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1918H00M00S" calcext:value-type="time">
            <text:p>119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57:.B206]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AVERAGE([.E157:.E206])" office:value-type="float" office:value="2.88" calcext:value-type="float">
            <text:p>2.88</text:p>
          </table:table-cell>
          <table:table-cell table:style-name="ce6" table:number-columns-repeated="2"/>
          <table:table-cell table:style-name="ce6" table:formula="of:=AVERAGE([.H157:.H206])" office:value-type="float" office:value="1.98" calcext:value-type="float">
            <text:p>1.98</text:p>
          </table:table-cell>
          <table:table-cell table:style-name="ce6" table:number-columns-repeated="2"/>
          <table:table-cell table:style-name="ce6" table:formula="of:=AVERAGE([.K157:.K206])" office:value-type="float" office:value="6.12" calcext:value-type="float">
            <text:p>6.12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28970H00M00S" calcext:value-type="time">
            <text:p>28970:00: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8877H00M00S" calcext:value-type="time">
            <text:p>88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3140H00M00S" calcext:value-type="time">
            <text:p>1314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3800H00M00S" calcext:value-type="time">
            <text:p>38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42629H00M00S" calcext:value-type="time">
            <text:p>426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38367H00M00S" calcext:value-type="time">
            <text:p>383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0452H00M00S" calcext:value-type="time">
            <text:p>104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4904H00M00S" calcext:value-type="time">
            <text:p>149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0125H00M00S" calcext:value-type="time">
            <text:p>5012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8316H00M00S" calcext:value-type="time">
            <text:p>83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17847H00M00S" calcext:value-type="time">
            <text:p>178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41927H00M00S" calcext:value-type="time">
            <text:p>419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63574H00M00S" calcext:value-type="time">
            <text:p>635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time" office:time-value="PT64082H00M00S" calcext:value-type="time">
            <text:p>6408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15764H00M00S" calcext:value-type="time">
            <text:p>157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5007H00M00S" calcext:value-type="time">
            <text:p>50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25420H00M00S" calcext:value-type="time">
            <text:p>254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50256H00M00S" calcext:value-type="time">
            <text:p>502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60666H00M00S" calcext:value-type="time">
            <text:p>606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8188H00M00S" calcext:value-type="time">
            <text:p>481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6464H00M00S" calcext:value-type="time">
            <text:p>464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52811H00M00S" calcext:value-type="time">
            <text:p>528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18968H00M00S" calcext:value-type="time">
            <text:p>1896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41454H00M00S" calcext:value-type="time">
            <text:p>4145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922H00M00S" calcext:value-type="time">
            <text:p>9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8663H00M00S" calcext:value-type="time">
            <text:p>586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3574H00M00S" calcext:value-type="time">
            <text:p>3357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8161H00M00S" calcext:value-type="time">
            <text:p>581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28559H00M00S" calcext:value-type="time">
            <text:p>285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2346H00M00S" calcext:value-type="time">
            <text:p>323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5254H00M00S" calcext:value-type="time">
            <text:p>2525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0664H00M00S" calcext:value-type="time">
            <text:p>106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42105H00M00S" calcext:value-type="time">
            <text:p>4210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10769H00M00S" calcext:value-type="time">
            <text:p>107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1443H00M00S" calcext:value-type="time">
            <text:p>14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51990H00M00S" calcext:value-type="time">
            <text:p>5199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13216H00M00S" calcext:value-type="time">
            <text:p>132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64325H00M00S" calcext:value-type="time">
            <text:p>6432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44452H00M00S" calcext:value-type="time">
            <text:p>444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5012H00M00S" calcext:value-type="time">
            <text:p>50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40804H00M00S" calcext:value-type="time">
            <text:p>4080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33617H00M00S" calcext:value-type="time">
            <text:p>3361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time" office:time-value="PT61636H00M00S" calcext:value-type="time">
            <text:p>616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0338H00M00S" calcext:value-type="time">
            <text:p>1033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2501H00M00S" calcext:value-type="time">
            <text:p>325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47024H00M00S" calcext:value-type="time">
            <text:p>470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70H00M00S" calcext:value-type="time">
            <text:p>6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9559H00M00S" calcext:value-type="time">
            <text:p>1955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8586H00M00S" calcext:value-type="time">
            <text:p>385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58360H00M00S" calcext:value-type="time">
            <text:p>583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209:.B258])" office:value-type="float" office:value="0.34" calcext:value-type="float">
            <text:p>0.34</text:p>
          </table:table-cell>
          <table:table-cell table:style-name="ce6" table:number-columns-repeated="2"/>
          <table:table-cell table:style-name="ce6" table:formula="of:=AVERAGE([.E209:.E258])" office:value-type="float" office:value="9.34" calcext:value-type="float">
            <text:p>9.34</text:p>
          </table:table-cell>
          <table:table-cell table:style-name="ce6" table:number-columns-repeated="2"/>
          <table:table-cell table:style-name="ce6" table:formula="of:=AVERAGE([.H209:.H258])" office:value-type="float" office:value="5.84" calcext:value-type="float">
            <text:p>5.84</text:p>
          </table:table-cell>
          <table:table-cell table:style-name="ce6" table:number-columns-repeated="2"/>
          <table:table-cell table:style-name="ce6" table:formula="of:=AVERAGE([.K209:.K258])" office:value-type="float" office:value="10.52" calcext:value-type="float">
            <text:p>10.52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16177H00M00S" calcext:value-type="time">
            <text:p>16177:00: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12803H00M00S" calcext:value-type="time">
            <text:p>1280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9163H00M00S" calcext:value-type="time">
            <text:p>1916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54748H00M00S" calcext:value-type="time">
            <text:p>5474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17349H00M00S" calcext:value-type="time">
            <text:p>1734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8680H00M00S" calcext:value-type="time">
            <text:p>868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12679H00M00S" calcext:value-type="time">
            <text:p>1267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time" office:time-value="PT30602H00M00S" calcext:value-type="time">
            <text:p>3060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30952H00M00S" calcext:value-type="time">
            <text:p>3095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14020H00M00S" calcext:value-type="time">
            <text:p>1402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time" office:time-value="PT37796H00M00S" calcext:value-type="time">
            <text:p>3779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39527H00M00S" calcext:value-type="time">
            <text:p>3952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47750H00M00S" calcext:value-type="time">
            <text:p>4775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13494H00M00S" calcext:value-type="time">
            <text:p>1349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599H00M00S" calcext:value-type="time">
            <text:p>59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19116H00M00S" calcext:value-type="time">
            <text:p>1911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36321H00M00S" calcext:value-type="time">
            <text:p>3632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45140H00M00S" calcext:value-type="time">
            <text:p>4514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9365H00M00S" calcext:value-type="time">
            <text:p>936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8371H00M00S" calcext:value-type="time">
            <text:p>837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24709H00M00S" calcext:value-type="time">
            <text:p>2470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34590H00M00S" calcext:value-type="time">
            <text:p>3459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17250H00M00S" calcext:value-type="time">
            <text:p>1725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time" office:time-value="PT49348H00M00S" calcext:value-type="time">
            <text:p>4934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0256H00M00S" calcext:value-type="time">
            <text:p>2025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49502H00M00S" calcext:value-type="time">
            <text:p>4950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18085H00M00S" calcext:value-type="time">
            <text:p>1808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11930H00M00S" calcext:value-type="time">
            <text:p>119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10107H00M00S" calcext:value-type="time">
            <text:p>101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7677H00M00S" calcext:value-type="time">
            <text:p>76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6445H00M00S" calcext:value-type="time">
            <text:p>644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1931H00M00S" calcext:value-type="time">
            <text:p>4193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7511H00M00S" calcext:value-type="time">
            <text:p>175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4431H00M00S" calcext:value-type="time">
            <text:p>443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18185H00M00S" calcext:value-type="time">
            <text:p>1818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7479H00M00S" calcext:value-type="time">
            <text:p>747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17106H00M00S" calcext:value-type="time">
            <text:p>1710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61384H00M00S" calcext:value-type="time">
            <text:p>6138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17083H00M00S" calcext:value-type="time">
            <text:p>1708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time" office:time-value="PT12133H00M00S" calcext:value-type="time">
            <text:p>1213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time" office:time-value="PT56119H00M00S" calcext:value-type="time">
            <text:p>5611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28209H00M00S" calcext:value-type="time">
            <text:p>2820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24776H00M00S" calcext:value-type="time">
            <text:p>2477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62245H00M00S" calcext:value-type="time">
            <text:p>6224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6383H00M00S" calcext:value-type="time">
            <text:p>638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29722H00M00S" calcext:value-type="time">
            <text:p>2972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10604H00M00S" calcext:value-type="time">
            <text:p>106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23006H00M00S" calcext:value-type="time">
            <text:p>2300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28347H00M00S" calcext:value-type="time">
            <text:p>283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47142H00M00S" calcext:value-type="time">
            <text:p>471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261:.B310])" office:value-type="float" office:value="1.46" calcext:value-type="float">
            <text:p>1.46</text:p>
          </table:table-cell>
          <table:table-cell table:style-name="ce6" table:number-columns-repeated="2"/>
          <table:table-cell table:style-name="ce6" table:formula="of:=AVERAGE([.E261:.E310])" office:value-type="float" office:value="22.88" calcext:value-type="float">
            <text:p>22.88</text:p>
          </table:table-cell>
          <table:table-cell table:style-name="ce6" table:number-columns-repeated="2"/>
          <table:table-cell table:style-name="ce6" table:formula="of:=AVERAGE([.H261:.H310])" office:value-type="float" office:value="13.52" calcext:value-type="float">
            <text:p>13.52</text:p>
          </table:table-cell>
          <table:table-cell table:style-name="ce6" table:number-columns-repeated="2"/>
          <table:table-cell table:style-name="ce6" table:formula="of:=AVERAGE([.K261:.K310])" office:value-type="float" office:value="21.88" calcext:value-type="float">
            <text:p>21.88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18296H00M00S" calcext:value-type="time">
            <text:p>18296:00: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5" office:value-type="float" office:value="23" calcext:value-type="float">
            <text:p>23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40942H00M00S" calcext:value-type="time">
            <text:p>409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office:value-type="time" office:time-value="PT27443H00M00S" calcext:value-type="time">
            <text:p>2744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31556H00M00S" calcext:value-type="time">
            <text:p>3155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time" office:time-value="PT2045H00M00S" calcext:value-type="time">
            <text:p>204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30648H00M00S" calcext:value-type="time">
            <text:p>3064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office:value-type="time" office:time-value="PT10711H00M00S" calcext:value-type="time">
            <text:p>107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time" office:time-value="PT13743H00M00S" calcext:value-type="time">
            <text:p>1374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7504H00M00S" calcext:value-type="time">
            <text:p>750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46986H00M00S" calcext:value-type="time">
            <text:p>4698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29644H00M00S" calcext:value-type="time">
            <text:p>2964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14662H00M00S" calcext:value-type="time">
            <text:p>1466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34426H00M00S" calcext:value-type="time">
            <text:p>344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15825H00M00S" calcext:value-type="time">
            <text:p>1582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20377H00M00S" calcext:value-type="time">
            <text:p>2037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1">
          <table:table-cell office:value-type="time" office:time-value="PT11140H00M00S" calcext:value-type="time">
            <text:p>1114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1">
          <table:table-cell office:value-type="time" office:time-value="PT46718H00M00S" calcext:value-type="time">
            <text:p>4671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office:value-type="time" office:time-value="PT36314H00M00S" calcext:value-type="time">
            <text:p>3631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time" office:time-value="PT37892H00M00S" calcext:value-type="time">
            <text:p>3789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33507H00M00S" calcext:value-type="time">
            <text:p>335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32513H00M00S" calcext:value-type="time">
            <text:p>3251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7932H00M00S" calcext:value-type="time">
            <text:p>793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51118H00M00S" calcext:value-type="time">
            <text:p>5111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12329H00M00S" calcext:value-type="time">
            <text:p>1232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63938H00M00S" calcext:value-type="time">
            <text:p>6393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1">
          <table:table-cell office:value-type="time" office:time-value="PT51113H00M00S" calcext:value-type="time">
            <text:p>5111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19351H00M00S" calcext:value-type="time">
            <text:p>1935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7468H00M00S" calcext:value-type="time">
            <text:p>746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18466H00M00S" calcext:value-type="time">
            <text:p>1846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29525H00M00S" calcext:value-type="time">
            <text:p>2952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time" office:time-value="PT31472H00M00S" calcext:value-type="time">
            <text:p>3147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47459H00M00S" calcext:value-type="time">
            <text:p>4745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time" office:time-value="PT21307H00M00S" calcext:value-type="time">
            <text:p>213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time" office:time-value="PT28295H00M00S" calcext:value-type="time">
            <text:p>2829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time" office:time-value="PT47315H00M00S" calcext:value-type="time">
            <text:p>4731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3278H00M00S" calcext:value-type="time">
            <text:p>1327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time" office:time-value="PT16672H00M00S" calcext:value-type="time">
            <text:p>1667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26204H00M00S" calcext:value-type="time">
            <text:p>2620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36757H00M00S" calcext:value-type="time">
            <text:p>3675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33222H00M00S" calcext:value-type="time">
            <text:p>3322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46642H00M00S" calcext:value-type="time">
            <text:p>466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time" office:time-value="PT12004H00M00S" calcext:value-type="time">
            <text:p>1200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6251H00M00S" calcext:value-type="time">
            <text:p>625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28864H00M00S" calcext:value-type="time">
            <text:p>288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time" office:time-value="PT57614H00M00S" calcext:value-type="time">
            <text:p>5761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17336H00M00S" calcext:value-type="time">
            <text:p>1733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42168H00M00S" calcext:value-type="time">
            <text:p>4216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office:value-type="time" office:time-value="PT57724H00M00S" calcext:value-type="time">
            <text:p>5772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time" office:time-value="PT24855H00M00S" calcext:value-type="time">
            <text:p>248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23907H00M00S" calcext:value-type="time">
            <text:p>2390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313:.B362])" office:value-type="float" office:value="1.26" calcext:value-type="float">
            <text:p>1.26</text:p>
          </table:table-cell>
          <table:table-cell table:style-name="ce6" table:number-columns-repeated="2"/>
          <table:table-cell table:style-name="ce6" table:formula="of:=AVERAGE([.E313:.E362])" office:value-type="float" office:value="35.46" calcext:value-type="float">
            <text:p>35.46</text:p>
          </table:table-cell>
          <table:table-cell table:style-name="ce6" table:number-columns-repeated="2"/>
          <table:table-cell table:style-name="ce6" table:formula="of:=AVERAGE([.H313:.H362])" office:value-type="float" office:value="34.04" calcext:value-type="float">
            <text:p>34.04</text:p>
          </table:table-cell>
          <table:table-cell table:style-name="ce6" table:number-columns-repeated="2"/>
          <table:table-cell table:style-name="ce6" table:formula="of:=AVERAGE([.K313:.K362])" office:value-type="float" office:value="49.56" calcext:value-type="float">
            <text:p>49.56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48416H00M00S" calcext:value-type="time">
            <text:p>48416:00: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float" office:value="135" calcext:value-type="float">
            <text:p>135</text:p>
          </table:table-cell>
          <table:table-cell table:style-name="ce5" table:number-columns-repeated="2"/>
          <table:table-cell table:style-name="ce5" office:value-type="float" office:value="118" calcext:value-type="float">
            <text:p>118</text:p>
          </table:table-cell>
          <table:table-cell table:style-name="ce5" table:number-columns-repeated="2"/>
          <table:table-cell table:style-name="ce5" office:value-type="float" office:value="56" calcext:value-type="float">
            <text:p>56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24308H00M00S" calcext:value-type="time">
            <text:p>2430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1">
          <table:table-cell office:value-type="time" office:time-value="PT1923H00M00S" calcext:value-type="time">
            <text:p>192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time" office:time-value="PT23353H00M00S" calcext:value-type="time">
            <text:p>2335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time" office:time-value="PT6892H00M00S" calcext:value-type="time">
            <text:p>689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time" office:time-value="PT53593H00M00S" calcext:value-type="time">
            <text:p>5359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1">
          <table:table-cell office:value-type="time" office:time-value="PT19160H00M00S" calcext:value-type="time">
            <text:p>1916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time" office:time-value="PT53641H00M00S" calcext:value-type="time">
            <text:p>5364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42623H00M00S" calcext:value-type="time">
            <text:p>4262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time" office:time-value="PT4014H00M00S" calcext:value-type="time">
            <text:p>401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office:value-type="time" office:time-value="PT40483H00M00S" calcext:value-type="time">
            <text:p>4048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1">
          <table:table-cell office:value-type="time" office:time-value="PT21825H00M00S" calcext:value-type="time">
            <text:p>2182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time" office:time-value="PT24651H00M00S" calcext:value-type="time">
            <text:p>2465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31568H00M00S" calcext:value-type="time">
            <text:p>3156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1">
          <table:table-cell office:value-type="time" office:time-value="PT34093H00M00S" calcext:value-type="time">
            <text:p>3409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1430H00M00S" calcext:value-type="time">
            <text:p>143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time" office:time-value="PT26336H00M00S" calcext:value-type="time">
            <text:p>2633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time" office:time-value="PT61764H00M00S" calcext:value-type="time">
            <text:p>6176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office:value-type="time" office:time-value="PT62229H00M00S" calcext:value-type="time">
            <text:p>6222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51788H00M00S" calcext:value-type="time">
            <text:p>5178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22614H00M00S" calcext:value-type="time">
            <text:p>2261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1">
          <table:table-cell office:value-type="time" office:time-value="PT26521H00M00S" calcext:value-type="time">
            <text:p>2652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time" office:time-value="PT18922H00M00S" calcext:value-type="time">
            <text:p>1892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15510H00M00S" calcext:value-type="time">
            <text:p>1551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3"/>
        </table:table-row>
        <table:table-row table:style-name="ro1">
          <table:table-cell office:value-type="time" office:time-value="PT26117H00M00S" calcext:value-type="time">
            <text:p>2611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time" office:time-value="PT11632H00M00S" calcext:value-type="time">
            <text:p>1163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time" office:time-value="PT17427H00M00S" calcext:value-type="time">
            <text:p>1742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57374H00M00S" calcext:value-type="time">
            <text:p>5737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17749H00M00S" calcext:value-type="time">
            <text:p>1774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17268H00M00S" calcext:value-type="time">
            <text:p>1726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time" office:time-value="PT27367H00M00S" calcext:value-type="time">
            <text:p>2736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1">
          <table:table-cell office:value-type="time" office:time-value="PT56295H00M00S" calcext:value-type="time">
            <text:p>5629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time" office:time-value="PT10357H00M00S" calcext:value-type="time">
            <text:p>1035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1">
          <table:table-cell office:value-type="time" office:time-value="PT13246H00M00S" calcext:value-type="time">
            <text:p>1324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1">
          <table:table-cell office:value-type="time" office:time-value="PT7933H00M00S" calcext:value-type="time">
            <text:p>793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14832H00M00S" calcext:value-type="time">
            <text:p>1483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20158H00M00S" calcext:value-type="time">
            <text:p>2015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26191H00M00S" calcext:value-type="time">
            <text:p>2619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time" office:time-value="PT40023H00M00S" calcext:value-type="time">
            <text:p>4002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time" office:time-value="PT1760H00M00S" calcext:value-type="time">
            <text:p>176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1">
          <table:table-cell office:value-type="time" office:time-value="PT16124H00M00S" calcext:value-type="time">
            <text:p>1612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time" office:time-value="PT3971H00M00S" calcext:value-type="time">
            <text:p>397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time" office:time-value="PT20619H00M00S" calcext:value-type="time">
            <text:p>2061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time" office:time-value="PT27200H00M00S" calcext:value-type="time">
            <text:p>272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time" office:time-value="PT44642H00M00S" calcext:value-type="time">
            <text:p>4464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28085H00M00S" calcext:value-type="time">
            <text:p>2808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time" office:time-value="PT10273H00M00S" calcext:value-type="time">
            <text:p>1027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time" office:time-value="PT17562H00M00S" calcext:value-type="time">
            <text:p>1756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1399H00M00S" calcext:value-type="time">
            <text:p>139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time" office:time-value="PT26789H00M00S" calcext:value-type="time">
            <text:p>2678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365:.B414])" office:value-type="float" office:value="2.62" calcext:value-type="float">
            <text:p>2.62</text:p>
          </table:table-cell>
          <table:table-cell table:style-name="ce6" table:number-columns-repeated="2"/>
          <table:table-cell table:style-name="ce6" table:formula="of:=AVERAGE([.E365:.E414])" office:value-type="float" office:value="70.36" calcext:value-type="float">
            <text:p>70.36</text:p>
          </table:table-cell>
          <table:table-cell table:style-name="ce6" table:number-columns-repeated="2"/>
          <table:table-cell table:style-name="ce6" table:formula="of:=AVERAGE([.H365:.H414])" office:value-type="float" office:value="87.86" calcext:value-type="float">
            <text:p>87.86</text:p>
          </table:table-cell>
          <table:table-cell table:style-name="ce6" table:number-columns-repeated="2"/>
          <table:table-cell table:style-name="ce6" table:formula="of:=AVERAGE([.K365:.K414])" office:value-type="float" office:value="172.92" calcext:value-type="float">
            <text:p>172.92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time" office:time-value="PT33232H00M00S" calcext:value-type="time">
            <text:p>33232:00: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127" calcext:value-type="float">
            <text:p>127</text:p>
          </table:table-cell>
          <table:table-cell table:style-name="ce5" table:number-columns-repeated="2"/>
          <table:table-cell table:style-name="ce5" office:value-type="float" office:value="194" calcext:value-type="float">
            <text:p>194</text:p>
          </table:table-cell>
          <table:table-cell table:style-name="ce5" table:number-columns-repeated="2"/>
          <table:table-cell table:style-name="ce5" office:value-type="float" office:value="952" calcext:value-type="float">
            <text:p>952</text:p>
          </table:table-cell>
          <table:table-cell table:style-name="ce5" table:number-columns-repeated="1013"/>
        </table:table-row>
        <table:table-row table:style-name="ro1">
          <table:table-cell office:value-type="time" office:time-value="PT34110H00M00S" calcext:value-type="time">
            <text:p>3411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table:number-columns-repeated="1013"/>
        </table:table-row>
        <table:table-row table:style-name="ro1">
          <table:table-cell office:value-type="time" office:time-value="PT58715H00M00S" calcext:value-type="time">
            <text:p>58715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office:value-type="time" office:time-value="PT16126H00M00S" calcext:value-type="time">
            <text:p>1612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time" office:time-value="PT25787H00M00S" calcext:value-type="time">
            <text:p>2578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1">
          <table:table-cell office:value-type="time" office:time-value="PT26686H00M00S" calcext:value-type="time">
            <text:p>2668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time" office:time-value="PT29155H00M00S" calcext:value-type="time">
            <text:p>2915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1">
          <table:table-cell office:value-type="time" office:time-value="PT2250H00M00S" calcext:value-type="time">
            <text:p>225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time" office:time-value="PT40200H00M00S" calcext:value-type="time">
            <text:p>4020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1013"/>
        </table:table-row>
        <table:table-row table:style-name="ro1">
          <table:table-cell office:value-type="time" office:time-value="PT13363H00M00S" calcext:value-type="time">
            <text:p>1336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time" office:time-value="PT47614H00M00S" calcext:value-type="time">
            <text:p>4761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office:value-type="time" office:time-value="PT30976H00M00S" calcext:value-type="time">
            <text:p>3097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time" office:time-value="PT25009H00M00S" calcext:value-type="time">
            <text:p>2500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time" office:time-value="PT17306H00M00S" calcext:value-type="time">
            <text:p>1730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 office:value-type="time" office:time-value="PT26103H00M00S" calcext:value-type="time">
            <text:p>2610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time" office:time-value="PT40888H00M00S" calcext:value-type="time">
            <text:p>4088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office:value-type="time" office:time-value="PT54060H00M00S" calcext:value-type="time">
            <text:p>5406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1">
          <table:table-cell office:value-type="time" office:time-value="PT16649H00M00S" calcext:value-type="time">
            <text:p>1664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33034H00M00S" calcext:value-type="time">
            <text:p>3303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time" office:time-value="PT62383H00M00S" calcext:value-type="time">
            <text:p>6238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office:value-type="time" office:time-value="PT13094H00M00S" calcext:value-type="time">
            <text:p>1309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time" office:time-value="PT52963H00M00S" calcext:value-type="time">
            <text:p>5296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table:number-columns-repeated="1013"/>
        </table:table-row>
        <table:table-row table:style-name="ro1">
          <table:table-cell office:value-type="time" office:time-value="PT42748H00M00S" calcext:value-type="time">
            <text:p>4274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table:number-columns-repeated="1013"/>
        </table:table-row>
        <table:table-row table:style-name="ro1">
          <table:table-cell office:value-type="time" office:time-value="PT17409H00M00S" calcext:value-type="time">
            <text:p>1740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1">
          <table:table-cell office:value-type="time" office:time-value="PT7159H00M00S" calcext:value-type="time">
            <text:p>715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time" office:time-value="PT13719H00M00S" calcext:value-type="time">
            <text:p>1371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time" office:time-value="PT61653H00M00S" calcext:value-type="time">
            <text:p>6165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7755H00M00S" calcext:value-type="time">
            <text:p>7755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1">
          <table:table-cell office:value-type="time" office:time-value="PT54428H00M00S" calcext:value-type="time">
            <text:p>5442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time" office:time-value="PT10236H00M00S" calcext:value-type="time">
            <text:p>1023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time" office:time-value="PT15113H00M00S" calcext:value-type="time">
            <text:p>1511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64632H00M00S" calcext:value-type="time">
            <text:p>6463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office:value-type="time" office:time-value="PT58630H00M00S" calcext:value-type="time">
            <text:p>5863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30616H00M00S" calcext:value-type="time">
            <text:p>3061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13"/>
        </table:table-row>
        <table:table-row table:style-name="ro1">
          <table:table-cell office:value-type="time" office:time-value="PT59886H00M00S" calcext:value-type="time">
            <text:p>5988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time" office:time-value="PT5368H00M00S" calcext:value-type="time">
            <text:p>536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time" office:time-value="PT28943H00M00S" calcext:value-type="time">
            <text:p>2894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time" office:time-value="PT13521H00M00S" calcext:value-type="time">
            <text:p>1352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1">
          <table:table-cell office:value-type="time" office:time-value="PT8647H00M00S" calcext:value-type="time">
            <text:p>864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63279H00M00S" calcext:value-type="time">
            <text:p>6327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time" office:time-value="PT35621H00M00S" calcext:value-type="time">
            <text:p>3562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table:number-columns-repeated="1013"/>
        </table:table-row>
        <table:table-row table:style-name="ro1">
          <table:table-cell office:value-type="time" office:time-value="PT60077H00M00S" calcext:value-type="time">
            <text:p>6007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time" office:time-value="PT59034H00M00S" calcext:value-type="time">
            <text:p>5903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office:value-type="time" office:time-value="PT7503H00M00S" calcext:value-type="time">
            <text:p>750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44796H00M00S" calcext:value-type="time">
            <text:p>4479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36440H00M00S" calcext:value-type="time">
            <text:p>3644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office:value-type="time" office:time-value="PT28072H00M00S" calcext:value-type="time">
            <text:p>2807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1">
          <table:table-cell office:value-type="time" office:time-value="PT61457H00M00S" calcext:value-type="time">
            <text:p>6145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time" office:time-value="PT33205H00M00S" calcext:value-type="time">
            <text:p>33205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1">
          <table:table-cell office:value-type="time" office:time-value="PT13763H00M00S" calcext:value-type="time">
            <text:p>1376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6" table:formula="of:=AVERAGE([.B417:.B466])" office:value-type="float" office:value="4" calcext:value-type="float">
            <text:p>4</text:p>
          </table:table-cell>
          <table:table-cell table:style-name="ce6" table:number-columns-repeated="2"/>
          <table:table-cell table:style-name="ce6" table:formula="of:=AVERAGE([.E417:.E466])" office:value-type="float" office:value="141.98" calcext:value-type="float">
            <text:p>141.98</text:p>
          </table:table-cell>
          <table:table-cell table:style-name="ce6" table:number-columns-repeated="2"/>
          <table:table-cell table:style-name="ce6" table:formula="of:=AVERAGE([.H417:.H466])" office:value-type="float" office:value="200.52" calcext:value-type="float">
            <text:p>200.52</text:p>
          </table:table-cell>
          <table:table-cell table:style-name="ce6" table:number-columns-repeated="2"/>
          <table:table-cell table:style-name="ce6" table:formula="of:=AVERAGE([.K417:.K466])" office:value-type="float" office:value="232.22" calcext:value-type="float">
            <text:p>232.22</text:p>
          </table:table-cell>
          <table:table-cell table:style-name="ce6" table:number-columns-repeated="1013"/>
        </table:table-row>
      </table:table>
      <table:table table:name="in-basic-cost" table:style-name="ta1">
        <table:table-column table:style-name="co2" table:number-columns-repeated="8" table:default-cell-style-name="Default"/>
        <table:table-column table:style-name="co2" table:default-cell-style-name="ce6"/>
        <table:table-column table:style-name="co2" table:number-columns-repeated="1015" table:default-cell-style-name="Default"/>
        <table:table-row table:style-name="ro1">
          <table:table-cell table:style-name="ce1" office:value-type="time" office:time-value="PT2910H00M00S" calcext:value-type="time">
            <text:p>2910:00:00</text:p>
          </table:table-cell>
          <table:table-cell office:value-type="float" office:value="26518.6148" calcext:value-type="float">
            <text:p>26518.6148</text:p>
          </table:table-cell>
          <table:table-cell table:number-columns-repeated="2"/>
          <table:table-cell office:value-type="float" office:value="26518.6148" calcext:value-type="float">
            <text:p>26518.6148</text:p>
          </table:table-cell>
          <table:table-cell table:number-columns-repeated="2"/>
          <table:table-cell office:value-type="float" office:value="26518.6148" calcext:value-type="float">
            <text:p>26518.6148</text:p>
          </table:table-cell>
          <table:table-cell table:formula="of:=[.H1]-[.E1]" office:value-type="float" office:value="0" calcext:value-type="float">
            <text:p>0</text:p>
          </table:table-cell>
          <table:table-cell/>
          <table:table-cell office:value-type="float" office:value="32316" calcext:value-type="float">
            <text:p>323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022H00M00S" calcext:value-type="time">
            <text:p>29022:00:00</text:p>
          </table:table-cell>
          <table:table-cell office:value-type="float" office:value="48030.375" calcext:value-type="float">
            <text:p>48030.375</text:p>
          </table:table-cell>
          <table:table-cell table:number-columns-repeated="2"/>
          <table:table-cell office:value-type="float" office:value="48079.125" calcext:value-type="float">
            <text:p>48079.125</text:p>
          </table:table-cell>
          <table:table-cell table:number-columns-repeated="2"/>
          <table:table-cell office:value-type="float" office:value="48079.125" calcext:value-type="float">
            <text:p>48079.125</text:p>
          </table:table-cell>
          <table:table-cell table:formula="of:=[.H2]-[.E2]" office:value-type="float" office:value="0" calcext:value-type="float">
            <text:p>0</text:p>
          </table:table-cell>
          <table:table-cell/>
          <table:table-cell office:value-type="float" office:value="62443" calcext:value-type="float">
            <text:p>624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151H00M00S" calcext:value-type="time">
            <text:p>20151:00:00</text:p>
          </table:table-cell>
          <table:table-cell office:value-type="float" office:value="34320.5809" calcext:value-type="float">
            <text:p>34320.5809</text:p>
          </table:table-cell>
          <table:table-cell table:number-columns-repeated="2"/>
          <table:table-cell office:value-type="float" office:value="34394.3333" calcext:value-type="float">
            <text:p>34394.3333</text:p>
          </table:table-cell>
          <table:table-cell table:number-columns-repeated="2"/>
          <table:table-cell office:value-type="float" office:value="34394.3333" calcext:value-type="float">
            <text:p>34394.3333</text:p>
          </table:table-cell>
          <table:table-cell table:formula="of:=[.H3]-[.E3]" office:value-type="float" office:value="0" calcext:value-type="float">
            <text:p>0</text:p>
          </table:table-cell>
          <table:table-cell/>
          <table:table-cell office:value-type="float" office:value="39994" calcext:value-type="float">
            <text:p>399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342H00M00S" calcext:value-type="time">
            <text:p>24342:00:00</text:p>
          </table:table-cell>
          <table:table-cell office:value-type="float" office:value="47154.8067" calcext:value-type="float">
            <text:p>47154.8067</text:p>
          </table:table-cell>
          <table:table-cell table:number-columns-repeated="2"/>
          <table:table-cell office:value-type="float" office:value="47487.9141" calcext:value-type="float">
            <text:p>47487.9141</text:p>
          </table:table-cell>
          <table:table-cell table:number-columns-repeated="2"/>
          <table:table-cell office:value-type="float" office:value="47538.0176" calcext:value-type="float">
            <text:p>47538.0176</text:p>
          </table:table-cell>
          <table:table-cell table:formula="of:=[.H4]-[.E4]" office:value-type="float" office:value="50.1034999999974" calcext:value-type="float">
            <text:p>50.1035</text:p>
          </table:table-cell>
          <table:table-cell/>
          <table:table-cell office:value-type="float" office:value="62754" calcext:value-type="float">
            <text:p>627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277H00M00S" calcext:value-type="time">
            <text:p>23277:00:00</text:p>
          </table:table-cell>
          <table:table-cell office:value-type="float" office:value="48941.7556" calcext:value-type="float">
            <text:p>48941.7556</text:p>
          </table:table-cell>
          <table:table-cell table:number-columns-repeated="2"/>
          <table:table-cell office:value-type="float" office:value="48941.7556" calcext:value-type="float">
            <text:p>48941.7556</text:p>
          </table:table-cell>
          <table:table-cell table:number-columns-repeated="2"/>
          <table:table-cell office:value-type="float" office:value="48941.7556" calcext:value-type="float">
            <text:p>48941.7556</text:p>
          </table:table-cell>
          <table:table-cell table:formula="of:=[.H5]-[.E5]" office:value-type="float" office:value="0" calcext:value-type="float">
            <text:p>0</text:p>
          </table:table-cell>
          <table:table-cell/>
          <table:table-cell office:value-type="float" office:value="53693" calcext:value-type="float">
            <text:p>536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981H00M00S" calcext:value-type="time">
            <text:p>63981:00:00</text:p>
          </table:table-cell>
          <table:table-cell office:value-type="float" office:value="29012.3026" calcext:value-type="float">
            <text:p>29012.3026</text:p>
          </table:table-cell>
          <table:table-cell table:number-columns-repeated="2"/>
          <table:table-cell office:value-type="float" office:value="29022.769" calcext:value-type="float">
            <text:p>29022.769</text:p>
          </table:table-cell>
          <table:table-cell table:number-columns-repeated="2"/>
          <table:table-cell office:value-type="float" office:value="29026.5746" calcext:value-type="float">
            <text:p>29026.5746</text:p>
          </table:table-cell>
          <table:table-cell table:formula="of:=[.H6]-[.E6]" office:value-type="float" office:value="3.80559999999969" calcext:value-type="float">
            <text:p>3.8056</text:p>
          </table:table-cell>
          <table:table-cell/>
          <table:table-cell office:value-type="float" office:value="32417" calcext:value-type="float">
            <text:p>324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841H00M00S" calcext:value-type="time">
            <text:p>46841:00:00</text:p>
          </table:table-cell>
          <table:table-cell office:value-type="float" office:value="25481.2638" calcext:value-type="float">
            <text:p>25481.2638</text:p>
          </table:table-cell>
          <table:table-cell table:number-columns-repeated="2"/>
          <table:table-cell office:value-type="float" office:value="25481.2638" calcext:value-type="float">
            <text:p>25481.2638</text:p>
          </table:table-cell>
          <table:table-cell table:number-columns-repeated="2"/>
          <table:table-cell office:value-type="float" office:value="25482.3538" calcext:value-type="float">
            <text:p>25482.3538</text:p>
          </table:table-cell>
          <table:table-cell table:formula="of:=[.H7]-[.E7]" office:value-type="float" office:value="1.09000000000015" calcext:value-type="float">
            <text:p>1.09</text:p>
          </table:table-cell>
          <table:table-cell/>
          <table:table-cell office:value-type="float" office:value="26055" calcext:value-type="float">
            <text:p>260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58H00M00S" calcext:value-type="time">
            <text:p>6358:00:00</text:p>
          </table:table-cell>
          <table:table-cell office:value-type="float" office:value="30903.5" calcext:value-type="float">
            <text:p>30903.5</text:p>
          </table:table-cell>
          <table:table-cell table:number-columns-repeated="2"/>
          <table:table-cell office:value-type="float" office:value="30903.5" calcext:value-type="float">
            <text:p>30903.5</text:p>
          </table:table-cell>
          <table:table-cell table:number-columns-repeated="2"/>
          <table:table-cell office:value-type="float" office:value="30903.5" calcext:value-type="float">
            <text:p>30903.5</text:p>
          </table:table-cell>
          <table:table-cell table:formula="of:=[.H8]-[.E8]" office:value-type="float" office:value="0" calcext:value-type="float">
            <text:p>0</text:p>
          </table:table-cell>
          <table:table-cell/>
          <table:table-cell office:value-type="float" office:value="37656" calcext:value-type="float">
            <text:p>376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218H00M00S" calcext:value-type="time">
            <text:p>48218:00:00</text:p>
          </table:table-cell>
          <table:table-cell office:value-type="float" office:value="32421" calcext:value-type="float">
            <text:p>32421</text:p>
          </table:table-cell>
          <table:table-cell table:number-columns-repeated="2"/>
          <table:table-cell office:value-type="float" office:value="32421" calcext:value-type="float">
            <text:p>32421</text:p>
          </table:table-cell>
          <table:table-cell table:number-columns-repeated="2"/>
          <table:table-cell office:value-type="float" office:value="32424.75" calcext:value-type="float">
            <text:p>32424.75</text:p>
          </table:table-cell>
          <table:table-cell table:formula="of:=[.H9]-[.E9]" office:value-type="float" office:value="3.75" calcext:value-type="float">
            <text:p>3.75</text:p>
          </table:table-cell>
          <table:table-cell/>
          <table:table-cell office:value-type="float" office:value="42603" calcext:value-type="float">
            <text:p>4260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378H00M00S" calcext:value-type="time">
            <text:p>52378:00:00</text:p>
          </table:table-cell>
          <table:table-cell office:value-type="float" office:value="53375.3338" calcext:value-type="float">
            <text:p>53375.3338</text:p>
          </table:table-cell>
          <table:table-cell table:number-columns-repeated="2"/>
          <table:table-cell office:value-type="float" office:value="53728.1242" calcext:value-type="float">
            <text:p>53728.1242</text:p>
          </table:table-cell>
          <table:table-cell table:number-columns-repeated="2"/>
          <table:table-cell office:value-type="float" office:value="53773.4184" calcext:value-type="float">
            <text:p>53773.4184</text:p>
          </table:table-cell>
          <table:table-cell table:formula="of:=[.H10]-[.E10]" office:value-type="float" office:value="45.2942000000039" calcext:value-type="float">
            <text:p>45.2942</text:p>
          </table:table-cell>
          <table:table-cell/>
          <table:table-cell office:value-type="float" office:value="62576" calcext:value-type="float">
            <text:p>625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574H00M00S" calcext:value-type="time">
            <text:p>15574:00:00</text:p>
          </table:table-cell>
          <table:table-cell office:value-type="float" office:value="25127.138" calcext:value-type="float">
            <text:p>25127.138</text:p>
          </table:table-cell>
          <table:table-cell table:number-columns-repeated="2"/>
          <table:table-cell office:value-type="float" office:value="25127.138" calcext:value-type="float">
            <text:p>25127.138</text:p>
          </table:table-cell>
          <table:table-cell table:number-columns-repeated="2"/>
          <table:table-cell office:value-type="float" office:value="25127.138" calcext:value-type="float">
            <text:p>25127.138</text:p>
          </table:table-cell>
          <table:table-cell table:formula="of:=[.H11]-[.E11]" office:value-type="float" office:value="0" calcext:value-type="float">
            <text:p>0</text:p>
          </table:table-cell>
          <table:table-cell/>
          <table:table-cell office:value-type="float" office:value="29434" calcext:value-type="float">
            <text:p>294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228H00M00S" calcext:value-type="time">
            <text:p>64228:00:00</text:p>
          </table:table-cell>
          <table:table-cell office:value-type="float" office:value="29874.1538" calcext:value-type="float">
            <text:p>29874.1538</text:p>
          </table:table-cell>
          <table:table-cell table:number-columns-repeated="2"/>
          <table:table-cell office:value-type="float" office:value="30762.4375" calcext:value-type="float">
            <text:p>30762.4375</text:p>
          </table:table-cell>
          <table:table-cell table:number-columns-repeated="2"/>
          <table:table-cell office:value-type="float" office:value="30762.4375" calcext:value-type="float">
            <text:p>30762.4375</text:p>
          </table:table-cell>
          <table:table-cell table:formula="of:=[.H12]-[.E12]" office:value-type="float" office:value="0" calcext:value-type="float">
            <text:p>0</text:p>
          </table:table-cell>
          <table:table-cell/>
          <table:table-cell office:value-type="float" office:value="33759" calcext:value-type="float">
            <text:p>337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810H00M00S" calcext:value-type="time">
            <text:p>6810:00:00</text:p>
          </table:table-cell>
          <table:table-cell office:value-type="float" office:value="26607.1042" calcext:value-type="float">
            <text:p>26607.1042</text:p>
          </table:table-cell>
          <table:table-cell table:number-columns-repeated="2"/>
          <table:table-cell office:value-type="float" office:value="26607.1042" calcext:value-type="float">
            <text:p>26607.1042</text:p>
          </table:table-cell>
          <table:table-cell table:number-columns-repeated="2"/>
          <table:table-cell office:value-type="float" office:value="26607.1042" calcext:value-type="float">
            <text:p>26607.1042</text:p>
          </table:table-cell>
          <table:table-cell table:formula="of:=[.H13]-[.E13]" office:value-type="float" office:value="0" calcext:value-type="float">
            <text:p>0</text:p>
          </table:table-cell>
          <table:table-cell/>
          <table:table-cell office:value-type="float" office:value="29595" calcext:value-type="float">
            <text:p>295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940H00M00S" calcext:value-type="time">
            <text:p>33940:00:00</text:p>
          </table:table-cell>
          <table:table-cell office:value-type="float" office:value="33298.1667" calcext:value-type="float">
            <text:p>33298.1667</text:p>
          </table:table-cell>
          <table:table-cell table:number-columns-repeated="2"/>
          <table:table-cell office:value-type="float" office:value="33298.1667" calcext:value-type="float">
            <text:p>33298.1667</text:p>
          </table:table-cell>
          <table:table-cell table:number-columns-repeated="2"/>
          <table:table-cell office:value-type="float" office:value="33298.6515" calcext:value-type="float">
            <text:p>33298.6515</text:p>
          </table:table-cell>
          <table:table-cell table:formula="of:=[.H14]-[.E14]" office:value-type="float" office:value="0.484799999998359" calcext:value-type="float">
            <text:p>0.4848</text:p>
          </table:table-cell>
          <table:table-cell/>
          <table:table-cell office:value-type="float" office:value="36255" calcext:value-type="float">
            <text:p>362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932H00M00S" calcext:value-type="time">
            <text:p>35932:00:00</text:p>
          </table:table-cell>
          <table:table-cell office:value-type="float" office:value="22533.8429" calcext:value-type="float">
            <text:p>22533.8429</text:p>
          </table:table-cell>
          <table:table-cell table:number-columns-repeated="2"/>
          <table:table-cell office:value-type="float" office:value="23327.5949" calcext:value-type="float">
            <text:p>23327.5949</text:p>
          </table:table-cell>
          <table:table-cell table:number-columns-repeated="2"/>
          <table:table-cell office:value-type="float" office:value="23331.8686" calcext:value-type="float">
            <text:p>23331.8686</text:p>
          </table:table-cell>
          <table:table-cell table:formula="of:=[.H15]-[.E15]" office:value-type="float" office:value="4.27370000000155" calcext:value-type="float">
            <text:p>4.2737</text:p>
          </table:table-cell>
          <table:table-cell/>
          <table:table-cell office:value-type="float" office:value="30466" calcext:value-type="float">
            <text:p>304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599H00M00S" calcext:value-type="time">
            <text:p>15599:00:00</text:p>
          </table:table-cell>
          <table:table-cell office:value-type="float" office:value="41698.6104" calcext:value-type="float">
            <text:p>41698.6104</text:p>
          </table:table-cell>
          <table:table-cell table:number-columns-repeated="2"/>
          <table:table-cell office:value-type="float" office:value="44201.1667" calcext:value-type="float">
            <text:p>44201.1667</text:p>
          </table:table-cell>
          <table:table-cell table:number-columns-repeated="2"/>
          <table:table-cell office:value-type="float" office:value="44201.1667" calcext:value-type="float">
            <text:p>44201.1667</text:p>
          </table:table-cell>
          <table:table-cell table:formula="of:=[.H16]-[.E16]" office:value-type="float" office:value="0" calcext:value-type="float">
            <text:p>0</text:p>
          </table:table-cell>
          <table:table-cell/>
          <table:table-cell office:value-type="float" office:value="46065" calcext:value-type="float">
            <text:p>460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589H00M00S" calcext:value-type="time">
            <text:p>53589:00:00</text:p>
          </table:table-cell>
          <table:table-cell office:value-type="float" office:value="29272.3786" calcext:value-type="float">
            <text:p>29272.3786</text:p>
          </table:table-cell>
          <table:table-cell table:number-columns-repeated="2"/>
          <table:table-cell office:value-type="float" office:value="29331.5186" calcext:value-type="float">
            <text:p>29331.5186</text:p>
          </table:table-cell>
          <table:table-cell table:number-columns-repeated="2"/>
          <table:table-cell office:value-type="float" office:value="29352.7187" calcext:value-type="float">
            <text:p>29352.7187</text:p>
          </table:table-cell>
          <table:table-cell table:formula="of:=[.H17]-[.E17]" office:value-type="float" office:value="21.2001000000018" calcext:value-type="float">
            <text:p>21.2001</text:p>
          </table:table-cell>
          <table:table-cell/>
          <table:table-cell office:value-type="float" office:value="38757" calcext:value-type="float">
            <text:p>387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933H00M00S" calcext:value-type="time">
            <text:p>26933:00:00</text:p>
          </table:table-cell>
          <table:table-cell office:value-type="float" office:value="37662.8333" calcext:value-type="float">
            <text:p>37662.8333</text:p>
          </table:table-cell>
          <table:table-cell table:number-columns-repeated="2"/>
          <table:table-cell office:value-type="float" office:value="37662.8333" calcext:value-type="float">
            <text:p>37662.8333</text:p>
          </table:table-cell>
          <table:table-cell table:number-columns-repeated="2"/>
          <table:table-cell office:value-type="float" office:value="37662.8333" calcext:value-type="float">
            <text:p>37662.8333</text:p>
          </table:table-cell>
          <table:table-cell table:formula="of:=[.H18]-[.E18]" office:value-type="float" office:value="0" calcext:value-type="float">
            <text:p>0</text:p>
          </table:table-cell>
          <table:table-cell/>
          <table:table-cell office:value-type="float" office:value="44676" calcext:value-type="float">
            <text:p>446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17H00M00S" calcext:value-type="time">
            <text:p>5017:00:00</text:p>
          </table:table-cell>
          <table:table-cell office:value-type="float" office:value="42297.5" calcext:value-type="float">
            <text:p>42297.5</text:p>
          </table:table-cell>
          <table:table-cell table:number-columns-repeated="2"/>
          <table:table-cell office:value-type="float" office:value="42297.5" calcext:value-type="float">
            <text:p>42297.5</text:p>
          </table:table-cell>
          <table:table-cell table:number-columns-repeated="2"/>
          <table:table-cell office:value-type="float" office:value="42297.5" calcext:value-type="float">
            <text:p>42297.5</text:p>
          </table:table-cell>
          <table:table-cell table:formula="of:=[.H19]-[.E19]" office:value-type="float" office:value="0" calcext:value-type="float">
            <text:p>0</text:p>
          </table:table-cell>
          <table:table-cell/>
          <table:table-cell office:value-type="float" office:value="42642" calcext:value-type="float">
            <text:p>426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87H00M00S" calcext:value-type="time">
            <text:p>1787:00:00</text:p>
          </table:table-cell>
          <table:table-cell office:value-type="float" office:value="33250.125" calcext:value-type="float">
            <text:p>33250.125</text:p>
          </table:table-cell>
          <table:table-cell table:number-columns-repeated="2"/>
          <table:table-cell office:value-type="float" office:value="33250.125" calcext:value-type="float">
            <text:p>33250.125</text:p>
          </table:table-cell>
          <table:table-cell table:number-columns-repeated="2"/>
          <table:table-cell office:value-type="float" office:value="33250.125" calcext:value-type="float">
            <text:p>33250.125</text:p>
          </table:table-cell>
          <table:table-cell table:formula="of:=[.H20]-[.E20]" office:value-type="float" office:value="0" calcext:value-type="float">
            <text:p>0</text:p>
          </table:table-cell>
          <table:table-cell/>
          <table:table-cell office:value-type="float" office:value="41181" calcext:value-type="float">
            <text:p>411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300H00M00S" calcext:value-type="time">
            <text:p>61300:00:00</text:p>
          </table:table-cell>
          <table:table-cell office:value-type="float" office:value="27088.625" calcext:value-type="float">
            <text:p>27088.625</text:p>
          </table:table-cell>
          <table:table-cell table:number-columns-repeated="2"/>
          <table:table-cell office:value-type="float" office:value="27088.625" calcext:value-type="float">
            <text:p>27088.625</text:p>
          </table:table-cell>
          <table:table-cell table:number-columns-repeated="2"/>
          <table:table-cell office:value-type="float" office:value="27088.625" calcext:value-type="float">
            <text:p>27088.625</text:p>
          </table:table-cell>
          <table:table-cell table:formula="of:=[.H21]-[.E21]" office:value-type="float" office:value="0" calcext:value-type="float">
            <text:p>0</text:p>
          </table:table-cell>
          <table:table-cell/>
          <table:table-cell office:value-type="float" office:value="30245" calcext:value-type="float">
            <text:p>3024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833H00M00S" calcext:value-type="time">
            <text:p>9833:00:00</text:p>
          </table:table-cell>
          <table:table-cell office:value-type="float" office:value="15178" calcext:value-type="float">
            <text:p>15178</text:p>
          </table:table-cell>
          <table:table-cell table:number-columns-repeated="2"/>
          <table:table-cell office:value-type="float" office:value="15178" calcext:value-type="float">
            <text:p>15178</text:p>
          </table:table-cell>
          <table:table-cell table:number-columns-repeated="2"/>
          <table:table-cell office:value-type="float" office:value="15178" calcext:value-type="float">
            <text:p>15178</text:p>
          </table:table-cell>
          <table:table-cell table:formula="of:=[.H22]-[.E22]" office:value-type="float" office:value="0" calcext:value-type="float">
            <text:p>0</text:p>
          </table:table-cell>
          <table:table-cell/>
          <table:table-cell office:value-type="float" office:value="17389" calcext:value-type="float">
            <text:p>173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345H00M00S" calcext:value-type="time">
            <text:p>28345:00:00</text:p>
          </table:table-cell>
          <table:table-cell office:value-type="float" office:value="44120.679" calcext:value-type="float">
            <text:p>44120.679</text:p>
          </table:table-cell>
          <table:table-cell table:number-columns-repeated="2"/>
          <table:table-cell office:value-type="float" office:value="44213.2829" calcext:value-type="float">
            <text:p>44213.2829</text:p>
          </table:table-cell>
          <table:table-cell table:number-columns-repeated="2"/>
          <table:table-cell office:value-type="float" office:value="44215.8336" calcext:value-type="float">
            <text:p>44215.8336</text:p>
          </table:table-cell>
          <table:table-cell table:formula="of:=[.H23]-[.E23]" office:value-type="float" office:value="2.55069999999978" calcext:value-type="float">
            <text:p>2.5507</text:p>
          </table:table-cell>
          <table:table-cell/>
          <table:table-cell office:value-type="float" office:value="59553" calcext:value-type="float">
            <text:p>595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780H00M00S" calcext:value-type="time">
            <text:p>17780:00:00</text:p>
          </table:table-cell>
          <table:table-cell office:value-type="float" office:value="40459.5833" calcext:value-type="float">
            <text:p>40459.5833</text:p>
          </table:table-cell>
          <table:table-cell table:number-columns-repeated="2"/>
          <table:table-cell office:value-type="float" office:value="40459.5833" calcext:value-type="float">
            <text:p>40459.5833</text:p>
          </table:table-cell>
          <table:table-cell table:number-columns-repeated="2"/>
          <table:table-cell office:value-type="float" office:value="40459.5833" calcext:value-type="float">
            <text:p>40459.5833</text:p>
          </table:table-cell>
          <table:table-cell table:formula="of:=[.H24]-[.E24]" office:value-type="float" office:value="0" calcext:value-type="float">
            <text:p>0</text:p>
          </table:table-cell>
          <table:table-cell/>
          <table:table-cell office:value-type="float" office:value="45034" calcext:value-type="float">
            <text:p>450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805H00M00S" calcext:value-type="time">
            <text:p>26805:00:00</text:p>
          </table:table-cell>
          <table:table-cell office:value-type="float" office:value="35999.4459" calcext:value-type="float">
            <text:p>35999.4459</text:p>
          </table:table-cell>
          <table:table-cell table:number-columns-repeated="2"/>
          <table:table-cell office:value-type="float" office:value="35999.4459" calcext:value-type="float">
            <text:p>35999.4459</text:p>
          </table:table-cell>
          <table:table-cell table:number-columns-repeated="2"/>
          <table:table-cell office:value-type="float" office:value="36005.462" calcext:value-type="float">
            <text:p>36005.462</text:p>
          </table:table-cell>
          <table:table-cell table:formula="of:=[.H25]-[.E25]" office:value-type="float" office:value="6.01610000000073" calcext:value-type="float">
            <text:p>6.0161</text:p>
          </table:table-cell>
          <table:table-cell/>
          <table:table-cell office:value-type="float" office:value="40180" calcext:value-type="float">
            <text:p>401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476H00M00S" calcext:value-type="time">
            <text:p>17476:00:00</text:p>
          </table:table-cell>
          <table:table-cell office:value-type="float" office:value="32038.7026" calcext:value-type="float">
            <text:p>32038.7026</text:p>
          </table:table-cell>
          <table:table-cell table:number-columns-repeated="2"/>
          <table:table-cell office:value-type="float" office:value="32038.7026" calcext:value-type="float">
            <text:p>32038.7026</text:p>
          </table:table-cell>
          <table:table-cell table:number-columns-repeated="2"/>
          <table:table-cell office:value-type="float" office:value="32038.7026" calcext:value-type="float">
            <text:p>32038.7026</text:p>
          </table:table-cell>
          <table:table-cell table:formula="of:=[.H26]-[.E26]" office:value-type="float" office:value="0" calcext:value-type="float">
            <text:p>0</text:p>
          </table:table-cell>
          <table:table-cell/>
          <table:table-cell office:value-type="float" office:value="37137" calcext:value-type="float">
            <text:p>371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290H00M00S" calcext:value-type="time">
            <text:p>29290:00:00</text:p>
          </table:table-cell>
          <table:table-cell office:value-type="float" office:value="45073.2043" calcext:value-type="float">
            <text:p>45073.2043</text:p>
          </table:table-cell>
          <table:table-cell table:number-columns-repeated="2"/>
          <table:table-cell office:value-type="float" office:value="45073.2043" calcext:value-type="float">
            <text:p>45073.2043</text:p>
          </table:table-cell>
          <table:table-cell table:number-columns-repeated="2"/>
          <table:table-cell office:value-type="float" office:value="45073.2043" calcext:value-type="float">
            <text:p>45073.2043</text:p>
          </table:table-cell>
          <table:table-cell table:formula="of:=[.H27]-[.E27]" office:value-type="float" office:value="0" calcext:value-type="float">
            <text:p>0</text:p>
          </table:table-cell>
          <table:table-cell/>
          <table:table-cell office:value-type="float" office:value="52733" calcext:value-type="float">
            <text:p>527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529H00M00S" calcext:value-type="time">
            <text:p>24529:00:00</text:p>
          </table:table-cell>
          <table:table-cell office:value-type="float" office:value="48967.2115" calcext:value-type="float">
            <text:p>48967.2115</text:p>
          </table:table-cell>
          <table:table-cell table:number-columns-repeated="2"/>
          <table:table-cell office:value-type="float" office:value="48987.1536" calcext:value-type="float">
            <text:p>48987.1536</text:p>
          </table:table-cell>
          <table:table-cell table:number-columns-repeated="2"/>
          <table:table-cell office:value-type="float" office:value="49041.8653" calcext:value-type="float">
            <text:p>49041.8653</text:p>
          </table:table-cell>
          <table:table-cell table:formula="of:=[.H28]-[.E28]" office:value-type="float" office:value="54.7116999999998" calcext:value-type="float">
            <text:p>54.7117</text:p>
          </table:table-cell>
          <table:table-cell/>
          <table:table-cell office:value-type="float" office:value="70753" calcext:value-type="float">
            <text:p>707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353H00M00S" calcext:value-type="time">
            <text:p>21353:00:00</text:p>
          </table:table-cell>
          <table:table-cell office:value-type="float" office:value="24468" calcext:value-type="float">
            <text:p>24468</text:p>
          </table:table-cell>
          <table:table-cell table:number-columns-repeated="2"/>
          <table:table-cell office:value-type="float" office:value="24468" calcext:value-type="float">
            <text:p>24468</text:p>
          </table:table-cell>
          <table:table-cell table:number-columns-repeated="2"/>
          <table:table-cell office:value-type="float" office:value="24468" calcext:value-type="float">
            <text:p>24468</text:p>
          </table:table-cell>
          <table:table-cell table:formula="of:=[.H29]-[.E29]" office:value-type="float" office:value="0" calcext:value-type="float">
            <text:p>0</text:p>
          </table:table-cell>
          <table:table-cell/>
          <table:table-cell office:value-type="float" office:value="27882" calcext:value-type="float">
            <text:p>278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849H00M00S" calcext:value-type="time">
            <text:p>11849:00:00</text:p>
          </table:table-cell>
          <table:table-cell office:value-type="float" office:value="37554.5" calcext:value-type="float">
            <text:p>37554.5</text:p>
          </table:table-cell>
          <table:table-cell table:number-columns-repeated="2"/>
          <table:table-cell office:value-type="float" office:value="37554.5" calcext:value-type="float">
            <text:p>37554.5</text:p>
          </table:table-cell>
          <table:table-cell table:number-columns-repeated="2"/>
          <table:table-cell office:value-type="float" office:value="37554.5" calcext:value-type="float">
            <text:p>37554.5</text:p>
          </table:table-cell>
          <table:table-cell table:formula="of:=[.H30]-[.E30]" office:value-type="float" office:value="0" calcext:value-type="float">
            <text:p>0</text:p>
          </table:table-cell>
          <table:table-cell/>
          <table:table-cell office:value-type="float" office:value="45295" calcext:value-type="float">
            <text:p>452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009H00M00S" calcext:value-type="time">
            <text:p>19009:00:00</text:p>
          </table:table-cell>
          <table:table-cell office:value-type="float" office:value="32405.5294" calcext:value-type="float">
            <text:p>32405.5294</text:p>
          </table:table-cell>
          <table:table-cell table:number-columns-repeated="2"/>
          <table:table-cell office:value-type="float" office:value="32405.5294" calcext:value-type="float">
            <text:p>32405.5294</text:p>
          </table:table-cell>
          <table:table-cell table:number-columns-repeated="2"/>
          <table:table-cell office:value-type="float" office:value="32405.5294" calcext:value-type="float">
            <text:p>32405.5294</text:p>
          </table:table-cell>
          <table:table-cell table:formula="of:=[.H31]-[.E31]" office:value-type="float" office:value="0" calcext:value-type="float">
            <text:p>0</text:p>
          </table:table-cell>
          <table:table-cell/>
          <table:table-cell office:value-type="float" office:value="36831" calcext:value-type="float">
            <text:p>3683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100H00M00S" calcext:value-type="time">
            <text:p>23100:00:00</text:p>
          </table:table-cell>
          <table:table-cell office:value-type="float" office:value="30525.3333" calcext:value-type="float">
            <text:p>30525.3333</text:p>
          </table:table-cell>
          <table:table-cell table:number-columns-repeated="2"/>
          <table:table-cell office:value-type="float" office:value="30525.4762" calcext:value-type="float">
            <text:p>30525.4762</text:p>
          </table:table-cell>
          <table:table-cell table:number-columns-repeated="2"/>
          <table:table-cell office:value-type="float" office:value="30525.4762" calcext:value-type="float">
            <text:p>30525.4762</text:p>
          </table:table-cell>
          <table:table-cell table:formula="of:=[.H32]-[.E32]" office:value-type="float" office:value="0" calcext:value-type="float">
            <text:p>0</text:p>
          </table:table-cell>
          <table:table-cell/>
          <table:table-cell office:value-type="float" office:value="33130" calcext:value-type="float">
            <text:p>331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242H00M00S" calcext:value-type="time">
            <text:p>21242:00:00</text:p>
          </table:table-cell>
          <table:table-cell office:value-type="float" office:value="26061.1448" calcext:value-type="float">
            <text:p>26061.1448</text:p>
          </table:table-cell>
          <table:table-cell table:number-columns-repeated="2"/>
          <table:table-cell office:value-type="float" office:value="26061.1448" calcext:value-type="float">
            <text:p>26061.1448</text:p>
          </table:table-cell>
          <table:table-cell table:number-columns-repeated="2"/>
          <table:table-cell office:value-type="float" office:value="26061.1448" calcext:value-type="float">
            <text:p>26061.1448</text:p>
          </table:table-cell>
          <table:table-cell table:formula="of:=[.H33]-[.E33]" office:value-type="float" office:value="0" calcext:value-type="float">
            <text:p>0</text:p>
          </table:table-cell>
          <table:table-cell/>
          <table:table-cell office:value-type="float" office:value="34237" calcext:value-type="float">
            <text:p>342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469H00M00S" calcext:value-type="time">
            <text:p>8469:00:00</text:p>
          </table:table-cell>
          <table:table-cell office:value-type="float" office:value="32151.3333" calcext:value-type="float">
            <text:p>32151.3333</text:p>
          </table:table-cell>
          <table:table-cell table:number-columns-repeated="2"/>
          <table:table-cell office:value-type="float" office:value="32151.3333" calcext:value-type="float">
            <text:p>32151.3333</text:p>
          </table:table-cell>
          <table:table-cell table:number-columns-repeated="2"/>
          <table:table-cell office:value-type="float" office:value="32151.3333" calcext:value-type="float">
            <text:p>32151.3333</text:p>
          </table:table-cell>
          <table:table-cell table:formula="of:=[.H34]-[.E34]" office:value-type="float" office:value="0" calcext:value-type="float">
            <text:p>0</text:p>
          </table:table-cell>
          <table:table-cell/>
          <table:table-cell office:value-type="float" office:value="46195" calcext:value-type="float">
            <text:p>461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70H00M00S" calcext:value-type="time">
            <text:p>5370:00:00</text:p>
          </table:table-cell>
          <table:table-cell office:value-type="float" office:value="33098.6167" calcext:value-type="float">
            <text:p>33098.6167</text:p>
          </table:table-cell>
          <table:table-cell table:number-columns-repeated="2"/>
          <table:table-cell office:value-type="float" office:value="34532.8333" calcext:value-type="float">
            <text:p>34532.8333</text:p>
          </table:table-cell>
          <table:table-cell table:number-columns-repeated="2"/>
          <table:table-cell office:value-type="float" office:value="34532.8333" calcext:value-type="float">
            <text:p>34532.8333</text:p>
          </table:table-cell>
          <table:table-cell table:formula="of:=[.H35]-[.E35]" office:value-type="float" office:value="0" calcext:value-type="float">
            <text:p>0</text:p>
          </table:table-cell>
          <table:table-cell/>
          <table:table-cell office:value-type="float" office:value="37479" calcext:value-type="float">
            <text:p>374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43H00M00S" calcext:value-type="time">
            <text:p>4143:00:00</text:p>
          </table:table-cell>
          <table:table-cell office:value-type="float" office:value="24691.3839" calcext:value-type="float">
            <text:p>24691.3839</text:p>
          </table:table-cell>
          <table:table-cell table:number-columns-repeated="2"/>
          <table:table-cell office:value-type="float" office:value="24706.8628" calcext:value-type="float">
            <text:p>24706.8628</text:p>
          </table:table-cell>
          <table:table-cell table:number-columns-repeated="2"/>
          <table:table-cell office:value-type="float" office:value="24706.8628" calcext:value-type="float">
            <text:p>24706.8628</text:p>
          </table:table-cell>
          <table:table-cell table:formula="of:=[.H36]-[.E36]" office:value-type="float" office:value="0" calcext:value-type="float">
            <text:p>0</text:p>
          </table:table-cell>
          <table:table-cell/>
          <table:table-cell office:value-type="float" office:value="33349" calcext:value-type="float">
            <text:p>333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612H00M00S" calcext:value-type="time">
            <text:p>21612:00:00</text:p>
          </table:table-cell>
          <table:table-cell office:value-type="float" office:value="36383.8452" calcext:value-type="float">
            <text:p>36383.8452</text:p>
          </table:table-cell>
          <table:table-cell table:number-columns-repeated="2"/>
          <table:table-cell office:value-type="float" office:value="36383.8452" calcext:value-type="float">
            <text:p>36383.8452</text:p>
          </table:table-cell>
          <table:table-cell table:number-columns-repeated="2"/>
          <table:table-cell office:value-type="float" office:value="36383.8452" calcext:value-type="float">
            <text:p>36383.8452</text:p>
          </table:table-cell>
          <table:table-cell table:formula="of:=[.H37]-[.E37]" office:value-type="float" office:value="0" calcext:value-type="float">
            <text:p>0</text:p>
          </table:table-cell>
          <table:table-cell/>
          <table:table-cell office:value-type="float" office:value="38263" calcext:value-type="float">
            <text:p>382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241H00M00S" calcext:value-type="time">
            <text:p>14241:00:00</text:p>
          </table:table-cell>
          <table:table-cell office:value-type="float" office:value="31567.1616" calcext:value-type="float">
            <text:p>31567.1616</text:p>
          </table:table-cell>
          <table:table-cell table:number-columns-repeated="2"/>
          <table:table-cell office:value-type="float" office:value="31714.7273" calcext:value-type="float">
            <text:p>31714.7273</text:p>
          </table:table-cell>
          <table:table-cell table:number-columns-repeated="2"/>
          <table:table-cell office:value-type="float" office:value="31714.7273" calcext:value-type="float">
            <text:p>31714.7273</text:p>
          </table:table-cell>
          <table:table-cell table:formula="of:=[.H38]-[.E38]" office:value-type="float" office:value="0" calcext:value-type="float">
            <text:p>0</text:p>
          </table:table-cell>
          <table:table-cell/>
          <table:table-cell office:value-type="float" office:value="40535" calcext:value-type="float">
            <text:p>405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350H00M00S" calcext:value-type="time">
            <text:p>29350:00:00</text:p>
          </table:table-cell>
          <table:table-cell office:value-type="float" office:value="36188.3579" calcext:value-type="float">
            <text:p>36188.3579</text:p>
          </table:table-cell>
          <table:table-cell table:number-columns-repeated="2"/>
          <table:table-cell office:value-type="float" office:value="36194.2468" calcext:value-type="float">
            <text:p>36194.2468</text:p>
          </table:table-cell>
          <table:table-cell table:number-columns-repeated="2"/>
          <table:table-cell office:value-type="float" office:value="36194.2468" calcext:value-type="float">
            <text:p>36194.2468</text:p>
          </table:table-cell>
          <table:table-cell table:formula="of:=[.H39]-[.E39]" office:value-type="float" office:value="0" calcext:value-type="float">
            <text:p>0</text:p>
          </table:table-cell>
          <table:table-cell/>
          <table:table-cell office:value-type="float" office:value="52972" calcext:value-type="float">
            <text:p>529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029H00M00S" calcext:value-type="time">
            <text:p>58029:00:00</text:p>
          </table:table-cell>
          <table:table-cell office:value-type="float" office:value="33857.95" calcext:value-type="float">
            <text:p>33857.95</text:p>
          </table:table-cell>
          <table:table-cell table:number-columns-repeated="2"/>
          <table:table-cell office:value-type="float" office:value="33857.95" calcext:value-type="float">
            <text:p>33857.95</text:p>
          </table:table-cell>
          <table:table-cell table:number-columns-repeated="2"/>
          <table:table-cell office:value-type="float" office:value="33857.95" calcext:value-type="float">
            <text:p>33857.95</text:p>
          </table:table-cell>
          <table:table-cell table:formula="of:=[.H40]-[.E40]" office:value-type="float" office:value="0" calcext:value-type="float">
            <text:p>0</text:p>
          </table:table-cell>
          <table:table-cell/>
          <table:table-cell office:value-type="float" office:value="41682" calcext:value-type="float">
            <text:p>416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067H00M00S" calcext:value-type="time">
            <text:p>46067:00:00</text:p>
          </table:table-cell>
          <table:table-cell office:value-type="float" office:value="23415" calcext:value-type="float">
            <text:p>23415</text:p>
          </table:table-cell>
          <table:table-cell table:number-columns-repeated="2"/>
          <table:table-cell office:value-type="float" office:value="23415" calcext:value-type="float">
            <text:p>23415</text:p>
          </table:table-cell>
          <table:table-cell table:number-columns-repeated="2"/>
          <table:table-cell office:value-type="float" office:value="23415" calcext:value-type="float">
            <text:p>23415</text:p>
          </table:table-cell>
          <table:table-cell table:formula="of:=[.H41]-[.E41]" office:value-type="float" office:value="0" calcext:value-type="float">
            <text:p>0</text:p>
          </table:table-cell>
          <table:table-cell/>
          <table:table-cell office:value-type="float" office:value="24442" calcext:value-type="float">
            <text:p>244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459H00M00S" calcext:value-type="time">
            <text:p>11459:00:00</text:p>
          </table:table-cell>
          <table:table-cell office:value-type="float" office:value="58461.8951" calcext:value-type="float">
            <text:p>58461.8951</text:p>
          </table:table-cell>
          <table:table-cell table:number-columns-repeated="2"/>
          <table:table-cell office:value-type="float" office:value="58589.25" calcext:value-type="float">
            <text:p>58589.25</text:p>
          </table:table-cell>
          <table:table-cell table:number-columns-repeated="2"/>
          <table:table-cell office:value-type="float" office:value="58589.25" calcext:value-type="float">
            <text:p>58589.25</text:p>
          </table:table-cell>
          <table:table-cell table:formula="of:=[.H42]-[.E42]" office:value-type="float" office:value="0" calcext:value-type="float">
            <text:p>0</text:p>
          </table:table-cell>
          <table:table-cell/>
          <table:table-cell office:value-type="float" office:value="60340" calcext:value-type="float">
            <text:p>603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638H00M00S" calcext:value-type="time">
            <text:p>25638:00:00</text:p>
          </table:table-cell>
          <table:table-cell office:value-type="float" office:value="31496.8488" calcext:value-type="float">
            <text:p>31496.8488</text:p>
          </table:table-cell>
          <table:table-cell table:number-columns-repeated="2"/>
          <table:table-cell office:value-type="float" office:value="31496.8488" calcext:value-type="float">
            <text:p>31496.8488</text:p>
          </table:table-cell>
          <table:table-cell table:number-columns-repeated="2"/>
          <table:table-cell office:value-type="float" office:value="31498.1898" calcext:value-type="float">
            <text:p>31498.1898</text:p>
          </table:table-cell>
          <table:table-cell table:formula="of:=[.H43]-[.E43]" office:value-type="float" office:value="1.34100000000035" calcext:value-type="float">
            <text:p>1.341</text:p>
          </table:table-cell>
          <table:table-cell/>
          <table:table-cell office:value-type="float" office:value="36419" calcext:value-type="float">
            <text:p>364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333H00M00S" calcext:value-type="time">
            <text:p>7333:00:00</text:p>
          </table:table-cell>
          <table:table-cell office:value-type="float" office:value="40907.3202" calcext:value-type="float">
            <text:p>40907.3202</text:p>
          </table:table-cell>
          <table:table-cell table:number-columns-repeated="2"/>
          <table:table-cell office:value-type="float" office:value="41164.4286" calcext:value-type="float">
            <text:p>41164.4286</text:p>
          </table:table-cell>
          <table:table-cell table:number-columns-repeated="2"/>
          <table:table-cell office:value-type="float" office:value="41164.4286" calcext:value-type="float">
            <text:p>41164.4286</text:p>
          </table:table-cell>
          <table:table-cell table:formula="of:=[.H44]-[.E44]" office:value-type="float" office:value="0" calcext:value-type="float">
            <text:p>0</text:p>
          </table:table-cell>
          <table:table-cell/>
          <table:table-cell office:value-type="float" office:value="45891" calcext:value-type="float">
            <text:p>458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3H00M00S" calcext:value-type="time">
            <text:p>403:00:00</text:p>
          </table:table-cell>
          <table:table-cell office:value-type="float" office:value="34047.7909" calcext:value-type="float">
            <text:p>34047.7909</text:p>
          </table:table-cell>
          <table:table-cell table:number-columns-repeated="2"/>
          <table:table-cell office:value-type="float" office:value="34047.7909" calcext:value-type="float">
            <text:p>34047.7909</text:p>
          </table:table-cell>
          <table:table-cell table:number-columns-repeated="2"/>
          <table:table-cell office:value-type="float" office:value="34055.6131" calcext:value-type="float">
            <text:p>34055.6131</text:p>
          </table:table-cell>
          <table:table-cell table:formula="of:=[.H45]-[.E45]" office:value-type="float" office:value="7.82220000000234" calcext:value-type="float">
            <text:p>7.8222</text:p>
          </table:table-cell>
          <table:table-cell/>
          <table:table-cell office:value-type="float" office:value="40302" calcext:value-type="float">
            <text:p>403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313H00M00S" calcext:value-type="time">
            <text:p>12313:00:00</text:p>
          </table:table-cell>
          <table:table-cell office:value-type="float" office:value="24160.3801" calcext:value-type="float">
            <text:p>24160.3801</text:p>
          </table:table-cell>
          <table:table-cell table:number-columns-repeated="2"/>
          <table:table-cell office:value-type="float" office:value="24160.3801" calcext:value-type="float">
            <text:p>24160.3801</text:p>
          </table:table-cell>
          <table:table-cell table:number-columns-repeated="2"/>
          <table:table-cell office:value-type="float" office:value="24161.0231" calcext:value-type="float">
            <text:p>24161.0231</text:p>
          </table:table-cell>
          <table:table-cell table:formula="of:=[.H46]-[.E46]" office:value-type="float" office:value="0.643000000000029" calcext:value-type="float">
            <text:p>0.643</text:p>
          </table:table-cell>
          <table:table-cell/>
          <table:table-cell office:value-type="float" office:value="35595" calcext:value-type="float">
            <text:p>355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873H00M00S" calcext:value-type="time">
            <text:p>49873:00:00</text:p>
          </table:table-cell>
          <table:table-cell office:value-type="float" office:value="44373.5322" calcext:value-type="float">
            <text:p>44373.5322</text:p>
          </table:table-cell>
          <table:table-cell table:number-columns-repeated="2"/>
          <table:table-cell office:value-type="float" office:value="44373.5322" calcext:value-type="float">
            <text:p>44373.5322</text:p>
          </table:table-cell>
          <table:table-cell table:number-columns-repeated="2"/>
          <table:table-cell office:value-type="float" office:value="44373.5322" calcext:value-type="float">
            <text:p>44373.5322</text:p>
          </table:table-cell>
          <table:table-cell table:formula="of:=[.H47]-[.E47]" office:value-type="float" office:value="0" calcext:value-type="float">
            <text:p>0</text:p>
          </table:table-cell>
          <table:table-cell/>
          <table:table-cell office:value-type="float" office:value="61179" calcext:value-type="float">
            <text:p>611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25H00M00S" calcext:value-type="time">
            <text:p>5825:00:00</text:p>
          </table:table-cell>
          <table:table-cell office:value-type="float" office:value="48932.5" calcext:value-type="float">
            <text:p>48932.5</text:p>
          </table:table-cell>
          <table:table-cell table:number-columns-repeated="2"/>
          <table:table-cell office:value-type="float" office:value="48932.5" calcext:value-type="float">
            <text:p>48932.5</text:p>
          </table:table-cell>
          <table:table-cell table:number-columns-repeated="2"/>
          <table:table-cell office:value-type="float" office:value="48932.5" calcext:value-type="float">
            <text:p>48932.5</text:p>
          </table:table-cell>
          <table:table-cell table:formula="of:=[.H48]-[.E48]" office:value-type="float" office:value="0" calcext:value-type="float">
            <text:p>0</text:p>
          </table:table-cell>
          <table:table-cell/>
          <table:table-cell office:value-type="float" office:value="50851" calcext:value-type="float">
            <text:p>508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975H00M00S" calcext:value-type="time">
            <text:p>10975:00:00</text:p>
          </table:table-cell>
          <table:table-cell office:value-type="float" office:value="43713.1375" calcext:value-type="float">
            <text:p>43713.1375</text:p>
          </table:table-cell>
          <table:table-cell table:number-columns-repeated="2"/>
          <table:table-cell office:value-type="float" office:value="43713.1375" calcext:value-type="float">
            <text:p>43713.1375</text:p>
          </table:table-cell>
          <table:table-cell table:number-columns-repeated="2"/>
          <table:table-cell office:value-type="float" office:value="43743.455" calcext:value-type="float">
            <text:p>43743.455</text:p>
          </table:table-cell>
          <table:table-cell table:formula="of:=[.H49]-[.E49]" office:value-type="float" office:value="30.3175000000047" calcext:value-type="float">
            <text:p>30.3175</text:p>
          </table:table-cell>
          <table:table-cell/>
          <table:table-cell office:value-type="float" office:value="57929" calcext:value-type="float">
            <text:p>579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740H00M00S" calcext:value-type="time">
            <text:p>12740:00:00</text:p>
          </table:table-cell>
          <table:table-cell office:value-type="float" office:value="35983" calcext:value-type="float">
            <text:p>35983</text:p>
          </table:table-cell>
          <table:table-cell table:number-columns-repeated="2"/>
          <table:table-cell office:value-type="float" office:value="35983" calcext:value-type="float">
            <text:p>35983</text:p>
          </table:table-cell>
          <table:table-cell table:number-columns-repeated="2"/>
          <table:table-cell office:value-type="float" office:value="35983" calcext:value-type="float">
            <text:p>35983</text:p>
          </table:table-cell>
          <table:table-cell table:formula="of:=[.H50]-[.E50]" office:value-type="float" office:value="0" calcext:value-type="float">
            <text:p>0</text:p>
          </table:table-cell>
          <table:table-cell/>
          <table:table-cell office:value-type="float" office:value="37081" calcext:value-type="float">
            <text:p>37081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:.B50])" office:value-type="float" office:value="35023.027972" calcext:value-type="float">
            <text:p>35023.027972</text:p>
          </table:table-cell>
          <table:table-cell table:style-name="ce6" table:number-columns-repeated="2"/>
          <table:table-cell table:style-name="ce6" table:formula="of:=AVERAGE([.E1:.E50])" office:value-type="float" office:value="35166.28599" calcext:value-type="float">
            <text:p>35166.28599</text:p>
          </table:table-cell>
          <table:table-cell table:style-name="ce6" table:number-columns-repeated="2"/>
          <table:table-cell table:style-name="ce6" table:formula="of:=AVERAGE([.H1:.H50])" office:value-type="float" office:value="35170.954072" calcext:value-type="float">
            <text:p>35170.954072</text:p>
          </table:table-cell>
          <table:table-cell table:formula="of:=[.H51]-[.E51]" office:value-type="float" office:value="4.66808200000378" calcext:value-type="float">
            <text:p>4.668082</text:p>
          </table:table-cell>
          <table:table-cell table:style-name="ce6"/>
          <table:table-cell table:style-name="ce6" table:formula="of:=AVERAGE([.K1:.K50])" office:value-type="float" office:value="41924.8" calcext:value-type="float">
            <text:p>41924.8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52]-[.E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25173H00M00S" calcext:value-type="time">
            <text:p>25173:00:00</text:p>
          </table:table-cell>
          <table:table-cell office:value-type="float" office:value="22755.4103" calcext:value-type="float">
            <text:p>22755.4103</text:p>
          </table:table-cell>
          <table:table-cell table:number-columns-repeated="2"/>
          <table:table-cell office:value-type="float" office:value="25248.7292" calcext:value-type="float">
            <text:p>25248.7292</text:p>
          </table:table-cell>
          <table:table-cell table:number-columns-repeated="2"/>
          <table:table-cell office:value-type="float" office:value="25248.8042" calcext:value-type="float">
            <text:p>25248.8042</text:p>
          </table:table-cell>
          <table:table-cell table:formula="of:=[.H53]-[.E53]" office:value-type="float" office:value="0.0749999999970896" calcext:value-type="float">
            <text:p>0.075</text:p>
          </table:table-cell>
          <table:table-cell/>
          <table:table-cell office:value-type="float" office:value="30276" calcext:value-type="float">
            <text:p>302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901H00M00S" calcext:value-type="time">
            <text:p>34901:00:00</text:p>
          </table:table-cell>
          <table:table-cell office:value-type="float" office:value="36744.6078" calcext:value-type="float">
            <text:p>36744.6078</text:p>
          </table:table-cell>
          <table:table-cell table:number-columns-repeated="2"/>
          <table:table-cell office:value-type="float" office:value="36744.6078" calcext:value-type="float">
            <text:p>36744.6078</text:p>
          </table:table-cell>
          <table:table-cell table:number-columns-repeated="2"/>
          <table:table-cell office:value-type="float" office:value="36763.9402" calcext:value-type="float">
            <text:p>36763.9402</text:p>
          </table:table-cell>
          <table:table-cell table:formula="of:=[.H54]-[.E54]" office:value-type="float" office:value="19.3323999999993" calcext:value-type="float">
            <text:p>19.3324</text:p>
          </table:table-cell>
          <table:table-cell/>
          <table:table-cell office:value-type="float" office:value="39711" calcext:value-type="float">
            <text:p>397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459H00M00S" calcext:value-type="time">
            <text:p>61459:00:00</text:p>
          </table:table-cell>
          <table:table-cell office:value-type="float" office:value="35313.2231" calcext:value-type="float">
            <text:p>35313.2231</text:p>
          </table:table-cell>
          <table:table-cell table:number-columns-repeated="2"/>
          <table:table-cell office:value-type="float" office:value="35587.2207" calcext:value-type="float">
            <text:p>35587.2207</text:p>
          </table:table-cell>
          <table:table-cell table:number-columns-repeated="2"/>
          <table:table-cell office:value-type="float" office:value="35587.3396" calcext:value-type="float">
            <text:p>35587.3396</text:p>
          </table:table-cell>
          <table:table-cell table:formula="of:=[.H55]-[.E55]" office:value-type="float" office:value="0.118900000001304" calcext:value-type="float">
            <text:p>0.1189</text:p>
          </table:table-cell>
          <table:table-cell/>
          <table:table-cell office:value-type="float" office:value="39104" calcext:value-type="float">
            <text:p>391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421H00M00S" calcext:value-type="time">
            <text:p>56421:00:00</text:p>
          </table:table-cell>
          <table:table-cell office:value-type="float" office:value="32576.3333" calcext:value-type="float">
            <text:p>32576.3333</text:p>
          </table:table-cell>
          <table:table-cell table:number-columns-repeated="2"/>
          <table:table-cell office:value-type="float" office:value="32576.3333" calcext:value-type="float">
            <text:p>32576.3333</text:p>
          </table:table-cell>
          <table:table-cell table:number-columns-repeated="2"/>
          <table:table-cell office:value-type="float" office:value="32576.3333" calcext:value-type="float">
            <text:p>32576.3333</text:p>
          </table:table-cell>
          <table:table-cell table:formula="of:=[.H56]-[.E56]" office:value-type="float" office:value="0" calcext:value-type="float">
            <text:p>0</text:p>
          </table:table-cell>
          <table:table-cell/>
          <table:table-cell office:value-type="float" office:value="34648" calcext:value-type="float">
            <text:p>346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826H00M00S" calcext:value-type="time">
            <text:p>18826:00:00</text:p>
          </table:table-cell>
          <table:table-cell office:value-type="float" office:value="42859.935" calcext:value-type="float">
            <text:p>42859.935</text:p>
          </table:table-cell>
          <table:table-cell table:number-columns-repeated="2"/>
          <table:table-cell office:value-type="float" office:value="43662.4656" calcext:value-type="float">
            <text:p>43662.4656</text:p>
          </table:table-cell>
          <table:table-cell table:number-columns-repeated="2"/>
          <table:table-cell office:value-type="float" office:value="43919.5423" calcext:value-type="float">
            <text:p>43919.5423</text:p>
          </table:table-cell>
          <table:table-cell table:formula="of:=[.H57]-[.E57]" office:value-type="float" office:value="257.076699999998" calcext:value-type="float">
            <text:p>257.0767</text:p>
          </table:table-cell>
          <table:table-cell/>
          <table:table-cell office:value-type="float" office:value="52784" calcext:value-type="float">
            <text:p>527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567H00M00S" calcext:value-type="time">
            <text:p>18567:00:00</text:p>
          </table:table-cell>
          <table:table-cell office:value-type="float" office:value="38107.9252" calcext:value-type="float">
            <text:p>38107.9252</text:p>
          </table:table-cell>
          <table:table-cell table:number-columns-repeated="2"/>
          <table:table-cell office:value-type="float" office:value="38107.9252" calcext:value-type="float">
            <text:p>38107.9252</text:p>
          </table:table-cell>
          <table:table-cell table:number-columns-repeated="2"/>
          <table:table-cell office:value-type="float" office:value="38107.9252" calcext:value-type="float">
            <text:p>38107.9252</text:p>
          </table:table-cell>
          <table:table-cell table:formula="of:=[.H58]-[.E58]" office:value-type="float" office:value="0" calcext:value-type="float">
            <text:p>0</text:p>
          </table:table-cell>
          <table:table-cell/>
          <table:table-cell office:value-type="float" office:value="39935" calcext:value-type="float">
            <text:p>399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068H00M00S" calcext:value-type="time">
            <text:p>42068:00:00</text:p>
          </table:table-cell>
          <table:table-cell office:value-type="float" office:value="45038.8542" calcext:value-type="float">
            <text:p>45038.8542</text:p>
          </table:table-cell>
          <table:table-cell table:number-columns-repeated="2"/>
          <table:table-cell office:value-type="float" office:value="45038.8542" calcext:value-type="float">
            <text:p>45038.8542</text:p>
          </table:table-cell>
          <table:table-cell table:number-columns-repeated="2"/>
          <table:table-cell office:value-type="float" office:value="45039.3612" calcext:value-type="float">
            <text:p>45039.3612</text:p>
          </table:table-cell>
          <table:table-cell table:formula="of:=[.H59]-[.E59]" office:value-type="float" office:value="0.506999999997788" calcext:value-type="float">
            <text:p>0.507</text:p>
          </table:table-cell>
          <table:table-cell/>
          <table:table-cell office:value-type="float" office:value="51702" calcext:value-type="float">
            <text:p>5170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7H00M00S" calcext:value-type="time">
            <text:p>577:00:00</text:p>
          </table:table-cell>
          <table:table-cell office:value-type="float" office:value="35890.984" calcext:value-type="float">
            <text:p>35890.984</text:p>
          </table:table-cell>
          <table:table-cell table:number-columns-repeated="2"/>
          <table:table-cell office:value-type="float" office:value="37213.2585" calcext:value-type="float">
            <text:p>37213.2585</text:p>
          </table:table-cell>
          <table:table-cell table:number-columns-repeated="2"/>
          <table:table-cell office:value-type="float" office:value="37344.1699" calcext:value-type="float">
            <text:p>37344.1699</text:p>
          </table:table-cell>
          <table:table-cell table:formula="of:=[.H60]-[.E60]" office:value-type="float" office:value="130.911399999997" calcext:value-type="float">
            <text:p>130.9114</text:p>
          </table:table-cell>
          <table:table-cell/>
          <table:table-cell office:value-type="float" office:value="42149" calcext:value-type="float">
            <text:p>421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423H00M00S" calcext:value-type="time">
            <text:p>15423:00:00</text:p>
          </table:table-cell>
          <table:table-cell office:value-type="float" office:value="26625.5" calcext:value-type="float">
            <text:p>26625.5</text:p>
          </table:table-cell>
          <table:table-cell table:number-columns-repeated="2"/>
          <table:table-cell office:value-type="float" office:value="26625.5" calcext:value-type="float">
            <text:p>26625.5</text:p>
          </table:table-cell>
          <table:table-cell table:number-columns-repeated="2"/>
          <table:table-cell office:value-type="float" office:value="26625.5" calcext:value-type="float">
            <text:p>26625.5</text:p>
          </table:table-cell>
          <table:table-cell table:formula="of:=[.H61]-[.E61]" office:value-type="float" office:value="0" calcext:value-type="float">
            <text:p>0</text:p>
          </table:table-cell>
          <table:table-cell/>
          <table:table-cell office:value-type="float" office:value="28791" calcext:value-type="float">
            <text:p>287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035H00M00S" calcext:value-type="time">
            <text:p>62035:00:00</text:p>
          </table:table-cell>
          <table:table-cell office:value-type="float" office:value="33343.8141" calcext:value-type="float">
            <text:p>33343.8141</text:p>
          </table:table-cell>
          <table:table-cell table:number-columns-repeated="2"/>
          <table:table-cell office:value-type="float" office:value="33655.3929" calcext:value-type="float">
            <text:p>33655.3929</text:p>
          </table:table-cell>
          <table:table-cell table:number-columns-repeated="2"/>
          <table:table-cell office:value-type="float" office:value="33659.4155" calcext:value-type="float">
            <text:p>33659.4155</text:p>
          </table:table-cell>
          <table:table-cell table:formula="of:=[.H62]-[.E62]" office:value-type="float" office:value="4.02260000000388" calcext:value-type="float">
            <text:p>4.0226</text:p>
          </table:table-cell>
          <table:table-cell/>
          <table:table-cell office:value-type="float" office:value="40798" calcext:value-type="float">
            <text:p>407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964H00M00S" calcext:value-type="time">
            <text:p>54964:00:00</text:p>
          </table:table-cell>
          <table:table-cell office:value-type="float" office:value="41821.7365" calcext:value-type="float">
            <text:p>41821.7365</text:p>
          </table:table-cell>
          <table:table-cell table:number-columns-repeated="2"/>
          <table:table-cell office:value-type="float" office:value="41842.5819" calcext:value-type="float">
            <text:p>41842.5819</text:p>
          </table:table-cell>
          <table:table-cell table:number-columns-repeated="2"/>
          <table:table-cell office:value-type="float" office:value="41847.9671" calcext:value-type="float">
            <text:p>41847.9671</text:p>
          </table:table-cell>
          <table:table-cell table:formula="of:=[.H63]-[.E63]" office:value-type="float" office:value="5.38520000000426" calcext:value-type="float">
            <text:p>5.3852</text:p>
          </table:table-cell>
          <table:table-cell/>
          <table:table-cell office:value-type="float" office:value="51515" calcext:value-type="float">
            <text:p>515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92H00M00S" calcext:value-type="time">
            <text:p>4992:00:00</text:p>
          </table:table-cell>
          <table:table-cell office:value-type="float" office:value="27569.375" calcext:value-type="float">
            <text:p>27569.375</text:p>
          </table:table-cell>
          <table:table-cell table:number-columns-repeated="2"/>
          <table:table-cell office:value-type="float" office:value="27569.375" calcext:value-type="float">
            <text:p>27569.375</text:p>
          </table:table-cell>
          <table:table-cell table:number-columns-repeated="2"/>
          <table:table-cell office:value-type="float" office:value="27570.325" calcext:value-type="float">
            <text:p>27570.325</text:p>
          </table:table-cell>
          <table:table-cell table:formula="of:=[.H64]-[.E64]" office:value-type="float" office:value="0.950000000000728" calcext:value-type="float">
            <text:p>0.95</text:p>
          </table:table-cell>
          <table:table-cell/>
          <table:table-cell office:value-type="float" office:value="32779" calcext:value-type="float">
            <text:p>327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239H00M00S" calcext:value-type="time">
            <text:p>19239:00:00</text:p>
          </table:table-cell>
          <table:table-cell office:value-type="float" office:value="32898.5556" calcext:value-type="float">
            <text:p>32898.5556</text:p>
          </table:table-cell>
          <table:table-cell table:number-columns-repeated="2"/>
          <table:table-cell office:value-type="float" office:value="32898.5556" calcext:value-type="float">
            <text:p>32898.5556</text:p>
          </table:table-cell>
          <table:table-cell table:number-columns-repeated="2"/>
          <table:table-cell office:value-type="float" office:value="32900" calcext:value-type="float">
            <text:p>32900</text:p>
          </table:table-cell>
          <table:table-cell table:formula="of:=[.H65]-[.E65]" office:value-type="float" office:value="1.44440000000031" calcext:value-type="float">
            <text:p>1.4444</text:p>
          </table:table-cell>
          <table:table-cell/>
          <table:table-cell office:value-type="float" office:value="34383" calcext:value-type="float">
            <text:p>3438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915H00M00S" calcext:value-type="time">
            <text:p>10915:00:00</text:p>
          </table:table-cell>
          <table:table-cell office:value-type="float" office:value="29421.4722" calcext:value-type="float">
            <text:p>29421.4722</text:p>
          </table:table-cell>
          <table:table-cell table:number-columns-repeated="2"/>
          <table:table-cell office:value-type="float" office:value="29642.6642" calcext:value-type="float">
            <text:p>29642.6642</text:p>
          </table:table-cell>
          <table:table-cell table:number-columns-repeated="2"/>
          <table:table-cell office:value-type="float" office:value="29642.6642" calcext:value-type="float">
            <text:p>29642.6642</text:p>
          </table:table-cell>
          <table:table-cell table:formula="of:=[.H66]-[.E66]" office:value-type="float" office:value="0" calcext:value-type="float">
            <text:p>0</text:p>
          </table:table-cell>
          <table:table-cell/>
          <table:table-cell office:value-type="float" office:value="36407" calcext:value-type="float">
            <text:p>364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917H00M00S" calcext:value-type="time">
            <text:p>19917:00:00</text:p>
          </table:table-cell>
          <table:table-cell office:value-type="float" office:value="31135.4538" calcext:value-type="float">
            <text:p>31135.4538</text:p>
          </table:table-cell>
          <table:table-cell table:number-columns-repeated="2"/>
          <table:table-cell office:value-type="float" office:value="32723.8987" calcext:value-type="float">
            <text:p>32723.8987</text:p>
          </table:table-cell>
          <table:table-cell table:number-columns-repeated="2"/>
          <table:table-cell office:value-type="float" office:value="32897.0789" calcext:value-type="float">
            <text:p>32897.0789</text:p>
          </table:table-cell>
          <table:table-cell table:formula="of:=[.H67]-[.E67]" office:value-type="float" office:value="173.180199999999" calcext:value-type="float">
            <text:p>173.1802</text:p>
          </table:table-cell>
          <table:table-cell/>
          <table:table-cell office:value-type="float" office:value="41681" calcext:value-type="float">
            <text:p>416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797H00M00S" calcext:value-type="time">
            <text:p>58797:00:00</text:p>
          </table:table-cell>
          <table:table-cell office:value-type="float" office:value="35861.6403" calcext:value-type="float">
            <text:p>35861.6403</text:p>
          </table:table-cell>
          <table:table-cell table:number-columns-repeated="2"/>
          <table:table-cell office:value-type="float" office:value="35861.6403" calcext:value-type="float">
            <text:p>35861.6403</text:p>
          </table:table-cell>
          <table:table-cell table:number-columns-repeated="2"/>
          <table:table-cell office:value-type="float" office:value="35871.4138" calcext:value-type="float">
            <text:p>35871.4138</text:p>
          </table:table-cell>
          <table:table-cell table:formula="of:=[.H68]-[.E68]" office:value-type="float" office:value="9.77350000000297" calcext:value-type="float">
            <text:p>9.7735</text:p>
          </table:table-cell>
          <table:table-cell/>
          <table:table-cell office:value-type="float" office:value="42203" calcext:value-type="float">
            <text:p>4220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37H00M00S" calcext:value-type="time">
            <text:p>30637:00:00</text:p>
          </table:table-cell>
          <table:table-cell office:value-type="float" office:value="28856.6756" calcext:value-type="float">
            <text:p>28856.6756</text:p>
          </table:table-cell>
          <table:table-cell table:number-columns-repeated="2"/>
          <table:table-cell office:value-type="float" office:value="28856.6756" calcext:value-type="float">
            <text:p>28856.6756</text:p>
          </table:table-cell>
          <table:table-cell table:number-columns-repeated="2"/>
          <table:table-cell office:value-type="float" office:value="28856.7955" calcext:value-type="float">
            <text:p>28856.7955</text:p>
          </table:table-cell>
          <table:table-cell table:formula="of:=[.H69]-[.E69]" office:value-type="float" office:value="0.119900000001508" calcext:value-type="float">
            <text:p>0.1199</text:p>
          </table:table-cell>
          <table:table-cell/>
          <table:table-cell office:value-type="float" office:value="29701" calcext:value-type="float">
            <text:p>297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400H00M00S" calcext:value-type="time">
            <text:p>7400:00:00</text:p>
          </table:table-cell>
          <table:table-cell office:value-type="float" office:value="26478.7541" calcext:value-type="float">
            <text:p>26478.7541</text:p>
          </table:table-cell>
          <table:table-cell table:number-columns-repeated="2"/>
          <table:table-cell office:value-type="float" office:value="26682.8667" calcext:value-type="float">
            <text:p>26682.8667</text:p>
          </table:table-cell>
          <table:table-cell table:number-columns-repeated="2"/>
          <table:table-cell office:value-type="float" office:value="26682.8667" calcext:value-type="float">
            <text:p>26682.8667</text:p>
          </table:table-cell>
          <table:table-cell table:formula="of:=[.H70]-[.E70]" office:value-type="float" office:value="0" calcext:value-type="float">
            <text:p>0</text:p>
          </table:table-cell>
          <table:table-cell/>
          <table:table-cell office:value-type="float" office:value="36719" calcext:value-type="float">
            <text:p>367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753H00M00S" calcext:value-type="time">
            <text:p>28753:00:00</text:p>
          </table:table-cell>
          <table:table-cell office:value-type="float" office:value="43620.75" calcext:value-type="float">
            <text:p>43620.75</text:p>
          </table:table-cell>
          <table:table-cell table:number-columns-repeated="2"/>
          <table:table-cell office:value-type="float" office:value="43620.75" calcext:value-type="float">
            <text:p>43620.75</text:p>
          </table:table-cell>
          <table:table-cell table:number-columns-repeated="2"/>
          <table:table-cell office:value-type="float" office:value="43620.75" calcext:value-type="float">
            <text:p>43620.75</text:p>
          </table:table-cell>
          <table:table-cell table:formula="of:=[.H71]-[.E71]" office:value-type="float" office:value="0" calcext:value-type="float">
            <text:p>0</text:p>
          </table:table-cell>
          <table:table-cell/>
          <table:table-cell office:value-type="float" office:value="49213" calcext:value-type="float">
            <text:p>4921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61H00M00S" calcext:value-type="time">
            <text:p>3961:00:00</text:p>
          </table:table-cell>
          <table:table-cell office:value-type="float" office:value="24073.5007" calcext:value-type="float">
            <text:p>24073.5007</text:p>
          </table:table-cell>
          <table:table-cell table:number-columns-repeated="2"/>
          <table:table-cell office:value-type="float" office:value="24104.8905" calcext:value-type="float">
            <text:p>24104.8905</text:p>
          </table:table-cell>
          <table:table-cell table:number-columns-repeated="2"/>
          <table:table-cell office:value-type="float" office:value="24135.8541" calcext:value-type="float">
            <text:p>24135.8541</text:p>
          </table:table-cell>
          <table:table-cell table:formula="of:=[.H72]-[.E72]" office:value-type="float" office:value="30.9635999999991" calcext:value-type="float">
            <text:p>30.9636</text:p>
          </table:table-cell>
          <table:table-cell/>
          <table:table-cell office:value-type="float" office:value="32267" calcext:value-type="float">
            <text:p>322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03H00M00S" calcext:value-type="time">
            <text:p>4703:00:00</text:p>
          </table:table-cell>
          <table:table-cell office:value-type="float" office:value="39935.1875" calcext:value-type="float">
            <text:p>39935.1875</text:p>
          </table:table-cell>
          <table:table-cell table:number-columns-repeated="2"/>
          <table:table-cell office:value-type="float" office:value="40037.7083" calcext:value-type="float">
            <text:p>40037.7083</text:p>
          </table:table-cell>
          <table:table-cell table:number-columns-repeated="2"/>
          <table:table-cell office:value-type="float" office:value="40038.0833" calcext:value-type="float">
            <text:p>40038.0833</text:p>
          </table:table-cell>
          <table:table-cell table:formula="of:=[.H73]-[.E73]" office:value-type="float" office:value="0.375" calcext:value-type="float">
            <text:p>0.375</text:p>
          </table:table-cell>
          <table:table-cell/>
          <table:table-cell office:value-type="float" office:value="49288" calcext:value-type="float">
            <text:p>492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458H00M00S" calcext:value-type="time">
            <text:p>19458:00:00</text:p>
          </table:table-cell>
          <table:table-cell office:value-type="float" office:value="24446.4803" calcext:value-type="float">
            <text:p>24446.4803</text:p>
          </table:table-cell>
          <table:table-cell table:number-columns-repeated="2"/>
          <table:table-cell office:value-type="float" office:value="24974" calcext:value-type="float">
            <text:p>24974</text:p>
          </table:table-cell>
          <table:table-cell table:number-columns-repeated="2"/>
          <table:table-cell office:value-type="float" office:value="24974" calcext:value-type="float">
            <text:p>24974</text:p>
          </table:table-cell>
          <table:table-cell table:formula="of:=[.H74]-[.E74]" office:value-type="float" office:value="0" calcext:value-type="float">
            <text:p>0</text:p>
          </table:table-cell>
          <table:table-cell/>
          <table:table-cell office:value-type="float" office:value="31346" calcext:value-type="float">
            <text:p>313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33H00M00S" calcext:value-type="time">
            <text:p>6433:00:00</text:p>
          </table:table-cell>
          <table:table-cell office:value-type="float" office:value="39158.5833" calcext:value-type="float">
            <text:p>39158.5833</text:p>
          </table:table-cell>
          <table:table-cell table:number-columns-repeated="2"/>
          <table:table-cell office:value-type="float" office:value="39158.5833" calcext:value-type="float">
            <text:p>39158.5833</text:p>
          </table:table-cell>
          <table:table-cell table:number-columns-repeated="2"/>
          <table:table-cell office:value-type="float" office:value="39158.5833" calcext:value-type="float">
            <text:p>39158.5833</text:p>
          </table:table-cell>
          <table:table-cell table:formula="of:=[.H75]-[.E75]" office:value-type="float" office:value="0" calcext:value-type="float">
            <text:p>0</text:p>
          </table:table-cell>
          <table:table-cell/>
          <table:table-cell office:value-type="float" office:value="45682" calcext:value-type="float">
            <text:p>456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427H00M00S" calcext:value-type="time">
            <text:p>22427:00:00</text:p>
          </table:table-cell>
          <table:table-cell office:value-type="float" office:value="21352.4947" calcext:value-type="float">
            <text:p>21352.4947</text:p>
          </table:table-cell>
          <table:table-cell table:number-columns-repeated="2"/>
          <table:table-cell office:value-type="float" office:value="21352.4947" calcext:value-type="float">
            <text:p>21352.4947</text:p>
          </table:table-cell>
          <table:table-cell table:number-columns-repeated="2"/>
          <table:table-cell office:value-type="float" office:value="21352.4947" calcext:value-type="float">
            <text:p>21352.4947</text:p>
          </table:table-cell>
          <table:table-cell table:formula="of:=[.H76]-[.E76]" office:value-type="float" office:value="0" calcext:value-type="float">
            <text:p>0</text:p>
          </table:table-cell>
          <table:table-cell/>
          <table:table-cell office:value-type="float" office:value="22432" calcext:value-type="float">
            <text:p>224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976H00M00S" calcext:value-type="time">
            <text:p>52976:00:00</text:p>
          </table:table-cell>
          <table:table-cell office:value-type="float" office:value="46520.3982" calcext:value-type="float">
            <text:p>46520.3982</text:p>
          </table:table-cell>
          <table:table-cell table:number-columns-repeated="2"/>
          <table:table-cell office:value-type="float" office:value="48661.8406" calcext:value-type="float">
            <text:p>48661.8406</text:p>
          </table:table-cell>
          <table:table-cell table:number-columns-repeated="2"/>
          <table:table-cell office:value-type="float" office:value="48679.7" calcext:value-type="float">
            <text:p>48679.7</text:p>
          </table:table-cell>
          <table:table-cell table:formula="of:=[.H77]-[.E77]" office:value-type="float" office:value="17.8593999999939" calcext:value-type="float">
            <text:p>17.8594</text:p>
          </table:table-cell>
          <table:table-cell/>
          <table:table-cell office:value-type="float" office:value="53746" calcext:value-type="float">
            <text:p>537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323H00M00S" calcext:value-type="time">
            <text:p>54323:00:00</text:p>
          </table:table-cell>
          <table:table-cell office:value-type="float" office:value="44543.8333" calcext:value-type="float">
            <text:p>44543.8333</text:p>
          </table:table-cell>
          <table:table-cell table:number-columns-repeated="2"/>
          <table:table-cell office:value-type="float" office:value="44543.8333" calcext:value-type="float">
            <text:p>44543.8333</text:p>
          </table:table-cell>
          <table:table-cell table:number-columns-repeated="2"/>
          <table:table-cell office:value-type="float" office:value="44543.8333" calcext:value-type="float">
            <text:p>44543.8333</text:p>
          </table:table-cell>
          <table:table-cell table:formula="of:=[.H78]-[.E78]" office:value-type="float" office:value="0" calcext:value-type="float">
            <text:p>0</text:p>
          </table:table-cell>
          <table:table-cell/>
          <table:table-cell office:value-type="float" office:value="46505" calcext:value-type="float">
            <text:p>465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626H00M00S" calcext:value-type="time">
            <text:p>35626:00:00</text:p>
          </table:table-cell>
          <table:table-cell office:value-type="float" office:value="48961.5908" calcext:value-type="float">
            <text:p>48961.5908</text:p>
          </table:table-cell>
          <table:table-cell table:number-columns-repeated="2"/>
          <table:table-cell office:value-type="float" office:value="49519.1667" calcext:value-type="float">
            <text:p>49519.1667</text:p>
          </table:table-cell>
          <table:table-cell table:number-columns-repeated="2"/>
          <table:table-cell office:value-type="float" office:value="49519.1667" calcext:value-type="float">
            <text:p>49519.1667</text:p>
          </table:table-cell>
          <table:table-cell table:formula="of:=[.H79]-[.E79]" office:value-type="float" office:value="0" calcext:value-type="float">
            <text:p>0</text:p>
          </table:table-cell>
          <table:table-cell/>
          <table:table-cell office:value-type="float" office:value="71393" calcext:value-type="float">
            <text:p>713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820H00M00S" calcext:value-type="time">
            <text:p>35820:00:00</text:p>
          </table:table-cell>
          <table:table-cell office:value-type="float" office:value="44814.625" calcext:value-type="float">
            <text:p>44814.625</text:p>
          </table:table-cell>
          <table:table-cell table:number-columns-repeated="2"/>
          <table:table-cell office:value-type="float" office:value="45208.125" calcext:value-type="float">
            <text:p>45208.125</text:p>
          </table:table-cell>
          <table:table-cell table:number-columns-repeated="2"/>
          <table:table-cell office:value-type="float" office:value="45208.125" calcext:value-type="float">
            <text:p>45208.125</text:p>
          </table:table-cell>
          <table:table-cell table:formula="of:=[.H80]-[.E80]" office:value-type="float" office:value="0" calcext:value-type="float">
            <text:p>0</text:p>
          </table:table-cell>
          <table:table-cell/>
          <table:table-cell office:value-type="float" office:value="47924" calcext:value-type="float">
            <text:p>479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18H00M00S" calcext:value-type="time">
            <text:p>5218:00:00</text:p>
          </table:table-cell>
          <table:table-cell office:value-type="float" office:value="34295" calcext:value-type="float">
            <text:p>34295</text:p>
          </table:table-cell>
          <table:table-cell table:number-columns-repeated="2"/>
          <table:table-cell office:value-type="float" office:value="34295" calcext:value-type="float">
            <text:p>34295</text:p>
          </table:table-cell>
          <table:table-cell table:number-columns-repeated="2"/>
          <table:table-cell office:value-type="float" office:value="34295" calcext:value-type="float">
            <text:p>34295</text:p>
          </table:table-cell>
          <table:table-cell table:formula="of:=[.H81]-[.E81]" office:value-type="float" office:value="0" calcext:value-type="float">
            <text:p>0</text:p>
          </table:table-cell>
          <table:table-cell/>
          <table:table-cell office:value-type="float" office:value="37323" calcext:value-type="float">
            <text:p>3732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265H00M00S" calcext:value-type="time">
            <text:p>25265:00:00</text:p>
          </table:table-cell>
          <table:table-cell office:value-type="float" office:value="40181.9586" calcext:value-type="float">
            <text:p>40181.9586</text:p>
          </table:table-cell>
          <table:table-cell table:number-columns-repeated="2"/>
          <table:table-cell office:value-type="float" office:value="41940.5588" calcext:value-type="float">
            <text:p>41940.5588</text:p>
          </table:table-cell>
          <table:table-cell table:number-columns-repeated="2"/>
          <table:table-cell office:value-type="float" office:value="41940.5588" calcext:value-type="float">
            <text:p>41940.5588</text:p>
          </table:table-cell>
          <table:table-cell table:formula="of:=[.H82]-[.E82]" office:value-type="float" office:value="0" calcext:value-type="float">
            <text:p>0</text:p>
          </table:table-cell>
          <table:table-cell/>
          <table:table-cell office:value-type="float" office:value="48594" calcext:value-type="float">
            <text:p>485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178H00M00S" calcext:value-type="time">
            <text:p>21178:00:00</text:p>
          </table:table-cell>
          <table:table-cell office:value-type="float" office:value="34517.7733" calcext:value-type="float">
            <text:p>34517.7733</text:p>
          </table:table-cell>
          <table:table-cell table:number-columns-repeated="2"/>
          <table:table-cell office:value-type="float" office:value="34646.2872" calcext:value-type="float">
            <text:p>34646.2872</text:p>
          </table:table-cell>
          <table:table-cell table:number-columns-repeated="2"/>
          <table:table-cell office:value-type="float" office:value="34679.8819" calcext:value-type="float">
            <text:p>34679.8819</text:p>
          </table:table-cell>
          <table:table-cell table:formula="of:=[.H83]-[.E83]" office:value-type="float" office:value="33.5947000000015" calcext:value-type="float">
            <text:p>33.5947</text:p>
          </table:table-cell>
          <table:table-cell/>
          <table:table-cell office:value-type="float" office:value="41012" calcext:value-type="float">
            <text:p>410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003H00M00S" calcext:value-type="time">
            <text:p>56003:00:00</text:p>
          </table:table-cell>
          <table:table-cell office:value-type="float" office:value="36271.5" calcext:value-type="float">
            <text:p>36271.5</text:p>
          </table:table-cell>
          <table:table-cell table:number-columns-repeated="2"/>
          <table:table-cell office:value-type="float" office:value="36271.5" calcext:value-type="float">
            <text:p>36271.5</text:p>
          </table:table-cell>
          <table:table-cell table:number-columns-repeated="2"/>
          <table:table-cell office:value-type="float" office:value="36271.5" calcext:value-type="float">
            <text:p>36271.5</text:p>
          </table:table-cell>
          <table:table-cell table:formula="of:=[.H84]-[.E84]" office:value-type="float" office:value="0" calcext:value-type="float">
            <text:p>0</text:p>
          </table:table-cell>
          <table:table-cell/>
          <table:table-cell office:value-type="float" office:value="39062" calcext:value-type="float">
            <text:p>390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531H00M00S" calcext:value-type="time">
            <text:p>10531:00:00</text:p>
          </table:table-cell>
          <table:table-cell office:value-type="float" office:value="39243.8018" calcext:value-type="float">
            <text:p>39243.8018</text:p>
          </table:table-cell>
          <table:table-cell table:number-columns-repeated="2"/>
          <table:table-cell office:value-type="float" office:value="40673.966" calcext:value-type="float">
            <text:p>40673.966</text:p>
          </table:table-cell>
          <table:table-cell table:number-columns-repeated="2"/>
          <table:table-cell office:value-type="float" office:value="40778.5529" calcext:value-type="float">
            <text:p>40778.5529</text:p>
          </table:table-cell>
          <table:table-cell table:formula="of:=[.H85]-[.E85]" office:value-type="float" office:value="104.586900000002" calcext:value-type="float">
            <text:p>104.5869</text:p>
          </table:table-cell>
          <table:table-cell/>
          <table:table-cell office:value-type="float" office:value="47733" calcext:value-type="float">
            <text:p>477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219H00M00S" calcext:value-type="time">
            <text:p>55219:00:00</text:p>
          </table:table-cell>
          <table:table-cell office:value-type="float" office:value="23648.7635" calcext:value-type="float">
            <text:p>23648.7635</text:p>
          </table:table-cell>
          <table:table-cell table:number-columns-repeated="2"/>
          <table:table-cell office:value-type="float" office:value="23648.7635" calcext:value-type="float">
            <text:p>23648.7635</text:p>
          </table:table-cell>
          <table:table-cell table:number-columns-repeated="2"/>
          <table:table-cell office:value-type="float" office:value="23648.7635" calcext:value-type="float">
            <text:p>23648.7635</text:p>
          </table:table-cell>
          <table:table-cell table:formula="of:=[.H86]-[.E86]" office:value-type="float" office:value="0" calcext:value-type="float">
            <text:p>0</text:p>
          </table:table-cell>
          <table:table-cell/>
          <table:table-cell office:value-type="float" office:value="27829" calcext:value-type="float">
            <text:p>278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357H00M00S" calcext:value-type="time">
            <text:p>33357:00:00</text:p>
          </table:table-cell>
          <table:table-cell office:value-type="float" office:value="25673.6213" calcext:value-type="float">
            <text:p>25673.6213</text:p>
          </table:table-cell>
          <table:table-cell table:number-columns-repeated="2"/>
          <table:table-cell office:value-type="float" office:value="25847.173" calcext:value-type="float">
            <text:p>25847.173</text:p>
          </table:table-cell>
          <table:table-cell table:number-columns-repeated="2"/>
          <table:table-cell office:value-type="float" office:value="25848.7955" calcext:value-type="float">
            <text:p>25848.7955</text:p>
          </table:table-cell>
          <table:table-cell table:formula="of:=[.H87]-[.E87]" office:value-type="float" office:value="1.62250000000131" calcext:value-type="float">
            <text:p>1.6225</text:p>
          </table:table-cell>
          <table:table-cell/>
          <table:table-cell office:value-type="float" office:value="31189" calcext:value-type="float">
            <text:p>311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227H00M00S" calcext:value-type="time">
            <text:p>64227:00:00</text:p>
          </table:table-cell>
          <table:table-cell office:value-type="float" office:value="31498.8043" calcext:value-type="float">
            <text:p>31498.8043</text:p>
          </table:table-cell>
          <table:table-cell table:number-columns-repeated="2"/>
          <table:table-cell office:value-type="float" office:value="31498.8043" calcext:value-type="float">
            <text:p>31498.8043</text:p>
          </table:table-cell>
          <table:table-cell table:number-columns-repeated="2"/>
          <table:table-cell office:value-type="float" office:value="31498.8043" calcext:value-type="float">
            <text:p>31498.8043</text:p>
          </table:table-cell>
          <table:table-cell table:formula="of:=[.H88]-[.E88]" office:value-type="float" office:value="0" calcext:value-type="float">
            <text:p>0</text:p>
          </table:table-cell>
          <table:table-cell/>
          <table:table-cell office:value-type="float" office:value="41301" calcext:value-type="float">
            <text:p>413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789H00M00S" calcext:value-type="time">
            <text:p>6789:00:00</text:p>
          </table:table-cell>
          <table:table-cell office:value-type="float" office:value="40652.3333" calcext:value-type="float">
            <text:p>40652.3333</text:p>
          </table:table-cell>
          <table:table-cell table:number-columns-repeated="2"/>
          <table:table-cell office:value-type="float" office:value="40714.3333" calcext:value-type="float">
            <text:p>40714.3333</text:p>
          </table:table-cell>
          <table:table-cell table:number-columns-repeated="2"/>
          <table:table-cell office:value-type="float" office:value="40714.3333" calcext:value-type="float">
            <text:p>40714.3333</text:p>
          </table:table-cell>
          <table:table-cell table:formula="of:=[.H89]-[.E89]" office:value-type="float" office:value="0" calcext:value-type="float">
            <text:p>0</text:p>
          </table:table-cell>
          <table:table-cell/>
          <table:table-cell office:value-type="float" office:value="54016" calcext:value-type="float">
            <text:p>540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488H00M00S" calcext:value-type="time">
            <text:p>57488:00:00</text:p>
          </table:table-cell>
          <table:table-cell office:value-type="float" office:value="30627.375" calcext:value-type="float">
            <text:p>30627.375</text:p>
          </table:table-cell>
          <table:table-cell table:number-columns-repeated="2"/>
          <table:table-cell office:value-type="float" office:value="33163.8807" calcext:value-type="float">
            <text:p>33163.8807</text:p>
          </table:table-cell>
          <table:table-cell table:number-columns-repeated="2"/>
          <table:table-cell office:value-type="float" office:value="33232.1225" calcext:value-type="float">
            <text:p>33232.1225</text:p>
          </table:table-cell>
          <table:table-cell table:formula="of:=[.H90]-[.E90]" office:value-type="float" office:value="68.2417999999961" calcext:value-type="float">
            <text:p>68.2418</text:p>
          </table:table-cell>
          <table:table-cell/>
          <table:table-cell office:value-type="float" office:value="43429" calcext:value-type="float">
            <text:p>434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946H00M00S" calcext:value-type="time">
            <text:p>59946:00:00</text:p>
          </table:table-cell>
          <table:table-cell office:value-type="float" office:value="36166.5135" calcext:value-type="float">
            <text:p>36166.5135</text:p>
          </table:table-cell>
          <table:table-cell table:number-columns-repeated="2"/>
          <table:table-cell office:value-type="float" office:value="36166.5135" calcext:value-type="float">
            <text:p>36166.5135</text:p>
          </table:table-cell>
          <table:table-cell table:number-columns-repeated="2"/>
          <table:table-cell office:value-type="float" office:value="36176.2407" calcext:value-type="float">
            <text:p>36176.2407</text:p>
          </table:table-cell>
          <table:table-cell table:formula="of:=[.H91]-[.E91]" office:value-type="float" office:value="9.72720000000118" calcext:value-type="float">
            <text:p>9.7272</text:p>
          </table:table-cell>
          <table:table-cell/>
          <table:table-cell office:value-type="float" office:value="38123" calcext:value-type="float">
            <text:p>3812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171H00M00S" calcext:value-type="time">
            <text:p>33171:00:00</text:p>
          </table:table-cell>
          <table:table-cell office:value-type="float" office:value="19957.117" calcext:value-type="float">
            <text:p>19957.117</text:p>
          </table:table-cell>
          <table:table-cell table:number-columns-repeated="2"/>
          <table:table-cell office:value-type="float" office:value="19966.4092" calcext:value-type="float">
            <text:p>19966.4092</text:p>
          </table:table-cell>
          <table:table-cell table:number-columns-repeated="2"/>
          <table:table-cell office:value-type="float" office:value="19968.8774" calcext:value-type="float">
            <text:p>19968.8774</text:p>
          </table:table-cell>
          <table:table-cell table:formula="of:=[.H92]-[.E92]" office:value-type="float" office:value="2.46820000000298" calcext:value-type="float">
            <text:p>2.4682</text:p>
          </table:table-cell>
          <table:table-cell/>
          <table:table-cell office:value-type="float" office:value="31792" calcext:value-type="float">
            <text:p>3179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416H00M00S" calcext:value-type="time">
            <text:p>33416:00:00</text:p>
          </table:table-cell>
          <table:table-cell office:value-type="float" office:value="24012.9667" calcext:value-type="float">
            <text:p>24012.9667</text:p>
          </table:table-cell>
          <table:table-cell table:number-columns-repeated="2"/>
          <table:table-cell office:value-type="float" office:value="24012.9667" calcext:value-type="float">
            <text:p>24012.9667</text:p>
          </table:table-cell>
          <table:table-cell table:number-columns-repeated="2"/>
          <table:table-cell office:value-type="float" office:value="24012.9667" calcext:value-type="float">
            <text:p>24012.9667</text:p>
          </table:table-cell>
          <table:table-cell table:formula="of:=[.H93]-[.E93]" office:value-type="float" office:value="0" calcext:value-type="float">
            <text:p>0</text:p>
          </table:table-cell>
          <table:table-cell/>
          <table:table-cell office:value-type="float" office:value="29110" calcext:value-type="float">
            <text:p>291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166H00M00S" calcext:value-type="time">
            <text:p>22166:00:00</text:p>
          </table:table-cell>
          <table:table-cell office:value-type="float" office:value="16688.4167" calcext:value-type="float">
            <text:p>16688.4167</text:p>
          </table:table-cell>
          <table:table-cell table:number-columns-repeated="2"/>
          <table:table-cell office:value-type="float" office:value="16995.6667" calcext:value-type="float">
            <text:p>16995.6667</text:p>
          </table:table-cell>
          <table:table-cell table:number-columns-repeated="2"/>
          <table:table-cell office:value-type="float" office:value="16995.6667" calcext:value-type="float">
            <text:p>16995.6667</text:p>
          </table:table-cell>
          <table:table-cell table:formula="of:=[.H94]-[.E94]" office:value-type="float" office:value="0" calcext:value-type="float">
            <text:p>0</text:p>
          </table:table-cell>
          <table:table-cell/>
          <table:table-cell office:value-type="float" office:value="20072" calcext:value-type="float">
            <text:p>200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211H00M00S" calcext:value-type="time">
            <text:p>25211:00:00</text:p>
          </table:table-cell>
          <table:table-cell office:value-type="float" office:value="59532.3252" calcext:value-type="float">
            <text:p>59532.3252</text:p>
          </table:table-cell>
          <table:table-cell table:number-columns-repeated="2"/>
          <table:table-cell office:value-type="float" office:value="60478.9165" calcext:value-type="float">
            <text:p>60478.9165</text:p>
          </table:table-cell>
          <table:table-cell table:number-columns-repeated="2"/>
          <table:table-cell office:value-type="float" office:value="60480.7339" calcext:value-type="float">
            <text:p>60480.7339</text:p>
          </table:table-cell>
          <table:table-cell table:formula="of:=[.H95]-[.E95]" office:value-type="float" office:value="1.81739999999991" calcext:value-type="float">
            <text:p>1.8174</text:p>
          </table:table-cell>
          <table:table-cell/>
          <table:table-cell office:value-type="float" office:value="77411" calcext:value-type="float">
            <text:p>774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582H00M00S" calcext:value-type="time">
            <text:p>34582:00:00</text:p>
          </table:table-cell>
          <table:table-cell office:value-type="float" office:value="46472.4607" calcext:value-type="float">
            <text:p>46472.4607</text:p>
          </table:table-cell>
          <table:table-cell table:number-columns-repeated="2"/>
          <table:table-cell office:value-type="float" office:value="46520.4638" calcext:value-type="float">
            <text:p>46520.4638</text:p>
          </table:table-cell>
          <table:table-cell table:number-columns-repeated="2"/>
          <table:table-cell office:value-type="float" office:value="46539.3625" calcext:value-type="float">
            <text:p>46539.3625</text:p>
          </table:table-cell>
          <table:table-cell table:formula="of:=[.H96]-[.E96]" office:value-type="float" office:value="18.8987000000052" calcext:value-type="float">
            <text:p>18.8987</text:p>
          </table:table-cell>
          <table:table-cell/>
          <table:table-cell office:value-type="float" office:value="53816" calcext:value-type="float">
            <text:p>538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160H00M00S" calcext:value-type="time">
            <text:p>26160:00:00</text:p>
          </table:table-cell>
          <table:table-cell office:value-type="float" office:value="42019.8676" calcext:value-type="float">
            <text:p>42019.8676</text:p>
          </table:table-cell>
          <table:table-cell table:number-columns-repeated="2"/>
          <table:table-cell office:value-type="float" office:value="43490.044" calcext:value-type="float">
            <text:p>43490.044</text:p>
          </table:table-cell>
          <table:table-cell table:number-columns-repeated="2"/>
          <table:table-cell office:value-type="float" office:value="43490.3499" calcext:value-type="float">
            <text:p>43490.3499</text:p>
          </table:table-cell>
          <table:table-cell table:formula="of:=[.H97]-[.E97]" office:value-type="float" office:value="0.305899999999383" calcext:value-type="float">
            <text:p>0.3059</text:p>
          </table:table-cell>
          <table:table-cell/>
          <table:table-cell office:value-type="float" office:value="65558" calcext:value-type="float">
            <text:p>655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970H00M00S" calcext:value-type="time">
            <text:p>28970:00:00</text:p>
          </table:table-cell>
          <table:table-cell office:value-type="float" office:value="41237.5425" calcext:value-type="float">
            <text:p>41237.5425</text:p>
          </table:table-cell>
          <table:table-cell table:number-columns-repeated="2"/>
          <table:table-cell office:value-type="float" office:value="41498.7167" calcext:value-type="float">
            <text:p>41498.7167</text:p>
          </table:table-cell>
          <table:table-cell table:number-columns-repeated="2"/>
          <table:table-cell office:value-type="float" office:value="41549.76" calcext:value-type="float">
            <text:p>41549.76</text:p>
          </table:table-cell>
          <table:table-cell table:formula="of:=[.H98]-[.E98]" office:value-type="float" office:value="51.0433000000048" calcext:value-type="float">
            <text:p>51.0433</text:p>
          </table:table-cell>
          <table:table-cell/>
          <table:table-cell office:value-type="float" office:value="52850" calcext:value-type="float">
            <text:p>528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596H00M00S" calcext:value-type="time">
            <text:p>13596:00:00</text:p>
          </table:table-cell>
          <table:table-cell office:value-type="float" office:value="26825.9956" calcext:value-type="float">
            <text:p>26825.9956</text:p>
          </table:table-cell>
          <table:table-cell table:number-columns-repeated="2"/>
          <table:table-cell office:value-type="float" office:value="27522.9982" calcext:value-type="float">
            <text:p>27522.9982</text:p>
          </table:table-cell>
          <table:table-cell table:number-columns-repeated="2"/>
          <table:table-cell office:value-type="float" office:value="27588.7109" calcext:value-type="float">
            <text:p>27588.7109</text:p>
          </table:table-cell>
          <table:table-cell table:formula="of:=[.H99]-[.E99]" office:value-type="float" office:value="65.7126999999964" calcext:value-type="float">
            <text:p>65.7127</text:p>
          </table:table-cell>
          <table:table-cell/>
          <table:table-cell office:value-type="float" office:value="29511" calcext:value-type="float">
            <text:p>295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480H00M00S" calcext:value-type="time">
            <text:p>24480:00:00</text:p>
          </table:table-cell>
          <table:table-cell office:value-type="float" office:value="37610.3951" calcext:value-type="float">
            <text:p>37610.3951</text:p>
          </table:table-cell>
          <table:table-cell table:number-columns-repeated="2"/>
          <table:table-cell office:value-type="float" office:value="39427.632" calcext:value-type="float">
            <text:p>39427.632</text:p>
          </table:table-cell>
          <table:table-cell table:number-columns-repeated="2"/>
          <table:table-cell office:value-type="float" office:value="39443.085" calcext:value-type="float">
            <text:p>39443.085</text:p>
          </table:table-cell>
          <table:table-cell table:formula="of:=[.H100]-[.E100]" office:value-type="float" office:value="15.4530000000013" calcext:value-type="float">
            <text:p>15.453</text:p>
          </table:table-cell>
          <table:table-cell/>
          <table:table-cell office:value-type="float" office:value="48371" calcext:value-type="float">
            <text:p>483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741H00M00S" calcext:value-type="time">
            <text:p>17741:00:00</text:p>
          </table:table-cell>
          <table:table-cell office:value-type="float" office:value="29122.7708" calcext:value-type="float">
            <text:p>29122.7708</text:p>
          </table:table-cell>
          <table:table-cell table:number-columns-repeated="2"/>
          <table:table-cell office:value-type="float" office:value="30086.5833" calcext:value-type="float">
            <text:p>30086.5833</text:p>
          </table:table-cell>
          <table:table-cell table:number-columns-repeated="2"/>
          <table:table-cell office:value-type="float" office:value="30087.75" calcext:value-type="float">
            <text:p>30087.75</text:p>
          </table:table-cell>
          <table:table-cell table:formula="of:=[.H101]-[.E101]" office:value-type="float" office:value="1.16670000000158" calcext:value-type="float">
            <text:p>1.1667</text:p>
          </table:table-cell>
          <table:table-cell/>
          <table:table-cell office:value-type="float" office:value="33217" calcext:value-type="float">
            <text:p>332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374H00M00S" calcext:value-type="time">
            <text:p>41374:00:00</text:p>
          </table:table-cell>
          <table:table-cell office:value-type="float" office:value="42028.0945" calcext:value-type="float">
            <text:p>42028.0945</text:p>
          </table:table-cell>
          <table:table-cell table:number-columns-repeated="2"/>
          <table:table-cell office:value-type="float" office:value="42071.0952" calcext:value-type="float">
            <text:p>42071.0952</text:p>
          </table:table-cell>
          <table:table-cell table:number-columns-repeated="2"/>
          <table:table-cell office:value-type="float" office:value="42071.0952" calcext:value-type="float">
            <text:p>42071.0952</text:p>
          </table:table-cell>
          <table:table-cell table:formula="of:=[.H102]-[.E102]" office:value-type="float" office:value="0" calcext:value-type="float">
            <text:p>0</text:p>
          </table:table-cell>
          <table:table-cell/>
          <table:table-cell office:value-type="float" office:value="53466" calcext:value-type="float">
            <text:p>53466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53:.B102])" office:value-type="float" office:value="34780.261818" calcext:value-type="float">
            <text:p>34780.261818</text:p>
          </table:table-cell>
          <table:table-cell table:style-name="ce6" table:number-columns-repeated="2"/>
          <table:table-cell table:style-name="ce6" table:formula="of:=AVERAGE([.E53:.E102])" office:value-type="float" office:value="35253.164208" calcext:value-type="float">
            <text:p>35253.164208</text:p>
          </table:table-cell>
          <table:table-cell table:style-name="ce6" table:number-columns-repeated="2"/>
          <table:table-cell table:style-name="ce6" table:formula="of:=AVERAGE([.H53:.H102])" office:value-type="float" office:value="35273.698892" calcext:value-type="float">
            <text:p>35273.698892</text:p>
          </table:table-cell>
          <table:table-cell table:formula="of:=[.H103]-[.E103]" office:value-type="float" office:value="20.5346839999984" calcext:value-type="float">
            <text:p>20.534684</text:p>
          </table:table-cell>
          <table:table-cell table:style-name="ce6"/>
          <table:table-cell table:style-name="ce6" table:formula="of:=AVERAGE([.K53:.K102])" office:value-type="float" office:value="41997.34" calcext:value-type="float">
            <text:p>41997.34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104]-[.E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9819H00M00S" calcext:value-type="time">
            <text:p>9819:00:00</text:p>
          </table:table-cell>
          <table:table-cell office:value-type="float" office:value="26282.4773" calcext:value-type="float">
            <text:p>26282.4773</text:p>
          </table:table-cell>
          <table:table-cell table:number-columns-repeated="2"/>
          <table:table-cell office:value-type="float" office:value="27042.2886" calcext:value-type="float">
            <text:p>27042.2886</text:p>
          </table:table-cell>
          <table:table-cell table:number-columns-repeated="2"/>
          <table:table-cell office:value-type="float" office:value="27057.6379" calcext:value-type="float">
            <text:p>27057.6379</text:p>
          </table:table-cell>
          <table:table-cell table:formula="of:=[.H105]-[.E105]" office:value-type="float" office:value="15.3493000000017" calcext:value-type="float">
            <text:p>15.3493</text:p>
          </table:table-cell>
          <table:table-cell/>
          <table:table-cell office:value-type="float" office:value="31408" calcext:value-type="float">
            <text:p>31408</text:p>
          </table:table-cell>
          <table:table-cell table:number-columns-repeated="1013"/>
        </table:table-row>
        <table:table-row table:style-name="ro1">
          <table:table-cell table:style-name="ce8" office:value-type="time" office:time-value="PT50540H00M00S" calcext:value-type="time">
            <text:p>50540:00:00</text:p>
          </table:table-cell>
          <table:table-cell table:style-name="ce9" office:value-type="float" office:value="42525.7634" calcext:value-type="float">
            <text:p>42525.7634</text:p>
          </table:table-cell>
          <table:table-cell table:style-name="ce9" table:number-columns-repeated="2"/>
          <table:table-cell table:style-name="ce9" office:value-type="float" office:value="44361.0796" calcext:value-type="float">
            <text:p>44361.0796</text:p>
          </table:table-cell>
          <table:table-cell table:style-name="ce9" table:number-columns-repeated="2"/>
          <table:table-cell table:style-name="ce9" office:value-type="float" office:value="44357.3526" calcext:value-type="float">
            <text:p>44357.3526</text:p>
          </table:table-cell>
          <table:table-cell table:style-name="ce9" table:formula="of:=[.H106]-[.E106]" office:value-type="float" office:value="-3.72699999999895" calcext:value-type="float">
            <text:p>-3.727</text:p>
          </table:table-cell>
          <table:table-cell table:style-name="ce9"/>
          <table:table-cell table:style-name="ce9" office:value-type="float" office:value="54543" calcext:value-type="float">
            <text:p>54543</text:p>
          </table:table-cell>
          <table:table-cell table:style-name="ce9"/>
          <table:table-cell office:value-type="string" calcext:value-type="string">
            <text:p>zero to zero fixed it</text:p>
          </table:table-cell>
          <table:table-cell table:number-columns-repeated="1011"/>
        </table:table-row>
        <table:table-row table:style-name="ro1">
          <table:table-cell table:style-name="ce1" office:value-type="time" office:time-value="PT18353H00M00S" calcext:value-type="time">
            <text:p>18353:00:00</text:p>
          </table:table-cell>
          <table:table-cell office:value-type="float" office:value="24916.5705" calcext:value-type="float">
            <text:p>24916.5705</text:p>
          </table:table-cell>
          <table:table-cell table:number-columns-repeated="2"/>
          <table:table-cell office:value-type="float" office:value="25447.6591" calcext:value-type="float">
            <text:p>25447.6591</text:p>
          </table:table-cell>
          <table:table-cell table:number-columns-repeated="2"/>
          <table:table-cell office:value-type="float" office:value="25454.25" calcext:value-type="float">
            <text:p>25454.25</text:p>
          </table:table-cell>
          <table:table-cell table:formula="of:=[.H107]-[.E107]" office:value-type="float" office:value="6.59089999999924" calcext:value-type="float">
            <text:p>6.5909</text:p>
          </table:table-cell>
          <table:table-cell/>
          <table:table-cell office:value-type="float" office:value="29859" calcext:value-type="float">
            <text:p>298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301H00M00S" calcext:value-type="time">
            <text:p>10301:00:00</text:p>
          </table:table-cell>
          <table:table-cell office:value-type="float" office:value="34279.7695" calcext:value-type="float">
            <text:p>34279.7695</text:p>
          </table:table-cell>
          <table:table-cell table:number-columns-repeated="2"/>
          <table:table-cell office:value-type="float" office:value="34679.6802" calcext:value-type="float">
            <text:p>34679.6802</text:p>
          </table:table-cell>
          <table:table-cell table:number-columns-repeated="2"/>
          <table:table-cell office:value-type="float" office:value="34695.261" calcext:value-type="float">
            <text:p>34695.261</text:p>
          </table:table-cell>
          <table:table-cell table:formula="of:=[.H108]-[.E108]" office:value-type="float" office:value="15.5807999999961" calcext:value-type="float">
            <text:p>15.5808</text:p>
          </table:table-cell>
          <table:table-cell/>
          <table:table-cell office:value-type="float" office:value="41722" calcext:value-type="float">
            <text:p>417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572H00M00S" calcext:value-type="time">
            <text:p>17572:00:00</text:p>
          </table:table-cell>
          <table:table-cell office:value-type="float" office:value="29233.9333" calcext:value-type="float">
            <text:p>29233.9333</text:p>
          </table:table-cell>
          <table:table-cell table:number-columns-repeated="2"/>
          <table:table-cell office:value-type="float" office:value="29233.9333" calcext:value-type="float">
            <text:p>29233.9333</text:p>
          </table:table-cell>
          <table:table-cell table:number-columns-repeated="2"/>
          <table:table-cell office:value-type="float" office:value="29233.9333" calcext:value-type="float">
            <text:p>29233.9333</text:p>
          </table:table-cell>
          <table:table-cell table:formula="of:=[.H109]-[.E109]" office:value-type="float" office:value="0" calcext:value-type="float">
            <text:p>0</text:p>
          </table:table-cell>
          <table:table-cell/>
          <table:table-cell office:value-type="float" office:value="33619" calcext:value-type="float">
            <text:p>336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069H00M00S" calcext:value-type="time">
            <text:p>17069:00:00</text:p>
          </table:table-cell>
          <table:table-cell office:value-type="float" office:value="18172.3333" calcext:value-type="float">
            <text:p>18172.3333</text:p>
          </table:table-cell>
          <table:table-cell table:number-columns-repeated="2"/>
          <table:table-cell office:value-type="float" office:value="18172.3333" calcext:value-type="float">
            <text:p>18172.3333</text:p>
          </table:table-cell>
          <table:table-cell table:number-columns-repeated="2"/>
          <table:table-cell office:value-type="float" office:value="18172.3333" calcext:value-type="float">
            <text:p>18172.3333</text:p>
          </table:table-cell>
          <table:table-cell table:formula="of:=[.H110]-[.E110]" office:value-type="float" office:value="0" calcext:value-type="float">
            <text:p>0</text:p>
          </table:table-cell>
          <table:table-cell/>
          <table:table-cell office:value-type="float" office:value="21293" calcext:value-type="float">
            <text:p>212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426H00M00S" calcext:value-type="time">
            <text:p>10426:00:00</text:p>
          </table:table-cell>
          <table:table-cell office:value-type="float" office:value="28427.4828" calcext:value-type="float">
            <text:p>28427.4828</text:p>
          </table:table-cell>
          <table:table-cell table:number-columns-repeated="2"/>
          <table:table-cell office:value-type="float" office:value="28429.4" calcext:value-type="float">
            <text:p>28429.4</text:p>
          </table:table-cell>
          <table:table-cell table:number-columns-repeated="2"/>
          <table:table-cell office:value-type="float" office:value="28431.1" calcext:value-type="float">
            <text:p>28431.1</text:p>
          </table:table-cell>
          <table:table-cell table:formula="of:=[.H111]-[.E111]" office:value-type="float" office:value="1.69999999999709" calcext:value-type="float">
            <text:p>1.7</text:p>
          </table:table-cell>
          <table:table-cell/>
          <table:table-cell office:value-type="float" office:value="36651" calcext:value-type="float">
            <text:p>366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54H00M00S" calcext:value-type="time">
            <text:p>5554:00:00</text:p>
          </table:table-cell>
          <table:table-cell office:value-type="float" office:value="32654.5573" calcext:value-type="float">
            <text:p>32654.5573</text:p>
          </table:table-cell>
          <table:table-cell table:number-columns-repeated="2"/>
          <table:table-cell office:value-type="float" office:value="32774.5141" calcext:value-type="float">
            <text:p>32774.5141</text:p>
          </table:table-cell>
          <table:table-cell table:number-columns-repeated="2"/>
          <table:table-cell office:value-type="float" office:value="32812.4282" calcext:value-type="float">
            <text:p>32812.4282</text:p>
          </table:table-cell>
          <table:table-cell table:formula="of:=[.H112]-[.E112]" office:value-type="float" office:value="37.9141000000018" calcext:value-type="float">
            <text:p>37.9141</text:p>
          </table:table-cell>
          <table:table-cell/>
          <table:table-cell office:value-type="float" office:value="41445" calcext:value-type="float">
            <text:p>4144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57H00M00S" calcext:value-type="time">
            <text:p>30657:00:00</text:p>
          </table:table-cell>
          <table:table-cell office:value-type="float" office:value="39867.0038" calcext:value-type="float">
            <text:p>39867.0038</text:p>
          </table:table-cell>
          <table:table-cell table:number-columns-repeated="2"/>
          <table:table-cell office:value-type="float" office:value="40456.3333" calcext:value-type="float">
            <text:p>40456.3333</text:p>
          </table:table-cell>
          <table:table-cell table:number-columns-repeated="2"/>
          <table:table-cell office:value-type="float" office:value="40458.8611" calcext:value-type="float">
            <text:p>40458.8611</text:p>
          </table:table-cell>
          <table:table-cell table:formula="of:=[.H113]-[.E113]" office:value-type="float" office:value="2.52780000000348" calcext:value-type="float">
            <text:p>2.5278</text:p>
          </table:table-cell>
          <table:table-cell/>
          <table:table-cell office:value-type="float" office:value="45504" calcext:value-type="float">
            <text:p>455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285H00M00S" calcext:value-type="time">
            <text:p>52285:00:00</text:p>
          </table:table-cell>
          <table:table-cell office:value-type="float" office:value="33330.6384" calcext:value-type="float">
            <text:p>33330.6384</text:p>
          </table:table-cell>
          <table:table-cell table:number-columns-repeated="2"/>
          <table:table-cell office:value-type="float" office:value="33689.4848" calcext:value-type="float">
            <text:p>33689.4848</text:p>
          </table:table-cell>
          <table:table-cell table:number-columns-repeated="2"/>
          <table:table-cell office:value-type="float" office:value="33717.2622" calcext:value-type="float">
            <text:p>33717.2622</text:p>
          </table:table-cell>
          <table:table-cell table:formula="of:=[.H114]-[.E114]" office:value-type="float" office:value="27.777399999999" calcext:value-type="float">
            <text:p>27.7774</text:p>
          </table:table-cell>
          <table:table-cell/>
          <table:table-cell office:value-type="float" office:value="36650" calcext:value-type="float">
            <text:p>366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600H00M00S" calcext:value-type="time">
            <text:p>9600:00:00</text:p>
          </table:table-cell>
          <table:table-cell office:value-type="float" office:value="26004.7071" calcext:value-type="float">
            <text:p>26004.7071</text:p>
          </table:table-cell>
          <table:table-cell table:number-columns-repeated="2"/>
          <table:table-cell office:value-type="float" office:value="26096.0595" calcext:value-type="float">
            <text:p>26096.0595</text:p>
          </table:table-cell>
          <table:table-cell table:number-columns-repeated="2"/>
          <table:table-cell office:value-type="float" office:value="26096.0595" calcext:value-type="float">
            <text:p>26096.0595</text:p>
          </table:table-cell>
          <table:table-cell table:formula="of:=[.H115]-[.E115]" office:value-type="float" office:value="0" calcext:value-type="float">
            <text:p>0</text:p>
          </table:table-cell>
          <table:table-cell/>
          <table:table-cell office:value-type="float" office:value="32789" calcext:value-type="float">
            <text:p>327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611H00M00S" calcext:value-type="time">
            <text:p>27611:00:00</text:p>
          </table:table-cell>
          <table:table-cell office:value-type="float" office:value="28893.4824" calcext:value-type="float">
            <text:p>28893.4824</text:p>
          </table:table-cell>
          <table:table-cell table:number-columns-repeated="2"/>
          <table:table-cell office:value-type="float" office:value="28962.0625" calcext:value-type="float">
            <text:p>28962.0625</text:p>
          </table:table-cell>
          <table:table-cell table:number-columns-repeated="2"/>
          <table:table-cell office:value-type="float" office:value="28976.9167" calcext:value-type="float">
            <text:p>28976.9167</text:p>
          </table:table-cell>
          <table:table-cell table:formula="of:=[.H116]-[.E116]" office:value-type="float" office:value="14.8542000000016" calcext:value-type="float">
            <text:p>14.8542</text:p>
          </table:table-cell>
          <table:table-cell/>
          <table:table-cell office:value-type="float" office:value="32718" calcext:value-type="float">
            <text:p>327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074H00M00S" calcext:value-type="time">
            <text:p>13074:00:00</text:p>
          </table:table-cell>
          <table:table-cell office:value-type="float" office:value="40614.8742" calcext:value-type="float">
            <text:p>40614.8742</text:p>
          </table:table-cell>
          <table:table-cell table:number-columns-repeated="2"/>
          <table:table-cell office:value-type="float" office:value="40789.5682" calcext:value-type="float">
            <text:p>40789.5682</text:p>
          </table:table-cell>
          <table:table-cell table:number-columns-repeated="2"/>
          <table:table-cell office:value-type="float" office:value="40790.4848" calcext:value-type="float">
            <text:p>40790.4848</text:p>
          </table:table-cell>
          <table:table-cell table:formula="of:=[.H117]-[.E117]" office:value-type="float" office:value="0.916599999996834" calcext:value-type="float">
            <text:p>0.9166</text:p>
          </table:table-cell>
          <table:table-cell/>
          <table:table-cell office:value-type="float" office:value="48674" calcext:value-type="float">
            <text:p>486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813H00M00S" calcext:value-type="time">
            <text:p>35813:00:00</text:p>
          </table:table-cell>
          <table:table-cell office:value-type="float" office:value="33672.7719" calcext:value-type="float">
            <text:p>33672.7719</text:p>
          </table:table-cell>
          <table:table-cell table:number-columns-repeated="2"/>
          <table:table-cell office:value-type="float" office:value="35656.0417" calcext:value-type="float">
            <text:p>35656.0417</text:p>
          </table:table-cell>
          <table:table-cell table:number-columns-repeated="2"/>
          <table:table-cell office:value-type="float" office:value="35662.5998" calcext:value-type="float">
            <text:p>35662.5998</text:p>
          </table:table-cell>
          <table:table-cell table:formula="of:=[.H118]-[.E118]" office:value-type="float" office:value="6.55810000000201" calcext:value-type="float">
            <text:p>6.5581</text:p>
          </table:table-cell>
          <table:table-cell/>
          <table:table-cell office:value-type="float" office:value="49526" calcext:value-type="float">
            <text:p>495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375H00M00S" calcext:value-type="time">
            <text:p>35375:00:00</text:p>
          </table:table-cell>
          <table:table-cell office:value-type="float" office:value="45783.1241" calcext:value-type="float">
            <text:p>45783.1241</text:p>
          </table:table-cell>
          <table:table-cell table:number-columns-repeated="2"/>
          <table:table-cell office:value-type="float" office:value="46314.5677" calcext:value-type="float">
            <text:p>46314.5677</text:p>
          </table:table-cell>
          <table:table-cell table:number-columns-repeated="2"/>
          <table:table-cell office:value-type="float" office:value="46314.5677" calcext:value-type="float">
            <text:p>46314.5677</text:p>
          </table:table-cell>
          <table:table-cell table:formula="of:=[.H119]-[.E119]" office:value-type="float" office:value="0" calcext:value-type="float">
            <text:p>0</text:p>
          </table:table-cell>
          <table:table-cell/>
          <table:table-cell office:value-type="float" office:value="53336" calcext:value-type="float">
            <text:p>533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05H00M00S" calcext:value-type="time">
            <text:p>2705:00:00</text:p>
          </table:table-cell>
          <table:table-cell office:value-type="float" office:value="41050.4907" calcext:value-type="float">
            <text:p>41050.4907</text:p>
          </table:table-cell>
          <table:table-cell table:number-columns-repeated="2"/>
          <table:table-cell office:value-type="float" office:value="41880.2236" calcext:value-type="float">
            <text:p>41880.2236</text:p>
          </table:table-cell>
          <table:table-cell table:number-columns-repeated="2"/>
          <table:table-cell office:value-type="float" office:value="41901.0394" calcext:value-type="float">
            <text:p>41901.0394</text:p>
          </table:table-cell>
          <table:table-cell table:formula="of:=[.H120]-[.E120]" office:value-type="float" office:value="20.8158000000039" calcext:value-type="float">
            <text:p>20.8158</text:p>
          </table:table-cell>
          <table:table-cell/>
          <table:table-cell office:value-type="float" office:value="61880" calcext:value-type="float">
            <text:p>618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61H00M00S" calcext:value-type="time">
            <text:p>5261:00:00</text:p>
          </table:table-cell>
          <table:table-cell office:value-type="float" office:value="31657.1333" calcext:value-type="float">
            <text:p>31657.1333</text:p>
          </table:table-cell>
          <table:table-cell table:number-columns-repeated="2"/>
          <table:table-cell office:value-type="float" office:value="32053.4852" calcext:value-type="float">
            <text:p>32053.4852</text:p>
          </table:table-cell>
          <table:table-cell table:number-columns-repeated="2"/>
          <table:table-cell office:value-type="float" office:value="32178.6508" calcext:value-type="float">
            <text:p>32178.6508</text:p>
          </table:table-cell>
          <table:table-cell table:formula="of:=[.H121]-[.E121]" office:value-type="float" office:value="125.1656" calcext:value-type="float">
            <text:p>125.1656</text:p>
          </table:table-cell>
          <table:table-cell/>
          <table:table-cell office:value-type="float" office:value="37315" calcext:value-type="float">
            <text:p>373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97H00M00S" calcext:value-type="time">
            <text:p>5397:00:00</text:p>
          </table:table-cell>
          <table:table-cell office:value-type="float" office:value="28148.8451" calcext:value-type="float">
            <text:p>28148.8451</text:p>
          </table:table-cell>
          <table:table-cell table:number-columns-repeated="2"/>
          <table:table-cell office:value-type="float" office:value="32479.8403" calcext:value-type="float">
            <text:p>32479.8403</text:p>
          </table:table-cell>
          <table:table-cell table:number-columns-repeated="2"/>
          <table:table-cell office:value-type="float" office:value="32480.2768" calcext:value-type="float">
            <text:p>32480.2768</text:p>
          </table:table-cell>
          <table:table-cell table:formula="of:=[.H122]-[.E122]" office:value-type="float" office:value="0.436499999999796" calcext:value-type="float">
            <text:p>0.4365</text:p>
          </table:table-cell>
          <table:table-cell/>
          <table:table-cell office:value-type="float" office:value="42868" calcext:value-type="float">
            <text:p>428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839H00M00S" calcext:value-type="time">
            <text:p>29839:00:00</text:p>
          </table:table-cell>
          <table:table-cell office:value-type="float" office:value="34653.0938" calcext:value-type="float">
            <text:p>34653.0938</text:p>
          </table:table-cell>
          <table:table-cell table:number-columns-repeated="2"/>
          <table:table-cell office:value-type="float" office:value="35046.0378" calcext:value-type="float">
            <text:p>35046.0378</text:p>
          </table:table-cell>
          <table:table-cell table:number-columns-repeated="2"/>
          <table:table-cell office:value-type="float" office:value="35074.324" calcext:value-type="float">
            <text:p>35074.324</text:p>
          </table:table-cell>
          <table:table-cell table:formula="of:=[.H123]-[.E123]" office:value-type="float" office:value="28.2862000000023" calcext:value-type="float">
            <text:p>28.2862</text:p>
          </table:table-cell>
          <table:table-cell/>
          <table:table-cell office:value-type="float" office:value="37901" calcext:value-type="float">
            <text:p>379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877H00M00S" calcext:value-type="time">
            <text:p>44877:00:00</text:p>
          </table:table-cell>
          <table:table-cell office:value-type="float" office:value="28946.3929" calcext:value-type="float">
            <text:p>28946.3929</text:p>
          </table:table-cell>
          <table:table-cell table:number-columns-repeated="2"/>
          <table:table-cell office:value-type="float" office:value="28946.3929" calcext:value-type="float">
            <text:p>28946.3929</text:p>
          </table:table-cell>
          <table:table-cell table:number-columns-repeated="2"/>
          <table:table-cell office:value-type="float" office:value="28951.9643" calcext:value-type="float">
            <text:p>28951.9643</text:p>
          </table:table-cell>
          <table:table-cell table:formula="of:=[.H124]-[.E124]" office:value-type="float" office:value="5.57140000000072" calcext:value-type="float">
            <text:p>5.5714</text:p>
          </table:table-cell>
          <table:table-cell/>
          <table:table-cell office:value-type="float" office:value="35818" calcext:value-type="float">
            <text:p>358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560H00M00S" calcext:value-type="time">
            <text:p>16560:00:00</text:p>
          </table:table-cell>
          <table:table-cell office:value-type="float" office:value="22478.5943" calcext:value-type="float">
            <text:p>22478.5943</text:p>
          </table:table-cell>
          <table:table-cell table:number-columns-repeated="2"/>
          <table:table-cell office:value-type="float" office:value="23087.8879" calcext:value-type="float">
            <text:p>23087.8879</text:p>
          </table:table-cell>
          <table:table-cell table:number-columns-repeated="2"/>
          <table:table-cell office:value-type="float" office:value="23236.4586" calcext:value-type="float">
            <text:p>23236.4586</text:p>
          </table:table-cell>
          <table:table-cell table:formula="of:=[.H125]-[.E125]" office:value-type="float" office:value="148.5707" calcext:value-type="float">
            <text:p>148.5707</text:p>
          </table:table-cell>
          <table:table-cell/>
          <table:table-cell office:value-type="float" office:value="29698" calcext:value-type="float">
            <text:p>296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452H00M00S" calcext:value-type="time">
            <text:p>9452:00:00</text:p>
          </table:table-cell>
          <table:table-cell office:value-type="float" office:value="30336.9714" calcext:value-type="float">
            <text:p>30336.9714</text:p>
          </table:table-cell>
          <table:table-cell table:number-columns-repeated="2"/>
          <table:table-cell office:value-type="float" office:value="30336.9714" calcext:value-type="float">
            <text:p>30336.9714</text:p>
          </table:table-cell>
          <table:table-cell table:number-columns-repeated="2"/>
          <table:table-cell office:value-type="float" office:value="30336.9714" calcext:value-type="float">
            <text:p>30336.9714</text:p>
          </table:table-cell>
          <table:table-cell table:formula="of:=[.H126]-[.E126]" office:value-type="float" office:value="0" calcext:value-type="float">
            <text:p>0</text:p>
          </table:table-cell>
          <table:table-cell/>
          <table:table-cell office:value-type="float" office:value="34991" calcext:value-type="float">
            <text:p>349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25H00M00S" calcext:value-type="time">
            <text:p>4825:00:00</text:p>
          </table:table-cell>
          <table:table-cell office:value-type="float" office:value="23650" calcext:value-type="float">
            <text:p>23650</text:p>
          </table:table-cell>
          <table:table-cell table:number-columns-repeated="2"/>
          <table:table-cell office:value-type="float" office:value="23650" calcext:value-type="float">
            <text:p>23650</text:p>
          </table:table-cell>
          <table:table-cell table:number-columns-repeated="2"/>
          <table:table-cell office:value-type="float" office:value="23650" calcext:value-type="float">
            <text:p>23650</text:p>
          </table:table-cell>
          <table:table-cell table:formula="of:=[.H127]-[.E127]" office:value-type="float" office:value="0" calcext:value-type="float">
            <text:p>0</text:p>
          </table:table-cell>
          <table:table-cell/>
          <table:table-cell office:value-type="float" office:value="23650" calcext:value-type="float">
            <text:p>236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293H00M00S" calcext:value-type="time">
            <text:p>30293:00:00</text:p>
          </table:table-cell>
          <table:table-cell office:value-type="float" office:value="43593.416" calcext:value-type="float">
            <text:p>43593.416</text:p>
          </table:table-cell>
          <table:table-cell table:number-columns-repeated="2"/>
          <table:table-cell office:value-type="float" office:value="43636.7036" calcext:value-type="float">
            <text:p>43636.7036</text:p>
          </table:table-cell>
          <table:table-cell table:number-columns-repeated="2"/>
          <table:table-cell office:value-type="float" office:value="43684.7557" calcext:value-type="float">
            <text:p>43684.7557</text:p>
          </table:table-cell>
          <table:table-cell table:formula="of:=[.H128]-[.E128]" office:value-type="float" office:value="48.0521000000008" calcext:value-type="float">
            <text:p>48.0521</text:p>
          </table:table-cell>
          <table:table-cell/>
          <table:table-cell office:value-type="float" office:value="48555" calcext:value-type="float">
            <text:p>485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339H00M00S" calcext:value-type="time">
            <text:p>27339:00:00</text:p>
          </table:table-cell>
          <table:table-cell office:value-type="float" office:value="36245.9639" calcext:value-type="float">
            <text:p>36245.9639</text:p>
          </table:table-cell>
          <table:table-cell table:number-columns-repeated="2"/>
          <table:table-cell office:value-type="float" office:value="36549.6515" calcext:value-type="float">
            <text:p>36549.6515</text:p>
          </table:table-cell>
          <table:table-cell table:number-columns-repeated="2"/>
          <table:table-cell office:value-type="float" office:value="36558.201" calcext:value-type="float">
            <text:p>36558.201</text:p>
          </table:table-cell>
          <table:table-cell table:formula="of:=[.H129]-[.E129]" office:value-type="float" office:value="8.54950000000099" calcext:value-type="float">
            <text:p>8.5495</text:p>
          </table:table-cell>
          <table:table-cell/>
          <table:table-cell office:value-type="float" office:value="39533" calcext:value-type="float">
            <text:p>39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977H00M00S" calcext:value-type="time">
            <text:p>33977:00:00</text:p>
          </table:table-cell>
          <table:table-cell office:value-type="float" office:value="32730.5686" calcext:value-type="float">
            <text:p>32730.5686</text:p>
          </table:table-cell>
          <table:table-cell table:number-columns-repeated="2"/>
          <table:table-cell office:value-type="float" office:value="33182.3072" calcext:value-type="float">
            <text:p>33182.3072</text:p>
          </table:table-cell>
          <table:table-cell table:number-columns-repeated="2"/>
          <table:table-cell office:value-type="float" office:value="33238.6946" calcext:value-type="float">
            <text:p>33238.6946</text:p>
          </table:table-cell>
          <table:table-cell table:formula="of:=[.H130]-[.E130]" office:value-type="float" office:value="56.3873999999996" calcext:value-type="float">
            <text:p>56.3874</text:p>
          </table:table-cell>
          <table:table-cell/>
          <table:table-cell office:value-type="float" office:value="36311" calcext:value-type="float">
            <text:p>363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982H00M00S" calcext:value-type="time">
            <text:p>23982:00:00</text:p>
          </table:table-cell>
          <table:table-cell office:value-type="float" office:value="38937.6036" calcext:value-type="float">
            <text:p>38937.6036</text:p>
          </table:table-cell>
          <table:table-cell table:number-columns-repeated="2"/>
          <table:table-cell office:value-type="float" office:value="39525.9367" calcext:value-type="float">
            <text:p>39525.9367</text:p>
          </table:table-cell>
          <table:table-cell table:number-columns-repeated="2"/>
          <table:table-cell office:value-type="float" office:value="39532.3504" calcext:value-type="float">
            <text:p>39532.3504</text:p>
          </table:table-cell>
          <table:table-cell table:formula="of:=[.H131]-[.E131]" office:value-type="float" office:value="6.41370000000461" calcext:value-type="float">
            <text:p>6.4137</text:p>
          </table:table-cell>
          <table:table-cell/>
          <table:table-cell office:value-type="float" office:value="48358" calcext:value-type="float">
            <text:p>483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807H00M00S" calcext:value-type="time">
            <text:p>27807:00:00</text:p>
          </table:table-cell>
          <table:table-cell office:value-type="float" office:value="43477.1978" calcext:value-type="float">
            <text:p>43477.1978</text:p>
          </table:table-cell>
          <table:table-cell table:number-columns-repeated="2"/>
          <table:table-cell office:value-type="float" office:value="44071.1678" calcext:value-type="float">
            <text:p>44071.1678</text:p>
          </table:table-cell>
          <table:table-cell table:number-columns-repeated="2"/>
          <table:table-cell office:value-type="float" office:value="44071.1678" calcext:value-type="float">
            <text:p>44071.1678</text:p>
          </table:table-cell>
          <table:table-cell table:formula="of:=[.H132]-[.E132]" office:value-type="float" office:value="0" calcext:value-type="float">
            <text:p>0</text:p>
          </table:table-cell>
          <table:table-cell/>
          <table:table-cell office:value-type="float" office:value="53547" calcext:value-type="float">
            <text:p>535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142H00M00S" calcext:value-type="time">
            <text:p>12142:00:00</text:p>
          </table:table-cell>
          <table:table-cell office:value-type="float" office:value="32763.25" calcext:value-type="float">
            <text:p>32763.25</text:p>
          </table:table-cell>
          <table:table-cell table:number-columns-repeated="2"/>
          <table:table-cell office:value-type="float" office:value="34361.9701" calcext:value-type="float">
            <text:p>34361.9701</text:p>
          </table:table-cell>
          <table:table-cell table:number-columns-repeated="2"/>
          <table:table-cell office:value-type="float" office:value="34529.4359" calcext:value-type="float">
            <text:p>34529.4359</text:p>
          </table:table-cell>
          <table:table-cell table:formula="of:=[.H133]-[.E133]" office:value-type="float" office:value="167.465799999998" calcext:value-type="float">
            <text:p>167.4658</text:p>
          </table:table-cell>
          <table:table-cell/>
          <table:table-cell office:value-type="float" office:value="43857" calcext:value-type="float">
            <text:p>438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19H00M00S" calcext:value-type="time">
            <text:p>5819:00:00</text:p>
          </table:table-cell>
          <table:table-cell office:value-type="float" office:value="16929.0711" calcext:value-type="float">
            <text:p>16929.0711</text:p>
          </table:table-cell>
          <table:table-cell table:number-columns-repeated="2"/>
          <table:table-cell office:value-type="float" office:value="17189.5377" calcext:value-type="float">
            <text:p>17189.5377</text:p>
          </table:table-cell>
          <table:table-cell table:number-columns-repeated="2"/>
          <table:table-cell office:value-type="float" office:value="17189.5377" calcext:value-type="float">
            <text:p>17189.5377</text:p>
          </table:table-cell>
          <table:table-cell table:formula="of:=[.H134]-[.E134]" office:value-type="float" office:value="0" calcext:value-type="float">
            <text:p>0</text:p>
          </table:table-cell>
          <table:table-cell/>
          <table:table-cell office:value-type="float" office:value="20858" calcext:value-type="float">
            <text:p>208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96H00M00S" calcext:value-type="time">
            <text:p>1096:00:00</text:p>
          </table:table-cell>
          <table:table-cell office:value-type="float" office:value="45434.1981" calcext:value-type="float">
            <text:p>45434.1981</text:p>
          </table:table-cell>
          <table:table-cell table:number-columns-repeated="2"/>
          <table:table-cell office:value-type="float" office:value="46828.2757" calcext:value-type="float">
            <text:p>46828.2757</text:p>
          </table:table-cell>
          <table:table-cell table:number-columns-repeated="2"/>
          <table:table-cell office:value-type="float" office:value="46855.3838" calcext:value-type="float">
            <text:p>46855.3838</text:p>
          </table:table-cell>
          <table:table-cell table:formula="of:=[.H135]-[.E135]" office:value-type="float" office:value="27.1081000000049" calcext:value-type="float">
            <text:p>27.1081</text:p>
          </table:table-cell>
          <table:table-cell/>
          <table:table-cell office:value-type="float" office:value="48825" calcext:value-type="float">
            <text:p>488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396H00M00S" calcext:value-type="time">
            <text:p>15396:00:00</text:p>
          </table:table-cell>
          <table:table-cell office:value-type="float" office:value="39589.2207" calcext:value-type="float">
            <text:p>39589.2207</text:p>
          </table:table-cell>
          <table:table-cell table:number-columns-repeated="2"/>
          <table:table-cell office:value-type="float" office:value="39622.3012" calcext:value-type="float">
            <text:p>39622.3012</text:p>
          </table:table-cell>
          <table:table-cell table:number-columns-repeated="2"/>
          <table:table-cell office:value-type="float" office:value="39653.7833" calcext:value-type="float">
            <text:p>39653.7833</text:p>
          </table:table-cell>
          <table:table-cell table:formula="of:=[.H136]-[.E136]" office:value-type="float" office:value="31.4821000000011" calcext:value-type="float">
            <text:p>31.4821</text:p>
          </table:table-cell>
          <table:table-cell/>
          <table:table-cell office:value-type="float" office:value="47267" calcext:value-type="float">
            <text:p>472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475H00M00S" calcext:value-type="time">
            <text:p>19475:00:00</text:p>
          </table:table-cell>
          <table:table-cell office:value-type="float" office:value="40237.3573" calcext:value-type="float">
            <text:p>40237.3573</text:p>
          </table:table-cell>
          <table:table-cell table:number-columns-repeated="2"/>
          <table:table-cell office:value-type="float" office:value="40237.4714" calcext:value-type="float">
            <text:p>40237.4714</text:p>
          </table:table-cell>
          <table:table-cell table:number-columns-repeated="2"/>
          <table:table-cell office:value-type="float" office:value="40237.4714" calcext:value-type="float">
            <text:p>40237.4714</text:p>
          </table:table-cell>
          <table:table-cell table:formula="of:=[.H137]-[.E137]" office:value-type="float" office:value="0" calcext:value-type="float">
            <text:p>0</text:p>
          </table:table-cell>
          <table:table-cell/>
          <table:table-cell office:value-type="float" office:value="45141" calcext:value-type="float">
            <text:p>451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592H00M00S" calcext:value-type="time">
            <text:p>53592:00:00</text:p>
          </table:table-cell>
          <table:table-cell office:value-type="float" office:value="42400.6779" calcext:value-type="float">
            <text:p>42400.6779</text:p>
          </table:table-cell>
          <table:table-cell table:number-columns-repeated="2"/>
          <table:table-cell office:value-type="float" office:value="42664.5625" calcext:value-type="float">
            <text:p>42664.5625</text:p>
          </table:table-cell>
          <table:table-cell table:number-columns-repeated="2"/>
          <table:table-cell office:value-type="float" office:value="42664.5625" calcext:value-type="float">
            <text:p>42664.5625</text:p>
          </table:table-cell>
          <table:table-cell table:formula="of:=[.H138]-[.E138]" office:value-type="float" office:value="0" calcext:value-type="float">
            <text:p>0</text:p>
          </table:table-cell>
          <table:table-cell/>
          <table:table-cell office:value-type="float" office:value="46977" calcext:value-type="float">
            <text:p>469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078H00M00S" calcext:value-type="time">
            <text:p>10078:00:00</text:p>
          </table:table-cell>
          <table:table-cell office:value-type="float" office:value="42124.5" calcext:value-type="float">
            <text:p>42124.5</text:p>
          </table:table-cell>
          <table:table-cell table:number-columns-repeated="2"/>
          <table:table-cell office:value-type="float" office:value="42124.5" calcext:value-type="float">
            <text:p>42124.5</text:p>
          </table:table-cell>
          <table:table-cell table:number-columns-repeated="2"/>
          <table:table-cell office:value-type="float" office:value="42124.5" calcext:value-type="float">
            <text:p>42124.5</text:p>
          </table:table-cell>
          <table:table-cell table:formula="of:=[.H139]-[.E139]" office:value-type="float" office:value="0" calcext:value-type="float">
            <text:p>0</text:p>
          </table:table-cell>
          <table:table-cell/>
          <table:table-cell office:value-type="float" office:value="45712" calcext:value-type="float">
            <text:p>457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346H00M00S" calcext:value-type="time">
            <text:p>30346:00:00</text:p>
          </table:table-cell>
          <table:table-cell office:value-type="float" office:value="30222.1844" calcext:value-type="float">
            <text:p>30222.1844</text:p>
          </table:table-cell>
          <table:table-cell table:number-columns-repeated="2"/>
          <table:table-cell office:value-type="float" office:value="30275.7787" calcext:value-type="float">
            <text:p>30275.7787</text:p>
          </table:table-cell>
          <table:table-cell table:number-columns-repeated="2"/>
          <table:table-cell office:value-type="float" office:value="30290.4706" calcext:value-type="float">
            <text:p>30290.4706</text:p>
          </table:table-cell>
          <table:table-cell table:formula="of:=[.H140]-[.E140]" office:value-type="float" office:value="14.6919000000016" calcext:value-type="float">
            <text:p>14.6919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29H00M00S" calcext:value-type="time">
            <text:p>5829:00:00</text:p>
          </table:table-cell>
          <table:table-cell office:value-type="float" office:value="25526.2778" calcext:value-type="float">
            <text:p>25526.2778</text:p>
          </table:table-cell>
          <table:table-cell table:number-columns-repeated="2"/>
          <table:table-cell office:value-type="float" office:value="25526.2778" calcext:value-type="float">
            <text:p>25526.2778</text:p>
          </table:table-cell>
          <table:table-cell table:number-columns-repeated="2"/>
          <table:table-cell office:value-type="float" office:value="25526.2778" calcext:value-type="float">
            <text:p>25526.2778</text:p>
          </table:table-cell>
          <table:table-cell table:formula="of:=[.H141]-[.E141]" office:value-type="float" office:value="0" calcext:value-type="float">
            <text:p>0</text:p>
          </table:table-cell>
          <table:table-cell/>
          <table:table-cell office:value-type="float" office:value="28652" calcext:value-type="float">
            <text:p>2865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016H00M00S" calcext:value-type="time">
            <text:p>25016:00:00</text:p>
          </table:table-cell>
          <table:table-cell office:value-type="float" office:value="31311" calcext:value-type="float">
            <text:p>31311</text:p>
          </table:table-cell>
          <table:table-cell table:number-columns-repeated="2"/>
          <table:table-cell office:value-type="float" office:value="31611.4625" calcext:value-type="float">
            <text:p>31611.4625</text:p>
          </table:table-cell>
          <table:table-cell table:number-columns-repeated="2"/>
          <table:table-cell office:value-type="float" office:value="31848.3929" calcext:value-type="float">
            <text:p>31848.3929</text:p>
          </table:table-cell>
          <table:table-cell table:formula="of:=[.H142]-[.E142]" office:value-type="float" office:value="236.930399999997" calcext:value-type="float">
            <text:p>236.9304</text:p>
          </table:table-cell>
          <table:table-cell/>
          <table:table-cell office:value-type="float" office:value="39359" calcext:value-type="float">
            <text:p>393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601H00M00S" calcext:value-type="time">
            <text:p>63601:00:00</text:p>
          </table:table-cell>
          <table:table-cell office:value-type="float" office:value="36537.0427" calcext:value-type="float">
            <text:p>36537.0427</text:p>
          </table:table-cell>
          <table:table-cell table:number-columns-repeated="2"/>
          <table:table-cell office:value-type="float" office:value="37578.2125" calcext:value-type="float">
            <text:p>37578.2125</text:p>
          </table:table-cell>
          <table:table-cell table:number-columns-repeated="2"/>
          <table:table-cell office:value-type="float" office:value="37611.2913" calcext:value-type="float">
            <text:p>37611.2913</text:p>
          </table:table-cell>
          <table:table-cell table:formula="of:=[.H143]-[.E143]" office:value-type="float" office:value="33.0787999999957" calcext:value-type="float">
            <text:p>33.0788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05H00M00S" calcext:value-type="time">
            <text:p>4305:00:00</text:p>
          </table:table-cell>
          <table:table-cell office:value-type="float" office:value="27044.5499" calcext:value-type="float">
            <text:p>27044.5499</text:p>
          </table:table-cell>
          <table:table-cell table:number-columns-repeated="2"/>
          <table:table-cell office:value-type="float" office:value="28088.9098" calcext:value-type="float">
            <text:p>28088.9098</text:p>
          </table:table-cell>
          <table:table-cell table:number-columns-repeated="2"/>
          <table:table-cell office:value-type="float" office:value="28097.8611" calcext:value-type="float">
            <text:p>28097.8611</text:p>
          </table:table-cell>
          <table:table-cell table:formula="of:=[.H144]-[.E144]" office:value-type="float" office:value="8.95129999999699" calcext:value-type="float">
            <text:p>8.9513</text:p>
          </table:table-cell>
          <table:table-cell/>
          <table:table-cell office:value-type="float" office:value="40309" calcext:value-type="float">
            <text:p>403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6H00M00S" calcext:value-type="time">
            <text:p>596:00:00</text:p>
          </table:table-cell>
          <table:table-cell office:value-type="float" office:value="21360.979" calcext:value-type="float">
            <text:p>21360.979</text:p>
          </table:table-cell>
          <table:table-cell table:number-columns-repeated="2"/>
          <table:table-cell office:value-type="float" office:value="21681.3137" calcext:value-type="float">
            <text:p>21681.3137</text:p>
          </table:table-cell>
          <table:table-cell table:number-columns-repeated="2"/>
          <table:table-cell office:value-type="float" office:value="21684.7364" calcext:value-type="float">
            <text:p>21684.7364</text:p>
          </table:table-cell>
          <table:table-cell table:formula="of:=[.H145]-[.E145]" office:value-type="float" office:value="3.42270000000281" calcext:value-type="float">
            <text:p>3.4227</text:p>
          </table:table-cell>
          <table:table-cell/>
          <table:table-cell office:value-type="float" office:value="23966" calcext:value-type="float">
            <text:p>239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764H00M00S" calcext:value-type="time">
            <text:p>24764:00:00</text:p>
          </table:table-cell>
          <table:table-cell office:value-type="float" office:value="33640" calcext:value-type="float">
            <text:p>33640</text:p>
          </table:table-cell>
          <table:table-cell table:number-columns-repeated="2"/>
          <table:table-cell office:value-type="float" office:value="33640" calcext:value-type="float">
            <text:p>33640</text:p>
          </table:table-cell>
          <table:table-cell table:number-columns-repeated="2"/>
          <table:table-cell office:value-type="float" office:value="33641.9167" calcext:value-type="float">
            <text:p>33641.9167</text:p>
          </table:table-cell>
          <table:table-cell table:formula="of:=[.H146]-[.E146]" office:value-type="float" office:value="1.91670000000158" calcext:value-type="float">
            <text:p>1.9167</text:p>
          </table:table-cell>
          <table:table-cell/>
          <table:table-cell office:value-type="float" office:value="39381" calcext:value-type="float">
            <text:p>393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827H00M00S" calcext:value-type="time">
            <text:p>40827:00:00</text:p>
          </table:table-cell>
          <table:table-cell office:value-type="float" office:value="26888.0937" calcext:value-type="float">
            <text:p>26888.0937</text:p>
          </table:table-cell>
          <table:table-cell table:number-columns-repeated="2"/>
          <table:table-cell office:value-type="float" office:value="29486.4332" calcext:value-type="float">
            <text:p>29486.4332</text:p>
          </table:table-cell>
          <table:table-cell table:number-columns-repeated="2"/>
          <table:table-cell office:value-type="float" office:value="29515.5233" calcext:value-type="float">
            <text:p>29515.5233</text:p>
          </table:table-cell>
          <table:table-cell table:formula="of:=[.H147]-[.E147]" office:value-type="float" office:value="29.0901000000013" calcext:value-type="float">
            <text:p>29.0901</text:p>
          </table:table-cell>
          <table:table-cell/>
          <table:table-cell office:value-type="float" office:value="44624" calcext:value-type="float">
            <text:p>446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966H00M00S" calcext:value-type="time">
            <text:p>9966:00:00</text:p>
          </table:table-cell>
          <table:table-cell office:value-type="float" office:value="42125.6844" calcext:value-type="float">
            <text:p>42125.6844</text:p>
          </table:table-cell>
          <table:table-cell table:number-columns-repeated="2"/>
          <table:table-cell office:value-type="float" office:value="42450.5" calcext:value-type="float">
            <text:p>42450.5</text:p>
          </table:table-cell>
          <table:table-cell table:number-columns-repeated="2"/>
          <table:table-cell office:value-type="float" office:value="42451.1979" calcext:value-type="float">
            <text:p>42451.1979</text:p>
          </table:table-cell>
          <table:table-cell table:formula="of:=[.H148]-[.E148]" office:value-type="float" office:value="0.697899999999208" calcext:value-type="float">
            <text:p>0.6979</text:p>
          </table:table-cell>
          <table:table-cell/>
          <table:table-cell office:value-type="float" office:value="46229" calcext:value-type="float">
            <text:p>462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089H00M00S" calcext:value-type="time">
            <text:p>24089:00:00</text:p>
          </table:table-cell>
          <table:table-cell office:value-type="float" office:value="39233.1757" calcext:value-type="float">
            <text:p>39233.1757</text:p>
          </table:table-cell>
          <table:table-cell table:number-columns-repeated="2"/>
          <table:table-cell office:value-type="float" office:value="39297.4252" calcext:value-type="float">
            <text:p>39297.4252</text:p>
          </table:table-cell>
          <table:table-cell table:number-columns-repeated="2"/>
          <table:table-cell office:value-type="float" office:value="39302.7646" calcext:value-type="float">
            <text:p>39302.7646</text:p>
          </table:table-cell>
          <table:table-cell table:formula="of:=[.H149]-[.E149]" office:value-type="float" office:value="5.33940000000439" calcext:value-type="float">
            <text:p>5.3394</text:p>
          </table:table-cell>
          <table:table-cell/>
          <table:table-cell office:value-type="float" office:value="43840" calcext:value-type="float">
            <text:p>438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75H00M00S" calcext:value-type="time">
            <text:p>4875:00:00</text:p>
          </table:table-cell>
          <table:table-cell office:value-type="float" office:value="25981.1201" calcext:value-type="float">
            <text:p>25981.1201</text:p>
          </table:table-cell>
          <table:table-cell table:number-columns-repeated="2"/>
          <table:table-cell office:value-type="float" office:value="26550.4834" calcext:value-type="float">
            <text:p>26550.4834</text:p>
          </table:table-cell>
          <table:table-cell table:number-columns-repeated="2"/>
          <table:table-cell office:value-type="float" office:value="26615.4708" calcext:value-type="float">
            <text:p>26615.4708</text:p>
          </table:table-cell>
          <table:table-cell table:formula="of:=[.H150]-[.E150]" office:value-type="float" office:value="64.9873999999982" calcext:value-type="float">
            <text:p>64.9874</text:p>
          </table:table-cell>
          <table:table-cell/>
          <table:table-cell office:value-type="float" office:value="32435" calcext:value-type="float">
            <text:p>324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570H00M00S" calcext:value-type="time">
            <text:p>35570:00:00</text:p>
          </table:table-cell>
          <table:table-cell office:value-type="float" office:value="18398.7514" calcext:value-type="float">
            <text:p>18398.7514</text:p>
          </table:table-cell>
          <table:table-cell table:number-columns-repeated="2"/>
          <table:table-cell office:value-type="float" office:value="18530.1667" calcext:value-type="float">
            <text:p>18530.1667</text:p>
          </table:table-cell>
          <table:table-cell table:number-columns-repeated="2"/>
          <table:table-cell office:value-type="float" office:value="18530.1667" calcext:value-type="float">
            <text:p>18530.1667</text:p>
          </table:table-cell>
          <table:table-cell table:formula="of:=[.H151]-[.E151]" office:value-type="float" office:value="0" calcext:value-type="float">
            <text:p>0</text:p>
          </table:table-cell>
          <table:table-cell/>
          <table:table-cell office:value-type="float" office:value="20840" calcext:value-type="float">
            <text:p>208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35H00M00S" calcext:value-type="time">
            <text:p>3335:00:00</text:p>
          </table:table-cell>
          <table:table-cell office:value-type="float" office:value="26506.6039" calcext:value-type="float">
            <text:p>26506.6039</text:p>
          </table:table-cell>
          <table:table-cell table:number-columns-repeated="2"/>
          <table:table-cell office:value-type="float" office:value="27235.4583" calcext:value-type="float">
            <text:p>27235.4583</text:p>
          </table:table-cell>
          <table:table-cell table:number-columns-repeated="2"/>
          <table:table-cell office:value-type="float" office:value="27235.4583" calcext:value-type="float">
            <text:p>27235.4583</text:p>
          </table:table-cell>
          <table:table-cell table:formula="of:=[.H152]-[.E152]" office:value-type="float" office:value="0" calcext:value-type="float">
            <text:p>0</text:p>
          </table:table-cell>
          <table:table-cell/>
          <table:table-cell office:value-type="float" office:value="32714" calcext:value-type="float">
            <text:p>327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413H00M00S" calcext:value-type="time">
            <text:p>24413:00:00</text:p>
          </table:table-cell>
          <table:table-cell office:value-type="float" office:value="31262.4696" calcext:value-type="float">
            <text:p>31262.4696</text:p>
          </table:table-cell>
          <table:table-cell table:number-columns-repeated="2"/>
          <table:table-cell office:value-type="float" office:value="31694.6143" calcext:value-type="float">
            <text:p>31694.6143</text:p>
          </table:table-cell>
          <table:table-cell table:number-columns-repeated="2"/>
          <table:table-cell office:value-type="float" office:value="31695.2214" calcext:value-type="float">
            <text:p>31695.2214</text:p>
          </table:table-cell>
          <table:table-cell table:formula="of:=[.H153]-[.E153]" office:value-type="float" office:value="0.607099999997445" calcext:value-type="float">
            <text:p>0.6071</text:p>
          </table:table-cell>
          <table:table-cell/>
          <table:table-cell office:value-type="float" office:value="40051" calcext:value-type="float">
            <text:p>400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591H00M00S" calcext:value-type="time">
            <text:p>31591:00:00</text:p>
          </table:table-cell>
          <table:table-cell office:value-type="float" office:value="40106.9323" calcext:value-type="float">
            <text:p>40106.9323</text:p>
          </table:table-cell>
          <table:table-cell table:number-columns-repeated="2"/>
          <table:table-cell office:value-type="float" office:value="41582.1589" calcext:value-type="float">
            <text:p>41582.1589</text:p>
          </table:table-cell>
          <table:table-cell table:number-columns-repeated="2"/>
          <table:table-cell office:value-type="float" office:value="41584.0546" calcext:value-type="float">
            <text:p>41584.0546</text:p>
          </table:table-cell>
          <table:table-cell table:formula="of:=[.H154]-[.E154]" office:value-type="float" office:value="1.89570000000094" calcext:value-type="float">
            <text:p>1.8957</text:p>
          </table:table-cell>
          <table:table-cell/>
          <table:table-cell office:value-type="float" office:value="47728" calcext:value-type="float">
            <text:p>47728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05:.B154])" office:value-type="float" office:value="32723.778014" calcext:value-type="float">
            <text:p>32723.778014</text:p>
          </table:table-cell>
          <table:table-cell table:style-name="ce6" table:number-columns-repeated="2"/>
          <table:table-cell table:style-name="ce6" table:formula="of:=AVERAGE([.E105:.E154])" office:value-type="float" office:value="33296.188508" calcext:value-type="float">
            <text:p>33296.188508</text:p>
          </table:table-cell>
          <table:table-cell table:style-name="ce6" table:number-columns-repeated="2"/>
          <table:table-cell table:style-name="ce6" table:formula="of:=AVERAGE([.H105:.H154])" office:value-type="float" office:value="33320.227638" calcext:value-type="float">
            <text:p>33320.227638</text:p>
          </table:table-cell>
          <table:table-cell table:formula="of:=[.H155]-[.E155]" office:value-type="float" office:value="24.0391300000119" calcext:value-type="float">
            <text:p>24.03913</text:p>
          </table:table-cell>
          <table:table-cell table:style-name="ce6"/>
          <table:table-cell table:style-name="ce6" table:formula="of:=AVERAGE([.K105:.K154])" office:value-type="float" office:value="39531.12" calcext:value-type="float">
            <text:p>39531.12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156]-[.E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58462H00M00S" calcext:value-type="time">
            <text:p>58462:00:00</text:p>
          </table:table-cell>
          <table:table-cell office:value-type="float" office:value="32902.7183" calcext:value-type="float">
            <text:p>32902.7183</text:p>
          </table:table-cell>
          <table:table-cell table:number-columns-repeated="2"/>
          <table:table-cell office:value-type="float" office:value="36713.9006" calcext:value-type="float">
            <text:p>36713.9006</text:p>
          </table:table-cell>
          <table:table-cell table:number-columns-repeated="2"/>
          <table:table-cell office:value-type="float" office:value="36734.8623" calcext:value-type="float">
            <text:p>36734.8623</text:p>
          </table:table-cell>
          <table:table-cell table:formula="of:=[.H157]-[.E157]" office:value-type="float" office:value="20.9616999999998" calcext:value-type="float">
            <text:p>20.9617</text:p>
          </table:table-cell>
          <table:table-cell/>
          <table:table-cell office:value-type="float" office:value="42406" calcext:value-type="float">
            <text:p>424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305H00M00S" calcext:value-type="time">
            <text:p>14305:00:00</text:p>
          </table:table-cell>
          <table:table-cell office:value-type="float" office:value="46237.2217" calcext:value-type="float">
            <text:p>46237.2217</text:p>
          </table:table-cell>
          <table:table-cell table:number-columns-repeated="2"/>
          <table:table-cell office:value-type="float" office:value="47337.5058" calcext:value-type="float">
            <text:p>47337.5058</text:p>
          </table:table-cell>
          <table:table-cell table:number-columns-repeated="2"/>
          <table:table-cell office:value-type="float" office:value="47420.0348" calcext:value-type="float">
            <text:p>47420.0348</text:p>
          </table:table-cell>
          <table:table-cell table:formula="of:=[.H158]-[.E158]" office:value-type="float" office:value="82.5290000000023" calcext:value-type="float">
            <text:p>82.529</text:p>
          </table:table-cell>
          <table:table-cell/>
          <table:table-cell office:value-type="float" office:value="57008" calcext:value-type="float">
            <text:p>570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378H00M00S" calcext:value-type="time">
            <text:p>57378:00:00</text:p>
          </table:table-cell>
          <table:table-cell office:value-type="float" office:value="37290.7144" calcext:value-type="float">
            <text:p>37290.7144</text:p>
          </table:table-cell>
          <table:table-cell table:number-columns-repeated="2"/>
          <table:table-cell office:value-type="float" office:value="38046.1667" calcext:value-type="float">
            <text:p>38046.1667</text:p>
          </table:table-cell>
          <table:table-cell table:number-columns-repeated="2"/>
          <table:table-cell office:value-type="float" office:value="38046.1667" calcext:value-type="float">
            <text:p>38046.1667</text:p>
          </table:table-cell>
          <table:table-cell table:formula="of:=[.H159]-[.E159]" office:value-type="float" office:value="0" calcext:value-type="float">
            <text:p>0</text:p>
          </table:table-cell>
          <table:table-cell/>
          <table:table-cell office:value-type="float" office:value="38856" calcext:value-type="float">
            <text:p>388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067H00M00S" calcext:value-type="time">
            <text:p>11067:00:00</text:p>
          </table:table-cell>
          <table:table-cell office:value-type="float" office:value="28805.6413" calcext:value-type="float">
            <text:p>28805.6413</text:p>
          </table:table-cell>
          <table:table-cell table:number-columns-repeated="2"/>
          <table:table-cell office:value-type="float" office:value="29413.2511" calcext:value-type="float">
            <text:p>29413.2511</text:p>
          </table:table-cell>
          <table:table-cell table:number-columns-repeated="2"/>
          <table:table-cell office:value-type="float" office:value="29460.185" calcext:value-type="float">
            <text:p>29460.185</text:p>
          </table:table-cell>
          <table:table-cell table:formula="of:=[.H160]-[.E160]" office:value-type="float" office:value="46.9339" calcext:value-type="float">
            <text:p>46.9339</text:p>
          </table:table-cell>
          <table:table-cell/>
          <table:table-cell office:value-type="float" office:value="39297" calcext:value-type="float">
            <text:p>392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584H00M00S" calcext:value-type="time">
            <text:p>13584:00:00</text:p>
          </table:table-cell>
          <table:table-cell office:value-type="float" office:value="32108.0289" calcext:value-type="float">
            <text:p>32108.0289</text:p>
          </table:table-cell>
          <table:table-cell table:number-columns-repeated="2"/>
          <table:table-cell office:value-type="float" office:value="33991.6769" calcext:value-type="float">
            <text:p>33991.6769</text:p>
          </table:table-cell>
          <table:table-cell table:number-columns-repeated="2"/>
          <table:table-cell office:value-type="float" office:value="34118.0986" calcext:value-type="float">
            <text:p>34118.0986</text:p>
          </table:table-cell>
          <table:table-cell table:formula="of:=[.H161]-[.E161]" office:value-type="float" office:value="126.421699999999" calcext:value-type="float">
            <text:p>126.4217</text:p>
          </table:table-cell>
          <table:table-cell/>
          <table:table-cell office:value-type="float" office:value="43239" calcext:value-type="float">
            <text:p>432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49H00M00S" calcext:value-type="time">
            <text:p>4849:00:00</text:p>
          </table:table-cell>
          <table:table-cell office:value-type="float" office:value="42423.3105" calcext:value-type="float">
            <text:p>42423.3105</text:p>
          </table:table-cell>
          <table:table-cell table:number-columns-repeated="2"/>
          <table:table-cell office:value-type="float" office:value="43343.1062" calcext:value-type="float">
            <text:p>43343.1062</text:p>
          </table:table-cell>
          <table:table-cell table:number-columns-repeated="2"/>
          <table:table-cell office:value-type="float" office:value="43487.5577" calcext:value-type="float">
            <text:p>43487.5577</text:p>
          </table:table-cell>
          <table:table-cell table:formula="of:=[.H162]-[.E162]" office:value-type="float" office:value="144.451499999996" calcext:value-type="float">
            <text:p>144.4515</text:p>
          </table:table-cell>
          <table:table-cell/>
          <table:table-cell office:value-type="float" office:value="50095" calcext:value-type="float">
            <text:p>500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999H00M00S" calcext:value-type="time">
            <text:p>27999:00:00</text:p>
          </table:table-cell>
          <table:table-cell office:value-type="float" office:value="38570.4632" calcext:value-type="float">
            <text:p>38570.4632</text:p>
          </table:table-cell>
          <table:table-cell table:number-columns-repeated="2"/>
          <table:table-cell office:value-type="float" office:value="42901.9607" calcext:value-type="float">
            <text:p>42901.9607</text:p>
          </table:table-cell>
          <table:table-cell table:number-columns-repeated="2"/>
          <table:table-cell office:value-type="float" office:value="42928.7759" calcext:value-type="float">
            <text:p>42928.7759</text:p>
          </table:table-cell>
          <table:table-cell table:formula="of:=[.H163]-[.E163]" office:value-type="float" office:value="26.8151999999973" calcext:value-type="float">
            <text:p>26.8152</text:p>
          </table:table-cell>
          <table:table-cell/>
          <table:table-cell office:value-type="float" office:value="54082" calcext:value-type="float">
            <text:p>540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209H00M00S" calcext:value-type="time">
            <text:p>9209:00:00</text:p>
          </table:table-cell>
          <table:table-cell office:value-type="float" office:value="22034.1037" calcext:value-type="float">
            <text:p>22034.1037</text:p>
          </table:table-cell>
          <table:table-cell table:number-columns-repeated="2"/>
          <table:table-cell office:value-type="float" office:value="22107.7086" calcext:value-type="float">
            <text:p>22107.7086</text:p>
          </table:table-cell>
          <table:table-cell table:number-columns-repeated="2"/>
          <table:table-cell office:value-type="float" office:value="22107.7086" calcext:value-type="float">
            <text:p>22107.7086</text:p>
          </table:table-cell>
          <table:table-cell table:formula="of:=[.H164]-[.E164]" office:value-type="float" office:value="0" calcext:value-type="float">
            <text:p>0</text:p>
          </table:table-cell>
          <table:table-cell/>
          <table:table-cell office:value-type="float" office:value="27340" calcext:value-type="float">
            <text:p>273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707H00M00S" calcext:value-type="time">
            <text:p>19707:00:00</text:p>
          </table:table-cell>
          <table:table-cell office:value-type="float" office:value="30857.047" calcext:value-type="float">
            <text:p>30857.047</text:p>
          </table:table-cell>
          <table:table-cell table:number-columns-repeated="2"/>
          <table:table-cell office:value-type="float" office:value="33961.3068" calcext:value-type="float">
            <text:p>33961.3068</text:p>
          </table:table-cell>
          <table:table-cell table:number-columns-repeated="2"/>
          <table:table-cell office:value-type="float" office:value="34029.077" calcext:value-type="float">
            <text:p>34029.077</text:p>
          </table:table-cell>
          <table:table-cell table:formula="of:=[.H165]-[.E165]" office:value-type="float" office:value="67.770199999999" calcext:value-type="float">
            <text:p>67.7702</text:p>
          </table:table-cell>
          <table:table-cell/>
          <table:table-cell office:value-type="float" office:value="48800" calcext:value-type="float">
            <text:p>488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233H00M00S" calcext:value-type="time">
            <text:p>56233:00:00</text:p>
          </table:table-cell>
          <table:table-cell office:value-type="float" office:value="25666.118" calcext:value-type="float">
            <text:p>25666.118</text:p>
          </table:table-cell>
          <table:table-cell table:number-columns-repeated="2"/>
          <table:table-cell office:value-type="float" office:value="29798.2804" calcext:value-type="float">
            <text:p>29798.2804</text:p>
          </table:table-cell>
          <table:table-cell table:number-columns-repeated="2"/>
          <table:table-cell office:value-type="float" office:value="29838.6102" calcext:value-type="float">
            <text:p>29838.6102</text:p>
          </table:table-cell>
          <table:table-cell table:formula="of:=[.H166]-[.E166]" office:value-type="float" office:value="40.3297999999995" calcext:value-type="float">
            <text:p>40.3298</text:p>
          </table:table-cell>
          <table:table-cell/>
          <table:table-cell office:value-type="float" office:value="34708" calcext:value-type="float">
            <text:p>347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683H00M00S" calcext:value-type="time">
            <text:p>39683:00:00</text:p>
          </table:table-cell>
          <table:table-cell office:value-type="float" office:value="38592.4538" calcext:value-type="float">
            <text:p>38592.4538</text:p>
          </table:table-cell>
          <table:table-cell table:number-columns-repeated="2"/>
          <table:table-cell office:value-type="float" office:value="39933.4204" calcext:value-type="float">
            <text:p>39933.4204</text:p>
          </table:table-cell>
          <table:table-cell table:number-columns-repeated="2"/>
          <table:table-cell office:value-type="float" office:value="40191.0563" calcext:value-type="float">
            <text:p>40191.0563</text:p>
          </table:table-cell>
          <table:table-cell table:formula="of:=[.H167]-[.E167]" office:value-type="float" office:value="257.635899999994" calcext:value-type="float">
            <text:p>257.6359</text:p>
          </table:table-cell>
          <table:table-cell/>
          <table:table-cell office:value-type="float" office:value="48845" calcext:value-type="float">
            <text:p>4884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80H00M00S" calcext:value-type="time">
            <text:p>3480:00:00</text:p>
          </table:table-cell>
          <table:table-cell office:value-type="float" office:value="36970.7262" calcext:value-type="float">
            <text:p>36970.7262</text:p>
          </table:table-cell>
          <table:table-cell table:number-columns-repeated="2"/>
          <table:table-cell office:value-type="float" office:value="37979.3333" calcext:value-type="float">
            <text:p>37979.3333</text:p>
          </table:table-cell>
          <table:table-cell table:number-columns-repeated="2"/>
          <table:table-cell office:value-type="float" office:value="37979.3333" calcext:value-type="float">
            <text:p>37979.3333</text:p>
          </table:table-cell>
          <table:table-cell table:formula="of:=[.H168]-[.E168]" office:value-type="float" office:value="0" calcext:value-type="float">
            <text:p>0</text:p>
          </table:table-cell>
          <table:table-cell/>
          <table:table-cell office:value-type="float" office:value="46080" calcext:value-type="float">
            <text:p>460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316H00M00S" calcext:value-type="time">
            <text:p>12316:00:00</text:p>
          </table:table-cell>
          <table:table-cell office:value-type="float" office:value="36209.2913" calcext:value-type="float">
            <text:p>36209.2913</text:p>
          </table:table-cell>
          <table:table-cell table:number-columns-repeated="2"/>
          <table:table-cell office:value-type="float" office:value="36811.3312" calcext:value-type="float">
            <text:p>36811.3312</text:p>
          </table:table-cell>
          <table:table-cell table:number-columns-repeated="2"/>
          <table:table-cell office:value-type="float" office:value="36815.1573" calcext:value-type="float">
            <text:p>36815.1573</text:p>
          </table:table-cell>
          <table:table-cell table:formula="of:=[.H169]-[.E169]" office:value-type="float" office:value="3.82609999999841" calcext:value-type="float">
            <text:p>3.8261</text:p>
          </table:table-cell>
          <table:table-cell/>
          <table:table-cell office:value-type="float" office:value="40244" calcext:value-type="float">
            <text:p>402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082H00M00S" calcext:value-type="time">
            <text:p>33082:00:00</text:p>
          </table:table-cell>
          <table:table-cell office:value-type="float" office:value="36838.6" calcext:value-type="float">
            <text:p>36838.6</text:p>
          </table:table-cell>
          <table:table-cell table:number-columns-repeated="2"/>
          <table:table-cell office:value-type="float" office:value="36904.8274" calcext:value-type="float">
            <text:p>36904.8274</text:p>
          </table:table-cell>
          <table:table-cell table:number-columns-repeated="2"/>
          <table:table-cell office:value-type="float" office:value="36918.8542" calcext:value-type="float">
            <text:p>36918.8542</text:p>
          </table:table-cell>
          <table:table-cell table:formula="of:=[.H170]-[.E170]" office:value-type="float" office:value="14.0267999999996" calcext:value-type="float">
            <text:p>14.0268</text:p>
          </table:table-cell>
          <table:table-cell/>
          <table:table-cell office:value-type="float" office:value="55293" calcext:value-type="float">
            <text:p>552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17H00M00S" calcext:value-type="time">
            <text:p>2017:00:00</text:p>
          </table:table-cell>
          <table:table-cell office:value-type="float" office:value="35137.7218" calcext:value-type="float">
            <text:p>35137.7218</text:p>
          </table:table-cell>
          <table:table-cell table:number-columns-repeated="2"/>
          <table:table-cell office:value-type="float" office:value="35942.8148" calcext:value-type="float">
            <text:p>35942.8148</text:p>
          </table:table-cell>
          <table:table-cell table:number-columns-repeated="2"/>
          <table:table-cell office:value-type="float" office:value="35942.8148" calcext:value-type="float">
            <text:p>35942.8148</text:p>
          </table:table-cell>
          <table:table-cell table:formula="of:=[.H171]-[.E171]" office:value-type="float" office:value="0" calcext:value-type="float">
            <text:p>0</text:p>
          </table:table-cell>
          <table:table-cell/>
          <table:table-cell office:value-type="float" office:value="39965" calcext:value-type="float">
            <text:p>399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477H00M00S" calcext:value-type="time">
            <text:p>43477:00:00</text:p>
          </table:table-cell>
          <table:table-cell office:value-type="float" office:value="25494.0833" calcext:value-type="float">
            <text:p>25494.0833</text:p>
          </table:table-cell>
          <table:table-cell table:number-columns-repeated="2"/>
          <table:table-cell office:value-type="float" office:value="26222.2732" calcext:value-type="float">
            <text:p>26222.2732</text:p>
          </table:table-cell>
          <table:table-cell table:number-columns-repeated="2"/>
          <table:table-cell office:value-type="float" office:value="26300.4286" calcext:value-type="float">
            <text:p>26300.4286</text:p>
          </table:table-cell>
          <table:table-cell table:formula="of:=[.H172]-[.E172]" office:value-type="float" office:value="78.1553999999997" calcext:value-type="float">
            <text:p>78.1554</text:p>
          </table:table-cell>
          <table:table-cell/>
          <table:table-cell office:value-type="float" office:value="28172" calcext:value-type="float">
            <text:p>281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726H00M00S" calcext:value-type="time">
            <text:p>25726:00:00</text:p>
          </table:table-cell>
          <table:table-cell office:value-type="float" office:value="29657.2946" calcext:value-type="float">
            <text:p>29657.2946</text:p>
          </table:table-cell>
          <table:table-cell table:number-columns-repeated="2"/>
          <table:table-cell office:value-type="float" office:value="29657.2946" calcext:value-type="float">
            <text:p>29657.2946</text:p>
          </table:table-cell>
          <table:table-cell table:number-columns-repeated="2"/>
          <table:table-cell office:value-type="float" office:value="29657.2946" calcext:value-type="float">
            <text:p>29657.2946</text:p>
          </table:table-cell>
          <table:table-cell table:formula="of:=[.H173]-[.E173]" office:value-type="float" office:value="0" calcext:value-type="float">
            <text:p>0</text:p>
          </table:table-cell>
          <table:table-cell/>
          <table:table-cell office:value-type="float" office:value="40953" calcext:value-type="float">
            <text:p>409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686H00M00S" calcext:value-type="time">
            <text:p>28686:00:00</text:p>
          </table:table-cell>
          <table:table-cell office:value-type="float" office:value="28482.7633" calcext:value-type="float">
            <text:p>28482.7633</text:p>
          </table:table-cell>
          <table:table-cell table:number-columns-repeated="2"/>
          <table:table-cell office:value-type="float" office:value="28980.463" calcext:value-type="float">
            <text:p>28980.463</text:p>
          </table:table-cell>
          <table:table-cell table:number-columns-repeated="2"/>
          <table:table-cell office:value-type="float" office:value="28980.6538" calcext:value-type="float">
            <text:p>28980.6538</text:p>
          </table:table-cell>
          <table:table-cell table:formula="of:=[.H174]-[.E174]" office:value-type="float" office:value="0.190800000000309" calcext:value-type="float">
            <text:p>0.1908</text:p>
          </table:table-cell>
          <table:table-cell/>
          <table:table-cell office:value-type="float" office:value="33400" calcext:value-type="float">
            <text:p>334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375H00M00S" calcext:value-type="time">
            <text:p>47375:00:00</text:p>
          </table:table-cell>
          <table:table-cell office:value-type="float" office:value="22427.9754" calcext:value-type="float">
            <text:p>22427.9754</text:p>
          </table:table-cell>
          <table:table-cell table:number-columns-repeated="2"/>
          <table:table-cell office:value-type="float" office:value="25731.6875" calcext:value-type="float">
            <text:p>25731.6875</text:p>
          </table:table-cell>
          <table:table-cell table:number-columns-repeated="2"/>
          <table:table-cell office:value-type="float" office:value="25734.7268" calcext:value-type="float">
            <text:p>25734.7268</text:p>
          </table:table-cell>
          <table:table-cell table:formula="of:=[.H175]-[.E175]" office:value-type="float" office:value="3.03930000000037" calcext:value-type="float">
            <text:p>3.0393</text:p>
          </table:table-cell>
          <table:table-cell/>
          <table:table-cell office:value-type="float" office:value="36954" calcext:value-type="float">
            <text:p>369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006H00M00S" calcext:value-type="time">
            <text:p>63006:00:00</text:p>
          </table:table-cell>
          <table:table-cell office:value-type="float" office:value="17284.6384" calcext:value-type="float">
            <text:p>17284.6384</text:p>
          </table:table-cell>
          <table:table-cell table:number-columns-repeated="2"/>
          <table:table-cell office:value-type="float" office:value="17362.4375" calcext:value-type="float">
            <text:p>17362.4375</text:p>
          </table:table-cell>
          <table:table-cell table:number-columns-repeated="2"/>
          <table:table-cell office:value-type="float" office:value="17362.4375" calcext:value-type="float">
            <text:p>17362.4375</text:p>
          </table:table-cell>
          <table:table-cell table:formula="of:=[.H176]-[.E176]" office:value-type="float" office:value="0" calcext:value-type="float">
            <text:p>0</text:p>
          </table:table-cell>
          <table:table-cell/>
          <table:table-cell office:value-type="float" office:value="20007" calcext:value-type="float">
            <text:p>200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49H00M00S" calcext:value-type="time">
            <text:p>4849:00:00</text:p>
          </table:table-cell>
          <table:table-cell office:value-type="float" office:value="22196.6551" calcext:value-type="float">
            <text:p>22196.6551</text:p>
          </table:table-cell>
          <table:table-cell table:number-columns-repeated="2"/>
          <table:table-cell office:value-type="float" office:value="23399.6927" calcext:value-type="float">
            <text:p>23399.6927</text:p>
          </table:table-cell>
          <table:table-cell table:number-columns-repeated="2"/>
          <table:table-cell office:value-type="float" office:value="23440.1741" calcext:value-type="float">
            <text:p>23440.1741</text:p>
          </table:table-cell>
          <table:table-cell table:formula="of:=[.H177]-[.E177]" office:value-type="float" office:value="40.4814000000006" calcext:value-type="float">
            <text:p>40.4814</text:p>
          </table:table-cell>
          <table:table-cell/>
          <table:table-cell office:value-type="float" office:value="28833" calcext:value-type="float">
            <text:p>288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670H00M00S" calcext:value-type="time">
            <text:p>9670:00:00</text:p>
          </table:table-cell>
          <table:table-cell office:value-type="float" office:value="30336.6299" calcext:value-type="float">
            <text:p>30336.6299</text:p>
          </table:table-cell>
          <table:table-cell table:number-columns-repeated="2"/>
          <table:table-cell office:value-type="float" office:value="34896.1629" calcext:value-type="float">
            <text:p>34896.1629</text:p>
          </table:table-cell>
          <table:table-cell table:number-columns-repeated="2"/>
          <table:table-cell office:value-type="float" office:value="34959.1715" calcext:value-type="float">
            <text:p>34959.1715</text:p>
          </table:table-cell>
          <table:table-cell table:formula="of:=[.H178]-[.E178]" office:value-type="float" office:value="63.0085999999938" calcext:value-type="float">
            <text:p>63.0086</text:p>
          </table:table-cell>
          <table:table-cell/>
          <table:table-cell office:value-type="float" office:value="43484" calcext:value-type="float">
            <text:p>434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565H00M00S" calcext:value-type="time">
            <text:p>19565:00:00</text:p>
          </table:table-cell>
          <table:table-cell office:value-type="float" office:value="38333.0606" calcext:value-type="float">
            <text:p>38333.0606</text:p>
          </table:table-cell>
          <table:table-cell table:number-columns-repeated="2"/>
          <table:table-cell office:value-type="float" office:value="38735.4924" calcext:value-type="float">
            <text:p>38735.4924</text:p>
          </table:table-cell>
          <table:table-cell table:number-columns-repeated="2"/>
          <table:table-cell office:value-type="float" office:value="38758.5474" calcext:value-type="float">
            <text:p>38758.5474</text:p>
          </table:table-cell>
          <table:table-cell table:formula="of:=[.H179]-[.E179]" office:value-type="float" office:value="23.0550000000003" calcext:value-type="float">
            <text:p>23.055</text:p>
          </table:table-cell>
          <table:table-cell/>
          <table:table-cell office:value-type="float" office:value="48355" calcext:value-type="float">
            <text:p>483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68H00M00S" calcext:value-type="time">
            <text:p>13268:00:00</text:p>
          </table:table-cell>
          <table:table-cell office:value-type="float" office:value="32926.535" calcext:value-type="float">
            <text:p>32926.535</text:p>
          </table:table-cell>
          <table:table-cell table:number-columns-repeated="2"/>
          <table:table-cell office:value-type="float" office:value="34003.7895" calcext:value-type="float">
            <text:p>34003.7895</text:p>
          </table:table-cell>
          <table:table-cell table:number-columns-repeated="2"/>
          <table:table-cell office:value-type="float" office:value="34003.7895" calcext:value-type="float">
            <text:p>34003.7895</text:p>
          </table:table-cell>
          <table:table-cell table:formula="of:=[.H180]-[.E180]" office:value-type="float" office:value="0" calcext:value-type="float">
            <text:p>0</text:p>
          </table:table-cell>
          <table:table-cell/>
          <table:table-cell office:value-type="float" office:value="46626" calcext:value-type="float">
            <text:p>466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598H00M00S" calcext:value-type="time">
            <text:p>23598:00:00</text:p>
          </table:table-cell>
          <table:table-cell office:value-type="float" office:value="32822.687" calcext:value-type="float">
            <text:p>32822.687</text:p>
          </table:table-cell>
          <table:table-cell table:number-columns-repeated="2"/>
          <table:table-cell office:value-type="float" office:value="33685.7727" calcext:value-type="float">
            <text:p>33685.7727</text:p>
          </table:table-cell>
          <table:table-cell table:number-columns-repeated="2"/>
          <table:table-cell office:value-type="float" office:value="33688.1364" calcext:value-type="float">
            <text:p>33688.1364</text:p>
          </table:table-cell>
          <table:table-cell table:formula="of:=[.H181]-[.E181]" office:value-type="float" office:value="2.3637000000017" calcext:value-type="float">
            <text:p>2.3637</text:p>
          </table:table-cell>
          <table:table-cell/>
          <table:table-cell office:value-type="float" office:value="35458" calcext:value-type="float">
            <text:p>354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635H00M00S" calcext:value-type="time">
            <text:p>11635:00:00</text:p>
          </table:table-cell>
          <table:table-cell office:value-type="float" office:value="33613.2032" calcext:value-type="float">
            <text:p>33613.2032</text:p>
          </table:table-cell>
          <table:table-cell table:number-columns-repeated="2"/>
          <table:table-cell office:value-type="float" office:value="34423.1561" calcext:value-type="float">
            <text:p>34423.1561</text:p>
          </table:table-cell>
          <table:table-cell table:number-columns-repeated="2"/>
          <table:table-cell office:value-type="float" office:value="34477.4213" calcext:value-type="float">
            <text:p>34477.4213</text:p>
          </table:table-cell>
          <table:table-cell table:formula="of:=[.H182]-[.E182]" office:value-type="float" office:value="54.2652000000016" calcext:value-type="float">
            <text:p>54.2652</text:p>
          </table:table-cell>
          <table:table-cell/>
          <table:table-cell office:value-type="float" office:value="40851" calcext:value-type="float">
            <text:p>408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137H00M00S" calcext:value-type="time">
            <text:p>38137:00:00</text:p>
          </table:table-cell>
          <table:table-cell office:value-type="float" office:value="33759.325" calcext:value-type="float">
            <text:p>33759.325</text:p>
          </table:table-cell>
          <table:table-cell table:number-columns-repeated="2"/>
          <table:table-cell office:value-type="float" office:value="34225.7935" calcext:value-type="float">
            <text:p>34225.7935</text:p>
          </table:table-cell>
          <table:table-cell table:number-columns-repeated="2"/>
          <table:table-cell office:value-type="float" office:value="34448.021" calcext:value-type="float">
            <text:p>34448.021</text:p>
          </table:table-cell>
          <table:table-cell table:formula="of:=[.H183]-[.E183]" office:value-type="float" office:value="222.227500000001" calcext:value-type="float">
            <text:p>222.2275</text:p>
          </table:table-cell>
          <table:table-cell/>
          <table:table-cell office:value-type="float" office:value="44807" calcext:value-type="float">
            <text:p>448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579H00M00S" calcext:value-type="time">
            <text:p>18579:00:00</text:p>
          </table:table-cell>
          <table:table-cell office:value-type="float" office:value="32341.1952" calcext:value-type="float">
            <text:p>32341.1952</text:p>
          </table:table-cell>
          <table:table-cell table:number-columns-repeated="2"/>
          <table:table-cell office:value-type="float" office:value="33254.6864" calcext:value-type="float">
            <text:p>33254.6864</text:p>
          </table:table-cell>
          <table:table-cell table:number-columns-repeated="2"/>
          <table:table-cell office:value-type="float" office:value="33404.3267" calcext:value-type="float">
            <text:p>33404.3267</text:p>
          </table:table-cell>
          <table:table-cell table:formula="of:=[.H184]-[.E184]" office:value-type="float" office:value="149.640299999999" calcext:value-type="float">
            <text:p>149.6403</text:p>
          </table:table-cell>
          <table:table-cell/>
          <table:table-cell office:value-type="float" office:value="38518" calcext:value-type="float">
            <text:p>385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250H00M00S" calcext:value-type="time">
            <text:p>62250:00:00</text:p>
          </table:table-cell>
          <table:table-cell office:value-type="float" office:value="29361.9698" calcext:value-type="float">
            <text:p>29361.9698</text:p>
          </table:table-cell>
          <table:table-cell table:number-columns-repeated="2"/>
          <table:table-cell office:value-type="float" office:value="29614.3556" calcext:value-type="float">
            <text:p>29614.3556</text:p>
          </table:table-cell>
          <table:table-cell table:number-columns-repeated="2"/>
          <table:table-cell office:value-type="float" office:value="29625.0916" calcext:value-type="float">
            <text:p>29625.0916</text:p>
          </table:table-cell>
          <table:table-cell table:formula="of:=[.H185]-[.E185]" office:value-type="float" office:value="10.7360000000008" calcext:value-type="float">
            <text:p>10.736</text:p>
          </table:table-cell>
          <table:table-cell/>
          <table:table-cell office:value-type="float" office:value="41636" calcext:value-type="float">
            <text:p>416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192H00M00S" calcext:value-type="time">
            <text:p>31192:00:00</text:p>
          </table:table-cell>
          <table:table-cell office:value-type="float" office:value="32887.5606" calcext:value-type="float">
            <text:p>32887.5606</text:p>
          </table:table-cell>
          <table:table-cell table:number-columns-repeated="2"/>
          <table:table-cell office:value-type="float" office:value="32955.4211" calcext:value-type="float">
            <text:p>32955.4211</text:p>
          </table:table-cell>
          <table:table-cell table:number-columns-repeated="2"/>
          <table:table-cell office:value-type="float" office:value="32955.4211" calcext:value-type="float">
            <text:p>32955.4211</text:p>
          </table:table-cell>
          <table:table-cell table:formula="of:=[.H186]-[.E186]" office:value-type="float" office:value="0" calcext:value-type="float">
            <text:p>0</text:p>
          </table:table-cell>
          <table:table-cell/>
          <table:table-cell office:value-type="float" office:value="40287" calcext:value-type="float">
            <text:p>4028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409H00M00S" calcext:value-type="time">
            <text:p>28409:00:00</text:p>
          </table:table-cell>
          <table:table-cell office:value-type="float" office:value="15470.3168" calcext:value-type="float">
            <text:p>15470.3168</text:p>
          </table:table-cell>
          <table:table-cell table:number-columns-repeated="2"/>
          <table:table-cell office:value-type="float" office:value="15913.26" calcext:value-type="float">
            <text:p>15913.26</text:p>
          </table:table-cell>
          <table:table-cell table:number-columns-repeated="2"/>
          <table:table-cell office:value-type="float" office:value="15921.2014" calcext:value-type="float">
            <text:p>15921.2014</text:p>
          </table:table-cell>
          <table:table-cell table:formula="of:=[.H187]-[.E187]" office:value-type="float" office:value="7.9413999999997" calcext:value-type="float">
            <text:p>7.9414</text:p>
          </table:table-cell>
          <table:table-cell/>
          <table:table-cell office:value-type="float" office:value="17157" calcext:value-type="float">
            <text:p>171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695H00M00S" calcext:value-type="time">
            <text:p>9695:00:00</text:p>
          </table:table-cell>
          <table:table-cell office:value-type="float" office:value="39435.743" calcext:value-type="float">
            <text:p>39435.743</text:p>
          </table:table-cell>
          <table:table-cell table:number-columns-repeated="2"/>
          <table:table-cell office:value-type="float" office:value="41249.2805" calcext:value-type="float">
            <text:p>41249.2805</text:p>
          </table:table-cell>
          <table:table-cell table:number-columns-repeated="2"/>
          <table:table-cell office:value-type="float" office:value="41298.8504" calcext:value-type="float">
            <text:p>41298.8504</text:p>
          </table:table-cell>
          <table:table-cell table:formula="of:=[.H188]-[.E188]" office:value-type="float" office:value="49.5699000000022" calcext:value-type="float">
            <text:p>49.5699</text:p>
          </table:table-cell>
          <table:table-cell/>
          <table:table-cell office:value-type="float" office:value="51844" calcext:value-type="float">
            <text:p>518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15H00M00S" calcext:value-type="time">
            <text:p>2115:00:00</text:p>
          </table:table-cell>
          <table:table-cell office:value-type="float" office:value="38291.2225" calcext:value-type="float">
            <text:p>38291.2225</text:p>
          </table:table-cell>
          <table:table-cell table:number-columns-repeated="2"/>
          <table:table-cell office:value-type="float" office:value="39003.4693" calcext:value-type="float">
            <text:p>39003.4693</text:p>
          </table:table-cell>
          <table:table-cell table:number-columns-repeated="2"/>
          <table:table-cell office:value-type="float" office:value="39066.6438" calcext:value-type="float">
            <text:p>39066.6438</text:p>
          </table:table-cell>
          <table:table-cell table:formula="of:=[.H189]-[.E189]" office:value-type="float" office:value="63.174500000001" calcext:value-type="float">
            <text:p>63.1745</text:p>
          </table:table-cell>
          <table:table-cell/>
          <table:table-cell office:value-type="float" office:value="46409" calcext:value-type="float">
            <text:p>464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162H00M00S" calcext:value-type="time">
            <text:p>17162:00:00</text:p>
          </table:table-cell>
          <table:table-cell office:value-type="float" office:value="26043.5556" calcext:value-type="float">
            <text:p>26043.5556</text:p>
          </table:table-cell>
          <table:table-cell table:number-columns-repeated="2"/>
          <table:table-cell office:value-type="float" office:value="26708.2535" calcext:value-type="float">
            <text:p>26708.2535</text:p>
          </table:table-cell>
          <table:table-cell table:number-columns-repeated="2"/>
          <table:table-cell office:value-type="float" office:value="26713.0184" calcext:value-type="float">
            <text:p>26713.0184</text:p>
          </table:table-cell>
          <table:table-cell table:formula="of:=[.H190]-[.E190]" office:value-type="float" office:value="4.76490000000194" calcext:value-type="float">
            <text:p>4.7649</text:p>
          </table:table-cell>
          <table:table-cell/>
          <table:table-cell office:value-type="float" office:value="29971" calcext:value-type="float">
            <text:p>299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429H00M00S" calcext:value-type="time">
            <text:p>14429:00:00</text:p>
          </table:table-cell>
          <table:table-cell office:value-type="float" office:value="22875.5547" calcext:value-type="float">
            <text:p>22875.5547</text:p>
          </table:table-cell>
          <table:table-cell table:number-columns-repeated="2"/>
          <table:table-cell office:value-type="float" office:value="22875.5547" calcext:value-type="float">
            <text:p>22875.5547</text:p>
          </table:table-cell>
          <table:table-cell table:number-columns-repeated="2"/>
          <table:table-cell office:value-type="float" office:value="22875.5547" calcext:value-type="float">
            <text:p>22875.5547</text:p>
          </table:table-cell>
          <table:table-cell table:formula="of:=[.H191]-[.E191]" office:value-type="float" office:value="0" calcext:value-type="float">
            <text:p>0</text:p>
          </table:table-cell>
          <table:table-cell/>
          <table:table-cell office:value-type="float" office:value="27629" calcext:value-type="float">
            <text:p>2762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98H00M00S" calcext:value-type="time">
            <text:p>13298:00:00</text:p>
          </table:table-cell>
          <table:table-cell office:value-type="float" office:value="35415.8077" calcext:value-type="float">
            <text:p>35415.8077</text:p>
          </table:table-cell>
          <table:table-cell table:number-columns-repeated="2"/>
          <table:table-cell office:value-type="float" office:value="35860.7042" calcext:value-type="float">
            <text:p>35860.7042</text:p>
          </table:table-cell>
          <table:table-cell table:number-columns-repeated="2"/>
          <table:table-cell office:value-type="float" office:value="35865.6917" calcext:value-type="float">
            <text:p>35865.6917</text:p>
          </table:table-cell>
          <table:table-cell table:formula="of:=[.H192]-[.E192]" office:value-type="float" office:value="4.98750000000291" calcext:value-type="float">
            <text:p>4.9875</text:p>
          </table:table-cell>
          <table:table-cell/>
          <table:table-cell office:value-type="float" office:value="42560" calcext:value-type="float">
            <text:p>4256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15H00M00S" calcext:value-type="time">
            <text:p>3515:00:00</text:p>
          </table:table-cell>
          <table:table-cell office:value-type="float" office:value="27083.0639" calcext:value-type="float">
            <text:p>27083.0639</text:p>
          </table:table-cell>
          <table:table-cell table:number-columns-repeated="2"/>
          <table:table-cell office:value-type="float" office:value="27745.6938" calcext:value-type="float">
            <text:p>27745.6938</text:p>
          </table:table-cell>
          <table:table-cell table:number-columns-repeated="2"/>
          <table:table-cell office:value-type="float" office:value="27751.009" calcext:value-type="float">
            <text:p>27751.009</text:p>
          </table:table-cell>
          <table:table-cell table:formula="of:=[.H193]-[.E193]" office:value-type="float" office:value="5.31519999999728" calcext:value-type="float">
            <text:p>5.3152</text:p>
          </table:table-cell>
          <table:table-cell/>
          <table:table-cell office:value-type="float" office:value="36816" calcext:value-type="float">
            <text:p>368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516H00M00S" calcext:value-type="time">
            <text:p>63516:00:00</text:p>
          </table:table-cell>
          <table:table-cell office:value-type="float" office:value="34476.6366" calcext:value-type="float">
            <text:p>34476.6366</text:p>
          </table:table-cell>
          <table:table-cell table:number-columns-repeated="2"/>
          <table:table-cell office:value-type="float" office:value="35471.9343" calcext:value-type="float">
            <text:p>35471.9343</text:p>
          </table:table-cell>
          <table:table-cell table:number-columns-repeated="2"/>
          <table:table-cell office:value-type="float" office:value="35582.8784" calcext:value-type="float">
            <text:p>35582.8784</text:p>
          </table:table-cell>
          <table:table-cell table:formula="of:=[.H194]-[.E194]" office:value-type="float" office:value="110.944100000001" calcext:value-type="float">
            <text:p>110.9441</text:p>
          </table:table-cell>
          <table:table-cell/>
          <table:table-cell office:value-type="float" office:value="42143" calcext:value-type="float">
            <text:p>421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607H00M00S" calcext:value-type="time">
            <text:p>23607:00:00</text:p>
          </table:table-cell>
          <table:table-cell office:value-type="float" office:value="23800.9783" calcext:value-type="float">
            <text:p>23800.9783</text:p>
          </table:table-cell>
          <table:table-cell table:number-columns-repeated="2"/>
          <table:table-cell office:value-type="float" office:value="23800.9783" calcext:value-type="float">
            <text:p>23800.9783</text:p>
          </table:table-cell>
          <table:table-cell table:number-columns-repeated="2"/>
          <table:table-cell office:value-type="float" office:value="23801.0652" calcext:value-type="float">
            <text:p>23801.0652</text:p>
          </table:table-cell>
          <table:table-cell table:formula="of:=[.H195]-[.E195]" office:value-type="float" office:value="0.0869000000020606" calcext:value-type="float">
            <text:p>0.0869</text:p>
          </table:table-cell>
          <table:table-cell/>
          <table:table-cell office:value-type="float" office:value="31277" calcext:value-type="float">
            <text:p>312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118H00M00S" calcext:value-type="time">
            <text:p>7118:00:00</text:p>
          </table:table-cell>
          <table:table-cell office:value-type="float" office:value="40346.2753" calcext:value-type="float">
            <text:p>40346.2753</text:p>
          </table:table-cell>
          <table:table-cell table:number-columns-repeated="2"/>
          <table:table-cell office:value-type="float" office:value="40999.639" calcext:value-type="float">
            <text:p>40999.639</text:p>
          </table:table-cell>
          <table:table-cell table:number-columns-repeated="2"/>
          <table:table-cell office:value-type="float" office:value="41013.0886" calcext:value-type="float">
            <text:p>41013.0886</text:p>
          </table:table-cell>
          <table:table-cell table:formula="of:=[.H196]-[.E196]" office:value-type="float" office:value="13.4495999999999" calcext:value-type="float">
            <text:p>13.4496</text:p>
          </table:table-cell>
          <table:table-cell/>
          <table:table-cell office:value-type="float" office:value="42944" calcext:value-type="float">
            <text:p>429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151H00M00S" calcext:value-type="time">
            <text:p>55151:00:00</text:p>
          </table:table-cell>
          <table:table-cell office:value-type="float" office:value="31326.932" calcext:value-type="float">
            <text:p>31326.932</text:p>
          </table:table-cell>
          <table:table-cell table:number-columns-repeated="2"/>
          <table:table-cell office:value-type="float" office:value="31483.0716" calcext:value-type="float">
            <text:p>31483.0716</text:p>
          </table:table-cell>
          <table:table-cell table:number-columns-repeated="2"/>
          <table:table-cell office:value-type="float" office:value="31485.9231" calcext:value-type="float">
            <text:p>31485.9231</text:p>
          </table:table-cell>
          <table:table-cell table:formula="of:=[.H197]-[.E197]" office:value-type="float" office:value="2.85150000000067" calcext:value-type="float">
            <text:p>2.8515</text:p>
          </table:table-cell>
          <table:table-cell/>
          <table:table-cell office:value-type="float" office:value="35493" calcext:value-type="float">
            <text:p>354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871H00M00S" calcext:value-type="time">
            <text:p>59871:00:00</text:p>
          </table:table-cell>
          <table:table-cell office:value-type="float" office:value="16251.8889" calcext:value-type="float">
            <text:p>16251.8889</text:p>
          </table:table-cell>
          <table:table-cell table:number-columns-repeated="2"/>
          <table:table-cell office:value-type="float" office:value="16425.7826" calcext:value-type="float">
            <text:p>16425.7826</text:p>
          </table:table-cell>
          <table:table-cell table:number-columns-repeated="2"/>
          <table:table-cell office:value-type="float" office:value="16427.8077" calcext:value-type="float">
            <text:p>16427.8077</text:p>
          </table:table-cell>
          <table:table-cell table:formula="of:=[.H198]-[.E198]" office:value-type="float" office:value="2.02510000000257" calcext:value-type="float">
            <text:p>2.0251</text:p>
          </table:table-cell>
          <table:table-cell/>
          <table:table-cell office:value-type="float" office:value="16817" calcext:value-type="float">
            <text:p>1681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946H00M00S" calcext:value-type="time">
            <text:p>13946:00:00</text:p>
          </table:table-cell>
          <table:table-cell office:value-type="float" office:value="32865.8946" calcext:value-type="float">
            <text:p>32865.8946</text:p>
          </table:table-cell>
          <table:table-cell table:number-columns-repeated="2"/>
          <table:table-cell office:value-type="float" office:value="32970.6011" calcext:value-type="float">
            <text:p>32970.6011</text:p>
          </table:table-cell>
          <table:table-cell table:number-columns-repeated="2"/>
          <table:table-cell office:value-type="float" office:value="33066.4615" calcext:value-type="float">
            <text:p>33066.4615</text:p>
          </table:table-cell>
          <table:table-cell table:formula="of:=[.H199]-[.E199]" office:value-type="float" office:value="95.8603999999978" calcext:value-type="float">
            <text:p>95.8604</text:p>
          </table:table-cell>
          <table:table-cell/>
          <table:table-cell office:value-type="float" office:value="42400" calcext:value-type="float">
            <text:p>424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22H00M00S" calcext:value-type="time">
            <text:p>2222:00:00</text:p>
          </table:table-cell>
          <table:table-cell office:value-type="float" office:value="28176.2315" calcext:value-type="float">
            <text:p>28176.2315</text:p>
          </table:table-cell>
          <table:table-cell table:number-columns-repeated="2"/>
          <table:table-cell office:value-type="float" office:value="28312.1429" calcext:value-type="float">
            <text:p>28312.1429</text:p>
          </table:table-cell>
          <table:table-cell table:number-columns-repeated="2"/>
          <table:table-cell office:value-type="float" office:value="28312.1429" calcext:value-type="float">
            <text:p>28312.1429</text:p>
          </table:table-cell>
          <table:table-cell table:formula="of:=[.H200]-[.E200]" office:value-type="float" office:value="0" calcext:value-type="float">
            <text:p>0</text:p>
          </table:table-cell>
          <table:table-cell/>
          <table:table-cell office:value-type="float" office:value="32482" calcext:value-type="float">
            <text:p>324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12H00M00S" calcext:value-type="time">
            <text:p>2412:00:00</text:p>
          </table:table-cell>
          <table:table-cell office:value-type="float" office:value="37681.9759" calcext:value-type="float">
            <text:p>37681.9759</text:p>
          </table:table-cell>
          <table:table-cell table:number-columns-repeated="2"/>
          <table:table-cell office:value-type="float" office:value="39641.2467" calcext:value-type="float">
            <text:p>39641.2467</text:p>
          </table:table-cell>
          <table:table-cell table:number-columns-repeated="2"/>
          <table:table-cell office:value-type="float" office:value="39650.048" calcext:value-type="float">
            <text:p>39650.048</text:p>
          </table:table-cell>
          <table:table-cell table:formula="of:=[.H201]-[.E201]" office:value-type="float" office:value="8.80129999999917" calcext:value-type="float">
            <text:p>8.8013</text:p>
          </table:table-cell>
          <table:table-cell/>
          <table:table-cell office:value-type="float" office:value="55879" calcext:value-type="float">
            <text:p>558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4626H00M00S" calcext:value-type="time">
            <text:p>44626:00:00</text:p>
          </table:table-cell>
          <table:table-cell office:value-type="float" office:value="43587.2961" calcext:value-type="float">
            <text:p>43587.2961</text:p>
          </table:table-cell>
          <table:table-cell table:number-columns-repeated="2"/>
          <table:table-cell office:value-type="float" office:value="44446.3804" calcext:value-type="float">
            <text:p>44446.3804</text:p>
          </table:table-cell>
          <table:table-cell table:number-columns-repeated="2"/>
          <table:table-cell office:value-type="float" office:value="44595.9444" calcext:value-type="float">
            <text:p>44595.9444</text:p>
          </table:table-cell>
          <table:table-cell table:formula="of:=[.H202]-[.E202]" office:value-type="float" office:value="149.563999999998" calcext:value-type="float">
            <text:p>149.564</text:p>
          </table:table-cell>
          <table:table-cell/>
          <table:table-cell office:value-type="float" office:value="52707" calcext:value-type="float">
            <text:p>527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71H00M00S" calcext:value-type="time">
            <text:p>2571:00:00</text:p>
          </table:table-cell>
          <table:table-cell office:value-type="float" office:value="43522.2955" calcext:value-type="float">
            <text:p>43522.2955</text:p>
          </table:table-cell>
          <table:table-cell table:number-columns-repeated="2"/>
          <table:table-cell office:value-type="float" office:value="43605.3863" calcext:value-type="float">
            <text:p>43605.3863</text:p>
          </table:table-cell>
          <table:table-cell table:number-columns-repeated="2"/>
          <table:table-cell office:value-type="float" office:value="43662.2798" calcext:value-type="float">
            <text:p>43662.2798</text:p>
          </table:table-cell>
          <table:table-cell table:formula="of:=[.H203]-[.E203]" office:value-type="float" office:value="56.8934999999983" calcext:value-type="float">
            <text:p>56.8935</text:p>
          </table:table-cell>
          <table:table-cell/>
          <table:table-cell office:value-type="float" office:value="62575" calcext:value-type="float">
            <text:p>625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610H00M00S" calcext:value-type="time">
            <text:p>7610:00:00</text:p>
          </table:table-cell>
          <table:table-cell office:value-type="float" office:value="19838.0249" calcext:value-type="float">
            <text:p>19838.0249</text:p>
          </table:table-cell>
          <table:table-cell table:number-columns-repeated="2"/>
          <table:table-cell office:value-type="float" office:value="20902.164" calcext:value-type="float">
            <text:p>20902.164</text:p>
          </table:table-cell>
          <table:table-cell table:number-columns-repeated="2"/>
          <table:table-cell office:value-type="float" office:value="20933.6837" calcext:value-type="float">
            <text:p>20933.6837</text:p>
          </table:table-cell>
          <table:table-cell table:formula="of:=[.H204]-[.E204]" office:value-type="float" office:value="31.5197000000007" calcext:value-type="float">
            <text:p>31.5197</text:p>
          </table:table-cell>
          <table:table-cell/>
          <table:table-cell office:value-type="float" office:value="25688" calcext:value-type="float">
            <text:p>256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18H00M00S" calcext:value-type="time">
            <text:p>4518:00:00</text:p>
          </table:table-cell>
          <table:table-cell office:value-type="float" office:value="20602.9606" calcext:value-type="float">
            <text:p>20602.9606</text:p>
          </table:table-cell>
          <table:table-cell table:number-columns-repeated="2"/>
          <table:table-cell office:value-type="float" office:value="20870.6834" calcext:value-type="float">
            <text:p>20870.6834</text:p>
          </table:table-cell>
          <table:table-cell table:number-columns-repeated="2"/>
          <table:table-cell office:value-type="float" office:value="20931.8546" calcext:value-type="float">
            <text:p>20931.8546</text:p>
          </table:table-cell>
          <table:table-cell table:formula="of:=[.H205]-[.E205]" office:value-type="float" office:value="61.171199999997" calcext:value-type="float">
            <text:p>61.1712</text:p>
          </table:table-cell>
          <table:table-cell/>
          <table:table-cell office:value-type="float" office:value="27864" calcext:value-type="float">
            <text:p>278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665H00M00S" calcext:value-type="time">
            <text:p>39665:00:00</text:p>
          </table:table-cell>
          <table:table-cell office:value-type="float" office:value="34811.2711" calcext:value-type="float">
            <text:p>34811.2711</text:p>
          </table:table-cell>
          <table:table-cell table:number-columns-repeated="2"/>
          <table:table-cell office:value-type="float" office:value="35083.0085" calcext:value-type="float">
            <text:p>35083.0085</text:p>
          </table:table-cell>
          <table:table-cell table:number-columns-repeated="2"/>
          <table:table-cell office:value-type="float" office:value="35177.4447" calcext:value-type="float">
            <text:p>35177.4447</text:p>
          </table:table-cell>
          <table:table-cell table:formula="of:=[.H206]-[.E206]" office:value-type="float" office:value="94.4361999999965" calcext:value-type="float">
            <text:p>94.4362</text:p>
          </table:table-cell>
          <table:table-cell/>
          <table:table-cell office:value-type="float" office:value="43595" calcext:value-type="float">
            <text:p>43595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157:.B206])" office:value-type="float" office:value="31489.47324" calcext:value-type="float">
            <text:p>31489.47324</text:p>
          </table:table-cell>
          <table:table-cell table:style-name="ce6" table:number-columns-repeated="2"/>
          <table:table-cell table:style-name="ce6" table:formula="of:=AVERAGE([.E157:.E206])" office:value-type="float" office:value="32514.086094" calcext:value-type="float">
            <text:p>32514.086094</text:p>
          </table:table-cell>
          <table:table-cell table:style-name="ce6" table:number-columns-repeated="2"/>
          <table:table-cell table:style-name="ce6" table:formula="of:=AVERAGE([.H157:.H206])" office:value-type="float" office:value="32558.930532" calcext:value-type="float">
            <text:p>32558.930532</text:p>
          </table:table-cell>
          <table:table-cell table:formula="of:=[.H207]-[.E207]" office:value-type="float" office:value="44.8444379999892" calcext:value-type="float">
            <text:p>44.844438</text:p>
          </table:table-cell>
          <table:table-cell table:style-name="ce6"/>
          <table:table-cell table:style-name="ce6" table:formula="of:=AVERAGE([.K157:.K206])" office:value-type="float" office:value="39976.98" calcext:value-type="float">
            <text:p>39976.98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208]-[.E2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64078H00M00S" calcext:value-type="time">
            <text:p>64078:00:00</text:p>
          </table:table-cell>
          <table:table-cell office:value-type="float" office:value="42209.3883" calcext:value-type="float">
            <text:p>42209.3883</text:p>
          </table:table-cell>
          <table:table-cell table:number-columns-repeated="2"/>
          <table:table-cell office:value-type="float" office:value="44936.636" calcext:value-type="float">
            <text:p>44936.636</text:p>
          </table:table-cell>
          <table:table-cell table:number-columns-repeated="2"/>
          <table:table-cell office:value-type="float" office:value="44968.347" calcext:value-type="float">
            <text:p>44968.347</text:p>
          </table:table-cell>
          <table:table-cell table:formula="of:=[.H209]-[.E209]" office:value-type="float" office:value="31.711000000003" calcext:value-type="float">
            <text:p>31.711</text:p>
          </table:table-cell>
          <table:table-cell/>
          <table:table-cell office:value-type="float" office:value="57236" calcext:value-type="float">
            <text:p>572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071H00M00S" calcext:value-type="time">
            <text:p>59071:00:00</text:p>
          </table:table-cell>
          <table:table-cell office:value-type="float" office:value="39846.7807" calcext:value-type="float">
            <text:p>39846.7807</text:p>
          </table:table-cell>
          <table:table-cell table:number-columns-repeated="2"/>
          <table:table-cell office:value-type="float" office:value="43666.6613" calcext:value-type="float">
            <text:p>43666.6613</text:p>
          </table:table-cell>
          <table:table-cell table:number-columns-repeated="2"/>
          <table:table-cell office:value-type="float" office:value="43729.0749" calcext:value-type="float">
            <text:p>43729.0749</text:p>
          </table:table-cell>
          <table:table-cell table:formula="of:=[.H210]-[.E210]" office:value-type="float" office:value="62.4135999999999" calcext:value-type="float">
            <text:p>62.4136</text:p>
          </table:table-cell>
          <table:table-cell/>
          <table:table-cell office:value-type="float" office:value="54574" calcext:value-type="float">
            <text:p>545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866H00M00S" calcext:value-type="time">
            <text:p>7866:00:00</text:p>
          </table:table-cell>
          <table:table-cell office:value-type="float" office:value="29569.1252" calcext:value-type="float">
            <text:p>29569.1252</text:p>
          </table:table-cell>
          <table:table-cell table:number-columns-repeated="2"/>
          <table:table-cell office:value-type="float" office:value="31509.1136" calcext:value-type="float">
            <text:p>31509.1136</text:p>
          </table:table-cell>
          <table:table-cell table:number-columns-repeated="2"/>
          <table:table-cell office:value-type="float" office:value="31643.4945" calcext:value-type="float">
            <text:p>31643.4945</text:p>
          </table:table-cell>
          <table:table-cell table:formula="of:=[.H211]-[.E211]" office:value-type="float" office:value="134.3809" calcext:value-type="float">
            <text:p>134.3809</text:p>
          </table:table-cell>
          <table:table-cell/>
          <table:table-cell office:value-type="float" office:value="41342" calcext:value-type="float">
            <text:p>413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799H00M00S" calcext:value-type="time">
            <text:p>27799:00:00</text:p>
          </table:table-cell>
          <table:table-cell office:value-type="float" office:value="43649.3913" calcext:value-type="float">
            <text:p>43649.3913</text:p>
          </table:table-cell>
          <table:table-cell table:number-columns-repeated="2"/>
          <table:table-cell office:value-type="float" office:value="44005.1994" calcext:value-type="float">
            <text:p>44005.1994</text:p>
          </table:table-cell>
          <table:table-cell table:number-columns-repeated="2"/>
          <table:table-cell office:value-type="float" office:value="44017.8945" calcext:value-type="float">
            <text:p>44017.8945</text:p>
          </table:table-cell>
          <table:table-cell table:formula="of:=[.H212]-[.E212]" office:value-type="float" office:value="12.6951000000045" calcext:value-type="float">
            <text:p>12.6951</text:p>
          </table:table-cell>
          <table:table-cell/>
          <table:table-cell office:value-type="float" office:value="53899" calcext:value-type="float">
            <text:p>538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461H00M00S" calcext:value-type="time">
            <text:p>18461:00:00</text:p>
          </table:table-cell>
          <table:table-cell office:value-type="float" office:value="27331.3962" calcext:value-type="float">
            <text:p>27331.3962</text:p>
          </table:table-cell>
          <table:table-cell table:number-columns-repeated="2"/>
          <table:table-cell office:value-type="float" office:value="28382.7464" calcext:value-type="float">
            <text:p>28382.7464</text:p>
          </table:table-cell>
          <table:table-cell table:number-columns-repeated="2"/>
          <table:table-cell office:value-type="float" office:value="28662.5782" calcext:value-type="float">
            <text:p>28662.5782</text:p>
          </table:table-cell>
          <table:table-cell table:formula="of:=[.H213]-[.E213]" office:value-type="float" office:value="279.8318" calcext:value-type="float">
            <text:p>279.8318</text:p>
          </table:table-cell>
          <table:table-cell/>
          <table:table-cell office:value-type="float" office:value="35033" calcext:value-type="float">
            <text:p>350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742H00M00S" calcext:value-type="time">
            <text:p>46742:00:00</text:p>
          </table:table-cell>
          <table:table-cell office:value-type="float" office:value="27403.3259" calcext:value-type="float">
            <text:p>27403.3259</text:p>
          </table:table-cell>
          <table:table-cell table:number-columns-repeated="2"/>
          <table:table-cell office:value-type="float" office:value="28077.9758" calcext:value-type="float">
            <text:p>28077.9758</text:p>
          </table:table-cell>
          <table:table-cell table:number-columns-repeated="2"/>
          <table:table-cell office:value-type="float" office:value="28344.9521" calcext:value-type="float">
            <text:p>28344.9521</text:p>
          </table:table-cell>
          <table:table-cell table:formula="of:=[.H214]-[.E214]" office:value-type="float" office:value="266.976299999998" calcext:value-type="float">
            <text:p>266.9763</text:p>
          </table:table-cell>
          <table:table-cell/>
          <table:table-cell office:value-type="float" office:value="38176" calcext:value-type="float">
            <text:p>3817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566H00M00S" calcext:value-type="time">
            <text:p>20566:00:00</text:p>
          </table:table-cell>
          <table:table-cell office:value-type="float" office:value="32679.3519" calcext:value-type="float">
            <text:p>32679.3519</text:p>
          </table:table-cell>
          <table:table-cell table:number-columns-repeated="2"/>
          <table:table-cell office:value-type="float" office:value="33632.002" calcext:value-type="float">
            <text:p>33632.002</text:p>
          </table:table-cell>
          <table:table-cell table:number-columns-repeated="2"/>
          <table:table-cell office:value-type="float" office:value="33662.8963" calcext:value-type="float">
            <text:p>33662.8963</text:p>
          </table:table-cell>
          <table:table-cell table:formula="of:=[.H215]-[.E215]" office:value-type="float" office:value="30.8942999999999" calcext:value-type="float">
            <text:p>30.8943</text:p>
          </table:table-cell>
          <table:table-cell/>
          <table:table-cell office:value-type="float" office:value="39549" calcext:value-type="float">
            <text:p>395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761H00M00S" calcext:value-type="time">
            <text:p>29761:00:00</text:p>
          </table:table-cell>
          <table:table-cell office:value-type="float" office:value="37048.7365" calcext:value-type="float">
            <text:p>37048.7365</text:p>
          </table:table-cell>
          <table:table-cell table:number-columns-repeated="2"/>
          <table:table-cell office:value-type="float" office:value="38835.8102" calcext:value-type="float">
            <text:p>38835.8102</text:p>
          </table:table-cell>
          <table:table-cell table:number-columns-repeated="2"/>
          <table:table-cell office:value-type="float" office:value="38835.8681" calcext:value-type="float">
            <text:p>38835.8681</text:p>
          </table:table-cell>
          <table:table-cell table:formula="of:=[.H216]-[.E216]" office:value-type="float" office:value="0.0578999999997905" calcext:value-type="float">
            <text:p>0.0579</text:p>
          </table:table-cell>
          <table:table-cell/>
          <table:table-cell office:value-type="float" office:value="40869" calcext:value-type="float">
            <text:p>408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332H00M00S" calcext:value-type="time">
            <text:p>23332:00:00</text:p>
          </table:table-cell>
          <table:table-cell office:value-type="float" office:value="28008.7833" calcext:value-type="float">
            <text:p>28008.7833</text:p>
          </table:table-cell>
          <table:table-cell table:number-columns-repeated="2"/>
          <table:table-cell office:value-type="float" office:value="28008.7833" calcext:value-type="float">
            <text:p>28008.7833</text:p>
          </table:table-cell>
          <table:table-cell table:number-columns-repeated="2"/>
          <table:table-cell office:value-type="float" office:value="28008.7833" calcext:value-type="float">
            <text:p>28008.7833</text:p>
          </table:table-cell>
          <table:table-cell table:formula="of:=[.H217]-[.E217]" office:value-type="float" office:value="0" calcext:value-type="float">
            <text:p>0</text:p>
          </table:table-cell>
          <table:table-cell/>
          <table:table-cell office:value-type="float" office:value="31979" calcext:value-type="float">
            <text:p>319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00H00M00S" calcext:value-type="time">
            <text:p>5500:00:00</text:p>
          </table:table-cell>
          <table:table-cell office:value-type="float" office:value="27092.1994" calcext:value-type="float">
            <text:p>27092.1994</text:p>
          </table:table-cell>
          <table:table-cell table:number-columns-repeated="2"/>
          <table:table-cell office:value-type="float" office:value="28776.8778" calcext:value-type="float">
            <text:p>28776.8778</text:p>
          </table:table-cell>
          <table:table-cell table:number-columns-repeated="2"/>
          <table:table-cell office:value-type="float" office:value="28781.0394" calcext:value-type="float">
            <text:p>28781.0394</text:p>
          </table:table-cell>
          <table:table-cell table:formula="of:=[.H218]-[.E218]" office:value-type="float" office:value="4.16160000000309" calcext:value-type="float">
            <text:p>4.1616</text:p>
          </table:table-cell>
          <table:table-cell/>
          <table:table-cell office:value-type="float" office:value="33425" calcext:value-type="float">
            <text:p>334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633H00M00S" calcext:value-type="time">
            <text:p>10633:00:00</text:p>
          </table:table-cell>
          <table:table-cell office:value-type="float" office:value="30165.6456" calcext:value-type="float">
            <text:p>30165.6456</text:p>
          </table:table-cell>
          <table:table-cell table:number-columns-repeated="2"/>
          <table:table-cell office:value-type="float" office:value="33484.6527" calcext:value-type="float">
            <text:p>33484.6527</text:p>
          </table:table-cell>
          <table:table-cell table:number-columns-repeated="2"/>
          <table:table-cell office:value-type="float" office:value="33487.482" calcext:value-type="float">
            <text:p>33487.482</text:p>
          </table:table-cell>
          <table:table-cell table:formula="of:=[.H219]-[.E219]" office:value-type="float" office:value="2.82930000000488" calcext:value-type="float">
            <text:p>2.8293</text:p>
          </table:table-cell>
          <table:table-cell/>
          <table:table-cell office:value-type="float" office:value="51485" calcext:value-type="float">
            <text:p>514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024H00M00S" calcext:value-type="time">
            <text:p>12024:00:00</text:p>
          </table:table-cell>
          <table:table-cell office:value-type="float" office:value="32911.3024" calcext:value-type="float">
            <text:p>32911.3024</text:p>
          </table:table-cell>
          <table:table-cell table:number-columns-repeated="2"/>
          <table:table-cell office:value-type="float" office:value="32996.9402" calcext:value-type="float">
            <text:p>32996.9402</text:p>
          </table:table-cell>
          <table:table-cell table:number-columns-repeated="2"/>
          <table:table-cell office:value-type="float" office:value="32996.9402" calcext:value-type="float">
            <text:p>32996.9402</text:p>
          </table:table-cell>
          <table:table-cell table:formula="of:=[.H220]-[.E220]" office:value-type="float" office:value="0" calcext:value-type="float">
            <text:p>0</text:p>
          </table:table-cell>
          <table:table-cell/>
          <table:table-cell office:value-type="float" office:value="42657" calcext:value-type="float">
            <text:p>426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204H00M00S" calcext:value-type="time">
            <text:p>8204:00:00</text:p>
          </table:table-cell>
          <table:table-cell office:value-type="float" office:value="29683.1809" calcext:value-type="float">
            <text:p>29683.1809</text:p>
          </table:table-cell>
          <table:table-cell table:number-columns-repeated="2"/>
          <table:table-cell office:value-type="float" office:value="31943.7916" calcext:value-type="float">
            <text:p>31943.7916</text:p>
          </table:table-cell>
          <table:table-cell table:number-columns-repeated="2"/>
          <table:table-cell office:value-type="float" office:value="31960.6506" calcext:value-type="float">
            <text:p>31960.6506</text:p>
          </table:table-cell>
          <table:table-cell table:formula="of:=[.H221]-[.E221]" office:value-type="float" office:value="16.8590000000004" calcext:value-type="float">
            <text:p>16.859</text:p>
          </table:table-cell>
          <table:table-cell/>
          <table:table-cell office:value-type="float" office:value="46570" calcext:value-type="float">
            <text:p>465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8976H00M00S" calcext:value-type="time">
            <text:p>38976:00:00</text:p>
          </table:table-cell>
          <table:table-cell office:value-type="float" office:value="40779.162" calcext:value-type="float">
            <text:p>40779.162</text:p>
          </table:table-cell>
          <table:table-cell table:number-columns-repeated="2"/>
          <table:table-cell office:value-type="float" office:value="41239.1847" calcext:value-type="float">
            <text:p>41239.1847</text:p>
          </table:table-cell>
          <table:table-cell table:number-columns-repeated="2"/>
          <table:table-cell office:value-type="float" office:value="41239.1847" calcext:value-type="float">
            <text:p>41239.1847</text:p>
          </table:table-cell>
          <table:table-cell table:formula="of:=[.H222]-[.E222]" office:value-type="float" office:value="0" calcext:value-type="float">
            <text:p>0</text:p>
          </table:table-cell>
          <table:table-cell/>
          <table:table-cell office:value-type="float" office:value="53163" calcext:value-type="float">
            <text:p>531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1H00M00S" calcext:value-type="time">
            <text:p>1321:00:00</text:p>
          </table:table-cell>
          <table:table-cell office:value-type="float" office:value="25713.7047" calcext:value-type="float">
            <text:p>25713.7047</text:p>
          </table:table-cell>
          <table:table-cell table:number-columns-repeated="2"/>
          <table:table-cell office:value-type="float" office:value="26072.9254" calcext:value-type="float">
            <text:p>26072.9254</text:p>
          </table:table-cell>
          <table:table-cell table:number-columns-repeated="2"/>
          <table:table-cell office:value-type="float" office:value="26072.9254" calcext:value-type="float">
            <text:p>26072.9254</text:p>
          </table:table-cell>
          <table:table-cell table:formula="of:=[.H223]-[.E223]" office:value-type="float" office:value="0" calcext:value-type="float">
            <text:p>0</text:p>
          </table:table-cell>
          <table:table-cell/>
          <table:table-cell office:value-type="float" office:value="37031" calcext:value-type="float">
            <text:p>3703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73H00M00S" calcext:value-type="time">
            <text:p>873:00:00</text:p>
          </table:table-cell>
          <table:table-cell office:value-type="float" office:value="33726.6197" calcext:value-type="float">
            <text:p>33726.6197</text:p>
          </table:table-cell>
          <table:table-cell table:number-columns-repeated="2"/>
          <table:table-cell office:value-type="float" office:value="34345.5486" calcext:value-type="float">
            <text:p>34345.5486</text:p>
          </table:table-cell>
          <table:table-cell table:number-columns-repeated="2"/>
          <table:table-cell office:value-type="float" office:value="34348.8819" calcext:value-type="float">
            <text:p>34348.8819</text:p>
          </table:table-cell>
          <table:table-cell table:formula="of:=[.H224]-[.E224]" office:value-type="float" office:value="3.33329999999842" calcext:value-type="float">
            <text:p>3.3333</text:p>
          </table:table-cell>
          <table:table-cell/>
          <table:table-cell office:value-type="float" office:value="47580" calcext:value-type="float">
            <text:p>475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764H00M00S" calcext:value-type="time">
            <text:p>16764:00:00</text:p>
          </table:table-cell>
          <table:table-cell office:value-type="float" office:value="29619.7875" calcext:value-type="float">
            <text:p>29619.7875</text:p>
          </table:table-cell>
          <table:table-cell table:number-columns-repeated="2"/>
          <table:table-cell office:value-type="float" office:value="30848.1378" calcext:value-type="float">
            <text:p>30848.1378</text:p>
          </table:table-cell>
          <table:table-cell table:number-columns-repeated="2"/>
          <table:table-cell office:value-type="float" office:value="30848.3676" calcext:value-type="float">
            <text:p>30848.3676</text:p>
          </table:table-cell>
          <table:table-cell table:formula="of:=[.H225]-[.E225]" office:value-type="float" office:value="0.229800000000978" calcext:value-type="float">
            <text:p>0.2298</text:p>
          </table:table-cell>
          <table:table-cell/>
          <table:table-cell office:value-type="float" office:value="40301" calcext:value-type="float">
            <text:p>403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332H00M00S" calcext:value-type="time">
            <text:p>9332:00:00</text:p>
          </table:table-cell>
          <table:table-cell office:value-type="float" office:value="23158.292" calcext:value-type="float">
            <text:p>23158.292</text:p>
          </table:table-cell>
          <table:table-cell table:number-columns-repeated="2"/>
          <table:table-cell office:value-type="float" office:value="23590.8838" calcext:value-type="float">
            <text:p>23590.8838</text:p>
          </table:table-cell>
          <table:table-cell table:number-columns-repeated="2"/>
          <table:table-cell office:value-type="float" office:value="23609.1333" calcext:value-type="float">
            <text:p>23609.1333</text:p>
          </table:table-cell>
          <table:table-cell table:formula="of:=[.H226]-[.E226]" office:value-type="float" office:value="18.2495000000017" calcext:value-type="float">
            <text:p>18.2495</text:p>
          </table:table-cell>
          <table:table-cell/>
          <table:table-cell office:value-type="float" office:value="26706" calcext:value-type="float">
            <text:p>267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608H00M00S" calcext:value-type="time">
            <text:p>13608:00:00</text:p>
          </table:table-cell>
          <table:table-cell office:value-type="float" office:value="38480.7717" calcext:value-type="float">
            <text:p>38480.7717</text:p>
          </table:table-cell>
          <table:table-cell table:number-columns-repeated="2"/>
          <table:table-cell office:value-type="float" office:value="40201.8541" calcext:value-type="float">
            <text:p>40201.8541</text:p>
          </table:table-cell>
          <table:table-cell table:number-columns-repeated="2"/>
          <table:table-cell office:value-type="float" office:value="40447.4151" calcext:value-type="float">
            <text:p>40447.4151</text:p>
          </table:table-cell>
          <table:table-cell table:formula="of:=[.H227]-[.E227]" office:value-type="float" office:value="245.561000000002" calcext:value-type="float">
            <text:p>245.561</text:p>
          </table:table-cell>
          <table:table-cell/>
          <table:table-cell office:value-type="float" office:value="49894" calcext:value-type="float">
            <text:p>4989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925H00M00S" calcext:value-type="time">
            <text:p>6925:00:00</text:p>
          </table:table-cell>
          <table:table-cell office:value-type="float" office:value="30664.4429" calcext:value-type="float">
            <text:p>30664.4429</text:p>
          </table:table-cell>
          <table:table-cell table:number-columns-repeated="2"/>
          <table:table-cell office:value-type="float" office:value="31626.9756" calcext:value-type="float">
            <text:p>31626.9756</text:p>
          </table:table-cell>
          <table:table-cell table:number-columns-repeated="2"/>
          <table:table-cell office:value-type="float" office:value="31635.0306" calcext:value-type="float">
            <text:p>31635.0306</text:p>
          </table:table-cell>
          <table:table-cell table:formula="of:=[.H228]-[.E228]" office:value-type="float" office:value="8.05499999999665" calcext:value-type="float">
            <text:p>8.055</text:p>
          </table:table-cell>
          <table:table-cell/>
          <table:table-cell office:value-type="float" office:value="35074" calcext:value-type="float">
            <text:p>350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403H00M00S" calcext:value-type="time">
            <text:p>11403:00:00</text:p>
          </table:table-cell>
          <table:table-cell office:value-type="float" office:value="38649.2596" calcext:value-type="float">
            <text:p>38649.2596</text:p>
          </table:table-cell>
          <table:table-cell table:number-columns-repeated="2"/>
          <table:table-cell office:value-type="float" office:value="38800.3245" calcext:value-type="float">
            <text:p>38800.3245</text:p>
          </table:table-cell>
          <table:table-cell table:number-columns-repeated="2"/>
          <table:table-cell office:value-type="float" office:value="38803.6914" calcext:value-type="float">
            <text:p>38803.6914</text:p>
          </table:table-cell>
          <table:table-cell table:formula="of:=[.H229]-[.E229]" office:value-type="float" office:value="3.3669000000009" calcext:value-type="float">
            <text:p>3.3669</text:p>
          </table:table-cell>
          <table:table-cell/>
          <table:table-cell office:value-type="float" office:value="47241" calcext:value-type="float">
            <text:p>472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474H00M00S" calcext:value-type="time">
            <text:p>43474:00:00</text:p>
          </table:table-cell>
          <table:table-cell office:value-type="float" office:value="26707.9857" calcext:value-type="float">
            <text:p>26707.9857</text:p>
          </table:table-cell>
          <table:table-cell table:number-columns-repeated="2"/>
          <table:table-cell office:value-type="float" office:value="26715.194" calcext:value-type="float">
            <text:p>26715.194</text:p>
          </table:table-cell>
          <table:table-cell table:number-columns-repeated="2"/>
          <table:table-cell office:value-type="float" office:value="26725.5921" calcext:value-type="float">
            <text:p>26725.5921</text:p>
          </table:table-cell>
          <table:table-cell table:formula="of:=[.H230]-[.E230]" office:value-type="float" office:value="10.3981000000022" calcext:value-type="float">
            <text:p>10.3981</text:p>
          </table:table-cell>
          <table:table-cell/>
          <table:table-cell office:value-type="float" office:value="36039" calcext:value-type="float">
            <text:p>360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00H00M00S" calcext:value-type="time">
            <text:p>1900:00:00</text:p>
          </table:table-cell>
          <table:table-cell office:value-type="float" office:value="25902.649" calcext:value-type="float">
            <text:p>25902.649</text:p>
          </table:table-cell>
          <table:table-cell table:number-columns-repeated="2"/>
          <table:table-cell office:value-type="float" office:value="26277.9375" calcext:value-type="float">
            <text:p>26277.9375</text:p>
          </table:table-cell>
          <table:table-cell table:number-columns-repeated="2"/>
          <table:table-cell office:value-type="float" office:value="26301.0278" calcext:value-type="float">
            <text:p>26301.0278</text:p>
          </table:table-cell>
          <table:table-cell table:formula="of:=[.H231]-[.E231]" office:value-type="float" office:value="23.0902999999998" calcext:value-type="float">
            <text:p>23.0903</text:p>
          </table:table-cell>
          <table:table-cell/>
          <table:table-cell office:value-type="float" office:value="26737" calcext:value-type="float">
            <text:p>267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837H00M00S" calcext:value-type="time">
            <text:p>36837:00:00</text:p>
          </table:table-cell>
          <table:table-cell office:value-type="float" office:value="18581.6605" calcext:value-type="float">
            <text:p>18581.6605</text:p>
          </table:table-cell>
          <table:table-cell table:number-columns-repeated="2"/>
          <table:table-cell office:value-type="float" office:value="19864.6204" calcext:value-type="float">
            <text:p>19864.6204</text:p>
          </table:table-cell>
          <table:table-cell table:number-columns-repeated="2"/>
          <table:table-cell office:value-type="float" office:value="19875.875" calcext:value-type="float">
            <text:p>19875.875</text:p>
          </table:table-cell>
          <table:table-cell table:formula="of:=[.H232]-[.E232]" office:value-type="float" office:value="11.2546000000002" calcext:value-type="float">
            <text:p>11.2546</text:p>
          </table:table-cell>
          <table:table-cell/>
          <table:table-cell office:value-type="float" office:value="26785" calcext:value-type="float">
            <text:p>267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342H00M00S" calcext:value-type="time">
            <text:p>56342:00:00</text:p>
          </table:table-cell>
          <table:table-cell office:value-type="float" office:value="41421.9754" calcext:value-type="float">
            <text:p>41421.9754</text:p>
          </table:table-cell>
          <table:table-cell table:number-columns-repeated="2"/>
          <table:table-cell office:value-type="float" office:value="41918.7671" calcext:value-type="float">
            <text:p>41918.7671</text:p>
          </table:table-cell>
          <table:table-cell table:number-columns-repeated="2"/>
          <table:table-cell office:value-type="float" office:value="41981.1365" calcext:value-type="float">
            <text:p>41981.1365</text:p>
          </table:table-cell>
          <table:table-cell table:formula="of:=[.H233]-[.E233]" office:value-type="float" office:value="62.3694000000032" calcext:value-type="float">
            <text:p>62.3694</text:p>
          </table:table-cell>
          <table:table-cell/>
          <table:table-cell office:value-type="float" office:value="46689" calcext:value-type="float">
            <text:p>4668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145H00M00S" calcext:value-type="time">
            <text:p>9145:00:00</text:p>
          </table:table-cell>
          <table:table-cell office:value-type="float" office:value="21966.1565" calcext:value-type="float">
            <text:p>21966.1565</text:p>
          </table:table-cell>
          <table:table-cell table:number-columns-repeated="2"/>
          <table:table-cell office:value-type="float" office:value="22918.7633" calcext:value-type="float">
            <text:p>22918.7633</text:p>
          </table:table-cell>
          <table:table-cell table:number-columns-repeated="2"/>
          <table:table-cell office:value-type="float" office:value="22923.1324" calcext:value-type="float">
            <text:p>22923.1324</text:p>
          </table:table-cell>
          <table:table-cell table:formula="of:=[.H234]-[.E234]" office:value-type="float" office:value="4.36909999999989" calcext:value-type="float">
            <text:p>4.3691</text:p>
          </table:table-cell>
          <table:table-cell/>
          <table:table-cell office:value-type="float" office:value="31280" calcext:value-type="float">
            <text:p>312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098H00M00S" calcext:value-type="time">
            <text:p>45098:00:00</text:p>
          </table:table-cell>
          <table:table-cell office:value-type="float" office:value="43439.2782" calcext:value-type="float">
            <text:p>43439.2782</text:p>
          </table:table-cell>
          <table:table-cell table:number-columns-repeated="2"/>
          <table:table-cell office:value-type="float" office:value="44997.4687" calcext:value-type="float">
            <text:p>44997.4687</text:p>
          </table:table-cell>
          <table:table-cell table:number-columns-repeated="2"/>
          <table:table-cell office:value-type="float" office:value="45014.5938" calcext:value-type="float">
            <text:p>45014.5938</text:p>
          </table:table-cell>
          <table:table-cell table:formula="of:=[.H235]-[.E235]" office:value-type="float" office:value="17.1251000000048" calcext:value-type="float">
            <text:p>17.1251</text:p>
          </table:table-cell>
          <table:table-cell/>
          <table:table-cell office:value-type="float" office:value="55134" calcext:value-type="float">
            <text:p>551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010H00M00S" calcext:value-type="time">
            <text:p>22010:00:00</text:p>
          </table:table-cell>
          <table:table-cell office:value-type="float" office:value="30188.8211" calcext:value-type="float">
            <text:p>30188.8211</text:p>
          </table:table-cell>
          <table:table-cell table:number-columns-repeated="2"/>
          <table:table-cell office:value-type="float" office:value="31060.8409" calcext:value-type="float">
            <text:p>31060.8409</text:p>
          </table:table-cell>
          <table:table-cell table:number-columns-repeated="2"/>
          <table:table-cell office:value-type="float" office:value="31245.9199" calcext:value-type="float">
            <text:p>31245.9199</text:p>
          </table:table-cell>
          <table:table-cell table:formula="of:=[.H236]-[.E236]" office:value-type="float" office:value="185.079000000002" calcext:value-type="float">
            <text:p>185.079</text:p>
          </table:table-cell>
          <table:table-cell/>
          <table:table-cell office:value-type="float" office:value="36142" calcext:value-type="float">
            <text:p>361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636H00M00S" calcext:value-type="time">
            <text:p>60636:00:00</text:p>
          </table:table-cell>
          <table:table-cell office:value-type="float" office:value="35552.0705" calcext:value-type="float">
            <text:p>35552.0705</text:p>
          </table:table-cell>
          <table:table-cell table:number-columns-repeated="2"/>
          <table:table-cell office:value-type="float" office:value="36152.4926" calcext:value-type="float">
            <text:p>36152.4926</text:p>
          </table:table-cell>
          <table:table-cell table:number-columns-repeated="2"/>
          <table:table-cell office:value-type="float" office:value="36164.8574" calcext:value-type="float">
            <text:p>36164.8574</text:p>
          </table:table-cell>
          <table:table-cell table:formula="of:=[.H237]-[.E237]" office:value-type="float" office:value="12.364800000003" calcext:value-type="float">
            <text:p>12.3648</text:p>
          </table:table-cell>
          <table:table-cell/>
          <table:table-cell office:value-type="float" office:value="41981" calcext:value-type="float">
            <text:p>419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85H00M00S" calcext:value-type="time">
            <text:p>3085:00:00</text:p>
          </table:table-cell>
          <table:table-cell office:value-type="float" office:value="26921.8329" calcext:value-type="float">
            <text:p>26921.8329</text:p>
          </table:table-cell>
          <table:table-cell table:number-columns-repeated="2"/>
          <table:table-cell office:value-type="float" office:value="27874.5566" calcext:value-type="float">
            <text:p>27874.5566</text:p>
          </table:table-cell>
          <table:table-cell table:number-columns-repeated="2"/>
          <table:table-cell office:value-type="float" office:value="28137.1909" calcext:value-type="float">
            <text:p>28137.1909</text:p>
          </table:table-cell>
          <table:table-cell table:formula="of:=[.H238]-[.E238]" office:value-type="float" office:value="262.634300000002" calcext:value-type="float">
            <text:p>262.6343</text:p>
          </table:table-cell>
          <table:table-cell/>
          <table:table-cell office:value-type="float" office:value="33528" calcext:value-type="float">
            <text:p>335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50H00M00S" calcext:value-type="time">
            <text:p>6050:00:00</text:p>
          </table:table-cell>
          <table:table-cell office:value-type="float" office:value="34634.1197" calcext:value-type="float">
            <text:p>34634.1197</text:p>
          </table:table-cell>
          <table:table-cell table:number-columns-repeated="2"/>
          <table:table-cell office:value-type="float" office:value="34884.8782" calcext:value-type="float">
            <text:p>34884.8782</text:p>
          </table:table-cell>
          <table:table-cell table:number-columns-repeated="2"/>
          <table:table-cell office:value-type="float" office:value="34895.4315" calcext:value-type="float">
            <text:p>34895.4315</text:p>
          </table:table-cell>
          <table:table-cell table:formula="of:=[.H239]-[.E239]" office:value-type="float" office:value="10.5532999999996" calcext:value-type="float">
            <text:p>10.5533</text:p>
          </table:table-cell>
          <table:table-cell/>
          <table:table-cell office:value-type="float" office:value="43287" calcext:value-type="float">
            <text:p>4328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615H00M00S" calcext:value-type="time">
            <text:p>6615:00:00</text:p>
          </table:table-cell>
          <table:table-cell office:value-type="float" office:value="30671.1033" calcext:value-type="float">
            <text:p>30671.1033</text:p>
          </table:table-cell>
          <table:table-cell table:number-columns-repeated="2"/>
          <table:table-cell office:value-type="float" office:value="33811.7658" calcext:value-type="float">
            <text:p>33811.7658</text:p>
          </table:table-cell>
          <table:table-cell table:number-columns-repeated="2"/>
          <table:table-cell office:value-type="float" office:value="33818.7704" calcext:value-type="float">
            <text:p>33818.7704</text:p>
          </table:table-cell>
          <table:table-cell table:formula="of:=[.H240]-[.E240]" office:value-type="float" office:value="7.00460000000021" calcext:value-type="float">
            <text:p>7.0046</text:p>
          </table:table-cell>
          <table:table-cell/>
          <table:table-cell office:value-type="float" office:value="44098" calcext:value-type="float">
            <text:p>440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283H00M00S" calcext:value-type="time">
            <text:p>7283:00:00</text:p>
          </table:table-cell>
          <table:table-cell office:value-type="float" office:value="32494.2373" calcext:value-type="float">
            <text:p>32494.2373</text:p>
          </table:table-cell>
          <table:table-cell table:number-columns-repeated="2"/>
          <table:table-cell office:value-type="float" office:value="32852.5495" calcext:value-type="float">
            <text:p>32852.5495</text:p>
          </table:table-cell>
          <table:table-cell table:number-columns-repeated="2"/>
          <table:table-cell office:value-type="float" office:value="33068.7825" calcext:value-type="float">
            <text:p>33068.7825</text:p>
          </table:table-cell>
          <table:table-cell table:formula="of:=[.H241]-[.E241]" office:value-type="float" office:value="216.233" calcext:value-type="float">
            <text:p>216.233</text:p>
          </table:table-cell>
          <table:table-cell/>
          <table:table-cell office:value-type="float" office:value="40904" calcext:value-type="float">
            <text:p>409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66H00M00S" calcext:value-type="time">
            <text:p>6066:00:00</text:p>
          </table:table-cell>
          <table:table-cell office:value-type="float" office:value="39159.3166" calcext:value-type="float">
            <text:p>39159.3166</text:p>
          </table:table-cell>
          <table:table-cell table:number-columns-repeated="2"/>
          <table:table-cell office:value-type="float" office:value="39922.8473" calcext:value-type="float">
            <text:p>39922.8473</text:p>
          </table:table-cell>
          <table:table-cell table:number-columns-repeated="2"/>
          <table:table-cell office:value-type="float" office:value="40016.9617" calcext:value-type="float">
            <text:p>40016.9617</text:p>
          </table:table-cell>
          <table:table-cell table:formula="of:=[.H242]-[.E242]" office:value-type="float" office:value="94.1143999999986" calcext:value-type="float">
            <text:p>94.1144</text:p>
          </table:table-cell>
          <table:table-cell/>
          <table:table-cell office:value-type="float" office:value="47155" calcext:value-type="float">
            <text:p>471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0136H00M00S" calcext:value-type="time">
            <text:p>60136:00:00</text:p>
          </table:table-cell>
          <table:table-cell office:value-type="float" office:value="29663.5838" calcext:value-type="float">
            <text:p>29663.5838</text:p>
          </table:table-cell>
          <table:table-cell table:number-columns-repeated="2"/>
          <table:table-cell office:value-type="float" office:value="30367.4283" calcext:value-type="float">
            <text:p>30367.4283</text:p>
          </table:table-cell>
          <table:table-cell table:number-columns-repeated="2"/>
          <table:table-cell office:value-type="float" office:value="30429.9934" calcext:value-type="float">
            <text:p>30429.9934</text:p>
          </table:table-cell>
          <table:table-cell table:formula="of:=[.H243]-[.E243]" office:value-type="float" office:value="62.5650999999998" calcext:value-type="float">
            <text:p>62.5651</text:p>
          </table:table-cell>
          <table:table-cell/>
          <table:table-cell office:value-type="float" office:value="32200" calcext:value-type="float">
            <text:p>322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645H00M00S" calcext:value-type="time">
            <text:p>19645:00:00</text:p>
          </table:table-cell>
          <table:table-cell office:value-type="float" office:value="25594.4231" calcext:value-type="float">
            <text:p>25594.4231</text:p>
          </table:table-cell>
          <table:table-cell table:number-columns-repeated="2"/>
          <table:table-cell office:value-type="float" office:value="25957.8801" calcext:value-type="float">
            <text:p>25957.8801</text:p>
          </table:table-cell>
          <table:table-cell table:number-columns-repeated="2"/>
          <table:table-cell office:value-type="float" office:value="25961.0579" calcext:value-type="float">
            <text:p>25961.0579</text:p>
          </table:table-cell>
          <table:table-cell table:formula="of:=[.H244]-[.E244]" office:value-type="float" office:value="3.1778000000013" calcext:value-type="float">
            <text:p>3.1778</text:p>
          </table:table-cell>
          <table:table-cell/>
          <table:table-cell office:value-type="float" office:value="34318" calcext:value-type="float">
            <text:p>343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332H00M00S" calcext:value-type="time">
            <text:p>32332:00:00</text:p>
          </table:table-cell>
          <table:table-cell office:value-type="float" office:value="30328.2075" calcext:value-type="float">
            <text:p>30328.2075</text:p>
          </table:table-cell>
          <table:table-cell table:number-columns-repeated="2"/>
          <table:table-cell office:value-type="float" office:value="32017.9517" calcext:value-type="float">
            <text:p>32017.9517</text:p>
          </table:table-cell>
          <table:table-cell table:number-columns-repeated="2"/>
          <table:table-cell office:value-type="float" office:value="32017.9517" calcext:value-type="float">
            <text:p>32017.9517</text:p>
          </table:table-cell>
          <table:table-cell table:formula="of:=[.H245]-[.E245]" office:value-type="float" office:value="0" calcext:value-type="float">
            <text:p>0</text:p>
          </table:table-cell>
          <table:table-cell/>
          <table:table-cell office:value-type="float" office:value="50612" calcext:value-type="float">
            <text:p>506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275H00M00S" calcext:value-type="time">
            <text:p>33275:00:00</text:p>
          </table:table-cell>
          <table:table-cell office:value-type="float" office:value="32261.0433" calcext:value-type="float">
            <text:p>32261.0433</text:p>
          </table:table-cell>
          <table:table-cell table:number-columns-repeated="2"/>
          <table:table-cell office:value-type="float" office:value="33846.0962" calcext:value-type="float">
            <text:p>33846.0962</text:p>
          </table:table-cell>
          <table:table-cell table:number-columns-repeated="2"/>
          <table:table-cell office:value-type="float" office:value="33879.0698" calcext:value-type="float">
            <text:p>33879.0698</text:p>
          </table:table-cell>
          <table:table-cell table:formula="of:=[.H246]-[.E246]" office:value-type="float" office:value="32.9735999999975" calcext:value-type="float">
            <text:p>32.9736</text:p>
          </table:table-cell>
          <table:table-cell/>
          <table:table-cell office:value-type="float" office:value="42861" calcext:value-type="float">
            <text:p>4286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210H00M00S" calcext:value-type="time">
            <text:p>27210:00:00</text:p>
          </table:table-cell>
          <table:table-cell office:value-type="float" office:value="32556.0024" calcext:value-type="float">
            <text:p>32556.0024</text:p>
          </table:table-cell>
          <table:table-cell table:number-columns-repeated="2"/>
          <table:table-cell office:value-type="float" office:value="33913.0855" calcext:value-type="float">
            <text:p>33913.0855</text:p>
          </table:table-cell>
          <table:table-cell table:number-columns-repeated="2"/>
          <table:table-cell office:value-type="float" office:value="33920.533" calcext:value-type="float">
            <text:p>33920.533</text:p>
          </table:table-cell>
          <table:table-cell table:formula="of:=[.H247]-[.E247]" office:value-type="float" office:value="7.44750000000204" calcext:value-type="float">
            <text:p>7.4475</text:p>
          </table:table-cell>
          <table:table-cell/>
          <table:table-cell office:value-type="float" office:value="43581" calcext:value-type="float">
            <text:p>435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319H00M00S" calcext:value-type="time">
            <text:p>13319:00:00</text:p>
          </table:table-cell>
          <table:table-cell office:value-type="float" office:value="41301.2046" calcext:value-type="float">
            <text:p>41301.2046</text:p>
          </table:table-cell>
          <table:table-cell table:number-columns-repeated="2"/>
          <table:table-cell office:value-type="float" office:value="42337.9176" calcext:value-type="float">
            <text:p>42337.9176</text:p>
          </table:table-cell>
          <table:table-cell table:number-columns-repeated="2"/>
          <table:table-cell office:value-type="float" office:value="42338.1863" calcext:value-type="float">
            <text:p>42338.1863</text:p>
          </table:table-cell>
          <table:table-cell table:formula="of:=[.H248]-[.E248]" office:value-type="float" office:value="0.268700000000535" calcext:value-type="float">
            <text:p>0.2687</text:p>
          </table:table-cell>
          <table:table-cell/>
          <table:table-cell office:value-type="float" office:value="54788" calcext:value-type="float">
            <text:p>547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719H00M00S" calcext:value-type="time">
            <text:p>30719:00:00</text:p>
          </table:table-cell>
          <table:table-cell office:value-type="float" office:value="24233.8023" calcext:value-type="float">
            <text:p>24233.8023</text:p>
          </table:table-cell>
          <table:table-cell table:number-columns-repeated="2"/>
          <table:table-cell office:value-type="float" office:value="24573.7604" calcext:value-type="float">
            <text:p>24573.7604</text:p>
          </table:table-cell>
          <table:table-cell table:number-columns-repeated="2"/>
          <table:table-cell office:value-type="float" office:value="24606.8712" calcext:value-type="float">
            <text:p>24606.8712</text:p>
          </table:table-cell>
          <table:table-cell table:formula="of:=[.H249]-[.E249]" office:value-type="float" office:value="33.1108000000022" calcext:value-type="float">
            <text:p>33.1108</text:p>
          </table:table-cell>
          <table:table-cell/>
          <table:table-cell office:value-type="float" office:value="35746" calcext:value-type="float">
            <text:p>357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487H00M00S" calcext:value-type="time">
            <text:p>9487:00:00</text:p>
          </table:table-cell>
          <table:table-cell office:value-type="float" office:value="20657.6549" calcext:value-type="float">
            <text:p>20657.6549</text:p>
          </table:table-cell>
          <table:table-cell table:number-columns-repeated="2"/>
          <table:table-cell office:value-type="float" office:value="22600.7619" calcext:value-type="float">
            <text:p>22600.7619</text:p>
          </table:table-cell>
          <table:table-cell table:number-columns-repeated="2"/>
          <table:table-cell office:value-type="float" office:value="22606.9405" calcext:value-type="float">
            <text:p>22606.9405</text:p>
          </table:table-cell>
          <table:table-cell table:formula="of:=[.H250]-[.E250]" office:value-type="float" office:value="6.17859999999928" calcext:value-type="float">
            <text:p>6.1786</text:p>
          </table:table-cell>
          <table:table-cell/>
          <table:table-cell office:value-type="float" office:value="27842" calcext:value-type="float">
            <text:p>278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883H00M00S" calcext:value-type="time">
            <text:p>64883:00:00</text:p>
          </table:table-cell>
          <table:table-cell office:value-type="float" office:value="19189.9835" calcext:value-type="float">
            <text:p>19189.9835</text:p>
          </table:table-cell>
          <table:table-cell table:number-columns-repeated="2"/>
          <table:table-cell office:value-type="float" office:value="19636.2667" calcext:value-type="float">
            <text:p>19636.2667</text:p>
          </table:table-cell>
          <table:table-cell table:number-columns-repeated="2"/>
          <table:table-cell office:value-type="float" office:value="19636.2667" calcext:value-type="float">
            <text:p>19636.2667</text:p>
          </table:table-cell>
          <table:table-cell table:formula="of:=[.H251]-[.E251]" office:value-type="float" office:value="0" calcext:value-type="float">
            <text:p>0</text:p>
          </table:table-cell>
          <table:table-cell/>
          <table:table-cell office:value-type="float" office:value="23928" calcext:value-type="float">
            <text:p>239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027H00M00S" calcext:value-type="time">
            <text:p>25027:00:00</text:p>
          </table:table-cell>
          <table:table-cell office:value-type="float" office:value="17110.1439" calcext:value-type="float">
            <text:p>17110.1439</text:p>
          </table:table-cell>
          <table:table-cell table:number-columns-repeated="2"/>
          <table:table-cell office:value-type="float" office:value="18003.2582" calcext:value-type="float">
            <text:p>18003.2582</text:p>
          </table:table-cell>
          <table:table-cell table:number-columns-repeated="2"/>
          <table:table-cell office:value-type="float" office:value="18079.8333" calcext:value-type="float">
            <text:p>18079.8333</text:p>
          </table:table-cell>
          <table:table-cell table:formula="of:=[.H252]-[.E252]" office:value-type="float" office:value="76.5750999999982" calcext:value-type="float">
            <text:p>76.5751</text:p>
          </table:table-cell>
          <table:table-cell/>
          <table:table-cell office:value-type="float" office:value="22575" calcext:value-type="float">
            <text:p>225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776H00M00S" calcext:value-type="time">
            <text:p>54776:00:00</text:p>
          </table:table-cell>
          <table:table-cell office:value-type="float" office:value="30341.3224" calcext:value-type="float">
            <text:p>30341.3224</text:p>
          </table:table-cell>
          <table:table-cell table:number-columns-repeated="2"/>
          <table:table-cell office:value-type="float" office:value="33343.2155" calcext:value-type="float">
            <text:p>33343.2155</text:p>
          </table:table-cell>
          <table:table-cell table:number-columns-repeated="2"/>
          <table:table-cell office:value-type="float" office:value="33349.3966" calcext:value-type="float">
            <text:p>33349.3966</text:p>
          </table:table-cell>
          <table:table-cell table:formula="of:=[.H253]-[.E253]" office:value-type="float" office:value="6.18110000000161" calcext:value-type="float">
            <text:p>6.1811</text:p>
          </table:table-cell>
          <table:table-cell/>
          <table:table-cell office:value-type="float" office:value="56350" calcext:value-type="float">
            <text:p>563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204H00M00S" calcext:value-type="time">
            <text:p>41204:00:00</text:p>
          </table:table-cell>
          <table:table-cell office:value-type="float" office:value="30818.7525" calcext:value-type="float">
            <text:p>30818.7525</text:p>
          </table:table-cell>
          <table:table-cell table:number-columns-repeated="2"/>
          <table:table-cell office:value-type="float" office:value="30862.5233" calcext:value-type="float">
            <text:p>30862.5233</text:p>
          </table:table-cell>
          <table:table-cell table:number-columns-repeated="2"/>
          <table:table-cell office:value-type="float" office:value="30862.9452" calcext:value-type="float">
            <text:p>30862.9452</text:p>
          </table:table-cell>
          <table:table-cell table:formula="of:=[.H254]-[.E254]" office:value-type="float" office:value="0.421899999997549" calcext:value-type="float">
            <text:p>0.4219</text:p>
          </table:table-cell>
          <table:table-cell/>
          <table:table-cell office:value-type="float" office:value="40138" calcext:value-type="float">
            <text:p>4013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96H00M00S" calcext:value-type="time">
            <text:p>4896:00:00</text:p>
          </table:table-cell>
          <table:table-cell office:value-type="float" office:value="41625.8753" calcext:value-type="float">
            <text:p>41625.8753</text:p>
          </table:table-cell>
          <table:table-cell table:number-columns-repeated="2"/>
          <table:table-cell office:value-type="float" office:value="43263.9135" calcext:value-type="float">
            <text:p>43263.9135</text:p>
          </table:table-cell>
          <table:table-cell table:number-columns-repeated="2"/>
          <table:table-cell office:value-type="float" office:value="43390.2356" calcext:value-type="float">
            <text:p>43390.2356</text:p>
          </table:table-cell>
          <table:table-cell table:formula="of:=[.H255]-[.E255]" office:value-type="float" office:value="126.322099999998" calcext:value-type="float">
            <text:p>126.3221</text:p>
          </table:table-cell>
          <table:table-cell/>
          <table:table-cell office:value-type="float" office:value="63062" calcext:value-type="float">
            <text:p>630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112H00M00S" calcext:value-type="time">
            <text:p>58112:00:00</text:p>
          </table:table-cell>
          <table:table-cell office:value-type="float" office:value="36355.4018" calcext:value-type="float">
            <text:p>36355.4018</text:p>
          </table:table-cell>
          <table:table-cell table:number-columns-repeated="2"/>
          <table:table-cell office:value-type="float" office:value="36534.5753" calcext:value-type="float">
            <text:p>36534.5753</text:p>
          </table:table-cell>
          <table:table-cell table:number-columns-repeated="2"/>
          <table:table-cell office:value-type="float" office:value="36535.2681" calcext:value-type="float">
            <text:p>36535.2681</text:p>
          </table:table-cell>
          <table:table-cell table:formula="of:=[.H256]-[.E256]" office:value-type="float" office:value="0.692800000004354" calcext:value-type="float">
            <text:p>0.6928</text:p>
          </table:table-cell>
          <table:table-cell/>
          <table:table-cell office:value-type="float" office:value="41320" calcext:value-type="float">
            <text:p>413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149H00M00S" calcext:value-type="time">
            <text:p>21149:00:00</text:p>
          </table:table-cell>
          <table:table-cell office:value-type="float" office:value="37058.572" calcext:value-type="float">
            <text:p>37058.572</text:p>
          </table:table-cell>
          <table:table-cell table:number-columns-repeated="2"/>
          <table:table-cell office:value-type="float" office:value="39373.8077" calcext:value-type="float">
            <text:p>39373.8077</text:p>
          </table:table-cell>
          <table:table-cell table:number-columns-repeated="2"/>
          <table:table-cell office:value-type="float" office:value="39380.7262" calcext:value-type="float">
            <text:p>39380.7262</text:p>
          </table:table-cell>
          <table:table-cell table:formula="of:=[.H257]-[.E257]" office:value-type="float" office:value="6.91849999999977" calcext:value-type="float">
            <text:p>6.9185</text:p>
          </table:table-cell>
          <table:table-cell/>
          <table:table-cell office:value-type="float" office:value="49124" calcext:value-type="float">
            <text:p>491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610H00M00S" calcext:value-type="time">
            <text:p>19610:00:00</text:p>
          </table:table-cell>
          <table:table-cell office:value-type="float" office:value="47674.4485" calcext:value-type="float">
            <text:p>47674.4485</text:p>
          </table:table-cell>
          <table:table-cell table:number-columns-repeated="2"/>
          <table:table-cell office:value-type="float" office:value="48386.4899" calcext:value-type="float">
            <text:p>48386.4899</text:p>
          </table:table-cell>
          <table:table-cell table:number-columns-repeated="2"/>
          <table:table-cell office:value-type="float" office:value="48558.2355" calcext:value-type="float">
            <text:p>48558.2355</text:p>
          </table:table-cell>
          <table:table-cell table:formula="of:=[.H258]-[.E258]" office:value-type="float" office:value="171.745600000002" calcext:value-type="float">
            <text:p>171.7456</text:p>
          </table:table-cell>
          <table:table-cell/>
          <table:table-cell office:value-type="float" office:value="58770" calcext:value-type="float">
            <text:p>58770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209:.B258])" office:value-type="float" office:value="31856.045524" calcext:value-type="float">
            <text:p>31856.045524</text:p>
          </table:table-cell>
          <table:table-cell table:style-name="ce6" table:number-columns-repeated="2"/>
          <table:table-cell table:style-name="ce6" table:formula="of:=AVERAGE([.E209:.E258])" office:value-type="float" office:value="32985.09277" calcext:value-type="float">
            <text:p>32985.09277</text:p>
          </table:table-cell>
          <table:table-cell table:style-name="ce6" table:number-columns-repeated="2"/>
          <table:table-cell table:style-name="ce6" table:formula="of:=AVERAGE([.H209:.H258])" office:value-type="float" office:value="33036.54828" calcext:value-type="float">
            <text:p>33036.54828</text:p>
          </table:table-cell>
          <table:table-cell table:formula="of:=[.H259]-[.E259]" office:value-type="float" office:value="51.4555099999998" calcext:value-type="float">
            <text:p>51.45551</text:p>
          </table:table-cell>
          <table:table-cell table:style-name="ce6"/>
          <table:table-cell table:style-name="ce6" table:formula="of:=AVERAGE([.K209:.K258])" office:value-type="float" office:value="41815.16" calcext:value-type="float">
            <text:p>41815.16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260]-[.E2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5223H00M00S" calcext:value-type="time">
            <text:p>5223:00:00</text:p>
          </table:table-cell>
          <table:table-cell office:value-type="float" office:value="31523.2078" calcext:value-type="float">
            <text:p>31523.2078</text:p>
          </table:table-cell>
          <table:table-cell table:number-columns-repeated="2"/>
          <table:table-cell office:value-type="float" office:value="34986.6711" calcext:value-type="float">
            <text:p>34986.6711</text:p>
          </table:table-cell>
          <table:table-cell table:number-columns-repeated="2"/>
          <table:table-cell office:value-type="float" office:value="35341.3613" calcext:value-type="float">
            <text:p>35341.3613</text:p>
          </table:table-cell>
          <table:table-cell table:formula="of:=[.H261]-[.E261]" office:value-type="float" office:value="354.690199999997" calcext:value-type="float">
            <text:p>354.6902</text:p>
          </table:table-cell>
          <table:table-cell/>
          <table:table-cell office:value-type="float" office:value="48357" calcext:value-type="float">
            <text:p>483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159H00M00S" calcext:value-type="time">
            <text:p>25159:00:00</text:p>
          </table:table-cell>
          <table:table-cell office:value-type="float" office:value="22741.7357" calcext:value-type="float">
            <text:p>22741.7357</text:p>
          </table:table-cell>
          <table:table-cell table:number-columns-repeated="2"/>
          <table:table-cell office:value-type="float" office:value="26645.8709" calcext:value-type="float">
            <text:p>26645.8709</text:p>
          </table:table-cell>
          <table:table-cell table:number-columns-repeated="2"/>
          <table:table-cell office:value-type="float" office:value="26646.4526" calcext:value-type="float">
            <text:p>26646.4526</text:p>
          </table:table-cell>
          <table:table-cell table:formula="of:=[.H262]-[.E262]" office:value-type="float" office:value="0.581699999998818" calcext:value-type="float">
            <text:p>0.5817</text:p>
          </table:table-cell>
          <table:table-cell/>
          <table:table-cell office:value-type="float" office:value="33498" calcext:value-type="float">
            <text:p>334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735H00M00S" calcext:value-type="time">
            <text:p>64735:00:00</text:p>
          </table:table-cell>
          <table:table-cell office:value-type="float" office:value="30001.5347" calcext:value-type="float">
            <text:p>30001.5347</text:p>
          </table:table-cell>
          <table:table-cell table:number-columns-repeated="2"/>
          <table:table-cell office:value-type="float" office:value="31369.4598" calcext:value-type="float">
            <text:p>31369.4598</text:p>
          </table:table-cell>
          <table:table-cell table:number-columns-repeated="2"/>
          <table:table-cell office:value-type="float" office:value="31377.8299" calcext:value-type="float">
            <text:p>31377.8299</text:p>
          </table:table-cell>
          <table:table-cell table:formula="of:=[.H263]-[.E263]" office:value-type="float" office:value="8.37010000000009" calcext:value-type="float">
            <text:p>8.3701</text:p>
          </table:table-cell>
          <table:table-cell/>
          <table:table-cell office:value-type="float" office:value="37293" calcext:value-type="float">
            <text:p>372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29H00M00S" calcext:value-type="time">
            <text:p>5929:00:00</text:p>
          </table:table-cell>
          <table:table-cell office:value-type="float" office:value="26266.2683" calcext:value-type="float">
            <text:p>26266.2683</text:p>
          </table:table-cell>
          <table:table-cell table:number-columns-repeated="2"/>
          <table:table-cell office:value-type="float" office:value="28318.7781" calcext:value-type="float">
            <text:p>28318.7781</text:p>
          </table:table-cell>
          <table:table-cell table:number-columns-repeated="2"/>
          <table:table-cell office:value-type="float" office:value="28375.5935" calcext:value-type="float">
            <text:p>28375.5935</text:p>
          </table:table-cell>
          <table:table-cell table:formula="of:=[.H264]-[.E264]" office:value-type="float" office:value="56.8153999999995" calcext:value-type="float">
            <text:p>56.8154</text:p>
          </table:table-cell>
          <table:table-cell/>
          <table:table-cell office:value-type="float" office:value="43020" calcext:value-type="float">
            <text:p>430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672H00M00S" calcext:value-type="time">
            <text:p>26672:00:00</text:p>
          </table:table-cell>
          <table:table-cell office:value-type="float" office:value="27987.6479" calcext:value-type="float">
            <text:p>27987.6479</text:p>
          </table:table-cell>
          <table:table-cell table:number-columns-repeated="2"/>
          <table:table-cell office:value-type="float" office:value="27987.6479" calcext:value-type="float">
            <text:p>27987.6479</text:p>
          </table:table-cell>
          <table:table-cell table:number-columns-repeated="2"/>
          <table:table-cell office:value-type="float" office:value="27992.4444" calcext:value-type="float">
            <text:p>27992.4444</text:p>
          </table:table-cell>
          <table:table-cell table:formula="of:=[.H265]-[.E265]" office:value-type="float" office:value="4.79650000000038" calcext:value-type="float">
            <text:p>4.7965</text:p>
          </table:table-cell>
          <table:table-cell/>
          <table:table-cell office:value-type="float" office:value="31814" calcext:value-type="float">
            <text:p>318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034H00M00S" calcext:value-type="time">
            <text:p>18034:00:00</text:p>
          </table:table-cell>
          <table:table-cell office:value-type="float" office:value="28750.6042" calcext:value-type="float">
            <text:p>28750.6042</text:p>
          </table:table-cell>
          <table:table-cell table:number-columns-repeated="2"/>
          <table:table-cell office:value-type="float" office:value="28945.4877" calcext:value-type="float">
            <text:p>28945.4877</text:p>
          </table:table-cell>
          <table:table-cell table:number-columns-repeated="2"/>
          <table:table-cell office:value-type="float" office:value="28993.0312" calcext:value-type="float">
            <text:p>28993.0312</text:p>
          </table:table-cell>
          <table:table-cell table:formula="of:=[.H266]-[.E266]" office:value-type="float" office:value="47.5434999999998" calcext:value-type="float">
            <text:p>47.5435</text:p>
          </table:table-cell>
          <table:table-cell/>
          <table:table-cell office:value-type="float" office:value="35674" calcext:value-type="float">
            <text:p>3567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989H00M00S" calcext:value-type="time">
            <text:p>37989:00:00</text:p>
          </table:table-cell>
          <table:table-cell office:value-type="float" office:value="30996.5662" calcext:value-type="float">
            <text:p>30996.5662</text:p>
          </table:table-cell>
          <table:table-cell table:number-columns-repeated="2"/>
          <table:table-cell office:value-type="float" office:value="34590.8983" calcext:value-type="float">
            <text:p>34590.8983</text:p>
          </table:table-cell>
          <table:table-cell table:number-columns-repeated="2"/>
          <table:table-cell office:value-type="float" office:value="34621.7473" calcext:value-type="float">
            <text:p>34621.7473</text:p>
          </table:table-cell>
          <table:table-cell table:formula="of:=[.H267]-[.E267]" office:value-type="float" office:value="30.849000000002" calcext:value-type="float">
            <text:p>30.849</text:p>
          </table:table-cell>
          <table:table-cell/>
          <table:table-cell office:value-type="float" office:value="54612" calcext:value-type="float">
            <text:p>546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06H00M00S" calcext:value-type="time">
            <text:p>2106:00:00</text:p>
          </table:table-cell>
          <table:table-cell office:value-type="float" office:value="35903.2246" calcext:value-type="float">
            <text:p>35903.2246</text:p>
          </table:table-cell>
          <table:table-cell table:number-columns-repeated="2"/>
          <table:table-cell office:value-type="float" office:value="36919.083" calcext:value-type="float">
            <text:p>36919.083</text:p>
          </table:table-cell>
          <table:table-cell table:number-columns-repeated="2"/>
          <table:table-cell office:value-type="float" office:value="37012.5042" calcext:value-type="float">
            <text:p>37012.5042</text:p>
          </table:table-cell>
          <table:table-cell table:formula="of:=[.H268]-[.E268]" office:value-type="float" office:value="93.4212000000043" calcext:value-type="float">
            <text:p>93.4212</text:p>
          </table:table-cell>
          <table:table-cell/>
          <table:table-cell office:value-type="float" office:value="45555" calcext:value-type="float">
            <text:p>455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476H00M00S" calcext:value-type="time">
            <text:p>64476:00:00</text:p>
          </table:table-cell>
          <table:table-cell office:value-type="float" office:value="23505.5892" calcext:value-type="float">
            <text:p>23505.5892</text:p>
          </table:table-cell>
          <table:table-cell table:number-columns-repeated="2"/>
          <table:table-cell office:value-type="float" office:value="25896.6197" calcext:value-type="float">
            <text:p>25896.6197</text:p>
          </table:table-cell>
          <table:table-cell table:number-columns-repeated="2"/>
          <table:table-cell office:value-type="float" office:value="25939.4782" calcext:value-type="float">
            <text:p>25939.4782</text:p>
          </table:table-cell>
          <table:table-cell table:formula="of:=[.H269]-[.E269]" office:value-type="float" office:value="42.8585000000021" calcext:value-type="float">
            <text:p>42.8585</text:p>
          </table:table-cell>
          <table:table-cell/>
          <table:table-cell office:value-type="float" office:value="37064" calcext:value-type="float">
            <text:p>370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56H00M00S" calcext:value-type="time">
            <text:p>2456:00:00</text:p>
          </table:table-cell>
          <table:table-cell office:value-type="float" office:value="19887.6667" calcext:value-type="float">
            <text:p>19887.6667</text:p>
          </table:table-cell>
          <table:table-cell table:number-columns-repeated="2"/>
          <table:table-cell office:value-type="float" office:value="20419.6667" calcext:value-type="float">
            <text:p>20419.6667</text:p>
          </table:table-cell>
          <table:table-cell table:number-columns-repeated="2"/>
          <table:table-cell office:value-type="float" office:value="20419.6667" calcext:value-type="float">
            <text:p>20419.6667</text:p>
          </table:table-cell>
          <table:table-cell table:formula="of:=[.H270]-[.E270]" office:value-type="float" office:value="0" calcext:value-type="float">
            <text:p>0</text:p>
          </table:table-cell>
          <table:table-cell/>
          <table:table-cell office:value-type="float" office:value="26139" calcext:value-type="float">
            <text:p>261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2604H00M00S" calcext:value-type="time">
            <text:p>52604:00:00</text:p>
          </table:table-cell>
          <table:table-cell office:value-type="float" office:value="26074.9282" calcext:value-type="float">
            <text:p>26074.9282</text:p>
          </table:table-cell>
          <table:table-cell table:number-columns-repeated="2"/>
          <table:table-cell office:value-type="float" office:value="28061.78" calcext:value-type="float">
            <text:p>28061.78</text:p>
          </table:table-cell>
          <table:table-cell table:number-columns-repeated="2"/>
          <table:table-cell office:value-type="float" office:value="28061.78" calcext:value-type="float">
            <text:p>28061.78</text:p>
          </table:table-cell>
          <table:table-cell table:formula="of:=[.H271]-[.E271]" office:value-type="float" office:value="0" calcext:value-type="float">
            <text:p>0</text:p>
          </table:table-cell>
          <table:table-cell/>
          <table:table-cell office:value-type="float" office:value="35749" calcext:value-type="float">
            <text:p>357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260H00M00S" calcext:value-type="time">
            <text:p>46260:00:00</text:p>
          </table:table-cell>
          <table:table-cell office:value-type="float" office:value="31970.3844" calcext:value-type="float">
            <text:p>31970.3844</text:p>
          </table:table-cell>
          <table:table-cell table:number-columns-repeated="2"/>
          <table:table-cell office:value-type="float" office:value="34080.6148" calcext:value-type="float">
            <text:p>34080.6148</text:p>
          </table:table-cell>
          <table:table-cell table:number-columns-repeated="2"/>
          <table:table-cell office:value-type="float" office:value="34155.9184" calcext:value-type="float">
            <text:p>34155.9184</text:p>
          </table:table-cell>
          <table:table-cell table:formula="of:=[.H272]-[.E272]" office:value-type="float" office:value="75.3035999999993" calcext:value-type="float">
            <text:p>75.3036</text:p>
          </table:table-cell>
          <table:table-cell/>
          <table:table-cell office:value-type="float" office:value="44458" calcext:value-type="float">
            <text:p>444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32H00M00S" calcext:value-type="time">
            <text:p>2532:00:00</text:p>
          </table:table-cell>
          <table:table-cell office:value-type="float" office:value="24333.9453" calcext:value-type="float">
            <text:p>24333.9453</text:p>
          </table:table-cell>
          <table:table-cell table:number-columns-repeated="2"/>
          <table:table-cell office:value-type="float" office:value="26281.4605" calcext:value-type="float">
            <text:p>26281.4605</text:p>
          </table:table-cell>
          <table:table-cell table:number-columns-repeated="2"/>
          <table:table-cell office:value-type="float" office:value="26317.1158" calcext:value-type="float">
            <text:p>26317.1158</text:p>
          </table:table-cell>
          <table:table-cell table:formula="of:=[.H273]-[.E273]" office:value-type="float" office:value="35.6552999999985" calcext:value-type="float">
            <text:p>35.6553</text:p>
          </table:table-cell>
          <table:table-cell/>
          <table:table-cell office:value-type="float" office:value="35322" calcext:value-type="float">
            <text:p>353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762H00M00S" calcext:value-type="time">
            <text:p>33762:00:00</text:p>
          </table:table-cell>
          <table:table-cell office:value-type="float" office:value="28065.4039" calcext:value-type="float">
            <text:p>28065.4039</text:p>
          </table:table-cell>
          <table:table-cell table:number-columns-repeated="2"/>
          <table:table-cell office:value-type="float" office:value="28857" calcext:value-type="float">
            <text:p>28857</text:p>
          </table:table-cell>
          <table:table-cell table:number-columns-repeated="2"/>
          <table:table-cell office:value-type="float" office:value="28857" calcext:value-type="float">
            <text:p>28857</text:p>
          </table:table-cell>
          <table:table-cell table:formula="of:=[.H274]-[.E274]" office:value-type="float" office:value="0" calcext:value-type="float">
            <text:p>0</text:p>
          </table:table-cell>
          <table:table-cell/>
          <table:table-cell office:value-type="float" office:value="38435" calcext:value-type="float">
            <text:p>384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800H00M00S" calcext:value-type="time">
            <text:p>48800:00:00</text:p>
          </table:table-cell>
          <table:table-cell office:value-type="float" office:value="43262.5395" calcext:value-type="float">
            <text:p>43262.5395</text:p>
          </table:table-cell>
          <table:table-cell table:number-columns-repeated="2"/>
          <table:table-cell office:value-type="float" office:value="43454.0237" calcext:value-type="float">
            <text:p>43454.0237</text:p>
          </table:table-cell>
          <table:table-cell table:number-columns-repeated="2"/>
          <table:table-cell office:value-type="float" office:value="43473.9561" calcext:value-type="float">
            <text:p>43473.9561</text:p>
          </table:table-cell>
          <table:table-cell table:formula="of:=[.H275]-[.E275]" office:value-type="float" office:value="19.9324000000051" calcext:value-type="float">
            <text:p>19.9324</text:p>
          </table:table-cell>
          <table:table-cell/>
          <table:table-cell office:value-type="float" office:value="45454" calcext:value-type="float">
            <text:p>454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018H00M00S" calcext:value-type="time">
            <text:p>41018:00:00</text:p>
          </table:table-cell>
          <table:table-cell office:value-type="float" office:value="23850.5667" calcext:value-type="float">
            <text:p>23850.5667</text:p>
          </table:table-cell>
          <table:table-cell table:number-columns-repeated="2"/>
          <table:table-cell office:value-type="float" office:value="23850.5667" calcext:value-type="float">
            <text:p>23850.5667</text:p>
          </table:table-cell>
          <table:table-cell table:number-columns-repeated="2"/>
          <table:table-cell office:value-type="float" office:value="23850.5667" calcext:value-type="float">
            <text:p>23850.5667</text:p>
          </table:table-cell>
          <table:table-cell table:formula="of:=[.H276]-[.E276]" office:value-type="float" office:value="0" calcext:value-type="float">
            <text:p>0</text:p>
          </table:table-cell>
          <table:table-cell/>
          <table:table-cell office:value-type="float" office:value="30515" calcext:value-type="float">
            <text:p>305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518H00M00S" calcext:value-type="time">
            <text:p>29518:00:00</text:p>
          </table:table-cell>
          <table:table-cell office:value-type="float" office:value="25058.0714" calcext:value-type="float">
            <text:p>25058.0714</text:p>
          </table:table-cell>
          <table:table-cell table:number-columns-repeated="2"/>
          <table:table-cell office:value-type="float" office:value="25586.0909" calcext:value-type="float">
            <text:p>25586.0909</text:p>
          </table:table-cell>
          <table:table-cell table:number-columns-repeated="2"/>
          <table:table-cell office:value-type="float" office:value="25602" calcext:value-type="float">
            <text:p>25602</text:p>
          </table:table-cell>
          <table:table-cell table:formula="of:=[.H277]-[.E277]" office:value-type="float" office:value="15.9091000000008" calcext:value-type="float">
            <text:p>15.9091</text:p>
          </table:table-cell>
          <table:table-cell/>
          <table:table-cell office:value-type="float" office:value="28319" calcext:value-type="float">
            <text:p>283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658H00M00S" calcext:value-type="time">
            <text:p>46658:00:00</text:p>
          </table:table-cell>
          <table:table-cell office:value-type="float" office:value="36478.3422" calcext:value-type="float">
            <text:p>36478.3422</text:p>
          </table:table-cell>
          <table:table-cell table:number-columns-repeated="2"/>
          <table:table-cell office:value-type="float" office:value="37837.7672" calcext:value-type="float">
            <text:p>37837.7672</text:p>
          </table:table-cell>
          <table:table-cell table:number-columns-repeated="2"/>
          <table:table-cell office:value-type="float" office:value="38131.4456" calcext:value-type="float">
            <text:p>38131.4456</text:p>
          </table:table-cell>
          <table:table-cell table:formula="of:=[.H278]-[.E278]" office:value-type="float" office:value="293.678399999997" calcext:value-type="float">
            <text:p>293.6784</text:p>
          </table:table-cell>
          <table:table-cell/>
          <table:table-cell office:value-type="float" office:value="43336" calcext:value-type="float">
            <text:p>433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273H00M00S" calcext:value-type="time">
            <text:p>25273:00:00</text:p>
          </table:table-cell>
          <table:table-cell office:value-type="float" office:value="22254.4174" calcext:value-type="float">
            <text:p>22254.4174</text:p>
          </table:table-cell>
          <table:table-cell table:number-columns-repeated="2"/>
          <table:table-cell office:value-type="float" office:value="25339.0696" calcext:value-type="float">
            <text:p>25339.0696</text:p>
          </table:table-cell>
          <table:table-cell table:number-columns-repeated="2"/>
          <table:table-cell office:value-type="float" office:value="25438.0962" calcext:value-type="float">
            <text:p>25438.0962</text:p>
          </table:table-cell>
          <table:table-cell table:formula="of:=[.H279]-[.E279]" office:value-type="float" office:value="99.0266000000011" calcext:value-type="float">
            <text:p>99.0266</text:p>
          </table:table-cell>
          <table:table-cell/>
          <table:table-cell office:value-type="float" office:value="30204" calcext:value-type="float">
            <text:p>302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057H00M00S" calcext:value-type="time">
            <text:p>55057:00:00</text:p>
          </table:table-cell>
          <table:table-cell office:value-type="float" office:value="21485.0234" calcext:value-type="float">
            <text:p>21485.0234</text:p>
          </table:table-cell>
          <table:table-cell table:number-columns-repeated="2"/>
          <table:table-cell office:value-type="float" office:value="21729.2448" calcext:value-type="float">
            <text:p>21729.2448</text:p>
          </table:table-cell>
          <table:table-cell table:number-columns-repeated="2"/>
          <table:table-cell office:value-type="float" office:value="21729.7577" calcext:value-type="float">
            <text:p>21729.7577</text:p>
          </table:table-cell>
          <table:table-cell table:formula="of:=[.H280]-[.E280]" office:value-type="float" office:value="0.512899999997899" calcext:value-type="float">
            <text:p>0.5129</text:p>
          </table:table-cell>
          <table:table-cell/>
          <table:table-cell office:value-type="float" office:value="28456" calcext:value-type="float">
            <text:p>284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825H00M00S" calcext:value-type="time">
            <text:p>12825:00:00</text:p>
          </table:table-cell>
          <table:table-cell office:value-type="float" office:value="21829.0561" calcext:value-type="float">
            <text:p>21829.0561</text:p>
          </table:table-cell>
          <table:table-cell table:number-columns-repeated="2"/>
          <table:table-cell office:value-type="float" office:value="23528.3638" calcext:value-type="float">
            <text:p>23528.3638</text:p>
          </table:table-cell>
          <table:table-cell table:number-columns-repeated="2"/>
          <table:table-cell office:value-type="float" office:value="23528.6435" calcext:value-type="float">
            <text:p>23528.6435</text:p>
          </table:table-cell>
          <table:table-cell table:formula="of:=[.H281]-[.E281]" office:value-type="float" office:value="0.279699999999139" calcext:value-type="float">
            <text:p>0.2797</text:p>
          </table:table-cell>
          <table:table-cell/>
          <table:table-cell office:value-type="float" office:value="26026" calcext:value-type="float">
            <text:p>260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469H00M00S" calcext:value-type="time">
            <text:p>14469:00:00</text:p>
          </table:table-cell>
          <table:table-cell office:value-type="float" office:value="33721.0448" calcext:value-type="float">
            <text:p>33721.0448</text:p>
          </table:table-cell>
          <table:table-cell table:number-columns-repeated="2"/>
          <table:table-cell office:value-type="float" office:value="35302.535" calcext:value-type="float">
            <text:p>35302.535</text:p>
          </table:table-cell>
          <table:table-cell table:number-columns-repeated="2"/>
          <table:table-cell office:value-type="float" office:value="35594.0214" calcext:value-type="float">
            <text:p>35594.0214</text:p>
          </table:table-cell>
          <table:table-cell table:formula="of:=[.H282]-[.E282]" office:value-type="float" office:value="291.486399999994" calcext:value-type="float">
            <text:p>291.4864</text:p>
          </table:table-cell>
          <table:table-cell/>
          <table:table-cell office:value-type="float" office:value="45838" calcext:value-type="float">
            <text:p>4583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812H00M00S" calcext:value-type="time">
            <text:p>49812:00:00</text:p>
          </table:table-cell>
          <table:table-cell office:value-type="float" office:value="42122.6319" calcext:value-type="float">
            <text:p>42122.6319</text:p>
          </table:table-cell>
          <table:table-cell table:number-columns-repeated="2"/>
          <table:table-cell office:value-type="float" office:value="42395.1349" calcext:value-type="float">
            <text:p>42395.1349</text:p>
          </table:table-cell>
          <table:table-cell table:number-columns-repeated="2"/>
          <table:table-cell office:value-type="float" office:value="42431.1949" calcext:value-type="float">
            <text:p>42431.1949</text:p>
          </table:table-cell>
          <table:table-cell table:formula="of:=[.H283]-[.E283]" office:value-type="float" office:value="36.0600000000049" calcext:value-type="float">
            <text:p>36.06</text:p>
          </table:table-cell>
          <table:table-cell/>
          <table:table-cell office:value-type="float" office:value="51678" calcext:value-type="float">
            <text:p>516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65H00M00S" calcext:value-type="time">
            <text:p>5065:00:00</text:p>
          </table:table-cell>
          <table:table-cell office:value-type="float" office:value="28599.6914" calcext:value-type="float">
            <text:p>28599.6914</text:p>
          </table:table-cell>
          <table:table-cell table:number-columns-repeated="2"/>
          <table:table-cell office:value-type="float" office:value="28738.5167" calcext:value-type="float">
            <text:p>28738.5167</text:p>
          </table:table-cell>
          <table:table-cell table:number-columns-repeated="2"/>
          <table:table-cell office:value-type="float" office:value="28738.5167" calcext:value-type="float">
            <text:p>28738.5167</text:p>
          </table:table-cell>
          <table:table-cell table:formula="of:=[.H284]-[.E284]" office:value-type="float" office:value="0" calcext:value-type="float">
            <text:p>0</text:p>
          </table:table-cell>
          <table:table-cell/>
          <table:table-cell office:value-type="float" office:value="39626" calcext:value-type="float">
            <text:p>396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567H00M00S" calcext:value-type="time">
            <text:p>15567:00:00</text:p>
          </table:table-cell>
          <table:table-cell office:value-type="float" office:value="35221.7041" calcext:value-type="float">
            <text:p>35221.7041</text:p>
          </table:table-cell>
          <table:table-cell table:number-columns-repeated="2"/>
          <table:table-cell office:value-type="float" office:value="37820.7115" calcext:value-type="float">
            <text:p>37820.7115</text:p>
          </table:table-cell>
          <table:table-cell table:number-columns-repeated="2"/>
          <table:table-cell office:value-type="float" office:value="37847.4307" calcext:value-type="float">
            <text:p>37847.4307</text:p>
          </table:table-cell>
          <table:table-cell table:formula="of:=[.H285]-[.E285]" office:value-type="float" office:value="26.7191999999995" calcext:value-type="float">
            <text:p>26.7192</text:p>
          </table:table-cell>
          <table:table-cell/>
          <table:table-cell office:value-type="float" office:value="42357" calcext:value-type="float">
            <text:p>423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710H00M00S" calcext:value-type="time">
            <text:p>33710:00:00</text:p>
          </table:table-cell>
          <table:table-cell office:value-type="float" office:value="34348.3213" calcext:value-type="float">
            <text:p>34348.3213</text:p>
          </table:table-cell>
          <table:table-cell table:number-columns-repeated="2"/>
          <table:table-cell office:value-type="float" office:value="34905.9629" calcext:value-type="float">
            <text:p>34905.9629</text:p>
          </table:table-cell>
          <table:table-cell table:number-columns-repeated="2"/>
          <table:table-cell office:value-type="float" office:value="34963.7596" calcext:value-type="float">
            <text:p>34963.7596</text:p>
          </table:table-cell>
          <table:table-cell table:formula="of:=[.H286]-[.E286]" office:value-type="float" office:value="57.796699999999" calcext:value-type="float">
            <text:p>57.7967</text:p>
          </table:table-cell>
          <table:table-cell/>
          <table:table-cell office:value-type="float" office:value="49439" calcext:value-type="float">
            <text:p>494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402H00M00S" calcext:value-type="time">
            <text:p>42402:00:00</text:p>
          </table:table-cell>
          <table:table-cell office:value-type="float" office:value="35333.9729" calcext:value-type="float">
            <text:p>35333.9729</text:p>
          </table:table-cell>
          <table:table-cell table:number-columns-repeated="2"/>
          <table:table-cell office:value-type="float" office:value="37055.6429" calcext:value-type="float">
            <text:p>37055.6429</text:p>
          </table:table-cell>
          <table:table-cell table:number-columns-repeated="2"/>
          <table:table-cell office:value-type="float" office:value="37064.5853" calcext:value-type="float">
            <text:p>37064.5853</text:p>
          </table:table-cell>
          <table:table-cell table:formula="of:=[.H287]-[.E287]" office:value-type="float" office:value="8.94239999999991" calcext:value-type="float">
            <text:p>8.9424</text:p>
          </table:table-cell>
          <table:table-cell/>
          <table:table-cell office:value-type="float" office:value="41078" calcext:value-type="float">
            <text:p>4107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312H00M00S" calcext:value-type="time">
            <text:p>34312:00:00</text:p>
          </table:table-cell>
          <table:table-cell office:value-type="float" office:value="27943.9825" calcext:value-type="float">
            <text:p>27943.9825</text:p>
          </table:table-cell>
          <table:table-cell table:number-columns-repeated="2"/>
          <table:table-cell office:value-type="float" office:value="28760.6061" calcext:value-type="float">
            <text:p>28760.6061</text:p>
          </table:table-cell>
          <table:table-cell table:number-columns-repeated="2"/>
          <table:table-cell office:value-type="float" office:value="28790.4925" calcext:value-type="float">
            <text:p>28790.4925</text:p>
          </table:table-cell>
          <table:table-cell table:formula="of:=[.H288]-[.E288]" office:value-type="float" office:value="29.8863999999994" calcext:value-type="float">
            <text:p>29.8864</text:p>
          </table:table-cell>
          <table:table-cell/>
          <table:table-cell office:value-type="float" office:value="34982" calcext:value-type="float">
            <text:p>349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824H00M00S" calcext:value-type="time">
            <text:p>11824:00:00</text:p>
          </table:table-cell>
          <table:table-cell office:value-type="float" office:value="22881.9012" calcext:value-type="float">
            <text:p>22881.9012</text:p>
          </table:table-cell>
          <table:table-cell table:number-columns-repeated="2"/>
          <table:table-cell office:value-type="float" office:value="23797.3523" calcext:value-type="float">
            <text:p>23797.3523</text:p>
          </table:table-cell>
          <table:table-cell table:number-columns-repeated="2"/>
          <table:table-cell office:value-type="float" office:value="23853.9917" calcext:value-type="float">
            <text:p>23853.9917</text:p>
          </table:table-cell>
          <table:table-cell table:formula="of:=[.H289]-[.E289]" office:value-type="float" office:value="56.6394" calcext:value-type="float">
            <text:p>56.6394</text:p>
          </table:table-cell>
          <table:table-cell/>
          <table:table-cell office:value-type="float" office:value="30534" calcext:value-type="float">
            <text:p>305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294H00M00S" calcext:value-type="time">
            <text:p>31294:00:00</text:p>
          </table:table-cell>
          <table:table-cell office:value-type="float" office:value="41046.0747" calcext:value-type="float">
            <text:p>41046.0747</text:p>
          </table:table-cell>
          <table:table-cell table:number-columns-repeated="2"/>
          <table:table-cell office:value-type="float" office:value="42369.9404" calcext:value-type="float">
            <text:p>42369.9404</text:p>
          </table:table-cell>
          <table:table-cell table:number-columns-repeated="2"/>
          <table:table-cell office:value-type="float" office:value="42381.7114" calcext:value-type="float">
            <text:p>42381.7114</text:p>
          </table:table-cell>
          <table:table-cell table:formula="of:=[.H290]-[.E290]" office:value-type="float" office:value="11.7710000000006" calcext:value-type="float">
            <text:p>11.771</text:p>
          </table:table-cell>
          <table:table-cell/>
          <table:table-cell office:value-type="float" office:value="49805" calcext:value-type="float">
            <text:p>498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269H00M00S" calcext:value-type="time">
            <text:p>27269:00:00</text:p>
          </table:table-cell>
          <table:table-cell office:value-type="float" office:value="34568.5879" calcext:value-type="float">
            <text:p>34568.5879</text:p>
          </table:table-cell>
          <table:table-cell table:number-columns-repeated="2"/>
          <table:table-cell office:value-type="float" office:value="35617.0536" calcext:value-type="float">
            <text:p>35617.0536</text:p>
          </table:table-cell>
          <table:table-cell table:number-columns-repeated="2"/>
          <table:table-cell office:value-type="float" office:value="35664.3024" calcext:value-type="float">
            <text:p>35664.3024</text:p>
          </table:table-cell>
          <table:table-cell table:formula="of:=[.H291]-[.E291]" office:value-type="float" office:value="47.2488000000012" calcext:value-type="float">
            <text:p>47.2488</text:p>
          </table:table-cell>
          <table:table-cell/>
          <table:table-cell office:value-type="float" office:value="37625" calcext:value-type="float">
            <text:p>376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998H00M00S" calcext:value-type="time">
            <text:p>15998:00:00</text:p>
          </table:table-cell>
          <table:table-cell office:value-type="float" office:value="23907.4136" calcext:value-type="float">
            <text:p>23907.4136</text:p>
          </table:table-cell>
          <table:table-cell table:number-columns-repeated="2"/>
          <table:table-cell office:value-type="float" office:value="24767.6247" calcext:value-type="float">
            <text:p>24767.6247</text:p>
          </table:table-cell>
          <table:table-cell table:number-columns-repeated="2"/>
          <table:table-cell office:value-type="float" office:value="24842.8151" calcext:value-type="float">
            <text:p>24842.8151</text:p>
          </table:table-cell>
          <table:table-cell table:formula="of:=[.H292]-[.E292]" office:value-type="float" office:value="75.1903999999995" calcext:value-type="float">
            <text:p>75.1904</text:p>
          </table:table-cell>
          <table:table-cell/>
          <table:table-cell office:value-type="float" office:value="31121" calcext:value-type="float">
            <text:p>311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642H00M00S" calcext:value-type="time">
            <text:p>30642:00:00</text:p>
          </table:table-cell>
          <table:table-cell office:value-type="float" office:value="22456.9591" calcext:value-type="float">
            <text:p>22456.9591</text:p>
          </table:table-cell>
          <table:table-cell table:number-columns-repeated="2"/>
          <table:table-cell office:value-type="float" office:value="23856.3454" calcext:value-type="float">
            <text:p>23856.3454</text:p>
          </table:table-cell>
          <table:table-cell table:number-columns-repeated="2"/>
          <table:table-cell office:value-type="float" office:value="23901.7743" calcext:value-type="float">
            <text:p>23901.7743</text:p>
          </table:table-cell>
          <table:table-cell table:formula="of:=[.H293]-[.E293]" office:value-type="float" office:value="45.4289000000026" calcext:value-type="float">
            <text:p>45.4289</text:p>
          </table:table-cell>
          <table:table-cell/>
          <table:table-cell office:value-type="float" office:value="28200" calcext:value-type="float">
            <text:p>2820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582H00M00S" calcext:value-type="time">
            <text:p>26582:00:00</text:p>
          </table:table-cell>
          <table:table-cell office:value-type="float" office:value="22875.1585" calcext:value-type="float">
            <text:p>22875.1585</text:p>
          </table:table-cell>
          <table:table-cell table:number-columns-repeated="2"/>
          <table:table-cell office:value-type="float" office:value="26170.5621" calcext:value-type="float">
            <text:p>26170.5621</text:p>
          </table:table-cell>
          <table:table-cell table:number-columns-repeated="2"/>
          <table:table-cell office:value-type="float" office:value="26203.9831" calcext:value-type="float">
            <text:p>26203.9831</text:p>
          </table:table-cell>
          <table:table-cell table:formula="of:=[.H294]-[.E294]" office:value-type="float" office:value="33.4210000000021" calcext:value-type="float">
            <text:p>33.421</text:p>
          </table:table-cell>
          <table:table-cell/>
          <table:table-cell office:value-type="float" office:value="36484" calcext:value-type="float">
            <text:p>364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823H00M00S" calcext:value-type="time">
            <text:p>10823:00:00</text:p>
          </table:table-cell>
          <table:table-cell office:value-type="float" office:value="31592.79" calcext:value-type="float">
            <text:p>31592.79</text:p>
          </table:table-cell>
          <table:table-cell table:number-columns-repeated="2"/>
          <table:table-cell office:value-type="float" office:value="33908.501" calcext:value-type="float">
            <text:p>33908.501</text:p>
          </table:table-cell>
          <table:table-cell table:number-columns-repeated="2"/>
          <table:table-cell office:value-type="float" office:value="33947.8422" calcext:value-type="float">
            <text:p>33947.8422</text:p>
          </table:table-cell>
          <table:table-cell table:formula="of:=[.H295]-[.E295]" office:value-type="float" office:value="39.3412000000026" calcext:value-type="float">
            <text:p>39.3412</text:p>
          </table:table-cell>
          <table:table-cell/>
          <table:table-cell office:value-type="float" office:value="39766" calcext:value-type="float">
            <text:p>397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69H00M00S" calcext:value-type="time">
            <text:p>2469:00:00</text:p>
          </table:table-cell>
          <table:table-cell office:value-type="float" office:value="25753.3611" calcext:value-type="float">
            <text:p>25753.3611</text:p>
          </table:table-cell>
          <table:table-cell table:number-columns-repeated="2"/>
          <table:table-cell office:value-type="float" office:value="25753.3611" calcext:value-type="float">
            <text:p>25753.3611</text:p>
          </table:table-cell>
          <table:table-cell table:number-columns-repeated="2"/>
          <table:table-cell office:value-type="float" office:value="25753.3611" calcext:value-type="float">
            <text:p>25753.3611</text:p>
          </table:table-cell>
          <table:table-cell table:formula="of:=[.H296]-[.E296]" office:value-type="float" office:value="0" calcext:value-type="float">
            <text:p>0</text:p>
          </table:table-cell>
          <table:table-cell/>
          <table:table-cell office:value-type="float" office:value="27936" calcext:value-type="float">
            <text:p>279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575H00M00S" calcext:value-type="time">
            <text:p>64575:00:00</text:p>
          </table:table-cell>
          <table:table-cell office:value-type="float" office:value="27467.5588" calcext:value-type="float">
            <text:p>27467.5588</text:p>
          </table:table-cell>
          <table:table-cell table:number-columns-repeated="2"/>
          <table:table-cell office:value-type="float" office:value="27721.55" calcext:value-type="float">
            <text:p>27721.55</text:p>
          </table:table-cell>
          <table:table-cell table:number-columns-repeated="2"/>
          <table:table-cell office:value-type="float" office:value="27773.3049" calcext:value-type="float">
            <text:p>27773.3049</text:p>
          </table:table-cell>
          <table:table-cell table:formula="of:=[.H297]-[.E297]" office:value-type="float" office:value="51.7548999999999" calcext:value-type="float">
            <text:p>51.7549</text:p>
          </table:table-cell>
          <table:table-cell/>
          <table:table-cell office:value-type="float" office:value="33323" calcext:value-type="float">
            <text:p>3332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957H00M00S" calcext:value-type="time">
            <text:p>30957:00:00</text:p>
          </table:table-cell>
          <table:table-cell office:value-type="float" office:value="30980.4167" calcext:value-type="float">
            <text:p>30980.4167</text:p>
          </table:table-cell>
          <table:table-cell table:number-columns-repeated="2"/>
          <table:table-cell office:value-type="float" office:value="31647.375" calcext:value-type="float">
            <text:p>31647.375</text:p>
          </table:table-cell>
          <table:table-cell table:number-columns-repeated="2"/>
          <table:table-cell office:value-type="float" office:value="31647.375" calcext:value-type="float">
            <text:p>31647.375</text:p>
          </table:table-cell>
          <table:table-cell table:formula="of:=[.H298]-[.E298]" office:value-type="float" office:value="0" calcext:value-type="float">
            <text:p>0</text:p>
          </table:table-cell>
          <table:table-cell/>
          <table:table-cell office:value-type="float" office:value="37536" calcext:value-type="float">
            <text:p>3753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809H00M00S" calcext:value-type="time">
            <text:p>21809:00:00</text:p>
          </table:table-cell>
          <table:table-cell office:value-type="float" office:value="28702.4962" calcext:value-type="float">
            <text:p>28702.4962</text:p>
          </table:table-cell>
          <table:table-cell table:number-columns-repeated="2"/>
          <table:table-cell office:value-type="float" office:value="31978.2813" calcext:value-type="float">
            <text:p>31978.2813</text:p>
          </table:table-cell>
          <table:table-cell table:number-columns-repeated="2"/>
          <table:table-cell office:value-type="float" office:value="32270.5428" calcext:value-type="float">
            <text:p>32270.5428</text:p>
          </table:table-cell>
          <table:table-cell table:formula="of:=[.H299]-[.E299]" office:value-type="float" office:value="292.261500000001" calcext:value-type="float">
            <text:p>292.2615</text:p>
          </table:table-cell>
          <table:table-cell/>
          <table:table-cell office:value-type="float" office:value="46553" calcext:value-type="float">
            <text:p>465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635H00M00S" calcext:value-type="time">
            <text:p>23635:00:00</text:p>
          </table:table-cell>
          <table:table-cell office:value-type="float" office:value="24502.2869" calcext:value-type="float">
            <text:p>24502.2869</text:p>
          </table:table-cell>
          <table:table-cell table:number-columns-repeated="2"/>
          <table:table-cell office:value-type="float" office:value="25543.3341" calcext:value-type="float">
            <text:p>25543.3341</text:p>
          </table:table-cell>
          <table:table-cell table:number-columns-repeated="2"/>
          <table:table-cell office:value-type="float" office:value="25558.5163" calcext:value-type="float">
            <text:p>25558.5163</text:p>
          </table:table-cell>
          <table:table-cell table:formula="of:=[.H300]-[.E300]" office:value-type="float" office:value="15.1821999999993" calcext:value-type="float">
            <text:p>15.1822</text:p>
          </table:table-cell>
          <table:table-cell/>
          <table:table-cell office:value-type="float" office:value="33842" calcext:value-type="float">
            <text:p>338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358H00M00S" calcext:value-type="time">
            <text:p>55358:00:00</text:p>
          </table:table-cell>
          <table:table-cell office:value-type="float" office:value="25067.3889" calcext:value-type="float">
            <text:p>25067.3889</text:p>
          </table:table-cell>
          <table:table-cell table:number-columns-repeated="2"/>
          <table:table-cell office:value-type="float" office:value="25165.1667" calcext:value-type="float">
            <text:p>25165.1667</text:p>
          </table:table-cell>
          <table:table-cell table:number-columns-repeated="2"/>
          <table:table-cell office:value-type="float" office:value="25165.1667" calcext:value-type="float">
            <text:p>25165.1667</text:p>
          </table:table-cell>
          <table:table-cell table:formula="of:=[.H301]-[.E301]" office:value-type="float" office:value="0" calcext:value-type="float">
            <text:p>0</text:p>
          </table:table-cell>
          <table:table-cell/>
          <table:table-cell office:value-type="float" office:value="31791" calcext:value-type="float">
            <text:p>317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449H00M00S" calcext:value-type="time">
            <text:p>17449:00:00</text:p>
          </table:table-cell>
          <table:table-cell office:value-type="float" office:value="40653.6898" calcext:value-type="float">
            <text:p>40653.6898</text:p>
          </table:table-cell>
          <table:table-cell table:number-columns-repeated="2"/>
          <table:table-cell office:value-type="float" office:value="41026.0558" calcext:value-type="float">
            <text:p>41026.0558</text:p>
          </table:table-cell>
          <table:table-cell table:number-columns-repeated="2"/>
          <table:table-cell office:value-type="float" office:value="41114.3661" calcext:value-type="float">
            <text:p>41114.3661</text:p>
          </table:table-cell>
          <table:table-cell table:formula="of:=[.H302]-[.E302]" office:value-type="float" office:value="88.3102999999974" calcext:value-type="float">
            <text:p>88.3103</text:p>
          </table:table-cell>
          <table:table-cell/>
          <table:table-cell office:value-type="float" office:value="49596" calcext:value-type="float">
            <text:p>4959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269H00M00S" calcext:value-type="time">
            <text:p>45269:00:00</text:p>
          </table:table-cell>
          <table:table-cell office:value-type="float" office:value="35270.3525" calcext:value-type="float">
            <text:p>35270.3525</text:p>
          </table:table-cell>
          <table:table-cell table:number-columns-repeated="2"/>
          <table:table-cell office:value-type="float" office:value="35792.7116" calcext:value-type="float">
            <text:p>35792.7116</text:p>
          </table:table-cell>
          <table:table-cell table:number-columns-repeated="2"/>
          <table:table-cell office:value-type="float" office:value="35822.2053" calcext:value-type="float">
            <text:p>35822.2053</text:p>
          </table:table-cell>
          <table:table-cell table:formula="of:=[.H303]-[.E303]" office:value-type="float" office:value="29.4936999999991" calcext:value-type="float">
            <text:p>29.4937</text:p>
          </table:table-cell>
          <table:table-cell/>
          <table:table-cell office:value-type="float" office:value="45256" calcext:value-type="float">
            <text:p>452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372H00M00S" calcext:value-type="time">
            <text:p>45372:00:00</text:p>
          </table:table-cell>
          <table:table-cell office:value-type="float" office:value="47280.7812" calcext:value-type="float">
            <text:p>47280.7812</text:p>
          </table:table-cell>
          <table:table-cell table:number-columns-repeated="2"/>
          <table:table-cell office:value-type="float" office:value="48187.9349" calcext:value-type="float">
            <text:p>48187.9349</text:p>
          </table:table-cell>
          <table:table-cell table:number-columns-repeated="2"/>
          <table:table-cell office:value-type="float" office:value="48187.9349" calcext:value-type="float">
            <text:p>48187.9349</text:p>
          </table:table-cell>
          <table:table-cell table:formula="of:=[.H304]-[.E304]" office:value-type="float" office:value="0" calcext:value-type="float">
            <text:p>0</text:p>
          </table:table-cell>
          <table:table-cell/>
          <table:table-cell office:value-type="float" office:value="65004" calcext:value-type="float">
            <text:p>650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368H00M00S" calcext:value-type="time">
            <text:p>46368:00:00</text:p>
          </table:table-cell>
          <table:table-cell office:value-type="float" office:value="17897.3428" calcext:value-type="float">
            <text:p>17897.3428</text:p>
          </table:table-cell>
          <table:table-cell table:number-columns-repeated="2"/>
          <table:table-cell office:value-type="float" office:value="21938.5357" calcext:value-type="float">
            <text:p>21938.5357</text:p>
          </table:table-cell>
          <table:table-cell table:number-columns-repeated="2"/>
          <table:table-cell office:value-type="float" office:value="21985.3409" calcext:value-type="float">
            <text:p>21985.3409</text:p>
          </table:table-cell>
          <table:table-cell table:formula="of:=[.H305]-[.E305]" office:value-type="float" office:value="46.8051999999989" calcext:value-type="float">
            <text:p>46.8052</text:p>
          </table:table-cell>
          <table:table-cell/>
          <table:table-cell office:value-type="float" office:value="34890" calcext:value-type="float">
            <text:p>3489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772H00M00S" calcext:value-type="time">
            <text:p>17772:00:00</text:p>
          </table:table-cell>
          <table:table-cell office:value-type="float" office:value="32053.1558" calcext:value-type="float">
            <text:p>32053.1558</text:p>
          </table:table-cell>
          <table:table-cell table:number-columns-repeated="2"/>
          <table:table-cell office:value-type="float" office:value="36683.998" calcext:value-type="float">
            <text:p>36683.998</text:p>
          </table:table-cell>
          <table:table-cell table:number-columns-repeated="2"/>
          <table:table-cell office:value-type="float" office:value="36862.6421" calcext:value-type="float">
            <text:p>36862.6421</text:p>
          </table:table-cell>
          <table:table-cell table:formula="of:=[.H306]-[.E306]" office:value-type="float" office:value="178.644099999998" calcext:value-type="float">
            <text:p>178.6441</text:p>
          </table:table-cell>
          <table:table-cell/>
          <table:table-cell office:value-type="float" office:value="50895" calcext:value-type="float">
            <text:p>508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765H00M00S" calcext:value-type="time">
            <text:p>36765:00:00</text:p>
          </table:table-cell>
          <table:table-cell office:value-type="float" office:value="24577.7769" calcext:value-type="float">
            <text:p>24577.7769</text:p>
          </table:table-cell>
          <table:table-cell table:number-columns-repeated="2"/>
          <table:table-cell office:value-type="float" office:value="28086.1986" calcext:value-type="float">
            <text:p>28086.1986</text:p>
          </table:table-cell>
          <table:table-cell table:number-columns-repeated="2"/>
          <table:table-cell office:value-type="float" office:value="28104.0418" calcext:value-type="float">
            <text:p>28104.0418</text:p>
          </table:table-cell>
          <table:table-cell table:formula="of:=[.H307]-[.E307]" office:value-type="float" office:value="17.8431999999993" calcext:value-type="float">
            <text:p>17.8432</text:p>
          </table:table-cell>
          <table:table-cell/>
          <table:table-cell office:value-type="float" office:value="33999" calcext:value-type="float">
            <text:p>339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507H00M00S" calcext:value-type="time">
            <text:p>8507:00:00</text:p>
          </table:table-cell>
          <table:table-cell office:value-type="float" office:value="26963.0909" calcext:value-type="float">
            <text:p>26963.0909</text:p>
          </table:table-cell>
          <table:table-cell table:number-columns-repeated="2"/>
          <table:table-cell office:value-type="float" office:value="28825.8401" calcext:value-type="float">
            <text:p>28825.8401</text:p>
          </table:table-cell>
          <table:table-cell table:number-columns-repeated="2"/>
          <table:table-cell office:value-type="float" office:value="29186.1959" calcext:value-type="float">
            <text:p>29186.1959</text:p>
          </table:table-cell>
          <table:table-cell table:formula="of:=[.H308]-[.E308]" office:value-type="float" office:value="360.355799999998" calcext:value-type="float">
            <text:p>360.3558</text:p>
          </table:table-cell>
          <table:table-cell/>
          <table:table-cell office:value-type="float" office:value="34413" calcext:value-type="float">
            <text:p>3441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445H00M00S" calcext:value-type="time">
            <text:p>11445:00:00</text:p>
          </table:table-cell>
          <table:table-cell office:value-type="float" office:value="29977.7973" calcext:value-type="float">
            <text:p>29977.7973</text:p>
          </table:table-cell>
          <table:table-cell table:number-columns-repeated="2"/>
          <table:table-cell office:value-type="float" office:value="31098.8306" calcext:value-type="float">
            <text:p>31098.8306</text:p>
          </table:table-cell>
          <table:table-cell table:number-columns-repeated="2"/>
          <table:table-cell office:value-type="float" office:value="31132.8519" calcext:value-type="float">
            <text:p>31132.8519</text:p>
          </table:table-cell>
          <table:table-cell table:formula="of:=[.H309]-[.E309]" office:value-type="float" office:value="34.0213000000003" calcext:value-type="float">
            <text:p>34.0213</text:p>
          </table:table-cell>
          <table:table-cell/>
          <table:table-cell office:value-type="float" office:value="35327" calcext:value-type="float">
            <text:p>353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771H00M00S" calcext:value-type="time">
            <text:p>51771:00:00</text:p>
          </table:table-cell>
          <table:table-cell office:value-type="float" office:value="31463.3717" calcext:value-type="float">
            <text:p>31463.3717</text:p>
          </table:table-cell>
          <table:table-cell table:number-columns-repeated="2"/>
          <table:table-cell office:value-type="float" office:value="32530.4425" calcext:value-type="float">
            <text:p>32530.4425</text:p>
          </table:table-cell>
          <table:table-cell table:number-columns-repeated="2"/>
          <table:table-cell office:value-type="float" office:value="32640.8879" calcext:value-type="float">
            <text:p>32640.8879</text:p>
          </table:table-cell>
          <table:table-cell table:formula="of:=[.H310]-[.E310]" office:value-type="float" office:value="110.445400000001" calcext:value-type="float">
            <text:p>110.4454</text:p>
          </table:table-cell>
          <table:table-cell/>
          <table:table-cell office:value-type="float" office:value="38624" calcext:value-type="float">
            <text:p>38624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261:.B310])" office:value-type="float" office:value="29349.156504" calcext:value-type="float">
            <text:p>29349.156504</text:p>
          </table:table-cell>
          <table:table-cell table:style-name="ce6" table:number-columns-repeated="2"/>
          <table:table-cell table:style-name="ce6" table:formula="of:=AVERAGE([.E261:.E310])" office:value-type="float" office:value="30842.645414" calcext:value-type="float">
            <text:p>30842.645414</text:p>
          </table:table-cell>
          <table:table-cell table:style-name="ce6" table:number-columns-repeated="2"/>
          <table:table-cell table:style-name="ce6" table:formula="of:=AVERAGE([.H261:.H310])" office:value-type="float" office:value="30905.950884" calcext:value-type="float">
            <text:p>30905.950884</text:p>
          </table:table-cell>
          <table:table-cell table:formula="of:=[.H311]-[.E311]" office:value-type="float" office:value="63.3054700000066" calcext:value-type="float">
            <text:p>63.30547</text:p>
          </table:table-cell>
          <table:table-cell table:style-name="ce6"/>
          <table:table-cell table:style-name="ce6" table:formula="of:=AVERAGE([.K261:.K310])" office:value-type="float" office:value="38736.36" calcext:value-type="float">
            <text:p>38736.36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312]-[.E3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50104H00M00S" calcext:value-type="time">
            <text:p>50104:00:00</text:p>
          </table:table-cell>
          <table:table-cell office:value-type="float" office:value="28531.2511" calcext:value-type="float">
            <text:p>28531.2511</text:p>
          </table:table-cell>
          <table:table-cell table:number-columns-repeated="2"/>
          <table:table-cell office:value-type="float" office:value="31656.4535" calcext:value-type="float">
            <text:p>31656.4535</text:p>
          </table:table-cell>
          <table:table-cell table:number-columns-repeated="2"/>
          <table:table-cell office:value-type="float" office:value="31734.1857" calcext:value-type="float">
            <text:p>31734.1857</text:p>
          </table:table-cell>
          <table:table-cell table:formula="of:=[.H313]-[.E313]" office:value-type="float" office:value="77.7322000000022" calcext:value-type="float">
            <text:p>77.7322</text:p>
          </table:table-cell>
          <table:table-cell/>
          <table:table-cell office:value-type="float" office:value="38659" calcext:value-type="float">
            <text:p>386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191H00M00S" calcext:value-type="time">
            <text:p>8191:00:00</text:p>
          </table:table-cell>
          <table:table-cell office:value-type="float" office:value="27190.0467" calcext:value-type="float">
            <text:p>27190.0467</text:p>
          </table:table-cell>
          <table:table-cell table:number-columns-repeated="2"/>
          <table:table-cell office:value-type="float" office:value="28064.3386" calcext:value-type="float">
            <text:p>28064.3386</text:p>
          </table:table-cell>
          <table:table-cell table:number-columns-repeated="2"/>
          <table:table-cell office:value-type="float" office:value="28098.9944" calcext:value-type="float">
            <text:p>28098.9944</text:p>
          </table:table-cell>
          <table:table-cell table:formula="of:=[.H314]-[.E314]" office:value-type="float" office:value="34.6558000000005" calcext:value-type="float">
            <text:p>34.6558</text:p>
          </table:table-cell>
          <table:table-cell/>
          <table:table-cell office:value-type="float" office:value="33467" calcext:value-type="float">
            <text:p>334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752H00M00S" calcext:value-type="time">
            <text:p>22752:00:00</text:p>
          </table:table-cell>
          <table:table-cell office:value-type="float" office:value="21357.1698" calcext:value-type="float">
            <text:p>21357.1698</text:p>
          </table:table-cell>
          <table:table-cell table:number-columns-repeated="2"/>
          <table:table-cell office:value-type="float" office:value="22250.1923" calcext:value-type="float">
            <text:p>22250.1923</text:p>
          </table:table-cell>
          <table:table-cell table:number-columns-repeated="2"/>
          <table:table-cell office:value-type="float" office:value="22338.6348" calcext:value-type="float">
            <text:p>22338.6348</text:p>
          </table:table-cell>
          <table:table-cell table:formula="of:=[.H315]-[.E315]" office:value-type="float" office:value="88.442500000001" calcext:value-type="float">
            <text:p>88.4425</text:p>
          </table:table-cell>
          <table:table-cell/>
          <table:table-cell office:value-type="float" office:value="28758" calcext:value-type="float">
            <text:p>287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1014H00M00S" calcext:value-type="time">
            <text:p>31014:00:00</text:p>
          </table:table-cell>
          <table:table-cell office:value-type="float" office:value="23600.8995" calcext:value-type="float">
            <text:p>23600.8995</text:p>
          </table:table-cell>
          <table:table-cell table:number-columns-repeated="2"/>
          <table:table-cell office:value-type="float" office:value="24889.9621" calcext:value-type="float">
            <text:p>24889.9621</text:p>
          </table:table-cell>
          <table:table-cell table:number-columns-repeated="2"/>
          <table:table-cell office:value-type="float" office:value="24891.6393" calcext:value-type="float">
            <text:p>24891.6393</text:p>
          </table:table-cell>
          <table:table-cell table:formula="of:=[.H316]-[.E316]" office:value-type="float" office:value="1.67719999999827" calcext:value-type="float">
            <text:p>1.6772</text:p>
          </table:table-cell>
          <table:table-cell/>
          <table:table-cell office:value-type="float" office:value="32533" calcext:value-type="float">
            <text:p>32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2906H00M00S" calcext:value-type="time">
            <text:p>32906:00:00</text:p>
          </table:table-cell>
          <table:table-cell office:value-type="float" office:value="25817.9815" calcext:value-type="float">
            <text:p>25817.9815</text:p>
          </table:table-cell>
          <table:table-cell table:number-columns-repeated="2"/>
          <table:table-cell office:value-type="float" office:value="26075.3256" calcext:value-type="float">
            <text:p>26075.3256</text:p>
          </table:table-cell>
          <table:table-cell table:number-columns-repeated="2"/>
          <table:table-cell office:value-type="float" office:value="26084.0303" calcext:value-type="float">
            <text:p>26084.0303</text:p>
          </table:table-cell>
          <table:table-cell table:formula="of:=[.H317]-[.E317]" office:value-type="float" office:value="8.70469999999841" calcext:value-type="float">
            <text:p>8.7047</text:p>
          </table:table-cell>
          <table:table-cell/>
          <table:table-cell office:value-type="float" office:value="35765" calcext:value-type="float">
            <text:p>357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972H00M00S" calcext:value-type="time">
            <text:p>6972:00:00</text:p>
          </table:table-cell>
          <table:table-cell office:value-type="float" office:value="25058.1954" calcext:value-type="float">
            <text:p>25058.1954</text:p>
          </table:table-cell>
          <table:table-cell table:number-columns-repeated="2"/>
          <table:table-cell office:value-type="float" office:value="26109.2355" calcext:value-type="float">
            <text:p>26109.2355</text:p>
          </table:table-cell>
          <table:table-cell table:number-columns-repeated="2"/>
          <table:table-cell office:value-type="float" office:value="26211.0597" calcext:value-type="float">
            <text:p>26211.0597</text:p>
          </table:table-cell>
          <table:table-cell table:formula="of:=[.H318]-[.E318]" office:value-type="float" office:value="101.824200000003" calcext:value-type="float">
            <text:p>101.8242</text:p>
          </table:table-cell>
          <table:table-cell/>
          <table:table-cell office:value-type="float" office:value="32605" calcext:value-type="float">
            <text:p>326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334H00M00S" calcext:value-type="time">
            <text:p>23334:00:00</text:p>
          </table:table-cell>
          <table:table-cell office:value-type="float" office:value="25449.0176" calcext:value-type="float">
            <text:p>25449.0176</text:p>
          </table:table-cell>
          <table:table-cell table:number-columns-repeated="2"/>
          <table:table-cell office:value-type="float" office:value="26499.3932" calcext:value-type="float">
            <text:p>26499.3932</text:p>
          </table:table-cell>
          <table:table-cell table:number-columns-repeated="2"/>
          <table:table-cell office:value-type="float" office:value="26561.5663" calcext:value-type="float">
            <text:p>26561.5663</text:p>
          </table:table-cell>
          <table:table-cell table:formula="of:=[.H319]-[.E319]" office:value-type="float" office:value="62.1731" calcext:value-type="float">
            <text:p>62.1731</text:p>
          </table:table-cell>
          <table:table-cell/>
          <table:table-cell office:value-type="float" office:value="36657" calcext:value-type="float">
            <text:p>3665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439H00M00S" calcext:value-type="time">
            <text:p>47439:00:00</text:p>
          </table:table-cell>
          <table:table-cell office:value-type="float" office:value="25426.5861" calcext:value-type="float">
            <text:p>25426.5861</text:p>
          </table:table-cell>
          <table:table-cell table:number-columns-repeated="2"/>
          <table:table-cell office:value-type="float" office:value="27916.7876" calcext:value-type="float">
            <text:p>27916.7876</text:p>
          </table:table-cell>
          <table:table-cell table:number-columns-repeated="2"/>
          <table:table-cell office:value-type="float" office:value="27916.9479" calcext:value-type="float">
            <text:p>27916.9479</text:p>
          </table:table-cell>
          <table:table-cell table:formula="of:=[.H320]-[.E320]" office:value-type="float" office:value="0.160299999999552" calcext:value-type="float">
            <text:p>0.1603</text:p>
          </table:table-cell>
          <table:table-cell/>
          <table:table-cell office:value-type="float" office:value="37170" calcext:value-type="float">
            <text:p>3717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56H00M00S" calcext:value-type="time">
            <text:p>2256:00:00</text:p>
          </table:table-cell>
          <table:table-cell office:value-type="float" office:value="25676.3987" calcext:value-type="float">
            <text:p>25676.3987</text:p>
          </table:table-cell>
          <table:table-cell table:number-columns-repeated="2"/>
          <table:table-cell office:value-type="float" office:value="27231.302" calcext:value-type="float">
            <text:p>27231.302</text:p>
          </table:table-cell>
          <table:table-cell table:number-columns-repeated="2"/>
          <table:table-cell office:value-type="float" office:value="27399.4744" calcext:value-type="float">
            <text:p>27399.4744</text:p>
          </table:table-cell>
          <table:table-cell table:formula="of:=[.H321]-[.E321]" office:value-type="float" office:value="168.172399999999" calcext:value-type="float">
            <text:p>168.1724</text:p>
          </table:table-cell>
          <table:table-cell/>
          <table:table-cell office:value-type="float" office:value="37232" calcext:value-type="float">
            <text:p>372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159H00M00S" calcext:value-type="time">
            <text:p>50159:00:00</text:p>
          </table:table-cell>
          <table:table-cell office:value-type="float" office:value="23226.7042" calcext:value-type="float">
            <text:p>23226.7042</text:p>
          </table:table-cell>
          <table:table-cell table:number-columns-repeated="2"/>
          <table:table-cell office:value-type="float" office:value="26517.7967" calcext:value-type="float">
            <text:p>26517.7967</text:p>
          </table:table-cell>
          <table:table-cell table:number-columns-repeated="2"/>
          <table:table-cell office:value-type="float" office:value="26610.1682" calcext:value-type="float">
            <text:p>26610.1682</text:p>
          </table:table-cell>
          <table:table-cell table:formula="of:=[.H322]-[.E322]" office:value-type="float" office:value="92.3715000000011" calcext:value-type="float">
            <text:p>92.3715</text:p>
          </table:table-cell>
          <table:table-cell/>
          <table:table-cell office:value-type="float" office:value="42688" calcext:value-type="float">
            <text:p>426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36H00M00S" calcext:value-type="time">
            <text:p>28836:00:00</text:p>
          </table:table-cell>
          <table:table-cell office:value-type="float" office:value="25637.1896" calcext:value-type="float">
            <text:p>25637.1896</text:p>
          </table:table-cell>
          <table:table-cell table:number-columns-repeated="2"/>
          <table:table-cell office:value-type="float" office:value="26134.833" calcext:value-type="float">
            <text:p>26134.833</text:p>
          </table:table-cell>
          <table:table-cell table:number-columns-repeated="2"/>
          <table:table-cell office:value-type="float" office:value="26192.5541" calcext:value-type="float">
            <text:p>26192.5541</text:p>
          </table:table-cell>
          <table:table-cell table:formula="of:=[.H323]-[.E323]" office:value-type="float" office:value="57.7211000000025" calcext:value-type="float">
            <text:p>57.7211</text:p>
          </table:table-cell>
          <table:table-cell/>
          <table:table-cell office:value-type="float" office:value="27967" calcext:value-type="float">
            <text:p>279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5205H00M00S" calcext:value-type="time">
            <text:p>65205:00:00</text:p>
          </table:table-cell>
          <table:table-cell office:value-type="float" office:value="37762.2628" calcext:value-type="float">
            <text:p>37762.2628</text:p>
          </table:table-cell>
          <table:table-cell table:number-columns-repeated="2"/>
          <table:table-cell office:value-type="float" office:value="40266.1705" calcext:value-type="float">
            <text:p>40266.1705</text:p>
          </table:table-cell>
          <table:table-cell table:number-columns-repeated="2"/>
          <table:table-cell office:value-type="float" office:value="40440.3977" calcext:value-type="float">
            <text:p>40440.3977</text:p>
          </table:table-cell>
          <table:table-cell table:formula="of:=[.H324]-[.E324]" office:value-type="float" office:value="174.227200000001" calcext:value-type="float">
            <text:p>174.2272</text:p>
          </table:table-cell>
          <table:table-cell/>
          <table:table-cell office:value-type="float" office:value="48446" calcext:value-type="float">
            <text:p>484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3622H00M00S" calcext:value-type="time">
            <text:p>53622:00:00</text:p>
          </table:table-cell>
          <table:table-cell office:value-type="float" office:value="23369.0245" calcext:value-type="float">
            <text:p>23369.0245</text:p>
          </table:table-cell>
          <table:table-cell table:number-columns-repeated="2"/>
          <table:table-cell office:value-type="float" office:value="25152.2273" calcext:value-type="float">
            <text:p>25152.2273</text:p>
          </table:table-cell>
          <table:table-cell table:number-columns-repeated="2"/>
          <table:table-cell office:value-type="float" office:value="25156.5606" calcext:value-type="float">
            <text:p>25156.5606</text:p>
          </table:table-cell>
          <table:table-cell table:formula="of:=[.H325]-[.E325]" office:value-type="float" office:value="4.33330000000206" calcext:value-type="float">
            <text:p>4.3333</text:p>
          </table:table-cell>
          <table:table-cell/>
          <table:table-cell office:value-type="float" office:value="32421" calcext:value-type="float">
            <text:p>324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318H00M00S" calcext:value-type="time">
            <text:p>26318:00:00</text:p>
          </table:table-cell>
          <table:table-cell office:value-type="float" office:value="29583.9531" calcext:value-type="float">
            <text:p>29583.9531</text:p>
          </table:table-cell>
          <table:table-cell table:number-columns-repeated="2"/>
          <table:table-cell office:value-type="float" office:value="32853.2252" calcext:value-type="float">
            <text:p>32853.2252</text:p>
          </table:table-cell>
          <table:table-cell table:number-columns-repeated="2"/>
          <table:table-cell office:value-type="float" office:value="32929.208" calcext:value-type="float">
            <text:p>32929.208</text:p>
          </table:table-cell>
          <table:table-cell table:formula="of:=[.H326]-[.E326]" office:value-type="float" office:value="75.982799999998" calcext:value-type="float">
            <text:p>75.9828</text:p>
          </table:table-cell>
          <table:table-cell/>
          <table:table-cell office:value-type="float" office:value="47379" calcext:value-type="float">
            <text:p>4737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117H00M00S" calcext:value-type="time">
            <text:p>42117:00:00</text:p>
          </table:table-cell>
          <table:table-cell office:value-type="float" office:value="43437.5348" calcext:value-type="float">
            <text:p>43437.5348</text:p>
          </table:table-cell>
          <table:table-cell table:number-columns-repeated="2"/>
          <table:table-cell office:value-type="float" office:value="43681.2924" calcext:value-type="float">
            <text:p>43681.2924</text:p>
          </table:table-cell>
          <table:table-cell table:number-columns-repeated="2"/>
          <table:table-cell office:value-type="float" office:value="43705.0817" calcext:value-type="float">
            <text:p>43705.0817</text:p>
          </table:table-cell>
          <table:table-cell table:formula="of:=[.H327]-[.E327]" office:value-type="float" office:value="23.789300000004" calcext:value-type="float">
            <text:p>23.7893</text:p>
          </table:table-cell>
          <table:table-cell/>
          <table:table-cell office:value-type="float" office:value="53104" calcext:value-type="float">
            <text:p>531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848H00M00S" calcext:value-type="time">
            <text:p>43848:00:00</text:p>
          </table:table-cell>
          <table:table-cell office:value-type="float" office:value="17867.4245" calcext:value-type="float">
            <text:p>17867.4245</text:p>
          </table:table-cell>
          <table:table-cell table:number-columns-repeated="2"/>
          <table:table-cell office:value-type="float" office:value="19202.8979" calcext:value-type="float">
            <text:p>19202.8979</text:p>
          </table:table-cell>
          <table:table-cell table:number-columns-repeated="2"/>
          <table:table-cell office:value-type="float" office:value="19232.0208" calcext:value-type="float">
            <text:p>19232.0208</text:p>
          </table:table-cell>
          <table:table-cell table:formula="of:=[.H328]-[.E328]" office:value-type="float" office:value="29.1228999999985" calcext:value-type="float">
            <text:p>29.1229</text:p>
          </table:table-cell>
          <table:table-cell/>
          <table:table-cell office:value-type="float" office:value="26855" calcext:value-type="float">
            <text:p>2685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562H00M00S" calcext:value-type="time">
            <text:p>25562:00:00</text:p>
          </table:table-cell>
          <table:table-cell office:value-type="float" office:value="24976.7014" calcext:value-type="float">
            <text:p>24976.7014</text:p>
          </table:table-cell>
          <table:table-cell table:number-columns-repeated="2"/>
          <table:table-cell office:value-type="float" office:value="25548.0738" calcext:value-type="float">
            <text:p>25548.0738</text:p>
          </table:table-cell>
          <table:table-cell table:number-columns-repeated="2"/>
          <table:table-cell office:value-type="float" office:value="25582.5091" calcext:value-type="float">
            <text:p>25582.5091</text:p>
          </table:table-cell>
          <table:table-cell table:formula="of:=[.H329]-[.E329]" office:value-type="float" office:value="34.435300000001" calcext:value-type="float">
            <text:p>34.4353</text:p>
          </table:table-cell>
          <table:table-cell/>
          <table:table-cell office:value-type="float" office:value="30295" calcext:value-type="float">
            <text:p>302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16H00M00S" calcext:value-type="time">
            <text:p>1116:00:00</text:p>
          </table:table-cell>
          <table:table-cell office:value-type="float" office:value="27670.5403" calcext:value-type="float">
            <text:p>27670.5403</text:p>
          </table:table-cell>
          <table:table-cell table:number-columns-repeated="2"/>
          <table:table-cell office:value-type="float" office:value="28594.5456" calcext:value-type="float">
            <text:p>28594.5456</text:p>
          </table:table-cell>
          <table:table-cell table:number-columns-repeated="2"/>
          <table:table-cell office:value-type="float" office:value="28790.6065" calcext:value-type="float">
            <text:p>28790.6065</text:p>
          </table:table-cell>
          <table:table-cell table:formula="of:=[.H330]-[.E330]" office:value-type="float" office:value="196.0609" calcext:value-type="float">
            <text:p>196.0609</text:p>
          </table:table-cell>
          <table:table-cell/>
          <table:table-cell office:value-type="float" office:value="35833" calcext:value-type="float">
            <text:p>358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700H00M00S" calcext:value-type="time">
            <text:p>15700:00:00</text:p>
          </table:table-cell>
          <table:table-cell office:value-type="float" office:value="48631.0963" calcext:value-type="float">
            <text:p>48631.0963</text:p>
          </table:table-cell>
          <table:table-cell table:number-columns-repeated="2"/>
          <table:table-cell office:value-type="float" office:value="49863.0312" calcext:value-type="float">
            <text:p>49863.0312</text:p>
          </table:table-cell>
          <table:table-cell table:number-columns-repeated="2"/>
          <table:table-cell office:value-type="float" office:value="49977.0274" calcext:value-type="float">
            <text:p>49977.0274</text:p>
          </table:table-cell>
          <table:table-cell table:formula="of:=[.H331]-[.E331]" office:value-type="float" office:value="113.996200000001" calcext:value-type="float">
            <text:p>113.9962</text:p>
          </table:table-cell>
          <table:table-cell/>
          <table:table-cell office:value-type="float" office:value="52635" calcext:value-type="float">
            <text:p>5263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512H00M00S" calcext:value-type="time">
            <text:p>7512:00:00</text:p>
          </table:table-cell>
          <table:table-cell office:value-type="float" office:value="20886.5806" calcext:value-type="float">
            <text:p>20886.5806</text:p>
          </table:table-cell>
          <table:table-cell table:number-columns-repeated="2"/>
          <table:table-cell office:value-type="float" office:value="21135.5917" calcext:value-type="float">
            <text:p>21135.5917</text:p>
          </table:table-cell>
          <table:table-cell table:number-columns-repeated="2"/>
          <table:table-cell office:value-type="float" office:value="21135.5917" calcext:value-type="float">
            <text:p>21135.5917</text:p>
          </table:table-cell>
          <table:table-cell table:formula="of:=[.H332]-[.E332]" office:value-type="float" office:value="0" calcext:value-type="float">
            <text:p>0</text:p>
          </table:table-cell>
          <table:table-cell/>
          <table:table-cell office:value-type="float" office:value="22875" calcext:value-type="float">
            <text:p>228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028H00M00S" calcext:value-type="time">
            <text:p>7028:00:00</text:p>
          </table:table-cell>
          <table:table-cell office:value-type="float" office:value="23553.92" calcext:value-type="float">
            <text:p>23553.92</text:p>
          </table:table-cell>
          <table:table-cell table:number-columns-repeated="2"/>
          <table:table-cell office:value-type="float" office:value="24961.2103" calcext:value-type="float">
            <text:p>24961.2103</text:p>
          </table:table-cell>
          <table:table-cell table:number-columns-repeated="2"/>
          <table:table-cell office:value-type="float" office:value="25022.0553" calcext:value-type="float">
            <text:p>25022.0553</text:p>
          </table:table-cell>
          <table:table-cell table:formula="of:=[.H333]-[.E333]" office:value-type="float" office:value="60.8450000000012" calcext:value-type="float">
            <text:p>60.845</text:p>
          </table:table-cell>
          <table:table-cell/>
          <table:table-cell office:value-type="float" office:value="35501" calcext:value-type="float">
            <text:p>355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013H00M00S" calcext:value-type="time">
            <text:p>5013:00:00</text:p>
          </table:table-cell>
          <table:table-cell office:value-type="float" office:value="23104.8778" calcext:value-type="float">
            <text:p>23104.8778</text:p>
          </table:table-cell>
          <table:table-cell table:number-columns-repeated="2"/>
          <table:table-cell office:value-type="float" office:value="27875.8467" calcext:value-type="float">
            <text:p>27875.8467</text:p>
          </table:table-cell>
          <table:table-cell table:number-columns-repeated="2"/>
          <table:table-cell office:value-type="float" office:value="28013.5414" calcext:value-type="float">
            <text:p>28013.5414</text:p>
          </table:table-cell>
          <table:table-cell table:formula="of:=[.H334]-[.E334]" office:value-type="float" office:value="137.6947" calcext:value-type="float">
            <text:p>137.6947</text:p>
          </table:table-cell>
          <table:table-cell/>
          <table:table-cell office:value-type="float" office:value="37211" calcext:value-type="float">
            <text:p>3721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763H00M00S" calcext:value-type="time">
            <text:p>56763:00:00</text:p>
          </table:table-cell>
          <table:table-cell office:value-type="float" office:value="24841.0118" calcext:value-type="float">
            <text:p>24841.0118</text:p>
          </table:table-cell>
          <table:table-cell table:number-columns-repeated="2"/>
          <table:table-cell office:value-type="float" office:value="27484.4627" calcext:value-type="float">
            <text:p>27484.4627</text:p>
          </table:table-cell>
          <table:table-cell table:number-columns-repeated="2"/>
          <table:table-cell office:value-type="float" office:value="27518.7444" calcext:value-type="float">
            <text:p>27518.7444</text:p>
          </table:table-cell>
          <table:table-cell table:formula="of:=[.H335]-[.E335]" office:value-type="float" office:value="34.2816999999995" calcext:value-type="float">
            <text:p>34.2817</text:p>
          </table:table-cell>
          <table:table-cell/>
          <table:table-cell office:value-type="float" office:value="37926" calcext:value-type="float">
            <text:p>3792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129H00M00S" calcext:value-type="time">
            <text:p>58129:00:00</text:p>
          </table:table-cell>
          <table:table-cell office:value-type="float" office:value="32369.6872" calcext:value-type="float">
            <text:p>32369.6872</text:p>
          </table:table-cell>
          <table:table-cell table:number-columns-repeated="2"/>
          <table:table-cell office:value-type="float" office:value="34175.9722" calcext:value-type="float">
            <text:p>34175.9722</text:p>
          </table:table-cell>
          <table:table-cell table:number-columns-repeated="2"/>
          <table:table-cell office:value-type="float" office:value="34207.7083" calcext:value-type="float">
            <text:p>34207.7083</text:p>
          </table:table-cell>
          <table:table-cell table:formula="of:=[.H336]-[.E336]" office:value-type="float" office:value="31.7361000000019" calcext:value-type="float">
            <text:p>31.7361</text:p>
          </table:table-cell>
          <table:table-cell/>
          <table:table-cell office:value-type="float" office:value="43172" calcext:value-type="float">
            <text:p>431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617H00M00S" calcext:value-type="time">
            <text:p>18617:00:00</text:p>
          </table:table-cell>
          <table:table-cell office:value-type="float" office:value="30099.6197" calcext:value-type="float">
            <text:p>30099.6197</text:p>
          </table:table-cell>
          <table:table-cell table:number-columns-repeated="2"/>
          <table:table-cell office:value-type="float" office:value="31468.8056" calcext:value-type="float">
            <text:p>31468.8056</text:p>
          </table:table-cell>
          <table:table-cell table:number-columns-repeated="2"/>
          <table:table-cell office:value-type="float" office:value="31602.5021" calcext:value-type="float">
            <text:p>31602.5021</text:p>
          </table:table-cell>
          <table:table-cell table:formula="of:=[.H337]-[.E337]" office:value-type="float" office:value="133.696500000002" calcext:value-type="float">
            <text:p>133.6965</text:p>
          </table:table-cell>
          <table:table-cell/>
          <table:table-cell office:value-type="float" office:value="38482" calcext:value-type="float">
            <text:p>384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626H00M00S" calcext:value-type="time">
            <text:p>6626:00:00</text:p>
          </table:table-cell>
          <table:table-cell office:value-type="float" office:value="27543.6795" calcext:value-type="float">
            <text:p>27543.6795</text:p>
          </table:table-cell>
          <table:table-cell table:number-columns-repeated="2"/>
          <table:table-cell office:value-type="float" office:value="28223.4978" calcext:value-type="float">
            <text:p>28223.4978</text:p>
          </table:table-cell>
          <table:table-cell table:number-columns-repeated="2"/>
          <table:table-cell office:value-type="float" office:value="28227.8124" calcext:value-type="float">
            <text:p>28227.8124</text:p>
          </table:table-cell>
          <table:table-cell table:formula="of:=[.H338]-[.E338]" office:value-type="float" office:value="4.31459999999788" calcext:value-type="float">
            <text:p>4.3146</text:p>
          </table:table-cell>
          <table:table-cell/>
          <table:table-cell office:value-type="float" office:value="42122" calcext:value-type="float">
            <text:p>4212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731H00M00S" calcext:value-type="time">
            <text:p>58731:00:00</text:p>
          </table:table-cell>
          <table:table-cell office:value-type="float" office:value="28207.5771" calcext:value-type="float">
            <text:p>28207.5771</text:p>
          </table:table-cell>
          <table:table-cell table:number-columns-repeated="2"/>
          <table:table-cell office:value-type="float" office:value="29797.9229" calcext:value-type="float">
            <text:p>29797.9229</text:p>
          </table:table-cell>
          <table:table-cell table:number-columns-repeated="2"/>
          <table:table-cell office:value-type="float" office:value="29972.8392" calcext:value-type="float">
            <text:p>29972.8392</text:p>
          </table:table-cell>
          <table:table-cell table:formula="of:=[.H339]-[.E339]" office:value-type="float" office:value="174.916299999997" calcext:value-type="float">
            <text:p>174.9163</text:p>
          </table:table-cell>
          <table:table-cell/>
          <table:table-cell office:value-type="float" office:value="34818" calcext:value-type="float">
            <text:p>3481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938H00M00S" calcext:value-type="time">
            <text:p>36938:00:00</text:p>
          </table:table-cell>
          <table:table-cell office:value-type="float" office:value="26333.729" calcext:value-type="float">
            <text:p>26333.729</text:p>
          </table:table-cell>
          <table:table-cell table:number-columns-repeated="2"/>
          <table:table-cell office:value-type="float" office:value="26502.3448" calcext:value-type="float">
            <text:p>26502.3448</text:p>
          </table:table-cell>
          <table:table-cell table:number-columns-repeated="2"/>
          <table:table-cell office:value-type="float" office:value="26606.0117" calcext:value-type="float">
            <text:p>26606.0117</text:p>
          </table:table-cell>
          <table:table-cell table:formula="of:=[.H340]-[.E340]" office:value-type="float" office:value="103.6669" calcext:value-type="float">
            <text:p>103.6669</text:p>
          </table:table-cell>
          <table:table-cell/>
          <table:table-cell office:value-type="float" office:value="35793" calcext:value-type="float">
            <text:p>3579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945H00M00S" calcext:value-type="time">
            <text:p>5945:00:00</text:p>
          </table:table-cell>
          <table:table-cell office:value-type="float" office:value="29314.6536" calcext:value-type="float">
            <text:p>29314.6536</text:p>
          </table:table-cell>
          <table:table-cell table:number-columns-repeated="2"/>
          <table:table-cell office:value-type="float" office:value="29697.77" calcext:value-type="float">
            <text:p>29697.77</text:p>
          </table:table-cell>
          <table:table-cell table:number-columns-repeated="2"/>
          <table:table-cell office:value-type="float" office:value="29734.334" calcext:value-type="float">
            <text:p>29734.334</text:p>
          </table:table-cell>
          <table:table-cell table:formula="of:=[.H341]-[.E341]" office:value-type="float" office:value="36.5639999999985" calcext:value-type="float">
            <text:p>36.564</text:p>
          </table:table-cell>
          <table:table-cell/>
          <table:table-cell office:value-type="float" office:value="39987" calcext:value-type="float">
            <text:p>3998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345H00M00S" calcext:value-type="time">
            <text:p>56345:00:00</text:p>
          </table:table-cell>
          <table:table-cell office:value-type="float" office:value="41015.4652" calcext:value-type="float">
            <text:p>41015.4652</text:p>
          </table:table-cell>
          <table:table-cell table:number-columns-repeated="2"/>
          <table:table-cell office:value-type="float" office:value="41385.6776" calcext:value-type="float">
            <text:p>41385.6776</text:p>
          </table:table-cell>
          <table:table-cell table:number-columns-repeated="2"/>
          <table:table-cell office:value-type="float" office:value="41553.575" calcext:value-type="float">
            <text:p>41553.575</text:p>
          </table:table-cell>
          <table:table-cell table:formula="of:=[.H342]-[.E342]" office:value-type="float" office:value="167.897399999994" calcext:value-type="float">
            <text:p>167.8974</text:p>
          </table:table-cell>
          <table:table-cell/>
          <table:table-cell office:value-type="float" office:value="51330" calcext:value-type="float">
            <text:p>5133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131H00M00S" calcext:value-type="time">
            <text:p>46131:00:00</text:p>
          </table:table-cell>
          <table:table-cell office:value-type="float" office:value="39126.0942" calcext:value-type="float">
            <text:p>39126.0942</text:p>
          </table:table-cell>
          <table:table-cell table:number-columns-repeated="2"/>
          <table:table-cell office:value-type="float" office:value="41415.2396" calcext:value-type="float">
            <text:p>41415.2396</text:p>
          </table:table-cell>
          <table:table-cell table:number-columns-repeated="2"/>
          <table:table-cell office:value-type="float" office:value="41640.9956" calcext:value-type="float">
            <text:p>41640.9956</text:p>
          </table:table-cell>
          <table:table-cell table:formula="of:=[.H343]-[.E343]" office:value-type="float" office:value="225.756000000001" calcext:value-type="float">
            <text:p>225.756</text:p>
          </table:table-cell>
          <table:table-cell/>
          <table:table-cell office:value-type="float" office:value="48804" calcext:value-type="float">
            <text:p>488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243H00M00S" calcext:value-type="time">
            <text:p>33243:00:00</text:p>
          </table:table-cell>
          <table:table-cell office:value-type="float" office:value="32382.3887" calcext:value-type="float">
            <text:p>32382.3887</text:p>
          </table:table-cell>
          <table:table-cell table:number-columns-repeated="2"/>
          <table:table-cell office:value-type="float" office:value="34357.3185" calcext:value-type="float">
            <text:p>34357.3185</text:p>
          </table:table-cell>
          <table:table-cell table:number-columns-repeated="2"/>
          <table:table-cell office:value-type="float" office:value="34367.1534" calcext:value-type="float">
            <text:p>34367.1534</text:p>
          </table:table-cell>
          <table:table-cell table:formula="of:=[.H344]-[.E344]" office:value-type="float" office:value="9.83490000000165" calcext:value-type="float">
            <text:p>9.8349</text:p>
          </table:table-cell>
          <table:table-cell/>
          <table:table-cell office:value-type="float" office:value="43768" calcext:value-type="float">
            <text:p>437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8686H00M00S" calcext:value-type="time">
            <text:p>48686:00:00</text:p>
          </table:table-cell>
          <table:table-cell office:value-type="float" office:value="23026.5134" calcext:value-type="float">
            <text:p>23026.5134</text:p>
          </table:table-cell>
          <table:table-cell table:number-columns-repeated="2"/>
          <table:table-cell office:value-type="float" office:value="23348.875" calcext:value-type="float">
            <text:p>23348.875</text:p>
          </table:table-cell>
          <table:table-cell table:number-columns-repeated="2"/>
          <table:table-cell office:value-type="float" office:value="23349.806" calcext:value-type="float">
            <text:p>23349.806</text:p>
          </table:table-cell>
          <table:table-cell table:formula="of:=[.H345]-[.E345]" office:value-type="float" office:value="0.931000000000495" calcext:value-type="float">
            <text:p>0.931</text:p>
          </table:table-cell>
          <table:table-cell/>
          <table:table-cell office:value-type="float" office:value="28037" calcext:value-type="float">
            <text:p>280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273H00M00S" calcext:value-type="time">
            <text:p>8273:00:00</text:p>
          </table:table-cell>
          <table:table-cell office:value-type="float" office:value="28606.7833" calcext:value-type="float">
            <text:p>28606.7833</text:p>
          </table:table-cell>
          <table:table-cell table:number-columns-repeated="2"/>
          <table:table-cell office:value-type="float" office:value="29476.4878" calcext:value-type="float">
            <text:p>29476.4878</text:p>
          </table:table-cell>
          <table:table-cell table:number-columns-repeated="2"/>
          <table:table-cell office:value-type="float" office:value="29537.1304" calcext:value-type="float">
            <text:p>29537.1304</text:p>
          </table:table-cell>
          <table:table-cell table:formula="of:=[.H346]-[.E346]" office:value-type="float" office:value="60.6425999999992" calcext:value-type="float">
            <text:p>60.6426</text:p>
          </table:table-cell>
          <table:table-cell/>
          <table:table-cell office:value-type="float" office:value="31258" calcext:value-type="float">
            <text:p>312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135H00M00S" calcext:value-type="time">
            <text:p>12135:00:00</text:p>
          </table:table-cell>
          <table:table-cell office:value-type="float" office:value="32410.2589" calcext:value-type="float">
            <text:p>32410.2589</text:p>
          </table:table-cell>
          <table:table-cell table:number-columns-repeated="2"/>
          <table:table-cell office:value-type="float" office:value="33363.2589" calcext:value-type="float">
            <text:p>33363.2589</text:p>
          </table:table-cell>
          <table:table-cell table:number-columns-repeated="2"/>
          <table:table-cell office:value-type="float" office:value="33377.2321" calcext:value-type="float">
            <text:p>33377.2321</text:p>
          </table:table-cell>
          <table:table-cell table:formula="of:=[.H347]-[.E347]" office:value-type="float" office:value="13.9732000000004" calcext:value-type="float">
            <text:p>13.9732</text:p>
          </table:table-cell>
          <table:table-cell/>
          <table:table-cell office:value-type="float" office:value="43004" calcext:value-type="float">
            <text:p>430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906H00M00S" calcext:value-type="time">
            <text:p>61906:00:00</text:p>
          </table:table-cell>
          <table:table-cell office:value-type="float" office:value="24341.5" calcext:value-type="float">
            <text:p>24341.5</text:p>
          </table:table-cell>
          <table:table-cell table:number-columns-repeated="2"/>
          <table:table-cell office:value-type="float" office:value="24560.7217" calcext:value-type="float">
            <text:p>24560.7217</text:p>
          </table:table-cell>
          <table:table-cell table:number-columns-repeated="2"/>
          <table:table-cell office:value-type="float" office:value="24562.3036" calcext:value-type="float">
            <text:p>24562.3036</text:p>
          </table:table-cell>
          <table:table-cell table:formula="of:=[.H348]-[.E348]" office:value-type="float" office:value="1.58190000000104" calcext:value-type="float">
            <text:p>1.5819</text:p>
          </table:table-cell>
          <table:table-cell/>
          <table:table-cell office:value-type="float" office:value="30533" calcext:value-type="float">
            <text:p>30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043H00M00S" calcext:value-type="time">
            <text:p>37043:00:00</text:p>
          </table:table-cell>
          <table:table-cell office:value-type="float" office:value="28989.7686" calcext:value-type="float">
            <text:p>28989.7686</text:p>
          </table:table-cell>
          <table:table-cell table:number-columns-repeated="2"/>
          <table:table-cell office:value-type="float" office:value="29777.0786" calcext:value-type="float">
            <text:p>29777.0786</text:p>
          </table:table-cell>
          <table:table-cell table:number-columns-repeated="2"/>
          <table:table-cell office:value-type="float" office:value="29823.3692" calcext:value-type="float">
            <text:p>29823.3692</text:p>
          </table:table-cell>
          <table:table-cell table:formula="of:=[.H349]-[.E349]" office:value-type="float" office:value="46.2906000000003" calcext:value-type="float">
            <text:p>46.2906</text:p>
          </table:table-cell>
          <table:table-cell/>
          <table:table-cell office:value-type="float" office:value="35612" calcext:value-type="float">
            <text:p>356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310H00M00S" calcext:value-type="time">
            <text:p>7310:00:00</text:p>
          </table:table-cell>
          <table:table-cell office:value-type="float" office:value="21095.082" calcext:value-type="float">
            <text:p>21095.082</text:p>
          </table:table-cell>
          <table:table-cell table:number-columns-repeated="2"/>
          <table:table-cell office:value-type="float" office:value="23430.7103" calcext:value-type="float">
            <text:p>23430.7103</text:p>
          </table:table-cell>
          <table:table-cell table:number-columns-repeated="2"/>
          <table:table-cell office:value-type="float" office:value="23478.0061" calcext:value-type="float">
            <text:p>23478.0061</text:p>
          </table:table-cell>
          <table:table-cell table:formula="of:=[.H350]-[.E350]" office:value-type="float" office:value="47.2957999999999" calcext:value-type="float">
            <text:p>47.2958</text:p>
          </table:table-cell>
          <table:table-cell/>
          <table:table-cell office:value-type="float" office:value="28965" calcext:value-type="float">
            <text:p>289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172H00M00S" calcext:value-type="time">
            <text:p>17172:00:00</text:p>
          </table:table-cell>
          <table:table-cell office:value-type="float" office:value="39255.1369" calcext:value-type="float">
            <text:p>39255.1369</text:p>
          </table:table-cell>
          <table:table-cell table:number-columns-repeated="2"/>
          <table:table-cell office:value-type="float" office:value="40236.6412" calcext:value-type="float">
            <text:p>40236.6412</text:p>
          </table:table-cell>
          <table:table-cell table:number-columns-repeated="2"/>
          <table:table-cell office:value-type="float" office:value="40700.0183" calcext:value-type="float">
            <text:p>40700.0183</text:p>
          </table:table-cell>
          <table:table-cell table:formula="of:=[.H351]-[.E351]" office:value-type="float" office:value="463.377100000005" calcext:value-type="float">
            <text:p>463.3771</text:p>
          </table:table-cell>
          <table:table-cell/>
          <table:table-cell office:value-type="float" office:value="50164" calcext:value-type="float">
            <text:p>5016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340H00M00S" calcext:value-type="time">
            <text:p>40340:00:00</text:p>
          </table:table-cell>
          <table:table-cell office:value-type="float" office:value="19558.685" calcext:value-type="float">
            <text:p>19558.685</text:p>
          </table:table-cell>
          <table:table-cell table:number-columns-repeated="2"/>
          <table:table-cell office:value-type="float" office:value="21240.3812" calcext:value-type="float">
            <text:p>21240.3812</text:p>
          </table:table-cell>
          <table:table-cell table:number-columns-repeated="2"/>
          <table:table-cell office:value-type="float" office:value="21240.3812" calcext:value-type="float">
            <text:p>21240.3812</text:p>
          </table:table-cell>
          <table:table-cell table:formula="of:=[.H352]-[.E352]" office:value-type="float" office:value="0" calcext:value-type="float">
            <text:p>0</text:p>
          </table:table-cell>
          <table:table-cell/>
          <table:table-cell office:value-type="float" office:value="26568" calcext:value-type="float">
            <text:p>2656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953H00M00S" calcext:value-type="time">
            <text:p>28953:00:00</text:p>
          </table:table-cell>
          <table:table-cell office:value-type="float" office:value="18892.392" calcext:value-type="float">
            <text:p>18892.392</text:p>
          </table:table-cell>
          <table:table-cell table:number-columns-repeated="2"/>
          <table:table-cell office:value-type="float" office:value="19830.104" calcext:value-type="float">
            <text:p>19830.104</text:p>
          </table:table-cell>
          <table:table-cell table:number-columns-repeated="2"/>
          <table:table-cell office:value-type="float" office:value="19914.1059" calcext:value-type="float">
            <text:p>19914.1059</text:p>
          </table:table-cell>
          <table:table-cell table:formula="of:=[.H353]-[.E353]" office:value-type="float" office:value="84.0018999999993" calcext:value-type="float">
            <text:p>84.0019</text:p>
          </table:table-cell>
          <table:table-cell/>
          <table:table-cell office:value-type="float" office:value="27447" calcext:value-type="float">
            <text:p>274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839H00M00S" calcext:value-type="time">
            <text:p>25839:00:00</text:p>
          </table:table-cell>
          <table:table-cell office:value-type="float" office:value="16351.7468" calcext:value-type="float">
            <text:p>16351.7468</text:p>
          </table:table-cell>
          <table:table-cell table:number-columns-repeated="2"/>
          <table:table-cell office:value-type="float" office:value="17655.1293" calcext:value-type="float">
            <text:p>17655.1293</text:p>
          </table:table-cell>
          <table:table-cell table:number-columns-repeated="2"/>
          <table:table-cell office:value-type="float" office:value="17655.1293" calcext:value-type="float">
            <text:p>17655.1293</text:p>
          </table:table-cell>
          <table:table-cell table:formula="of:=[.H354]-[.E354]" office:value-type="float" office:value="0" calcext:value-type="float">
            <text:p>0</text:p>
          </table:table-cell>
          <table:table-cell/>
          <table:table-cell office:value-type="float" office:value="20699" calcext:value-type="float">
            <text:p>206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938H00M00S" calcext:value-type="time">
            <text:p>26938:00:00</text:p>
          </table:table-cell>
          <table:table-cell office:value-type="float" office:value="19160.4" calcext:value-type="float">
            <text:p>19160.4</text:p>
          </table:table-cell>
          <table:table-cell table:number-columns-repeated="2"/>
          <table:table-cell office:value-type="float" office:value="19205.85" calcext:value-type="float">
            <text:p>19205.85</text:p>
          </table:table-cell>
          <table:table-cell table:number-columns-repeated="2"/>
          <table:table-cell office:value-type="float" office:value="19205.85" calcext:value-type="float">
            <text:p>19205.85</text:p>
          </table:table-cell>
          <table:table-cell table:formula="of:=[.H355]-[.E355]" office:value-type="float" office:value="0" calcext:value-type="float">
            <text:p>0</text:p>
          </table:table-cell>
          <table:table-cell/>
          <table:table-cell office:value-type="float" office:value="21777" calcext:value-type="float">
            <text:p>2177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0761H00M00S" calcext:value-type="time">
            <text:p>40761:00:00</text:p>
          </table:table-cell>
          <table:table-cell office:value-type="float" office:value="23321.3956" calcext:value-type="float">
            <text:p>23321.3956</text:p>
          </table:table-cell>
          <table:table-cell table:number-columns-repeated="2"/>
          <table:table-cell office:value-type="float" office:value="24591.5568" calcext:value-type="float">
            <text:p>24591.5568</text:p>
          </table:table-cell>
          <table:table-cell table:number-columns-repeated="2"/>
          <table:table-cell office:value-type="float" office:value="24599.2982" calcext:value-type="float">
            <text:p>24599.2982</text:p>
          </table:table-cell>
          <table:table-cell table:formula="of:=[.H356]-[.E356]" office:value-type="float" office:value="7.74140000000261" calcext:value-type="float">
            <text:p>7.7414</text:p>
          </table:table-cell>
          <table:table-cell/>
          <table:table-cell office:value-type="float" office:value="35525" calcext:value-type="float">
            <text:p>355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406H00M00S" calcext:value-type="time">
            <text:p>25406:00:00</text:p>
          </table:table-cell>
          <table:table-cell office:value-type="float" office:value="43790.6571" calcext:value-type="float">
            <text:p>43790.6571</text:p>
          </table:table-cell>
          <table:table-cell table:number-columns-repeated="2"/>
          <table:table-cell office:value-type="float" office:value="44591.6736" calcext:value-type="float">
            <text:p>44591.6736</text:p>
          </table:table-cell>
          <table:table-cell table:number-columns-repeated="2"/>
          <table:table-cell office:value-type="float" office:value="44700.5094" calcext:value-type="float">
            <text:p>44700.5094</text:p>
          </table:table-cell>
          <table:table-cell table:formula="of:=[.H357]-[.E357]" office:value-type="float" office:value="108.835800000001" calcext:value-type="float">
            <text:p>108.8358</text:p>
          </table:table-cell>
          <table:table-cell/>
          <table:table-cell office:value-type="float" office:value="50081" calcext:value-type="float">
            <text:p>500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776H00M00S" calcext:value-type="time">
            <text:p>18776:00:00</text:p>
          </table:table-cell>
          <table:table-cell office:value-type="float" office:value="27537.032" calcext:value-type="float">
            <text:p>27537.032</text:p>
          </table:table-cell>
          <table:table-cell table:number-columns-repeated="2"/>
          <table:table-cell office:value-type="float" office:value="28510.2517" calcext:value-type="float">
            <text:p>28510.2517</text:p>
          </table:table-cell>
          <table:table-cell table:number-columns-repeated="2"/>
          <table:table-cell office:value-type="float" office:value="28626.2857" calcext:value-type="float">
            <text:p>28626.2857</text:p>
          </table:table-cell>
          <table:table-cell table:formula="of:=[.H358]-[.E358]" office:value-type="float" office:value="116.034" calcext:value-type="float">
            <text:p>116.034</text:p>
          </table:table-cell>
          <table:table-cell/>
          <table:table-cell office:value-type="float" office:value="35972" calcext:value-type="float">
            <text:p>3597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76H00M00S" calcext:value-type="time">
            <text:p>4976:00:00</text:p>
          </table:table-cell>
          <table:table-cell office:value-type="float" office:value="32002.4449" calcext:value-type="float">
            <text:p>32002.4449</text:p>
          </table:table-cell>
          <table:table-cell table:number-columns-repeated="2"/>
          <table:table-cell office:value-type="float" office:value="32980.799" calcext:value-type="float">
            <text:p>32980.799</text:p>
          </table:table-cell>
          <table:table-cell table:number-columns-repeated="2"/>
          <table:table-cell office:value-type="float" office:value="33011.8235" calcext:value-type="float">
            <text:p>33011.8235</text:p>
          </table:table-cell>
          <table:table-cell table:formula="of:=[.H359]-[.E359]" office:value-type="float" office:value="31.0244999999995" calcext:value-type="float">
            <text:p>31.0245</text:p>
          </table:table-cell>
          <table:table-cell/>
          <table:table-cell office:value-type="float" office:value="39280" calcext:value-type="float">
            <text:p>392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646H00M00S" calcext:value-type="time">
            <text:p>26646:00:00</text:p>
          </table:table-cell>
          <table:table-cell office:value-type="float" office:value="23965.7338" calcext:value-type="float">
            <text:p>23965.7338</text:p>
          </table:table-cell>
          <table:table-cell table:number-columns-repeated="2"/>
          <table:table-cell office:value-type="float" office:value="25376.8893" calcext:value-type="float">
            <text:p>25376.8893</text:p>
          </table:table-cell>
          <table:table-cell table:number-columns-repeated="2"/>
          <table:table-cell office:value-type="float" office:value="25458.3725" calcext:value-type="float">
            <text:p>25458.3725</text:p>
          </table:table-cell>
          <table:table-cell table:formula="of:=[.H360]-[.E360]" office:value-type="float" office:value="81.4832000000024" calcext:value-type="float">
            <text:p>81.4832</text:p>
          </table:table-cell>
          <table:table-cell/>
          <table:table-cell office:value-type="float" office:value="33791" calcext:value-type="float">
            <text:p>337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646H00M00S" calcext:value-type="time">
            <text:p>22646:00:00</text:p>
          </table:table-cell>
          <table:table-cell office:value-type="float" office:value="22216.3771" calcext:value-type="float">
            <text:p>22216.3771</text:p>
          </table:table-cell>
          <table:table-cell table:number-columns-repeated="2"/>
          <table:table-cell office:value-type="float" office:value="23352.7134" calcext:value-type="float">
            <text:p>23352.7134</text:p>
          </table:table-cell>
          <table:table-cell table:number-columns-repeated="2"/>
          <table:table-cell office:value-type="float" office:value="23400.2583" calcext:value-type="float">
            <text:p>23400.2583</text:p>
          </table:table-cell>
          <table:table-cell table:formula="of:=[.H361]-[.E361]" office:value-type="float" office:value="47.5449000000008" calcext:value-type="float">
            <text:p>47.5449</text:p>
          </table:table-cell>
          <table:table-cell/>
          <table:table-cell office:value-type="float" office:value="28188" calcext:value-type="float">
            <text:p>2818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255H00M00S" calcext:value-type="time">
            <text:p>9255:00:00</text:p>
          </table:table-cell>
          <table:table-cell office:value-type="float" office:value="40207.5402" calcext:value-type="float">
            <text:p>40207.5402</text:p>
          </table:table-cell>
          <table:table-cell table:number-columns-repeated="2"/>
          <table:table-cell office:value-type="float" office:value="40321.5708" calcext:value-type="float">
            <text:p>40321.5708</text:p>
          </table:table-cell>
          <table:table-cell table:number-columns-repeated="2"/>
          <table:table-cell office:value-type="float" office:value="40360.1113" calcext:value-type="float">
            <text:p>40360.1113</text:p>
          </table:table-cell>
          <table:table-cell table:formula="of:=[.H362]-[.E362]" office:value-type="float" office:value="38.5404999999955" calcext:value-type="float">
            <text:p>38.5405</text:p>
          </table:table-cell>
          <table:table-cell/>
          <table:table-cell office:value-type="float" office:value="47843" calcext:value-type="float">
            <text:p>47843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313:.B362])" office:value-type="float" office:value="27875.574198" calcext:value-type="float">
            <text:p>27875.574198</text:p>
          </table:table-cell>
          <table:table-cell table:style-name="ce6" table:number-columns-repeated="2"/>
          <table:table-cell table:style-name="ce6" table:formula="of:=AVERAGE([.E313:.E362])" office:value-type="float" office:value="29176.78874" calcext:value-type="float">
            <text:p>29176.78874</text:p>
          </table:table-cell>
          <table:table-cell table:style-name="ce6" table:number-columns-repeated="2"/>
          <table:table-cell table:style-name="ce6" table:formula="of:=AVERAGE([.H313:.H362])" office:value-type="float" office:value="29249.110448" calcext:value-type="float">
            <text:p>29249.110448</text:p>
          </table:table-cell>
          <table:table-cell table:formula="of:=[.H363]-[.E363]" office:value-type="float" office:value="72.3217080000177" calcext:value-type="float">
            <text:p>72.321708</text:p>
          </table:table-cell>
          <table:table-cell table:style-name="ce6"/>
          <table:table-cell table:style-name="ce6" table:formula="of:=AVERAGE([.K313:.K362])" office:value-type="float" office:value="36740.04" calcext:value-type="float">
            <text:p>36740.04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364]-[.E3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2962H00M00S" calcext:value-type="time">
            <text:p>2962:00:00</text:p>
          </table:table-cell>
          <table:table-cell office:value-type="float" office:value="24899.177" calcext:value-type="float">
            <text:p>24899.177</text:p>
          </table:table-cell>
          <table:table-cell table:number-columns-repeated="2"/>
          <table:table-cell office:value-type="float" office:value="26804.1278" calcext:value-type="float">
            <text:p>26804.1278</text:p>
          </table:table-cell>
          <table:table-cell table:number-columns-repeated="2"/>
          <table:table-cell office:value-type="float" office:value="26878.5657" calcext:value-type="float">
            <text:p>26878.5657</text:p>
          </table:table-cell>
          <table:table-cell table:formula="of:=[.H365]-[.E365]" office:value-type="float" office:value="74.4379000000008" calcext:value-type="float">
            <text:p>74.4379</text:p>
          </table:table-cell>
          <table:table-cell/>
          <table:table-cell office:value-type="float" office:value="39601" calcext:value-type="float">
            <text:p>396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691H00M00S" calcext:value-type="time">
            <text:p>10691:00:00</text:p>
          </table:table-cell>
          <table:table-cell office:value-type="float" office:value="20023.4262" calcext:value-type="float">
            <text:p>20023.4262</text:p>
          </table:table-cell>
          <table:table-cell table:number-columns-repeated="2"/>
          <table:table-cell office:value-type="float" office:value="21308.5378" calcext:value-type="float">
            <text:p>21308.5378</text:p>
          </table:table-cell>
          <table:table-cell table:number-columns-repeated="2"/>
          <table:table-cell office:value-type="float" office:value="21311.9219" calcext:value-type="float">
            <text:p>21311.9219</text:p>
          </table:table-cell>
          <table:table-cell table:formula="of:=[.H366]-[.E366]" office:value-type="float" office:value="3.38410000000295" calcext:value-type="float">
            <text:p>3.3841</text:p>
          </table:table-cell>
          <table:table-cell/>
          <table:table-cell office:value-type="float" office:value="31205" calcext:value-type="float">
            <text:p>312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751H00M00S" calcext:value-type="time">
            <text:p>41751:00:00</text:p>
          </table:table-cell>
          <table:table-cell office:value-type="float" office:value="25704.1752" calcext:value-type="float">
            <text:p>25704.1752</text:p>
          </table:table-cell>
          <table:table-cell table:number-columns-repeated="2"/>
          <table:table-cell office:value-type="float" office:value="28917.186" calcext:value-type="float">
            <text:p>28917.186</text:p>
          </table:table-cell>
          <table:table-cell table:number-columns-repeated="2"/>
          <table:table-cell office:value-type="float" office:value="28973.5667" calcext:value-type="float">
            <text:p>28973.5667</text:p>
          </table:table-cell>
          <table:table-cell table:formula="of:=[.H367]-[.E367]" office:value-type="float" office:value="56.3806999999979" calcext:value-type="float">
            <text:p>56.3807</text:p>
          </table:table-cell>
          <table:table-cell/>
          <table:table-cell office:value-type="float" office:value="42324" calcext:value-type="float">
            <text:p>4232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321H00M00S" calcext:value-type="time">
            <text:p>34321:00:00</text:p>
          </table:table-cell>
          <table:table-cell office:value-type="float" office:value="28301.2274" calcext:value-type="float">
            <text:p>28301.2274</text:p>
          </table:table-cell>
          <table:table-cell table:number-columns-repeated="2"/>
          <table:table-cell office:value-type="float" office:value="30853.3883" calcext:value-type="float">
            <text:p>30853.3883</text:p>
          </table:table-cell>
          <table:table-cell table:number-columns-repeated="2"/>
          <table:table-cell office:value-type="float" office:value="31048.8521" calcext:value-type="float">
            <text:p>31048.8521</text:p>
          </table:table-cell>
          <table:table-cell table:formula="of:=[.H368]-[.E368]" office:value-type="float" office:value="195.463800000001" calcext:value-type="float">
            <text:p>195.4638</text:p>
          </table:table-cell>
          <table:table-cell/>
          <table:table-cell office:value-type="float" office:value="37325" calcext:value-type="float">
            <text:p>3732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39H00M00S" calcext:value-type="time">
            <text:p>2639:00:00</text:p>
          </table:table-cell>
          <table:table-cell office:value-type="float" office:value="28518.0714" calcext:value-type="float">
            <text:p>28518.0714</text:p>
          </table:table-cell>
          <table:table-cell table:number-columns-repeated="2"/>
          <table:table-cell office:value-type="float" office:value="28818.9407" calcext:value-type="float">
            <text:p>28818.9407</text:p>
          </table:table-cell>
          <table:table-cell table:number-columns-repeated="2"/>
          <table:table-cell office:value-type="float" office:value="28865.2554" calcext:value-type="float">
            <text:p>28865.2554</text:p>
          </table:table-cell>
          <table:table-cell table:formula="of:=[.H369]-[.E369]" office:value-type="float" office:value="46.314699999999" calcext:value-type="float">
            <text:p>46.3147</text:p>
          </table:table-cell>
          <table:table-cell/>
          <table:table-cell office:value-type="float" office:value="34019" calcext:value-type="float">
            <text:p>340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433H00M00S" calcext:value-type="time">
            <text:p>27433:00:00</text:p>
          </table:table-cell>
          <table:table-cell office:value-type="float" office:value="31618.2222" calcext:value-type="float">
            <text:p>31618.2222</text:p>
          </table:table-cell>
          <table:table-cell table:number-columns-repeated="2"/>
          <table:table-cell office:value-type="float" office:value="32925.0126" calcext:value-type="float">
            <text:p>32925.0126</text:p>
          </table:table-cell>
          <table:table-cell table:number-columns-repeated="2"/>
          <table:table-cell office:value-type="float" office:value="33047.8152" calcext:value-type="float">
            <text:p>33047.8152</text:p>
          </table:table-cell>
          <table:table-cell table:formula="of:=[.H370]-[.E370]" office:value-type="float" office:value="122.802599999995" calcext:value-type="float">
            <text:p>122.8026</text:p>
          </table:table-cell>
          <table:table-cell/>
          <table:table-cell office:value-type="float" office:value="38482" calcext:value-type="float">
            <text:p>3848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945H00M00S" calcext:value-type="time">
            <text:p>39945:00:00</text:p>
          </table:table-cell>
          <table:table-cell office:value-type="float" office:value="22305.521" calcext:value-type="float">
            <text:p>22305.521</text:p>
          </table:table-cell>
          <table:table-cell table:number-columns-repeated="2"/>
          <table:table-cell office:value-type="float" office:value="24278.453" calcext:value-type="float">
            <text:p>24278.453</text:p>
          </table:table-cell>
          <table:table-cell table:number-columns-repeated="2"/>
          <table:table-cell office:value-type="float" office:value="24296.0777" calcext:value-type="float">
            <text:p>24296.0777</text:p>
          </table:table-cell>
          <table:table-cell table:formula="of:=[.H371]-[.E371]" office:value-type="float" office:value="17.6247000000003" calcext:value-type="float">
            <text:p>17.6247</text:p>
          </table:table-cell>
          <table:table-cell/>
          <table:table-cell office:value-type="float" office:value="30556" calcext:value-type="float">
            <text:p>305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756H00M00S" calcext:value-type="time">
            <text:p>11756:00:00</text:p>
          </table:table-cell>
          <table:table-cell office:value-type="float" office:value="26522.8552" calcext:value-type="float">
            <text:p>26522.8552</text:p>
          </table:table-cell>
          <table:table-cell table:number-columns-repeated="2"/>
          <table:table-cell office:value-type="float" office:value="30989.2681" calcext:value-type="float">
            <text:p>30989.2681</text:p>
          </table:table-cell>
          <table:table-cell table:number-columns-repeated="2"/>
          <table:table-cell office:value-type="float" office:value="31221.6294" calcext:value-type="float">
            <text:p>31221.6294</text:p>
          </table:table-cell>
          <table:table-cell table:formula="of:=[.H372]-[.E372]" office:value-type="float" office:value="232.3613" calcext:value-type="float">
            <text:p>232.3613</text:p>
          </table:table-cell>
          <table:table-cell/>
          <table:table-cell office:value-type="float" office:value="38706" calcext:value-type="float">
            <text:p>387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387H00M00S" calcext:value-type="time">
            <text:p>19387:00:00</text:p>
          </table:table-cell>
          <table:table-cell office:value-type="float" office:value="33948.8995" calcext:value-type="float">
            <text:p>33948.8995</text:p>
          </table:table-cell>
          <table:table-cell table:number-columns-repeated="2"/>
          <table:table-cell office:value-type="float" office:value="35030.9826" calcext:value-type="float">
            <text:p>35030.9826</text:p>
          </table:table-cell>
          <table:table-cell table:number-columns-repeated="2"/>
          <table:table-cell office:value-type="float" office:value="35101.9765" calcext:value-type="float">
            <text:p>35101.9765</text:p>
          </table:table-cell>
          <table:table-cell table:formula="of:=[.H373]-[.E373]" office:value-type="float" office:value="70.993899999994" calcext:value-type="float">
            <text:p>70.9939</text:p>
          </table:table-cell>
          <table:table-cell/>
          <table:table-cell office:value-type="float" office:value="37941" calcext:value-type="float">
            <text:p>3794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961H00M00S" calcext:value-type="time">
            <text:p>8961:00:00</text:p>
          </table:table-cell>
          <table:table-cell office:value-type="float" office:value="24448.6206" calcext:value-type="float">
            <text:p>24448.6206</text:p>
          </table:table-cell>
          <table:table-cell table:number-columns-repeated="2"/>
          <table:table-cell office:value-type="float" office:value="26176.5602" calcext:value-type="float">
            <text:p>26176.5602</text:p>
          </table:table-cell>
          <table:table-cell table:number-columns-repeated="2"/>
          <table:table-cell office:value-type="float" office:value="26260.0844" calcext:value-type="float">
            <text:p>26260.0844</text:p>
          </table:table-cell>
          <table:table-cell table:formula="of:=[.H374]-[.E374]" office:value-type="float" office:value="83.5241999999998" calcext:value-type="float">
            <text:p>83.5242</text:p>
          </table:table-cell>
          <table:table-cell/>
          <table:table-cell office:value-type="float" office:value="35008" calcext:value-type="float">
            <text:p>3500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375H00M00S" calcext:value-type="time">
            <text:p>34375:00:00</text:p>
          </table:table-cell>
          <table:table-cell office:value-type="float" office:value="26045.307" calcext:value-type="float">
            <text:p>26045.307</text:p>
          </table:table-cell>
          <table:table-cell table:number-columns-repeated="2"/>
          <table:table-cell office:value-type="float" office:value="28848.254" calcext:value-type="float">
            <text:p>28848.254</text:p>
          </table:table-cell>
          <table:table-cell table:number-columns-repeated="2"/>
          <table:table-cell office:value-type="float" office:value="29042.8446" calcext:value-type="float">
            <text:p>29042.8446</text:p>
          </table:table-cell>
          <table:table-cell table:formula="of:=[.H375]-[.E375]" office:value-type="float" office:value="194.5906" calcext:value-type="float">
            <text:p>194.5906</text:p>
          </table:table-cell>
          <table:table-cell/>
          <table:table-cell office:value-type="float" office:value="38262" calcext:value-type="float">
            <text:p>382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986H00M00S" calcext:value-type="time">
            <text:p>10986:00:00</text:p>
          </table:table-cell>
          <table:table-cell office:value-type="float" office:value="29168.8114" calcext:value-type="float">
            <text:p>29168.8114</text:p>
          </table:table-cell>
          <table:table-cell table:number-columns-repeated="2"/>
          <table:table-cell office:value-type="float" office:value="29654.55" calcext:value-type="float">
            <text:p>29654.55</text:p>
          </table:table-cell>
          <table:table-cell table:number-columns-repeated="2"/>
          <table:table-cell office:value-type="float" office:value="29654.55" calcext:value-type="float">
            <text:p>29654.55</text:p>
          </table:table-cell>
          <table:table-cell table:formula="of:=[.H376]-[.E376]" office:value-type="float" office:value="0" calcext:value-type="float">
            <text:p>0</text:p>
          </table:table-cell>
          <table:table-cell/>
          <table:table-cell office:value-type="float" office:value="37163" calcext:value-type="float">
            <text:p>3716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356H00M00S" calcext:value-type="time">
            <text:p>42356:00:00</text:p>
          </table:table-cell>
          <table:table-cell office:value-type="float" office:value="21211.3381" calcext:value-type="float">
            <text:p>21211.3381</text:p>
          </table:table-cell>
          <table:table-cell table:number-columns-repeated="2"/>
          <table:table-cell office:value-type="float" office:value="21656.8367" calcext:value-type="float">
            <text:p>21656.8367</text:p>
          </table:table-cell>
          <table:table-cell table:number-columns-repeated="2"/>
          <table:table-cell office:value-type="float" office:value="21690.0544" calcext:value-type="float">
            <text:p>21690.0544</text:p>
          </table:table-cell>
          <table:table-cell table:formula="of:=[.H377]-[.E377]" office:value-type="float" office:value="33.2177000000011" calcext:value-type="float">
            <text:p>33.2177</text:p>
          </table:table-cell>
          <table:table-cell/>
          <table:table-cell office:value-type="float" office:value="24846" calcext:value-type="float">
            <text:p>248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998H00M00S" calcext:value-type="time">
            <text:p>22998:00:00</text:p>
          </table:table-cell>
          <table:table-cell office:value-type="float" office:value="19307.0702" calcext:value-type="float">
            <text:p>19307.0702</text:p>
          </table:table-cell>
          <table:table-cell table:number-columns-repeated="2"/>
          <table:table-cell office:value-type="float" office:value="20574.981" calcext:value-type="float">
            <text:p>20574.981</text:p>
          </table:table-cell>
          <table:table-cell table:number-columns-repeated="2"/>
          <table:table-cell office:value-type="float" office:value="20667.4206" calcext:value-type="float">
            <text:p>20667.4206</text:p>
          </table:table-cell>
          <table:table-cell table:formula="of:=[.H378]-[.E378]" office:value-type="float" office:value="92.4396000000015" calcext:value-type="float">
            <text:p>92.4396</text:p>
          </table:table-cell>
          <table:table-cell/>
          <table:table-cell office:value-type="float" office:value="24259" calcext:value-type="float">
            <text:p>2425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475H00M00S" calcext:value-type="time">
            <text:p>19475:00:00</text:p>
          </table:table-cell>
          <table:table-cell office:value-type="float" office:value="22846.8113" calcext:value-type="float">
            <text:p>22846.8113</text:p>
          </table:table-cell>
          <table:table-cell table:number-columns-repeated="2"/>
          <table:table-cell office:value-type="float" office:value="23583.3697" calcext:value-type="float">
            <text:p>23583.3697</text:p>
          </table:table-cell>
          <table:table-cell table:number-columns-repeated="2"/>
          <table:table-cell office:value-type="float" office:value="23583.4692" calcext:value-type="float">
            <text:p>23583.4692</text:p>
          </table:table-cell>
          <table:table-cell table:formula="of:=[.H379]-[.E379]" office:value-type="float" office:value="0.0995000000002619" calcext:value-type="float">
            <text:p>0.0995</text:p>
          </table:table-cell>
          <table:table-cell/>
          <table:table-cell office:value-type="float" office:value="28407" calcext:value-type="float">
            <text:p>2840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377H00M00S" calcext:value-type="time">
            <text:p>3377:00:00</text:p>
          </table:table-cell>
          <table:table-cell office:value-type="float" office:value="24447.6656" calcext:value-type="float">
            <text:p>24447.6656</text:p>
          </table:table-cell>
          <table:table-cell table:number-columns-repeated="2"/>
          <table:table-cell office:value-type="float" office:value="24569.8815" calcext:value-type="float">
            <text:p>24569.8815</text:p>
          </table:table-cell>
          <table:table-cell table:number-columns-repeated="2"/>
          <table:table-cell office:value-type="float" office:value="24579.5509" calcext:value-type="float">
            <text:p>24579.5509</text:p>
          </table:table-cell>
          <table:table-cell table:formula="of:=[.H380]-[.E380]" office:value-type="float" office:value="9.66939999999886" calcext:value-type="float">
            <text:p>9.6694</text:p>
          </table:table-cell>
          <table:table-cell/>
          <table:table-cell office:value-type="float" office:value="33553" calcext:value-type="float">
            <text:p>3355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516H00M00S" calcext:value-type="time">
            <text:p>4516:00:00</text:p>
          </table:table-cell>
          <table:table-cell office:value-type="float" office:value="27779.8762" calcext:value-type="float">
            <text:p>27779.8762</text:p>
          </table:table-cell>
          <table:table-cell table:number-columns-repeated="2"/>
          <table:table-cell office:value-type="float" office:value="29809.1185" calcext:value-type="float">
            <text:p>29809.1185</text:p>
          </table:table-cell>
          <table:table-cell table:number-columns-repeated="2"/>
          <table:table-cell office:value-type="float" office:value="29917.2948" calcext:value-type="float">
            <text:p>29917.2948</text:p>
          </table:table-cell>
          <table:table-cell table:formula="of:=[.H381]-[.E381]" office:value-type="float" office:value="108.176299999999" calcext:value-type="float">
            <text:p>108.1763</text:p>
          </table:table-cell>
          <table:table-cell/>
          <table:table-cell office:value-type="float" office:value="37571" calcext:value-type="float">
            <text:p>3757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443H00M00S" calcext:value-type="time">
            <text:p>23443:00:00</text:p>
          </table:table-cell>
          <table:table-cell office:value-type="float" office:value="29549.6164" calcext:value-type="float">
            <text:p>29549.6164</text:p>
          </table:table-cell>
          <table:table-cell table:number-columns-repeated="2"/>
          <table:table-cell office:value-type="float" office:value="32937.9929" calcext:value-type="float">
            <text:p>32937.9929</text:p>
          </table:table-cell>
          <table:table-cell table:number-columns-repeated="2"/>
          <table:table-cell office:value-type="float" office:value="32980.5714" calcext:value-type="float">
            <text:p>32980.5714</text:p>
          </table:table-cell>
          <table:table-cell table:formula="of:=[.H382]-[.E382]" office:value-type="float" office:value="42.5785000000033" calcext:value-type="float">
            <text:p>42.5785</text:p>
          </table:table-cell>
          <table:table-cell/>
          <table:table-cell office:value-type="float" office:value="38740" calcext:value-type="float">
            <text:p>387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448H00M00S" calcext:value-type="time">
            <text:p>63448:00:00</text:p>
          </table:table-cell>
          <table:table-cell office:value-type="float" office:value="27541.2302" calcext:value-type="float">
            <text:p>27541.2302</text:p>
          </table:table-cell>
          <table:table-cell table:number-columns-repeated="2"/>
          <table:table-cell office:value-type="float" office:value="28024.5169" calcext:value-type="float">
            <text:p>28024.5169</text:p>
          </table:table-cell>
          <table:table-cell table:number-columns-repeated="2"/>
          <table:table-cell office:value-type="float" office:value="28084.5499" calcext:value-type="float">
            <text:p>28084.5499</text:p>
          </table:table-cell>
          <table:table-cell table:formula="of:=[.H383]-[.E383]" office:value-type="float" office:value="60.0330000000031" calcext:value-type="float">
            <text:p>60.033</text:p>
          </table:table-cell>
          <table:table-cell/>
          <table:table-cell office:value-type="float" office:value="32506" calcext:value-type="float">
            <text:p>325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5947H00M00S" calcext:value-type="time">
            <text:p>25947:00:00</text:p>
          </table:table-cell>
          <table:table-cell office:value-type="float" office:value="33768.898" calcext:value-type="float">
            <text:p>33768.898</text:p>
          </table:table-cell>
          <table:table-cell table:number-columns-repeated="2"/>
          <table:table-cell office:value-type="float" office:value="34616.5" calcext:value-type="float">
            <text:p>34616.5</text:p>
          </table:table-cell>
          <table:table-cell table:number-columns-repeated="2"/>
          <table:table-cell office:value-type="float" office:value="34676.5" calcext:value-type="float">
            <text:p>34676.5</text:p>
          </table:table-cell>
          <table:table-cell table:formula="of:=[.H384]-[.E384]" office:value-type="float" office:value="60" calcext:value-type="float">
            <text:p>60</text:p>
          </table:table-cell>
          <table:table-cell/>
          <table:table-cell office:value-type="float" office:value="43720" calcext:value-type="float">
            <text:p>437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426H00M00S" calcext:value-type="time">
            <text:p>17426:00:00</text:p>
          </table:table-cell>
          <table:table-cell office:value-type="float" office:value="21899.2717" calcext:value-type="float">
            <text:p>21899.2717</text:p>
          </table:table-cell>
          <table:table-cell table:number-columns-repeated="2"/>
          <table:table-cell office:value-type="float" office:value="24095.7024" calcext:value-type="float">
            <text:p>24095.7024</text:p>
          </table:table-cell>
          <table:table-cell table:number-columns-repeated="2"/>
          <table:table-cell office:value-type="float" office:value="24158.0216" calcext:value-type="float">
            <text:p>24158.0216</text:p>
          </table:table-cell>
          <table:table-cell table:formula="of:=[.H385]-[.E385]" office:value-type="float" office:value="62.3192000000017" calcext:value-type="float">
            <text:p>62.3192</text:p>
          </table:table-cell>
          <table:table-cell/>
          <table:table-cell office:value-type="float" office:value="31114" calcext:value-type="float">
            <text:p>3111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851H00M00S" calcext:value-type="time">
            <text:p>19851:00:00</text:p>
          </table:table-cell>
          <table:table-cell office:value-type="float" office:value="24775.0013" calcext:value-type="float">
            <text:p>24775.0013</text:p>
          </table:table-cell>
          <table:table-cell table:number-columns-repeated="2"/>
          <table:table-cell office:value-type="float" office:value="28028.4681" calcext:value-type="float">
            <text:p>28028.4681</text:p>
          </table:table-cell>
          <table:table-cell table:number-columns-repeated="2"/>
          <table:table-cell office:value-type="float" office:value="28189.2139" calcext:value-type="float">
            <text:p>28189.2139</text:p>
          </table:table-cell>
          <table:table-cell table:formula="of:=[.H386]-[.E386]" office:value-type="float" office:value="160.745800000001" calcext:value-type="float">
            <text:p>160.7458</text:p>
          </table:table-cell>
          <table:table-cell/>
          <table:table-cell office:value-type="float" office:value="36669" calcext:value-type="float">
            <text:p>366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4908H00M00S" calcext:value-type="time">
            <text:p>34908:00:00</text:p>
          </table:table-cell>
          <table:table-cell office:value-type="float" office:value="30960.2877" calcext:value-type="float">
            <text:p>30960.2877</text:p>
          </table:table-cell>
          <table:table-cell table:number-columns-repeated="2"/>
          <table:table-cell office:value-type="float" office:value="31506.3005" calcext:value-type="float">
            <text:p>31506.3005</text:p>
          </table:table-cell>
          <table:table-cell table:number-columns-repeated="2"/>
          <table:table-cell office:value-type="float" office:value="31509.2547" calcext:value-type="float">
            <text:p>31509.2547</text:p>
          </table:table-cell>
          <table:table-cell table:formula="of:=[.H387]-[.E387]" office:value-type="float" office:value="2.95420000000013" calcext:value-type="float">
            <text:p>2.9542</text:p>
          </table:table-cell>
          <table:table-cell/>
          <table:table-cell office:value-type="float" office:value="45147" calcext:value-type="float">
            <text:p>451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6544H00M00S" calcext:value-type="time">
            <text:p>26544:00:00</text:p>
          </table:table-cell>
          <table:table-cell office:value-type="float" office:value="19650.1892" calcext:value-type="float">
            <text:p>19650.1892</text:p>
          </table:table-cell>
          <table:table-cell table:number-columns-repeated="2"/>
          <table:table-cell office:value-type="float" office:value="21450.8151" calcext:value-type="float">
            <text:p>21450.8151</text:p>
          </table:table-cell>
          <table:table-cell table:number-columns-repeated="2"/>
          <table:table-cell office:value-type="float" office:value="21642.1684" calcext:value-type="float">
            <text:p>21642.1684</text:p>
          </table:table-cell>
          <table:table-cell table:formula="of:=[.H388]-[.E388]" office:value-type="float" office:value="191.353299999999" calcext:value-type="float">
            <text:p>191.3533</text:p>
          </table:table-cell>
          <table:table-cell/>
          <table:table-cell office:value-type="float" office:value="26081" calcext:value-type="float">
            <text:p>2608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5768H00M00S" calcext:value-type="time">
            <text:p>15768:00:00</text:p>
          </table:table-cell>
          <table:table-cell office:value-type="float" office:value="28248.6474" calcext:value-type="float">
            <text:p>28248.6474</text:p>
          </table:table-cell>
          <table:table-cell table:number-columns-repeated="2"/>
          <table:table-cell office:value-type="float" office:value="28352.8667" calcext:value-type="float">
            <text:p>28352.8667</text:p>
          </table:table-cell>
          <table:table-cell table:number-columns-repeated="2"/>
          <table:table-cell office:value-type="float" office:value="28352.8667" calcext:value-type="float">
            <text:p>28352.8667</text:p>
          </table:table-cell>
          <table:table-cell table:formula="of:=[.H389]-[.E389]" office:value-type="float" office:value="0" calcext:value-type="float">
            <text:p>0</text:p>
          </table:table-cell>
          <table:table-cell/>
          <table:table-cell office:value-type="float" office:value="33684" calcext:value-type="float">
            <text:p>3368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8255H00M00S" calcext:value-type="time">
            <text:p>18255:00:00</text:p>
          </table:table-cell>
          <table:table-cell office:value-type="float" office:value="20557.7677" calcext:value-type="float">
            <text:p>20557.7677</text:p>
          </table:table-cell>
          <table:table-cell table:number-columns-repeated="2"/>
          <table:table-cell office:value-type="float" office:value="23705.2927" calcext:value-type="float">
            <text:p>23705.2927</text:p>
          </table:table-cell>
          <table:table-cell table:number-columns-repeated="2"/>
          <table:table-cell office:value-type="float" office:value="23916.755" calcext:value-type="float">
            <text:p>23916.755</text:p>
          </table:table-cell>
          <table:table-cell table:formula="of:=[.H390]-[.E390]" office:value-type="float" office:value="211.462299999999" calcext:value-type="float">
            <text:p>211.4623</text:p>
          </table:table-cell>
          <table:table-cell/>
          <table:table-cell office:value-type="float" office:value="32705" calcext:value-type="float">
            <text:p>327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394H00M00S" calcext:value-type="time">
            <text:p>23394:00:00</text:p>
          </table:table-cell>
          <table:table-cell office:value-type="float" office:value="26249.0851" calcext:value-type="float">
            <text:p>26249.0851</text:p>
          </table:table-cell>
          <table:table-cell table:number-columns-repeated="2"/>
          <table:table-cell office:value-type="float" office:value="28127.3412" calcext:value-type="float">
            <text:p>28127.3412</text:p>
          </table:table-cell>
          <table:table-cell table:number-columns-repeated="2"/>
          <table:table-cell office:value-type="float" office:value="28137.3333" calcext:value-type="float">
            <text:p>28137.3333</text:p>
          </table:table-cell>
          <table:table-cell table:formula="of:=[.H391]-[.E391]" office:value-type="float" office:value="9.99209999999948" calcext:value-type="float">
            <text:p>9.9921</text:p>
          </table:table-cell>
          <table:table-cell/>
          <table:table-cell office:value-type="float" office:value="43880" calcext:value-type="float">
            <text:p>4388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145H00M00S" calcext:value-type="time">
            <text:p>5145:00:00</text:p>
          </table:table-cell>
          <table:table-cell office:value-type="float" office:value="26415.4421" calcext:value-type="float">
            <text:p>26415.4421</text:p>
          </table:table-cell>
          <table:table-cell table:number-columns-repeated="2"/>
          <table:table-cell office:value-type="float" office:value="28027.8847" calcext:value-type="float">
            <text:p>28027.8847</text:p>
          </table:table-cell>
          <table:table-cell table:number-columns-repeated="2"/>
          <table:table-cell office:value-type="float" office:value="28038.0363" calcext:value-type="float">
            <text:p>28038.0363</text:p>
          </table:table-cell>
          <table:table-cell table:formula="of:=[.H392]-[.E392]" office:value-type="float" office:value="10.1516000000011" calcext:value-type="float">
            <text:p>10.1516</text:p>
          </table:table-cell>
          <table:table-cell/>
          <table:table-cell office:value-type="float" office:value="46512" calcext:value-type="float">
            <text:p>465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536H00M00S" calcext:value-type="time">
            <text:p>49536:00:00</text:p>
          </table:table-cell>
          <table:table-cell office:value-type="float" office:value="28364.4063" calcext:value-type="float">
            <text:p>28364.4063</text:p>
          </table:table-cell>
          <table:table-cell table:number-columns-repeated="2"/>
          <table:table-cell office:value-type="float" office:value="32235.619" calcext:value-type="float">
            <text:p>32235.619</text:p>
          </table:table-cell>
          <table:table-cell table:number-columns-repeated="2"/>
          <table:table-cell office:value-type="float" office:value="32319.941" calcext:value-type="float">
            <text:p>32319.941</text:p>
          </table:table-cell>
          <table:table-cell table:formula="of:=[.H393]-[.E393]" office:value-type="float" office:value="84.3220000000001" calcext:value-type="float">
            <text:p>84.322</text:p>
          </table:table-cell>
          <table:table-cell/>
          <table:table-cell office:value-type="float" office:value="48067" calcext:value-type="float">
            <text:p>480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469H00M00S" calcext:value-type="time">
            <text:p>28469:00:00</text:p>
          </table:table-cell>
          <table:table-cell office:value-type="float" office:value="25940.2454" calcext:value-type="float">
            <text:p>25940.2454</text:p>
          </table:table-cell>
          <table:table-cell table:number-columns-repeated="2"/>
          <table:table-cell office:value-type="float" office:value="29226.38" calcext:value-type="float">
            <text:p>29226.38</text:p>
          </table:table-cell>
          <table:table-cell table:number-columns-repeated="2"/>
          <table:table-cell office:value-type="float" office:value="29350.819" calcext:value-type="float">
            <text:p>29350.819</text:p>
          </table:table-cell>
          <table:table-cell table:formula="of:=[.H394]-[.E394]" office:value-type="float" office:value="124.438999999998" calcext:value-type="float">
            <text:p>124.439</text:p>
          </table:table-cell>
          <table:table-cell/>
          <table:table-cell office:value-type="float" office:value="33856" calcext:value-type="float">
            <text:p>3385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8184H00M00S" calcext:value-type="time">
            <text:p>8184:00:00</text:p>
          </table:table-cell>
          <table:table-cell office:value-type="float" office:value="25073.1359" calcext:value-type="float">
            <text:p>25073.1359</text:p>
          </table:table-cell>
          <table:table-cell table:number-columns-repeated="2"/>
          <table:table-cell office:value-type="float" office:value="25946.1879" calcext:value-type="float">
            <text:p>25946.1879</text:p>
          </table:table-cell>
          <table:table-cell table:number-columns-repeated="2"/>
          <table:table-cell office:value-type="float" office:value="25982.9196" calcext:value-type="float">
            <text:p>25982.9196</text:p>
          </table:table-cell>
          <table:table-cell table:formula="of:=[.H395]-[.E395]" office:value-type="float" office:value="36.7317000000003" calcext:value-type="float">
            <text:p>36.7317</text:p>
          </table:table-cell>
          <table:table-cell/>
          <table:table-cell office:value-type="float" office:value="34228" calcext:value-type="float">
            <text:p>342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415H00M00S" calcext:value-type="time">
            <text:p>28415:00:00</text:p>
          </table:table-cell>
          <table:table-cell office:value-type="float" office:value="41325.6274" calcext:value-type="float">
            <text:p>41325.6274</text:p>
          </table:table-cell>
          <table:table-cell table:number-columns-repeated="2"/>
          <table:table-cell office:value-type="float" office:value="42961.7367" calcext:value-type="float">
            <text:p>42961.7367</text:p>
          </table:table-cell>
          <table:table-cell table:number-columns-repeated="2"/>
          <table:table-cell office:value-type="float" office:value="43186.5324" calcext:value-type="float">
            <text:p>43186.5324</text:p>
          </table:table-cell>
          <table:table-cell table:formula="of:=[.H396]-[.E396]" office:value-type="float" office:value="224.795699999995" calcext:value-type="float">
            <text:p>224.7957</text:p>
          </table:table-cell>
          <table:table-cell/>
          <table:table-cell office:value-type="float" office:value="54875" calcext:value-type="float">
            <text:p>5487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4457H00M00S" calcext:value-type="time">
            <text:p>64457:00:00</text:p>
          </table:table-cell>
          <table:table-cell office:value-type="float" office:value="31756.3225" calcext:value-type="float">
            <text:p>31756.3225</text:p>
          </table:table-cell>
          <table:table-cell table:number-columns-repeated="2"/>
          <table:table-cell office:value-type="float" office:value="32705.0559" calcext:value-type="float">
            <text:p>32705.0559</text:p>
          </table:table-cell>
          <table:table-cell table:number-columns-repeated="2"/>
          <table:table-cell office:value-type="float" office:value="32774.4121" calcext:value-type="float">
            <text:p>32774.4121</text:p>
          </table:table-cell>
          <table:table-cell table:formula="of:=[.H397]-[.E397]" office:value-type="float" office:value="69.356200000002" calcext:value-type="float">
            <text:p>69.3562</text:p>
          </table:table-cell>
          <table:table-cell/>
          <table:table-cell office:value-type="float" office:value="40342" calcext:value-type="float">
            <text:p>403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777H00M00S" calcext:value-type="time">
            <text:p>58777:00:00</text:p>
          </table:table-cell>
          <table:table-cell office:value-type="float" office:value="23236.6758" calcext:value-type="float">
            <text:p>23236.6758</text:p>
          </table:table-cell>
          <table:table-cell table:number-columns-repeated="2"/>
          <table:table-cell office:value-type="float" office:value="26256.6647" calcext:value-type="float">
            <text:p>26256.6647</text:p>
          </table:table-cell>
          <table:table-cell table:number-columns-repeated="2"/>
          <table:table-cell office:value-type="float" office:value="26392.7821" calcext:value-type="float">
            <text:p>26392.7821</text:p>
          </table:table-cell>
          <table:table-cell table:formula="of:=[.H398]-[.E398]" office:value-type="float" office:value="136.117399999999" calcext:value-type="float">
            <text:p>136.1174</text:p>
          </table:table-cell>
          <table:table-cell/>
          <table:table-cell office:value-type="float" office:value="40649" calcext:value-type="float">
            <text:p>406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6048H00M00S" calcext:value-type="time">
            <text:p>36048:00:00</text:p>
          </table:table-cell>
          <table:table-cell office:value-type="float" office:value="18096.3206" calcext:value-type="float">
            <text:p>18096.3206</text:p>
          </table:table-cell>
          <table:table-cell table:number-columns-repeated="2"/>
          <table:table-cell office:value-type="float" office:value="18830.9904" calcext:value-type="float">
            <text:p>18830.9904</text:p>
          </table:table-cell>
          <table:table-cell table:number-columns-repeated="2"/>
          <table:table-cell office:value-type="float" office:value="18893.3048" calcext:value-type="float">
            <text:p>18893.3048</text:p>
          </table:table-cell>
          <table:table-cell table:formula="of:=[.H399]-[.E399]" office:value-type="float" office:value="62.3144000000029" calcext:value-type="float">
            <text:p>62.3144</text:p>
          </table:table-cell>
          <table:table-cell/>
          <table:table-cell office:value-type="float" office:value="23604" calcext:value-type="float">
            <text:p>236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1946H00M00S" calcext:value-type="time">
            <text:p>11946:00:00</text:p>
          </table:table-cell>
          <table:table-cell office:value-type="float" office:value="34250.8335" calcext:value-type="float">
            <text:p>34250.8335</text:p>
          </table:table-cell>
          <table:table-cell table:number-columns-repeated="2"/>
          <table:table-cell office:value-type="float" office:value="34279.4597" calcext:value-type="float">
            <text:p>34279.4597</text:p>
          </table:table-cell>
          <table:table-cell table:number-columns-repeated="2"/>
          <table:table-cell office:value-type="float" office:value="34348.5791" calcext:value-type="float">
            <text:p>34348.5791</text:p>
          </table:table-cell>
          <table:table-cell table:formula="of:=[.H400]-[.E400]" office:value-type="float" office:value="69.1194000000032" calcext:value-type="float">
            <text:p>69.1194</text:p>
          </table:table-cell>
          <table:table-cell/>
          <table:table-cell office:value-type="float" office:value="39920" calcext:value-type="float">
            <text:p>3992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7997H00M00S" calcext:value-type="time">
            <text:p>27997:00:00</text:p>
          </table:table-cell>
          <table:table-cell office:value-type="float" office:value="35878.9817" calcext:value-type="float">
            <text:p>35878.9817</text:p>
          </table:table-cell>
          <table:table-cell table:number-columns-repeated="2"/>
          <table:table-cell office:value-type="float" office:value="38808.0244" calcext:value-type="float">
            <text:p>38808.0244</text:p>
          </table:table-cell>
          <table:table-cell table:number-columns-repeated="2"/>
          <table:table-cell office:value-type="float" office:value="38943.4245" calcext:value-type="float">
            <text:p>38943.4245</text:p>
          </table:table-cell>
          <table:table-cell table:formula="of:=[.H401]-[.E401]" office:value-type="float" office:value="135.400099999999" calcext:value-type="float">
            <text:p>135.4001</text:p>
          </table:table-cell>
          <table:table-cell/>
          <table:table-cell office:value-type="float" office:value="54269" calcext:value-type="float">
            <text:p>542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804H00M00S" calcext:value-type="time">
            <text:p>57804:00:00</text:p>
          </table:table-cell>
          <table:table-cell office:value-type="float" office:value="25092.6322" calcext:value-type="float">
            <text:p>25092.6322</text:p>
          </table:table-cell>
          <table:table-cell table:number-columns-repeated="2"/>
          <table:table-cell office:value-type="float" office:value="26210.0762" calcext:value-type="float">
            <text:p>26210.0762</text:p>
          </table:table-cell>
          <table:table-cell table:number-columns-repeated="2"/>
          <table:table-cell office:value-type="float" office:value="26298.5901" calcext:value-type="float">
            <text:p>26298.5901</text:p>
          </table:table-cell>
          <table:table-cell table:formula="of:=[.H402]-[.E402]" office:value-type="float" office:value="88.5139000000017" calcext:value-type="float">
            <text:p>88.5139</text:p>
          </table:table-cell>
          <table:table-cell/>
          <table:table-cell office:value-type="float" office:value="38234" calcext:value-type="float">
            <text:p>3823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454H00M00S" calcext:value-type="time">
            <text:p>14454:00:00</text:p>
          </table:table-cell>
          <table:table-cell office:value-type="float" office:value="27608.6391" calcext:value-type="float">
            <text:p>27608.6391</text:p>
          </table:table-cell>
          <table:table-cell table:number-columns-repeated="2"/>
          <table:table-cell office:value-type="float" office:value="27809.0208" calcext:value-type="float">
            <text:p>27809.0208</text:p>
          </table:table-cell>
          <table:table-cell table:number-columns-repeated="2"/>
          <table:table-cell office:value-type="float" office:value="27946.0398" calcext:value-type="float">
            <text:p>27946.0398</text:p>
          </table:table-cell>
          <table:table-cell table:formula="of:=[.H403]-[.E403]" office:value-type="float" office:value="137.019" calcext:value-type="float">
            <text:p>137.019</text:p>
          </table:table-cell>
          <table:table-cell/>
          <table:table-cell office:value-type="float" office:value="36244" calcext:value-type="float">
            <text:p>3624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776H00M00S" calcext:value-type="time">
            <text:p>13776:00:00</text:p>
          </table:table-cell>
          <table:table-cell office:value-type="float" office:value="25174.9326" calcext:value-type="float">
            <text:p>25174.9326</text:p>
          </table:table-cell>
          <table:table-cell table:number-columns-repeated="2"/>
          <table:table-cell office:value-type="float" office:value="25645" calcext:value-type="float">
            <text:p>25645</text:p>
          </table:table-cell>
          <table:table-cell table:number-columns-repeated="2"/>
          <table:table-cell office:value-type="float" office:value="25645" calcext:value-type="float">
            <text:p>25645</text:p>
          </table:table-cell>
          <table:table-cell table:formula="of:=[.H404]-[.E404]" office:value-type="float" office:value="0" calcext:value-type="float">
            <text:p>0</text:p>
          </table:table-cell>
          <table:table-cell/>
          <table:table-cell office:value-type="float" office:value="25709" calcext:value-type="float">
            <text:p>2570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695H00M00S" calcext:value-type="time">
            <text:p>13695:00:00</text:p>
          </table:table-cell>
          <table:table-cell office:value-type="float" office:value="25559.6127" calcext:value-type="float">
            <text:p>25559.6127</text:p>
          </table:table-cell>
          <table:table-cell table:number-columns-repeated="2"/>
          <table:table-cell office:value-type="float" office:value="25701.7847" calcext:value-type="float">
            <text:p>25701.7847</text:p>
          </table:table-cell>
          <table:table-cell table:number-columns-repeated="2"/>
          <table:table-cell office:value-type="float" office:value="25701.7847" calcext:value-type="float">
            <text:p>25701.7847</text:p>
          </table:table-cell>
          <table:table-cell table:formula="of:=[.H405]-[.E405]" office:value-type="float" office:value="0" calcext:value-type="float">
            <text:p>0</text:p>
          </table:table-cell>
          <table:table-cell/>
          <table:table-cell office:value-type="float" office:value="26216" calcext:value-type="float">
            <text:p>262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017H00M00S" calcext:value-type="time">
            <text:p>22017:00:00</text:p>
          </table:table-cell>
          <table:table-cell office:value-type="float" office:value="31549.4387" calcext:value-type="float">
            <text:p>31549.4387</text:p>
          </table:table-cell>
          <table:table-cell table:number-columns-repeated="2"/>
          <table:table-cell office:value-type="float" office:value="32529.606" calcext:value-type="float">
            <text:p>32529.606</text:p>
          </table:table-cell>
          <table:table-cell table:number-columns-repeated="2"/>
          <table:table-cell office:value-type="float" office:value="32660.8187" calcext:value-type="float">
            <text:p>32660.8187</text:p>
          </table:table-cell>
          <table:table-cell table:formula="of:=[.H406]-[.E406]" office:value-type="float" office:value="131.2127" calcext:value-type="float">
            <text:p>131.2127</text:p>
          </table:table-cell>
          <table:table-cell/>
          <table:table-cell office:value-type="float" office:value="36099" calcext:value-type="float">
            <text:p>360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704H00M00S" calcext:value-type="time">
            <text:p>43704:00:00</text:p>
          </table:table-cell>
          <table:table-cell office:value-type="float" office:value="23100.6071" calcext:value-type="float">
            <text:p>23100.6071</text:p>
          </table:table-cell>
          <table:table-cell table:number-columns-repeated="2"/>
          <table:table-cell office:value-type="float" office:value="24437.9833" calcext:value-type="float">
            <text:p>24437.9833</text:p>
          </table:table-cell>
          <table:table-cell table:number-columns-repeated="2"/>
          <table:table-cell office:value-type="float" office:value="24506.8719" calcext:value-type="float">
            <text:p>24506.8719</text:p>
          </table:table-cell>
          <table:table-cell table:formula="of:=[.H407]-[.E407]" office:value-type="float" office:value="68.8885999999984" calcext:value-type="float">
            <text:p>68.8886</text:p>
          </table:table-cell>
          <table:table-cell/>
          <table:table-cell office:value-type="float" office:value="28791" calcext:value-type="float">
            <text:p>287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538H00M00S" calcext:value-type="time">
            <text:p>58538:00:00</text:p>
          </table:table-cell>
          <table:table-cell office:value-type="float" office:value="20493" calcext:value-type="float">
            <text:p>20493</text:p>
          </table:table-cell>
          <table:table-cell table:number-columns-repeated="2"/>
          <table:table-cell office:value-type="float" office:value="22799.5998" calcext:value-type="float">
            <text:p>22799.5998</text:p>
          </table:table-cell>
          <table:table-cell table:number-columns-repeated="2"/>
          <table:table-cell office:value-type="float" office:value="22807.1771" calcext:value-type="float">
            <text:p>22807.1771</text:p>
          </table:table-cell>
          <table:table-cell table:formula="of:=[.H408]-[.E408]" office:value-type="float" office:value="7.57730000000083" calcext:value-type="float">
            <text:p>7.5773</text:p>
          </table:table-cell>
          <table:table-cell/>
          <table:table-cell office:value-type="float" office:value="29198" calcext:value-type="float">
            <text:p>291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72H00M00S" calcext:value-type="time">
            <text:p>4972:00:00</text:p>
          </table:table-cell>
          <table:table-cell office:value-type="float" office:value="35506.9414" calcext:value-type="float">
            <text:p>35506.9414</text:p>
          </table:table-cell>
          <table:table-cell table:number-columns-repeated="2"/>
          <table:table-cell office:value-type="float" office:value="36190.0332" calcext:value-type="float">
            <text:p>36190.0332</text:p>
          </table:table-cell>
          <table:table-cell table:number-columns-repeated="2"/>
          <table:table-cell office:value-type="float" office:value="36378.5634" calcext:value-type="float">
            <text:p>36378.5634</text:p>
          </table:table-cell>
          <table:table-cell table:formula="of:=[.H409]-[.E409]" office:value-type="float" office:value="188.530200000001" calcext:value-type="float">
            <text:p>188.5302</text:p>
          </table:table-cell>
          <table:table-cell/>
          <table:table-cell office:value-type="float" office:value="46099" calcext:value-type="float">
            <text:p>460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4058H00M00S" calcext:value-type="time">
            <text:p>54058:00:00</text:p>
          </table:table-cell>
          <table:table-cell office:value-type="float" office:value="31080.8688" calcext:value-type="float">
            <text:p>31080.8688</text:p>
          </table:table-cell>
          <table:table-cell table:number-columns-repeated="2"/>
          <table:table-cell office:value-type="float" office:value="31084.2609" calcext:value-type="float">
            <text:p>31084.2609</text:p>
          </table:table-cell>
          <table:table-cell table:number-columns-repeated="2"/>
          <table:table-cell office:value-type="float" office:value="31084.2609" calcext:value-type="float">
            <text:p>31084.2609</text:p>
          </table:table-cell>
          <table:table-cell table:formula="of:=[.H410]-[.E410]" office:value-type="float" office:value="0" calcext:value-type="float">
            <text:p>0</text:p>
          </table:table-cell>
          <table:table-cell/>
          <table:table-cell office:value-type="float" office:value="34446" calcext:value-type="float">
            <text:p>3444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433H00M00S" calcext:value-type="time">
            <text:p>20433:00:00</text:p>
          </table:table-cell>
          <table:table-cell office:value-type="float" office:value="30414.908" calcext:value-type="float">
            <text:p>30414.908</text:p>
          </table:table-cell>
          <table:table-cell table:number-columns-repeated="2"/>
          <table:table-cell office:value-type="float" office:value="32390.2419" calcext:value-type="float">
            <text:p>32390.2419</text:p>
          </table:table-cell>
          <table:table-cell table:number-columns-repeated="2"/>
          <table:table-cell office:value-type="float" office:value="32596.0694" calcext:value-type="float">
            <text:p>32596.0694</text:p>
          </table:table-cell>
          <table:table-cell table:formula="of:=[.H411]-[.E411]" office:value-type="float" office:value="205.827499999999" calcext:value-type="float">
            <text:p>205.8275</text:p>
          </table:table-cell>
          <table:table-cell/>
          <table:table-cell office:value-type="float" office:value="38101" calcext:value-type="float">
            <text:p>381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175H00M00S" calcext:value-type="time">
            <text:p>21175:00:00</text:p>
          </table:table-cell>
          <table:table-cell office:value-type="float" office:value="23840.1869" calcext:value-type="float">
            <text:p>23840.1869</text:p>
          </table:table-cell>
          <table:table-cell table:number-columns-repeated="2"/>
          <table:table-cell office:value-type="float" office:value="26626.5833" calcext:value-type="float">
            <text:p>26626.5833</text:p>
          </table:table-cell>
          <table:table-cell table:number-columns-repeated="2"/>
          <table:table-cell office:value-type="float" office:value="26626.5833" calcext:value-type="float">
            <text:p>26626.5833</text:p>
          </table:table-cell>
          <table:table-cell table:formula="of:=[.H412]-[.E412]" office:value-type="float" office:value="0" calcext:value-type="float">
            <text:p>0</text:p>
          </table:table-cell>
          <table:table-cell/>
          <table:table-cell office:value-type="float" office:value="37342" calcext:value-type="float">
            <text:p>373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676H00M00S" calcext:value-type="time">
            <text:p>20676:00:00</text:p>
          </table:table-cell>
          <table:table-cell office:value-type="float" office:value="29372.7731" calcext:value-type="float">
            <text:p>29372.7731</text:p>
          </table:table-cell>
          <table:table-cell table:number-columns-repeated="2"/>
          <table:table-cell office:value-type="float" office:value="31348.6033" calcext:value-type="float">
            <text:p>31348.6033</text:p>
          </table:table-cell>
          <table:table-cell table:number-columns-repeated="2"/>
          <table:table-cell office:value-type="float" office:value="31615.0797" calcext:value-type="float">
            <text:p>31615.0797</text:p>
          </table:table-cell>
          <table:table-cell table:formula="of:=[.H413]-[.E413]" office:value-type="float" office:value="266.4764" calcext:value-type="float">
            <text:p>266.4764</text:p>
          </table:table-cell>
          <table:table-cell/>
          <table:table-cell office:value-type="float" office:value="43031" calcext:value-type="float">
            <text:p>4303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820H00M00S" calcext:value-type="time">
            <text:p>22820:00:00</text:p>
          </table:table-cell>
          <table:table-cell office:value-type="float" office:value="19591.4769" calcext:value-type="float">
            <text:p>19591.4769</text:p>
          </table:table-cell>
          <table:table-cell table:number-columns-repeated="2"/>
          <table:table-cell office:value-type="float" office:value="20251.8558" calcext:value-type="float">
            <text:p>20251.8558</text:p>
          </table:table-cell>
          <table:table-cell table:number-columns-repeated="2"/>
          <table:table-cell office:value-type="float" office:value="20294.1338" calcext:value-type="float">
            <text:p>20294.1338</text:p>
          </table:table-cell>
          <table:table-cell table:formula="of:=[.H414]-[.E414]" office:value-type="float" office:value="42.2779999999984" calcext:value-type="float">
            <text:p>42.278</text:p>
          </table:table-cell>
          <table:table-cell/>
          <table:table-cell office:value-type="float" office:value="26200" calcext:value-type="float">
            <text:p>26200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6" table:formula="of:=AVERAGE([.B365:.B414])" office:value-type="float" office:value="26780.421578" calcext:value-type="float">
            <text:p>26780.421578</text:p>
          </table:table-cell>
          <table:table-cell table:style-name="ce6" table:number-columns-repeated="2"/>
          <table:table-cell table:style-name="ce6" table:formula="of:=AVERAGE([.E365:.E414])" office:value-type="float" office:value="28358.957952" calcext:value-type="float">
            <text:p>28358.957952</text:p>
          </table:table-cell>
          <table:table-cell table:style-name="ce6" table:number-columns-repeated="2"/>
          <table:table-cell table:style-name="ce6" table:formula="of:=AVERAGE([.H365:.H414])" office:value-type="float" office:value="28443.597762" calcext:value-type="float">
            <text:p>28443.597762</text:p>
          </table:table-cell>
          <table:table-cell table:formula="of:=[.H415]-[.E415]" office:value-type="float" office:value="84.6398099999933" calcext:value-type="float">
            <text:p>84.63981</text:p>
          </table:table-cell>
          <table:table-cell table:style-name="ce6"/>
          <table:table-cell table:style-name="ce6" table:formula="of:=AVERAGE([.K365:.K414])" office:value-type="float" office:value="36310.12" calcext:value-type="float">
            <text:p>36310.12</text:p>
          </table:table-cell>
          <table:table-cell table:style-name="ce6" table:number-columns-repeated="1013"/>
        </table:table-row>
        <table:table-row table:style-name="ro1">
          <table:table-cell table:style-name="ce1"/>
          <table:table-cell table:number-columns-repeated="7"/>
          <table:table-cell table:formula="of:=[.H416]-[.E4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time" office:time-value="PT51323H00M00S" calcext:value-type="time">
            <text:p>51323:00:00</text:p>
          </table:table-cell>
          <table:table-cell office:value-type="float" office:value="30059.6952" calcext:value-type="float">
            <text:p>30059.6952</text:p>
          </table:table-cell>
          <table:table-cell table:number-columns-repeated="2"/>
          <table:table-cell office:value-type="float" office:value="30629.376" calcext:value-type="float">
            <text:p>30629.376</text:p>
          </table:table-cell>
          <table:table-cell table:number-columns-repeated="2"/>
          <table:table-cell office:value-type="float" office:value="30793.4043" calcext:value-type="float">
            <text:p>30793.4043</text:p>
          </table:table-cell>
          <table:table-cell table:formula="of:=[.H417]-[.E417]" office:value-type="float" office:value="164.028299999998" calcext:value-type="float">
            <text:p>164.0283</text:p>
          </table:table-cell>
          <table:table-cell/>
          <table:table-cell office:value-type="float" office:value="41515" calcext:value-type="float">
            <text:p>4151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152H00M00S" calcext:value-type="time">
            <text:p>35152:00:00</text:p>
          </table:table-cell>
          <table:table-cell office:value-type="float" office:value="26009.7898" calcext:value-type="float">
            <text:p>26009.7898</text:p>
          </table:table-cell>
          <table:table-cell table:number-columns-repeated="2"/>
          <table:table-cell office:value-type="float" office:value="27465.8784" calcext:value-type="float">
            <text:p>27465.8784</text:p>
          </table:table-cell>
          <table:table-cell table:number-columns-repeated="2"/>
          <table:table-cell office:value-type="float" office:value="27701.8113" calcext:value-type="float">
            <text:p>27701.8113</text:p>
          </table:table-cell>
          <table:table-cell table:formula="of:=[.H418]-[.E418]" office:value-type="float" office:value="235.9329" calcext:value-type="float">
            <text:p>235.9329</text:p>
          </table:table-cell>
          <table:table-cell/>
          <table:table-cell office:value-type="float" office:value="33419" calcext:value-type="float">
            <text:p>3341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761H00M00S" calcext:value-type="time">
            <text:p>7761:00:00</text:p>
          </table:table-cell>
          <table:table-cell office:value-type="float" office:value="15347.5284" calcext:value-type="float">
            <text:p>15347.5284</text:p>
          </table:table-cell>
          <table:table-cell table:number-columns-repeated="2"/>
          <table:table-cell office:value-type="float" office:value="17813.9" calcext:value-type="float">
            <text:p>17813.9</text:p>
          </table:table-cell>
          <table:table-cell table:number-columns-repeated="2"/>
          <table:table-cell office:value-type="float" office:value="17813.9" calcext:value-type="float">
            <text:p>17813.9</text:p>
          </table:table-cell>
          <table:table-cell table:formula="of:=[.H419]-[.E419]" office:value-type="float" office:value="0" calcext:value-type="float">
            <text:p>0</text:p>
          </table:table-cell>
          <table:table-cell/>
          <table:table-cell office:value-type="float" office:value="19542" calcext:value-type="float">
            <text:p>1954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846H00M00S" calcext:value-type="time">
            <text:p>9846:00:00</text:p>
          </table:table-cell>
          <table:table-cell office:value-type="float" office:value="34711.2465" calcext:value-type="float">
            <text:p>34711.2465</text:p>
          </table:table-cell>
          <table:table-cell table:number-columns-repeated="2"/>
          <table:table-cell office:value-type="float" office:value="35265.1331" calcext:value-type="float">
            <text:p>35265.1331</text:p>
          </table:table-cell>
          <table:table-cell table:number-columns-repeated="2"/>
          <table:table-cell office:value-type="float" office:value="35636.5885" calcext:value-type="float">
            <text:p>35636.5885</text:p>
          </table:table-cell>
          <table:table-cell table:formula="of:=[.H420]-[.E420]" office:value-type="float" office:value="371.455399999999" calcext:value-type="float">
            <text:p>371.4554</text:p>
          </table:table-cell>
          <table:table-cell/>
          <table:table-cell office:value-type="float" office:value="45827" calcext:value-type="float">
            <text:p>4582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961H00M00S" calcext:value-type="time">
            <text:p>3961:00:00</text:p>
          </table:table-cell>
          <table:table-cell office:value-type="float" office:value="28325.2607" calcext:value-type="float">
            <text:p>28325.2607</text:p>
          </table:table-cell>
          <table:table-cell table:number-columns-repeated="2"/>
          <table:table-cell office:value-type="float" office:value="29319.5556" calcext:value-type="float">
            <text:p>29319.5556</text:p>
          </table:table-cell>
          <table:table-cell table:number-columns-repeated="2"/>
          <table:table-cell office:value-type="float" office:value="29508.9709" calcext:value-type="float">
            <text:p>29508.9709</text:p>
          </table:table-cell>
          <table:table-cell table:formula="of:=[.H421]-[.E421]" office:value-type="float" office:value="189.415300000001" calcext:value-type="float">
            <text:p>189.4153</text:p>
          </table:table-cell>
          <table:table-cell/>
          <table:table-cell office:value-type="float" office:value="35151" calcext:value-type="float">
            <text:p>3515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709H00M00S" calcext:value-type="time">
            <text:p>14709:00:00</text:p>
          </table:table-cell>
          <table:table-cell office:value-type="float" office:value="24120.0343" calcext:value-type="float">
            <text:p>24120.0343</text:p>
          </table:table-cell>
          <table:table-cell table:number-columns-repeated="2"/>
          <table:table-cell office:value-type="float" office:value="26307.1055" calcext:value-type="float">
            <text:p>26307.1055</text:p>
          </table:table-cell>
          <table:table-cell table:number-columns-repeated="2"/>
          <table:table-cell office:value-type="float" office:value="26344.9972" calcext:value-type="float">
            <text:p>26344.9972</text:p>
          </table:table-cell>
          <table:table-cell table:formula="of:=[.H422]-[.E422]" office:value-type="float" office:value="37.8917000000001" calcext:value-type="float">
            <text:p>37.8917</text:p>
          </table:table-cell>
          <table:table-cell/>
          <table:table-cell office:value-type="float" office:value="36248" calcext:value-type="float">
            <text:p>3624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6193H00M00S" calcext:value-type="time">
            <text:p>46193:00:00</text:p>
          </table:table-cell>
          <table:table-cell office:value-type="float" office:value="29844.5877" calcext:value-type="float">
            <text:p>29844.5877</text:p>
          </table:table-cell>
          <table:table-cell table:number-columns-repeated="2"/>
          <table:table-cell office:value-type="float" office:value="30513.3283" calcext:value-type="float">
            <text:p>30513.3283</text:p>
          </table:table-cell>
          <table:table-cell table:number-columns-repeated="2"/>
          <table:table-cell office:value-type="float" office:value="30661.7951" calcext:value-type="float">
            <text:p>30661.7951</text:p>
          </table:table-cell>
          <table:table-cell table:formula="of:=[.H423]-[.E423]" office:value-type="float" office:value="148.466799999998" calcext:value-type="float">
            <text:p>148.4668</text:p>
          </table:table-cell>
          <table:table-cell/>
          <table:table-cell office:value-type="float" office:value="37958" calcext:value-type="float">
            <text:p>3795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191H00M00S" calcext:value-type="time">
            <text:p>4191:00:00</text:p>
          </table:table-cell>
          <table:table-cell office:value-type="float" office:value="18548.9504" calcext:value-type="float">
            <text:p>18548.9504</text:p>
          </table:table-cell>
          <table:table-cell table:number-columns-repeated="2"/>
          <table:table-cell office:value-type="float" office:value="19739.5759" calcext:value-type="float">
            <text:p>19739.5759</text:p>
          </table:table-cell>
          <table:table-cell table:number-columns-repeated="2"/>
          <table:table-cell office:value-type="float" office:value="20012.6622" calcext:value-type="float">
            <text:p>20012.6622</text:p>
          </table:table-cell>
          <table:table-cell table:formula="of:=[.H424]-[.E424]" office:value-type="float" office:value="273.086299999999" calcext:value-type="float">
            <text:p>273.0863</text:p>
          </table:table-cell>
          <table:table-cell/>
          <table:table-cell office:value-type="float" office:value="25367" calcext:value-type="float">
            <text:p>2536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713H00M00S" calcext:value-type="time">
            <text:p>13713:00:00</text:p>
          </table:table-cell>
          <table:table-cell office:value-type="float" office:value="33208.9164" calcext:value-type="float">
            <text:p>33208.9164</text:p>
          </table:table-cell>
          <table:table-cell table:number-columns-repeated="2"/>
          <table:table-cell office:value-type="float" office:value="34709.3627" calcext:value-type="float">
            <text:p>34709.3627</text:p>
          </table:table-cell>
          <table:table-cell table:number-columns-repeated="2"/>
          <table:table-cell office:value-type="float" office:value="35027.2279" calcext:value-type="float">
            <text:p>35027.2279</text:p>
          </table:table-cell>
          <table:table-cell table:formula="of:=[.H425]-[.E425]" office:value-type="float" office:value="317.8652" calcext:value-type="float">
            <text:p>317.8652</text:p>
          </table:table-cell>
          <table:table-cell/>
          <table:table-cell office:value-type="float" office:value="49347" calcext:value-type="float">
            <text:p>4934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114H00M00S" calcext:value-type="time">
            <text:p>12114:00:00</text:p>
          </table:table-cell>
          <table:table-cell office:value-type="float" office:value="30091.6867" calcext:value-type="float">
            <text:p>30091.6867</text:p>
          </table:table-cell>
          <table:table-cell table:number-columns-repeated="2"/>
          <table:table-cell office:value-type="float" office:value="33809.834" calcext:value-type="float">
            <text:p>33809.834</text:p>
          </table:table-cell>
          <table:table-cell table:number-columns-repeated="2"/>
          <table:table-cell office:value-type="float" office:value="34287.5915" calcext:value-type="float">
            <text:p>34287.5915</text:p>
          </table:table-cell>
          <table:table-cell table:formula="of:=[.H426]-[.E426]" office:value-type="float" office:value="477.7575" calcext:value-type="float">
            <text:p>477.7575</text:p>
          </table:table-cell>
          <table:table-cell/>
          <table:table-cell office:value-type="float" office:value="47140" calcext:value-type="float">
            <text:p>4714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3265H00M00S" calcext:value-type="time">
            <text:p>43265:00:00</text:p>
          </table:table-cell>
          <table:table-cell office:value-type="float" office:value="19546.7359" calcext:value-type="float">
            <text:p>19546.7359</text:p>
          </table:table-cell>
          <table:table-cell table:number-columns-repeated="2"/>
          <table:table-cell office:value-type="float" office:value="22692.7903" calcext:value-type="float">
            <text:p>22692.7903</text:p>
          </table:table-cell>
          <table:table-cell table:number-columns-repeated="2"/>
          <table:table-cell office:value-type="float" office:value="22786.9911" calcext:value-type="float">
            <text:p>22786.9911</text:p>
          </table:table-cell>
          <table:table-cell table:formula="of:=[.H427]-[.E427]" office:value-type="float" office:value="94.2007999999987" calcext:value-type="float">
            <text:p>94.2008</text:p>
          </table:table-cell>
          <table:table-cell/>
          <table:table-cell office:value-type="float" office:value="25569" calcext:value-type="float">
            <text:p>2556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33H00M00S" calcext:value-type="time">
            <text:p>2333:00:00</text:p>
          </table:table-cell>
          <table:table-cell office:value-type="float" office:value="21121.4993" calcext:value-type="float">
            <text:p>21121.4993</text:p>
          </table:table-cell>
          <table:table-cell table:number-columns-repeated="2"/>
          <table:table-cell office:value-type="float" office:value="21461.0741" calcext:value-type="float">
            <text:p>21461.0741</text:p>
          </table:table-cell>
          <table:table-cell table:number-columns-repeated="2"/>
          <table:table-cell office:value-type="float" office:value="21476.7713" calcext:value-type="float">
            <text:p>21476.7713</text:p>
          </table:table-cell>
          <table:table-cell table:formula="of:=[.H428]-[.E428]" office:value-type="float" office:value="15.6971999999987" calcext:value-type="float">
            <text:p>15.6972</text:p>
          </table:table-cell>
          <table:table-cell/>
          <table:table-cell office:value-type="float" office:value="26099" calcext:value-type="float">
            <text:p>2609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7873H00M00S" calcext:value-type="time">
            <text:p>57873:00:00</text:p>
          </table:table-cell>
          <table:table-cell office:value-type="float" office:value="28257.1801" calcext:value-type="float">
            <text:p>28257.1801</text:p>
          </table:table-cell>
          <table:table-cell table:number-columns-repeated="2"/>
          <table:table-cell office:value-type="float" office:value="30680.385" calcext:value-type="float">
            <text:p>30680.385</text:p>
          </table:table-cell>
          <table:table-cell table:number-columns-repeated="2"/>
          <table:table-cell office:value-type="float" office:value="31025.1226" calcext:value-type="float">
            <text:p>31025.1226</text:p>
          </table:table-cell>
          <table:table-cell table:formula="of:=[.H429]-[.E429]" office:value-type="float" office:value="344.7376" calcext:value-type="float">
            <text:p>344.7376</text:p>
          </table:table-cell>
          <table:table-cell/>
          <table:table-cell office:value-type="float" office:value="43328" calcext:value-type="float">
            <text:p>4332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361H00M00S" calcext:value-type="time">
            <text:p>12361:00:00</text:p>
          </table:table-cell>
          <table:table-cell office:value-type="float" office:value="19235.8258" calcext:value-type="float">
            <text:p>19235.8258</text:p>
          </table:table-cell>
          <table:table-cell table:number-columns-repeated="2"/>
          <table:table-cell office:value-type="float" office:value="20287.4106" calcext:value-type="float">
            <text:p>20287.4106</text:p>
          </table:table-cell>
          <table:table-cell table:number-columns-repeated="2"/>
          <table:table-cell office:value-type="float" office:value="20344.3345" calcext:value-type="float">
            <text:p>20344.3345</text:p>
          </table:table-cell>
          <table:table-cell table:formula="of:=[.H430]-[.E430]" office:value-type="float" office:value="56.9239000000016" calcext:value-type="float">
            <text:p>56.9239</text:p>
          </table:table-cell>
          <table:table-cell/>
          <table:table-cell office:value-type="float" office:value="29866" calcext:value-type="float">
            <text:p>2986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862H00M00S" calcext:value-type="time">
            <text:p>13862:00:00</text:p>
          </table:table-cell>
          <table:table-cell office:value-type="float" office:value="32654.4641" calcext:value-type="float">
            <text:p>32654.4641</text:p>
          </table:table-cell>
          <table:table-cell table:number-columns-repeated="2"/>
          <table:table-cell office:value-type="float" office:value="37939.8747" calcext:value-type="float">
            <text:p>37939.8747</text:p>
          </table:table-cell>
          <table:table-cell table:number-columns-repeated="2"/>
          <table:table-cell office:value-type="float" office:value="38213.5995" calcext:value-type="float">
            <text:p>38213.5995</text:p>
          </table:table-cell>
          <table:table-cell table:formula="of:=[.H431]-[.E431]" office:value-type="float" office:value="273.724799999996" calcext:value-type="float">
            <text:p>273.7248</text:p>
          </table:table-cell>
          <table:table-cell/>
          <table:table-cell office:value-type="float" office:value="48213" calcext:value-type="float">
            <text:p>4821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9317H00M00S" calcext:value-type="time">
            <text:p>9317:00:00</text:p>
          </table:table-cell>
          <table:table-cell office:value-type="float" office:value="24922.4731" calcext:value-type="float">
            <text:p>24922.4731</text:p>
          </table:table-cell>
          <table:table-cell table:number-columns-repeated="2"/>
          <table:table-cell office:value-type="float" office:value="26363.7113" calcext:value-type="float">
            <text:p>26363.7113</text:p>
          </table:table-cell>
          <table:table-cell table:number-columns-repeated="2"/>
          <table:table-cell office:value-type="float" office:value="26375.1065" calcext:value-type="float">
            <text:p>26375.1065</text:p>
          </table:table-cell>
          <table:table-cell table:formula="of:=[.H432]-[.E432]" office:value-type="float" office:value="11.3952000000027" calcext:value-type="float">
            <text:p>11.3952</text:p>
          </table:table-cell>
          <table:table-cell/>
          <table:table-cell office:value-type="float" office:value="34632" calcext:value-type="float">
            <text:p>346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058H00M00S" calcext:value-type="time">
            <text:p>3058:00:00</text:p>
          </table:table-cell>
          <table:table-cell office:value-type="float" office:value="22972.583" calcext:value-type="float">
            <text:p>22972.583</text:p>
          </table:table-cell>
          <table:table-cell table:number-columns-repeated="2"/>
          <table:table-cell office:value-type="float" office:value="25117.2924" calcext:value-type="float">
            <text:p>25117.2924</text:p>
          </table:table-cell>
          <table:table-cell table:number-columns-repeated="2"/>
          <table:table-cell office:value-type="float" office:value="25387.0189" calcext:value-type="float">
            <text:p>25387.0189</text:p>
          </table:table-cell>
          <table:table-cell table:formula="of:=[.H433]-[.E433]" office:value-type="float" office:value="269.726500000001" calcext:value-type="float">
            <text:p>269.7265</text:p>
          </table:table-cell>
          <table:table-cell/>
          <table:table-cell office:value-type="float" office:value="34654" calcext:value-type="float">
            <text:p>3465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132H00M00S" calcext:value-type="time">
            <text:p>6132:00:00</text:p>
          </table:table-cell>
          <table:table-cell office:value-type="float" office:value="30823.9207" calcext:value-type="float">
            <text:p>30823.9207</text:p>
          </table:table-cell>
          <table:table-cell table:number-columns-repeated="2"/>
          <table:table-cell office:value-type="float" office:value="32238.8799" calcext:value-type="float">
            <text:p>32238.8799</text:p>
          </table:table-cell>
          <table:table-cell table:number-columns-repeated="2"/>
          <table:table-cell office:value-type="float" office:value="32322.2838" calcext:value-type="float">
            <text:p>32322.2838</text:p>
          </table:table-cell>
          <table:table-cell table:formula="of:=[.H434]-[.E434]" office:value-type="float" office:value="83.4039000000012" calcext:value-type="float">
            <text:p>83.4039</text:p>
          </table:table-cell>
          <table:table-cell/>
          <table:table-cell office:value-type="float" office:value="39998" calcext:value-type="float">
            <text:p>39998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7892H00M00S" calcext:value-type="time">
            <text:p>7892:00:00</text:p>
          </table:table-cell>
          <table:table-cell office:value-type="float" office:value="29188.6444" calcext:value-type="float">
            <text:p>29188.6444</text:p>
          </table:table-cell>
          <table:table-cell table:number-columns-repeated="2"/>
          <table:table-cell office:value-type="float" office:value="32605.0517" calcext:value-type="float">
            <text:p>32605.0517</text:p>
          </table:table-cell>
          <table:table-cell table:number-columns-repeated="2"/>
          <table:table-cell office:value-type="float" office:value="32755.934" calcext:value-type="float">
            <text:p>32755.934</text:p>
          </table:table-cell>
          <table:table-cell table:formula="of:=[.H435]-[.E435]" office:value-type="float" office:value="150.882300000001" calcext:value-type="float">
            <text:p>150.8823</text:p>
          </table:table-cell>
          <table:table-cell/>
          <table:table-cell office:value-type="float" office:value="44801" calcext:value-type="float">
            <text:p>4480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493H00M00S" calcext:value-type="time">
            <text:p>16493:00:00</text:p>
          </table:table-cell>
          <table:table-cell office:value-type="float" office:value="33924.4591" calcext:value-type="float">
            <text:p>33924.4591</text:p>
          </table:table-cell>
          <table:table-cell table:number-columns-repeated="2"/>
          <table:table-cell office:value-type="float" office:value="34795.4012" calcext:value-type="float">
            <text:p>34795.4012</text:p>
          </table:table-cell>
          <table:table-cell table:number-columns-repeated="2"/>
          <table:table-cell office:value-type="float" office:value="34873.3503" calcext:value-type="float">
            <text:p>34873.3503</text:p>
          </table:table-cell>
          <table:table-cell table:formula="of:=[.H436]-[.E436]" office:value-type="float" office:value="77.949099999998" calcext:value-type="float">
            <text:p>77.9491</text:p>
          </table:table-cell>
          <table:table-cell/>
          <table:table-cell office:value-type="float" office:value="46412" calcext:value-type="float">
            <text:p>464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109H00M00S" calcext:value-type="time">
            <text:p>17109:00:00</text:p>
          </table:table-cell>
          <table:table-cell office:value-type="float" office:value="33641.4872" calcext:value-type="float">
            <text:p>33641.4872</text:p>
          </table:table-cell>
          <table:table-cell table:number-columns-repeated="2"/>
          <table:table-cell office:value-type="float" office:value="36365.2256" calcext:value-type="float">
            <text:p>36365.2256</text:p>
          </table:table-cell>
          <table:table-cell table:number-columns-repeated="2"/>
          <table:table-cell office:value-type="float" office:value="36484.854" calcext:value-type="float">
            <text:p>36484.854</text:p>
          </table:table-cell>
          <table:table-cell table:formula="of:=[.H437]-[.E437]" office:value-type="float" office:value="119.628400000001" calcext:value-type="float">
            <text:p>119.6284</text:p>
          </table:table-cell>
          <table:table-cell/>
          <table:table-cell office:value-type="float" office:value="42633" calcext:value-type="float">
            <text:p>426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2552H00M00S" calcext:value-type="time">
            <text:p>62552:00:00</text:p>
          </table:table-cell>
          <table:table-cell office:value-type="float" office:value="31529.016" calcext:value-type="float">
            <text:p>31529.016</text:p>
          </table:table-cell>
          <table:table-cell table:number-columns-repeated="2"/>
          <table:table-cell office:value-type="float" office:value="33766.0896" calcext:value-type="float">
            <text:p>33766.0896</text:p>
          </table:table-cell>
          <table:table-cell table:number-columns-repeated="2"/>
          <table:table-cell office:value-type="float" office:value="33768.3019" calcext:value-type="float">
            <text:p>33768.3019</text:p>
          </table:table-cell>
          <table:table-cell table:formula="of:=[.H438]-[.E438]" office:value-type="float" office:value="2.21229999999923" calcext:value-type="float">
            <text:p>2.2123</text:p>
          </table:table-cell>
          <table:table-cell/>
          <table:table-cell office:value-type="float" office:value="43697" calcext:value-type="float">
            <text:p>4369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0960H00M00S" calcext:value-type="time">
            <text:p>10960:00:00</text:p>
          </table:table-cell>
          <table:table-cell office:value-type="float" office:value="27710.3024" calcext:value-type="float">
            <text:p>27710.3024</text:p>
          </table:table-cell>
          <table:table-cell table:number-columns-repeated="2"/>
          <table:table-cell office:value-type="float" office:value="28748.1998" calcext:value-type="float">
            <text:p>28748.1998</text:p>
          </table:table-cell>
          <table:table-cell table:number-columns-repeated="2"/>
          <table:table-cell office:value-type="float" office:value="28798.7372" calcext:value-type="float">
            <text:p>28798.7372</text:p>
          </table:table-cell>
          <table:table-cell table:formula="of:=[.H439]-[.E439]" office:value-type="float" office:value="50.5374000000011" calcext:value-type="float">
            <text:p>50.5374</text:p>
          </table:table-cell>
          <table:table-cell/>
          <table:table-cell office:value-type="float" office:value="33695" calcext:value-type="float">
            <text:p>336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487H00M00S" calcext:value-type="time">
            <text:p>35487:00:00</text:p>
          </table:table-cell>
          <table:table-cell office:value-type="float" office:value="32558.1564" calcext:value-type="float">
            <text:p>32558.1564</text:p>
          </table:table-cell>
          <table:table-cell table:number-columns-repeated="2"/>
          <table:table-cell office:value-type="float" office:value="33065.8468" calcext:value-type="float">
            <text:p>33065.8468</text:p>
          </table:table-cell>
          <table:table-cell table:number-columns-repeated="2"/>
          <table:table-cell office:value-type="float" office:value="33115.3811" calcext:value-type="float">
            <text:p>33115.3811</text:p>
          </table:table-cell>
          <table:table-cell table:formula="of:=[.H440]-[.E440]" office:value-type="float" office:value="49.5342999999994" calcext:value-type="float">
            <text:p>49.5343</text:p>
          </table:table-cell>
          <table:table-cell/>
          <table:table-cell office:value-type="float" office:value="40516" calcext:value-type="float">
            <text:p>4051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255H00M00S" calcext:value-type="time">
            <text:p>24255:00:00</text:p>
          </table:table-cell>
          <table:table-cell office:value-type="float" office:value="23364.5476" calcext:value-type="float">
            <text:p>23364.5476</text:p>
          </table:table-cell>
          <table:table-cell table:number-columns-repeated="2"/>
          <table:table-cell office:value-type="float" office:value="24522.6131" calcext:value-type="float">
            <text:p>24522.6131</text:p>
          </table:table-cell>
          <table:table-cell table:number-columns-repeated="2"/>
          <table:table-cell office:value-type="float" office:value="24558.8924" calcext:value-type="float">
            <text:p>24558.8924</text:p>
          </table:table-cell>
          <table:table-cell table:formula="of:=[.H441]-[.E441]" office:value-type="float" office:value="36.279300000002" calcext:value-type="float">
            <text:p>36.2793</text:p>
          </table:table-cell>
          <table:table-cell/>
          <table:table-cell office:value-type="float" office:value="25786" calcext:value-type="float">
            <text:p>2578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5242H00M00S" calcext:value-type="time">
            <text:p>55242:00:00</text:p>
          </table:table-cell>
          <table:table-cell office:value-type="float" office:value="32886.5332" calcext:value-type="float">
            <text:p>32886.5332</text:p>
          </table:table-cell>
          <table:table-cell table:number-columns-repeated="2"/>
          <table:table-cell office:value-type="float" office:value="33930.6901" calcext:value-type="float">
            <text:p>33930.6901</text:p>
          </table:table-cell>
          <table:table-cell table:number-columns-repeated="2"/>
          <table:table-cell office:value-type="float" office:value="34039.1393" calcext:value-type="float">
            <text:p>34039.1393</text:p>
          </table:table-cell>
          <table:table-cell table:formula="of:=[.H442]-[.E442]" office:value-type="float" office:value="108.449200000003" calcext:value-type="float">
            <text:p>108.4492</text:p>
          </table:table-cell>
          <table:table-cell/>
          <table:table-cell office:value-type="float" office:value="42305" calcext:value-type="float">
            <text:p>423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1402H00M00S" calcext:value-type="time">
            <text:p>21402:00:00</text:p>
          </table:table-cell>
          <table:table-cell office:value-type="float" office:value="19066.7375" calcext:value-type="float">
            <text:p>19066.7375</text:p>
          </table:table-cell>
          <table:table-cell table:number-columns-repeated="2"/>
          <table:table-cell office:value-type="float" office:value="19956.2947" calcext:value-type="float">
            <text:p>19956.2947</text:p>
          </table:table-cell>
          <table:table-cell table:number-columns-repeated="2"/>
          <table:table-cell office:value-type="float" office:value="20030.1449" calcext:value-type="float">
            <text:p>20030.1449</text:p>
          </table:table-cell>
          <table:table-cell table:formula="of:=[.H443]-[.E443]" office:value-type="float" office:value="73.8502000000008" calcext:value-type="float">
            <text:p>73.8502</text:p>
          </table:table-cell>
          <table:table-cell/>
          <table:table-cell office:value-type="float" office:value="25385" calcext:value-type="float">
            <text:p>253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768H00M00S" calcext:value-type="time">
            <text:p>29768:00:00</text:p>
          </table:table-cell>
          <table:table-cell office:value-type="float" office:value="25891.7039" calcext:value-type="float">
            <text:p>25891.7039</text:p>
          </table:table-cell>
          <table:table-cell table:number-columns-repeated="2"/>
          <table:table-cell office:value-type="float" office:value="27239.3743" calcext:value-type="float">
            <text:p>27239.3743</text:p>
          </table:table-cell>
          <table:table-cell table:number-columns-repeated="2"/>
          <table:table-cell office:value-type="float" office:value="27354.7371" calcext:value-type="float">
            <text:p>27354.7371</text:p>
          </table:table-cell>
          <table:table-cell table:formula="of:=[.H444]-[.E444]" office:value-type="float" office:value="115.362799999999" calcext:value-type="float">
            <text:p>115.3628</text:p>
          </table:table-cell>
          <table:table-cell/>
          <table:table-cell office:value-type="float" office:value="30905" calcext:value-type="float">
            <text:p>3090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947H00M00S" calcext:value-type="time">
            <text:p>28947:00:00</text:p>
          </table:table-cell>
          <table:table-cell office:value-type="float" office:value="20316.1832" calcext:value-type="float">
            <text:p>20316.1832</text:p>
          </table:table-cell>
          <table:table-cell table:number-columns-repeated="2"/>
          <table:table-cell office:value-type="float" office:value="21562.1559" calcext:value-type="float">
            <text:p>21562.1559</text:p>
          </table:table-cell>
          <table:table-cell table:number-columns-repeated="2"/>
          <table:table-cell office:value-type="float" office:value="21709.0444" calcext:value-type="float">
            <text:p>21709.0444</text:p>
          </table:table-cell>
          <table:table-cell table:formula="of:=[.H445]-[.E445]" office:value-type="float" office:value="146.888499999997" calcext:value-type="float">
            <text:p>146.8885</text:p>
          </table:table-cell>
          <table:table-cell/>
          <table:table-cell office:value-type="float" office:value="30806" calcext:value-type="float">
            <text:p>30806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6979H00M00S" calcext:value-type="time">
            <text:p>56979:00:00</text:p>
          </table:table-cell>
          <table:table-cell office:value-type="float" office:value="27145.8106" calcext:value-type="float">
            <text:p>27145.8106</text:p>
          </table:table-cell>
          <table:table-cell table:number-columns-repeated="2"/>
          <table:table-cell office:value-type="float" office:value="27965.0187" calcext:value-type="float">
            <text:p>27965.0187</text:p>
          </table:table-cell>
          <table:table-cell table:number-columns-repeated="2"/>
          <table:table-cell office:value-type="float" office:value="27974.1681" calcext:value-type="float">
            <text:p>27974.1681</text:p>
          </table:table-cell>
          <table:table-cell table:formula="of:=[.H446]-[.E446]" office:value-type="float" office:value="9.14939999999842" calcext:value-type="float">
            <text:p>9.1494</text:p>
          </table:table-cell>
          <table:table-cell/>
          <table:table-cell office:value-type="float" office:value="32839" calcext:value-type="float">
            <text:p>3283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6467H00M00S" calcext:value-type="time">
            <text:p>16467:00:00</text:p>
          </table:table-cell>
          <table:table-cell office:value-type="float" office:value="25981.8978" calcext:value-type="float">
            <text:p>25981.8978</text:p>
          </table:table-cell>
          <table:table-cell table:number-columns-repeated="2"/>
          <table:table-cell office:value-type="float" office:value="27161.7172" calcext:value-type="float">
            <text:p>27161.7172</text:p>
          </table:table-cell>
          <table:table-cell table:number-columns-repeated="2"/>
          <table:table-cell office:value-type="float" office:value="27219.8611" calcext:value-type="float">
            <text:p>27219.8611</text:p>
          </table:table-cell>
          <table:table-cell table:formula="of:=[.H447]-[.E447]" office:value-type="float" office:value="58.1438999999991" calcext:value-type="float">
            <text:p>58.1439</text:p>
          </table:table-cell>
          <table:table-cell/>
          <table:table-cell office:value-type="float" office:value="35550" calcext:value-type="float">
            <text:p>3555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842H00M00S" calcext:value-type="time">
            <text:p>28842:00:00</text:p>
          </table:table-cell>
          <table:table-cell office:value-type="float" office:value="23601.8241" calcext:value-type="float">
            <text:p>23601.8241</text:p>
          </table:table-cell>
          <table:table-cell table:number-columns-repeated="2"/>
          <table:table-cell office:value-type="float" office:value="25455.2489" calcext:value-type="float">
            <text:p>25455.2489</text:p>
          </table:table-cell>
          <table:table-cell table:number-columns-repeated="2"/>
          <table:table-cell office:value-type="float" office:value="25580.4113" calcext:value-type="float">
            <text:p>25580.4113</text:p>
          </table:table-cell>
          <table:table-cell table:formula="of:=[.H448]-[.E448]" office:value-type="float" office:value="125.162400000001" calcext:value-type="float">
            <text:p>125.1624</text:p>
          </table:table-cell>
          <table:table-cell/>
          <table:table-cell office:value-type="float" office:value="34012" calcext:value-type="float">
            <text:p>340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464H00M00S" calcext:value-type="time">
            <text:p>1464:00:00</text:p>
          </table:table-cell>
          <table:table-cell office:value-type="float" office:value="22863.733" calcext:value-type="float">
            <text:p>22863.733</text:p>
          </table:table-cell>
          <table:table-cell table:number-columns-repeated="2"/>
          <table:table-cell office:value-type="float" office:value="26509.1701" calcext:value-type="float">
            <text:p>26509.1701</text:p>
          </table:table-cell>
          <table:table-cell table:number-columns-repeated="2"/>
          <table:table-cell office:value-type="float" office:value="26635.1844" calcext:value-type="float">
            <text:p>26635.1844</text:p>
          </table:table-cell>
          <table:table-cell table:formula="of:=[.H449]-[.E449]" office:value-type="float" office:value="126.014299999999" calcext:value-type="float">
            <text:p>126.0143</text:p>
          </table:table-cell>
          <table:table-cell/>
          <table:table-cell office:value-type="float" office:value="34095" calcext:value-type="float">
            <text:p>3409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957H00M00S" calcext:value-type="time">
            <text:p>4957:00:00</text:p>
          </table:table-cell>
          <table:table-cell office:value-type="float" office:value="23357.1614" calcext:value-type="float">
            <text:p>23357.1614</text:p>
          </table:table-cell>
          <table:table-cell table:number-columns-repeated="2"/>
          <table:table-cell office:value-type="float" office:value="23741.6363" calcext:value-type="float">
            <text:p>23741.6363</text:p>
          </table:table-cell>
          <table:table-cell table:number-columns-repeated="2"/>
          <table:table-cell office:value-type="float" office:value="23745.26" calcext:value-type="float">
            <text:p>23745.26</text:p>
          </table:table-cell>
          <table:table-cell table:formula="of:=[.H450]-[.E450]" office:value-type="float" office:value="3.6237000000001" calcext:value-type="float">
            <text:p>3.6237</text:p>
          </table:table-cell>
          <table:table-cell/>
          <table:table-cell office:value-type="float" office:value="30262" calcext:value-type="float">
            <text:p>3026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7615H00M00S" calcext:value-type="time">
            <text:p>37615:00:00</text:p>
          </table:table-cell>
          <table:table-cell office:value-type="float" office:value="18761.0723" calcext:value-type="float">
            <text:p>18761.0723</text:p>
          </table:table-cell>
          <table:table-cell table:number-columns-repeated="2"/>
          <table:table-cell office:value-type="float" office:value="23314.3185" calcext:value-type="float">
            <text:p>23314.3185</text:p>
          </table:table-cell>
          <table:table-cell table:number-columns-repeated="2"/>
          <table:table-cell office:value-type="float" office:value="23444.6125" calcext:value-type="float">
            <text:p>23444.6125</text:p>
          </table:table-cell>
          <table:table-cell table:formula="of:=[.H451]-[.E451]" office:value-type="float" office:value="130.293999999998" calcext:value-type="float">
            <text:p>130.294</text:p>
          </table:table-cell>
          <table:table-cell/>
          <table:table-cell office:value-type="float" office:value="28043" calcext:value-type="float">
            <text:p>2804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2403H00M00S" calcext:value-type="time">
            <text:p>22403:00:00</text:p>
          </table:table-cell>
          <table:table-cell office:value-type="float" office:value="36081.3401" calcext:value-type="float">
            <text:p>36081.3401</text:p>
          </table:table-cell>
          <table:table-cell table:number-columns-repeated="2"/>
          <table:table-cell office:value-type="float" office:value="39864.0976" calcext:value-type="float">
            <text:p>39864.0976</text:p>
          </table:table-cell>
          <table:table-cell table:number-columns-repeated="2"/>
          <table:table-cell office:value-type="float" office:value="40227.5118" calcext:value-type="float">
            <text:p>40227.5118</text:p>
          </table:table-cell>
          <table:table-cell table:formula="of:=[.H452]-[.E452]" office:value-type="float" office:value="363.414199999999" calcext:value-type="float">
            <text:p>363.4142</text:p>
          </table:table-cell>
          <table:table-cell/>
          <table:table-cell office:value-type="float" office:value="48432" calcext:value-type="float">
            <text:p>4843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5834H00M00S" calcext:value-type="time">
            <text:p>5834:00:00</text:p>
          </table:table-cell>
          <table:table-cell office:value-type="float" office:value="35540.9068" calcext:value-type="float">
            <text:p>35540.9068</text:p>
          </table:table-cell>
          <table:table-cell table:number-columns-repeated="2"/>
          <table:table-cell office:value-type="float" office:value="37798.1223" calcext:value-type="float">
            <text:p>37798.1223</text:p>
          </table:table-cell>
          <table:table-cell table:number-columns-repeated="2"/>
          <table:table-cell office:value-type="float" office:value="37869.0805" calcext:value-type="float">
            <text:p>37869.0805</text:p>
          </table:table-cell>
          <table:table-cell table:formula="of:=[.H453]-[.E453]" office:value-type="float" office:value="70.9581999999937" calcext:value-type="float">
            <text:p>70.9582</text:p>
          </table:table-cell>
          <table:table-cell/>
          <table:table-cell office:value-type="float" office:value="46512" calcext:value-type="float">
            <text:p>4651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9053H00M00S" calcext:value-type="time">
            <text:p>19053:00:00</text:p>
          </table:table-cell>
          <table:table-cell office:value-type="float" office:value="26146.1494" calcext:value-type="float">
            <text:p>26146.1494</text:p>
          </table:table-cell>
          <table:table-cell table:number-columns-repeated="2"/>
          <table:table-cell office:value-type="float" office:value="26516.898" calcext:value-type="float">
            <text:p>26516.898</text:p>
          </table:table-cell>
          <table:table-cell table:number-columns-repeated="2"/>
          <table:table-cell office:value-type="float" office:value="26541.9816" calcext:value-type="float">
            <text:p>26541.9816</text:p>
          </table:table-cell>
          <table:table-cell table:formula="of:=[.H454]-[.E454]" office:value-type="float" office:value="25.0835999999981" calcext:value-type="float">
            <text:p>25.0836</text:p>
          </table:table-cell>
          <table:table-cell/>
          <table:table-cell office:value-type="float" office:value="32485" calcext:value-type="float">
            <text:p>3248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2923H00M00S" calcext:value-type="time">
            <text:p>42923:00:00</text:p>
          </table:table-cell>
          <table:table-cell office:value-type="float" office:value="27841.9707" calcext:value-type="float">
            <text:p>27841.9707</text:p>
          </table:table-cell>
          <table:table-cell table:number-columns-repeated="2"/>
          <table:table-cell office:value-type="float" office:value="30328.5702" calcext:value-type="float">
            <text:p>30328.5702</text:p>
          </table:table-cell>
          <table:table-cell table:number-columns-repeated="2"/>
          <table:table-cell office:value-type="float" office:value="30477.0095" calcext:value-type="float">
            <text:p>30477.0095</text:p>
          </table:table-cell>
          <table:table-cell table:formula="of:=[.H455]-[.E455]" office:value-type="float" office:value="148.439300000002" calcext:value-type="float">
            <text:p>148.4393</text:p>
          </table:table-cell>
          <table:table-cell/>
          <table:table-cell office:value-type="float" office:value="44037" calcext:value-type="float">
            <text:p>440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0038H00M00S" calcext:value-type="time">
            <text:p>20038:00:00</text:p>
          </table:table-cell>
          <table:table-cell office:value-type="float" office:value="25703.0736" calcext:value-type="float">
            <text:p>25703.0736</text:p>
          </table:table-cell>
          <table:table-cell table:number-columns-repeated="2"/>
          <table:table-cell office:value-type="float" office:value="26852.3856" calcext:value-type="float">
            <text:p>26852.3856</text:p>
          </table:table-cell>
          <table:table-cell table:number-columns-repeated="2"/>
          <table:table-cell office:value-type="float" office:value="26947.4228" calcext:value-type="float">
            <text:p>26947.4228</text:p>
          </table:table-cell>
          <table:table-cell table:formula="of:=[.H456]-[.E456]" office:value-type="float" office:value="95.0371999999988" calcext:value-type="float">
            <text:p>95.0372</text:p>
          </table:table-cell>
          <table:table-cell/>
          <table:table-cell office:value-type="float" office:value="35810" calcext:value-type="float">
            <text:p>35810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307H00M00S" calcext:value-type="time">
            <text:p>2307:00:00</text:p>
          </table:table-cell>
          <table:table-cell office:value-type="float" office:value="30400.0368" calcext:value-type="float">
            <text:p>30400.0368</text:p>
          </table:table-cell>
          <table:table-cell table:number-columns-repeated="2"/>
          <table:table-cell office:value-type="float" office:value="32393.4461" calcext:value-type="float">
            <text:p>32393.4461</text:p>
          </table:table-cell>
          <table:table-cell table:number-columns-repeated="2"/>
          <table:table-cell office:value-type="float" office:value="32681.2797" calcext:value-type="float">
            <text:p>32681.2797</text:p>
          </table:table-cell>
          <table:table-cell table:formula="of:=[.H457]-[.E457]" office:value-type="float" office:value="287.833599999998" calcext:value-type="float">
            <text:p>287.8336</text:p>
          </table:table-cell>
          <table:table-cell/>
          <table:table-cell office:value-type="float" office:value="42449" calcext:value-type="float">
            <text:p>42449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47600H00M00S" calcext:value-type="time">
            <text:p>47600:00:00</text:p>
          </table:table-cell>
          <table:table-cell office:value-type="float" office:value="35145.8178" calcext:value-type="float">
            <text:p>35145.8178</text:p>
          </table:table-cell>
          <table:table-cell table:number-columns-repeated="2"/>
          <table:table-cell office:value-type="float" office:value="37509.7395" calcext:value-type="float">
            <text:p>37509.7395</text:p>
          </table:table-cell>
          <table:table-cell table:number-columns-repeated="2"/>
          <table:table-cell office:value-type="float" office:value="37667.3894" calcext:value-type="float">
            <text:p>37667.3894</text:p>
          </table:table-cell>
          <table:table-cell table:formula="of:=[.H458]-[.E458]" office:value-type="float" office:value="157.649899999997" calcext:value-type="float">
            <text:p>157.6499</text:p>
          </table:table-cell>
          <table:table-cell/>
          <table:table-cell office:value-type="float" office:value="52533" calcext:value-type="float">
            <text:p>5253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4225H00M00S" calcext:value-type="time">
            <text:p>24225:00:00</text:p>
          </table:table-cell>
          <table:table-cell office:value-type="float" office:value="27136.2315" calcext:value-type="float">
            <text:p>27136.2315</text:p>
          </table:table-cell>
          <table:table-cell table:number-columns-repeated="2"/>
          <table:table-cell office:value-type="float" office:value="29746.3922" calcext:value-type="float">
            <text:p>29746.3922</text:p>
          </table:table-cell>
          <table:table-cell table:number-columns-repeated="2"/>
          <table:table-cell office:value-type="float" office:value="29842.5305" calcext:value-type="float">
            <text:p>29842.5305</text:p>
          </table:table-cell>
          <table:table-cell table:formula="of:=[.H459]-[.E459]" office:value-type="float" office:value="96.1383000000023" calcext:value-type="float">
            <text:p>96.1383</text:p>
          </table:table-cell>
          <table:table-cell/>
          <table:table-cell office:value-type="float" office:value="39965" calcext:value-type="float">
            <text:p>39965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6312H00M00S" calcext:value-type="time">
            <text:p>6312:00:00</text:p>
          </table:table-cell>
          <table:table-cell office:value-type="float" office:value="24332.7843" calcext:value-type="float">
            <text:p>24332.7843</text:p>
          </table:table-cell>
          <table:table-cell table:number-columns-repeated="2"/>
          <table:table-cell office:value-type="float" office:value="27039.3871" calcext:value-type="float">
            <text:p>27039.3871</text:p>
          </table:table-cell>
          <table:table-cell table:number-columns-repeated="2"/>
          <table:table-cell office:value-type="float" office:value="27164.3957" calcext:value-type="float">
            <text:p>27164.3957</text:p>
          </table:table-cell>
          <table:table-cell table:formula="of:=[.H460]-[.E460]" office:value-type="float" office:value="125.008600000001" calcext:value-type="float">
            <text:p>125.0086</text:p>
          </table:table-cell>
          <table:table-cell/>
          <table:table-cell office:value-type="float" office:value="34452" calcext:value-type="float">
            <text:p>34452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8213H00M00S" calcext:value-type="time">
            <text:p>28213:00:00</text:p>
          </table:table-cell>
          <table:table-cell office:value-type="float" office:value="38642.4889" calcext:value-type="float">
            <text:p>38642.4889</text:p>
          </table:table-cell>
          <table:table-cell table:number-columns-repeated="2"/>
          <table:table-cell office:value-type="float" office:value="40093.3385" calcext:value-type="float">
            <text:p>40093.3385</text:p>
          </table:table-cell>
          <table:table-cell table:number-columns-repeated="2"/>
          <table:table-cell office:value-type="float" office:value="40280.9313" calcext:value-type="float">
            <text:p>40280.9313</text:p>
          </table:table-cell>
          <table:table-cell table:formula="of:=[.H461]-[.E461]" office:value-type="float" office:value="187.592799999999" calcext:value-type="float">
            <text:p>187.5928</text:p>
          </table:table-cell>
          <table:table-cell/>
          <table:table-cell office:value-type="float" office:value="51373" calcext:value-type="float">
            <text:p>51373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2073H00M00S" calcext:value-type="time">
            <text:p>12073:00:00</text:p>
          </table:table-cell>
          <table:table-cell office:value-type="float" office:value="30846.5512" calcext:value-type="float">
            <text:p>30846.5512</text:p>
          </table:table-cell>
          <table:table-cell table:number-columns-repeated="2"/>
          <table:table-cell office:value-type="float" office:value="30852.0636" calcext:value-type="float">
            <text:p>30852.0636</text:p>
          </table:table-cell>
          <table:table-cell table:number-columns-repeated="2"/>
          <table:table-cell office:value-type="float" office:value="30853.4116" calcext:value-type="float">
            <text:p>30853.4116</text:p>
          </table:table-cell>
          <table:table-cell table:formula="of:=[.H462]-[.E462]" office:value-type="float" office:value="1.34799999999814" calcext:value-type="float">
            <text:p>1.348</text:p>
          </table:table-cell>
          <table:table-cell/>
          <table:table-cell office:value-type="float" office:value="39737" calcext:value-type="float">
            <text:p>39737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29481H00M00S" calcext:value-type="time">
            <text:p>29481:00:00</text:p>
          </table:table-cell>
          <table:table-cell office:value-type="float" office:value="17697.8536" calcext:value-type="float">
            <text:p>17697.8536</text:p>
          </table:table-cell>
          <table:table-cell table:number-columns-repeated="2"/>
          <table:table-cell office:value-type="float" office:value="17943.7148" calcext:value-type="float">
            <text:p>17943.7148</text:p>
          </table:table-cell>
          <table:table-cell table:number-columns-repeated="2"/>
          <table:table-cell office:value-type="float" office:value="17993.4493" calcext:value-type="float">
            <text:p>17993.4493</text:p>
          </table:table-cell>
          <table:table-cell table:formula="of:=[.H463]-[.E463]" office:value-type="float" office:value="49.7344999999987" calcext:value-type="float">
            <text:p>49.7345</text:p>
          </table:table-cell>
          <table:table-cell/>
          <table:table-cell office:value-type="float" office:value="25404" calcext:value-type="float">
            <text:p>25404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3259H00M00S" calcext:value-type="time">
            <text:p>13259:00:00</text:p>
          </table:table-cell>
          <table:table-cell office:value-type="float" office:value="28148.2209" calcext:value-type="float">
            <text:p>28148.2209</text:p>
          </table:table-cell>
          <table:table-cell table:number-columns-repeated="2"/>
          <table:table-cell office:value-type="float" office:value="31026.5572" calcext:value-type="float">
            <text:p>31026.5572</text:p>
          </table:table-cell>
          <table:table-cell table:number-columns-repeated="2"/>
          <table:table-cell office:value-type="float" office:value="31161.8075" calcext:value-type="float">
            <text:p>31161.8075</text:p>
          </table:table-cell>
          <table:table-cell table:formula="of:=[.H464]-[.E464]" office:value-type="float" office:value="135.2503" calcext:value-type="float">
            <text:p>135.2503</text:p>
          </table:table-cell>
          <table:table-cell/>
          <table:table-cell office:value-type="float" office:value="34921" calcext:value-type="float">
            <text:p>3492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35043H00M00S" calcext:value-type="time">
            <text:p>35043:00:00</text:p>
          </table:table-cell>
          <table:table-cell office:value-type="float" office:value="17266.3352" calcext:value-type="float">
            <text:p>17266.3352</text:p>
          </table:table-cell>
          <table:table-cell table:number-columns-repeated="2"/>
          <table:table-cell office:value-type="float" office:value="18790.005" calcext:value-type="float">
            <text:p>18790.005</text:p>
          </table:table-cell>
          <table:table-cell table:number-columns-repeated="2"/>
          <table:table-cell office:value-type="float" office:value="18912.5278" calcext:value-type="float">
            <text:p>18912.5278</text:p>
          </table:table-cell>
          <table:table-cell table:formula="of:=[.H465]-[.E465]" office:value-type="float" office:value="122.522799999999" calcext:value-type="float">
            <text:p>122.5228</text:p>
          </table:table-cell>
          <table:table-cell/>
          <table:table-cell office:value-type="float" office:value="24191" calcext:value-type="float">
            <text:p>24191</text:p>
          </table:table-cell>
          <table:table-cell table:number-columns-repeated="1013"/>
        </table:table-row>
        <table:table-row table:style-name="ro1">
          <table:table-cell table:style-name="ce1" office:value-type="time" office:time-value="PT17028H00M00S" calcext:value-type="time">
            <text:p>17028:00:00</text:p>
          </table:table-cell>
          <table:table-cell office:value-type="float" office:value="44642.4946" calcext:value-type="float">
            <text:p>44642.4946</text:p>
          </table:table-cell>
          <table:table-cell table:number-columns-repeated="2"/>
          <table:table-cell office:value-type="float" office:value="46065.7802" calcext:value-type="float">
            <text:p>46065.7802</text:p>
          </table:table-cell>
          <table:table-cell table:number-columns-repeated="2"/>
          <table:table-cell office:value-type="float" office:value="46272.9072" calcext:value-type="float">
            <text:p>46272.9072</text:p>
          </table:table-cell>
          <table:table-cell table:formula="of:=[.H466]-[.E466]" office:value-type="float" office:value="207.127" calcext:value-type="float">
            <text:p>207.127</text:p>
          </table:table-cell>
          <table:table-cell/>
          <table:table-cell office:value-type="float" office:value="51143" calcext:value-type="float">
            <text:p>51143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6" table:formula="of:=AVERAGE([.B417:.B466])" office:value-type="float" office:value="27343.278072" calcext:value-type="float">
            <text:p>27343.278072</text:p>
          </table:table-cell>
          <table:table-cell table:style-name="ce6" table:number-columns-repeated="2"/>
          <table:table-cell table:style-name="ce6" table:formula="of:=AVERAGE([.E417:.E466])" office:value-type="float" office:value="29117.580364" calcext:value-type="float">
            <text:p>29117.580364</text:p>
          </table:table-cell>
          <table:table-cell table:style-name="ce6" table:number-columns-repeated="2"/>
          <table:table-cell table:style-name="ce6" table:formula="of:=AVERAGE([.H417:.H466])" office:value-type="float" office:value="29254.036546" calcext:value-type="float">
            <text:p>29254.036546</text:p>
          </table:table-cell>
          <table:table-cell table:formula="of:=[.H467]-[.E467]" office:value-type="float" office:value="136.456182000027" calcext:value-type="float">
            <text:p>136.456182</text:p>
          </table:table-cell>
          <table:table-cell table:style-name="ce6"/>
          <table:table-cell table:style-name="ce6" table:formula="of:=AVERAGE([.K417:.K466])" office:value-type="float" office:value="37181.18" calcext:value-type="float">
            <text:p>37181.18</text:p>
          </table:table-cell>
          <table:table-cell table:style-name="ce6" table:number-columns-repeated="1013"/>
        </table:table-row>
        <table:table-row table:style-name="ro1" table:number-rows-repeated="1048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-basic-time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 office:value-type="time" office:time-value="PT2910H00M00S" calcext:value-type="time">
            <text:p>29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9022H00M00S" calcext:value-type="time">
            <text:p>290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0151H00M00S" calcext:value-type="time">
            <text:p>201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4342H00M00S" calcext:value-type="time">
            <text:p>243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3277H00M00S" calcext:value-type="time">
            <text:p>232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63981H00M00S" calcext:value-type="time">
            <text:p>639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46841H00M00S" calcext:value-type="time">
            <text:p>468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6358H00M00S" calcext:value-type="time">
            <text:p>63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48218H00M00S" calcext:value-type="time">
            <text:p>482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52378H00M00S" calcext:value-type="time">
            <text:p>523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5574H00M00S" calcext:value-type="time">
            <text:p>155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4228H00M00S" calcext:value-type="time">
            <text:p>642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810H00M00S" calcext:value-type="time">
            <text:p>68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3940H00M00S" calcext:value-type="time">
            <text:p>339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5932H00M00S" calcext:value-type="time">
            <text:p>359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15599H00M00S" calcext:value-type="time">
            <text:p>155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3589H00M00S" calcext:value-type="time">
            <text:p>535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26933H00M00S" calcext:value-type="time">
            <text:p>269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017H00M00S" calcext:value-type="time">
            <text:p>50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time" office:time-value="PT1787H00M00S" calcext:value-type="time">
            <text:p>17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1300H00M00S" calcext:value-type="time">
            <text:p>613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9833H00M00S" calcext:value-type="time">
            <text:p>98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8345H00M00S" calcext:value-type="time">
            <text:p>2834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7780H00M00S" calcext:value-type="time">
            <text:p>177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6805H00M00S" calcext:value-type="time">
            <text:p>268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7476H00M00S" calcext:value-type="time">
            <text:p>174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9290H00M00S" calcext:value-type="time">
            <text:p>292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4529H00M00S" calcext:value-type="time">
            <text:p>245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21353H00M00S" calcext:value-type="time">
            <text:p>213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1849H00M00S" calcext:value-type="time">
            <text:p>118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9009H00M00S" calcext:value-type="time">
            <text:p>190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3100H00M00S" calcext:value-type="time">
            <text:p>231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1242H00M00S" calcext:value-type="time">
            <text:p>212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8469H00M00S" calcext:value-type="time">
            <text:p>84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5370H00M00S" calcext:value-type="time">
            <text:p>53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143H00M00S" calcext:value-type="time">
            <text:p>41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21612H00M00S" calcext:value-type="time">
            <text:p>216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4241H00M00S" calcext:value-type="time">
            <text:p>142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9350H00M00S" calcext:value-type="time">
            <text:p>293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58029H00M00S" calcext:value-type="time">
            <text:p>580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6067H00M00S" calcext:value-type="time">
            <text:p>460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1459H00M00S" calcext:value-type="time">
            <text:p>114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5638H00M00S" calcext:value-type="time">
            <text:p>2563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7333H00M00S" calcext:value-type="time">
            <text:p>73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403H00M00S" calcext:value-type="time">
            <text:p>4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12313H00M00S" calcext:value-type="time">
            <text:p>123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49873H00M00S" calcext:value-type="time">
            <text:p>498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5825H00M00S" calcext:value-type="time">
            <text:p>582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0975H00M00S" calcext:value-type="time">
            <text:p>109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12740H00M00S" calcext:value-type="time">
            <text:p>127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:.B50])" office:value-type="float" office:value="0" calcext:value-type="float">
            <text:p>0</text:p>
          </table:table-cell>
          <table:table-cell table:style-name="ce4" table:number-columns-repeated="2"/>
          <table:table-cell table:style-name="ce4" table:formula="of:=AVERAGE([.E1:.E50])" office:value-type="float" office:value="7.62" calcext:value-type="float">
            <text:p>7.62</text:p>
          </table:table-cell>
          <table:table-cell table:style-name="ce4" table:number-columns-repeated="2"/>
          <table:table-cell table:style-name="ce4" table:formula="of:=AVERAGE([.H1:.H50])" office:value-type="float" office:value="13.48" calcext:value-type="float">
            <text:p>13.48</text:p>
          </table:table-cell>
          <table:table-cell table:style-name="ce4" table:number-columns-repeated="2"/>
          <table:table-cell table:style-name="ce4" table:formula="of:=AVERAGE([.K1:.K50])" office:value-type="float" office:value="3.8" calcext:value-type="float">
            <text:p>3.8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25173H00M00S" calcext:value-type="time">
            <text:p>251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34901H00M00S" calcext:value-type="time">
            <text:p>349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1459H00M00S" calcext:value-type="time">
            <text:p>6145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6421H00M00S" calcext:value-type="time">
            <text:p>564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8826H00M00S" calcext:value-type="time">
            <text:p>188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18567H00M00S" calcext:value-type="time">
            <text:p>1856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2068H00M00S" calcext:value-type="time">
            <text:p>420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77H00M00S" calcext:value-type="time">
            <text:p>5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5423H00M00S" calcext:value-type="time">
            <text:p>154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62035H00M00S" calcext:value-type="time">
            <text:p>6203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54964H00M00S" calcext:value-type="time">
            <text:p>549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4992H00M00S" calcext:value-type="time">
            <text:p>49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19239H00M00S" calcext:value-type="time">
            <text:p>1923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0915H00M00S" calcext:value-type="time">
            <text:p>109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9917H00M00S" calcext:value-type="time">
            <text:p>1991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58797H00M00S" calcext:value-type="time">
            <text:p>587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30637H00M00S" calcext:value-type="time">
            <text:p>306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7400H00M00S" calcext:value-type="time">
            <text:p>74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28753H00M00S" calcext:value-type="time">
            <text:p>287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3961H00M00S" calcext:value-type="time">
            <text:p>396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4703H00M00S" calcext:value-type="time">
            <text:p>47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19458H00M00S" calcext:value-type="time">
            <text:p>194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6433H00M00S" calcext:value-type="time">
            <text:p>64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2427H00M00S" calcext:value-type="time">
            <text:p>224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2976H00M00S" calcext:value-type="time">
            <text:p>529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54323H00M00S" calcext:value-type="time">
            <text:p>543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5626H00M00S" calcext:value-type="time">
            <text:p>356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35820H00M00S" calcext:value-type="time">
            <text:p>358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5218H00M00S" calcext:value-type="time">
            <text:p>52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25265H00M00S" calcext:value-type="time">
            <text:p>252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1178H00M00S" calcext:value-type="time">
            <text:p>2117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56003H00M00S" calcext:value-type="time">
            <text:p>560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10531H00M00S" calcext:value-type="time">
            <text:p>1053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5219H00M00S" calcext:value-type="time">
            <text:p>552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3357H00M00S" calcext:value-type="time">
            <text:p>333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64227H00M00S" calcext:value-type="time">
            <text:p>642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6789H00M00S" calcext:value-type="time">
            <text:p>67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57488H00M00S" calcext:value-type="time">
            <text:p>5748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59946H00M00S" calcext:value-type="time">
            <text:p>599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3171H00M00S" calcext:value-type="time">
            <text:p>331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33416H00M00S" calcext:value-type="time">
            <text:p>334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22166H00M00S" calcext:value-type="time">
            <text:p>221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25211H00M00S" calcext:value-type="time">
            <text:p>252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34582H00M00S" calcext:value-type="time">
            <text:p>345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6160H00M00S" calcext:value-type="time">
            <text:p>2616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28970H00M00S" calcext:value-type="time">
            <text:p>2897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13596H00M00S" calcext:value-type="time">
            <text:p>135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4480H00M00S" calcext:value-type="time">
            <text:p>244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17741H00M00S" calcext:value-type="time">
            <text:p>177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41374H00M00S" calcext:value-type="time">
            <text:p>413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53:.B102])" office:value-type="float" office:value="0.34" calcext:value-type="float">
            <text:p>0.34</text:p>
          </table:table-cell>
          <table:table-cell table:style-name="ce4" table:number-columns-repeated="2"/>
          <table:table-cell table:style-name="ce4" table:formula="of:=AVERAGE([.E53:.E102])" office:value-type="float" office:value="12.04" calcext:value-type="float">
            <text:p>12.04</text:p>
          </table:table-cell>
          <table:table-cell table:style-name="ce4" table:number-columns-repeated="2"/>
          <table:table-cell table:style-name="ce4" table:formula="of:=AVERAGE([.H53:.H102])" office:value-type="float" office:value="20.92" calcext:value-type="float">
            <text:p>20.92</text:p>
          </table:table-cell>
          <table:table-cell table:style-name="ce4" table:number-columns-repeated="2"/>
          <table:table-cell table:style-name="ce4" table:formula="of:=AVERAGE([.K53:.K102])" office:value-type="float" office:value="6.48" calcext:value-type="float">
            <text:p>6.48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9819H00M00S" calcext:value-type="time">
            <text:p>981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50540H00M00S" calcext:value-type="time">
            <text:p>5054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time" office:time-value="PT18353H00M00S" calcext:value-type="time">
            <text:p>1835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0301H00M00S" calcext:value-type="time">
            <text:p>103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7572H00M00S" calcext:value-type="time">
            <text:p>1757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17069H00M00S" calcext:value-type="time">
            <text:p>1706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0426H00M00S" calcext:value-type="time">
            <text:p>104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5554H00M00S" calcext:value-type="time">
            <text:p>555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30657H00M00S" calcext:value-type="time">
            <text:p>3065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52285H00M00S" calcext:value-type="time">
            <text:p>5228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9600H00M00S" calcext:value-type="time">
            <text:p>96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27611H00M00S" calcext:value-type="time">
            <text:p>276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13074H00M00S" calcext:value-type="time">
            <text:p>1307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35813H00M00S" calcext:value-type="time">
            <text:p>3581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35375H00M00S" calcext:value-type="time">
            <text:p>353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2705H00M00S" calcext:value-type="time">
            <text:p>27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5261H00M00S" calcext:value-type="time">
            <text:p>526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5397H00M00S" calcext:value-type="time">
            <text:p>53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time" office:time-value="PT29839H00M00S" calcext:value-type="time">
            <text:p>2983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44877H00M00S" calcext:value-type="time">
            <text:p>448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16560H00M00S" calcext:value-type="time">
            <text:p>1656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9452H00M00S" calcext:value-type="time">
            <text:p>945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4825H00M00S" calcext:value-type="time">
            <text:p>482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time" office:time-value="PT30293H00M00S" calcext:value-type="time">
            <text:p>3029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27339H00M00S" calcext:value-type="time">
            <text:p>2733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33977H00M00S" calcext:value-type="time">
            <text:p>339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23982H00M00S" calcext:value-type="time">
            <text:p>2398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27807H00M00S" calcext:value-type="time">
            <text:p>278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12142H00M00S" calcext:value-type="time">
            <text:p>121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5819H00M00S" calcext:value-type="time">
            <text:p>581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1096H00M00S" calcext:value-type="time">
            <text:p>109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5396H00M00S" calcext:value-type="time">
            <text:p>1539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9475H00M00S" calcext:value-type="time">
            <text:p>194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53592H00M00S" calcext:value-type="time">
            <text:p>5359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10078H00M00S" calcext:value-type="time">
            <text:p>100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30346H00M00S" calcext:value-type="time">
            <text:p>3034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5829H00M00S" calcext:value-type="time">
            <text:p>582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5016H00M00S" calcext:value-type="time">
            <text:p>2501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63601H00M00S" calcext:value-type="time">
            <text:p>636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4305H00M00S" calcext:value-type="time">
            <text:p>430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596H00M00S" calcext:value-type="time">
            <text:p>59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24764H00M00S" calcext:value-type="time">
            <text:p>247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40827H00M00S" calcext:value-type="time">
            <text:p>4082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time" office:time-value="PT9966H00M00S" calcext:value-type="time">
            <text:p>996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24089H00M00S" calcext:value-type="time">
            <text:p>2408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4875H00M00S" calcext:value-type="time">
            <text:p>48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35570H00M00S" calcext:value-type="time">
            <text:p>3557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335H00M00S" calcext:value-type="time">
            <text:p>33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24413H00M00S" calcext:value-type="time">
            <text:p>2441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31591H00M00S" calcext:value-type="time">
            <text:p>3159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05:.B154])" office:value-type="float" office:value="0.92" calcext:value-type="float">
            <text:p>0.92</text:p>
          </table:table-cell>
          <table:table-cell table:style-name="ce4" table:number-columns-repeated="2"/>
          <table:table-cell table:style-name="ce4" table:formula="of:=AVERAGE([.E105:.E154])" office:value-type="float" office:value="16.44" calcext:value-type="float">
            <text:p>16.44</text:p>
          </table:table-cell>
          <table:table-cell table:style-name="ce4" table:number-columns-repeated="2"/>
          <table:table-cell table:style-name="ce4" table:formula="of:=AVERAGE([.H105:.H154])" office:value-type="float" office:value="31.68" calcext:value-type="float">
            <text:p>31.68</text:p>
          </table:table-cell>
          <table:table-cell table:style-name="ce4" table:number-columns-repeated="2"/>
          <table:table-cell table:style-name="ce4" table:formula="of:=AVERAGE([.K105:.K154])" office:value-type="float" office:value="12.02" calcext:value-type="float">
            <text:p>12.02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58462H00M00S" calcext:value-type="time">
            <text:p>5846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4305H00M00S" calcext:value-type="time">
            <text:p>1430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57378H00M00S" calcext:value-type="time">
            <text:p>5737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1067H00M00S" calcext:value-type="time">
            <text:p>1106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13584H00M00S" calcext:value-type="time">
            <text:p>1358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4849H00M00S" calcext:value-type="time">
            <text:p>484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27999H00M00S" calcext:value-type="time">
            <text:p>2799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time" office:time-value="PT9209H00M00S" calcext:value-type="time">
            <text:p>920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9707H00M00S" calcext:value-type="time">
            <text:p>197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time" office:time-value="PT56233H00M00S" calcext:value-type="time">
            <text:p>5623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39683H00M00S" calcext:value-type="time">
            <text:p>3968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3480H00M00S" calcext:value-type="time">
            <text:p>348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12316H00M00S" calcext:value-type="time">
            <text:p>1231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time" office:time-value="PT33082H00M00S" calcext:value-type="time">
            <text:p>3308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2017H00M00S" calcext:value-type="time">
            <text:p>201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43477H00M00S" calcext:value-type="time">
            <text:p>434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25726H00M00S" calcext:value-type="time">
            <text:p>257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28686H00M00S" calcext:value-type="time">
            <text:p>2868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47375H00M00S" calcext:value-type="time">
            <text:p>473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office:value-type="time" office:time-value="PT63006H00M00S" calcext:value-type="time">
            <text:p>6300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4849H00M00S" calcext:value-type="time">
            <text:p>484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time" office:time-value="PT9670H00M00S" calcext:value-type="time">
            <text:p>967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19565H00M00S" calcext:value-type="time">
            <text:p>1956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3268H00M00S" calcext:value-type="time">
            <text:p>1326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23598H00M00S" calcext:value-type="time">
            <text:p>2359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time" office:time-value="PT11635H00M00S" calcext:value-type="time">
            <text:p>1163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38137H00M00S" calcext:value-type="time">
            <text:p>381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18579H00M00S" calcext:value-type="time">
            <text:p>1857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62250H00M00S" calcext:value-type="time">
            <text:p>6225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31192H00M00S" calcext:value-type="time">
            <text:p>3119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28409H00M00S" calcext:value-type="time">
            <text:p>2840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9695H00M00S" calcext:value-type="time">
            <text:p>969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2115H00M00S" calcext:value-type="time">
            <text:p>211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time" office:time-value="PT17162H00M00S" calcext:value-type="time">
            <text:p>1716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4429H00M00S" calcext:value-type="time">
            <text:p>1442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13298H00M00S" calcext:value-type="time">
            <text:p>1329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3515H00M00S" calcext:value-type="time">
            <text:p>351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63516H00M00S" calcext:value-type="time">
            <text:p>6351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23607H00M00S" calcext:value-type="time">
            <text:p>236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7118H00M00S" calcext:value-type="time">
            <text:p>711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55151H00M00S" calcext:value-type="time">
            <text:p>5515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59871H00M00S" calcext:value-type="time">
            <text:p>5987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13946H00M00S" calcext:value-type="time">
            <text:p>1394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2222H00M00S" calcext:value-type="time">
            <text:p>222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time" office:time-value="PT2412H00M00S" calcext:value-type="time">
            <text:p>241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44626H00M00S" calcext:value-type="time">
            <text:p>446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2571H00M00S" calcext:value-type="time">
            <text:p>257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time" office:time-value="PT7610H00M00S" calcext:value-type="time">
            <text:p>761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4518H00M00S" calcext:value-type="time">
            <text:p>451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39665H00M00S" calcext:value-type="time">
            <text:p>3966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157:.B206])" office:value-type="float" office:value="1.24" calcext:value-type="float">
            <text:p>1.24</text:p>
          </table:table-cell>
          <table:table-cell table:style-name="ce4" table:number-columns-repeated="2"/>
          <table:table-cell table:style-name="ce4" table:formula="of:=AVERAGE([.E157:.E206])" office:value-type="float" office:value="23.74" calcext:value-type="float">
            <text:p>23.74</text:p>
          </table:table-cell>
          <table:table-cell table:style-name="ce4" table:number-columns-repeated="2"/>
          <table:table-cell table:style-name="ce4" table:formula="of:=AVERAGE([.H157:.H206])" office:value-type="float" office:value="46.84" calcext:value-type="float">
            <text:p>46.84</text:p>
          </table:table-cell>
          <table:table-cell table:style-name="ce4" table:number-columns-repeated="2"/>
          <table:table-cell table:style-name="ce4" table:formula="of:=AVERAGE([.K157:.K206])" office:value-type="float" office:value="21.68" calcext:value-type="float">
            <text:p>21.68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64078H00M00S" calcext:value-type="time">
            <text:p>6407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59071H00M00S" calcext:value-type="time">
            <text:p>5907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time" office:time-value="PT7866H00M00S" calcext:value-type="time">
            <text:p>786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time" office:time-value="PT27799H00M00S" calcext:value-type="time">
            <text:p>2779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18461H00M00S" calcext:value-type="time">
            <text:p>1846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time" office:time-value="PT46742H00M00S" calcext:value-type="time">
            <text:p>4674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20566H00M00S" calcext:value-type="time">
            <text:p>2056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29761H00M00S" calcext:value-type="time">
            <text:p>2976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23332H00M00S" calcext:value-type="time">
            <text:p>2333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time" office:time-value="PT5500H00M00S" calcext:value-type="time">
            <text:p>55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time" office:time-value="PT10633H00M00S" calcext:value-type="time">
            <text:p>1063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time" office:time-value="PT12024H00M00S" calcext:value-type="time">
            <text:p>1202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time" office:time-value="PT8204H00M00S" calcext:value-type="time">
            <text:p>820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office:value-type="time" office:time-value="PT38976H00M00S" calcext:value-type="time">
            <text:p>3897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time" office:time-value="PT1321H00M00S" calcext:value-type="time">
            <text:p>132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873H00M00S" calcext:value-type="time">
            <text:p>87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time" office:time-value="PT16764H00M00S" calcext:value-type="time">
            <text:p>1676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time" office:time-value="PT9332H00M00S" calcext:value-type="time">
            <text:p>933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13608H00M00S" calcext:value-type="time">
            <text:p>1360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time" office:time-value="PT6925H00M00S" calcext:value-type="time">
            <text:p>692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11403H00M00S" calcext:value-type="time">
            <text:p>1140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time" office:time-value="PT43474H00M00S" calcext:value-type="time">
            <text:p>4347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900H00M00S" calcext:value-type="time">
            <text:p>19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36837H00M00S" calcext:value-type="time">
            <text:p>368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56342H00M00S" calcext:value-type="time">
            <text:p>5634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time" office:time-value="PT9145H00M00S" calcext:value-type="time">
            <text:p>914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time" office:time-value="PT45098H00M00S" calcext:value-type="time">
            <text:p>4509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time" office:time-value="PT22010H00M00S" calcext:value-type="time">
            <text:p>2201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60636H00M00S" calcext:value-type="time">
            <text:p>6063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3085H00M00S" calcext:value-type="time">
            <text:p>308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time" office:time-value="PT6050H00M00S" calcext:value-type="time">
            <text:p>605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6615H00M00S" calcext:value-type="time">
            <text:p>661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time" office:time-value="PT7283H00M00S" calcext:value-type="time">
            <text:p>728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time" office:time-value="PT6066H00M00S" calcext:value-type="time">
            <text:p>606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60136H00M00S" calcext:value-type="time">
            <text:p>6013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19645H00M00S" calcext:value-type="time">
            <text:p>1964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time" office:time-value="PT32332H00M00S" calcext:value-type="time">
            <text:p>3233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time" office:time-value="PT33275H00M00S" calcext:value-type="time">
            <text:p>3327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27210H00M00S" calcext:value-type="time">
            <text:p>2721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time" office:time-value="PT13319H00M00S" calcext:value-type="time">
            <text:p>1331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30719H00M00S" calcext:value-type="time">
            <text:p>3071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9487H00M00S" calcext:value-type="time">
            <text:p>948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time" office:time-value="PT64883H00M00S" calcext:value-type="time">
            <text:p>6488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25027H00M00S" calcext:value-type="time">
            <text:p>2502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54776H00M00S" calcext:value-type="time">
            <text:p>5477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time" office:time-value="PT41204H00M00S" calcext:value-type="time">
            <text:p>4120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time" office:time-value="PT4896H00M00S" calcext:value-type="time">
            <text:p>489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time" office:time-value="PT58112H00M00S" calcext:value-type="time">
            <text:p>5811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1149H00M00S" calcext:value-type="time">
            <text:p>2114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19610H00M00S" calcext:value-type="time">
            <text:p>1961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209:.B258])" office:value-type="float" office:value="2.14" calcext:value-type="float">
            <text:p>2.14</text:p>
          </table:table-cell>
          <table:table-cell table:style-name="ce4" table:number-columns-repeated="2"/>
          <table:table-cell table:style-name="ce4" table:formula="of:=AVERAGE([.E209:.E258])" office:value-type="float" office:value="33.16" calcext:value-type="float">
            <text:p>33.16</text:p>
          </table:table-cell>
          <table:table-cell table:style-name="ce4" table:number-columns-repeated="2"/>
          <table:table-cell table:style-name="ce4" table:formula="of:=AVERAGE([.H209:.H258])" office:value-type="float" office:value="65.38" calcext:value-type="float">
            <text:p>65.38</text:p>
          </table:table-cell>
          <table:table-cell table:style-name="ce4" table:number-columns-repeated="2"/>
          <table:table-cell table:style-name="ce4" table:formula="of:=AVERAGE([.K209:.K258])" office:value-type="float" office:value="39.58" calcext:value-type="float">
            <text:p>39.58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5223H00M00S" calcext:value-type="time">
            <text:p>522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1">
          <table:table-cell office:value-type="time" office:time-value="PT25159H00M00S" calcext:value-type="time">
            <text:p>2515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time" office:time-value="PT64735H00M00S" calcext:value-type="time">
            <text:p>6473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time" office:time-value="PT5929H00M00S" calcext:value-type="time">
            <text:p>592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 office:value-type="time" office:time-value="PT26672H00M00S" calcext:value-type="time">
            <text:p>2667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time" office:time-value="PT18034H00M00S" calcext:value-type="time">
            <text:p>1803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37989H00M00S" calcext:value-type="time">
            <text:p>3798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office:value-type="time" office:time-value="PT2106H00M00S" calcext:value-type="time">
            <text:p>210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64476H00M00S" calcext:value-type="time">
            <text:p>6447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office:value-type="time" office:time-value="PT2456H00M00S" calcext:value-type="time">
            <text:p>245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52604H00M00S" calcext:value-type="time">
            <text:p>5260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time" office:time-value="PT46260H00M00S" calcext:value-type="time">
            <text:p>4626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1">
          <table:table-cell office:value-type="time" office:time-value="PT2532H00M00S" calcext:value-type="time">
            <text:p>253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time" office:time-value="PT33762H00M00S" calcext:value-type="time">
            <text:p>3376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48800H00M00S" calcext:value-type="time">
            <text:p>4880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time" office:time-value="PT41018H00M00S" calcext:value-type="time">
            <text:p>4101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time" office:time-value="PT29518H00M00S" calcext:value-type="time">
            <text:p>2951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46658H00M00S" calcext:value-type="time">
            <text:p>4665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25273H00M00S" calcext:value-type="time">
            <text:p>2527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time" office:time-value="PT55057H00M00S" calcext:value-type="time">
            <text:p>5505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time" office:time-value="PT12825H00M00S" calcext:value-type="time">
            <text:p>1282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14469H00M00S" calcext:value-type="time">
            <text:p>1446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time" office:time-value="PT49812H00M00S" calcext:value-type="time">
            <text:p>4981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time" office:time-value="PT5065H00M00S" calcext:value-type="time">
            <text:p>506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time" office:time-value="PT15567H00M00S" calcext:value-type="time">
            <text:p>1556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33710H00M00S" calcext:value-type="time">
            <text:p>3371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time" office:time-value="PT42402H00M00S" calcext:value-type="time">
            <text:p>4240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34312H00M00S" calcext:value-type="time">
            <text:p>3431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11824H00M00S" calcext:value-type="time">
            <text:p>1182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time" office:time-value="PT31294H00M00S" calcext:value-type="time">
            <text:p>3129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time" office:time-value="PT27269H00M00S" calcext:value-type="time">
            <text:p>2726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time" office:time-value="PT15998H00M00S" calcext:value-type="time">
            <text:p>1599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time" office:time-value="PT30642H00M00S" calcext:value-type="time">
            <text:p>3064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26582H00M00S" calcext:value-type="time">
            <text:p>2658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time" office:time-value="PT10823H00M00S" calcext:value-type="time">
            <text:p>1082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2469H00M00S" calcext:value-type="time">
            <text:p>246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time" office:time-value="PT64575H00M00S" calcext:value-type="time">
            <text:p>6457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time" office:time-value="PT30957H00M00S" calcext:value-type="time">
            <text:p>3095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21809H00M00S" calcext:value-type="time">
            <text:p>2180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1013"/>
        </table:table-row>
        <table:table-row table:style-name="ro1">
          <table:table-cell office:value-type="time" office:time-value="PT23635H00M00S" calcext:value-type="time">
            <text:p>2363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time" office:time-value="PT55358H00M00S" calcext:value-type="time">
            <text:p>5535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time" office:time-value="PT17449H00M00S" calcext:value-type="time">
            <text:p>1744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time" office:time-value="PT45269H00M00S" calcext:value-type="time">
            <text:p>4526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time" office:time-value="PT45372H00M00S" calcext:value-type="time">
            <text:p>4537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46368H00M00S" calcext:value-type="time">
            <text:p>4636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1">
          <table:table-cell office:value-type="time" office:time-value="PT17772H00M00S" calcext:value-type="time">
            <text:p>1777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1">
          <table:table-cell office:value-type="time" office:time-value="PT36765H00M00S" calcext:value-type="time">
            <text:p>3676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time" office:time-value="PT8507H00M00S" calcext:value-type="time">
            <text:p>850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11445H00M00S" calcext:value-type="time">
            <text:p>1144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time" office:time-value="PT51771H00M00S" calcext:value-type="time">
            <text:p>5177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261:.B310])" office:value-type="float" office:value="2.84" calcext:value-type="float">
            <text:p>2.84</text:p>
          </table:table-cell>
          <table:table-cell table:style-name="ce4" table:number-columns-repeated="2"/>
          <table:table-cell table:style-name="ce4" table:formula="of:=AVERAGE([.E261:.E310])" office:value-type="float" office:value="48.72" calcext:value-type="float">
            <text:p>48.72</text:p>
          </table:table-cell>
          <table:table-cell table:style-name="ce4" table:number-columns-repeated="2"/>
          <table:table-cell table:style-name="ce4" table:formula="of:=AVERAGE([.H261:.H310])" office:value-type="float" office:value="91.1" calcext:value-type="float">
            <text:p>91.1</text:p>
          </table:table-cell>
          <table:table-cell table:style-name="ce4" table:number-columns-repeated="2"/>
          <table:table-cell table:style-name="ce4" table:formula="of:=AVERAGE([.K261:.K310])" office:value-type="float" office:value="85.82" calcext:value-type="float">
            <text:p>85.82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50104H00M00S" calcext:value-type="time">
            <text:p>5010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office:value-type="time" office:time-value="PT8191H00M00S" calcext:value-type="time">
            <text:p>819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22752H00M00S" calcext:value-type="time">
            <text:p>2275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time" office:time-value="PT31014H00M00S" calcext:value-type="time">
            <text:p>3101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1">
          <table:table-cell office:value-type="time" office:time-value="PT32906H00M00S" calcext:value-type="time">
            <text:p>3290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6972H00M00S" calcext:value-type="time">
            <text:p>697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time" office:time-value="PT23334H00M00S" calcext:value-type="time">
            <text:p>2333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time" office:time-value="PT47439H00M00S" calcext:value-type="time">
            <text:p>4743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office:value-type="time" office:time-value="PT2256H00M00S" calcext:value-type="time">
            <text:p>225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time" office:time-value="PT50159H00M00S" calcext:value-type="time">
            <text:p>5015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681" calcext:value-type="float">
            <text:p>2681</text:p>
          </table:table-cell>
          <table:table-cell table:number-columns-repeated="1013"/>
        </table:table-row>
        <table:table-row table:style-name="ro1">
          <table:table-cell office:value-type="time" office:time-value="PT28836H00M00S" calcext:value-type="time">
            <text:p>2883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time" office:time-value="PT65205H00M00S" calcext:value-type="time">
            <text:p>6520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time" office:time-value="PT53622H00M00S" calcext:value-type="time">
            <text:p>5362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013"/>
        </table:table-row>
        <table:table-row table:style-name="ro1">
          <table:table-cell office:value-type="time" office:time-value="PT26318H00M00S" calcext:value-type="time">
            <text:p>2631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office:value-type="time" office:time-value="PT42117H00M00S" calcext:value-type="time">
            <text:p>4211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43848H00M00S" calcext:value-type="time">
            <text:p>4384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time" office:time-value="PT25562H00M00S" calcext:value-type="time">
            <text:p>25562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1116H00M00S" calcext:value-type="time">
            <text:p>111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time" office:time-value="PT15700H00M00S" calcext:value-type="time">
            <text:p>1570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time" office:time-value="PT7512H00M00S" calcext:value-type="time">
            <text:p>751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time" office:time-value="PT7028H00M00S" calcext:value-type="time">
            <text:p>702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1">
          <table:table-cell office:value-type="time" office:time-value="PT5013H00M00S" calcext:value-type="time">
            <text:p>501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time" office:time-value="PT56763H00M00S" calcext:value-type="time">
            <text:p>5676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time" office:time-value="PT58129H00M00S" calcext:value-type="time">
            <text:p>5812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time" office:time-value="PT18617H00M00S" calcext:value-type="time">
            <text:p>1861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6626H00M00S" calcext:value-type="time">
            <text:p>662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time" office:time-value="PT58731H00M00S" calcext:value-type="time">
            <text:p>5873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time" office:time-value="PT36938H00M00S" calcext:value-type="time">
            <text:p>3693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5945H00M00S" calcext:value-type="time">
            <text:p>594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time" office:time-value="PT56345H00M00S" calcext:value-type="time">
            <text:p>5634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46131H00M00S" calcext:value-type="time">
            <text:p>4613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time" office:time-value="PT33243H00M00S" calcext:value-type="time">
            <text:p>3324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time" office:time-value="PT48686H00M00S" calcext:value-type="time">
            <text:p>4868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time" office:time-value="PT8273H00M00S" calcext:value-type="time">
            <text:p>827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12135H00M00S" calcext:value-type="time">
            <text:p>1213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time" office:time-value="PT61906H00M00S" calcext:value-type="time">
            <text:p>6190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time" office:time-value="PT37043H00M00S" calcext:value-type="time">
            <text:p>3704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time" office:time-value="PT7310H00M00S" calcext:value-type="time">
            <text:p>731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17172H00M00S" calcext:value-type="time">
            <text:p>1717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time" office:time-value="PT40340H00M00S" calcext:value-type="time">
            <text:p>4034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28953H00M00S" calcext:value-type="time">
            <text:p>2895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013"/>
        </table:table-row>
        <table:table-row table:style-name="ro1">
          <table:table-cell office:value-type="time" office:time-value="PT25839H00M00S" calcext:value-type="time">
            <text:p>2583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time" office:time-value="PT26938H00M00S" calcext:value-type="time">
            <text:p>2693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time" office:time-value="PT40761H00M00S" calcext:value-type="time">
            <text:p>4076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office:value-type="time" office:time-value="PT25406H00M00S" calcext:value-type="time">
            <text:p>2540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time" office:time-value="PT18776H00M00S" calcext:value-type="time">
            <text:p>1877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time" office:time-value="PT4976H00M00S" calcext:value-type="time">
            <text:p>497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26646H00M00S" calcext:value-type="time">
            <text:p>2664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time" office:time-value="PT22646H00M00S" calcext:value-type="time">
            <text:p>2264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office:value-type="time" office:time-value="PT9255H00M00S" calcext:value-type="time">
            <text:p>925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313:.B362])" office:value-type="float" office:value="3.9" calcext:value-type="float">
            <text:p>3.9</text:p>
          </table:table-cell>
          <table:table-cell table:style-name="ce4" table:number-columns-repeated="2"/>
          <table:table-cell table:style-name="ce4" table:formula="of:=AVERAGE([.E313:.E362])" office:value-type="float" office:value="73.54" calcext:value-type="float">
            <text:p>73.54</text:p>
          </table:table-cell>
          <table:table-cell table:style-name="ce4" table:number-columns-repeated="2"/>
          <table:table-cell table:style-name="ce4" table:formula="of:=AVERAGE([.H313:.H362])" office:value-type="float" office:value="124.56" calcext:value-type="float">
            <text:p>124.56</text:p>
          </table:table-cell>
          <table:table-cell table:style-name="ce4" table:number-columns-repeated="2"/>
          <table:table-cell table:style-name="ce4" table:formula="of:=AVERAGE([.K313:.K362])" office:value-type="float" office:value="145.12" calcext:value-type="float">
            <text:p>145.12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2962H00M00S" calcext:value-type="time">
            <text:p>296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time" office:time-value="PT10691H00M00S" calcext:value-type="time">
            <text:p>1069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time" office:time-value="PT41751H00M00S" calcext:value-type="time">
            <text:p>4175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table:number-columns-repeated="1013"/>
        </table:table-row>
        <table:table-row table:style-name="ro1">
          <table:table-cell office:value-type="time" office:time-value="PT34321H00M00S" calcext:value-type="time">
            <text:p>3432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time" office:time-value="PT2639H00M00S" calcext:value-type="time">
            <text:p>263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time" office:time-value="PT27433H00M00S" calcext:value-type="time">
            <text:p>2743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time" office:time-value="PT39945H00M00S" calcext:value-type="time">
            <text:p>39945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11756H00M00S" calcext:value-type="time">
            <text:p>1175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1">
          <table:table-cell office:value-type="time" office:time-value="PT19387H00M00S" calcext:value-type="time">
            <text:p>1938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time" office:time-value="PT8961H00M00S" calcext:value-type="time">
            <text:p>896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time" office:time-value="PT34375H00M00S" calcext:value-type="time">
            <text:p>34375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1013"/>
        </table:table-row>
        <table:table-row table:style-name="ro1">
          <table:table-cell office:value-type="time" office:time-value="PT10986H00M00S" calcext:value-type="time">
            <text:p>1098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time" office:time-value="PT42356H00M00S" calcext:value-type="time">
            <text:p>4235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time" office:time-value="PT22998H00M00S" calcext:value-type="time">
            <text:p>2299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time" office:time-value="PT19475H00M00S" calcext:value-type="time">
            <text:p>1947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time" office:time-value="PT3377H00M00S" calcext:value-type="time">
            <text:p>337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4516H00M00S" calcext:value-type="time">
            <text:p>451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office:value-type="time" office:time-value="PT23443H00M00S" calcext:value-type="time">
            <text:p>2344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time" office:time-value="PT63448H00M00S" calcext:value-type="time">
            <text:p>6344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time" office:time-value="PT25947H00M00S" calcext:value-type="time">
            <text:p>2594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time" office:time-value="PT17426H00M00S" calcext:value-type="time">
            <text:p>1742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time" office:time-value="PT19851H00M00S" calcext:value-type="time">
            <text:p>1985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1">
          <table:table-cell office:value-type="time" office:time-value="PT34908H00M00S" calcext:value-type="time">
            <text:p>3490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1013"/>
        </table:table-row>
        <table:table-row table:style-name="ro1">
          <table:table-cell office:value-type="time" office:time-value="PT26544H00M00S" calcext:value-type="time">
            <text:p>2654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15768H00M00S" calcext:value-type="time">
            <text:p>1576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time" office:time-value="PT18255H00M00S" calcext:value-type="time">
            <text:p>1825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office:value-type="time" office:time-value="PT23394H00M00S" calcext:value-type="time">
            <text:p>2339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1013"/>
        </table:table-row>
        <table:table-row table:style-name="ro1">
          <table:table-cell office:value-type="time" office:time-value="PT5145H00M00S" calcext:value-type="time">
            <text:p>5145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time" office:time-value="PT49536H00M00S" calcext:value-type="time">
            <text:p>4953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1">
          <table:table-cell office:value-type="time" office:time-value="PT28469H00M00S" calcext:value-type="time">
            <text:p>2846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time" office:time-value="PT8184H00M00S" calcext:value-type="time">
            <text:p>818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office:value-type="time" office:time-value="PT28415H00M00S" calcext:value-type="time">
            <text:p>28415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time" office:time-value="PT64457H00M00S" calcext:value-type="time">
            <text:p>64457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time" office:time-value="PT58777H00M00S" calcext:value-type="time">
            <text:p>5877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3"/>
        </table:table-row>
        <table:table-row table:style-name="ro1">
          <table:table-cell office:value-type="time" office:time-value="PT36048H00M00S" calcext:value-type="time">
            <text:p>3604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time" office:time-value="PT11946H00M00S" calcext:value-type="time">
            <text:p>1194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time" office:time-value="PT27997H00M00S" calcext:value-type="time">
            <text:p>27997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office:value-type="time" office:time-value="PT57804H00M00S" calcext:value-type="time">
            <text:p>57804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1">
          <table:table-cell office:value-type="time" office:time-value="PT14454H00M00S" calcext:value-type="time">
            <text:p>1445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time" office:time-value="PT13776H00M00S" calcext:value-type="time">
            <text:p>1377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time" office:time-value="PT13695H00M00S" calcext:value-type="time">
            <text:p>1369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time" office:time-value="PT22017H00M00S" calcext:value-type="time">
            <text:p>2201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time" office:time-value="PT43704H00M00S" calcext:value-type="time">
            <text:p>43704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time" office:time-value="PT58538H00M00S" calcext:value-type="time">
            <text:p>5853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office:value-type="time" office:time-value="PT4972H00M00S" calcext:value-type="time">
            <text:p>4972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1">
          <table:table-cell office:value-type="time" office:time-value="PT54058H00M00S" calcext:value-type="time">
            <text:p>5405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time" office:time-value="PT20433H00M00S" calcext:value-type="time">
            <text:p>2043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21175H00M00S" calcext:value-type="time">
            <text:p>21175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office:value-type="time" office:time-value="PT20676H00M00S" calcext:value-type="time">
            <text:p>2067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time" office:time-value="PT22820H00M00S" calcext:value-type="time">
            <text:p>2282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formula="of:=AVERAGE([.B365:.B414])" office:value-type="float" office:value="4.76" calcext:value-type="float">
            <text:p>4.76</text:p>
          </table:table-cell>
          <table:table-cell table:style-name="ce4" table:number-columns-repeated="2"/>
          <table:table-cell table:style-name="ce4" table:formula="of:=AVERAGE([.E365:.E414])" office:value-type="float" office:value="103.8" calcext:value-type="float">
            <text:p>103.8</text:p>
          </table:table-cell>
          <table:table-cell table:style-name="ce4" table:number-columns-repeated="2"/>
          <table:table-cell table:style-name="ce4" table:formula="of:=AVERAGE([.H365:.H414])" office:value-type="float" office:value="159.56" calcext:value-type="float">
            <text:p>159.56</text:p>
          </table:table-cell>
          <table:table-cell table:style-name="ce4" table:number-columns-repeated="2"/>
          <table:table-cell table:style-name="ce4" table:formula="of:=AVERAGE([.K365:.K414])" office:value-type="float" office:value="217.64" calcext:value-type="float">
            <text:p>217.64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51323H00M00S" calcext:value-type="time">
            <text:p>51323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1">
          <table:table-cell office:value-type="time" office:time-value="PT35152H00M00S" calcext:value-type="time">
            <text:p>35152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office:value-type="time" office:time-value="PT7761H00M00S" calcext:value-type="time">
            <text:p>776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time" office:time-value="PT9846H00M00S" calcext:value-type="time">
            <text:p>9846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1">
          <table:table-cell office:value-type="time" office:time-value="PT3961H00M00S" calcext:value-type="time">
            <text:p>396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1">
          <table:table-cell office:value-type="time" office:time-value="PT14709H00M00S" calcext:value-type="time">
            <text:p>14709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time" office:time-value="PT46193H00M00S" calcext:value-type="time">
            <text:p>4619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office:value-type="time" office:time-value="PT4191H00M00S" calcext:value-type="time">
            <text:p>419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office:value-type="time" office:time-value="PT13713H00M00S" calcext:value-type="time">
            <text:p>1371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office:value-type="time" office:time-value="PT12114H00M00S" calcext:value-type="time">
            <text:p>12114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3"/>
        </table:table-row>
        <table:table-row table:style-name="ro1">
          <table:table-cell office:value-type="time" office:time-value="PT43265H00M00S" calcext:value-type="time">
            <text:p>43265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1">
          <table:table-cell office:value-type="time" office:time-value="PT2333H00M00S" calcext:value-type="time">
            <text:p>233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time" office:time-value="PT57873H00M00S" calcext:value-type="time">
            <text:p>57873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1013"/>
        </table:table-row>
        <table:table-row table:style-name="ro1">
          <table:table-cell office:value-type="time" office:time-value="PT12361H00M00S" calcext:value-type="time">
            <text:p>1236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office:value-type="time" office:time-value="PT13862H00M00S" calcext:value-type="time">
            <text:p>13862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table:number-columns-repeated="1013"/>
        </table:table-row>
        <table:table-row table:style-name="ro1">
          <table:table-cell office:value-type="time" office:time-value="PT9317H00M00S" calcext:value-type="time">
            <text:p>9317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1">
          <table:table-cell office:value-type="time" office:time-value="PT3058H00M00S" calcext:value-type="time">
            <text:p>3058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table:number-columns-repeated="1013"/>
        </table:table-row>
        <table:table-row table:style-name="ro1">
          <table:table-cell office:value-type="time" office:time-value="PT6132H00M00S" calcext:value-type="time">
            <text:p>6132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1">
          <table:table-cell office:value-type="time" office:time-value="PT7892H00M00S" calcext:value-type="time">
            <text:p>7892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 office:value-type="time" office:time-value="PT16493H00M00S" calcext:value-type="time">
            <text:p>1649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office:value-type="time" office:time-value="PT17109H00M00S" calcext:value-type="time">
            <text:p>1710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1">
          <table:table-cell office:value-type="time" office:time-value="PT62552H00M00S" calcext:value-type="time">
            <text:p>62552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1">
          <table:table-cell office:value-type="time" office:time-value="PT10960H00M00S" calcext:value-type="time">
            <text:p>10960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35487H00M00S" calcext:value-type="time">
            <text:p>35487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office:value-type="time" office:time-value="PT24255H00M00S" calcext:value-type="time">
            <text:p>24255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time" office:time-value="PT55242H00M00S" calcext:value-type="time">
            <text:p>55242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time" office:time-value="PT21402H00M00S" calcext:value-type="time">
            <text:p>21402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office:value-type="time" office:time-value="PT29768H00M00S" calcext:value-type="time">
            <text:p>29768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time" office:time-value="PT28947H00M00S" calcext:value-type="time">
            <text:p>28947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1013"/>
        </table:table-row>
        <table:table-row table:style-name="ro1">
          <table:table-cell office:value-type="time" office:time-value="PT56979H00M00S" calcext:value-type="time">
            <text:p>56979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time" office:time-value="PT16467H00M00S" calcext:value-type="time">
            <text:p>16467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time" office:time-value="PT28842H00M00S" calcext:value-type="time">
            <text:p>28842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1">
          <table:table-cell office:value-type="time" office:time-value="PT1464H00M00S" calcext:value-type="time">
            <text:p>1464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1">
          <table:table-cell office:value-type="time" office:time-value="PT4957H00M00S" calcext:value-type="time">
            <text:p>4957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time" office:time-value="PT37615H00M00S" calcext:value-type="time">
            <text:p>37615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time" office:time-value="PT22403H00M00S" calcext:value-type="time">
            <text:p>2240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1">
          <table:table-cell office:value-type="time" office:time-value="PT5834H00M00S" calcext:value-type="time">
            <text:p>5834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time" office:time-value="PT19053H00M00S" calcext:value-type="time">
            <text:p>1905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office:value-type="time" office:time-value="PT42923H00M00S" calcext:value-type="time">
            <text:p>4292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time" office:time-value="PT20038H00M00S" calcext:value-type="time">
            <text:p>20038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office:value-type="time" office:time-value="PT2307H00M00S" calcext:value-type="time">
            <text:p>2307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time" office:time-value="PT47600H00M00S" calcext:value-type="time">
            <text:p>47600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1">
          <table:table-cell office:value-type="time" office:time-value="PT24225H00M00S" calcext:value-type="time">
            <text:p>24225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table:number-columns-repeated="1013"/>
        </table:table-row>
        <table:table-row table:style-name="ro1">
          <table:table-cell office:value-type="time" office:time-value="PT6312H00M00S" calcext:value-type="time">
            <text:p>6312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office:value-type="time" office:time-value="PT28213H00M00S" calcext:value-type="time">
            <text:p>2821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time" office:time-value="PT12073H00M00S" calcext:value-type="time">
            <text:p>1207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time" office:time-value="PT29481H00M00S" calcext:value-type="time">
            <text:p>2948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1">
          <table:table-cell office:value-type="time" office:time-value="PT13259H00M00S" calcext:value-type="time">
            <text:p>13259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office:value-type="time" office:time-value="PT35043H00M00S" calcext:value-type="time">
            <text:p>35043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time" office:time-value="PT17028H00M00S" calcext:value-type="time">
            <text:p>17028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4" table:formula="of:=AVERAGE([.B417:.B466])" office:value-type="float" office:value="6.42" calcext:value-type="float">
            <text:p>6.42</text:p>
          </table:table-cell>
          <table:table-cell table:style-name="ce4" table:number-columns-repeated="2"/>
          <table:table-cell table:style-name="ce4" table:formula="of:=AVERAGE([.E417:.E466])" office:value-type="float" office:value="161.46" calcext:value-type="float">
            <text:p>161.46</text:p>
          </table:table-cell>
          <table:table-cell table:style-name="ce4" table:number-columns-repeated="2"/>
          <table:table-cell table:style-name="ce4" table:formula="of:=AVERAGE([.H417:.H466])" office:value-type="float" office:value="220.24" calcext:value-type="float">
            <text:p>220.24</text:p>
          </table:table-cell>
          <table:table-cell table:style-name="ce4" table:number-columns-repeated="2"/>
          <table:table-cell table:style-name="ce4" table:formula="of:=AVERAGE([.K417:.K466])" office:value-type="float" office:value="284.08" calcext:value-type="float">
            <text:p>284.08</text:p>
          </table:table-cell>
          <table:table-cell table:style-name="ce4" table:number-columns-repeated="1013"/>
        </table:table-row>
      </table:table>
      <table:table table:name="id-basic-cost-4mod+IP" table:style-name="ta1">
        <table:table-column table:style-name="co2" table:number-columns-repeated="8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3"/>
          <table:table-cell table:style-name="ce5" office:value-type="string" calcext:value-type="string">
            <text:p>SMTO-LP</text:p>
          </table:table-cell>
          <table:table-cell table:style-name="ce5" table:number-columns-repeated="2"/>
          <table:table-cell table:style-name="ce5" office:value-type="string" calcext:value-type="string">
            <text:p>SMTMF-LP</text:p>
          </table:table-cell>
          <table:table-cell table:style-name="ce5" table:number-columns-repeated="2"/>
          <table:table-cell table:style-name="ce5" office:value-type="string" calcext:value-type="string">
            <text:p>SMTPF1-LP</text:p>
          </table:table-cell>
          <table:table-cell table:style-name="ce5" table:number-columns-repeated="2"/>
          <table:table-cell table:style-name="ce5" office:value-type="string" calcext:value-type="string">
            <text:p>SMTPF2-LP</text:p>
          </table:table-cell>
          <table:table-cell table:style-name="ce5" table:number-columns-repeated="2"/>
          <table:table-cell table:style-name="ce5" office:value-type="string" calcext:value-type="string">
            <text:p>SMTO</text:p>
          </table:table-cell>
          <table:table-cell table:style-name="ce5" table:number-columns-repeated="1010"/>
        </table:table-row>
        <table:table-row table:style-name="ro1">
          <table:table-cell table:style-name="ce1" office:value-type="time" office:time-value="PT6845H00M00S" calcext:value-type="time">
            <text:p>6845:00:00</text:p>
          </table:table-cell>
          <table:table-cell office:value-type="float" office:value="4833.2333" calcext:value-type="float">
            <text:p>4833.2333</text:p>
          </table:table-cell>
          <table:table-cell table:number-columns-repeated="2"/>
          <table:table-cell office:value-type="float" office:value="4833.2333" calcext:value-type="float">
            <text:p>4833.2333</text:p>
          </table:table-cell>
          <table:table-cell table:number-columns-repeated="2"/>
          <table:table-cell office:value-type="float" office:value="4833.2333" calcext:value-type="float">
            <text:p>4833.2333</text:p>
          </table:table-cell>
          <table:table-cell table:formula="of:=[.H2]-[.E2]" office:value-type="float" office:value="0" calcext:value-type="float">
            <text:p>0</text:p>
          </table:table-cell>
          <table:table-cell/>
          <table:table-cell office:value-type="float" office:value="4833.2333" calcext:value-type="float">
            <text:p>4833.2333</text:p>
          </table:table-cell>
          <table:table-cell table:formula="of:=[.K2]-[.H2]" office:value-type="float" office:value="0" calcext:value-type="float">
            <text:p>0</text:p>
          </table:table-cell>
          <table:table-cell/>
          <table:table-cell office:value-type="float" office:value="6190" calcext:value-type="float">
            <text:p>61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135H00M00S" calcext:value-type="time">
            <text:p>28135:00:00</text:p>
          </table:table-cell>
          <table:table-cell office:value-type="float" office:value="4603.7533" calcext:value-type="float">
            <text:p>4603.7533</text:p>
          </table:table-cell>
          <table:table-cell table:number-columns-repeated="2"/>
          <table:table-cell office:value-type="float" office:value="4603.7533" calcext:value-type="float">
            <text:p>4603.7533</text:p>
          </table:table-cell>
          <table:table-cell table:number-columns-repeated="2"/>
          <table:table-cell office:value-type="float" office:value="4603.7533" calcext:value-type="float">
            <text:p>4603.7533</text:p>
          </table:table-cell>
          <table:table-cell table:formula="of:=[.H3]-[.E3]" office:value-type="float" office:value="0" calcext:value-type="float">
            <text:p>0</text:p>
          </table:table-cell>
          <table:table-cell/>
          <table:table-cell office:value-type="float" office:value="4603.7533" calcext:value-type="float">
            <text:p>4603.7533</text:p>
          </table:table-cell>
          <table:table-cell table:formula="of:=[.K3]-[.H3]" office:value-type="float" office:value="0" calcext:value-type="float">
            <text:p>0</text:p>
          </table:table-cell>
          <table:table-cell/>
          <table:table-cell office:value-type="float" office:value="5032" calcext:value-type="float">
            <text:p>50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0014H00M00S" calcext:value-type="time">
            <text:p>50014:00:00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formula="of:=[.H4]-[.E4]" office:value-type="float" office:value="0" calcext:value-type="float">
            <text:p>0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[.K4]-[.H4]"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929H00M00S" calcext:value-type="time">
            <text:p>6929:00:00</text:p>
          </table:table-cell>
          <table:table-cell office:value-type="float" office:value="1914.8" calcext:value-type="float">
            <text:p>1914.8</text:p>
          </table:table-cell>
          <table:table-cell table:number-columns-repeated="2"/>
          <table:table-cell office:value-type="float" office:value="1914.8" calcext:value-type="float">
            <text:p>1914.8</text:p>
          </table:table-cell>
          <table:table-cell table:number-columns-repeated="2"/>
          <table:table-cell office:value-type="float" office:value="1914.8" calcext:value-type="float">
            <text:p>1914.8</text:p>
          </table:table-cell>
          <table:table-cell table:formula="of:=[.H5]-[.E5]" office:value-type="float" office:value="0" calcext:value-type="float">
            <text:p>0</text:p>
          </table:table-cell>
          <table:table-cell/>
          <table:table-cell office:value-type="float" office:value="1914.8" calcext:value-type="float">
            <text:p>1914.8</text:p>
          </table:table-cell>
          <table:table-cell table:formula="of:=[.K5]-[.H5]" office:value-type="float" office:value="0" calcext:value-type="float">
            <text:p>0</text:p>
          </table:table-cell>
          <table:table-cell/>
          <table:table-cell office:value-type="float" office:value="2440" calcext:value-type="float">
            <text:p>24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633H00M00S" calcext:value-type="time">
            <text:p>14633:00:00</text:p>
          </table:table-cell>
          <table:table-cell office:value-type="float" office:value="4426.6333" calcext:value-type="float">
            <text:p>4426.6333</text:p>
          </table:table-cell>
          <table:table-cell table:number-columns-repeated="2"/>
          <table:table-cell office:value-type="float" office:value="4426.6333" calcext:value-type="float">
            <text:p>4426.6333</text:p>
          </table:table-cell>
          <table:table-cell table:number-columns-repeated="2"/>
          <table:table-cell office:value-type="float" office:value="4426.6333" calcext:value-type="float">
            <text:p>4426.6333</text:p>
          </table:table-cell>
          <table:table-cell table:formula="of:=[.H6]-[.E6]" office:value-type="float" office:value="0" calcext:value-type="float">
            <text:p>0</text:p>
          </table:table-cell>
          <table:table-cell/>
          <table:table-cell office:value-type="float" office:value="4426.6333" calcext:value-type="float">
            <text:p>4426.6333</text:p>
          </table:table-cell>
          <table:table-cell table:formula="of:=[.K6]-[.H6]" office:value-type="float" office:value="0" calcext:value-type="float">
            <text:p>0</text:p>
          </table:table-cell>
          <table:table-cell/>
          <table:table-cell office:value-type="float" office:value="9694" calcext:value-type="float">
            <text:p>96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548H00M00S" calcext:value-type="time">
            <text:p>14548:00:00</text:p>
          </table:table-cell>
          <table:table-cell office:value-type="float" office:value="2731.375" calcext:value-type="float">
            <text:p>2731.375</text:p>
          </table:table-cell>
          <table:table-cell table:number-columns-repeated="2"/>
          <table:table-cell office:value-type="float" office:value="2731.375" calcext:value-type="float">
            <text:p>2731.375</text:p>
          </table:table-cell>
          <table:table-cell table:number-columns-repeated="2"/>
          <table:table-cell office:value-type="float" office:value="2731.375" calcext:value-type="float">
            <text:p>2731.375</text:p>
          </table:table-cell>
          <table:table-cell table:formula="of:=[.H7]-[.E7]" office:value-type="float" office:value="0" calcext:value-type="float">
            <text:p>0</text:p>
          </table:table-cell>
          <table:table-cell/>
          <table:table-cell office:value-type="float" office:value="2731.375" calcext:value-type="float">
            <text:p>2731.375</text:p>
          </table:table-cell>
          <table:table-cell table:formula="of:=[.K7]-[.H7]" office:value-type="float" office:value="0" calcext:value-type="float">
            <text:p>0</text:p>
          </table:table-cell>
          <table:table-cell/>
          <table:table-cell office:value-type="float" office:value="3570" calcext:value-type="float">
            <text:p>35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510H00M00S" calcext:value-type="time">
            <text:p>13510:00:00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3716" calcext:value-type="float">
            <text:p>3716</text:p>
          </table:table-cell>
          <table:table-cell table:formula="of:=[.H8]-[.E8]" office:value-type="float" office:value="0" calcext:value-type="float">
            <text:p>0</text:p>
          </table:table-cell>
          <table:table-cell/>
          <table:table-cell office:value-type="float" office:value="3716" calcext:value-type="float">
            <text:p>3716</text:p>
          </table:table-cell>
          <table:table-cell table:formula="of:=[.K8]-[.H8]" office:value-type="float" office:value="0" calcext:value-type="float">
            <text:p>0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589H00M00S" calcext:value-type="time">
            <text:p>8589:00:00</text:p>
          </table:table-cell>
          <table:table-cell office:value-type="float" office:value="1348" calcext:value-type="float">
            <text:p>1348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table:formula="of:=[.H9]-[.E9]" office:value-type="float" office:value="0" calcext:value-type="float">
            <text:p>0</text:p>
          </table:table-cell>
          <table:table-cell/>
          <table:table-cell office:value-type="float" office:value="1348" calcext:value-type="float">
            <text:p>1348</text:p>
          </table:table-cell>
          <table:table-cell table:formula="of:=[.K9]-[.H9]" office:value-type="float" office:value="0" calcext:value-type="float">
            <text:p>0</text:p>
          </table:table-cell>
          <table:table-cell/>
          <table:table-cell office:value-type="float" office:value="1348" calcext:value-type="float">
            <text:p>134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195H00M00S" calcext:value-type="time">
            <text:p>14195:00:00</text:p>
          </table:table-cell>
          <table:table-cell office:value-type="float" office:value="2429.5484" calcext:value-type="float">
            <text:p>2429.5484</text:p>
          </table:table-cell>
          <table:table-cell table:number-columns-repeated="2"/>
          <table:table-cell office:value-type="float" office:value="2429.5484" calcext:value-type="float">
            <text:p>2429.5484</text:p>
          </table:table-cell>
          <table:table-cell table:number-columns-repeated="2"/>
          <table:table-cell office:value-type="float" office:value="2429.5484" calcext:value-type="float">
            <text:p>2429.5484</text:p>
          </table:table-cell>
          <table:table-cell table:formula="of:=[.H10]-[.E10]" office:value-type="float" office:value="0" calcext:value-type="float">
            <text:p>0</text:p>
          </table:table-cell>
          <table:table-cell/>
          <table:table-cell office:value-type="float" office:value="2429.5484" calcext:value-type="float">
            <text:p>2429.5484</text:p>
          </table:table-cell>
          <table:table-cell table:formula="of:=[.K10]-[.H10]" office:value-type="float" office:value="0" calcext:value-type="float">
            <text:p>0</text:p>
          </table:table-cell>
          <table:table-cell/>
          <table:table-cell office:value-type="float" office:value="3202" calcext:value-type="float">
            <text:p>320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690H00M00S" calcext:value-type="time">
            <text:p>10690:00:00</text:p>
          </table:table-cell>
          <table:table-cell office:value-type="float" office:value="4547.3" calcext:value-type="float">
            <text:p>4547.3</text:p>
          </table:table-cell>
          <table:table-cell table:number-columns-repeated="2"/>
          <table:table-cell office:value-type="float" office:value="4547.3" calcext:value-type="float">
            <text:p>4547.3</text:p>
          </table:table-cell>
          <table:table-cell table:number-columns-repeated="2"/>
          <table:table-cell office:value-type="float" office:value="4547.3" calcext:value-type="float">
            <text:p>4547.3</text:p>
          </table:table-cell>
          <table:table-cell table:formula="of:=[.H11]-[.E11]" office:value-type="float" office:value="0" calcext:value-type="float">
            <text:p>0</text:p>
          </table:table-cell>
          <table:table-cell/>
          <table:table-cell office:value-type="float" office:value="4547.3" calcext:value-type="float">
            <text:p>4547.3</text:p>
          </table:table-cell>
          <table:table-cell table:formula="of:=[.K11]-[.H11]" office:value-type="float" office:value="0" calcext:value-type="float">
            <text:p>0</text:p>
          </table:table-cell>
          <table:table-cell/>
          <table:table-cell office:value-type="float" office:value="5522" calcext:value-type="float">
            <text:p>55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842H00M00S" calcext:value-type="time">
            <text:p>4842:00:00</text:p>
          </table:table-cell>
          <table:table-cell office:value-type="float" office:value="3674.5083" calcext:value-type="float">
            <text:p>3674.5083</text:p>
          </table:table-cell>
          <table:table-cell table:number-columns-repeated="2"/>
          <table:table-cell office:value-type="float" office:value="3674.5083" calcext:value-type="float">
            <text:p>3674.5083</text:p>
          </table:table-cell>
          <table:table-cell table:number-columns-repeated="2"/>
          <table:table-cell office:value-type="float" office:value="3674.5083" calcext:value-type="float">
            <text:p>3674.5083</text:p>
          </table:table-cell>
          <table:table-cell table:formula="of:=[.H12]-[.E12]" office:value-type="float" office:value="0" calcext:value-type="float">
            <text:p>0</text:p>
          </table:table-cell>
          <table:table-cell/>
          <table:table-cell office:value-type="float" office:value="3674.5083" calcext:value-type="float">
            <text:p>3674.5083</text:p>
          </table:table-cell>
          <table:table-cell table:formula="of:=[.K12]-[.H12]" office:value-type="float" office:value="0" calcext:value-type="float">
            <text:p>0</text:p>
          </table:table-cell>
          <table:table-cell/>
          <table:table-cell office:value-type="float" office:value="5092" calcext:value-type="float">
            <text:p>509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949H00M00S" calcext:value-type="time">
            <text:p>18949:00:00</text:p>
          </table:table-cell>
          <table:table-cell office:value-type="float" office:value="2802.1667" calcext:value-type="float">
            <text:p>2802.1667</text:p>
          </table:table-cell>
          <table:table-cell table:number-columns-repeated="2"/>
          <table:table-cell office:value-type="float" office:value="2802.1667" calcext:value-type="float">
            <text:p>2802.1667</text:p>
          </table:table-cell>
          <table:table-cell table:number-columns-repeated="2"/>
          <table:table-cell office:value-type="float" office:value="2802.1667" calcext:value-type="float">
            <text:p>2802.1667</text:p>
          </table:table-cell>
          <table:table-cell table:formula="of:=[.H13]-[.E13]" office:value-type="float" office:value="0" calcext:value-type="float">
            <text:p>0</text:p>
          </table:table-cell>
          <table:table-cell/>
          <table:table-cell office:value-type="float" office:value="2802.1667" calcext:value-type="float">
            <text:p>2802.1667</text:p>
          </table:table-cell>
          <table:table-cell table:formula="of:=[.K13]-[.H13]" office:value-type="float" office:value="0" calcext:value-type="float">
            <text:p>0</text:p>
          </table:table-cell>
          <table:table-cell/>
          <table:table-cell office:value-type="float" office:value="3540" calcext:value-type="float">
            <text:p>35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136H00M00S" calcext:value-type="time">
            <text:p>33136:00:00</text:p>
          </table:table-cell>
          <table:table-cell office:value-type="float" office:value="3858.2778" calcext:value-type="float">
            <text:p>3858.2778</text:p>
          </table:table-cell>
          <table:table-cell table:number-columns-repeated="2"/>
          <table:table-cell office:value-type="float" office:value="3858.2778" calcext:value-type="float">
            <text:p>3858.2778</text:p>
          </table:table-cell>
          <table:table-cell table:number-columns-repeated="2"/>
          <table:table-cell office:value-type="float" office:value="3858.2778" calcext:value-type="float">
            <text:p>3858.2778</text:p>
          </table:table-cell>
          <table:table-cell table:formula="of:=[.H14]-[.E14]" office:value-type="float" office:value="0" calcext:value-type="float">
            <text:p>0</text:p>
          </table:table-cell>
          <table:table-cell/>
          <table:table-cell office:value-type="float" office:value="3858.2778" calcext:value-type="float">
            <text:p>3858.2778</text:p>
          </table:table-cell>
          <table:table-cell table:formula="of:=[.K14]-[.H14]" office:value-type="float" office:value="0" calcext:value-type="float">
            <text:p>0</text:p>
          </table:table-cell>
          <table:table-cell/>
          <table:table-cell office:value-type="float" office:value="7114" calcext:value-type="float">
            <text:p>711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7542H00M00S" calcext:value-type="time">
            <text:p>37542:00: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formula="of:=[.H15]-[.E15]" office:value-type="float" office:value="0" calcext:value-type="float">
            <text:p>0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K15]-[.H15]" office:value-type="float" office:value="0" calcext:value-type="float">
            <text:p>0</text:p>
          </table:table-cell>
          <table:table-cell/>
          <table:table-cell office:value-type="float" office:value="1780" calcext:value-type="float">
            <text:p>178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911H00M00S" calcext:value-type="time">
            <text:p>5911:00:00</text:p>
          </table:table-cell>
          <table:table-cell office:value-type="float" office:value="3614.6696" calcext:value-type="float">
            <text:p>3614.6696</text:p>
          </table:table-cell>
          <table:table-cell table:number-columns-repeated="2"/>
          <table:table-cell office:value-type="float" office:value="3614.6696" calcext:value-type="float">
            <text:p>3614.6696</text:p>
          </table:table-cell>
          <table:table-cell table:number-columns-repeated="2"/>
          <table:table-cell office:value-type="float" office:value="3614.6696" calcext:value-type="float">
            <text:p>3614.6696</text:p>
          </table:table-cell>
          <table:table-cell table:formula="of:=[.H16]-[.E16]" office:value-type="float" office:value="0" calcext:value-type="float">
            <text:p>0</text:p>
          </table:table-cell>
          <table:table-cell/>
          <table:table-cell office:value-type="float" office:value="3614.6696" calcext:value-type="float">
            <text:p>3614.6696</text:p>
          </table:table-cell>
          <table:table-cell table:formula="of:=[.K16]-[.H16]" office:value-type="float" office:value="0" calcext:value-type="float">
            <text:p>0</text:p>
          </table:table-cell>
          <table:table-cell/>
          <table:table-cell office:value-type="float" office:value="4918" calcext:value-type="float">
            <text:p>491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673H00M00S" calcext:value-type="time">
            <text:p>11673:00:00</text:p>
          </table:table-cell>
          <table:table-cell office:value-type="float" office:value="2336" calcext:value-type="float">
            <text:p>2336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table:formula="of:=[.H17]-[.E17]" office:value-type="float" office:value="0" calcext:value-type="float">
            <text:p>0</text:p>
          </table:table-cell>
          <table:table-cell/>
          <table:table-cell office:value-type="float" office:value="2336" calcext:value-type="float">
            <text:p>2336</text:p>
          </table:table-cell>
          <table:table-cell table:formula="of:=[.K17]-[.H17]" office:value-type="float" office:value="0" calcext:value-type="float">
            <text:p>0</text:p>
          </table:table-cell>
          <table:table-cell/>
          <table:table-cell office:value-type="float" office:value="2336" calcext:value-type="float">
            <text:p>23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611H00M00S" calcext:value-type="time">
            <text:p>36611:00:00</text:p>
          </table:table-cell>
          <table:table-cell office:value-type="float" office:value="4007.6667" calcext:value-type="float">
            <text:p>4007.6667</text:p>
          </table:table-cell>
          <table:table-cell table:number-columns-repeated="2"/>
          <table:table-cell office:value-type="float" office:value="4007.6667" calcext:value-type="float">
            <text:p>4007.6667</text:p>
          </table:table-cell>
          <table:table-cell table:number-columns-repeated="2"/>
          <table:table-cell office:value-type="float" office:value="4007.6667" calcext:value-type="float">
            <text:p>4007.6667</text:p>
          </table:table-cell>
          <table:table-cell table:formula="of:=[.H18]-[.E18]" office:value-type="float" office:value="0" calcext:value-type="float">
            <text:p>0</text:p>
          </table:table-cell>
          <table:table-cell/>
          <table:table-cell office:value-type="float" office:value="4007.6667" calcext:value-type="float">
            <text:p>4007.6667</text:p>
          </table:table-cell>
          <table:table-cell table:formula="of:=[.K18]-[.H18]" office:value-type="float" office:value="0" calcext:value-type="float">
            <text:p>0</text:p>
          </table:table-cell>
          <table:table-cell/>
          <table:table-cell office:value-type="float" office:value="7032" calcext:value-type="float">
            <text:p>70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136H00M00S" calcext:value-type="time">
            <text:p>58136:00:00</text:p>
          </table:table-cell>
          <table:table-cell office:value-type="float" office:value="3439.4167" calcext:value-type="float">
            <text:p>3439.4167</text:p>
          </table:table-cell>
          <table:table-cell table:number-columns-repeated="2"/>
          <table:table-cell office:value-type="float" office:value="3439.4167" calcext:value-type="float">
            <text:p>3439.4167</text:p>
          </table:table-cell>
          <table:table-cell table:number-columns-repeated="2"/>
          <table:table-cell office:value-type="float" office:value="3439.4167" calcext:value-type="float">
            <text:p>3439.4167</text:p>
          </table:table-cell>
          <table:table-cell table:formula="of:=[.H19]-[.E19]" office:value-type="float" office:value="0" calcext:value-type="float">
            <text:p>0</text:p>
          </table:table-cell>
          <table:table-cell/>
          <table:table-cell office:value-type="float" office:value="3439.4167" calcext:value-type="float">
            <text:p>3439.4167</text:p>
          </table:table-cell>
          <table:table-cell table:formula="of:=[.K19]-[.H19]" office:value-type="float" office:value="0" calcext:value-type="float">
            <text:p>0</text:p>
          </table:table-cell>
          <table:table-cell/>
          <table:table-cell office:value-type="float" office:value="4506" calcext:value-type="float">
            <text:p>45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395H00M00S" calcext:value-type="time">
            <text:p>36395:00:00</text:p>
          </table:table-cell>
          <table:table-cell office:value-type="float" office:value="2901.5" calcext:value-type="float">
            <text:p>2901.5</text:p>
          </table:table-cell>
          <table:table-cell table:number-columns-repeated="2"/>
          <table:table-cell office:value-type="float" office:value="2901.5" calcext:value-type="float">
            <text:p>2901.5</text:p>
          </table:table-cell>
          <table:table-cell table:number-columns-repeated="2"/>
          <table:table-cell office:value-type="float" office:value="2901.5" calcext:value-type="float">
            <text:p>2901.5</text:p>
          </table:table-cell>
          <table:table-cell table:formula="of:=[.H20]-[.E20]" office:value-type="float" office:value="0" calcext:value-type="float">
            <text:p>0</text:p>
          </table:table-cell>
          <table:table-cell/>
          <table:table-cell office:value-type="float" office:value="2901.5" calcext:value-type="float">
            <text:p>2901.5</text:p>
          </table:table-cell>
          <table:table-cell table:formula="of:=[.K20]-[.H20]" office:value-type="float" office:value="0" calcext:value-type="float">
            <text:p>0</text:p>
          </table:table-cell>
          <table:table-cell/>
          <table:table-cell office:value-type="float" office:value="3180" calcext:value-type="float">
            <text:p>318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890H00M00S" calcext:value-type="time">
            <text:p>6890:00:00</text:p>
          </table:table-cell>
          <table:table-cell office:value-type="float" office:value="4265.6667" calcext:value-type="float">
            <text:p>4265.6667</text:p>
          </table:table-cell>
          <table:table-cell table:number-columns-repeated="2"/>
          <table:table-cell office:value-type="float" office:value="4265.6667" calcext:value-type="float">
            <text:p>4265.6667</text:p>
          </table:table-cell>
          <table:table-cell table:number-columns-repeated="2"/>
          <table:table-cell office:value-type="float" office:value="4265.6667" calcext:value-type="float">
            <text:p>4265.6667</text:p>
          </table:table-cell>
          <table:table-cell table:formula="of:=[.H21]-[.E21]" office:value-type="float" office:value="0" calcext:value-type="float">
            <text:p>0</text:p>
          </table:table-cell>
          <table:table-cell/>
          <table:table-cell office:value-type="float" office:value="4265.6667" calcext:value-type="float">
            <text:p>4265.6667</text:p>
          </table:table-cell>
          <table:table-cell table:formula="of:=[.K21]-[.H21]" office:value-type="float" office:value="0" calcext:value-type="float">
            <text:p>0</text:p>
          </table:table-cell>
          <table:table-cell/>
          <table:table-cell office:value-type="float" office:value="5540" calcext:value-type="float">
            <text:p>55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352H00M00S" calcext:value-type="time">
            <text:p>21352:00:00</text:p>
          </table:table-cell>
          <table:table-cell office:value-type="float" office:value="1115.3889" calcext:value-type="float">
            <text:p>1115.3889</text:p>
          </table:table-cell>
          <table:table-cell table:number-columns-repeated="2"/>
          <table:table-cell office:value-type="float" office:value="1115.3889" calcext:value-type="float">
            <text:p>1115.3889</text:p>
          </table:table-cell>
          <table:table-cell table:number-columns-repeated="2"/>
          <table:table-cell office:value-type="float" office:value="1115.3889" calcext:value-type="float">
            <text:p>1115.3889</text:p>
          </table:table-cell>
          <table:table-cell table:formula="of:=[.H22]-[.E22]" office:value-type="float" office:value="0" calcext:value-type="float">
            <text:p>0</text:p>
          </table:table-cell>
          <table:table-cell/>
          <table:table-cell office:value-type="float" office:value="1115.3889" calcext:value-type="float">
            <text:p>1115.3889</text:p>
          </table:table-cell>
          <table:table-cell table:formula="of:=[.K22]-[.H22]" office:value-type="float" office:value="0" calcext:value-type="float">
            <text:p>0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262H00M00S" calcext:value-type="time">
            <text:p>8262:00:0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H23]-[.E23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K23]-[.H23]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742H00M00S" calcext:value-type="time">
            <text:p>25742:00:00</text:p>
          </table:table-cell>
          <table:table-cell office:value-type="float" office:value="6042.4397" calcext:value-type="float">
            <text:p>6042.4397</text:p>
          </table:table-cell>
          <table:table-cell table:number-columns-repeated="2"/>
          <table:table-cell office:value-type="float" office:value="6042.4397" calcext:value-type="float">
            <text:p>6042.4397</text:p>
          </table:table-cell>
          <table:table-cell table:number-columns-repeated="2"/>
          <table:table-cell office:value-type="float" office:value="6042.4397" calcext:value-type="float">
            <text:p>6042.4397</text:p>
          </table:table-cell>
          <table:table-cell table:formula="of:=[.H24]-[.E24]" office:value-type="float" office:value="0" calcext:value-type="float">
            <text:p>0</text:p>
          </table:table-cell>
          <table:table-cell/>
          <table:table-cell office:value-type="float" office:value="6042.4397" calcext:value-type="float">
            <text:p>6042.4397</text:p>
          </table:table-cell>
          <table:table-cell table:formula="of:=[.K24]-[.H24]" office:value-type="float" office:value="0" calcext:value-type="float">
            <text:p>0</text:p>
          </table:table-cell>
          <table:table-cell/>
          <table:table-cell office:value-type="float" office:value="7298" calcext:value-type="float">
            <text:p>729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509H00M00S" calcext:value-type="time">
            <text:p>57509:00:00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[.H25]-[.E25]"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K25]-[.H25]"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036H00M00S" calcext:value-type="time">
            <text:p>34036:00:00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.H26]-[.E26]" office:value-type="float" office:value="0" calcext:value-type="float">
            <text:p>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K26]-[.H26]" office:value-type="float" office:value="0" calcext:value-type="float">
            <text:p>0</text:p>
          </table:table-cell>
          <table:table-cell/>
          <table:table-cell office:value-type="float" office:value="2140" calcext:value-type="float">
            <text:p>21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637H00M00S" calcext:value-type="time">
            <text:p>34637:00:00</text:p>
          </table:table-cell>
          <table:table-cell office:value-type="float" office:value="2742.122" calcext:value-type="float">
            <text:p>2742.122</text:p>
          </table:table-cell>
          <table:table-cell table:number-columns-repeated="2"/>
          <table:table-cell office:value-type="float" office:value="2742.122" calcext:value-type="float">
            <text:p>2742.122</text:p>
          </table:table-cell>
          <table:table-cell table:number-columns-repeated="2"/>
          <table:table-cell office:value-type="float" office:value="2742.122" calcext:value-type="float">
            <text:p>2742.122</text:p>
          </table:table-cell>
          <table:table-cell table:formula="of:=[.H27]-[.E27]" office:value-type="float" office:value="0" calcext:value-type="float">
            <text:p>0</text:p>
          </table:table-cell>
          <table:table-cell/>
          <table:table-cell office:value-type="float" office:value="2742.122" calcext:value-type="float">
            <text:p>2742.122</text:p>
          </table:table-cell>
          <table:table-cell table:formula="of:=[.K27]-[.H27]" office:value-type="float" office:value="0" calcext:value-type="float">
            <text:p>0</text:p>
          </table:table-cell>
          <table:table-cell/>
          <table:table-cell office:value-type="float" office:value="3888" calcext:value-type="float">
            <text:p>388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7079H00M00S" calcext:value-type="time">
            <text:p>37079:00:00</text:p>
          </table:table-cell>
          <table:table-cell office:value-type="float" office:value="3419.125" calcext:value-type="float">
            <text:p>3419.125</text:p>
          </table:table-cell>
          <table:table-cell table:number-columns-repeated="2"/>
          <table:table-cell office:value-type="float" office:value="3419.125" calcext:value-type="float">
            <text:p>3419.125</text:p>
          </table:table-cell>
          <table:table-cell table:number-columns-repeated="2"/>
          <table:table-cell office:value-type="float" office:value="3419.125" calcext:value-type="float">
            <text:p>3419.125</text:p>
          </table:table-cell>
          <table:table-cell table:formula="of:=[.H28]-[.E28]" office:value-type="float" office:value="0" calcext:value-type="float">
            <text:p>0</text:p>
          </table:table-cell>
          <table:table-cell/>
          <table:table-cell office:value-type="float" office:value="3419.125" calcext:value-type="float">
            <text:p>3419.125</text:p>
          </table:table-cell>
          <table:table-cell table:formula="of:=[.K28]-[.H28]" office:value-type="float" office:value="0" calcext:value-type="float">
            <text:p>0</text:p>
          </table:table-cell>
          <table:table-cell/>
          <table:table-cell office:value-type="float" office:value="4190" calcext:value-type="float">
            <text:p>41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983H00M00S" calcext:value-type="time">
            <text:p>30983:00:00</text:p>
          </table:table-cell>
          <table:table-cell office:value-type="float" office:value="1890.6667" calcext:value-type="float">
            <text:p>1890.6667</text:p>
          </table:table-cell>
          <table:table-cell table:number-columns-repeated="2"/>
          <table:table-cell office:value-type="float" office:value="1890.6667" calcext:value-type="float">
            <text:p>1890.6667</text:p>
          </table:table-cell>
          <table:table-cell table:number-columns-repeated="2"/>
          <table:table-cell office:value-type="float" office:value="1890.6667" calcext:value-type="float">
            <text:p>1890.6667</text:p>
          </table:table-cell>
          <table:table-cell table:formula="of:=[.H29]-[.E29]" office:value-type="float" office:value="0" calcext:value-type="float">
            <text:p>0</text:p>
          </table:table-cell>
          <table:table-cell/>
          <table:table-cell office:value-type="float" office:value="1890.6667" calcext:value-type="float">
            <text:p>1890.6667</text:p>
          </table:table-cell>
          <table:table-cell table:formula="of:=[.K29]-[.H29]" office:value-type="float" office:value="0" calcext:value-type="float">
            <text:p>0</text:p>
          </table:table-cell>
          <table:table-cell/>
          <table:table-cell office:value-type="float" office:value="2662" calcext:value-type="float">
            <text:p>266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924H00M00S" calcext:value-type="time">
            <text:p>22924:00:00</text:p>
          </table:table-cell>
          <table:table-cell office:value-type="float" office:value="3118.75" calcext:value-type="float">
            <text:p>3118.75</text:p>
          </table:table-cell>
          <table:table-cell table:number-columns-repeated="2"/>
          <table:table-cell office:value-type="float" office:value="3118.75" calcext:value-type="float">
            <text:p>3118.75</text:p>
          </table:table-cell>
          <table:table-cell table:number-columns-repeated="2"/>
          <table:table-cell office:value-type="float" office:value="3118.75" calcext:value-type="float">
            <text:p>3118.75</text:p>
          </table:table-cell>
          <table:table-cell table:formula="of:=[.H30]-[.E30]" office:value-type="float" office:value="0" calcext:value-type="float">
            <text:p>0</text:p>
          </table:table-cell>
          <table:table-cell/>
          <table:table-cell office:value-type="float" office:value="3118.75" calcext:value-type="float">
            <text:p>3118.75</text:p>
          </table:table-cell>
          <table:table-cell table:formula="of:=[.K30]-[.H30]" office:value-type="float" office:value="0" calcext:value-type="float">
            <text:p>0</text:p>
          </table:table-cell>
          <table:table-cell/>
          <table:table-cell office:value-type="float" office:value="4234" calcext:value-type="float">
            <text:p>423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551H00M00S" calcext:value-type="time">
            <text:p>10551:00:00</text:p>
          </table:table-cell>
          <table:table-cell office:value-type="float" office:value="2891.5" calcext:value-type="float">
            <text:p>2891.5</text:p>
          </table:table-cell>
          <table:table-cell table:number-columns-repeated="2"/>
          <table:table-cell office:value-type="float" office:value="2891.5" calcext:value-type="float">
            <text:p>2891.5</text:p>
          </table:table-cell>
          <table:table-cell table:number-columns-repeated="2"/>
          <table:table-cell office:value-type="float" office:value="2891.5" calcext:value-type="float">
            <text:p>2891.5</text:p>
          </table:table-cell>
          <table:table-cell table:formula="of:=[.H31]-[.E31]" office:value-type="float" office:value="0" calcext:value-type="float">
            <text:p>0</text:p>
          </table:table-cell>
          <table:table-cell/>
          <table:table-cell office:value-type="float" office:value="2891.5" calcext:value-type="float">
            <text:p>2891.5</text:p>
          </table:table-cell>
          <table:table-cell table:formula="of:=[.K31]-[.H31]" office:value-type="float" office:value="0" calcext:value-type="float">
            <text:p>0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289H00M00S" calcext:value-type="time">
            <text:p>31289:00:00</text:p>
          </table:table-cell>
          <table:table-cell office:value-type="float" office:value="2451.05" calcext:value-type="float">
            <text:p>2451.05</text:p>
          </table:table-cell>
          <table:table-cell table:number-columns-repeated="2"/>
          <table:table-cell office:value-type="float" office:value="2451.05" calcext:value-type="float">
            <text:p>2451.05</text:p>
          </table:table-cell>
          <table:table-cell table:number-columns-repeated="2"/>
          <table:table-cell office:value-type="float" office:value="2451.05" calcext:value-type="float">
            <text:p>2451.05</text:p>
          </table:table-cell>
          <table:table-cell table:formula="of:=[.H32]-[.E32]" office:value-type="float" office:value="0" calcext:value-type="float">
            <text:p>0</text:p>
          </table:table-cell>
          <table:table-cell/>
          <table:table-cell office:value-type="float" office:value="2451.05" calcext:value-type="float">
            <text:p>2451.05</text:p>
          </table:table-cell>
          <table:table-cell table:formula="of:=[.K32]-[.H32]" office:value-type="float" office:value="0" calcext:value-type="float">
            <text:p>0</text:p>
          </table:table-cell>
          <table:table-cell/>
          <table:table-cell office:value-type="float" office:value="4994" calcext:value-type="float">
            <text:p>49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007H00M00S" calcext:value-type="time">
            <text:p>17007:00:00</text:p>
          </table:table-cell>
          <table:table-cell office:value-type="float" office:value="3375.3333" calcext:value-type="float">
            <text:p>3375.3333</text:p>
          </table:table-cell>
          <table:table-cell table:number-columns-repeated="2"/>
          <table:table-cell office:value-type="float" office:value="3375.3333" calcext:value-type="float">
            <text:p>3375.3333</text:p>
          </table:table-cell>
          <table:table-cell table:number-columns-repeated="2"/>
          <table:table-cell office:value-type="float" office:value="3375.3333" calcext:value-type="float">
            <text:p>3375.3333</text:p>
          </table:table-cell>
          <table:table-cell table:formula="of:=[.H33]-[.E33]" office:value-type="float" office:value="0" calcext:value-type="float">
            <text:p>0</text:p>
          </table:table-cell>
          <table:table-cell/>
          <table:table-cell office:value-type="float" office:value="3375.3333" calcext:value-type="float">
            <text:p>3375.3333</text:p>
          </table:table-cell>
          <table:table-cell table:formula="of:=[.K33]-[.H33]" office:value-type="float" office:value="0" calcext:value-type="float">
            <text:p>0</text:p>
          </table:table-cell>
          <table:table-cell/>
          <table:table-cell office:value-type="float" office:value="4568" calcext:value-type="float">
            <text:p>45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441H00M00S" calcext:value-type="time">
            <text:p>30441:00:00</text:p>
          </table:table-cell>
          <table:table-cell office:value-type="float" office:value="3990" calcext:value-type="float">
            <text:p>3990</text:p>
          </table:table-cell>
          <table:table-cell table:number-columns-repeated="2"/>
          <table:table-cell office:value-type="float" office:value="3990" calcext:value-type="float">
            <text:p>3990</text:p>
          </table:table-cell>
          <table:table-cell table:number-columns-repeated="2"/>
          <table:table-cell office:value-type="float" office:value="3990" calcext:value-type="float">
            <text:p>3990</text:p>
          </table:table-cell>
          <table:table-cell table:formula="of:=[.H34]-[.E34]"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[.K34]-[.H34]" office:value-type="float" office:value="0" calcext:value-type="float">
            <text:p>0</text:p>
          </table:table-cell>
          <table:table-cell/>
          <table:table-cell office:value-type="float" office:value="4610" calcext:value-type="float">
            <text:p>46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619H00M00S" calcext:value-type="time">
            <text:p>6619:00:00</text:p>
          </table:table-cell>
          <table:table-cell office:value-type="float" office:value="2927.6944" calcext:value-type="float">
            <text:p>2927.6944</text:p>
          </table:table-cell>
          <table:table-cell table:number-columns-repeated="2"/>
          <table:table-cell office:value-type="float" office:value="2927.6944" calcext:value-type="float">
            <text:p>2927.6944</text:p>
          </table:table-cell>
          <table:table-cell table:number-columns-repeated="2"/>
          <table:table-cell office:value-type="float" office:value="2927.6944" calcext:value-type="float">
            <text:p>2927.6944</text:p>
          </table:table-cell>
          <table:table-cell table:formula="of:=[.H35]-[.E35]" office:value-type="float" office:value="0" calcext:value-type="float">
            <text:p>0</text:p>
          </table:table-cell>
          <table:table-cell/>
          <table:table-cell office:value-type="float" office:value="2927.6944" calcext:value-type="float">
            <text:p>2927.6944</text:p>
          </table:table-cell>
          <table:table-cell table:formula="of:=[.K35]-[.H35]" office:value-type="float" office:value="0" calcext:value-type="float">
            <text:p>0</text:p>
          </table:table-cell>
          <table:table-cell/>
          <table:table-cell office:value-type="float" office:value="3766" calcext:value-type="float">
            <text:p>376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109H00M00S" calcext:value-type="time">
            <text:p>13109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36]-[.E36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K36]-[.H36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292H00M00S" calcext:value-type="time">
            <text:p>10292:00: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H37]-[.E37]"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K37]-[.H37]"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975H00M00S" calcext:value-type="time">
            <text:p>28975:00:00</text:p>
          </table:table-cell>
          <table:table-cell office:value-type="float" office:value="4796.1" calcext:value-type="float">
            <text:p>4796.1</text:p>
          </table:table-cell>
          <table:table-cell table:number-columns-repeated="2"/>
          <table:table-cell office:value-type="float" office:value="4796.1" calcext:value-type="float">
            <text:p>4796.1</text:p>
          </table:table-cell>
          <table:table-cell table:number-columns-repeated="2"/>
          <table:table-cell office:value-type="float" office:value="4796.1" calcext:value-type="float">
            <text:p>4796.1</text:p>
          </table:table-cell>
          <table:table-cell table:formula="of:=[.H38]-[.E38]" office:value-type="float" office:value="0" calcext:value-type="float">
            <text:p>0</text:p>
          </table:table-cell>
          <table:table-cell/>
          <table:table-cell office:value-type="float" office:value="4796.1" calcext:value-type="float">
            <text:p>4796.1</text:p>
          </table:table-cell>
          <table:table-cell table:formula="of:=[.K38]-[.H38]" office:value-type="float" office:value="0" calcext:value-type="float">
            <text:p>0</text:p>
          </table:table-cell>
          <table:table-cell/>
          <table:table-cell office:value-type="float" office:value="6932" calcext:value-type="float">
            <text:p>69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746H00M00S" calcext:value-type="time">
            <text:p>25746:00:00</text:p>
          </table:table-cell>
          <table:table-cell office:value-type="float" office:value="3572.6667" calcext:value-type="float">
            <text:p>3572.6667</text:p>
          </table:table-cell>
          <table:table-cell table:number-columns-repeated="2"/>
          <table:table-cell office:value-type="float" office:value="3572.6667" calcext:value-type="float">
            <text:p>3572.6667</text:p>
          </table:table-cell>
          <table:table-cell table:number-columns-repeated="2"/>
          <table:table-cell office:value-type="float" office:value="3572.6667" calcext:value-type="float">
            <text:p>3572.6667</text:p>
          </table:table-cell>
          <table:table-cell table:formula="of:=[.H39]-[.E39]" office:value-type="float" office:value="0" calcext:value-type="float">
            <text:p>0</text:p>
          </table:table-cell>
          <table:table-cell/>
          <table:table-cell office:value-type="float" office:value="3572.6667" calcext:value-type="float">
            <text:p>3572.6667</text:p>
          </table:table-cell>
          <table:table-cell table:formula="of:=[.K39]-[.H39]" office:value-type="float" office:value="0" calcext:value-type="float">
            <text:p>0</text:p>
          </table:table-cell>
          <table:table-cell/>
          <table:table-cell office:value-type="float" office:value="4340" calcext:value-type="float">
            <text:p>43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864H00M00S" calcext:value-type="time">
            <text:p>49864:00:00</text:p>
          </table:table-cell>
          <table:table-cell office:value-type="float" office:value="1519.6667" calcext:value-type="float">
            <text:p>1519.6667</text:p>
          </table:table-cell>
          <table:table-cell table:number-columns-repeated="2"/>
          <table:table-cell office:value-type="float" office:value="1519.6667" calcext:value-type="float">
            <text:p>1519.6667</text:p>
          </table:table-cell>
          <table:table-cell table:number-columns-repeated="2"/>
          <table:table-cell office:value-type="float" office:value="1519.6667" calcext:value-type="float">
            <text:p>1519.6667</text:p>
          </table:table-cell>
          <table:table-cell table:formula="of:=[.H40]-[.E40]" office:value-type="float" office:value="0" calcext:value-type="float">
            <text:p>0</text:p>
          </table:table-cell>
          <table:table-cell/>
          <table:table-cell office:value-type="float" office:value="1519.6667" calcext:value-type="float">
            <text:p>1519.6667</text:p>
          </table:table-cell>
          <table:table-cell table:formula="of:=[.K40]-[.H40]" office:value-type="float" office:value="0" calcext:value-type="float">
            <text:p>0</text:p>
          </table:table-cell>
          <table:table-cell/>
          <table:table-cell office:value-type="float" office:value="2040" calcext:value-type="float">
            <text:p>20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299H00M00S" calcext:value-type="time">
            <text:p>57299:00:00</text:p>
          </table:table-cell>
          <table:table-cell office:value-type="float" office:value="2454" calcext:value-type="float">
            <text:p>2454</text:p>
          </table:table-cell>
          <table:table-cell table:number-columns-repeated="2"/>
          <table:table-cell office:value-type="float" office:value="2454" calcext:value-type="float">
            <text:p>2454</text:p>
          </table:table-cell>
          <table:table-cell table:number-columns-repeated="2"/>
          <table:table-cell office:value-type="float" office:value="2454" calcext:value-type="float">
            <text:p>2454</text:p>
          </table:table-cell>
          <table:table-cell table:formula="of:=[.H41]-[.E41]" office:value-type="float" office:value="0" calcext:value-type="float">
            <text:p>0</text:p>
          </table:table-cell>
          <table:table-cell/>
          <table:table-cell office:value-type="float" office:value="2454" calcext:value-type="float">
            <text:p>2454</text:p>
          </table:table-cell>
          <table:table-cell table:formula="of:=[.K41]-[.H41]" office:value-type="float" office:value="0" calcext:value-type="float">
            <text:p>0</text:p>
          </table:table-cell>
          <table:table-cell/>
          <table:table-cell office:value-type="float" office:value="2454" calcext:value-type="float">
            <text:p>24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099H00M00S" calcext:value-type="time">
            <text:p>11099:00:00</text:p>
          </table:table-cell>
          <table:table-cell office:value-type="float" office:value="2944.6111" calcext:value-type="float">
            <text:p>2944.6111</text:p>
          </table:table-cell>
          <table:table-cell table:number-columns-repeated="2"/>
          <table:table-cell office:value-type="float" office:value="2944.6111" calcext:value-type="float">
            <text:p>2944.6111</text:p>
          </table:table-cell>
          <table:table-cell table:number-columns-repeated="2"/>
          <table:table-cell office:value-type="float" office:value="2944.6111" calcext:value-type="float">
            <text:p>2944.6111</text:p>
          </table:table-cell>
          <table:table-cell table:formula="of:=[.H42]-[.E42]" office:value-type="float" office:value="0" calcext:value-type="float">
            <text:p>0</text:p>
          </table:table-cell>
          <table:table-cell/>
          <table:table-cell office:value-type="float" office:value="2944.6111" calcext:value-type="float">
            <text:p>2944.6111</text:p>
          </table:table-cell>
          <table:table-cell table:formula="of:=[.K42]-[.H42]" office:value-type="float" office:value="0" calcext:value-type="float">
            <text:p>0</text:p>
          </table:table-cell>
          <table:table-cell/>
          <table:table-cell office:value-type="float" office:value="4680" calcext:value-type="float">
            <text:p>468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905H00M00S" calcext:value-type="time">
            <text:p>24905:00:00</text:p>
          </table:table-cell>
          <table:table-cell office:value-type="float" office:value="5454.8537" calcext:value-type="float">
            <text:p>5454.8537</text:p>
          </table:table-cell>
          <table:table-cell table:number-columns-repeated="2"/>
          <table:table-cell office:value-type="float" office:value="5454.8537" calcext:value-type="float">
            <text:p>5454.8537</text:p>
          </table:table-cell>
          <table:table-cell table:number-columns-repeated="2"/>
          <table:table-cell office:value-type="float" office:value="5454.8537" calcext:value-type="float">
            <text:p>5454.8537</text:p>
          </table:table-cell>
          <table:table-cell table:formula="of:=[.H43]-[.E43]" office:value-type="float" office:value="0" calcext:value-type="float">
            <text:p>0</text:p>
          </table:table-cell>
          <table:table-cell/>
          <table:table-cell office:value-type="float" office:value="5454.8537" calcext:value-type="float">
            <text:p>5454.8537</text:p>
          </table:table-cell>
          <table:table-cell table:formula="of:=[.K43]-[.H43]" office:value-type="float" office:value="0" calcext:value-type="float">
            <text:p>0</text:p>
          </table:table-cell>
          <table:table-cell/>
          <table:table-cell office:value-type="float" office:value="8080" calcext:value-type="float">
            <text:p>808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6743H00M00S" calcext:value-type="time">
            <text:p>16743:00:00</text:p>
          </table:table-cell>
          <table:table-cell office:value-type="float" office:value="3507.2608" calcext:value-type="float">
            <text:p>3507.2608</text:p>
          </table:table-cell>
          <table:table-cell table:number-columns-repeated="2"/>
          <table:table-cell office:value-type="float" office:value="3507.2608" calcext:value-type="float">
            <text:p>3507.2608</text:p>
          </table:table-cell>
          <table:table-cell table:number-columns-repeated="2"/>
          <table:table-cell office:value-type="float" office:value="3507.2608" calcext:value-type="float">
            <text:p>3507.2608</text:p>
          </table:table-cell>
          <table:table-cell table:formula="of:=[.H44]-[.E44]" office:value-type="float" office:value="0" calcext:value-type="float">
            <text:p>0</text:p>
          </table:table-cell>
          <table:table-cell/>
          <table:table-cell office:value-type="float" office:value="3507.2608" calcext:value-type="float">
            <text:p>3507.2608</text:p>
          </table:table-cell>
          <table:table-cell table:formula="of:=[.K44]-[.H44]" office:value-type="float" office:value="0" calcext:value-type="float">
            <text:p>0</text:p>
          </table:table-cell>
          <table:table-cell/>
          <table:table-cell office:value-type="float" office:value="5350" calcext:value-type="float">
            <text:p>53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336H00M00S" calcext:value-type="time">
            <text:p>9336:00:00</text:p>
          </table:table-cell>
          <table:table-cell office:value-type="float" office:value="6943.75" calcext:value-type="float">
            <text:p>6943.75</text:p>
          </table:table-cell>
          <table:table-cell table:number-columns-repeated="2"/>
          <table:table-cell office:value-type="float" office:value="6943.75" calcext:value-type="float">
            <text:p>6943.75</text:p>
          </table:table-cell>
          <table:table-cell table:number-columns-repeated="2"/>
          <table:table-cell office:value-type="float" office:value="6943.75" calcext:value-type="float">
            <text:p>6943.75</text:p>
          </table:table-cell>
          <table:table-cell table:formula="of:=[.H45]-[.E45]" office:value-type="float" office:value="0" calcext:value-type="float">
            <text:p>0</text:p>
          </table:table-cell>
          <table:table-cell/>
          <table:table-cell office:value-type="float" office:value="6943.75" calcext:value-type="float">
            <text:p>6943.75</text:p>
          </table:table-cell>
          <table:table-cell table:formula="of:=[.K45]-[.H45]" office:value-type="float" office:value="0" calcext:value-type="float">
            <text:p>0</text:p>
          </table:table-cell>
          <table:table-cell/>
          <table:table-cell office:value-type="float" office:value="7042" calcext:value-type="float">
            <text:p>70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477H00M00S" calcext:value-type="time">
            <text:p>58477:00:00</text:p>
          </table:table-cell>
          <table:table-cell office:value-type="float" office:value="5111" calcext:value-type="float">
            <text:p>5111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table:formula="of:=[.H46]-[.E46]" office:value-type="float" office:value="0" calcext:value-type="float">
            <text:p>0</text:p>
          </table:table-cell>
          <table:table-cell/>
          <table:table-cell office:value-type="float" office:value="5111" calcext:value-type="float">
            <text:p>5111</text:p>
          </table:table-cell>
          <table:table-cell table:formula="of:=[.K46]-[.H46]" office:value-type="float" office:value="0" calcext:value-type="float">
            <text:p>0</text:p>
          </table:table-cell>
          <table:table-cell/>
          <table:table-cell office:value-type="float" office:value="6540" calcext:value-type="float">
            <text:p>65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5036H00M00S" calcext:value-type="time">
            <text:p>55036:00:00</text:p>
          </table:table-cell>
          <table:table-cell office:value-type="float" office:value="1724" calcext:value-type="float">
            <text:p>1724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table:formula="of:=[.H47]-[.E47]" office:value-type="float" office:value="0" calcext:value-type="float">
            <text:p>0</text:p>
          </table:table-cell>
          <table:table-cell/>
          <table:table-cell office:value-type="float" office:value="1724" calcext:value-type="float">
            <text:p>1724</text:p>
          </table:table-cell>
          <table:table-cell table:formula="of:=[.K47]-[.H47]" office:value-type="float" office:value="0" calcext:value-type="float">
            <text:p>0</text:p>
          </table:table-cell>
          <table:table-cell/>
          <table:table-cell office:value-type="float" office:value="1796" calcext:value-type="float">
            <text:p>179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2561H00M00S" calcext:value-type="time">
            <text:p>42561:00:00</text:p>
          </table:table-cell>
          <table:table-cell office:value-type="float" office:value="2514.5" calcext:value-type="float">
            <text:p>2514.5</text:p>
          </table:table-cell>
          <table:table-cell table:number-columns-repeated="2"/>
          <table:table-cell office:value-type="float" office:value="2514.5" calcext:value-type="float">
            <text:p>2514.5</text:p>
          </table:table-cell>
          <table:table-cell table:number-columns-repeated="2"/>
          <table:table-cell office:value-type="float" office:value="2514.5" calcext:value-type="float">
            <text:p>2514.5</text:p>
          </table:table-cell>
          <table:table-cell table:formula="of:=[.H48]-[.E48]" office:value-type="float" office:value="0" calcext:value-type="float">
            <text:p>0</text:p>
          </table:table-cell>
          <table:table-cell/>
          <table:table-cell office:value-type="float" office:value="2514.5" calcext:value-type="float">
            <text:p>2514.5</text:p>
          </table:table-cell>
          <table:table-cell table:formula="of:=[.K48]-[.H48]" office:value-type="float" office:value="0" calcext:value-type="float">
            <text:p>0</text:p>
          </table:table-cell>
          <table:table-cell/>
          <table:table-cell office:value-type="float" office:value="2520" calcext:value-type="float">
            <text:p>25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100H00M00S" calcext:value-type="time">
            <text:p>19100:00:00</text:p>
          </table:table-cell>
          <table:table-cell office:value-type="float" office:value="3501.5556" calcext:value-type="float">
            <text:p>3501.5556</text:p>
          </table:table-cell>
          <table:table-cell table:number-columns-repeated="2"/>
          <table:table-cell office:value-type="float" office:value="3501.5556" calcext:value-type="float">
            <text:p>3501.5556</text:p>
          </table:table-cell>
          <table:table-cell table:number-columns-repeated="2"/>
          <table:table-cell office:value-type="float" office:value="3501.5556" calcext:value-type="float">
            <text:p>3501.5556</text:p>
          </table:table-cell>
          <table:table-cell table:formula="of:=[.H49]-[.E49]" office:value-type="float" office:value="0" calcext:value-type="float">
            <text:p>0</text:p>
          </table:table-cell>
          <table:table-cell/>
          <table:table-cell office:value-type="float" office:value="3501.5556" calcext:value-type="float">
            <text:p>3501.5556</text:p>
          </table:table-cell>
          <table:table-cell table:formula="of:=[.K49]-[.H49]" office:value-type="float" office:value="0" calcext:value-type="float">
            <text:p>0</text:p>
          </table:table-cell>
          <table:table-cell/>
          <table:table-cell office:value-type="float" office:value="6532" calcext:value-type="float">
            <text:p>65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583H00M00S" calcext:value-type="time">
            <text:p>15583:00:00</text:p>
          </table:table-cell>
          <table:table-cell office:value-type="float" office:value="3823.3596" calcext:value-type="float">
            <text:p>3823.3596</text:p>
          </table:table-cell>
          <table:table-cell table:number-columns-repeated="2"/>
          <table:table-cell office:value-type="float" office:value="3823.3596" calcext:value-type="float">
            <text:p>3823.3596</text:p>
          </table:table-cell>
          <table:table-cell table:number-columns-repeated="2"/>
          <table:table-cell office:value-type="float" office:value="3823.3596" calcext:value-type="float">
            <text:p>3823.3596</text:p>
          </table:table-cell>
          <table:table-cell table:formula="of:=[.H50]-[.E50]" office:value-type="float" office:value="0" calcext:value-type="float">
            <text:p>0</text:p>
          </table:table-cell>
          <table:table-cell/>
          <table:table-cell office:value-type="float" office:value="3823.3596" calcext:value-type="float">
            <text:p>3823.3596</text:p>
          </table:table-cell>
          <table:table-cell table:formula="of:=[.K50]-[.H50]" office:value-type="float" office:value="0" calcext:value-type="float">
            <text:p>0</text:p>
          </table:table-cell>
          <table:table-cell/>
          <table:table-cell office:value-type="float" office:value="5172" calcext:value-type="float">
            <text:p>517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384H00M00S" calcext:value-type="time">
            <text:p>32384:00:00</text:p>
          </table:table-cell>
          <table:table-cell office:value-type="float" office:value="4171.9286" calcext:value-type="float">
            <text:p>4171.9286</text:p>
          </table:table-cell>
          <table:table-cell table:number-columns-repeated="2"/>
          <table:table-cell office:value-type="float" office:value="4171.9286" calcext:value-type="float">
            <text:p>4171.9286</text:p>
          </table:table-cell>
          <table:table-cell table:number-columns-repeated="2"/>
          <table:table-cell office:value-type="float" office:value="4171.9286" calcext:value-type="float">
            <text:p>4171.9286</text:p>
          </table:table-cell>
          <table:table-cell table:formula="of:=[.H51]-[.E51]" office:value-type="float" office:value="0" calcext:value-type="float">
            <text:p>0</text:p>
          </table:table-cell>
          <table:table-cell/>
          <table:table-cell office:value-type="float" office:value="4171.9286" calcext:value-type="float">
            <text:p>4171.9286</text:p>
          </table:table-cell>
          <table:table-cell table:formula="of:=[.K51]-[.H51]" office:value-type="float" office:value="0" calcext:value-type="float">
            <text:p>0</text:p>
          </table:table-cell>
          <table:table-cell/>
          <table:table-cell office:value-type="float" office:value="4584" calcext:value-type="float">
            <text:p>458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151H00M00S" calcext:value-type="time">
            <text:p>46151:00:00</text:p>
          </table:table-cell>
          <table:table-cell office:value-type="float" office:value="6643.8571" calcext:value-type="float">
            <text:p>6643.8571</text:p>
          </table:table-cell>
          <table:table-cell table:number-columns-repeated="2"/>
          <table:table-cell office:value-type="float" office:value="6643.8571" calcext:value-type="float">
            <text:p>6643.8571</text:p>
          </table:table-cell>
          <table:table-cell table:number-columns-repeated="2"/>
          <table:table-cell office:value-type="float" office:value="6643.8571" calcext:value-type="float">
            <text:p>6643.8571</text:p>
          </table:table-cell>
          <table:table-cell table:formula="of:=[.H52]-[.E52]" office:value-type="float" office:value="0" calcext:value-type="float">
            <text:p>0</text:p>
          </table:table-cell>
          <table:table-cell/>
          <table:table-cell office:value-type="float" office:value="6643.8571" calcext:value-type="float">
            <text:p>6643.8571</text:p>
          </table:table-cell>
          <table:table-cell table:formula="of:=[.K52]-[.H52]" office:value-type="float" office:value="0" calcext:value-type="float">
            <text:p>0</text:p>
          </table:table-cell>
          <table:table-cell/>
          <table:table-cell office:value-type="float" office:value="8038" calcext:value-type="float">
            <text:p>80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313H00M00S" calcext:value-type="time">
            <text:p>27313:00:00</text:p>
          </table:table-cell>
          <table:table-cell office:value-type="float" office:value="6517.9167" calcext:value-type="float">
            <text:p>6517.9167</text:p>
          </table:table-cell>
          <table:table-cell table:number-columns-repeated="2"/>
          <table:table-cell office:value-type="float" office:value="6517.9167" calcext:value-type="float">
            <text:p>6517.9167</text:p>
          </table:table-cell>
          <table:table-cell table:number-columns-repeated="2"/>
          <table:table-cell office:value-type="float" office:value="6517.9167" calcext:value-type="float">
            <text:p>6517.9167</text:p>
          </table:table-cell>
          <table:table-cell table:formula="of:=[.H53]-[.E53]" office:value-type="float" office:value="0" calcext:value-type="float">
            <text:p>0</text:p>
          </table:table-cell>
          <table:table-cell/>
          <table:table-cell office:value-type="float" office:value="6517.9167" calcext:value-type="float">
            <text:p>6517.9167</text:p>
          </table:table-cell>
          <table:table-cell table:formula="of:=[.K53]-[.H53]" office:value-type="float" office:value="0" calcext:value-type="float">
            <text:p>0</text:p>
          </table:table-cell>
          <table:table-cell/>
          <table:table-cell office:value-type="float" office:value="7964" calcext:value-type="float">
            <text:p>79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883H00M00S" calcext:value-type="time">
            <text:p>11883:00:00</text:p>
          </table:table-cell>
          <table:table-cell office:value-type="float" office:value="5791.2206" calcext:value-type="float">
            <text:p>5791.2206</text:p>
          </table:table-cell>
          <table:table-cell table:number-columns-repeated="2"/>
          <table:table-cell office:value-type="float" office:value="6526.8059" calcext:value-type="float">
            <text:p>6526.8059</text:p>
          </table:table-cell>
          <table:table-cell table:number-columns-repeated="2"/>
          <table:table-cell office:value-type="float" office:value="6526.8059" calcext:value-type="float">
            <text:p>6526.8059</text:p>
          </table:table-cell>
          <table:table-cell table:formula="of:=[.H54]-[.E54]" office:value-type="float" office:value="0" calcext:value-type="float">
            <text:p>0</text:p>
          </table:table-cell>
          <table:table-cell/>
          <table:table-cell office:value-type="float" office:value="6526.8059" calcext:value-type="float">
            <text:p>6526.8059</text:p>
          </table:table-cell>
          <table:table-cell table:formula="of:=[.K54]-[.H54]" office:value-type="float" office:value="0" calcext:value-type="float">
            <text:p>0</text:p>
          </table:table-cell>
          <table:table-cell/>
          <table:table-cell office:value-type="float" office:value="8689" calcext:value-type="float">
            <text:p>868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249H00M00S" calcext:value-type="time">
            <text:p>34249:00:00</text:p>
          </table:table-cell>
          <table:table-cell office:value-type="float" office:value="9953.25" calcext:value-type="float">
            <text:p>9953.25</text:p>
          </table:table-cell>
          <table:table-cell table:number-columns-repeated="2"/>
          <table:table-cell office:value-type="float" office:value="9960.8" calcext:value-type="float">
            <text:p>9960.8</text:p>
          </table:table-cell>
          <table:table-cell table:number-columns-repeated="2"/>
          <table:table-cell office:value-type="float" office:value="9960.8" calcext:value-type="float">
            <text:p>9960.8</text:p>
          </table:table-cell>
          <table:table-cell table:formula="of:=[.H55]-[.E55]" office:value-type="float" office:value="0" calcext:value-type="float">
            <text:p>0</text:p>
          </table:table-cell>
          <table:table-cell/>
          <table:table-cell office:value-type="float" office:value="9960.8" calcext:value-type="float">
            <text:p>9960.8</text:p>
          </table:table-cell>
          <table:table-cell table:formula="of:=[.K55]-[.H55]" office:value-type="float" office:value="0" calcext:value-type="float">
            <text:p>0</text:p>
          </table:table-cell>
          <table:table-cell/>
          <table:table-cell office:value-type="float" office:value="10831" calcext:value-type="float">
            <text:p>1083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744H00M00S" calcext:value-type="time">
            <text:p>32744:00:00</text:p>
          </table:table-cell>
          <table:table-cell office:value-type="float" office:value="4370.6786" calcext:value-type="float">
            <text:p>4370.6786</text:p>
          </table:table-cell>
          <table:table-cell table:number-columns-repeated="2"/>
          <table:table-cell office:value-type="float" office:value="4459.4481" calcext:value-type="float">
            <text:p>4459.4481</text:p>
          </table:table-cell>
          <table:table-cell table:number-columns-repeated="2"/>
          <table:table-cell office:value-type="float" office:value="4459.4481" calcext:value-type="float">
            <text:p>4459.4481</text:p>
          </table:table-cell>
          <table:table-cell table:formula="of:=[.H56]-[.E56]" office:value-type="float" office:value="0" calcext:value-type="float">
            <text:p>0</text:p>
          </table:table-cell>
          <table:table-cell/>
          <table:table-cell office:value-type="float" office:value="4459.4481" calcext:value-type="float">
            <text:p>4459.4481</text:p>
          </table:table-cell>
          <table:table-cell table:formula="of:=[.K56]-[.H56]" office:value-type="float" office:value="0" calcext:value-type="float">
            <text:p>0</text:p>
          </table:table-cell>
          <table:table-cell/>
          <table:table-cell office:value-type="float" office:value="5564" calcext:value-type="float">
            <text:p>55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231H00M00S" calcext:value-type="time">
            <text:p>4231:00:00</text:p>
          </table:table-cell>
          <table:table-cell office:value-type="float" office:value="4086.0238" calcext:value-type="float">
            <text:p>4086.0238</text:p>
          </table:table-cell>
          <table:table-cell table:number-columns-repeated="2"/>
          <table:table-cell office:value-type="float" office:value="4198.2407" calcext:value-type="float">
            <text:p>4198.2407</text:p>
          </table:table-cell>
          <table:table-cell table:number-columns-repeated="2"/>
          <table:table-cell office:value-type="float" office:value="4198.2407" calcext:value-type="float">
            <text:p>4198.2407</text:p>
          </table:table-cell>
          <table:table-cell table:formula="of:=[.H57]-[.E57]" office:value-type="float" office:value="0" calcext:value-type="float">
            <text:p>0</text:p>
          </table:table-cell>
          <table:table-cell/>
          <table:table-cell office:value-type="float" office:value="4198.2407" calcext:value-type="float">
            <text:p>4198.2407</text:p>
          </table:table-cell>
          <table:table-cell table:formula="of:=[.K57]-[.H57]" office:value-type="float" office:value="0" calcext:value-type="float">
            <text:p>0</text:p>
          </table:table-cell>
          <table:table-cell/>
          <table:table-cell office:value-type="float" office:value="5207" calcext:value-type="float">
            <text:p>52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233H00M00S" calcext:value-type="time">
            <text:p>25233:00:00</text:p>
          </table:table-cell>
          <table:table-cell office:value-type="float" office:value="6675.9838" calcext:value-type="float">
            <text:p>6675.9838</text:p>
          </table:table-cell>
          <table:table-cell table:number-columns-repeated="2"/>
          <table:table-cell office:value-type="float" office:value="7375.6758" calcext:value-type="float">
            <text:p>7375.6758</text:p>
          </table:table-cell>
          <table:table-cell table:number-columns-repeated="2"/>
          <table:table-cell office:value-type="float" office:value="7387.274" calcext:value-type="float">
            <text:p>7387.274</text:p>
          </table:table-cell>
          <table:table-cell table:formula="of:=[.H58]-[.E58]" office:value-type="float" office:value="11.5982000000004" calcext:value-type="float">
            <text:p>11.5982</text:p>
          </table:table-cell>
          <table:table-cell/>
          <table:table-cell office:value-type="float" office:value="7387.274" calcext:value-type="float">
            <text:p>7387.274</text:p>
          </table:table-cell>
          <table:table-cell table:formula="of:=[.K58]-[.H58]" office:value-type="float" office:value="0" calcext:value-type="float">
            <text:p>0</text:p>
          </table:table-cell>
          <table:table-cell/>
          <table:table-cell office:value-type="float" office:value="9198" calcext:value-type="float">
            <text:p>919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999H00M00S" calcext:value-type="time">
            <text:p>20999:00:00</text:p>
          </table:table-cell>
          <table:table-cell office:value-type="float" office:value="13965.4118" calcext:value-type="float">
            <text:p>13965.4118</text:p>
          </table:table-cell>
          <table:table-cell table:number-columns-repeated="2"/>
          <table:table-cell office:value-type="float" office:value="14414.7044" calcext:value-type="float">
            <text:p>14414.7044</text:p>
          </table:table-cell>
          <table:table-cell table:number-columns-repeated="2"/>
          <table:table-cell office:value-type="float" office:value="14427.3831" calcext:value-type="float">
            <text:p>14427.3831</text:p>
          </table:table-cell>
          <table:table-cell table:formula="of:=[.H59]-[.E59]" office:value-type="float" office:value="12.6786999999986" calcext:value-type="float">
            <text:p>12.6787</text:p>
          </table:table-cell>
          <table:table-cell/>
          <table:table-cell office:value-type="float" office:value="14427.3831" calcext:value-type="float">
            <text:p>14427.3831</text:p>
          </table:table-cell>
          <table:table-cell table:formula="of:=[.K59]-[.H59]" office:value-type="float" office:value="0" calcext:value-type="float">
            <text:p>0</text:p>
          </table:table-cell>
          <table:table-cell/>
          <table:table-cell office:value-type="float" office:value="21939" calcext:value-type="float">
            <text:p>2193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032H00M00S" calcext:value-type="time">
            <text:p>23032:00:00</text:p>
          </table:table-cell>
          <table:table-cell office:value-type="float" office:value="5917.2839" calcext:value-type="float">
            <text:p>5917.2839</text:p>
          </table:table-cell>
          <table:table-cell table:number-columns-repeated="2"/>
          <table:table-cell office:value-type="float" office:value="6209.2895" calcext:value-type="float">
            <text:p>6209.2895</text:p>
          </table:table-cell>
          <table:table-cell table:number-columns-repeated="2"/>
          <table:table-cell office:value-type="float" office:value="6215.4773" calcext:value-type="float">
            <text:p>6215.4773</text:p>
          </table:table-cell>
          <table:table-cell table:formula="of:=[.H60]-[.E60]" office:value-type="float" office:value="6.1877999999997" calcext:value-type="float">
            <text:p>6.1878</text:p>
          </table:table-cell>
          <table:table-cell/>
          <table:table-cell office:value-type="float" office:value="6215.4773" calcext:value-type="float">
            <text:p>6215.4773</text:p>
          </table:table-cell>
          <table:table-cell table:formula="of:=[.K60]-[.H60]" office:value-type="float" office:value="0" calcext:value-type="float">
            <text:p>0</text:p>
          </table:table-cell>
          <table:table-cell/>
          <table:table-cell office:value-type="float" office:value="7895" calcext:value-type="float">
            <text:p>789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775H00M00S" calcext:value-type="time">
            <text:p>33775:00:00</text:p>
          </table:table-cell>
          <table:table-cell office:value-type="float" office:value="3079.5" calcext:value-type="float">
            <text:p>3079.5</text:p>
          </table:table-cell>
          <table:table-cell table:number-columns-repeated="2"/>
          <table:table-cell office:value-type="float" office:value="3079.5" calcext:value-type="float">
            <text:p>3079.5</text:p>
          </table:table-cell>
          <table:table-cell table:number-columns-repeated="2"/>
          <table:table-cell office:value-type="float" office:value="3079.5" calcext:value-type="float">
            <text:p>3079.5</text:p>
          </table:table-cell>
          <table:table-cell table:formula="of:=[.H61]-[.E61]" office:value-type="float" office:value="0" calcext:value-type="float">
            <text:p>0</text:p>
          </table:table-cell>
          <table:table-cell/>
          <table:table-cell office:value-type="float" office:value="3079.5" calcext:value-type="float">
            <text:p>3079.5</text:p>
          </table:table-cell>
          <table:table-cell table:formula="of:=[.K61]-[.H61]" office:value-type="float" office:value="0" calcext:value-type="float">
            <text:p>0</text:p>
          </table:table-cell>
          <table:table-cell/>
          <table:table-cell office:value-type="float" office:value="3764" calcext:value-type="float">
            <text:p>37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649H00M00S" calcext:value-type="time">
            <text:p>12649:00:00</text:p>
          </table:table-cell>
          <table:table-cell office:value-type="float" office:value="6296.25" calcext:value-type="float">
            <text:p>6296.25</text:p>
          </table:table-cell>
          <table:table-cell table:number-columns-repeated="2"/>
          <table:table-cell office:value-type="float" office:value="6406.75" calcext:value-type="float">
            <text:p>6406.75</text:p>
          </table:table-cell>
          <table:table-cell table:number-columns-repeated="2"/>
          <table:table-cell office:value-type="float" office:value="6406.75" calcext:value-type="float">
            <text:p>6406.75</text:p>
          </table:table-cell>
          <table:table-cell table:formula="of:=[.H62]-[.E62]" office:value-type="float" office:value="0" calcext:value-type="float">
            <text:p>0</text:p>
          </table:table-cell>
          <table:table-cell/>
          <table:table-cell office:value-type="float" office:value="6406.75" calcext:value-type="float">
            <text:p>6406.75</text:p>
          </table:table-cell>
          <table:table-cell table:formula="of:=[.K62]-[.H62]" office:value-type="float" office:value="0" calcext:value-type="float">
            <text:p>0</text:p>
          </table:table-cell>
          <table:table-cell/>
          <table:table-cell office:value-type="float" office:value="9180" calcext:value-type="float">
            <text:p>918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005H00M00S" calcext:value-type="time">
            <text:p>10005:00:00</text:p>
          </table:table-cell>
          <table:table-cell office:value-type="float" office:value="5726.8816" calcext:value-type="float">
            <text:p>5726.8816</text:p>
          </table:table-cell>
          <table:table-cell table:number-columns-repeated="2"/>
          <table:table-cell office:value-type="float" office:value="6129.6316" calcext:value-type="float">
            <text:p>6129.6316</text:p>
          </table:table-cell>
          <table:table-cell table:number-columns-repeated="2"/>
          <table:table-cell office:value-type="float" office:value="6129.6316" calcext:value-type="float">
            <text:p>6129.6316</text:p>
          </table:table-cell>
          <table:table-cell table:formula="of:=[.H63]-[.E63]" office:value-type="float" office:value="0" calcext:value-type="float">
            <text:p>0</text:p>
          </table:table-cell>
          <table:table-cell/>
          <table:table-cell office:value-type="float" office:value="6129.6316" calcext:value-type="float">
            <text:p>6129.6316</text:p>
          </table:table-cell>
          <table:table-cell table:formula="of:=[.K63]-[.H63]" office:value-type="float" office:value="0" calcext:value-type="float">
            <text:p>0</text:p>
          </table:table-cell>
          <table:table-cell/>
          <table:table-cell office:value-type="float" office:value="7158" calcext:value-type="float">
            <text:p>715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446H00M00S" calcext:value-type="time">
            <text:p>22446:00:00</text:p>
          </table:table-cell>
          <table:table-cell office:value-type="float" office:value="4135.6579" calcext:value-type="float">
            <text:p>4135.6579</text:p>
          </table:table-cell>
          <table:table-cell table:number-columns-repeated="2"/>
          <table:table-cell office:value-type="float" office:value="4337.9444" calcext:value-type="float">
            <text:p>4337.9444</text:p>
          </table:table-cell>
          <table:table-cell table:number-columns-repeated="2"/>
          <table:table-cell office:value-type="float" office:value="4337.9444" calcext:value-type="float">
            <text:p>4337.9444</text:p>
          </table:table-cell>
          <table:table-cell table:formula="of:=[.H64]-[.E64]" office:value-type="float" office:value="0" calcext:value-type="float">
            <text:p>0</text:p>
          </table:table-cell>
          <table:table-cell/>
          <table:table-cell office:value-type="float" office:value="4337.9444" calcext:value-type="float">
            <text:p>4337.9444</text:p>
          </table:table-cell>
          <table:table-cell table:formula="of:=[.K64]-[.H64]" office:value-type="float" office:value="0" calcext:value-type="float">
            <text:p>0</text:p>
          </table:table-cell>
          <table:table-cell/>
          <table:table-cell office:value-type="float" office:value="7119" calcext:value-type="float">
            <text:p>71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417H00M00S" calcext:value-type="time">
            <text:p>10417:00:00</text:p>
          </table:table-cell>
          <table:table-cell office:value-type="float" office:value="6279.4467" calcext:value-type="float">
            <text:p>6279.4467</text:p>
          </table:table-cell>
          <table:table-cell table:number-columns-repeated="2"/>
          <table:table-cell office:value-type="float" office:value="6340.7692" calcext:value-type="float">
            <text:p>6340.7692</text:p>
          </table:table-cell>
          <table:table-cell table:number-columns-repeated="2"/>
          <table:table-cell office:value-type="float" office:value="6340.7692" calcext:value-type="float">
            <text:p>6340.7692</text:p>
          </table:table-cell>
          <table:table-cell table:formula="of:=[.H65]-[.E65]" office:value-type="float" office:value="0" calcext:value-type="float">
            <text:p>0</text:p>
          </table:table-cell>
          <table:table-cell/>
          <table:table-cell office:value-type="float" office:value="6340.7692" calcext:value-type="float">
            <text:p>6340.7692</text:p>
          </table:table-cell>
          <table:table-cell table:formula="of:=[.K65]-[.H65]" office:value-type="float" office:value="0" calcext:value-type="float">
            <text:p>0</text:p>
          </table:table-cell>
          <table:table-cell/>
          <table:table-cell office:value-type="float" office:value="9770" calcext:value-type="float">
            <text:p>97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979H00M00S" calcext:value-type="time">
            <text:p>17979:00:00</text:p>
          </table:table-cell>
          <table:table-cell office:value-type="float" office:value="10448.4562" calcext:value-type="float">
            <text:p>10448.4562</text:p>
          </table:table-cell>
          <table:table-cell table:number-columns-repeated="2"/>
          <table:table-cell office:value-type="float" office:value="10802.3139" calcext:value-type="float">
            <text:p>10802.3139</text:p>
          </table:table-cell>
          <table:table-cell table:number-columns-repeated="2"/>
          <table:table-cell office:value-type="float" office:value="10815.9607" calcext:value-type="float">
            <text:p>10815.9607</text:p>
          </table:table-cell>
          <table:table-cell table:formula="of:=[.H66]-[.E66]" office:value-type="float" office:value="13.6468000000004" calcext:value-type="float">
            <text:p>13.6468</text:p>
          </table:table-cell>
          <table:table-cell/>
          <table:table-cell office:value-type="float" office:value="10815.9607" calcext:value-type="float">
            <text:p>10815.9607</text:p>
          </table:table-cell>
          <table:table-cell table:formula="of:=[.K66]-[.H66]" office:value-type="float" office:value="0" calcext:value-type="float">
            <text:p>0</text:p>
          </table:table-cell>
          <table:table-cell/>
          <table:table-cell office:value-type="float" office:value="13573" calcext:value-type="float">
            <text:p>135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706H00M00S" calcext:value-type="time">
            <text:p>56706:00:00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formula="of:=[.H67]-[.E67]" office:value-type="float" office:value="0" calcext:value-type="float">
            <text:p>0</text:p>
          </table:table-cell>
          <table:table-cell/>
          <table:table-cell office:value-type="float" office:value="1485" calcext:value-type="float">
            <text:p>1485</text:p>
          </table:table-cell>
          <table:table-cell table:formula="of:=[.K67]-[.H67]" office:value-type="float" office:value="0" calcext:value-type="float">
            <text:p>0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363H00M00S" calcext:value-type="time">
            <text:p>22363:00:00</text:p>
          </table:table-cell>
          <table:table-cell office:value-type="float" office:value="8794.2189" calcext:value-type="float">
            <text:p>8794.2189</text:p>
          </table:table-cell>
          <table:table-cell table:number-columns-repeated="2"/>
          <table:table-cell office:value-type="float" office:value="9853.997" calcext:value-type="float">
            <text:p>9853.997</text:p>
          </table:table-cell>
          <table:table-cell table:number-columns-repeated="2"/>
          <table:table-cell office:value-type="float" office:value="9856.487" calcext:value-type="float">
            <text:p>9856.487</text:p>
          </table:table-cell>
          <table:table-cell table:formula="of:=[.H68]-[.E68]" office:value-type="float" office:value="2.48999999999978" calcext:value-type="float">
            <text:p>2.49</text:p>
          </table:table-cell>
          <table:table-cell/>
          <table:table-cell office:value-type="float" office:value="9856.487" calcext:value-type="float">
            <text:p>9856.487</text:p>
          </table:table-cell>
          <table:table-cell table:formula="of:=[.K68]-[.H68]" office:value-type="float" office:value="0" calcext:value-type="float">
            <text:p>0</text:p>
          </table:table-cell>
          <table:table-cell/>
          <table:table-cell office:value-type="float" office:value="13085" calcext:value-type="float">
            <text:p>130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34H00M00S" calcext:value-type="time">
            <text:p>5234:00:00</text:p>
          </table:table-cell>
          <table:table-cell office:value-type="float" office:value="6614.2917" calcext:value-type="float">
            <text:p>6614.2917</text:p>
          </table:table-cell>
          <table:table-cell table:number-columns-repeated="2"/>
          <table:table-cell office:value-type="float" office:value="7248.2059" calcext:value-type="float">
            <text:p>7248.2059</text:p>
          </table:table-cell>
          <table:table-cell table:number-columns-repeated="2"/>
          <table:table-cell office:value-type="float" office:value="7248.2059" calcext:value-type="float">
            <text:p>7248.2059</text:p>
          </table:table-cell>
          <table:table-cell table:formula="of:=[.H69]-[.E69]" office:value-type="float" office:value="0" calcext:value-type="float">
            <text:p>0</text:p>
          </table:table-cell>
          <table:table-cell/>
          <table:table-cell office:value-type="float" office:value="7248.2059" calcext:value-type="float">
            <text:p>7248.2059</text:p>
          </table:table-cell>
          <table:table-cell table:formula="of:=[.K69]-[.H69]" office:value-type="float" office:value="0" calcext:value-type="float">
            <text:p>0</text:p>
          </table:table-cell>
          <table:table-cell/>
          <table:table-cell office:value-type="float" office:value="10196" calcext:value-type="float">
            <text:p>1019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572H00M00S" calcext:value-type="time">
            <text:p>60572:00:00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formula="of:=[.H70]-[.E70]" office:value-type="float" office:value="0" calcext:value-type="float">
            <text:p>0</text:p>
          </table:table-cell>
          <table:table-cell/>
          <table:table-cell office:value-type="float" office:value="589" calcext:value-type="float">
            <text:p>589</text:p>
          </table:table-cell>
          <table:table-cell table:formula="of:=[.K70]-[.H70]" office:value-type="float" office:value="0" calcext:value-type="float">
            <text:p>0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71H00M00S" calcext:value-type="time">
            <text:p>5671:00:00</text:p>
          </table:table-cell>
          <table:table-cell office:value-type="float" office:value="5692.9762" calcext:value-type="float">
            <text:p>5692.9762</text:p>
          </table:table-cell>
          <table:table-cell table:number-columns-repeated="2"/>
          <table:table-cell office:value-type="float" office:value="5917.1529" calcext:value-type="float">
            <text:p>5917.1529</text:p>
          </table:table-cell>
          <table:table-cell table:number-columns-repeated="2"/>
          <table:table-cell office:value-type="float" office:value="5917.1529" calcext:value-type="float">
            <text:p>5917.1529</text:p>
          </table:table-cell>
          <table:table-cell table:formula="of:=[.H71]-[.E71]" office:value-type="float" office:value="0" calcext:value-type="float">
            <text:p>0</text:p>
          </table:table-cell>
          <table:table-cell/>
          <table:table-cell office:value-type="float" office:value="5917.1529" calcext:value-type="float">
            <text:p>5917.1529</text:p>
          </table:table-cell>
          <table:table-cell table:formula="of:=[.K71]-[.H71]" office:value-type="float" office:value="0" calcext:value-type="float">
            <text:p>0</text:p>
          </table:table-cell>
          <table:table-cell/>
          <table:table-cell office:value-type="float" office:value="10684" calcext:value-type="float">
            <text:p>1068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378H00M00S" calcext:value-type="time">
            <text:p>34378:00:00</text:p>
          </table:table-cell>
          <table:table-cell office:value-type="float" office:value="5220.8636" calcext:value-type="float">
            <text:p>5220.8636</text:p>
          </table:table-cell>
          <table:table-cell table:number-columns-repeated="2"/>
          <table:table-cell office:value-type="float" office:value="5304.7333" calcext:value-type="float">
            <text:p>5304.7333</text:p>
          </table:table-cell>
          <table:table-cell table:number-columns-repeated="2"/>
          <table:table-cell office:value-type="float" office:value="5304.7333" calcext:value-type="float">
            <text:p>5304.7333</text:p>
          </table:table-cell>
          <table:table-cell table:formula="of:=[.H72]-[.E72]" office:value-type="float" office:value="0" calcext:value-type="float">
            <text:p>0</text:p>
          </table:table-cell>
          <table:table-cell/>
          <table:table-cell office:value-type="float" office:value="5304.7333" calcext:value-type="float">
            <text:p>5304.7333</text:p>
          </table:table-cell>
          <table:table-cell table:formula="of:=[.K72]-[.H72]" office:value-type="float" office:value="0" calcext:value-type="float">
            <text:p>0</text:p>
          </table:table-cell>
          <table:table-cell/>
          <table:table-cell office:value-type="float" office:value="7205" calcext:value-type="float">
            <text:p>72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435H00M00S" calcext:value-type="time">
            <text:p>36435:00:00</text:p>
          </table:table-cell>
          <table:table-cell office:value-type="float" office:value="5172.8051" calcext:value-type="float">
            <text:p>5172.8051</text:p>
          </table:table-cell>
          <table:table-cell table:number-columns-repeated="2"/>
          <table:table-cell office:value-type="float" office:value="5263.3772" calcext:value-type="float">
            <text:p>5263.3772</text:p>
          </table:table-cell>
          <table:table-cell table:number-columns-repeated="2"/>
          <table:table-cell office:value-type="float" office:value="5263.3772" calcext:value-type="float">
            <text:p>5263.3772</text:p>
          </table:table-cell>
          <table:table-cell table:formula="of:=[.H73]-[.E73]" office:value-type="float" office:value="0" calcext:value-type="float">
            <text:p>0</text:p>
          </table:table-cell>
          <table:table-cell/>
          <table:table-cell office:value-type="float" office:value="5263.3772" calcext:value-type="float">
            <text:p>5263.3772</text:p>
          </table:table-cell>
          <table:table-cell table:formula="of:=[.K73]-[.H73]" office:value-type="float" office:value="0" calcext:value-type="float">
            <text:p>0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259H00M00S" calcext:value-type="time">
            <text:p>33259:00:00</text:p>
          </table:table-cell>
          <table:table-cell office:value-type="float" office:value="4405.7098" calcext:value-type="float">
            <text:p>4405.7098</text:p>
          </table:table-cell>
          <table:table-cell table:number-columns-repeated="2"/>
          <table:table-cell office:value-type="float" office:value="4449.0602" calcext:value-type="float">
            <text:p>4449.0602</text:p>
          </table:table-cell>
          <table:table-cell table:number-columns-repeated="2"/>
          <table:table-cell office:value-type="float" office:value="4449.0602" calcext:value-type="float">
            <text:p>4449.0602</text:p>
          </table:table-cell>
          <table:table-cell table:formula="of:=[.H74]-[.E74]" office:value-type="float" office:value="0" calcext:value-type="float">
            <text:p>0</text:p>
          </table:table-cell>
          <table:table-cell/>
          <table:table-cell office:value-type="float" office:value="4449.0602" calcext:value-type="float">
            <text:p>4449.0602</text:p>
          </table:table-cell>
          <table:table-cell table:formula="of:=[.K74]-[.H74]" office:value-type="float" office:value="0" calcext:value-type="float">
            <text:p>0</text:p>
          </table:table-cell>
          <table:table-cell/>
          <table:table-cell office:value-type="float" office:value="7138" calcext:value-type="float">
            <text:p>71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533H00M00S" calcext:value-type="time">
            <text:p>40533:00:00</text:p>
          </table:table-cell>
          <table:table-cell office:value-type="float" office:value="2204" calcext:value-type="float">
            <text:p>2204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table:formula="of:=[.H75]-[.E75]" office:value-type="float" office:value="0" calcext:value-type="float">
            <text:p>0</text:p>
          </table:table-cell>
          <table:table-cell/>
          <table:table-cell office:value-type="float" office:value="2204" calcext:value-type="float">
            <text:p>2204</text:p>
          </table:table-cell>
          <table:table-cell table:formula="of:=[.K75]-[.H75]" office:value-type="float" office:value="0" calcext:value-type="float">
            <text:p>0</text:p>
          </table:table-cell>
          <table:table-cell/>
          <table:table-cell office:value-type="float" office:value="2542" calcext:value-type="float">
            <text:p>25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291H00M00S" calcext:value-type="time">
            <text:p>20291:00:00</text:p>
          </table:table-cell>
          <table:table-cell office:value-type="float" office:value="5412.5182" calcext:value-type="float">
            <text:p>5412.5182</text:p>
          </table:table-cell>
          <table:table-cell table:number-columns-repeated="2"/>
          <table:table-cell office:value-type="float" office:value="5706.9107" calcext:value-type="float">
            <text:p>5706.9107</text:p>
          </table:table-cell>
          <table:table-cell table:number-columns-repeated="2"/>
          <table:table-cell office:value-type="float" office:value="5706.9107" calcext:value-type="float">
            <text:p>5706.9107</text:p>
          </table:table-cell>
          <table:table-cell table:formula="of:=[.H76]-[.E76]" office:value-type="float" office:value="0" calcext:value-type="float">
            <text:p>0</text:p>
          </table:table-cell>
          <table:table-cell/>
          <table:table-cell office:value-type="float" office:value="5706.9107" calcext:value-type="float">
            <text:p>5706.9107</text:p>
          </table:table-cell>
          <table:table-cell table:formula="of:=[.K76]-[.H76]" office:value-type="float" office:value="0" calcext:value-type="float">
            <text:p>0</text:p>
          </table:table-cell>
          <table:table-cell/>
          <table:table-cell office:value-type="float" office:value="8738" calcext:value-type="float">
            <text:p>87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975H00M00S" calcext:value-type="time">
            <text:p>27975:00:00</text:p>
          </table:table-cell>
          <table:table-cell office:value-type="float" office:value="7308.6594" calcext:value-type="float">
            <text:p>7308.6594</text:p>
          </table:table-cell>
          <table:table-cell table:number-columns-repeated="2"/>
          <table:table-cell office:value-type="float" office:value="7870.5986" calcext:value-type="float">
            <text:p>7870.5986</text:p>
          </table:table-cell>
          <table:table-cell table:number-columns-repeated="2"/>
          <table:table-cell office:value-type="float" office:value="7893.1554" calcext:value-type="float">
            <text:p>7893.1554</text:p>
          </table:table-cell>
          <table:table-cell table:formula="of:=[.H77]-[.E77]" office:value-type="float" office:value="22.5567999999994" calcext:value-type="float">
            <text:p>22.5568</text:p>
          </table:table-cell>
          <table:table-cell/>
          <table:table-cell office:value-type="float" office:value="7893.1554" calcext:value-type="float">
            <text:p>7893.1554</text:p>
          </table:table-cell>
          <table:table-cell table:formula="of:=[.K77]-[.H77]" office:value-type="float" office:value="0" calcext:value-type="float">
            <text:p>0</text:p>
          </table:table-cell>
          <table:table-cell/>
          <table:table-cell office:value-type="float" office:value="12786" calcext:value-type="float">
            <text:p>1278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398H00M00S" calcext:value-type="time">
            <text:p>30398:00:00</text:p>
          </table:table-cell>
          <table:table-cell office:value-type="float" office:value="4109.75" calcext:value-type="float">
            <text:p>4109.75</text:p>
          </table:table-cell>
          <table:table-cell table:number-columns-repeated="2"/>
          <table:table-cell office:value-type="float" office:value="4109.75" calcext:value-type="float">
            <text:p>4109.75</text:p>
          </table:table-cell>
          <table:table-cell table:number-columns-repeated="2"/>
          <table:table-cell office:value-type="float" office:value="4109.75" calcext:value-type="float">
            <text:p>4109.75</text:p>
          </table:table-cell>
          <table:table-cell table:formula="of:=[.H78]-[.E78]" office:value-type="float" office:value="0" calcext:value-type="float">
            <text:p>0</text:p>
          </table:table-cell>
          <table:table-cell/>
          <table:table-cell office:value-type="float" office:value="4109.75" calcext:value-type="float">
            <text:p>4109.75</text:p>
          </table:table-cell>
          <table:table-cell table:formula="of:=[.K78]-[.H78]" office:value-type="float" office:value="0" calcext:value-type="float">
            <text:p>0</text:p>
          </table:table-cell>
          <table:table-cell/>
          <table:table-cell office:value-type="float" office:value="4691" calcext:value-type="float">
            <text:p>46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279H00M00S" calcext:value-type="time">
            <text:p>17279:00:00</text:p>
          </table:table-cell>
          <table:table-cell office:value-type="float" office:value="5158" calcext:value-type="float">
            <text:p>5158</text:p>
          </table:table-cell>
          <table:table-cell table:number-columns-repeated="2"/>
          <table:table-cell office:value-type="float" office:value="5158" calcext:value-type="float">
            <text:p>5158</text:p>
          </table:table-cell>
          <table:table-cell table:number-columns-repeated="2"/>
          <table:table-cell office:value-type="float" office:value="5158" calcext:value-type="float">
            <text:p>5158</text:p>
          </table:table-cell>
          <table:table-cell table:formula="of:=[.H79]-[.E79]" office:value-type="float" office:value="0" calcext:value-type="float">
            <text:p>0</text:p>
          </table:table-cell>
          <table:table-cell/>
          <table:table-cell office:value-type="float" office:value="5158" calcext:value-type="float">
            <text:p>5158</text:p>
          </table:table-cell>
          <table:table-cell table:formula="of:=[.K79]-[.H79]" office:value-type="float" office:value="0" calcext:value-type="float">
            <text:p>0</text:p>
          </table:table-cell>
          <table:table-cell/>
          <table:table-cell office:value-type="float" office:value="5636" calcext:value-type="float">
            <text:p>56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402H00M00S" calcext:value-type="time">
            <text:p>25402:00:00</text:p>
          </table:table-cell>
          <table:table-cell office:value-type="float" office:value="3016.0833" calcext:value-type="float">
            <text:p>3016.0833</text:p>
          </table:table-cell>
          <table:table-cell table:number-columns-repeated="2"/>
          <table:table-cell office:value-type="float" office:value="3017.8333" calcext:value-type="float">
            <text:p>3017.8333</text:p>
          </table:table-cell>
          <table:table-cell table:number-columns-repeated="2"/>
          <table:table-cell office:value-type="float" office:value="3017.8333" calcext:value-type="float">
            <text:p>3017.8333</text:p>
          </table:table-cell>
          <table:table-cell table:formula="of:=[.H80]-[.E80]" office:value-type="float" office:value="0" calcext:value-type="float">
            <text:p>0</text:p>
          </table:table-cell>
          <table:table-cell/>
          <table:table-cell office:value-type="float" office:value="3017.8333" calcext:value-type="float">
            <text:p>3017.8333</text:p>
          </table:table-cell>
          <table:table-cell table:formula="of:=[.K80]-[.H80]" office:value-type="float" office:value="0" calcext:value-type="float">
            <text:p>0</text:p>
          </table:table-cell>
          <table:table-cell/>
          <table:table-cell office:value-type="float" office:value="5020" calcext:value-type="float">
            <text:p>50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0085H00M00S" calcext:value-type="time">
            <text:p>50085:00:00</text:p>
          </table:table-cell>
          <table:table-cell office:value-type="float" office:value="6265.8571" calcext:value-type="float">
            <text:p>6265.8571</text:p>
          </table:table-cell>
          <table:table-cell table:number-columns-repeated="2"/>
          <table:table-cell office:value-type="float" office:value="6265.8571" calcext:value-type="float">
            <text:p>6265.8571</text:p>
          </table:table-cell>
          <table:table-cell table:number-columns-repeated="2"/>
          <table:table-cell office:value-type="float" office:value="6265.8571" calcext:value-type="float">
            <text:p>6265.8571</text:p>
          </table:table-cell>
          <table:table-cell table:formula="of:=[.H81]-[.E81]" office:value-type="float" office:value="0" calcext:value-type="float">
            <text:p>0</text:p>
          </table:table-cell>
          <table:table-cell/>
          <table:table-cell office:value-type="float" office:value="6265.8571" calcext:value-type="float">
            <text:p>6265.8571</text:p>
          </table:table-cell>
          <table:table-cell table:formula="of:=[.K81]-[.H81]" office:value-type="float" office:value="0" calcext:value-type="float">
            <text:p>0</text:p>
          </table:table-cell>
          <table:table-cell/>
          <table:table-cell office:value-type="float" office:value="7106" calcext:value-type="float">
            <text:p>71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601H00M00S" calcext:value-type="time">
            <text:p>8601:00:00</text:p>
          </table:table-cell>
          <table:table-cell office:value-type="float" office:value="6863.1957" calcext:value-type="float">
            <text:p>6863.1957</text:p>
          </table:table-cell>
          <table:table-cell table:number-columns-repeated="2"/>
          <table:table-cell office:value-type="float" office:value="7169.7258" calcext:value-type="float">
            <text:p>7169.7258</text:p>
          </table:table-cell>
          <table:table-cell table:number-columns-repeated="2"/>
          <table:table-cell office:value-type="float" office:value="7184.25" calcext:value-type="float">
            <text:p>7184.25</text:p>
          </table:table-cell>
          <table:table-cell table:formula="of:=[.H82]-[.E82]" office:value-type="float" office:value="14.5241999999998" calcext:value-type="float">
            <text:p>14.5242</text:p>
          </table:table-cell>
          <table:table-cell/>
          <table:table-cell office:value-type="float" office:value="7184.25" calcext:value-type="float">
            <text:p>7184.25</text:p>
          </table:table-cell>
          <table:table-cell table:formula="of:=[.K82]-[.H82]" office:value-type="float" office:value="0" calcext:value-type="float">
            <text:p>0</text:p>
          </table:table-cell>
          <table:table-cell/>
          <table:table-cell office:value-type="float" office:value="12337" calcext:value-type="float">
            <text:p>1233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60H00M00S" calcext:value-type="time">
            <text:p>2660:00:00</text:p>
          </table:table-cell>
          <table:table-cell office:value-type="float" office:value="6771.1457" calcext:value-type="float">
            <text:p>6771.1457</text:p>
          </table:table-cell>
          <table:table-cell table:number-columns-repeated="2"/>
          <table:table-cell office:value-type="float" office:value="7297.8267" calcext:value-type="float">
            <text:p>7297.8267</text:p>
          </table:table-cell>
          <table:table-cell table:number-columns-repeated="2"/>
          <table:table-cell office:value-type="float" office:value="7297.8267" calcext:value-type="float">
            <text:p>7297.8267</text:p>
          </table:table-cell>
          <table:table-cell table:formula="of:=[.H83]-[.E83]" office:value-type="float" office:value="0" calcext:value-type="float">
            <text:p>0</text:p>
          </table:table-cell>
          <table:table-cell/>
          <table:table-cell office:value-type="float" office:value="7297.8267" calcext:value-type="float">
            <text:p>7297.8267</text:p>
          </table:table-cell>
          <table:table-cell table:formula="of:=[.K83]-[.H83]" office:value-type="float" office:value="0" calcext:value-type="float">
            <text:p>0</text:p>
          </table:table-cell>
          <table:table-cell/>
          <table:table-cell office:value-type="float" office:value="12851" calcext:value-type="float">
            <text:p>128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110H00M00S" calcext:value-type="time">
            <text:p>12110:00:00</text:p>
          </table:table-cell>
          <table:table-cell office:value-type="float" office:value="4667.7" calcext:value-type="float">
            <text:p>4667.7</text:p>
          </table:table-cell>
          <table:table-cell table:number-columns-repeated="2"/>
          <table:table-cell office:value-type="float" office:value="4900" calcext:value-type="float">
            <text:p>4900</text:p>
          </table:table-cell>
          <table:table-cell table:number-columns-repeated="2"/>
          <table:table-cell office:value-type="float" office:value="4900" calcext:value-type="float">
            <text:p>4900</text:p>
          </table:table-cell>
          <table:table-cell table:formula="of:=[.H84]-[.E84]" office:value-type="float" office:value="0" calcext:value-type="float">
            <text:p>0</text:p>
          </table:table-cell>
          <table:table-cell/>
          <table:table-cell office:value-type="float" office:value="4900" calcext:value-type="float">
            <text:p>4900</text:p>
          </table:table-cell>
          <table:table-cell table:formula="of:=[.K84]-[.H84]" office:value-type="float" office:value="0" calcext:value-type="float">
            <text:p>0</text:p>
          </table:table-cell>
          <table:table-cell/>
          <table:table-cell office:value-type="float" office:value="5825" calcext:value-type="float">
            <text:p>58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852H00M00S" calcext:value-type="time">
            <text:p>14852:00:00</text:p>
          </table:table-cell>
          <table:table-cell office:value-type="float" office:value="8244.8878" calcext:value-type="float">
            <text:p>8244.8878</text:p>
          </table:table-cell>
          <table:table-cell table:number-columns-repeated="2"/>
          <table:table-cell office:value-type="float" office:value="9019.0006" calcext:value-type="float">
            <text:p>9019.0006</text:p>
          </table:table-cell>
          <table:table-cell table:number-columns-repeated="2"/>
          <table:table-cell office:value-type="float" office:value="9101.936" calcext:value-type="float">
            <text:p>9101.936</text:p>
          </table:table-cell>
          <table:table-cell table:formula="of:=[.H85]-[.E85]" office:value-type="float" office:value="82.9354000000003" calcext:value-type="float">
            <text:p>82.9354</text:p>
          </table:table-cell>
          <table:table-cell/>
          <table:table-cell office:value-type="float" office:value="9101.936" calcext:value-type="float">
            <text:p>9101.936</text:p>
          </table:table-cell>
          <table:table-cell table:formula="of:=[.K85]-[.H85]" office:value-type="float" office:value="0" calcext:value-type="float">
            <text:p>0</text:p>
          </table:table-cell>
          <table:table-cell/>
          <table:table-cell office:value-type="float" office:value="9936" calcext:value-type="float">
            <text:p>99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526H00M00S" calcext:value-type="time">
            <text:p>22526:00:00</text:p>
          </table:table-cell>
          <table:table-cell office:value-type="float" office:value="4265.1667" calcext:value-type="float">
            <text:p>4265.1667</text:p>
          </table:table-cell>
          <table:table-cell table:number-columns-repeated="2"/>
          <table:table-cell office:value-type="float" office:value="4448" calcext:value-type="float">
            <text:p>4448</text:p>
          </table:table-cell>
          <table:table-cell table:number-columns-repeated="2"/>
          <table:table-cell office:value-type="float" office:value="4448" calcext:value-type="float">
            <text:p>4448</text:p>
          </table:table-cell>
          <table:table-cell table:formula="of:=[.H86]-[.E86]" office:value-type="float" office:value="0" calcext:value-type="float">
            <text:p>0</text:p>
          </table:table-cell>
          <table:table-cell/>
          <table:table-cell office:value-type="float" office:value="4448" calcext:value-type="float">
            <text:p>4448</text:p>
          </table:table-cell>
          <table:table-cell table:formula="of:=[.K86]-[.H86]" office:value-type="float" office:value="0" calcext:value-type="float">
            <text:p>0</text:p>
          </table:table-cell>
          <table:table-cell/>
          <table:table-cell office:value-type="float" office:value="5288" calcext:value-type="float">
            <text:p>528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788H00M00S" calcext:value-type="time">
            <text:p>57788:00:00</text:p>
          </table:table-cell>
          <table:table-cell office:value-type="float" office:value="9200.9983" calcext:value-type="float">
            <text:p>9200.9983</text:p>
          </table:table-cell>
          <table:table-cell table:number-columns-repeated="2"/>
          <table:table-cell office:value-type="float" office:value="9579.8787" calcext:value-type="float">
            <text:p>9579.8787</text:p>
          </table:table-cell>
          <table:table-cell table:number-columns-repeated="2"/>
          <table:table-cell office:value-type="float" office:value="9579.8787" calcext:value-type="float">
            <text:p>9579.8787</text:p>
          </table:table-cell>
          <table:table-cell table:formula="of:=[.H87]-[.E87]" office:value-type="float" office:value="0" calcext:value-type="float">
            <text:p>0</text:p>
          </table:table-cell>
          <table:table-cell/>
          <table:table-cell office:value-type="float" office:value="9579.8787" calcext:value-type="float">
            <text:p>9579.8787</text:p>
          </table:table-cell>
          <table:table-cell table:formula="of:=[.K87]-[.H87]" office:value-type="float" office:value="0" calcext:value-type="float">
            <text:p>0</text:p>
          </table:table-cell>
          <table:table-cell/>
          <table:table-cell office:value-type="float" office:value="14643" calcext:value-type="float">
            <text:p>1464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748H00M00S" calcext:value-type="time">
            <text:p>10748:00:00</text:p>
          </table:table-cell>
          <table:table-cell office:value-type="float" office:value="6520.793" calcext:value-type="float">
            <text:p>6520.793</text:p>
          </table:table-cell>
          <table:table-cell table:number-columns-repeated="2"/>
          <table:table-cell office:value-type="float" office:value="6798.5" calcext:value-type="float">
            <text:p>6798.5</text:p>
          </table:table-cell>
          <table:table-cell table:number-columns-repeated="2"/>
          <table:table-cell office:value-type="float" office:value="6798.5" calcext:value-type="float">
            <text:p>6798.5</text:p>
          </table:table-cell>
          <table:table-cell table:formula="of:=[.H88]-[.E88]" office:value-type="float" office:value="0" calcext:value-type="float">
            <text:p>0</text:p>
          </table:table-cell>
          <table:table-cell/>
          <table:table-cell office:value-type="float" office:value="6798.5" calcext:value-type="float">
            <text:p>6798.5</text:p>
          </table:table-cell>
          <table:table-cell table:formula="of:=[.K88]-[.H88]" office:value-type="float" office:value="0" calcext:value-type="float">
            <text:p>0</text:p>
          </table:table-cell>
          <table:table-cell/>
          <table:table-cell office:value-type="float" office:value="8005" calcext:value-type="float">
            <text:p>80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598H00M00S" calcext:value-type="time">
            <text:p>15598:00:00</text:p>
          </table:table-cell>
          <table:table-cell office:value-type="float" office:value="6807.5" calcext:value-type="float">
            <text:p>6807.5</text:p>
          </table:table-cell>
          <table:table-cell table:number-columns-repeated="2"/>
          <table:table-cell office:value-type="float" office:value="6807.5" calcext:value-type="float">
            <text:p>6807.5</text:p>
          </table:table-cell>
          <table:table-cell table:number-columns-repeated="2"/>
          <table:table-cell office:value-type="float" office:value="6807.5" calcext:value-type="float">
            <text:p>6807.5</text:p>
          </table:table-cell>
          <table:table-cell table:formula="of:=[.H89]-[.E89]" office:value-type="float" office:value="0" calcext:value-type="float">
            <text:p>0</text:p>
          </table:table-cell>
          <table:table-cell/>
          <table:table-cell office:value-type="float" office:value="6807.5" calcext:value-type="float">
            <text:p>6807.5</text:p>
          </table:table-cell>
          <table:table-cell table:formula="of:=[.K89]-[.H89]" office:value-type="float" office:value="0" calcext:value-type="float">
            <text:p>0</text:p>
          </table:table-cell>
          <table:table-cell/>
          <table:table-cell office:value-type="float" office:value="8402" calcext:value-type="float">
            <text:p>840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365H00M00S" calcext:value-type="time">
            <text:p>49365:00:00</text:p>
          </table:table-cell>
          <table:table-cell office:value-type="float" office:value="6815.6592" calcext:value-type="float">
            <text:p>6815.6592</text:p>
          </table:table-cell>
          <table:table-cell table:number-columns-repeated="2"/>
          <table:table-cell office:value-type="float" office:value="7046.5909" calcext:value-type="float">
            <text:p>7046.5909</text:p>
          </table:table-cell>
          <table:table-cell table:number-columns-repeated="2"/>
          <table:table-cell office:value-type="float" office:value="7052.5909" calcext:value-type="float">
            <text:p>7052.5909</text:p>
          </table:table-cell>
          <table:table-cell table:formula="of:=[.H90]-[.E90]" office:value-type="float" office:value="6" calcext:value-type="float">
            <text:p>6</text:p>
          </table:table-cell>
          <table:table-cell/>
          <table:table-cell office:value-type="float" office:value="7052.5909" calcext:value-type="float">
            <text:p>7052.5909</text:p>
          </table:table-cell>
          <table:table-cell table:formula="of:=[.K90]-[.H90]" office:value-type="float" office:value="0" calcext:value-type="float">
            <text:p>0</text:p>
          </table:table-cell>
          <table:table-cell/>
          <table:table-cell office:value-type="float" office:value="9087" calcext:value-type="float">
            <text:p>908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9468H00M00S" calcext:value-type="time">
            <text:p>39468:00:00</text:p>
          </table:table-cell>
          <table:table-cell office:value-type="float" office:value="2845" calcext:value-type="float">
            <text:p>2845</text:p>
          </table:table-cell>
          <table:table-cell table:number-columns-repeated="2"/>
          <table:table-cell office:value-type="float" office:value="2845" calcext:value-type="float">
            <text:p>2845</text:p>
          </table:table-cell>
          <table:table-cell table:number-columns-repeated="2"/>
          <table:table-cell office:value-type="float" office:value="2845" calcext:value-type="float">
            <text:p>2845</text:p>
          </table:table-cell>
          <table:table-cell table:formula="of:=[.H91]-[.E91]" office:value-type="float" office:value="0" calcext:value-type="float">
            <text:p>0</text:p>
          </table:table-cell>
          <table:table-cell/>
          <table:table-cell office:value-type="float" office:value="2845" calcext:value-type="float">
            <text:p>2845</text:p>
          </table:table-cell>
          <table:table-cell table:formula="of:=[.K91]-[.H91]" office:value-type="float" office:value="0" calcext:value-type="float">
            <text:p>0</text:p>
          </table:table-cell>
          <table:table-cell/>
          <table:table-cell office:value-type="float" office:value="3089" calcext:value-type="float">
            <text:p>308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765H00M00S" calcext:value-type="time">
            <text:p>11765:00:00</text:p>
          </table:table-cell>
          <table:table-cell office:value-type="float" office:value="7634" calcext:value-type="float">
            <text:p>7634</text:p>
          </table:table-cell>
          <table:table-cell table:number-columns-repeated="2"/>
          <table:table-cell office:value-type="float" office:value="7634" calcext:value-type="float">
            <text:p>7634</text:p>
          </table:table-cell>
          <table:table-cell table:number-columns-repeated="2"/>
          <table:table-cell office:value-type="float" office:value="7634" calcext:value-type="float">
            <text:p>7634</text:p>
          </table:table-cell>
          <table:table-cell table:formula="of:=[.H92]-[.E92]" office:value-type="float" office:value="0" calcext:value-type="float">
            <text:p>0</text:p>
          </table:table-cell>
          <table:table-cell/>
          <table:table-cell office:value-type="float" office:value="7634" calcext:value-type="float">
            <text:p>7634</text:p>
          </table:table-cell>
          <table:table-cell table:formula="of:=[.K92]-[.H92]" office:value-type="float" office:value="0" calcext:value-type="float">
            <text:p>0</text:p>
          </table:table-cell>
          <table:table-cell/>
          <table:table-cell office:value-type="float" office:value="8636" calcext:value-type="float">
            <text:p>86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59H00M00S" calcext:value-type="time">
            <text:p>1159:00:00</text:p>
          </table:table-cell>
          <table:table-cell office:value-type="float" office:value="4442.6" calcext:value-type="float">
            <text:p>4442.6</text:p>
          </table:table-cell>
          <table:table-cell table:number-columns-repeated="2"/>
          <table:table-cell office:value-type="float" office:value="4624.8125" calcext:value-type="float">
            <text:p>4624.8125</text:p>
          </table:table-cell>
          <table:table-cell table:number-columns-repeated="2"/>
          <table:table-cell office:value-type="float" office:value="4624.8125" calcext:value-type="float">
            <text:p>4624.8125</text:p>
          </table:table-cell>
          <table:table-cell table:formula="of:=[.H93]-[.E93]" office:value-type="float" office:value="0" calcext:value-type="float">
            <text:p>0</text:p>
          </table:table-cell>
          <table:table-cell/>
          <table:table-cell office:value-type="float" office:value="4624.8125" calcext:value-type="float">
            <text:p>4624.8125</text:p>
          </table:table-cell>
          <table:table-cell table:formula="of:=[.K93]-[.H93]" office:value-type="float" office:value="0" calcext:value-type="float">
            <text:p>0</text:p>
          </table:table-cell>
          <table:table-cell/>
          <table:table-cell office:value-type="float" office:value="5087" calcext:value-type="float">
            <text:p>508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377H00M00S" calcext:value-type="time">
            <text:p>12377:00:00</text:p>
          </table:table-cell>
          <table:table-cell office:value-type="float" office:value="7076.7319" calcext:value-type="float">
            <text:p>7076.7319</text:p>
          </table:table-cell>
          <table:table-cell table:number-columns-repeated="2"/>
          <table:table-cell office:value-type="float" office:value="7212.1707" calcext:value-type="float">
            <text:p>7212.1707</text:p>
          </table:table-cell>
          <table:table-cell table:number-columns-repeated="2"/>
          <table:table-cell office:value-type="float" office:value="7261.1563" calcext:value-type="float">
            <text:p>7261.1563</text:p>
          </table:table-cell>
          <table:table-cell table:formula="of:=[.H94]-[.E94]" office:value-type="float" office:value="48.9856" calcext:value-type="float">
            <text:p>48.9856</text:p>
          </table:table-cell>
          <table:table-cell/>
          <table:table-cell office:value-type="float" office:value="7261.1562" calcext:value-type="float">
            <text:p>7261.1562</text:p>
          </table:table-cell>
          <table:table-cell table:formula="of:=[.K94]-[.H94]" office:value-type="float" office:value="-0.0000999999992927769" calcext:value-type="float">
            <text:p>-0.0001</text:p>
          </table:table-cell>
          <table:table-cell/>
          <table:table-cell office:value-type="float" office:value="7801" calcext:value-type="float">
            <text:p>780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685H00M00S" calcext:value-type="time">
            <text:p>23685:00:00</text:p>
          </table:table-cell>
          <table:table-cell office:value-type="float" office:value="5718.8689" calcext:value-type="float">
            <text:p>5718.8689</text:p>
          </table:table-cell>
          <table:table-cell table:number-columns-repeated="2"/>
          <table:table-cell office:value-type="float" office:value="6069.2438" calcext:value-type="float">
            <text:p>6069.2438</text:p>
          </table:table-cell>
          <table:table-cell table:number-columns-repeated="2"/>
          <table:table-cell office:value-type="float" office:value="6069.2438" calcext:value-type="float">
            <text:p>6069.2438</text:p>
          </table:table-cell>
          <table:table-cell table:formula="of:=[.H95]-[.E95]" office:value-type="float" office:value="0" calcext:value-type="float">
            <text:p>0</text:p>
          </table:table-cell>
          <table:table-cell/>
          <table:table-cell office:value-type="float" office:value="6069.2438" calcext:value-type="float">
            <text:p>6069.2438</text:p>
          </table:table-cell>
          <table:table-cell table:formula="of:=[.K95]-[.H95]" office:value-type="float" office:value="0" calcext:value-type="float">
            <text:p>0</text:p>
          </table:table-cell>
          <table:table-cell/>
          <table:table-cell office:value-type="float" office:value="9015" calcext:value-type="float">
            <text:p>901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574H00M00S" calcext:value-type="time">
            <text:p>4574:00:00</text:p>
          </table:table-cell>
          <table:table-cell office:value-type="float" office:value="1680.8127" calcext:value-type="float">
            <text:p>1680.8127</text:p>
          </table:table-cell>
          <table:table-cell table:number-columns-repeated="2"/>
          <table:table-cell office:value-type="float" office:value="1860.6667" calcext:value-type="float">
            <text:p>1860.6667</text:p>
          </table:table-cell>
          <table:table-cell table:number-columns-repeated="2"/>
          <table:table-cell office:value-type="float" office:value="1860.6667" calcext:value-type="float">
            <text:p>1860.6667</text:p>
          </table:table-cell>
          <table:table-cell table:formula="of:=[.H96]-[.E96]" office:value-type="float" office:value="0" calcext:value-type="float">
            <text:p>0</text:p>
          </table:table-cell>
          <table:table-cell/>
          <table:table-cell office:value-type="float" office:value="1860.6667" calcext:value-type="float">
            <text:p>1860.6667</text:p>
          </table:table-cell>
          <table:table-cell table:formula="of:=[.K96]-[.H96]" office:value-type="float" office:value="0" calcext:value-type="float">
            <text:p>0</text:p>
          </table:table-cell>
          <table:table-cell/>
          <table:table-cell office:value-type="float" office:value="2904" calcext:value-type="float">
            <text:p>290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414H00M00S" calcext:value-type="time">
            <text:p>29414:00:00</text:p>
          </table:table-cell>
          <table:table-cell office:value-type="float" office:value="2339.5" calcext:value-type="float">
            <text:p>2339.5</text:p>
          </table:table-cell>
          <table:table-cell table:number-columns-repeated="2"/>
          <table:table-cell office:value-type="float" office:value="2339.5" calcext:value-type="float">
            <text:p>2339.5</text:p>
          </table:table-cell>
          <table:table-cell table:number-columns-repeated="2"/>
          <table:table-cell office:value-type="float" office:value="2339.5" calcext:value-type="float">
            <text:p>2339.5</text:p>
          </table:table-cell>
          <table:table-cell table:formula="of:=[.H97]-[.E97]" office:value-type="float" office:value="0" calcext:value-type="float">
            <text:p>0</text:p>
          </table:table-cell>
          <table:table-cell/>
          <table:table-cell office:value-type="float" office:value="2339.5" calcext:value-type="float">
            <text:p>2339.5</text:p>
          </table:table-cell>
          <table:table-cell table:formula="of:=[.K97]-[.H97]" office:value-type="float" office:value="0" calcext:value-type="float">
            <text:p>0</text:p>
          </table:table-cell>
          <table:table-cell/>
          <table:table-cell office:value-type="float" office:value="2668" calcext:value-type="float">
            <text:p>26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963H00M00S" calcext:value-type="time">
            <text:p>53963:00:00</text:p>
          </table:table-cell>
          <table:table-cell office:value-type="float" office:value="8299.1658" calcext:value-type="float">
            <text:p>8299.1658</text:p>
          </table:table-cell>
          <table:table-cell table:number-columns-repeated="2"/>
          <table:table-cell office:value-type="float" office:value="8822.7526" calcext:value-type="float">
            <text:p>8822.7526</text:p>
          </table:table-cell>
          <table:table-cell table:number-columns-repeated="2"/>
          <table:table-cell office:value-type="float" office:value="8836.9849" calcext:value-type="float">
            <text:p>8836.9849</text:p>
          </table:table-cell>
          <table:table-cell table:formula="of:=[.H98]-[.E98]" office:value-type="float" office:value="14.2322999999997" calcext:value-type="float">
            <text:p>14.2323</text:p>
          </table:table-cell>
          <table:table-cell/>
          <table:table-cell office:value-type="float" office:value="8836.9849" calcext:value-type="float">
            <text:p>8836.9849</text:p>
          </table:table-cell>
          <table:table-cell table:formula="of:=[.K98]-[.H98]" office:value-type="float" office:value="0" calcext:value-type="float">
            <text:p>0</text:p>
          </table:table-cell>
          <table:table-cell/>
          <table:table-cell office:value-type="float" office:value="11606" calcext:value-type="float">
            <text:p>116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749H00M00S" calcext:value-type="time">
            <text:p>31749:00:00</text:p>
          </table:table-cell>
          <table:table-cell office:value-type="float" office:value="3051.8333" calcext:value-type="float">
            <text:p>3051.8333</text:p>
          </table:table-cell>
          <table:table-cell table:number-columns-repeated="2"/>
          <table:table-cell office:value-type="float" office:value="3051.8333" calcext:value-type="float">
            <text:p>3051.8333</text:p>
          </table:table-cell>
          <table:table-cell table:number-columns-repeated="2"/>
          <table:table-cell office:value-type="float" office:value="3051.8333" calcext:value-type="float">
            <text:p>3051.8333</text:p>
          </table:table-cell>
          <table:table-cell table:formula="of:=[.H99]-[.E99]" office:value-type="float" office:value="0" calcext:value-type="float">
            <text:p>0</text:p>
          </table:table-cell>
          <table:table-cell/>
          <table:table-cell office:value-type="float" office:value="3051.8333" calcext:value-type="float">
            <text:p>3051.8333</text:p>
          </table:table-cell>
          <table:table-cell table:formula="of:=[.K99]-[.H99]" office:value-type="float" office:value="0" calcext:value-type="float">
            <text:p>0</text:p>
          </table:table-cell>
          <table:table-cell/>
          <table:table-cell office:value-type="float" office:value="6068" calcext:value-type="float">
            <text:p>60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847H00M00S" calcext:value-type="time">
            <text:p>56847:00:00</text:p>
          </table:table-cell>
          <table:table-cell office:value-type="float" office:value="5993.8" calcext:value-type="float">
            <text:p>5993.8</text:p>
          </table:table-cell>
          <table:table-cell table:number-columns-repeated="2"/>
          <table:table-cell office:value-type="float" office:value="5993.8" calcext:value-type="float">
            <text:p>5993.8</text:p>
          </table:table-cell>
          <table:table-cell table:number-columns-repeated="2"/>
          <table:table-cell office:value-type="float" office:value="5993.8" calcext:value-type="float">
            <text:p>5993.8</text:p>
          </table:table-cell>
          <table:table-cell table:formula="of:=[.H100]-[.E100]" office:value-type="float" office:value="0" calcext:value-type="float">
            <text:p>0</text:p>
          </table:table-cell>
          <table:table-cell/>
          <table:table-cell office:value-type="float" office:value="5993.8" calcext:value-type="float">
            <text:p>5993.8</text:p>
          </table:table-cell>
          <table:table-cell table:formula="of:=[.K100]-[.H100]" office:value-type="float" office:value="0" calcext:value-type="float">
            <text:p>0</text:p>
          </table:table-cell>
          <table:table-cell/>
          <table:table-cell office:value-type="float" office:value="7837" calcext:value-type="float">
            <text:p>783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200H00M00S" calcext:value-type="time">
            <text:p>29200:00:00</text:p>
          </table:table-cell>
          <table:table-cell office:value-type="float" office:value="6004.08" calcext:value-type="float">
            <text:p>6004.08</text:p>
          </table:table-cell>
          <table:table-cell table:number-columns-repeated="2"/>
          <table:table-cell office:value-type="float" office:value="6296.4346" calcext:value-type="float">
            <text:p>6296.4346</text:p>
          </table:table-cell>
          <table:table-cell table:number-columns-repeated="2"/>
          <table:table-cell office:value-type="float" office:value="6299.4372" calcext:value-type="float">
            <text:p>6299.4372</text:p>
          </table:table-cell>
          <table:table-cell table:formula="of:=[.H101]-[.E101]" office:value-type="float" office:value="3.00260000000071" calcext:value-type="float">
            <text:p>3.0026</text:p>
          </table:table-cell>
          <table:table-cell/>
          <table:table-cell office:value-type="float" office:value="6299.4372" calcext:value-type="float">
            <text:p>6299.4372</text:p>
          </table:table-cell>
          <table:table-cell table:formula="of:=[.K101]-[.H101]" office:value-type="float" office:value="0" calcext:value-type="float">
            <text:p>0</text:p>
          </table:table-cell>
          <table:table-cell/>
          <table:table-cell office:value-type="float" office:value="9918" calcext:value-type="float">
            <text:p>991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207H00M00S" calcext:value-type="time">
            <text:p>18207:00:00</text:p>
          </table:table-cell>
          <table:table-cell office:value-type="float" office:value="9543.875" calcext:value-type="float">
            <text:p>9543.875</text:p>
          </table:table-cell>
          <table:table-cell table:number-columns-repeated="2"/>
          <table:table-cell office:value-type="float" office:value="9659.3333" calcext:value-type="float">
            <text:p>9659.3333</text:p>
          </table:table-cell>
          <table:table-cell table:number-columns-repeated="2"/>
          <table:table-cell office:value-type="float" office:value="9659.3333" calcext:value-type="float">
            <text:p>9659.3333</text:p>
          </table:table-cell>
          <table:table-cell table:formula="of:=[.H102]-[.E102]" office:value-type="float" office:value="0" calcext:value-type="float">
            <text:p>0</text:p>
          </table:table-cell>
          <table:table-cell/>
          <table:table-cell office:value-type="float" office:value="9659.3333" calcext:value-type="float">
            <text:p>9659.3333</text:p>
          </table:table-cell>
          <table:table-cell table:formula="of:=[.K102]-[.H102]" office:value-type="float" office:value="0" calcext:value-type="float">
            <text:p>0</text:p>
          </table:table-cell>
          <table:table-cell/>
          <table:table-cell office:value-type="float" office:value="12034" calcext:value-type="float">
            <text:p>1203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67H00M00S" calcext:value-type="time">
            <text:p>6067:00:00</text:p>
          </table:table-cell>
          <table:table-cell office:value-type="float" office:value="8502.4312" calcext:value-type="float">
            <text:p>8502.4312</text:p>
          </table:table-cell>
          <table:table-cell table:number-columns-repeated="2"/>
          <table:table-cell office:value-type="float" office:value="8791.674" calcext:value-type="float">
            <text:p>8791.674</text:p>
          </table:table-cell>
          <table:table-cell table:number-columns-repeated="2"/>
          <table:table-cell office:value-type="float" office:value="8792.735" calcext:value-type="float">
            <text:p>8792.735</text:p>
          </table:table-cell>
          <table:table-cell table:formula="of:=[.H103]-[.E103]" office:value-type="float" office:value="1.06099999999969" calcext:value-type="float">
            <text:p>1.061</text:p>
          </table:table-cell>
          <table:table-cell/>
          <table:table-cell office:value-type="float" office:value="8792.735" calcext:value-type="float">
            <text:p>8792.735</text:p>
          </table:table-cell>
          <table:table-cell table:formula="of:=[.K103]-[.H103]" office:value-type="float" office:value="0" calcext:value-type="float">
            <text:p>0</text:p>
          </table:table-cell>
          <table:table-cell/>
          <table:table-cell office:value-type="float" office:value="14069" calcext:value-type="float">
            <text:p>1406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936H00M00S" calcext:value-type="time">
            <text:p>46936:00:00</text:p>
          </table:table-cell>
          <table:table-cell office:value-type="float" office:value="9361.8594" calcext:value-type="float">
            <text:p>9361.8594</text:p>
          </table:table-cell>
          <table:table-cell table:number-columns-repeated="2"/>
          <table:table-cell office:value-type="float" office:value="9484.19" calcext:value-type="float">
            <text:p>9484.19</text:p>
          </table:table-cell>
          <table:table-cell table:number-columns-repeated="2"/>
          <table:table-cell office:value-type="float" office:value="9484.19" calcext:value-type="float">
            <text:p>9484.19</text:p>
          </table:table-cell>
          <table:table-cell table:formula="of:=[.H104]-[.E104]" office:value-type="float" office:value="0" calcext:value-type="float">
            <text:p>0</text:p>
          </table:table-cell>
          <table:table-cell/>
          <table:table-cell office:value-type="float" office:value="9484.19" calcext:value-type="float">
            <text:p>9484.19</text:p>
          </table:table-cell>
          <table:table-cell table:formula="of:=[.K104]-[.H104]" office:value-type="float" office:value="0" calcext:value-type="float">
            <text:p>0</text:p>
          </table:table-cell>
          <table:table-cell/>
          <table:table-cell office:value-type="float" office:value="11474" calcext:value-type="float">
            <text:p>114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175H00M00S" calcext:value-type="time">
            <text:p>7175:00:00</text:p>
          </table:table-cell>
          <table:table-cell office:value-type="float" office:value="4607" calcext:value-type="float">
            <text:p>4607</text:p>
          </table:table-cell>
          <table:table-cell table:number-columns-repeated="2"/>
          <table:table-cell office:value-type="float" office:value="4607" calcext:value-type="float">
            <text:p>4607</text:p>
          </table:table-cell>
          <table:table-cell table:number-columns-repeated="2"/>
          <table:table-cell office:value-type="float" office:value="4607" calcext:value-type="float">
            <text:p>4607</text:p>
          </table:table-cell>
          <table:table-cell table:formula="of:=[.H105]-[.E105]" office:value-type="float" office:value="0" calcext:value-type="float">
            <text:p>0</text:p>
          </table:table-cell>
          <table:table-cell/>
          <table:table-cell office:value-type="float" office:value="4607" calcext:value-type="float">
            <text:p>4607</text:p>
          </table:table-cell>
          <table:table-cell table:formula="of:=[.K105]-[.H105]" office:value-type="float" office:value="0" calcext:value-type="float">
            <text:p>0</text:p>
          </table:table-cell>
          <table:table-cell/>
          <table:table-cell office:value-type="float" office:value="4607" calcext:value-type="float">
            <text:p>46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636H00M00S" calcext:value-type="time">
            <text:p>25636:00:00</text:p>
          </table:table-cell>
          <table:table-cell office:value-type="float" office:value="5086" calcext:value-type="float">
            <text:p>5086</text:p>
          </table:table-cell>
          <table:table-cell table:number-columns-repeated="2"/>
          <table:table-cell office:value-type="float" office:value="5086" calcext:value-type="float">
            <text:p>5086</text:p>
          </table:table-cell>
          <table:table-cell table:number-columns-repeated="2"/>
          <table:table-cell office:value-type="float" office:value="5086" calcext:value-type="float">
            <text:p>5086</text:p>
          </table:table-cell>
          <table:table-cell table:formula="of:=[.H106]-[.E106]" office:value-type="float" office:value="0" calcext:value-type="float">
            <text:p>0</text:p>
          </table:table-cell>
          <table:table-cell/>
          <table:table-cell office:value-type="float" office:value="5086" calcext:value-type="float">
            <text:p>5086</text:p>
          </table:table-cell>
          <table:table-cell table:formula="of:=[.K106]-[.H106]" office:value-type="float" office:value="0" calcext:value-type="float">
            <text:p>0</text:p>
          </table:table-cell>
          <table:table-cell/>
          <table:table-cell office:value-type="float" office:value="5529" calcext:value-type="float">
            <text:p>55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5933H00M00S" calcext:value-type="time">
            <text:p>45933:00:00</text:p>
          </table:table-cell>
          <table:table-cell office:value-type="float" office:value="7589.1429" calcext:value-type="float">
            <text:p>7589.1429</text:p>
          </table:table-cell>
          <table:table-cell table:number-columns-repeated="2"/>
          <table:table-cell office:value-type="float" office:value="7687.8228" calcext:value-type="float">
            <text:p>7687.8228</text:p>
          </table:table-cell>
          <table:table-cell table:number-columns-repeated="2"/>
          <table:table-cell office:value-type="float" office:value="7694.2447" calcext:value-type="float">
            <text:p>7694.2447</text:p>
          </table:table-cell>
          <table:table-cell table:formula="of:=[.H107]-[.E107]" office:value-type="float" office:value="6.42190000000028" calcext:value-type="float">
            <text:p>6.4219</text:p>
          </table:table-cell>
          <table:table-cell/>
          <table:table-cell office:value-type="float" office:value="7694.5141" calcext:value-type="float">
            <text:p>7694.5141</text:p>
          </table:table-cell>
          <table:table-cell table:formula="of:=[.K107]-[.H107]" office:value-type="float" office:value="0.269400000000132" calcext:value-type="float">
            <text:p>0.2694</text:p>
          </table:table-cell>
          <table:table-cell/>
          <table:table-cell office:value-type="float" office:value="9677" calcext:value-type="float">
            <text:p>967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3879H00M00S" calcext:value-type="time">
            <text:p>63879:00:00</text:p>
          </table:table-cell>
          <table:table-cell office:value-type="float" office:value="5912.3333" calcext:value-type="float">
            <text:p>5912.3333</text:p>
          </table:table-cell>
          <table:table-cell table:number-columns-repeated="2"/>
          <table:table-cell office:value-type="float" office:value="5912.3333" calcext:value-type="float">
            <text:p>5912.3333</text:p>
          </table:table-cell>
          <table:table-cell table:number-columns-repeated="2"/>
          <table:table-cell office:value-type="float" office:value="5912.3333" calcext:value-type="float">
            <text:p>5912.3333</text:p>
          </table:table-cell>
          <table:table-cell table:formula="of:=[.H108]-[.E108]" office:value-type="float" office:value="0" calcext:value-type="float">
            <text:p>0</text:p>
          </table:table-cell>
          <table:table-cell/>
          <table:table-cell office:value-type="float" office:value="5912.3333" calcext:value-type="float">
            <text:p>5912.3333</text:p>
          </table:table-cell>
          <table:table-cell table:formula="of:=[.K108]-[.H108]" office:value-type="float" office:value="0" calcext:value-type="float">
            <text:p>0</text:p>
          </table:table-cell>
          <table:table-cell/>
          <table:table-cell office:value-type="float" office:value="6597" calcext:value-type="float">
            <text:p>659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542H00M00S" calcext:value-type="time">
            <text:p>21542:00:00</text:p>
          </table:table-cell>
          <table:table-cell office:value-type="float" office:value="7575.926" calcext:value-type="float">
            <text:p>7575.926</text:p>
          </table:table-cell>
          <table:table-cell table:number-columns-repeated="2"/>
          <table:table-cell office:value-type="float" office:value="7995.6429" calcext:value-type="float">
            <text:p>7995.6429</text:p>
          </table:table-cell>
          <table:table-cell table:number-columns-repeated="2"/>
          <table:table-cell office:value-type="float" office:value="7995.6429" calcext:value-type="float">
            <text:p>7995.6429</text:p>
          </table:table-cell>
          <table:table-cell table:formula="of:=[.H109]-[.E109]" office:value-type="float" office:value="0" calcext:value-type="float">
            <text:p>0</text:p>
          </table:table-cell>
          <table:table-cell/>
          <table:table-cell office:value-type="float" office:value="7995.6429" calcext:value-type="float">
            <text:p>7995.6429</text:p>
          </table:table-cell>
          <table:table-cell table:formula="of:=[.K109]-[.H109]" office:value-type="float" office:value="0" calcext:value-type="float">
            <text:p>0</text:p>
          </table:table-cell>
          <table:table-cell/>
          <table:table-cell office:value-type="float" office:value="9624" calcext:value-type="float">
            <text:p>962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741H00M00S" calcext:value-type="time">
            <text:p>18741:00:00</text:p>
          </table:table-cell>
          <table:table-cell office:value-type="float" office:value="7824.652" calcext:value-type="float">
            <text:p>7824.652</text:p>
          </table:table-cell>
          <table:table-cell table:number-columns-repeated="2"/>
          <table:table-cell office:value-type="float" office:value="8034.6818" calcext:value-type="float">
            <text:p>8034.6818</text:p>
          </table:table-cell>
          <table:table-cell table:number-columns-repeated="2"/>
          <table:table-cell office:value-type="float" office:value="8072.9323" calcext:value-type="float">
            <text:p>8072.9323</text:p>
          </table:table-cell>
          <table:table-cell table:formula="of:=[.H110]-[.E110]" office:value-type="float" office:value="38.2505000000001" calcext:value-type="float">
            <text:p>38.2505</text:p>
          </table:table-cell>
          <table:table-cell/>
          <table:table-cell office:value-type="float" office:value="8072.9323" calcext:value-type="float">
            <text:p>8072.9323</text:p>
          </table:table-cell>
          <table:table-cell table:formula="of:=[.K110]-[.H110]" office:value-type="float" office:value="0" calcext:value-type="float">
            <text:p>0</text:p>
          </table:table-cell>
          <table:table-cell/>
          <table:table-cell office:value-type="float" office:value="8974" calcext:value-type="float">
            <text:p>89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471H00M00S" calcext:value-type="time">
            <text:p>47471:00:00</text:p>
          </table:table-cell>
          <table:table-cell office:value-type="float" office:value="9752.3482" calcext:value-type="float">
            <text:p>9752.3482</text:p>
          </table:table-cell>
          <table:table-cell table:number-columns-repeated="2"/>
          <table:table-cell office:value-type="float" office:value="9828.3194" calcext:value-type="float">
            <text:p>9828.3194</text:p>
          </table:table-cell>
          <table:table-cell table:number-columns-repeated="2"/>
          <table:table-cell office:value-type="float" office:value="9834.1417" calcext:value-type="float">
            <text:p>9834.1417</text:p>
          </table:table-cell>
          <table:table-cell table:formula="of:=[.H111]-[.E111]" office:value-type="float" office:value="5.82229999999981" calcext:value-type="float">
            <text:p>5.8223</text:p>
          </table:table-cell>
          <table:table-cell/>
          <table:table-cell office:value-type="float" office:value="9832.7946" calcext:value-type="float">
            <text:p>9832.7946</text:p>
          </table:table-cell>
          <table:table-cell table:formula="of:=[.K111]-[.H111]" office:value-type="float" office:value="-1.34710000000086" calcext:value-type="float">
            <text:p>-1.3471</text:p>
          </table:table-cell>
          <table:table-cell/>
          <table:table-cell office:value-type="float" office:value="12119" calcext:value-type="float">
            <text:p>121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5371H00M00S" calcext:value-type="time">
            <text:p>65371:00:00</text:p>
          </table:table-cell>
          <table:table-cell office:value-type="float" office:value="8052.1149" calcext:value-type="float">
            <text:p>8052.1149</text:p>
          </table:table-cell>
          <table:table-cell table:number-columns-repeated="2"/>
          <table:table-cell office:value-type="float" office:value="9409.8038" calcext:value-type="float">
            <text:p>9409.8038</text:p>
          </table:table-cell>
          <table:table-cell table:number-columns-repeated="2"/>
          <table:table-cell office:value-type="float" office:value="9416.0037" calcext:value-type="float">
            <text:p>9416.0037</text:p>
          </table:table-cell>
          <table:table-cell table:formula="of:=[.H112]-[.E112]" office:value-type="float" office:value="6.19989999999962" calcext:value-type="float">
            <text:p>6.1999</text:p>
          </table:table-cell>
          <table:table-cell/>
          <table:table-cell office:value-type="float" office:value="9416.0037" calcext:value-type="float">
            <text:p>9416.0037</text:p>
          </table:table-cell>
          <table:table-cell table:formula="of:=[.K112]-[.H112]" office:value-type="float" office:value="0" calcext:value-type="float">
            <text:p>0</text:p>
          </table:table-cell>
          <table:table-cell/>
          <table:table-cell office:value-type="float" office:value="12214" calcext:value-type="float">
            <text:p>1221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924H00M00S" calcext:value-type="time">
            <text:p>32924:00:00</text:p>
          </table:table-cell>
          <table:table-cell office:value-type="float" office:value="7524.0892" calcext:value-type="float">
            <text:p>7524.0892</text:p>
          </table:table-cell>
          <table:table-cell table:number-columns-repeated="2"/>
          <table:table-cell office:value-type="float" office:value="7974.2" calcext:value-type="float">
            <text:p>7974.2</text:p>
          </table:table-cell>
          <table:table-cell table:number-columns-repeated="2"/>
          <table:table-cell office:value-type="float" office:value="7974.2" calcext:value-type="float">
            <text:p>7974.2</text:p>
          </table:table-cell>
          <table:table-cell table:formula="of:=[.H113]-[.E113]" office:value-type="float" office:value="0" calcext:value-type="float">
            <text:p>0</text:p>
          </table:table-cell>
          <table:table-cell/>
          <table:table-cell office:value-type="float" office:value="7974.2" calcext:value-type="float">
            <text:p>7974.2</text:p>
          </table:table-cell>
          <table:table-cell table:formula="of:=[.K113]-[.H113]" office:value-type="float" office:value="0" calcext:value-type="float">
            <text:p>0</text:p>
          </table:table-cell>
          <table:table-cell/>
          <table:table-cell office:value-type="float" office:value="9613" calcext:value-type="float">
            <text:p>961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217H00M00S" calcext:value-type="time">
            <text:p>21217:00:00</text:p>
          </table:table-cell>
          <table:table-cell office:value-type="float" office:value="7594.3729" calcext:value-type="float">
            <text:p>7594.3729</text:p>
          </table:table-cell>
          <table:table-cell table:number-columns-repeated="2"/>
          <table:table-cell office:value-type="float" office:value="8055.2029" calcext:value-type="float">
            <text:p>8055.2029</text:p>
          </table:table-cell>
          <table:table-cell table:number-columns-repeated="2"/>
          <table:table-cell office:value-type="float" office:value="8055.2029" calcext:value-type="float">
            <text:p>8055.2029</text:p>
          </table:table-cell>
          <table:table-cell table:formula="of:=[.H114]-[.E114]" office:value-type="float" office:value="0" calcext:value-type="float">
            <text:p>0</text:p>
          </table:table-cell>
          <table:table-cell/>
          <table:table-cell office:value-type="float" office:value="8055.2029" calcext:value-type="float">
            <text:p>8055.2029</text:p>
          </table:table-cell>
          <table:table-cell table:formula="of:=[.K114]-[.H114]" office:value-type="float" office:value="0" calcext:value-type="float">
            <text:p>0</text:p>
          </table:table-cell>
          <table:table-cell/>
          <table:table-cell office:value-type="float" office:value="14439" calcext:value-type="float">
            <text:p>1443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527H00M00S" calcext:value-type="time">
            <text:p>14527:00:00</text:p>
          </table:table-cell>
          <table:table-cell office:value-type="float" office:value="5774.3056" calcext:value-type="float">
            <text:p>5774.3056</text:p>
          </table:table-cell>
          <table:table-cell table:number-columns-repeated="2"/>
          <table:table-cell office:value-type="float" office:value="5780.5" calcext:value-type="float">
            <text:p>5780.5</text:p>
          </table:table-cell>
          <table:table-cell table:number-columns-repeated="2"/>
          <table:table-cell office:value-type="float" office:value="5780.5" calcext:value-type="float">
            <text:p>5780.5</text:p>
          </table:table-cell>
          <table:table-cell table:formula="of:=[.H115]-[.E115]" office:value-type="float" office:value="0" calcext:value-type="float">
            <text:p>0</text:p>
          </table:table-cell>
          <table:table-cell/>
          <table:table-cell office:value-type="float" office:value="5780.5" calcext:value-type="float">
            <text:p>5780.5</text:p>
          </table:table-cell>
          <table:table-cell table:formula="of:=[.K115]-[.H115]" office:value-type="float" office:value="0" calcext:value-type="float">
            <text:p>0</text:p>
          </table:table-cell>
          <table:table-cell/>
          <table:table-cell office:value-type="float" office:value="8354" calcext:value-type="float">
            <text:p>83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267H00M00S" calcext:value-type="time">
            <text:p>34267:00:00</text:p>
          </table:table-cell>
          <table:table-cell office:value-type="float" office:value="10358.3888" calcext:value-type="float">
            <text:p>10358.3888</text:p>
          </table:table-cell>
          <table:table-cell table:number-columns-repeated="2"/>
          <table:table-cell office:value-type="float" office:value="11733.8054" calcext:value-type="float">
            <text:p>11733.8054</text:p>
          </table:table-cell>
          <table:table-cell table:number-columns-repeated="2"/>
          <table:table-cell office:value-type="float" office:value="11755.3084" calcext:value-type="float">
            <text:p>11755.3084</text:p>
          </table:table-cell>
          <table:table-cell table:formula="of:=[.H116]-[.E116]" office:value-type="float" office:value="21.5030000000006" calcext:value-type="float">
            <text:p>21.503</text:p>
          </table:table-cell>
          <table:table-cell/>
          <table:table-cell office:value-type="float" office:value="11755.3084" calcext:value-type="float">
            <text:p>11755.3084</text:p>
          </table:table-cell>
          <table:table-cell table:formula="of:=[.K116]-[.H116]" office:value-type="float" office:value="0" calcext:value-type="float">
            <text:p>0</text:p>
          </table:table-cell>
          <table:table-cell/>
          <table:table-cell office:value-type="float" office:value="17805" calcext:value-type="float">
            <text:p>178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252H00M00S" calcext:value-type="time">
            <text:p>34252:00:00</text:p>
          </table:table-cell>
          <table:table-cell office:value-type="float" office:value="5643.65" calcext:value-type="float">
            <text:p>5643.65</text:p>
          </table:table-cell>
          <table:table-cell table:number-columns-repeated="2"/>
          <table:table-cell office:value-type="float" office:value="8585.1179" calcext:value-type="float">
            <text:p>8585.1179</text:p>
          </table:table-cell>
          <table:table-cell table:number-columns-repeated="2"/>
          <table:table-cell office:value-type="float" office:value="8585.1179" calcext:value-type="float">
            <text:p>8585.1179</text:p>
          </table:table-cell>
          <table:table-cell table:formula="of:=[.H117]-[.E117]" office:value-type="float" office:value="0" calcext:value-type="float">
            <text:p>0</text:p>
          </table:table-cell>
          <table:table-cell/>
          <table:table-cell office:value-type="float" office:value="8585.1179" calcext:value-type="float">
            <text:p>8585.1179</text:p>
          </table:table-cell>
          <table:table-cell table:formula="of:=[.K117]-[.H117]" office:value-type="float" office:value="0" calcext:value-type="float">
            <text:p>0</text:p>
          </table:table-cell>
          <table:table-cell/>
          <table:table-cell office:value-type="float" office:value="12926" calcext:value-type="float">
            <text:p>1292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68H00M00S" calcext:value-type="time">
            <text:p>4768:00:00</text:p>
          </table:table-cell>
          <table:table-cell office:value-type="float" office:value="10819.4801" calcext:value-type="float">
            <text:p>10819.4801</text:p>
          </table:table-cell>
          <table:table-cell table:number-columns-repeated="2"/>
          <table:table-cell office:value-type="float" office:value="11564.8333" calcext:value-type="float">
            <text:p>11564.8333</text:p>
          </table:table-cell>
          <table:table-cell table:number-columns-repeated="2"/>
          <table:table-cell office:value-type="float" office:value="11564.8333" calcext:value-type="float">
            <text:p>11564.8333</text:p>
          </table:table-cell>
          <table:table-cell table:formula="of:=[.H118]-[.E118]" office:value-type="float" office:value="0" calcext:value-type="float">
            <text:p>0</text:p>
          </table:table-cell>
          <table:table-cell/>
          <table:table-cell office:value-type="float" office:value="11564.8333" calcext:value-type="float">
            <text:p>11564.8333</text:p>
          </table:table-cell>
          <table:table-cell table:formula="of:=[.K118]-[.H118]" office:value-type="float" office:value="0" calcext:value-type="float">
            <text:p>0</text:p>
          </table:table-cell>
          <table:table-cell/>
          <table:table-cell office:value-type="float" office:value="14346" calcext:value-type="float">
            <text:p>143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436H00M00S" calcext:value-type="time">
            <text:p>13436:00:00</text:p>
          </table:table-cell>
          <table:table-cell office:value-type="float" office:value="10975.2327" calcext:value-type="float">
            <text:p>10975.2327</text:p>
          </table:table-cell>
          <table:table-cell table:number-columns-repeated="2"/>
          <table:table-cell office:value-type="float" office:value="11395.6127" calcext:value-type="float">
            <text:p>11395.6127</text:p>
          </table:table-cell>
          <table:table-cell table:number-columns-repeated="2"/>
          <table:table-cell office:value-type="float" office:value="11395.6426" calcext:value-type="float">
            <text:p>11395.6426</text:p>
          </table:table-cell>
          <table:table-cell table:formula="of:=[.H119]-[.E119]" office:value-type="float" office:value="0.0298999999995431" calcext:value-type="float">
            <text:p>0.0299</text:p>
          </table:table-cell>
          <table:table-cell/>
          <table:table-cell office:value-type="float" office:value="11395.6426" calcext:value-type="float">
            <text:p>11395.6426</text:p>
          </table:table-cell>
          <table:table-cell table:formula="of:=[.K119]-[.H119]" office:value-type="float" office:value="0" calcext:value-type="float">
            <text:p>0</text:p>
          </table:table-cell>
          <table:table-cell/>
          <table:table-cell office:value-type="float" office:value="13683" calcext:value-type="float">
            <text:p>1368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47H00M00S" calcext:value-type="time">
            <text:p>1847:00:00</text:p>
          </table:table-cell>
          <table:table-cell office:value-type="float" office:value="7620.8571" calcext:value-type="float">
            <text:p>7620.8571</text:p>
          </table:table-cell>
          <table:table-cell table:number-columns-repeated="2"/>
          <table:table-cell office:value-type="float" office:value="7670.6843" calcext:value-type="float">
            <text:p>7670.6843</text:p>
          </table:table-cell>
          <table:table-cell table:number-columns-repeated="2"/>
          <table:table-cell office:value-type="float" office:value="7674.5934" calcext:value-type="float">
            <text:p>7674.5934</text:p>
          </table:table-cell>
          <table:table-cell table:formula="of:=[.H120]-[.E120]" office:value-type="float" office:value="3.90909999999985" calcext:value-type="float">
            <text:p>3.9091</text:p>
          </table:table-cell>
          <table:table-cell/>
          <table:table-cell office:value-type="float" office:value="7674.5934" calcext:value-type="float">
            <text:p>7674.5934</text:p>
          </table:table-cell>
          <table:table-cell table:formula="of:=[.K120]-[.H120]" office:value-type="float" office:value="0" calcext:value-type="float">
            <text:p>0</text:p>
          </table:table-cell>
          <table:table-cell/>
          <table:table-cell office:value-type="float" office:value="8423" calcext:value-type="float">
            <text:p>84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119H00M00S" calcext:value-type="time">
            <text:p>13119:00:00</text:p>
          </table:table-cell>
          <table:table-cell office:value-type="float" office:value="9976.7668" calcext:value-type="float">
            <text:p>9976.7668</text:p>
          </table:table-cell>
          <table:table-cell table:number-columns-repeated="2"/>
          <table:table-cell office:value-type="float" office:value="10847.7789" calcext:value-type="float">
            <text:p>10847.7789</text:p>
          </table:table-cell>
          <table:table-cell table:number-columns-repeated="2"/>
          <table:table-cell office:value-type="float" office:value="10880.8897" calcext:value-type="float">
            <text:p>10880.8897</text:p>
          </table:table-cell>
          <table:table-cell table:formula="of:=[.H121]-[.E121]" office:value-type="float" office:value="33.1108000000004" calcext:value-type="float">
            <text:p>33.1108</text:p>
          </table:table-cell>
          <table:table-cell/>
          <table:table-cell office:value-type="float" office:value="10880.8897" calcext:value-type="float">
            <text:p>10880.8897</text:p>
          </table:table-cell>
          <table:table-cell table:formula="of:=[.K121]-[.H121]" office:value-type="float" office:value="0" calcext:value-type="float">
            <text:p>0</text:p>
          </table:table-cell>
          <table:table-cell/>
          <table:table-cell office:value-type="float" office:value="15589" calcext:value-type="float">
            <text:p>1558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9842H00M00S" calcext:value-type="time">
            <text:p>39842:00:00</text:p>
          </table:table-cell>
          <table:table-cell office:value-type="float" office:value="5414.45" calcext:value-type="float">
            <text:p>5414.45</text:p>
          </table:table-cell>
          <table:table-cell table:number-columns-repeated="2"/>
          <table:table-cell office:value-type="float" office:value="5415.8333" calcext:value-type="float">
            <text:p>5415.8333</text:p>
          </table:table-cell>
          <table:table-cell table:number-columns-repeated="2"/>
          <table:table-cell office:value-type="float" office:value="5415.8333" calcext:value-type="float">
            <text:p>5415.8333</text:p>
          </table:table-cell>
          <table:table-cell table:formula="of:=[.H122]-[.E122]" office:value-type="float" office:value="0" calcext:value-type="float">
            <text:p>0</text:p>
          </table:table-cell>
          <table:table-cell/>
          <table:table-cell office:value-type="float" office:value="5415.8333" calcext:value-type="float">
            <text:p>5415.8333</text:p>
          </table:table-cell>
          <table:table-cell table:formula="of:=[.K122]-[.H122]" office:value-type="float" office:value="0" calcext:value-type="float">
            <text:p>0</text:p>
          </table:table-cell>
          <table:table-cell/>
          <table:table-cell office:value-type="float" office:value="7489" calcext:value-type="float">
            <text:p>748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835H00M00S" calcext:value-type="time">
            <text:p>12835:00:00</text:p>
          </table:table-cell>
          <table:table-cell office:value-type="float" office:value="6113.0543" calcext:value-type="float">
            <text:p>6113.0543</text:p>
          </table:table-cell>
          <table:table-cell table:number-columns-repeated="2"/>
          <table:table-cell office:value-type="float" office:value="7027.9732" calcext:value-type="float">
            <text:p>7027.9732</text:p>
          </table:table-cell>
          <table:table-cell table:number-columns-repeated="2"/>
          <table:table-cell office:value-type="float" office:value="7027.9732" calcext:value-type="float">
            <text:p>7027.9732</text:p>
          </table:table-cell>
          <table:table-cell table:formula="of:=[.H123]-[.E123]" office:value-type="float" office:value="0" calcext:value-type="float">
            <text:p>0</text:p>
          </table:table-cell>
          <table:table-cell/>
          <table:table-cell office:value-type="float" office:value="7027.9732" calcext:value-type="float">
            <text:p>7027.9732</text:p>
          </table:table-cell>
          <table:table-cell table:formula="of:=[.K123]-[.H123]" office:value-type="float" office:value="0" calcext:value-type="float">
            <text:p>0</text:p>
          </table:table-cell>
          <table:table-cell/>
          <table:table-cell office:value-type="float" office:value="10591" calcext:value-type="float">
            <text:p>105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21H00M00S" calcext:value-type="time">
            <text:p>2821:00:00</text:p>
          </table:table-cell>
          <table:table-cell office:value-type="float" office:value="6736.0887" calcext:value-type="float">
            <text:p>6736.0887</text:p>
          </table:table-cell>
          <table:table-cell table:number-columns-repeated="2"/>
          <table:table-cell office:value-type="float" office:value="7305.1667" calcext:value-type="float">
            <text:p>7305.1667</text:p>
          </table:table-cell>
          <table:table-cell table:number-columns-repeated="2"/>
          <table:table-cell office:value-type="float" office:value="7305.1667" calcext:value-type="float">
            <text:p>7305.1667</text:p>
          </table:table-cell>
          <table:table-cell table:formula="of:=[.H124]-[.E124]" office:value-type="float" office:value="0" calcext:value-type="float">
            <text:p>0</text:p>
          </table:table-cell>
          <table:table-cell/>
          <table:table-cell office:value-type="float" office:value="7305.1667" calcext:value-type="float">
            <text:p>7305.1667</text:p>
          </table:table-cell>
          <table:table-cell table:formula="of:=[.K124]-[.H124]" office:value-type="float" office:value="0" calcext:value-type="float">
            <text:p>0</text:p>
          </table:table-cell>
          <table:table-cell/>
          <table:table-cell office:value-type="float" office:value="9699" calcext:value-type="float">
            <text:p>969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5439H00M00S" calcext:value-type="time">
            <text:p>35439:00:00</text:p>
          </table:table-cell>
          <table:table-cell office:value-type="float" office:value="8039.1404" calcext:value-type="float">
            <text:p>8039.1404</text:p>
          </table:table-cell>
          <table:table-cell table:number-columns-repeated="2"/>
          <table:table-cell office:value-type="float" office:value="8115.9675" calcext:value-type="float">
            <text:p>8115.9675</text:p>
          </table:table-cell>
          <table:table-cell table:number-columns-repeated="2"/>
          <table:table-cell office:value-type="float" office:value="8132.5447" calcext:value-type="float">
            <text:p>8132.5447</text:p>
          </table:table-cell>
          <table:table-cell table:formula="of:=[.H125]-[.E125]" office:value-type="float" office:value="16.5772000000006" calcext:value-type="float">
            <text:p>16.5772</text:p>
          </table:table-cell>
          <table:table-cell/>
          <table:table-cell office:value-type="float" office:value="8132.6691" calcext:value-type="float">
            <text:p>8132.6691</text:p>
          </table:table-cell>
          <table:table-cell table:formula="of:=[.K125]-[.H125]" office:value-type="float" office:value="0.124399999999696" calcext:value-type="float">
            <text:p>0.1244</text:p>
          </table:table-cell>
          <table:table-cell/>
          <table:table-cell office:value-type="float" office:value="8862" calcext:value-type="float">
            <text:p>886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4159H00M00S" calcext:value-type="time">
            <text:p>54159:00:00</text:p>
          </table:table-cell>
          <table:table-cell office:value-type="float" office:value="9958.3215" calcext:value-type="float">
            <text:p>9958.3215</text:p>
          </table:table-cell>
          <table:table-cell table:number-columns-repeated="2"/>
          <table:table-cell office:value-type="float" office:value="10625.6867" calcext:value-type="float">
            <text:p>10625.6867</text:p>
          </table:table-cell>
          <table:table-cell table:number-columns-repeated="2"/>
          <table:table-cell office:value-type="float" office:value="10633.25" calcext:value-type="float">
            <text:p>10633.25</text:p>
          </table:table-cell>
          <table:table-cell table:formula="of:=[.H126]-[.E126]" office:value-type="float" office:value="7.5632999999998" calcext:value-type="float">
            <text:p>7.5633</text:p>
          </table:table-cell>
          <table:table-cell/>
          <table:table-cell office:value-type="float" office:value="10633.25" calcext:value-type="float">
            <text:p>10633.25</text:p>
          </table:table-cell>
          <table:table-cell table:formula="of:=[.K126]-[.H126]" office:value-type="float" office:value="0" calcext:value-type="float">
            <text:p>0</text:p>
          </table:table-cell>
          <table:table-cell/>
          <table:table-cell office:value-type="float" office:value="14228" calcext:value-type="float">
            <text:p>142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389H00M00S" calcext:value-type="time">
            <text:p>58389:00:00</text:p>
          </table:table-cell>
          <table:table-cell office:value-type="float" office:value="5129.8958" calcext:value-type="float">
            <text:p>5129.8958</text:p>
          </table:table-cell>
          <table:table-cell table:number-columns-repeated="2"/>
          <table:table-cell office:value-type="float" office:value="5821.5" calcext:value-type="float">
            <text:p>5821.5</text:p>
          </table:table-cell>
          <table:table-cell table:number-columns-repeated="2"/>
          <table:table-cell office:value-type="float" office:value="5821.5" calcext:value-type="float">
            <text:p>5821.5</text:p>
          </table:table-cell>
          <table:table-cell table:formula="of:=[.H127]-[.E127]" office:value-type="float" office:value="0" calcext:value-type="float">
            <text:p>0</text:p>
          </table:table-cell>
          <table:table-cell/>
          <table:table-cell office:value-type="float" office:value="5821.5" calcext:value-type="float">
            <text:p>5821.5</text:p>
          </table:table-cell>
          <table:table-cell table:formula="of:=[.K127]-[.H127]" office:value-type="float" office:value="0" calcext:value-type="float">
            <text:p>0</text:p>
          </table:table-cell>
          <table:table-cell/>
          <table:table-cell office:value-type="float" office:value="7164" calcext:value-type="float">
            <text:p>71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131H00M00S" calcext:value-type="time">
            <text:p>21131:00:00</text:p>
          </table:table-cell>
          <table:table-cell office:value-type="float" office:value="8567.7132" calcext:value-type="float">
            <text:p>8567.7132</text:p>
          </table:table-cell>
          <table:table-cell table:number-columns-repeated="2"/>
          <table:table-cell office:value-type="float" office:value="9306.5128" calcext:value-type="float">
            <text:p>9306.5128</text:p>
          </table:table-cell>
          <table:table-cell table:number-columns-repeated="2"/>
          <table:table-cell office:value-type="float" office:value="9306.5128" calcext:value-type="float">
            <text:p>9306.5128</text:p>
          </table:table-cell>
          <table:table-cell table:formula="of:=[.H128]-[.E128]" office:value-type="float" office:value="0" calcext:value-type="float">
            <text:p>0</text:p>
          </table:table-cell>
          <table:table-cell/>
          <table:table-cell office:value-type="float" office:value="9306.5128" calcext:value-type="float">
            <text:p>9306.5128</text:p>
          </table:table-cell>
          <table:table-cell table:formula="of:=[.K128]-[.H128]" office:value-type="float" office:value="0" calcext:value-type="float">
            <text:p>0</text:p>
          </table:table-cell>
          <table:table-cell/>
          <table:table-cell office:value-type="float" office:value="10947" calcext:value-type="float">
            <text:p>1094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12H00M00S" calcext:value-type="time">
            <text:p>2012:00:00</text:p>
          </table:table-cell>
          <table:table-cell office:value-type="float" office:value="13309.7662" calcext:value-type="float">
            <text:p>13309.7662</text:p>
          </table:table-cell>
          <table:table-cell table:number-columns-repeated="2"/>
          <table:table-cell office:value-type="float" office:value="13658.3182" calcext:value-type="float">
            <text:p>13658.3182</text:p>
          </table:table-cell>
          <table:table-cell table:number-columns-repeated="2"/>
          <table:table-cell office:value-type="float" office:value="13669.7121" calcext:value-type="float">
            <text:p>13669.7121</text:p>
          </table:table-cell>
          <table:table-cell table:formula="of:=[.H129]-[.E129]" office:value-type="float" office:value="11.3939000000009" calcext:value-type="float">
            <text:p>11.3939</text:p>
          </table:table-cell>
          <table:table-cell/>
          <table:table-cell office:value-type="float" office:value="13669.7121" calcext:value-type="float">
            <text:p>13669.7121</text:p>
          </table:table-cell>
          <table:table-cell table:formula="of:=[.K129]-[.H129]" office:value-type="float" office:value="0" calcext:value-type="float">
            <text:p>0</text:p>
          </table:table-cell>
          <table:table-cell/>
          <table:table-cell office:value-type="float" office:value="17950" calcext:value-type="float">
            <text:p>179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486H00M00S" calcext:value-type="time">
            <text:p>21486:00:00</text:p>
          </table:table-cell>
          <table:table-cell office:value-type="float" office:value="5023.997" calcext:value-type="float">
            <text:p>5023.997</text:p>
          </table:table-cell>
          <table:table-cell table:number-columns-repeated="2"/>
          <table:table-cell office:value-type="float" office:value="5694.1694" calcext:value-type="float">
            <text:p>5694.1694</text:p>
          </table:table-cell>
          <table:table-cell table:number-columns-repeated="2"/>
          <table:table-cell office:value-type="float" office:value="5694.1694" calcext:value-type="float">
            <text:p>5694.1694</text:p>
          </table:table-cell>
          <table:table-cell table:formula="of:=[.H130]-[.E130]" office:value-type="float" office:value="0" calcext:value-type="float">
            <text:p>0</text:p>
          </table:table-cell>
          <table:table-cell/>
          <table:table-cell office:value-type="float" office:value="5694.1694" calcext:value-type="float">
            <text:p>5694.1694</text:p>
          </table:table-cell>
          <table:table-cell table:formula="of:=[.K130]-[.H130]" office:value-type="float" office:value="0" calcext:value-type="float">
            <text:p>0</text:p>
          </table:table-cell>
          <table:table-cell/>
          <table:table-cell office:value-type="float" office:value="10153" calcext:value-type="float">
            <text:p>1015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367H00M00S" calcext:value-type="time">
            <text:p>24367:00:00</text:p>
          </table:table-cell>
          <table:table-cell office:value-type="float" office:value="9778.625" calcext:value-type="float">
            <text:p>9778.625</text:p>
          </table:table-cell>
          <table:table-cell table:number-columns-repeated="2"/>
          <table:table-cell office:value-type="float" office:value="10257.6141" calcext:value-type="float">
            <text:p>10257.6141</text:p>
          </table:table-cell>
          <table:table-cell table:number-columns-repeated="2"/>
          <table:table-cell office:value-type="float" office:value="10258.781" calcext:value-type="float">
            <text:p>10258.781</text:p>
          </table:table-cell>
          <table:table-cell table:formula="of:=[.H131]-[.E131]" office:value-type="float" office:value="1.16690000000017" calcext:value-type="float">
            <text:p>1.1669</text:p>
          </table:table-cell>
          <table:table-cell/>
          <table:table-cell office:value-type="float" office:value="10258.9571" calcext:value-type="float">
            <text:p>10258.9571</text:p>
          </table:table-cell>
          <table:table-cell table:formula="of:=[.K131]-[.H131]" office:value-type="float" office:value="0.176099999998769" calcext:value-type="float">
            <text:p>0.1761</text:p>
          </table:table-cell>
          <table:table-cell/>
          <table:table-cell office:value-type="float" office:value="13848" calcext:value-type="float">
            <text:p>1384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92H00M00S" calcext:value-type="time">
            <text:p>1892:00:00</text:p>
          </table:table-cell>
          <table:table-cell office:value-type="float" office:value="4296.5275" calcext:value-type="float">
            <text:p>4296.5275</text:p>
          </table:table-cell>
          <table:table-cell table:number-columns-repeated="2"/>
          <table:table-cell office:value-type="float" office:value="4550.4167" calcext:value-type="float">
            <text:p>4550.4167</text:p>
          </table:table-cell>
          <table:table-cell table:number-columns-repeated="2"/>
          <table:table-cell office:value-type="float" office:value="4554" calcext:value-type="float">
            <text:p>4554</text:p>
          </table:table-cell>
          <table:table-cell table:formula="of:=[.H132]-[.E132]" office:value-type="float" office:value="3.58330000000024" calcext:value-type="float">
            <text:p>3.5833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[.K132]-[.H132]" office:value-type="float" office:value="0" calcext:value-type="float">
            <text:p>0</text:p>
          </table:table-cell>
          <table:table-cell/>
          <table:table-cell office:value-type="float" office:value="5415" calcext:value-type="float">
            <text:p>541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716H00M00S" calcext:value-type="time">
            <text:p>27716:00:00</text:p>
          </table:table-cell>
          <table:table-cell office:value-type="float" office:value="10693.6677" calcext:value-type="float">
            <text:p>10693.6677</text:p>
          </table:table-cell>
          <table:table-cell table:number-columns-repeated="2"/>
          <table:table-cell office:value-type="float" office:value="11540.1824" calcext:value-type="float">
            <text:p>11540.1824</text:p>
          </table:table-cell>
          <table:table-cell table:number-columns-repeated="2"/>
          <table:table-cell office:value-type="float" office:value="11540.8605" calcext:value-type="float">
            <text:p>11540.8605</text:p>
          </table:table-cell>
          <table:table-cell table:formula="of:=[.H133]-[.E133]" office:value-type="float" office:value="0.678100000000995" calcext:value-type="float">
            <text:p>0.6781</text:p>
          </table:table-cell>
          <table:table-cell/>
          <table:table-cell office:value-type="float" office:value="11541.1067" calcext:value-type="float">
            <text:p>11541.1067</text:p>
          </table:table-cell>
          <table:table-cell table:formula="of:=[.K133]-[.H133]" office:value-type="float" office:value="0.24619999999959" calcext:value-type="float">
            <text:p>0.2462</text:p>
          </table:table-cell>
          <table:table-cell/>
          <table:table-cell office:value-type="float" office:value="11890" calcext:value-type="float">
            <text:p>118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924H00M00S" calcext:value-type="time">
            <text:p>7924:00:00</text:p>
          </table:table-cell>
          <table:table-cell office:value-type="float" office:value="11747.0455" calcext:value-type="float">
            <text:p>11747.0455</text:p>
          </table:table-cell>
          <table:table-cell table:number-columns-repeated="2"/>
          <table:table-cell office:value-type="float" office:value="13022.5692" calcext:value-type="float">
            <text:p>13022.5692</text:p>
          </table:table-cell>
          <table:table-cell table:number-columns-repeated="2"/>
          <table:table-cell office:value-type="float" office:value="13074.5133" calcext:value-type="float">
            <text:p>13074.5133</text:p>
          </table:table-cell>
          <table:table-cell table:formula="of:=[.H134]-[.E134]" office:value-type="float" office:value="51.9441000000006" calcext:value-type="float">
            <text:p>51.9441</text:p>
          </table:table-cell>
          <table:table-cell/>
          <table:table-cell office:value-type="float" office:value="13078.1136" calcext:value-type="float">
            <text:p>13078.1136</text:p>
          </table:table-cell>
          <table:table-cell table:formula="of:=[.K134]-[.H134]" office:value-type="float" office:value="3.60030000000006" calcext:value-type="float">
            <text:p>3.6003</text:p>
          </table:table-cell>
          <table:table-cell/>
          <table:table-cell office:value-type="float" office:value="18100" calcext:value-type="float">
            <text:p>1810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359H00M00S" calcext:value-type="time">
            <text:p>60359:00:00</text:p>
          </table:table-cell>
          <table:table-cell office:value-type="float" office:value="14689.8855" calcext:value-type="float">
            <text:p>14689.8855</text:p>
          </table:table-cell>
          <table:table-cell table:number-columns-repeated="2"/>
          <table:table-cell office:value-type="float" office:value="14689.8855" calcext:value-type="float">
            <text:p>14689.8855</text:p>
          </table:table-cell>
          <table:table-cell table:number-columns-repeated="2"/>
          <table:table-cell office:value-type="float" office:value="14689.8855" calcext:value-type="float">
            <text:p>14689.8855</text:p>
          </table:table-cell>
          <table:table-cell table:formula="of:=[.H135]-[.E135]" office:value-type="float" office:value="0" calcext:value-type="float">
            <text:p>0</text:p>
          </table:table-cell>
          <table:table-cell/>
          <table:table-cell office:value-type="float" office:value="14689.8855" calcext:value-type="float">
            <text:p>14689.8855</text:p>
          </table:table-cell>
          <table:table-cell table:formula="of:=[.K135]-[.H135]" office:value-type="float" office:value="0" calcext:value-type="float">
            <text:p>0</text:p>
          </table:table-cell>
          <table:table-cell/>
          <table:table-cell office:value-type="float" office:value="17465" calcext:value-type="float">
            <text:p>1746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412H00M00S" calcext:value-type="time">
            <text:p>56412:00:00</text:p>
          </table:table-cell>
          <table:table-cell office:value-type="float" office:value="8713.7368" calcext:value-type="float">
            <text:p>8713.7368</text:p>
          </table:table-cell>
          <table:table-cell table:number-columns-repeated="2"/>
          <table:table-cell office:value-type="float" office:value="9129.3417" calcext:value-type="float">
            <text:p>9129.3417</text:p>
          </table:table-cell>
          <table:table-cell table:number-columns-repeated="2"/>
          <table:table-cell office:value-type="float" office:value="9158.6551" calcext:value-type="float">
            <text:p>9158.6551</text:p>
          </table:table-cell>
          <table:table-cell table:formula="of:=[.H136]-[.E136]" office:value-type="float" office:value="29.3133999999991" calcext:value-type="float">
            <text:p>29.3134</text:p>
          </table:table-cell>
          <table:table-cell/>
          <table:table-cell office:value-type="float" office:value="9158.6551" calcext:value-type="float">
            <text:p>9158.6551</text:p>
          </table:table-cell>
          <table:table-cell table:formula="of:=[.K136]-[.H136]" office:value-type="float" office:value="0" calcext:value-type="float">
            <text:p>0</text:p>
          </table:table-cell>
          <table:table-cell/>
          <table:table-cell office:value-type="float" office:value="14592" calcext:value-type="float">
            <text:p>1459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076H00M00S" calcext:value-type="time">
            <text:p>34076:00:00</text:p>
          </table:table-cell>
          <table:table-cell office:value-type="float" office:value="9873.3829" calcext:value-type="float">
            <text:p>9873.3829</text:p>
          </table:table-cell>
          <table:table-cell table:number-columns-repeated="2"/>
          <table:table-cell office:value-type="float" office:value="10061.4499" calcext:value-type="float">
            <text:p>10061.4499</text:p>
          </table:table-cell>
          <table:table-cell table:number-columns-repeated="2"/>
          <table:table-cell office:value-type="float" office:value="10075.1333" calcext:value-type="float">
            <text:p>10075.1333</text:p>
          </table:table-cell>
          <table:table-cell table:formula="of:=[.H137]-[.E137]" office:value-type="float" office:value="13.6833999999999" calcext:value-type="float">
            <text:p>13.6834</text:p>
          </table:table-cell>
          <table:table-cell/>
          <table:table-cell office:value-type="float" office:value="10075.1333" calcext:value-type="float">
            <text:p>10075.1333</text:p>
          </table:table-cell>
          <table:table-cell table:formula="of:=[.K137]-[.H137]" office:value-type="float" office:value="0" calcext:value-type="float">
            <text:p>0</text:p>
          </table:table-cell>
          <table:table-cell/>
          <table:table-cell office:value-type="float" office:value="13057" calcext:value-type="float">
            <text:p>1305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655H00M00S" calcext:value-type="time">
            <text:p>34655:00:00</text:p>
          </table:table-cell>
          <table:table-cell office:value-type="float" office:value="12959.5" calcext:value-type="float">
            <text:p>12959.5</text:p>
          </table:table-cell>
          <table:table-cell table:number-columns-repeated="2"/>
          <table:table-cell office:value-type="float" office:value="13137.5" calcext:value-type="float">
            <text:p>13137.5</text:p>
          </table:table-cell>
          <table:table-cell table:number-columns-repeated="2"/>
          <table:table-cell office:value-type="float" office:value="13137.5" calcext:value-type="float">
            <text:p>13137.5</text:p>
          </table:table-cell>
          <table:table-cell table:formula="of:=[.H138]-[.E138]" office:value-type="float" office:value="0" calcext:value-type="float">
            <text:p>0</text:p>
          </table:table-cell>
          <table:table-cell/>
          <table:table-cell office:value-type="float" office:value="13137.5" calcext:value-type="float">
            <text:p>13137.5</text:p>
          </table:table-cell>
          <table:table-cell table:formula="of:=[.K138]-[.H138]" office:value-type="float" office:value="0" calcext:value-type="float">
            <text:p>0</text:p>
          </table:table-cell>
          <table:table-cell/>
          <table:table-cell office:value-type="float" office:value="18006" calcext:value-type="float">
            <text:p>180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591H00M00S" calcext:value-type="time">
            <text:p>18591:00:00</text:p>
          </table:table-cell>
          <table:table-cell office:value-type="float" office:value="4782.375" calcext:value-type="float">
            <text:p>4782.375</text:p>
          </table:table-cell>
          <table:table-cell table:number-columns-repeated="2"/>
          <table:table-cell office:value-type="float" office:value="4782.375" calcext:value-type="float">
            <text:p>4782.375</text:p>
          </table:table-cell>
          <table:table-cell table:number-columns-repeated="2"/>
          <table:table-cell office:value-type="float" office:value="4782.375" calcext:value-type="float">
            <text:p>4782.375</text:p>
          </table:table-cell>
          <table:table-cell table:formula="of:=[.H139]-[.E139]" office:value-type="float" office:value="0" calcext:value-type="float">
            <text:p>0</text:p>
          </table:table-cell>
          <table:table-cell/>
          <table:table-cell office:value-type="float" office:value="4782.375" calcext:value-type="float">
            <text:p>4782.375</text:p>
          </table:table-cell>
          <table:table-cell table:formula="of:=[.K139]-[.H139]" office:value-type="float" office:value="0" calcext:value-type="float">
            <text:p>0</text:p>
          </table:table-cell>
          <table:table-cell/>
          <table:table-cell office:value-type="float" office:value="5150" calcext:value-type="float">
            <text:p>51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561H00M00S" calcext:value-type="time">
            <text:p>34561:00:00</text:p>
          </table:table-cell>
          <table:table-cell office:value-type="float" office:value="16942.9399" calcext:value-type="float">
            <text:p>16942.9399</text:p>
          </table:table-cell>
          <table:table-cell table:number-columns-repeated="2"/>
          <table:table-cell office:value-type="float" office:value="17367.8889" calcext:value-type="float">
            <text:p>17367.8889</text:p>
          </table:table-cell>
          <table:table-cell table:number-columns-repeated="2"/>
          <table:table-cell office:value-type="float" office:value="17367.8889" calcext:value-type="float">
            <text:p>17367.8889</text:p>
          </table:table-cell>
          <table:table-cell table:formula="of:=[.H140]-[.E140]" office:value-type="float" office:value="0" calcext:value-type="float">
            <text:p>0</text:p>
          </table:table-cell>
          <table:table-cell/>
          <table:table-cell office:value-type="float" office:value="17367.8889" calcext:value-type="float">
            <text:p>17367.8889</text:p>
          </table:table-cell>
          <table:table-cell table:formula="of:=[.K140]-[.H140]" office:value-type="float" office:value="0" calcext:value-type="float">
            <text:p>0</text:p>
          </table:table-cell>
          <table:table-cell/>
          <table:table-cell office:value-type="float" office:value="21207" calcext:value-type="float">
            <text:p>212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168H00M00S" calcext:value-type="time">
            <text:p>15168:00:00</text:p>
          </table:table-cell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table:formula="of:=[.H141]-[.E141]" office:value-type="float" office:value="0" calcext:value-type="float">
            <text:p>0</text:p>
          </table:table-cell>
          <table:table-cell/>
          <table:table-cell office:value-type="float" office:value="3857" calcext:value-type="float">
            <text:p>3857</text:p>
          </table:table-cell>
          <table:table-cell table:formula="of:=[.K141]-[.H141]" office:value-type="float" office:value="0" calcext:value-type="float">
            <text:p>0</text:p>
          </table:table-cell>
          <table:table-cell/>
          <table:table-cell office:value-type="float" office:value="4346" calcext:value-type="float">
            <text:p>43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7277H00M00S" calcext:value-type="time">
            <text:p>37277:00:00</text:p>
          </table:table-cell>
          <table:table-cell office:value-type="float" office:value="7140.875" calcext:value-type="float">
            <text:p>7140.875</text:p>
          </table:table-cell>
          <table:table-cell table:number-columns-repeated="2"/>
          <table:table-cell office:value-type="float" office:value="7242.375" calcext:value-type="float">
            <text:p>7242.375</text:p>
          </table:table-cell>
          <table:table-cell table:number-columns-repeated="2"/>
          <table:table-cell office:value-type="float" office:value="7242.375" calcext:value-type="float">
            <text:p>7242.375</text:p>
          </table:table-cell>
          <table:table-cell table:formula="of:=[.H142]-[.E142]" office:value-type="float" office:value="0" calcext:value-type="float">
            <text:p>0</text:p>
          </table:table-cell>
          <table:table-cell/>
          <table:table-cell office:value-type="float" office:value="7242.375" calcext:value-type="float">
            <text:p>7242.375</text:p>
          </table:table-cell>
          <table:table-cell table:formula="of:=[.K142]-[.H142]" office:value-type="float" office:value="0" calcext:value-type="float">
            <text:p>0</text:p>
          </table:table-cell>
          <table:table-cell/>
          <table:table-cell office:value-type="float" office:value="10151" calcext:value-type="float">
            <text:p>101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709H00M00S" calcext:value-type="time">
            <text:p>22709:00:00</text:p>
          </table:table-cell>
          <table:table-cell office:value-type="float" office:value="6520.7144" calcext:value-type="float">
            <text:p>6520.7144</text:p>
          </table:table-cell>
          <table:table-cell table:number-columns-repeated="2"/>
          <table:table-cell office:value-type="float" office:value="7352.2963" calcext:value-type="float">
            <text:p>7352.2963</text:p>
          </table:table-cell>
          <table:table-cell table:number-columns-repeated="2"/>
          <table:table-cell office:value-type="float" office:value="7352.2963" calcext:value-type="float">
            <text:p>7352.2963</text:p>
          </table:table-cell>
          <table:table-cell table:formula="of:=[.H143]-[.E143]" office:value-type="float" office:value="0" calcext:value-type="float">
            <text:p>0</text:p>
          </table:table-cell>
          <table:table-cell/>
          <table:table-cell office:value-type="float" office:value="7352.2963" calcext:value-type="float">
            <text:p>7352.2963</text:p>
          </table:table-cell>
          <table:table-cell table:formula="of:=[.K143]-[.H143]" office:value-type="float" office:value="0" calcext:value-type="float">
            <text:p>0</text:p>
          </table:table-cell>
          <table:table-cell/>
          <table:table-cell office:value-type="float" office:value="9143" calcext:value-type="float">
            <text:p>914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411H00M00S" calcext:value-type="time">
            <text:p>6411:00:00</text:p>
          </table:table-cell>
          <table:table-cell office:value-type="float" office:value="6537.9319" calcext:value-type="float">
            <text:p>6537.9319</text:p>
          </table:table-cell>
          <table:table-cell table:number-columns-repeated="2"/>
          <table:table-cell office:value-type="float" office:value="6696.0144" calcext:value-type="float">
            <text:p>6696.0144</text:p>
          </table:table-cell>
          <table:table-cell table:number-columns-repeated="2"/>
          <table:table-cell office:value-type="float" office:value="6706.9167" calcext:value-type="float">
            <text:p>6706.9167</text:p>
          </table:table-cell>
          <table:table-cell table:formula="of:=[.H144]-[.E144]" office:value-type="float" office:value="10.9022999999997" calcext:value-type="float">
            <text:p>10.9023</text:p>
          </table:table-cell>
          <table:table-cell/>
          <table:table-cell office:value-type="float" office:value="6706.9167" calcext:value-type="float">
            <text:p>6706.9167</text:p>
          </table:table-cell>
          <table:table-cell table:formula="of:=[.K144]-[.H144]" office:value-type="float" office:value="0" calcext:value-type="float">
            <text:p>0</text:p>
          </table:table-cell>
          <table:table-cell/>
          <table:table-cell office:value-type="float" office:value="9273" calcext:value-type="float">
            <text:p>92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621H00M00S" calcext:value-type="time">
            <text:p>31621:00:00</text:p>
          </table:table-cell>
          <table:table-cell office:value-type="float" office:value="4233.2292" calcext:value-type="float">
            <text:p>4233.2292</text:p>
          </table:table-cell>
          <table:table-cell table:number-columns-repeated="2"/>
          <table:table-cell office:value-type="float" office:value="4313" calcext:value-type="float">
            <text:p>4313</text:p>
          </table:table-cell>
          <table:table-cell table:number-columns-repeated="2"/>
          <table:table-cell office:value-type="float" office:value="4313" calcext:value-type="float">
            <text:p>4313</text:p>
          </table:table-cell>
          <table:table-cell table:formula="of:=[.H145]-[.E145]" office:value-type="float" office:value="0" calcext:value-type="float">
            <text:p>0</text:p>
          </table:table-cell>
          <table:table-cell/>
          <table:table-cell office:value-type="float" office:value="4313" calcext:value-type="float">
            <text:p>4313</text:p>
          </table:table-cell>
          <table:table-cell table:formula="of:=[.K145]-[.H145]" office:value-type="float" office:value="0" calcext:value-type="float">
            <text:p>0</text:p>
          </table:table-cell>
          <table:table-cell/>
          <table:table-cell office:value-type="float" office:value="4629" calcext:value-type="float">
            <text:p>46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31H00M00S" calcext:value-type="time">
            <text:p>2431:00:00</text:p>
          </table:table-cell>
          <table:table-cell office:value-type="float" office:value="6384.5" calcext:value-type="float">
            <text:p>6384.5</text:p>
          </table:table-cell>
          <table:table-cell table:number-columns-repeated="2"/>
          <table:table-cell office:value-type="float" office:value="7053.7917" calcext:value-type="float">
            <text:p>7053.7917</text:p>
          </table:table-cell>
          <table:table-cell table:number-columns-repeated="2"/>
          <table:table-cell office:value-type="float" office:value="7053.7917" calcext:value-type="float">
            <text:p>7053.7917</text:p>
          </table:table-cell>
          <table:table-cell table:formula="of:=[.H146]-[.E146]" office:value-type="float" office:value="0" calcext:value-type="float">
            <text:p>0</text:p>
          </table:table-cell>
          <table:table-cell/>
          <table:table-cell office:value-type="float" office:value="7053.7917" calcext:value-type="float">
            <text:p>7053.7917</text:p>
          </table:table-cell>
          <table:table-cell table:formula="of:=[.K146]-[.H146]" office:value-type="float" office:value="0" calcext:value-type="float">
            <text:p>0</text:p>
          </table:table-cell>
          <table:table-cell/>
          <table:table-cell office:value-type="float" office:value="8628" calcext:value-type="float">
            <text:p>86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560H00M00S" calcext:value-type="time">
            <text:p>21560:00:00</text:p>
          </table:table-cell>
          <table:table-cell office:value-type="float" office:value="5673.1667" calcext:value-type="float">
            <text:p>5673.1667</text:p>
          </table:table-cell>
          <table:table-cell table:number-columns-repeated="2"/>
          <table:table-cell office:value-type="float" office:value="5673.1667" calcext:value-type="float">
            <text:p>5673.1667</text:p>
          </table:table-cell>
          <table:table-cell table:number-columns-repeated="2"/>
          <table:table-cell office:value-type="float" office:value="5673.1667" calcext:value-type="float">
            <text:p>5673.1667</text:p>
          </table:table-cell>
          <table:table-cell table:formula="of:=[.H147]-[.E147]" office:value-type="float" office:value="0" calcext:value-type="float">
            <text:p>0</text:p>
          </table:table-cell>
          <table:table-cell/>
          <table:table-cell office:value-type="float" office:value="5673.1667" calcext:value-type="float">
            <text:p>5673.1667</text:p>
          </table:table-cell>
          <table:table-cell table:formula="of:=[.K147]-[.H147]" office:value-type="float" office:value="0" calcext:value-type="float">
            <text:p>0</text:p>
          </table:table-cell>
          <table:table-cell/>
          <table:table-cell office:value-type="float" office:value="6020" calcext:value-type="float">
            <text:p>60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547H00M00S" calcext:value-type="time">
            <text:p>27547:00:00</text:p>
          </table:table-cell>
          <table:table-cell office:value-type="float" office:value="9045" calcext:value-type="float">
            <text:p>9045</text:p>
          </table:table-cell>
          <table:table-cell table:number-columns-repeated="2"/>
          <table:table-cell office:value-type="float" office:value="9258.4545" calcext:value-type="float">
            <text:p>9258.4545</text:p>
          </table:table-cell>
          <table:table-cell table:number-columns-repeated="2"/>
          <table:table-cell office:value-type="float" office:value="9264.5" calcext:value-type="float">
            <text:p>9264.5</text:p>
          </table:table-cell>
          <table:table-cell table:formula="of:=[.H148]-[.E148]" office:value-type="float" office:value="6.04550000000017" calcext:value-type="float">
            <text:p>6.0455</text:p>
          </table:table-cell>
          <table:table-cell/>
          <table:table-cell office:value-type="float" office:value="9264.5" calcext:value-type="float">
            <text:p>9264.5</text:p>
          </table:table-cell>
          <table:table-cell table:formula="of:=[.K148]-[.H148]" office:value-type="float" office:value="0" calcext:value-type="float">
            <text:p>0</text:p>
          </table:table-cell>
          <table:table-cell/>
          <table:table-cell office:value-type="float" office:value="12181" calcext:value-type="float">
            <text:p>1218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549H00M00S" calcext:value-type="time">
            <text:p>18549:00:00</text:p>
          </table:table-cell>
          <table:table-cell office:value-type="float" office:value="13270.4639" calcext:value-type="float">
            <text:p>13270.4639</text:p>
          </table:table-cell>
          <table:table-cell table:number-columns-repeated="2"/>
          <table:table-cell office:value-type="float" office:value="13708.2768" calcext:value-type="float">
            <text:p>13708.2768</text:p>
          </table:table-cell>
          <table:table-cell table:number-columns-repeated="2"/>
          <table:table-cell office:value-type="float" office:value="13708.2768" calcext:value-type="float">
            <text:p>13708.2768</text:p>
          </table:table-cell>
          <table:table-cell table:formula="of:=[.H149]-[.E149]" office:value-type="float" office:value="0" calcext:value-type="float">
            <text:p>0</text:p>
          </table:table-cell>
          <table:table-cell/>
          <table:table-cell office:value-type="float" office:value="13708.2768" calcext:value-type="float">
            <text:p>13708.2768</text:p>
          </table:table-cell>
          <table:table-cell table:formula="of:=[.K149]-[.H149]" office:value-type="float" office:value="0" calcext:value-type="float">
            <text:p>0</text:p>
          </table:table-cell>
          <table:table-cell/>
          <table:table-cell office:value-type="float" office:value="22299" calcext:value-type="float">
            <text:p>2229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941H00M00S" calcext:value-type="time">
            <text:p>11941:00:00</text:p>
          </table:table-cell>
          <table:table-cell office:value-type="float" office:value="12138.7852" calcext:value-type="float">
            <text:p>12138.7852</text:p>
          </table:table-cell>
          <table:table-cell table:number-columns-repeated="2"/>
          <table:table-cell office:value-type="float" office:value="12662.7629" calcext:value-type="float">
            <text:p>12662.7629</text:p>
          </table:table-cell>
          <table:table-cell table:number-columns-repeated="2"/>
          <table:table-cell office:value-type="float" office:value="12668.0825" calcext:value-type="float">
            <text:p>12668.0825</text:p>
          </table:table-cell>
          <table:table-cell table:formula="of:=[.H150]-[.E150]" office:value-type="float" office:value="5.31960000000072" calcext:value-type="float">
            <text:p>5.3196</text:p>
          </table:table-cell>
          <table:table-cell/>
          <table:table-cell office:value-type="float" office:value="12668.3722" calcext:value-type="float">
            <text:p>12668.3722</text:p>
          </table:table-cell>
          <table:table-cell table:formula="of:=[.K150]-[.H150]" office:value-type="float" office:value="0.289699999999357" calcext:value-type="float">
            <text:p>0.2897</text:p>
          </table:table-cell>
          <table:table-cell/>
          <table:table-cell office:value-type="float" office:value="15760" calcext:value-type="float">
            <text:p>1576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556H00M00S" calcext:value-type="time">
            <text:p>9556:00:00</text:p>
          </table:table-cell>
          <table:table-cell office:value-type="float" office:value="8130.2099" calcext:value-type="float">
            <text:p>8130.2099</text:p>
          </table:table-cell>
          <table:table-cell table:number-columns-repeated="2"/>
          <table:table-cell office:value-type="float" office:value="9495.9109" calcext:value-type="float">
            <text:p>9495.9109</text:p>
          </table:table-cell>
          <table:table-cell table:number-columns-repeated="2"/>
          <table:table-cell office:value-type="float" office:value="9495.9109" calcext:value-type="float">
            <text:p>9495.9109</text:p>
          </table:table-cell>
          <table:table-cell table:formula="of:=[.H151]-[.E151]" office:value-type="float" office:value="0" calcext:value-type="float">
            <text:p>0</text:p>
          </table:table-cell>
          <table:table-cell/>
          <table:table-cell office:value-type="float" office:value="9495.9109" calcext:value-type="float">
            <text:p>9495.9109</text:p>
          </table:table-cell>
          <table:table-cell table:formula="of:=[.K151]-[.H151]" office:value-type="float" office:value="0" calcext:value-type="float">
            <text:p>0</text:p>
          </table:table-cell>
          <table:table-cell/>
          <table:table-cell office:value-type="float" office:value="13111" calcext:value-type="float">
            <text:p>131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5173H00M00S" calcext:value-type="time">
            <text:p>65173:00:00</text:p>
          </table:table-cell>
          <table:table-cell office:value-type="float" office:value="8230.8865" calcext:value-type="float">
            <text:p>8230.8865</text:p>
          </table:table-cell>
          <table:table-cell table:number-columns-repeated="2"/>
          <table:table-cell office:value-type="float" office:value="8303" calcext:value-type="float">
            <text:p>8303</text:p>
          </table:table-cell>
          <table:table-cell table:number-columns-repeated="2"/>
          <table:table-cell office:value-type="float" office:value="8303" calcext:value-type="float">
            <text:p>8303</text:p>
          </table:table-cell>
          <table:table-cell table:formula="of:=[.H152]-[.E152]" office:value-type="float" office:value="0" calcext:value-type="float">
            <text:p>0</text:p>
          </table:table-cell>
          <table:table-cell/>
          <table:table-cell office:value-type="float" office:value="8303" calcext:value-type="float">
            <text:p>8303</text:p>
          </table:table-cell>
          <table:table-cell table:formula="of:=[.K152]-[.H152]" office:value-type="float" office:value="0" calcext:value-type="float">
            <text:p>0</text:p>
          </table:table-cell>
          <table:table-cell/>
          <table:table-cell office:value-type="float" office:value="9142" calcext:value-type="float">
            <text:p>91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362H00M00S" calcext:value-type="time">
            <text:p>14362:00:00</text:p>
          </table:table-cell>
          <table:table-cell office:value-type="float" office:value="9004.5203" calcext:value-type="float">
            <text:p>9004.5203</text:p>
          </table:table-cell>
          <table:table-cell table:number-columns-repeated="2"/>
          <table:table-cell office:value-type="float" office:value="9422.25" calcext:value-type="float">
            <text:p>9422.25</text:p>
          </table:table-cell>
          <table:table-cell table:number-columns-repeated="2"/>
          <table:table-cell office:value-type="float" office:value="9422.25" calcext:value-type="float">
            <text:p>9422.25</text:p>
          </table:table-cell>
          <table:table-cell table:formula="of:=[.H153]-[.E153]" office:value-type="float" office:value="0" calcext:value-type="float">
            <text:p>0</text:p>
          </table:table-cell>
          <table:table-cell/>
          <table:table-cell office:value-type="float" office:value="9422.25" calcext:value-type="float">
            <text:p>9422.25</text:p>
          </table:table-cell>
          <table:table-cell table:formula="of:=[.K153]-[.H153]" office:value-type="float" office:value="0" calcext:value-type="float">
            <text:p>0</text:p>
          </table:table-cell>
          <table:table-cell/>
          <table:table-cell office:value-type="float" office:value="13745" calcext:value-type="float">
            <text:p>1374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864H00M00S" calcext:value-type="time">
            <text:p>9864:00:00</text:p>
          </table:table-cell>
          <table:table-cell office:value-type="float" office:value="8687.792" calcext:value-type="float">
            <text:p>8687.792</text:p>
          </table:table-cell>
          <table:table-cell table:number-columns-repeated="2"/>
          <table:table-cell office:value-type="float" office:value="8730.75" calcext:value-type="float">
            <text:p>8730.75</text:p>
          </table:table-cell>
          <table:table-cell table:number-columns-repeated="2"/>
          <table:table-cell office:value-type="float" office:value="8730.75" calcext:value-type="float">
            <text:p>8730.75</text:p>
          </table:table-cell>
          <table:table-cell table:formula="of:=[.H154]-[.E154]" office:value-type="float" office:value="0" calcext:value-type="float">
            <text:p>0</text:p>
          </table:table-cell>
          <table:table-cell/>
          <table:table-cell office:value-type="float" office:value="8730.75" calcext:value-type="float">
            <text:p>8730.75</text:p>
          </table:table-cell>
          <table:table-cell table:formula="of:=[.K154]-[.H154]" office:value-type="float" office:value="0" calcext:value-type="float">
            <text:p>0</text:p>
          </table:table-cell>
          <table:table-cell/>
          <table:table-cell office:value-type="float" office:value="11031" calcext:value-type="float">
            <text:p>1103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228H00M00S" calcext:value-type="time">
            <text:p>52228:00:00</text:p>
          </table:table-cell>
          <table:table-cell office:value-type="float" office:value="7733.6111" calcext:value-type="float">
            <text:p>7733.6111</text:p>
          </table:table-cell>
          <table:table-cell table:number-columns-repeated="2"/>
          <table:table-cell office:value-type="float" office:value="7743.2778" calcext:value-type="float">
            <text:p>7743.2778</text:p>
          </table:table-cell>
          <table:table-cell table:number-columns-repeated="2"/>
          <table:table-cell office:value-type="float" office:value="7743.2778" calcext:value-type="float">
            <text:p>7743.2778</text:p>
          </table:table-cell>
          <table:table-cell table:formula="of:=[.H155]-[.E155]" office:value-type="float" office:value="0" calcext:value-type="float">
            <text:p>0</text:p>
          </table:table-cell>
          <table:table-cell/>
          <table:table-cell office:value-type="float" office:value="7743.2778" calcext:value-type="float">
            <text:p>7743.2778</text:p>
          </table:table-cell>
          <table:table-cell table:formula="of:=[.K155]-[.H155]" office:value-type="float" office:value="0" calcext:value-type="float">
            <text:p>0</text:p>
          </table:table-cell>
          <table:table-cell/>
          <table:table-cell office:value-type="float" office:value="9025" calcext:value-type="float">
            <text:p>90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2046H00M00S" calcext:value-type="time">
            <text:p>42046:00:00</text:p>
          </table:table-cell>
          <table:table-cell office:value-type="float" office:value="18436.8297" calcext:value-type="float">
            <text:p>18436.8297</text:p>
          </table:table-cell>
          <table:table-cell table:number-columns-repeated="2"/>
          <table:table-cell office:value-type="float" office:value="19432.1667" calcext:value-type="float">
            <text:p>19432.1667</text:p>
          </table:table-cell>
          <table:table-cell table:number-columns-repeated="2"/>
          <table:table-cell office:value-type="float" office:value="19582.5864" calcext:value-type="float">
            <text:p>19582.5864</text:p>
          </table:table-cell>
          <table:table-cell table:formula="of:=[.H156]-[.E156]" office:value-type="float" office:value="150.419699999999" calcext:value-type="float">
            <text:p>150.4197</text:p>
          </table:table-cell>
          <table:table-cell/>
          <table:table-cell office:value-type="float" office:value="19582.5864" calcext:value-type="float">
            <text:p>19582.5864</text:p>
          </table:table-cell>
          <table:table-cell table:formula="of:=[.K156]-[.H156]" office:value-type="float" office:value="0" calcext:value-type="float">
            <text:p>0</text:p>
          </table:table-cell>
          <table:table-cell/>
          <table:table-cell office:value-type="float" office:value="22055" calcext:value-type="float">
            <text:p>220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563H00M00S" calcext:value-type="time">
            <text:p>58563:00:00</text:p>
          </table:table-cell>
          <table:table-cell office:value-type="float" office:value="9026.3333" calcext:value-type="float">
            <text:p>9026.3333</text:p>
          </table:table-cell>
          <table:table-cell table:number-columns-repeated="2"/>
          <table:table-cell office:value-type="float" office:value="9092.8125" calcext:value-type="float">
            <text:p>9092.8125</text:p>
          </table:table-cell>
          <table:table-cell table:number-columns-repeated="2"/>
          <table:table-cell office:value-type="float" office:value="9092.8125" calcext:value-type="float">
            <text:p>9092.8125</text:p>
          </table:table-cell>
          <table:table-cell table:formula="of:=[.H157]-[.E157]" office:value-type="float" office:value="0" calcext:value-type="float">
            <text:p>0</text:p>
          </table:table-cell>
          <table:table-cell/>
          <table:table-cell office:value-type="float" office:value="9092.8125" calcext:value-type="float">
            <text:p>9092.8125</text:p>
          </table:table-cell>
          <table:table-cell table:formula="of:=[.K157]-[.H157]" office:value-type="float" office:value="0" calcext:value-type="float">
            <text:p>0</text:p>
          </table:table-cell>
          <table:table-cell/>
          <table:table-cell office:value-type="float" office:value="15353" calcext:value-type="float">
            <text:p>1535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93H00M00S" calcext:value-type="time">
            <text:p>5393:00:00</text:p>
          </table:table-cell>
          <table:table-cell office:value-type="float" office:value="9046.5281" calcext:value-type="float">
            <text:p>9046.5281</text:p>
          </table:table-cell>
          <table:table-cell table:number-columns-repeated="2"/>
          <table:table-cell office:value-type="float" office:value="9943.3533" calcext:value-type="float">
            <text:p>9943.3533</text:p>
          </table:table-cell>
          <table:table-cell table:number-columns-repeated="2"/>
          <table:table-cell office:value-type="float" office:value="9943.3533" calcext:value-type="float">
            <text:p>9943.3533</text:p>
          </table:table-cell>
          <table:table-cell table:formula="of:=[.H158]-[.E158]" office:value-type="float" office:value="0" calcext:value-type="float">
            <text:p>0</text:p>
          </table:table-cell>
          <table:table-cell/>
          <table:table-cell office:value-type="float" office:value="9943.3533" calcext:value-type="float">
            <text:p>9943.3533</text:p>
          </table:table-cell>
          <table:table-cell table:formula="of:=[.K158]-[.H158]" office:value-type="float" office:value="0" calcext:value-type="float">
            <text:p>0</text:p>
          </table:table-cell>
          <table:table-cell/>
          <table:table-cell office:value-type="float" office:value="12621" calcext:value-type="float">
            <text:p>1262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090H00M00S" calcext:value-type="time">
            <text:p>21090:00:00</text:p>
          </table:table-cell>
          <table:table-cell office:value-type="float" office:value="9647.4603" calcext:value-type="float">
            <text:p>9647.4603</text:p>
          </table:table-cell>
          <table:table-cell table:number-columns-repeated="2"/>
          <table:table-cell office:value-type="float" office:value="10892.5828" calcext:value-type="float">
            <text:p>10892.5828</text:p>
          </table:table-cell>
          <table:table-cell table:number-columns-repeated="2"/>
          <table:table-cell office:value-type="float" office:value="10910.6442" calcext:value-type="float">
            <text:p>10910.6442</text:p>
          </table:table-cell>
          <table:table-cell table:formula="of:=[.H159]-[.E159]" office:value-type="float" office:value="18.0614000000005" calcext:value-type="float">
            <text:p>18.0614</text:p>
          </table:table-cell>
          <table:table-cell/>
          <table:table-cell office:value-type="float" office:value="10912.1756" calcext:value-type="float">
            <text:p>10912.1756</text:p>
          </table:table-cell>
          <table:table-cell table:formula="of:=[.K159]-[.H159]" office:value-type="float" office:value="1.53139999999985" calcext:value-type="float">
            <text:p>1.5314</text:p>
          </table:table-cell>
          <table:table-cell/>
          <table:table-cell office:value-type="float" office:value="12746" calcext:value-type="float">
            <text:p>127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512H00M00S" calcext:value-type="time">
            <text:p>19512:00:00</text:p>
          </table:table-cell>
          <table:table-cell office:value-type="float" office:value="10385.9822" calcext:value-type="float">
            <text:p>10385.9822</text:p>
          </table:table-cell>
          <table:table-cell table:number-columns-repeated="2"/>
          <table:table-cell office:value-type="float" office:value="10800.9534" calcext:value-type="float">
            <text:p>10800.9534</text:p>
          </table:table-cell>
          <table:table-cell table:number-columns-repeated="2"/>
          <table:table-cell office:value-type="float" office:value="10802.8675" calcext:value-type="float">
            <text:p>10802.8675</text:p>
          </table:table-cell>
          <table:table-cell table:formula="of:=[.H160]-[.E160]" office:value-type="float" office:value="1.91409999999996" calcext:value-type="float">
            <text:p>1.9141</text:p>
          </table:table-cell>
          <table:table-cell/>
          <table:table-cell office:value-type="float" office:value="10802.8675" calcext:value-type="float">
            <text:p>10802.8675</text:p>
          </table:table-cell>
          <table:table-cell table:formula="of:=[.K160]-[.H160]" office:value-type="float" office:value="0" calcext:value-type="float">
            <text:p>0</text:p>
          </table:table-cell>
          <table:table-cell/>
          <table:table-cell office:value-type="float" office:value="17753" calcext:value-type="float">
            <text:p>1775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78H00M00S" calcext:value-type="time">
            <text:p>878:00:00</text:p>
          </table:table-cell>
          <table:table-cell office:value-type="float" office:value="13798.4951" calcext:value-type="float">
            <text:p>13798.4951</text:p>
          </table:table-cell>
          <table:table-cell table:number-columns-repeated="2"/>
          <table:table-cell office:value-type="float" office:value="16320.4518" calcext:value-type="float">
            <text:p>16320.4518</text:p>
          </table:table-cell>
          <table:table-cell table:number-columns-repeated="2"/>
          <table:table-cell office:value-type="float" office:value="16396.5111" calcext:value-type="float">
            <text:p>16396.5111</text:p>
          </table:table-cell>
          <table:table-cell table:formula="of:=[.H161]-[.E161]" office:value-type="float" office:value="76.059299999999" calcext:value-type="float">
            <text:p>76.0593</text:p>
          </table:table-cell>
          <table:table-cell/>
          <table:table-cell office:value-type="float" office:value="16407.891" calcext:value-type="float">
            <text:p>16407.891</text:p>
          </table:table-cell>
          <table:table-cell table:formula="of:=[.K161]-[.H161]" office:value-type="float" office:value="11.3798999999999" calcext:value-type="float">
            <text:p>11.3799</text:p>
          </table:table-cell>
          <table:table-cell/>
          <table:table-cell office:value-type="float" office:value="22410" calcext:value-type="float">
            <text:p>224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249H00M00S" calcext:value-type="time">
            <text:p>8249:00:00</text:p>
          </table:table-cell>
          <table:table-cell office:value-type="float" office:value="12489.5" calcext:value-type="float">
            <text:p>12489.5</text:p>
          </table:table-cell>
          <table:table-cell table:number-columns-repeated="2"/>
          <table:table-cell office:value-type="float" office:value="12616.6454" calcext:value-type="float">
            <text:p>12616.6454</text:p>
          </table:table-cell>
          <table:table-cell table:number-columns-repeated="2"/>
          <table:table-cell office:value-type="float" office:value="12669.6667" calcext:value-type="float">
            <text:p>12669.6667</text:p>
          </table:table-cell>
          <table:table-cell table:formula="of:=[.H162]-[.E162]" office:value-type="float" office:value="53.0213000000003" calcext:value-type="float">
            <text:p>53.0213</text:p>
          </table:table-cell>
          <table:table-cell/>
          <table:table-cell office:value-type="float" office:value="12669.6667" calcext:value-type="float">
            <text:p>12669.6667</text:p>
          </table:table-cell>
          <table:table-cell table:formula="of:=[.K162]-[.H162]" office:value-type="float" office:value="0" calcext:value-type="float">
            <text:p>0</text:p>
          </table:table-cell>
          <table:table-cell/>
          <table:table-cell office:value-type="float" office:value="15368" calcext:value-type="float">
            <text:p>153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053H00M00S" calcext:value-type="time">
            <text:p>12053:00:00</text:p>
          </table:table-cell>
          <table:table-cell office:value-type="float" office:value="8163.7806" calcext:value-type="float">
            <text:p>8163.7806</text:p>
          </table:table-cell>
          <table:table-cell table:number-columns-repeated="2"/>
          <table:table-cell office:value-type="float" office:value="8545.6853" calcext:value-type="float">
            <text:p>8545.6853</text:p>
          </table:table-cell>
          <table:table-cell table:number-columns-repeated="2"/>
          <table:table-cell office:value-type="float" office:value="8565.9536" calcext:value-type="float">
            <text:p>8565.9536</text:p>
          </table:table-cell>
          <table:table-cell table:formula="of:=[.H163]-[.E163]" office:value-type="float" office:value="20.2683000000015" calcext:value-type="float">
            <text:p>20.2683</text:p>
          </table:table-cell>
          <table:table-cell/>
          <table:table-cell office:value-type="float" office:value="8565.9536" calcext:value-type="float">
            <text:p>8565.9536</text:p>
          </table:table-cell>
          <table:table-cell table:formula="of:=[.K163]-[.H163]" office:value-type="float" office:value="0" calcext:value-type="float">
            <text:p>0</text:p>
          </table:table-cell>
          <table:table-cell/>
          <table:table-cell office:value-type="float" office:value="12045" calcext:value-type="float">
            <text:p>1204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24H00M00S" calcext:value-type="time">
            <text:p>5724:00:00</text:p>
          </table:table-cell>
          <table:table-cell office:value-type="float" office:value="14005.352" calcext:value-type="float">
            <text:p>14005.352</text:p>
          </table:table-cell>
          <table:table-cell table:number-columns-repeated="2"/>
          <table:table-cell office:value-type="float" office:value="14424.0903" calcext:value-type="float">
            <text:p>14424.0903</text:p>
          </table:table-cell>
          <table:table-cell table:number-columns-repeated="2"/>
          <table:table-cell office:value-type="float" office:value="14467.2456" calcext:value-type="float">
            <text:p>14467.2456</text:p>
          </table:table-cell>
          <table:table-cell table:formula="of:=[.H164]-[.E164]" office:value-type="float" office:value="43.1553000000004" calcext:value-type="float">
            <text:p>43.1553</text:p>
          </table:table-cell>
          <table:table-cell/>
          <table:table-cell office:value-type="float" office:value="14467.2456" calcext:value-type="float">
            <text:p>14467.2456</text:p>
          </table:table-cell>
          <table:table-cell table:formula="of:=[.K164]-[.H164]" office:value-type="float" office:value="0" calcext:value-type="float">
            <text:p>0</text:p>
          </table:table-cell>
          <table:table-cell/>
          <table:table-cell office:value-type="float" office:value="15525" calcext:value-type="float">
            <text:p>155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111H00M00S" calcext:value-type="time">
            <text:p>40111:00:00</text:p>
          </table:table-cell>
          <table:table-cell office:value-type="float" office:value="14849.4843" calcext:value-type="float">
            <text:p>14849.4843</text:p>
          </table:table-cell>
          <table:table-cell table:number-columns-repeated="2"/>
          <table:table-cell office:value-type="float" office:value="15157.1204" calcext:value-type="float">
            <text:p>15157.1204</text:p>
          </table:table-cell>
          <table:table-cell table:number-columns-repeated="2"/>
          <table:table-cell office:value-type="float" office:value="15166.3169" calcext:value-type="float">
            <text:p>15166.3169</text:p>
          </table:table-cell>
          <table:table-cell table:formula="of:=[.H165]-[.E165]" office:value-type="float" office:value="9.19650000000001" calcext:value-type="float">
            <text:p>9.1965</text:p>
          </table:table-cell>
          <table:table-cell/>
          <table:table-cell office:value-type="float" office:value="15166.3169" calcext:value-type="float">
            <text:p>15166.3169</text:p>
          </table:table-cell>
          <table:table-cell table:formula="of:=[.K165]-[.H165]" office:value-type="float" office:value="0" calcext:value-type="float">
            <text:p>0</text:p>
          </table:table-cell>
          <table:table-cell/>
          <table:table-cell office:value-type="float" office:value="18211" calcext:value-type="float">
            <text:p>182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268H00M00S" calcext:value-type="time">
            <text:p>26268:00:00</text:p>
          </table:table-cell>
          <table:table-cell office:value-type="float" office:value="10722.0739" calcext:value-type="float">
            <text:p>10722.0739</text:p>
          </table:table-cell>
          <table:table-cell table:number-columns-repeated="2"/>
          <table:table-cell office:value-type="float" office:value="11527.5468" calcext:value-type="float">
            <text:p>11527.5468</text:p>
          </table:table-cell>
          <table:table-cell table:number-columns-repeated="2"/>
          <table:table-cell office:value-type="float" office:value="11545.4554" calcext:value-type="float">
            <text:p>11545.4554</text:p>
          </table:table-cell>
          <table:table-cell table:formula="of:=[.H166]-[.E166]" office:value-type="float" office:value="17.9086000000007" calcext:value-type="float">
            <text:p>17.9086</text:p>
          </table:table-cell>
          <table:table-cell/>
          <table:table-cell office:value-type="float" office:value="11545.4554" calcext:value-type="float">
            <text:p>11545.4554</text:p>
          </table:table-cell>
          <table:table-cell table:formula="of:=[.K166]-[.H166]" office:value-type="float" office:value="0" calcext:value-type="float">
            <text:p>0</text:p>
          </table:table-cell>
          <table:table-cell/>
          <table:table-cell office:value-type="float" office:value="18111" calcext:value-type="float">
            <text:p>181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312H00M00S" calcext:value-type="time">
            <text:p>8312:00:00</text:p>
          </table:table-cell>
          <table:table-cell office:value-type="float" office:value="10401.4683" calcext:value-type="float">
            <text:p>10401.4683</text:p>
          </table:table-cell>
          <table:table-cell table:number-columns-repeated="2"/>
          <table:table-cell office:value-type="float" office:value="10612.9993" calcext:value-type="float">
            <text:p>10612.9993</text:p>
          </table:table-cell>
          <table:table-cell table:number-columns-repeated="2"/>
          <table:table-cell office:value-type="float" office:value="10612.9993" calcext:value-type="float">
            <text:p>10612.9993</text:p>
          </table:table-cell>
          <table:table-cell table:formula="of:=[.H167]-[.E167]" office:value-type="float" office:value="0" calcext:value-type="float">
            <text:p>0</text:p>
          </table:table-cell>
          <table:table-cell/>
          <table:table-cell office:value-type="float" office:value="10618.0417" calcext:value-type="float">
            <text:p>10618.0417</text:p>
          </table:table-cell>
          <table:table-cell table:formula="of:=[.K167]-[.H167]" office:value-type="float" office:value="5.04240000000027" calcext:value-type="float">
            <text:p>5.0424</text:p>
          </table:table-cell>
          <table:table-cell/>
          <table:table-cell office:value-type="float" office:value="12175" calcext:value-type="float">
            <text:p>1217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536H00M00S" calcext:value-type="time">
            <text:p>8536:00:00</text:p>
          </table:table-cell>
          <table:table-cell office:value-type="float" office:value="8437.5824" calcext:value-type="float">
            <text:p>8437.5824</text:p>
          </table:table-cell>
          <table:table-cell table:number-columns-repeated="2"/>
          <table:table-cell office:value-type="float" office:value="8504" calcext:value-type="float">
            <text:p>8504</text:p>
          </table:table-cell>
          <table:table-cell table:number-columns-repeated="2"/>
          <table:table-cell office:value-type="float" office:value="8504" calcext:value-type="float">
            <text:p>8504</text:p>
          </table:table-cell>
          <table:table-cell table:formula="of:=[.H168]-[.E168]" office:value-type="float" office:value="0" calcext:value-type="float">
            <text:p>0</text:p>
          </table:table-cell>
          <table:table-cell/>
          <table:table-cell office:value-type="float" office:value="8504" calcext:value-type="float">
            <text:p>8504</text:p>
          </table:table-cell>
          <table:table-cell table:formula="of:=[.K168]-[.H168]" office:value-type="float" office:value="0" calcext:value-type="float">
            <text:p>0</text:p>
          </table:table-cell>
          <table:table-cell/>
          <table:table-cell office:value-type="float" office:value="11954" calcext:value-type="float">
            <text:p>119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68H00M00S" calcext:value-type="time">
            <text:p>5768:00:00</text:p>
          </table:table-cell>
          <table:table-cell office:value-type="float" office:value="11073.1435" calcext:value-type="float">
            <text:p>11073.1435</text:p>
          </table:table-cell>
          <table:table-cell table:number-columns-repeated="2"/>
          <table:table-cell office:value-type="float" office:value="12090.5405" calcext:value-type="float">
            <text:p>12090.5405</text:p>
          </table:table-cell>
          <table:table-cell table:number-columns-repeated="2"/>
          <table:table-cell office:value-type="float" office:value="12091.2297" calcext:value-type="float">
            <text:p>12091.2297</text:p>
          </table:table-cell>
          <table:table-cell table:formula="of:=[.H169]-[.E169]" office:value-type="float" office:value="0.68920000000071" calcext:value-type="float">
            <text:p>0.6892</text:p>
          </table:table-cell>
          <table:table-cell/>
          <table:table-cell office:value-type="float" office:value="12091.2297" calcext:value-type="float">
            <text:p>12091.2297</text:p>
          </table:table-cell>
          <table:table-cell table:formula="of:=[.K169]-[.H169]" office:value-type="float" office:value="0" calcext:value-type="float">
            <text:p>0</text:p>
          </table:table-cell>
          <table:table-cell/>
          <table:table-cell office:value-type="float" office:value="17208" calcext:value-type="float">
            <text:p>1720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971H00M00S" calcext:value-type="time">
            <text:p>28971:00:00</text:p>
          </table:table-cell>
          <table:table-cell office:value-type="float" office:value="5349.4846" calcext:value-type="float">
            <text:p>5349.4846</text:p>
          </table:table-cell>
          <table:table-cell table:number-columns-repeated="2"/>
          <table:table-cell office:value-type="float" office:value="5761.025" calcext:value-type="float">
            <text:p>5761.025</text:p>
          </table:table-cell>
          <table:table-cell table:number-columns-repeated="2"/>
          <table:table-cell office:value-type="float" office:value="5761.025" calcext:value-type="float">
            <text:p>5761.025</text:p>
          </table:table-cell>
          <table:table-cell table:formula="of:=[.H170]-[.E170]" office:value-type="float" office:value="0" calcext:value-type="float">
            <text:p>0</text:p>
          </table:table-cell>
          <table:table-cell/>
          <table:table-cell office:value-type="float" office:value="5761.0962" calcext:value-type="float">
            <text:p>5761.0962</text:p>
          </table:table-cell>
          <table:table-cell table:formula="of:=[.K170]-[.H170]" office:value-type="float" office:value="0.0712000000003172" calcext:value-type="float">
            <text:p>0.0712</text:p>
          </table:table-cell>
          <table:table-cell/>
          <table:table-cell office:value-type="float" office:value="6185" calcext:value-type="float">
            <text:p>61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378H00M00S" calcext:value-type="time">
            <text:p>20378:00:00</text:p>
          </table:table-cell>
          <table:table-cell office:value-type="float" office:value="10040.7011" calcext:value-type="float">
            <text:p>10040.7011</text:p>
          </table:table-cell>
          <table:table-cell table:number-columns-repeated="2"/>
          <table:table-cell office:value-type="float" office:value="10438.9277" calcext:value-type="float">
            <text:p>10438.9277</text:p>
          </table:table-cell>
          <table:table-cell table:number-columns-repeated="2"/>
          <table:table-cell office:value-type="float" office:value="10439.2892" calcext:value-type="float">
            <text:p>10439.2892</text:p>
          </table:table-cell>
          <table:table-cell table:formula="of:=[.H171]-[.E171]" office:value-type="float" office:value="0.361499999999069" calcext:value-type="float">
            <text:p>0.3615</text:p>
          </table:table-cell>
          <table:table-cell/>
          <table:table-cell office:value-type="float" office:value="10441.729" calcext:value-type="float">
            <text:p>10441.729</text:p>
          </table:table-cell>
          <table:table-cell table:formula="of:=[.K171]-[.H171]" office:value-type="float" office:value="2.4398000000001" calcext:value-type="float">
            <text:p>2.4398</text:p>
          </table:table-cell>
          <table:table-cell/>
          <table:table-cell office:value-type="float" office:value="13764" calcext:value-type="float">
            <text:p>137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3144H00M00S" calcext:value-type="time">
            <text:p>43144:00:00</text:p>
          </table:table-cell>
          <table:table-cell office:value-type="float" office:value="14418.0422" calcext:value-type="float">
            <text:p>14418.0422</text:p>
          </table:table-cell>
          <table:table-cell table:number-columns-repeated="2"/>
          <table:table-cell office:value-type="float" office:value="15209.0176" calcext:value-type="float">
            <text:p>15209.0176</text:p>
          </table:table-cell>
          <table:table-cell table:number-columns-repeated="2"/>
          <table:table-cell office:value-type="float" office:value="15231.9578" calcext:value-type="float">
            <text:p>15231.9578</text:p>
          </table:table-cell>
          <table:table-cell table:formula="of:=[.H172]-[.E172]" office:value-type="float" office:value="22.9402000000009" calcext:value-type="float">
            <text:p>22.9402</text:p>
          </table:table-cell>
          <table:table-cell/>
          <table:table-cell office:value-type="float" office:value="15231.9578" calcext:value-type="float">
            <text:p>15231.9578</text:p>
          </table:table-cell>
          <table:table-cell table:formula="of:=[.K172]-[.H172]" office:value-type="float" office:value="0" calcext:value-type="float">
            <text:p>0</text:p>
          </table:table-cell>
          <table:table-cell/>
          <table:table-cell office:value-type="float" office:value="23582" calcext:value-type="float">
            <text:p>2358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216H00M00S" calcext:value-type="time">
            <text:p>14216:00:00</text:p>
          </table:table-cell>
          <table:table-cell office:value-type="float" office:value="17699.72" calcext:value-type="float">
            <text:p>17699.72</text:p>
          </table:table-cell>
          <table:table-cell table:number-columns-repeated="2"/>
          <table:table-cell office:value-type="float" office:value="18213.7469" calcext:value-type="float">
            <text:p>18213.7469</text:p>
          </table:table-cell>
          <table:table-cell table:number-columns-repeated="2"/>
          <table:table-cell office:value-type="float" office:value="18276" calcext:value-type="float">
            <text:p>18276</text:p>
          </table:table-cell>
          <table:table-cell table:formula="of:=[.H173]-[.E173]" office:value-type="float" office:value="62.2531000000017" calcext:value-type="float">
            <text:p>62.2531</text:p>
          </table:table-cell>
          <table:table-cell/>
          <table:table-cell office:value-type="float" office:value="18276" calcext:value-type="float">
            <text:p>18276</text:p>
          </table:table-cell>
          <table:table-cell table:formula="of:=[.K173]-[.H173]" office:value-type="float" office:value="0" calcext:value-type="float">
            <text:p>0</text:p>
          </table:table-cell>
          <table:table-cell/>
          <table:table-cell office:value-type="float" office:value="22355" calcext:value-type="float">
            <text:p>223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4390H00M00S" calcext:value-type="time">
            <text:p>54390:00:00</text:p>
          </table:table-cell>
          <table:table-cell office:value-type="float" office:value="8674.0281" calcext:value-type="float">
            <text:p>8674.0281</text:p>
          </table:table-cell>
          <table:table-cell table:number-columns-repeated="2"/>
          <table:table-cell office:value-type="float" office:value="9226.7789" calcext:value-type="float">
            <text:p>9226.7789</text:p>
          </table:table-cell>
          <table:table-cell table:number-columns-repeated="2"/>
          <table:table-cell office:value-type="float" office:value="9226.7789" calcext:value-type="float">
            <text:p>9226.7789</text:p>
          </table:table-cell>
          <table:table-cell table:formula="of:=[.H174]-[.E174]" office:value-type="float" office:value="0" calcext:value-type="float">
            <text:p>0</text:p>
          </table:table-cell>
          <table:table-cell/>
          <table:table-cell office:value-type="float" office:value="9226.7789" calcext:value-type="float">
            <text:p>9226.7789</text:p>
          </table:table-cell>
          <table:table-cell table:formula="of:=[.K174]-[.H174]" office:value-type="float" office:value="0" calcext:value-type="float">
            <text:p>0</text:p>
          </table:table-cell>
          <table:table-cell/>
          <table:table-cell office:value-type="float" office:value="12852" calcext:value-type="float">
            <text:p>1285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943H00M00S" calcext:value-type="time">
            <text:p>58943:00:00</text:p>
          </table:table-cell>
          <table:table-cell office:value-type="float" office:value="11030.9107" calcext:value-type="float">
            <text:p>11030.9107</text:p>
          </table:table-cell>
          <table:table-cell table:number-columns-repeated="2"/>
          <table:table-cell office:value-type="float" office:value="11079.3333" calcext:value-type="float">
            <text:p>11079.3333</text:p>
          </table:table-cell>
          <table:table-cell table:number-columns-repeated="2"/>
          <table:table-cell office:value-type="float" office:value="11079.3333" calcext:value-type="float">
            <text:p>11079.3333</text:p>
          </table:table-cell>
          <table:table-cell table:formula="of:=[.H175]-[.E175]" office:value-type="float" office:value="0" calcext:value-type="float">
            <text:p>0</text:p>
          </table:table-cell>
          <table:table-cell/>
          <table:table-cell office:value-type="float" office:value="11079.3333" calcext:value-type="float">
            <text:p>11079.3333</text:p>
          </table:table-cell>
          <table:table-cell table:formula="of:=[.K175]-[.H175]" office:value-type="float" office:value="0" calcext:value-type="float">
            <text:p>0</text:p>
          </table:table-cell>
          <table:table-cell/>
          <table:table-cell office:value-type="float" office:value="13964" calcext:value-type="float">
            <text:p>139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458H00M00S" calcext:value-type="time">
            <text:p>18458:00:00</text:p>
          </table:table-cell>
          <table:table-cell office:value-type="float" office:value="14770.4776" calcext:value-type="float">
            <text:p>14770.4776</text:p>
          </table:table-cell>
          <table:table-cell table:number-columns-repeated="2"/>
          <table:table-cell office:value-type="float" office:value="15533.4167" calcext:value-type="float">
            <text:p>15533.4167</text:p>
          </table:table-cell>
          <table:table-cell table:number-columns-repeated="2"/>
          <table:table-cell office:value-type="float" office:value="15533.4167" calcext:value-type="float">
            <text:p>15533.4167</text:p>
          </table:table-cell>
          <table:table-cell table:formula="of:=[.H176]-[.E176]" office:value-type="float" office:value="0" calcext:value-type="float">
            <text:p>0</text:p>
          </table:table-cell>
          <table:table-cell/>
          <table:table-cell office:value-type="float" office:value="15533.4167" calcext:value-type="float">
            <text:p>15533.4167</text:p>
          </table:table-cell>
          <table:table-cell table:formula="of:=[.K176]-[.H176]" office:value-type="float" office:value="0" calcext:value-type="float">
            <text:p>0</text:p>
          </table:table-cell>
          <table:table-cell/>
          <table:table-cell office:value-type="float" office:value="18469" calcext:value-type="float">
            <text:p>1846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244H00M00S" calcext:value-type="time">
            <text:p>33244:00:00</text:p>
          </table:table-cell>
          <table:table-cell office:value-type="float" office:value="9143.1944" calcext:value-type="float">
            <text:p>9143.1944</text:p>
          </table:table-cell>
          <table:table-cell table:number-columns-repeated="2"/>
          <table:table-cell office:value-type="float" office:value="10594.6319" calcext:value-type="float">
            <text:p>10594.6319</text:p>
          </table:table-cell>
          <table:table-cell table:number-columns-repeated="2"/>
          <table:table-cell office:value-type="float" office:value="10594.6319" calcext:value-type="float">
            <text:p>10594.6319</text:p>
          </table:table-cell>
          <table:table-cell table:formula="of:=[.H177]-[.E177]" office:value-type="float" office:value="0" calcext:value-type="float">
            <text:p>0</text:p>
          </table:table-cell>
          <table:table-cell/>
          <table:table-cell office:value-type="float" office:value="10594.6319" calcext:value-type="float">
            <text:p>10594.6319</text:p>
          </table:table-cell>
          <table:table-cell table:formula="of:=[.K177]-[.H177]" office:value-type="float" office:value="0" calcext:value-type="float">
            <text:p>0</text:p>
          </table:table-cell>
          <table:table-cell/>
          <table:table-cell office:value-type="float" office:value="15150" calcext:value-type="float">
            <text:p>151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21H00M00S" calcext:value-type="time">
            <text:p>921:00:00</text:p>
          </table:table-cell>
          <table:table-cell office:value-type="float" office:value="11099.1628" calcext:value-type="float">
            <text:p>11099.1628</text:p>
          </table:table-cell>
          <table:table-cell table:number-columns-repeated="2"/>
          <table:table-cell office:value-type="float" office:value="11547" calcext:value-type="float">
            <text:p>11547</text:p>
          </table:table-cell>
          <table:table-cell table:number-columns-repeated="2"/>
          <table:table-cell office:value-type="float" office:value="11547" calcext:value-type="float">
            <text:p>11547</text:p>
          </table:table-cell>
          <table:table-cell table:formula="of:=[.H178]-[.E178]" office:value-type="float" office:value="0" calcext:value-type="float">
            <text:p>0</text:p>
          </table:table-cell>
          <table:table-cell/>
          <table:table-cell office:value-type="float" office:value="11547" calcext:value-type="float">
            <text:p>11547</text:p>
          </table:table-cell>
          <table:table-cell table:formula="of:=[.K178]-[.H178]" office:value-type="float" office:value="0" calcext:value-type="float">
            <text:p>0</text:p>
          </table:table-cell>
          <table:table-cell/>
          <table:table-cell office:value-type="float" office:value="12020" calcext:value-type="float">
            <text:p>120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898H00M00S" calcext:value-type="time">
            <text:p>11898:00:00</text:p>
          </table:table-cell>
          <table:table-cell office:value-type="float" office:value="7113.0222" calcext:value-type="float">
            <text:p>7113.0222</text:p>
          </table:table-cell>
          <table:table-cell table:number-columns-repeated="2"/>
          <table:table-cell office:value-type="float" office:value="7600.9717" calcext:value-type="float">
            <text:p>7600.9717</text:p>
          </table:table-cell>
          <table:table-cell table:number-columns-repeated="2"/>
          <table:table-cell office:value-type="float" office:value="7605.4125" calcext:value-type="float">
            <text:p>7605.4125</text:p>
          </table:table-cell>
          <table:table-cell table:formula="of:=[.H179]-[.E179]" office:value-type="float" office:value="4.44080000000031" calcext:value-type="float">
            <text:p>4.4408</text:p>
          </table:table-cell>
          <table:table-cell/>
          <table:table-cell office:value-type="float" office:value="7605.4125" calcext:value-type="float">
            <text:p>7605.4125</text:p>
          </table:table-cell>
          <table:table-cell table:formula="of:=[.K179]-[.H179]" office:value-type="float" office:value="0" calcext:value-type="float">
            <text:p>0</text:p>
          </table:table-cell>
          <table:table-cell/>
          <table:table-cell office:value-type="float" office:value="12575" calcext:value-type="float">
            <text:p>1257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533H00M00S" calcext:value-type="time">
            <text:p>24533:00:00</text:p>
          </table:table-cell>
          <table:table-cell office:value-type="float" office:value="9021.0857" calcext:value-type="float">
            <text:p>9021.0857</text:p>
          </table:table-cell>
          <table:table-cell table:number-columns-repeated="2"/>
          <table:table-cell office:value-type="float" office:value="9832.3" calcext:value-type="float">
            <text:p>9832.3</text:p>
          </table:table-cell>
          <table:table-cell table:number-columns-repeated="2"/>
          <table:table-cell office:value-type="float" office:value="9832.3" calcext:value-type="float">
            <text:p>9832.3</text:p>
          </table:table-cell>
          <table:table-cell table:formula="of:=[.H180]-[.E180]" office:value-type="float" office:value="0" calcext:value-type="float">
            <text:p>0</text:p>
          </table:table-cell>
          <table:table-cell/>
          <table:table-cell office:value-type="float" office:value="9832.3" calcext:value-type="float">
            <text:p>9832.3</text:p>
          </table:table-cell>
          <table:table-cell table:formula="of:=[.K180]-[.H180]" office:value-type="float" office:value="0" calcext:value-type="float">
            <text:p>0</text:p>
          </table:table-cell>
          <table:table-cell/>
          <table:table-cell office:value-type="float" office:value="20063" calcext:value-type="float">
            <text:p>2006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775H00M00S" calcext:value-type="time">
            <text:p>23775:00:00</text:p>
          </table:table-cell>
          <table:table-cell office:value-type="float" office:value="13809" calcext:value-type="float">
            <text:p>13809</text:p>
          </table:table-cell>
          <table:table-cell table:number-columns-repeated="2"/>
          <table:table-cell office:value-type="float" office:value="13809" calcext:value-type="float">
            <text:p>13809</text:p>
          </table:table-cell>
          <table:table-cell table:number-columns-repeated="2"/>
          <table:table-cell office:value-type="float" office:value="13809" calcext:value-type="float">
            <text:p>13809</text:p>
          </table:table-cell>
          <table:table-cell table:formula="of:=[.H181]-[.E181]" office:value-type="float" office:value="0" calcext:value-type="float">
            <text:p>0</text:p>
          </table:table-cell>
          <table:table-cell/>
          <table:table-cell office:value-type="float" office:value="13809" calcext:value-type="float">
            <text:p>13809</text:p>
          </table:table-cell>
          <table:table-cell table:formula="of:=[.K181]-[.H181]" office:value-type="float" office:value="0" calcext:value-type="float">
            <text:p>0</text:p>
          </table:table-cell>
          <table:table-cell/>
          <table:table-cell office:value-type="float" office:value="14764" calcext:value-type="float">
            <text:p>147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563H00M00S" calcext:value-type="time">
            <text:p>20563:00:00</text:p>
          </table:table-cell>
          <table:table-cell office:value-type="float" office:value="16536.5833" calcext:value-type="float">
            <text:p>16536.5833</text:p>
          </table:table-cell>
          <table:table-cell table:number-columns-repeated="2"/>
          <table:table-cell office:value-type="float" office:value="18976.2922" calcext:value-type="float">
            <text:p>18976.2922</text:p>
          </table:table-cell>
          <table:table-cell table:number-columns-repeated="2"/>
          <table:table-cell office:value-type="float" office:value="19020.0005" calcext:value-type="float">
            <text:p>19020.0005</text:p>
          </table:table-cell>
          <table:table-cell table:formula="of:=[.H182]-[.E182]" office:value-type="float" office:value="43.7082999999984" calcext:value-type="float">
            <text:p>43.7083</text:p>
          </table:table-cell>
          <table:table-cell/>
          <table:table-cell office:value-type="float" office:value="19027.6122" calcext:value-type="float">
            <text:p>19027.6122</text:p>
          </table:table-cell>
          <table:table-cell table:formula="of:=[.K182]-[.H182]" office:value-type="float" office:value="7.61170000000129" calcext:value-type="float">
            <text:p>7.6117</text:p>
          </table:table-cell>
          <table:table-cell/>
          <table:table-cell office:value-type="float" office:value="25147" calcext:value-type="float">
            <text:p>2514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899H00M00S" calcext:value-type="time">
            <text:p>6899:00:00</text:p>
          </table:table-cell>
          <table:table-cell office:value-type="float" office:value="19806.3166" calcext:value-type="float">
            <text:p>19806.3166</text:p>
          </table:table-cell>
          <table:table-cell table:number-columns-repeated="2"/>
          <table:table-cell office:value-type="float" office:value="20205.8012" calcext:value-type="float">
            <text:p>20205.8012</text:p>
          </table:table-cell>
          <table:table-cell table:number-columns-repeated="2"/>
          <table:table-cell office:value-type="float" office:value="20233.4279" calcext:value-type="float">
            <text:p>20233.4279</text:p>
          </table:table-cell>
          <table:table-cell table:formula="of:=[.H183]-[.E183]" office:value-type="float" office:value="27.6266999999971" calcext:value-type="float">
            <text:p>27.6267</text:p>
          </table:table-cell>
          <table:table-cell/>
          <table:table-cell office:value-type="float" office:value="20234.5435" calcext:value-type="float">
            <text:p>20234.5435</text:p>
          </table:table-cell>
          <table:table-cell table:formula="of:=[.K183]-[.H183]" office:value-type="float" office:value="1.115600000001" calcext:value-type="float">
            <text:p>1.1156</text:p>
          </table:table-cell>
          <table:table-cell/>
          <table:table-cell office:value-type="float" office:value="25593" calcext:value-type="float">
            <text:p>2559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82H00M00S" calcext:value-type="time">
            <text:p>5282:00:00</text:p>
          </table:table-cell>
          <table:table-cell office:value-type="float" office:value="14212.7279" calcext:value-type="float">
            <text:p>14212.7279</text:p>
          </table:table-cell>
          <table:table-cell table:number-columns-repeated="2"/>
          <table:table-cell office:value-type="float" office:value="15270.1445" calcext:value-type="float">
            <text:p>15270.1445</text:p>
          </table:table-cell>
          <table:table-cell table:number-columns-repeated="2"/>
          <table:table-cell office:value-type="float" office:value="15292.0607" calcext:value-type="float">
            <text:p>15292.0607</text:p>
          </table:table-cell>
          <table:table-cell table:formula="of:=[.H184]-[.E184]" office:value-type="float" office:value="21.9161999999997" calcext:value-type="float">
            <text:p>21.9162</text:p>
          </table:table-cell>
          <table:table-cell/>
          <table:table-cell office:value-type="float" office:value="15292.0607" calcext:value-type="float">
            <text:p>15292.0607</text:p>
          </table:table-cell>
          <table:table-cell table:formula="of:=[.K184]-[.H184]" office:value-type="float" office:value="0" calcext:value-type="float">
            <text:p>0</text:p>
          </table:table-cell>
          <table:table-cell/>
          <table:table-cell office:value-type="float" office:value="18273" calcext:value-type="float">
            <text:p>182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47H00M00S" calcext:value-type="time">
            <text:p>3447:00:00</text:p>
          </table:table-cell>
          <table:table-cell office:value-type="float" office:value="12862.5087" calcext:value-type="float">
            <text:p>12862.5087</text:p>
          </table:table-cell>
          <table:table-cell table:number-columns-repeated="2"/>
          <table:table-cell office:value-type="float" office:value="15419.5358" calcext:value-type="float">
            <text:p>15419.5358</text:p>
          </table:table-cell>
          <table:table-cell table:number-columns-repeated="2"/>
          <table:table-cell office:value-type="float" office:value="15447.0162" calcext:value-type="float">
            <text:p>15447.0162</text:p>
          </table:table-cell>
          <table:table-cell table:formula="of:=[.H185]-[.E185]" office:value-type="float" office:value="27.4804000000004" calcext:value-type="float">
            <text:p>27.4804</text:p>
          </table:table-cell>
          <table:table-cell/>
          <table:table-cell office:value-type="float" office:value="15447.0325" calcext:value-type="float">
            <text:p>15447.0325</text:p>
          </table:table-cell>
          <table:table-cell table:formula="of:=[.K185]-[.H185]" office:value-type="float" office:value="0.016299999999319" calcext:value-type="float">
            <text:p>0.0163</text:p>
          </table:table-cell>
          <table:table-cell/>
          <table:table-cell office:value-type="float" office:value="23323" calcext:value-type="float">
            <text:p>233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820H00M00S" calcext:value-type="time">
            <text:p>26820:00:00</text:p>
          </table:table-cell>
          <table:table-cell office:value-type="float" office:value="9936.6246" calcext:value-type="float">
            <text:p>9936.6246</text:p>
          </table:table-cell>
          <table:table-cell table:number-columns-repeated="2"/>
          <table:table-cell office:value-type="float" office:value="10110.2217" calcext:value-type="float">
            <text:p>10110.2217</text:p>
          </table:table-cell>
          <table:table-cell table:number-columns-repeated="2"/>
          <table:table-cell office:value-type="float" office:value="10110.2217" calcext:value-type="float">
            <text:p>10110.2217</text:p>
          </table:table-cell>
          <table:table-cell table:formula="of:=[.H186]-[.E186]" office:value-type="float" office:value="0" calcext:value-type="float">
            <text:p>0</text:p>
          </table:table-cell>
          <table:table-cell/>
          <table:table-cell office:value-type="float" office:value="10110.2217" calcext:value-type="float">
            <text:p>10110.2217</text:p>
          </table:table-cell>
          <table:table-cell table:formula="of:=[.K186]-[.H186]" office:value-type="float" office:value="0" calcext:value-type="float">
            <text:p>0</text:p>
          </table:table-cell>
          <table:table-cell/>
          <table:table-cell office:value-type="float" office:value="14828" calcext:value-type="float">
            <text:p>148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147H00M00S" calcext:value-type="time">
            <text:p>40147:00:00</text:p>
          </table:table-cell>
          <table:table-cell office:value-type="float" office:value="7235.8155" calcext:value-type="float">
            <text:p>7235.8155</text:p>
          </table:table-cell>
          <table:table-cell table:number-columns-repeated="2"/>
          <table:table-cell office:value-type="float" office:value="7458.125" calcext:value-type="float">
            <text:p>7458.125</text:p>
          </table:table-cell>
          <table:table-cell table:number-columns-repeated="2"/>
          <table:table-cell office:value-type="float" office:value="7458.125" calcext:value-type="float">
            <text:p>7458.125</text:p>
          </table:table-cell>
          <table:table-cell table:formula="of:=[.H187]-[.E187]" office:value-type="float" office:value="0" calcext:value-type="float">
            <text:p>0</text:p>
          </table:table-cell>
          <table:table-cell/>
          <table:table-cell office:value-type="float" office:value="7458.125" calcext:value-type="float">
            <text:p>7458.125</text:p>
          </table:table-cell>
          <table:table-cell table:formula="of:=[.K187]-[.H187]" office:value-type="float" office:value="0" calcext:value-type="float">
            <text:p>0</text:p>
          </table:table-cell>
          <table:table-cell/>
          <table:table-cell office:value-type="float" office:value="10663" calcext:value-type="float">
            <text:p>1066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559H00M00S" calcext:value-type="time">
            <text:p>11559:00:00</text:p>
          </table:table-cell>
          <table:table-cell office:value-type="float" office:value="23511.1856" calcext:value-type="float">
            <text:p>23511.1856</text:p>
          </table:table-cell>
          <table:table-cell table:number-columns-repeated="2"/>
          <table:table-cell office:value-type="float" office:value="23511.1856" calcext:value-type="float">
            <text:p>23511.1856</text:p>
          </table:table-cell>
          <table:table-cell table:number-columns-repeated="2"/>
          <table:table-cell office:value-type="float" office:value="23511.1856" calcext:value-type="float">
            <text:p>23511.1856</text:p>
          </table:table-cell>
          <table:table-cell table:formula="of:=[.H188]-[.E188]" office:value-type="float" office:value="0" calcext:value-type="float">
            <text:p>0</text:p>
          </table:table-cell>
          <table:table-cell/>
          <table:table-cell office:value-type="float" office:value="23511.1856" calcext:value-type="float">
            <text:p>23511.1856</text:p>
          </table:table-cell>
          <table:table-cell table:formula="of:=[.K188]-[.H188]" office:value-type="float" office:value="0" calcext:value-type="float">
            <text:p>0</text:p>
          </table:table-cell>
          <table:table-cell/>
          <table:table-cell office:value-type="float" office:value="25710" calcext:value-type="float">
            <text:p>257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959H00M00S" calcext:value-type="time">
            <text:p>9959:00:00</text:p>
          </table:table-cell>
          <table:table-cell office:value-type="float" office:value="6157.4815" calcext:value-type="float">
            <text:p>6157.4815</text:p>
          </table:table-cell>
          <table:table-cell table:number-columns-repeated="2"/>
          <table:table-cell office:value-type="float" office:value="6203.5" calcext:value-type="float">
            <text:p>6203.5</text:p>
          </table:table-cell>
          <table:table-cell table:number-columns-repeated="2"/>
          <table:table-cell office:value-type="float" office:value="6203.5" calcext:value-type="float">
            <text:p>6203.5</text:p>
          </table:table-cell>
          <table:table-cell table:formula="of:=[.H189]-[.E189]" office:value-type="float" office:value="0" calcext:value-type="float">
            <text:p>0</text:p>
          </table:table-cell>
          <table:table-cell/>
          <table:table-cell office:value-type="float" office:value="6203.5" calcext:value-type="float">
            <text:p>6203.5</text:p>
          </table:table-cell>
          <table:table-cell table:formula="of:=[.K189]-[.H189]" office:value-type="float" office:value="0" calcext:value-type="float">
            <text:p>0</text:p>
          </table:table-cell>
          <table:table-cell/>
          <table:table-cell office:value-type="float" office:value="6993" calcext:value-type="float">
            <text:p>699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127H00M00S" calcext:value-type="time">
            <text:p>29127:00:00</text:p>
          </table:table-cell>
          <table:table-cell office:value-type="float" office:value="8403.3333" calcext:value-type="float">
            <text:p>8403.3333</text:p>
          </table:table-cell>
          <table:table-cell table:number-columns-repeated="2"/>
          <table:table-cell office:value-type="float" office:value="9989.0556" calcext:value-type="float">
            <text:p>9989.0556</text:p>
          </table:table-cell>
          <table:table-cell table:number-columns-repeated="2"/>
          <table:table-cell office:value-type="float" office:value="9989.0556" calcext:value-type="float">
            <text:p>9989.0556</text:p>
          </table:table-cell>
          <table:table-cell table:formula="of:=[.H190]-[.E190]" office:value-type="float" office:value="0" calcext:value-type="float">
            <text:p>0</text:p>
          </table:table-cell>
          <table:table-cell/>
          <table:table-cell office:value-type="float" office:value="9989.0556" calcext:value-type="float">
            <text:p>9989.0556</text:p>
          </table:table-cell>
          <table:table-cell table:formula="of:=[.K190]-[.H190]" office:value-type="float" office:value="0" calcext:value-type="float">
            <text:p>0</text:p>
          </table:table-cell>
          <table:table-cell/>
          <table:table-cell office:value-type="float" office:value="12522" calcext:value-type="float">
            <text:p>125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661H00M00S" calcext:value-type="time">
            <text:p>9661:00:00</text:p>
          </table:table-cell>
          <table:table-cell office:value-type="float" office:value="7938.8454" calcext:value-type="float">
            <text:p>7938.8454</text:p>
          </table:table-cell>
          <table:table-cell table:number-columns-repeated="2"/>
          <table:table-cell office:value-type="float" office:value="9224.5957" calcext:value-type="float">
            <text:p>9224.5957</text:p>
          </table:table-cell>
          <table:table-cell table:number-columns-repeated="2"/>
          <table:table-cell office:value-type="float" office:value="9224.5957" calcext:value-type="float">
            <text:p>9224.5957</text:p>
          </table:table-cell>
          <table:table-cell table:formula="of:=[.H191]-[.E191]" office:value-type="float" office:value="0" calcext:value-type="float">
            <text:p>0</text:p>
          </table:table-cell>
          <table:table-cell/>
          <table:table-cell office:value-type="float" office:value="9224.5957" calcext:value-type="float">
            <text:p>9224.5957</text:p>
          </table:table-cell>
          <table:table-cell table:formula="of:=[.K191]-[.H191]" office:value-type="float" office:value="0" calcext:value-type="float">
            <text:p>0</text:p>
          </table:table-cell>
          <table:table-cell/>
          <table:table-cell office:value-type="float" office:value="11873" calcext:value-type="float">
            <text:p>118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161H00M00S" calcext:value-type="time">
            <text:p>10161:00:00</text:p>
          </table:table-cell>
          <table:table-cell office:value-type="float" office:value="9535.2248" calcext:value-type="float">
            <text:p>9535.2248</text:p>
          </table:table-cell>
          <table:table-cell table:number-columns-repeated="2"/>
          <table:table-cell office:value-type="float" office:value="11937.3507" calcext:value-type="float">
            <text:p>11937.3507</text:p>
          </table:table-cell>
          <table:table-cell table:number-columns-repeated="2"/>
          <table:table-cell office:value-type="float" office:value="11937.4037" calcext:value-type="float">
            <text:p>11937.4037</text:p>
          </table:table-cell>
          <table:table-cell table:formula="of:=[.H192]-[.E192]" office:value-type="float" office:value="0.0529999999998836" calcext:value-type="float">
            <text:p>0.053</text:p>
          </table:table-cell>
          <table:table-cell/>
          <table:table-cell office:value-type="float" office:value="11937.4037" calcext:value-type="float">
            <text:p>11937.4037</text:p>
          </table:table-cell>
          <table:table-cell table:formula="of:=[.K192]-[.H192]" office:value-type="float" office:value="0" calcext:value-type="float">
            <text:p>0</text:p>
          </table:table-cell>
          <table:table-cell/>
          <table:table-cell office:value-type="float" office:value="20768" calcext:value-type="float">
            <text:p>207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410H00M00S" calcext:value-type="time">
            <text:p>5410:00:00</text:p>
          </table:table-cell>
          <table:table-cell office:value-type="float" office:value="10524.9246" calcext:value-type="float">
            <text:p>10524.9246</text:p>
          </table:table-cell>
          <table:table-cell table:number-columns-repeated="2"/>
          <table:table-cell office:value-type="float" office:value="11846.3778" calcext:value-type="float">
            <text:p>11846.3778</text:p>
          </table:table-cell>
          <table:table-cell table:number-columns-repeated="2"/>
          <table:table-cell office:value-type="float" office:value="11848.5403" calcext:value-type="float">
            <text:p>11848.5403</text:p>
          </table:table-cell>
          <table:table-cell table:formula="of:=[.H193]-[.E193]" office:value-type="float" office:value="2.16250000000036" calcext:value-type="float">
            <text:p>2.1625</text:p>
          </table:table-cell>
          <table:table-cell/>
          <table:table-cell office:value-type="float" office:value="11848.5403" calcext:value-type="float">
            <text:p>11848.5403</text:p>
          </table:table-cell>
          <table:table-cell table:formula="of:=[.K193]-[.H193]" office:value-type="float" office:value="0" calcext:value-type="float">
            <text:p>0</text:p>
          </table:table-cell>
          <table:table-cell/>
          <table:table-cell office:value-type="float" office:value="21606" calcext:value-type="float">
            <text:p>216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618H00M00S" calcext:value-type="time">
            <text:p>1618:00:00</text:p>
          </table:table-cell>
          <table:table-cell office:value-type="float" office:value="16389.0339" calcext:value-type="float">
            <text:p>16389.0339</text:p>
          </table:table-cell>
          <table:table-cell table:number-columns-repeated="2"/>
          <table:table-cell office:value-type="float" office:value="16844.4667" calcext:value-type="float">
            <text:p>16844.4667</text:p>
          </table:table-cell>
          <table:table-cell table:number-columns-repeated="2"/>
          <table:table-cell office:value-type="float" office:value="16848.6148" calcext:value-type="float">
            <text:p>16848.6148</text:p>
          </table:table-cell>
          <table:table-cell table:formula="of:=[.H194]-[.E194]" office:value-type="float" office:value="4.14809999999852" calcext:value-type="float">
            <text:p>4.1481</text:p>
          </table:table-cell>
          <table:table-cell/>
          <table:table-cell office:value-type="float" office:value="16848.6148" calcext:value-type="float">
            <text:p>16848.6148</text:p>
          </table:table-cell>
          <table:table-cell table:formula="of:=[.K194]-[.H194]" office:value-type="float" office:value="0" calcext:value-type="float">
            <text:p>0</text:p>
          </table:table-cell>
          <table:table-cell/>
          <table:table-cell office:value-type="float" office:value="19441" calcext:value-type="float">
            <text:p>1944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975H00M00S" calcext:value-type="time">
            <text:p>21975:00:00</text:p>
          </table:table-cell>
          <table:table-cell office:value-type="float" office:value="5271.0525" calcext:value-type="float">
            <text:p>5271.0525</text:p>
          </table:table-cell>
          <table:table-cell table:number-columns-repeated="2"/>
          <table:table-cell office:value-type="float" office:value="6160.8802" calcext:value-type="float">
            <text:p>6160.8802</text:p>
          </table:table-cell>
          <table:table-cell table:number-columns-repeated="2"/>
          <table:table-cell office:value-type="float" office:value="6187.5859" calcext:value-type="float">
            <text:p>6187.5859</text:p>
          </table:table-cell>
          <table:table-cell table:formula="of:=[.H195]-[.E195]" office:value-type="float" office:value="26.7057000000004" calcext:value-type="float">
            <text:p>26.7057</text:p>
          </table:table-cell>
          <table:table-cell/>
          <table:table-cell office:value-type="float" office:value="6190.6829" calcext:value-type="float">
            <text:p>6190.6829</text:p>
          </table:table-cell>
          <table:table-cell table:formula="of:=[.K195]-[.H195]" office:value-type="float" office:value="3.09699999999975" calcext:value-type="float">
            <text:p>3.097</text:p>
          </table:table-cell>
          <table:table-cell/>
          <table:table-cell office:value-type="float" office:value="9310" calcext:value-type="float">
            <text:p>93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329H00M00S" calcext:value-type="time">
            <text:p>15329:00:00</text:p>
          </table:table-cell>
          <table:table-cell office:value-type="float" office:value="12844.9209" calcext:value-type="float">
            <text:p>12844.9209</text:p>
          </table:table-cell>
          <table:table-cell table:number-columns-repeated="2"/>
          <table:table-cell office:value-type="float" office:value="13450.2222" calcext:value-type="float">
            <text:p>13450.2222</text:p>
          </table:table-cell>
          <table:table-cell table:number-columns-repeated="2"/>
          <table:table-cell office:value-type="float" office:value="13452.2778" calcext:value-type="float">
            <text:p>13452.2778</text:p>
          </table:table-cell>
          <table:table-cell table:formula="of:=[.H196]-[.E196]" office:value-type="float" office:value="2.05559999999969" calcext:value-type="float">
            <text:p>2.0556</text:p>
          </table:table-cell>
          <table:table-cell/>
          <table:table-cell office:value-type="float" office:value="13452.2778" calcext:value-type="float">
            <text:p>13452.2778</text:p>
          </table:table-cell>
          <table:table-cell table:formula="of:=[.K196]-[.H196]" office:value-type="float" office:value="0" calcext:value-type="float">
            <text:p>0</text:p>
          </table:table-cell>
          <table:table-cell/>
          <table:table-cell office:value-type="float" office:value="18364" calcext:value-type="float">
            <text:p>183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673H00M00S" calcext:value-type="time">
            <text:p>47673:00:00</text:p>
          </table:table-cell>
          <table:table-cell office:value-type="float" office:value="8303.8593" calcext:value-type="float">
            <text:p>8303.8593</text:p>
          </table:table-cell>
          <table:table-cell table:number-columns-repeated="2"/>
          <table:table-cell office:value-type="float" office:value="8658.5505" calcext:value-type="float">
            <text:p>8658.5505</text:p>
          </table:table-cell>
          <table:table-cell table:number-columns-repeated="2"/>
          <table:table-cell office:value-type="float" office:value="8673.1357" calcext:value-type="float">
            <text:p>8673.1357</text:p>
          </table:table-cell>
          <table:table-cell table:formula="of:=[.H197]-[.E197]" office:value-type="float" office:value="14.5852000000014" calcext:value-type="float">
            <text:p>14.5852</text:p>
          </table:table-cell>
          <table:table-cell/>
          <table:table-cell office:value-type="float" office:value="8673.1357" calcext:value-type="float">
            <text:p>8673.1357</text:p>
          </table:table-cell>
          <table:table-cell table:formula="of:=[.K197]-[.H197]" office:value-type="float" office:value="0" calcext:value-type="float">
            <text:p>0</text:p>
          </table:table-cell>
          <table:table-cell/>
          <table:table-cell office:value-type="float" office:value="11221" calcext:value-type="float">
            <text:p>1122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1594H00M00S" calcext:value-type="time">
            <text:p>61594:00:00</text:p>
          </table:table-cell>
          <table:table-cell office:value-type="float" office:value="11551.8327" calcext:value-type="float">
            <text:p>11551.8327</text:p>
          </table:table-cell>
          <table:table-cell table:number-columns-repeated="2"/>
          <table:table-cell office:value-type="float" office:value="13716.8013" calcext:value-type="float">
            <text:p>13716.8013</text:p>
          </table:table-cell>
          <table:table-cell table:number-columns-repeated="2"/>
          <table:table-cell office:value-type="float" office:value="13716.8013" calcext:value-type="float">
            <text:p>13716.8013</text:p>
          </table:table-cell>
          <table:table-cell table:formula="of:=[.H198]-[.E198]" office:value-type="float" office:value="0" calcext:value-type="float">
            <text:p>0</text:p>
          </table:table-cell>
          <table:table-cell/>
          <table:table-cell office:value-type="float" office:value="13716.8013" calcext:value-type="float">
            <text:p>13716.8013</text:p>
          </table:table-cell>
          <table:table-cell table:formula="of:=[.K198]-[.H198]" office:value-type="float" office:value="0" calcext:value-type="float">
            <text:p>0</text:p>
          </table:table-cell>
          <table:table-cell/>
          <table:table-cell office:value-type="float" office:value="22571" calcext:value-type="float">
            <text:p>2257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537H00M00S" calcext:value-type="time">
            <text:p>6537:00:00</text:p>
          </table:table-cell>
          <table:table-cell office:value-type="float" office:value="11055.7529" calcext:value-type="float">
            <text:p>11055.7529</text:p>
          </table:table-cell>
          <table:table-cell table:number-columns-repeated="2"/>
          <table:table-cell office:value-type="float" office:value="12033.0035" calcext:value-type="float">
            <text:p>12033.0035</text:p>
          </table:table-cell>
          <table:table-cell table:number-columns-repeated="2"/>
          <table:table-cell office:value-type="float" office:value="12039.6733" calcext:value-type="float">
            <text:p>12039.6733</text:p>
          </table:table-cell>
          <table:table-cell table:formula="of:=[.H199]-[.E199]" office:value-type="float" office:value="6.66979999999967" calcext:value-type="float">
            <text:p>6.6698</text:p>
          </table:table-cell>
          <table:table-cell/>
          <table:table-cell office:value-type="float" office:value="12045.9602" calcext:value-type="float">
            <text:p>12045.9602</text:p>
          </table:table-cell>
          <table:table-cell table:formula="of:=[.K199]-[.H199]" office:value-type="float" office:value="6.28689999999915" calcext:value-type="float">
            <text:p>6.2869</text:p>
          </table:table-cell>
          <table:table-cell/>
          <table:table-cell office:value-type="float" office:value="18136" calcext:value-type="float">
            <text:p>181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652H00M00S" calcext:value-type="time">
            <text:p>40652:00:00</text:p>
          </table:table-cell>
          <table:table-cell office:value-type="float" office:value="11434.2196" calcext:value-type="float">
            <text:p>11434.2196</text:p>
          </table:table-cell>
          <table:table-cell table:number-columns-repeated="2"/>
          <table:table-cell office:value-type="float" office:value="12281.5714" calcext:value-type="float">
            <text:p>12281.5714</text:p>
          </table:table-cell>
          <table:table-cell table:number-columns-repeated="2"/>
          <table:table-cell office:value-type="float" office:value="12281.5714" calcext:value-type="float">
            <text:p>12281.5714</text:p>
          </table:table-cell>
          <table:table-cell table:formula="of:=[.H200]-[.E200]" office:value-type="float" office:value="0" calcext:value-type="float">
            <text:p>0</text:p>
          </table:table-cell>
          <table:table-cell/>
          <table:table-cell office:value-type="float" office:value="12281.5714" calcext:value-type="float">
            <text:p>12281.5714</text:p>
          </table:table-cell>
          <table:table-cell table:formula="of:=[.K200]-[.H200]" office:value-type="float" office:value="0" calcext:value-type="float">
            <text:p>0</text:p>
          </table:table-cell>
          <table:table-cell/>
          <table:table-cell office:value-type="float" office:value="16259" calcext:value-type="float">
            <text:p>1625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265H00M00S" calcext:value-type="time">
            <text:p>31265:00:00</text:p>
          </table:table-cell>
          <table:table-cell office:value-type="float" office:value="17591.7183" calcext:value-type="float">
            <text:p>17591.7183</text:p>
          </table:table-cell>
          <table:table-cell table:number-columns-repeated="2"/>
          <table:table-cell office:value-type="float" office:value="17974.6681" calcext:value-type="float">
            <text:p>17974.6681</text:p>
          </table:table-cell>
          <table:table-cell table:number-columns-repeated="2"/>
          <table:table-cell office:value-type="float" office:value="17999.833" calcext:value-type="float">
            <text:p>17999.833</text:p>
          </table:table-cell>
          <table:table-cell table:formula="of:=[.H201]-[.E201]" office:value-type="float" office:value="25.1648999999998" calcext:value-type="float">
            <text:p>25.1649</text:p>
          </table:table-cell>
          <table:table-cell/>
          <table:table-cell office:value-type="float" office:value="17999.833" calcext:value-type="float">
            <text:p>17999.833</text:p>
          </table:table-cell>
          <table:table-cell table:formula="of:=[.K201]-[.H201]" office:value-type="float" office:value="0" calcext:value-type="float">
            <text:p>0</text:p>
          </table:table-cell>
          <table:table-cell/>
          <table:table-cell office:value-type="float" office:value="21803" calcext:value-type="float">
            <text:p>2180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5208H00M00S" calcext:value-type="time">
            <text:p>65208:00:00</text:p>
          </table:table-cell>
          <table:table-cell office:value-type="float" office:value="17362.75" calcext:value-type="float">
            <text:p>17362.75</text:p>
          </table:table-cell>
          <table:table-cell table:number-columns-repeated="2"/>
          <table:table-cell office:value-type="float" office:value="17447.25" calcext:value-type="float">
            <text:p>17447.25</text:p>
          </table:table-cell>
          <table:table-cell table:number-columns-repeated="2"/>
          <table:table-cell office:value-type="float" office:value="17447.25" calcext:value-type="float">
            <text:p>17447.25</text:p>
          </table:table-cell>
          <table:table-cell table:formula="of:=[.H202]-[.E202]" office:value-type="float" office:value="0" calcext:value-type="float">
            <text:p>0</text:p>
          </table:table-cell>
          <table:table-cell/>
          <table:table-cell office:value-type="float" office:value="17447.25" calcext:value-type="float">
            <text:p>17447.25</text:p>
          </table:table-cell>
          <table:table-cell table:formula="of:=[.K202]-[.H202]" office:value-type="float" office:value="0" calcext:value-type="float">
            <text:p>0</text:p>
          </table:table-cell>
          <table:table-cell/>
          <table:table-cell office:value-type="float" office:value="23451" calcext:value-type="float">
            <text:p>234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296H00M00S" calcext:value-type="time">
            <text:p>22296:00:00</text:p>
          </table:table-cell>
          <table:table-cell office:value-type="float" office:value="7853" calcext:value-type="float">
            <text:p>7853</text:p>
          </table:table-cell>
          <table:table-cell table:number-columns-repeated="2"/>
          <table:table-cell office:value-type="float" office:value="7853" calcext:value-type="float">
            <text:p>7853</text:p>
          </table:table-cell>
          <table:table-cell table:number-columns-repeated="2"/>
          <table:table-cell office:value-type="float" office:value="7853" calcext:value-type="float">
            <text:p>7853</text:p>
          </table:table-cell>
          <table:table-cell table:formula="of:=[.H203]-[.E203]" office:value-type="float" office:value="0" calcext:value-type="float">
            <text:p>0</text:p>
          </table:table-cell>
          <table:table-cell/>
          <table:table-cell office:value-type="float" office:value="7853" calcext:value-type="float">
            <text:p>7853</text:p>
          </table:table-cell>
          <table:table-cell table:formula="of:=[.K203]-[.H203]" office:value-type="float" office:value="0" calcext:value-type="float">
            <text:p>0</text:p>
          </table:table-cell>
          <table:table-cell/>
          <table:table-cell office:value-type="float" office:value="8766" calcext:value-type="float">
            <text:p>876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272H00M00S" calcext:value-type="time">
            <text:p>52272:00:00</text:p>
          </table:table-cell>
          <table:table-cell office:value-type="float" office:value="19724.1671" calcext:value-type="float">
            <text:p>19724.1671</text:p>
          </table:table-cell>
          <table:table-cell table:number-columns-repeated="2"/>
          <table:table-cell office:value-type="float" office:value="19976.1474" calcext:value-type="float">
            <text:p>19976.1474</text:p>
          </table:table-cell>
          <table:table-cell table:number-columns-repeated="2"/>
          <table:table-cell office:value-type="float" office:value="19983.7819" calcext:value-type="float">
            <text:p>19983.7819</text:p>
          </table:table-cell>
          <table:table-cell table:formula="of:=[.H204]-[.E204]" office:value-type="float" office:value="7.63450000000012" calcext:value-type="float">
            <text:p>7.6345</text:p>
          </table:table-cell>
          <table:table-cell/>
          <table:table-cell office:value-type="float" office:value="19983.8501" calcext:value-type="float">
            <text:p>19983.8501</text:p>
          </table:table-cell>
          <table:table-cell table:formula="of:=[.K204]-[.H204]" office:value-type="float" office:value="0.0681999999978871" calcext:value-type="float">
            <text:p>0.0682</text:p>
          </table:table-cell>
          <table:table-cell/>
          <table:table-cell office:value-type="float" office:value="21538" calcext:value-type="float">
            <text:p>215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854H00M00S" calcext:value-type="time">
            <text:p>31854:00:00</text:p>
          </table:table-cell>
          <table:table-cell office:value-type="float" office:value="11377.2334" calcext:value-type="float">
            <text:p>11377.2334</text:p>
          </table:table-cell>
          <table:table-cell table:number-columns-repeated="2"/>
          <table:table-cell office:value-type="float" office:value="13349.1087" calcext:value-type="float">
            <text:p>13349.1087</text:p>
          </table:table-cell>
          <table:table-cell table:number-columns-repeated="2"/>
          <table:table-cell office:value-type="float" office:value="13350.2451" calcext:value-type="float">
            <text:p>13350.2451</text:p>
          </table:table-cell>
          <table:table-cell table:formula="of:=[.H205]-[.E205]" office:value-type="float" office:value="1.13639999999941" calcext:value-type="float">
            <text:p>1.1364</text:p>
          </table:table-cell>
          <table:table-cell/>
          <table:table-cell office:value-type="float" office:value="13350.2451" calcext:value-type="float">
            <text:p>13350.2451</text:p>
          </table:table-cell>
          <table:table-cell table:formula="of:=[.K205]-[.H205]" office:value-type="float" office:value="0" calcext:value-type="float">
            <text:p>0</text:p>
          </table:table-cell>
          <table:table-cell/>
          <table:table-cell office:value-type="float" office:value="18542" calcext:value-type="float">
            <text:p>185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4091H00M00S" calcext:value-type="time">
            <text:p>64091:00:00</text:p>
          </table:table-cell>
          <table:table-cell office:value-type="float" office:value="10662.5537" calcext:value-type="float">
            <text:p>10662.5537</text:p>
          </table:table-cell>
          <table:table-cell table:number-columns-repeated="2"/>
          <table:table-cell office:value-type="float" office:value="11937.6291" calcext:value-type="float">
            <text:p>11937.6291</text:p>
          </table:table-cell>
          <table:table-cell table:number-columns-repeated="2"/>
          <table:table-cell office:value-type="float" office:value="11953.4486" calcext:value-type="float">
            <text:p>11953.4486</text:p>
          </table:table-cell>
          <table:table-cell table:formula="of:=[.H206]-[.E206]" office:value-type="float" office:value="15.8194999999996" calcext:value-type="float">
            <text:p>15.8195</text:p>
          </table:table-cell>
          <table:table-cell/>
          <table:table-cell office:value-type="float" office:value="11959.6596" calcext:value-type="float">
            <text:p>11959.6596</text:p>
          </table:table-cell>
          <table:table-cell table:formula="of:=[.K206]-[.H206]" office:value-type="float" office:value="6.21100000000115" calcext:value-type="float">
            <text:p>6.211</text:p>
          </table:table-cell>
          <table:table-cell/>
          <table:table-cell office:value-type="float" office:value="15261" calcext:value-type="float">
            <text:p>1526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558H00M00S" calcext:value-type="time">
            <text:p>27558:00:00</text:p>
          </table:table-cell>
          <table:table-cell office:value-type="float" office:value="10422.4185" calcext:value-type="float">
            <text:p>10422.4185</text:p>
          </table:table-cell>
          <table:table-cell table:number-columns-repeated="2"/>
          <table:table-cell office:value-type="float" office:value="10690.8709" calcext:value-type="float">
            <text:p>10690.8709</text:p>
          </table:table-cell>
          <table:table-cell table:number-columns-repeated="2"/>
          <table:table-cell office:value-type="float" office:value="10720.6111" calcext:value-type="float">
            <text:p>10720.6111</text:p>
          </table:table-cell>
          <table:table-cell table:formula="of:=[.H207]-[.E207]" office:value-type="float" office:value="29.7402000000002" calcext:value-type="float">
            <text:p>29.7402</text:p>
          </table:table-cell>
          <table:table-cell/>
          <table:table-cell office:value-type="float" office:value="10720.6111" calcext:value-type="float">
            <text:p>10720.6111</text:p>
          </table:table-cell>
          <table:table-cell table:formula="of:=[.K207]-[.H207]" office:value-type="float" office:value="0" calcext:value-type="float">
            <text:p>0</text:p>
          </table:table-cell>
          <table:table-cell/>
          <table:table-cell office:value-type="float" office:value="14130" calcext:value-type="float">
            <text:p>1413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007H00M00S" calcext:value-type="time">
            <text:p>32007:00:00</text:p>
          </table:table-cell>
          <table:table-cell office:value-type="float" office:value="10804.9583" calcext:value-type="float">
            <text:p>10804.9583</text:p>
          </table:table-cell>
          <table:table-cell table:number-columns-repeated="2"/>
          <table:table-cell office:value-type="float" office:value="11157.3333" calcext:value-type="float">
            <text:p>11157.3333</text:p>
          </table:table-cell>
          <table:table-cell table:number-columns-repeated="2"/>
          <table:table-cell office:value-type="float" office:value="11157.3333" calcext:value-type="float">
            <text:p>11157.3333</text:p>
          </table:table-cell>
          <table:table-cell table:formula="of:=[.H208]-[.E208]" office:value-type="float" office:value="0" calcext:value-type="float">
            <text:p>0</text:p>
          </table:table-cell>
          <table:table-cell/>
          <table:table-cell office:value-type="float" office:value="11157.3333" calcext:value-type="float">
            <text:p>11157.3333</text:p>
          </table:table-cell>
          <table:table-cell table:formula="of:=[.K208]-[.H208]" office:value-type="float" office:value="0" calcext:value-type="float">
            <text:p>0</text:p>
          </table:table-cell>
          <table:table-cell/>
          <table:table-cell office:value-type="float" office:value="13160" calcext:value-type="float">
            <text:p>1316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365H00M00S" calcext:value-type="time">
            <text:p>32365:00:00</text:p>
          </table:table-cell>
          <table:table-cell office:value-type="float" office:value="7912.2276" calcext:value-type="float">
            <text:p>7912.2276</text:p>
          </table:table-cell>
          <table:table-cell table:number-columns-repeated="2"/>
          <table:table-cell office:value-type="float" office:value="8338.5" calcext:value-type="float">
            <text:p>8338.5</text:p>
          </table:table-cell>
          <table:table-cell table:number-columns-repeated="2"/>
          <table:table-cell office:value-type="float" office:value="8338.5" calcext:value-type="float">
            <text:p>8338.5</text:p>
          </table:table-cell>
          <table:table-cell table:formula="of:=[.H209]-[.E209]" office:value-type="float" office:value="0" calcext:value-type="float">
            <text:p>0</text:p>
          </table:table-cell>
          <table:table-cell/>
          <table:table-cell office:value-type="float" office:value="8338.5" calcext:value-type="float">
            <text:p>8338.5</text:p>
          </table:table-cell>
          <table:table-cell table:formula="of:=[.K209]-[.H209]" office:value-type="float" office:value="0" calcext:value-type="float">
            <text:p>0</text:p>
          </table:table-cell>
          <table:table-cell/>
          <table:table-cell office:value-type="float" office:value="9146" calcext:value-type="float">
            <text:p>91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704H00M00S" calcext:value-type="time">
            <text:p>9704:00:00</text:p>
          </table:table-cell>
          <table:table-cell office:value-type="float" office:value="9296.1222" calcext:value-type="float">
            <text:p>9296.1222</text:p>
          </table:table-cell>
          <table:table-cell table:number-columns-repeated="2"/>
          <table:table-cell office:value-type="float" office:value="11442.6101" calcext:value-type="float">
            <text:p>11442.6101</text:p>
          </table:table-cell>
          <table:table-cell table:number-columns-repeated="2"/>
          <table:table-cell office:value-type="float" office:value="11444.4902" calcext:value-type="float">
            <text:p>11444.4902</text:p>
          </table:table-cell>
          <table:table-cell table:formula="of:=[.H210]-[.E210]" office:value-type="float" office:value="1.88010000000031" calcext:value-type="float">
            <text:p>1.8801</text:p>
          </table:table-cell>
          <table:table-cell/>
          <table:table-cell office:value-type="float" office:value="11444.4902" calcext:value-type="float">
            <text:p>11444.4902</text:p>
          </table:table-cell>
          <table:table-cell table:formula="of:=[.K210]-[.H210]" office:value-type="float" office:value="0" calcext:value-type="float">
            <text:p>0</text:p>
          </table:table-cell>
          <table:table-cell/>
          <table:table-cell office:value-type="float" office:value="12953" calcext:value-type="float">
            <text:p>1295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617H00M00S" calcext:value-type="time">
            <text:p>15617:00:00</text:p>
          </table:table-cell>
          <table:table-cell office:value-type="float" office:value="9505.7" calcext:value-type="float">
            <text:p>9505.7</text:p>
          </table:table-cell>
          <table:table-cell table:number-columns-repeated="2"/>
          <table:table-cell office:value-type="float" office:value="9607.6667" calcext:value-type="float">
            <text:p>9607.6667</text:p>
          </table:table-cell>
          <table:table-cell table:number-columns-repeated="2"/>
          <table:table-cell office:value-type="float" office:value="9607.6667" calcext:value-type="float">
            <text:p>9607.6667</text:p>
          </table:table-cell>
          <table:table-cell table:formula="of:=[.H211]-[.E211]" office:value-type="float" office:value="0" calcext:value-type="float">
            <text:p>0</text:p>
          </table:table-cell>
          <table:table-cell/>
          <table:table-cell office:value-type="float" office:value="9607.6667" calcext:value-type="float">
            <text:p>9607.6667</text:p>
          </table:table-cell>
          <table:table-cell table:formula="of:=[.K211]-[.H211]" office:value-type="float" office:value="0" calcext:value-type="float">
            <text:p>0</text:p>
          </table:table-cell>
          <table:table-cell/>
          <table:table-cell office:value-type="float" office:value="12339" calcext:value-type="float">
            <text:p>1233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471H00M00S" calcext:value-type="time">
            <text:p>27471:00:00</text:p>
          </table:table-cell>
          <table:table-cell office:value-type="float" office:value="14551.9905" calcext:value-type="float">
            <text:p>14551.9905</text:p>
          </table:table-cell>
          <table:table-cell table:number-columns-repeated="2"/>
          <table:table-cell office:value-type="float" office:value="14753.4527" calcext:value-type="float">
            <text:p>14753.4527</text:p>
          </table:table-cell>
          <table:table-cell table:number-columns-repeated="2"/>
          <table:table-cell office:value-type="float" office:value="14765.0159" calcext:value-type="float">
            <text:p>14765.0159</text:p>
          </table:table-cell>
          <table:table-cell table:formula="of:=[.H212]-[.E212]" office:value-type="float" office:value="11.5632000000005" calcext:value-type="float">
            <text:p>11.5632</text:p>
          </table:table-cell>
          <table:table-cell/>
          <table:table-cell office:value-type="float" office:value="14765.6825" calcext:value-type="float">
            <text:p>14765.6825</text:p>
          </table:table-cell>
          <table:table-cell table:formula="of:=[.K212]-[.H212]" office:value-type="float" office:value="0.666600000000472" calcext:value-type="float">
            <text:p>0.6666</text:p>
          </table:table-cell>
          <table:table-cell/>
          <table:table-cell office:value-type="float" office:value="16768" calcext:value-type="float">
            <text:p>167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144H00M00S" calcext:value-type="time">
            <text:p>19144:00:00</text:p>
          </table:table-cell>
          <table:table-cell office:value-type="float" office:value="11358" calcext:value-type="float">
            <text:p>11358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formula="of:=[.H213]-[.E213]" office:value-type="float" office:value="0" calcext:value-type="float">
            <text:p>0</text:p>
          </table:table-cell>
          <table:table-cell/>
          <table:table-cell office:value-type="float" office:value="11358" calcext:value-type="float">
            <text:p>11358</text:p>
          </table:table-cell>
          <table:table-cell table:formula="of:=[.K213]-[.H213]" office:value-type="float" office:value="0" calcext:value-type="float">
            <text:p>0</text:p>
          </table:table-cell>
          <table:table-cell/>
          <table:table-cell office:value-type="float" office:value="11957" calcext:value-type="float">
            <text:p>1195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101H00M00S" calcext:value-type="time">
            <text:p>11101:00:00</text:p>
          </table:table-cell>
          <table:table-cell office:value-type="float" office:value="11091.9318" calcext:value-type="float">
            <text:p>11091.9318</text:p>
          </table:table-cell>
          <table:table-cell table:number-columns-repeated="2"/>
          <table:table-cell office:value-type="float" office:value="11958.4226" calcext:value-type="float">
            <text:p>11958.4226</text:p>
          </table:table-cell>
          <table:table-cell table:number-columns-repeated="2"/>
          <table:table-cell office:value-type="float" office:value="11958.4226" calcext:value-type="float">
            <text:p>11958.4226</text:p>
          </table:table-cell>
          <table:table-cell table:formula="of:=[.H214]-[.E214]" office:value-type="float" office:value="0" calcext:value-type="float">
            <text:p>0</text:p>
          </table:table-cell>
          <table:table-cell/>
          <table:table-cell office:value-type="float" office:value="11958.4226" calcext:value-type="float">
            <text:p>11958.4226</text:p>
          </table:table-cell>
          <table:table-cell table:formula="of:=[.K214]-[.H214]" office:value-type="float" office:value="0" calcext:value-type="float">
            <text:p>0</text:p>
          </table:table-cell>
          <table:table-cell/>
          <table:table-cell office:value-type="float" office:value="13410" calcext:value-type="float">
            <text:p>134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717H00M00S" calcext:value-type="time">
            <text:p>30717:00:00</text:p>
          </table:table-cell>
          <table:table-cell office:value-type="float" office:value="19066.581" calcext:value-type="float">
            <text:p>19066.581</text:p>
          </table:table-cell>
          <table:table-cell table:number-columns-repeated="2"/>
          <table:table-cell office:value-type="float" office:value="20191.7363" calcext:value-type="float">
            <text:p>20191.7363</text:p>
          </table:table-cell>
          <table:table-cell table:number-columns-repeated="2"/>
          <table:table-cell office:value-type="float" office:value="20263.9381" calcext:value-type="float">
            <text:p>20263.9381</text:p>
          </table:table-cell>
          <table:table-cell table:formula="of:=[.H215]-[.E215]" office:value-type="float" office:value="72.2017999999989" calcext:value-type="float">
            <text:p>72.2018</text:p>
          </table:table-cell>
          <table:table-cell/>
          <table:table-cell office:value-type="float" office:value="20268.3675" calcext:value-type="float">
            <text:p>20268.3675</text:p>
          </table:table-cell>
          <table:table-cell table:formula="of:=[.K215]-[.H215]" office:value-type="float" office:value="4.4294000000009" calcext:value-type="float">
            <text:p>4.4294</text:p>
          </table:table-cell>
          <table:table-cell/>
          <table:table-cell office:value-type="float" office:value="31894" calcext:value-type="float">
            <text:p>318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928H00M00S" calcext:value-type="time">
            <text:p>26928:00:00</text:p>
          </table:table-cell>
          <table:table-cell office:value-type="float" office:value="9344.9662" calcext:value-type="float">
            <text:p>9344.9662</text:p>
          </table:table-cell>
          <table:table-cell table:number-columns-repeated="2"/>
          <table:table-cell office:value-type="float" office:value="9368.1667" calcext:value-type="float">
            <text:p>9368.1667</text:p>
          </table:table-cell>
          <table:table-cell table:number-columns-repeated="2"/>
          <table:table-cell office:value-type="float" office:value="9368.1667" calcext:value-type="float">
            <text:p>9368.1667</text:p>
          </table:table-cell>
          <table:table-cell table:formula="of:=[.H216]-[.E216]" office:value-type="float" office:value="0" calcext:value-type="float">
            <text:p>0</text:p>
          </table:table-cell>
          <table:table-cell/>
          <table:table-cell office:value-type="float" office:value="9368.1667" calcext:value-type="float">
            <text:p>9368.1667</text:p>
          </table:table-cell>
          <table:table-cell table:formula="of:=[.K216]-[.H216]" office:value-type="float" office:value="0" calcext:value-type="float">
            <text:p>0</text:p>
          </table:table-cell>
          <table:table-cell/>
          <table:table-cell office:value-type="float" office:value="11832" calcext:value-type="float">
            <text:p>118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978H00M00S" calcext:value-type="time">
            <text:p>30978:00:00</text:p>
          </table:table-cell>
          <table:table-cell office:value-type="float" office:value="20942.1612" calcext:value-type="float">
            <text:p>20942.1612</text:p>
          </table:table-cell>
          <table:table-cell table:number-columns-repeated="2"/>
          <table:table-cell office:value-type="float" office:value="21337.0583" calcext:value-type="float">
            <text:p>21337.0583</text:p>
          </table:table-cell>
          <table:table-cell table:number-columns-repeated="2"/>
          <table:table-cell office:value-type="float" office:value="21337.5667" calcext:value-type="float">
            <text:p>21337.5667</text:p>
          </table:table-cell>
          <table:table-cell table:formula="of:=[.H217]-[.E217]" office:value-type="float" office:value="0.508399999998801" calcext:value-type="float">
            <text:p>0.5084</text:p>
          </table:table-cell>
          <table:table-cell/>
          <table:table-cell office:value-type="float" office:value="21337.5667" calcext:value-type="float">
            <text:p>21337.5667</text:p>
          </table:table-cell>
          <table:table-cell table:formula="of:=[.K217]-[.H217]" office:value-type="float" office:value="0" calcext:value-type="float">
            <text:p>0</text:p>
          </table:table-cell>
          <table:table-cell/>
          <table:table-cell office:value-type="float" office:value="25965" calcext:value-type="float">
            <text:p>2596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643H00M00S" calcext:value-type="time">
            <text:p>29643:00:00</text:p>
          </table:table-cell>
          <table:table-cell office:value-type="float" office:value="12787.9219" calcext:value-type="float">
            <text:p>12787.9219</text:p>
          </table:table-cell>
          <table:table-cell table:number-columns-repeated="2"/>
          <table:table-cell office:value-type="float" office:value="13434.163" calcext:value-type="float">
            <text:p>13434.163</text:p>
          </table:table-cell>
          <table:table-cell table:number-columns-repeated="2"/>
          <table:table-cell office:value-type="float" office:value="13437.029" calcext:value-type="float">
            <text:p>13437.029</text:p>
          </table:table-cell>
          <table:table-cell table:formula="of:=[.H218]-[.E218]" office:value-type="float" office:value="2.86599999999999" calcext:value-type="float">
            <text:p>2.866</text:p>
          </table:table-cell>
          <table:table-cell/>
          <table:table-cell office:value-type="float" office:value="13437.029" calcext:value-type="float">
            <text:p>13437.029</text:p>
          </table:table-cell>
          <table:table-cell table:formula="of:=[.K218]-[.H218]" office:value-type="float" office:value="0" calcext:value-type="float">
            <text:p>0</text:p>
          </table:table-cell>
          <table:table-cell/>
          <table:table-cell office:value-type="float" office:value="15290" calcext:value-type="float">
            <text:p>152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4820H00M00S" calcext:value-type="time">
            <text:p>44820:00:00</text:p>
          </table:table-cell>
          <table:table-cell office:value-type="float" office:value="8138.7301" calcext:value-type="float">
            <text:p>8138.7301</text:p>
          </table:table-cell>
          <table:table-cell table:number-columns-repeated="2"/>
          <table:table-cell office:value-type="float" office:value="8983.9201" calcext:value-type="float">
            <text:p>8983.9201</text:p>
          </table:table-cell>
          <table:table-cell table:number-columns-repeated="2"/>
          <table:table-cell office:value-type="float" office:value="9059.1212" calcext:value-type="float">
            <text:p>9059.1212</text:p>
          </table:table-cell>
          <table:table-cell table:formula="of:=[.H219]-[.E219]" office:value-type="float" office:value="75.2011000000002" calcext:value-type="float">
            <text:p>75.2011</text:p>
          </table:table-cell>
          <table:table-cell/>
          <table:table-cell office:value-type="float" office:value="9059.1212" calcext:value-type="float">
            <text:p>9059.1212</text:p>
          </table:table-cell>
          <table:table-cell table:formula="of:=[.K219]-[.H219]" office:value-type="float" office:value="0" calcext:value-type="float">
            <text:p>0</text:p>
          </table:table-cell>
          <table:table-cell/>
          <table:table-cell office:value-type="float" office:value="13319" calcext:value-type="float">
            <text:p>133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409H00M00S" calcext:value-type="time">
            <text:p>25409:00:00</text:p>
          </table:table-cell>
          <table:table-cell office:value-type="float" office:value="17879.2611" calcext:value-type="float">
            <text:p>17879.2611</text:p>
          </table:table-cell>
          <table:table-cell table:number-columns-repeated="2"/>
          <table:table-cell office:value-type="float" office:value="19213.4958" calcext:value-type="float">
            <text:p>19213.4958</text:p>
          </table:table-cell>
          <table:table-cell table:number-columns-repeated="2"/>
          <table:table-cell office:value-type="float" office:value="19214.597" calcext:value-type="float">
            <text:p>19214.597</text:p>
          </table:table-cell>
          <table:table-cell table:formula="of:=[.H220]-[.E220]" office:value-type="float" office:value="1.10120000000097" calcext:value-type="float">
            <text:p>1.1012</text:p>
          </table:table-cell>
          <table:table-cell/>
          <table:table-cell office:value-type="float" office:value="19214.597" calcext:value-type="float">
            <text:p>19214.597</text:p>
          </table:table-cell>
          <table:table-cell table:formula="of:=[.K220]-[.H220]" office:value-type="float" office:value="0" calcext:value-type="float">
            <text:p>0</text:p>
          </table:table-cell>
          <table:table-cell/>
          <table:table-cell office:value-type="float" office:value="31519" calcext:value-type="float">
            <text:p>315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367H00M00S" calcext:value-type="time">
            <text:p>4367:00:00</text:p>
          </table:table-cell>
          <table:table-cell office:value-type="float" office:value="21038.2422" calcext:value-type="float">
            <text:p>21038.2422</text:p>
          </table:table-cell>
          <table:table-cell table:number-columns-repeated="2"/>
          <table:table-cell office:value-type="float" office:value="22928.1523" calcext:value-type="float">
            <text:p>22928.1523</text:p>
          </table:table-cell>
          <table:table-cell table:number-columns-repeated="2"/>
          <table:table-cell office:value-type="float" office:value="22957.9539" calcext:value-type="float">
            <text:p>22957.9539</text:p>
          </table:table-cell>
          <table:table-cell table:formula="of:=[.H221]-[.E221]" office:value-type="float" office:value="29.8015999999989" calcext:value-type="float">
            <text:p>29.8016</text:p>
          </table:table-cell>
          <table:table-cell/>
          <table:table-cell office:value-type="float" office:value="22957.9539" calcext:value-type="float">
            <text:p>22957.9539</text:p>
          </table:table-cell>
          <table:table-cell table:formula="of:=[.K221]-[.H221]" office:value-type="float" office:value="0" calcext:value-type="float">
            <text:p>0</text:p>
          </table:table-cell>
          <table:table-cell/>
          <table:table-cell office:value-type="float" office:value="29857" calcext:value-type="float">
            <text:p>2985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341H00M00S" calcext:value-type="time">
            <text:p>6341:00:00</text:p>
          </table:table-cell>
          <table:table-cell office:value-type="float" office:value="7842.5" calcext:value-type="float">
            <text:p>7842.5</text:p>
          </table:table-cell>
          <table:table-cell table:number-columns-repeated="2"/>
          <table:table-cell office:value-type="float" office:value="7842.5" calcext:value-type="float">
            <text:p>7842.5</text:p>
          </table:table-cell>
          <table:table-cell table:number-columns-repeated="2"/>
          <table:table-cell office:value-type="float" office:value="7842.5" calcext:value-type="float">
            <text:p>7842.5</text:p>
          </table:table-cell>
          <table:table-cell table:formula="of:=[.H222]-[.E222]" office:value-type="float" office:value="0" calcext:value-type="float">
            <text:p>0</text:p>
          </table:table-cell>
          <table:table-cell/>
          <table:table-cell office:value-type="float" office:value="7842.5" calcext:value-type="float">
            <text:p>7842.5</text:p>
          </table:table-cell>
          <table:table-cell table:formula="of:=[.K222]-[.H222]" office:value-type="float" office:value="0" calcext:value-type="float">
            <text:p>0</text:p>
          </table:table-cell>
          <table:table-cell/>
          <table:table-cell office:value-type="float" office:value="9058" calcext:value-type="float">
            <text:p>905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976H00M00S" calcext:value-type="time">
            <text:p>29976:00:00</text:p>
          </table:table-cell>
          <table:table-cell office:value-type="float" office:value="10167.9883" calcext:value-type="float">
            <text:p>10167.9883</text:p>
          </table:table-cell>
          <table:table-cell table:number-columns-repeated="2"/>
          <table:table-cell office:value-type="float" office:value="10237.4633" calcext:value-type="float">
            <text:p>10237.4633</text:p>
          </table:table-cell>
          <table:table-cell table:number-columns-repeated="2"/>
          <table:table-cell office:value-type="float" office:value="10240.8586" calcext:value-type="float">
            <text:p>10240.8586</text:p>
          </table:table-cell>
          <table:table-cell table:formula="of:=[.H223]-[.E223]" office:value-type="float" office:value="3.39530000000013" calcext:value-type="float">
            <text:p>3.3953</text:p>
          </table:table-cell>
          <table:table-cell/>
          <table:table-cell office:value-type="float" office:value="10241.5556" calcext:value-type="float">
            <text:p>10241.5556</text:p>
          </table:table-cell>
          <table:table-cell table:formula="of:=[.K223]-[.H223]" office:value-type="float" office:value="0.697000000000116" calcext:value-type="float">
            <text:p>0.697</text:p>
          </table:table-cell>
          <table:table-cell/>
          <table:table-cell office:value-type="float" office:value="16277" calcext:value-type="float">
            <text:p>1627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721H00M00S" calcext:value-type="time">
            <text:p>58721:00:00</text:p>
          </table:table-cell>
          <table:table-cell office:value-type="float" office:value="16875.5038" calcext:value-type="float">
            <text:p>16875.5038</text:p>
          </table:table-cell>
          <table:table-cell table:number-columns-repeated="2"/>
          <table:table-cell office:value-type="float" office:value="17190.0556" calcext:value-type="float">
            <text:p>17190.0556</text:p>
          </table:table-cell>
          <table:table-cell table:number-columns-repeated="2"/>
          <table:table-cell office:value-type="float" office:value="17201.1111" calcext:value-type="float">
            <text:p>17201.1111</text:p>
          </table:table-cell>
          <table:table-cell table:formula="of:=[.H224]-[.E224]" office:value-type="float" office:value="11.0554999999986" calcext:value-type="float">
            <text:p>11.0555</text:p>
          </table:table-cell>
          <table:table-cell/>
          <table:table-cell office:value-type="float" office:value="17205.5556" calcext:value-type="float">
            <text:p>17205.5556</text:p>
          </table:table-cell>
          <table:table-cell table:formula="of:=[.K224]-[.H224]" office:value-type="float" office:value="4.44450000000143" calcext:value-type="float">
            <text:p>4.4445</text:p>
          </table:table-cell>
          <table:table-cell/>
          <table:table-cell office:value-type="float" office:value="21291" calcext:value-type="float">
            <text:p>212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550H00M00S" calcext:value-type="time">
            <text:p>13550:00:00</text:p>
          </table:table-cell>
          <table:table-cell office:value-type="float" office:value="16883.1545" calcext:value-type="float">
            <text:p>16883.1545</text:p>
          </table:table-cell>
          <table:table-cell table:number-columns-repeated="2"/>
          <table:table-cell office:value-type="float" office:value="17091.5341" calcext:value-type="float">
            <text:p>17091.5341</text:p>
          </table:table-cell>
          <table:table-cell table:number-columns-repeated="2"/>
          <table:table-cell office:value-type="float" office:value="17091.5341" calcext:value-type="float">
            <text:p>17091.5341</text:p>
          </table:table-cell>
          <table:table-cell table:formula="of:=[.H225]-[.E225]" office:value-type="float" office:value="0" calcext:value-type="float">
            <text:p>0</text:p>
          </table:table-cell>
          <table:table-cell/>
          <table:table-cell office:value-type="float" office:value="17091.5341" calcext:value-type="float">
            <text:p>17091.5341</text:p>
          </table:table-cell>
          <table:table-cell table:formula="of:=[.K225]-[.H225]" office:value-type="float" office:value="0" calcext:value-type="float">
            <text:p>0</text:p>
          </table:table-cell>
          <table:table-cell/>
          <table:table-cell office:value-type="float" office:value="19542" calcext:value-type="float">
            <text:p>195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323H00M00S" calcext:value-type="time">
            <text:p>40323:00:00</text:p>
          </table:table-cell>
          <table:table-cell office:value-type="float" office:value="12416.6042" calcext:value-type="float">
            <text:p>12416.6042</text:p>
          </table:table-cell>
          <table:table-cell table:number-columns-repeated="2"/>
          <table:table-cell office:value-type="float" office:value="12481.625" calcext:value-type="float">
            <text:p>12481.625</text:p>
          </table:table-cell>
          <table:table-cell table:number-columns-repeated="2"/>
          <table:table-cell office:value-type="float" office:value="12495.625" calcext:value-type="float">
            <text:p>12495.625</text:p>
          </table:table-cell>
          <table:table-cell table:formula="of:=[.H226]-[.E226]" office:value-type="float" office:value="14" calcext:value-type="float">
            <text:p>14</text:p>
          </table:table-cell>
          <table:table-cell/>
          <table:table-cell office:value-type="float" office:value="12495.625" calcext:value-type="float">
            <text:p>12495.625</text:p>
          </table:table-cell>
          <table:table-cell table:formula="of:=[.K226]-[.H226]" office:value-type="float" office:value="0" calcext:value-type="float">
            <text:p>0</text:p>
          </table:table-cell>
          <table:table-cell/>
          <table:table-cell office:value-type="float" office:value="14464" calcext:value-type="float">
            <text:p>144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602H00M00S" calcext:value-type="time">
            <text:p>36602:00:00</text:p>
          </table:table-cell>
          <table:table-cell office:value-type="float" office:value="9005.8367" calcext:value-type="float">
            <text:p>9005.8367</text:p>
          </table:table-cell>
          <table:table-cell table:number-columns-repeated="2"/>
          <table:table-cell office:value-type="float" office:value="9133.5208" calcext:value-type="float">
            <text:p>9133.5208</text:p>
          </table:table-cell>
          <table:table-cell table:number-columns-repeated="2"/>
          <table:table-cell office:value-type="float" office:value="9133.5208" calcext:value-type="float">
            <text:p>9133.5208</text:p>
          </table:table-cell>
          <table:table-cell table:formula="of:=[.H227]-[.E227]" office:value-type="float" office:value="0" calcext:value-type="float">
            <text:p>0</text:p>
          </table:table-cell>
          <table:table-cell/>
          <table:table-cell office:value-type="float" office:value="9138" calcext:value-type="float">
            <text:p>9138</text:p>
          </table:table-cell>
          <table:table-cell table:formula="of:=[.K227]-[.H227]" office:value-type="float" office:value="4.47919999999976" calcext:value-type="float">
            <text:p>4.4792</text:p>
          </table:table-cell>
          <table:table-cell/>
          <table:table-cell office:value-type="float" office:value="12496" calcext:value-type="float">
            <text:p>1249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649H00M00S" calcext:value-type="time">
            <text:p>24649:00:00</text:p>
          </table:table-cell>
          <table:table-cell office:value-type="float" office:value="16141.2609" calcext:value-type="float">
            <text:p>16141.2609</text:p>
          </table:table-cell>
          <table:table-cell table:number-columns-repeated="2"/>
          <table:table-cell office:value-type="float" office:value="17713.0733" calcext:value-type="float">
            <text:p>17713.0733</text:p>
          </table:table-cell>
          <table:table-cell table:number-columns-repeated="2"/>
          <table:table-cell office:value-type="float" office:value="17724.6305" calcext:value-type="float">
            <text:p>17724.6305</text:p>
          </table:table-cell>
          <table:table-cell table:formula="of:=[.H228]-[.E228]" office:value-type="float" office:value="11.5571999999993" calcext:value-type="float">
            <text:p>11.5572</text:p>
          </table:table-cell>
          <table:table-cell/>
          <table:table-cell office:value-type="float" office:value="17724.6305" calcext:value-type="float">
            <text:p>17724.6305</text:p>
          </table:table-cell>
          <table:table-cell table:formula="of:=[.K228]-[.H228]" office:value-type="float" office:value="0" calcext:value-type="float">
            <text:p>0</text:p>
          </table:table-cell>
          <table:table-cell/>
          <table:table-cell office:value-type="float" office:value="21668" calcext:value-type="float">
            <text:p>216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493H00M00S" calcext:value-type="time">
            <text:p>12493:00:00</text:p>
          </table:table-cell>
          <table:table-cell office:value-type="float" office:value="17070.5976" calcext:value-type="float">
            <text:p>17070.5976</text:p>
          </table:table-cell>
          <table:table-cell table:number-columns-repeated="2"/>
          <table:table-cell office:value-type="float" office:value="18778.7643" calcext:value-type="float">
            <text:p>18778.7643</text:p>
          </table:table-cell>
          <table:table-cell table:number-columns-repeated="2"/>
          <table:table-cell office:value-type="float" office:value="18808.6231" calcext:value-type="float">
            <text:p>18808.6231</text:p>
          </table:table-cell>
          <table:table-cell table:formula="of:=[.H229]-[.E229]" office:value-type="float" office:value="29.8588000000018" calcext:value-type="float">
            <text:p>29.8588</text:p>
          </table:table-cell>
          <table:table-cell/>
          <table:table-cell office:value-type="float" office:value="18808.6231" calcext:value-type="float">
            <text:p>18808.6231</text:p>
          </table:table-cell>
          <table:table-cell table:formula="of:=[.K229]-[.H229]" office:value-type="float" office:value="0" calcext:value-type="float">
            <text:p>0</text:p>
          </table:table-cell>
          <table:table-cell/>
          <table:table-cell office:value-type="float" office:value="25967" calcext:value-type="float">
            <text:p>2596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378H00M00S" calcext:value-type="time">
            <text:p>8378:00:00</text:p>
          </table:table-cell>
          <table:table-cell office:value-type="float" office:value="11411.8237" calcext:value-type="float">
            <text:p>11411.8237</text:p>
          </table:table-cell>
          <table:table-cell table:number-columns-repeated="2"/>
          <table:table-cell office:value-type="float" office:value="13580.2524" calcext:value-type="float">
            <text:p>13580.2524</text:p>
          </table:table-cell>
          <table:table-cell table:number-columns-repeated="2"/>
          <table:table-cell office:value-type="float" office:value="13631.9298" calcext:value-type="float">
            <text:p>13631.9298</text:p>
          </table:table-cell>
          <table:table-cell table:formula="of:=[.H230]-[.E230]" office:value-type="float" office:value="51.6774000000005" calcext:value-type="float">
            <text:p>51.6774</text:p>
          </table:table-cell>
          <table:table-cell/>
          <table:table-cell office:value-type="float" office:value="13631.943" calcext:value-type="float">
            <text:p>13631.943</text:p>
          </table:table-cell>
          <table:table-cell table:formula="of:=[.K230]-[.H230]" office:value-type="float" office:value="0.013199999999415" calcext:value-type="float">
            <text:p>0.0132</text:p>
          </table:table-cell>
          <table:table-cell/>
          <table:table-cell office:value-type="float" office:value="16060" calcext:value-type="float">
            <text:p>1606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10H00M00S" calcext:value-type="time">
            <text:p>5710:00:00</text:p>
          </table:table-cell>
          <table:table-cell office:value-type="float" office:value="13541.191" calcext:value-type="float">
            <text:p>13541.191</text:p>
          </table:table-cell>
          <table:table-cell table:number-columns-repeated="2"/>
          <table:table-cell office:value-type="float" office:value="16538.4167" calcext:value-type="float">
            <text:p>16538.4167</text:p>
          </table:table-cell>
          <table:table-cell table:number-columns-repeated="2"/>
          <table:table-cell office:value-type="float" office:value="16538.4167" calcext:value-type="float">
            <text:p>16538.4167</text:p>
          </table:table-cell>
          <table:table-cell table:formula="of:=[.H231]-[.E231]" office:value-type="float" office:value="0" calcext:value-type="float">
            <text:p>0</text:p>
          </table:table-cell>
          <table:table-cell/>
          <table:table-cell office:value-type="float" office:value="16538.4167" calcext:value-type="float">
            <text:p>16538.4167</text:p>
          </table:table-cell>
          <table:table-cell table:formula="of:=[.K231]-[.H231]" office:value-type="float" office:value="0" calcext:value-type="float">
            <text:p>0</text:p>
          </table:table-cell>
          <table:table-cell/>
          <table:table-cell office:value-type="float" office:value="22811" calcext:value-type="float">
            <text:p>228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261H00M00S" calcext:value-type="time">
            <text:p>9261:00:00</text:p>
          </table:table-cell>
          <table:table-cell office:value-type="float" office:value="13656.5205" calcext:value-type="float">
            <text:p>13656.5205</text:p>
          </table:table-cell>
          <table:table-cell table:number-columns-repeated="2"/>
          <table:table-cell office:value-type="float" office:value="13656.9773" calcext:value-type="float">
            <text:p>13656.9773</text:p>
          </table:table-cell>
          <table:table-cell table:number-columns-repeated="2"/>
          <table:table-cell office:value-type="float" office:value="13661.6664" calcext:value-type="float">
            <text:p>13661.6664</text:p>
          </table:table-cell>
          <table:table-cell table:formula="of:=[.H232]-[.E232]" office:value-type="float" office:value="4.6890999999996" calcext:value-type="float">
            <text:p>4.6891</text:p>
          </table:table-cell>
          <table:table-cell/>
          <table:table-cell office:value-type="float" office:value="13661.6664" calcext:value-type="float">
            <text:p>13661.6664</text:p>
          </table:table-cell>
          <table:table-cell table:formula="of:=[.K232]-[.H232]" office:value-type="float" office:value="0" calcext:value-type="float">
            <text:p>0</text:p>
          </table:table-cell>
          <table:table-cell/>
          <table:table-cell office:value-type="float" office:value="16791" calcext:value-type="float">
            <text:p>167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084H00M00S" calcext:value-type="time">
            <text:p>5084:00:00</text:p>
          </table:table-cell>
          <table:table-cell office:value-type="float" office:value="10048.6515" calcext:value-type="float">
            <text:p>10048.6515</text:p>
          </table:table-cell>
          <table:table-cell table:number-columns-repeated="2"/>
          <table:table-cell office:value-type="float" office:value="10617.706" calcext:value-type="float">
            <text:p>10617.706</text:p>
          </table:table-cell>
          <table:table-cell table:number-columns-repeated="2"/>
          <table:table-cell office:value-type="float" office:value="10628.7807" calcext:value-type="float">
            <text:p>10628.7807</text:p>
          </table:table-cell>
          <table:table-cell table:formula="of:=[.H233]-[.E233]" office:value-type="float" office:value="11.0746999999992" calcext:value-type="float">
            <text:p>11.0747</text:p>
          </table:table-cell>
          <table:table-cell/>
          <table:table-cell office:value-type="float" office:value="10628.7807" calcext:value-type="float">
            <text:p>10628.7807</text:p>
          </table:table-cell>
          <table:table-cell table:formula="of:=[.K233]-[.H233]" office:value-type="float" office:value="0" calcext:value-type="float">
            <text:p>0</text:p>
          </table:table-cell>
          <table:table-cell/>
          <table:table-cell office:value-type="float" office:value="15801" calcext:value-type="float">
            <text:p>1580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793H00M00S" calcext:value-type="time">
            <text:p>20793:00:00</text:p>
          </table:table-cell>
          <table:table-cell office:value-type="float" office:value="12814.1363" calcext:value-type="float">
            <text:p>12814.1363</text:p>
          </table:table-cell>
          <table:table-cell table:number-columns-repeated="2"/>
          <table:table-cell office:value-type="float" office:value="13538.9799" calcext:value-type="float">
            <text:p>13538.9799</text:p>
          </table:table-cell>
          <table:table-cell table:number-columns-repeated="2"/>
          <table:table-cell office:value-type="float" office:value="13540.4789" calcext:value-type="float">
            <text:p>13540.4789</text:p>
          </table:table-cell>
          <table:table-cell table:formula="of:=[.H234]-[.E234]" office:value-type="float" office:value="1.4989999999998" calcext:value-type="float">
            <text:p>1.499</text:p>
          </table:table-cell>
          <table:table-cell/>
          <table:table-cell office:value-type="float" office:value="13540.6523" calcext:value-type="float">
            <text:p>13540.6523</text:p>
          </table:table-cell>
          <table:table-cell table:formula="of:=[.K234]-[.H234]" office:value-type="float" office:value="0.173399999999674" calcext:value-type="float">
            <text:p>0.1734</text:p>
          </table:table-cell>
          <table:table-cell/>
          <table:table-cell office:value-type="float" office:value="14855" calcext:value-type="float">
            <text:p>148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6143H00M00S" calcext:value-type="time">
            <text:p>16143:00:00</text:p>
          </table:table-cell>
          <table:table-cell office:value-type="float" office:value="19810.7612" calcext:value-type="float">
            <text:p>19810.7612</text:p>
          </table:table-cell>
          <table:table-cell table:number-columns-repeated="2"/>
          <table:table-cell office:value-type="float" office:value="20537.6818" calcext:value-type="float">
            <text:p>20537.6818</text:p>
          </table:table-cell>
          <table:table-cell table:number-columns-repeated="2"/>
          <table:table-cell office:value-type="float" office:value="20584.2045" calcext:value-type="float">
            <text:p>20584.2045</text:p>
          </table:table-cell>
          <table:table-cell table:formula="of:=[.H235]-[.E235]" office:value-type="float" office:value="46.5227000000014" calcext:value-type="float">
            <text:p>46.5227</text:p>
          </table:table-cell>
          <table:table-cell/>
          <table:table-cell office:value-type="float" office:value="20584.2045" calcext:value-type="float">
            <text:p>20584.2045</text:p>
          </table:table-cell>
          <table:table-cell table:formula="of:=[.K235]-[.H235]" office:value-type="float" office:value="0" calcext:value-type="float">
            <text:p>0</text:p>
          </table:table-cell>
          <table:table-cell/>
          <table:table-cell office:value-type="float" office:value="26851" calcext:value-type="float">
            <text:p>268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727H00M00S" calcext:value-type="time">
            <text:p>15727:00:00</text:p>
          </table:table-cell>
          <table:table-cell office:value-type="float" office:value="20479.3068" calcext:value-type="float">
            <text:p>20479.3068</text:p>
          </table:table-cell>
          <table:table-cell table:number-columns-repeated="2"/>
          <table:table-cell office:value-type="float" office:value="23644.5018" calcext:value-type="float">
            <text:p>23644.5018</text:p>
          </table:table-cell>
          <table:table-cell table:number-columns-repeated="2"/>
          <table:table-cell office:value-type="float" office:value="23674.3949" calcext:value-type="float">
            <text:p>23674.3949</text:p>
          </table:table-cell>
          <table:table-cell table:formula="of:=[.H236]-[.E236]" office:value-type="float" office:value="29.8931000000011" calcext:value-type="float">
            <text:p>29.8931</text:p>
          </table:table-cell>
          <table:table-cell/>
          <table:table-cell office:value-type="float" office:value="23679.8176" calcext:value-type="float">
            <text:p>23679.8176</text:p>
          </table:table-cell>
          <table:table-cell table:formula="of:=[.K236]-[.H236]" office:value-type="float" office:value="5.42269999999917" calcext:value-type="float">
            <text:p>5.4227</text:p>
          </table:table-cell>
          <table:table-cell/>
          <table:table-cell office:value-type="float" office:value="32260" calcext:value-type="float">
            <text:p>3226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578H00M00S" calcext:value-type="time">
            <text:p>23578:00:00</text:p>
          </table:table-cell>
          <table:table-cell office:value-type="float" office:value="11507.6792" calcext:value-type="float">
            <text:p>11507.6792</text:p>
          </table:table-cell>
          <table:table-cell table:number-columns-repeated="2"/>
          <table:table-cell office:value-type="float" office:value="12330.3333" calcext:value-type="float">
            <text:p>12330.3333</text:p>
          </table:table-cell>
          <table:table-cell table:number-columns-repeated="2"/>
          <table:table-cell office:value-type="float" office:value="12396.1667" calcext:value-type="float">
            <text:p>12396.1667</text:p>
          </table:table-cell>
          <table:table-cell table:formula="of:=[.H237]-[.E237]" office:value-type="float" office:value="65.8333999999995" calcext:value-type="float">
            <text:p>65.8334</text:p>
          </table:table-cell>
          <table:table-cell/>
          <table:table-cell office:value-type="float" office:value="12396.1667" calcext:value-type="float">
            <text:p>12396.1667</text:p>
          </table:table-cell>
          <table:table-cell table:formula="of:=[.K237]-[.H237]" office:value-type="float" office:value="0" calcext:value-type="float">
            <text:p>0</text:p>
          </table:table-cell>
          <table:table-cell/>
          <table:table-cell office:value-type="float" office:value="16342" calcext:value-type="float">
            <text:p>1634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000H00M00S" calcext:value-type="time">
            <text:p>8000:00:00</text:p>
          </table:table-cell>
          <table:table-cell office:value-type="float" office:value="10409.3675" calcext:value-type="float">
            <text:p>10409.3675</text:p>
          </table:table-cell>
          <table:table-cell table:number-columns-repeated="2"/>
          <table:table-cell office:value-type="float" office:value="12518.409" calcext:value-type="float">
            <text:p>12518.409</text:p>
          </table:table-cell>
          <table:table-cell table:number-columns-repeated="2"/>
          <table:table-cell office:value-type="float" office:value="12525.826" calcext:value-type="float">
            <text:p>12525.826</text:p>
          </table:table-cell>
          <table:table-cell table:formula="of:=[.H238]-[.E238]" office:value-type="float" office:value="7.41699999999946" calcext:value-type="float">
            <text:p>7.417</text:p>
          </table:table-cell>
          <table:table-cell/>
          <table:table-cell office:value-type="float" office:value="12531.3454" calcext:value-type="float">
            <text:p>12531.3454</text:p>
          </table:table-cell>
          <table:table-cell table:formula="of:=[.K238]-[.H238]" office:value-type="float" office:value="5.51940000000104" calcext:value-type="float">
            <text:p>5.5194</text:p>
          </table:table-cell>
          <table:table-cell/>
          <table:table-cell office:value-type="float" office:value="16826" calcext:value-type="float">
            <text:p>1682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407H00M00S" calcext:value-type="time">
            <text:p>25407:00:00</text:p>
          </table:table-cell>
          <table:table-cell office:value-type="float" office:value="6888.75" calcext:value-type="float">
            <text:p>6888.75</text:p>
          </table:table-cell>
          <table:table-cell table:number-columns-repeated="2"/>
          <table:table-cell office:value-type="float" office:value="7339.625" calcext:value-type="float">
            <text:p>7339.625</text:p>
          </table:table-cell>
          <table:table-cell table:number-columns-repeated="2"/>
          <table:table-cell office:value-type="float" office:value="7339.625" calcext:value-type="float">
            <text:p>7339.625</text:p>
          </table:table-cell>
          <table:table-cell table:formula="of:=[.H239]-[.E239]" office:value-type="float" office:value="0" calcext:value-type="float">
            <text:p>0</text:p>
          </table:table-cell>
          <table:table-cell/>
          <table:table-cell office:value-type="float" office:value="7339.625" calcext:value-type="float">
            <text:p>7339.625</text:p>
          </table:table-cell>
          <table:table-cell table:formula="of:=[.K239]-[.H239]" office:value-type="float" office:value="0" calcext:value-type="float">
            <text:p>0</text:p>
          </table:table-cell>
          <table:table-cell/>
          <table:table-cell office:value-type="float" office:value="8551" calcext:value-type="float">
            <text:p>85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075H00M00S" calcext:value-type="time">
            <text:p>33075:00:00</text:p>
          </table:table-cell>
          <table:table-cell office:value-type="float" office:value="17990.75" calcext:value-type="float">
            <text:p>17990.75</text:p>
          </table:table-cell>
          <table:table-cell table:number-columns-repeated="2"/>
          <table:table-cell office:value-type="float" office:value="19689.7214" calcext:value-type="float">
            <text:p>19689.7214</text:p>
          </table:table-cell>
          <table:table-cell table:number-columns-repeated="2"/>
          <table:table-cell office:value-type="float" office:value="19721.2382" calcext:value-type="float">
            <text:p>19721.2382</text:p>
          </table:table-cell>
          <table:table-cell table:formula="of:=[.H240]-[.E240]" office:value-type="float" office:value="31.5168000000012" calcext:value-type="float">
            <text:p>31.5168</text:p>
          </table:table-cell>
          <table:table-cell/>
          <table:table-cell office:value-type="float" office:value="19721.3788" calcext:value-type="float">
            <text:p>19721.3788</text:p>
          </table:table-cell>
          <table:table-cell table:formula="of:=[.K240]-[.H240]" office:value-type="float" office:value="0.140599999998813" calcext:value-type="float">
            <text:p>0.1406</text:p>
          </table:table-cell>
          <table:table-cell/>
          <table:table-cell office:value-type="float" office:value="22981" calcext:value-type="float">
            <text:p>2298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777H00M00S" calcext:value-type="time">
            <text:p>31777:00:00</text:p>
          </table:table-cell>
          <table:table-cell office:value-type="float" office:value="12477.5536" calcext:value-type="float">
            <text:p>12477.5536</text:p>
          </table:table-cell>
          <table:table-cell table:number-columns-repeated="2"/>
          <table:table-cell office:value-type="float" office:value="12732.2" calcext:value-type="float">
            <text:p>12732.2</text:p>
          </table:table-cell>
          <table:table-cell table:number-columns-repeated="2"/>
          <table:table-cell office:value-type="float" office:value="12732.2" calcext:value-type="float">
            <text:p>12732.2</text:p>
          </table:table-cell>
          <table:table-cell table:formula="of:=[.H241]-[.E241]" office:value-type="float" office:value="0" calcext:value-type="float">
            <text:p>0</text:p>
          </table:table-cell>
          <table:table-cell/>
          <table:table-cell office:value-type="float" office:value="12732.2" calcext:value-type="float">
            <text:p>12732.2</text:p>
          </table:table-cell>
          <table:table-cell table:formula="of:=[.K241]-[.H241]" office:value-type="float" office:value="0" calcext:value-type="float">
            <text:p>0</text:p>
          </table:table-cell>
          <table:table-cell/>
          <table:table-cell office:value-type="float" office:value="15737" calcext:value-type="float">
            <text:p>1573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5261H00M00S" calcext:value-type="time">
            <text:p>55261:00:00</text:p>
          </table:table-cell>
          <table:table-cell office:value-type="float" office:value="14248.4984" calcext:value-type="float">
            <text:p>14248.4984</text:p>
          </table:table-cell>
          <table:table-cell table:number-columns-repeated="2"/>
          <table:table-cell office:value-type="float" office:value="16217.5902" calcext:value-type="float">
            <text:p>16217.5902</text:p>
          </table:table-cell>
          <table:table-cell table:number-columns-repeated="2"/>
          <table:table-cell office:value-type="float" office:value="16234.9837" calcext:value-type="float">
            <text:p>16234.9837</text:p>
          </table:table-cell>
          <table:table-cell table:formula="of:=[.H242]-[.E242]" office:value-type="float" office:value="17.3935000000001" calcext:value-type="float">
            <text:p>17.3935</text:p>
          </table:table-cell>
          <table:table-cell/>
          <table:table-cell office:value-type="float" office:value="16234.9837" calcext:value-type="float">
            <text:p>16234.9837</text:p>
          </table:table-cell>
          <table:table-cell table:formula="of:=[.K242]-[.H242]" office:value-type="float" office:value="0" calcext:value-type="float">
            <text:p>0</text:p>
          </table:table-cell>
          <table:table-cell/>
          <table:table-cell office:value-type="float" office:value="20619" calcext:value-type="float">
            <text:p>206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805H00M00S" calcext:value-type="time">
            <text:p>9805:00:00</text:p>
          </table:table-cell>
          <table:table-cell office:value-type="float" office:value="19092.5087" calcext:value-type="float">
            <text:p>19092.5087</text:p>
          </table:table-cell>
          <table:table-cell table:number-columns-repeated="2"/>
          <table:table-cell office:value-type="float" office:value="19662.6196" calcext:value-type="float">
            <text:p>19662.6196</text:p>
          </table:table-cell>
          <table:table-cell table:number-columns-repeated="2"/>
          <table:table-cell office:value-type="float" office:value="19720.4048" calcext:value-type="float">
            <text:p>19720.4048</text:p>
          </table:table-cell>
          <table:table-cell table:formula="of:=[.H243]-[.E243]" office:value-type="float" office:value="57.7851999999984" calcext:value-type="float">
            <text:p>57.7852</text:p>
          </table:table-cell>
          <table:table-cell/>
          <table:table-cell office:value-type="float" office:value="19725.4286" calcext:value-type="float">
            <text:p>19725.4286</text:p>
          </table:table-cell>
          <table:table-cell table:formula="of:=[.K243]-[.H243]" office:value-type="float" office:value="5.02379999999903" calcext:value-type="float">
            <text:p>5.0238</text:p>
          </table:table-cell>
          <table:table-cell/>
          <table:table-cell office:value-type="float" office:value="26811" calcext:value-type="float">
            <text:p>268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595H00M00S" calcext:value-type="time">
            <text:p>28595:00:00</text:p>
          </table:table-cell>
          <table:table-cell office:value-type="float" office:value="21340.641" calcext:value-type="float">
            <text:p>21340.641</text:p>
          </table:table-cell>
          <table:table-cell table:number-columns-repeated="2"/>
          <table:table-cell office:value-type="float" office:value="22475.9908" calcext:value-type="float">
            <text:p>22475.9908</text:p>
          </table:table-cell>
          <table:table-cell table:number-columns-repeated="2"/>
          <table:table-cell office:value-type="float" office:value="22505.0837" calcext:value-type="float">
            <text:p>22505.0837</text:p>
          </table:table-cell>
          <table:table-cell table:formula="of:=[.H244]-[.E244]" office:value-type="float" office:value="29.0928999999996" calcext:value-type="float">
            <text:p>29.0929</text:p>
          </table:table-cell>
          <table:table-cell/>
          <table:table-cell office:value-type="float" office:value="22505.0837" calcext:value-type="float">
            <text:p>22505.0837</text:p>
          </table:table-cell>
          <table:table-cell table:formula="of:=[.K244]-[.H244]" office:value-type="float" office:value="0" calcext:value-type="float">
            <text:p>0</text:p>
          </table:table-cell>
          <table:table-cell/>
          <table:table-cell office:value-type="float" office:value="32940" calcext:value-type="float">
            <text:p>329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217H00M00S" calcext:value-type="time">
            <text:p>7217:00:00</text:p>
          </table:table-cell>
          <table:table-cell office:value-type="float" office:value="26895.1133" calcext:value-type="float">
            <text:p>26895.1133</text:p>
          </table:table-cell>
          <table:table-cell table:number-columns-repeated="2"/>
          <table:table-cell office:value-type="float" office:value="27151.352" calcext:value-type="float">
            <text:p>27151.352</text:p>
          </table:table-cell>
          <table:table-cell table:number-columns-repeated="2"/>
          <table:table-cell office:value-type="float" office:value="27190.2238" calcext:value-type="float">
            <text:p>27190.2238</text:p>
          </table:table-cell>
          <table:table-cell table:formula="of:=[.H245]-[.E245]" office:value-type="float" office:value="38.8718000000008" calcext:value-type="float">
            <text:p>38.8718</text:p>
          </table:table-cell>
          <table:table-cell/>
          <table:table-cell office:value-type="float" office:value="27190.6375" calcext:value-type="float">
            <text:p>27190.6375</text:p>
          </table:table-cell>
          <table:table-cell table:formula="of:=[.K245]-[.H245]" office:value-type="float" office:value="0.413700000000972" calcext:value-type="float">
            <text:p>0.4137</text:p>
          </table:table-cell>
          <table:table-cell/>
          <table:table-cell office:value-type="float" office:value="30723" calcext:value-type="float">
            <text:p>307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413H00M00S" calcext:value-type="time">
            <text:p>18413:00:00</text:p>
          </table:table-cell>
          <table:table-cell office:value-type="float" office:value="13636.2265" calcext:value-type="float">
            <text:p>13636.2265</text:p>
          </table:table-cell>
          <table:table-cell table:number-columns-repeated="2"/>
          <table:table-cell office:value-type="float" office:value="15058.926" calcext:value-type="float">
            <text:p>15058.926</text:p>
          </table:table-cell>
          <table:table-cell table:number-columns-repeated="2"/>
          <table:table-cell office:value-type="float" office:value="15061.7907" calcext:value-type="float">
            <text:p>15061.7907</text:p>
          </table:table-cell>
          <table:table-cell table:formula="of:=[.H246]-[.E246]" office:value-type="float" office:value="2.86470000000008" calcext:value-type="float">
            <text:p>2.8647</text:p>
          </table:table-cell>
          <table:table-cell/>
          <table:table-cell office:value-type="float" office:value="15061.7907" calcext:value-type="float">
            <text:p>15061.7907</text:p>
          </table:table-cell>
          <table:table-cell table:formula="of:=[.K246]-[.H246]" office:value-type="float" office:value="0" calcext:value-type="float">
            <text:p>0</text:p>
          </table:table-cell>
          <table:table-cell/>
          <table:table-cell office:value-type="float" office:value="20882" calcext:value-type="float">
            <text:p>2088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030H00M00S" calcext:value-type="time">
            <text:p>15030:00:00</text:p>
          </table:table-cell>
          <table:table-cell office:value-type="float" office:value="11543.2976" calcext:value-type="float">
            <text:p>11543.2976</text:p>
          </table:table-cell>
          <table:table-cell table:number-columns-repeated="2"/>
          <table:table-cell office:value-type="float" office:value="13377.9395" calcext:value-type="float">
            <text:p>13377.9395</text:p>
          </table:table-cell>
          <table:table-cell table:number-columns-repeated="2"/>
          <table:table-cell office:value-type="float" office:value="13383.7429" calcext:value-type="float">
            <text:p>13383.7429</text:p>
          </table:table-cell>
          <table:table-cell table:formula="of:=[.H247]-[.E247]" office:value-type="float" office:value="5.80339999999887" calcext:value-type="float">
            <text:p>5.8034</text:p>
          </table:table-cell>
          <table:table-cell/>
          <table:table-cell office:value-type="float" office:value="13383.7429" calcext:value-type="float">
            <text:p>13383.7429</text:p>
          </table:table-cell>
          <table:table-cell table:formula="of:=[.K247]-[.H247]" office:value-type="float" office:value="0" calcext:value-type="float">
            <text:p>0</text:p>
          </table:table-cell>
          <table:table-cell/>
          <table:table-cell office:value-type="float" office:value="16696" calcext:value-type="float">
            <text:p>1669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966H00M00S" calcext:value-type="time">
            <text:p>20966:00:00</text:p>
          </table:table-cell>
          <table:table-cell office:value-type="float" office:value="13529.6107" calcext:value-type="float">
            <text:p>13529.6107</text:p>
          </table:table-cell>
          <table:table-cell table:number-columns-repeated="2"/>
          <table:table-cell office:value-type="float" office:value="13538.1067" calcext:value-type="float">
            <text:p>13538.1067</text:p>
          </table:table-cell>
          <table:table-cell table:number-columns-repeated="2"/>
          <table:table-cell office:value-type="float" office:value="13538.61" calcext:value-type="float">
            <text:p>13538.61</text:p>
          </table:table-cell>
          <table:table-cell table:formula="of:=[.H248]-[.E248]" office:value-type="float" office:value="0.503300000000309" calcext:value-type="float">
            <text:p>0.5033</text:p>
          </table:table-cell>
          <table:table-cell/>
          <table:table-cell office:value-type="float" office:value="13540.62" calcext:value-type="float">
            <text:p>13540.62</text:p>
          </table:table-cell>
          <table:table-cell table:formula="of:=[.K248]-[.H248]" office:value-type="float" office:value="2.01000000000022" calcext:value-type="float">
            <text:p>2.01</text:p>
          </table:table-cell>
          <table:table-cell/>
          <table:table-cell office:value-type="float" office:value="17204" calcext:value-type="float">
            <text:p>1720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5957H00M00S" calcext:value-type="time">
            <text:p>35957:00:00</text:p>
          </table:table-cell>
          <table:table-cell office:value-type="float" office:value="8893.6861" calcext:value-type="float">
            <text:p>8893.6861</text:p>
          </table:table-cell>
          <table:table-cell table:number-columns-repeated="2"/>
          <table:table-cell office:value-type="float" office:value="9546.3846" calcext:value-type="float">
            <text:p>9546.3846</text:p>
          </table:table-cell>
          <table:table-cell table:number-columns-repeated="2"/>
          <table:table-cell office:value-type="float" office:value="9546.3846" calcext:value-type="float">
            <text:p>9546.3846</text:p>
          </table:table-cell>
          <table:table-cell table:formula="of:=[.H249]-[.E249]" office:value-type="float" office:value="0" calcext:value-type="float">
            <text:p>0</text:p>
          </table:table-cell>
          <table:table-cell/>
          <table:table-cell office:value-type="float" office:value="9546.3846" calcext:value-type="float">
            <text:p>9546.3846</text:p>
          </table:table-cell>
          <table:table-cell table:formula="of:=[.K249]-[.H249]" office:value-type="float" office:value="0" calcext:value-type="float">
            <text:p>0</text:p>
          </table:table-cell>
          <table:table-cell/>
          <table:table-cell office:value-type="float" office:value="11417" calcext:value-type="float">
            <text:p>1141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565H00M00S" calcext:value-type="time">
            <text:p>27565:00:00</text:p>
          </table:table-cell>
          <table:table-cell office:value-type="float" office:value="11424.2488" calcext:value-type="float">
            <text:p>11424.2488</text:p>
          </table:table-cell>
          <table:table-cell table:number-columns-repeated="2"/>
          <table:table-cell office:value-type="float" office:value="12232" calcext:value-type="float">
            <text:p>12232</text:p>
          </table:table-cell>
          <table:table-cell table:number-columns-repeated="2"/>
          <table:table-cell office:value-type="float" office:value="12232" calcext:value-type="float">
            <text:p>12232</text:p>
          </table:table-cell>
          <table:table-cell table:formula="of:=[.H250]-[.E250]" office:value-type="float" office:value="0" calcext:value-type="float">
            <text:p>0</text:p>
          </table:table-cell>
          <table:table-cell/>
          <table:table-cell office:value-type="float" office:value="12232" calcext:value-type="float">
            <text:p>12232</text:p>
          </table:table-cell>
          <table:table-cell table:formula="of:=[.K250]-[.H250]" office:value-type="float" office:value="0" calcext:value-type="float">
            <text:p>0</text:p>
          </table:table-cell>
          <table:table-cell/>
          <table:table-cell office:value-type="float" office:value="12812" calcext:value-type="float">
            <text:p>128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702H00M00S" calcext:value-type="time">
            <text:p>8702:00:00</text:p>
          </table:table-cell>
          <table:table-cell office:value-type="float" office:value="6607.5" calcext:value-type="float">
            <text:p>6607.5</text:p>
          </table:table-cell>
          <table:table-cell table:number-columns-repeated="2"/>
          <table:table-cell office:value-type="float" office:value="6607.5" calcext:value-type="float">
            <text:p>6607.5</text:p>
          </table:table-cell>
          <table:table-cell table:number-columns-repeated="2"/>
          <table:table-cell office:value-type="float" office:value="6607.5" calcext:value-type="float">
            <text:p>6607.5</text:p>
          </table:table-cell>
          <table:table-cell table:formula="of:=[.H251]-[.E251]" office:value-type="float" office:value="0" calcext:value-type="float">
            <text:p>0</text:p>
          </table:table-cell>
          <table:table-cell/>
          <table:table-cell office:value-type="float" office:value="6607.5" calcext:value-type="float">
            <text:p>6607.5</text:p>
          </table:table-cell>
          <table:table-cell table:formula="of:=[.K251]-[.H251]" office:value-type="float" office:value="0" calcext:value-type="float">
            <text:p>0</text:p>
          </table:table-cell>
          <table:table-cell/>
          <table:table-cell office:value-type="float" office:value="7148" calcext:value-type="float">
            <text:p>714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1455H00M00S" calcext:value-type="time">
            <text:p>51455:00:00</text:p>
          </table:table-cell>
          <table:table-cell office:value-type="float" office:value="9247.6206" calcext:value-type="float">
            <text:p>9247.6206</text:p>
          </table:table-cell>
          <table:table-cell table:number-columns-repeated="2"/>
          <table:table-cell office:value-type="float" office:value="9882.0239" calcext:value-type="float">
            <text:p>9882.0239</text:p>
          </table:table-cell>
          <table:table-cell table:number-columns-repeated="2"/>
          <table:table-cell office:value-type="float" office:value="9923.6244" calcext:value-type="float">
            <text:p>9923.6244</text:p>
          </table:table-cell>
          <table:table-cell table:formula="of:=[.H252]-[.E252]" office:value-type="float" office:value="41.6005000000005" calcext:value-type="float">
            <text:p>41.6005</text:p>
          </table:table-cell>
          <table:table-cell/>
          <table:table-cell office:value-type="float" office:value="9923.6384" calcext:value-type="float">
            <text:p>9923.6384</text:p>
          </table:table-cell>
          <table:table-cell table:formula="of:=[.K252]-[.H252]" office:value-type="float" office:value="0.0139999999992142" calcext:value-type="float">
            <text:p>0.014</text:p>
          </table:table-cell>
          <table:table-cell/>
          <table:table-cell office:value-type="float" office:value="13723" calcext:value-type="float">
            <text:p>137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5718H00M00S" calcext:value-type="time">
            <text:p>45718:00:00</text:p>
          </table:table-cell>
          <table:table-cell office:value-type="float" office:value="14780.9769" calcext:value-type="float">
            <text:p>14780.9769</text:p>
          </table:table-cell>
          <table:table-cell table:number-columns-repeated="2"/>
          <table:table-cell office:value-type="float" office:value="15075.5455" calcext:value-type="float">
            <text:p>15075.5455</text:p>
          </table:table-cell>
          <table:table-cell table:number-columns-repeated="2"/>
          <table:table-cell office:value-type="float" office:value="15075.5455" calcext:value-type="float">
            <text:p>15075.5455</text:p>
          </table:table-cell>
          <table:table-cell table:formula="of:=[.H253]-[.E253]" office:value-type="float" office:value="0" calcext:value-type="float">
            <text:p>0</text:p>
          </table:table-cell>
          <table:table-cell/>
          <table:table-cell office:value-type="float" office:value="15075.5455" calcext:value-type="float">
            <text:p>15075.5455</text:p>
          </table:table-cell>
          <table:table-cell table:formula="of:=[.K253]-[.H253]" office:value-type="float" office:value="0" calcext:value-type="float">
            <text:p>0</text:p>
          </table:table-cell>
          <table:table-cell/>
          <table:table-cell office:value-type="float" office:value="18823" calcext:value-type="float">
            <text:p>188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578H00M00S" calcext:value-type="time">
            <text:p>53578:00:00</text:p>
          </table:table-cell>
          <table:table-cell office:value-type="float" office:value="20339.721" calcext:value-type="float">
            <text:p>20339.721</text:p>
          </table:table-cell>
          <table:table-cell table:number-columns-repeated="2"/>
          <table:table-cell office:value-type="float" office:value="21764.0262" calcext:value-type="float">
            <text:p>21764.0262</text:p>
          </table:table-cell>
          <table:table-cell table:number-columns-repeated="2"/>
          <table:table-cell office:value-type="float" office:value="21956.6167" calcext:value-type="float">
            <text:p>21956.6167</text:p>
          </table:table-cell>
          <table:table-cell table:formula="of:=[.H254]-[.E254]" office:value-type="float" office:value="192.590499999998" calcext:value-type="float">
            <text:p>192.5905</text:p>
          </table:table-cell>
          <table:table-cell/>
          <table:table-cell office:value-type="float" office:value="21956.6316" calcext:value-type="float">
            <text:p>21956.6316</text:p>
          </table:table-cell>
          <table:table-cell table:formula="of:=[.K254]-[.H254]" office:value-type="float" office:value="0.0149000000019441" calcext:value-type="float">
            <text:p>0.0149</text:p>
          </table:table-cell>
          <table:table-cell/>
          <table:table-cell office:value-type="float" office:value="26111" calcext:value-type="float">
            <text:p>261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09H00M00S" calcext:value-type="time">
            <text:p>5309:00:00</text:p>
          </table:table-cell>
          <table:table-cell office:value-type="float" office:value="20039.1265" calcext:value-type="float">
            <text:p>20039.1265</text:p>
          </table:table-cell>
          <table:table-cell table:number-columns-repeated="2"/>
          <table:table-cell office:value-type="float" office:value="23820.5374" calcext:value-type="float">
            <text:p>23820.5374</text:p>
          </table:table-cell>
          <table:table-cell table:number-columns-repeated="2"/>
          <table:table-cell office:value-type="float" office:value="23844.636" calcext:value-type="float">
            <text:p>23844.636</text:p>
          </table:table-cell>
          <table:table-cell table:formula="of:=[.H255]-[.E255]" office:value-type="float" office:value="24.0985999999975" calcext:value-type="float">
            <text:p>24.0986</text:p>
          </table:table-cell>
          <table:table-cell/>
          <table:table-cell office:value-type="float" office:value="23881.9665" calcext:value-type="float">
            <text:p>23881.9665</text:p>
          </table:table-cell>
          <table:table-cell table:formula="of:=[.K255]-[.H255]" office:value-type="float" office:value="37.3305" calcext:value-type="float">
            <text:p>37.3305</text:p>
          </table:table-cell>
          <table:table-cell/>
          <table:table-cell office:value-type="float" office:value="33616" calcext:value-type="float">
            <text:p>3361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887H00M00S" calcext:value-type="time">
            <text:p>46887:00:00</text:p>
          </table:table-cell>
          <table:table-cell office:value-type="float" office:value="17480.0489" calcext:value-type="float">
            <text:p>17480.0489</text:p>
          </table:table-cell>
          <table:table-cell table:number-columns-repeated="2"/>
          <table:table-cell office:value-type="float" office:value="17964.209" calcext:value-type="float">
            <text:p>17964.209</text:p>
          </table:table-cell>
          <table:table-cell table:number-columns-repeated="2"/>
          <table:table-cell office:value-type="float" office:value="18029.4754" calcext:value-type="float">
            <text:p>18029.4754</text:p>
          </table:table-cell>
          <table:table-cell table:formula="of:=[.H256]-[.E256]" office:value-type="float" office:value="65.2664000000004" calcext:value-type="float">
            <text:p>65.2664</text:p>
          </table:table-cell>
          <table:table-cell/>
          <table:table-cell office:value-type="float" office:value="18030.0001" calcext:value-type="float">
            <text:p>18030.0001</text:p>
          </table:table-cell>
          <table:table-cell table:formula="of:=[.K256]-[.H256]" office:value-type="float" office:value="0.524700000001758" calcext:value-type="float">
            <text:p>0.5247</text:p>
          </table:table-cell>
          <table:table-cell/>
          <table:table-cell office:value-type="float" office:value="22454" calcext:value-type="float">
            <text:p>224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608H00M00S" calcext:value-type="time">
            <text:p>11608:00:00</text:p>
          </table:table-cell>
          <table:table-cell office:value-type="float" office:value="13135.7443" calcext:value-type="float">
            <text:p>13135.7443</text:p>
          </table:table-cell>
          <table:table-cell table:number-columns-repeated="2"/>
          <table:table-cell office:value-type="float" office:value="14633.6763" calcext:value-type="float">
            <text:p>14633.6763</text:p>
          </table:table-cell>
          <table:table-cell table:number-columns-repeated="2"/>
          <table:table-cell office:value-type="float" office:value="14633.6763" calcext:value-type="float">
            <text:p>14633.6763</text:p>
          </table:table-cell>
          <table:table-cell table:formula="of:=[.H257]-[.E257]" office:value-type="float" office:value="0" calcext:value-type="float">
            <text:p>0</text:p>
          </table:table-cell>
          <table:table-cell/>
          <table:table-cell office:value-type="float" office:value="14639.5313" calcext:value-type="float">
            <text:p>14639.5313</text:p>
          </table:table-cell>
          <table:table-cell table:formula="of:=[.K257]-[.H257]" office:value-type="float" office:value="5.85500000000138" calcext:value-type="float">
            <text:p>5.855</text:p>
          </table:table-cell>
          <table:table-cell/>
          <table:table-cell office:value-type="float" office:value="18100" calcext:value-type="float">
            <text:p>1810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563H00M00S" calcext:value-type="time">
            <text:p>52563:00:00</text:p>
          </table:table-cell>
          <table:table-cell office:value-type="float" office:value="19888.831" calcext:value-type="float">
            <text:p>19888.831</text:p>
          </table:table-cell>
          <table:table-cell table:number-columns-repeated="2"/>
          <table:table-cell office:value-type="float" office:value="20905.6316" calcext:value-type="float">
            <text:p>20905.6316</text:p>
          </table:table-cell>
          <table:table-cell table:number-columns-repeated="2"/>
          <table:table-cell office:value-type="float" office:value="20964.1377" calcext:value-type="float">
            <text:p>20964.1377</text:p>
          </table:table-cell>
          <table:table-cell table:formula="of:=[.H258]-[.E258]" office:value-type="float" office:value="58.5060999999987" calcext:value-type="float">
            <text:p>58.5061</text:p>
          </table:table-cell>
          <table:table-cell/>
          <table:table-cell office:value-type="float" office:value="20964.1377" calcext:value-type="float">
            <text:p>20964.1377</text:p>
          </table:table-cell>
          <table:table-cell table:formula="of:=[.K258]-[.H258]" office:value-type="float" office:value="0" calcext:value-type="float">
            <text:p>0</text:p>
          </table:table-cell>
          <table:table-cell/>
          <table:table-cell office:value-type="float" office:value="27081" calcext:value-type="float">
            <text:p>2708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775H00M00S" calcext:value-type="time">
            <text:p>28775:00:00</text:p>
          </table:table-cell>
          <table:table-cell office:value-type="float" office:value="18447.3719" calcext:value-type="float">
            <text:p>18447.3719</text:p>
          </table:table-cell>
          <table:table-cell table:number-columns-repeated="2"/>
          <table:table-cell office:value-type="float" office:value="19942.6042" calcext:value-type="float">
            <text:p>19942.6042</text:p>
          </table:table-cell>
          <table:table-cell table:number-columns-repeated="2"/>
          <table:table-cell office:value-type="float" office:value="19942.6042" calcext:value-type="float">
            <text:p>19942.6042</text:p>
          </table:table-cell>
          <table:table-cell table:formula="of:=[.H259]-[.E259]" office:value-type="float" office:value="0" calcext:value-type="float">
            <text:p>0</text:p>
          </table:table-cell>
          <table:table-cell/>
          <table:table-cell office:value-type="float" office:value="19943.8096" calcext:value-type="float">
            <text:p>19943.8096</text:p>
          </table:table-cell>
          <table:table-cell table:formula="of:=[.K259]-[.H259]" office:value-type="float" office:value="1.20539999999892" calcext:value-type="float">
            <text:p>1.2054</text:p>
          </table:table-cell>
          <table:table-cell/>
          <table:table-cell office:value-type="float" office:value="23477" calcext:value-type="float">
            <text:p>2347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509H00M00S" calcext:value-type="time">
            <text:p>10509:00:00</text:p>
          </table:table-cell>
          <table:table-cell office:value-type="float" office:value="11541" calcext:value-type="float">
            <text:p>11541</text:p>
          </table:table-cell>
          <table:table-cell table:number-columns-repeated="2"/>
          <table:table-cell office:value-type="float" office:value="12494.8125" calcext:value-type="float">
            <text:p>12494.8125</text:p>
          </table:table-cell>
          <table:table-cell table:number-columns-repeated="2"/>
          <table:table-cell office:value-type="float" office:value="12510.1667" calcext:value-type="float">
            <text:p>12510.1667</text:p>
          </table:table-cell>
          <table:table-cell table:formula="of:=[.H260]-[.E260]" office:value-type="float" office:value="15.3541999999998" calcext:value-type="float">
            <text:p>15.3542</text:p>
          </table:table-cell>
          <table:table-cell/>
          <table:table-cell office:value-type="float" office:value="12510.1667" calcext:value-type="float">
            <text:p>12510.1667</text:p>
          </table:table-cell>
          <table:table-cell table:formula="of:=[.K260]-[.H260]" office:value-type="float" office:value="0" calcext:value-type="float">
            <text:p>0</text:p>
          </table:table-cell>
          <table:table-cell/>
          <table:table-cell office:value-type="float" office:value="14322" calcext:value-type="float">
            <text:p>143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055H00M00S" calcext:value-type="time">
            <text:p>12055:00:00</text:p>
          </table:table-cell>
          <table:table-cell office:value-type="float" office:value="13764.3618" calcext:value-type="float">
            <text:p>13764.3618</text:p>
          </table:table-cell>
          <table:table-cell table:number-columns-repeated="2"/>
          <table:table-cell office:value-type="float" office:value="16021.2366" calcext:value-type="float">
            <text:p>16021.2366</text:p>
          </table:table-cell>
          <table:table-cell table:number-columns-repeated="2"/>
          <table:table-cell office:value-type="float" office:value="16046.9674" calcext:value-type="float">
            <text:p>16046.9674</text:p>
          </table:table-cell>
          <table:table-cell table:formula="of:=[.H261]-[.E261]" office:value-type="float" office:value="25.7307999999994" calcext:value-type="float">
            <text:p>25.7308</text:p>
          </table:table-cell>
          <table:table-cell/>
          <table:table-cell office:value-type="float" office:value="16047.9366" calcext:value-type="float">
            <text:p>16047.9366</text:p>
          </table:table-cell>
          <table:table-cell table:formula="of:=[.K261]-[.H261]" office:value-type="float" office:value="0.969200000001365" calcext:value-type="float">
            <text:p>0.9692</text:p>
          </table:table-cell>
          <table:table-cell/>
          <table:table-cell office:value-type="float" office:value="21640" calcext:value-type="float">
            <text:p>216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8843H00M00S" calcext:value-type="time">
            <text:p>38843:00:00</text:p>
          </table:table-cell>
          <table:table-cell office:value-type="float" office:value="12353.6023" calcext:value-type="float">
            <text:p>12353.6023</text:p>
          </table:table-cell>
          <table:table-cell table:number-columns-repeated="2"/>
          <table:table-cell office:value-type="float" office:value="13149.9449" calcext:value-type="float">
            <text:p>13149.9449</text:p>
          </table:table-cell>
          <table:table-cell table:number-columns-repeated="2"/>
          <table:table-cell office:value-type="float" office:value="13162.9615" calcext:value-type="float">
            <text:p>13162.9615</text:p>
          </table:table-cell>
          <table:table-cell table:formula="of:=[.H262]-[.E262]" office:value-type="float" office:value="13.016599999999" calcext:value-type="float">
            <text:p>13.0166</text:p>
          </table:table-cell>
          <table:table-cell/>
          <table:table-cell office:value-type="float" office:value="13162.9615" calcext:value-type="float">
            <text:p>13162.9615</text:p>
          </table:table-cell>
          <table:table-cell table:formula="of:=[.K262]-[.H262]" office:value-type="float" office:value="0" calcext:value-type="float">
            <text:p>0</text:p>
          </table:table-cell>
          <table:table-cell/>
          <table:table-cell office:value-type="float" office:value="21107" calcext:value-type="float">
            <text:p>211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932H00M00S" calcext:value-type="time">
            <text:p>22932:00:00</text:p>
          </table:table-cell>
          <table:table-cell office:value-type="float" office:value="25340.0423" calcext:value-type="float">
            <text:p>25340.0423</text:p>
          </table:table-cell>
          <table:table-cell table:number-columns-repeated="2"/>
          <table:table-cell office:value-type="float" office:value="28095.1877" calcext:value-type="float">
            <text:p>28095.1877</text:p>
          </table:table-cell>
          <table:table-cell table:number-columns-repeated="2"/>
          <table:table-cell office:value-type="float" office:value="28133.0542" calcext:value-type="float">
            <text:p>28133.0542</text:p>
          </table:table-cell>
          <table:table-cell table:formula="of:=[.H263]-[.E263]" office:value-type="float" office:value="37.8665000000001" calcext:value-type="float">
            <text:p>37.8665</text:p>
          </table:table-cell>
          <table:table-cell/>
          <table:table-cell office:value-type="float" office:value="28151.9688" calcext:value-type="float">
            <text:p>28151.9688</text:p>
          </table:table-cell>
          <table:table-cell table:formula="of:=[.K263]-[.H263]" office:value-type="float" office:value="18.9146000000001" calcext:value-type="float">
            <text:p>18.9146</text:p>
          </table:table-cell>
          <table:table-cell/>
          <table:table-cell office:value-type="float" office:value="34537" calcext:value-type="float">
            <text:p>3453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969H00M00S" calcext:value-type="time">
            <text:p>3969:00:00</text:p>
          </table:table-cell>
          <table:table-cell office:value-type="float" office:value="18615.2063" calcext:value-type="float">
            <text:p>18615.2063</text:p>
          </table:table-cell>
          <table:table-cell table:number-columns-repeated="2"/>
          <table:table-cell office:value-type="float" office:value="19328.5388" calcext:value-type="float">
            <text:p>19328.5388</text:p>
          </table:table-cell>
          <table:table-cell table:number-columns-repeated="2"/>
          <table:table-cell office:value-type="float" office:value="19365.4" calcext:value-type="float">
            <text:p>19365.4</text:p>
          </table:table-cell>
          <table:table-cell table:formula="of:=[.H264]-[.E264]" office:value-type="float" office:value="36.861200000003" calcext:value-type="float">
            <text:p>36.8612</text:p>
          </table:table-cell>
          <table:table-cell/>
          <table:table-cell office:value-type="float" office:value="19365.4" calcext:value-type="float">
            <text:p>19365.4</text:p>
          </table:table-cell>
          <table:table-cell table:formula="of:=[.K264]-[.H264]" office:value-type="float" office:value="0" calcext:value-type="float">
            <text:p>0</text:p>
          </table:table-cell>
          <table:table-cell/>
          <table:table-cell office:value-type="float" office:value="22974" calcext:value-type="float">
            <text:p>229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895H00M00S" calcext:value-type="time">
            <text:p>8895:00:00</text:p>
          </table:table-cell>
          <table:table-cell office:value-type="float" office:value="16706.241" calcext:value-type="float">
            <text:p>16706.241</text:p>
          </table:table-cell>
          <table:table-cell table:number-columns-repeated="2"/>
          <table:table-cell office:value-type="float" office:value="17012.6973" calcext:value-type="float">
            <text:p>17012.6973</text:p>
          </table:table-cell>
          <table:table-cell table:number-columns-repeated="2"/>
          <table:table-cell office:value-type="float" office:value="17070.9007" calcext:value-type="float">
            <text:p>17070.9007</text:p>
          </table:table-cell>
          <table:table-cell table:formula="of:=[.H265]-[.E265]" office:value-type="float" office:value="58.2033999999985" calcext:value-type="float">
            <text:p>58.2034</text:p>
          </table:table-cell>
          <table:table-cell/>
          <table:table-cell office:value-type="float" office:value="17081.5312" calcext:value-type="float">
            <text:p>17081.5312</text:p>
          </table:table-cell>
          <table:table-cell table:formula="of:=[.K265]-[.H265]" office:value-type="float" office:value="10.6305000000029" calcext:value-type="float">
            <text:p>10.6305</text:p>
          </table:table-cell>
          <table:table-cell/>
          <table:table-cell office:value-type="float" office:value="22309" calcext:value-type="float">
            <text:p>2230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915H00M00S" calcext:value-type="time">
            <text:p>8915:00:00</text:p>
          </table:table-cell>
          <table:table-cell office:value-type="float" office:value="21219.5013" calcext:value-type="float">
            <text:p>21219.5013</text:p>
          </table:table-cell>
          <table:table-cell table:number-columns-repeated="2"/>
          <table:table-cell office:value-type="float" office:value="22235.1948" calcext:value-type="float">
            <text:p>22235.1948</text:p>
          </table:table-cell>
          <table:table-cell table:number-columns-repeated="2"/>
          <table:table-cell office:value-type="float" office:value="22307.3117" calcext:value-type="float">
            <text:p>22307.3117</text:p>
          </table:table-cell>
          <table:table-cell table:formula="of:=[.H266]-[.E266]" office:value-type="float" office:value="72.1168999999973" calcext:value-type="float">
            <text:p>72.1169</text:p>
          </table:table-cell>
          <table:table-cell/>
          <table:table-cell office:value-type="float" office:value="22307.3117" calcext:value-type="float">
            <text:p>22307.3117</text:p>
          </table:table-cell>
          <table:table-cell table:formula="of:=[.K266]-[.H266]" office:value-type="float" office:value="0" calcext:value-type="float">
            <text:p>0</text:p>
          </table:table-cell>
          <table:table-cell/>
          <table:table-cell office:value-type="float" office:value="28445" calcext:value-type="float">
            <text:p>2844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039H00M00S" calcext:value-type="time">
            <text:p>19039:00:00</text:p>
          </table:table-cell>
          <table:table-cell office:value-type="float" office:value="19902.5367" calcext:value-type="float">
            <text:p>19902.5367</text:p>
          </table:table-cell>
          <table:table-cell table:number-columns-repeated="2"/>
          <table:table-cell office:value-type="float" office:value="20287.1849" calcext:value-type="float">
            <text:p>20287.1849</text:p>
          </table:table-cell>
          <table:table-cell table:number-columns-repeated="2"/>
          <table:table-cell office:value-type="float" office:value="20287.1849" calcext:value-type="float">
            <text:p>20287.1849</text:p>
          </table:table-cell>
          <table:table-cell table:formula="of:=[.H267]-[.E267]" office:value-type="float" office:value="0" calcext:value-type="float">
            <text:p>0</text:p>
          </table:table-cell>
          <table:table-cell/>
          <table:table-cell office:value-type="float" office:value="20289.575" calcext:value-type="float">
            <text:p>20289.575</text:p>
          </table:table-cell>
          <table:table-cell table:formula="of:=[.K267]-[.H267]" office:value-type="float" office:value="2.39010000000053" calcext:value-type="float">
            <text:p>2.3901</text:p>
          </table:table-cell>
          <table:table-cell/>
          <table:table-cell office:value-type="float" office:value="27330" calcext:value-type="float">
            <text:p>2733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745H00M00S" calcext:value-type="time">
            <text:p>56745:00:00</text:p>
          </table:table-cell>
          <table:table-cell office:value-type="float" office:value="26897.8856" calcext:value-type="float">
            <text:p>26897.8856</text:p>
          </table:table-cell>
          <table:table-cell table:number-columns-repeated="2"/>
          <table:table-cell office:value-type="float" office:value="27475.4959" calcext:value-type="float">
            <text:p>27475.4959</text:p>
          </table:table-cell>
          <table:table-cell table:number-columns-repeated="2"/>
          <table:table-cell office:value-type="float" office:value="27519.7606" calcext:value-type="float">
            <text:p>27519.7606</text:p>
          </table:table-cell>
          <table:table-cell table:formula="of:=[.H268]-[.E268]" office:value-type="float" office:value="44.2646999999997" calcext:value-type="float">
            <text:p>44.2647</text:p>
          </table:table-cell>
          <table:table-cell/>
          <table:table-cell office:value-type="float" office:value="27519.7606" calcext:value-type="float">
            <text:p>27519.7606</text:p>
          </table:table-cell>
          <table:table-cell table:formula="of:=[.K268]-[.H268]" office:value-type="float" office:value="0" calcext:value-type="float">
            <text:p>0</text:p>
          </table:table-cell>
          <table:table-cell/>
          <table:table-cell office:value-type="float" office:value="34946" calcext:value-type="float">
            <text:p>349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135H00M00S" calcext:value-type="time">
            <text:p>13135:00:00</text:p>
          </table:table-cell>
          <table:table-cell office:value-type="float" office:value="21140.7093" calcext:value-type="float">
            <text:p>21140.7093</text:p>
          </table:table-cell>
          <table:table-cell table:number-columns-repeated="2"/>
          <table:table-cell office:value-type="float" office:value="24711.8283" calcext:value-type="float">
            <text:p>24711.8283</text:p>
          </table:table-cell>
          <table:table-cell table:number-columns-repeated="2"/>
          <table:table-cell office:value-type="float" office:value="24803.3892" calcext:value-type="float">
            <text:p>24803.3892</text:p>
          </table:table-cell>
          <table:table-cell table:formula="of:=[.H269]-[.E269]" office:value-type="float" office:value="91.5609000000004" calcext:value-type="float">
            <text:p>91.5609</text:p>
          </table:table-cell>
          <table:table-cell/>
          <table:table-cell office:value-type="float" office:value="24803.5613" calcext:value-type="float">
            <text:p>24803.5613</text:p>
          </table:table-cell>
          <table:table-cell table:formula="of:=[.K269]-[.H269]" office:value-type="float" office:value="0.172099999999773" calcext:value-type="float">
            <text:p>0.1721</text:p>
          </table:table-cell>
          <table:table-cell/>
          <table:table-cell office:value-type="float" office:value="27120" calcext:value-type="float">
            <text:p>271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889H00M00S" calcext:value-type="time">
            <text:p>10889:00:00</text:p>
          </table:table-cell>
          <table:table-cell office:value-type="float" office:value="22909.385" calcext:value-type="float">
            <text:p>22909.385</text:p>
          </table:table-cell>
          <table:table-cell table:number-columns-repeated="2"/>
          <table:table-cell office:value-type="float" office:value="23837.1586" calcext:value-type="float">
            <text:p>23837.1586</text:p>
          </table:table-cell>
          <table:table-cell table:number-columns-repeated="2"/>
          <table:table-cell office:value-type="float" office:value="23857.6218" calcext:value-type="float">
            <text:p>23857.6218</text:p>
          </table:table-cell>
          <table:table-cell table:formula="of:=[.H270]-[.E270]" office:value-type="float" office:value="20.463200000002" calcext:value-type="float">
            <text:p>20.4632</text:p>
          </table:table-cell>
          <table:table-cell/>
          <table:table-cell office:value-type="float" office:value="23857.6218" calcext:value-type="float">
            <text:p>23857.6218</text:p>
          </table:table-cell>
          <table:table-cell table:formula="of:=[.K270]-[.H270]" office:value-type="float" office:value="0" calcext:value-type="float">
            <text:p>0</text:p>
          </table:table-cell>
          <table:table-cell/>
          <table:table-cell office:value-type="float" office:value="29018" calcext:value-type="float">
            <text:p>2901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264H00M00S" calcext:value-type="time">
            <text:p>17264:00:00</text:p>
          </table:table-cell>
          <table:table-cell office:value-type="float" office:value="17953.8491" calcext:value-type="float">
            <text:p>17953.8491</text:p>
          </table:table-cell>
          <table:table-cell table:number-columns-repeated="2"/>
          <table:table-cell office:value-type="float" office:value="19921.7368" calcext:value-type="float">
            <text:p>19921.7368</text:p>
          </table:table-cell>
          <table:table-cell table:number-columns-repeated="2"/>
          <table:table-cell office:value-type="float" office:value="19922" calcext:value-type="float">
            <text:p>19922</text:p>
          </table:table-cell>
          <table:table-cell table:formula="of:=[.H271]-[.E271]" office:value-type="float" office:value="0.263200000001234" calcext:value-type="float">
            <text:p>0.2632</text:p>
          </table:table-cell>
          <table:table-cell/>
          <table:table-cell office:value-type="float" office:value="19922" calcext:value-type="float">
            <text:p>19922</text:p>
          </table:table-cell>
          <table:table-cell table:formula="of:=[.K271]-[.H271]" office:value-type="float" office:value="0" calcext:value-type="float">
            <text:p>0</text:p>
          </table:table-cell>
          <table:table-cell/>
          <table:table-cell office:value-type="float" office:value="24329" calcext:value-type="float">
            <text:p>243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616H00M00S" calcext:value-type="time">
            <text:p>7616:00:00</text:p>
          </table:table-cell>
          <table:table-cell office:value-type="float" office:value="13702.2243" calcext:value-type="float">
            <text:p>13702.2243</text:p>
          </table:table-cell>
          <table:table-cell table:number-columns-repeated="2"/>
          <table:table-cell office:value-type="float" office:value="15936.8205" calcext:value-type="float">
            <text:p>15936.8205</text:p>
          </table:table-cell>
          <table:table-cell table:number-columns-repeated="2"/>
          <table:table-cell office:value-type="float" office:value="15936.8205" calcext:value-type="float">
            <text:p>15936.8205</text:p>
          </table:table-cell>
          <table:table-cell table:formula="of:=[.H272]-[.E272]" office:value-type="float" office:value="0" calcext:value-type="float">
            <text:p>0</text:p>
          </table:table-cell>
          <table:table-cell/>
          <table:table-cell office:value-type="float" office:value="15936.8205" calcext:value-type="float">
            <text:p>15936.8205</text:p>
          </table:table-cell>
          <table:table-cell table:formula="of:=[.K272]-[.H272]" office:value-type="float" office:value="0" calcext:value-type="float">
            <text:p>0</text:p>
          </table:table-cell>
          <table:table-cell/>
          <table:table-cell office:value-type="float" office:value="19491" calcext:value-type="float">
            <text:p>194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693H00M00S" calcext:value-type="time">
            <text:p>28693:00:00</text:p>
          </table:table-cell>
          <table:table-cell office:value-type="float" office:value="22029.7739" calcext:value-type="float">
            <text:p>22029.7739</text:p>
          </table:table-cell>
          <table:table-cell table:number-columns-repeated="2"/>
          <table:table-cell office:value-type="float" office:value="23439.9567" calcext:value-type="float">
            <text:p>23439.9567</text:p>
          </table:table-cell>
          <table:table-cell table:number-columns-repeated="2"/>
          <table:table-cell office:value-type="float" office:value="23475.4323" calcext:value-type="float">
            <text:p>23475.4323</text:p>
          </table:table-cell>
          <table:table-cell table:formula="of:=[.H273]-[.E273]" office:value-type="float" office:value="35.4756000000016" calcext:value-type="float">
            <text:p>35.4756</text:p>
          </table:table-cell>
          <table:table-cell/>
          <table:table-cell office:value-type="float" office:value="23475.4323" calcext:value-type="float">
            <text:p>23475.4323</text:p>
          </table:table-cell>
          <table:table-cell table:formula="of:=[.K273]-[.H273]" office:value-type="float" office:value="0" calcext:value-type="float">
            <text:p>0</text:p>
          </table:table-cell>
          <table:table-cell/>
          <table:table-cell office:value-type="float" office:value="30005" calcext:value-type="float">
            <text:p>300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495H00M00S" calcext:value-type="time">
            <text:p>22495:00:00</text:p>
          </table:table-cell>
          <table:table-cell office:value-type="float" office:value="12932.5241" calcext:value-type="float">
            <text:p>12932.5241</text:p>
          </table:table-cell>
          <table:table-cell table:number-columns-repeated="2"/>
          <table:table-cell office:value-type="float" office:value="13981.2583" calcext:value-type="float">
            <text:p>13981.2583</text:p>
          </table:table-cell>
          <table:table-cell table:number-columns-repeated="2"/>
          <table:table-cell office:value-type="float" office:value="13997.3109" calcext:value-type="float">
            <text:p>13997.3109</text:p>
          </table:table-cell>
          <table:table-cell table:formula="of:=[.H274]-[.E274]" office:value-type="float" office:value="16.0526000000009" calcext:value-type="float">
            <text:p>16.0526</text:p>
          </table:table-cell>
          <table:table-cell/>
          <table:table-cell office:value-type="float" office:value="14007.8372" calcext:value-type="float">
            <text:p>14007.8372</text:p>
          </table:table-cell>
          <table:table-cell table:formula="of:=[.K274]-[.H274]" office:value-type="float" office:value="10.5262999999995" calcext:value-type="float">
            <text:p>10.5263</text:p>
          </table:table-cell>
          <table:table-cell/>
          <table:table-cell office:value-type="float" office:value="18058" calcext:value-type="float">
            <text:p>1805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7347H00M00S" calcext:value-type="time">
            <text:p>37347:00:00</text:p>
          </table:table-cell>
          <table:table-cell office:value-type="float" office:value="10469.3333" calcext:value-type="float">
            <text:p>10469.3333</text:p>
          </table:table-cell>
          <table:table-cell table:number-columns-repeated="2"/>
          <table:table-cell office:value-type="float" office:value="10469.3333" calcext:value-type="float">
            <text:p>10469.3333</text:p>
          </table:table-cell>
          <table:table-cell table:number-columns-repeated="2"/>
          <table:table-cell office:value-type="float" office:value="10469.3333" calcext:value-type="float">
            <text:p>10469.3333</text:p>
          </table:table-cell>
          <table:table-cell table:formula="of:=[.H275]-[.E275]" office:value-type="float" office:value="0" calcext:value-type="float">
            <text:p>0</text:p>
          </table:table-cell>
          <table:table-cell/>
          <table:table-cell office:value-type="float" office:value="10469.3333" calcext:value-type="float">
            <text:p>10469.3333</text:p>
          </table:table-cell>
          <table:table-cell table:formula="of:=[.K275]-[.H275]" office:value-type="float" office:value="0" calcext:value-type="float">
            <text:p>0</text:p>
          </table:table-cell>
          <table:table-cell/>
          <table:table-cell office:value-type="float" office:value="12536" calcext:value-type="float">
            <text:p>125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579H00M00S" calcext:value-type="time">
            <text:p>10579:00:00</text:p>
          </table:table-cell>
          <table:table-cell office:value-type="float" office:value="14019.7831" calcext:value-type="float">
            <text:p>14019.7831</text:p>
          </table:table-cell>
          <table:table-cell table:number-columns-repeated="2"/>
          <table:table-cell office:value-type="float" office:value="17712.1542" calcext:value-type="float">
            <text:p>17712.1542</text:p>
          </table:table-cell>
          <table:table-cell table:number-columns-repeated="2"/>
          <table:table-cell office:value-type="float" office:value="17790.3388" calcext:value-type="float">
            <text:p>17790.3388</text:p>
          </table:table-cell>
          <table:table-cell table:formula="of:=[.H276]-[.E276]" office:value-type="float" office:value="78.1846000000005" calcext:value-type="float">
            <text:p>78.1846</text:p>
          </table:table-cell>
          <table:table-cell/>
          <table:table-cell office:value-type="float" office:value="17790.3388" calcext:value-type="float">
            <text:p>17790.3388</text:p>
          </table:table-cell>
          <table:table-cell table:formula="of:=[.K276]-[.H276]" office:value-type="float" office:value="0" calcext:value-type="float">
            <text:p>0</text:p>
          </table:table-cell>
          <table:table-cell/>
          <table:table-cell office:value-type="float" office:value="24065" calcext:value-type="float">
            <text:p>2406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9415H00M00S" calcext:value-type="time">
            <text:p>39415:00:00</text:p>
          </table:table-cell>
          <table:table-cell office:value-type="float" office:value="21188.0074" calcext:value-type="float">
            <text:p>21188.0074</text:p>
          </table:table-cell>
          <table:table-cell table:number-columns-repeated="2"/>
          <table:table-cell office:value-type="float" office:value="22490.4103" calcext:value-type="float">
            <text:p>22490.4103</text:p>
          </table:table-cell>
          <table:table-cell table:number-columns-repeated="2"/>
          <table:table-cell office:value-type="float" office:value="22490.4103" calcext:value-type="float">
            <text:p>22490.4103</text:p>
          </table:table-cell>
          <table:table-cell table:formula="of:=[.H277]-[.E277]" office:value-type="float" office:value="0" calcext:value-type="float">
            <text:p>0</text:p>
          </table:table-cell>
          <table:table-cell/>
          <table:table-cell office:value-type="float" office:value="22490.4103" calcext:value-type="float">
            <text:p>22490.4103</text:p>
          </table:table-cell>
          <table:table-cell table:formula="of:=[.K277]-[.H277]" office:value-type="float" office:value="0" calcext:value-type="float">
            <text:p>0</text:p>
          </table:table-cell>
          <table:table-cell/>
          <table:table-cell office:value-type="float" office:value="33005" calcext:value-type="float">
            <text:p>330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058H00M00S" calcext:value-type="time">
            <text:p>47058:00:00</text:p>
          </table:table-cell>
          <table:table-cell office:value-type="float" office:value="13985.184" calcext:value-type="float">
            <text:p>13985.184</text:p>
          </table:table-cell>
          <table:table-cell table:number-columns-repeated="2"/>
          <table:table-cell office:value-type="float" office:value="16377.6797" calcext:value-type="float">
            <text:p>16377.6797</text:p>
          </table:table-cell>
          <table:table-cell table:number-columns-repeated="2"/>
          <table:table-cell office:value-type="float" office:value="16511.6578" calcext:value-type="float">
            <text:p>16511.6578</text:p>
          </table:table-cell>
          <table:table-cell table:formula="of:=[.H278]-[.E278]" office:value-type="float" office:value="133.9781" calcext:value-type="float">
            <text:p>133.9781</text:p>
          </table:table-cell>
          <table:table-cell/>
          <table:table-cell office:value-type="float" office:value="16511.6734" calcext:value-type="float">
            <text:p>16511.6734</text:p>
          </table:table-cell>
          <table:table-cell table:formula="of:=[.K278]-[.H278]" office:value-type="float" office:value="0.0155999999988126" calcext:value-type="float">
            <text:p>0.0156</text:p>
          </table:table-cell>
          <table:table-cell/>
          <table:table-cell office:value-type="float" office:value="20685" calcext:value-type="float">
            <text:p>206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35H00M00S" calcext:value-type="time">
            <text:p>3335:00:00</text:p>
          </table:table-cell>
          <table:table-cell office:value-type="float" office:value="12153.8569" calcext:value-type="float">
            <text:p>12153.8569</text:p>
          </table:table-cell>
          <table:table-cell table:number-columns-repeated="2"/>
          <table:table-cell office:value-type="float" office:value="12876.0474" calcext:value-type="float">
            <text:p>12876.0474</text:p>
          </table:table-cell>
          <table:table-cell table:number-columns-repeated="2"/>
          <table:table-cell office:value-type="float" office:value="12891.9812" calcext:value-type="float">
            <text:p>12891.9812</text:p>
          </table:table-cell>
          <table:table-cell table:formula="of:=[.H279]-[.E279]" office:value-type="float" office:value="15.9338000000007" calcext:value-type="float">
            <text:p>15.9338</text:p>
          </table:table-cell>
          <table:table-cell/>
          <table:table-cell office:value-type="float" office:value="12892.1077" calcext:value-type="float">
            <text:p>12892.1077</text:p>
          </table:table-cell>
          <table:table-cell table:formula="of:=[.K279]-[.H279]" office:value-type="float" office:value="0.126500000000306" calcext:value-type="float">
            <text:p>0.1265</text:p>
          </table:table-cell>
          <table:table-cell/>
          <table:table-cell office:value-type="float" office:value="15651" calcext:value-type="float">
            <text:p>1565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339H00M00S" calcext:value-type="time">
            <text:p>26339:00:00</text:p>
          </table:table-cell>
          <table:table-cell office:value-type="float" office:value="19150.5922" calcext:value-type="float">
            <text:p>19150.5922</text:p>
          </table:table-cell>
          <table:table-cell table:number-columns-repeated="2"/>
          <table:table-cell office:value-type="float" office:value="19879.8164" calcext:value-type="float">
            <text:p>19879.8164</text:p>
          </table:table-cell>
          <table:table-cell table:number-columns-repeated="2"/>
          <table:table-cell office:value-type="float" office:value="19910.3794" calcext:value-type="float">
            <text:p>19910.3794</text:p>
          </table:table-cell>
          <table:table-cell table:formula="of:=[.H280]-[.E280]" office:value-type="float" office:value="30.5630000000019" calcext:value-type="float">
            <text:p>30.563</text:p>
          </table:table-cell>
          <table:table-cell/>
          <table:table-cell office:value-type="float" office:value="19910.4035" calcext:value-type="float">
            <text:p>19910.4035</text:p>
          </table:table-cell>
          <table:table-cell table:formula="of:=[.K280]-[.H280]" office:value-type="float" office:value="0.0240999999987253" calcext:value-type="float">
            <text:p>0.0241</text:p>
          </table:table-cell>
          <table:table-cell/>
          <table:table-cell office:value-type="float" office:value="25406" calcext:value-type="float">
            <text:p>254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993H00M00S" calcext:value-type="time">
            <text:p>20993:00:00</text:p>
          </table:table-cell>
          <table:table-cell office:value-type="float" office:value="11842.5893" calcext:value-type="float">
            <text:p>11842.5893</text:p>
          </table:table-cell>
          <table:table-cell table:number-columns-repeated="2"/>
          <table:table-cell office:value-type="float" office:value="12003" calcext:value-type="float">
            <text:p>12003</text:p>
          </table:table-cell>
          <table:table-cell table:number-columns-repeated="2"/>
          <table:table-cell office:value-type="float" office:value="12003" calcext:value-type="float">
            <text:p>12003</text:p>
          </table:table-cell>
          <table:table-cell table:formula="of:=[.H281]-[.E281]" office:value-type="float" office:value="0" calcext:value-type="float">
            <text:p>0</text:p>
          </table:table-cell>
          <table:table-cell/>
          <table:table-cell office:value-type="float" office:value="12003" calcext:value-type="float">
            <text:p>12003</text:p>
          </table:table-cell>
          <table:table-cell table:formula="of:=[.K281]-[.H281]" office:value-type="float" office:value="0" calcext:value-type="float">
            <text:p>0</text:p>
          </table:table-cell>
          <table:table-cell/>
          <table:table-cell office:value-type="float" office:value="12694" calcext:value-type="float">
            <text:p>126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497H00M00S" calcext:value-type="time">
            <text:p>17497:00:00</text:p>
          </table:table-cell>
          <table:table-cell office:value-type="float" office:value="12162.0486" calcext:value-type="float">
            <text:p>12162.0486</text:p>
          </table:table-cell>
          <table:table-cell table:number-columns-repeated="2"/>
          <table:table-cell office:value-type="float" office:value="15642.0231" calcext:value-type="float">
            <text:p>15642.0231</text:p>
          </table:table-cell>
          <table:table-cell table:number-columns-repeated="2"/>
          <table:table-cell office:value-type="float" office:value="15642.0231" calcext:value-type="float">
            <text:p>15642.0231</text:p>
          </table:table-cell>
          <table:table-cell table:formula="of:=[.H282]-[.E282]" office:value-type="float" office:value="0" calcext:value-type="float">
            <text:p>0</text:p>
          </table:table-cell>
          <table:table-cell/>
          <table:table-cell office:value-type="float" office:value="15642.0231" calcext:value-type="float">
            <text:p>15642.0231</text:p>
          </table:table-cell>
          <table:table-cell table:formula="of:=[.K282]-[.H282]" office:value-type="float" office:value="0" calcext:value-type="float">
            <text:p>0</text:p>
          </table:table-cell>
          <table:table-cell/>
          <table:table-cell office:value-type="float" office:value="25157" calcext:value-type="float">
            <text:p>2515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0596H00M00S" calcext:value-type="time">
            <text:p>50596:00:00</text:p>
          </table:table-cell>
          <table:table-cell office:value-type="float" office:value="14785.8999" calcext:value-type="float">
            <text:p>14785.8999</text:p>
          </table:table-cell>
          <table:table-cell table:number-columns-repeated="2"/>
          <table:table-cell office:value-type="float" office:value="15445.1306" calcext:value-type="float">
            <text:p>15445.1306</text:p>
          </table:table-cell>
          <table:table-cell table:number-columns-repeated="2"/>
          <table:table-cell office:value-type="float" office:value="15478.9379" calcext:value-type="float">
            <text:p>15478.9379</text:p>
          </table:table-cell>
          <table:table-cell table:formula="of:=[.H283]-[.E283]" office:value-type="float" office:value="33.8073000000004" calcext:value-type="float">
            <text:p>33.8073</text:p>
          </table:table-cell>
          <table:table-cell/>
          <table:table-cell office:value-type="float" office:value="15479.0113" calcext:value-type="float">
            <text:p>15479.0113</text:p>
          </table:table-cell>
          <table:table-cell table:formula="of:=[.K283]-[.H283]" office:value-type="float" office:value="0.0733999999993102" calcext:value-type="float">
            <text:p>0.0734</text:p>
          </table:table-cell>
          <table:table-cell/>
          <table:table-cell office:value-type="float" office:value="19924" calcext:value-type="float">
            <text:p>1992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442H00M00S" calcext:value-type="time">
            <text:p>13442:00:00</text:p>
          </table:table-cell>
          <table:table-cell office:value-type="float" office:value="18032.237" calcext:value-type="float">
            <text:p>18032.237</text:p>
          </table:table-cell>
          <table:table-cell table:number-columns-repeated="2"/>
          <table:table-cell office:value-type="float" office:value="18713.0505" calcext:value-type="float">
            <text:p>18713.0505</text:p>
          </table:table-cell>
          <table:table-cell table:number-columns-repeated="2"/>
          <table:table-cell office:value-type="float" office:value="18801.4517" calcext:value-type="float">
            <text:p>18801.4517</text:p>
          </table:table-cell>
          <table:table-cell table:formula="of:=[.H284]-[.E284]" office:value-type="float" office:value="88.4012000000002" calcext:value-type="float">
            <text:p>88.4012</text:p>
          </table:table-cell>
          <table:table-cell/>
          <table:table-cell office:value-type="float" office:value="18809.5293" calcext:value-type="float">
            <text:p>18809.5293</text:p>
          </table:table-cell>
          <table:table-cell table:formula="of:=[.K284]-[.H284]" office:value-type="float" office:value="8.07759999999689" calcext:value-type="float">
            <text:p>8.0776</text:p>
          </table:table-cell>
          <table:table-cell/>
          <table:table-cell office:value-type="float" office:value="24487" calcext:value-type="float">
            <text:p>2448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245H00M00S" calcext:value-type="time">
            <text:p>21245:00:00</text:p>
          </table:table-cell>
          <table:table-cell office:value-type="float" office:value="13219.4132" calcext:value-type="float">
            <text:p>13219.4132</text:p>
          </table:table-cell>
          <table:table-cell table:number-columns-repeated="2"/>
          <table:table-cell office:value-type="float" office:value="16588.9792" calcext:value-type="float">
            <text:p>16588.9792</text:p>
          </table:table-cell>
          <table:table-cell table:number-columns-repeated="2"/>
          <table:table-cell office:value-type="float" office:value="16619.7997" calcext:value-type="float">
            <text:p>16619.7997</text:p>
          </table:table-cell>
          <table:table-cell table:formula="of:=[.H285]-[.E285]" office:value-type="float" office:value="30.820499999998" calcext:value-type="float">
            <text:p>30.8205</text:p>
          </table:table-cell>
          <table:table-cell/>
          <table:table-cell office:value-type="float" office:value="16619.7997" calcext:value-type="float">
            <text:p>16619.7997</text:p>
          </table:table-cell>
          <table:table-cell table:formula="of:=[.K285]-[.H285]" office:value-type="float" office:value="0" calcext:value-type="float">
            <text:p>0</text:p>
          </table:table-cell>
          <table:table-cell/>
          <table:table-cell office:value-type="float" office:value="27725" calcext:value-type="float">
            <text:p>277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50H00M00S" calcext:value-type="time">
            <text:p>5750:00:00</text:p>
          </table:table-cell>
          <table:table-cell office:value-type="float" office:value="21035.1676" calcext:value-type="float">
            <text:p>21035.1676</text:p>
          </table:table-cell>
          <table:table-cell table:number-columns-repeated="2"/>
          <table:table-cell office:value-type="float" office:value="22796.8075" calcext:value-type="float">
            <text:p>22796.8075</text:p>
          </table:table-cell>
          <table:table-cell table:number-columns-repeated="2"/>
          <table:table-cell office:value-type="float" office:value="22841.2878" calcext:value-type="float">
            <text:p>22841.2878</text:p>
          </table:table-cell>
          <table:table-cell table:formula="of:=[.H286]-[.E286]" office:value-type="float" office:value="44.4802999999993" calcext:value-type="float">
            <text:p>44.4803</text:p>
          </table:table-cell>
          <table:table-cell/>
          <table:table-cell office:value-type="float" office:value="22841.3651" calcext:value-type="float">
            <text:p>22841.3651</text:p>
          </table:table-cell>
          <table:table-cell table:formula="of:=[.K286]-[.H286]" office:value-type="float" office:value="0.0773000000008324" calcext:value-type="float">
            <text:p>0.0773</text:p>
          </table:table-cell>
          <table:table-cell/>
          <table:table-cell office:value-type="float" office:value="27432" calcext:value-type="float">
            <text:p>2743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411H00M00S" calcext:value-type="time">
            <text:p>31411:00:00</text:p>
          </table:table-cell>
          <table:table-cell office:value-type="float" office:value="17359.9266" calcext:value-type="float">
            <text:p>17359.9266</text:p>
          </table:table-cell>
          <table:table-cell table:number-columns-repeated="2"/>
          <table:table-cell office:value-type="float" office:value="18181.5576" calcext:value-type="float">
            <text:p>18181.5576</text:p>
          </table:table-cell>
          <table:table-cell table:number-columns-repeated="2"/>
          <table:table-cell office:value-type="float" office:value="18250.4908" calcext:value-type="float">
            <text:p>18250.4908</text:p>
          </table:table-cell>
          <table:table-cell table:formula="of:=[.H287]-[.E287]" office:value-type="float" office:value="68.9331999999995" calcext:value-type="float">
            <text:p>68.9332</text:p>
          </table:table-cell>
          <table:table-cell/>
          <table:table-cell office:value-type="float" office:value="18250.4908" calcext:value-type="float">
            <text:p>18250.4908</text:p>
          </table:table-cell>
          <table:table-cell table:formula="of:=[.K287]-[.H287]" office:value-type="float" office:value="0" calcext:value-type="float">
            <text:p>0</text:p>
          </table:table-cell>
          <table:table-cell/>
          <table:table-cell office:value-type="float" office:value="19049" calcext:value-type="float">
            <text:p>1904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274H00M00S" calcext:value-type="time">
            <text:p>46274:00:00</text:p>
          </table:table-cell>
          <table:table-cell office:value-type="float" office:value="19016.4862" calcext:value-type="float">
            <text:p>19016.4862</text:p>
          </table:table-cell>
          <table:table-cell table:number-columns-repeated="2"/>
          <table:table-cell office:value-type="float" office:value="21351.0931" calcext:value-type="float">
            <text:p>21351.0931</text:p>
          </table:table-cell>
          <table:table-cell table:number-columns-repeated="2"/>
          <table:table-cell office:value-type="float" office:value="21399.5923" calcext:value-type="float">
            <text:p>21399.5923</text:p>
          </table:table-cell>
          <table:table-cell table:formula="of:=[.H288]-[.E288]" office:value-type="float" office:value="48.499200000002" calcext:value-type="float">
            <text:p>48.4992</text:p>
          </table:table-cell>
          <table:table-cell/>
          <table:table-cell office:value-type="float" office:value="21402.3339" calcext:value-type="float">
            <text:p>21402.3339</text:p>
          </table:table-cell>
          <table:table-cell table:formula="of:=[.K288]-[.H288]" office:value-type="float" office:value="2.7416000000012" calcext:value-type="float">
            <text:p>2.7416</text:p>
          </table:table-cell>
          <table:table-cell/>
          <table:table-cell office:value-type="float" office:value="29921" calcext:value-type="float">
            <text:p>2992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696H00M00S" calcext:value-type="time">
            <text:p>29696:00:00</text:p>
          </table:table-cell>
          <table:table-cell office:value-type="float" office:value="17403.2721" calcext:value-type="float">
            <text:p>17403.2721</text:p>
          </table:table-cell>
          <table:table-cell table:number-columns-repeated="2"/>
          <table:table-cell office:value-type="float" office:value="18806.5438" calcext:value-type="float">
            <text:p>18806.5438</text:p>
          </table:table-cell>
          <table:table-cell table:number-columns-repeated="2"/>
          <table:table-cell office:value-type="float" office:value="18842.6611" calcext:value-type="float">
            <text:p>18842.6611</text:p>
          </table:table-cell>
          <table:table-cell table:formula="of:=[.H289]-[.E289]" office:value-type="float" office:value="36.1173000000017" calcext:value-type="float">
            <text:p>36.1173</text:p>
          </table:table-cell>
          <table:table-cell/>
          <table:table-cell office:value-type="float" office:value="18843.0722" calcext:value-type="float">
            <text:p>18843.0722</text:p>
          </table:table-cell>
          <table:table-cell table:formula="of:=[.K289]-[.H289]" office:value-type="float" office:value="0.411099999997532" calcext:value-type="float">
            <text:p>0.4111</text:p>
          </table:table-cell>
          <table:table-cell/>
          <table:table-cell office:value-type="float" office:value="28522" calcext:value-type="float">
            <text:p>285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192H00M00S" calcext:value-type="time">
            <text:p>27192:00:00</text:p>
          </table:table-cell>
          <table:table-cell office:value-type="float" office:value="12937.6883" calcext:value-type="float">
            <text:p>12937.6883</text:p>
          </table:table-cell>
          <table:table-cell table:number-columns-repeated="2"/>
          <table:table-cell office:value-type="float" office:value="15050.3513" calcext:value-type="float">
            <text:p>15050.3513</text:p>
          </table:table-cell>
          <table:table-cell table:number-columns-repeated="2"/>
          <table:table-cell office:value-type="float" office:value="15058.7064" calcext:value-type="float">
            <text:p>15058.7064</text:p>
          </table:table-cell>
          <table:table-cell table:formula="of:=[.H290]-[.E290]" office:value-type="float" office:value="8.35509999999886" calcext:value-type="float">
            <text:p>8.3551</text:p>
          </table:table-cell>
          <table:table-cell/>
          <table:table-cell office:value-type="float" office:value="15059.0383" calcext:value-type="float">
            <text:p>15059.0383</text:p>
          </table:table-cell>
          <table:table-cell table:formula="of:=[.K290]-[.H290]" office:value-type="float" office:value="0.331900000001042" calcext:value-type="float">
            <text:p>0.3319</text:p>
          </table:table-cell>
          <table:table-cell/>
          <table:table-cell office:value-type="float" office:value="19464" calcext:value-type="float">
            <text:p>194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482H00M00S" calcext:value-type="time">
            <text:p>7482:00:00</text:p>
          </table:table-cell>
          <table:table-cell office:value-type="float" office:value="27804.5456" calcext:value-type="float">
            <text:p>27804.5456</text:p>
          </table:table-cell>
          <table:table-cell table:number-columns-repeated="2"/>
          <table:table-cell office:value-type="float" office:value="28092.3819" calcext:value-type="float">
            <text:p>28092.3819</text:p>
          </table:table-cell>
          <table:table-cell table:number-columns-repeated="2"/>
          <table:table-cell office:value-type="float" office:value="28138.9174" calcext:value-type="float">
            <text:p>28138.9174</text:p>
          </table:table-cell>
          <table:table-cell table:formula="of:=[.H291]-[.E291]" office:value-type="float" office:value="46.5354999999981" calcext:value-type="float">
            <text:p>46.5355</text:p>
          </table:table-cell>
          <table:table-cell/>
          <table:table-cell office:value-type="float" office:value="28138.999" calcext:value-type="float">
            <text:p>28138.999</text:p>
          </table:table-cell>
          <table:table-cell table:formula="of:=[.K291]-[.H291]" office:value-type="float" office:value="0.0816000000013446" calcext:value-type="float">
            <text:p>0.0816</text:p>
          </table:table-cell>
          <table:table-cell/>
          <table:table-cell office:value-type="float" office:value="34645" calcext:value-type="float">
            <text:p>3464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659H00M00S" calcext:value-type="time">
            <text:p>8659:00:00</text:p>
          </table:table-cell>
          <table:table-cell office:value-type="float" office:value="20247.9517" calcext:value-type="float">
            <text:p>20247.9517</text:p>
          </table:table-cell>
          <table:table-cell table:number-columns-repeated="2"/>
          <table:table-cell office:value-type="float" office:value="21186.4862" calcext:value-type="float">
            <text:p>21186.4862</text:p>
          </table:table-cell>
          <table:table-cell table:number-columns-repeated="2"/>
          <table:table-cell office:value-type="float" office:value="21229.2198" calcext:value-type="float">
            <text:p>21229.2198</text:p>
          </table:table-cell>
          <table:table-cell table:formula="of:=[.H292]-[.E292]" office:value-type="float" office:value="42.7335999999996" calcext:value-type="float">
            <text:p>42.7336</text:p>
          </table:table-cell>
          <table:table-cell/>
          <table:table-cell office:value-type="float" office:value="21229.643" calcext:value-type="float">
            <text:p>21229.643</text:p>
          </table:table-cell>
          <table:table-cell table:formula="of:=[.K292]-[.H292]" office:value-type="float" office:value="0.423200000001089" calcext:value-type="float">
            <text:p>0.4232</text:p>
          </table:table-cell>
          <table:table-cell/>
          <table:table-cell office:value-type="float" office:value="27086" calcext:value-type="float">
            <text:p>2708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2640H00M00S" calcext:value-type="time">
            <text:p>32640:00:00</text:p>
          </table:table-cell>
          <table:table-cell office:value-type="float" office:value="24602.3834" calcext:value-type="float">
            <text:p>24602.3834</text:p>
          </table:table-cell>
          <table:table-cell table:number-columns-repeated="2"/>
          <table:table-cell office:value-type="float" office:value="27482.1682" calcext:value-type="float">
            <text:p>27482.1682</text:p>
          </table:table-cell>
          <table:table-cell table:number-columns-repeated="2"/>
          <table:table-cell office:value-type="float" office:value="27482.1682" calcext:value-type="float">
            <text:p>27482.1682</text:p>
          </table:table-cell>
          <table:table-cell table:formula="of:=[.H293]-[.E293]" office:value-type="float" office:value="0" calcext:value-type="float">
            <text:p>0</text:p>
          </table:table-cell>
          <table:table-cell/>
          <table:table-cell office:value-type="float" office:value="27482.1682" calcext:value-type="float">
            <text:p>27482.1682</text:p>
          </table:table-cell>
          <table:table-cell table:formula="of:=[.K293]-[.H293]" office:value-type="float" office:value="0" calcext:value-type="float">
            <text:p>0</text:p>
          </table:table-cell>
          <table:table-cell/>
          <table:table-cell office:value-type="float" office:value="32243" calcext:value-type="float">
            <text:p>3224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828H00M00S" calcext:value-type="time">
            <text:p>4828:00:00</text:p>
          </table:table-cell>
          <table:table-cell office:value-type="float" office:value="20245.3895" calcext:value-type="float">
            <text:p>20245.3895</text:p>
          </table:table-cell>
          <table:table-cell table:number-columns-repeated="2"/>
          <table:table-cell office:value-type="float" office:value="22754.5927" calcext:value-type="float">
            <text:p>22754.5927</text:p>
          </table:table-cell>
          <table:table-cell table:number-columns-repeated="2"/>
          <table:table-cell office:value-type="float" office:value="22781.5957" calcext:value-type="float">
            <text:p>22781.5957</text:p>
          </table:table-cell>
          <table:table-cell table:formula="of:=[.H294]-[.E294]" office:value-type="float" office:value="27.0030000000006" calcext:value-type="float">
            <text:p>27.003</text:p>
          </table:table-cell>
          <table:table-cell/>
          <table:table-cell office:value-type="float" office:value="22816.9574" calcext:value-type="float">
            <text:p>22816.9574</text:p>
          </table:table-cell>
          <table:table-cell table:formula="of:=[.K294]-[.H294]" office:value-type="float" office:value="35.3616999999977" calcext:value-type="float">
            <text:p>35.3617</text:p>
          </table:table-cell>
          <table:table-cell/>
          <table:table-cell office:value-type="float" office:value="29574" calcext:value-type="float">
            <text:p>295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55H00M00S" calcext:value-type="time">
            <text:p>355:00:00</text:p>
          </table:table-cell>
          <table:table-cell office:value-type="float" office:value="16913.3934" calcext:value-type="float">
            <text:p>16913.3934</text:p>
          </table:table-cell>
          <table:table-cell table:number-columns-repeated="2"/>
          <table:table-cell office:value-type="float" office:value="17544.5445" calcext:value-type="float">
            <text:p>17544.5445</text:p>
          </table:table-cell>
          <table:table-cell table:number-columns-repeated="2"/>
          <table:table-cell office:value-type="float" office:value="17591.8386" calcext:value-type="float">
            <text:p>17591.8386</text:p>
          </table:table-cell>
          <table:table-cell table:formula="of:=[.H295]-[.E295]" office:value-type="float" office:value="47.2940999999992" calcext:value-type="float">
            <text:p>47.2941</text:p>
          </table:table-cell>
          <table:table-cell/>
          <table:table-cell office:value-type="float" office:value="17591.8386" calcext:value-type="float">
            <text:p>17591.8386</text:p>
          </table:table-cell>
          <table:table-cell table:formula="of:=[.K295]-[.H295]" office:value-type="float" office:value="0" calcext:value-type="float">
            <text:p>0</text:p>
          </table:table-cell>
          <table:table-cell/>
          <table:table-cell office:value-type="float" office:value="22487" calcext:value-type="float">
            <text:p>2248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70H00M00S" calcext:value-type="time">
            <text:p>6070:00:00</text:p>
          </table:table-cell>
          <table:table-cell office:value-type="float" office:value="13814.121" calcext:value-type="float">
            <text:p>13814.121</text:p>
          </table:table-cell>
          <table:table-cell table:number-columns-repeated="2"/>
          <table:table-cell office:value-type="float" office:value="17137.125" calcext:value-type="float">
            <text:p>17137.125</text:p>
          </table:table-cell>
          <table:table-cell table:number-columns-repeated="2"/>
          <table:table-cell office:value-type="float" office:value="17138.125" calcext:value-type="float">
            <text:p>17138.125</text:p>
          </table:table-cell>
          <table:table-cell table:formula="of:=[.H296]-[.E296]" office:value-type="float" office:value="1" calcext:value-type="float">
            <text:p>1</text:p>
          </table:table-cell>
          <table:table-cell/>
          <table:table-cell office:value-type="float" office:value="17138.125" calcext:value-type="float">
            <text:p>17138.125</text:p>
          </table:table-cell>
          <table:table-cell table:formula="of:=[.K296]-[.H296]" office:value-type="float" office:value="0" calcext:value-type="float">
            <text:p>0</text:p>
          </table:table-cell>
          <table:table-cell/>
          <table:table-cell office:value-type="float" office:value="21173" calcext:value-type="float">
            <text:p>211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182H00M00S" calcext:value-type="time">
            <text:p>27182:00:00</text:p>
          </table:table-cell>
          <table:table-cell office:value-type="float" office:value="13597.625" calcext:value-type="float">
            <text:p>13597.625</text:p>
          </table:table-cell>
          <table:table-cell table:number-columns-repeated="2"/>
          <table:table-cell office:value-type="float" office:value="13744.1244" calcext:value-type="float">
            <text:p>13744.1244</text:p>
          </table:table-cell>
          <table:table-cell table:number-columns-repeated="2"/>
          <table:table-cell office:value-type="float" office:value="13744.1244" calcext:value-type="float">
            <text:p>13744.1244</text:p>
          </table:table-cell>
          <table:table-cell table:formula="of:=[.H297]-[.E297]" office:value-type="float" office:value="0" calcext:value-type="float">
            <text:p>0</text:p>
          </table:table-cell>
          <table:table-cell/>
          <table:table-cell office:value-type="float" office:value="13744.1244" calcext:value-type="float">
            <text:p>13744.1244</text:p>
          </table:table-cell>
          <table:table-cell table:formula="of:=[.K297]-[.H297]" office:value-type="float" office:value="0" calcext:value-type="float">
            <text:p>0</text:p>
          </table:table-cell>
          <table:table-cell/>
          <table:table-cell office:value-type="float" office:value="16385" calcext:value-type="float">
            <text:p>163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642H00M00S" calcext:value-type="time">
            <text:p>21642:00:00</text:p>
          </table:table-cell>
          <table:table-cell office:value-type="float" office:value="14547.6155" calcext:value-type="float">
            <text:p>14547.6155</text:p>
          </table:table-cell>
          <table:table-cell table:number-columns-repeated="2"/>
          <table:table-cell office:value-type="float" office:value="15741.8244" calcext:value-type="float">
            <text:p>15741.8244</text:p>
          </table:table-cell>
          <table:table-cell table:number-columns-repeated="2"/>
          <table:table-cell office:value-type="float" office:value="15859.1279" calcext:value-type="float">
            <text:p>15859.1279</text:p>
          </table:table-cell>
          <table:table-cell table:formula="of:=[.H298]-[.E298]" office:value-type="float" office:value="117.3035" calcext:value-type="float">
            <text:p>117.3035</text:p>
          </table:table-cell>
          <table:table-cell/>
          <table:table-cell office:value-type="float" office:value="15860.3201" calcext:value-type="float">
            <text:p>15860.3201</text:p>
          </table:table-cell>
          <table:table-cell table:formula="of:=[.K298]-[.H298]" office:value-type="float" office:value="1.19220000000132" calcext:value-type="float">
            <text:p>1.1922</text:p>
          </table:table-cell>
          <table:table-cell/>
          <table:table-cell office:value-type="float" office:value="20675" calcext:value-type="float">
            <text:p>2067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843H00M00S" calcext:value-type="time">
            <text:p>23843:00:00</text:p>
          </table:table-cell>
          <table:table-cell office:value-type="float" office:value="24985.2431" calcext:value-type="float">
            <text:p>24985.2431</text:p>
          </table:table-cell>
          <table:table-cell table:number-columns-repeated="2"/>
          <table:table-cell office:value-type="float" office:value="26025.7843" calcext:value-type="float">
            <text:p>26025.7843</text:p>
          </table:table-cell>
          <table:table-cell table:number-columns-repeated="2"/>
          <table:table-cell office:value-type="float" office:value="26036.6387" calcext:value-type="float">
            <text:p>26036.6387</text:p>
          </table:table-cell>
          <table:table-cell table:formula="of:=[.H299]-[.E299]" office:value-type="float" office:value="10.8544000000002" calcext:value-type="float">
            <text:p>10.8544</text:p>
          </table:table-cell>
          <table:table-cell/>
          <table:table-cell office:value-type="float" office:value="26036.6387" calcext:value-type="float">
            <text:p>26036.6387</text:p>
          </table:table-cell>
          <table:table-cell table:formula="of:=[.K299]-[.H299]" office:value-type="float" office:value="0" calcext:value-type="float">
            <text:p>0</text:p>
          </table:table-cell>
          <table:table-cell/>
          <table:table-cell office:value-type="float" office:value="33794" calcext:value-type="float">
            <text:p>337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828H00M00S" calcext:value-type="time">
            <text:p>27828:00:00</text:p>
          </table:table-cell>
          <table:table-cell office:value-type="float" office:value="12183.3" calcext:value-type="float">
            <text:p>12183.3</text:p>
          </table:table-cell>
          <table:table-cell table:number-columns-repeated="2"/>
          <table:table-cell office:value-type="float" office:value="12191.5" calcext:value-type="float">
            <text:p>12191.5</text:p>
          </table:table-cell>
          <table:table-cell table:number-columns-repeated="2"/>
          <table:table-cell office:value-type="float" office:value="12245.119" calcext:value-type="float">
            <text:p>12245.119</text:p>
          </table:table-cell>
          <table:table-cell table:formula="of:=[.H300]-[.E300]" office:value-type="float" office:value="53.6190000000006" calcext:value-type="float">
            <text:p>53.619</text:p>
          </table:table-cell>
          <table:table-cell/>
          <table:table-cell office:value-type="float" office:value="12245.119" calcext:value-type="float">
            <text:p>12245.119</text:p>
          </table:table-cell>
          <table:table-cell table:formula="of:=[.K300]-[.H300]" office:value-type="float" office:value="0" calcext:value-type="float">
            <text:p>0</text:p>
          </table:table-cell>
          <table:table-cell/>
          <table:table-cell office:value-type="float" office:value="19177" calcext:value-type="float">
            <text:p>1917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6620H00M00S" calcext:value-type="time">
            <text:p>16620:00:00</text:p>
          </table:table-cell>
          <table:table-cell office:value-type="float" office:value="15282.7171" calcext:value-type="float">
            <text:p>15282.7171</text:p>
          </table:table-cell>
          <table:table-cell table:number-columns-repeated="2"/>
          <table:table-cell office:value-type="float" office:value="17623.8708" calcext:value-type="float">
            <text:p>17623.8708</text:p>
          </table:table-cell>
          <table:table-cell table:number-columns-repeated="2"/>
          <table:table-cell office:value-type="float" office:value="17637.9389" calcext:value-type="float">
            <text:p>17637.9389</text:p>
          </table:table-cell>
          <table:table-cell table:formula="of:=[.H301]-[.E301]" office:value-type="float" office:value="14.0681000000004" calcext:value-type="float">
            <text:p>14.0681</text:p>
          </table:table-cell>
          <table:table-cell/>
          <table:table-cell office:value-type="float" office:value="17637.9389" calcext:value-type="float">
            <text:p>17637.9389</text:p>
          </table:table-cell>
          <table:table-cell table:formula="of:=[.K301]-[.H301]" office:value-type="float" office:value="0" calcext:value-type="float">
            <text:p>0</text:p>
          </table:table-cell>
          <table:table-cell/>
          <table:table-cell office:value-type="float" office:value="25107" calcext:value-type="float">
            <text:p>251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228H00M00S" calcext:value-type="time">
            <text:p>60228:00:00</text:p>
          </table:table-cell>
          <table:table-cell office:value-type="float" office:value="23039.6951" calcext:value-type="float">
            <text:p>23039.6951</text:p>
          </table:table-cell>
          <table:table-cell table:number-columns-repeated="2"/>
          <table:table-cell office:value-type="float" office:value="24612.7041" calcext:value-type="float">
            <text:p>24612.7041</text:p>
          </table:table-cell>
          <table:table-cell table:number-columns-repeated="2"/>
          <table:table-cell office:value-type="float" office:value="24644.3619" calcext:value-type="float">
            <text:p>24644.3619</text:p>
          </table:table-cell>
          <table:table-cell table:formula="of:=[.H302]-[.E302]" office:value-type="float" office:value="31.6578000000009" calcext:value-type="float">
            <text:p>31.6578</text:p>
          </table:table-cell>
          <table:table-cell/>
          <table:table-cell office:value-type="float" office:value="24652.9655" calcext:value-type="float">
            <text:p>24652.9655</text:p>
          </table:table-cell>
          <table:table-cell table:formula="of:=[.K302]-[.H302]" office:value-type="float" office:value="8.60359999999855" calcext:value-type="float">
            <text:p>8.6036</text:p>
          </table:table-cell>
          <table:table-cell/>
          <table:table-cell office:value-type="float" office:value="32226" calcext:value-type="float">
            <text:p>3222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705H00M00S" calcext:value-type="time">
            <text:p>33705:00:00</text:p>
          </table:table-cell>
          <table:table-cell office:value-type="float" office:value="16516.4574" calcext:value-type="float">
            <text:p>16516.4574</text:p>
          </table:table-cell>
          <table:table-cell table:number-columns-repeated="2"/>
          <table:table-cell office:value-type="float" office:value="17085.7581" calcext:value-type="float">
            <text:p>17085.7581</text:p>
          </table:table-cell>
          <table:table-cell table:number-columns-repeated="2"/>
          <table:table-cell office:value-type="float" office:value="17113.97" calcext:value-type="float">
            <text:p>17113.97</text:p>
          </table:table-cell>
          <table:table-cell table:formula="of:=[.H303]-[.E303]" office:value-type="float" office:value="28.2119000000021" calcext:value-type="float">
            <text:p>28.2119</text:p>
          </table:table-cell>
          <table:table-cell/>
          <table:table-cell office:value-type="float" office:value="17123.4318" calcext:value-type="float">
            <text:p>17123.4318</text:p>
          </table:table-cell>
          <table:table-cell table:formula="of:=[.K303]-[.H303]" office:value-type="float" office:value="9.46179999999731" calcext:value-type="float">
            <text:p>9.4618</text:p>
          </table:table-cell>
          <table:table-cell/>
          <table:table-cell office:value-type="float" office:value="23616" calcext:value-type="float">
            <text:p>2361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637H00M00S" calcext:value-type="time">
            <text:p>14637:00:00</text:p>
          </table:table-cell>
          <table:table-cell office:value-type="float" office:value="27408.9262" calcext:value-type="float">
            <text:p>27408.9262</text:p>
          </table:table-cell>
          <table:table-cell table:number-columns-repeated="2"/>
          <table:table-cell office:value-type="float" office:value="29855.8758" calcext:value-type="float">
            <text:p>29855.8758</text:p>
          </table:table-cell>
          <table:table-cell table:number-columns-repeated="2"/>
          <table:table-cell office:value-type="float" office:value="30202.4136" calcext:value-type="float">
            <text:p>30202.4136</text:p>
          </table:table-cell>
          <table:table-cell table:formula="of:=[.H304]-[.E304]" office:value-type="float" office:value="346.537799999998" calcext:value-type="float">
            <text:p>346.5378</text:p>
          </table:table-cell>
          <table:table-cell/>
          <table:table-cell office:value-type="float" office:value="30213.7101" calcext:value-type="float">
            <text:p>30213.7101</text:p>
          </table:table-cell>
          <table:table-cell table:formula="of:=[.K304]-[.H304]" office:value-type="float" office:value="11.2965000000004" calcext:value-type="float">
            <text:p>11.2965</text:p>
          </table:table-cell>
          <table:table-cell/>
          <table:table-cell office:value-type="float" office:value="38470" calcext:value-type="float">
            <text:p>384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975H00M00S" calcext:value-type="time">
            <text:p>28975:00:00</text:p>
          </table:table-cell>
          <table:table-cell office:value-type="float" office:value="21070.5222" calcext:value-type="float">
            <text:p>21070.5222</text:p>
          </table:table-cell>
          <table:table-cell table:number-columns-repeated="2"/>
          <table:table-cell office:value-type="float" office:value="23692.963" calcext:value-type="float">
            <text:p>23692.963</text:p>
          </table:table-cell>
          <table:table-cell table:number-columns-repeated="2"/>
          <table:table-cell office:value-type="float" office:value="23748.8" calcext:value-type="float">
            <text:p>23748.8</text:p>
          </table:table-cell>
          <table:table-cell table:formula="of:=[.H305]-[.E305]" office:value-type="float" office:value="55.8369999999995" calcext:value-type="float">
            <text:p>55.837</text:p>
          </table:table-cell>
          <table:table-cell/>
          <table:table-cell office:value-type="float" office:value="23748.8" calcext:value-type="float">
            <text:p>23748.8</text:p>
          </table:table-cell>
          <table:table-cell table:formula="of:=[.K305]-[.H305]" office:value-type="float" office:value="0" calcext:value-type="float">
            <text:p>0</text:p>
          </table:table-cell>
          <table:table-cell/>
          <table:table-cell office:value-type="float" office:value="25725" calcext:value-type="float">
            <text:p>257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464H00M00S" calcext:value-type="time">
            <text:p>17464:00:00</text:p>
          </table:table-cell>
          <table:table-cell office:value-type="float" office:value="18394.7434" calcext:value-type="float">
            <text:p>18394.7434</text:p>
          </table:table-cell>
          <table:table-cell table:number-columns-repeated="2"/>
          <table:table-cell office:value-type="float" office:value="20507.0448" calcext:value-type="float">
            <text:p>20507.0448</text:p>
          </table:table-cell>
          <table:table-cell table:number-columns-repeated="2"/>
          <table:table-cell office:value-type="float" office:value="20637.063" calcext:value-type="float">
            <text:p>20637.063</text:p>
          </table:table-cell>
          <table:table-cell table:formula="of:=[.H306]-[.E306]" office:value-type="float" office:value="130.018199999999" calcext:value-type="float">
            <text:p>130.0182</text:p>
          </table:table-cell>
          <table:table-cell/>
          <table:table-cell office:value-type="float" office:value="20640.579" calcext:value-type="float">
            <text:p>20640.579</text:p>
          </table:table-cell>
          <table:table-cell table:formula="of:=[.K306]-[.H306]" office:value-type="float" office:value="3.51600000000326" calcext:value-type="float">
            <text:p>3.516</text:p>
          </table:table-cell>
          <table:table-cell/>
          <table:table-cell office:value-type="float" office:value="25410" calcext:value-type="float">
            <text:p>254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147H00M00S" calcext:value-type="time">
            <text:p>9147:00:00</text:p>
          </table:table-cell>
          <table:table-cell office:value-type="float" office:value="18420.4251" calcext:value-type="float">
            <text:p>18420.4251</text:p>
          </table:table-cell>
          <table:table-cell table:number-columns-repeated="2"/>
          <table:table-cell office:value-type="float" office:value="18937.8056" calcext:value-type="float">
            <text:p>18937.8056</text:p>
          </table:table-cell>
          <table:table-cell table:number-columns-repeated="2"/>
          <table:table-cell office:value-type="float" office:value="19047.4157" calcext:value-type="float">
            <text:p>19047.4157</text:p>
          </table:table-cell>
          <table:table-cell table:formula="of:=[.H307]-[.E307]" office:value-type="float" office:value="109.610100000002" calcext:value-type="float">
            <text:p>109.6101</text:p>
          </table:table-cell>
          <table:table-cell/>
          <table:table-cell office:value-type="float" office:value="19047.9614" calcext:value-type="float">
            <text:p>19047.9614</text:p>
          </table:table-cell>
          <table:table-cell table:formula="of:=[.K307]-[.H307]" office:value-type="float" office:value="0.54569999999876" calcext:value-type="float">
            <text:p>0.5457</text:p>
          </table:table-cell>
          <table:table-cell/>
          <table:table-cell office:value-type="float" office:value="21692" calcext:value-type="float">
            <text:p>2169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6545H00M00S" calcext:value-type="time">
            <text:p>16545:00:00</text:p>
          </table:table-cell>
          <table:table-cell office:value-type="float" office:value="15440.6637" calcext:value-type="float">
            <text:p>15440.6637</text:p>
          </table:table-cell>
          <table:table-cell table:number-columns-repeated="2"/>
          <table:table-cell office:value-type="float" office:value="16358.5061" calcext:value-type="float">
            <text:p>16358.5061</text:p>
          </table:table-cell>
          <table:table-cell table:number-columns-repeated="2"/>
          <table:table-cell office:value-type="float" office:value="16384.1429" calcext:value-type="float">
            <text:p>16384.1429</text:p>
          </table:table-cell>
          <table:table-cell table:formula="of:=[.H308]-[.E308]" office:value-type="float" office:value="25.6367999999984" calcext:value-type="float">
            <text:p>25.6368</text:p>
          </table:table-cell>
          <table:table-cell/>
          <table:table-cell office:value-type="float" office:value="16384.1429" calcext:value-type="float">
            <text:p>16384.1429</text:p>
          </table:table-cell>
          <table:table-cell table:formula="of:=[.K308]-[.H308]" office:value-type="float" office:value="0" calcext:value-type="float">
            <text:p>0</text:p>
          </table:table-cell>
          <table:table-cell/>
          <table:table-cell office:value-type="float" office:value="23430" calcext:value-type="float">
            <text:p>2343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143H00M00S" calcext:value-type="time">
            <text:p>40143:00:00</text:p>
          </table:table-cell>
          <table:table-cell office:value-type="float" office:value="24898.9734" calcext:value-type="float">
            <text:p>24898.9734</text:p>
          </table:table-cell>
          <table:table-cell table:number-columns-repeated="2"/>
          <table:table-cell office:value-type="float" office:value="25638.1842" calcext:value-type="float">
            <text:p>25638.1842</text:p>
          </table:table-cell>
          <table:table-cell table:number-columns-repeated="2"/>
          <table:table-cell office:value-type="float" office:value="25705.0188" calcext:value-type="float">
            <text:p>25705.0188</text:p>
          </table:table-cell>
          <table:table-cell table:formula="of:=[.H309]-[.E309]" office:value-type="float" office:value="66.834600000002" calcext:value-type="float">
            <text:p>66.8346</text:p>
          </table:table-cell>
          <table:table-cell/>
          <table:table-cell office:value-type="float" office:value="25705.0848" calcext:value-type="float">
            <text:p>25705.0848</text:p>
          </table:table-cell>
          <table:table-cell table:formula="of:=[.K309]-[.H309]" office:value-type="float" office:value="0.0659999999988941" calcext:value-type="float">
            <text:p>0.066</text:p>
          </table:table-cell>
          <table:table-cell/>
          <table:table-cell office:value-type="float" office:value="30036" calcext:value-type="float">
            <text:p>300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487H00M00S" calcext:value-type="time">
            <text:p>53487:00:00</text:p>
          </table:table-cell>
          <table:table-cell office:value-type="float" office:value="20889.4567" calcext:value-type="float">
            <text:p>20889.4567</text:p>
          </table:table-cell>
          <table:table-cell table:number-columns-repeated="2"/>
          <table:table-cell office:value-type="float" office:value="21152.7426" calcext:value-type="float">
            <text:p>21152.7426</text:p>
          </table:table-cell>
          <table:table-cell table:number-columns-repeated="2"/>
          <table:table-cell office:value-type="float" office:value="21394.6312" calcext:value-type="float">
            <text:p>21394.6312</text:p>
          </table:table-cell>
          <table:table-cell table:formula="of:=[.H310]-[.E310]" office:value-type="float" office:value="241.888599999998" calcext:value-type="float">
            <text:p>241.8886</text:p>
          </table:table-cell>
          <table:table-cell/>
          <table:table-cell office:value-type="float" office:value="21394.6312" calcext:value-type="float">
            <text:p>21394.6312</text:p>
          </table:table-cell>
          <table:table-cell table:formula="of:=[.K310]-[.H310]" office:value-type="float" office:value="0" calcext:value-type="float">
            <text:p>0</text:p>
          </table:table-cell>
          <table:table-cell/>
          <table:table-cell office:value-type="float" office:value="25393" calcext:value-type="float">
            <text:p>2539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1833H00M00S" calcext:value-type="time">
            <text:p>11833:00:00</text:p>
          </table:table-cell>
          <table:table-cell office:value-type="float" office:value="17377.2993" calcext:value-type="float">
            <text:p>17377.2993</text:p>
          </table:table-cell>
          <table:table-cell table:number-columns-repeated="2"/>
          <table:table-cell office:value-type="float" office:value="17704.4008" calcext:value-type="float">
            <text:p>17704.4008</text:p>
          </table:table-cell>
          <table:table-cell table:number-columns-repeated="2"/>
          <table:table-cell office:value-type="float" office:value="17851.8753" calcext:value-type="float">
            <text:p>17851.8753</text:p>
          </table:table-cell>
          <table:table-cell table:formula="of:=[.H311]-[.E311]" office:value-type="float" office:value="147.4745" calcext:value-type="float">
            <text:p>147.4745</text:p>
          </table:table-cell>
          <table:table-cell/>
          <table:table-cell office:value-type="float" office:value="17855.9073" calcext:value-type="float">
            <text:p>17855.9073</text:p>
          </table:table-cell>
          <table:table-cell table:formula="of:=[.K311]-[.H311]" office:value-type="float" office:value="4.03199999999924" calcext:value-type="float">
            <text:p>4.032</text:p>
          </table:table-cell>
          <table:table-cell/>
          <table:table-cell office:value-type="float" office:value="25084" calcext:value-type="float">
            <text:p>2508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514H00M00S" calcext:value-type="time">
            <text:p>8514:00:00</text:p>
          </table:table-cell>
          <table:table-cell office:value-type="float" office:value="19608.6823" calcext:value-type="float">
            <text:p>19608.6823</text:p>
          </table:table-cell>
          <table:table-cell table:number-columns-repeated="2"/>
          <table:table-cell office:value-type="float" office:value="19856.0866" calcext:value-type="float">
            <text:p>19856.0866</text:p>
          </table:table-cell>
          <table:table-cell table:number-columns-repeated="2"/>
          <table:table-cell office:value-type="float" office:value="19915.5281" calcext:value-type="float">
            <text:p>19915.5281</text:p>
          </table:table-cell>
          <table:table-cell table:formula="of:=[.H312]-[.E312]" office:value-type="float" office:value="59.4415000000008" calcext:value-type="float">
            <text:p>59.4415</text:p>
          </table:table-cell>
          <table:table-cell/>
          <table:table-cell office:value-type="float" office:value="19915.5322" calcext:value-type="float">
            <text:p>19915.5322</text:p>
          </table:table-cell>
          <table:table-cell table:formula="of:=[.K312]-[.H312]" office:value-type="float" office:value="0.00410000000192667" calcext:value-type="float">
            <text:p>0.0041</text:p>
          </table:table-cell>
          <table:table-cell/>
          <table:table-cell office:value-type="float" office:value="22630" calcext:value-type="float">
            <text:p>2263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449H00M00S" calcext:value-type="time">
            <text:p>47449:00:00</text:p>
          </table:table-cell>
          <table:table-cell office:value-type="float" office:value="23722.0829" calcext:value-type="float">
            <text:p>23722.0829</text:p>
          </table:table-cell>
          <table:table-cell table:number-columns-repeated="2"/>
          <table:table-cell office:value-type="float" office:value="25750.35" calcext:value-type="float">
            <text:p>25750.35</text:p>
          </table:table-cell>
          <table:table-cell table:number-columns-repeated="2"/>
          <table:table-cell office:value-type="float" office:value="25771.3835" calcext:value-type="float">
            <text:p>25771.3835</text:p>
          </table:table-cell>
          <table:table-cell table:formula="of:=[.H313]-[.E313]" office:value-type="float" office:value="21.0335000000014" calcext:value-type="float">
            <text:p>21.0335</text:p>
          </table:table-cell>
          <table:table-cell/>
          <table:table-cell office:value-type="float" office:value="25772.3237" calcext:value-type="float">
            <text:p>25772.3237</text:p>
          </table:table-cell>
          <table:table-cell table:formula="of:=[.K313]-[.H313]" office:value-type="float" office:value="0.940200000000914" calcext:value-type="float">
            <text:p>0.9402</text:p>
          </table:table-cell>
          <table:table-cell/>
          <table:table-cell office:value-type="float" office:value="28854" calcext:value-type="float">
            <text:p>288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827H00M00S" calcext:value-type="time">
            <text:p>14827:00:00</text:p>
          </table:table-cell>
          <table:table-cell office:value-type="float" office:value="24671.5597" calcext:value-type="float">
            <text:p>24671.5597</text:p>
          </table:table-cell>
          <table:table-cell table:number-columns-repeated="2"/>
          <table:table-cell office:value-type="float" office:value="25322.1603" calcext:value-type="float">
            <text:p>25322.1603</text:p>
          </table:table-cell>
          <table:table-cell table:number-columns-repeated="2"/>
          <table:table-cell office:value-type="float" office:value="25395.7266" calcext:value-type="float">
            <text:p>25395.7266</text:p>
          </table:table-cell>
          <table:table-cell table:formula="of:=[.H314]-[.E314]" office:value-type="float" office:value="73.5663000000022" calcext:value-type="float">
            <text:p>73.5663</text:p>
          </table:table-cell>
          <table:table-cell/>
          <table:table-cell office:value-type="float" office:value="25401.6981" calcext:value-type="float">
            <text:p>25401.6981</text:p>
          </table:table-cell>
          <table:table-cell table:formula="of:=[.K314]-[.H314]" office:value-type="float" office:value="5.97149999999965" calcext:value-type="float">
            <text:p>5.9715</text:p>
          </table:table-cell>
          <table:table-cell/>
          <table:table-cell office:value-type="float" office:value="34062" calcext:value-type="float">
            <text:p>3406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9H00M00S" calcext:value-type="time">
            <text:p>129:00:00</text:p>
          </table:table-cell>
          <table:table-cell office:value-type="float" office:value="19073.2942" calcext:value-type="float">
            <text:p>19073.2942</text:p>
          </table:table-cell>
          <table:table-cell table:number-columns-repeated="2"/>
          <table:table-cell office:value-type="float" office:value="19670.2329" calcext:value-type="float">
            <text:p>19670.2329</text:p>
          </table:table-cell>
          <table:table-cell table:number-columns-repeated="2"/>
          <table:table-cell office:value-type="float" office:value="19802.5466" calcext:value-type="float">
            <text:p>19802.5466</text:p>
          </table:table-cell>
          <table:table-cell table:formula="of:=[.H315]-[.E315]" office:value-type="float" office:value="132.313700000002" calcext:value-type="float">
            <text:p>132.3137</text:p>
          </table:table-cell>
          <table:table-cell/>
          <table:table-cell office:value-type="float" office:value="19804.2894" calcext:value-type="float">
            <text:p>19804.2894</text:p>
          </table:table-cell>
          <table:table-cell table:formula="of:=[.K315]-[.H315]" office:value-type="float" office:value="1.74279999999999" calcext:value-type="float">
            <text:p>1.7428</text:p>
          </table:table-cell>
          <table:table-cell/>
          <table:table-cell office:value-type="float" office:value="25481" calcext:value-type="float">
            <text:p>2548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738H00M00S" calcext:value-type="time">
            <text:p>6738:00:00</text:p>
          </table:table-cell>
          <table:table-cell office:value-type="float" office:value="19754.2099" calcext:value-type="float">
            <text:p>19754.2099</text:p>
          </table:table-cell>
          <table:table-cell table:number-columns-repeated="2"/>
          <table:table-cell office:value-type="float" office:value="22604.6376" calcext:value-type="float">
            <text:p>22604.6376</text:p>
          </table:table-cell>
          <table:table-cell table:number-columns-repeated="2"/>
          <table:table-cell office:value-type="float" office:value="22639.2066" calcext:value-type="float">
            <text:p>22639.2066</text:p>
          </table:table-cell>
          <table:table-cell table:formula="of:=[.H316]-[.E316]" office:value-type="float" office:value="34.5690000000031" calcext:value-type="float">
            <text:p>34.569</text:p>
          </table:table-cell>
          <table:table-cell/>
          <table:table-cell office:value-type="float" office:value="22646.0886" calcext:value-type="float">
            <text:p>22646.0886</text:p>
          </table:table-cell>
          <table:table-cell table:formula="of:=[.K316]-[.H316]" office:value-type="float" office:value="6.88199999999779" calcext:value-type="float">
            <text:p>6.882</text:p>
          </table:table-cell>
          <table:table-cell/>
          <table:table-cell office:value-type="float" office:value="31533" calcext:value-type="float">
            <text:p>3153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972H00M00S" calcext:value-type="time">
            <text:p>8972:00:00</text:p>
          </table:table-cell>
          <table:table-cell office:value-type="float" office:value="21388.3106" calcext:value-type="float">
            <text:p>21388.3106</text:p>
          </table:table-cell>
          <table:table-cell table:number-columns-repeated="2"/>
          <table:table-cell office:value-type="float" office:value="21732.2546" calcext:value-type="float">
            <text:p>21732.2546</text:p>
          </table:table-cell>
          <table:table-cell table:number-columns-repeated="2"/>
          <table:table-cell office:value-type="float" office:value="21823.2661" calcext:value-type="float">
            <text:p>21823.2661</text:p>
          </table:table-cell>
          <table:table-cell table:formula="of:=[.H317]-[.E317]" office:value-type="float" office:value="91.0115000000005" calcext:value-type="float">
            <text:p>91.0115</text:p>
          </table:table-cell>
          <table:table-cell/>
          <table:table-cell office:value-type="float" office:value="21823.3689" calcext:value-type="float">
            <text:p>21823.3689</text:p>
          </table:table-cell>
          <table:table-cell table:formula="of:=[.K317]-[.H317]" office:value-type="float" office:value="0.10280000000057" calcext:value-type="float">
            <text:p>0.1028</text:p>
          </table:table-cell>
          <table:table-cell/>
          <table:table-cell office:value-type="float" office:value="25979" calcext:value-type="float">
            <text:p>2597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901H00M00S" calcext:value-type="time">
            <text:p>24901:00:00</text:p>
          </table:table-cell>
          <table:table-cell office:value-type="float" office:value="20189.3119" calcext:value-type="float">
            <text:p>20189.3119</text:p>
          </table:table-cell>
          <table:table-cell table:number-columns-repeated="2"/>
          <table:table-cell office:value-type="float" office:value="21139.8456" calcext:value-type="float">
            <text:p>21139.8456</text:p>
          </table:table-cell>
          <table:table-cell table:number-columns-repeated="2"/>
          <table:table-cell office:value-type="float" office:value="21147.7671" calcext:value-type="float">
            <text:p>21147.7671</text:p>
          </table:table-cell>
          <table:table-cell table:formula="of:=[.H318]-[.E318]" office:value-type="float" office:value="7.92150000000038" calcext:value-type="float">
            <text:p>7.9215</text:p>
          </table:table-cell>
          <table:table-cell/>
          <table:table-cell office:value-type="float" office:value="21147.7671" calcext:value-type="float">
            <text:p>21147.7671</text:p>
          </table:table-cell>
          <table:table-cell table:formula="of:=[.K318]-[.H318]" office:value-type="float" office:value="0" calcext:value-type="float">
            <text:p>0</text:p>
          </table:table-cell>
          <table:table-cell/>
          <table:table-cell office:value-type="float" office:value="24636" calcext:value-type="float">
            <text:p>2463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193H00M00S" calcext:value-type="time">
            <text:p>28193:00:00</text:p>
          </table:table-cell>
          <table:table-cell office:value-type="float" office:value="13772.8253" calcext:value-type="float">
            <text:p>13772.8253</text:p>
          </table:table-cell>
          <table:table-cell table:number-columns-repeated="2"/>
          <table:table-cell office:value-type="float" office:value="14373.9971" calcext:value-type="float">
            <text:p>14373.9971</text:p>
          </table:table-cell>
          <table:table-cell table:number-columns-repeated="2"/>
          <table:table-cell office:value-type="float" office:value="14411.8397" calcext:value-type="float">
            <text:p>14411.8397</text:p>
          </table:table-cell>
          <table:table-cell table:formula="of:=[.H319]-[.E319]" office:value-type="float" office:value="37.8425999999999" calcext:value-type="float">
            <text:p>37.8426</text:p>
          </table:table-cell>
          <table:table-cell/>
          <table:table-cell office:value-type="float" office:value="14411.8498" calcext:value-type="float">
            <text:p>14411.8498</text:p>
          </table:table-cell>
          <table:table-cell table:formula="of:=[.K319]-[.H319]" office:value-type="float" office:value="0.0100999999995111" calcext:value-type="float">
            <text:p>0.0101</text:p>
          </table:table-cell>
          <table:table-cell/>
          <table:table-cell office:value-type="float" office:value="17413" calcext:value-type="float">
            <text:p>1741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121H00M00S" calcext:value-type="time">
            <text:p>10121:00:00</text:p>
          </table:table-cell>
          <table:table-cell office:value-type="float" office:value="17332.0114" calcext:value-type="float">
            <text:p>17332.0114</text:p>
          </table:table-cell>
          <table:table-cell table:number-columns-repeated="2"/>
          <table:table-cell office:value-type="float" office:value="18835.8715" calcext:value-type="float">
            <text:p>18835.8715</text:p>
          </table:table-cell>
          <table:table-cell table:number-columns-repeated="2"/>
          <table:table-cell office:value-type="float" office:value="18886.4585" calcext:value-type="float">
            <text:p>18886.4585</text:p>
          </table:table-cell>
          <table:table-cell table:formula="of:=[.H320]-[.E320]" office:value-type="float" office:value="50.5869999999995" calcext:value-type="float">
            <text:p>50.587</text:p>
          </table:table-cell>
          <table:table-cell/>
          <table:table-cell office:value-type="float" office:value="18886.4585" calcext:value-type="float">
            <text:p>18886.4585</text:p>
          </table:table-cell>
          <table:table-cell table:formula="of:=[.K320]-[.H320]" office:value-type="float" office:value="0" calcext:value-type="float">
            <text:p>0</text:p>
          </table:table-cell>
          <table:table-cell/>
          <table:table-cell office:value-type="float" office:value="22907" calcext:value-type="float">
            <text:p>229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8824H00M00S" calcext:value-type="time">
            <text:p>48824:00:00</text:p>
          </table:table-cell>
          <table:table-cell office:value-type="float" office:value="22167.9021" calcext:value-type="float">
            <text:p>22167.9021</text:p>
          </table:table-cell>
          <table:table-cell table:number-columns-repeated="2"/>
          <table:table-cell office:value-type="float" office:value="23466.3098" calcext:value-type="float">
            <text:p>23466.3098</text:p>
          </table:table-cell>
          <table:table-cell table:number-columns-repeated="2"/>
          <table:table-cell office:value-type="float" office:value="23518.8374" calcext:value-type="float">
            <text:p>23518.8374</text:p>
          </table:table-cell>
          <table:table-cell table:formula="of:=[.H321]-[.E321]" office:value-type="float" office:value="52.5276000000013" calcext:value-type="float">
            <text:p>52.5276</text:p>
          </table:table-cell>
          <table:table-cell/>
          <table:table-cell office:value-type="float" office:value="23518.8374" calcext:value-type="float">
            <text:p>23518.8374</text:p>
          </table:table-cell>
          <table:table-cell table:formula="of:=[.K321]-[.H321]" office:value-type="float" office:value="0" calcext:value-type="float">
            <text:p>0</text:p>
          </table:table-cell>
          <table:table-cell/>
          <table:table-cell office:value-type="float" office:value="29179" calcext:value-type="float">
            <text:p>2917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094H00M00S" calcext:value-type="time">
            <text:p>20094:00:00</text:p>
          </table:table-cell>
          <table:table-cell office:value-type="float" office:value="34951.1226" calcext:value-type="float">
            <text:p>34951.1226</text:p>
          </table:table-cell>
          <table:table-cell table:number-columns-repeated="2"/>
          <table:table-cell office:value-type="float" office:value="37483.7209" calcext:value-type="float">
            <text:p>37483.7209</text:p>
          </table:table-cell>
          <table:table-cell table:number-columns-repeated="2"/>
          <table:table-cell office:value-type="float" office:value="37608.7905" calcext:value-type="float">
            <text:p>37608.7905</text:p>
          </table:table-cell>
          <table:table-cell table:formula="of:=[.H322]-[.E322]" office:value-type="float" office:value="125.069600000003" calcext:value-type="float">
            <text:p>125.0696</text:p>
          </table:table-cell>
          <table:table-cell/>
          <table:table-cell office:value-type="float" office:value="37608.8592" calcext:value-type="float">
            <text:p>37608.8592</text:p>
          </table:table-cell>
          <table:table-cell table:formula="of:=[.K322]-[.H322]" office:value-type="float" office:value="0.0686999999961699" calcext:value-type="float">
            <text:p>0.0687</text:p>
          </table:table-cell>
          <table:table-cell/>
          <table:table-cell office:value-type="float" office:value="44422" calcext:value-type="float">
            <text:p>4442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770H00M00S" calcext:value-type="time">
            <text:p>21770:00:00</text:p>
          </table:table-cell>
          <table:table-cell office:value-type="float" office:value="17149.7662" calcext:value-type="float">
            <text:p>17149.7662</text:p>
          </table:table-cell>
          <table:table-cell table:number-columns-repeated="2"/>
          <table:table-cell office:value-type="float" office:value="17485.3263" calcext:value-type="float">
            <text:p>17485.3263</text:p>
          </table:table-cell>
          <table:table-cell table:number-columns-repeated="2"/>
          <table:table-cell office:value-type="float" office:value="17500.4195" calcext:value-type="float">
            <text:p>17500.4195</text:p>
          </table:table-cell>
          <table:table-cell table:formula="of:=[.H323]-[.E323]" office:value-type="float" office:value="15.0931999999993" calcext:value-type="float">
            <text:p>15.0932</text:p>
          </table:table-cell>
          <table:table-cell/>
          <table:table-cell office:value-type="float" office:value="17506.886" calcext:value-type="float">
            <text:p>17506.886</text:p>
          </table:table-cell>
          <table:table-cell table:formula="of:=[.K323]-[.H323]" office:value-type="float" office:value="6.46649999999863" calcext:value-type="float">
            <text:p>6.4665</text:p>
          </table:table-cell>
          <table:table-cell/>
          <table:table-cell office:value-type="float" office:value="22455" calcext:value-type="float">
            <text:p>224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816H00M00S" calcext:value-type="time">
            <text:p>22816:00:00</text:p>
          </table:table-cell>
          <table:table-cell office:value-type="float" office:value="6718.476" calcext:value-type="float">
            <text:p>6718.476</text:p>
          </table:table-cell>
          <table:table-cell table:number-columns-repeated="2"/>
          <table:table-cell office:value-type="float" office:value="7511.5992" calcext:value-type="float">
            <text:p>7511.5992</text:p>
          </table:table-cell>
          <table:table-cell table:number-columns-repeated="2"/>
          <table:table-cell office:value-type="float" office:value="7520.1528" calcext:value-type="float">
            <text:p>7520.1528</text:p>
          </table:table-cell>
          <table:table-cell table:formula="of:=[.H324]-[.E324]" office:value-type="float" office:value="8.55360000000019" calcext:value-type="float">
            <text:p>8.5536</text:p>
          </table:table-cell>
          <table:table-cell/>
          <table:table-cell office:value-type="float" office:value="7520.1528" calcext:value-type="float">
            <text:p>7520.1528</text:p>
          </table:table-cell>
          <table:table-cell table:formula="of:=[.K324]-[.H324]" office:value-type="float" office:value="0" calcext:value-type="float">
            <text:p>0</text:p>
          </table:table-cell>
          <table:table-cell/>
          <table:table-cell office:value-type="float" office:value="8128" calcext:value-type="float">
            <text:p>81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035H00M00S" calcext:value-type="time">
            <text:p>57035:00:00</text:p>
          </table:table-cell>
          <table:table-cell office:value-type="float" office:value="15062.5121" calcext:value-type="float">
            <text:p>15062.5121</text:p>
          </table:table-cell>
          <table:table-cell table:number-columns-repeated="2"/>
          <table:table-cell office:value-type="float" office:value="16807.444" calcext:value-type="float">
            <text:p>16807.444</text:p>
          </table:table-cell>
          <table:table-cell table:number-columns-repeated="2"/>
          <table:table-cell office:value-type="float" office:value="16825.8075" calcext:value-type="float">
            <text:p>16825.8075</text:p>
          </table:table-cell>
          <table:table-cell table:formula="of:=[.H325]-[.E325]" office:value-type="float" office:value="18.3634999999995" calcext:value-type="float">
            <text:p>18.3635</text:p>
          </table:table-cell>
          <table:table-cell/>
          <table:table-cell office:value-type="float" office:value="16828.8427" calcext:value-type="float">
            <text:p>16828.8427</text:p>
          </table:table-cell>
          <table:table-cell table:formula="of:=[.K325]-[.H325]" office:value-type="float" office:value="3.03520000000208" calcext:value-type="float">
            <text:p>3.0352</text:p>
          </table:table-cell>
          <table:table-cell/>
          <table:table-cell office:value-type="float" office:value="18788" calcext:value-type="float">
            <text:p>1878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160H00M00S" calcext:value-type="time">
            <text:p>47160:00:00</text:p>
          </table:table-cell>
          <table:table-cell office:value-type="float" office:value="18266.2433" calcext:value-type="float">
            <text:p>18266.2433</text:p>
          </table:table-cell>
          <table:table-cell table:number-columns-repeated="2"/>
          <table:table-cell office:value-type="float" office:value="18775.3175" calcext:value-type="float">
            <text:p>18775.3175</text:p>
          </table:table-cell>
          <table:table-cell table:number-columns-repeated="2"/>
          <table:table-cell office:value-type="float" office:value="18777.1746" calcext:value-type="float">
            <text:p>18777.1746</text:p>
          </table:table-cell>
          <table:table-cell table:formula="of:=[.H326]-[.E326]" office:value-type="float" office:value="1.85709999999744" calcext:value-type="float">
            <text:p>1.8571</text:p>
          </table:table-cell>
          <table:table-cell/>
          <table:table-cell office:value-type="float" office:value="18777.1746" calcext:value-type="float">
            <text:p>18777.1746</text:p>
          </table:table-cell>
          <table:table-cell table:formula="of:=[.K326]-[.H326]" office:value-type="float" office:value="0" calcext:value-type="float">
            <text:p>0</text:p>
          </table:table-cell>
          <table:table-cell/>
          <table:table-cell office:value-type="float" office:value="20611" calcext:value-type="float">
            <text:p>2061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419H00M00S" calcext:value-type="time">
            <text:p>10419:00:00</text:p>
          </table:table-cell>
          <table:table-cell office:value-type="float" office:value="20336.7011" calcext:value-type="float">
            <text:p>20336.7011</text:p>
          </table:table-cell>
          <table:table-cell table:number-columns-repeated="2"/>
          <table:table-cell office:value-type="float" office:value="20773.6267" calcext:value-type="float">
            <text:p>20773.6267</text:p>
          </table:table-cell>
          <table:table-cell table:number-columns-repeated="2"/>
          <table:table-cell office:value-type="float" office:value="20937.0049" calcext:value-type="float">
            <text:p>20937.0049</text:p>
          </table:table-cell>
          <table:table-cell table:formula="of:=[.H327]-[.E327]" office:value-type="float" office:value="163.378199999999" calcext:value-type="float">
            <text:p>163.3782</text:p>
          </table:table-cell>
          <table:table-cell/>
          <table:table-cell office:value-type="float" office:value="20937.0049" calcext:value-type="float">
            <text:p>20937.0049</text:p>
          </table:table-cell>
          <table:table-cell table:formula="of:=[.K327]-[.H327]" office:value-type="float" office:value="0" calcext:value-type="float">
            <text:p>0</text:p>
          </table:table-cell>
          <table:table-cell/>
          <table:table-cell office:value-type="float" office:value="27924" calcext:value-type="float">
            <text:p>2792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754H00M00S" calcext:value-type="time">
            <text:p>10754:00:00</text:p>
          </table:table-cell>
          <table:table-cell office:value-type="float" office:value="13662.026" calcext:value-type="float">
            <text:p>13662.026</text:p>
          </table:table-cell>
          <table:table-cell table:number-columns-repeated="2"/>
          <table:table-cell office:value-type="float" office:value="14083.6711" calcext:value-type="float">
            <text:p>14083.6711</text:p>
          </table:table-cell>
          <table:table-cell table:number-columns-repeated="2"/>
          <table:table-cell office:value-type="float" office:value="14175.1406" calcext:value-type="float">
            <text:p>14175.1406</text:p>
          </table:table-cell>
          <table:table-cell table:formula="of:=[.H328]-[.E328]" office:value-type="float" office:value="91.4695000000011" calcext:value-type="float">
            <text:p>91.4695</text:p>
          </table:table-cell>
          <table:table-cell/>
          <table:table-cell office:value-type="float" office:value="14175.1406" calcext:value-type="float">
            <text:p>14175.1406</text:p>
          </table:table-cell>
          <table:table-cell table:formula="of:=[.K328]-[.H328]" office:value-type="float" office:value="0" calcext:value-type="float">
            <text:p>0</text:p>
          </table:table-cell>
          <table:table-cell/>
          <table:table-cell office:value-type="float" office:value="18460" calcext:value-type="float">
            <text:p>1846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704H00M00S" calcext:value-type="time">
            <text:p>9704:00:00</text:p>
          </table:table-cell>
          <table:table-cell office:value-type="float" office:value="8600.3115" calcext:value-type="float">
            <text:p>8600.3115</text:p>
          </table:table-cell>
          <table:table-cell table:number-columns-repeated="2"/>
          <table:table-cell office:value-type="float" office:value="10033.5154" calcext:value-type="float">
            <text:p>10033.5154</text:p>
          </table:table-cell>
          <table:table-cell table:number-columns-repeated="2"/>
          <table:table-cell office:value-type="float" office:value="10053.0519" calcext:value-type="float">
            <text:p>10053.0519</text:p>
          </table:table-cell>
          <table:table-cell table:formula="of:=[.H329]-[.E329]" office:value-type="float" office:value="19.5365000000002" calcext:value-type="float">
            <text:p>19.5365</text:p>
          </table:table-cell>
          <table:table-cell/>
          <table:table-cell office:value-type="float" office:value="10053.0519" calcext:value-type="float">
            <text:p>10053.0519</text:p>
          </table:table-cell>
          <table:table-cell table:formula="of:=[.K329]-[.H329]" office:value-type="float" office:value="0" calcext:value-type="float">
            <text:p>0</text:p>
          </table:table-cell>
          <table:table-cell/>
          <table:table-cell office:value-type="float" office:value="15139" calcext:value-type="float">
            <text:p>1513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5856H00M00S" calcext:value-type="time">
            <text:p>55856:00:00</text:p>
          </table:table-cell>
          <table:table-cell office:value-type="float" office:value="19829.4225" calcext:value-type="float">
            <text:p>19829.4225</text:p>
          </table:table-cell>
          <table:table-cell table:number-columns-repeated="2"/>
          <table:table-cell office:value-type="float" office:value="20555.3375" calcext:value-type="float">
            <text:p>20555.3375</text:p>
          </table:table-cell>
          <table:table-cell table:number-columns-repeated="2"/>
          <table:table-cell office:value-type="float" office:value="20669.0935" calcext:value-type="float">
            <text:p>20669.0935</text:p>
          </table:table-cell>
          <table:table-cell table:formula="of:=[.H330]-[.E330]" office:value-type="float" office:value="113.755999999998" calcext:value-type="float">
            <text:p>113.756</text:p>
          </table:table-cell>
          <table:table-cell/>
          <table:table-cell office:value-type="float" office:value="20669.0935" calcext:value-type="float">
            <text:p>20669.0935</text:p>
          </table:table-cell>
          <table:table-cell table:formula="of:=[.K330]-[.H330]" office:value-type="float" office:value="0" calcext:value-type="float">
            <text:p>0</text:p>
          </table:table-cell>
          <table:table-cell/>
          <table:table-cell office:value-type="float" office:value="27479" calcext:value-type="float">
            <text:p>2747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3730H00M00S" calcext:value-type="time">
            <text:p>63730:00:00</text:p>
          </table:table-cell>
          <table:table-cell office:value-type="float" office:value="24461.4179" calcext:value-type="float">
            <text:p>24461.4179</text:p>
          </table:table-cell>
          <table:table-cell table:number-columns-repeated="2"/>
          <table:table-cell office:value-type="float" office:value="25676.9545" calcext:value-type="float">
            <text:p>25676.9545</text:p>
          </table:table-cell>
          <table:table-cell table:number-columns-repeated="2"/>
          <table:table-cell office:value-type="float" office:value="25676.9545" calcext:value-type="float">
            <text:p>25676.9545</text:p>
          </table:table-cell>
          <table:table-cell table:formula="of:=[.H331]-[.E331]" office:value-type="float" office:value="0" calcext:value-type="float">
            <text:p>0</text:p>
          </table:table-cell>
          <table:table-cell/>
          <table:table-cell office:value-type="float" office:value="25676.9545" calcext:value-type="float">
            <text:p>25676.9545</text:p>
          </table:table-cell>
          <table:table-cell table:formula="of:=[.K331]-[.H331]" office:value-type="float" office:value="0" calcext:value-type="float">
            <text:p>0</text:p>
          </table:table-cell>
          <table:table-cell/>
          <table:table-cell office:value-type="float" office:value="27646" calcext:value-type="float">
            <text:p>276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149H00M00S" calcext:value-type="time">
            <text:p>21149:00:00</text:p>
          </table:table-cell>
          <table:table-cell office:value-type="float" office:value="18680.9165" calcext:value-type="float">
            <text:p>18680.9165</text:p>
          </table:table-cell>
          <table:table-cell table:number-columns-repeated="2"/>
          <table:table-cell office:value-type="float" office:value="19834.0737" calcext:value-type="float">
            <text:p>19834.0737</text:p>
          </table:table-cell>
          <table:table-cell table:number-columns-repeated="2"/>
          <table:table-cell office:value-type="float" office:value="19917.7817" calcext:value-type="float">
            <text:p>19917.7817</text:p>
          </table:table-cell>
          <table:table-cell table:formula="of:=[.H332]-[.E332]" office:value-type="float" office:value="83.7079999999987" calcext:value-type="float">
            <text:p>83.708</text:p>
          </table:table-cell>
          <table:table-cell/>
          <table:table-cell office:value-type="float" office:value="19917.8505" calcext:value-type="float">
            <text:p>19917.8505</text:p>
          </table:table-cell>
          <table:table-cell table:formula="of:=[.K332]-[.H332]" office:value-type="float" office:value="0.0688000000009197" calcext:value-type="float">
            <text:p>0.0688</text:p>
          </table:table-cell>
          <table:table-cell/>
          <table:table-cell office:value-type="float" office:value="26721" calcext:value-type="float">
            <text:p>2672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10H00M00S" calcext:value-type="time">
            <text:p>910:00:00</text:p>
          </table:table-cell>
          <table:table-cell office:value-type="float" office:value="22093.1051" calcext:value-type="float">
            <text:p>22093.1051</text:p>
          </table:table-cell>
          <table:table-cell table:number-columns-repeated="2"/>
          <table:table-cell office:value-type="float" office:value="23677.6748" calcext:value-type="float">
            <text:p>23677.6748</text:p>
          </table:table-cell>
          <table:table-cell table:number-columns-repeated="2"/>
          <table:table-cell office:value-type="float" office:value="23778.0722" calcext:value-type="float">
            <text:p>23778.0722</text:p>
          </table:table-cell>
          <table:table-cell table:formula="of:=[.H333]-[.E333]" office:value-type="float" office:value="100.397399999998" calcext:value-type="float">
            <text:p>100.3974</text:p>
          </table:table-cell>
          <table:table-cell/>
          <table:table-cell office:value-type="float" office:value="23790.9121" calcext:value-type="float">
            <text:p>23790.9121</text:p>
          </table:table-cell>
          <table:table-cell table:formula="of:=[.K333]-[.H333]" office:value-type="float" office:value="12.8399000000027" calcext:value-type="float">
            <text:p>12.8399</text:p>
          </table:table-cell>
          <table:table-cell/>
          <table:table-cell office:value-type="float" office:value="33335" calcext:value-type="float">
            <text:p>3333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2596H00M00S" calcext:value-type="time">
            <text:p>42596:00:00</text:p>
          </table:table-cell>
          <table:table-cell office:value-type="float" office:value="24746.032" calcext:value-type="float">
            <text:p>24746.032</text:p>
          </table:table-cell>
          <table:table-cell table:number-columns-repeated="2"/>
          <table:table-cell office:value-type="float" office:value="28664.582" calcext:value-type="float">
            <text:p>28664.582</text:p>
          </table:table-cell>
          <table:table-cell table:number-columns-repeated="2"/>
          <table:table-cell office:value-type="float" office:value="28667.2184" calcext:value-type="float">
            <text:p>28667.2184</text:p>
          </table:table-cell>
          <table:table-cell table:formula="of:=[.H334]-[.E334]" office:value-type="float" office:value="2.63640000000305" calcext:value-type="float">
            <text:p>2.6364</text:p>
          </table:table-cell>
          <table:table-cell/>
          <table:table-cell office:value-type="float" office:value="28667.2288" calcext:value-type="float">
            <text:p>28667.2288</text:p>
          </table:table-cell>
          <table:table-cell table:formula="of:=[.K334]-[.H334]" office:value-type="float" office:value="0.0103999999992084" calcext:value-type="float">
            <text:p>0.0104</text:p>
          </table:table-cell>
          <table:table-cell/>
          <table:table-cell office:value-type="float" office:value="45745" calcext:value-type="float">
            <text:p>4574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224H00M00S" calcext:value-type="time">
            <text:p>20224:00:00</text:p>
          </table:table-cell>
          <table:table-cell office:value-type="float" office:value="13719.3124" calcext:value-type="float">
            <text:p>13719.3124</text:p>
          </table:table-cell>
          <table:table-cell table:number-columns-repeated="2"/>
          <table:table-cell office:value-type="float" office:value="15723.8641" calcext:value-type="float">
            <text:p>15723.8641</text:p>
          </table:table-cell>
          <table:table-cell table:number-columns-repeated="2"/>
          <table:table-cell office:value-type="float" office:value="15741.4659" calcext:value-type="float">
            <text:p>15741.4659</text:p>
          </table:table-cell>
          <table:table-cell table:formula="of:=[.H335]-[.E335]" office:value-type="float" office:value="17.6017999999985" calcext:value-type="float">
            <text:p>17.6018</text:p>
          </table:table-cell>
          <table:table-cell/>
          <table:table-cell office:value-type="float" office:value="15744.5758" calcext:value-type="float">
            <text:p>15744.5758</text:p>
          </table:table-cell>
          <table:table-cell table:formula="of:=[.K335]-[.H335]" office:value-type="float" office:value="3.10990000000129" calcext:value-type="float">
            <text:p>3.1099</text:p>
          </table:table-cell>
          <table:table-cell/>
          <table:table-cell office:value-type="float" office:value="19140" calcext:value-type="float">
            <text:p>1914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10H00M00S" calcext:value-type="time">
            <text:p>3610:00:00</text:p>
          </table:table-cell>
          <table:table-cell office:value-type="float" office:value="17014.8778" calcext:value-type="float">
            <text:p>17014.8778</text:p>
          </table:table-cell>
          <table:table-cell table:number-columns-repeated="2"/>
          <table:table-cell office:value-type="float" office:value="17655.5937" calcext:value-type="float">
            <text:p>17655.5937</text:p>
          </table:table-cell>
          <table:table-cell table:number-columns-repeated="2"/>
          <table:table-cell office:value-type="float" office:value="17655.5938" calcext:value-type="float">
            <text:p>17655.5938</text:p>
          </table:table-cell>
          <table:table-cell table:formula="of:=[.H336]-[.E336]" office:value-type="float" office:value="0.0000999999974737875" calcext:value-type="float">
            <text:p>0.0001</text:p>
          </table:table-cell>
          <table:table-cell/>
          <table:table-cell office:value-type="float" office:value="17657.2857" calcext:value-type="float">
            <text:p>17657.2857</text:p>
          </table:table-cell>
          <table:table-cell table:formula="of:=[.K336]-[.H336]" office:value-type="float" office:value="1.69190000000162" calcext:value-type="float">
            <text:p>1.6919</text:p>
          </table:table-cell>
          <table:table-cell/>
          <table:table-cell office:value-type="float" office:value="23555" calcext:value-type="float">
            <text:p>235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673H00M00S" calcext:value-type="time">
            <text:p>7673:00:00</text:p>
          </table:table-cell>
          <table:table-cell office:value-type="float" office:value="18299.375" calcext:value-type="float">
            <text:p>18299.375</text:p>
          </table:table-cell>
          <table:table-cell table:number-columns-repeated="2"/>
          <table:table-cell office:value-type="float" office:value="20223.2591" calcext:value-type="float">
            <text:p>20223.2591</text:p>
          </table:table-cell>
          <table:table-cell table:number-columns-repeated="2"/>
          <table:table-cell office:value-type="float" office:value="20245.6926" calcext:value-type="float">
            <text:p>20245.6926</text:p>
          </table:table-cell>
          <table:table-cell table:formula="of:=[.H337]-[.E337]" office:value-type="float" office:value="22.4334999999992" calcext:value-type="float">
            <text:p>22.4335</text:p>
          </table:table-cell>
          <table:table-cell/>
          <table:table-cell office:value-type="float" office:value="20245.6926" calcext:value-type="float">
            <text:p>20245.6926</text:p>
          </table:table-cell>
          <table:table-cell table:formula="of:=[.K337]-[.H337]" office:value-type="float" office:value="0" calcext:value-type="float">
            <text:p>0</text:p>
          </table:table-cell>
          <table:table-cell/>
          <table:table-cell office:value-type="float" office:value="27915" calcext:value-type="float">
            <text:p>2791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589H00M00S" calcext:value-type="time">
            <text:p>8589:00:00</text:p>
          </table:table-cell>
          <table:table-cell office:value-type="float" office:value="14203.1406" calcext:value-type="float">
            <text:p>14203.1406</text:p>
          </table:table-cell>
          <table:table-cell table:number-columns-repeated="2"/>
          <table:table-cell office:value-type="float" office:value="14713.9039" calcext:value-type="float">
            <text:p>14713.9039</text:p>
          </table:table-cell>
          <table:table-cell table:number-columns-repeated="2"/>
          <table:table-cell office:value-type="float" office:value="14908.1748" calcext:value-type="float">
            <text:p>14908.1748</text:p>
          </table:table-cell>
          <table:table-cell table:formula="of:=[.H338]-[.E338]" office:value-type="float" office:value="194.270900000001" calcext:value-type="float">
            <text:p>194.2709</text:p>
          </table:table-cell>
          <table:table-cell/>
          <table:table-cell office:value-type="float" office:value="14911.0595" calcext:value-type="float">
            <text:p>14911.0595</text:p>
          </table:table-cell>
          <table:table-cell table:formula="of:=[.K338]-[.H338]" office:value-type="float" office:value="2.8846999999987" calcext:value-type="float">
            <text:p>2.8847</text:p>
          </table:table-cell>
          <table:table-cell/>
          <table:table-cell office:value-type="float" office:value="19172" calcext:value-type="float">
            <text:p>1917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227H00M00S" calcext:value-type="time">
            <text:p>49227:00:00</text:p>
          </table:table-cell>
          <table:table-cell office:value-type="float" office:value="28449.7433" calcext:value-type="float">
            <text:p>28449.7433</text:p>
          </table:table-cell>
          <table:table-cell table:number-columns-repeated="2"/>
          <table:table-cell office:value-type="float" office:value="29747.6843" calcext:value-type="float">
            <text:p>29747.6843</text:p>
          </table:table-cell>
          <table:table-cell table:number-columns-repeated="2"/>
          <table:table-cell office:value-type="float" office:value="29761.5631" calcext:value-type="float">
            <text:p>29761.5631</text:p>
          </table:table-cell>
          <table:table-cell table:formula="of:=[.H339]-[.E339]" office:value-type="float" office:value="13.8787999999986" calcext:value-type="float">
            <text:p>13.8788</text:p>
          </table:table-cell>
          <table:table-cell/>
          <table:table-cell office:value-type="float" office:value="29773.1797" calcext:value-type="float">
            <text:p>29773.1797</text:p>
          </table:table-cell>
          <table:table-cell table:formula="of:=[.K339]-[.H339]" office:value-type="float" office:value="11.6166000000012" calcext:value-type="float">
            <text:p>11.6166</text:p>
          </table:table-cell>
          <table:table-cell/>
          <table:table-cell office:value-type="float" office:value="41495" calcext:value-type="float">
            <text:p>4149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53H00M00S" calcext:value-type="time">
            <text:p>5253:00:00</text:p>
          </table:table-cell>
          <table:table-cell office:value-type="float" office:value="26165.8981" calcext:value-type="float">
            <text:p>26165.8981</text:p>
          </table:table-cell>
          <table:table-cell table:number-columns-repeated="2"/>
          <table:table-cell office:value-type="float" office:value="27134.7246" calcext:value-type="float">
            <text:p>27134.7246</text:p>
          </table:table-cell>
          <table:table-cell table:number-columns-repeated="2"/>
          <table:table-cell office:value-type="float" office:value="27149.5908" calcext:value-type="float">
            <text:p>27149.5908</text:p>
          </table:table-cell>
          <table:table-cell table:formula="of:=[.H340]-[.E340]" office:value-type="float" office:value="14.8662000000004" calcext:value-type="float">
            <text:p>14.8662</text:p>
          </table:table-cell>
          <table:table-cell/>
          <table:table-cell office:value-type="float" office:value="27149.5908" calcext:value-type="float">
            <text:p>27149.5908</text:p>
          </table:table-cell>
          <table:table-cell table:formula="of:=[.K340]-[.H340]" office:value-type="float" office:value="0" calcext:value-type="float">
            <text:p>0</text:p>
          </table:table-cell>
          <table:table-cell/>
          <table:table-cell office:value-type="float" office:value="39012" calcext:value-type="float">
            <text:p>390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548H00M00S" calcext:value-type="time">
            <text:p>47548:00:00</text:p>
          </table:table-cell>
          <table:table-cell office:value-type="float" office:value="16340.3305" calcext:value-type="float">
            <text:p>16340.3305</text:p>
          </table:table-cell>
          <table:table-cell table:number-columns-repeated="2"/>
          <table:table-cell office:value-type="float" office:value="18730.28" calcext:value-type="float">
            <text:p>18730.28</text:p>
          </table:table-cell>
          <table:table-cell table:number-columns-repeated="2"/>
          <table:table-cell office:value-type="float" office:value="18739.249" calcext:value-type="float">
            <text:p>18739.249</text:p>
          </table:table-cell>
          <table:table-cell table:formula="of:=[.H341]-[.E341]" office:value-type="float" office:value="8.96900000000096" calcext:value-type="float">
            <text:p>8.969</text:p>
          </table:table-cell>
          <table:table-cell/>
          <table:table-cell office:value-type="float" office:value="18739.249" calcext:value-type="float">
            <text:p>18739.249</text:p>
          </table:table-cell>
          <table:table-cell table:formula="of:=[.K341]-[.H341]" office:value-type="float" office:value="0" calcext:value-type="float">
            <text:p>0</text:p>
          </table:table-cell>
          <table:table-cell/>
          <table:table-cell office:value-type="float" office:value="22462" calcext:value-type="float">
            <text:p>2246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427H00M00S" calcext:value-type="time">
            <text:p>31427:00:00</text:p>
          </table:table-cell>
          <table:table-cell office:value-type="float" office:value="20811.2008" calcext:value-type="float">
            <text:p>20811.2008</text:p>
          </table:table-cell>
          <table:table-cell table:number-columns-repeated="2"/>
          <table:table-cell office:value-type="float" office:value="23305.7014" calcext:value-type="float">
            <text:p>23305.7014</text:p>
          </table:table-cell>
          <table:table-cell table:number-columns-repeated="2"/>
          <table:table-cell office:value-type="float" office:value="23593.6358" calcext:value-type="float">
            <text:p>23593.6358</text:p>
          </table:table-cell>
          <table:table-cell table:formula="of:=[.H342]-[.E342]" office:value-type="float" office:value="287.934399999998" calcext:value-type="float">
            <text:p>287.9344</text:p>
          </table:table-cell>
          <table:table-cell/>
          <table:table-cell office:value-type="float" office:value="23595.6432" calcext:value-type="float">
            <text:p>23595.6432</text:p>
          </table:table-cell>
          <table:table-cell table:formula="of:=[.K342]-[.H342]" office:value-type="float" office:value="2.0073999999986" calcext:value-type="float">
            <text:p>2.0074</text:p>
          </table:table-cell>
          <table:table-cell/>
          <table:table-cell office:value-type="float" office:value="28050" calcext:value-type="float">
            <text:p>280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5195H00M00S" calcext:value-type="time">
            <text:p>65195:00:00</text:p>
          </table:table-cell>
          <table:table-cell office:value-type="float" office:value="28298.556" calcext:value-type="float">
            <text:p>28298.556</text:p>
          </table:table-cell>
          <table:table-cell table:number-columns-repeated="2"/>
          <table:table-cell office:value-type="float" office:value="29961.105" calcext:value-type="float">
            <text:p>29961.105</text:p>
          </table:table-cell>
          <table:table-cell table:number-columns-repeated="2"/>
          <table:table-cell office:value-type="float" office:value="30007.8357" calcext:value-type="float">
            <text:p>30007.8357</text:p>
          </table:table-cell>
          <table:table-cell table:formula="of:=[.H343]-[.E343]" office:value-type="float" office:value="46.7307000000001" calcext:value-type="float">
            <text:p>46.7307</text:p>
          </table:table-cell>
          <table:table-cell/>
          <table:table-cell office:value-type="float" office:value="30008.3305" calcext:value-type="float">
            <text:p>30008.3305</text:p>
          </table:table-cell>
          <table:table-cell table:formula="of:=[.K343]-[.H343]" office:value-type="float" office:value="0.494800000000396" calcext:value-type="float">
            <text:p>0.4948</text:p>
          </table:table-cell>
          <table:table-cell/>
          <table:table-cell office:value-type="float" office:value="42674" calcext:value-type="float">
            <text:p>426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4624H00M00S" calcext:value-type="time">
            <text:p>64624:00:00</text:p>
          </table:table-cell>
          <table:table-cell office:value-type="float" office:value="17226.7489" calcext:value-type="float">
            <text:p>17226.7489</text:p>
          </table:table-cell>
          <table:table-cell table:number-columns-repeated="2"/>
          <table:table-cell office:value-type="float" office:value="18912.6616" calcext:value-type="float">
            <text:p>18912.6616</text:p>
          </table:table-cell>
          <table:table-cell table:number-columns-repeated="2"/>
          <table:table-cell office:value-type="float" office:value="19071.6724" calcext:value-type="float">
            <text:p>19071.6724</text:p>
          </table:table-cell>
          <table:table-cell table:formula="of:=[.H344]-[.E344]" office:value-type="float" office:value="159.0108" calcext:value-type="float">
            <text:p>159.0108</text:p>
          </table:table-cell>
          <table:table-cell/>
          <table:table-cell office:value-type="float" office:value="19071.6724" calcext:value-type="float">
            <text:p>19071.6724</text:p>
          </table:table-cell>
          <table:table-cell table:formula="of:=[.K344]-[.H344]" office:value-type="float" office:value="0" calcext:value-type="float">
            <text:p>0</text:p>
          </table:table-cell>
          <table:table-cell/>
          <table:table-cell office:value-type="float" office:value="23185" calcext:value-type="float">
            <text:p>231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7138H00M00S" calcext:value-type="time">
            <text:p>57138:00:00</text:p>
          </table:table-cell>
          <table:table-cell office:value-type="float" office:value="15063.5068" calcext:value-type="float">
            <text:p>15063.5068</text:p>
          </table:table-cell>
          <table:table-cell table:number-columns-repeated="2"/>
          <table:table-cell office:value-type="float" office:value="19607.5884" calcext:value-type="float">
            <text:p>19607.5884</text:p>
          </table:table-cell>
          <table:table-cell table:number-columns-repeated="2"/>
          <table:table-cell office:value-type="float" office:value="19640.549" calcext:value-type="float">
            <text:p>19640.549</text:p>
          </table:table-cell>
          <table:table-cell table:formula="of:=[.H345]-[.E345]" office:value-type="float" office:value="32.9605999999985" calcext:value-type="float">
            <text:p>32.9606</text:p>
          </table:table-cell>
          <table:table-cell/>
          <table:table-cell office:value-type="float" office:value="19646.3529" calcext:value-type="float">
            <text:p>19646.3529</text:p>
          </table:table-cell>
          <table:table-cell table:formula="of:=[.K345]-[.H345]" office:value-type="float" office:value="5.80390000000261" calcext:value-type="float">
            <text:p>5.8039</text:p>
          </table:table-cell>
          <table:table-cell/>
          <table:table-cell office:value-type="float" office:value="28525" calcext:value-type="float">
            <text:p>285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913H00M00S" calcext:value-type="time">
            <text:p>24913:00:00</text:p>
          </table:table-cell>
          <table:table-cell office:value-type="float" office:value="18440.3175" calcext:value-type="float">
            <text:p>18440.3175</text:p>
          </table:table-cell>
          <table:table-cell table:number-columns-repeated="2"/>
          <table:table-cell office:value-type="float" office:value="20442.2014" calcext:value-type="float">
            <text:p>20442.2014</text:p>
          </table:table-cell>
          <table:table-cell table:number-columns-repeated="2"/>
          <table:table-cell office:value-type="float" office:value="20500.6958" calcext:value-type="float">
            <text:p>20500.6958</text:p>
          </table:table-cell>
          <table:table-cell table:formula="of:=[.H346]-[.E346]" office:value-type="float" office:value="58.4943999999996" calcext:value-type="float">
            <text:p>58.4944</text:p>
          </table:table-cell>
          <table:table-cell/>
          <table:table-cell office:value-type="float" office:value="20501.6589" calcext:value-type="float">
            <text:p>20501.6589</text:p>
          </table:table-cell>
          <table:table-cell table:formula="of:=[.K346]-[.H346]" office:value-type="float" office:value="0.963099999997212" calcext:value-type="float">
            <text:p>0.9631</text:p>
          </table:table-cell>
          <table:table-cell/>
          <table:table-cell office:value-type="float" office:value="30902" calcext:value-type="float">
            <text:p>3090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854H00M00S" calcext:value-type="time">
            <text:p>17854:00:00</text:p>
          </table:table-cell>
          <table:table-cell office:value-type="float" office:value="22643.0232" calcext:value-type="float">
            <text:p>22643.0232</text:p>
          </table:table-cell>
          <table:table-cell table:number-columns-repeated="2"/>
          <table:table-cell office:value-type="float" office:value="23288.3038" calcext:value-type="float">
            <text:p>23288.3038</text:p>
          </table:table-cell>
          <table:table-cell table:number-columns-repeated="2"/>
          <table:table-cell office:value-type="float" office:value="23329.9465" calcext:value-type="float">
            <text:p>23329.9465</text:p>
          </table:table-cell>
          <table:table-cell table:formula="of:=[.H347]-[.E347]" office:value-type="float" office:value="41.6426999999967" calcext:value-type="float">
            <text:p>41.6427</text:p>
          </table:table-cell>
          <table:table-cell/>
          <table:table-cell office:value-type="float" office:value="23337.1836" calcext:value-type="float">
            <text:p>23337.1836</text:p>
          </table:table-cell>
          <table:table-cell table:formula="of:=[.K347]-[.H347]" office:value-type="float" office:value="7.2371000000021" calcext:value-type="float">
            <text:p>7.2371</text:p>
          </table:table-cell>
          <table:table-cell/>
          <table:table-cell office:value-type="float" office:value="25874" calcext:value-type="float">
            <text:p>258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2802H00M00S" calcext:value-type="time">
            <text:p>62802:00:00</text:p>
          </table:table-cell>
          <table:table-cell office:value-type="float" office:value="25006.0807" calcext:value-type="float">
            <text:p>25006.0807</text:p>
          </table:table-cell>
          <table:table-cell table:number-columns-repeated="2"/>
          <table:table-cell office:value-type="float" office:value="26428.1103" calcext:value-type="float">
            <text:p>26428.1103</text:p>
          </table:table-cell>
          <table:table-cell table:number-columns-repeated="2"/>
          <table:table-cell office:value-type="float" office:value="26446.8886" calcext:value-type="float">
            <text:p>26446.8886</text:p>
          </table:table-cell>
          <table:table-cell table:formula="of:=[.H348]-[.E348]" office:value-type="float" office:value="18.7782999999981" calcext:value-type="float">
            <text:p>18.7783</text:p>
          </table:table-cell>
          <table:table-cell/>
          <table:table-cell office:value-type="float" office:value="26446.8886" calcext:value-type="float">
            <text:p>26446.8886</text:p>
          </table:table-cell>
          <table:table-cell table:formula="of:=[.K348]-[.H348]" office:value-type="float" office:value="0" calcext:value-type="float">
            <text:p>0</text:p>
          </table:table-cell>
          <table:table-cell/>
          <table:table-cell office:value-type="float" office:value="32650" calcext:value-type="float">
            <text:p>326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18H00M00S" calcext:value-type="time">
            <text:p>6018:00:00</text:p>
          </table:table-cell>
          <table:table-cell office:value-type="float" office:value="15971.13" calcext:value-type="float">
            <text:p>15971.13</text:p>
          </table:table-cell>
          <table:table-cell table:number-columns-repeated="2"/>
          <table:table-cell office:value-type="float" office:value="18591.6675" calcext:value-type="float">
            <text:p>18591.6675</text:p>
          </table:table-cell>
          <table:table-cell table:number-columns-repeated="2"/>
          <table:table-cell office:value-type="float" office:value="18607.3763" calcext:value-type="float">
            <text:p>18607.3763</text:p>
          </table:table-cell>
          <table:table-cell table:formula="of:=[.H349]-[.E349]" office:value-type="float" office:value="15.7088000000003" calcext:value-type="float">
            <text:p>15.7088</text:p>
          </table:table-cell>
          <table:table-cell/>
          <table:table-cell office:value-type="float" office:value="18610.1086" calcext:value-type="float">
            <text:p>18610.1086</text:p>
          </table:table-cell>
          <table:table-cell table:formula="of:=[.K349]-[.H349]" office:value-type="float" office:value="2.73229999999967" calcext:value-type="float">
            <text:p>2.7323</text:p>
          </table:table-cell>
          <table:table-cell/>
          <table:table-cell office:value-type="float" office:value="24067" calcext:value-type="float">
            <text:p>2406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137H00M00S" calcext:value-type="time">
            <text:p>18137:00:00</text:p>
          </table:table-cell>
          <table:table-cell office:value-type="float" office:value="18343.4022" calcext:value-type="float">
            <text:p>18343.4022</text:p>
          </table:table-cell>
          <table:table-cell table:number-columns-repeated="2"/>
          <table:table-cell office:value-type="float" office:value="19776.9367" calcext:value-type="float">
            <text:p>19776.9367</text:p>
          </table:table-cell>
          <table:table-cell table:number-columns-repeated="2"/>
          <table:table-cell office:value-type="float" office:value="19779" calcext:value-type="float">
            <text:p>19779</text:p>
          </table:table-cell>
          <table:table-cell table:formula="of:=[.H350]-[.E350]" office:value-type="float" office:value="2.06330000000162" calcext:value-type="float">
            <text:p>2.0633</text:p>
          </table:table-cell>
          <table:table-cell/>
          <table:table-cell office:value-type="float" office:value="19779" calcext:value-type="float">
            <text:p>19779</text:p>
          </table:table-cell>
          <table:table-cell table:formula="of:=[.K350]-[.H350]" office:value-type="float" office:value="0" calcext:value-type="float">
            <text:p>0</text:p>
          </table:table-cell>
          <table:table-cell/>
          <table:table-cell office:value-type="float" office:value="27431" calcext:value-type="float">
            <text:p>2743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8638H00M00S" calcext:value-type="time">
            <text:p>38638:00:00</text:p>
          </table:table-cell>
          <table:table-cell office:value-type="float" office:value="22104.2254" calcext:value-type="float">
            <text:p>22104.2254</text:p>
          </table:table-cell>
          <table:table-cell table:number-columns-repeated="2"/>
          <table:table-cell office:value-type="float" office:value="22794.913" calcext:value-type="float">
            <text:p>22794.913</text:p>
          </table:table-cell>
          <table:table-cell table:number-columns-repeated="2"/>
          <table:table-cell office:value-type="float" office:value="22849.1474" calcext:value-type="float">
            <text:p>22849.1474</text:p>
          </table:table-cell>
          <table:table-cell table:formula="of:=[.H351]-[.E351]" office:value-type="float" office:value="54.2344000000012" calcext:value-type="float">
            <text:p>54.2344</text:p>
          </table:table-cell>
          <table:table-cell/>
          <table:table-cell office:value-type="float" office:value="22849.1474" calcext:value-type="float">
            <text:p>22849.1474</text:p>
          </table:table-cell>
          <table:table-cell table:formula="of:=[.K351]-[.H351]" office:value-type="float" office:value="0" calcext:value-type="float">
            <text:p>0</text:p>
          </table:table-cell>
          <table:table-cell/>
          <table:table-cell office:value-type="float" office:value="24938" calcext:value-type="float">
            <text:p>249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717H00M00S" calcext:value-type="time">
            <text:p>20717:00:00</text:p>
          </table:table-cell>
          <table:table-cell office:value-type="float" office:value="24635.4223" calcext:value-type="float">
            <text:p>24635.4223</text:p>
          </table:table-cell>
          <table:table-cell table:number-columns-repeated="2"/>
          <table:table-cell office:value-type="float" office:value="26942.8468" calcext:value-type="float">
            <text:p>26942.8468</text:p>
          </table:table-cell>
          <table:table-cell table:number-columns-repeated="2"/>
          <table:table-cell office:value-type="float" office:value="27086.7838" calcext:value-type="float">
            <text:p>27086.7838</text:p>
          </table:table-cell>
          <table:table-cell table:formula="of:=[.H352]-[.E352]" office:value-type="float" office:value="143.937000000002" calcext:value-type="float">
            <text:p>143.937</text:p>
          </table:table-cell>
          <table:table-cell/>
          <table:table-cell office:value-type="float" office:value="27087.5414" calcext:value-type="float">
            <text:p>27087.5414</text:p>
          </table:table-cell>
          <table:table-cell table:formula="of:=[.K352]-[.H352]" office:value-type="float" office:value="0.757599999997183" calcext:value-type="float">
            <text:p>0.7576</text:p>
          </table:table-cell>
          <table:table-cell/>
          <table:table-cell office:value-type="float" office:value="36347" calcext:value-type="float">
            <text:p>3634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893H00M00S" calcext:value-type="time">
            <text:p>47893:00:00</text:p>
          </table:table-cell>
          <table:table-cell office:value-type="float" office:value="14597.5821" calcext:value-type="float">
            <text:p>14597.5821</text:p>
          </table:table-cell>
          <table:table-cell table:number-columns-repeated="2"/>
          <table:table-cell office:value-type="float" office:value="19780.0467" calcext:value-type="float">
            <text:p>19780.0467</text:p>
          </table:table-cell>
          <table:table-cell table:number-columns-repeated="2"/>
          <table:table-cell office:value-type="float" office:value="19782.5725" calcext:value-type="float">
            <text:p>19782.5725</text:p>
          </table:table-cell>
          <table:table-cell table:formula="of:=[.H353]-[.E353]" office:value-type="float" office:value="2.52579999999944" calcext:value-type="float">
            <text:p>2.5258</text:p>
          </table:table-cell>
          <table:table-cell/>
          <table:table-cell office:value-type="float" office:value="19782.5725" calcext:value-type="float">
            <text:p>19782.5725</text:p>
          </table:table-cell>
          <table:table-cell table:formula="of:=[.K353]-[.H353]" office:value-type="float" office:value="0" calcext:value-type="float">
            <text:p>0</text:p>
          </table:table-cell>
          <table:table-cell/>
          <table:table-cell office:value-type="float" office:value="25429" calcext:value-type="float">
            <text:p>254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85H00M00S" calcext:value-type="time">
            <text:p>3485:00:00</text:p>
          </table:table-cell>
          <table:table-cell office:value-type="float" office:value="32494.0152" calcext:value-type="float">
            <text:p>32494.0152</text:p>
          </table:table-cell>
          <table:table-cell table:number-columns-repeated="2"/>
          <table:table-cell office:value-type="float" office:value="34379.6427" calcext:value-type="float">
            <text:p>34379.6427</text:p>
          </table:table-cell>
          <table:table-cell table:number-columns-repeated="2"/>
          <table:table-cell office:value-type="float" office:value="34393.9929" calcext:value-type="float">
            <text:p>34393.9929</text:p>
          </table:table-cell>
          <table:table-cell table:formula="of:=[.H354]-[.E354]" office:value-type="float" office:value="14.3502000000008" calcext:value-type="float">
            <text:p>14.3502</text:p>
          </table:table-cell>
          <table:table-cell/>
          <table:table-cell office:value-type="float" office:value="34403.916" calcext:value-type="float">
            <text:p>34403.916</text:p>
          </table:table-cell>
          <table:table-cell table:formula="of:=[.K354]-[.H354]" office:value-type="float" office:value="9.92309999999998" calcext:value-type="float">
            <text:p>9.9231</text:p>
          </table:table-cell>
          <table:table-cell/>
          <table:table-cell office:value-type="float" office:value="39954" calcext:value-type="float">
            <text:p>3995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147H00M00S" calcext:value-type="time">
            <text:p>28147:00:00</text:p>
          </table:table-cell>
          <table:table-cell office:value-type="float" office:value="22560.7703" calcext:value-type="float">
            <text:p>22560.7703</text:p>
          </table:table-cell>
          <table:table-cell table:number-columns-repeated="2"/>
          <table:table-cell office:value-type="float" office:value="25715.7834" calcext:value-type="float">
            <text:p>25715.7834</text:p>
          </table:table-cell>
          <table:table-cell table:number-columns-repeated="2"/>
          <table:table-cell office:value-type="float" office:value="25957.3051" calcext:value-type="float">
            <text:p>25957.3051</text:p>
          </table:table-cell>
          <table:table-cell table:formula="of:=[.H355]-[.E355]" office:value-type="float" office:value="241.521700000001" calcext:value-type="float">
            <text:p>241.5217</text:p>
          </table:table-cell>
          <table:table-cell/>
          <table:table-cell office:value-type="float" office:value="25963.1874" calcext:value-type="float">
            <text:p>25963.1874</text:p>
          </table:table-cell>
          <table:table-cell table:formula="of:=[.K355]-[.H355]" office:value-type="float" office:value="5.88229999999749" calcext:value-type="float">
            <text:p>5.8823</text:p>
          </table:table-cell>
          <table:table-cell/>
          <table:table-cell office:value-type="float" office:value="34219" calcext:value-type="float">
            <text:p>342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951H00M00S" calcext:value-type="time">
            <text:p>15951:00:00</text:p>
          </table:table-cell>
          <table:table-cell office:value-type="float" office:value="19661.9483" calcext:value-type="float">
            <text:p>19661.9483</text:p>
          </table:table-cell>
          <table:table-cell table:number-columns-repeated="2"/>
          <table:table-cell office:value-type="float" office:value="23836.4506" calcext:value-type="float">
            <text:p>23836.4506</text:p>
          </table:table-cell>
          <table:table-cell table:number-columns-repeated="2"/>
          <table:table-cell office:value-type="float" office:value="23933.5626" calcext:value-type="float">
            <text:p>23933.5626</text:p>
          </table:table-cell>
          <table:table-cell table:formula="of:=[.H356]-[.E356]" office:value-type="float" office:value="97.112000000001" calcext:value-type="float">
            <text:p>97.112</text:p>
          </table:table-cell>
          <table:table-cell/>
          <table:table-cell office:value-type="float" office:value="23933.5626" calcext:value-type="float">
            <text:p>23933.5626</text:p>
          </table:table-cell>
          <table:table-cell table:formula="of:=[.K356]-[.H356]" office:value-type="float" office:value="0" calcext:value-type="float">
            <text:p>0</text:p>
          </table:table-cell>
          <table:table-cell/>
          <table:table-cell office:value-type="float" office:value="28329" calcext:value-type="float">
            <text:p>283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320H00M00S" calcext:value-type="time">
            <text:p>56320:00:00</text:p>
          </table:table-cell>
          <table:table-cell office:value-type="float" office:value="32448.0705" calcext:value-type="float">
            <text:p>32448.0705</text:p>
          </table:table-cell>
          <table:table-cell table:number-columns-repeated="2"/>
          <table:table-cell office:value-type="float" office:value="32679.471" calcext:value-type="float">
            <text:p>32679.471</text:p>
          </table:table-cell>
          <table:table-cell table:number-columns-repeated="2"/>
          <table:table-cell office:value-type="float" office:value="32679.471" calcext:value-type="float">
            <text:p>32679.471</text:p>
          </table:table-cell>
          <table:table-cell table:formula="of:=[.H357]-[.E357]" office:value-type="float" office:value="0" calcext:value-type="float">
            <text:p>0</text:p>
          </table:table-cell>
          <table:table-cell/>
          <table:table-cell office:value-type="float" office:value="32679.471" calcext:value-type="float">
            <text:p>32679.471</text:p>
          </table:table-cell>
          <table:table-cell table:formula="of:=[.K357]-[.H357]" office:value-type="float" office:value="0" calcext:value-type="float">
            <text:p>0</text:p>
          </table:table-cell>
          <table:table-cell/>
          <table:table-cell office:value-type="float" office:value="36215" calcext:value-type="float">
            <text:p>3621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913H00M00S" calcext:value-type="time">
            <text:p>27913:00:00</text:p>
          </table:table-cell>
          <table:table-cell office:value-type="float" office:value="22439.1635" calcext:value-type="float">
            <text:p>22439.1635</text:p>
          </table:table-cell>
          <table:table-cell table:number-columns-repeated="2"/>
          <table:table-cell office:value-type="float" office:value="24587.6766" calcext:value-type="float">
            <text:p>24587.6766</text:p>
          </table:table-cell>
          <table:table-cell table:number-columns-repeated="2"/>
          <table:table-cell office:value-type="float" office:value="24670.1502" calcext:value-type="float">
            <text:p>24670.1502</text:p>
          </table:table-cell>
          <table:table-cell table:formula="of:=[.H358]-[.E358]" office:value-type="float" office:value="82.4736000000012" calcext:value-type="float">
            <text:p>82.4736</text:p>
          </table:table-cell>
          <table:table-cell/>
          <table:table-cell office:value-type="float" office:value="24670.1502" calcext:value-type="float">
            <text:p>24670.1502</text:p>
          </table:table-cell>
          <table:table-cell table:formula="of:=[.K358]-[.H358]" office:value-type="float" office:value="0" calcext:value-type="float">
            <text:p>0</text:p>
          </table:table-cell>
          <table:table-cell/>
          <table:table-cell office:value-type="float" office:value="37620" calcext:value-type="float">
            <text:p>376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7225H00M00S" calcext:value-type="time">
            <text:p>27225:00:00</text:p>
          </table:table-cell>
          <table:table-cell office:value-type="float" office:value="20780.0362" calcext:value-type="float">
            <text:p>20780.0362</text:p>
          </table:table-cell>
          <table:table-cell table:number-columns-repeated="2"/>
          <table:table-cell office:value-type="float" office:value="23785.3453" calcext:value-type="float">
            <text:p>23785.3453</text:p>
          </table:table-cell>
          <table:table-cell table:number-columns-repeated="2"/>
          <table:table-cell office:value-type="float" office:value="23791.6038" calcext:value-type="float">
            <text:p>23791.6038</text:p>
          </table:table-cell>
          <table:table-cell table:formula="of:=[.H359]-[.E359]" office:value-type="float" office:value="6.25849999999991" calcext:value-type="float">
            <text:p>6.2585</text:p>
          </table:table-cell>
          <table:table-cell/>
          <table:table-cell office:value-type="float" office:value="23792.0794" calcext:value-type="float">
            <text:p>23792.0794</text:p>
          </table:table-cell>
          <table:table-cell table:formula="of:=[.K359]-[.H359]" office:value-type="float" office:value="0.475599999997939" calcext:value-type="float">
            <text:p>0.4756</text:p>
          </table:table-cell>
          <table:table-cell/>
          <table:table-cell office:value-type="float" office:value="29003" calcext:value-type="float">
            <text:p>2900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704H00M00S" calcext:value-type="time">
            <text:p>29704:00:00</text:p>
          </table:table-cell>
          <table:table-cell office:value-type="float" office:value="28466.9806" calcext:value-type="float">
            <text:p>28466.9806</text:p>
          </table:table-cell>
          <table:table-cell table:number-columns-repeated="2"/>
          <table:table-cell office:value-type="float" office:value="29181.0056" calcext:value-type="float">
            <text:p>29181.0056</text:p>
          </table:table-cell>
          <table:table-cell table:number-columns-repeated="2"/>
          <table:table-cell office:value-type="float" office:value="29262.1113" calcext:value-type="float">
            <text:p>29262.1113</text:p>
          </table:table-cell>
          <table:table-cell table:formula="of:=[.H360]-[.E360]" office:value-type="float" office:value="81.1057000000001" calcext:value-type="float">
            <text:p>81.1057</text:p>
          </table:table-cell>
          <table:table-cell/>
          <table:table-cell office:value-type="float" office:value="29262.1113" calcext:value-type="float">
            <text:p>29262.1113</text:p>
          </table:table-cell>
          <table:table-cell table:formula="of:=[.K360]-[.H360]" office:value-type="float" office:value="0" calcext:value-type="float">
            <text:p>0</text:p>
          </table:table-cell>
          <table:table-cell/>
          <table:table-cell office:value-type="float" office:value="38850" calcext:value-type="float">
            <text:p>3885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9211H00M00S" calcext:value-type="time">
            <text:p>59211:00:00</text:p>
          </table:table-cell>
          <table:table-cell office:value-type="float" office:value="22075.0838" calcext:value-type="float">
            <text:p>22075.0838</text:p>
          </table:table-cell>
          <table:table-cell table:number-columns-repeated="2"/>
          <table:table-cell office:value-type="float" office:value="24560.8669" calcext:value-type="float">
            <text:p>24560.8669</text:p>
          </table:table-cell>
          <table:table-cell table:number-columns-repeated="2"/>
          <table:table-cell office:value-type="float" office:value="24583.2255" calcext:value-type="float">
            <text:p>24583.2255</text:p>
          </table:table-cell>
          <table:table-cell table:formula="of:=[.H361]-[.E361]" office:value-type="float" office:value="22.3585999999996" calcext:value-type="float">
            <text:p>22.3586</text:p>
          </table:table-cell>
          <table:table-cell/>
          <table:table-cell office:value-type="float" office:value="24584.0964" calcext:value-type="float">
            <text:p>24584.0964</text:p>
          </table:table-cell>
          <table:table-cell table:formula="of:=[.K361]-[.H361]" office:value-type="float" office:value="0.870899999998073" calcext:value-type="float">
            <text:p>0.8709</text:p>
          </table:table-cell>
          <table:table-cell/>
          <table:table-cell office:value-type="float" office:value="32273" calcext:value-type="float">
            <text:p>3227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943H00M00S" calcext:value-type="time">
            <text:p>47943:00:00</text:p>
          </table:table-cell>
          <table:table-cell office:value-type="float" office:value="28862.2741" calcext:value-type="float">
            <text:p>28862.2741</text:p>
          </table:table-cell>
          <table:table-cell table:number-columns-repeated="2"/>
          <table:table-cell office:value-type="float" office:value="31548.999" calcext:value-type="float">
            <text:p>31548.999</text:p>
          </table:table-cell>
          <table:table-cell table:number-columns-repeated="2"/>
          <table:table-cell office:value-type="float" office:value="31548.999" calcext:value-type="float">
            <text:p>31548.999</text:p>
          </table:table-cell>
          <table:table-cell table:formula="of:=[.H362]-[.E362]" office:value-type="float" office:value="0" calcext:value-type="float">
            <text:p>0</text:p>
          </table:table-cell>
          <table:table-cell/>
          <table:table-cell office:value-type="float" office:value="31548.999" calcext:value-type="float">
            <text:p>31548.999</text:p>
          </table:table-cell>
          <table:table-cell table:formula="of:=[.K362]-[.H362]" office:value-type="float" office:value="0" calcext:value-type="float">
            <text:p>0</text:p>
          </table:table-cell>
          <table:table-cell/>
          <table:table-cell office:value-type="float" office:value="38167" calcext:value-type="float">
            <text:p>3816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080H00M00S" calcext:value-type="time">
            <text:p>40080:00:00</text:p>
          </table:table-cell>
          <table:table-cell office:value-type="float" office:value="20531.9311" calcext:value-type="float">
            <text:p>20531.9311</text:p>
          </table:table-cell>
          <table:table-cell table:number-columns-repeated="2"/>
          <table:table-cell office:value-type="float" office:value="21926.5272" calcext:value-type="float">
            <text:p>21926.5272</text:p>
          </table:table-cell>
          <table:table-cell table:number-columns-repeated="2"/>
          <table:table-cell office:value-type="float" office:value="21958.198" calcext:value-type="float">
            <text:p>21958.198</text:p>
          </table:table-cell>
          <table:table-cell table:formula="of:=[.H363]-[.E363]" office:value-type="float" office:value="31.6707999999999" calcext:value-type="float">
            <text:p>31.6708</text:p>
          </table:table-cell>
          <table:table-cell/>
          <table:table-cell office:value-type="float" office:value="21958.2029" calcext:value-type="float">
            <text:p>21958.2029</text:p>
          </table:table-cell>
          <table:table-cell table:formula="of:=[.K363]-[.H363]" office:value-type="float" office:value="0.00489999999990687" calcext:value-type="float">
            <text:p>0.0049</text:p>
          </table:table-cell>
          <table:table-cell/>
          <table:table-cell office:value-type="float" office:value="25497" calcext:value-type="float">
            <text:p>2549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390H00M00S" calcext:value-type="time">
            <text:p>17390:00:00</text:p>
          </table:table-cell>
          <table:table-cell office:value-type="float" office:value="32088.8806" calcext:value-type="float">
            <text:p>32088.8806</text:p>
          </table:table-cell>
          <table:table-cell table:number-columns-repeated="2"/>
          <table:table-cell office:value-type="float" office:value="33806.7154" calcext:value-type="float">
            <text:p>33806.7154</text:p>
          </table:table-cell>
          <table:table-cell table:number-columns-repeated="2"/>
          <table:table-cell office:value-type="float" office:value="33837.1695" calcext:value-type="float">
            <text:p>33837.1695</text:p>
          </table:table-cell>
          <table:table-cell table:formula="of:=[.H364]-[.E364]" office:value-type="float" office:value="30.4541000000027" calcext:value-type="float">
            <text:p>30.4541</text:p>
          </table:table-cell>
          <table:table-cell/>
          <table:table-cell office:value-type="float" office:value="33837.1695" calcext:value-type="float">
            <text:p>33837.1695</text:p>
          </table:table-cell>
          <table:table-cell table:formula="of:=[.K364]-[.H364]" office:value-type="float" office:value="0" calcext:value-type="float">
            <text:p>0</text:p>
          </table:table-cell>
          <table:table-cell/>
          <table:table-cell office:value-type="float" office:value="40424" calcext:value-type="float">
            <text:p>4042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639H00M00S" calcext:value-type="time">
            <text:p>20639:00:00</text:p>
          </table:table-cell>
          <table:table-cell office:value-type="float" office:value="30329.5458" calcext:value-type="float">
            <text:p>30329.5458</text:p>
          </table:table-cell>
          <table:table-cell table:number-columns-repeated="2"/>
          <table:table-cell office:value-type="float" office:value="32776.3043" calcext:value-type="float">
            <text:p>32776.3043</text:p>
          </table:table-cell>
          <table:table-cell table:number-columns-repeated="2"/>
          <table:table-cell office:value-type="float" office:value="33021.7852" calcext:value-type="float">
            <text:p>33021.7852</text:p>
          </table:table-cell>
          <table:table-cell table:formula="of:=[.H365]-[.E365]" office:value-type="float" office:value="245.480899999995" calcext:value-type="float">
            <text:p>245.4809</text:p>
          </table:table-cell>
          <table:table-cell/>
          <table:table-cell office:value-type="float" office:value="33025.7982" calcext:value-type="float">
            <text:p>33025.7982</text:p>
          </table:table-cell>
          <table:table-cell table:formula="of:=[.K365]-[.H365]" office:value-type="float" office:value="4.01299999999901" calcext:value-type="float">
            <text:p>4.013</text:p>
          </table:table-cell>
          <table:table-cell/>
          <table:table-cell office:value-type="float" office:value="38868" calcext:value-type="float">
            <text:p>3886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098H00M00S" calcext:value-type="time">
            <text:p>31098:00:00</text:p>
          </table:table-cell>
          <table:table-cell office:value-type="float" office:value="30564.7593" calcext:value-type="float">
            <text:p>30564.7593</text:p>
          </table:table-cell>
          <table:table-cell table:number-columns-repeated="2"/>
          <table:table-cell office:value-type="float" office:value="34771.3632" calcext:value-type="float">
            <text:p>34771.3632</text:p>
          </table:table-cell>
          <table:table-cell table:number-columns-repeated="2"/>
          <table:table-cell office:value-type="float" office:value="34997.2253" calcext:value-type="float">
            <text:p>34997.2253</text:p>
          </table:table-cell>
          <table:table-cell table:formula="of:=[.H366]-[.E366]" office:value-type="float" office:value="225.862099999998" calcext:value-type="float">
            <text:p>225.8621</text:p>
          </table:table-cell>
          <table:table-cell/>
          <table:table-cell office:value-type="float" office:value="34997.2253" calcext:value-type="float">
            <text:p>34997.2253</text:p>
          </table:table-cell>
          <table:table-cell table:formula="of:=[.K366]-[.H366]" office:value-type="float" office:value="0" calcext:value-type="float">
            <text:p>0</text:p>
          </table:table-cell>
          <table:table-cell/>
          <table:table-cell office:value-type="float" office:value="50392" calcext:value-type="float">
            <text:p>5039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5777H00M00S" calcext:value-type="time">
            <text:p>55777:00:00</text:p>
          </table:table-cell>
          <table:table-cell office:value-type="float" office:value="19493.6517" calcext:value-type="float">
            <text:p>19493.6517</text:p>
          </table:table-cell>
          <table:table-cell table:number-columns-repeated="2"/>
          <table:table-cell office:value-type="float" office:value="20582.066" calcext:value-type="float">
            <text:p>20582.066</text:p>
          </table:table-cell>
          <table:table-cell table:number-columns-repeated="2"/>
          <table:table-cell office:value-type="float" office:value="20602.6489" calcext:value-type="float">
            <text:p>20602.6489</text:p>
          </table:table-cell>
          <table:table-cell table:formula="of:=[.H367]-[.E367]" office:value-type="float" office:value="20.5829000000012" calcext:value-type="float">
            <text:p>20.5829</text:p>
          </table:table-cell>
          <table:table-cell/>
          <table:table-cell office:value-type="float" office:value="20602.6489" calcext:value-type="float">
            <text:p>20602.6489</text:p>
          </table:table-cell>
          <table:table-cell table:formula="of:=[.K367]-[.H367]" office:value-type="float" office:value="0" calcext:value-type="float">
            <text:p>0</text:p>
          </table:table-cell>
          <table:table-cell/>
          <table:table-cell office:value-type="float" office:value="26738" calcext:value-type="float">
            <text:p>2673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158H00M00S" calcext:value-type="time">
            <text:p>34158:00:00</text:p>
          </table:table-cell>
          <table:table-cell office:value-type="float" office:value="15526.7969" calcext:value-type="float">
            <text:p>15526.7969</text:p>
          </table:table-cell>
          <table:table-cell table:number-columns-repeated="2"/>
          <table:table-cell office:value-type="float" office:value="16287.1429" calcext:value-type="float">
            <text:p>16287.1429</text:p>
          </table:table-cell>
          <table:table-cell table:number-columns-repeated="2"/>
          <table:table-cell office:value-type="float" office:value="16287.1429" calcext:value-type="float">
            <text:p>16287.1429</text:p>
          </table:table-cell>
          <table:table-cell table:formula="of:=[.H368]-[.E368]" office:value-type="float" office:value="0" calcext:value-type="float">
            <text:p>0</text:p>
          </table:table-cell>
          <table:table-cell/>
          <table:table-cell office:value-type="float" office:value="16287.1429" calcext:value-type="float">
            <text:p>16287.1429</text:p>
          </table:table-cell>
          <table:table-cell table:formula="of:=[.K368]-[.H368]" office:value-type="float" office:value="0" calcext:value-type="float">
            <text:p>0</text:p>
          </table:table-cell>
          <table:table-cell/>
          <table:table-cell office:value-type="float" office:value="21197" calcext:value-type="float">
            <text:p>2119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6741H00M00S" calcext:value-type="time">
            <text:p>56741:00:00</text:p>
          </table:table-cell>
          <table:table-cell office:value-type="float" office:value="17624.872" calcext:value-type="float">
            <text:p>17624.872</text:p>
          </table:table-cell>
          <table:table-cell table:number-columns-repeated="2"/>
          <table:table-cell office:value-type="float" office:value="20518.7816" calcext:value-type="float">
            <text:p>20518.7816</text:p>
          </table:table-cell>
          <table:table-cell table:number-columns-repeated="2"/>
          <table:table-cell office:value-type="float" office:value="20679.3307" calcext:value-type="float">
            <text:p>20679.3307</text:p>
          </table:table-cell>
          <table:table-cell table:formula="of:=[.H369]-[.E369]" office:value-type="float" office:value="160.5491" calcext:value-type="float">
            <text:p>160.5491</text:p>
          </table:table-cell>
          <table:table-cell/>
          <table:table-cell office:value-type="float" office:value="20679.3307" calcext:value-type="float">
            <text:p>20679.3307</text:p>
          </table:table-cell>
          <table:table-cell table:formula="of:=[.K369]-[.H369]" office:value-type="float" office:value="0" calcext:value-type="float">
            <text:p>0</text:p>
          </table:table-cell>
          <table:table-cell/>
          <table:table-cell office:value-type="float" office:value="26094" calcext:value-type="float">
            <text:p>2609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4218H00M00S" calcext:value-type="time">
            <text:p>64218:00:00</text:p>
          </table:table-cell>
          <table:table-cell office:value-type="float" office:value="21414.8585" calcext:value-type="float">
            <text:p>21414.8585</text:p>
          </table:table-cell>
          <table:table-cell table:number-columns-repeated="2"/>
          <table:table-cell office:value-type="float" office:value="27950.7455" calcext:value-type="float">
            <text:p>27950.7455</text:p>
          </table:table-cell>
          <table:table-cell table:number-columns-repeated="2"/>
          <table:table-cell office:value-type="float" office:value="28170.9824" calcext:value-type="float">
            <text:p>28170.9824</text:p>
          </table:table-cell>
          <table:table-cell table:formula="of:=[.H370]-[.E370]" office:value-type="float" office:value="220.2369" calcext:value-type="float">
            <text:p>220.2369</text:p>
          </table:table-cell>
          <table:table-cell/>
          <table:table-cell office:value-type="float" office:value="28185.1356" calcext:value-type="float">
            <text:p>28185.1356</text:p>
          </table:table-cell>
          <table:table-cell table:formula="of:=[.K370]-[.H370]" office:value-type="float" office:value="14.1532000000007" calcext:value-type="float">
            <text:p>14.1532</text:p>
          </table:table-cell>
          <table:table-cell/>
          <table:table-cell office:value-type="float" office:value="40012" calcext:value-type="float">
            <text:p>400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8482H00M00S" calcext:value-type="time">
            <text:p>28482:00:00</text:p>
          </table:table-cell>
          <table:table-cell office:value-type="float" office:value="17920.9588" calcext:value-type="float">
            <text:p>17920.9588</text:p>
          </table:table-cell>
          <table:table-cell table:number-columns-repeated="2"/>
          <table:table-cell office:value-type="float" office:value="21156.5527" calcext:value-type="float">
            <text:p>21156.5527</text:p>
          </table:table-cell>
          <table:table-cell table:number-columns-repeated="2"/>
          <table:table-cell office:value-type="float" office:value="21385.0481" calcext:value-type="float">
            <text:p>21385.0481</text:p>
          </table:table-cell>
          <table:table-cell table:formula="of:=[.H371]-[.E371]" office:value-type="float" office:value="228.4954" calcext:value-type="float">
            <text:p>228.4954</text:p>
          </table:table-cell>
          <table:table-cell/>
          <table:table-cell office:value-type="float" office:value="21386.606" calcext:value-type="float">
            <text:p>21386.606</text:p>
          </table:table-cell>
          <table:table-cell table:formula="of:=[.K371]-[.H371]" office:value-type="float" office:value="1.55789999999979" calcext:value-type="float">
            <text:p>1.5579</text:p>
          </table:table-cell>
          <table:table-cell/>
          <table:table-cell office:value-type="float" office:value="26203" calcext:value-type="float">
            <text:p>2620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058H00M00S" calcext:value-type="time">
            <text:p>22058:00:00</text:p>
          </table:table-cell>
          <table:table-cell office:value-type="float" office:value="18458.0359" calcext:value-type="float">
            <text:p>18458.0359</text:p>
          </table:table-cell>
          <table:table-cell table:number-columns-repeated="2"/>
          <table:table-cell office:value-type="float" office:value="19164.309" calcext:value-type="float">
            <text:p>19164.309</text:p>
          </table:table-cell>
          <table:table-cell table:number-columns-repeated="2"/>
          <table:table-cell office:value-type="float" office:value="19184.2517" calcext:value-type="float">
            <text:p>19184.2517</text:p>
          </table:table-cell>
          <table:table-cell table:formula="of:=[.H372]-[.E372]" office:value-type="float" office:value="19.9426999999996" calcext:value-type="float">
            <text:p>19.9427</text:p>
          </table:table-cell>
          <table:table-cell/>
          <table:table-cell office:value-type="float" office:value="19184.2517" calcext:value-type="float">
            <text:p>19184.2517</text:p>
          </table:table-cell>
          <table:table-cell table:formula="of:=[.K372]-[.H372]" office:value-type="float" office:value="0" calcext:value-type="float">
            <text:p>0</text:p>
          </table:table-cell>
          <table:table-cell/>
          <table:table-cell office:value-type="float" office:value="30264" calcext:value-type="float">
            <text:p>302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734H00M00S" calcext:value-type="time">
            <text:p>19734:00:00</text:p>
          </table:table-cell>
          <table:table-cell office:value-type="float" office:value="21974.4813" calcext:value-type="float">
            <text:p>21974.4813</text:p>
          </table:table-cell>
          <table:table-cell table:number-columns-repeated="2"/>
          <table:table-cell office:value-type="float" office:value="22042.2354" calcext:value-type="float">
            <text:p>22042.2354</text:p>
          </table:table-cell>
          <table:table-cell table:number-columns-repeated="2"/>
          <table:table-cell office:value-type="float" office:value="22081.0989" calcext:value-type="float">
            <text:p>22081.0989</text:p>
          </table:table-cell>
          <table:table-cell table:formula="of:=[.H373]-[.E373]" office:value-type="float" office:value="38.8634999999995" calcext:value-type="float">
            <text:p>38.8635</text:p>
          </table:table-cell>
          <table:table-cell/>
          <table:table-cell office:value-type="float" office:value="22081.0989" calcext:value-type="float">
            <text:p>22081.0989</text:p>
          </table:table-cell>
          <table:table-cell table:formula="of:=[.K373]-[.H373]" office:value-type="float" office:value="0" calcext:value-type="float">
            <text:p>0</text:p>
          </table:table-cell>
          <table:table-cell/>
          <table:table-cell office:value-type="float" office:value="27290" calcext:value-type="float">
            <text:p>272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366H00M00S" calcext:value-type="time">
            <text:p>58366:00:00</text:p>
          </table:table-cell>
          <table:table-cell office:value-type="float" office:value="25127.8936" calcext:value-type="float">
            <text:p>25127.8936</text:p>
          </table:table-cell>
          <table:table-cell table:number-columns-repeated="2"/>
          <table:table-cell office:value-type="float" office:value="26592.4647" calcext:value-type="float">
            <text:p>26592.4647</text:p>
          </table:table-cell>
          <table:table-cell table:number-columns-repeated="2"/>
          <table:table-cell office:value-type="float" office:value="26609.5285" calcext:value-type="float">
            <text:p>26609.5285</text:p>
          </table:table-cell>
          <table:table-cell table:formula="of:=[.H374]-[.E374]" office:value-type="float" office:value="17.0637999999999" calcext:value-type="float">
            <text:p>17.0638</text:p>
          </table:table-cell>
          <table:table-cell/>
          <table:table-cell office:value-type="float" office:value="26617.8741" calcext:value-type="float">
            <text:p>26617.8741</text:p>
          </table:table-cell>
          <table:table-cell table:formula="of:=[.K374]-[.H374]" office:value-type="float" office:value="8.34560000000056" calcext:value-type="float">
            <text:p>8.3456</text:p>
          </table:table-cell>
          <table:table-cell/>
          <table:table-cell office:value-type="float" office:value="33949" calcext:value-type="float">
            <text:p>3394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121H00M00S" calcext:value-type="time">
            <text:p>24121:00:00</text:p>
          </table:table-cell>
          <table:table-cell office:value-type="float" office:value="22459.9574" calcext:value-type="float">
            <text:p>22459.9574</text:p>
          </table:table-cell>
          <table:table-cell table:number-columns-repeated="2"/>
          <table:table-cell office:value-type="float" office:value="25053.9906" calcext:value-type="float">
            <text:p>25053.9906</text:p>
          </table:table-cell>
          <table:table-cell table:number-columns-repeated="2"/>
          <table:table-cell office:value-type="float" office:value="25160.4476" calcext:value-type="float">
            <text:p>25160.4476</text:p>
          </table:table-cell>
          <table:table-cell table:formula="of:=[.H375]-[.E375]" office:value-type="float" office:value="106.456999999999" calcext:value-type="float">
            <text:p>106.457</text:p>
          </table:table-cell>
          <table:table-cell/>
          <table:table-cell office:value-type="float" office:value="25162.814" calcext:value-type="float">
            <text:p>25162.814</text:p>
          </table:table-cell>
          <table:table-cell table:formula="of:=[.K375]-[.H375]" office:value-type="float" office:value="2.36639999999898" calcext:value-type="float">
            <text:p>2.3664</text:p>
          </table:table-cell>
          <table:table-cell/>
          <table:table-cell office:value-type="float" office:value="33019" calcext:value-type="float">
            <text:p>3301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420H00M00S" calcext:value-type="time">
            <text:p>10420:00:00</text:p>
          </table:table-cell>
          <table:table-cell office:value-type="float" office:value="15751.3401" calcext:value-type="float">
            <text:p>15751.3401</text:p>
          </table:table-cell>
          <table:table-cell table:number-columns-repeated="2"/>
          <table:table-cell office:value-type="float" office:value="18297.2372" calcext:value-type="float">
            <text:p>18297.2372</text:p>
          </table:table-cell>
          <table:table-cell table:number-columns-repeated="2"/>
          <table:table-cell office:value-type="float" office:value="18297.2372" calcext:value-type="float">
            <text:p>18297.2372</text:p>
          </table:table-cell>
          <table:table-cell table:formula="of:=[.H376]-[.E376]" office:value-type="float" office:value="0" calcext:value-type="float">
            <text:p>0</text:p>
          </table:table-cell>
          <table:table-cell/>
          <table:table-cell office:value-type="float" office:value="18297.2372" calcext:value-type="float">
            <text:p>18297.2372</text:p>
          </table:table-cell>
          <table:table-cell table:formula="of:=[.K376]-[.H376]" office:value-type="float" office:value="0" calcext:value-type="float">
            <text:p>0</text:p>
          </table:table-cell>
          <table:table-cell/>
          <table:table-cell office:value-type="float" office:value="25190" calcext:value-type="float">
            <text:p>2519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909H00M00S" calcext:value-type="time">
            <text:p>49909:00:00</text:p>
          </table:table-cell>
          <table:table-cell office:value-type="float" office:value="15306.2754" calcext:value-type="float">
            <text:p>15306.2754</text:p>
          </table:table-cell>
          <table:table-cell table:number-columns-repeated="2"/>
          <table:table-cell office:value-type="float" office:value="15559.1808" calcext:value-type="float">
            <text:p>15559.1808</text:p>
          </table:table-cell>
          <table:table-cell table:number-columns-repeated="2"/>
          <table:table-cell office:value-type="float" office:value="15559.1808" calcext:value-type="float">
            <text:p>15559.1808</text:p>
          </table:table-cell>
          <table:table-cell table:formula="of:=[.H377]-[.E377]" office:value-type="float" office:value="0" calcext:value-type="float">
            <text:p>0</text:p>
          </table:table-cell>
          <table:table-cell/>
          <table:table-cell office:value-type="float" office:value="15559.1808" calcext:value-type="float">
            <text:p>15559.1808</text:p>
          </table:table-cell>
          <table:table-cell table:formula="of:=[.K377]-[.H377]" office:value-type="float" office:value="0" calcext:value-type="float">
            <text:p>0</text:p>
          </table:table-cell>
          <table:table-cell/>
          <table:table-cell office:value-type="float" office:value="18092" calcext:value-type="float">
            <text:p>1809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688H00M00S" calcext:value-type="time">
            <text:p>58688:00:00</text:p>
          </table:table-cell>
          <table:table-cell office:value-type="float" office:value="25453.3684" calcext:value-type="float">
            <text:p>25453.3684</text:p>
          </table:table-cell>
          <table:table-cell table:number-columns-repeated="2"/>
          <table:table-cell office:value-type="float" office:value="28642.5005" calcext:value-type="float">
            <text:p>28642.5005</text:p>
          </table:table-cell>
          <table:table-cell table:number-columns-repeated="2"/>
          <table:table-cell office:value-type="float" office:value="28688.9289" calcext:value-type="float">
            <text:p>28688.9289</text:p>
          </table:table-cell>
          <table:table-cell table:formula="of:=[.H378]-[.E378]" office:value-type="float" office:value="46.4284000000007" calcext:value-type="float">
            <text:p>46.4284</text:p>
          </table:table-cell>
          <table:table-cell/>
          <table:table-cell office:value-type="float" office:value="28694.0632" calcext:value-type="float">
            <text:p>28694.0632</text:p>
          </table:table-cell>
          <table:table-cell table:formula="of:=[.K378]-[.H378]" office:value-type="float" office:value="5.13430000000153" calcext:value-type="float">
            <text:p>5.1343</text:p>
          </table:table-cell>
          <table:table-cell/>
          <table:table-cell office:value-type="float" office:value="48685" calcext:value-type="float">
            <text:p>486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226H00M00S" calcext:value-type="time">
            <text:p>21226:00:00</text:p>
          </table:table-cell>
          <table:table-cell office:value-type="float" office:value="18388.8678" calcext:value-type="float">
            <text:p>18388.8678</text:p>
          </table:table-cell>
          <table:table-cell table:number-columns-repeated="2"/>
          <table:table-cell office:value-type="float" office:value="18989.0255" calcext:value-type="float">
            <text:p>18989.0255</text:p>
          </table:table-cell>
          <table:table-cell table:number-columns-repeated="2"/>
          <table:table-cell office:value-type="float" office:value="19026.9444" calcext:value-type="float">
            <text:p>19026.9444</text:p>
          </table:table-cell>
          <table:table-cell table:formula="of:=[.H379]-[.E379]" office:value-type="float" office:value="37.9189000000006" calcext:value-type="float">
            <text:p>37.9189</text:p>
          </table:table-cell>
          <table:table-cell/>
          <table:table-cell office:value-type="float" office:value="19026.9444" calcext:value-type="float">
            <text:p>19026.9444</text:p>
          </table:table-cell>
          <table:table-cell table:formula="of:=[.K379]-[.H379]" office:value-type="float" office:value="0" calcext:value-type="float">
            <text:p>0</text:p>
          </table:table-cell>
          <table:table-cell/>
          <table:table-cell office:value-type="float" office:value="25156" calcext:value-type="float">
            <text:p>2515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129H00M00S" calcext:value-type="time">
            <text:p>10129:00:00</text:p>
          </table:table-cell>
          <table:table-cell office:value-type="float" office:value="17818.4868" calcext:value-type="float">
            <text:p>17818.4868</text:p>
          </table:table-cell>
          <table:table-cell table:number-columns-repeated="2"/>
          <table:table-cell office:value-type="float" office:value="19799.6768" calcext:value-type="float">
            <text:p>19799.6768</text:p>
          </table:table-cell>
          <table:table-cell table:number-columns-repeated="2"/>
          <table:table-cell office:value-type="float" office:value="19995.2857" calcext:value-type="float">
            <text:p>19995.2857</text:p>
          </table:table-cell>
          <table:table-cell table:formula="of:=[.H380]-[.E380]" office:value-type="float" office:value="195.608899999999" calcext:value-type="float">
            <text:p>195.6089</text:p>
          </table:table-cell>
          <table:table-cell/>
          <table:table-cell office:value-type="float" office:value="19995.7088" calcext:value-type="float">
            <text:p>19995.7088</text:p>
          </table:table-cell>
          <table:table-cell table:formula="of:=[.K380]-[.H380]" office:value-type="float" office:value="0.423099999999977" calcext:value-type="float">
            <text:p>0.4231</text:p>
          </table:table-cell>
          <table:table-cell/>
          <table:table-cell office:value-type="float" office:value="24533" calcext:value-type="float">
            <text:p>2453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558H00M00S" calcext:value-type="time">
            <text:p>25558:00:00</text:p>
          </table:table-cell>
          <table:table-cell office:value-type="float" office:value="26958.0494" calcext:value-type="float">
            <text:p>26958.0494</text:p>
          </table:table-cell>
          <table:table-cell table:number-columns-repeated="2"/>
          <table:table-cell office:value-type="float" office:value="28482.1209" calcext:value-type="float">
            <text:p>28482.1209</text:p>
          </table:table-cell>
          <table:table-cell table:number-columns-repeated="2"/>
          <table:table-cell office:value-type="float" office:value="28728.1169" calcext:value-type="float">
            <text:p>28728.1169</text:p>
          </table:table-cell>
          <table:table-cell table:formula="of:=[.H381]-[.E381]" office:value-type="float" office:value="245.995999999999" calcext:value-type="float">
            <text:p>245.996</text:p>
          </table:table-cell>
          <table:table-cell/>
          <table:table-cell office:value-type="float" office:value="28728.1816" calcext:value-type="float">
            <text:p>28728.1816</text:p>
          </table:table-cell>
          <table:table-cell table:formula="of:=[.K381]-[.H381]" office:value-type="float" office:value="0.064699999998993" calcext:value-type="float">
            <text:p>0.0647</text:p>
          </table:table-cell>
          <table:table-cell/>
          <table:table-cell office:value-type="float" office:value="35429" calcext:value-type="float">
            <text:p>3542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9269H00M00S" calcext:value-type="time">
            <text:p>29269:00:00</text:p>
          </table:table-cell>
          <table:table-cell office:value-type="float" office:value="22671.3001" calcext:value-type="float">
            <text:p>22671.3001</text:p>
          </table:table-cell>
          <table:table-cell table:number-columns-repeated="2"/>
          <table:table-cell office:value-type="float" office:value="23754.3728" calcext:value-type="float">
            <text:p>23754.3728</text:p>
          </table:table-cell>
          <table:table-cell table:number-columns-repeated="2"/>
          <table:table-cell office:value-type="float" office:value="23842.0819" calcext:value-type="float">
            <text:p>23842.0819</text:p>
          </table:table-cell>
          <table:table-cell table:formula="of:=[.H382]-[.E382]" office:value-type="float" office:value="87.7091" calcext:value-type="float">
            <text:p>87.7091</text:p>
          </table:table-cell>
          <table:table-cell/>
          <table:table-cell office:value-type="float" office:value="23843.4198" calcext:value-type="float">
            <text:p>23843.4198</text:p>
          </table:table-cell>
          <table:table-cell table:formula="of:=[.K382]-[.H382]" office:value-type="float" office:value="1.33789999999863" calcext:value-type="float">
            <text:p>1.3379</text:p>
          </table:table-cell>
          <table:table-cell/>
          <table:table-cell office:value-type="float" office:value="29341" calcext:value-type="float">
            <text:p>2934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810H00M00S" calcext:value-type="time">
            <text:p>20810:00:00</text:p>
          </table:table-cell>
          <table:table-cell office:value-type="float" office:value="22657.7692" calcext:value-type="float">
            <text:p>22657.7692</text:p>
          </table:table-cell>
          <table:table-cell table:number-columns-repeated="2"/>
          <table:table-cell office:value-type="float" office:value="23335.0963" calcext:value-type="float">
            <text:p>23335.0963</text:p>
          </table:table-cell>
          <table:table-cell table:number-columns-repeated="2"/>
          <table:table-cell office:value-type="float" office:value="23346.0614" calcext:value-type="float">
            <text:p>23346.0614</text:p>
          </table:table-cell>
          <table:table-cell table:formula="of:=[.H383]-[.E383]" office:value-type="float" office:value="10.9650999999976" calcext:value-type="float">
            <text:p>10.9651</text:p>
          </table:table-cell>
          <table:table-cell/>
          <table:table-cell office:value-type="float" office:value="23346.5963" calcext:value-type="float">
            <text:p>23346.5963</text:p>
          </table:table-cell>
          <table:table-cell table:formula="of:=[.K383]-[.H383]" office:value-type="float" office:value="0.534900000002381" calcext:value-type="float">
            <text:p>0.5349</text:p>
          </table:table-cell>
          <table:table-cell/>
          <table:table-cell office:value-type="float" office:value="27228" calcext:value-type="float">
            <text:p>272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147H00M00S" calcext:value-type="time">
            <text:p>24147:00:00</text:p>
          </table:table-cell>
          <table:table-cell office:value-type="float" office:value="22648.2071" calcext:value-type="float">
            <text:p>22648.2071</text:p>
          </table:table-cell>
          <table:table-cell table:number-columns-repeated="2"/>
          <table:table-cell office:value-type="float" office:value="24483.174" calcext:value-type="float">
            <text:p>24483.174</text:p>
          </table:table-cell>
          <table:table-cell table:number-columns-repeated="2"/>
          <table:table-cell office:value-type="float" office:value="24516.0574" calcext:value-type="float">
            <text:p>24516.0574</text:p>
          </table:table-cell>
          <table:table-cell table:formula="of:=[.H384]-[.E384]" office:value-type="float" office:value="32.8834000000024" calcext:value-type="float">
            <text:p>32.8834</text:p>
          </table:table-cell>
          <table:table-cell/>
          <table:table-cell office:value-type="float" office:value="24520.8596" calcext:value-type="float">
            <text:p>24520.8596</text:p>
          </table:table-cell>
          <table:table-cell table:formula="of:=[.K384]-[.H384]" office:value-type="float" office:value="4.80219999999827" calcext:value-type="float">
            <text:p>4.8022</text:p>
          </table:table-cell>
          <table:table-cell/>
          <table:table-cell office:value-type="float" office:value="34078" calcext:value-type="float">
            <text:p>3407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9018H00M00S" calcext:value-type="time">
            <text:p>59018:00:00</text:p>
          </table:table-cell>
          <table:table-cell office:value-type="float" office:value="28026.8251" calcext:value-type="float">
            <text:p>28026.8251</text:p>
          </table:table-cell>
          <table:table-cell table:number-columns-repeated="2"/>
          <table:table-cell office:value-type="float" office:value="31896.2408" calcext:value-type="float">
            <text:p>31896.2408</text:p>
          </table:table-cell>
          <table:table-cell table:number-columns-repeated="2"/>
          <table:table-cell office:value-type="float" office:value="32029.3511" calcext:value-type="float">
            <text:p>32029.3511</text:p>
          </table:table-cell>
          <table:table-cell table:formula="of:=[.H385]-[.E385]" office:value-type="float" office:value="133.1103" calcext:value-type="float">
            <text:p>133.1103</text:p>
          </table:table-cell>
          <table:table-cell/>
          <table:table-cell office:value-type="float" office:value="32034.9543" calcext:value-type="float">
            <text:p>32034.9543</text:p>
          </table:table-cell>
          <table:table-cell table:formula="of:=[.K385]-[.H385]" office:value-type="float" office:value="5.60320000000138" calcext:value-type="float">
            <text:p>5.6032</text:p>
          </table:table-cell>
          <table:table-cell/>
          <table:table-cell office:value-type="float" office:value="39670" calcext:value-type="float">
            <text:p>396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4365H00M00S" calcext:value-type="time">
            <text:p>34365:00:00</text:p>
          </table:table-cell>
          <table:table-cell office:value-type="float" office:value="19628.2825" calcext:value-type="float">
            <text:p>19628.2825</text:p>
          </table:table-cell>
          <table:table-cell table:number-columns-repeated="2"/>
          <table:table-cell office:value-type="float" office:value="24256.133" calcext:value-type="float">
            <text:p>24256.133</text:p>
          </table:table-cell>
          <table:table-cell table:number-columns-repeated="2"/>
          <table:table-cell office:value-type="float" office:value="24304.3745" calcext:value-type="float">
            <text:p>24304.3745</text:p>
          </table:table-cell>
          <table:table-cell table:formula="of:=[.H386]-[.E386]" office:value-type="float" office:value="48.2415000000001" calcext:value-type="float">
            <text:p>48.2415</text:p>
          </table:table-cell>
          <table:table-cell/>
          <table:table-cell office:value-type="float" office:value="24305.0273" calcext:value-type="float">
            <text:p>24305.0273</text:p>
          </table:table-cell>
          <table:table-cell table:formula="of:=[.K386]-[.H386]" office:value-type="float" office:value="0.652799999999843" calcext:value-type="float">
            <text:p>0.6528</text:p>
          </table:table-cell>
          <table:table-cell/>
          <table:table-cell office:value-type="float" office:value="41020" calcext:value-type="float">
            <text:p>410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889H00M00S" calcext:value-type="time">
            <text:p>17889:00:00</text:p>
          </table:table-cell>
          <table:table-cell office:value-type="float" office:value="23556.5835" calcext:value-type="float">
            <text:p>23556.5835</text:p>
          </table:table-cell>
          <table:table-cell table:number-columns-repeated="2"/>
          <table:table-cell office:value-type="float" office:value="25427.5835" calcext:value-type="float">
            <text:p>25427.5835</text:p>
          </table:table-cell>
          <table:table-cell table:number-columns-repeated="2"/>
          <table:table-cell office:value-type="float" office:value="25741.0883" calcext:value-type="float">
            <text:p>25741.0883</text:p>
          </table:table-cell>
          <table:table-cell table:formula="of:=[.H387]-[.E387]" office:value-type="float" office:value="313.504799999999" calcext:value-type="float">
            <text:p>313.5048</text:p>
          </table:table-cell>
          <table:table-cell/>
          <table:table-cell office:value-type="float" office:value="25744.3254" calcext:value-type="float">
            <text:p>25744.3254</text:p>
          </table:table-cell>
          <table:table-cell table:formula="of:=[.K387]-[.H387]" office:value-type="float" office:value="3.2371000000021" calcext:value-type="float">
            <text:p>3.2371</text:p>
          </table:table-cell>
          <table:table-cell/>
          <table:table-cell office:value-type="float" office:value="34014" calcext:value-type="float">
            <text:p>3401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520H00M00S" calcext:value-type="time">
            <text:p>24520:00:00</text:p>
          </table:table-cell>
          <table:table-cell office:value-type="float" office:value="24940.6327" calcext:value-type="float">
            <text:p>24940.6327</text:p>
          </table:table-cell>
          <table:table-cell table:number-columns-repeated="2"/>
          <table:table-cell office:value-type="float" office:value="27843.2592" calcext:value-type="float">
            <text:p>27843.2592</text:p>
          </table:table-cell>
          <table:table-cell table:number-columns-repeated="2"/>
          <table:table-cell office:value-type="float" office:value="27843.2853" calcext:value-type="float">
            <text:p>27843.2853</text:p>
          </table:table-cell>
          <table:table-cell table:formula="of:=[.H388]-[.E388]" office:value-type="float" office:value="0.0260999999991327" calcext:value-type="float">
            <text:p>0.0261</text:p>
          </table:table-cell>
          <table:table-cell/>
          <table:table-cell office:value-type="float" office:value="27848.0014" calcext:value-type="float">
            <text:p>27848.0014</text:p>
          </table:table-cell>
          <table:table-cell table:formula="of:=[.K388]-[.H388]" office:value-type="float" office:value="4.71610000000146" calcext:value-type="float">
            <text:p>4.7161</text:p>
          </table:table-cell>
          <table:table-cell/>
          <table:table-cell office:value-type="float" office:value="38707" calcext:value-type="float">
            <text:p>387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4093H00M00S" calcext:value-type="time">
            <text:p>24093:00:00</text:p>
          </table:table-cell>
          <table:table-cell office:value-type="float" office:value="33772.657" calcext:value-type="float">
            <text:p>33772.657</text:p>
          </table:table-cell>
          <table:table-cell table:number-columns-repeated="2"/>
          <table:table-cell office:value-type="float" office:value="34758.6331" calcext:value-type="float">
            <text:p>34758.6331</text:p>
          </table:table-cell>
          <table:table-cell table:number-columns-repeated="2"/>
          <table:table-cell office:value-type="float" office:value="34821.5581" calcext:value-type="float">
            <text:p>34821.5581</text:p>
          </table:table-cell>
          <table:table-cell table:formula="of:=[.H389]-[.E389]" office:value-type="float" office:value="62.9250000000029" calcext:value-type="float">
            <text:p>62.925</text:p>
          </table:table-cell>
          <table:table-cell/>
          <table:table-cell office:value-type="float" office:value="34821.5635" calcext:value-type="float">
            <text:p>34821.5635</text:p>
          </table:table-cell>
          <table:table-cell table:formula="of:=[.K389]-[.H389]" office:value-type="float" office:value="0.00539999999455176" calcext:value-type="float">
            <text:p>0.0054</text:p>
          </table:table-cell>
          <table:table-cell/>
          <table:table-cell office:value-type="float" office:value="39634" calcext:value-type="float">
            <text:p>3963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3406H00M00S" calcext:value-type="time">
            <text:p>63406:00:00</text:p>
          </table:table-cell>
          <table:table-cell office:value-type="float" office:value="33041.834" calcext:value-type="float">
            <text:p>33041.834</text:p>
          </table:table-cell>
          <table:table-cell table:number-columns-repeated="2"/>
          <table:table-cell office:value-type="float" office:value="34130.3602" calcext:value-type="float">
            <text:p>34130.3602</text:p>
          </table:table-cell>
          <table:table-cell table:number-columns-repeated="2"/>
          <table:table-cell office:value-type="float" office:value="34303.1613" calcext:value-type="float">
            <text:p>34303.1613</text:p>
          </table:table-cell>
          <table:table-cell table:formula="of:=[.H390]-[.E390]" office:value-type="float" office:value="172.801099999997" calcext:value-type="float">
            <text:p>172.8011</text:p>
          </table:table-cell>
          <table:table-cell/>
          <table:table-cell office:value-type="float" office:value="34303.1613" calcext:value-type="float">
            <text:p>34303.1613</text:p>
          </table:table-cell>
          <table:table-cell table:formula="of:=[.K390]-[.H390]" office:value-type="float" office:value="0" calcext:value-type="float">
            <text:p>0</text:p>
          </table:table-cell>
          <table:table-cell/>
          <table:table-cell office:value-type="float" office:value="44804" calcext:value-type="float">
            <text:p>4480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3370H00M00S" calcext:value-type="time">
            <text:p>63370:00:00</text:p>
          </table:table-cell>
          <table:table-cell office:value-type="float" office:value="15751.2549" calcext:value-type="float">
            <text:p>15751.2549</text:p>
          </table:table-cell>
          <table:table-cell table:number-columns-repeated="2"/>
          <table:table-cell office:value-type="float" office:value="18376.1111" calcext:value-type="float">
            <text:p>18376.1111</text:p>
          </table:table-cell>
          <table:table-cell table:number-columns-repeated="2"/>
          <table:table-cell office:value-type="float" office:value="18430.1944" calcext:value-type="float">
            <text:p>18430.1944</text:p>
          </table:table-cell>
          <table:table-cell table:formula="of:=[.H391]-[.E391]" office:value-type="float" office:value="54.0833000000021" calcext:value-type="float">
            <text:p>54.0833</text:p>
          </table:table-cell>
          <table:table-cell/>
          <table:table-cell office:value-type="float" office:value="18430.1944" calcext:value-type="float">
            <text:p>18430.1944</text:p>
          </table:table-cell>
          <table:table-cell table:formula="of:=[.K391]-[.H391]" office:value-type="float" office:value="0" calcext:value-type="float">
            <text:p>0</text:p>
          </table:table-cell>
          <table:table-cell/>
          <table:table-cell office:value-type="float" office:value="24261" calcext:value-type="float">
            <text:p>2426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783H00M00S" calcext:value-type="time">
            <text:p>14783:00:00</text:p>
          </table:table-cell>
          <table:table-cell office:value-type="float" office:value="23257.4251" calcext:value-type="float">
            <text:p>23257.4251</text:p>
          </table:table-cell>
          <table:table-cell table:number-columns-repeated="2"/>
          <table:table-cell office:value-type="float" office:value="23872.7726" calcext:value-type="float">
            <text:p>23872.7726</text:p>
          </table:table-cell>
          <table:table-cell table:number-columns-repeated="2"/>
          <table:table-cell office:value-type="float" office:value="24009.7751" calcext:value-type="float">
            <text:p>24009.7751</text:p>
          </table:table-cell>
          <table:table-cell table:formula="of:=[.H392]-[.E392]" office:value-type="float" office:value="137.002499999999" calcext:value-type="float">
            <text:p>137.0025</text:p>
          </table:table-cell>
          <table:table-cell/>
          <table:table-cell office:value-type="float" office:value="24009.8038" calcext:value-type="float">
            <text:p>24009.8038</text:p>
          </table:table-cell>
          <table:table-cell table:formula="of:=[.K392]-[.H392]" office:value-type="float" office:value="0.0287000000025728" calcext:value-type="float">
            <text:p>0.0287</text:p>
          </table:table-cell>
          <table:table-cell/>
          <table:table-cell office:value-type="float" office:value="32326" calcext:value-type="float">
            <text:p>3232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5445H00M00S" calcext:value-type="time">
            <text:p>45445:00:00</text:p>
          </table:table-cell>
          <table:table-cell office:value-type="float" office:value="14341.3668" calcext:value-type="float">
            <text:p>14341.3668</text:p>
          </table:table-cell>
          <table:table-cell table:number-columns-repeated="2"/>
          <table:table-cell office:value-type="float" office:value="17270.2327" calcext:value-type="float">
            <text:p>17270.2327</text:p>
          </table:table-cell>
          <table:table-cell table:number-columns-repeated="2"/>
          <table:table-cell office:value-type="float" office:value="17297.9299" calcext:value-type="float">
            <text:p>17297.9299</text:p>
          </table:table-cell>
          <table:table-cell table:formula="of:=[.H393]-[.E393]" office:value-type="float" office:value="27.6971999999987" calcext:value-type="float">
            <text:p>27.6972</text:p>
          </table:table-cell>
          <table:table-cell/>
          <table:table-cell office:value-type="float" office:value="17303.1447" calcext:value-type="float">
            <text:p>17303.1447</text:p>
          </table:table-cell>
          <table:table-cell table:formula="of:=[.K393]-[.H393]" office:value-type="float" office:value="5.21480000000156" calcext:value-type="float">
            <text:p>5.2148</text:p>
          </table:table-cell>
          <table:table-cell/>
          <table:table-cell office:value-type="float" office:value="25020" calcext:value-type="float">
            <text:p>250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8754H00M00S" calcext:value-type="time">
            <text:p>18754:00:00</text:p>
          </table:table-cell>
          <table:table-cell office:value-type="float" office:value="28011.4575" calcext:value-type="float">
            <text:p>28011.4575</text:p>
          </table:table-cell>
          <table:table-cell table:number-columns-repeated="2"/>
          <table:table-cell office:value-type="float" office:value="28793.448" calcext:value-type="float">
            <text:p>28793.448</text:p>
          </table:table-cell>
          <table:table-cell table:number-columns-repeated="2"/>
          <table:table-cell office:value-type="float" office:value="28886.6027" calcext:value-type="float">
            <text:p>28886.6027</text:p>
          </table:table-cell>
          <table:table-cell table:formula="of:=[.H394]-[.E394]" office:value-type="float" office:value="93.1546999999991" calcext:value-type="float">
            <text:p>93.1547</text:p>
          </table:table-cell>
          <table:table-cell/>
          <table:table-cell office:value-type="float" office:value="28886.6312" calcext:value-type="float">
            <text:p>28886.6312</text:p>
          </table:table-cell>
          <table:table-cell table:formula="of:=[.K394]-[.H394]" office:value-type="float" office:value="0.0285000000003492" calcext:value-type="float">
            <text:p>0.0285</text:p>
          </table:table-cell>
          <table:table-cell/>
          <table:table-cell office:value-type="float" office:value="33364" calcext:value-type="float">
            <text:p>3336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0738H00M00S" calcext:value-type="time">
            <text:p>60738:00:00</text:p>
          </table:table-cell>
          <table:table-cell office:value-type="float" office:value="26227.9319" calcext:value-type="float">
            <text:p>26227.9319</text:p>
          </table:table-cell>
          <table:table-cell table:number-columns-repeated="2"/>
          <table:table-cell office:value-type="float" office:value="27315.207" calcext:value-type="float">
            <text:p>27315.207</text:p>
          </table:table-cell>
          <table:table-cell table:number-columns-repeated="2"/>
          <table:table-cell office:value-type="float" office:value="27358.2007" calcext:value-type="float">
            <text:p>27358.2007</text:p>
          </table:table-cell>
          <table:table-cell table:formula="of:=[.H395]-[.E395]" office:value-type="float" office:value="42.9937000000027" calcext:value-type="float">
            <text:p>42.9937</text:p>
          </table:table-cell>
          <table:table-cell/>
          <table:table-cell office:value-type="float" office:value="27365.5818" calcext:value-type="float">
            <text:p>27365.5818</text:p>
          </table:table-cell>
          <table:table-cell table:formula="of:=[.K395]-[.H395]" office:value-type="float" office:value="7.3810999999987" calcext:value-type="float">
            <text:p>7.3811</text:p>
          </table:table-cell>
          <table:table-cell/>
          <table:table-cell office:value-type="float" office:value="32599" calcext:value-type="float">
            <text:p>3259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212H00M00S" calcext:value-type="time">
            <text:p>40212:00:00</text:p>
          </table:table-cell>
          <table:table-cell office:value-type="float" office:value="15497.9079" calcext:value-type="float">
            <text:p>15497.9079</text:p>
          </table:table-cell>
          <table:table-cell table:number-columns-repeated="2"/>
          <table:table-cell office:value-type="float" office:value="16871.8379" calcext:value-type="float">
            <text:p>16871.8379</text:p>
          </table:table-cell>
          <table:table-cell table:number-columns-repeated="2"/>
          <table:table-cell office:value-type="float" office:value="16878.6571" calcext:value-type="float">
            <text:p>16878.6571</text:p>
          </table:table-cell>
          <table:table-cell table:formula="of:=[.H396]-[.E396]" office:value-type="float" office:value="6.81920000000173" calcext:value-type="float">
            <text:p>6.8192</text:p>
          </table:table-cell>
          <table:table-cell/>
          <table:table-cell office:value-type="float" office:value="16878.6571" calcext:value-type="float">
            <text:p>16878.6571</text:p>
          </table:table-cell>
          <table:table-cell table:formula="of:=[.K396]-[.H396]" office:value-type="float" office:value="0" calcext:value-type="float">
            <text:p>0</text:p>
          </table:table-cell>
          <table:table-cell/>
          <table:table-cell office:value-type="float" office:value="24774" calcext:value-type="float">
            <text:p>2477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9605H00M00S" calcext:value-type="time">
            <text:p>9605:00:00</text:p>
          </table:table-cell>
          <table:table-cell office:value-type="float" office:value="16021.2359" calcext:value-type="float">
            <text:p>16021.2359</text:p>
          </table:table-cell>
          <table:table-cell table:number-columns-repeated="2"/>
          <table:table-cell office:value-type="float" office:value="20157.3319" calcext:value-type="float">
            <text:p>20157.3319</text:p>
          </table:table-cell>
          <table:table-cell table:number-columns-repeated="2"/>
          <table:table-cell office:value-type="float" office:value="20238.0118" calcext:value-type="float">
            <text:p>20238.0118</text:p>
          </table:table-cell>
          <table:table-cell table:formula="of:=[.H397]-[.E397]" office:value-type="float" office:value="80.6798999999992" calcext:value-type="float">
            <text:p>80.6799</text:p>
          </table:table-cell>
          <table:table-cell/>
          <table:table-cell office:value-type="float" office:value="20239.1636" calcext:value-type="float">
            <text:p>20239.1636</text:p>
          </table:table-cell>
          <table:table-cell table:formula="of:=[.K397]-[.H397]" office:value-type="float" office:value="1.15179999999964" calcext:value-type="float">
            <text:p>1.1518</text:p>
          </table:table-cell>
          <table:table-cell/>
          <table:table-cell office:value-type="float" office:value="29212" calcext:value-type="float">
            <text:p>292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705H00M00S" calcext:value-type="time">
            <text:p>7705:00:00</text:p>
          </table:table-cell>
          <table:table-cell office:value-type="float" office:value="24444.0539" calcext:value-type="float">
            <text:p>24444.0539</text:p>
          </table:table-cell>
          <table:table-cell table:number-columns-repeated="2"/>
          <table:table-cell office:value-type="float" office:value="26403.6099" calcext:value-type="float">
            <text:p>26403.6099</text:p>
          </table:table-cell>
          <table:table-cell table:number-columns-repeated="2"/>
          <table:table-cell office:value-type="float" office:value="26510.9567" calcext:value-type="float">
            <text:p>26510.9567</text:p>
          </table:table-cell>
          <table:table-cell table:formula="of:=[.H398]-[.E398]" office:value-type="float" office:value="107.346799999999" calcext:value-type="float">
            <text:p>107.3468</text:p>
          </table:table-cell>
          <table:table-cell/>
          <table:table-cell office:value-type="float" office:value="26511.5893" calcext:value-type="float">
            <text:p>26511.5893</text:p>
          </table:table-cell>
          <table:table-cell table:formula="of:=[.K398]-[.H398]" office:value-type="float" office:value="0.632600000000821" calcext:value-type="float">
            <text:p>0.6326</text:p>
          </table:table-cell>
          <table:table-cell/>
          <table:table-cell office:value-type="float" office:value="31634" calcext:value-type="float">
            <text:p>3163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5326H00M00S" calcext:value-type="time">
            <text:p>15326:00:00</text:p>
          </table:table-cell>
          <table:table-cell office:value-type="float" office:value="23112.6913" calcext:value-type="float">
            <text:p>23112.6913</text:p>
          </table:table-cell>
          <table:table-cell table:number-columns-repeated="2"/>
          <table:table-cell office:value-type="float" office:value="24615.7192" calcext:value-type="float">
            <text:p>24615.7192</text:p>
          </table:table-cell>
          <table:table-cell table:number-columns-repeated="2"/>
          <table:table-cell office:value-type="float" office:value="24904.6847" calcext:value-type="float">
            <text:p>24904.6847</text:p>
          </table:table-cell>
          <table:table-cell table:formula="of:=[.H399]-[.E399]" office:value-type="float" office:value="288.965500000002" calcext:value-type="float">
            <text:p>288.9655</text:p>
          </table:table-cell>
          <table:table-cell/>
          <table:table-cell office:value-type="float" office:value="24907.1913" calcext:value-type="float">
            <text:p>24907.1913</text:p>
          </table:table-cell>
          <table:table-cell table:formula="of:=[.K399]-[.H399]" office:value-type="float" office:value="2.50659999999698" calcext:value-type="float">
            <text:p>2.5066</text:p>
          </table:table-cell>
          <table:table-cell/>
          <table:table-cell office:value-type="float" office:value="31052" calcext:value-type="float">
            <text:p>3105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1472H00M00S" calcext:value-type="time">
            <text:p>61472:00:00</text:p>
          </table:table-cell>
          <table:table-cell office:value-type="float" office:value="26342.4421" calcext:value-type="float">
            <text:p>26342.4421</text:p>
          </table:table-cell>
          <table:table-cell table:number-columns-repeated="2"/>
          <table:table-cell office:value-type="float" office:value="27000.2728" calcext:value-type="float">
            <text:p>27000.2728</text:p>
          </table:table-cell>
          <table:table-cell table:number-columns-repeated="2"/>
          <table:table-cell office:value-type="float" office:value="27098.3731" calcext:value-type="float">
            <text:p>27098.3731</text:p>
          </table:table-cell>
          <table:table-cell table:formula="of:=[.H400]-[.E400]" office:value-type="float" office:value="98.1003000000019" calcext:value-type="float">
            <text:p>98.1003</text:p>
          </table:table-cell>
          <table:table-cell/>
          <table:table-cell office:value-type="float" office:value="27098.8674" calcext:value-type="float">
            <text:p>27098.8674</text:p>
          </table:table-cell>
          <table:table-cell table:formula="of:=[.K400]-[.H400]" office:value-type="float" office:value="0.494299999998475" calcext:value-type="float">
            <text:p>0.4943</text:p>
          </table:table-cell>
          <table:table-cell/>
          <table:table-cell office:value-type="float" office:value="38058" calcext:value-type="float">
            <text:p>3805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292H00M00S" calcext:value-type="time">
            <text:p>4292:00:00</text:p>
          </table:table-cell>
          <table:table-cell office:value-type="float" office:value="21614.9987" calcext:value-type="float">
            <text:p>21614.9987</text:p>
          </table:table-cell>
          <table:table-cell table:number-columns-repeated="2"/>
          <table:table-cell office:value-type="float" office:value="23008.7769" calcext:value-type="float">
            <text:p>23008.7769</text:p>
          </table:table-cell>
          <table:table-cell table:number-columns-repeated="2"/>
          <table:table-cell office:value-type="float" office:value="23031.1125" calcext:value-type="float">
            <text:p>23031.1125</text:p>
          </table:table-cell>
          <table:table-cell table:formula="of:=[.H401]-[.E401]" office:value-type="float" office:value="22.3355999999985" calcext:value-type="float">
            <text:p>22.3356</text:p>
          </table:table-cell>
          <table:table-cell/>
          <table:table-cell office:value-type="float" office:value="23040.1458" calcext:value-type="float">
            <text:p>23040.1458</text:p>
          </table:table-cell>
          <table:table-cell table:formula="of:=[.K401]-[.H401]" office:value-type="float" office:value="9.03329999999914" calcext:value-type="float">
            <text:p>9.0333</text:p>
          </table:table-cell>
          <table:table-cell/>
          <table:table-cell office:value-type="float" office:value="27777" calcext:value-type="float">
            <text:p>2777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1475H00M00S" calcext:value-type="time">
            <text:p>31475:00:00</text:p>
          </table:table-cell>
          <table:table-cell office:value-type="float" office:value="33288.6328" calcext:value-type="float">
            <text:p>33288.6328</text:p>
          </table:table-cell>
          <table:table-cell table:number-columns-repeated="2"/>
          <table:table-cell office:value-type="float" office:value="33916.0689" calcext:value-type="float">
            <text:p>33916.0689</text:p>
          </table:table-cell>
          <table:table-cell table:number-columns-repeated="2"/>
          <table:table-cell office:value-type="float" office:value="33955.9389" calcext:value-type="float">
            <text:p>33955.9389</text:p>
          </table:table-cell>
          <table:table-cell table:formula="of:=[.H402]-[.E402]" office:value-type="float" office:value="39.8700000000026" calcext:value-type="float">
            <text:p>39.87</text:p>
          </table:table-cell>
          <table:table-cell/>
          <table:table-cell office:value-type="float" office:value="33960.0433" calcext:value-type="float">
            <text:p>33960.0433</text:p>
          </table:table-cell>
          <table:table-cell table:formula="of:=[.K402]-[.H402]" office:value-type="float" office:value="4.10439999999653" calcext:value-type="float">
            <text:p>4.1044</text:p>
          </table:table-cell>
          <table:table-cell/>
          <table:table-cell office:value-type="float" office:value="40399" calcext:value-type="float">
            <text:p>4039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392H00M00S" calcext:value-type="time">
            <text:p>21392:00:00</text:p>
          </table:table-cell>
          <table:table-cell office:value-type="float" office:value="25436.8042" calcext:value-type="float">
            <text:p>25436.8042</text:p>
          </table:table-cell>
          <table:table-cell table:number-columns-repeated="2"/>
          <table:table-cell office:value-type="float" office:value="26419.9173" calcext:value-type="float">
            <text:p>26419.9173</text:p>
          </table:table-cell>
          <table:table-cell table:number-columns-repeated="2"/>
          <table:table-cell office:value-type="float" office:value="26420.5087" calcext:value-type="float">
            <text:p>26420.5087</text:p>
          </table:table-cell>
          <table:table-cell table:formula="of:=[.H403]-[.E403]" office:value-type="float" office:value="0.59139999999752" calcext:value-type="float">
            <text:p>0.5914</text:p>
          </table:table-cell>
          <table:table-cell/>
          <table:table-cell office:value-type="float" office:value="26420.5087" calcext:value-type="float">
            <text:p>26420.5087</text:p>
          </table:table-cell>
          <table:table-cell table:formula="of:=[.K403]-[.H403]" office:value-type="float" office:value="0" calcext:value-type="float">
            <text:p>0</text:p>
          </table:table-cell>
          <table:table-cell/>
          <table:table-cell office:value-type="float" office:value="32628" calcext:value-type="float">
            <text:p>326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0162H00M00S" calcext:value-type="time">
            <text:p>30162:00:00</text:p>
          </table:table-cell>
          <table:table-cell office:value-type="float" office:value="32674.9313" calcext:value-type="float">
            <text:p>32674.9313</text:p>
          </table:table-cell>
          <table:table-cell table:number-columns-repeated="2"/>
          <table:table-cell office:value-type="float" office:value="34543.5166" calcext:value-type="float">
            <text:p>34543.5166</text:p>
          </table:table-cell>
          <table:table-cell table:number-columns-repeated="2"/>
          <table:table-cell office:value-type="float" office:value="34750.204" calcext:value-type="float">
            <text:p>34750.204</text:p>
          </table:table-cell>
          <table:table-cell table:formula="of:=[.H404]-[.E404]" office:value-type="float" office:value="206.687399999995" calcext:value-type="float">
            <text:p>206.6874</text:p>
          </table:table-cell>
          <table:table-cell/>
          <table:table-cell office:value-type="float" office:value="34751.584" calcext:value-type="float">
            <text:p>34751.584</text:p>
          </table:table-cell>
          <table:table-cell table:formula="of:=[.K404]-[.H404]" office:value-type="float" office:value="1.38000000000466" calcext:value-type="float">
            <text:p>1.38</text:p>
          </table:table-cell>
          <table:table-cell/>
          <table:table-cell office:value-type="float" office:value="39246" calcext:value-type="float">
            <text:p>3924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409H00M00S" calcext:value-type="time">
            <text:p>7409:00:00</text:p>
          </table:table-cell>
          <table:table-cell office:value-type="float" office:value="23075.992" calcext:value-type="float">
            <text:p>23075.992</text:p>
          </table:table-cell>
          <table:table-cell table:number-columns-repeated="2"/>
          <table:table-cell office:value-type="float" office:value="24746.7897" calcext:value-type="float">
            <text:p>24746.7897</text:p>
          </table:table-cell>
          <table:table-cell table:number-columns-repeated="2"/>
          <table:table-cell office:value-type="float" office:value="24749.9012" calcext:value-type="float">
            <text:p>24749.9012</text:p>
          </table:table-cell>
          <table:table-cell table:formula="of:=[.H405]-[.E405]" office:value-type="float" office:value="3.11149999999907" calcext:value-type="float">
            <text:p>3.1115</text:p>
          </table:table-cell>
          <table:table-cell/>
          <table:table-cell office:value-type="float" office:value="24750.9456" calcext:value-type="float">
            <text:p>24750.9456</text:p>
          </table:table-cell>
          <table:table-cell table:formula="of:=[.K405]-[.H405]" office:value-type="float" office:value="1.04439999999886" calcext:value-type="float">
            <text:p>1.0444</text:p>
          </table:table-cell>
          <table:table-cell/>
          <table:table-cell office:value-type="float" office:value="31707" calcext:value-type="float">
            <text:p>31707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0031H00M00S" calcext:value-type="time">
            <text:p>20031:00:00</text:p>
          </table:table-cell>
          <table:table-cell office:value-type="float" office:value="24566.3609" calcext:value-type="float">
            <text:p>24566.3609</text:p>
          </table:table-cell>
          <table:table-cell table:number-columns-repeated="2"/>
          <table:table-cell office:value-type="float" office:value="27896.5838" calcext:value-type="float">
            <text:p>27896.5838</text:p>
          </table:table-cell>
          <table:table-cell table:number-columns-repeated="2"/>
          <table:table-cell office:value-type="float" office:value="28088.8735" calcext:value-type="float">
            <text:p>28088.8735</text:p>
          </table:table-cell>
          <table:table-cell table:formula="of:=[.H406]-[.E406]" office:value-type="float" office:value="192.289700000001" calcext:value-type="float">
            <text:p>192.2897</text:p>
          </table:table-cell>
          <table:table-cell/>
          <table:table-cell office:value-type="float" office:value="28094.4323" calcext:value-type="float">
            <text:p>28094.4323</text:p>
          </table:table-cell>
          <table:table-cell table:formula="of:=[.K406]-[.H406]" office:value-type="float" office:value="5.55879999999888" calcext:value-type="float">
            <text:p>5.5588</text:p>
          </table:table-cell>
          <table:table-cell/>
          <table:table-cell office:value-type="float" office:value="36591" calcext:value-type="float">
            <text:p>3659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50H00M00S" calcext:value-type="time">
            <text:p>2650:00:00</text:p>
          </table:table-cell>
          <table:table-cell office:value-type="float" office:value="19987.3169" calcext:value-type="float">
            <text:p>19987.3169</text:p>
          </table:table-cell>
          <table:table-cell table:number-columns-repeated="2"/>
          <table:table-cell office:value-type="float" office:value="20710.8511" calcext:value-type="float">
            <text:p>20710.8511</text:p>
          </table:table-cell>
          <table:table-cell table:number-columns-repeated="2"/>
          <table:table-cell office:value-type="float" office:value="20791.5062" calcext:value-type="float">
            <text:p>20791.5062</text:p>
          </table:table-cell>
          <table:table-cell table:formula="of:=[.H407]-[.E407]" office:value-type="float" office:value="80.6550999999999" calcext:value-type="float">
            <text:p>80.6551</text:p>
          </table:table-cell>
          <table:table-cell/>
          <table:table-cell office:value-type="float" office:value="20792.9875" calcext:value-type="float">
            <text:p>20792.9875</text:p>
          </table:table-cell>
          <table:table-cell table:formula="of:=[.K407]-[.H407]" office:value-type="float" office:value="1.48129999999946" calcext:value-type="float">
            <text:p>1.4813</text:p>
          </table:table-cell>
          <table:table-cell/>
          <table:table-cell office:value-type="float" office:value="29834" calcext:value-type="float">
            <text:p>2983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146H00M00S" calcext:value-type="time">
            <text:p>46146:00:00</text:p>
          </table:table-cell>
          <table:table-cell office:value-type="float" office:value="30608.6416" calcext:value-type="float">
            <text:p>30608.6416</text:p>
          </table:table-cell>
          <table:table-cell table:number-columns-repeated="2"/>
          <table:table-cell office:value-type="float" office:value="32814.1328" calcext:value-type="float">
            <text:p>32814.1328</text:p>
          </table:table-cell>
          <table:table-cell table:number-columns-repeated="2"/>
          <table:table-cell office:value-type="float" office:value="32872.1783" calcext:value-type="float">
            <text:p>32872.1783</text:p>
          </table:table-cell>
          <table:table-cell table:formula="of:=[.H408]-[.E408]" office:value-type="float" office:value="58.0455000000002" calcext:value-type="float">
            <text:p>58.0455</text:p>
          </table:table-cell>
          <table:table-cell/>
          <table:table-cell office:value-type="float" office:value="32874.4905" calcext:value-type="float">
            <text:p>32874.4905</text:p>
          </table:table-cell>
          <table:table-cell table:formula="of:=[.K408]-[.H408]" office:value-type="float" office:value="2.3122000000003" calcext:value-type="float">
            <text:p>2.3122</text:p>
          </table:table-cell>
          <table:table-cell/>
          <table:table-cell office:value-type="float" office:value="44193" calcext:value-type="float">
            <text:p>4419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595H00M00S" calcext:value-type="time">
            <text:p>49595:00:00</text:p>
          </table:table-cell>
          <table:table-cell office:value-type="float" office:value="24583.7646" calcext:value-type="float">
            <text:p>24583.7646</text:p>
          </table:table-cell>
          <table:table-cell table:number-columns-repeated="2"/>
          <table:table-cell office:value-type="float" office:value="25420.7583" calcext:value-type="float">
            <text:p>25420.7583</text:p>
          </table:table-cell>
          <table:table-cell table:number-columns-repeated="2"/>
          <table:table-cell office:value-type="float" office:value="25435.8847" calcext:value-type="float">
            <text:p>25435.8847</text:p>
          </table:table-cell>
          <table:table-cell table:formula="of:=[.H409]-[.E409]" office:value-type="float" office:value="15.1263999999974" calcext:value-type="float">
            <text:p>15.1264</text:p>
          </table:table-cell>
          <table:table-cell/>
          <table:table-cell office:value-type="float" office:value="25435.8847" calcext:value-type="float">
            <text:p>25435.8847</text:p>
          </table:table-cell>
          <table:table-cell table:formula="of:=[.K409]-[.H409]" office:value-type="float" office:value="0" calcext:value-type="float">
            <text:p>0</text:p>
          </table:table-cell>
          <table:table-cell/>
          <table:table-cell office:value-type="float" office:value="30725" calcext:value-type="float">
            <text:p>3072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289H00M00S" calcext:value-type="time">
            <text:p>5289:00:00</text:p>
          </table:table-cell>
          <table:table-cell office:value-type="float" office:value="29793.6811" calcext:value-type="float">
            <text:p>29793.6811</text:p>
          </table:table-cell>
          <table:table-cell table:number-columns-repeated="2"/>
          <table:table-cell office:value-type="float" office:value="33620.8054" calcext:value-type="float">
            <text:p>33620.8054</text:p>
          </table:table-cell>
          <table:table-cell table:number-columns-repeated="2"/>
          <table:table-cell office:value-type="float" office:value="34140.2328" calcext:value-type="float">
            <text:p>34140.2328</text:p>
          </table:table-cell>
          <table:table-cell table:formula="of:=[.H410]-[.E410]" office:value-type="float" office:value="519.4274" calcext:value-type="float">
            <text:p>519.4274</text:p>
          </table:table-cell>
          <table:table-cell/>
          <table:table-cell office:value-type="float" office:value="34145.659" calcext:value-type="float">
            <text:p>34145.659</text:p>
          </table:table-cell>
          <table:table-cell table:formula="of:=[.K410]-[.H410]" office:value-type="float" office:value="5.4262000000017" calcext:value-type="float">
            <text:p>5.4262</text:p>
          </table:table-cell>
          <table:table-cell/>
          <table:table-cell office:value-type="float" office:value="49828" calcext:value-type="float">
            <text:p>498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19H00M00S" calcext:value-type="time">
            <text:p>5819:00:00</text:p>
          </table:table-cell>
          <table:table-cell office:value-type="float" office:value="20341.4423" calcext:value-type="float">
            <text:p>20341.4423</text:p>
          </table:table-cell>
          <table:table-cell table:number-columns-repeated="2"/>
          <table:table-cell office:value-type="float" office:value="24325.5001" calcext:value-type="float">
            <text:p>24325.5001</text:p>
          </table:table-cell>
          <table:table-cell table:number-columns-repeated="2"/>
          <table:table-cell office:value-type="float" office:value="24553.5407" calcext:value-type="float">
            <text:p>24553.5407</text:p>
          </table:table-cell>
          <table:table-cell table:formula="of:=[.H411]-[.E411]" office:value-type="float" office:value="228.0406" calcext:value-type="float">
            <text:p>228.0406</text:p>
          </table:table-cell>
          <table:table-cell/>
          <table:table-cell office:value-type="float" office:value="24566.3384" calcext:value-type="float">
            <text:p>24566.3384</text:p>
          </table:table-cell>
          <table:table-cell table:formula="of:=[.K411]-[.H411]" office:value-type="float" office:value="12.7976999999992" calcext:value-type="float">
            <text:p>12.7977</text:p>
          </table:table-cell>
          <table:table-cell/>
          <table:table-cell office:value-type="float" office:value="33471" calcext:value-type="float">
            <text:p>3347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209H00M00S" calcext:value-type="time">
            <text:p>1209:00:00</text:p>
          </table:table-cell>
          <table:table-cell office:value-type="float" office:value="20516.6152" calcext:value-type="float">
            <text:p>20516.6152</text:p>
          </table:table-cell>
          <table:table-cell table:number-columns-repeated="2"/>
          <table:table-cell office:value-type="float" office:value="23382.6928" calcext:value-type="float">
            <text:p>23382.6928</text:p>
          </table:table-cell>
          <table:table-cell table:number-columns-repeated="2"/>
          <table:table-cell office:value-type="float" office:value="23414.0273" calcext:value-type="float">
            <text:p>23414.0273</text:p>
          </table:table-cell>
          <table:table-cell table:formula="of:=[.H412]-[.E412]" office:value-type="float" office:value="31.3345000000008" calcext:value-type="float">
            <text:p>31.3345</text:p>
          </table:table-cell>
          <table:table-cell/>
          <table:table-cell office:value-type="float" office:value="23414.0273" calcext:value-type="float">
            <text:p>23414.0273</text:p>
          </table:table-cell>
          <table:table-cell table:formula="of:=[.K412]-[.H412]" office:value-type="float" office:value="0" calcext:value-type="float">
            <text:p>0</text:p>
          </table:table-cell>
          <table:table-cell/>
          <table:table-cell office:value-type="float" office:value="26412" calcext:value-type="float">
            <text:p>264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638H00M00S" calcext:value-type="time">
            <text:p>22638:00:00</text:p>
          </table:table-cell>
          <table:table-cell office:value-type="float" office:value="29808.6817" calcext:value-type="float">
            <text:p>29808.6817</text:p>
          </table:table-cell>
          <table:table-cell table:number-columns-repeated="2"/>
          <table:table-cell office:value-type="float" office:value="30109.5405" calcext:value-type="float">
            <text:p>30109.5405</text:p>
          </table:table-cell>
          <table:table-cell table:number-columns-repeated="2"/>
          <table:table-cell office:value-type="float" office:value="30113.7474" calcext:value-type="float">
            <text:p>30113.7474</text:p>
          </table:table-cell>
          <table:table-cell table:formula="of:=[.H413]-[.E413]" office:value-type="float" office:value="4.20690000000104" calcext:value-type="float">
            <text:p>4.2069</text:p>
          </table:table-cell>
          <table:table-cell/>
          <table:table-cell office:value-type="float" office:value="30113.8289" calcext:value-type="float">
            <text:p>30113.8289</text:p>
          </table:table-cell>
          <table:table-cell table:formula="of:=[.K413]-[.H413]" office:value-type="float" office:value="0.0815000000002328" calcext:value-type="float">
            <text:p>0.0815</text:p>
          </table:table-cell>
          <table:table-cell/>
          <table:table-cell office:value-type="float" office:value="37670" calcext:value-type="float">
            <text:p>376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3652H00M00S" calcext:value-type="time">
            <text:p>13652:00:00</text:p>
          </table:table-cell>
          <table:table-cell office:value-type="float" office:value="28145.8889" calcext:value-type="float">
            <text:p>28145.8889</text:p>
          </table:table-cell>
          <table:table-cell table:number-columns-repeated="2"/>
          <table:table-cell office:value-type="float" office:value="31239.9699" calcext:value-type="float">
            <text:p>31239.9699</text:p>
          </table:table-cell>
          <table:table-cell table:number-columns-repeated="2"/>
          <table:table-cell office:value-type="float" office:value="31405.7447" calcext:value-type="float">
            <text:p>31405.7447</text:p>
          </table:table-cell>
          <table:table-cell table:formula="of:=[.H414]-[.E414]" office:value-type="float" office:value="165.774799999999" calcext:value-type="float">
            <text:p>165.7748</text:p>
          </table:table-cell>
          <table:table-cell/>
          <table:table-cell office:value-type="float" office:value="31410.1324" calcext:value-type="float">
            <text:p>31410.1324</text:p>
          </table:table-cell>
          <table:table-cell table:formula="of:=[.K414]-[.H414]" office:value-type="float" office:value="4.38769999999931" calcext:value-type="float">
            <text:p>4.3877</text:p>
          </table:table-cell>
          <table:table-cell/>
          <table:table-cell office:value-type="float" office:value="39079" calcext:value-type="float">
            <text:p>3907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298H00M00S" calcext:value-type="time">
            <text:p>25298:00:00</text:p>
          </table:table-cell>
          <table:table-cell office:value-type="float" office:value="25141.8014" calcext:value-type="float">
            <text:p>25141.8014</text:p>
          </table:table-cell>
          <table:table-cell table:number-columns-repeated="2"/>
          <table:table-cell office:value-type="float" office:value="25997.6311" calcext:value-type="float">
            <text:p>25997.6311</text:p>
          </table:table-cell>
          <table:table-cell table:number-columns-repeated="2"/>
          <table:table-cell office:value-type="float" office:value="26090.3677" calcext:value-type="float">
            <text:p>26090.3677</text:p>
          </table:table-cell>
          <table:table-cell table:formula="of:=[.H415]-[.E415]" office:value-type="float" office:value="92.7366000000002" calcext:value-type="float">
            <text:p>92.7366</text:p>
          </table:table-cell>
          <table:table-cell/>
          <table:table-cell office:value-type="float" office:value="26090.3677" calcext:value-type="float">
            <text:p>26090.3677</text:p>
          </table:table-cell>
          <table:table-cell table:formula="of:=[.K415]-[.H415]" office:value-type="float" office:value="0" calcext:value-type="float">
            <text:p>0</text:p>
          </table:table-cell>
          <table:table-cell/>
          <table:table-cell office:value-type="float" office:value="30544" calcext:value-type="float">
            <text:p>3054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370H00M00S" calcext:value-type="time">
            <text:p>21370:00:00</text:p>
          </table:table-cell>
          <table:table-cell office:value-type="float" office:value="23574.7045" calcext:value-type="float">
            <text:p>23574.7045</text:p>
          </table:table-cell>
          <table:table-cell table:number-columns-repeated="2"/>
          <table:table-cell office:value-type="float" office:value="24438.05" calcext:value-type="float">
            <text:p>24438.05</text:p>
          </table:table-cell>
          <table:table-cell table:number-columns-repeated="2"/>
          <table:table-cell office:value-type="float" office:value="24438.05" calcext:value-type="float">
            <text:p>24438.05</text:p>
          </table:table-cell>
          <table:table-cell table:formula="of:=[.H416]-[.E416]" office:value-type="float" office:value="0" calcext:value-type="float">
            <text:p>0</text:p>
          </table:table-cell>
          <table:table-cell/>
          <table:table-cell office:value-type="float" office:value="24438.05" calcext:value-type="float">
            <text:p>24438.05</text:p>
          </table:table-cell>
          <table:table-cell table:formula="of:=[.K416]-[.H416]" office:value-type="float" office:value="0" calcext:value-type="float">
            <text:p>0</text:p>
          </table:table-cell>
          <table:table-cell/>
          <table:table-cell office:value-type="float" office:value="30970" calcext:value-type="float">
            <text:p>309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713H00M00S" calcext:value-type="time">
            <text:p>46713:00:00</text:p>
          </table:table-cell>
          <table:table-cell office:value-type="float" office:value="22528.0802" calcext:value-type="float">
            <text:p>22528.0802</text:p>
          </table:table-cell>
          <table:table-cell table:number-columns-repeated="2"/>
          <table:table-cell office:value-type="float" office:value="22633.7064" calcext:value-type="float">
            <text:p>22633.7064</text:p>
          </table:table-cell>
          <table:table-cell table:number-columns-repeated="2"/>
          <table:table-cell office:value-type="float" office:value="22638.7148" calcext:value-type="float">
            <text:p>22638.7148</text:p>
          </table:table-cell>
          <table:table-cell table:formula="of:=[.H417]-[.E417]" office:value-type="float" office:value="5.00840000000244" calcext:value-type="float">
            <text:p>5.0084</text:p>
          </table:table-cell>
          <table:table-cell/>
          <table:table-cell office:value-type="float" office:value="22638.7148" calcext:value-type="float">
            <text:p>22638.7148</text:p>
          </table:table-cell>
          <table:table-cell table:formula="of:=[.K417]-[.H417]" office:value-type="float" office:value="0" calcext:value-type="float">
            <text:p>0</text:p>
          </table:table-cell>
          <table:table-cell/>
          <table:table-cell office:value-type="float" office:value="25928" calcext:value-type="float">
            <text:p>2592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6688H00M00S" calcext:value-type="time">
            <text:p>36688:00:00</text:p>
          </table:table-cell>
          <table:table-cell office:value-type="float" office:value="17977.3986" calcext:value-type="float">
            <text:p>17977.3986</text:p>
          </table:table-cell>
          <table:table-cell table:number-columns-repeated="2"/>
          <table:table-cell office:value-type="float" office:value="18616.9009" calcext:value-type="float">
            <text:p>18616.9009</text:p>
          </table:table-cell>
          <table:table-cell table:number-columns-repeated="2"/>
          <table:table-cell office:value-type="float" office:value="18650.8552" calcext:value-type="float">
            <text:p>18650.8552</text:p>
          </table:table-cell>
          <table:table-cell table:formula="of:=[.H418]-[.E418]" office:value-type="float" office:value="33.9543000000012" calcext:value-type="float">
            <text:p>33.9543</text:p>
          </table:table-cell>
          <table:table-cell/>
          <table:table-cell office:value-type="float" office:value="18650.9829" calcext:value-type="float">
            <text:p>18650.9829</text:p>
          </table:table-cell>
          <table:table-cell table:formula="of:=[.K418]-[.H418]" office:value-type="float" office:value="0.127699999997276" calcext:value-type="float">
            <text:p>0.1277</text:p>
          </table:table-cell>
          <table:table-cell/>
          <table:table-cell office:value-type="float" office:value="24214" calcext:value-type="float">
            <text:p>2421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6304H00M00S" calcext:value-type="time">
            <text:p>26304:00:00</text:p>
          </table:table-cell>
          <table:table-cell office:value-type="float" office:value="28828.2889" calcext:value-type="float">
            <text:p>28828.2889</text:p>
          </table:table-cell>
          <table:table-cell table:number-columns-repeated="2"/>
          <table:table-cell office:value-type="float" office:value="32208.6904" calcext:value-type="float">
            <text:p>32208.6904</text:p>
          </table:table-cell>
          <table:table-cell table:number-columns-repeated="2"/>
          <table:table-cell office:value-type="float" office:value="32352.5322" calcext:value-type="float">
            <text:p>32352.5322</text:p>
          </table:table-cell>
          <table:table-cell table:formula="of:=[.H419]-[.E419]" office:value-type="float" office:value="143.841800000002" calcext:value-type="float">
            <text:p>143.8418</text:p>
          </table:table-cell>
          <table:table-cell/>
          <table:table-cell office:value-type="float" office:value="32366.6594" calcext:value-type="float">
            <text:p>32366.6594</text:p>
          </table:table-cell>
          <table:table-cell table:formula="of:=[.K419]-[.H419]" office:value-type="float" office:value="14.127199999999" calcext:value-type="float">
            <text:p>14.1272</text:p>
          </table:table-cell>
          <table:table-cell/>
          <table:table-cell office:value-type="float" office:value="46570" calcext:value-type="float">
            <text:p>465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73H00M00S" calcext:value-type="time">
            <text:p>1473:00:00</text:p>
          </table:table-cell>
          <table:table-cell office:value-type="float" office:value="21008.8655" calcext:value-type="float">
            <text:p>21008.8655</text:p>
          </table:table-cell>
          <table:table-cell table:number-columns-repeated="2"/>
          <table:table-cell office:value-type="float" office:value="24413.6082" calcext:value-type="float">
            <text:p>24413.6082</text:p>
          </table:table-cell>
          <table:table-cell table:number-columns-repeated="2"/>
          <table:table-cell office:value-type="float" office:value="24566.7165" calcext:value-type="float">
            <text:p>24566.7165</text:p>
          </table:table-cell>
          <table:table-cell table:formula="of:=[.H420]-[.E420]" office:value-type="float" office:value="153.1083" calcext:value-type="float">
            <text:p>153.1083</text:p>
          </table:table-cell>
          <table:table-cell/>
          <table:table-cell office:value-type="float" office:value="24577.4743" calcext:value-type="float">
            <text:p>24577.4743</text:p>
          </table:table-cell>
          <table:table-cell table:formula="of:=[.K420]-[.H420]" office:value-type="float" office:value="10.757800000003" calcext:value-type="float">
            <text:p>10.7578</text:p>
          </table:table-cell>
          <table:table-cell/>
          <table:table-cell office:value-type="float" office:value="33359" calcext:value-type="float">
            <text:p>3335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9564H00M00S" calcext:value-type="time">
            <text:p>49564:00:00</text:p>
          </table:table-cell>
          <table:table-cell office:value-type="float" office:value="20245.982" calcext:value-type="float">
            <text:p>20245.982</text:p>
          </table:table-cell>
          <table:table-cell table:number-columns-repeated="2"/>
          <table:table-cell office:value-type="float" office:value="21409.1609" calcext:value-type="float">
            <text:p>21409.1609</text:p>
          </table:table-cell>
          <table:table-cell table:number-columns-repeated="2"/>
          <table:table-cell office:value-type="float" office:value="21539.9426" calcext:value-type="float">
            <text:p>21539.9426</text:p>
          </table:table-cell>
          <table:table-cell table:formula="of:=[.H421]-[.E421]" office:value-type="float" office:value="130.7817" calcext:value-type="float">
            <text:p>130.7817</text:p>
          </table:table-cell>
          <table:table-cell/>
          <table:table-cell office:value-type="float" office:value="21545.2024" calcext:value-type="float">
            <text:p>21545.2024</text:p>
          </table:table-cell>
          <table:table-cell table:formula="of:=[.K421]-[.H421]" office:value-type="float" office:value="5.25979999999981" calcext:value-type="float">
            <text:p>5.2598</text:p>
          </table:table-cell>
          <table:table-cell/>
          <table:table-cell office:value-type="float" office:value="29878" calcext:value-type="float">
            <text:p>2987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3639H00M00S" calcext:value-type="time">
            <text:p>23639:00:00</text:p>
          </table:table-cell>
          <table:table-cell office:value-type="float" office:value="31256.354" calcext:value-type="float">
            <text:p>31256.354</text:p>
          </table:table-cell>
          <table:table-cell table:number-columns-repeated="2"/>
          <table:table-cell office:value-type="float" office:value="34080.4413" calcext:value-type="float">
            <text:p>34080.4413</text:p>
          </table:table-cell>
          <table:table-cell table:number-columns-repeated="2"/>
          <table:table-cell office:value-type="float" office:value="34088.1231" calcext:value-type="float">
            <text:p>34088.1231</text:p>
          </table:table-cell>
          <table:table-cell table:formula="of:=[.H422]-[.E422]" office:value-type="float" office:value="7.68179999999848" calcext:value-type="float">
            <text:p>7.6818</text:p>
          </table:table-cell>
          <table:table-cell/>
          <table:table-cell office:value-type="float" office:value="34088.1231" calcext:value-type="float">
            <text:p>34088.1231</text:p>
          </table:table-cell>
          <table:table-cell table:formula="of:=[.K422]-[.H422]" office:value-type="float" office:value="0" calcext:value-type="float">
            <text:p>0</text:p>
          </table:table-cell>
          <table:table-cell/>
          <table:table-cell office:value-type="float" office:value="42999" calcext:value-type="float">
            <text:p>4299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848H00M00S" calcext:value-type="time">
            <text:p>22848:00:00</text:p>
          </table:table-cell>
          <table:table-cell office:value-type="float" office:value="29210.7294" calcext:value-type="float">
            <text:p>29210.7294</text:p>
          </table:table-cell>
          <table:table-cell table:number-columns-repeated="2"/>
          <table:table-cell office:value-type="float" office:value="30870.8821" calcext:value-type="float">
            <text:p>30870.8821</text:p>
          </table:table-cell>
          <table:table-cell table:number-columns-repeated="2"/>
          <table:table-cell office:value-type="float" office:value="30911.8246" calcext:value-type="float">
            <text:p>30911.8246</text:p>
          </table:table-cell>
          <table:table-cell table:formula="of:=[.H423]-[.E423]" office:value-type="float" office:value="40.942500000001" calcext:value-type="float">
            <text:p>40.9425</text:p>
          </table:table-cell>
          <table:table-cell/>
          <table:table-cell office:value-type="float" office:value="30911.8246" calcext:value-type="float">
            <text:p>30911.8246</text:p>
          </table:table-cell>
          <table:table-cell table:formula="of:=[.K423]-[.H423]" office:value-type="float" office:value="0" calcext:value-type="float">
            <text:p>0</text:p>
          </table:table-cell>
          <table:table-cell/>
          <table:table-cell office:value-type="float" office:value="48659" calcext:value-type="float">
            <text:p>4865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192H00M00S" calcext:value-type="time">
            <text:p>8192:00:00</text:p>
          </table:table-cell>
          <table:table-cell office:value-type="float" office:value="38174.128" calcext:value-type="float">
            <text:p>38174.128</text:p>
          </table:table-cell>
          <table:table-cell table:number-columns-repeated="2"/>
          <table:table-cell office:value-type="float" office:value="39402.266" calcext:value-type="float">
            <text:p>39402.266</text:p>
          </table:table-cell>
          <table:table-cell table:number-columns-repeated="2"/>
          <table:table-cell office:value-type="float" office:value="39439.0619" calcext:value-type="float">
            <text:p>39439.0619</text:p>
          </table:table-cell>
          <table:table-cell table:formula="of:=[.H424]-[.E424]" office:value-type="float" office:value="36.7958999999973" calcext:value-type="float">
            <text:p>36.7959</text:p>
          </table:table-cell>
          <table:table-cell/>
          <table:table-cell office:value-type="float" office:value="39439.0619" calcext:value-type="float">
            <text:p>39439.0619</text:p>
          </table:table-cell>
          <table:table-cell table:formula="of:=[.K424]-[.H424]" office:value-type="float" office:value="0" calcext:value-type="float">
            <text:p>0</text:p>
          </table:table-cell>
          <table:table-cell/>
          <table:table-cell office:value-type="float" office:value="45012" calcext:value-type="float">
            <text:p>4501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1547H00M00S" calcext:value-type="time">
            <text:p>61547:00:00</text:p>
          </table:table-cell>
          <table:table-cell office:value-type="float" office:value="26492.9974" calcext:value-type="float">
            <text:p>26492.9974</text:p>
          </table:table-cell>
          <table:table-cell table:number-columns-repeated="2"/>
          <table:table-cell office:value-type="float" office:value="28479.1699" calcext:value-type="float">
            <text:p>28479.1699</text:p>
          </table:table-cell>
          <table:table-cell table:number-columns-repeated="2"/>
          <table:table-cell office:value-type="float" office:value="28502.8919" calcext:value-type="float">
            <text:p>28502.8919</text:p>
          </table:table-cell>
          <table:table-cell table:formula="of:=[.H425]-[.E425]" office:value-type="float" office:value="23.7219999999979" calcext:value-type="float">
            <text:p>23.722</text:p>
          </table:table-cell>
          <table:table-cell/>
          <table:table-cell office:value-type="float" office:value="28502.8919" calcext:value-type="float">
            <text:p>28502.8919</text:p>
          </table:table-cell>
          <table:table-cell table:formula="of:=[.K425]-[.H425]" office:value-type="float" office:value="0" calcext:value-type="float">
            <text:p>0</text:p>
          </table:table-cell>
          <table:table-cell/>
          <table:table-cell office:value-type="float" office:value="31469" calcext:value-type="float">
            <text:p>3146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94H00M00S" calcext:value-type="time">
            <text:p>594:00:00</text:p>
          </table:table-cell>
          <table:table-cell office:value-type="float" office:value="33761.1347" calcext:value-type="float">
            <text:p>33761.1347</text:p>
          </table:table-cell>
          <table:table-cell table:number-columns-repeated="2"/>
          <table:table-cell office:value-type="float" office:value="34200.4782" calcext:value-type="float">
            <text:p>34200.4782</text:p>
          </table:table-cell>
          <table:table-cell table:number-columns-repeated="2"/>
          <table:table-cell office:value-type="float" office:value="34241.2712" calcext:value-type="float">
            <text:p>34241.2712</text:p>
          </table:table-cell>
          <table:table-cell table:formula="of:=[.H426]-[.E426]" office:value-type="float" office:value="40.7930000000051" calcext:value-type="float">
            <text:p>40.793</text:p>
          </table:table-cell>
          <table:table-cell/>
          <table:table-cell office:value-type="float" office:value="34241.2712" calcext:value-type="float">
            <text:p>34241.2712</text:p>
          </table:table-cell>
          <table:table-cell table:formula="of:=[.K426]-[.H426]" office:value-type="float" office:value="0" calcext:value-type="float">
            <text:p>0</text:p>
          </table:table-cell>
          <table:table-cell/>
          <table:table-cell office:value-type="float" office:value="44084" calcext:value-type="float">
            <text:p>4408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1498H00M00S" calcext:value-type="time">
            <text:p>41498:00:00</text:p>
          </table:table-cell>
          <table:table-cell office:value-type="float" office:value="25389.31" calcext:value-type="float">
            <text:p>25389.31</text:p>
          </table:table-cell>
          <table:table-cell table:number-columns-repeated="2"/>
          <table:table-cell office:value-type="float" office:value="26640.9375" calcext:value-type="float">
            <text:p>26640.9375</text:p>
          </table:table-cell>
          <table:table-cell table:number-columns-repeated="2"/>
          <table:table-cell office:value-type="float" office:value="26640.9375" calcext:value-type="float">
            <text:p>26640.9375</text:p>
          </table:table-cell>
          <table:table-cell table:formula="of:=[.H427]-[.E427]" office:value-type="float" office:value="0" calcext:value-type="float">
            <text:p>0</text:p>
          </table:table-cell>
          <table:table-cell/>
          <table:table-cell office:value-type="float" office:value="26644.1842" calcext:value-type="float">
            <text:p>26644.1842</text:p>
          </table:table-cell>
          <table:table-cell table:formula="of:=[.K427]-[.H427]" office:value-type="float" office:value="3.24669999999969" calcext:value-type="float">
            <text:p>3.2467</text:p>
          </table:table-cell>
          <table:table-cell/>
          <table:table-cell office:value-type="float" office:value="30265" calcext:value-type="float">
            <text:p>3026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8263H00M00S" calcext:value-type="time">
            <text:p>8263:00:00</text:p>
          </table:table-cell>
          <table:table-cell office:value-type="float" office:value="29219.5576" calcext:value-type="float">
            <text:p>29219.5576</text:p>
          </table:table-cell>
          <table:table-cell table:number-columns-repeated="2"/>
          <table:table-cell office:value-type="float" office:value="31287.3686" calcext:value-type="float">
            <text:p>31287.3686</text:p>
          </table:table-cell>
          <table:table-cell table:number-columns-repeated="2"/>
          <table:table-cell office:value-type="float" office:value="31437.7121" calcext:value-type="float">
            <text:p>31437.7121</text:p>
          </table:table-cell>
          <table:table-cell table:formula="of:=[.H428]-[.E428]" office:value-type="float" office:value="150.343499999999" calcext:value-type="float">
            <text:p>150.3435</text:p>
          </table:table-cell>
          <table:table-cell/>
          <table:table-cell office:value-type="float" office:value="31437.7121" calcext:value-type="float">
            <text:p>31437.7121</text:p>
          </table:table-cell>
          <table:table-cell table:formula="of:=[.K428]-[.H428]" office:value-type="float" office:value="0" calcext:value-type="float">
            <text:p>0</text:p>
          </table:table-cell>
          <table:table-cell/>
          <table:table-cell office:value-type="float" office:value="40595" calcext:value-type="float">
            <text:p>4059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0321H00M00S" calcext:value-type="time">
            <text:p>40321:00:00</text:p>
          </table:table-cell>
          <table:table-cell office:value-type="float" office:value="28384.904" calcext:value-type="float">
            <text:p>28384.904</text:p>
          </table:table-cell>
          <table:table-cell table:number-columns-repeated="2"/>
          <table:table-cell office:value-type="float" office:value="29680.354" calcext:value-type="float">
            <text:p>29680.354</text:p>
          </table:table-cell>
          <table:table-cell table:number-columns-repeated="2"/>
          <table:table-cell office:value-type="float" office:value="29733.5343" calcext:value-type="float">
            <text:p>29733.5343</text:p>
          </table:table-cell>
          <table:table-cell table:formula="of:=[.H429]-[.E429]" office:value-type="float" office:value="53.1803" calcext:value-type="float">
            <text:p>53.1803</text:p>
          </table:table-cell>
          <table:table-cell/>
          <table:table-cell office:value-type="float" office:value="29738.1808" calcext:value-type="float">
            <text:p>29738.1808</text:p>
          </table:table-cell>
          <table:table-cell table:formula="of:=[.K429]-[.H429]" office:value-type="float" office:value="4.64649999999892" calcext:value-type="float">
            <text:p>4.6465</text:p>
          </table:table-cell>
          <table:table-cell/>
          <table:table-cell office:value-type="float" office:value="40523" calcext:value-type="float">
            <text:p>4052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553H00M00S" calcext:value-type="time">
            <text:p>33553:00:00</text:p>
          </table:table-cell>
          <table:table-cell office:value-type="float" office:value="33669.8752" calcext:value-type="float">
            <text:p>33669.8752</text:p>
          </table:table-cell>
          <table:table-cell table:number-columns-repeated="2"/>
          <table:table-cell office:value-type="float" office:value="35543.6199" calcext:value-type="float">
            <text:p>35543.6199</text:p>
          </table:table-cell>
          <table:table-cell table:number-columns-repeated="2"/>
          <table:table-cell office:value-type="float" office:value="35675.6099" calcext:value-type="float">
            <text:p>35675.6099</text:p>
          </table:table-cell>
          <table:table-cell table:formula="of:=[.H430]-[.E430]" office:value-type="float" office:value="131.990000000005" calcext:value-type="float">
            <text:p>131.99</text:p>
          </table:table-cell>
          <table:table-cell/>
          <table:table-cell office:value-type="float" office:value="35677.2945" calcext:value-type="float">
            <text:p>35677.2945</text:p>
          </table:table-cell>
          <table:table-cell table:formula="of:=[.K430]-[.H430]" office:value-type="float" office:value="1.6846000000005" calcext:value-type="float">
            <text:p>1.6846</text:p>
          </table:table-cell>
          <table:table-cell/>
          <table:table-cell office:value-type="float" office:value="43643" calcext:value-type="float">
            <text:p>4364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7645H00M00S" calcext:value-type="time">
            <text:p>47645:00:00</text:p>
          </table:table-cell>
          <table:table-cell office:value-type="float" office:value="25441.0239" calcext:value-type="float">
            <text:p>25441.0239</text:p>
          </table:table-cell>
          <table:table-cell table:number-columns-repeated="2"/>
          <table:table-cell office:value-type="float" office:value="31357.561" calcext:value-type="float">
            <text:p>31357.561</text:p>
          </table:table-cell>
          <table:table-cell table:number-columns-repeated="2"/>
          <table:table-cell office:value-type="float" office:value="31553.4099" calcext:value-type="float">
            <text:p>31553.4099</text:p>
          </table:table-cell>
          <table:table-cell table:formula="of:=[.H431]-[.E431]" office:value-type="float" office:value="195.848899999997" calcext:value-type="float">
            <text:p>195.8489</text:p>
          </table:table-cell>
          <table:table-cell/>
          <table:table-cell office:value-type="float" office:value="31555.1171" calcext:value-type="float">
            <text:p>31555.1171</text:p>
          </table:table-cell>
          <table:table-cell table:formula="of:=[.K431]-[.H431]" office:value-type="float" office:value="1.70720000000074" calcext:value-type="float">
            <text:p>1.7072</text:p>
          </table:table-cell>
          <table:table-cell/>
          <table:table-cell office:value-type="float" office:value="39602" calcext:value-type="float">
            <text:p>3960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4609H00M00S" calcext:value-type="time">
            <text:p>14609:00:00</text:p>
          </table:table-cell>
          <table:table-cell office:value-type="float" office:value="23583.6915" calcext:value-type="float">
            <text:p>23583.6915</text:p>
          </table:table-cell>
          <table:table-cell table:number-columns-repeated="2"/>
          <table:table-cell office:value-type="float" office:value="27465.2443" calcext:value-type="float">
            <text:p>27465.2443</text:p>
          </table:table-cell>
          <table:table-cell table:number-columns-repeated="2"/>
          <table:table-cell office:value-type="float" office:value="27713.2355" calcext:value-type="float">
            <text:p>27713.2355</text:p>
          </table:table-cell>
          <table:table-cell table:formula="of:=[.H432]-[.E432]" office:value-type="float" office:value="247.9912" calcext:value-type="float">
            <text:p>247.9912</text:p>
          </table:table-cell>
          <table:table-cell/>
          <table:table-cell office:value-type="float" office:value="27754.7716" calcext:value-type="float">
            <text:p>27754.7716</text:p>
          </table:table-cell>
          <table:table-cell table:formula="of:=[.K432]-[.H432]" office:value-type="float" office:value="41.5361000000012" calcext:value-type="float">
            <text:p>41.5361</text:p>
          </table:table-cell>
          <table:table-cell/>
          <table:table-cell office:value-type="float" office:value="34770" calcext:value-type="float">
            <text:p>3477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128H00M00S" calcext:value-type="time">
            <text:p>10128:00:00</text:p>
          </table:table-cell>
          <table:table-cell office:value-type="float" office:value="16594.5637" calcext:value-type="float">
            <text:p>16594.5637</text:p>
          </table:table-cell>
          <table:table-cell table:number-columns-repeated="2"/>
          <table:table-cell office:value-type="float" office:value="20262.5" calcext:value-type="float">
            <text:p>20262.5</text:p>
          </table:table-cell>
          <table:table-cell table:number-columns-repeated="2"/>
          <table:table-cell office:value-type="float" office:value="20262.5" calcext:value-type="float">
            <text:p>20262.5</text:p>
          </table:table-cell>
          <table:table-cell table:formula="of:=[.H433]-[.E433]" office:value-type="float" office:value="0" calcext:value-type="float">
            <text:p>0</text:p>
          </table:table-cell>
          <table:table-cell/>
          <table:table-cell office:value-type="float" office:value="20262.5" calcext:value-type="float">
            <text:p>20262.5</text:p>
          </table:table-cell>
          <table:table-cell table:formula="of:=[.K433]-[.H433]" office:value-type="float" office:value="0" calcext:value-type="float">
            <text:p>0</text:p>
          </table:table-cell>
          <table:table-cell/>
          <table:table-cell office:value-type="float" office:value="21939" calcext:value-type="float">
            <text:p>2193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7314H00M00S" calcext:value-type="time">
            <text:p>37314:00:00</text:p>
          </table:table-cell>
          <table:table-cell office:value-type="float" office:value="13784.2792" calcext:value-type="float">
            <text:p>13784.2792</text:p>
          </table:table-cell>
          <table:table-cell table:number-columns-repeated="2"/>
          <table:table-cell office:value-type="float" office:value="18703.424" calcext:value-type="float">
            <text:p>18703.424</text:p>
          </table:table-cell>
          <table:table-cell table:number-columns-repeated="2"/>
          <table:table-cell office:value-type="float" office:value="18704.4622" calcext:value-type="float">
            <text:p>18704.4622</text:p>
          </table:table-cell>
          <table:table-cell table:formula="of:=[.H434]-[.E434]" office:value-type="float" office:value="1.03820000000269" calcext:value-type="float">
            <text:p>1.0382</text:p>
          </table:table-cell>
          <table:table-cell/>
          <table:table-cell office:value-type="float" office:value="18704.7277" calcext:value-type="float">
            <text:p>18704.7277</text:p>
          </table:table-cell>
          <table:table-cell table:formula="of:=[.K434]-[.H434]" office:value-type="float" office:value="0.265499999997701" calcext:value-type="float">
            <text:p>0.2655</text:p>
          </table:table-cell>
          <table:table-cell/>
          <table:table-cell office:value-type="float" office:value="30255" calcext:value-type="float">
            <text:p>3025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8114H00M00S" calcext:value-type="time">
            <text:p>58114:00:00</text:p>
          </table:table-cell>
          <table:table-cell office:value-type="float" office:value="26351.6128" calcext:value-type="float">
            <text:p>26351.6128</text:p>
          </table:table-cell>
          <table:table-cell table:number-columns-repeated="2"/>
          <table:table-cell office:value-type="float" office:value="28302.7743" calcext:value-type="float">
            <text:p>28302.7743</text:p>
          </table:table-cell>
          <table:table-cell table:number-columns-repeated="2"/>
          <table:table-cell office:value-type="float" office:value="28399.9325" calcext:value-type="float">
            <text:p>28399.9325</text:p>
          </table:table-cell>
          <table:table-cell table:formula="of:=[.H435]-[.E435]" office:value-type="float" office:value="97.158199999998" calcext:value-type="float">
            <text:p>97.1582</text:p>
          </table:table-cell>
          <table:table-cell/>
          <table:table-cell office:value-type="float" office:value="28418.4869" calcext:value-type="float">
            <text:p>28418.4869</text:p>
          </table:table-cell>
          <table:table-cell table:formula="of:=[.K435]-[.H435]" office:value-type="float" office:value="18.5544000000009" calcext:value-type="float">
            <text:p>18.5544</text:p>
          </table:table-cell>
          <table:table-cell/>
          <table:table-cell office:value-type="float" office:value="36031" calcext:value-type="float">
            <text:p>36031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482H00M00S" calcext:value-type="time">
            <text:p>33482:00:00</text:p>
          </table:table-cell>
          <table:table-cell office:value-type="float" office:value="29740.3597" calcext:value-type="float">
            <text:p>29740.3597</text:p>
          </table:table-cell>
          <table:table-cell table:number-columns-repeated="2"/>
          <table:table-cell office:value-type="float" office:value="33760.824" calcext:value-type="float">
            <text:p>33760.824</text:p>
          </table:table-cell>
          <table:table-cell table:number-columns-repeated="2"/>
          <table:table-cell office:value-type="float" office:value="34147.9669" calcext:value-type="float">
            <text:p>34147.9669</text:p>
          </table:table-cell>
          <table:table-cell table:formula="of:=[.H436]-[.E436]" office:value-type="float" office:value="387.142899999999" calcext:value-type="float">
            <text:p>387.1429</text:p>
          </table:table-cell>
          <table:table-cell/>
          <table:table-cell office:value-type="float" office:value="34189.8" calcext:value-type="float">
            <text:p>34189.8</text:p>
          </table:table-cell>
          <table:table-cell table:formula="of:=[.K436]-[.H436]" office:value-type="float" office:value="41.8331000000035" calcext:value-type="float">
            <text:p>41.8331</text:p>
          </table:table-cell>
          <table:table-cell/>
          <table:table-cell office:value-type="float" office:value="46685" calcext:value-type="float">
            <text:p>4668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411H00M00S" calcext:value-type="time">
            <text:p>6411:00:00</text:p>
          </table:table-cell>
          <table:table-cell office:value-type="float" office:value="19133.6868" calcext:value-type="float">
            <text:p>19133.6868</text:p>
          </table:table-cell>
          <table:table-cell table:number-columns-repeated="2"/>
          <table:table-cell office:value-type="float" office:value="19548.7016" calcext:value-type="float">
            <text:p>19548.7016</text:p>
          </table:table-cell>
          <table:table-cell table:number-columns-repeated="2"/>
          <table:table-cell office:value-type="float" office:value="19573.5738" calcext:value-type="float">
            <text:p>19573.5738</text:p>
          </table:table-cell>
          <table:table-cell table:formula="of:=[.H437]-[.E437]" office:value-type="float" office:value="24.872199999998" calcext:value-type="float">
            <text:p>24.8722</text:p>
          </table:table-cell>
          <table:table-cell/>
          <table:table-cell office:value-type="float" office:value="19574.4591" calcext:value-type="float">
            <text:p>19574.4591</text:p>
          </table:table-cell>
          <table:table-cell table:formula="of:=[.K437]-[.H437]" office:value-type="float" office:value="0.885300000001735" calcext:value-type="float">
            <text:p>0.8853</text:p>
          </table:table-cell>
          <table:table-cell/>
          <table:table-cell office:value-type="float" office:value="23905" calcext:value-type="float">
            <text:p>23905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198H00M00S" calcext:value-type="time">
            <text:p>25198:00:00</text:p>
          </table:table-cell>
          <table:table-cell office:value-type="float" office:value="17400.2155" calcext:value-type="float">
            <text:p>17400.2155</text:p>
          </table:table-cell>
          <table:table-cell table:number-columns-repeated="2"/>
          <table:table-cell office:value-type="float" office:value="20889.8472" calcext:value-type="float">
            <text:p>20889.8472</text:p>
          </table:table-cell>
          <table:table-cell table:number-columns-repeated="2"/>
          <table:table-cell office:value-type="float" office:value="20893.4583" calcext:value-type="float">
            <text:p>20893.4583</text:p>
          </table:table-cell>
          <table:table-cell table:formula="of:=[.H438]-[.E438]" office:value-type="float" office:value="3.61109999999826" calcext:value-type="float">
            <text:p>3.6111</text:p>
          </table:table-cell>
          <table:table-cell/>
          <table:table-cell office:value-type="float" office:value="20893.4583" calcext:value-type="float">
            <text:p>20893.4583</text:p>
          </table:table-cell>
          <table:table-cell table:formula="of:=[.K438]-[.H438]" office:value-type="float" office:value="0" calcext:value-type="float">
            <text:p>0</text:p>
          </table:table-cell>
          <table:table-cell/>
          <table:table-cell office:value-type="float" office:value="27104" calcext:value-type="float">
            <text:p>2710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656H00M00S" calcext:value-type="time">
            <text:p>22656:00:00</text:p>
          </table:table-cell>
          <table:table-cell office:value-type="float" office:value="27196.9884" calcext:value-type="float">
            <text:p>27196.9884</text:p>
          </table:table-cell>
          <table:table-cell table:number-columns-repeated="2"/>
          <table:table-cell office:value-type="float" office:value="27838.75" calcext:value-type="float">
            <text:p>27838.75</text:p>
          </table:table-cell>
          <table:table-cell table:number-columns-repeated="2"/>
          <table:table-cell office:value-type="float" office:value="27838.75" calcext:value-type="float">
            <text:p>27838.75</text:p>
          </table:table-cell>
          <table:table-cell table:formula="of:=[.H439]-[.E439]" office:value-type="float" office:value="0" calcext:value-type="float">
            <text:p>0</text:p>
          </table:table-cell>
          <table:table-cell/>
          <table:table-cell office:value-type="float" office:value="27838.75" calcext:value-type="float">
            <text:p>27838.75</text:p>
          </table:table-cell>
          <table:table-cell table:formula="of:=[.K439]-[.H439]" office:value-type="float" office:value="0" calcext:value-type="float">
            <text:p>0</text:p>
          </table:table-cell>
          <table:table-cell/>
          <table:table-cell office:value-type="float" office:value="33920" calcext:value-type="float">
            <text:p>3392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3334H00M00S" calcext:value-type="time">
            <text:p>3334:00:00</text:p>
          </table:table-cell>
          <table:table-cell office:value-type="float" office:value="22280.8399" calcext:value-type="float">
            <text:p>22280.8399</text:p>
          </table:table-cell>
          <table:table-cell table:number-columns-repeated="2"/>
          <table:table-cell office:value-type="float" office:value="25351.1498" calcext:value-type="float">
            <text:p>25351.1498</text:p>
          </table:table-cell>
          <table:table-cell table:number-columns-repeated="2"/>
          <table:table-cell office:value-type="float" office:value="25646.0575" calcext:value-type="float">
            <text:p>25646.0575</text:p>
          </table:table-cell>
          <table:table-cell table:formula="of:=[.H440]-[.E440]" office:value-type="float" office:value="294.9077" calcext:value-type="float">
            <text:p>294.9077</text:p>
          </table:table-cell>
          <table:table-cell/>
          <table:table-cell office:value-type="float" office:value="25646.0575" calcext:value-type="float">
            <text:p>25646.0575</text:p>
          </table:table-cell>
          <table:table-cell table:formula="of:=[.K440]-[.H440]" office:value-type="float" office:value="0" calcext:value-type="float">
            <text:p>0</text:p>
          </table:table-cell>
          <table:table-cell/>
          <table:table-cell office:value-type="float" office:value="34158" calcext:value-type="float">
            <text:p>34158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5588H00M00S" calcext:value-type="time">
            <text:p>25588:00:00</text:p>
          </table:table-cell>
          <table:table-cell office:value-type="float" office:value="21471.8037" calcext:value-type="float">
            <text:p>21471.8037</text:p>
          </table:table-cell>
          <table:table-cell table:number-columns-repeated="2"/>
          <table:table-cell office:value-type="float" office:value="23469.8688" calcext:value-type="float">
            <text:p>23469.8688</text:p>
          </table:table-cell>
          <table:table-cell table:number-columns-repeated="2"/>
          <table:table-cell office:value-type="float" office:value="23499.8161" calcext:value-type="float">
            <text:p>23499.8161</text:p>
          </table:table-cell>
          <table:table-cell table:formula="of:=[.H441]-[.E441]" office:value-type="float" office:value="29.9472999999998" calcext:value-type="float">
            <text:p>29.9473</text:p>
          </table:table-cell>
          <table:table-cell/>
          <table:table-cell office:value-type="float" office:value="23499.9286" calcext:value-type="float">
            <text:p>23499.9286</text:p>
          </table:table-cell>
          <table:table-cell table:formula="of:=[.K441]-[.H441]" office:value-type="float" office:value="0.112499999999272" calcext:value-type="float">
            <text:p>0.1125</text:p>
          </table:table-cell>
          <table:table-cell/>
          <table:table-cell office:value-type="float" office:value="29633" calcext:value-type="float">
            <text:p>29633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7504H00M00S" calcext:value-type="time">
            <text:p>7504:00:00</text:p>
          </table:table-cell>
          <table:table-cell office:value-type="float" office:value="21605.7835" calcext:value-type="float">
            <text:p>21605.7835</text:p>
          </table:table-cell>
          <table:table-cell table:number-columns-repeated="2"/>
          <table:table-cell office:value-type="float" office:value="22254.8342" calcext:value-type="float">
            <text:p>22254.8342</text:p>
          </table:table-cell>
          <table:table-cell table:number-columns-repeated="2"/>
          <table:table-cell office:value-type="float" office:value="22281.8582" calcext:value-type="float">
            <text:p>22281.8582</text:p>
          </table:table-cell>
          <table:table-cell table:formula="of:=[.H442]-[.E442]" office:value-type="float" office:value="27.0239999999976" calcext:value-type="float">
            <text:p>27.024</text:p>
          </table:table-cell>
          <table:table-cell/>
          <table:table-cell office:value-type="float" office:value="22282.8621" calcext:value-type="float">
            <text:p>22282.8621</text:p>
          </table:table-cell>
          <table:table-cell table:formula="of:=[.K442]-[.H442]" office:value-type="float" office:value="1.0038999999997" calcext:value-type="float">
            <text:p>1.0039</text:p>
          </table:table-cell>
          <table:table-cell/>
          <table:table-cell office:value-type="float" office:value="28802" calcext:value-type="float">
            <text:p>2880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7723H00M00S" calcext:value-type="time">
            <text:p>17723:00:00</text:p>
          </table:table-cell>
          <table:table-cell office:value-type="float" office:value="29527.7791" calcext:value-type="float">
            <text:p>29527.7791</text:p>
          </table:table-cell>
          <table:table-cell table:number-columns-repeated="2"/>
          <table:table-cell office:value-type="float" office:value="32414.6884" calcext:value-type="float">
            <text:p>32414.6884</text:p>
          </table:table-cell>
          <table:table-cell table:number-columns-repeated="2"/>
          <table:table-cell office:value-type="float" office:value="32698.819" calcext:value-type="float">
            <text:p>32698.819</text:p>
          </table:table-cell>
          <table:table-cell table:formula="of:=[.H443]-[.E443]" office:value-type="float" office:value="284.1306" calcext:value-type="float">
            <text:p>284.1306</text:p>
          </table:table-cell>
          <table:table-cell/>
          <table:table-cell office:value-type="float" office:value="32716.1525" calcext:value-type="float">
            <text:p>32716.1525</text:p>
          </table:table-cell>
          <table:table-cell table:formula="of:=[.K443]-[.H443]" office:value-type="float" office:value="17.3335000000006" calcext:value-type="float">
            <text:p>17.3335</text:p>
          </table:table-cell>
          <table:table-cell/>
          <table:table-cell office:value-type="float" office:value="41284" calcext:value-type="float">
            <text:p>41284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9921H00M00S" calcext:value-type="time">
            <text:p>19921:00:00</text:p>
          </table:table-cell>
          <table:table-cell office:value-type="float" office:value="11466.3028" calcext:value-type="float">
            <text:p>11466.3028</text:p>
          </table:table-cell>
          <table:table-cell table:number-columns-repeated="2"/>
          <table:table-cell office:value-type="float" office:value="15929.3409" calcext:value-type="float">
            <text:p>15929.3409</text:p>
          </table:table-cell>
          <table:table-cell table:number-columns-repeated="2"/>
          <table:table-cell office:value-type="float" office:value="15965.3056" calcext:value-type="float">
            <text:p>15965.3056</text:p>
          </table:table-cell>
          <table:table-cell table:formula="of:=[.H444]-[.E444]" office:value-type="float" office:value="35.9647000000004" calcext:value-type="float">
            <text:p>35.9647</text:p>
          </table:table-cell>
          <table:table-cell/>
          <table:table-cell office:value-type="float" office:value="15965.3056" calcext:value-type="float">
            <text:p>15965.3056</text:p>
          </table:table-cell>
          <table:table-cell table:formula="of:=[.K444]-[.H444]" office:value-type="float" office:value="0" calcext:value-type="float">
            <text:p>0</text:p>
          </table:table-cell>
          <table:table-cell/>
          <table:table-cell office:value-type="float" office:value="21210" calcext:value-type="float">
            <text:p>212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3801H00M00S" calcext:value-type="time">
            <text:p>43801:00:00</text:p>
          </table:table-cell>
          <table:table-cell office:value-type="float" office:value="28263.5902" calcext:value-type="float">
            <text:p>28263.5902</text:p>
          </table:table-cell>
          <table:table-cell table:number-columns-repeated="2"/>
          <table:table-cell office:value-type="float" office:value="28837.1391" calcext:value-type="float">
            <text:p>28837.1391</text:p>
          </table:table-cell>
          <table:table-cell table:number-columns-repeated="2"/>
          <table:table-cell office:value-type="float" office:value="28916.2319" calcext:value-type="float">
            <text:p>28916.2319</text:p>
          </table:table-cell>
          <table:table-cell table:formula="of:=[.H445]-[.E445]" office:value-type="float" office:value="79.0927999999985" calcext:value-type="float">
            <text:p>79.0928</text:p>
          </table:table-cell>
          <table:table-cell/>
          <table:table-cell office:value-type="float" office:value="28920.7215" calcext:value-type="float">
            <text:p>28920.7215</text:p>
          </table:table-cell>
          <table:table-cell table:formula="of:=[.K445]-[.H445]" office:value-type="float" office:value="4.48960000000079" calcext:value-type="float">
            <text:p>4.4896</text:p>
          </table:table-cell>
          <table:table-cell/>
          <table:table-cell office:value-type="float" office:value="38006" calcext:value-type="float">
            <text:p>3800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53144H00M00S" calcext:value-type="time">
            <text:p>53144:00:00</text:p>
          </table:table-cell>
          <table:table-cell office:value-type="float" office:value="24723.4189" calcext:value-type="float">
            <text:p>24723.4189</text:p>
          </table:table-cell>
          <table:table-cell table:number-columns-repeated="2"/>
          <table:table-cell office:value-type="float" office:value="26399.5352" calcext:value-type="float">
            <text:p>26399.5352</text:p>
          </table:table-cell>
          <table:table-cell table:number-columns-repeated="2"/>
          <table:table-cell office:value-type="float" office:value="26400.7222" calcext:value-type="float">
            <text:p>26400.7222</text:p>
          </table:table-cell>
          <table:table-cell table:formula="of:=[.H446]-[.E446]" office:value-type="float" office:value="1.18700000000172" calcext:value-type="float">
            <text:p>1.187</text:p>
          </table:table-cell>
          <table:table-cell/>
          <table:table-cell office:value-type="float" office:value="26400.7222" calcext:value-type="float">
            <text:p>26400.7222</text:p>
          </table:table-cell>
          <table:table-cell table:formula="of:=[.K446]-[.H446]" office:value-type="float" office:value="0" calcext:value-type="float">
            <text:p>0</text:p>
          </table:table-cell>
          <table:table-cell/>
          <table:table-cell office:value-type="float" office:value="30716" calcext:value-type="float">
            <text:p>3071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46160H00M00S" calcext:value-type="time">
            <text:p>46160:00:00</text:p>
          </table:table-cell>
          <table:table-cell office:value-type="float" office:value="24924.2183" calcext:value-type="float">
            <text:p>24924.2183</text:p>
          </table:table-cell>
          <table:table-cell table:number-columns-repeated="2"/>
          <table:table-cell office:value-type="float" office:value="26909.5629" calcext:value-type="float">
            <text:p>26909.5629</text:p>
          </table:table-cell>
          <table:table-cell table:number-columns-repeated="2"/>
          <table:table-cell office:value-type="float" office:value="27375.9889" calcext:value-type="float">
            <text:p>27375.9889</text:p>
          </table:table-cell>
          <table:table-cell table:formula="of:=[.H447]-[.E447]" office:value-type="float" office:value="466.426" calcext:value-type="float">
            <text:p>466.426</text:p>
          </table:table-cell>
          <table:table-cell/>
          <table:table-cell office:value-type="float" office:value="27384.047" calcext:value-type="float">
            <text:p>27384.047</text:p>
          </table:table-cell>
          <table:table-cell table:formula="of:=[.K447]-[.H447]" office:value-type="float" office:value="8.05809999999838" calcext:value-type="float">
            <text:p>8.0581</text:p>
          </table:table-cell>
          <table:table-cell/>
          <table:table-cell office:value-type="float" office:value="34110" calcext:value-type="float">
            <text:p>34110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10976H00M00S" calcext:value-type="time">
            <text:p>10976:00:00</text:p>
          </table:table-cell>
          <table:table-cell office:value-type="float" office:value="28295.179" calcext:value-type="float">
            <text:p>28295.179</text:p>
          </table:table-cell>
          <table:table-cell table:number-columns-repeated="2"/>
          <table:table-cell office:value-type="float" office:value="30383.3689" calcext:value-type="float">
            <text:p>30383.3689</text:p>
          </table:table-cell>
          <table:table-cell table:number-columns-repeated="2"/>
          <table:table-cell office:value-type="float" office:value="30469.8898" calcext:value-type="float">
            <text:p>30469.8898</text:p>
          </table:table-cell>
          <table:table-cell table:formula="of:=[.H448]-[.E448]" office:value-type="float" office:value="86.5208999999995" calcext:value-type="float">
            <text:p>86.5209</text:p>
          </table:table-cell>
          <table:table-cell/>
          <table:table-cell office:value-type="float" office:value="30469.8898" calcext:value-type="float">
            <text:p>30469.8898</text:p>
          </table:table-cell>
          <table:table-cell table:formula="of:=[.K448]-[.H448]" office:value-type="float" office:value="0" calcext:value-type="float">
            <text:p>0</text:p>
          </table:table-cell>
          <table:table-cell/>
          <table:table-cell office:value-type="float" office:value="41366" calcext:value-type="float">
            <text:p>41366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2H00M00S" calcext:value-type="time">
            <text:p>22:00:00</text:p>
          </table:table-cell>
          <table:table-cell office:value-type="float" office:value="26026.6443" calcext:value-type="float">
            <text:p>26026.6443</text:p>
          </table:table-cell>
          <table:table-cell table:number-columns-repeated="2"/>
          <table:table-cell office:value-type="float" office:value="27540.3079" calcext:value-type="float">
            <text:p>27540.3079</text:p>
          </table:table-cell>
          <table:table-cell table:number-columns-repeated="2"/>
          <table:table-cell office:value-type="float" office:value="27574.9495" calcext:value-type="float">
            <text:p>27574.9495</text:p>
          </table:table-cell>
          <table:table-cell table:formula="of:=[.H449]-[.E449]" office:value-type="float" office:value="34.641599999999" calcext:value-type="float">
            <text:p>34.6416</text:p>
          </table:table-cell>
          <table:table-cell/>
          <table:table-cell office:value-type="float" office:value="27576.3796" calcext:value-type="float">
            <text:p>27576.3796</text:p>
          </table:table-cell>
          <table:table-cell table:formula="of:=[.K449]-[.H449]" office:value-type="float" office:value="1.4301000000014" calcext:value-type="float">
            <text:p>1.4301</text:p>
          </table:table-cell>
          <table:table-cell/>
          <table:table-cell office:value-type="float" office:value="33272" calcext:value-type="float">
            <text:p>33272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21865H00M00S" calcext:value-type="time">
            <text:p>21865:00:00</text:p>
          </table:table-cell>
          <table:table-cell office:value-type="float" office:value="18888.2694" calcext:value-type="float">
            <text:p>18888.2694</text:p>
          </table:table-cell>
          <table:table-cell table:number-columns-repeated="2"/>
          <table:table-cell office:value-type="float" office:value="20429.6972" calcext:value-type="float">
            <text:p>20429.6972</text:p>
          </table:table-cell>
          <table:table-cell table:number-columns-repeated="2"/>
          <table:table-cell office:value-type="float" office:value="20719.9154" calcext:value-type="float">
            <text:p>20719.9154</text:p>
          </table:table-cell>
          <table:table-cell table:formula="of:=[.H450]-[.E450]" office:value-type="float" office:value="290.218200000003" calcext:value-type="float">
            <text:p>290.2182</text:p>
          </table:table-cell>
          <table:table-cell/>
          <table:table-cell office:value-type="float" office:value="20723.3299" calcext:value-type="float">
            <text:p>20723.3299</text:p>
          </table:table-cell>
          <table:table-cell table:formula="of:=[.K450]-[.H450]" office:value-type="float" office:value="3.41449999999895" calcext:value-type="float">
            <text:p>3.4145</text:p>
          </table:table-cell>
          <table:table-cell/>
          <table:table-cell office:value-type="float" office:value="27159" calcext:value-type="float">
            <text:p>27159</text:p>
          </table:table-cell>
          <table:table-cell table:number-columns-repeated="1010"/>
        </table:table-row>
        <table:table-row table:style-name="ro1">
          <table:table-cell table:style-name="ce1" office:value-type="time" office:time-value="PT61999H00M00S" calcext:value-type="time">
            <text:p>61999:00:00</text:p>
          </table:table-cell>
          <table:table-cell office:value-type="float" office:value="24475.1612" calcext:value-type="float">
            <text:p>24475.1612</text:p>
          </table:table-cell>
          <table:table-cell table:number-columns-repeated="2"/>
          <table:table-cell office:value-type="float" office:value="26092.2837" calcext:value-type="float">
            <text:p>26092.2837</text:p>
          </table:table-cell>
          <table:table-cell table:number-columns-repeated="2"/>
          <table:table-cell office:value-type="float" office:value="26320.3929" calcext:value-type="float">
            <text:p>26320.3929</text:p>
          </table:table-cell>
          <table:table-cell table:formula="of:=[.H451]-[.E451]" office:value-type="float" office:value="228.109199999999" calcext:value-type="float">
            <text:p>228.1092</text:p>
          </table:table-cell>
          <table:table-cell/>
          <table:table-cell office:value-type="float" office:value="26320.7238" calcext:value-type="float">
            <text:p>26320.7238</text:p>
          </table:table-cell>
          <table:table-cell table:formula="of:=[.K451]-[.H451]" office:value-type="float" office:value="0.330900000000838" calcext:value-type="float">
            <text:p>0.3309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1010"/>
        </table:table-row>
        <table:table-row table:style-name="ro1" table:number-rows-repeated="50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0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50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3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0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98">
          <table:table-cell table:style-name="ce1"/>
          <table:table-cell table:number-columns-repeated="1023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5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00">
          <table:table-cell table:style-name="ce1"/>
          <table:table-cell table:number-columns-repeated="1023"/>
        </table:table-row>
        <table:table-row table:style-name="ro1" table:number-rows-repeated="10475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-basic-time-4mod+IP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 table:style-name="ce3"/>
          <table:table-cell table:style-name="ce5" office:value-type="string" calcext:value-type="string">
            <text:p>SMTO-LP</text:p>
          </table:table-cell>
          <table:table-cell table:style-name="ce5" table:number-columns-repeated="2"/>
          <table:table-cell table:style-name="ce5" office:value-type="string" calcext:value-type="string">
            <text:p>SMTMF-LP</text:p>
          </table:table-cell>
          <table:table-cell table:style-name="ce5" table:number-columns-repeated="2"/>
          <table:table-cell table:style-name="ce5" office:value-type="string" calcext:value-type="string">
            <text:p>SMTPF1-LP</text:p>
          </table:table-cell>
          <table:table-cell table:style-name="ce5" table:number-columns-repeated="2"/>
          <table:table-cell table:style-name="ce5" office:value-type="string" calcext:value-type="string">
            <text:p>SMTPF2-LP</text:p>
          </table:table-cell>
          <table:table-cell table:style-name="ce5" table:number-columns-repeated="2"/>
          <table:table-cell table:style-name="ce5" office:value-type="string" calcext:value-type="string">
            <text:p>SMTO</text:p>
          </table:table-cell>
          <table:table-cell table:style-name="ce5" table:number-columns-repeated="1010"/>
        </table:table-row>
        <table:table-row table:style-name="ro1">
          <table:table-cell office:value-type="time" office:time-value="PT6845H00M00S" calcext:value-type="time">
            <text:p>684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8135H00M00S" calcext:value-type="time">
            <text:p>281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0014H00M00S" calcext:value-type="time">
            <text:p>500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929H00M00S" calcext:value-type="time">
            <text:p>69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633H00M00S" calcext:value-type="time">
            <text:p>146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548H00M00S" calcext:value-type="time">
            <text:p>1454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3510H00M00S" calcext:value-type="time">
            <text:p>135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589H00M00S" calcext:value-type="time">
            <text:p>85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195H00M00S" calcext:value-type="time">
            <text:p>141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690H00M00S" calcext:value-type="time">
            <text:p>106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842H00M00S" calcext:value-type="time">
            <text:p>48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949H00M00S" calcext:value-type="time">
            <text:p>189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3136H00M00S" calcext:value-type="time">
            <text:p>331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7542H00M00S" calcext:value-type="time">
            <text:p>375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911H00M00S" calcext:value-type="time">
            <text:p>59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673H00M00S" calcext:value-type="time">
            <text:p>116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6611H00M00S" calcext:value-type="time">
            <text:p>366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8136H00M00S" calcext:value-type="time">
            <text:p>581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6395H00M00S" calcext:value-type="time">
            <text:p>363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890H00M00S" calcext:value-type="time">
            <text:p>68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352H00M00S" calcext:value-type="time">
            <text:p>213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262H00M00S" calcext:value-type="time">
            <text:p>82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742H00M00S" calcext:value-type="time">
            <text:p>257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7509H00M00S" calcext:value-type="time">
            <text:p>575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4036H00M00S" calcext:value-type="time">
            <text:p>340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4637H00M00S" calcext:value-type="time">
            <text:p>346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7079H00M00S" calcext:value-type="time">
            <text:p>370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0983H00M00S" calcext:value-type="time">
            <text:p>309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924H00M00S" calcext:value-type="time">
            <text:p>229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551H00M00S" calcext:value-type="time">
            <text:p>105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289H00M00S" calcext:value-type="time">
            <text:p>312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007H00M00S" calcext:value-type="time">
            <text:p>170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0441H00M00S" calcext:value-type="time">
            <text:p>304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6619H00M00S" calcext:value-type="time">
            <text:p>66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3109H00M00S" calcext:value-type="time">
            <text:p>131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292H00M00S" calcext:value-type="time">
            <text:p>102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8975H00M00S" calcext:value-type="time">
            <text:p>289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746H00M00S" calcext:value-type="time">
            <text:p>257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9864H00M00S" calcext:value-type="time">
            <text:p>498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7299H00M00S" calcext:value-type="time">
            <text:p>572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099H00M00S" calcext:value-type="time">
            <text:p>110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4905H00M00S" calcext:value-type="time">
            <text:p>249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6743H00M00S" calcext:value-type="time">
            <text:p>167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9336H00M00S" calcext:value-type="time">
            <text:p>93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8477H00M00S" calcext:value-type="time">
            <text:p>584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5036H00M00S" calcext:value-type="time">
            <text:p>550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2561H00M00S" calcext:value-type="time">
            <text:p>425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9100H00M00S" calcext:value-type="time">
            <text:p>191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583H00M00S" calcext:value-type="time">
            <text:p>155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2384H00M00S" calcext:value-type="time">
            <text:p>323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6151H00M00S" calcext:value-type="time">
            <text:p>461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7313H00M00S" calcext:value-type="time">
            <text:p>273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883H00M00S" calcext:value-type="time">
            <text:p>118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4249H00M00S" calcext:value-type="time">
            <text:p>342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2744H00M00S" calcext:value-type="time">
            <text:p>327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231H00M00S" calcext:value-type="time">
            <text:p>42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233H00M00S" calcext:value-type="time">
            <text:p>252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0999H00M00S" calcext:value-type="time">
            <text:p>209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23032H00M00S" calcext:value-type="time">
            <text:p>230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3775H00M00S" calcext:value-type="time">
            <text:p>337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2649H00M00S" calcext:value-type="time">
            <text:p>126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005H00M00S" calcext:value-type="time">
            <text:p>100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446H00M00S" calcext:value-type="time">
            <text:p>224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0417H00M00S" calcext:value-type="time">
            <text:p>104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979H00M00S" calcext:value-type="time">
            <text:p>179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6706H00M00S" calcext:value-type="time">
            <text:p>567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363H00M00S" calcext:value-type="time">
            <text:p>223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234H00M00S" calcext:value-type="time">
            <text:p>52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60572H00M00S" calcext:value-type="time">
            <text:p>605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671H00M00S" calcext:value-type="time">
            <text:p>56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34378H00M00S" calcext:value-type="time">
            <text:p>343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6435H00M00S" calcext:value-type="time">
            <text:p>364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3259H00M00S" calcext:value-type="time">
            <text:p>332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0533H00M00S" calcext:value-type="time">
            <text:p>405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0291H00M00S" calcext:value-type="time">
            <text:p>202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7975H00M00S" calcext:value-type="time">
            <text:p>279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30398H00M00S" calcext:value-type="time">
            <text:p>303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7279H00M00S" calcext:value-type="time">
            <text:p>172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402H00M00S" calcext:value-type="time">
            <text:p>254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0085H00M00S" calcext:value-type="time">
            <text:p>500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8601H00M00S" calcext:value-type="time">
            <text:p>86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660H00M00S" calcext:value-type="time">
            <text:p>26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2110H00M00S" calcext:value-type="time">
            <text:p>121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852H00M00S" calcext:value-type="time">
            <text:p>148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526H00M00S" calcext:value-type="time">
            <text:p>225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7788H00M00S" calcext:value-type="time">
            <text:p>577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0748H00M00S" calcext:value-type="time">
            <text:p>1074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5598H00M00S" calcext:value-type="time">
            <text:p>155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9365H00M00S" calcext:value-type="time">
            <text:p>493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9468H00M00S" calcext:value-type="time">
            <text:p>394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765H00M00S" calcext:value-type="time">
            <text:p>117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59H00M00S" calcext:value-type="time">
            <text:p>11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2377H00M00S" calcext:value-type="time">
            <text:p>123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3685H00M00S" calcext:value-type="time">
            <text:p>236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574H00M00S" calcext:value-type="time">
            <text:p>45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9414H00M00S" calcext:value-type="time">
            <text:p>294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3963H00M00S" calcext:value-type="time">
            <text:p>539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1749H00M00S" calcext:value-type="time">
            <text:p>317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6847H00M00S" calcext:value-type="time">
            <text:p>568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9200H00M00S" calcext:value-type="time">
            <text:p>292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207H00M00S" calcext:value-type="time">
            <text:p>182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6067H00M00S" calcext:value-type="time">
            <text:p>60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46936H00M00S" calcext:value-type="time">
            <text:p>469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175H00M00S" calcext:value-type="time">
            <text:p>71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5636H00M00S" calcext:value-type="time">
            <text:p>256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5933H00M00S" calcext:value-type="time">
            <text:p>459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63879H00M00S" calcext:value-type="time">
            <text:p>638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542H00M00S" calcext:value-type="time">
            <text:p>215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8741H00M00S" calcext:value-type="time">
            <text:p>187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47471H00M00S" calcext:value-type="time">
            <text:p>474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65371H00M00S" calcext:value-type="time">
            <text:p>653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2924H00M00S" calcext:value-type="time">
            <text:p>329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1217H00M00S" calcext:value-type="time">
            <text:p>212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14527H00M00S" calcext:value-type="time">
            <text:p>145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34267H00M00S" calcext:value-type="time">
            <text:p>342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4252H00M00S" calcext:value-type="time">
            <text:p>342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4768H00M00S" calcext:value-type="time">
            <text:p>47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3436H00M00S" calcext:value-type="time">
            <text:p>134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847H00M00S" calcext:value-type="time">
            <text:p>18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3119H00M00S" calcext:value-type="time">
            <text:p>131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9842H00M00S" calcext:value-type="time">
            <text:p>398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2835H00M00S" calcext:value-type="time">
            <text:p>128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2821H00M00S" calcext:value-type="time">
            <text:p>28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35439H00M00S" calcext:value-type="time">
            <text:p>3543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4159H00M00S" calcext:value-type="time">
            <text:p>541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58389H00M00S" calcext:value-type="time">
            <text:p>583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1131H00M00S" calcext:value-type="time">
            <text:p>211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012H00M00S" calcext:value-type="time">
            <text:p>20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1486H00M00S" calcext:value-type="time">
            <text:p>214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24367H00M00S" calcext:value-type="time">
            <text:p>243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1892H00M00S" calcext:value-type="time">
            <text:p>18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7716H00M00S" calcext:value-type="time">
            <text:p>277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7924H00M00S" calcext:value-type="time">
            <text:p>79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60359H00M00S" calcext:value-type="time">
            <text:p>603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6412H00M00S" calcext:value-type="time">
            <text:p>564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34076H00M00S" calcext:value-type="time">
            <text:p>340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34655H00M00S" calcext:value-type="time">
            <text:p>346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8591H00M00S" calcext:value-type="time">
            <text:p>185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4561H00M00S" calcext:value-type="time">
            <text:p>345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15168H00M00S" calcext:value-type="time">
            <text:p>151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37277H00M00S" calcext:value-type="time">
            <text:p>372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2709H00M00S" calcext:value-type="time">
            <text:p>227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6411H00M00S" calcext:value-type="time">
            <text:p>64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31621H00M00S" calcext:value-type="time">
            <text:p>316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431H00M00S" calcext:value-type="time">
            <text:p>24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1560H00M00S" calcext:value-type="time">
            <text:p>215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7547H00M00S" calcext:value-type="time">
            <text:p>275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8549H00M00S" calcext:value-type="time">
            <text:p>185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11941H00M00S" calcext:value-type="time">
            <text:p>119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9556H00M00S" calcext:value-type="time">
            <text:p>95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65173H00M00S" calcext:value-type="time">
            <text:p>651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4362H00M00S" calcext:value-type="time">
            <text:p>143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9864H00M00S" calcext:value-type="time">
            <text:p>98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52228H00M00S" calcext:value-type="time">
            <text:p>522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42046H00M00S" calcext:value-type="time">
            <text:p>420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58563H00M00S" calcext:value-type="time">
            <text:p>585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5393H00M00S" calcext:value-type="time">
            <text:p>53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21090H00M00S" calcext:value-type="time">
            <text:p>210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19512H00M00S" calcext:value-type="time">
            <text:p>195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878H00M00S" calcext:value-type="time">
            <text:p>8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time" office:time-value="PT8249H00M00S" calcext:value-type="time">
            <text:p>82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2053H00M00S" calcext:value-type="time">
            <text:p>120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time" office:time-value="PT5724H00M00S" calcext:value-type="time">
            <text:p>57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40111H00M00S" calcext:value-type="time">
            <text:p>401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6268H00M00S" calcext:value-type="time">
            <text:p>262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time" office:time-value="PT8312H00M00S" calcext:value-type="time">
            <text:p>83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8536H00M00S" calcext:value-type="time">
            <text:p>85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5768H00M00S" calcext:value-type="time">
            <text:p>57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28971H00M00S" calcext:value-type="time">
            <text:p>289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20378H00M00S" calcext:value-type="time">
            <text:p>203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43144H00M00S" calcext:value-type="time">
            <text:p>431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time" office:time-value="PT14216H00M00S" calcext:value-type="time">
            <text:p>142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54390H00M00S" calcext:value-type="time">
            <text:p>543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58943H00M00S" calcext:value-type="time">
            <text:p>589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8458H00M00S" calcext:value-type="time">
            <text:p>184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33244H00M00S" calcext:value-type="time">
            <text:p>332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921H00M00S" calcext:value-type="time">
            <text:p>9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1898H00M00S" calcext:value-type="time">
            <text:p>118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time" office:time-value="PT24533H00M00S" calcext:value-type="time">
            <text:p>245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23775H00M00S" calcext:value-type="time">
            <text:p>237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0563H00M00S" calcext:value-type="time">
            <text:p>205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6899H00M00S" calcext:value-type="time">
            <text:p>68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time" office:time-value="PT5282H00M00S" calcext:value-type="time">
            <text:p>52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3447H00M00S" calcext:value-type="time">
            <text:p>34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26820H00M00S" calcext:value-type="time">
            <text:p>268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40147H00M00S" calcext:value-type="time">
            <text:p>401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11559H00M00S" calcext:value-type="time">
            <text:p>115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9959H00M00S" calcext:value-type="time">
            <text:p>99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9127H00M00S" calcext:value-type="time">
            <text:p>291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9661H00M00S" calcext:value-type="time">
            <text:p>96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10161H00M00S" calcext:value-type="time">
            <text:p>101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5410H00M00S" calcext:value-type="time">
            <text:p>54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1618H00M00S" calcext:value-type="time">
            <text:p>16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21975H00M00S" calcext:value-type="time">
            <text:p>219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time" office:time-value="PT15329H00M00S" calcext:value-type="time">
            <text:p>153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47673H00M00S" calcext:value-type="time">
            <text:p>476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61594H00M00S" calcext:value-type="time">
            <text:p>615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6537H00M00S" calcext:value-type="time">
            <text:p>65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40652H00M00S" calcext:value-type="time">
            <text:p>406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time" office:time-value="PT31265H00M00S" calcext:value-type="time">
            <text:p>312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65208H00M00S" calcext:value-type="time">
            <text:p>652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22296H00M00S" calcext:value-type="time">
            <text:p>222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52272H00M00S" calcext:value-type="time">
            <text:p>522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31854H00M00S" calcext:value-type="time">
            <text:p>3185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time" office:time-value="PT64091H00M00S" calcext:value-type="time">
            <text:p>640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27558H00M00S" calcext:value-type="time">
            <text:p>275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time" office:time-value="PT32007H00M00S" calcext:value-type="time">
            <text:p>320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2365H00M00S" calcext:value-type="time">
            <text:p>323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9704H00M00S" calcext:value-type="time">
            <text:p>97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15617H00M00S" calcext:value-type="time">
            <text:p>156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27471H00M00S" calcext:value-type="time">
            <text:p>274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9144H00M00S" calcext:value-type="time">
            <text:p>191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11101H00M00S" calcext:value-type="time">
            <text:p>111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0717H00M00S" calcext:value-type="time">
            <text:p>307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time" office:time-value="PT26928H00M00S" calcext:value-type="time">
            <text:p>269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30978H00M00S" calcext:value-type="time">
            <text:p>309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29643H00M00S" calcext:value-type="time">
            <text:p>296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44820H00M00S" calcext:value-type="time">
            <text:p>448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time" office:time-value="PT25409H00M00S" calcext:value-type="time">
            <text:p>254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time" office:time-value="PT4367H00M00S" calcext:value-type="time">
            <text:p>43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6341H00M00S" calcext:value-type="time">
            <text:p>63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time" office:time-value="PT29976H00M00S" calcext:value-type="time">
            <text:p>299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58721H00M00S" calcext:value-type="time">
            <text:p>587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time" office:time-value="PT13550H00M00S" calcext:value-type="time">
            <text:p>135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40323H00M00S" calcext:value-type="time">
            <text:p>403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36602H00M00S" calcext:value-type="time">
            <text:p>366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24649H00M00S" calcext:value-type="time">
            <text:p>246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12493H00M00S" calcext:value-type="time">
            <text:p>124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8378H00M00S" calcext:value-type="time">
            <text:p>83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time" office:time-value="PT5710H00M00S" calcext:value-type="time">
            <text:p>57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time" office:time-value="PT9261H00M00S" calcext:value-type="time">
            <text:p>92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5084H00M00S" calcext:value-type="time">
            <text:p>508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20793H00M00S" calcext:value-type="time">
            <text:p>207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16143H00M00S" calcext:value-type="time">
            <text:p>161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time" office:time-value="PT15727H00M00S" calcext:value-type="time">
            <text:p>1572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23578H00M00S" calcext:value-type="time">
            <text:p>235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time" office:time-value="PT8000H00M00S" calcext:value-type="time">
            <text:p>80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time" office:time-value="PT25407H00M00S" calcext:value-type="time">
            <text:p>254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33075H00M00S" calcext:value-type="time">
            <text:p>330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time" office:time-value="PT31777H00M00S" calcext:value-type="time">
            <text:p>317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time" office:time-value="PT55261H00M00S" calcext:value-type="time">
            <text:p>552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9805H00M00S" calcext:value-type="time">
            <text:p>98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time" office:time-value="PT28595H00M00S" calcext:value-type="time">
            <text:p>285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7217H00M00S" calcext:value-type="time">
            <text:p>72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18413H00M00S" calcext:value-type="time">
            <text:p>184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time" office:time-value="PT15030H00M00S" calcext:value-type="time">
            <text:p>150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20966H00M00S" calcext:value-type="time">
            <text:p>209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time" office:time-value="PT35957H00M00S" calcext:value-type="time">
            <text:p>359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time" office:time-value="PT27565H00M00S" calcext:value-type="time">
            <text:p>275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8702H00M00S" calcext:value-type="time">
            <text:p>87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51455H00M00S" calcext:value-type="time">
            <text:p>514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time" office:time-value="PT45718H00M00S" calcext:value-type="time">
            <text:p>457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time" office:time-value="PT53578H00M00S" calcext:value-type="time">
            <text:p>535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time" office:time-value="PT5309H00M00S" calcext:value-type="time">
            <text:p>53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office:value-type="time" office:time-value="PT46887H00M00S" calcext:value-type="time">
            <text:p>4688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time" office:time-value="PT11608H00M00S" calcext:value-type="time">
            <text:p>116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time" office:time-value="PT52563H00M00S" calcext:value-type="time">
            <text:p>5256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time" office:time-value="PT28775H00M00S" calcext:value-type="time">
            <text:p>287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10509H00M00S" calcext:value-type="time">
            <text:p>105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time" office:time-value="PT12055H00M00S" calcext:value-type="time">
            <text:p>120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time" office:time-value="PT38843H00M00S" calcext:value-type="time">
            <text:p>3884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time" office:time-value="PT22932H00M00S" calcext:value-type="time">
            <text:p>2293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time" office:time-value="PT3969H00M00S" calcext:value-type="time">
            <text:p>396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8895H00M00S" calcext:value-type="time">
            <text:p>88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8915H00M00S" calcext:value-type="time">
            <text:p>891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time" office:time-value="PT19039H00M00S" calcext:value-type="time">
            <text:p>1903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56745H00M00S" calcext:value-type="time">
            <text:p>5674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time" office:time-value="PT13135H00M00S" calcext:value-type="time">
            <text:p>131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10889H00M00S" calcext:value-type="time">
            <text:p>1088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time" office:time-value="PT17264H00M00S" calcext:value-type="time">
            <text:p>172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time" office:time-value="PT7616H00M00S" calcext:value-type="time">
            <text:p>761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time" office:time-value="PT28693H00M00S" calcext:value-type="time">
            <text:p>2869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time" office:time-value="PT22495H00M00S" calcext:value-type="time">
            <text:p>2249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37347H00M00S" calcext:value-type="time">
            <text:p>373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10579H00M00S" calcext:value-type="time">
            <text:p>105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time" office:time-value="PT39415H00M00S" calcext:value-type="time">
            <text:p>3941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office:value-type="time" office:time-value="PT47058H00M00S" calcext:value-type="time">
            <text:p>470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time" office:time-value="PT3335H00M00S" calcext:value-type="time">
            <text:p>33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26339H00M00S" calcext:value-type="time">
            <text:p>2633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time" office:time-value="PT20993H00M00S" calcext:value-type="time">
            <text:p>209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time" office:time-value="PT17497H00M00S" calcext:value-type="time">
            <text:p>174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office:value-type="time" office:time-value="PT50596H00M00S" calcext:value-type="time">
            <text:p>5059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13442H00M00S" calcext:value-type="time">
            <text:p>134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21245H00M00S" calcext:value-type="time">
            <text:p>2124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time" office:time-value="PT5750H00M00S" calcext:value-type="time">
            <text:p>575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time" office:time-value="PT31411H00M00S" calcext:value-type="time">
            <text:p>314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time" office:time-value="PT46274H00M00S" calcext:value-type="time">
            <text:p>4627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time" office:time-value="PT29696H00M00S" calcext:value-type="time">
            <text:p>2969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0"/>
        </table:table-row>
        <table:table-row table:style-name="ro1">
          <table:table-cell office:value-type="time" office:time-value="PT27192H00M00S" calcext:value-type="time">
            <text:p>2719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time" office:time-value="PT7482H00M00S" calcext:value-type="time">
            <text:p>748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time" office:time-value="PT8659H00M00S" calcext:value-type="time">
            <text:p>865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time" office:time-value="PT32640H00M00S" calcext:value-type="time">
            <text:p>3264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time" office:time-value="PT4828H00M00S" calcext:value-type="time">
            <text:p>482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office:value-type="time" office:time-value="PT355H00M00S" calcext:value-type="time">
            <text:p>3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6070H00M00S" calcext:value-type="time">
            <text:p>60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27182H00M00S" calcext:value-type="time">
            <text:p>271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time" office:time-value="PT21642H00M00S" calcext:value-type="time">
            <text:p>216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23843H00M00S" calcext:value-type="time">
            <text:p>2384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time" office:time-value="PT27828H00M00S" calcext:value-type="time">
            <text:p>278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time" office:time-value="PT16620H00M00S" calcext:value-type="time">
            <text:p>1662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time" office:time-value="PT60228H00M00S" calcext:value-type="time">
            <text:p>6022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time" office:time-value="PT33705H00M00S" calcext:value-type="time">
            <text:p>3370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office:value-type="time" office:time-value="PT14637H00M00S" calcext:value-type="time">
            <text:p>146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time" office:time-value="PT28975H00M00S" calcext:value-type="time">
            <text:p>289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time" office:time-value="PT17464H00M00S" calcext:value-type="time">
            <text:p>1746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time" office:time-value="PT9147H00M00S" calcext:value-type="time">
            <text:p>914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time" office:time-value="PT16545H00M00S" calcext:value-type="time">
            <text:p>1654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 office:value-type="time" office:time-value="PT40143H00M00S" calcext:value-type="time">
            <text:p>4014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time" office:time-value="PT53487H00M00S" calcext:value-type="time">
            <text:p>5348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11833H00M00S" calcext:value-type="time">
            <text:p>1183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time" office:time-value="PT8514H00M00S" calcext:value-type="time">
            <text:p>851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time" office:time-value="PT47449H00M00S" calcext:value-type="time">
            <text:p>4744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time" office:time-value="PT14827H00M00S" calcext:value-type="time">
            <text:p>1482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time" office:time-value="PT129H00M00S" calcext:value-type="time">
            <text:p>12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0"/>
        </table:table-row>
        <table:table-row table:style-name="ro1">
          <table:table-cell office:value-type="time" office:time-value="PT6738H00M00S" calcext:value-type="time">
            <text:p>673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1010"/>
        </table:table-row>
        <table:table-row table:style-name="ro1">
          <table:table-cell office:value-type="time" office:time-value="PT8972H00M00S" calcext:value-type="time">
            <text:p>897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time" office:time-value="PT24901H00M00S" calcext:value-type="time">
            <text:p>2490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time" office:time-value="PT28193H00M00S" calcext:value-type="time">
            <text:p>2819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time" office:time-value="PT10121H00M00S" calcext:value-type="time">
            <text:p>1012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time" office:time-value="PT48824H00M00S" calcext:value-type="time">
            <text:p>4882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time" office:time-value="PT20094H00M00S" calcext:value-type="time">
            <text:p>2009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0"/>
        </table:table-row>
        <table:table-row table:style-name="ro1">
          <table:table-cell office:value-type="time" office:time-value="PT21770H00M00S" calcext:value-type="time">
            <text:p>2177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time" office:time-value="PT22816H00M00S" calcext:value-type="time">
            <text:p>2281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time" office:time-value="PT57035H00M00S" calcext:value-type="time">
            <text:p>5703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10"/>
        </table:table-row>
        <table:table-row table:style-name="ro1">
          <table:table-cell office:value-type="time" office:time-value="PT47160H00M00S" calcext:value-type="time">
            <text:p>4716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10419H00M00S" calcext:value-type="time">
            <text:p>1041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time" office:time-value="PT10754H00M00S" calcext:value-type="time">
            <text:p>1075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time" office:time-value="PT9704H00M00S" calcext:value-type="time">
            <text:p>970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time" office:time-value="PT55856H00M00S" calcext:value-type="time">
            <text:p>5585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time" office:time-value="PT63730H00M00S" calcext:value-type="time">
            <text:p>6373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time" office:time-value="PT21149H00M00S" calcext:value-type="time">
            <text:p>2114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time" office:time-value="PT910H00M00S" calcext:value-type="time">
            <text:p>91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time" office:time-value="PT42596H00M00S" calcext:value-type="time">
            <text:p>4259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office:value-type="time" office:time-value="PT20224H00M00S" calcext:value-type="time">
            <text:p>2022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office:value-type="time" office:time-value="PT3610H00M00S" calcext:value-type="time">
            <text:p>361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time" office:time-value="PT7673H00M00S" calcext:value-type="time">
            <text:p>767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office:value-type="time" office:time-value="PT8589H00M00S" calcext:value-type="time">
            <text:p>858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time" office:time-value="PT49227H00M00S" calcext:value-type="time">
            <text:p>4922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010"/>
        </table:table-row>
        <table:table-row table:style-name="ro1">
          <table:table-cell office:value-type="time" office:time-value="PT5253H00M00S" calcext:value-type="time">
            <text:p>525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 office:value-type="time" office:time-value="PT47548H00M00S" calcext:value-type="time">
            <text:p>4754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time" office:time-value="PT31427H00M00S" calcext:value-type="time">
            <text:p>3142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time" office:time-value="PT65195H00M00S" calcext:value-type="time">
            <text:p>6519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office:value-type="time" office:time-value="PT64624H00M00S" calcext:value-type="time">
            <text:p>6462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office:value-type="time" office:time-value="PT57138H00M00S" calcext:value-type="time">
            <text:p>5713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office:value-type="time" office:time-value="PT24913H00M00S" calcext:value-type="time">
            <text:p>2491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0"/>
        </table:table-row>
        <table:table-row table:style-name="ro1">
          <table:table-cell office:value-type="time" office:time-value="PT17854H00M00S" calcext:value-type="time">
            <text:p>1785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time" office:time-value="PT62802H00M00S" calcext:value-type="time">
            <text:p>6280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time" office:time-value="PT6018H00M00S" calcext:value-type="time">
            <text:p>601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office:value-type="time" office:time-value="PT18137H00M00S" calcext:value-type="time">
            <text:p>181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time" office:time-value="PT38638H00M00S" calcext:value-type="time">
            <text:p>3863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time" office:time-value="PT20717H00M00S" calcext:value-type="time">
            <text:p>2071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10"/>
        </table:table-row>
        <table:table-row table:style-name="ro1">
          <table:table-cell office:value-type="time" office:time-value="PT47893H00M00S" calcext:value-type="time">
            <text:p>4789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 office:value-type="time" office:time-value="PT3485H00M00S" calcext:value-type="time">
            <text:p>348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time" office:time-value="PT28147H00M00S" calcext:value-type="time">
            <text:p>2814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1010"/>
        </table:table-row>
        <table:table-row table:style-name="ro1">
          <table:table-cell office:value-type="time" office:time-value="PT15951H00M00S" calcext:value-type="time">
            <text:p>1595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office:value-type="time" office:time-value="PT56320H00M00S" calcext:value-type="time">
            <text:p>5632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time" office:time-value="PT27913H00M00S" calcext:value-type="time">
            <text:p>2791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1010"/>
        </table:table-row>
        <table:table-row table:style-name="ro1">
          <table:table-cell office:value-type="time" office:time-value="PT27225H00M00S" calcext:value-type="time">
            <text:p>2722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office:value-type="time" office:time-value="PT29704H00M00S" calcext:value-type="time">
            <text:p>2970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 office:value-type="time" office:time-value="PT59211H00M00S" calcext:value-type="time">
            <text:p>5921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time" office:time-value="PT47943H00M00S" calcext:value-type="time">
            <text:p>4794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 office:value-type="time" office:time-value="PT40080H00M00S" calcext:value-type="time">
            <text:p>4008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time" office:time-value="PT17390H00M00S" calcext:value-type="time">
            <text:p>1739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 office:value-type="time" office:time-value="PT20639H00M00S" calcext:value-type="time">
            <text:p>2063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office:value-type="time" office:time-value="PT31098H00M00S" calcext:value-type="time">
            <text:p>3109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1010"/>
        </table:table-row>
        <table:table-row table:style-name="ro1">
          <table:table-cell office:value-type="time" office:time-value="PT55777H00M00S" calcext:value-type="time">
            <text:p>5577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time" office:time-value="PT34158H00M00S" calcext:value-type="time">
            <text:p>3415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office:value-type="time" office:time-value="PT56741H00M00S" calcext:value-type="time">
            <text:p>5674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10"/>
        </table:table-row>
        <table:table-row table:style-name="ro1">
          <table:table-cell office:value-type="time" office:time-value="PT64218H00M00S" calcext:value-type="time">
            <text:p>6421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office:value-type="time" office:time-value="PT28482H00M00S" calcext:value-type="time">
            <text:p>2848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office:value-type="time" office:time-value="PT22058H00M00S" calcext:value-type="time">
            <text:p>2205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time" office:time-value="PT19734H00M00S" calcext:value-type="time">
            <text:p>1973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time" office:time-value="PT58366H00M00S" calcext:value-type="time">
            <text:p>5836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time" office:time-value="PT24121H00M00S" calcext:value-type="time">
            <text:p>2412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office:value-type="time" office:time-value="PT10420H00M00S" calcext:value-type="time">
            <text:p>1042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1010"/>
        </table:table-row>
        <table:table-row table:style-name="ro1">
          <table:table-cell office:value-type="time" office:time-value="PT49909H00M00S" calcext:value-type="time">
            <text:p>4990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time" office:time-value="PT58688H00M00S" calcext:value-type="time">
            <text:p>5868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office:value-type="time" office:time-value="PT21226H00M00S" calcext:value-type="time">
            <text:p>2122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office:value-type="time" office:time-value="PT10129H00M00S" calcext:value-type="time">
            <text:p>1012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0"/>
        </table:table-row>
        <table:table-row table:style-name="ro1">
          <table:table-cell office:value-type="time" office:time-value="PT25558H00M00S" calcext:value-type="time">
            <text:p>2555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office:value-type="time" office:time-value="PT29269H00M00S" calcext:value-type="time">
            <text:p>2926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0"/>
        </table:table-row>
        <table:table-row table:style-name="ro1">
          <table:table-cell office:value-type="time" office:time-value="PT20810H00M00S" calcext:value-type="time">
            <text:p>2081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time" office:time-value="PT24147H00M00S" calcext:value-type="time">
            <text:p>2414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time" office:time-value="PT59018H00M00S" calcext:value-type="time">
            <text:p>5901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0"/>
        </table:table-row>
        <table:table-row table:style-name="ro1">
          <table:table-cell office:value-type="time" office:time-value="PT34365H00M00S" calcext:value-type="time">
            <text:p>3436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table:number-columns-repeated="1010"/>
        </table:table-row>
        <table:table-row table:style-name="ro1">
          <table:table-cell office:value-type="time" office:time-value="PT17889H00M00S" calcext:value-type="time">
            <text:p>1788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office:value-type="time" office:time-value="PT24520H00M00S" calcext:value-type="time">
            <text:p>2452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1010"/>
        </table:table-row>
        <table:table-row table:style-name="ro1">
          <table:table-cell office:value-type="time" office:time-value="PT24093H00M00S" calcext:value-type="time">
            <text:p>2409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time" office:time-value="PT63406H00M00S" calcext:value-type="time">
            <text:p>6340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10"/>
        </table:table-row>
        <table:table-row table:style-name="ro1">
          <table:table-cell office:value-type="time" office:time-value="PT63370H00M00S" calcext:value-type="time">
            <text:p>6337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1010"/>
        </table:table-row>
        <table:table-row table:style-name="ro1">
          <table:table-cell office:value-type="time" office:time-value="PT14783H00M00S" calcext:value-type="time">
            <text:p>1478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office:value-type="time" office:time-value="PT45445H00M00S" calcext:value-type="time">
            <text:p>4544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office:value-type="time" office:time-value="PT18754H00M00S" calcext:value-type="time">
            <text:p>1875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time" office:time-value="PT60738H00M00S" calcext:value-type="time">
            <text:p>6073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time" office:time-value="PT40212H00M00S" calcext:value-type="time">
            <text:p>4021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10"/>
        </table:table-row>
        <table:table-row table:style-name="ro1">
          <table:table-cell office:value-type="time" office:time-value="PT9605H00M00S" calcext:value-type="time">
            <text:p>960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table:number-columns-repeated="1010"/>
        </table:table-row>
        <table:table-row table:style-name="ro1">
          <table:table-cell office:value-type="time" office:time-value="PT7705H00M00S" calcext:value-type="time">
            <text:p>770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time" office:time-value="PT15326H00M00S" calcext:value-type="time">
            <text:p>1532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 office:value-type="time" office:time-value="PT61472H00M00S" calcext:value-type="time">
            <text:p>6147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time" office:time-value="PT4292H00M00S" calcext:value-type="time">
            <text:p>429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time" office:time-value="PT31475H00M00S" calcext:value-type="time">
            <text:p>3147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time" office:time-value="PT21392H00M00S" calcext:value-type="time">
            <text:p>2139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 office:value-type="time" office:time-value="PT30162H00M00S" calcext:value-type="time">
            <text:p>3016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010"/>
        </table:table-row>
        <table:table-row table:style-name="ro1">
          <table:table-cell office:value-type="time" office:time-value="PT7409H00M00S" calcext:value-type="time">
            <text:p>740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time" office:time-value="PT20031H00M00S" calcext:value-type="time">
            <text:p>2003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office:value-type="time" office:time-value="PT2650H00M00S" calcext:value-type="time">
            <text:p>265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1010"/>
        </table:table-row>
        <table:table-row table:style-name="ro1">
          <table:table-cell office:value-type="time" office:time-value="PT46146H00M00S" calcext:value-type="time">
            <text:p>4614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10"/>
        </table:table-row>
        <table:table-row table:style-name="ro1">
          <table:table-cell office:value-type="time" office:time-value="PT49595H00M00S" calcext:value-type="time">
            <text:p>4959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0"/>
        </table:table-row>
        <table:table-row table:style-name="ro1">
          <table:table-cell office:value-type="time" office:time-value="PT5289H00M00S" calcext:value-type="time">
            <text:p>528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office:value-type="time" office:time-value="PT5819H00M00S" calcext:value-type="time">
            <text:p>581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30" calcext:value-type="float">
            <text:p>2830</text:p>
          </table:table-cell>
          <table:table-cell table:number-columns-repeated="1010"/>
        </table:table-row>
        <table:table-row table:style-name="ro1">
          <table:table-cell office:value-type="time" office:time-value="PT1209H00M00S" calcext:value-type="time">
            <text:p>120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10"/>
        </table:table-row>
        <table:table-row table:style-name="ro1">
          <table:table-cell office:value-type="time" office:time-value="PT22638H00M00S" calcext:value-type="time">
            <text:p>2263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time" office:time-value="PT13652H00M00S" calcext:value-type="time">
            <text:p>1365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office:value-type="time" office:time-value="PT25298H00M00S" calcext:value-type="time">
            <text:p>2529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time" office:time-value="PT21370H00M00S" calcext:value-type="time">
            <text:p>2137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time" office:time-value="PT46713H00M00S" calcext:value-type="time">
            <text:p>4671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time" office:time-value="PT36688H00M00S" calcext:value-type="time">
            <text:p>3668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 office:value-type="time" office:time-value="PT26304H00M00S" calcext:value-type="time">
            <text:p>2630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table:number-columns-repeated="1010"/>
        </table:table-row>
        <table:table-row table:style-name="ro1">
          <table:table-cell office:value-type="time" office:time-value="PT1473H00M00S" calcext:value-type="time">
            <text:p>147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office:value-type="time" office:time-value="PT49564H00M00S" calcext:value-type="time">
            <text:p>4956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1010"/>
        </table:table-row>
        <table:table-row table:style-name="ro1">
          <table:table-cell office:value-type="time" office:time-value="PT23639H00M00S" calcext:value-type="time">
            <text:p>2363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1010"/>
        </table:table-row>
        <table:table-row table:style-name="ro1">
          <table:table-cell office:value-type="time" office:time-value="PT22848H00M00S" calcext:value-type="time">
            <text:p>2284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10"/>
        </table:table-row>
        <table:table-row table:style-name="ro1">
          <table:table-cell office:value-type="time" office:time-value="PT8192H00M00S" calcext:value-type="time">
            <text:p>819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office:value-type="time" office:time-value="PT61547H00M00S" calcext:value-type="time">
            <text:p>6154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office:value-type="time" office:time-value="PT594H00M00S" calcext:value-type="time">
            <text:p>59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office:value-type="time" office:time-value="PT41498H00M00S" calcext:value-type="time">
            <text:p>4149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office:value-type="time" office:time-value="PT8263H00M00S" calcext:value-type="time">
            <text:p>826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1010"/>
        </table:table-row>
        <table:table-row table:style-name="ro1">
          <table:table-cell office:value-type="time" office:time-value="PT40321H00M00S" calcext:value-type="time">
            <text:p>4032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1010"/>
        </table:table-row>
        <table:table-row table:style-name="ro1">
          <table:table-cell office:value-type="time" office:time-value="PT33553H00M00S" calcext:value-type="time">
            <text:p>33553:00: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0"/>
        </table:table-row>
        <table:table-row table:style-name="ro1">
          <table:table-cell office:value-type="time" office:time-value="PT47645H00M00S" calcext:value-type="time">
            <text:p>4764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1010"/>
        </table:table-row>
        <table:table-row table:style-name="ro1">
          <table:table-cell office:value-type="time" office:time-value="PT14609H00M00S" calcext:value-type="time">
            <text:p>1460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office:value-type="time" office:time-value="PT10128H00M00S" calcext:value-type="time">
            <text:p>1012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1">
          <table:table-cell office:value-type="time" office:time-value="PT37314H00M00S" calcext:value-type="time">
            <text:p>37314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3601" calcext:value-type="float">
            <text:p>3601</text:p>
          </table:table-cell>
          <table:table-cell table:number-columns-repeated="1010"/>
        </table:table-row>
        <table:table-row table:style-name="ro1">
          <table:table-cell office:value-type="time" office:time-value="PT58114H00M00S" calcext:value-type="time">
            <text:p>5811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1010"/>
        </table:table-row>
        <table:table-row table:style-name="ro1">
          <table:table-cell office:value-type="time" office:time-value="PT33482H00M00S" calcext:value-type="time">
            <text:p>33482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285" calcext:value-type="float">
            <text:p>1285</text:p>
          </table:table-cell>
          <table:table-cell table:number-columns-repeated="1010"/>
        </table:table-row>
        <table:table-row table:style-name="ro1">
          <table:table-cell office:value-type="time" office:time-value="PT6411H00M00S" calcext:value-type="time">
            <text:p>641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10"/>
        </table:table-row>
        <table:table-row table:style-name="ro1">
          <table:table-cell office:value-type="time" office:time-value="PT25198H00M00S" calcext:value-type="time">
            <text:p>25198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time" office:time-value="PT22656H00M00S" calcext:value-type="time">
            <text:p>22656:00: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office:value-type="time" office:time-value="PT3334H00M00S" calcext:value-type="time">
            <text:p>333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1">
          <table:table-cell office:value-type="time" office:time-value="PT25588H00M00S" calcext:value-type="time">
            <text:p>25588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0"/>
        </table:table-row>
        <table:table-row table:style-name="ro1">
          <table:table-cell office:value-type="time" office:time-value="PT7504H00M00S" calcext:value-type="time">
            <text:p>750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1010"/>
        </table:table-row>
        <table:table-row table:style-name="ro1">
          <table:table-cell office:value-type="time" office:time-value="PT17723H00M00S" calcext:value-type="time">
            <text:p>1772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office:value-type="time" office:time-value="PT19921H00M00S" calcext:value-type="time">
            <text:p>1992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1010"/>
        </table:table-row>
        <table:table-row table:style-name="ro1">
          <table:table-cell office:value-type="time" office:time-value="PT43801H00M00S" calcext:value-type="time">
            <text:p>4380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office:value-type="time" office:time-value="PT53144H00M00S" calcext:value-type="time">
            <text:p>53144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time" office:time-value="PT46160H00M00S" calcext:value-type="time">
            <text:p>46160:00: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010"/>
        </table:table-row>
        <table:table-row table:style-name="ro1">
          <table:table-cell office:value-type="time" office:time-value="PT10976H00M00S" calcext:value-type="time">
            <text:p>10976:00: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table:number-columns-repeated="1010"/>
        </table:table-row>
        <table:table-row table:style-name="ro1">
          <table:table-cell table:style-name="ce10" office:value-type="time" office:time-value="PT22H00M00S" calcext:value-type="time">
            <text:p>10:00:00 P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 office:value-type="time" office:time-value="PT21865H00M00S" calcext:value-type="time">
            <text:p>21865:00: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010"/>
        </table:table-row>
        <table:table-row table:style-name="ro1">
          <table:table-cell office:value-type="time" office:time-value="PT61999H00M00S" calcext:value-type="time">
            <text:p>61999:00: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</table:table>
      <table:table table:name="Sheet7" table:style-name="ta1">
        <table:table-column table:style-name="co2" table:default-cell-style-name="ce12"/>
        <table:table-column table:style-name="co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number-columns-repeated="2" table:default-cell-style-name="ce12"/>
        <table:table-column table:style-name="co2" table:default-cell-style-name="ce13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number-columns-repeated="2" table:default-cell-style-name="ce12"/>
        <table:table-column table:style-name="co2" table:number-columns-repeated="2" table:default-cell-style-name="ce13"/>
        <table:table-column table:style-name="co2" table:default-cell-style-name="ce12"/>
        <table:table-column table:style-name="co2" table:default-cell-style-name="Default"/>
        <table:table-column table:style-name="co2" table:number-columns-repeated="1007" table:default-cell-style-name="ce12"/>
        <table:table-row table:style-name="ro1" table:number-rows-repeated="501">
          <table:table-cell table:style-name="ce11"/>
          <table:table-cell table:number-columns-repeated="1023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3:25:36.114601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1:33:18.563327181</meta:creation-date>
    <dc:date>2017-05-16T12:50:16.193638658</dc:date>
    <meta:editing-duration>P1DT1H51M20S</meta:editing-duration>
    <meta:editing-cycles>6</meta:editing-cycles>
    <meta:generator>LibreOffice/5.0.6.2$Linux_X86_64 LibreOffice_project/00m0$Build-2</meta:generator>
    <meta:document-statistic meta:table-count="7" meta:cell-count="16389" meta:object-count="0"/>
  </office:meta>
</office:document-meta>
</file>